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heet20.xml"/>
  <manifest:file-entry manifest:media-type="text/xml" manifest:full-path="Basic/Standard/Sheet4.xml"/>
  <manifest:file-entry manifest:media-type="text/xml" manifest:full-path="Basic/Standard/Sheet17.xml"/>
  <manifest:file-entry manifest:media-type="text/xml" manifest:full-path="Basic/Standard/Sheet24.xml"/>
  <manifest:file-entry manifest:media-type="text/xml" manifest:full-path="Basic/Standard/Module2.xml"/>
  <manifest:file-entry manifest:media-type="text/xml" manifest:full-path="Basic/Standard/Sheet8.xml"/>
  <manifest:file-entry manifest:media-type="text/xml" manifest:full-path="Basic/Standard/Sheet28.xml"/>
  <manifest:file-entry manifest:media-type="text/xml" manifest:full-path="Basic/Standard/Sheet12.xml"/>
  <manifest:file-entry manifest:media-type="text/xml" manifest:full-path="Basic/Standard/Sheet3.xml"/>
  <manifest:file-entry manifest:media-type="text/xml" manifest:full-path="Basic/Standard/Sheet16.xml"/>
  <manifest:file-entry manifest:media-type="text/xml" manifest:full-path="Basic/Standard/Sheet23.xml"/>
  <manifest:file-entry manifest:media-type="text/xml" manifest:full-path="Basic/Standard/Sheet7.xml"/>
  <manifest:file-entry manifest:media-type="text/xml" manifest:full-path="Basic/Standard/Module1.xml"/>
  <manifest:file-entry manifest:media-type="text/xml" manifest:full-path="Basic/Standard/Sheet27.xml"/>
  <manifest:file-entry manifest:media-type="text/xml" manifest:full-path="Basic/Standard/Module5.xml"/>
  <manifest:file-entry manifest:media-type="text/xml" manifest:full-path="Basic/Standard/Sheet11.xml"/>
  <manifest:file-entry manifest:media-type="text/xml" manifest:full-path="Basic/Standard/Sheet2.xml"/>
  <manifest:file-entry manifest:media-type="text/xml" manifest:full-path="Basic/Standard/Sheet15.xml"/>
  <manifest:file-entry manifest:media-type="text/xml" manifest:full-path="Basic/Standard/Sheet22.xml"/>
  <manifest:file-entry manifest:media-type="text/xml" manifest:full-path="Basic/Standard/Sheet6.xml"/>
  <manifest:file-entry manifest:media-type="text/xml" manifest:full-path="Basic/Standard/ThisWorkbook.xml"/>
  <manifest:file-entry manifest:media-type="text/xml" manifest:full-path="Basic/Standard/Sheet19.xml"/>
  <manifest:file-entry manifest:media-type="text/xml" manifest:full-path="Basic/Standard/Sheet26.xml"/>
  <manifest:file-entry manifest:media-type="text/xml" manifest:full-path="Basic/Standard/Module4.xml"/>
  <manifest:file-entry manifest:media-type="text/xml" manifest:full-path="Basic/Standard/Sheet10.xml"/>
  <manifest:file-entry manifest:media-type="text/xml" manifest:full-path="Basic/Standard/Sheet1.xml"/>
  <manifest:file-entry manifest:media-type="text/xml" manifest:full-path="Basic/Standard/Sheet14.xml"/>
  <manifest:file-entry manifest:media-type="text/xml" manifest:full-path="Basic/Standard/Sheet21.xml"/>
  <manifest:file-entry manifest:media-type="text/xml" manifest:full-path="Basic/Standard/Sheet5.xml"/>
  <manifest:file-entry manifest:media-type="text/xml" manifest:full-path="Basic/Standard/Sheet18.xml"/>
  <manifest:file-entry manifest:media-type="text/xml" manifest:full-path="Basic/Standard/Sheet25.xml"/>
  <manifest:file-entry manifest:media-type="text/xml" manifest:full-path="Basic/Standard/Module3.xml"/>
  <manifest:file-entry manifest:media-type="text/xml" manifest:full-path="Basic/Standard/Sheet9.xml"/>
  <manifest:file-entry manifest:media-type="text/xml" manifest:full-path="Basic/Standard/script-lb.xml"/>
  <manifest:file-entry manifest:media-type="text/xml" manifest:full-path="Basic/Standard/Sheet13.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72in"/>
    </style:style>
    <style:style style:name="co2" style:family="table-column">
      <style:table-column-properties fo:break-before="auto" style:column-width="0.9193in"/>
    </style:style>
    <style:style style:name="co43" style:family="table-column">
      <style:table-column-properties fo:break-before="auto" style:column-width="0.5756in"/>
    </style:style>
    <style:style style:name="co11" style:family="table-column">
      <style:table-column-properties fo:break-before="auto" style:column-width="0.7091in"/>
    </style:style>
    <style:style style:name="co44" style:family="table-column">
      <style:table-column-properties fo:break-before="auto" style:column-width="2.7256in"/>
    </style:style>
    <style:style style:name="co45" style:family="table-column">
      <style:table-column-properties fo:break-before="auto" style:column-width="0.8083in"/>
    </style:style>
    <style:style style:name="co46" style:family="table-column">
      <style:table-column-properties fo:break-before="auto" style:column-width="1.1634in"/>
    </style:style>
    <style:style style:name="co47" style:family="table-column">
      <style:table-column-properties fo:break-before="auto" style:column-width="0.9417in"/>
    </style:style>
    <style:style style:name="co48" style:family="table-column">
      <style:table-column-properties fo:break-before="auto" style:column-width="0.8972in"/>
    </style:style>
    <style:style style:name="co49" style:family="table-column">
      <style:table-column-properties fo:break-before="auto" style:column-width="1.7839in"/>
    </style:style>
    <style:style style:name="co50" style:family="table-column">
      <style:table-column-properties fo:break-before="auto" style:column-width="1.5283in"/>
    </style:style>
    <style:style style:name="co51" style:family="table-column">
      <style:table-column-properties fo:break-before="auto" style:column-width="0.8425in"/>
    </style:style>
    <style:style style:name="co52" style:family="table-column">
      <style:table-column-properties fo:break-before="auto" style:column-width="1.761in"/>
    </style:style>
    <style:style style:name="co53" style:family="table-column">
      <style:table-column-properties fo:break-before="auto" style:column-width="1.5728in"/>
    </style:style>
    <style:style style:name="co54" style:family="table-column">
      <style:table-column-properties fo:break-before="auto" style:column-width="2.8138in"/>
    </style:style>
    <style:style style:name="co55" style:family="table-column">
      <style:table-column-properties fo:break-before="auto" style:column-width="2.1161in"/>
    </style:style>
    <style:style style:name="co40" style:family="table-column">
      <style:table-column-properties fo:break-before="auto" style:column-width="1.7283in"/>
    </style:style>
    <style:style style:name="co23" style:family="table-column">
      <style:table-column-properties fo:break-before="auto" style:column-width="0.598in"/>
    </style:style>
    <style:style style:name="co8" style:family="table-column">
      <style:table-column-properties fo:break-before="auto" style:column-width="0.3319in"/>
    </style:style>
    <style:style style:name="co66" style:family="table-column">
      <style:table-column-properties fo:break-before="auto" style:column-width="1.861in"/>
    </style:style>
    <style:style style:name="co26" style:family="table-column">
      <style:table-column-properties fo:break-before="auto" style:column-width="0.9862in"/>
    </style:style>
    <style:style style:name="co67" style:family="table-column">
      <style:table-column-properties fo:break-before="auto" style:column-width="0.798in"/>
    </style:style>
    <style:style style:name="co68" style:family="table-column">
      <style:table-column-properties fo:break-before="auto" style:column-width="0.698in"/>
    </style:style>
    <style:style style:name="co71" style:family="table-column">
      <style:table-column-properties fo:break-before="auto" style:column-width="2.1602in"/>
    </style:style>
    <style:style style:name="co72" style:family="table-column">
      <style:table-column-properties fo:break-before="auto" style:column-width="3.0465in"/>
    </style:style>
    <style:style style:name="co73" style:family="table-column">
      <style:table-column-properties fo:break-before="auto" style:column-width="1.2744in"/>
    </style:style>
    <style:style style:name="co83" style:family="table-column">
      <style:table-column-properties fo:break-before="auto" style:column-width="2.1382in"/>
    </style:style>
    <style:style style:name="co31" style:family="table-column">
      <style:table-column-properties fo:break-before="auto" style:column-width="0.2217in"/>
    </style:style>
    <style:style style:name="co32" style:family="table-column">
      <style:table-column-properties fo:break-before="auto" style:column-width="0.2661in"/>
    </style:style>
    <style:style style:name="co33" style:family="table-column">
      <style:table-column-properties fo:break-before="auto" style:column-width="0.1547in"/>
    </style:style>
    <style:style style:name="co34" style:family="table-column">
      <style:table-column-properties fo:break-before="auto" style:column-width="0.1327in"/>
    </style:style>
    <style:style style:name="co35" style:family="table-column">
      <style:table-column-properties fo:break-before="auto" style:column-width="0.2992in"/>
    </style:style>
    <style:style style:name="co36" style:family="table-column">
      <style:table-column-properties fo:break-before="auto" style:column-width="0.5543in"/>
    </style:style>
    <style:style style:name="co37" style:family="table-column">
      <style:table-column-properties fo:break-before="auto" style:column-width="0.4319in"/>
    </style:style>
    <style:style style:name="co38" style:family="table-column">
      <style:table-column-properties fo:break-before="auto" style:column-width="0.3543in"/>
    </style:style>
    <style:style style:name="co39" style:family="table-column">
      <style:table-column-properties fo:break-before="auto" style:column-width="0.3654in"/>
    </style:style>
    <style:style style:name="co41" style:family="table-column">
      <style:table-column-properties fo:break-before="auto" style:column-width="0.2772in"/>
    </style:style>
    <style:style style:name="co42" style:family="table-column">
      <style:table-column-properties fo:break-before="auto" style:column-width="0.9307in"/>
    </style:style>
    <style:style style:name="co56" style:family="table-column">
      <style:table-column-properties fo:break-before="auto" style:column-width="0.8752in"/>
    </style:style>
    <style:style style:name="co57" style:family="table-column">
      <style:table-column-properties fo:break-before="auto" style:column-width="0.6425in"/>
    </style:style>
    <style:style style:name="co58" style:family="table-column">
      <style:table-column-properties fo:break-before="auto" style:column-width="1.7728in"/>
    </style:style>
    <style:style style:name="co59" style:family="table-column">
      <style:table-column-properties fo:break-before="auto" style:column-width="1.828in"/>
    </style:style>
    <style:style style:name="co60" style:family="table-column">
      <style:table-column-properties fo:break-before="auto" style:column-width="0.8925in"/>
    </style:style>
    <style:style style:name="co61" style:family="table-column">
      <style:table-column-properties fo:break-before="auto" style:column-width="1.4402in"/>
    </style:style>
    <style:style style:name="co62" style:family="table-column">
      <style:table-column-properties fo:break-before="auto" style:column-width="0.3772in"/>
    </style:style>
    <style:style style:name="co63" style:family="table-column">
      <style:table-column-properties fo:break-before="auto" style:column-width="1.052in"/>
    </style:style>
    <style:style style:name="co64" style:family="table-column">
      <style:table-column-properties fo:break-before="auto" style:column-width="1.252in"/>
    </style:style>
    <style:style style:name="co65" style:family="table-column">
      <style:table-column-properties fo:break-before="auto" style:column-width="1.0193in"/>
    </style:style>
    <style:style style:name="co69" style:family="table-column">
      <style:table-column-properties fo:break-before="auto" style:column-width="1.2957in"/>
    </style:style>
    <style:style style:name="co70" style:family="table-column">
      <style:table-column-properties fo:break-before="auto" style:column-width="0.4098in"/>
    </style:style>
    <style:style style:name="co74" style:family="table-column">
      <style:table-column-properties fo:break-before="auto" style:column-width="0.5866in"/>
    </style:style>
    <style:style style:name="co75" style:family="table-column">
      <style:table-column-properties fo:break-before="auto" style:column-width="0.7311in"/>
    </style:style>
    <style:style style:name="co76" style:family="table-column">
      <style:table-column-properties fo:break-before="auto" style:column-width="1.3299in"/>
    </style:style>
    <style:style style:name="co77" style:family="table-column">
      <style:table-column-properties fo:break-before="auto" style:column-width="0.3984in"/>
    </style:style>
    <style:style style:name="co78" style:family="table-column">
      <style:table-column-properties fo:break-before="auto" style:column-width="0.4874in"/>
    </style:style>
    <style:style style:name="co79" style:family="table-column">
      <style:table-column-properties fo:break-before="auto" style:column-width="0.4764in"/>
    </style:style>
    <style:style style:name="co80" style:family="table-column">
      <style:table-column-properties fo:break-before="auto" style:column-width="0.2874in"/>
    </style:style>
    <style:style style:name="co81" style:family="table-column">
      <style:table-column-properties fo:break-before="auto" style:column-width="6.8807in"/>
    </style:style>
    <style:style style:name="co82" style:family="table-column">
      <style:table-column-properties fo:break-before="auto" style:column-width="2.4374in"/>
    </style:style>
    <style:style style:name="co84" style:family="table-column">
      <style:table-column-properties fo:break-before="auto" style:column-width="0.9083in"/>
    </style:style>
    <style:style style:name="co85" style:family="table-column">
      <style:table-column-properties fo:break-before="auto" style:column-width="1.0083in"/>
    </style:style>
    <style:style style:name="co86" style:family="table-column">
      <style:table-column-properties fo:break-before="auto" style:column-width="0.8638in"/>
    </style:style>
    <style:style style:name="co87" style:family="table-column">
      <style:table-column-properties fo:break-before="auto" style:column-width="0.8535in"/>
    </style:style>
    <style:style style:name="co88" style:family="table-column">
      <style:table-column-properties fo:break-before="auto" style:column-width="1.8835in"/>
    </style:style>
    <style:style style:name="co89" style:family="table-column">
      <style:table-column-properties fo:break-before="auto" style:column-width="1.0752in"/>
    </style:style>
    <style:style style:name="co90" style:family="table-column">
      <style:table-column-properties fo:break-before="auto" style:column-width="0.8862in"/>
    </style:style>
    <style:style style:name="co91" style:family="table-column">
      <style:table-column-properties fo:break-before="auto" style:column-width="1.1189in"/>
    </style:style>
    <style:style style:name="co92" style:family="table-column">
      <style:table-column-properties fo:break-before="auto" style:column-width="2.3709in"/>
    </style:style>
    <style:style style:name="co93" style:family="table-column">
      <style:table-column-properties fo:break-before="auto" style:column-width="1.5181in"/>
    </style:style>
    <style:style style:name="co94" style:family="table-column">
      <style:table-column-properties fo:break-before="auto" style:column-width="0.9752in"/>
    </style:style>
    <style:style style:name="co95" style:family="table-column">
      <style:table-column-properties fo:break-before="auto" style:column-width="0.8307in"/>
    </style:style>
    <style:style style:name="co96" style:family="table-column">
      <style:table-column-properties fo:break-before="auto" style:column-width="0.6098in"/>
    </style:style>
    <style:style style:name="co97" style:family="table-column">
      <style:table-column-properties fo:break-before="auto" style:column-width="2.0937in"/>
    </style:style>
    <style:style style:name="co98" style:family="table-column">
      <style:table-column-properties fo:break-before="auto" style:column-width="1.939in"/>
    </style:style>
    <style:style style:name="co99" style:family="table-column">
      <style:table-column-properties fo:break-before="auto" style:column-width="2.4264in"/>
    </style:style>
    <style:style style:name="co100" style:family="table-column">
      <style:table-column-properties fo:break-before="auto" style:column-width="2.2272in"/>
    </style:style>
    <style:style style:name="co101" style:family="table-column">
      <style:table-column-properties fo:break-before="auto" style:column-width="2.8807in"/>
    </style:style>
    <style:style style:name="co102" style:family="table-column">
      <style:table-column-properties fo:break-before="auto" style:column-width="2.748in"/>
    </style:style>
    <style:style style:name="co103" style:family="table-column">
      <style:table-column-properties fo:break-before="auto" style:column-width="1.872in"/>
    </style:style>
    <style:style style:name="co104" style:family="table-column">
      <style:table-column-properties fo:break-before="auto" style:column-width="1.4291in"/>
    </style:style>
    <style:style style:name="co105" style:family="table-column">
      <style:table-column-properties fo:break-before="auto" style:column-width="3.1354in"/>
    </style:style>
    <style:style style:name="co106" style:family="table-column">
      <style:table-column-properties fo:break-before="auto" style:column-width="1.0965in"/>
    </style:style>
    <style:style style:name="co107" style:family="table-column">
      <style:table-column-properties fo:break-before="auto" style:column-width="1.3189in"/>
    </style:style>
    <style:style style:name="co108" style:family="table-column">
      <style:table-column-properties fo:break-before="auto" style:column-width="1.9937in"/>
    </style:style>
    <style:style style:name="ro1" style:family="table-row">
      <style:table-row-properties style:row-height="0.1953in" fo:break-before="auto" style:use-optimal-row-height="true"/>
    </style:style>
    <style:style style:name="ro2" style:family="table-row">
      <style:table-row-properties style:row-height="0.2783in" fo:break-before="auto" style:use-optimal-row-height="true"/>
    </style:style>
    <style:style style:name="ro3" style:family="table-row">
      <style:table-row-properties style:row-height="0.2898in" fo:break-before="auto" style:use-optimal-row-height="true"/>
    </style:style>
    <style:style style:name="ro21" style:family="table-row">
      <style:table-row-properties style:row-height="0.8126in" fo:break-before="auto" style:use-optimal-row-height="false"/>
    </style:style>
    <style:style style:name="ro22" style:family="table-row">
      <style:table-row-properties style:row-height="0.1783in" fo:break-before="auto" style:use-optimal-row-height="true"/>
    </style:style>
    <style:style style:name="ro23" style:family="table-row">
      <style:table-row-properties style:row-height="0.1862in" fo:break-before="auto" style:use-optimal-row-height="true"/>
    </style:style>
    <style:style style:name="ro9" style:family="table-row">
      <style:table-row-properties style:row-height="0.2484in" fo:break-before="auto" style:use-optimal-row-height="true"/>
    </style:style>
    <style:style style:name="ro8" style:family="table-row">
      <style:table-row-properties style:row-height="0.2071in" fo:break-before="auto" style:use-optimal-row-height="true"/>
    </style:style>
    <style:style style:name="ro10" style:family="table-row">
      <style:table-row-properties style:row-height="0.1354in" fo:break-before="auto" style:use-optimal-row-height="false"/>
    </style:style>
    <style:style style:name="ro11" style:family="table-row">
      <style:table-row-properties style:row-height="0.2083in" fo:break-before="auto" style:use-optimal-row-height="false"/>
    </style:style>
    <style:style style:name="ro12" style:family="table-row">
      <style:table-row-properties style:row-height="0.25in" fo:break-before="auto" style:use-optimal-row-height="false"/>
    </style:style>
    <style:style style:name="ro13" style:family="table-row">
      <style:table-row-properties style:row-height="0.1252in" fo:break-before="auto" style:use-optimal-row-height="false"/>
    </style:style>
    <style:style style:name="ro14" style:family="table-row">
      <style:table-row-properties style:row-height="0.1665in" fo:break-before="auto" style:use-optimal-row-height="false"/>
    </style:style>
    <style:style style:name="ro15" style:family="table-row">
      <style:table-row-properties style:row-height="0.3752in" fo:break-before="auto" style:use-optimal-row-height="false"/>
    </style:style>
    <style:style style:name="ro16" style:family="table-row">
      <style:table-row-properties style:row-height="0.2602in" fo:break-before="auto" style:use-optimal-row-height="false"/>
    </style:style>
    <style:style style:name="ro17" style:family="table-row">
      <style:table-row-properties style:row-height="0.2118in" fo:break-before="auto" style:use-optimal-row-height="true"/>
    </style:style>
    <style:style style:name="ro18" style:family="table-row">
      <style:table-row-properties style:row-height="0.1563in" fo:break-before="auto" style:use-optimal-row-height="false"/>
    </style:style>
    <style:style style:name="ro19" style:family="table-row">
      <style:table-row-properties style:row-height="0.0937in" fo:break-before="auto" style:use-optimal-row-height="false"/>
    </style:style>
    <style:style style:name="ro20" style:family="table-row">
      <style:table-row-properties style:row-height="0.1772in" fo:break-before="auto" style:use-optimal-row-height="false"/>
    </style:style>
    <style:style style:name="ro24" style:family="table-row">
      <style:table-row-properties style:row-height="0.0835in" fo:break-before="auto" style:use-optimal-row-height="false"/>
    </style:style>
    <style:style style:name="ro25" style:family="table-row">
      <style:table-row-properties style:row-height="0.1146in" fo:break-before="auto" style:use-optimal-row-height="false"/>
    </style:style>
    <style:style style:name="ro26" style:family="table-row">
      <style:table-row-properties style:row-height="0.0728in" fo:break-before="auto" style:use-optimal-row-height="false"/>
    </style:style>
    <style:style style:name="ro27" style:family="table-row">
      <style:table-row-properties style:row-height="0.1874in" fo:break-before="auto" style:use-optimal-row-height="false"/>
    </style:style>
    <style:style style:name="ro28" style:family="table-row">
      <style:table-row-properties style:row-height="0.8437in" fo:break-before="auto" style:use-optimal-row-height="false"/>
    </style:style>
    <style:style style:name="ro29" style:family="table-row">
      <style:table-row-properties style:row-height="0.3854in" fo:break-before="auto" style:use-optimal-row-height="false"/>
    </style:style>
    <style:style style:name="ro30" style:family="table-row">
      <style:table-row-properties style:row-height="0.2189in" fo:break-before="auto" style:use-optimal-row-height="false"/>
    </style:style>
    <style:style style:name="ro31" style:family="table-row">
      <style:table-row-properties style:row-height="0.2453in" fo:break-before="auto" style:use-optimal-row-height="true"/>
    </style:style>
    <style:style style:name="ro32" style:family="table-row">
      <style:table-row-properties style:row-height="0.3118in" fo:break-before="auto" style:use-optimal-row-height="true"/>
    </style:style>
    <style:style style:name="ta1" style:family="table" style:master-page-name="PageStyle_5f_Introduction">
      <style:table-properties table:display="true" style:writing-mode="lr-tb"/>
    </style:style>
    <style:style style:name="ta10" style:family="table" style:master-page-name="PageStyle_5f_NotePad">
      <style:table-properties table:display="true" style:writing-mode="lr-tb"/>
    </style:style>
    <style:style style:name="ta11" style:family="table" style:master-page-name="PageStyle_5f_GRAINLOOKUP">
      <style:table-properties table:display="true" style:writing-mode="lr-tb" tableooo:tab-color="#bfbfbf"/>
    </style:style>
    <style:style style:name="ta12" style:family="table" style:master-page-name="PageStyle_5f_HOPLOOKUP">
      <style:table-properties table:display="true" style:writing-mode="lr-tb" tableooo:tab-color="#bfbfbf"/>
    </style:style>
    <style:style style:name="ta13" style:family="table" style:master-page-name="PageStyle_5f_YEASTLOOKUP">
      <style:table-properties table:display="true" style:writing-mode="lr-tb" tableooo:tab-color="#bfbfbf"/>
    </style:style>
    <style:style style:name="ta17" style:family="table" style:master-page-name="PageStyle_5f_H20_20_Temps_20_Sub">
      <style:table-properties table:display="false" style:writing-mode="lr-tb"/>
    </style:style>
    <style:style style:name="ta18" style:family="table" style:master-page-name="PageStyle_5f_O2andLagerCalc">
      <style:table-properties table:display="false" style:writing-mode="lr-tb"/>
    </style:style>
    <style:style style:name="ta19" style:family="table" style:master-page-name="PageStyle_5f_STYLES">
      <style:table-properties table:display="false" style:writing-mode="lr-tb"/>
    </style:style>
    <style:style style:name="ta22" style:family="table" style:master-page-name="PageStyle_5f_H2ORecCross">
      <style:table-properties table:display="false" style:writing-mode="lr-tb"/>
    </style:style>
    <style:style style:name="ta28" style:family="table" style:master-page-name="PageStyle_5f_UserH20Profiles">
      <style:table-properties table:display="true" style:writing-mode="lr-tb"/>
    </style:style>
    <style:style style:name="ta15" style:family="table" style:master-page-name="PageStyle_5f_Brewhouse">
      <style:table-properties table:display="true" style:writing-mode="lr-tb"/>
    </style:style>
    <style:style style:name="ta16" style:family="table" style:master-page-name="PageStyle_5f_Recipe">
      <style:table-properties table:display="true" style:writing-mode="lr-tb"/>
    </style:style>
    <style:style style:name="ta20" style:family="table" style:master-page-name="PageStyle_5f_Water">
      <style:table-properties table:display="true" style:writing-mode="lr-tb"/>
    </style:style>
    <style:style style:name="ta21" style:family="table" style:master-page-name="PageStyle_5f_Refractometer">
      <style:table-properties table:display="true" style:writing-mode="lr-tb"/>
    </style:style>
    <style:style style:name="ta23" style:family="table" style:master-page-name="PageStyle_5f_SG_20_Correction">
      <style:table-properties table:display="true" style:writing-mode="lr-tb"/>
    </style:style>
    <style:style style:name="ta24" style:family="table" style:master-page-name="PageStyle_5f_BrewDay_20_Print_20_Me">
      <style:table-properties table:display="true" style:writing-mode="lr-tb"/>
    </style:style>
    <style:style style:name="ta25" style:family="table" style:master-page-name="PageStyle_5f_Carbonation">
      <style:table-properties table:display="true" style:writing-mode="lr-tb"/>
    </style:style>
    <style:style style:name="ta26" style:family="table" style:master-page-name="PageStyle_5f_Mash_20_Efficiency_20_Predictor">
      <style:table-properties table:display="true" style:writing-mode="lr-tb"/>
    </style:style>
    <style:style style:name="ta27" style:family="table" style:master-page-name="PageStyle_5f_GravCalcs">
      <style:table-properties table:display="false" style:writing-mode="lr-tb"/>
    </style:style>
    <style:style style:name="ta29" style:family="table" style:master-page-name="PageStyle_5f_Total_20_H2O_20_Sub">
      <style:table-properties table:display="false" style:writing-mode="lr-tb"/>
    </style:style>
    <style:style style:name="ta30" style:family="table" style:master-page-name="PageStyle_5f_HopCalc">
      <style:table-properties table:display="false" style:writing-mode="lr-tb"/>
    </style:style>
    <style:style style:name="ta31" style:family="table" style:master-page-name="PageStyle_5f_Mash_5f_Chem">
      <style:table-properties table:display="false" style:writing-mode="lr-tb"/>
    </style:style>
    <style:style style:name="ta32" style:family="table" style:master-page-name="PageStyle_5f_Kettle_5f_Chem">
      <style:table-properties table:display="false" style:writing-mode="lr-tb"/>
    </style:style>
    <style:style style:name="ta33" style:family="table" style:master-page-name="PageStyle_5f_H2ORecScratch">
      <style:table-properties table:display="false" style:writing-mode="lr-tb"/>
    </style:style>
    <style:style style:name="ta34" style:family="table" style:master-page-name="PageStyle_5f_H2ORecs">
      <style:table-properties table:display="false" style:writing-mode="lr-tb"/>
    </style:style>
    <style:style style:name="ta35" style:family="table" style:master-page-name="PageStyle_5f_Yeast">
      <style:table-properties table:display="false" style:writing-mode="lr-tb"/>
    </style:style>
    <style:style style:name="ta36" style:family="table" style:master-page-name="PageStyle_5f_Sparge_5f_Acidification">
      <style:table-properties table:display="false" style:writing-mode="lr-tb"/>
    </style:style>
    <style:style style:name="ta37" style:family="table" style:master-page-name="PageStyle_5f_H20RecCross2">
      <style:table-properties table:display="fals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number-style style:name="N8001" number:language="en" number:country="US">
      <number:number number:decimal-places="0" number:min-integer-digits="1"/>
    </number:number-style>
    <number:number-style style:name="N8002" number:language="en" number:country="US">
      <number:number number:decimal-places="2" number:min-integer-digits="1"/>
    </number:number-style>
    <number:number-style style:name="N8003" number:language="en" number:country="US">
      <number:number number:decimal-places="0" number:min-integer-digits="1" number:grouping="true"/>
    </number:number-style>
    <number:number-style style:name="N8004" number:language="en" number:country="US">
      <number:number number:decimal-places="2" number:min-integer-digits="1" number:grouping="true"/>
    </number:number-style>
    <number:percentage-style style:name="N8011" number:language="en" number:country="US">
      <number:number number:decimal-places="2" number:min-integer-digits="1"/>
      <number:text>%</number:text>
    </number:percentage-style>
    <number:number-style style:name="N8061" number:language="en" number:country="US">
      <number:scientific-number number:decimal-places="2" number:min-integer-digits="1" number:min-exponent-digits="2"/>
    </number:number-style>
    <style:style style:name="ce1" style:family="table-cell" style:parent-style-name="Excel_20_Built-in_20_Normal">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36" style:family="table-cell" style:parent-style-name="Excel_20_Built-in_20_Normal">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omic Sans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7"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omic Sans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8"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omic Sans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9"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9" style:family="table-cell" style:parent-style-name="Normal_20_2">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0" style:family="table-cell" style:parent-style-name="Normal_20_2">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1" style:family="table-cell" style:parent-style-name="Normal_20_2">
      <style:table-cell-properties fo:background-color="#c9daf8" style:cell-protect="none" style:print-content="true"/>
    </style:style>
    <style:style style:name="ce542" style:family="table-cell" style:parent-style-name="Normal_20_2" style:data-style-name="N8000">
      <style:table-cell-properties fo:background-color="#c9daf8" style:cell-protect="none"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3" style:family="table-cell" style:parent-style-name="Normal_20_2" style:data-style-name="N8000">
      <style:table-cell-properties fo:background-color="#c9daf8" style:cell-protect="none"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4" style:family="table-cell" style:parent-style-name="Normal_20_2">
      <style:table-cell-properties fo:background-color="#c9daf8" style:cell-protect="none" style:print-content="tru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5" style:family="table-cell" style:parent-style-name="Normal_20_2">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6" style:family="table-cell" style:parent-style-name="Normal_20_2">
      <style:table-cell-properties fo:background-color="transparent"/>
    </style:style>
    <style:style style:name="ce547" style:family="table-cell" style:parent-style-name="Normal_20_2">
      <style:table-cell-properties fo:background-color="#c9daf8" style:cell-protect="none"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548" style:family="table-cell" style:parent-style-name="Normal_20_2">
      <style:table-cell-properties fo:background-color="#c9daf8" style:cell-protect="none"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9" style:family="table-cell" style:parent-style-name="Normal_20_2">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0" style:family="table-cell" style:parent-style-name="Normal_20_2">
      <style:table-cell-properties fo:background-color="#c9daf8"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51" style:family="table-cell" style:parent-style-name="Normal_20_2">
      <style:table-cell-properties fo:background-color="#c9daf8"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2" style:family="table-cell" style:parent-style-name="Normal_20_2">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3" style:family="table-cell" style:parent-style-name="Normal_20_2">
      <style:table-cell-properties style:cell-protect="protected" style:print-content="true"/>
    </style:style>
    <style:style style:name="ce554" style:family="table-cell" style:parent-style-name="Normal_20_2">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5"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56" style:family="table-cell" style:parent-style-name="Normal_20_2">
      <style:table-cell-properties style:diagonal-bl-tr="none" style:diagonal-tl-br="none" style:rotation-align="none"/>
    </style:style>
    <style:style style:name="ce557" style:family="table-cell" style:parent-style-name="Normal_20_2">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8" style:family="table-cell" style:parent-style-name="Normal_20_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9" style:family="table-cell" style:parent-style-name="Excel_20_Built-in_20_Normal">
      <style:table-cell-properties fo:background-color="transparent"/>
    </style:style>
    <style:style style:name="ce560" style:family="table-cell" style:parent-style-name="Excel_20_Built-in_20_Normal">
      <style:table-cell-properties fo:background-color="#c9daf8" style:cell-protect="none" style:print-content="true"/>
      <style:text-properties fo:color="#26262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1" style:family="table-cell" style:parent-style-name="Excel_20_Built-in_20_Normal" style:data-style-name="N118">
      <style:table-cell-properties fo:background-color="#c9daf8" style:cell-protect="none" style:print-content="true"/>
      <style:text-properties fo:color="#26262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2" style:family="table-cell" style:parent-style-name="Normal_20_2">
      <style:table-cell-properties style:cell-protect="protected" style:print-content="tru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3"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4" style:family="table-cell" style:parent-style-name="Normal_20_2">
      <style:table-cell-properties fo:background-color="#c9daf8"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65"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141414"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7" style:family="table-cell" style:parent-style-name="Normal_20_2">
      <style:table-cell-properties fo:background-color="#d9d9d9" style:cell-protect="protected" style:print-content="true"/>
      <style:text-properties fo:color="#bfbfb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8"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620" style:family="table-cell" style:parent-style-name="Normal_20_2" style:data-style-name="N8002"/>
    <style:style style:name="ce621" style:family="table-cell" style:parent-style-name="Normal_20_2">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Normal_20_2">
      <style:table-cell-properties fo:background-color="#ffff00" style:cell-protect="none" style:print-content="true"/>
    </style:style>
    <style:style style:name="ce1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2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87" style:family="table-cell" style:parent-style-name="Excel_20_Built-in_20_Normal" style:data-style-name="N8001"/>
    <style:style style:name="ce288" style:family="table-cell" style:parent-style-name="Excel_20_Built-in_20_Normal" style:data-style-name="N118"/>
    <style:style style:name="ce623" style:family="table-cell" style:parent-style-name="Excel_20_Built-in_20_Normal" style:data-style-name="N122"/>
    <style:style style:name="ce624" style:family="table-cell" style:parent-style-name="Excel_20_Built-in_20_Normal" style:data-style-name="N119"/>
    <style:style style:name="ce625" style:family="table-cell" style:parent-style-name="Excel_20_Built-in_20_Normal" style:data-style-name="N8000"/>
    <style:style style:name="ce708" style:family="table-cell" style:parent-style-name="Excel_20_Built-in_20_Normal">
      <style:table-cell-properties fo:background-color="#ffff00" style:cell-protect="none" style:print-content="true"/>
    </style:style>
    <style:style style:name="ce709" style:family="table-cell" style:parent-style-name="Excel_20_Built-in_20_Normal">
      <style:table-cell-properties fo:background-color="#ffff00"/>
    </style:style>
    <style:style style:name="ce760" style:family="table-cell" style:parent-style-name="Excel_20_Built-in_20_Normal">
      <style:table-cell-properties fo:background-color="#c9daf8" style:cell-protect="none" style:print-content="true"/>
    </style:style>
    <style:style style:name="ce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51" style:family="table-cell" style:parent-style-name="Excel_20_Built-in_20_Normal">
      <style:table-cell-properties fo:border-bottom="none" style:diagonal-bl-tr="none" style:diagonal-tl-br="none" fo:border-left="0.0346in solid #000000" fo:border-right="none" style:rotation-align="none" fo:border-top="none"/>
    </style:style>
    <style:style style:name="ce52" style:family="table-cell" style:parent-style-name="Excel_20_Built-in_20_Normal">
      <style:table-cell-properties fo:border-bottom="0.0346in solid #000000" style:diagonal-bl-tr="none" style:diagonal-tl-br="none" fo:border-left="0.0346in solid #000000" fo:border-right="none" style:rotation-align="none" fo:border-top="none"/>
    </style:style>
    <style:style style:name="ce53" style:family="table-cell" style:parent-style-name="Excel_20_Built-in_20_Normal">
      <style:table-cell-properties fo:border-bottom="none" style:diagonal-bl-tr="none" style:diagonal-tl-br="none" fo:border-left="none" fo:border-right="none" style:rotation-align="none" fo:border-top="0.0346in solid #000000"/>
    </style:style>
    <style:style style:name="ce54" style:family="table-cell" style:parent-style-name="Excel_20_Built-in_20_Normal">
      <style:table-cell-properties fo:border-bottom="none" style:diagonal-bl-tr="none" style:diagonal-tl-br="none" fo:border-left="none"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Excel_20_Built-in_20_Normal">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7" style:family="table-cell" style:parent-style-name="Excel_20_Built-in_20_Normal" style:data-style-name="N117">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58" style:family="table-cell" style:parent-style-name="Excel_20_Built-in_20_Normal">
      <style:table-cell-properties fo:border-bottom="none" style:diagonal-bl-tr="none" style:diagonal-tl-br="none" fo:border-left="0.0138in solid #000000" fo:border-right="none" style:rotation-align="none" fo:border-top="0.0138in solid #000000"/>
    </style:style>
    <style:style style:name="ce59"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60" style:family="table-cell" style:parent-style-name="Excel_20_Built-in_20_Normal">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1" style:family="table-cell" style:parent-style-name="Excel_20_Built-in_20_Normal">
      <style:table-cell-properties fo:border-bottom="0.0346in solid #000000" style:diagonal-bl-tr="none" style:diagonal-tl-br="none" fo:border-left="none" fo:border-right="none" style:rotation-align="none" fo:border-top="none"/>
    </style:style>
    <style:style style:name="ce62"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63"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5" style:family="table-cell" style:parent-style-name="Excel_20_Built-in_20_Normal" style:data-style-name="N8002">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6"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center" fo:margin-left="0in" style:writing-mode="page"/>
    </style:style>
    <style:style style:name="ce67" style:family="table-cell" style:parent-style-name="Excel_20_Built-in_20_Normal">
      <style:table-cell-properties style:diagonal-bl-tr="none" style:diagonal-tl-br="none" style:rotation-align="none"/>
    </style:style>
    <style:style style:name="ce68"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Excel_20_Built-in_20_Normal">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Excel_20_Built-in_20_Normal" style:data-style-name="N117">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Excel_20_Built-in_20_Normal" style:data-style-name="N117">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73" style:family="table-cell" style:parent-style-name="Excel_20_Built-in_20_Normal">
      <style:table-cell-properties fo:border-bottom="none" style:diagonal-bl-tr="none" style:diagonal-tl-br="none" fo:border-left="none" fo:border-right="none" style:rotation-align="none" fo:border-top="0.0138in solid #000000"/>
    </style:style>
    <style:style style:name="ce74"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style>
    <style:style style:name="ce75"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76" style:family="table-cell" style:parent-style-name="Excel_20_Built-in_20_Normal" style:data-style-name="N8002">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7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Excel_20_Built-in_20_Normal" style:data-style-name="N117">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Excel_20_Built-in_20_Normal" style:data-style-name="N117">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82" style:family="table-cell" style:parent-style-name="Excel_20_Built-in_20_Normal">
      <style:table-cell-properties fo:border-bottom="none" style:diagonal-bl-tr="none" style:diagonal-tl-br="none" fo:border-left="none" fo:border-right="0.0138in solid #000000" style:rotation-align="none" fo:border-top="0.0138in solid #000000"/>
    </style:style>
    <style:style style:name="ce83"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84"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85" style:family="table-cell" style:parent-style-name="Excel_20_Built-in_20_Normal" style:data-style-name="N8002">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86"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Excel_20_Built-in_20_Normal" style:data-style-name="N117">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center" fo:margin-left="0in" style:writing-mode="page"/>
    </style:style>
    <style:style style:name="ce89"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style>
    <style:style style:name="ce90" style:family="table-cell" style:parent-style-name="Excel_20_Built-in_20_Normal" style:data-style-name="N118">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91" style:family="table-cell" style:parent-style-name="Excel_20_Built-in_20_Normal" style:data-style-name="N8003">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Excel_20_Built-in_20_Normal" style:data-style-name="N119">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Excel_20_Built-in_20_Normal" style:data-style-name="N118">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94" style:family="table-cell" style:parent-style-name="Excel_20_Built-in_20_Normal" style:data-style-name="N8003">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Normal" style:data-style-name="N119">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Excel_20_Built-in_20_Normal" style:data-style-name="N118">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97" style:family="table-cell" style:parent-style-name="Excel_20_Built-in_20_Normal" style:data-style-name="N8003">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Excel_20_Built-in_20_Normal" style:data-style-name="N119">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Excel_20_Built-in_20_Normal">
      <style:table-cell-properties fo:border-bottom="none" style:diagonal-bl-tr="none" style:diagonal-tl-br="none" fo:border-left="none" fo:border-right="0.0346in solid #000000" style:rotation-align="none" fo:border-top="0.0346in solid #000000"/>
    </style:style>
    <style:style style:name="ce100" style:family="table-cell" style:parent-style-name="Excel_20_Built-in_20_Normal">
      <style:table-cell-properties fo:border-bottom="none" style:diagonal-bl-tr="none" style:diagonal-tl-br="none" fo:border-left="none" fo:border-right="0.0346in solid #000000" style:rotation-align="none" fo:border-top="none"/>
    </style:style>
    <style:style style:name="ce101" style:family="table-cell" style:parent-style-name="Excel_20_Built-in_20_Normal">
      <style:table-cell-properties fo:border-bottom="0.0346in solid #000000" style:diagonal-bl-tr="none" style:diagonal-tl-br="none" fo:border-left="none" fo:border-right="0.0346in solid #000000" style:rotation-align="none" fo:border-top="none"/>
    </style:style>
    <style:style style:name="ce102" style:family="table-cell" style:parent-style-name="Excel_20_Built-in_20_Normal" style:data-style-name="N800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103" style:family="table-cell" style:parent-style-name="Excel_20_Built-in_20_Normal">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Normal">
      <style:table-cell-properties fo:background-color="#c9daf8"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Excel_20_Built-in_20_Normal" style:data-style-name="N8002">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106" style:family="table-cell" style:parent-style-name="Excel_20_Built-in_20_Normal">
      <style:table-cell-properties fo:border-bottom="none"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top"/>
      <style:paragraph-properties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Excel_20_Built-in_20_Normal">
      <style:table-cell-properties fo:border-bottom="none" style:cell-protect="protected" style:print-content="true"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top"/>
      <style:paragraph-properties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Excel_20_Built-in_20_Normal">
      <style:table-cell-properties fo:border-bottom="none" style:cell-protect="protected" style:print-content="true"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Excel_20_Built-in_20_Normal">
      <style:table-cell-properties style:cell-protect="protected" style:print-content="true" style:diagonal-bl-tr="none" style:diagonal-tl-br="none" style:text-align-source="fix" style:repeat-content="false" fo:wrap-option="wrap" fo:border="0.0346in solid #1f497d" style:direction="ltr" style:rotation-angle="0" style:rotation-align="none" style:shrink-to-fit="false"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Excel_20_Built-in_20_Normal">
      <style:table-cell-properties fo:border-bottom="none" style:cell-protect="protected" style:print-content="true" style:diagonal-bl-tr="none" style:diagonal-tl-br="none" style:text-align-source="fix" style:repeat-content="false" fo:wrap-option="wrap" fo:border-left="0.0346in solid #1f497d" style:direction="ltr" fo:border-right="none" style:rotation-angle="0" style:rotation-align="none" style:shrink-to-fit="false" fo:border-top="none"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Excel_20_Built-in_20_Normal">
      <style:table-cell-properties fo:border-bottom="0.0346in solid #1f497d" style:cell-protect="protected" style:print-content="true" style:diagonal-bl-tr="none" style:diagonal-tl-br="none" style:text-align-source="fix" style:repeat-content="false" fo:wrap-option="wrap" fo:border-left="0.0346in solid #1f497d" style:direction="ltr" fo:border-right="none" style:rotation-angle="0" style:rotation-align="none" style:shrink-to-fit="false" fo:border-top="none"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Excel_20_Built-in_20_Normal">
      <style:table-cell-properties fo:border-bottom="none"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46in solid #1f497d" style:vertical-align="top"/>
      <style:paragraph-properties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116" style:family="table-cell" style:parent-style-name="Excel_20_Built-in_20_Normal">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1f497d"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Excel_20_Built-in_20_Normal">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Excel_20_Built-in_20_Normal">
      <style:table-cell-properties fo:border-bottom="0.0346in solid #1f497d"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Excel_20_Built-in_20_Normal">
      <style:table-cell-properties fo:border-bottom="none" style:cell-protect="protected" style:print-content="true" style:diagonal-bl-tr="none" style:diagonal-tl-br="none" style:text-align-source="fix" style:repeat-content="false" fo:wrap-option="wrap" fo:border-left="none" style:direction="ltr" fo:border-right="0.0346in solid #1f497d" style:rotation-angle="0" style:rotation-align="none" style:shrink-to-fit="false" fo:border-top="0.0346in solid #1f497d"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Excel_20_Built-in_20_Normal">
      <style:table-cell-properties fo:border-bottom="none" style:cell-protect="protected" style:print-content="true" style:diagonal-bl-tr="none" style:diagonal-tl-br="none" style:text-align-source="fix" style:repeat-content="false" fo:wrap-option="wrap" fo:border-left="none" style:direction="ltr" fo:border-right="0.0346in solid #1f497d" style:rotation-angle="0" style:rotation-align="none" style:shrink-to-fit="false" fo:border-top="none"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Excel_20_Built-in_20_Normal">
      <style:table-cell-properties fo:border-bottom="0.0346in solid #1f497d" style:cell-protect="protected" style:print-content="true" style:diagonal-bl-tr="none" style:diagonal-tl-br="none" style:text-align-source="fix" style:repeat-content="false" fo:wrap-option="wrap" fo:border-left="none" style:direction="ltr" fo:border-right="0.0346in solid #1f497d" style:rotation-angle="0" style:rotation-align="none" style:shrink-to-fit="false" fo:border-top="none" style:vertical-align="top"/>
      <style:paragraph-properties fo:text-align="start" fo:margin-left="0in" style:writing-mode="pag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data-style-name="N8010">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26" style:family="table-cell" style:parent-style-name="Excel_20_Built-in_20_Normal" style:data-style-name="N8001">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27"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28"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129"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130" style:family="table-cell" style:parent-style-name="Excel_20_Built-in_20_Normal">
      <style:table-cell-properties fo:background-color="#ffc00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map style:condition="is-true-formula(LEN(TRIM([.A1]))=0)" style:apply-style-name="ConditionalStyle_5f_46" style:base-cell-address="Introduction.A1"/>
    </style:style>
    <style:style style:name="ce131"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style>
    <style:style style:name="ce132"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style>
    <style:style style:name="ce133" style:family="table-cell" style:parent-style-name="Excel_20_Built-in_20_Normal">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135"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136"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13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end" fo:margin-left="0in" style:writing-mode="page"/>
    </style:style>
    <style:style style:name="ce13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F([.A1]=&quot;Tun Capacity Exceeded&quot;; 1; 0))" style:apply-style-name="ConditionalStyle_5f_23" style:base-cell-address="Introduction.A1"/>
    </style:style>
    <style:style style:name="ce141"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F([.A1]=&quot;Single Sparge Overflow&quot;; 1; 0))" style:apply-style-name="ConditionalStyle_5f_22" style:base-cell-address="Introduction.A1"/>
    </style:style>
    <style:style style:name="ce142" style:family="table-cell" style:parent-style-name="Excel_20_Built-in_20_Normal">
      <style:table-cell-properties fo:border-bottom="none" style:diagonal-bl-tr="none" style:diagonal-tl-br="none" fo:border-left="0.0138in solid #000000" fo:border-right="none" style:rotation-align="none" fo:border-top="none"/>
    </style:style>
    <style:style style:name="ce14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F([.A1]=&quot;Overflow&quot;; 1; 0))" style:apply-style-name="ConditionalStyle_5f_21" style:base-cell-address="Introduction.A1"/>
    </style:style>
    <style:style style:name="ce144"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7"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1" style:family="table-cell" style:parent-style-name="Excel_20_Built-in_20_Normal" style:data-style-name="N8010">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152" style:family="table-cell" style:parent-style-name="Excel_20_Built-in_20_Normal" style:data-style-name="N8001">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15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data-style-name="N8010">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style>
    <style:style style:name="ce155" style:family="table-cell" style:parent-style-name="Excel_20_Built-in_20_Normal" style:data-style-name="N8010">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156" style:family="table-cell" style:parent-style-name="Excel_20_Built-in_20_Normal"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157"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style>
    <style:style style:name="ce158"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start" fo:margin-left="0in" style:writing-mode="page"/>
    </style:style>
    <style:style style:name="ce159"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161"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162"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163"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end" fo:margin-left="0in" style:writing-mode="page"/>
    </style:style>
    <style:style style:name="ce164"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F([.A1]=&quot;Tun Capacity Exceeded&quot;; 1; 0))" style:apply-style-name="ConditionalStyle_5f_23" style:base-cell-address="Introduction.A1"/>
    </style:style>
    <style:style style:name="ce167"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F([.A1]=&quot;Single Sparge Overflow&quot;; 1; 0))" style:apply-style-name="ConditionalStyle_5f_22" style:base-cell-address="Introduction.A1"/>
    </style:style>
    <style:style style:name="ce16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F([.A1]=&quot;Overflow&quot;; 1; 0))" style:apply-style-name="ConditionalStyle_5f_21" style:base-cell-address="Introduction.A1"/>
    </style:style>
    <style:style style:name="ce169"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0"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1"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map style:condition="cell-content()=&quot;---Select Grain/Fermentable---&quot;" style:apply-style-name="ConditionalStyle_5f_45" style:base-cell-address="Introduction.A1"/>
    </style:style>
    <style:style style:name="ce174"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cell-content()=&quot;---Select Grain/Fermentable---&quot;" style:apply-style-name="ConditionalStyle_5f_45" style:base-cell-address="Introduction.A1"/>
    </style:style>
    <style:style style:name="ce175"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cell-content()=&quot;---Select Grain/Fermentable---&quot;" style:apply-style-name="ConditionalStyle_5f_45" style:base-cell-address="Introduction.A1"/>
    </style:style>
    <style:style style:name="ce176"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start" fo:margin-left="0in" style:writing-mode="page"/>
    </style:style>
    <style:style style:name="ce177" style:family="table-cell" style:parent-style-name="Excel_20_Built-in_20_Normal">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end" fo:margin-left="0in" style:writing-mode="page"/>
    </style:style>
    <style:style style:name="ce178"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182" style:family="table-cell" style:parent-style-name="Excel_20_Built-in_20_Normal">
      <style:table-cell-properties fo:background-color="#c9daf8"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83"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style>
    <style:style style:name="ce184" style:family="table-cell" style:parent-style-name="Excel_20_Built-in_20_Normal" style:data-style-name="N122">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185" style:family="table-cell" style:parent-style-name="Excel_20_Built-in_20_Normal">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style>
    <style:style style:name="ce186"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Excel_20_Built-in_20_Normal" style:data-style-name="N8010">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92" style:family="table-cell" style:parent-style-name="Excel_20_Built-in_20_Normal" style:data-style-name="N8001">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93"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194"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195"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196"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197"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style>
    <style:style style:name="ce198" style:family="table-cell" style:parent-style-name="Excel_20_Built-in_20_Normal">
      <style:table-cell-properties style:cell-protect="protected" style:print-content="true"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end" fo:margin-left="0in" style:writing-mode="page"/>
    </style:style>
    <style:style style:name="ce200" style:family="table-cell" style:parent-style-name="Excel_20_Built-in_20_Normal">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1" style:family="table-cell" style:parent-style-name="Excel_20_Built-in_20_Normal" style:data-style-name="N8002">
      <style:table-cell-properties fo:border-bottom="0.0138in solid #000000" style:diagonal-bl-tr="none" style:diagonal-tl-br="none" fo:border-left="none" fo:border-right="none" style:rotation-align="none" fo:border-top="0.0138in solid #000000"/>
    </style:style>
    <style:style style:name="ce202" style:family="table-cell" style:parent-style-name="Excel_20_Built-in_20_Normal" style:data-style-name="N8002">
      <style:table-cell-properties fo:border-bottom="none" style:diagonal-bl-tr="none" style:diagonal-tl-br="none" fo:border-left="none" fo:border-right="none" style:rotation-align="none" fo:border-top="0.0138in solid #000000"/>
    </style:style>
    <style:style style:name="ce203" style:family="table-cell" style:parent-style-name="Excel_20_Built-in_20_Normal" style:data-style-name="N8002">
      <style:table-cell-properties fo:border-bottom="0.0138in solid #000000" style:diagonal-bl-tr="none" style:diagonal-tl-br="none" fo:border-left="none" fo:border-right="none" style:rotation-align="none" fo:border-top="none"/>
    </style:style>
    <style:style style:name="ce204" style:family="table-cell" style:parent-style-name="Excel_20_Built-in_20_Normal" style:data-style-name="N8001">
      <style:table-cell-properties fo:border-bottom="none" style:diagonal-bl-tr="none" style:diagonal-tl-br="none" fo:border-left="none" fo:border-right="none" style:rotation-align="none" fo:border-top="0.0138in solid #000000"/>
    </style:style>
    <style:style style:name="ce205" style:family="table-cell" style:parent-style-name="Excel_20_Built-in_20_Normal" style:data-style-name="N122">
      <style:table-cell-properties style:diagonal-bl-tr="none" style:diagonal-tl-br="none" style:rotation-align="none"/>
      <style:map style:condition="is-true-formula(IF(Q#REF!=&quot;Plato&quot;; 1; 0))" style:apply-style-name="ConditionalStyle_5f_15" style:base-cell-address="Introduction.A1"/>
      <style:map style:condition="is-true-formula(IF(A#REF!=&quot;BAD&quot;; 1; 0))" style:apply-style-name="ConditionalStyle_5f_24" style:base-cell-address="Introduction.A1"/>
    </style:style>
    <style:style style:name="ce206" style:family="table-cell" style:parent-style-name="Excel_20_Built-in_20_Normal" style:data-style-name="N122">
      <style:table-cell-properties style:diagonal-bl-tr="none" style:diagonal-tl-br="none" style:rotation-align="none"/>
      <style:map style:condition="is-true-formula(IF(Q#REF!=&quot;Plato&quot;; 1; 0))" style:apply-style-name="ConditionalStyle_5f_17" style:base-cell-address="Introduction.A1"/>
      <style:map style:condition="is-true-formula(IF(A#REF!=&quot;BAD&quot;; 1; 0))" style:apply-style-name="ConditionalStyle_5f_43" style:base-cell-address="Introduction.A1"/>
    </style:style>
    <style:style style:name="ce207" style:family="table-cell" style:parent-style-name="Excel_20_Built-in_20_Normal" style:data-style-name="N119">
      <style:table-cell-properties style:diagonal-bl-tr="none" style:diagonal-tl-br="none" style:rotation-align="none"/>
    </style:style>
    <style:style style:name="ce208" style:family="table-cell" style:parent-style-name="Excel_20_Built-in_20_Normal" style:data-style-name="N122">
      <style:table-cell-properties style:diagonal-bl-tr="none" style:diagonal-tl-br="none" style:rotation-align="none"/>
      <style:map style:condition="is-true-formula(IF(Q#REF!=&quot;Plato&quot;; 1; 0))" style:apply-style-name="ConditionalStyle_5f_16" style:base-cell-address="Introduction.A1"/>
      <style:map style:condition="is-true-formula(IF(A#REF!=&quot;BAD&quot;; 1; 0))" style:apply-style-name="ConditionalStyle_5f_25" style:base-cell-address="Introduction.A1"/>
    </style:style>
    <style:style style:name="ce209" style:family="table-cell" style:parent-style-name="Excel_20_Built-in_20_Normal" style:data-style-name="N119">
      <style:table-cell-properties fo:border-bottom="0.0138in solid #000000" style:diagonal-bl-tr="none" style:diagonal-tl-br="none" fo:border-left="none" fo:border-right="none" style:rotation-align="none" fo:border-top="none"/>
      <style:map style:condition="is-true-formula(IF(I#REF!=&quot;BAD&quot;; 1; 0))" style:apply-style-name="ConditionalStyle_5f_42" style:base-cell-address="Introduction.A1"/>
    </style:style>
    <style:style style:name="ce210" style:family="table-cell" style:parent-style-name="Excel_20_Built-in_20_Normal" style:data-style-name="N118">
      <style:table-cell-properties style:diagonal-bl-tr="none" style:diagonal-tl-br="none" style:rotation-align="none"/>
    </style:style>
    <style:style style:name="ce211" style:family="table-cell" style:parent-style-name="Excel_20_Built-in_20_Normal" style:data-style-name="N8000">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212"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213" style:family="table-cell" style:parent-style-name="Excel_20_Built-in_20_Normal">
      <style:table-cell-properties fo:background-color="#d9d9d9" style:diagonal-bl-tr="none" style:diagonal-tl-br="none" fo:border="0.0138in solid #000000" style:rotation-align="none"/>
    </style:style>
    <style:style style:name="ce214" style:family="table-cell" style:parent-style-name="Excel_20_Built-in_20_Normal">
      <style:table-cell-properties fo:border-bottom="0.0138in solid #000000" style:cell-protect="protected" style:print-content="true" style:diagonal-bl-tr="none" style:diagonal-tl-br="none" fo:background-color="transparent" fo:border-left="none" fo:border-right="0.0138in solid #000000" style:rotation-align="none" fo:border-top="0.0138in solid #000000"/>
    </style:style>
    <style:style style:name="ce215" style:family="table-cell" style:parent-style-name="Excel_20_Built-in_20_Normal">
      <style:table-cell-properties style:cell-protect="protected" style:print-content="true" style:diagonal-bl-tr="none" style:diagonal-tl-br="none" fo:background-color="transparent" style:rotation-align="none"/>
    </style:style>
    <style:style style:name="ce216"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map style:condition="is-true-formula(IF([.A1]&gt;0; IF([.C1]&gt;0; 1; 0); 0))" style:apply-style-name="ConditionalStyle_5f_29" style:base-cell-address="Introduction.A1"/>
    </style:style>
    <style:style style:name="ce218" style:family="table-cell" style:parent-style-name="Excel_20_Built-in_20_Normal">
      <style:table-cell-properties fo:border-bottom="0.0138in solid #000000" style:diagonal-bl-tr="none" style:diagonal-tl-br="none" fo:border-left="none" fo:border-right="none" style:rotation-align="none" fo:border-top="0.0138in solid #000000"/>
    </style:style>
    <style:style style:name="ce219" style:family="table-cell" style:parent-style-name="Excel_20_Built-in_20_Normal">
      <style:table-cell-properties fo:border-bottom="0.0138in solid #000000" style:diagonal-bl-tr="none" style:diagonal-tl-br="none" fo:border-left="none" fo:border-right="none" style:rotation-align="none" fo:border-top="none"/>
    </style:style>
    <style:style style:name="ce220"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REF!1&lt;25; 1; 0))" style:apply-style-name="ConditionalStyle_5f_38" style:base-cell-address="Introduction.A1"/>
      <style:map style:condition="is-true-formula(IF(#REF!1&lt;35; 1; 0))" style:apply-style-name="ConditionalStyle_5f_37" style:base-cell-address="Introduction.A1"/>
    </style:style>
    <style:style style:name="ce221"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REF!#REF!=&quot;BAD&quot;; 1; 0))" style:apply-style-name="ConditionalStyle_5f_36" style:base-cell-address="Introduction.A1"/>
    </style:style>
    <style:style style:name="ce22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REF!#REF!=&quot;BAD&quot;; 1; 0))" style:apply-style-name="ConditionalStyle_5f_35" style:base-cell-address="Introduction.A1"/>
    </style:style>
    <style:style style:name="ce223"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REF!#REF!=&quot;BAD&quot;; 1; 0))" style:apply-style-name="ConditionalStyle_5f_34" style:base-cell-address="Introduction.A1"/>
    </style:style>
    <style:style style:name="ce224"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H#REF!=&quot;BAD&quot;; 1; 0))" style:apply-style-name="ConditionalStyle_5f_33" style:base-cell-address="Introduction.A1"/>
    </style:style>
    <style:style style:name="ce225" style:family="table-cell" style:parent-style-name="Excel_20_Built-in_20_Normal" style:data-style-name="N8000">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226" style:family="table-cell" style:parent-style-name="Excel_20_Built-in_20_Normal">
      <style:table-cell-properties style:cell-protect="protected" style:print-content="true" fo:background-color="transparent"/>
    </style:style>
    <style:style style:name="ce227" style:family="table-cell" style:parent-style-name="Excel_20_Built-in_20_Normal">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8"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229" style:family="table-cell" style:parent-style-name="Excel_20_Built-in_20_Normal">
      <style:table-cell-properties style:diagonal-bl-tr="none" style:diagonal-tl-br="none" fo:border="0.0138in solid #000000" style:rotation-align="none"/>
    </style:style>
    <style:style style:name="ce230"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map style:condition="is-true-formula(IF([.A1]&gt;0; IF([.C1]&gt;0; 1; 0); 0))" style:apply-style-name="ConditionalStyle_5f_29" style:base-cell-address="Introduction.A1"/>
    </style:style>
    <style:style style:name="ce231" style:family="table-cell" style:parent-style-name="Excel_20_Built-in_20_Normal" style:data-style-name="N8001">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map style:condition="is-true-formula(IF(G#REF! =&quot;HI&quot;; 1; 0))" style:apply-style-name="ConditionalStyle_5f_20" style:base-cell-address="Introduction.A1"/>
    </style:style>
    <style:style style:name="ce232" style:family="table-cell" style:parent-style-name="Excel_20_Built-in_20_Normal" style:data-style-name="N800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map style:condition="is-true-formula(IF(G#REF! =&quot;HI&quot;; 1; 0))" style:apply-style-name="ConditionalStyle_5f_19" style:base-cell-address="Introduction.A1"/>
    </style:style>
    <style:style style:name="ce233" style:family="table-cell" style:parent-style-name="Excel_20_Built-in_20_Normal" style:data-style-name="N8001">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map style:condition="is-true-formula(IF(G#REF! =&quot;HI&quot;; 1; 0))" style:apply-style-name="ConditionalStyle_5f_18" style:base-cell-address="Introduction.A1"/>
    </style:style>
    <style:style style:name="ce234" style:family="table-cell" style:parent-style-name="Excel_20_Built-in_20_Normal" style:data-style-name="N8001">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end" fo:margin-left="0in" style:writing-mode="page"/>
      <style:text-properties fo:color="#7f7f7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6"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237"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238"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239" style:family="table-cell" style:parent-style-name="Excel_20_Built-in_20_Normal">
      <style:table-cell-properties fo:border-bottom="none"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map style:condition="is-true-formula(LEN(TRIM([.A1]))=0)" style:apply-style-name="ConditionalStyle_5f_46" style:base-cell-address="Introduction.A1"/>
    </style:style>
    <style:style style:name="ce240" style:family="table-cell" style:parent-style-name="Excel_20_Built-in_20_Normal">
      <style:table-cell-properties fo:border-bottom="none"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is-true-formula(LEN(TRIM([.A1]))=0)" style:apply-style-name="ConditionalStyle_5f_46" style:base-cell-address="Introduction.A1"/>
    </style:style>
    <style:style style:name="ce241" style:family="table-cell" style:parent-style-name="Excel_20_Built-in_20_Normal">
      <style:table-cell-properties fo:border-bottom="0.0138in solid #000000"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is-true-formula(LEN(TRIM([.A1]))=0)" style:apply-style-name="ConditionalStyle_5f_46" style:base-cell-address="Introduction.A1"/>
    </style:style>
    <style:style style:name="ce242" style:family="table-cell" style:parent-style-name="Excel_20_Built-in_20_Normal">
      <style:table-cell-properties fo:border-bottom="0.0138in solid #000000" fo:background-color="#d9d9d9"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bottom"/>
      <style:paragraph-properties fo:margin-left="0in" style:writing-mode="page"/>
    </style:style>
    <style:style style:name="ce243"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data-style-name="N8003">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REF!1&gt;0; IF([.A1]&gt;0; 1; 0); 0))" style:apply-style-name="ConditionalStyle_5f_28" style:base-cell-address="Introduction.A1"/>
    </style:style>
    <style:style style:name="ce245" style:family="table-cell" style:parent-style-name="Excel_20_Built-in_20_Normal" style:data-style-name="N800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end" fo:margin-left="0in" style:writing-mode="page"/>
      <style:text-properties fo:color="#7f7f7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6" style:family="table-cell" style:parent-style-name="Excel_20_Built-in_20_Normal" style:data-style-name="N8000">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247"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248"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249" style:family="table-cell" style:parent-style-name="Excel_20_Built-in_20_Normal">
      <style:table-cell-properties fo:border-bottom="none"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map style:condition="is-true-formula(LEN(TRIM([.A1]))=0)" style:apply-style-name="ConditionalStyle_5f_46" style:base-cell-address="Introduction.A1"/>
    </style:style>
    <style:style style:name="ce250" style:family="table-cell" style:parent-style-name="Excel_20_Built-in_20_Normal">
      <style:table-cell-properties fo:border-bottom="none"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is-true-formula(LEN(TRIM([.A1]))=0)" style:apply-style-name="ConditionalStyle_5f_46" style:base-cell-address="Introduction.A1"/>
    </style:style>
    <style:style style:name="ce251" style:family="table-cell" style:parent-style-name="Excel_20_Built-in_20_Normal">
      <style:table-cell-properties fo:border-bottom="0.0138in solid #000000"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is-true-formula(LEN(TRIM([.A1]))=0)" style:apply-style-name="ConditionalStyle_5f_46" style:base-cell-address="Introduction.A1"/>
    </style:style>
    <style:style style:name="ce25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end" fo:margin-left="0in" style:writing-mode="page"/>
    </style:style>
    <style:style style:name="ce253"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Excel_20_Built-in_20_Normal" style:data-style-name="N118">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255" style:family="table-cell" style:parent-style-name="Excel_20_Built-in_20_Normal" style:data-style-name="N118">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256" style:family="table-cell" style:parent-style-name="Excel_20_Built-in_20_Normal" style:data-style-name="N118">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257" style:family="table-cell" style:parent-style-name="Excel_20_Built-in_20_Normal" style:data-style-name="N118">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258" style:family="table-cell" style:parent-style-name="Excel_20_Built-in_20_Normal">
      <style:table-cell-properties fo:border-bottom="0.0138in solid #000000" fo:background-color="#ffffff"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9" style:family="table-cell" style:parent-style-name="Excel_20_Built-in_20_Normal"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Excel_20_Built-in_20_Normal" style:data-style-name="N38">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261"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2"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Excel_20_Built-in_20_Normal">
      <style:table-cell-properties style:cell-protect="protected" style:print-content="tru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4"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5" style:family="table-cell" style:parent-style-name="Excel_20_Built-in_20_Normal" style:data-style-name="N8010">
      <style:table-cell-properties fo:background-color="#e55a1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map style:condition="is-true-formula(LEN(TRIM([.A1]))=0)" style:apply-style-name="ConditionalStyle_5f_46" style:base-cell-address="Introduction.A1"/>
    </style:style>
    <style:style style:name="ce26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26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8" style:family="table-cell" style:parent-style-name="Excel_20_Built-in_20_Normal" style:data-style-name="N119">
      <style:table-cell-properties fo:border-bottom="none" style:diagonal-bl-tr="none" style:diagonal-tl-br="none" fo:border-left="none" fo:border-right="none" style:rotation-align="none" fo:border-top="0.0138in solid #000000"/>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C#REF!=&quot;BAD&quot;; 1; 0))" style:apply-style-name="ConditionalStyle_5f_26" style:base-cell-address="Introduction.A1"/>
    </style:style>
    <style:style style:name="ce269" style:family="table-cell" style:parent-style-name="Excel_20_Built-in_20_Normal" style:data-style-name="N8001">
      <style:table-cell-properties style:diagonal-bl-tr="none" style:diagonal-tl-br="none" style:rotation-align="none"/>
      <style:map style:condition="is-true-formula(IF(C#REF!=&quot;BAD&quot;; 1; 0))" style:apply-style-name="ConditionalStyle_5f_41" style:base-cell-address="Introduction.A1"/>
    </style:style>
    <style:style style:name="ce270" style:family="table-cell" style:parent-style-name="Excel_20_Built-in_20_Normal" style:data-style-name="N8001">
      <style:table-cell-properties style:diagonal-bl-tr="none" style:diagonal-tl-br="none" style:rotation-align="none"/>
      <style:map style:condition="is-true-formula(IF(A#REF!=&quot;BAD&quot;; 1; 0))" style:apply-style-name="ConditionalStyle_5f_40" style:base-cell-address="Introduction.A1"/>
    </style:style>
    <style:style style:name="ce271" style:family="table-cell" style:parent-style-name="Excel_20_Built-in_20_Normal" style:data-style-name="N8001">
      <style:table-cell-properties style:diagonal-bl-tr="none" style:diagonal-tl-br="none" style:rotation-align="none"/>
      <style:map style:condition="is-true-formula(IF(A#REF!=&quot;BAD&quot;; 1; 0))" style:apply-style-name="ConditionalStyle_5f_39" style:base-cell-address="Introduction.A1"/>
    </style:style>
    <style:style style:name="ce272" style:family="table-cell" style:parent-style-name="Excel_20_Built-in_20_Normal" style:data-style-name="N8001">
      <style:table-cell-properties style:diagonal-bl-tr="none" style:diagonal-tl-br="none" style:rotation-align="none"/>
    </style:style>
    <style:style style:name="ce273" style:family="table-cell" style:parent-style-name="Excel_20_Built-in_20_Normal" style:data-style-name="N8001">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in" style:writing-mode="page"/>
    </style:style>
    <style:style style:name="ce274" style:family="table-cell" style:parent-style-name="Excel_20_Built-in_20_Normal" style:data-style-name="N38">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275" style:family="table-cell" style:parent-style-name="Excel_20_Built-in_20_Normal" style:data-style-name="N8000">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6"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277"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278"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quot;---Select Hop---&quot;" style:apply-style-name="ConditionalStyle_5f_44" style:base-cell-address="Introduction.A1"/>
    </style:style>
    <style:style style:name="ce279" style:family="table-cell" style:parent-style-name="Excel_20_Built-in_20_Normal">
      <style:table-cell-properties fo:border-bottom="0.0138in solid #000000" fo:background-color="#fffff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0" style:family="table-cell" style:parent-style-name="Excel_20_Built-in_20_Normal" style:data-style-name="N8010">
      <style:table-cell-properties fo:border-bottom="0.0138in solid #000000" fo:background-color="#e55a1b"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46" style:base-cell-address="Introduction.A1"/>
    </style:style>
    <style:style style:name="ce281" style:family="table-cell" style:parent-style-name="Excel_20_Built-in_20_Normal">
      <style:table-cell-properties fo:border-bottom="none" style:diagonal-bl-tr="none" style:diagonal-tl-br="none" fo:border-left="none" fo:border-right="0.0138in solid #000000" style:rotation-align="none" fo:border-top="none"/>
    </style:style>
    <style:style style:name="ce282"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B#REF!=&quot;BAD&quot;; 1; 0))" style:apply-style-name="ConditionalStyle_5f_27" style:base-cell-address="Introduction.A1"/>
    </style:style>
    <style:style style:name="ce283"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B#REF!=&quot;BAD&quot;; 1; 0))" style:apply-style-name="ConditionalStyle_5f_32" style:base-cell-address="Introduction.A1"/>
    </style:style>
    <style:style style:name="ce284"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REF!#REF!=&quot;BAD&quot;; 1; 0))" style:apply-style-name="ConditionalStyle_5f_31" style:base-cell-address="Introduction.A1"/>
    </style:style>
    <style:style style:name="ce286"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IF(#REF!#REF!=&quot;BAD&quot;; 1; 0))" style:apply-style-name="ConditionalStyle_5f_30" style:base-cell-address="Introduction.A1"/>
    </style:style>
    <style:style style:name="ce289"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2"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style>
    <style:style style:name="ce293"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bottom"/>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4" style:family="table-cell" style:parent-style-name="Excel_20_Built-in_20_Normal">
      <style:table-cell-properties fo:border-bottom="none" style:diagonal-bl-tr="none" style:diagonal-tl-br="none" fo:border-left="0.0138in solid #000000" fo:border-right="none" style:rotation-align="none" fo:border-top="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Excel_20_Built-in_20_Normal">
      <style:table-cell-properties fo:border-bottom="0.0138in solid #000000" style:diagonal-bl-tr="none" style:diagonal-tl-br="none" fo:border-left="0.0138in solid #000000" fo:border-right="none" style:rotation-align="none" fo:border-top="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Excel_20_Built-in_20_Normal" style:data-style-name="N38">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297" style:family="table-cell" style:parent-style-name="Excel_20_Built-in_20_Normal">
      <style:table-cell-properties fo:border-bottom="none"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map style:condition="is-true-formula(LEN(TRIM([.A1]))=0)" style:apply-style-name="ConditionalStyle_5f_46" style:base-cell-address="Introduction.A1"/>
    </style:style>
    <style:style style:name="ce298" style:family="table-cell" style:parent-style-name="Excel_20_Built-in_20_Normal">
      <style:table-cell-properties fo:border-bottom="none"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is-true-formula(LEN(TRIM([.A1]))=0)" style:apply-style-name="ConditionalStyle_5f_46" style:base-cell-address="Introduction.A1"/>
    </style:style>
    <style:style style:name="ce299" style:family="table-cell" style:parent-style-name="Excel_20_Built-in_20_Normal">
      <style:table-cell-properties fo:border-bottom="0.0138in solid #000000"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is-true-formula(LEN(TRIM([.A1]))=0)" style:apply-style-name="ConditionalStyle_5f_46" style:base-cell-address="Introduction.A1"/>
    </style:style>
    <style:style style:name="ce300"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end" fo:margin-left="0in" style:writing-mode="page"/>
    </style:style>
    <style:style style:name="ce301" style:family="table-cell" style:parent-style-name="Excel_20_Built-in_20_Normal" style:data-style-name="N118">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302" style:family="table-cell" style:parent-style-name="Excel_20_Built-in_20_Normal">
      <style:table-cell-properties fo:border-bottom="none"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map style:condition="is-true-formula(LEN(TRIM([.A1]))=0)" style:apply-style-name="ConditionalStyle_5f_46" style:base-cell-address="Introduction.A1"/>
    </style:style>
    <style:style style:name="ce303" style:family="table-cell" style:parent-style-name="Excel_20_Built-in_20_Normal">
      <style:table-cell-properties fo:border-bottom="none"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is-true-formula(LEN(TRIM([.A1]))=0)" style:apply-style-name="ConditionalStyle_5f_46" style:base-cell-address="Introduction.A1"/>
    </style:style>
    <style:style style:name="ce304" style:family="table-cell" style:parent-style-name="Excel_20_Built-in_20_Normal">
      <style:table-cell-properties fo:border-bottom="0.0138in solid #000000" fo:background-color="#e55a1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map style:condition="is-true-formula(LEN(TRIM([.A1]))=0)" style:apply-style-name="ConditionalStyle_5f_46" style:base-cell-address="Introduction.A1"/>
    </style:style>
    <style:style style:name="ce305"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end" fo:margin-left="0in" style:writing-mode="page"/>
    </style:style>
    <style:style style:name="ce306" style:family="table-cell" style:parent-style-name="Excel_20_Built-in_20_Normal">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style>
    <style:style style:name="ce307"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308" style:family="table-cell" style:parent-style-name="Excel_20_Built-in_20_Normal">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start" fo:margin-left="0in" style:writing-mode="page"/>
    </style:style>
    <style:style style:name="ce309"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style>
    <style:style style:name="ce310" style:family="table-cell" style:parent-style-name="Excel_20_Built-in_20_Normal">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none" style:vertical-align="top"/>
      <style:paragraph-properties fo:text-align="start" fo:margin-left="0in" style:writing-mode="page"/>
    </style:style>
    <style:style style:name="ce311" style:family="table-cell" style:parent-style-name="Excel_20_Built-in_20_Normal" style:data-style-name="N117">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31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style>
    <style:style style:name="ce313"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14" style:family="table-cell" style:parent-style-name="Excel_20_Built-in_20_Normal" style:data-style-name="N8002">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138in solid #000000" style:vertical-align="top"/>
      <style:paragraph-properties fo:margin-left="0in" style:writing-mode="page"/>
    </style:style>
    <style:style style:name="ce315"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6"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138in solid #000000"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Excel_20_Built-in_20_Normal">
      <style:table-cell-properties style:cell-protect="protected" style:print-content="true"/>
    </style:style>
    <style:style style:name="ce318"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138in solid #000000" style:vertical-align="top"/>
      <style:paragraph-properties fo:margin-left="0in" style:writing-mode="page"/>
    </style:style>
    <style:style style:name="ce319" style:family="table-cell" style:parent-style-name="Excel_20_Built-in_20_Normal" style:data-style-name="N117">
      <style:table-cell-properties style:cell-protect="protected" style:print-content="true"/>
    </style:style>
    <style:style style:name="ce320" style:family="table-cell" style:parent-style-name="Excel_20_Built-in_20_Normal">
      <style:table-cell-properties style:cell-protect="none" style:print-content="true"/>
    </style:style>
    <style:style style:name="ce32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2" style:family="table-cell" style:parent-style-name="Excel_20_Built-in_20_Normal">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323"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4"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5" style:family="table-cell" style:parent-style-name="Excel_20_Built-in_20_Normal">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6"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7"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8" style:family="table-cell" style:parent-style-name="Excel_20_Built-in_20_Normal" style:data-style-name="N8010">
      <style:table-cell-properties fo:border-bottom="none" style:diagonal-bl-tr="none" style:diagonal-tl-br="none" fo:border-left="none" fo:border-right="0.0138in solid #000000" style:rotation-align="none" fo:border-top="0.0138in solid #000000"/>
    </style:style>
    <style:style style:name="ce329" style:family="table-cell" style:parent-style-name="Excel_20_Built-in_20_Normal" style:data-style-name="N119">
      <style:table-cell-properties fo:border-bottom="none" style:diagonal-bl-tr="none" style:diagonal-tl-br="none" fo:border-left="none" fo:border-right="0.0138in solid #000000" style:rotation-align="none" fo:border-top="none"/>
    </style:style>
    <style:style style:name="ce330" style:family="table-cell" style:parent-style-name="Excel_20_Built-in_20_Normal" style:data-style-name="N119">
      <style:table-cell-properties fo:border-bottom="0.0138in solid #000000" style:diagonal-bl-tr="none" style:diagonal-tl-br="none" fo:border-left="none" fo:border-right="0.0138in solid #000000" style:rotation-align="none" fo:border-top="none"/>
    </style:style>
    <style:style style:name="ce331"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332"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138in solid #000000" style:vertical-align="top"/>
      <style:paragraph-properties fo:margin-left="0in" style:writing-mode="page"/>
    </style:style>
    <style:style style:name="ce333" style:family="table-cell" style:parent-style-name="Excel_20_Built-in_20_Normal">
      <style:table-cell-properties fo:border-bottom="0.0138in solid #000000" style:diagonal-bl-tr="none" style:diagonal-tl-br="none" fo:border-left="none" fo:border-right="0.0138in solid #000000" style:rotation-align="none" fo:border-top="none"/>
    </style:style>
    <style:style style:name="ce334" style:family="table-cell" style:parent-style-name="Excel_20_Built-in_20_Normal">
      <style:text-properties fo:color="#a6a6a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5" style:family="table-cell" style:parent-style-name="Excel_20_Built-in_20_Normal" style:data-style-name="N117"/>
    <style:style style:name="ce336"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337"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33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339"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1" style:family="table-cell" style:parent-style-name="Excel_20_Built-in_20_Normal">
      <style:table-cell-properties fo:border-bottom="0.0138in solid #000000" style:diagonal-bl-tr="none" style:diagonal-tl-br="none" style:text-align-source="fix" style:repeat-content="false" fo:wrap-option="no-wrap" fo:border-left="0.0555in solid #000000" style:direction="ltr" fo:border-right="0.0138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2" style:family="table-cell" style:parent-style-name="Excel_20_Built-in_20_Normal">
      <style:table-cell-properties fo:border-bottom="0.0138in solid #000000" style:diagonal-bl-tr="none" style:diagonal-tl-br="none" style:text-align-source="fix" style:repeat-content="false" fo:wrap-option="no-wrap" fo:border-left="0.0555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3" style:family="table-cell" style:parent-style-name="Excel_20_Built-in_20_Normal">
      <style:table-cell-properties fo:border-bottom="none" style:diagonal-bl-tr="none" style:diagonal-tl-br="none" style:text-align-source="fix" style:repeat-content="false" fo:wrap-option="no-wrap" fo:border-left="0.0555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4" style:family="table-cell" style:parent-style-name="Excel_20_Built-in_20_Normal">
      <style:table-cell-properties fo:border-bottom="0.0555in solid #000000" style:diagonal-bl-tr="none" style:diagonal-tl-br="none" style:text-align-source="fix" style:repeat-content="false" fo:wrap-option="no-wrap" fo:border-left="0.0555in solid #000000" style:direction="ltr" fo:border-right="0.0138in solid #000000" style:rotation-angle="0" style:rotation-align="none" style:shrink-to-fit="false" fo:border-top="0.0555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5"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555in solid #000000" style:vertical-align="bottom"/>
      <style:paragraph-properties fo:text-align="start" fo:margin-left="0in" style:writing-mode="page"/>
    </style:style>
    <style:style style:name="ce346" style:family="table-cell" style:parent-style-name="Excel_20_Built-in_20_Normal" style:data-style-name="N8001">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47" style:family="table-cell" style:parent-style-name="Excel_20_Built-in_20_Normal">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8" style:family="table-cell" style:parent-style-name="Excel_20_Built-in_20_Normal">
      <style:table-cell-properties fo:background-color="#c00000"/>
    </style:style>
    <style:style style:name="ce34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1"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2" style:family="table-cell" style:parent-style-name="Excel_20_Built-in_20_Normal">
      <style:table-cell-properties fo:border-bottom="0.0555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555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3"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555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4" style:family="table-cell" style:parent-style-name="Excel_20_Built-in_20_Normal" style:data-style-name="N8001">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6" style:family="table-cell" style:parent-style-name="Excel_20_Built-in_20_Normal" style:data-style-name="N8000">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357"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555in solid #000000"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8"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59" style:family="table-cell" style:parent-style-name="Excel_20_Built-in_20_Normal" style:data-style-name="N8001">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0" style:family="table-cell" style:parent-style-name="Excel_20_Built-in_20_Normal" style:data-style-name="N8001">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P#REF!&lt;=0.001; 1; 0))" style:apply-style-name="ConditionalStyle_5f_11" style:base-cell-address="Introduction.A1"/>
    </style:style>
    <style:style style:name="ce361" style:family="table-cell" style:parent-style-name="Excel_20_Built-in_20_Normal" style:data-style-name="N8001">
      <style:table-cell-properties fo:border-bottom="0.0555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2" style:family="table-cell" style:parent-style-name="Excel_20_Built-in_20_Normal" style:data-style-name="N8001">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3"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P#REF!&lt;=0.001; 1; 0))" style:apply-style-name="ConditionalStyle_5f_11" style:base-cell-address="Introduction.A1"/>
    </style:style>
    <style:style style:name="ce364" style:family="table-cell" style:parent-style-name="Excel_20_Built-in_20_Normal">
      <style:table-cell-properties fo:border-bottom="0.0555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5" style:family="table-cell" style:parent-style-name="Excel_20_Built-in_20_Normal" style:data-style-name="N8001">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N#REF!&lt;=0.001; 1; 0))" style:apply-style-name="ConditionalStyle_5f_10" style:base-cell-address="Introduction.A1"/>
    </style:style>
    <style:style style:name="ce36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N#REF!&lt;=0.001; 1; 0))" style:apply-style-name="ConditionalStyle_5f_10" style:base-cell-address="Introduction.A1"/>
    </style:style>
    <style:style style:name="ce367" style:family="table-cell" style:parent-style-name="Excel_20_Built-in_20_Normal" style:data-style-name="N8001">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L#REF!&lt;=0.001; 1; 0))" style:apply-style-name="ConditionalStyle_5f_9" style:base-cell-address="Introduction.A1"/>
    </style:style>
    <style:style style:name="ce368"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style>
    <style:style style:name="ce369"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0" style:family="table-cell" style:parent-style-name="Excel_20_Built-in_20_Normal" style:data-style-name="N8002">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1"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L#REF!&lt;=0.001; 1; 0))" style:apply-style-name="ConditionalStyle_5f_9" style:base-cell-address="Introduction.A1"/>
    </style:style>
    <style:style style:name="ce372" style:family="table-cell" style:parent-style-name="Excel_20_Built-in_20_Normal" style:data-style-name="N8001">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73" style:family="table-cell" style:parent-style-name="Excel_20_Built-in_20_Normal" style:data-style-name="N8001">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74"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style>
    <style:style style:name="ce375" style:family="table-cell" style:parent-style-name="Excel_20_Built-in_20_Normal" style:data-style-name="N8001">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J#REF!&lt;=0.001; 1; 0))" style:apply-style-name="ConditionalStyle_5f_8" style:base-cell-address="Introduction.A1"/>
    </style:style>
    <style:style style:name="ce376" style:family="table-cell" style:parent-style-name="Excel_20_Built-in_20_Normal" style:data-style-name="N8001">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77" style:family="table-cell" style:parent-style-name="Excel_20_Built-in_20_Normal" style:data-style-name="N8001">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78"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0"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J#REF!&lt;=0.001; 1; 0))" style:apply-style-name="ConditionalStyle_5f_8" style:base-cell-address="Introduction.A1"/>
    </style:style>
    <style:style style:name="ce381" style:family="table-cell" style:parent-style-name="Excel_20_Built-in_20_Normal">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2"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3" style:family="table-cell" style:parent-style-name="Excel_20_Built-in_20_Normal" style:data-style-name="N8002"/>
    <style:style style:name="ce384" style:family="table-cell" style:parent-style-name="Excel_20_Built-in_20_Normal" style:data-style-name="N8001">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H#REF!&lt;=0.001; 1; 0))" style:apply-style-name="ConditionalStyle_5f_7" style:base-cell-address="Introduction.A1"/>
    </style:style>
    <style:style style:name="ce385" style:family="table-cell" style:parent-style-name="Excel_20_Built-in_20_Normal">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6" style:family="table-cell" style:parent-style-name="Excel_20_Built-in_20_Normal" style:data-style-name="N800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7"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H#REF!&lt;=0.001; 1; 0))" style:apply-style-name="ConditionalStyle_5f_7" style:base-cell-address="Introduction.A1"/>
    </style:style>
    <style:style style:name="ce388" style:family="table-cell" style:parent-style-name="Excel_20_Built-in_20_Normal">
      <style:table-cell-properties fo:border-bottom="none" style:cell-protect="protected" style:print-content="true" style:diagonal-bl-tr="none" style:diagonal-tl-br="none" style:text-align-source="value-type" style:repeat-content="false" fo:wrap-option="no-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9" style:family="table-cell" style:parent-style-name="Excel_20_Built-in_20_Normal">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1" style:family="table-cell" style:parent-style-name="Excel_20_Built-in_20_Normal" style:data-style-name="N8001">
      <style:table-cell-properties fo:border-bottom="0.0138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2" style:family="table-cell" style:parent-style-name="Excel_20_Built-in_20_Normal" style:data-style-name="N8001">
      <style:table-cell-properties fo:border-bottom="none" style:diagonal-bl-tr="none" style:diagonal-tl-br="none" style:text-align-source="fix" style:repeat-content="false" fo:wrap-option="no-wrap" fo:border-left="0.0138in solid #000000" style:direction="ltr" fo:border-right="0.0555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F#REF!&lt;=0.001; 1; 0))" style:apply-style-name="ConditionalStyle_5f_6" style:base-cell-address="Introduction.A1"/>
    </style:style>
    <style:style style:name="ce393" style:family="table-cell" style:parent-style-name="Excel_20_Built-in_20_Normal" style:data-style-name="N8001">
      <style:table-cell-properties fo:border-bottom="0.0555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4" style:family="table-cell" style:parent-style-name="Excel_20_Built-in_20_Normal" style:data-style-name="N8001">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95" style:family="table-cell" style:parent-style-name="Excel_20_Built-in_20_Normal" style:data-style-name="N8001">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96" style:family="table-cell" style:parent-style-name="Excel_20_Built-in_20_Normal" style:data-style-name="N800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7"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8"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555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IF(F#REF!&lt;=0.001; 1; 0))" style:apply-style-name="ConditionalStyle_5f_6" style:base-cell-address="Introduction.A1"/>
    </style:style>
    <style:style style:name="ce399" style:family="table-cell" style:parent-style-name="Excel_20_Built-in_20_Normal">
      <style:table-cell-properties fo:border-bottom="0.0555in solid #000000" style:diagonal-bl-tr="none" style:diagonal-tl-br="none" style:text-align-source="fix" style:repeat-content="false" fo:wrap-option="no-wrap" fo:border-left="0.0138in solid #000000" style:direction="ltr" fo:border-right="0.0555in solid #000000" style:rotation-angle="0" style:rotation-align="none" style:shrink-to-fit="false" fo:border-top="0.0555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00" style:family="table-cell" style:parent-style-name="Excel_20_Built-in_20_Normal" style:data-style-name="N8001">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1" style:family="table-cell" style:parent-style-name="Excel_20_Built-in_20_Normal" style:data-style-name="N8001">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2"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3" style:family="table-cell" style:parent-style-name="Excel_20_Built-in_20_Normal">
      <style:table-cell-properties fo:border-bottom="0.0138in solid #000000" style:diagonal-bl-tr="none" style:diagonal-tl-br="none" style:text-align-source="fix" style:repeat-content="false" fo:wrap-option="wrap" fo:border-left="0.0555in solid #000000"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4" style:family="table-cell" style:parent-style-name="Excel_20_Built-in_20_Normal">
      <style:table-cell-properties fo:border-bottom="0.0138in solid #000000" style:diagonal-bl-tr="none" style:diagonal-tl-br="none" style:text-align-source="fix" style:repeat-content="false" fo:wrap-option="wrap" fo:border-left="0.0555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5" style:family="table-cell" style:parent-style-name="Excel_20_Built-in_20_Normal" style:data-style-name="N8002">
      <style:table-cell-properties fo:border-bottom="0.0555in solid #000000" style:diagonal-bl-tr="none" style:diagonal-tl-br="none" style:text-align-source="fix" style:repeat-content="false" fo:wrap-option="no-wrap" fo:border-left="0.0555in solid #000000" style:direction="ltr" fo:border-right="0.0555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06" style:family="table-cell" style:parent-style-name="Excel_20_Built-in_20_Normal" style:data-style-name="N8002">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0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8"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9" style:family="table-cell" style:parent-style-name="Excel_20_Built-in_20_Normal" style:data-style-name="N8002">
      <style:table-cell-properties fo:border-bottom="0.0555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10" style:family="table-cell" style:parent-style-name="Excel_20_Built-in_20_Normal" style:data-style-name="N8002">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411"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2"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555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3" style:family="table-cell" style:parent-style-name="Excel_20_Built-in_20_Normal" style:data-style-name="N8002">
      <style:table-cell-properties fo:border-bottom="0.0555in solid #000000"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14"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415" style:family="table-cell" style:parent-style-name="Excel_20_Built-in_20_Normal">
      <style:table-cell-properties fo:border-bottom="0.0138in solid #000000" style:diagonal-bl-tr="none" style:diagonal-tl-br="none" style:text-align-source="fix" style:repeat-content="false" fo:wrap-option="no-wrap" fo:border-left="0.0555in solid #000000"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6" style:family="table-cell" style:parent-style-name="Excel_20_Built-in_20_Normal">
      <style:table-cell-properties fo:border-bottom="0.0138in solid #000000" style:diagonal-bl-tr="none" style:diagonal-tl-br="none" style:text-align-source="fix" style:repeat-content="false" fo:wrap-option="no-wrap" fo:border-left="0.0555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7" style:family="table-cell" style:parent-style-name="Excel_20_Built-in_20_Normal" style:data-style-name="N8002">
      <style:table-cell-properties fo:border-bottom="0.0555in solid #000000" style:diagonal-bl-tr="none" style:diagonal-tl-br="none" style:text-align-source="fix" style:repeat-content="false" fo:wrap-option="no-wrap" fo:border-left="0.0555in solid #000000" style:direction="ltr" fo:border-right="0.0555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map style:condition="is-true-formula(IF([.A1]&gt;5.8; 1; 0))" style:apply-style-name="ConditionalStyle_5f_14" style:base-cell-address="Introduction.A1"/>
      <style:map style:condition="is-true-formula(IF([.A1]&lt; 5.1; 1; 0))" style:apply-style-name="ConditionalStyle_5f_13" style:base-cell-address="Introduction.A1"/>
      <style:map style:condition="is-true-formula(IF([.A1]&gt;5.6;1;0))" style:apply-style-name="ConditionalStyle_5f_12" style:base-cell-address="Introduction.A1"/>
      <style:map style:condition="is-true-formula(IF([.A1]&lt;5.2; 1; 0))" style:apply-style-name="ConditionalStyle_5f_5" style:base-cell-address="Introduction.A1"/>
    </style:style>
    <style:style style:name="ce41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9" style:family="table-cell" style:parent-style-name="Excel_20_Built-in_20_Normal">
      <style:table-cell-properties fo:border-bottom="0.0555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20"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2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555in solid #000000" style:rotation-angle="0" style:rotation-align="none" style:shrink-to-fit="false" fo:border-top="0.0555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3" style:family="table-cell" style:parent-style-name="Excel_20_Built-in_20_Normal">
      <style:table-cell-properties fo:border-bottom="0.0555in solid #000000" style:diagonal-bl-tr="none" style:diagonal-tl-br="none" style:text-align-source="fix" style:repeat-content="false" fo:wrap-option="no-wrap" fo:border-left="none" style:direction="ltr" fo:border-right="0.0555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2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25"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26"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2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28" style:family="table-cell" style:parent-style-name="Excel_20_Built-in_20_Normal">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9" style:family="table-cell" style:parent-style-name="Excel_20_Built-in_20_Normal">
      <style:table-cell-properties fo:border-bottom="0.0008in solid #0000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0" style:family="table-cell" style:parent-style-name="Excel_20_Built-in_20_Normal" style:data-style-name="N118">
      <style:table-cell-properties fo:border-bottom="none"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style:vertical-align="bottom"/>
      <style:paragraph-properties fo:text-align="center" fo:margin-left="0in" style:writing-mode="page"/>
    </style:style>
    <style:style style:name="ce431" style:family="table-cell" style:parent-style-name="Excel_20_Built-in_20_Normal" style:data-style-name="N8002">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2"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33" style:family="table-cell" style:parent-style-name="Excel_20_Built-in_20_Normal" style:data-style-name="N8002">
      <style:table-cell-properties fo:border-bottom="0.0138in solid #000000"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35"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6" style:family="table-cell" style:parent-style-name="Excel_20_Built-in_20_Normal">
      <style:table-cell-properties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7" style:family="table-cell" style:parent-style-name="Excel_20_Built-in_20_Normal" style:data-style-name="N118">
      <style:table-cell-properties fo:border-bottom="none"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style:vertical-align="bottom"/>
      <style:paragraph-properties fo:text-align="center" fo:margin-left="0in" style:writing-mode="page"/>
    </style:style>
    <style:style style:name="ce438" style:family="table-cell" style:parent-style-name="Excel_20_Built-in_20_Normal" style:data-style-name="N118">
      <style:table-cell-properties fo:border-bottom="none" fo:background-color="#ffffff"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9" style:family="table-cell" style:parent-style-name="Excel_20_Built-in_20_Normal">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40"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2" style:family="table-cell" style:parent-style-name="Excel_20_Built-in_20_Normal" style:data-style-name="N118">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3"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4" style:family="table-cell" style:parent-style-name="Excel_20_Built-in_20_Normal">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5"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7"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448"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9" style:family="table-cell" style:parent-style-name="Excel_20_Built-in_20_Normal">
      <style:table-cell-properties fo:border-bottom="0.000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0" style:family="table-cell" style:parent-style-name="Excel_20_Built-in_20_Normal" style:data-style-name="N118">
      <style:table-cell-properties fo:border-bottom="none"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008in solid #000000" style:vertical-align="bottom"/>
      <style:paragraph-properties fo:text-align="center" fo:margin-left="0in" style:writing-mode="page"/>
    </style:style>
    <style:style style:name="ce451"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52" style:family="table-cell" style:parent-style-name="Excel_20_Built-in_20_Normal">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3" style:family="table-cell" style:parent-style-name="Excel_20_Built-in_20_Normal" style:data-style-name="N8002">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4"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5"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7f7f7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6"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7" style:family="table-cell" style:parent-style-name="Excel_20_Built-in_20_Normal" style:data-style-name="N8002">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8"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459" style:family="table-cell" style:parent-style-name="Excel_20_Built-in_20_Normal">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0" style:family="table-cell" style:parent-style-name="Excel_20_Built-in_20_Normal">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7f7f7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1"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462" style:family="table-cell" style:parent-style-name="Excel_20_Built-in_20_Normal" style:data-style-name="N8002">
      <style:table-cell-properties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3" style:family="table-cell" style:parent-style-name="Excel_20_Built-in_20_Normal">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464" style:family="table-cell" style:parent-style-name="Excel_20_Built-in_20_Normal" style:data-style-name="N8002">
      <style:table-cell-properties fo:background-color="#e55a1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map style:condition="is-true-formula(LEN(TRIM([.A1]))=0)" style:apply-style-name="ConditionalStyle_5f_4" style:base-cell-address="Introduction.A1"/>
    </style:style>
    <style:style style:name="ce465" style:family="table-cell" style:parent-style-name="Excel_20_Built-in_20_Normal" style:data-style-name="N117">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466" style:family="table-cell" style:parent-style-name="Excel_20_Built-in_20_Normal" style:data-style-name="N117">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467" style:family="table-cell" style:parent-style-name="Excel_20_Built-in_20_Normal" style:data-style-name="N119">
      <style:table-cell-properties fo:border-bottom="0.0138in solid #000000" style:diagonal-bl-tr="none" style:diagonal-tl-br="none" fo:border-left="none" fo:border-right="none" style:rotation-align="none" fo:border-top="0.0138in solid #000000"/>
    </style:style>
    <style:style style:name="ce468" style:family="table-cell" style:parent-style-name="Excel_20_Built-in_20_Normal" style:data-style-name="N119">
      <style:table-cell-properties fo:border-bottom="0.0138in solid #000000" style:diagonal-bl-tr="none" style:diagonal-tl-br="none" fo:border-left="none" fo:border-right="none" style:rotation-align="none" fo:border-top="0.0138in solid #000000"/>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0" style:family="table-cell" style:parent-style-name="Excel_20_Built-in_20_Normal" style:data-style-name="N8002">
      <style:table-cell-properties fo:border-bottom="0.0138in solid #000000" fo:background-color="#e55a1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map style:condition="is-true-formula(LEN(TRIM([.A1]))=0)" style:apply-style-name="ConditionalStyle_5f_4" style:base-cell-address="Introduction.A1"/>
    </style:style>
    <style:style style:name="ce471" style:family="table-cell" style:parent-style-name="Excel_20_Built-in_20_Normal" style:data-style-name="N117">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472" style:family="table-cell" style:parent-style-name="Excel_20_Built-in_20_Normal" style:data-style-name="N117">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473"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4" style:family="table-cell" style:parent-style-name="Excel_20_Built-in_20_Normal" style:data-style-name="N8002">
      <style:table-cell-properties fo:border-bottom="0.0138in solid #000000" fo:background-color="#e55a1b"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map style:condition="is-true-formula(LEN(TRIM([.A1]))=0)" style:apply-style-name="ConditionalStyle_5f_4" style:base-cell-address="Introduction.A1"/>
    </style:style>
    <style:style style:name="ce475" style:family="table-cell" style:parent-style-name="Excel_20_Built-in_20_Normal" style:data-style-name="N117">
      <style:table-cell-properties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476" style:family="table-cell" style:parent-style-name="Excel_20_Built-in_20_Normal" style:data-style-name="N117">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47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8"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0"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2"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3" style:family="table-cell" style:parent-style-name="Excel_20_Built-in_20_Normal" style:data-style-name="N122">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4" style:family="table-cell" style:parent-style-name="Excel_20_Built-in_20_Normal" style:data-style-name="N122">
      <style:table-cell-properties fo:border-bottom="0.0138in solid #0000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IF([.H4]=&quot;Specific Gravity&quot;; 1; 0))" style:apply-style-name="ConditionalStyle_5f_3" style:base-cell-address="Introduction.A1"/>
      <style:map style:condition="is-true-formula(IF([.H4]=&quot;Plato&quot;; 1; 0))" style:apply-style-name="ConditionalStyle_5f_2" style:base-cell-address="Introduction.A1"/>
    </style:style>
    <style:style style:name="ce485" style:family="table-cell" style:parent-style-name="Excel_20_Built-in_20_Normal">
      <style:table-cell-properties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86" style:family="table-cell" style:parent-style-name="Excel_20_Built-in_20_Normal">
      <style:map style:condition="is-true-formula(IF(F#REF!=&quot;Specific Gravity&quot;; 1; 0))" style:apply-style-name="ConditionalStyle_5f_1" style:base-cell-address="Introduction.A1"/>
    </style:style>
    <style:style style:name="ce487" style:family="table-cell" style:parent-style-name="Excel_20_Built-in_20_Normal" style:data-style-name="N8001">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88" style:family="table-cell" style:parent-style-name="Excel_20_Built-in_20_Normal" style:data-style-name="N119">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9"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490" style:family="table-cell" style:parent-style-name="Excel_20_Built-in_20_Normal">
      <style:text-properties fo:color="#000000" style:text-outline="false" style:text-line-through-styl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49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49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494" style:family="table-cell" style:parent-style-name="Excel_20_Built-in_20_Normal" style:data-style-name="N8122">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95" style:family="table-cell" style:parent-style-name="Excel_20_Built-in_20_Normal" style:data-style-name="N8122">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96" style:family="table-cell" style:parent-style-name="Excel_20_Built-in_20_Normal">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97" style:family="table-cell" style:parent-style-name="Excel_20_Built-in_20_Normal" style:data-style-name="N38">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98" style:family="table-cell" style:parent-style-name="Excel_20_Built-in_20_Normal">
      <style:table-cell-properties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499" style:family="table-cell" style:parent-style-name="Excel_20_Built-in_20_Normal">
      <style:table-cell-properties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0" style:family="table-cell" style:parent-style-name="Excel_20_Built-in_20_Normal">
      <style:table-cell-properties fo:border-bottom="0.0008in solid #000000"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502" style:family="table-cell" style:parent-style-name="Excel_20_Built-in_20_Normal" style:data-style-name="N8000">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3" style:family="table-cell" style:parent-style-name="Excel_20_Built-in_20_Normal" style:data-style-name="N8000">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50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5"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008in solid #000000"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506" style:family="table-cell" style:parent-style-name="Excel_20_Built-in_20_Normal">
      <style:table-cell-properties fo:border-bottom="0.000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solid" style:text-underline-width="auto" style:text-underline-color="font-color" fo:font-weight="normal" style:font-size-asian="10pt" style:font-style-asian="italic" style:font-weight-asian="normal" style:font-name-complex="Calibri" style:font-size-complex="10pt" style:font-style-complex="italic" style:font-weight-complex="normal"/>
    </style:style>
    <style:style style:name="ce508"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9"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51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1" style:family="table-cell" style:parent-style-name="Excel_20_Built-in_20_Normal" style:data-style-name="N8000">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2" style:family="table-cell" style:parent-style-name="Excel_20_Built-in_20_Normal">
      <style:table-cell-properties fo:border-bottom="none" style:diagonal-bl-tr="none" style:diagonal-tl-br="none" style:text-align-source="fix" style:repeat-content="false" fo:wrap-option="no-wrap" fo:border-left="none" style:direction="ltr" fo:border-right="0.0008in solid #000000" style:rotation-angle="0" style:rotation-align="none" style:shrink-to-fit="false" fo:border-top="0.0008in solid #000000" style:vertical-align="bottom"/>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513" style:family="table-cell" style:parent-style-name="Excel_20_Built-in_20_Normal">
      <style:table-cell-properties fo:border-bottom="none"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4" style:family="table-cell" style:parent-style-name="Excel_20_Built-in_20_Normal">
      <style:table-cell-properties fo:border-bottom="0.0008in solid #000000" style:diagonal-bl-tr="none" style:diagonal-tl-br="none" style:text-align-source="fix" style:repeat-content="false" fo:wrap-option="no-wrap" fo:border-left="none" style:direction="ltr" fo:border-right="0.000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5"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6" style:family="table-cell" style:parent-style-name="Excel_20_Built-in_20_Normal" style:data-style-name="N118">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517"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8" style:family="table-cell" style:parent-style-name="Excel_20_Built-in_20_Normal" style:data-style-name="N118">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519" style:family="table-cell" style:parent-style-name="Excel_20_Built-in_20_Normal" style:data-style-name="N118">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20" style:family="table-cell" style:parent-style-name="Excel_20_Built-in_20_Normal" style:data-style-name="N118">
      <style:table-cell-properties fo:background-color="#c9daf8"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521" style:family="table-cell" style:parent-style-name="Excel_20_Built-in_20_Normal" style:data-style-name="N118">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2" style:family="table-cell" style:parent-style-name="Excel_20_Built-in_20_Normal" style:data-style-name="N118">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523" style:family="table-cell" style:parent-style-name="Excel_20_Built-in_20_Normal" style:data-style-name="N118">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4"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5" style:family="table-cell" style:parent-style-name="Excel_20_Built-in_20_Normal" style:data-style-name="N118">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526" style:family="table-cell" style:parent-style-name="Excel_20_Built-in_20_Normal" style:data-style-name="N118">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7" style:family="table-cell" style:parent-style-name="Excel_20_Built-in_20_Normal" style:data-style-name="N8002">
      <style:table-cell-properties fo:border-bottom="0.0138in solid #000000" fo:background-color="#c9daf8"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528" style:family="table-cell" style:parent-style-name="Excel_20_Built-in_20_Normal" style:data-style-name="N8002">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529" style:family="table-cell" style:parent-style-name="Excel_20_Built-in_20_Normal" style:data-style-name="N8002">
      <style:table-cell-properties fo:border-bottom="0.0138in solid #000000" fo:background-color="#c9daf8"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530"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1" style:family="table-cell" style:parent-style-name="Excel_20_Built-in_20_Normal" style:data-style-name="N118">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2" style:family="table-cell" style:parent-style-name="Excel_20_Built-in_20_Normal">
      <style:table-cell-properties fo:background-color="#eeece1"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1043in" style:writing-mode="page"/>
    </style:style>
    <style:style style:name="ce5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3118in" style:writing-mode="page"/>
      <style:text-properties fo:color="#3e3e3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9" style:family="table-cell" style:parent-style-name="Excel_20_Built-in_20_Normal">
      <style:text-properties fo:color="#000000" style:text-outline="false" style:text-line-through-style="none" style:font-name="Arial Unicode MS" fo:font-size="10pt" fo:font-style="normal" fo:text-shadow="none" style:text-underline-style="none" fo:font-weight="bold" style:font-name-asian="Arial Unicode MS" style:font-size-asian="10pt" style:font-style-asian="normal" style:font-weight-asian="bold" style:font-name-complex="Arial Unicode MS" style:font-size-complex="10pt" style:font-style-complex="normal" style:font-weight-complex="bold"/>
    </style:style>
    <style:style style:name="ce570" style:family="table-cell" style:parent-style-name="Excel_20_Built-in_20_Normal" style:data-style-name="N8010">
      <style:table-cell-properties fo:border-bottom="none" style:diagonal-bl-tr="none" style:diagonal-tl-br="none" fo:border-left="0.0138in solid #000000" fo:border-right="none" style:rotation-align="none" fo:border-top="none"/>
    </style:style>
    <style:style style:name="ce571" style:family="table-cell" style:parent-style-name="Excel_20_Built-in_20_Normal" style:data-style-name="N122">
      <style:table-cell-properties fo:border-bottom="none" style:diagonal-bl-tr="none" style:diagonal-tl-br="none" fo:border-left="0.0138in solid #000000" fo:border-right="none" style:rotation-align="none" fo:border-top="none"/>
    </style:style>
    <style:style style:name="ce572" style:family="table-cell" style:parent-style-name="Excel_20_Built-in_20_Normal" style:data-style-name="N8002">
      <style:table-cell-properties fo:border-bottom="none" style:diagonal-bl-tr="none" style:diagonal-tl-br="none" fo:border-left="0.0138in solid #000000" fo:border-right="none" style:rotation-align="none" fo:border-top="none"/>
    </style:style>
    <style:style style:name="ce573" style:family="table-cell" style:parent-style-name="Excel_20_Built-in_20_Normal" style:data-style-name="N117">
      <style:table-cell-properties fo:border-bottom="none" style:diagonal-bl-tr="none" style:diagonal-tl-br="none" fo:border-left="0.0138in solid #000000" fo:border-right="none" style:rotation-align="none" fo:border-top="none"/>
    </style:style>
    <style:style style:name="ce574" style:family="table-cell" style:parent-style-name="Excel_20_Built-in_20_Normal" style:data-style-name="N122">
      <style:table-cell-properties fo:border-bottom="0.0138in solid #000000" style:diagonal-bl-tr="none" style:diagonal-tl-br="none" fo:border-left="0.0138in solid #000000" fo:border-right="none" style:rotation-align="none" fo:border-top="none"/>
    </style:style>
    <style:style style:name="ce575"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6" style:family="table-cell" style:parent-style-name="Excel_20_Built-in_20_Normal" style:data-style-name="N119">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77" style:family="table-cell" style:parent-style-name="Excel_20_Built-in_20_Normal" style:data-style-name="N119">
      <style:table-cell-properties fo:border-bottom="none"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78" style:family="table-cell" style:parent-style-name="Excel_20_Built-in_20_Normal" style:data-style-name="N119">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79" style:family="table-cell" style:parent-style-name="Excel_20_Built-in_20_Normal">
      <style:table-cell-properties fo:border-bottom="none" style:diagonal-bl-tr="none" style:diagonal-tl-br="none" fo:border-left="0.0555in solid #1f497d" fo:border-right="none" style:rotation-align="none" fo:border-top="0.0555in solid #1f497d"/>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0" style:family="table-cell" style:parent-style-name="Excel_20_Built-in_20_Normal">
      <style:table-cell-properties fo:border-bottom="none" style:diagonal-bl-tr="none" style:diagonal-tl-br="none" fo:border-left="0.0555in solid #1f497d"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1" style:family="table-cell" style:parent-style-name="Excel_20_Built-in_20_Normal">
      <style:table-cell-properties fo:border-bottom="0.0555in solid #1f497d" style:diagonal-bl-tr="none" style:diagonal-tl-br="none" fo:border-left="0.0555in solid #1f497d"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2" style:family="table-cell" style:parent-style-name="Excel_20_Built-in_20_Normal" style:data-style-name="N119">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83" style:family="table-cell" style:parent-style-name="Excel_20_Built-in_20_Normal" style:data-style-name="N119">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84" style:family="table-cell" style:parent-style-name="Excel_20_Built-in_20_Normal" style:data-style-name="N119">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85" style:family="table-cell" style:parent-style-name="Excel_20_Built-in_20_Normal">
      <style:table-cell-properties fo:border-bottom="none" style:diagonal-bl-tr="none" style:diagonal-tl-br="none" fo:border-left="none" fo:border-right="none" style:rotation-align="none" fo:border-top="0.0555in solid #1f497d"/>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6" style:family="table-cell" style:parent-style-name="Excel_20_Built-in_20_Normal">
      <style:table-cell-properties style:diagonal-bl-tr="none" style:diagonal-tl-br="none"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7" style:family="table-cell" style:parent-style-name="Excel_20_Built-in_20_Normal">
      <style:table-cell-properties fo:border-bottom="0.0555in solid #1f497d"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8" style:family="table-cell" style:parent-style-name="Excel_20_Built-in_20_Normal" style:data-style-name="N119">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89" style:family="table-cell" style:parent-style-name="Excel_20_Built-in_20_Normal" style:data-style-name="N119">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90" style:family="table-cell" style:parent-style-name="Excel_20_Built-in_20_Normal" style:data-style-name="N119">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91" style:family="table-cell" style:parent-style-name="Excel_20_Built-in_20_Normal">
      <style:table-cell-properties fo:border-bottom="none" style:diagonal-bl-tr="none" style:diagonal-tl-br="none" fo:border-left="none" fo:border-right="0.0555in solid #1f497d" style:rotation-align="none" fo:border-top="0.0555in solid #1f497d"/>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2" style:family="table-cell" style:parent-style-name="Excel_20_Built-in_20_Normal">
      <style:table-cell-properties fo:border-bottom="none" style:diagonal-bl-tr="none" style:diagonal-tl-br="none" fo:border-left="none" fo:border-right="0.0555in solid #1f497d"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3" style:family="table-cell" style:parent-style-name="Excel_20_Built-in_20_Normal">
      <style:table-cell-properties fo:border-bottom="0.0555in solid #1f497d" style:diagonal-bl-tr="none" style:diagonal-tl-br="none" fo:border-left="none" fo:border-right="0.0555in solid #1f497d"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4" style:family="table-cell" style:parent-style-name="Excel_20_Built-in_20_Normal">
      <style:table-cell-properties fo:border-bottom="none" style:diagonal-bl-tr="none" style:diagonal-tl-br="none" fo:border-left="none" fo:border-right="none" style:rotation-align="none" fo:border-top="0.0138in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5" style:family="table-cell" style:parent-style-name="Excel_20_Built-in_20_Normal">
      <style:table-cell-properties style:diagonal-bl-tr="none" style:diagonal-tl-br="none" style:rotation-align="none"/>
      <style:text-properties fo:color="#17375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6" style:family="table-cell" style:parent-style-name="Excel_20_Built-in_20_Normal">
      <style:table-cell-properties style:diagonal-bl-tr="none" style:diagonal-tl-br="none" style:rotation-align="none"/>
      <style:text-properties fo:color="#c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7" style:family="table-cell" style:parent-style-name="Excel_20_Built-in_20_Normal">
      <style:table-cell-properties fo:border-bottom="0.0138in solid #000000" style:diagonal-bl-tr="none" style:diagonal-tl-br="none" fo:border-left="none" fo:border-right="none" style:rotation-align="none" fo:border-top="none"/>
      <style:text-properties fo:color="#17375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8" style:family="table-cell" style:parent-style-name="Excel_20_Built-in_20_Normal">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9" style:family="table-cell" style:parent-style-name="Excel_20_Built-in_20_Normal">
      <style:text-properties fo:color="#4f6228"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0" style:family="table-cell" style:parent-style-name="Excel_20_Built-in_20_Normal">
      <style:text-properties fo:color="#00206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1" style:family="table-cell" style:parent-style-name="Excel_20_Built-in_20_Normal">
      <style:table-cell-properties style:diagonal-bl-tr="none" style:diagonal-tl-br="none" style:rotation-align="none"/>
      <style:text-properties fo:color="#ffc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2" style:family="table-cell" style:parent-style-name="Excel_20_Built-in_20_Normal" style:data-style-name="N117">
      <style:table-cell-properties style:diagonal-bl-tr="none" style:diagonal-tl-br="none" style:rotation-align="none"/>
      <style:text-properties fo:color="#17375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3" style:family="table-cell" style:parent-style-name="Excel_20_Built-in_20_Normal" style:data-style-name="N123">
      <style:table-cell-properties fo:border-bottom="0.0138in solid #000000" style:diagonal-bl-tr="none" style:diagonal-tl-br="none" fo:border-left="none" fo:border-right="none" style:rotation-align="none" fo:border-top="none"/>
      <style:text-properties fo:color="#17375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4" style:family="table-cell" style:parent-style-name="Excel_20_Built-in_20_Normal">
      <style:text-properties fo:color="#17375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5" style:family="table-cell" style:parent-style-name="Excel_20_Built-in_20_Normal" style:data-style-name="N125">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6" style:family="table-cell" style:parent-style-name="Excel_20_Built-in_20_Normal" style:data-style-name="N126">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7" style:family="table-cell" style:parent-style-name="Excel_20_Built-in_20_Normal" style:data-style-name="N8002">
      <style:table-cell-properties style:diagonal-bl-tr="none" style:diagonal-tl-br="none"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8" style:family="table-cell" style:parent-style-name="Excel_20_Built-in_20_Normal" style:data-style-name="N8002">
      <style:table-cell-properties fo:border-bottom="0.0555in solid #1f497d"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9" style:family="table-cell" style:parent-style-name="Excel_20_Built-in_20_Normal">
      <style:text-properties fo:color="#ffc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0" style:family="table-cell" style:parent-style-name="Excel_20_Built-in_20_Normal" style:data-style-name="N117">
      <style:text-properties fo:color="#4f6228"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1" style:family="table-cell" style:parent-style-name="Excel_20_Built-in_20_Normal" style:data-style-name="N117">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2" style:family="table-cell" style:parent-style-name="Excel_20_Built-in_20_Normal" style:data-style-name="N117">
      <style:text-properties fo:color="#00206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3" style:family="table-cell" style:parent-style-name="Excel_20_Built-in_20_Normal" style:data-style-name="N117">
      <style:text-properties fo:color="#ffc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4" style:family="table-cell" style:parent-style-name="Excel_20_Built-in_20_Normal">
      <style:text-properties fo:color="#4a452a"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5" style:family="table-cell" style:parent-style-name="Excel_20_Built-in_20_Normal">
      <style:table-cell-properties style:diagonal-bl-tr="none" style:diagonal-tl-br="none" style:rotation-align="none"/>
      <style:text-properties fo:color="#1f497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6" style:family="table-cell" style:parent-style-name="Normal_20_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7" style:family="table-cell" style:parent-style-name="Normal_20_2" style:data-style-name="N117">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8" style:family="table-cell" style:parent-style-name="Normal_20_2">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619"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7" style:family="table-cell" style:parent-style-name="Normal_20_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8" style:family="table-cell" style:parent-style-name="Normal_20_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629" style:family="table-cell" style:parent-style-name="Normal_20_3">
      <style:table-cell-properties fo:background-color="transparent"/>
    </style:style>
    <style:style style:name="ce630" style:family="table-cell" style:parent-style-name="Normal_20_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1" style:family="table-cell" style:parent-style-name="Normal_20_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2" style:family="table-cell" style:parent-style-name="Normal_20_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3" style:family="table-cell" style:parent-style-name="Normal_20_3" style:data-style-name="N8001">
      <style:table-cell-properties fo:background-color="transparent"/>
    </style:style>
    <style:style style:name="ce634" style:family="table-cell" style:parent-style-name="Normal_20_3">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Normal_20_3">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6" style:family="table-cell" style:parent-style-name="Normal_20_3" style:data-style-name="N121"/>
    <style:style style:name="ce637" style:family="table-cell" style:parent-style-name="Normal_20_3" style:data-style-name="N8002"/>
    <style:style style:name="ce638" style:family="table-cell" style:parent-style-name="Normal_20_3" style:data-style-name="N117">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9" style:family="table-cell" style:parent-style-name="Normal_20_3">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0" style:family="table-cell" style:parent-style-name="Normal_20_3">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in" style:writing-mode="page"/>
    </style:style>
    <style:style style:name="ce641" style:family="table-cell" style:parent-style-name="Normal_20_3">
      <style:table-cell-properties fo:border-bottom="0.0138in solid #000000" style:diagonal-bl-tr="none" style:diagonal-tl-br="none" fo:border-left="none"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2" style:family="table-cell" style:parent-style-name="Normal_20_3">
      <style:table-cell-properties fo:border-bottom="0.0138in solid #000000" style:diagonal-bl-tr="none" style:diagonal-tl-br="none" fo:border-left="none" fo:border-right="none" style:rotation-align="none" fo:border-top="none"/>
    </style:style>
    <style:style style:name="ce643" style:family="table-cell" style:parent-style-name="Normal_20_3">
      <style:table-cell-properties fo:border-bottom="0.0138in solid #000000" style:diagonal-bl-tr="none" style:diagonal-tl-br="none" fo:background-color="transparent" fo:border-left="none"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4" style:family="table-cell" style:parent-style-name="Normal_20_3">
      <style:table-cell-properties fo:border-bottom="none" style:diagonal-bl-tr="none" style:diagonal-tl-br="none" fo:border-left="none" fo:border-right="none" style:rotation-align="none" fo:border-top="0.0138in solid #000000"/>
    </style:style>
    <style:style style:name="ce645" style:family="table-cell" style:parent-style-name="Excel_20_Built-in_20_Normal" style:data-style-name="N121"/>
    <style:style style:name="ce646" style:family="table-cell" style:parent-style-name="Excel_20_Built-in_20_Normal">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7"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8" style:family="table-cell" style:parent-style-name="Excel_20_Built-in_20_Normal">
      <style:table-cell-properties style:cell-protect="protected" style:print-content="true" style:text-align-source="value-type" style:repeat-content="false" fo:wrap-option="wrap" style:direction="ltr" style:rotation-angle="0" style:rotation-align="none" style:shrink-to-fit="false" style:vertical-align="bottom"/>
      <style:paragraph-properties fo:margin-left="0in" style:writing-mode="page"/>
    </style:style>
    <style:style style:name="ce649" style:family="table-cell" style:parent-style-name="Excel_20_Built-in_20_Normal">
      <style:table-cell-properties style:cell-protect="protected" style:print-content="tru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1" style:family="table-cell" style:parent-style-name="Excel_20_Built-in_20_Normal">
      <style:table-cell-properties style:cell-protect="protected" style:print-content="true"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652"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0.0555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Excel_20_Built-in_20_Normal">
      <style:table-cell-properties style:cell-protect="protected" style:print-content="true"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4" style:family="table-cell" style:parent-style-name="Excel_20_Built-in_20_Normal">
      <style:table-cell-properties fo:border-bottom="none" style:cell-protect="protected" style:print-content="true" style:diagonal-bl-tr="none" style:diagonal-tl-br="none" style:text-align-source="fix" style:repeat-content="false" fo:wrap-option="wrap" fo:border-left="0.0555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56" style:family="table-cell" style:parent-style-name="Excel_20_Built-in_20_Normal">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8" style:family="table-cell" style:parent-style-name="Excel_20_Built-in_20_Normal">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9" style:family="table-cell" style:parent-style-name="Excel_20_Built-in_20_Normal">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60" style:family="table-cell" style:parent-style-name="Excel_20_Built-in_20_Normal">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66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2"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5"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666"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none" style:direction="ltr" fo:border-right="0.0555in solid #000000" style:rotation-angle="0" style:rotation-align="none" style:shrink-to-fit="false" fo:border-top="none" style:vertical-align="bottom"/>
      <style:paragraph-properties fo:text-align="center" fo:margin-left="0in" style:writing-mode="page"/>
    </style:style>
    <style:style style:name="ce667"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8"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9"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0"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1"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center" fo:margin-left="0in" style:writing-mode="page"/>
    </style:style>
    <style:style style:name="ce67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673" style:family="table-cell" style:parent-style-name="Excel_20_Built-in_20_Normal" style:data-style-name="N118">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74" style:family="table-cell" style:parent-style-name="Excel_20_Built-in_20_Normal">
      <style:table-cell-properties fo:background-color="#ebf1d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675" style:family="table-cell" style:parent-style-name="Excel_20_Built-in_20_Normal">
      <style:table-cell-properties fo:border-bottom="0.0138in solid #000000" fo:background-color="#ebf1d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676" style:family="table-cell" style:parent-style-name="Excel_20_Built-in_20_Normal">
      <style:table-cell-properties fo:border-bottom="none" fo:background-color="#c6d9f1"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677" style:family="table-cell" style:parent-style-name="Excel_20_Built-in_20_Normal">
      <style:table-cell-properties fo:border-bottom="0.0138in solid #000000" fo:background-color="#c6d9f1"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678" style:family="table-cell" style:parent-style-name="Excel_20_Built-in_20_Normal">
      <style:table-cell-properties fo:background-color="#dce6f2" style:cell-protect="none" style:print-content="true" style:diagonal-bl-tr="none" style:diagonal-tl-br="none" fo:border="0.0138in solid #000000" style:rotation-align="none"/>
    </style:style>
    <style:style style:name="ce679" style:family="table-cell" style:parent-style-name="Excel_20_Built-in_20_Normal" style:data-style-name="N8002">
      <style:table-cell-properties fo:background-color="#fdeada" style:diagonal-bl-tr="none" style:diagonal-tl-br="none" style:text-align-source="fix" style:repeat-content="false" fo:wrap-option="no-wrap" fo:border="0.0346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680" style:family="table-cell" style:parent-style-name="Excel_20_Built-in_20_Normal" style:data-style-name="N8002">
      <style:table-cell-properties fo:border-bottom="0.0346in solid #000000" fo:background-color="#fdeada"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681" style:family="table-cell" style:parent-style-name="Excel_20_Built-in_20_Normal"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682" style:family="table-cell" style:parent-style-name="Excel_20_Built-in_20_Normal">
      <style:table-cell-properties fo:background-color="#ebf1d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83" style:family="table-cell" style:parent-style-name="Excel_20_Built-in_20_Normal">
      <style:table-cell-properties fo:border-bottom="0.0138in solid #000000" fo:background-color="#ebf1d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84" style:family="table-cell" style:parent-style-name="Excel_20_Built-in_20_Normal" style:data-style-name="N118">
      <style:table-cell-properties fo:background-color="#c6d9f1" style:diagonal-bl-tr="none" style:diagonal-tl-br="none" fo:border="0.0138in solid #000000" style:rotation-align="none"/>
    </style:style>
    <style:style style:name="ce685" style:family="table-cell" style:parent-style-name="Excel_20_Built-in_20_Normal">
      <style:table-cell-properties fo:background-color="#c6d9f1" style:diagonal-bl-tr="none" style:diagonal-tl-br="none" fo:border="0.0138in solid #000000" style:rotation-align="none"/>
    </style:style>
    <style:style style:name="ce686" style:family="table-cell" style:parent-style-name="Excel_20_Built-in_20_Normal" style:data-style-name="N8002">
      <style:table-cell-properties fo:background-color="#c6d9f1" style:diagonal-bl-tr="none" style:diagonal-tl-br="none" fo:border="0.0138in solid #000000" style:rotation-align="none"/>
    </style:style>
    <style:style style:name="ce687" style:family="table-cell" style:parent-style-name="Excel_20_Built-in_20_Normal" style:data-style-name="N8001">
      <style:table-cell-properties fo:background-color="#c6d9f1" style:diagonal-bl-tr="none" style:diagonal-tl-br="none" fo:border="0.0138in solid #000000" style:rotation-align="none"/>
    </style:style>
    <style:style style:name="ce688" style:family="table-cell" style:parent-style-name="Excel_20_Built-in_20_Normal">
      <style:table-cell-properties style:diagonal-bl-tr="none" style:diagonal-tl-br="none" fo:background-color="transparent" style:rotation-align="none"/>
    </style:style>
    <style:style style:name="ce689" style:family="table-cell" style:parent-style-name="Excel_20_Built-in_20_Normal" style:data-style-name="N118">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style>
    <style:style style:name="ce690"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style>
    <style:style style:name="ce691"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92" style:family="table-cell" style:parent-style-name="Excel_20_Built-in_20_Normal">
      <style:table-cell-properties fo:background-color="#dce6f2"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93" style:family="table-cell" style:parent-style-name="Excel_20_Built-in_20_Normal" style:data-style-name="N118">
      <style:table-cell-properties fo:background-color="#dce6f2"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94" style:family="table-cell" style:parent-style-name="Excel_20_Built-in_20_Normal" style:data-style-name="N8010">
      <style:table-cell-properties fo:background-color="#dce6f2"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95" style:family="table-cell" style:parent-style-name="Excel_20_Built-in_20_Normal" style:data-style-name="N8002">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96" style:family="table-cell" style:parent-style-name="Excel_20_Built-in_20_Normal" style:data-style-name="N122">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97" style:family="table-cell" style:parent-style-name="Excel_20_Built-in_20_Normal">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698" style:family="table-cell" style:parent-style-name="Excel_20_Built-in_20_Normal">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99" style:family="table-cell" style:parent-style-name="Excel_20_Built-in_20_Normal" style:data-style-name="N8001">
      <style:table-cell-properties fo:background-color="#dce6f2"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00" style:family="table-cell" style:parent-style-name="Excel_20_Built-in_20_Normal" style:data-style-name="N118">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01" style:family="table-cell" style:parent-style-name="Excel_20_Built-in_20_Normal"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02" style:family="table-cell" style:parent-style-name="Excel_20_Built-in_20_Normal" style:data-style-name="N8001">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03" style:family="table-cell" style:parent-style-name="Excel_20_Built-in_20_Normal">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04" style:family="table-cell" style:parent-style-name="Excel_20_Built-in_20_Normal">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5"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06" style:family="table-cell" style:parent-style-name="Excel_20_Built-in_20_Normal" style:data-style-name="N118">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07" style:family="table-cell" style:parent-style-name="Excel_20_Built-in_20_Normal">
      <style:table-cell-properties fo:border-bottom="0.0138in solid #000000" fo:background-color="#c6d9f1"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1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11" style:family="table-cell" style:parent-style-name="Excel_20_Built-in_20_Normal" style:data-style-name="N8002">
      <style:table-cell-properties fo:background-color="#fef1d1"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12" style:family="table-cell" style:parent-style-name="Excel_20_Built-in_20_Normal" style:data-style-name="N8002">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3" style:family="table-cell" style:parent-style-name="Excel_20_Built-in_20_Normal" style:data-style-name="N8002">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14" style:family="table-cell" style:parent-style-name="Excel_20_Built-in_20_Normal" style:data-style-name="N119">
      <style:table-cell-properties fo:background-color="#dce6f2"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15" style:family="table-cell" style:parent-style-name="Excel_20_Built-in_20_Normal"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716" style:family="table-cell" style:parent-style-name="Excel_20_Built-in_20_Normal" style:data-style-name="N8002">
      <style:table-cell-properties fo:border-bottom="none" fo:background-color="#c6d9f1"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717" style:family="table-cell" style:parent-style-name="Excel_20_Built-in_20_Normal" style:data-style-name="N8002">
      <style:table-cell-properties fo:border-bottom="0.0138in solid #000000" fo:background-color="#c6d9f1"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718" style:family="table-cell" style:parent-style-name="Excel_20_Built-in_20_Normal">
      <style:table-cell-properties fo:border-bottom="0.0138in solid #000000" fo:background-color="#c6d9f1"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19" style:family="table-cell" style:parent-style-name="Excel_20_Built-in_20_Normal"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720" style:family="table-cell" style:parent-style-name="Excel_20_Built-in_20_Normal" style:data-style-name="N118">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1" style:family="table-cell" style:parent-style-name="Excel_20_Built-in_20_Normal" style:data-style-name="N118">
      <style:table-cell-properties fo:border-bottom="none" fo:background-color="#c6d9f1"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722" style:family="table-cell" style:parent-style-name="Excel_20_Built-in_20_Normal" style:data-style-name="N118">
      <style:table-cell-properties fo:border-bottom="0.0138in solid #000000" fo:background-color="#c6d9f1"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723" style:family="table-cell" style:parent-style-name="Excel_20_Built-in_20_Normal" style:data-style-name="N118">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24" style:family="table-cell" style:parent-style-name="Excel_20_Built-in_20_Normal" style:data-style-name="N118">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25" style:family="table-cell" style:parent-style-name="Excel_20_Built-in_20_Normal" style:data-style-name="N118">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26" style:family="table-cell" style:parent-style-name="Excel_20_Built-in_20_Normal" style:data-style-name="N118">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27" style:family="table-cell" style:parent-style-name="Excel_20_Built-in_20_Normal" style:data-style-name="N8002">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28" style:family="table-cell" style:parent-style-name="Excel_20_Built-in_20_Normal" style:data-style-name="N118">
      <style:table-cell-properties fo:border-bottom="0.0138in solid #000000" fo:background-color="#c6d9f1"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29" style:family="table-cell" style:parent-style-name="Excel_20_Built-in_20_Normal" style:data-style-name="N8002">
      <style:table-cell-properties fo:background-color="#c6d9f1"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30" style:family="table-cell" style:parent-style-name="Excel_20_Built-in_20_Normal" style:data-style-name="N8002">
      <style:table-cell-properties fo:border-bottom="0.0138in solid #000000" fo:background-color="#c6d9f1"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31" style:family="table-cell" style:parent-style-name="Excel_20_Built-in_20_Normal">
      <style:table-cell-properties fo:background-color="#c6d9f1"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2" style:family="table-cell" style:parent-style-name="Excel_20_Built-in_20_Normal">
      <style:table-cell-properties fo:border-bottom="none" fo:background-color="#c6d9f1" style:diagonal-bl-tr="none" style:diagonal-tl-br="none" style:text-align-source="fix" style:repeat-content="false" fo:wrap-option="wrap" fo:border-left="0.0138in solid #000000"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3" style:family="table-cell" style:parent-style-name="Excel_20_Built-in_20_Normal">
      <style:table-cell-properties fo:border-bottom="0.0138in solid #000000" fo:background-color="#c6d9f1" style:diagonal-bl-tr="none" style:diagonal-tl-br="none" style:text-align-source="fix" style:repeat-content="false" fo:wrap-option="wrap" fo:border-left="0.0138in solid #000000"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5"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38" style:family="table-cell" style:parent-style-name="Excel_20_Built-in_20_Normal" style:data-style-name="N118">
      <style:table-cell-properties fo:border-bottom="0.0138in solid #000000" fo:background-color="#c6d9f1"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39" style:family="table-cell" style:parent-style-name="Excel_20_Built-in_20_Normal" style:data-style-name="N800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40" style:family="table-cell" style:parent-style-name="Excel_20_Built-in_20_Normal">
      <style:table-cell-properties fo:border-bottom="none" fo:background-color="#c6d9f1"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1" style:family="table-cell" style:parent-style-name="Excel_20_Built-in_20_Normal">
      <style:table-cell-properties fo:background-color="#c6d9f1"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2" style:family="table-cell" style:parent-style-name="Excel_20_Built-in_20_Normal">
      <style:table-cell-properties fo:border-bottom="0.0138in solid #000000" fo:background-color="#c6d9f1"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3" style:family="table-cell" style:parent-style-name="Excel_20_Built-in_20_Normal">
      <style:table-cell-properties fo:border-bottom="none" fo:background-color="#c6d9f1"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4" style:family="table-cell" style:parent-style-name="Excel_20_Built-in_20_Normal">
      <style:table-cell-properties fo:border-bottom="none" fo:background-color="#c6d9f1" style:diagonal-bl-tr="none" style:diagonal-tl-br="none" style:text-align-source="fix" style:repeat-content="false" fo:wrap-option="wrap" fo:border-left="none" style:direction="ltr" fo:border-right="0.0138in solid #000000"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5" style:family="table-cell" style:parent-style-name="Excel_20_Built-in_20_Normal">
      <style:table-cell-properties fo:border-bottom="0.0138in solid #000000" fo:background-color="#c6d9f1" style:diagonal-bl-tr="none" style:diagonal-tl-br="none" style:text-align-source="fix" style:repeat-content="false" fo:wrap-option="wrap" fo:border-left="none" style:direction="ltr" fo:border-right="0.0138in solid #000000"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6" style:family="table-cell" style:parent-style-name="Excel_20_Built-in_20_Normal" style:data-style-name="N8002">
      <style:table-cell-properties style:diagonal-bl-tr="none" style:diagonal-tl-br="none" fo:background-color="transparent" style:rotation-align="none"/>
    </style:style>
    <style:style style:name="ce747" style:family="table-cell" style:parent-style-name="Excel_20_Built-in_20_Normal" style:data-style-name="N122">
      <style:table-cell-properties fo:background-color="#dce6f2"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48" style:family="table-cell" style:parent-style-name="Excel_20_Built-in_20_Normal" style:data-style-name="N122">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49" style:family="table-cell" style:parent-style-name="Excel_20_Built-in_20_Normal" style:data-style-name="N8001">
      <style:table-cell-properties fo:background-color="#fdeada"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50" style:family="table-cell" style:parent-style-name="Excel_20_Built-in_20_Normal" style:data-style-name="N8001">
      <style:table-cell-properties fo:background-color="#fdeada"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51" style:family="table-cell" style:parent-style-name="Excel_20_Built-in_20_Normal" style:data-style-name="N8001">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style>
    <style:style style:name="ce752" style:family="table-cell" style:parent-style-name="Excel_20_Built-in_20_Normal" style:data-style-name="N118">
      <style:table-cell-properties fo:border-bottom="0.0138in solid #000000" fo:background-color="#c6d9f1"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53" style:family="table-cell" style:parent-style-name="Excel_20_Built-in_20_Normal" style:data-style-name="N118">
      <style:table-cell-properties fo:border-bottom="non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54" style:family="table-cell" style:parent-style-name="Excel_20_Built-in_20_Normal">
      <style:table-cell-properties fo:background-color="#c6d9f1"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style>
    <style:style style:name="ce755" style:family="table-cell" style:parent-style-name="Excel_20_Built-in_20_Normal">
      <style:table-cell-properties fo:border-bottom="0.0138in solid #000000" fo:background-color="#c6d9f1"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top"/>
      <style:paragraph-properties fo:text-align="center" fo:margin-left="0in" style:writing-mode="page"/>
    </style:style>
    <style:style style:name="ce756" style:family="table-cell" style:parent-style-name="Excel_20_Built-in_20_Normal" style:data-style-name="N118">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57" style:family="table-cell" style:parent-style-name="Excel_20_Built-in_20_Normal">
      <style:table-cell-properties fo:border-bottom="0.0555in solid #000000" fo:background-color="#ffff00" style:diagonal-bl-tr="none" style:diagonal-tl-br="none" fo:border-left="none" fo:border-right="none" style:rotation-align="none" fo:border-top="none"/>
    </style:style>
    <style:style style:name="ce758" style:family="table-cell" style:parent-style-name="Excel_20_Built-in_20_Normal">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59" style:family="table-cell" style:parent-style-name="Excel_20_Built-in_20_Normal">
      <style:table-cell-properties fo:border-bottom="none" style:diagonal-bl-tr="none" style:diagonal-tl-br="none" fo:border-left="0.0138in solid #000000" fo:border-right="none" style:rotation-align="none" fo:border-top="0.0138in solid #000000"/>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61" style:family="table-cell" style:parent-style-name="Excel_20_Built-in_20_Normal">
      <style:table-cell-properties fo:border-bottom="0.0138in solid #000000" style:diagonal-bl-tr="none" style:diagonal-tl-br="none" fo:border-left="0.0138in solid #000000" fo:border-right="none" style:rotation-align="none" fo:border-top="none"/>
    </style:style>
    <style:style style:name="ce762" style:family="table-cell" style:parent-style-name="Excel_20_Built-in_20_Normal">
      <style:table-cell-properties fo:border-bottom="none" style:diagonal-bl-tr="none" style:diagonal-tl-br="none" fo:background-color="transparent" fo:border-left="0.0138in solid #000000" fo:border-right="none" style:rotation-align="none" fo:border-top="0.0138in solid #000000"/>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63" style:family="table-cell" style:parent-style-name="Excel_20_Built-in_20_Normal">
      <style:table-cell-properties fo:border-bottom="none" style:diagonal-bl-tr="none" style:diagonal-tl-br="none" fo:background-color="transparent" fo:border-left="0.0138in solid #000000" fo:border-right="none" style:rotation-align="none" fo:border-top="none"/>
    </style:style>
    <style:style style:name="ce764" style:family="table-cell" style:parent-style-name="Excel_20_Built-in_20_Normal">
      <style:table-cell-properties fo:border-bottom="0.0138in solid #000000" style:diagonal-bl-tr="none" style:diagonal-tl-br="none" fo:background-color="transparent" fo:border-left="0.0138in solid #000000" fo:border-right="none" style:rotation-align="none" fo:border-top="none"/>
    </style:style>
    <style:style style:name="ce765" style:family="table-cell" style:parent-style-name="Excel_20_Built-in_20_Normal" style:data-style-name="N8010"/>
    <style:style style:name="ce766" style:family="table-cell" style:parent-style-name="Excel_20_Built-in_20_Normal" style:data-style-name="N8003"/>
    <style:style style:name="ce767" style:family="table-cell" style:parent-style-name="Excel_20_Built-in_20_Normal" style:data-style-name="N8003">
      <style:table-cell-properties fo:background-color="transparent"/>
    </style:style>
    <style:style style:name="ce768" style:family="table-cell" style:parent-style-name="Excel_20_Built-in_20_Normal" style:data-style-name="N8004"/>
    <style:style style:name="ce769" style:family="table-cell" style:parent-style-name="Excel_20_Built-in_20_Normal" style:data-style-name="N8004">
      <style:table-cell-properties fo:border-bottom="none" style:diagonal-bl-tr="none" style:diagonal-tl-br="none" fo:border-left="none" fo:border-right="none" style:rotation-align="none" fo:border-top="0.0138in solid #000000"/>
    </style:style>
    <style:style style:name="ce770" style:family="table-cell" style:parent-style-name="Excel_20_Built-in_20_Normal" style:data-style-name="N8003">
      <style:table-cell-properties style:diagonal-bl-tr="none" style:diagonal-tl-br="none" style:rotation-align="none"/>
    </style:style>
    <style:style style:name="ce771" style:family="table-cell" style:parent-style-name="Excel_20_Built-in_20_Normal">
      <style:table-cell-properties fo:border-bottom="0.0138in solid #000000" style:diagonal-bl-tr="none" style:diagonal-tl-br="none" fo:border-left="none"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2" style:family="table-cell" style:parent-style-name="Excel_20_Built-in_20_Normal" style:data-style-name="N8011">
      <style:table-cell-properties fo:background-color="transparent"/>
    </style:style>
    <style:style style:name="ce77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1043in" style:writing-mode="page"/>
    </style:style>
    <style:style style:name="ce774" style:family="table-cell" style:parent-style-name="Excel_20_Built-in_20_Normal">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5" style:family="table-cell" style:parent-style-name="Excel_20_Built-in_20_Normal">
      <style:table-cell-properties fo:border-bottom="0.0138in solid #000000" style:diagonal-bl-tr="none" style:diagonal-tl-br="none" fo:border-left="none" fo:border-right="0.0138in solid #000000"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6"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7" style:family="table-cell" style:parent-style-name="Excel_20_Built-in_20_Normal">
      <style:table-cell-properties fo:background-color="#ebf1de"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78" style:family="table-cell" style:parent-style-name="Excel_20_Built-in_20_Normal">
      <style:table-cell-properties fo:border-bottom="0.0138in solid #000000" fo:background-color="#ebf1d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79" style:family="table-cell" style:parent-style-name="Excel_20_Built-in_20_Normal" style:data-style-name="N118">
      <style:table-cell-properties fo:background-color="#c6d9f1"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end" fo:margin-left="0in" style:writing-mode="page"/>
    </style:style>
    <style:style style:name="ce780" style:family="table-cell" style:parent-style-name="Excel_20_Built-in_20_Normal">
      <style:table-cell-properties fo:background-color="#c6d9f1"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end" fo:margin-left="0in" style:writing-mode="page"/>
    </style:style>
    <style:style style:name="ce781"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782" style:family="table-cell" style:parent-style-name="Excel_20_Built-in_20_Normal">
      <style:table-cell-properties fo:border-bottom="none" fo:background-color="#ebf1d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83" style:family="table-cell" style:parent-style-name="Excel_20_Built-in_20_Normal">
      <style:table-cell-properties fo:border-bottom="0.0138in solid #000000" fo:background-color="#ebf1d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84" style:family="table-cell" style:parent-style-name="Excel_20_Built-in_20_Normal" style:data-style-name="N117">
      <style:table-cell-properties fo:background-color="#fdeada"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85" style:family="table-cell" style:parent-style-name="Excel_20_Built-in_20_Normal" style:data-style-name="N8001">
      <style:table-cell-properties fo:background-color="#fdeada"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86" style:family="table-cell" style:parent-style-name="Excel_20_Built-in_20_Normal" style:data-style-name="N124">
      <style:table-cell-properties fo:background-color="#fdeada"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87" style:family="table-cell" style:parent-style-name="Excel_20_Built-in_20_Normal" style:data-style-name="N8002">
      <style:table-cell-properties fo:background-color="#fdeada"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88" style:family="table-cell" style:parent-style-name="Excel_20_Built-in_20_Normal" style:data-style-name="N122">
      <style:table-cell-properties fo:background-color="#fdeada"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89" style:family="table-cell" style:parent-style-name="Excel_20_Built-in_20_Normal">
      <style:table-cell-properties fo:background-color="#c6d9f1"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790" style:family="table-cell" style:parent-style-name="Excel_20_Built-in_20_Normal">
      <style:table-cell-properties fo:background-color="#c6d9f1"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style>
    <style:style style:name="ce791" style:family="table-cell" style:parent-style-name="Excel_20_Built-in_20_Normal">
      <style:table-cell-properties fo:border-bottom="none" fo:background-color="#c6d9f1"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style:vertical-align="top"/>
      <style:paragraph-properties fo:text-align="start" fo:margin-left="0in" style:writing-mode="page"/>
    </style:style>
    <style:style style:name="ce792" style:family="table-cell" style:parent-style-name="Excel_20_Built-in_20_Normal">
      <style:table-cell-properties fo:border-bottom="0.0138in solid #000000" fo:background-color="#c6d9f1"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style:vertical-align="top"/>
      <style:paragraph-properties fo:text-align="start" fo:margin-left="0in" style:writing-mode="page"/>
    </style:style>
    <style:style style:name="ce793" style:family="table-cell" style:parent-style-name="Excel_20_Built-in_20_Normal">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794" style:family="table-cell" style:parent-style-name="Excel_20_Built-in_20_Normal">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95" style:family="table-cell" style:parent-style-name="Excel_20_Built-in_20_Normal">
      <style:table-cell-properties fo:border-bottom="none"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96" style:family="table-cell" style:parent-style-name="Excel_20_Built-in_20_Normal">
      <style:table-cell-properties fo:border-bottom="0.0138in solid #000000"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97" style:family="table-cell" style:parent-style-name="Excel_20_Built-in_20_Normal" style:data-style-name="N8061">
      <style:table-cell-properties fo:background-color="#fdeada" style:cell-protect="protected" style:print-content="true" style:diagonal-bl-tr="none" style:diagonal-tl-br="none" fo:border="0.0138in solid #000000" style:rotation-align="none"/>
    </style:style>
    <style:style style:name="ce798" style:family="table-cell" style:parent-style-name="Excel_20_Built-in_20_Normal" style:data-style-name="N8061">
      <style:table-cell-properties style:cell-protect="protected" style:print-content="true"/>
    </style:style>
    <style:style style:name="ce799" style:family="table-cell" style:parent-style-name="Excel_20_Built-in_20_Normal" style:data-style-name="N124">
      <style:table-cell-properties fo:background-color="#fdeada" style:cell-protect="protected" style:print-content="true" style:diagonal-bl-tr="none" style:diagonal-tl-br="none" fo:border="0.0138in solid #000000" style:rotation-align="none"/>
    </style:style>
    <style:style style:name="ce800" style:family="table-cell" style:parent-style-name="Excel_20_Built-in_20_Normal">
      <style:table-cell-properties fo:border-bottom="none" fo:background-color="#c6d9f1"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style>
    <style:style style:name="ce801" style:family="table-cell" style:parent-style-name="Excel_20_Built-in_20_Normal">
      <style:table-cell-properties fo:background-color="#c6d9f1"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802" style:family="table-cell" style:parent-style-name="Excel_20_Built-in_20_Normal">
      <style:table-cell-properties fo:border-bottom="0.0138in solid #000000" fo:background-color="#c6d9f1"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style>
    <style:style style:name="ce803" style:family="table-cell" style:parent-style-name="Excel_20_Built-in_20_Normal" style:data-style-name="N8002">
      <style:table-cell-properties style:cell-protect="protected" style:print-content="true"/>
    </style:style>
    <style:style style:name="ce804" style:family="table-cell" style:parent-style-name="Excel_20_Built-in_20_Normal" style:data-style-name="N8002">
      <style:table-cell-properties fo:background-color="#fdeada" style:cell-protect="protected" style:print-content="true" style:diagonal-bl-tr="none" style:diagonal-tl-br="none" fo:border="0.0138in solid #000000" style:rotation-align="none"/>
    </style:style>
    <style:style style:name="ce805" style:family="table-cell" style:parent-style-name="Excel_20_Built-in_20_Normal">
      <style:table-cell-properties fo:border-bottom="none" fo:background-color="#c6d9f1" style:cell-protect="protected" style:print-content="tru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style>
    <style:style style:name="ce806" style:family="table-cell" style:parent-style-name="Excel_20_Built-in_20_Normal">
      <style:table-cell-properties fo:border-bottom="none" fo:background-color="#c6d9f1" style:cell-protect="protected" style:print-content="true" style:diagonal-bl-tr="none" style:diagonal-tl-br="none" style:text-align-source="fix" style:repeat-content="false" fo:wrap-option="wrap" fo:border-left="none" style:direction="ltr" fo:border-right="0.0138in solid #000000" style:rotation-angle="0" style:rotation-align="none" style:shrink-to-fit="false" fo:border-top="none" style:vertical-align="top"/>
      <style:paragraph-properties fo:text-align="start" fo:margin-left="0in" style:writing-mode="page"/>
    </style:style>
    <style:style style:name="ce807" style:family="table-cell" style:parent-style-name="Excel_20_Built-in_20_Normal">
      <style:table-cell-properties fo:border-bottom="0.0138in solid #000000" fo:background-color="#c6d9f1" style:cell-protect="protected" style:print-content="true" style:diagonal-bl-tr="none" style:diagonal-tl-br="none" style:text-align-source="fix" style:repeat-content="false" fo:wrap-option="wrap" fo:border-left="none" style:direction="ltr" fo:border-right="0.0138in solid #000000" style:rotation-angle="0" style:rotation-align="none" style:shrink-to-fit="false" fo:border-top="none" style:vertical-align="top"/>
      <style:paragraph-properties fo:text-align="start" fo:margin-left="0in" style:writing-mode="page"/>
    </style:style>
    <style:style style:name="gr3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409in" fo:min-width="1.1417in" fo:padding-top="0.0394in" fo:padding-bottom="0.0394in" fo:padding-left="0.0394in" fo:padding-right="0.0394in" draw:shadow="hidden" draw:shadow-offset-x="0.0394in" draw:shadow-offset-y="0.0394in" draw:caption-escape-direction="auto"/>
    </style:style>
    <style:style style:name="gr3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8079in" fo:min-width="1.1417in" fo:padding-top="0.0394in" fo:padding-bottom="0.0394in" fo:padding-left="0.0394in" fo:padding-right="0.0394in" draw:shadow="hidden" draw:shadow-offset-x="0.0394in" draw:shadow-offset-y="0.0394in" draw:caption-escape-direction="auto"/>
    </style:style>
    <style:style style:name="gr4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437in" fo:min-width="1.1417in" fo:padding-top="0.0394in" fo:padding-bottom="0.0394in" fo:padding-left="0.0394in" fo:padding-right="0.0394in" draw:shadow="hidden" draw:shadow-offset-x="0.0394in" draw:shadow-offset-y="0.0394in" draw:caption-escape-direction="auto"/>
    </style:style>
    <style:style style:name="gr4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476in" fo:min-width="1.1417in" fo:padding-top="0.0394in" fo:padding-bottom="0.0394in" fo:padding-left="0.0394in" fo:padding-right="0.0394in" draw:shadow="hidden" draw:shadow-offset-x="0.0394in" draw:shadow-offset-y="0.0394in" draw:caption-escape-direction="auto"/>
    </style:style>
    <style:style style:name="gr4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48in" fo:min-width="1.1417in" fo:padding-top="0.0394in" fo:padding-bottom="0.0394in" fo:padding-left="0.0394in" fo:padding-right="0.0394in" draw:shadow="hidden" draw:shadow-offset-x="0.0394in" draw:shadow-offset-y="0.0394in" draw:caption-escape-direction="auto"/>
    </style:style>
    <style:style style:name="gr4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135in" fo:min-width="1.1417in" fo:padding-top="0.0394in" fo:padding-bottom="0.0394in" fo:padding-left="0.0394in" fo:padding-right="0.0394in" draw:shadow="hidden" draw:shadow-offset-x="0.0394in" draw:shadow-offset-y="0.0394in" draw:caption-escape-direction="auto"/>
    </style:style>
    <style:style style:name="gr4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3287in" fo:min-width="1.1417in" fo:padding-top="0.0394in" fo:padding-bottom="0.0394in" fo:padding-left="0.0394in" fo:padding-right="0.0394in" draw:shadow="hidden" draw:shadow-offset-x="0.0394in" draw:shadow-offset-y="0.0394in" draw:caption-escape-direction="auto"/>
    </style:style>
    <style:style style:name="gr4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0827in" fo:min-width="1.1417in" fo:padding-top="0.0394in" fo:padding-bottom="0.0394in" fo:padding-left="0.0394in" fo:padding-right="0.0394in" draw:shadow="hidden" draw:shadow-offset-x="0.0394in" draw:shadow-offset-y="0.0394in" draw:caption-escape-direction="auto"/>
    </style:style>
    <style:style style:name="gr4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0819in" fo:min-width="1.1417in" fo:padding-top="0.0394in" fo:padding-bottom="0.0394in" fo:padding-left="0.0394in" fo:padding-right="0.0394in" draw:shadow="hidden" draw:shadow-offset-x="0.0394in" draw:shadow-offset-y="0.0394in" draw:caption-escape-direction="auto"/>
    </style:style>
    <style:style style:name="gr4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079in" fo:min-width="1.1417in" fo:padding-top="0.0394in" fo:padding-bottom="0.0394in" fo:padding-left="0.0394in" fo:padding-right="0.0394in" draw:shadow="hidden" draw:shadow-offset-x="0.0394in" draw:shadow-offset-y="0.0394in" draw:caption-escape-direction="auto"/>
    </style:style>
    <style:style style:name="gr4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075in" fo:min-width="1.1417in" fo:padding-top="0.0394in" fo:padding-bottom="0.0394in" fo:padding-left="0.0394in" fo:padding-right="0.0394in" draw:shadow="hidden" draw:shadow-offset-x="0.0394in" draw:shadow-offset-y="0.0394in" draw:caption-escape-direction="auto"/>
    </style:style>
    <style:style style:name="gr4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075in" fo:min-width="1.1417in" fo:padding-top="0.0394in" fo:padding-bottom="0.0394in" fo:padding-left="0.0394in" fo:padding-right="0.0394in" draw:shadow="hidden" draw:shadow-offset-x="0.0394in" draw:shadow-offset-y="0.0394in" draw:caption-escape-direction="auto"/>
    </style:style>
    <style:style style:name="gr5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3228in" fo:min-width="1.1417in" fo:padding-top="0.0394in" fo:padding-bottom="0.0394in" fo:padding-left="0.0394in" fo:padding-right="0.0394in" draw:shadow="hidden" draw:shadow-offset-x="0.0394in" draw:shadow-offset-y="0.0394in" draw:caption-escape-direction="auto"/>
    </style:style>
    <style:style style:name="gr5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4539in" fo:min-width="1.1417in" fo:padding-top="0.0394in" fo:padding-bottom="0.0394in" fo:padding-left="0.0394in" fo:padding-right="0.0394in" draw:shadow="hidden" draw:shadow-offset-x="0.0394in" draw:shadow-offset-y="0.0394in" draw:caption-escape-direction="auto"/>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765in" fo:min-width="1.1417in" fo:padding-top="0.0394in" fo:padding-bottom="0.0394in" fo:padding-left="0.0394in" fo:padding-right="0.0394in" draw:shadow="hidden" draw:shadow-offset-x="0.0394in" draw:shadow-offset-y="0.0394in" draw:caption-escape-direction="auto"/>
    </style:style>
    <style:style style:name="gr1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0587in" fo:min-width="1.1417in" fo:padding-top="0.0394in" fo:padding-bottom="0.0394in" fo:padding-left="0.0394in" fo:padding-right="0.0394in" draw:shadow="hidden" draw:shadow-offset-x="0.0394in" draw:shadow-offset-y="0.0394in" draw:caption-escape-direction="auto"/>
    </style:style>
    <style:style style:name="gr1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327in" fo:min-width="1.1417in" fo:padding-top="0.0394in" fo:padding-bottom="0.0394in" fo:padding-left="0.0394in" fo:padding-right="0.0394in" draw:shadow="hidden" draw:shadow-offset-x="0.0394in" draw:shadow-offset-y="0.0394in" draw:caption-escape-direction="auto"/>
    </style:style>
    <style:style style:name="gr1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685in" fo:min-width="1.1417in" fo:padding-top="0.0394in" fo:padding-bottom="0.0394in" fo:padding-left="0.0394in" fo:padding-right="0.0394in" draw:shadow="hidden" draw:shadow-offset-x="0.0394in" draw:shadow-offset-y="0.0394in" draw:caption-escape-direction="auto"/>
    </style:style>
    <style:style style:name="gr1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7646in" fo:min-width="1.1417in" fo:padding-top="0.0394in" fo:padding-bottom="0.0394in" fo:padding-left="0.0394in" fo:padding-right="0.0394in" draw:shadow="hidden" draw:shadow-offset-x="0.0394in" draw:shadow-offset-y="0.0394in" draw:caption-escape-direction="auto"/>
    </style:style>
    <style:style style:name="gr2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051in" fo:min-width="1.1417in" fo:padding-top="0.0394in" fo:padding-bottom="0.0394in" fo:padding-left="0.0394in" fo:padding-right="0.0394in" draw:shadow="hidden" draw:shadow-offset-x="0.0394in" draw:shadow-offset-y="0.0394in" draw:caption-escape-direction="auto"/>
    </style:style>
    <style:style style:name="gr2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3425in" fo:min-width="1.1417in" fo:padding-top="0.0394in" fo:padding-bottom="0.0394in" fo:padding-left="0.0394in" fo:padding-right="0.0394in" draw:shadow="hidden" draw:shadow-offset-x="0.0394in" draw:shadow-offset-y="0.0394in" draw:caption-escape-direction="auto"/>
    </style:style>
    <style:style style:name="gr2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9657in" fo:min-width="1.1417in" fo:padding-top="0.0394in" fo:padding-bottom="0.0394in" fo:padding-left="0.0394in" fo:padding-right="0.0394in" draw:shadow="hidden" draw:shadow-offset-x="0.0394in" draw:shadow-offset-y="0.0394in" draw:caption-escape-direction="auto"/>
    </style:style>
    <style:style style:name="gr2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1657in" fo:min-width="1.1417in" fo:padding-top="0.0394in" fo:padding-bottom="0.0394in" fo:padding-left="0.0394in" fo:padding-right="0.0394in" draw:shadow="hidden" draw:shadow-offset-x="0.0394in" draw:shadow-offset-y="0.0394in" draw:caption-escape-direction="auto"/>
    </style:style>
    <style:style style:name="gr2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361in" fo:min-width="1.1417in" fo:padding-top="0.0394in" fo:padding-bottom="0.0394in" fo:padding-left="0.0394in" fo:padding-right="0.0394in" draw:shadow="hidden" draw:shadow-offset-x="0.0394in" draw:shadow-offset-y="0.0394in" draw:caption-escape-direction="auto"/>
    </style:style>
    <style:style style:name="gr2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7217in" fo:min-width="1.1417in" fo:padding-top="0.0394in" fo:padding-bottom="0.0394in" fo:padding-left="0.0394in" fo:padding-right="0.0394in" draw:shadow="hidden" draw:shadow-offset-x="0.0394in" draw:shadow-offset-y="0.0394in" draw:caption-escape-direction="auto"/>
    </style:style>
    <style:style style:name="gr2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8728in" fo:min-width="1.1417in" fo:padding-top="0.0394in" fo:padding-bottom="0.0394in" fo:padding-left="0.0394in" fo:padding-right="0.0394in" draw:shadow="hidden" draw:shadow-offset-x="0.0394in" draw:shadow-offset-y="0.0394in" draw:caption-escape-direction="auto"/>
    </style:style>
    <style:style style:name="gr2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1169in" fo:min-width="1.1417in" fo:padding-top="0.0394in" fo:padding-bottom="0.0394in" fo:padding-left="0.0394in" fo:padding-right="0.0394in" draw:shadow="hidden" draw:shadow-offset-x="0.0394in" draw:shadow-offset-y="0.0394in" draw:caption-escape-direction="auto"/>
    </style:style>
    <style:style style:name="gr2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697in" fo:min-width="1.1417in" fo:padding-top="0.0394in" fo:padding-bottom="0.0394in" fo:padding-left="0.0394in" fo:padding-right="0.0394in" draw:shadow="hidden" draw:shadow-offset-x="0.0394in" draw:shadow-offset-y="0.0394in" draw:caption-escape-direction="auto"/>
    </style:style>
    <style:style style:name="gr2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051in" fo:min-width="1.1417in" fo:padding-top="0.0394in" fo:padding-bottom="0.0394in" fo:padding-left="0.0394in" fo:padding-right="0.0394in" draw:shadow="hidden" draw:shadow-offset-x="0.0394in" draw:shadow-offset-y="0.0394in" draw:caption-escape-direction="auto"/>
    </style:style>
    <style:style style:name="gr3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984in" fo:min-width="1.1417in" fo:padding-top="0.0394in" fo:padding-bottom="0.0394in" fo:padding-left="0.0394in" fo:padding-right="0.0394in" draw:shadow="hidden" draw:shadow-offset-x="0.0394in" draw:shadow-offset-y="0.0394in" draw:caption-escape-direction="auto"/>
    </style:style>
    <style:style style:name="gr3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22in" fo:min-width="1.1417in" fo:padding-top="0.0394in" fo:padding-bottom="0.0394in" fo:padding-left="0.0394in" fo:padding-right="0.0394in" draw:shadow="hidden" draw:shadow-offset-x="0.0394in" draw:shadow-offset-y="0.0394in" draw:caption-escape-direction="auto"/>
    </style:style>
    <style:style style:name="gr3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098in" fo:min-width="1.1417in" fo:padding-top="0.0394in" fo:padding-bottom="0.0394in" fo:padding-left="0.0394in" fo:padding-right="0.0394in" draw:shadow="hidden" draw:shadow-offset-x="0.0394in" draw:shadow-offset-y="0.0394in" draw:caption-escape-direction="auto"/>
    </style:style>
    <style:style style:name="gr3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9776in" fo:min-width="1.1417in" fo:padding-top="0.0394in" fo:padding-bottom="0.0394in" fo:padding-left="0.0394in" fo:padding-right="0.0394in" draw:shadow="hidden" draw:shadow-offset-x="0.0394in" draw:shadow-offset-y="0.0394in" draw:caption-escape-direction="auto"/>
    </style:style>
    <style:style style:name="gr3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4193in" fo:min-width="1.1417in" fo:padding-top="0.0394in" fo:padding-bottom="0.0394in" fo:padding-left="0.0394in" fo:padding-right="0.0394in" draw:shadow="hidden" draw:shadow-offset-x="0.0394in" draw:shadow-offset-y="0.0394in" draw:caption-escape-direction="auto"/>
    </style:style>
    <style:style style:name="gr3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2681in" fo:min-width="1.1417in" fo:padding-top="0.0394in" fo:padding-bottom="0.0394in" fo:padding-left="0.0394in" fo:padding-right="0.0394in" draw:shadow="hidden" draw:shadow-offset-x="0.0394in" draw:shadow-offset-y="0.0394in" draw:caption-escape-direction="auto"/>
    </style:style>
    <style:style style:name="gr3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061in" fo:min-width="1.1417in" fo:padding-top="0.0394in" fo:padding-bottom="0.0394in" fo:padding-left="0.0394in" fo:padding-right="0.0394in" draw:shadow="hidden" draw:shadow-offset-x="0.0394in" draw:shadow-offset-y="0.0394in" draw:caption-escape-direction="auto"/>
    </style:style>
    <style:style style:name="gr3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2.961in" fo:min-width="1.1417in" fo:padding-top="0.0394in" fo:padding-bottom="0.0394in" fo:padding-left="0.0394in" fo:padding-right="0.0394in" draw:shadow="hidden" draw:shadow-offset-x="0.0394in" draw:shadow-offset-y="0.0394in" draw:caption-escape-direction="auto"/>
    </style:style>
    <style:style style:name="gr5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1634in" fo:min-width="1.1417in" fo:padding-top="0.0394in" fo:padding-bottom="0.0394in" fo:padding-left="0.0394in" fo:padding-right="0.0394in" draw:shadow="hidden" draw:shadow-offset-x="0.0394in" draw:shadow-offset-y="0.0394in" draw:caption-escape-direction="auto"/>
    </style:style>
    <style:style style:name="gr5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122in" fo:min-width="1.1417in" fo:padding-top="0.0394in" fo:padding-bottom="0.0394in" fo:padding-left="0.0394in" fo:padding-right="0.0394in" draw:shadow="hidden" draw:shadow-offset-x="0.0394in" draw:shadow-offset-y="0.0394in" draw:caption-escape-direction="auto"/>
    </style:style>
    <style:style style:name="gr5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6634in" fo:min-width="1.1417in" fo:padding-top="0.0394in" fo:padding-bottom="0.0394in" fo:padding-left="0.0394in" fo:padding-right="0.0394in" draw:shadow="hidden" draw:shadow-offset-x="0.0394in" draw:shadow-offset-y="0.0394in" draw:caption-escape-direction="auto"/>
    </style:style>
    <style:style style:name="gr55" style:family="graphic">
      <style:graphic-properties draw:textarea-vertical-align="middle" fo:background-color="#ece9d8"/>
    </style:style>
    <style:style style:name="gr5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63in" fo:min-width="1.1417in" fo:padding-top="0.0394in" fo:padding-bottom="0.0394in" fo:padding-left="0.0394in" fo:padding-right="0.0394in" draw:shadow="hidden" draw:shadow-offset-x="0.0394in" draw:shadow-offset-y="0.0394in" draw:caption-escape-direction="auto"/>
    </style:style>
    <style:style style:name="gr57"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043in" fo:min-width="1.1417in" fo:padding-top="0.0394in" fo:padding-bottom="0.0394in" fo:padding-left="0.0394in" fo:padding-right="0.0394in" draw:shadow="hidden" draw:shadow-offset-x="0.0394in" draw:shadow-offset-y="0.0394in" draw:caption-escape-direction="auto"/>
    </style:style>
    <style:style style:name="gr5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563in" fo:min-width="1.1417in" fo:padding-top="0.0394in" fo:padding-bottom="0.0394in" fo:padding-left="0.0394in" fo:padding-right="0.0394in" draw:shadow="hidden" draw:shadow-offset-x="0.0394in" draw:shadow-offset-y="0.0394in" draw:caption-escape-direction="auto"/>
    </style:style>
    <style:style style:name="gr59"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0.7992in" fo:min-width="1.1417in" fo:padding-top="0.0394in" fo:padding-bottom="0.0394in" fo:padding-left="0.0394in" fo:padding-right="0.0394in" draw:shadow="hidden" draw:shadow-offset-x="0.0394in" draw:shadow-offset-y="0.0394in" draw:caption-escape-direction="auto"/>
    </style:style>
    <style:style style:name="gr60"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1866in" fo:min-width="1.1417in" fo:padding-top="0.0394in" fo:padding-bottom="0.0394in" fo:padding-left="0.0394in" fo:padding-right="0.0394in" draw:shadow="hidden" draw:shadow-offset-x="0.0394in" draw:shadow-offset-y="0.0394in" draw:caption-escape-direction="auto"/>
    </style:style>
    <style:style style:name="gr61"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0.7898in" fo:min-width="1.1417in" fo:padding-top="0.0394in" fo:padding-bottom="0.0394in" fo:padding-left="0.0394in" fo:padding-right="0.0394in" draw:shadow="hidden" draw:shadow-offset-x="0.0394in" draw:shadow-offset-y="0.0394in" draw:caption-escape-direction="auto"/>
    </style:style>
    <style:style style:name="gr62"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0.7157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style:font-name="Tahoma"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name-complex="Tahoma"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position="0% 100%" style:font-name="Tahoma"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text-properties fo:color="#008000" style:text-line-through-style="none" fo:font-family="Calibri" fo:font-size="11pt" fo:font-style="normal" style:text-underline-style="none" fo:font-weight="bold"/>
    </style:style>
    <style:style style:name="P8" style:family="paragraph">
      <style:paragraph-properties fo:text-align="center"/>
      <style:text-properties fo:color="#008000" style:text-line-through-style="none" fo:font-family="Calibri" fo:font-size="8pt" fo:font-style="normal" style:text-underline-style="none" fo:font-weight="bold"/>
    </style:style>
    <style:style style:name="P9" style:family="paragraph">
      <style:paragraph-properties style:text-autospace="none" style:line-break="normal" style:writing-mode="page"/>
      <style:text-properties fo:color="#000000" style:text-outline="false" style:text-line-through-style="none" style:text-position="0% 100%" style:font-name="Calibri"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name-complex="Calibri"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Tahoma" fo:font-size="9pt" fo:language="en" fo:country="US" fo:font-style="italic" fo:text-shadow="none" style:text-underline-style="none" fo:font-weight="bold" style:text-underline-mode="continuous" style:text-overline-mode="continuous" style:text-line-through-mode="continuous" style:font-name-asian="Microsoft YaHei" style:font-size-asian="9pt" style:language-asian="zh" style:country-asian="CN" style:font-style-asian="italic" style:font-weight-asian="bold" style:font-name-complex="Tahoma" style:font-size-complex="9pt" style:language-complex="hi" style:country-complex="IN" style:font-style-complex="italic" style:font-weight-complex="bold" style:text-emphasize="none" style:font-relief="none" style:text-overline-style="none" style:text-overline-color="font-color"/>
    </style:style>
    <style:style style:name="T5" style:family="text">
      <style:text-properties fo:color="#000000" style:text-outline="false" style:text-line-through-style="none" style:text-position="0% 100%" fo:font-family="Tahoma"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8000" style:text-outline="false" style:text-line-through-styl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8" style:family="text">
      <style:text-properties fo:color="#000000" style:text-outline="false" style:text-line-through-styl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0" style:family="text">
      <style:text-properties fo:color="#99cc00" style:text-outline="false" style:text-line-through-styl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7" style:family="text">
      <style:text-properties fo:color="#ff0000" style:text-outline="false" style:text-line-through-styl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3" style:family="text">
      <style:text-properties style:use-window-font-color="true"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4"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5"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1" style:family="text">
      <style:text-properties fo:color="#000000" style:text-outline="false" style:text-line-through-style="none" style:text-position="sub 58%"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7" style:family="text">
      <style:text-properties fo:color="#000000" style:text-outline="false" style:text-line-through-style="none" style:text-position="0% 100%" style:font-name="Tahoma"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name-complex="Tahoma" style:font-size-complex="9pt" style:language-complex="hi" style:country-complex="IN"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position="0% 100%" style:font-name="Calibri"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name-complex="Calibri" style:font-size-complex="9pt" style:language-complex="hi" style:country-complex="IN" style:font-style-complex="normal" style:font-weight-complex="bold" style:text-emphasize="none" style:font-relief="none" style:text-overline-style="none" style:text-overline-color="font-color"/>
    </style:style>
    <style:style style:name="T19" style:family="text">
      <style:text-properties fo:color="#000000" style:text-outline="false" style:text-line-through-style="none" style:text-position="0% 100%" style:font-name="Calibri"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Calibri" style:font-size-complex="9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1" style:family="text">
      <style:text-properties fo:color="#000000" style:text-outline="false" style:text-line-through-style="none" style:text-position="0% 100%" style:font-name="Calibri" fo:font-size="12pt" fo:font-style="normal" fo:text-shadow="none" style:text-underline-style="solid" style:text-underline-width="auto" style:text-underline-color="font-color" fo:font-weight="bold" style:font-size-asian="12pt" style:font-style-asian="normal" style:font-weight-asian="bold" style:font-name-complex="Calibri" style:font-size-complex="12pt" style:font-style-complex="normal" style:font-weight-complex="bold"/>
    </style:style>
    <style:style style:name="T2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structure-protected="true" table:protection-key="4XNtf/11MMMLnpvIH8HEGT/s97k=">
      <table:calculation-settings table:case-sensitive="false" table:automatic-find-labels="false" table:use-regular-expressions="false">
        <table:iteration table:maximum-difference="0.0001"/>
      </table:calculation-settings>
      <table:content-validations>
        <table:content-validation table:name="val1" table:condition="of:cell-content-is-decimal-number() and cell-content-is-between(0,1000000)" table:allow-empty-cell="true" table:base-cell-address="Introduction.A1">
          <table:help-message table:display="true"/>
          <table:error-message table:message-type="stop" table:display="true"/>
        </table:content-validation>
        <table:content-validation table:name="val2" table:condition="of:cell-content-is-decimal-number() and cell-content-is-between(0,100000)" table:allow-empty-cell="true" table:base-cell-address="Introduction.A1">
          <table:help-message table:display="true"/>
          <table:error-message table:message-type="stop" table:display="true"/>
        </table:content-validation>
        <table:content-validation table:name="val3" table:condition="of:cell-content-is-in-list(QRange)" table:allow-empty-cell="false" table:display-list="unsorted" table:base-cell-address="Introduction.A1">
          <table:help-message table:display="true"/>
          <table:error-message table:message-type="stop" table:display="true"/>
        </table:content-validation>
        <table:content-validation table:name="val4" table:condition="of:cell-content-is-in-list(Yrange)" table:allow-empty-cell="false" table:display-list="unsorted" table:base-cell-address="Introduction.A1">
          <table:help-message table:display="true"/>
          <table:error-message table:message-type="stop" table:display="true"/>
        </table:content-validation>
        <table:content-validation table:name="val5" table:condition="of:cell-content-is-decimal-number() and cell-content-is-between(1,100000000000000)" table:allow-empty-cell="true" table:base-cell-address="Introduction.A1">
          <table:help-message table:display="true"/>
          <table:error-message table:message-type="stop" table:display="true"/>
        </table:content-validation>
        <table:content-validation table:name="val6" table:condition="of:cell-content-is-whole-number() and cell-content-is-between(100000,10000000)" table:allow-empty-cell="true" table:base-cell-address="Introduction.A1">
          <table:help-message table:display="true"/>
          <table:error-message table:message-type="stop" table:display="true"/>
        </table:content-validation>
        <table:content-validation table:name="val7" table:condition="of:cell-content-is-decimal-number() and cell-content-is-between(0,1)" table:allow-empty-cell="true" table:base-cell-address="Introduction.A1">
          <table:help-message table:display="true"/>
          <table:error-message table:message-type="stop" table:display="true"/>
        </table:content-validation>
        <table:content-validation table:name="val8" table:condition="of:cell-content-is-decimal-number() and cell-content-is-between(0,5)" table:allow-empty-cell="true" table:base-cell-address="Introduction.A1">
          <table:help-message table:display="true"/>
          <table:error-message table:message-type="stop" table:display="true">
            <text:p>Please enter a value between 0 and 5.</text:p>
          </table:error-message>
        </table:content-validation>
        <table:content-validation table:name="val9" table:condition="of:cell-content-is-in-list(Irange)" table:allow-empty-cell="false" table:display-list="unsorted" table:base-cell-address="Introduction.A1">
          <table:help-message table:display="true"/>
          <table:error-message table:message-type="stop" table:display="true"/>
        </table:content-validation>
        <table:content-validation table:name="val10" table:condition="of:cell-content-is-in-list(Mrange)" table:allow-empty-cell="false" table:display-list="unsorted" table:base-cell-address="Introduction.A1">
          <table:help-message table:display="true"/>
          <table:error-message table:message-type="stop" table:display="true"/>
        </table:content-validation>
        <table:content-validation table:name="val11" table:condition="of:cell-content-is-whole-number() and cell-content-is-between(0,50)" table:allow-empty-cell="true" table:base-cell-address="Introduction.A1">
          <table:help-message table:display="true"/>
          <table:error-message table:message-type="stop" table:display="true">
            <text:p>Please enter a whole number berween 0 and 50.</text:p>
          </table:error-message>
        </table:content-validation>
        <table:content-validation table:name="val12" table:condition="of:cell-content-is-in-list(Grange)" table:allow-empty-cell="false" table:display-list="unsorted" table:base-cell-address="Introduction.A1">
          <table:help-message table:display="true"/>
          <table:error-message table:message-type="stop" table:display="true"/>
        </table:content-validation>
        <table:content-validation table:name="val13" table:condition="of:cell-content-is-whole-number() and cell-content-is-between(1,100)" table:allow-empty-cell="true" table:base-cell-address="Introduction.A1">
          <table:help-message table:display="true"/>
          <table:error-message table:message-type="stop" table:display="true"/>
        </table:content-validation>
        <table:content-validation table:name="val14" table:condition="of:cell-content-is-whole-number() and cell-content-is-between(50,150)" table:allow-empty-cell="true" table:base-cell-address="Introduction.A1">
          <table:help-message table:display="true"/>
          <table:error-message table:message-type="stop" table:display="true"/>
        </table:content-validation>
        <table:content-validation table:name="val15" table:condition="of:cell-content-is-decimal-number() and cell-content-is-between(0,100)" table:allow-empty-cell="false" table:base-cell-address="Introduction.A1">
          <table:help-message table:display="true"/>
          <table:error-message table:message-type="stop" table:title="Invalid Input" table:display="true">
            <text:p>Value must be numeric, between 0 and 50.</text:p>
          </table:error-message>
        </table:content-validation>
        <table:content-validation table:name="val16" table:condition="of:cell-content-is-decimal-number() and cell-content-is-between(0,50)" table:allow-empty-cell="false" table:base-cell-address="Introduction.A1">
          <table:help-message table:display="true"/>
          <table:error-message table:message-type="stop" table:title="Invalid Input" table:display="true">
            <text:p>Value must be numeric, between 0 and 50.</text:p>
          </table:error-message>
        </table:content-validation>
        <table:content-validation table:name="val17" table:condition="of:cell-content-is-in-list(ValidHops)" table:allow-empty-cell="false" table:display-list="unsorted" table:base-cell-address="Introduction.A1">
          <table:help-message table:display="true"/>
          <table:error-message table:message-type="stop" table:title="Invalid Hop" table:display="true">
            <text:p>Please select Hop from Dropdown List</text:p>
          </table:error-message>
        </table:content-validation>
        <table:content-validation table:name="val18" table:condition="of:cell-content-is-in-list(ValidYeast)" table:allow-empty-cell="false" table:display-list="unsorted" table:base-cell-address="Introduction.A1">
          <table:help-message table:display="true"/>
          <table:error-message table:message-type="stop" table:title="Invalid Yeast Strain" table:display="true">
            <text:p>Please Select Yeast Strain from the Dropdown List</text:p>
          </table:error-message>
        </table:content-validation>
        <table:content-validation table:name="val19" table:condition="of:cell-content-is-in-list(ValidGrains)" table:allow-empty-cell="false" table:display-list="unsorted" table:base-cell-address="Introduction.A1">
          <table:help-message table:display="true"/>
          <table:error-message table:message-type="stop" table:title="Invalid Ingredient" table:display="true">
            <text:p>Please Select Ingredient from the Dropdown Box</text:p>
          </table:error-message>
        </table:content-validation>
        <table:content-validation table:name="val20" table:condition="of:cell-content-is-in-list(Hrange)" table:allow-empty-cell="false" table:display-list="unsorted" table:base-cell-address="Introduction.A1">
          <table:help-message table:display="true"/>
          <table:error-message table:message-type="stop" table:display="true"/>
        </table:content-validation>
        <table:content-validation table:name="val21" table:condition="of:cell-content-is-in-list(ValidStyles)" table:allow-empty-cell="false" table:display-list="unsorted" table:base-cell-address="Introduction.A1">
          <table:help-message table:display="true"/>
          <table:error-message table:message-type="stop" table:display="true"/>
        </table:content-validation>
        <table:content-validation table:name="val22" table:condition="of:cell-content-is-in-list(ValidHops)" table:allow-empty-cell="false" table:display-list="unsorted" table:base-cell-address="Introduction.A1">
          <table:help-message table:display="true"/>
          <table:error-message table:message-type="stop" table:title="Invalid Hop" table:display="true">
            <text:p>Please select hop from dropdown list</text:p>
          </table:error-message>
        </table:content-validation>
        <table:content-validation table:name="val23" table:condition="of:cell-content-is-whole-number() and cell-content-is-between(10,1E+019)" table:allow-empty-cell="true" table:base-cell-address="Introduction.A1">
          <table:help-message table:display="true"/>
          <table:error-message table:message-type="stop" table:display="true">
            <text:p>Please enter the number of milliliters of slurry, between 10 and 50,000.</text:p>
          </table:error-message>
        </table:content-validation>
        <table:content-validation table:name="val24" table:condition="of:cell-content-is-in-list(ValidMashTimes)" table:allow-empty-cell="true" table:display-list="unsorted" table:base-cell-address="Introduction.A1">
          <table:help-message table:display="true"/>
          <table:error-message table:message-type="stop" table:title="Invalid Mash Time" table:display="true">
            <text:p>Please select a mash time from the dropdown list</text:p>
          </table:error-message>
        </table:content-validation>
        <table:content-validation table:name="val25" table:condition="of:cell-content-is-in-list(ViabilityOverrideDropdown)" table:allow-empty-cell="false" table:display-list="unsorted" table:base-cell-address="Introduction.A1">
          <table:help-message table:display="true"/>
          <table:error-message table:message-type="stop" table:title="Invalid Entry" table:display="true">
            <text:p>Selec Valid Percentage from Dropdown</text:p>
          </table:error-message>
        </table:content-validation>
        <table:content-validation table:name="val26" table:condition="of:cell-content-is-decimal-number() and cell-content-is-between(0,99)" table:allow-empty-cell="false" table:base-cell-address="Introduction.A1">
          <table:help-message table:display="true"/>
          <table:error-message table:message-type="stop" table:title="Invalid Input" table:display="true">
            <text:p>Value must be numeric, between 0 and 50.</text:p>
          </table:error-message>
        </table:content-validation>
        <table:content-validation table:name="val27" table:condition="of:cell-content-is-in-list(Lrange)" table:allow-empty-cell="true" table:display-list="unsorted" table:base-cell-address="Introduction.A1">
          <table:help-message table:display="true"/>
          <table:error-message table:message-type="stop" table:display="true"/>
        </table:content-validation>
        <table:content-validation table:name="val28" table:condition="of:cell-content-is-in-list(Drange)" table:allow-empty-cell="false" table:display-list="unsorted" table:base-cell-address="Introduction.A1">
          <table:help-message table:display="true"/>
          <table:error-message table:message-type="stop" table:display="true"/>
        </table:content-validation>
        <table:content-validation table:name="val29" table:condition="of:cell-content-is-in-list(ValidWaters)" table:allow-empty-cell="true" table:display-list="unsorted" table:base-cell-address="Introduction.A1">
          <table:help-message table:display="true"/>
          <table:error-message table:message-type="stop" table:display="true"/>
        </table:content-validation>
        <table:content-validation table:name="val30" table:condition="of:cell-content-is-decimal-number() and cell-content-is-between(0,14)" table:allow-empty-cell="true" table:base-cell-address="Introduction.A1">
          <table:help-message table:display="true"/>
          <table:error-message table:message-type="stop" table:display="true"/>
        </table:content-validation>
        <table:content-validation table:name="val31" table:condition="of:cell-content-is-in-list(QRange)" table:allow-empty-cell="true" table:display-list="unsorted" table:base-cell-address="Introduction.A1">
          <table:help-message table:display="true"/>
          <table:error-message table:message-type="stop" table:display="true"/>
        </table:content-validation>
        <table:content-validation table:name="val32" table:condition="of:cell-content-is-decimal-number() and cell-content-is-between(0,50)" table:allow-empty-cell="true" table:base-cell-address="Introduction.A1">
          <table:help-message table:display="true"/>
          <table:error-message table:message-type="stop" table:display="true"/>
        </table:content-validation>
        <table:content-validation table:name="val33" table:condition="of:cell-content-is-decimal-number() and cell-content-is-between(1,2)" table:allow-empty-cell="true" table:base-cell-address="Introduction.A1">
          <table:help-message table:display="true"/>
          <table:error-message table:message-type="stop" table:display="true"/>
        </table:content-validation>
        <table:content-validation table:name="val34" table:condition="of:cell-content-is-whole-number() and cell-content-is-between(0,100)" table:allow-empty-cell="true" table:base-cell-address="Introduction.A1">
          <table:help-message table:display="true"/>
          <table:error-message table:message-type="stop" table:display="true"/>
        </table:content-validation>
        <table:content-validation table:name="val35" table:condition="of:cell-content-is-whole-number() and cell-content-is-between(0,200)" table:allow-empty-cell="true" table:base-cell-address="Introduction.A1">
          <table:help-message table:display="true"/>
          <table:error-message table:message-type="stop" table:display="true"/>
        </table:content-validation>
        <table:content-validation table:name="val36" table:condition="of:cell-content-is-in-list(Srange)" table:allow-empty-cell="true" table:display-list="unsorted" table:base-cell-address="Introduction.A1">
          <table:help-message table:display="true"/>
          <table:error-message table:message-type="stop" table:display="true"/>
        </table:content-validation>
        <table:content-validation table:name="val37" table:condition="of:cell-content-is-in-list(ValidLines)" table:allow-empty-cell="true" table:display-list="unsorted" table:base-cell-address="Introduction.A1">
          <table:help-message table:display="true"/>
          <table:error-message table:message-type="stop" table:display="true"/>
        </table:content-validation>
        <table:content-validation table:name="val38" table:condition="of:cell-content-is-in-list(SpargeType)" table:allow-empty-cell="false" table:display-list="unsorted" table:base-cell-address="Introduction.A1">
          <table:help-message table:display="true"/>
          <table:error-message table:message-type="stop" table:display="true"/>
        </table:content-validation>
      </table:content-validations>
      <table:table table:name="Introduction" table:style-name="ta1" table:protected="true"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1021" table:default-cell-style-name="Excel_20_Built-in_20_Normal"/>
        <table:table-row table:style-name="ro1">
          <table:table-cell table:number-columns-repeated="1024"/>
        </table:table-row>
        <table:table-row table:style-name="ro2">
          <table:table-cell/>
          <table:table-cell table:style-name="ce1" office:value-type="string">
            <text:p>This brewing spreadsheet endeavors to do a few things that commercial software does not, and a lot of things that comm'l software typically does.</text:p>
          </table:table-cell>
          <table:table-cell table:number-columns-repeated="1022"/>
        </table:table-row>
        <table:table-row table:style-name="ro2">
          <table:table-cell/>
          <table:table-cell table:style-name="ce1" office:value-type="string">
            <text:p>The purpose is to correct some typical shortcomings that bug me, even at the expense of some comm'l features.</text:p>
          </table:table-cell>
          <table:table-cell table:number-columns-repeated="1022"/>
        </table:table-row>
        <table:table-row table:style-name="ro2">
          <table:table-cell/>
          <table:table-cell table:style-name="ce1"/>
          <table:table-cell table:number-columns-repeated="1022"/>
        </table:table-row>
        <table:table-row table:style-name="ro2">
          <table:table-cell/>
          <table:table-cell table:style-name="ce1" office:value-type="string">
            <text:p>Some things it does</text:p>
          </table:table-cell>
          <table:table-cell table:number-columns-repeated="1022"/>
        </table:table-row>
        <table:table-row table:style-name="ro3">
          <table:table-cell table:number-columns-repeated="2"/>
          <table:table-cell table:style-name="ce1" office:value-type="string">
            <text:p>- Predicts attenuation based not only on yeast strain, but also on <text:span text:style-name="T9">mash conditions</text:span><text:span text:style-name="T8"> and </text:span><text:span text:style-name="T9">grain bill</text:span><text:span text:style-name="T8"> composition- Predicts attenuation based not only on yeast strain, but also on </text:span><text:span text:style-name="T9">mash conditions</text:span><text:span text:style-name="T8"> and </text:span><text:span text:style-name="T9">grain bill</text:span><text:span text:style-name="T8"> composition</text:span></text:p>
          </table:table-cell>
          <table:table-cell table:number-columns-repeated="1021"/>
        </table:table-row>
        <table:table-row table:style-name="ro3">
          <table:table-cell table:number-columns-repeated="2"/>
          <table:table-cell table:style-name="ce1" office:value-type="string">
            <text:p>- Understands that simple sugars are <text:span text:style-name="T9">100% fermentable</text:span><text:span text:style-name="T8">, and that they are not subject to mash efficiency or yeast strain factors- Understands that simple sugars are </text:span><text:span text:style-name="T9">100% fermentable</text:span><text:span text:style-name="T8">, and that they are not subject to mash efficiency or yeast strain factors</text:span></text:p>
          </table:table-cell>
          <table:table-cell table:number-columns-repeated="1021"/>
        </table:table-row>
        <table:table-row table:style-name="ro3">
          <table:table-cell table:number-columns-repeated="2"/>
          <table:table-cell table:style-name="ce1" office:value-type="string">
            <text:p>- Understands that some gravity contributors are <text:span text:style-name="T9">not fermentable at all- Understands that some gravity contributors are not fermentable at all</text:span></text:p>
          </table:table-cell>
          <table:table-cell table:number-columns-repeated="1021"/>
        </table:table-row>
        <table:table-row table:style-name="ro2">
          <table:table-cell/>
          <table:table-cell table:style-name="ce1"/>
          <table:table-cell table:style-name="ce1" office:value-type="string">
            <text:p>- Accounts explicitly for wort and water losses, and adjusts total water (and related calculations) accordingly</text:p>
          </table:table-cell>
          <table:table-cell table:number-columns-repeated="1021"/>
        </table:table-row>
        <table:table-row table:style-name="ro3">
          <table:table-cell/>
          <table:table-cell table:style-name="ce1"/>
          <table:table-cell table:style-name="ce1" office:value-type="string">
            <text:p>- Uses a correct Tinseth formula with <text:span text:style-name="T9">Avg Boil Gravity</text:span><text:span text:style-name="T8"> in the 'bigness' factor rather than the pre-boil OG (which is both popular and wrong)- Uses a correct Tinseth formula with </text:span><text:span text:style-name="T9">Avg Boil Gravity</text:span><text:span text:style-name="T8"> in the 'bigness' factor rather than the pre-boil OG (which is both popular and wrong)</text:span></text:p>
          </table:table-cell>
          <table:table-cell table:number-columns-repeated="1021"/>
        </table:table-row>
        <table:table-row table:style-name="ro3">
          <table:table-cell/>
          <table:table-cell table:style-name="ce1"/>
          <table:table-cell table:style-name="ce1" office:value-type="string">
            <text:p>- Incorporates<text:span text:style-name="T9"> optional </text:span><text:span text:style-name="T8">Modified Tinseth and Rager Formulas…- Incorporates</text:span><text:span text:style-name="T9"> optional </text:span><text:span text:style-name="T8">Modified Tinseth and Rager Formulas…</text:span></text:p>
          </table:table-cell>
          <table:table-cell table:number-columns-repeated="1021"/>
        </table:table-row>
        <table:table-row table:style-name="ro2">
          <table:table-cell/>
          <table:table-cell table:style-name="ce1" table:number-columns-repeated="2"/>
          <table:table-cell table:style-name="ce1" office:value-type="string">
            <text:p>- Limits IBUs to 110 (solubility limit)</text:p>
          </table:table-cell>
          <table:table-cell table:number-columns-repeated="1020"/>
        </table:table-row>
        <table:table-row table:style-name="ro2">
          <table:table-cell/>
          <table:table-cell table:style-name="ce1" table:number-columns-repeated="2"/>
          <table:table-cell table:style-name="ce1" office:value-type="string">
            <text:p>- Splices new utilization curve to Tinseth and Rager curves above 65 IBUs, to more closely agree with actual vs theoretical IBUs measured</text:p>
          </table:table-cell>
          <table:table-cell table:number-columns-repeated="1020"/>
        </table:table-row>
        <table:table-row table:style-name="ro2">
          <table:table-cell/>
          <table:table-cell table:style-name="ce1" table:number-columns-repeated="2"/>
          <table:table-cell table:style-name="ce1" office:value-type="string">
            <text:p>- Adds bitterness contributions for post boil hop additions, modeled and extrapolated from the work of Mark G. Malowicki</text:p>
          </table:table-cell>
          <table:table-cell table:number-columns-repeated="1020"/>
        </table:table-row>
        <table:table-row table:style-name="ro2">
          <table:table-cell/>
          <table:table-cell table:style-name="ce1" table:number-columns-repeated="2"/>
          <table:table-cell table:style-name="ce1" office:value-type="string">
            <text:p>- Hop Utilization Multiplier parameter to fine tune hop utilization to your system</text:p>
          </table:table-cell>
          <table:table-cell table:number-columns-repeated="1020"/>
        </table:table-row>
        <table:table-row table:style-name="ro2">
          <table:table-cell/>
          <table:table-cell table:style-name="ce1" table:number-columns-repeated="2"/>
          <table:table-cell table:style-name="ce1" office:value-type="string">
            <text:p>- First Wort Hopping</text:p>
          </table:table-cell>
          <table:table-cell table:number-columns-repeated="1020"/>
        </table:table-row>
        <table:table-row table:style-name="ro2">
          <table:table-cell/>
          <table:table-cell table:style-name="ce1"/>
          <table:table-cell table:style-name="ce1" office:value-type="string">
            <text:p>- User adjustable Pellet/Leaf Hop Bonuses/Penalties</text:p>
          </table:table-cell>
          <table:table-cell table:style-name="ce1"/>
          <table:table-cell table:number-columns-repeated="1020"/>
        </table:table-row>
        <table:table-row table:style-name="ro2">
          <table:table-cell/>
          <table:table-cell table:style-name="ce1"/>
          <table:table-cell table:style-name="ce1" office:value-type="string">
            <text:p>- Single infusion batches with single batch sparge, or mashout and lauter, or Brew-In-A-Bag</text:p>
          </table:table-cell>
          <table:table-cell table:style-name="ce1"/>
          <table:table-cell table:number-columns-repeated="1020"/>
        </table:table-row>
        <table:table-row table:style-name="ro3">
          <table:table-cell/>
          <table:table-cell table:style-name="ce1"/>
          <table:table-cell table:style-name="ce1" office:value-type="string">
            <text:p>- <text:span text:style-name="T9">Wort Oxygenation</text:span><text:span text:style-name="T8"> Recommendations- </text:span><text:span text:style-name="T9">Wort Oxygenation</text:span><text:span text:style-name="T8"> Recommendations</text:span></text:p>
          </table:table-cell>
          <table:table-cell table:style-name="ce1"/>
          <table:table-cell table:number-columns-repeated="1020"/>
        </table:table-row>
        <table:table-row table:style-name="ro3">
          <table:table-cell/>
          <table:table-cell table:style-name="ce1"/>
          <table:table-cell table:style-name="ce1" office:value-type="string">
            <text:p>- <text:span text:style-name="T9">Lagering Days</text:span><text:span text:style-name="T8"> Recommendations- </text:span><text:span text:style-name="T9">Lagering Days</text:span><text:span text:style-name="T8"> Recommendations</text:span></text:p>
          </table:table-cell>
          <table:table-cell table:style-name="ce1"/>
          <table:table-cell table:number-columns-repeated="1020"/>
        </table:table-row>
        <table:table-row table:style-name="ro3">
          <table:table-cell/>
          <table:table-cell table:style-name="ce1"/>
          <table:table-cell table:style-name="ce1" office:value-type="string">
            <text:p>- Highlights any Gravities, ABVs, IBUs, and SRMs that are not within <text:span text:style-name="T9">BJCP style guidelines, </text:span><text:span text:style-name="T8">for 2008 and 2015 guidelines</text:span></text:p>
          </table:table-cell>
          <table:table-cell table:style-name="ce1"/>
          <table:table-cell table:number-columns-repeated="1020"/>
        </table:table-row>
        <table:table-row table:style-name="ro3">
          <table:table-cell/>
          <table:table-cell table:style-name="ce1"/>
          <table:table-cell table:style-name="ce1" office:value-type="string">
            <text:p>- Computes <text:span text:style-name="T9">Diastatic Power</text:span><text:span text:style-name="T8"> for the Mash, and warns when grist's DP is marginal or poor <text:s/></text:span></text:p>
          </table:table-cell>
          <table:table-cell table:style-name="ce1"/>
          <table:table-cell table:number-columns-repeated="1020"/>
        </table:table-row>
        <table:table-row table:style-name="ro3">
          <table:table-cell/>
          <table:table-cell table:style-name="ce1"/>
          <table:table-cell table:style-name="ce1" office:value-type="string">
            <text:p>- <text:span text:style-name="T9">Scales Grain Bill</text:span><text:span text:style-name="T8"> to any desired Original Gravity</text:span></text:p>
          </table:table-cell>
          <table:table-cell table:style-name="ce1"/>
          <table:table-cell table:number-columns-repeated="1020"/>
        </table:table-row>
        <table:table-row table:style-name="ro3">
          <table:table-cell/>
          <table:table-cell table:style-name="ce1"/>
          <table:table-cell table:style-name="ce1" office:value-type="string">
            <text:p>- <text:span text:style-name="T9">Scales Hop Bills</text:span><text:span text:style-name="T8"> to any desired IBUs</text:span></text:p>
          </table:table-cell>
          <table:table-cell table:style-name="ce1"/>
          <table:table-cell table:number-columns-repeated="1020"/>
        </table:table-row>
        <table:table-row table:style-name="ro3">
          <table:table-cell/>
          <table:table-cell table:style-name="ce1"/>
          <table:table-cell table:style-name="ce1" office:value-type="string">
            <text:p>- Calculates <text:span text:style-name="T9">Mash pH</text:span><text:span text:style-name="T10"> </text:span><text:span text:style-name="T8">and results of acid and </text:span><text:span text:style-name="T9">Brewing Salt Additions, including Sparge Water acidification</text:span></text:p>
          </table:table-cell>
          <table:table-cell table:style-name="ce1"/>
          <table:table-cell table:number-columns-repeated="1020"/>
        </table:table-row>
        <table:table-row table:style-name="ro2">
          <table:table-cell/>
          <table:table-cell table:style-name="ce1"/>
          <table:table-cell table:style-name="ce1" office:value-type="string">
            <text:p>- Predicts Mash Efficiency based on known Efficiency and change in grain weight and/or sparge to no-sparge or vice versa</text:p>
          </table:table-cell>
          <table:table-cell table:style-name="ce1"/>
          <table:table-cell table:number-columns-repeated="1020"/>
        </table:table-row>
        <table:table-row table:style-name="ro2">
          <table:table-cell/>
          <table:table-cell table:style-name="ce1"/>
          <table:table-cell table:style-name="ce1" office:value-type="string">
            <text:p>- Automatically computes Yeast Starter Volumes, including stepped starters. <text:s/>Supports harvested yeast slurries.</text:p>
          </table:table-cell>
          <table:table-cell table:style-name="ce1"/>
          <table:table-cell table:number-columns-repeated="1020"/>
        </table:table-row>
        <table:table-row table:style-name="ro2">
          <table:table-cell/>
          <table:table-cell table:style-name="ce1"/>
          <table:table-cell table:style-name="ce1" office:value-type="string">
            <text:p>- Includes an optional, improved ABV calculation</text:p>
          </table:table-cell>
          <table:table-cell table:style-name="ce1"/>
          <table:table-cell table:number-columns-repeated="1020"/>
        </table:table-row>
        <table:table-row table:style-name="ro3">
          <table:table-cell/>
          <table:table-cell table:style-name="ce1"/>
          <table:table-cell table:style-name="ce1" office:value-type="string">
            <text:p>- Inputs for Post Boil/Post Fermentation gravity and volume data, to <text:span text:style-name="T9">compute actual mash efficiency, attenuation, and ABV </text:span></text:p>
          </table:table-cell>
          <table:table-cell table:style-name="ce1"/>
          <table:table-cell table:number-columns-repeated="1020"/>
        </table:table-row>
        <table:table-row table:style-name="ro3">
          <table:table-cell/>
          <table:table-cell table:style-name="ce1"/>
          <table:table-cell table:style-name="ce1" office:value-type="string">
            <text:p>- Converts <text:span text:style-name="T9">Refractometer</text:span><text:span text:style-name="T8"> readings Specific Gravity Values</text:span></text:p>
          </table:table-cell>
          <table:table-cell table:style-name="ce1"/>
          <table:table-cell table:number-columns-repeated="1020"/>
        </table:table-row>
        <table:table-row table:style-name="ro2">
          <table:table-cell/>
          <table:table-cell table:style-name="ce1"/>
          <table:table-cell table:style-name="ce1" office:value-type="string">
            <text:p>- Choice of U.S. standard measurements or Metric </text:p>
          </table:table-cell>
          <table:table-cell table:style-name="ce1"/>
          <table:table-cell table:number-columns-repeated="1020"/>
        </table:table-row>
        <table:table-row table:style-name="ro2">
          <table:table-cell/>
          <table:table-cell table:style-name="ce1"/>
          <table:table-cell table:style-name="ce1" office:value-type="string">
            <text:p>- Choice of Plato or SG gravity measurements</text:p>
          </table:table-cell>
          <table:table-cell table:style-name="ce1"/>
          <table:table-cell table:number-columns-repeated="1020"/>
        </table:table-row>
        <table:table-row table:style-name="ro2">
          <table:table-cell/>
          <table:table-cell table:style-name="ce1"/>
          <table:table-cell table:style-name="ce1" office:value-type="string">
            <text:p>- Carbonation Calculations</text:p>
          </table:table-cell>
          <table:table-cell table:style-name="ce1"/>
          <table:table-cell table:number-columns-repeated="1020"/>
        </table:table-row>
        <table:table-row table:style-name="ro2">
          <table:table-cell/>
          <table:table-cell table:style-name="ce1"/>
          <table:table-cell table:style-name="ce1" office:value-type="string">
            <text:p>- Hydrometer Specify Gravity Temperature Correction</text:p>
          </table:table-cell>
          <table:table-cell table:style-name="ce1"/>
          <table:table-cell table:number-columns-repeated="1020"/>
        </table:table-row>
        <table:table-row table:style-name="ro2">
          <table:table-cell/>
          <table:table-cell table:style-name="ce1"/>
          <table:table-cell table:style-name="ce1" office:value-type="string">
            <text:p>- Mash Tun Overload and Required Temperature Exceeding Boiling Warnings</text:p>
          </table:table-cell>
          <table:table-cell table:style-name="ce1"/>
          <table:table-cell table:number-columns-repeated="1020"/>
        </table:table-row>
        <table:table-row table:style-name="ro2">
          <table:table-cell/>
          <table:table-cell table:style-name="ce1"/>
          <table:table-cell table:style-name="ce1" office:value-type="string">
            <text:p>- Kegging Beer Line Length calculations</text:p>
          </table:table-cell>
          <table:table-cell table:style-name="ce1"/>
          <table:table-cell table:number-columns-repeated="1020"/>
        </table:table-row>
        <table:table-row table:style-name="ro2">
          <table:table-cell/>
          <table:table-cell table:style-name="ce1"/>
          <table:table-cell table:style-name="ce1" office:value-type="string">
            <text:p>- CO2 Hop Extract and Cryo Hop Support</text:p>
          </table:table-cell>
          <table:table-cell table:style-name="ce1"/>
          <table:table-cell table:number-columns-repeated="1020"/>
        </table:table-row>
        <table:table-row table:style-name="ro2">
          <table:table-cell/>
          <table:table-cell table:style-name="ce1" table:number-columns-repeated="2"/>
          <table:table-cell table:number-columns-repeated="1021"/>
        </table:table-row>
        <table:table-row table:style-name="ro3">
          <table:table-cell/>
          <table:table-cell table:style-name="ce1" office:value-type="string">
            <text:p>Some things it does <text:span text:style-name="T7">not </text:span><text:span text:style-name="T8">do</text:span></text:p>
          </table:table-cell>
          <table:table-cell table:number-columns-repeated="1022"/>
        </table:table-row>
        <table:table-row table:style-name="ro2">
          <table:table-cell/>
          <table:table-cell table:style-name="ce1"/>
          <table:table-cell table:style-name="ce1" office:value-type="string">
            <text:p>- does not do decoction mashes</text:p>
          </table:table-cell>
          <table:table-cell table:number-columns-repeated="1021"/>
        </table:table-row>
        <table:table-row table:style-name="ro2">
          <table:table-cell/>
          <table:table-cell table:style-name="ce1"/>
          <table:table-cell table:style-name="ce1" office:value-type="string">
            <text:p>- does not do step mashes (other than adding a mashout step)</text:p>
          </table:table-cell>
          <table:table-cell table:number-columns-repeated="1021"/>
        </table:table-row>
        <table:table-row table:style-name="ro2">
          <table:table-cell/>
          <table:table-cell table:style-name="ce1"/>
          <table:table-cell table:style-name="ce1" office:value-type="string">
            <text:p>- does not save recipes in a database (you save each recipe as its own excel workbook..give it its own name)</text:p>
          </table:table-cell>
          <table:table-cell table:number-columns-repeated="1021"/>
        </table:table-row>
        <table:table-row table:style-name="ro2">
          <table:table-cell/>
          <table:table-cell table:style-name="ce1" table:number-columns-repeated="2"/>
          <table:table-cell table:number-columns-repeated="1021"/>
        </table:table-row>
        <table:table-row table:style-name="ro2">
          <table:table-cell/>
          <table:table-cell table:style-name="ce1" office:value-type="string">
            <text:p>I have drawn on the work and data of Greg Doss and Kai Troester for the attenuation calculations. <text:s/>Any mistakes are mine.</text:p>
          </table:table-cell>
          <table:table-cell table:number-columns-repeated="1022"/>
        </table:table-row>
        <table:table-row table:style-name="ro2">
          <table:table-cell/>
          <table:table-cell table:style-name="ce1" office:value-type="string">
            <text:p>Special thanks to Mattbk from the Beer Advocate forum, for sharing his attenuation work, which inspired me to get off my butt and get to work.</text:p>
          </table:table-cell>
          <table:table-cell table:number-columns-repeated="1022"/>
        </table:table-row>
        <table:table-row table:style-name="ro2">
          <table:table-cell/>
          <table:table-cell table:style-name="ce1" office:value-type="string">
            <text:p>I also used Mattbk's interpretation (slopes) of Kai's mash temp data. Post Boil Hop Addition calcs modeled/extrapolated from the work of Mark G. Malowicki.</text:p>
          </table:table-cell>
          <table:table-cell table:number-columns-repeated="8"/>
          <table:table-cell table:style-name="ce1"/>
          <table:table-cell table:number-columns-repeated="1013"/>
        </table:table-row>
        <table:table-row table:style-name="ro2">
          <table:table-cell/>
          <table:table-cell table:style-name="ce1" office:value-type="string">
            <text:p>Thanks to my son Jonathan for reacquainting me with natural log functions.</text:p>
          </table:table-cell>
          <table:table-cell table:number-columns-repeated="1022"/>
        </table:table-row>
        <table:table-row table:style-name="ro2">
          <table:table-cell/>
          <table:table-cell table:style-name="ce1" office:value-type="string">
            <text:p>Special thanks to Utahbeerdude from the Beer Advocate forum, for sharing his Mash pH Models (http://homebrewingphysics.blogspot.com/), incorporated herein.</text:p>
          </table:table-cell>
          <table:table-cell table:number-columns-repeated="1022"/>
        </table:table-row>
        <table:table-row table:style-name="ro2">
          <table:table-cell/>
          <table:table-cell table:style-name="ce1" office:value-type="string">
            <text:p>Special thanks to Sean Terrill, for allowing the use of his Refractometer calculations.</text:p>
          </table:table-cell>
          <table:table-cell table:number-columns-repeated="1022"/>
        </table:table-row>
        <table:table-row table:style-name="ro2">
          <table:table-cell/>
          <table:table-cell table:style-name="ce1" office:value-type="string">
            <text:p>Special thanks to DrewF, for the Kegging Beer Line Length Formula.</text:p>
          </table:table-cell>
          <table:table-cell table:number-columns-repeated="1022"/>
        </table:table-row>
        <table:table-row table:style-name="ro1">
          <table:table-cell table:number-columns-repeated="1024"/>
        </table:table-row>
        <table:table-row table:style-name="ro2">
          <table:table-cell/>
          <table:table-cell table:style-name="ce1" office:value-type="string">
            <text:p>---VikeMan</text:p>
          </table:table-cell>
          <table:table-cell table:number-columns-repeated="1022"/>
        </table:table-row>
        <table:table-row table:style-name="ro3">
          <table:table-cell/>
          <table:table-cell table:style-name="ce1" office:value-type="string">
            <text:p>BrewCipher, Version 5.0, <text:span text:style-name="T8"><text:s/>12-30-2017BrewCipher, Version 5.0, <text:s/>12-30-2017</text:span></text:p>
          </table:table-cell>
          <table:table-cell table:number-columns-repeated="1022"/>
        </table:table-row>
        <table:table-row table:style-name="ro2">
          <table:table-cell/>
          <table:table-cell table:style-name="ce1" office:value-type="string">
            <text:p>(6-8-2013 Beta: Fixed some Grain Attenuation numbers)</text:p>
          </table:table-cell>
          <table:table-cell table:number-columns-repeated="1022"/>
        </table:table-row>
        <table:table-row table:style-name="ro2">
          <table:table-cell/>
          <table:table-cell table:style-name="ce1" office:value-type="string">
            <text:p>(7-19-2013, V1.0, Incorporated Modified Tinseth Formula, Oxygenation calcs, Lagering Calcs, name change)</text:p>
          </table:table-cell>
          <table:table-cell table:number-columns-repeated="1022"/>
        </table:table-row>
        <table:table-row table:style-name="ro2">
          <table:table-cell/>
          <table:table-cell table:style-name="ce1" office:value-type="string">
            <text:p>(7-24-2013, V1.1, added hose/pump/siphon wort loss and kettle deadspace loss parameters.)</text:p>
          </table:table-cell>
          <table:table-cell table:number-columns-repeated="1022"/>
        </table:table-row>
        <table:table-row table:style-name="ro2">
          <table:table-cell/>
          <table:table-cell table:style-name="ce1" office:value-type="string">
            <text:p>(7-27-2013, V1.2, added style logic, highlighting in red any gravities, ABVs, IBUs, and SRMs not to style) </text:p>
          </table:table-cell>
          <table:table-cell table:number-columns-repeated="1022"/>
        </table:table-row>
        <table:table-row table:style-name="ro2">
          <table:table-cell/>
          <table:table-cell table:style-name="ce1" office:value-type="string">
            <text:p>(8-30-2013, V1.3, added diastatic power calc, BJCP style attribute Hi/Lo indicators, 'BrewDay Print Me' Sheet, Grain Bill Scaling) </text:p>
          </table:table-cell>
          <table:table-cell table:number-columns-repeated="1022"/>
        </table:table-row>
        <table:table-row table:style-name="ro2">
          <table:table-cell/>
          <table:table-cell table:style-name="ce1" office:value-type="string">
            <text:p>(10-8-2013, V1.4, combined and normalized KT and GD data to expand Mash Time choices)</text:p>
          </table:table-cell>
          <table:table-cell table:number-columns-repeated="1022"/>
        </table:table-row>
        <table:table-row table:style-name="ro2">
          <table:table-cell/>
          <table:table-cell table:style-name="ce1" office:value-type="string">
            <text:p>(10-11-2013, V1.5, incorporated mash chemistry models)</text:p>
          </table:table-cell>
          <table:table-cell table:number-columns-repeated="1022"/>
        </table:table-row>
        <table:table-row table:style-name="ro2">
          <table:table-cell/>
          <table:table-cell table:style-name="ce1" office:value-type="string">
            <text:p>(11-29-2013, V2.0, added example profiles to water tab. <text:s/>Updated fermentability for some kilned/toasted grains based on a new model)</text:p>
          </table:table-cell>
          <table:table-cell table:number-columns-repeated="1022"/>
        </table:table-row>
        <table:table-row table:style-name="ro2">
          <table:table-cell/>
          <table:table-cell table:style-name="ce1" office:value-type="string">
            <text:p>(12-26-2013, V2.1, added mash efficiency estimator tab.)</text:p>
          </table:table-cell>
          <table:table-cell table:number-columns-repeated="1022"/>
        </table:table-row>
        <table:table-row table:style-name="ro2">
          <table:table-cell/>
          <table:table-cell table:style-name="ce1" office:value-type="string">
            <text:p>(12-30-2013, V3.0, added Yeast Starter Calculations)</text:p>
          </table:table-cell>
          <table:table-cell table:number-columns-repeated="1022"/>
        </table:table-row>
        <table:table-row table:style-name="ro2">
          <table:table-cell/>
          <table:table-cell table:style-name="ce1" office:value-type="string">
            <text:p>(1-30-2014, V3.1, added yeast slurry calculations, sparge water acidification, some grains updated, grain bill percentage display added, added generic water profiles, notepad, Other timed boil additions)</text:p>
          </table:table-cell>
          <table:table-cell table:number-columns-repeated="1022"/>
        </table:table-row>
        <table:table-row table:style-name="ro2">
          <table:table-cell/>
          <table:table-cell table:style-name="ce1" office:value-type="string">
            <text:p>(3-2-2014, V3.2, added alternative (more accurate) ABV calculation, added post boil/fermentation actual inputs and actual result calcs, added HLT deadspace loss parameters, added Refractometer calculations)</text:p>
          </table:table-cell>
          <table:table-cell table:number-columns-repeated="1022"/>
        </table:table-row>
        <table:table-row table:style-name="ro2">
          <table:table-cell/>
          <table:table-cell table:style-name="ce1" office:value-type="string">
            <text:p>(4-6-2014, V3.3, added some ingredients, added Metric option, Redesigned HLT deadspace parameters, added Plato option, added Hop Utilization Multiplier, enhanced BIAB support)</text:p>
          </table:table-cell>
          <table:table-cell table:number-columns-repeated="1022"/>
        </table:table-row>
        <table:table-row table:style-name="ro2">
          <table:table-cell/>
          <table:table-cell table:style-name="ce1" office:value-type="string">
            <text:p>(5-13-2014, V3.4, added water tab outputs to Recipe Tab and Print Me tab, added full yeast strain names, added User Water Profile Input, Added Recipe Name)</text:p>
          </table:table-cell>
          <table:table-cell table:number-columns-repeated="1022"/>
        </table:table-row>
        <table:table-row table:style-name="ro2">
          <table:table-cell/>
          <table:table-cell table:style-name="ce1" office:value-type="string">
            <text:p>(7-10-2014, V3.41, enhanced water display on Recip tab. <text:s/>Added ingredients.)</text:p>
          </table:table-cell>
          <table:table-cell table:number-columns-repeated="1022"/>
        </table:table-row>
        <table:table-row table:style-name="ro2">
          <table:table-cell/>
          <table:table-cell table:style-name="ce1" office:value-type="string">
            <text:p>(7-26-2014, V3.42, added more water tab outputs (optionally) to Recipe Tab and PrintMe Tab, added sour style parameters, added more informational fields to Dry Hop Section. Added BU:GU Ratios) </text:p>
          </table:table-cell>
          <table:table-cell table:number-columns-repeated="1022"/>
        </table:table-row>
        <table:table-row table:style-name="ro2">
          <table:table-cell/>
          <table:table-cell table:style-name="ce1" office:value-type="string">
            <text:p>(11-9-2014, V3.4.3, added a few ingredients, added some more info to the BrewDay Print Me tab. Published User Guide.) </text:p>
          </table:table-cell>
          <table:table-cell table:number-columns-repeated="1022"/>
        </table:table-row>
        <table:table-row table:style-name="ro2">
          <table:table-cell/>
          <table:table-cell table:style-name="ce1" office:value-type="string">
            <text:p>(12-26-2014, V3.5, added Carbonation Calculations, added Cooling Evaporation loss parameter.) </text:p>
          </table:table-cell>
          <table:table-cell table:number-columns-repeated="1022"/>
        </table:table-row>
        <table:table-row table:style-name="ro2">
          <table:table-cell/>
          <table:table-cell table:style-name="ce1" office:value-type="string">
            <text:p>(2-23-2015, V3.6, added informational pre and post boil volume displays to recipe tab gravity rows, added First Wort Hopping support, added user adjustable pellet/leaf hop bonus/penalty factor, added Rager bitterness formula option, added Non-hop boil addition display to BrewDay Print Me sheet, chnaged imput cells to blue.) </text:p>
          </table:table-cell>
          <table:table-cell table:number-columns-repeated="1022"/>
        </table:table-row>
        <table:table-row table:style-name="ro2">
          <table:table-cell/>
          <table:table-cell table:style-name="ce1" office:value-type="string">
            <text:p>(3-22-2015, V3.7, added boil hop scaling macro, added flameout hop scaling macro, added combo scaling macro.) </text:p>
          </table:table-cell>
          <table:table-cell table:number-columns-repeated="1022"/>
        </table:table-row>
        <table:table-row table:style-name="ro2">
          <table:table-cell/>
          <table:table-cell table:style-name="ce1" office:value-type="string">
            <text:p>(5-20-2015, V4.0, added BJCP 2015 Style Guidelines, added SG Correction Tab (hydrometer temperture corrections)) <text:s/></text:p>
          </table:table-cell>
          <table:table-cell table:number-columns-repeated="1022"/>
        </table:table-row>
        <table:table-row table:style-name="ro2">
          <table:table-cell/>
          <table:table-cell table:style-name="ce1" office:value-type="string">
            <text:p>(6-22-2015, V4.1, added explicit "packs/vials if no starter" to yeast starter display, added pre-boil OG to BrewDay Print Me page, added some yeast strains) <text:s/></text:p>
          </table:table-cell>
          <table:table-cell table:number-columns-repeated="1022"/>
        </table:table-row>
        <table:table-row table:style-name="ro2">
          <table:table-cell/>
          <table:table-cell table:style-name="ce1" office:value-type="string">
            <text:p>(9-1-2015, V4.2, added Mash Tun Capacity Parameter &amp; Overload Warning. Adjusted H20 volumes to account for non-mashed ingredient volumes)</text:p>
          </table:table-cell>
          <table:table-cell table:number-columns-repeated="1022"/>
        </table:table-row>
        <table:table-row table:style-name="ro2">
          <table:table-cell/>
          <table:table-cell table:style-name="ce1" office:value-type="string">
            <text:p>(10-4-2015, V4.2.2, changed all dropdowns to source from named ranges (vice delimited lists) to ensure compatibility with Gnumeric. Added some ingredients.)</text:p>
          </table:table-cell>
          <table:table-cell table:number-columns-repeated="1022"/>
        </table:table-row>
        <table:table-row table:style-name="ro2">
          <table:table-cell/>
          <table:table-cell table:style-name="ce1" office:value-type="string">
            <text:p>(1-3-2016, V4.2.3, extended Mash Tun Capacity calcs to include mashout/sparge, added kegging beer line length calculation, added some ingredients.)</text:p>
          </table:table-cell>
          <table:table-cell table:number-columns-repeated="1022"/>
        </table:table-row>
        <table:table-row table:style-name="ro2">
          <table:table-cell/>
          <table:table-cell table:style-name="ce1" office:value-type="string">
            <text:p>(12-30-2017, V5.0, added support for Cryo and CO2 Extract Hops, increased AA% override limit, fixed minor display issues, added BU/GU for Plato, added temp warnings, added/tweaked ingredients, expanded Hop Lookup Tab capacity </text:p>
          </table:table-cell>
          <table:table-cell table:number-columns-repeated="1022"/>
        </table:table-row>
        <table:table-row table:style-name="ro1">
          <table:table-cell table:number-columns-repeated="1024"/>
        </table:table-row>
        <table:table-row table:style-name="ro1">
          <table:table-cell/>
          <table:table-cell office:value-type="string">
            <text:p>Copyright 2013, 2014, 2015, 2016, 2017 by VikeMan</text:p>
          </table:table-cell>
          <table:table-cell table:number-columns-repeated="1022"/>
        </table:table-row>
        <table:table-row table:style-name="ro1" table:number-rows-repeated="1048494">
          <table:table-cell table:number-columns-repeated="1024"/>
        </table:table-row>
        <table:table-row table:style-name="ro1">
          <table:table-cell table:number-columns-repeated="1024"/>
        </table:table-row>
        <table:named-expressions/>
      </table:table>
      <table:table table:name="Brewhouse" table:style-name="ta15" table:protected="true" table:print="false">
        <office:forms form:automatic-focus="false" form:apply-design-mode="false"/>
        <table:table-column table:style-name="co31" table:default-cell-style-name="Excel_20_Built-in_20_Normal"/>
        <table:table-column table:style-name="co32" table:default-cell-style-name="Excel_20_Built-in_20_Normal"/>
        <table:table-column table:style-name="co1" table:number-columns-repeated="4" table:default-cell-style-name="Excel_20_Built-in_20_Normal"/>
        <table:table-column table:style-name="co32" table:default-cell-style-name="Excel_20_Built-in_20_Normal"/>
        <table:table-column table:style-name="co1" table:number-columns-repeated="4" table:default-cell-style-name="Excel_20_Built-in_20_Normal"/>
        <table:table-column table:style-name="co33" table:default-cell-style-name="Excel_20_Built-in_20_Normal"/>
        <table:table-column table:style-name="co34" table:default-cell-style-name="Excel_20_Built-in_20_Normal"/>
        <table:table-column table:style-name="co33" table:default-cell-style-name="Excel_20_Built-in_20_Normal"/>
        <table:table-column table:style-name="co1" table:number-columns-repeated="4" table:default-cell-style-name="Excel_20_Built-in_20_Normal"/>
        <table:table-column table:style-name="co33" table:default-cell-style-name="Excel_20_Built-in_20_Normal"/>
        <table:table-column table:style-name="co34" table:default-cell-style-name="Excel_20_Built-in_20_Normal"/>
        <table:table-column table:style-name="co33" table:default-cell-style-name="Excel_20_Built-in_20_Normal"/>
        <table:table-column table:style-name="co1" table:number-columns-repeated="4" table:default-cell-style-name="Excel_20_Built-in_20_Normal"/>
        <table:table-column table:style-name="co32" table:default-cell-style-name="Excel_20_Built-in_20_Normal"/>
        <table:table-column table:style-name="co1" table:number-columns-repeated="4" table:default-cell-style-name="Excel_20_Built-in_20_Normal"/>
        <table:table-column table:style-name="co35" table:default-cell-style-name="Excel_20_Built-in_20_Normal"/>
        <table:table-column table:style-name="co1" table:number-columns-repeated="993" table:default-cell-style-name="Excel_20_Built-in_20_Normal"/>
        <table:table-row table:style-name="ro1">
          <table:table-cell table:number-columns-repeated="1024"/>
        </table:table-row>
        <table:table-row table:style-name="ro8">
          <table:table-cell/>
          <table:table-cell table:style-name="ce50"/>
          <table:table-cell table:style-name="ce54" office:value-type="string">
            <text:p>Volumes and Volume Losses</text:p>
          </table:table-cell>
          <table:table-cell table:style-name="ce53" table:number-columns-repeated="3"/>
          <table:table-cell table:style-name="ce88" table:number-columns-spanned="1" table:number-rows-spanned="11"/>
          <table:table-cell table:style-name="ce53" table:number-columns-repeated="4"/>
          <table:table-cell table:style-name="ce88" table:number-columns-spanned="3" table:number-rows-spanned="11"/>
          <table:covered-table-cell table:number-columns-repeated="2" table:style-name="ce66"/>
          <table:table-cell table:style-name="ce53" table:number-columns-repeated="4"/>
          <table:table-cell table:style-name="ce88" table:number-columns-spanned="3" table:number-rows-spanned="11"/>
          <table:covered-table-cell table:number-columns-repeated="2" table:style-name="ce66"/>
          <table:table-cell table:style-name="ce53" table:number-columns-repeated="4"/>
          <table:table-cell table:style-name="ce88" table:number-columns-spanned="1" table:number-rows-spanned="11"/>
          <table:table-cell table:style-name="ce53" table:number-columns-repeated="4"/>
          <table:table-cell table:style-name="ce99"/>
          <table:table-cell table:number-columns-repeated="993"/>
        </table:table-row>
        <table:table-row table:style-name="ro10">
          <table:table-cell/>
          <table:table-cell table:style-name="ce51"/>
          <table:table-cell table:style-name="ce55"/>
          <table:table-cell table:style-name="ce67" table:number-columns-repeated="3"/>
          <table:covered-table-cell table:style-name="ce64"/>
          <table:table-cell table:style-name="ce67" table:number-columns-repeated="4"/>
          <table:covered-table-cell table:number-columns-repeated="3" table:style-name="ce64"/>
          <table:table-cell table:style-name="ce67" table:number-columns-repeated="4"/>
          <table:covered-table-cell table:number-columns-repeated="3" table:style-name="ce64"/>
          <table:table-cell table:style-name="ce67" table:number-columns-repeated="4"/>
          <table:covered-table-cell table:style-name="ce64"/>
          <table:table-cell table:style-name="ce67" table:number-columns-repeated="4"/>
          <table:table-cell table:style-name="ce100"/>
          <table:table-cell table:number-columns-repeated="993"/>
        </table:table-row>
        <table:table-row table:style-name="ro1">
          <table:table-cell/>
          <table:table-cell table:style-name="ce51"/>
          <table:table-cell table:style-name="ce56" table:formula="of:=IF([.V17]=&quot;Metric&quot;; &quot;Strike Hot Liquor Tank Deadspace (liters)&quot;;  &quot;Strike Hot Liquor Tank Deadspace (gal)&quot;)" office:value-type="string" office:string-value="Strike Hot Liquor Tank Deadspace (gal)" table:number-columns-spanned="4" table:number-rows-spanned="1">
            <text:p>Strike Hot Liquor Tank Deadspace (gal)</text:p>
          </table:table-cell>
          <table:covered-table-cell table:number-columns-repeated="4" table:style-name="ce64"/>
          <table:table-cell table:style-name="ce56" table:formula="of:=IF([.V17]=&quot;Metric&quot;; &quot;Grain Absorption Loss (liters per kg)&quot;;  &quot;Grain Absorption Loss (gallons per lb)&quot;)" office:value-type="string" office:string-value="Grain Absorption Loss (gallons per lb)" table:number-columns-spanned="4" table:number-rows-spanned="1">
            <text:p>Grain Absorption Loss (gallons per lb)</text:p>
          </table:table-cell>
          <table:covered-table-cell table:number-columns-repeated="6" table:style-name="ce64"/>
          <table:table-cell table:style-name="ce56" table:formula="of:=IF([.V17]=&quot;Metric&quot;; &quot;Boil Off Liters per Hour&quot;;  &quot;Boil Off Gallons per Hour&quot;)" office:value-type="string" office:string-value="Boil Off Gallons per Hour" table:number-columns-spanned="4" table:number-rows-spanned="1">
            <text:p>Boil Off Gallons per Hour</text:p>
          </table:table-cell>
          <table:covered-table-cell table:number-columns-repeated="6" table:style-name="ce64"/>
          <table:table-cell table:style-name="ce56" table:formula="of:=IF([.V17]=&quot;Metric&quot;; &quot;Leaf Hop Trub Loss (liters per kilogram)&quot;;  &quot;Leaf Hop Trub Loss (gallons per ounce)&quot;)" office:value-type="string" office:string-value="Leaf Hop Trub Loss (gallons per ounce)" table:number-columns-spanned="4" table:number-rows-spanned="1">
            <text:p>Leaf Hop Trub Loss (gallons per ounce)</text:p>
          </table:table-cell>
          <table:covered-table-cell table:number-columns-repeated="4" table:style-name="ce64"/>
          <table:table-cell table:style-name="ce56" table:formula="of:=IF([.V17]=&quot;Metric&quot;; &quot;Pellet Hop Trub Loss (liters per kilogram)&quot;;  &quot;Pellet Hop Trub Loss (gallons per ounce)&quot;)" office:value-type="string" office:string-value="Pellet Hop Trub Loss (gallons per ounce)" table:number-columns-spanned="4" table:number-rows-spanned="1">
            <text:p>Pellet Hop Trub Loss (gallons per ounce)</text:p>
          </table:table-cell>
          <table:covered-table-cell table:number-columns-repeated="3" table:style-name="ce64"/>
          <table:table-cell table:style-name="ce100"/>
          <table:table-cell table:number-columns-repeated="993"/>
        </table:table-row>
        <table:table-row table:style-name="ro1">
          <table:table-cell/>
          <table:table-cell table:style-name="ce51"/>
          <table:table-cell table:style-name="ce57" table:content-validation-name="val1" office:value-type="float" office:value="0" table:number-columns-spanned="4" table:number-rows-spanned="1">
            <office:annotation draw:style-name="gr15" draw:text-style-name="P1" svg:width="2.5972in" svg:height="2.8437in" svg:x="3.35in" svg:y="0.7614in" draw:caption-point-x="-0.1898in" draw:caption-point-y="-0.0276in">
              <dc:creator>NWS</dc:creator>
              <dc:date>2017-12-30T00:00:00</dc:date>
              <text:p text:style-name="P1"><text:span text:style-name="T17">Strike Hot Liquor Tank Deadspace is the amount of Water that will be left behind in the Hot Liquor Tank that feeds the Strike water for the mash because of the non-drainable space at the bottom of the HLT. <text:s/>To determine your Dead Space, add a known volume of water to your HLT and drain. <text:s/>Measure the volume of water that runs off. Subtract this volume from the initial volume. The result is Dead Space.</text:span></text:p>
              <text:p text:style-name="P1"><text:span text:style-name="T1"/></text:p>
              <text:p text:style-name="P1"><text:span text:style-name="T17">Note: If the Strike Hot Liquor Tank and the Sparge Hot Liquor Tank are the same physical unit, enter the deadspace in both parameters and select 'Y' from the Dropdown. </text:span></text:p>
            </office:annotation>
            <text:p>0.0000</text:p>
          </table:table-cell>
          <table:covered-table-cell table:number-columns-repeated="2" table:style-name="ce72" table:content-validation-name="val1"/>
          <table:covered-table-cell table:style-name="ce81" table:content-validation-name="val1"/>
          <table:covered-table-cell table:style-name="ce64"/>
          <table:table-cell table:style-name="ce57" office:value-type="float" office:value="0.12" table:number-columns-spanned="4" table:number-rows-spanned="1">
            <office:annotation draw:style-name="gr16" draw:text-style-name="P1" svg:width="3.5516in" svg:height="1.1374in" svg:x="6.3024in" svg:y="0.7614in" draw:caption-point-x="-0.198in" draw:caption-point-y="-0.0276in">
              <dc:creator>NWS</dc:creator>
              <dc:date>2017-12-30T00:00:00</dc:date>
              <text:p text:style-name="P1"><text:span text:style-name="T17">Grain absorption loss is the amount of wort that will be left behind in the mash tun due to being trapped in the grain husks. <text:s/>0.12 gallons per lb of grain is a reasonable default value until you have dialed in your system.</text:span></text:p>
              <text:p text:style-name="P1"><text:span text:style-name="T1"/></text:p>
              <text:p text:style-name="P1"><text:span text:style-name="T1"/></text:p>
            </office:annotation>
            <text:p>0.1200</text:p>
          </table:table-cell>
          <table:covered-table-cell table:number-columns-repeated="2" table:style-name="ce72"/>
          <table:covered-table-cell table:style-name="ce81"/>
          <table:covered-table-cell table:number-columns-repeated="3" table:style-name="ce64"/>
          <table:table-cell table:style-name="ce57" office:value-type="float" office:value="1.24" table:number-columns-spanned="4" table:number-rows-spanned="1">
            <office:annotation draw:style-name="gr49" draw:text-style-name="P1" svg:width="1.6571in" svg:height="0.9862in" svg:x="9.4217in" svg:y="0.7614in" draw:caption-point-x="-0.198in" draw:caption-point-y="-0.0276in">
              <dc:creator>NWS</dc:creator>
              <dc:date>2017-12-30T00:00:00</dc:date>
              <text:p text:style-name="P1"><text:span text:style-name="T17">This is the amount of wort (water) that boils away in one hour with your kettle and heat source.</text:span></text:p>
              <text:p text:style-name="P1"><text:span text:style-name="T1"/></text:p>
            </office:annotation>
            <text:p>1.2400</text:p>
          </table:table-cell>
          <table:covered-table-cell table:number-columns-repeated="2" table:style-name="ce72"/>
          <table:covered-table-cell table:style-name="ce81"/>
          <table:covered-table-cell table:number-columns-repeated="3" table:style-name="ce64"/>
          <table:table-cell table:style-name="ce57" office:value-type="float" office:value="0.0625" table:number-columns-spanned="4" table:number-rows-spanned="1">
            <office:annotation draw:style-name="gr17" draw:text-style-name="P1" svg:width="2.7531in" svg:height="0.7114in" svg:x="12.5331in" svg:y="0.7614in" draw:caption-point-x="-0.1898in" draw:caption-point-y="-0.0276in">
              <dc:creator>NWS</dc:creator>
              <dc:date>2017-12-30T00:00:00</dc:date>
              <text:p text:style-name="P1"><text:span text:style-name="T17">Leaf Hop Trub Loss accounts for the wort that will be trapped in the leaf hops and thus will not make it to the fermenter.</text:span></text:p>
              <text:p text:style-name="P1"><text:span text:style-name="T1"/></text:p>
            </office:annotation>
            <text:p>0.0625</text:p>
          </table:table-cell>
          <table:covered-table-cell table:number-columns-repeated="2" table:style-name="ce72"/>
          <table:covered-table-cell table:style-name="ce81"/>
          <table:covered-table-cell table:style-name="ce64"/>
          <table:table-cell table:style-name="ce57" office:value-type="float" office:value="0.025" table:number-columns-spanned="4" table:number-rows-spanned="1">
            <office:annotation draw:style-name="gr18" draw:text-style-name="P1" svg:width="2.8315in" svg:height="0.8472in" svg:x="15.4768in" svg:y="0.7614in" draw:caption-point-x="-0.1898in" draw:caption-point-y="-0.0276in">
              <dc:creator>NWS</dc:creator>
              <dc:date>2017-12-30T00:00:00</dc:date>
              <text:p text:style-name="P1"><text:span text:style-name="T17">Pellet Hop Trub Loss accounts for the wort that will be trapped in pellet hops and thus will not make it to the fermenter. <text:s/>This parameter also applies to Cryo Hops.</text:span></text:p>
              <text:p text:style-name="P1"><text:span text:style-name="T1"/></text:p>
            </office:annotation>
            <text:p>0.0250</text:p>
          </table:table-cell>
          <table:covered-table-cell table:number-columns-repeated="2" table:style-name="ce72"/>
          <table:covered-table-cell table:style-name="ce81"/>
          <table:table-cell table:style-name="ce100"/>
          <table:table-cell table:number-columns-repeated="993"/>
        </table:table-row>
        <table:table-row table:style-name="ro1">
          <table:table-cell/>
          <table:table-cell table:style-name="ce51"/>
          <table:table-cell table:style-name="ce58"/>
          <table:table-cell table:style-name="ce73" table:number-columns-repeated="2"/>
          <table:table-cell table:style-name="ce82"/>
          <table:covered-table-cell table:style-name="ce64"/>
          <table:table-cell table:style-name="ce67" table:number-columns-repeated="4"/>
          <table:covered-table-cell table:number-columns-repeated="3" table:style-name="ce64"/>
          <table:table-cell table:style-name="ce67" table:number-columns-repeated="4"/>
          <table:covered-table-cell table:number-columns-repeated="3" table:style-name="ce64"/>
          <table:table-cell table:style-name="ce67" table:number-columns-repeated="4"/>
          <table:covered-table-cell table:style-name="ce64"/>
          <table:table-cell table:style-name="ce67" table:number-columns-repeated="4"/>
          <table:table-cell table:style-name="ce100"/>
          <table:table-cell table:number-columns-repeated="993"/>
        </table:table-row>
        <table:table-row table:style-name="ro1">
          <table:table-cell/>
          <table:table-cell table:style-name="ce51"/>
          <table:table-cell table:style-name="ce59" table:formula="of:=IF([.V17]=&quot;Metric&quot;; &quot;Sparge Hot Liquor Tank Deadspace (liters)&quot;;  &quot;Sparge Hot Liquor Tank Deadspace (gal)&quot;)" office:value-type="string" office:string-value="Sparge Hot Liquor Tank Deadspace (gal)" table:number-columns-spanned="4" table:number-rows-spanned="1">
            <text:p>Sparge Hot Liquor Tank Deadspace (gal)</text:p>
          </table:table-cell>
          <table:covered-table-cell table:number-columns-repeated="2" table:style-name="ce74"/>
          <table:covered-table-cell table:style-name="ce83"/>
          <table:covered-table-cell table:style-name="ce64"/>
          <table:table-cell table:style-name="ce56" table:formula="of:=IF([.V17]=&quot;Metric&quot;; &quot;Mash Tun Capacity (liters)&quot;;  &quot;Mash Tun Capacity (gallons)&quot;)" office:value-type="string" office:string-value="Mash Tun Capacity (gallons)" table:number-columns-spanned="4" table:number-rows-spanned="1">
            <text:p>Mash Tun Capacity (gallons)</text:p>
          </table:table-cell>
          <table:covered-table-cell table:number-columns-repeated="6" table:style-name="ce64"/>
          <table:table-cell table:style-name="ce56" table:formula="of:=IF([.V17]=&quot;Metric&quot;; &quot;Cooling Loss Liters&quot;;  &quot;Cooling Loss Gallons&quot;)" office:value-type="string" office:string-value="Cooling Loss Gallons" table:number-columns-spanned="4" table:number-rows-spanned="1">
            <text:p>Cooling Loss Gallons</text:p>
          </table:table-cell>
          <table:covered-table-cell table:number-columns-repeated="6" table:style-name="ce64"/>
          <table:table-cell table:style-name="ce56" table:formula="of:=IF([.V17]=&quot;Metric&quot;; &quot;Kettle Deadspace (liters)&quot;;  &quot;Kettle Deadspace (gallons)&quot;)" office:value-type="string" office:string-value="Kettle Deadspace (gallons)" table:number-columns-spanned="4" table:number-rows-spanned="1">
            <text:p>Kettle Deadspace (gallons)</text:p>
          </table:table-cell>
          <table:covered-table-cell table:number-columns-repeated="4" table:style-name="ce64"/>
          <table:table-cell table:style-name="ce74" table:formula="of:=IF([.V17]=&quot;Metric&quot;; &quot; Hose/Pump/Siphon Loss (liters)&quot;;  &quot; Hose/Pump/Siphon Loss (gallons)&quot;)" office:value-type="string" office:string-value=" Hose/Pump/Siphon Loss (gallons)" table:number-columns-spanned="4" table:number-rows-spanned="1">
            <text:p><text:s/>Hose/Pump/Siphon Loss (gallons)</text:p>
          </table:table-cell>
          <table:covered-table-cell table:number-columns-repeated="3" table:style-name="ce74"/>
          <table:table-cell table:style-name="ce100"/>
          <table:table-cell table:number-columns-repeated="993"/>
        </table:table-row>
        <table:table-row table:style-name="ro1">
          <table:table-cell/>
          <table:table-cell table:style-name="ce51"/>
          <table:table-cell table:style-name="ce57" table:content-validation-name="val2" office:value-type="float" office:value="0" table:number-columns-spanned="4" table:number-rows-spanned="1">
            <office:annotation draw:style-name="gr19" draw:text-style-name="P1" svg:width="2.5972in" svg:height="2.8433in" svg:x="3.35in" svg:y="1.4075in" draw:caption-point-x="-0.1898in" draw:caption-point-y="-0.0902in">
              <dc:creator>NWS</dc:creator>
              <dc:date>2017-12-30T00:00:00</dc:date>
              <text:p text:style-name="P1"><text:span text:style-name="T17">Sparge Hot Liquor Tank Deadspace is the amount of Water that will be left behind in the Hot Liquor Tank that feeds the Sparge water for the sparge because of the non-drainable space at the bottom of the HLT. <text:s/>To determine your Dead Space, add a known volume of water to your HLT and drain. <text:s/>Measure the volume of water that runs off. Subtract this volume from the initial volume. The result is Dead Space.</text:span></text:p>
              <text:p text:style-name="P1"><text:span text:style-name="T17"/></text:p>
              <text:p text:style-name="P1"><text:span text:style-name="T17">Note: If the Strike Hot Liquor Tank and the Sparge Hot Liquor Tank are the same physical unit, enter the deadspace in both parameters and select 'Y' from the Dropdown. </text:span></text:p>
              <text:p text:style-name="P1"><text:span text:style-name="T17"/></text:p>
            </office:annotation>
            <text:p>0.0000</text:p>
          </table:table-cell>
          <table:covered-table-cell table:number-columns-repeated="2" table:style-name="ce72" table:content-validation-name="val2"/>
          <table:covered-table-cell table:style-name="ce81" table:content-validation-name="val2"/>
          <table:covered-table-cell table:style-name="ce64"/>
          <table:table-cell table:style-name="ce57" office:value-type="float" office:value="13" table:number-columns-spanned="4" table:number-rows-spanned="1">
            <office:annotation draw:style-name="gr20" draw:text-style-name="P1" svg:width="2.0736in" svg:height="0.6839in" svg:x="6.3024in" svg:y="1.4075in" draw:caption-point-x="-0.198in" draw:caption-point-y="-0.0902in">
              <dc:creator>NWS</dc:creator>
              <dc:date>2017-12-30T00:00:00</dc:date>
              <text:p text:style-name="P1"><text:span text:style-name="T17">This is the total amount of water (without any grains) your Mash Tun can Hold.</text:span></text:p>
              <text:p text:style-name="P1"><text:span text:style-name="T1"/></text:p>
            </office:annotation>
            <text:p>13.0000</text:p>
          </table:table-cell>
          <table:covered-table-cell table:number-columns-repeated="2" table:style-name="ce72"/>
          <table:covered-table-cell table:style-name="ce81"/>
          <table:covered-table-cell table:number-columns-repeated="3" table:style-name="ce64"/>
          <table:table-cell table:style-name="ce57" office:value-type="float" office:value="0" table:number-columns-spanned="4" table:number-rows-spanned="1">
            <office:annotation draw:style-name="gr21" draw:text-style-name="P1" svg:width="4.1811in" svg:height="1.4213in" svg:x="9.4217in" svg:y="1.4075in" draw:caption-point-x="-0.198in" draw:caption-point-y="-0.0902in">
              <dc:creator>NWS</dc:creator>
              <dc:date>2017-12-30T00:00:00</dc:date>
              <text:p text:style-name="P1"><text:span text:style-name="T17">This is the amount of water that typically evaporates away from your wort during the time it is cooling. <text:s/>This is a new parameter in BrewCipher in version 3.5. <text:s/>If you have previously dialed-in your system without it, you may want to leave it at 0. </text:span></text:p>
              <text:p text:style-name="P1"><text:span text:style-name="T17"/></text:p>
              <text:p text:style-name="P1"><text:span text:style-name="T17">Note: This is NOT the natural contraction of the wort due to being at a lower temperature.</text:span></text:p>
            </office:annotation>
            <text:p>0.0000</text:p>
          </table:table-cell>
          <table:covered-table-cell table:number-columns-repeated="2" table:style-name="ce72"/>
          <table:covered-table-cell table:style-name="ce81"/>
          <table:covered-table-cell table:number-columns-repeated="3" table:style-name="ce64"/>
          <table:table-cell table:style-name="ce57" office:value-type="float" office:value="0" table:number-columns-spanned="4" table:number-rows-spanned="1">
            <office:annotation draw:style-name="gr22" draw:text-style-name="P1" svg:width="2.5969in" svg:height="2.0445in" svg:x="12.5331in" svg:y="1.4075in" draw:caption-point-x="-0.1898in" draw:caption-point-y="-0.0902in">
              <dc:creator>NWS</dc:creator>
              <dc:date>2017-12-30T00:00:00</dc:date>
              <text:p text:style-name="P1"><text:span text:style-name="T17">Kettle Dead Space is the amount of wort that will be left behind in the Kettle Tun because of the non-drainable space at the bottom. <text:s/>To determine your Dead Space, add a known volume of water to your kettle and drain by your normal method. <text:s/>Measure the volume of water that runs off. Subtract this volume from the initial volume. The result is Dead Space loss.</text:span></text:p>
              <text:p text:style-name="P1"><text:span text:style-name="T1"/></text:p>
              <text:p text:style-name="P1"><text:span text:style-name="T1"/></text:p>
            </office:annotation>
            <text:p>0.0000</text:p>
          </table:table-cell>
          <table:covered-table-cell table:number-columns-repeated="2" table:style-name="ce72"/>
          <table:covered-table-cell table:style-name="ce81"/>
          <table:covered-table-cell table:style-name="ce64"/>
          <table:table-cell table:style-name="ce57" office:value-type="float" office:value="0" table:number-columns-spanned="4" table:number-rows-spanned="1">
            <office:annotation draw:style-name="gr23" draw:text-style-name="P1" svg:width="1.9398in" svg:height="1.2445in" svg:x="15.4768in" svg:y="1.4075in" draw:caption-point-x="-0.1898in" draw:caption-point-y="-0.0902in">
              <dc:creator>NWS</dc:creator>
              <dc:date>2017-12-30T00:00:00</dc:date>
              <text:p text:style-name="P1"><text:span text:style-name="T17">Hose/Pump/Siphon Loss is the amount of wort lost in the hosing and/or pump when transferring wort from the kettle to the Fermenter. </text:span></text:p>
              <text:p text:style-name="P1"><text:span text:style-name="T1"/></text:p>
            </office:annotation>
            <text:p>0.0000</text:p>
          </table:table-cell>
          <table:covered-table-cell table:number-columns-repeated="2" table:style-name="ce72"/>
          <table:covered-table-cell table:style-name="ce81"/>
          <table:table-cell table:style-name="ce100"/>
          <table:table-cell table:number-columns-repeated="993"/>
        </table:table-row>
        <table:table-row table:style-name="ro1">
          <table:table-cell/>
          <table:table-cell table:style-name="ce51"/>
          <table:table-cell table:style-name="ce58"/>
          <table:table-cell table:style-name="ce73" table:number-columns-repeated="2"/>
          <table:table-cell table:style-name="ce82"/>
          <table:covered-table-cell table:style-name="ce64"/>
          <table:table-cell table:style-name="ce67" table:number-columns-repeated="4"/>
          <table:covered-table-cell table:number-columns-repeated="3" table:style-name="ce64"/>
          <table:table-cell table:style-name="ce67" table:number-columns-repeated="4"/>
          <table:covered-table-cell table:number-columns-repeated="3" table:style-name="ce64"/>
          <table:table-cell table:style-name="ce58"/>
          <table:table-cell table:style-name="ce73" table:number-columns-repeated="2"/>
          <table:table-cell table:style-name="ce82"/>
          <table:covered-table-cell table:style-name="ce64"/>
          <table:table-cell table:style-name="ce67" table:number-columns-repeated="4"/>
          <table:table-cell table:style-name="ce100"/>
          <table:table-cell table:number-columns-repeated="993"/>
        </table:table-row>
        <table:table-row table:style-name="ro8">
          <table:table-cell/>
          <table:table-cell table:style-name="ce51"/>
          <table:table-cell table:style-name="ce59" office:value-type="string" table:number-columns-spanned="4" table:number-rows-spanned="1">
            <text:p>Are Both HLTs the SAME physical unit?</text:p>
          </table:table-cell>
          <table:covered-table-cell table:number-columns-repeated="2" table:style-name="ce74"/>
          <table:covered-table-cell table:style-name="ce83"/>
          <table:covered-table-cell table:style-name="ce64"/>
          <table:table-cell table:style-name="ce56" table:formula="of:=IF([.V17]=&quot;Metric&quot;; &quot;Mash Tun Dead Space (liters)&quot;;  &quot;Mash Tun Dead Space (gallons)&quot;)" office:value-type="string" office:string-value="Mash Tun Dead Space (gallons)" table:number-columns-spanned="4" table:number-rows-spanned="1">
            <text:p>Mash Tun Dead Space (gallons)</text:p>
          </table:table-cell>
          <table:covered-table-cell table:number-columns-repeated="6" table:style-name="ce64"/>
          <table:table-cell table:style-name="ce56" table:number-columns-spanned="4" table:number-rows-spanned="1"/>
          <table:covered-table-cell table:number-columns-repeated="6" table:style-name="ce64"/>
          <table:table-cell table:style-name="ce59" office:value-type="string" table:number-columns-spanned="4" table:number-rows-spanned="1">
            <text:p>Hops Remain in Kettle Deadspace?</text:p>
          </table:table-cell>
          <table:covered-table-cell table:number-columns-repeated="2" table:style-name="ce74"/>
          <table:covered-table-cell table:style-name="ce83"/>
          <table:covered-table-cell table:style-name="ce64"/>
          <table:table-cell table:style-name="ce56" table:number-columns-spanned="4" table:number-rows-spanned="1"/>
          <table:covered-table-cell table:number-columns-repeated="3" table:style-name="ce64"/>
          <table:table-cell table:style-name="ce100"/>
          <table:table-cell table:number-columns-repeated="993"/>
        </table:table-row>
        <table:table-row table:style-name="ro1">
          <table:table-cell/>
          <table:table-cell table:style-name="ce51"/>
          <table:table-cell table:style-name="ce60" table:content-validation-name="val3" office:value-type="string" table:number-columns-spanned="4" table:number-rows-spanned="1">
            <office:annotation draw:style-name="gr24" draw:text-style-name="P1" svg:width="3.7075in" svg:height="1.4398in" svg:x="3.35in" svg:y="1.9917in" draw:caption-point-x="-0.1898in" draw:caption-point-y="-0.0795in">
              <dc:creator>NWS</dc:creator>
              <dc:date>2017-12-30T00:00:00</dc:date>
              <text:p text:style-name="P1"><text:span text:style-name="T17">If the Strike Hot Liquor Tank and the Sparge Hot Liquor Tank are the same unit, select 'Y'. <text:s/>This will inform the calculations that whatever deadspace is filled with Strike Water will </text:span><text:span text:style-name="T3">not</text:span><text:span text:style-name="T17"> need to be refilled when Sparge Water is Added. </text:span></text:p>
              <text:p text:style-name="P1"><text:span text:style-name="T1"/></text:p>
              <text:p text:style-name="P1"><text:span text:style-name="T17">Select 'N' if each HLT is a separate unit. or if you don't use a HLT for strike and/or sparge.</text:span></text:p>
              <text:p text:style-name="P1"><text:span text:style-name="T17"/></text:p>
            </office:annotation>
            <text:p>N</text:p>
          </table:table-cell>
          <table:covered-table-cell table:number-columns-repeated="2" table:style-name="ce75" table:content-validation-name="val3"/>
          <table:covered-table-cell table:style-name="ce84" table:content-validation-name="val3"/>
          <table:covered-table-cell table:style-name="ce64"/>
          <table:table-cell table:style-name="ce57" office:value-type="float" office:value="0.0625" table:number-columns-spanned="4" table:number-rows-spanned="1">
            <office:annotation draw:style-name="gr25" draw:text-style-name="P1" svg:width="4.0102in" svg:height="2.8004in" svg:x="6.3024in" svg:y="1.8244in" draw:caption-point-x="-0.198in" draw:caption-point-y="0.0878in">
              <dc:creator>NWS</dc:creator>
              <dc:date>2017-12-30T00:00:00</dc:date>
              <text:p text:style-name="P1"><text:span text:style-name="T17">Mash Tun Dead Space is the amount of wort that will be left behind in the Mash Tun because of the non-drainable space at the bottom. <text:s/></text:span></text:p>
              <text:p text:style-name="P1"><text:span text:style-name="T17"/></text:p>
              <text:p text:style-name="P1"><text:span text:style-name="T17">Quick and Dirty Measurement for a typical False Bottom setup: To determine your Dead Space, add a known volume of water to your mash tun (no grain), and drain as with a normal lauter. <text:s/>Measure the volume of water that runs off. Subtract this volume from the initial volume. The result is Dead Space loss.</text:span></text:p>
              <text:p text:style-name="P1"><text:span text:style-name="T17"/></text:p>
              <text:p text:style-name="P1"><text:span text:style-name="T17">A better way to determine the dead space, particularly if you do not have a false bottom: Make a batch of wort by mashing in your tun. <text:s/>Measure the difference between the runoff volume and the original volume of water. <text:s/>Then subtract grain absorption at about 0.12 gallons per pound. <text:s/>Enter the result in the Dead Space parameter.</text:span></text:p>
              <text:p text:style-name="P1"><text:span text:style-name="T1"/></text:p>
            </office:annotation>
            <text:p>0.0625</text:p>
          </table:table-cell>
          <table:covered-table-cell table:number-columns-repeated="2" table:style-name="ce72"/>
          <table:covered-table-cell table:style-name="ce81"/>
          <table:covered-table-cell table:number-columns-repeated="3" table:style-name="ce64"/>
          <table:table-cell table:style-name="ce102" table:number-columns-spanned="4" table:number-rows-spanned="1"/>
          <table:covered-table-cell table:number-columns-repeated="3" table:style-name="ce105"/>
          <table:covered-table-cell table:number-columns-repeated="3" table:style-name="ce64"/>
          <table:table-cell table:style-name="ce60" table:content-validation-name="val3" office:value-type="string" table:number-columns-spanned="4" table:number-rows-spanned="1">
            <office:annotation draw:style-name="gr26" draw:text-style-name="P1" svg:width="1.8335in" svg:height="2.9516in" svg:x="12.5331in" svg:y="1.9917in" draw:caption-point-x="-0.1898in" draw:caption-point-y="-0.0795in">
              <dc:creator>NWS</dc:creator>
              <dc:date>2017-12-30T00:00:00</dc:date>
              <text:p text:style-name="P1"><text:span text:style-name="T17">Hops Remain In Kettle Deadpace?...means after you drain your kettle, are the hops in the kettle deadspace? <text:s text:c="2"/></text:span></text:p>
              <text:p text:style-name="P1"><text:span text:style-name="T17"/></text:p>
              <text:p text:style-name="P1"><text:span text:style-name="T17">If Yes, the calculation will ensure that the same wort loss is not counted for both hop absorption and kettle deadspace loss.</text:span></text:p>
              <text:p text:style-name="P1"><text:span text:style-name="T17"/></text:p>
              <text:p text:style-name="P1"><text:span text:style-name="T17">If No, the losses are additive. <text:s/>(Answer 'N' if the hops are removed (e.g. via a hop bag) or blocked above the deadspace by a false bottom.)</text:span></text:p>
              <text:p text:style-name="P1"><text:span text:style-name="T1"/></text:p>
            </office:annotation>
            <text:p>N</text:p>
          </table:table-cell>
          <table:covered-table-cell table:number-columns-repeated="2" table:style-name="ce75" table:content-validation-name="val3"/>
          <table:covered-table-cell table:style-name="ce84" table:content-validation-name="val3"/>
          <table:covered-table-cell table:style-name="ce64"/>
          <table:table-cell table:style-name="ce102" table:number-columns-spanned="4" table:number-rows-spanned="1"/>
          <table:covered-table-cell table:number-columns-repeated="3" table:style-name="ce105"/>
          <table:table-cell table:style-name="ce100"/>
          <table:table-cell table:number-columns-repeated="993"/>
        </table:table-row>
        <table:table-row table:style-name="ro1">
          <table:table-cell/>
          <table:table-cell table:style-name="ce52"/>
          <table:table-cell table:style-name="ce61" table:number-columns-repeated="4"/>
          <table:covered-table-cell table:style-name="ce89"/>
          <table:table-cell table:style-name="ce61" table:number-columns-repeated="4"/>
          <table:covered-table-cell table:number-columns-repeated="3" table:style-name="ce89"/>
          <table:table-cell table:style-name="ce61" table:number-columns-repeated="4"/>
          <table:covered-table-cell table:number-columns-repeated="3" table:style-name="ce89"/>
          <table:table-cell table:style-name="ce61" table:number-columns-repeated="4"/>
          <table:covered-table-cell table:style-name="ce89"/>
          <table:table-cell table:style-name="ce61" table:number-columns-repeated="4"/>
          <table:table-cell table:style-name="ce101"/>
          <table:table-cell table:number-columns-repeated="993"/>
        </table:table-row>
        <table:table-row table:style-name="ro1">
          <table:table-cell table:number-columns-repeated="2"/>
          <table:table-cell table:style-name="ce62" table:number-columns-spanned="4" table:number-rows-spanned="1"/>
          <table:covered-table-cell table:number-columns-repeated="3" table:style-name="ce28"/>
          <table:table-cell/>
          <table:table-cell table:style-name="ce62" table:number-columns-spanned="4" table:number-rows-spanned="1"/>
          <table:covered-table-cell table:number-columns-repeated="3" table:style-name="ce28"/>
          <table:table-cell table:number-columns-repeated="3"/>
          <table:table-cell table:style-name="ce62" table:number-columns-spanned="4" table:number-rows-spanned="1"/>
          <table:covered-table-cell table:number-columns-repeated="3" table:style-name="ce28"/>
          <table:table-cell table:number-columns-repeated="3"/>
          <table:table-cell table:style-name="ce62" table:number-columns-spanned="4" table:number-rows-spanned="1"/>
          <table:covered-table-cell table:number-columns-repeated="3" table:style-name="ce28"/>
          <table:table-cell/>
          <table:table-cell table:style-name="ce62" table:number-columns-spanned="4" table:number-rows-spanned="1"/>
          <table:covered-table-cell table:number-columns-repeated="3" table:style-name="ce28"/>
          <table:table-cell table:number-columns-repeated="994"/>
        </table:table-row>
        <table:table-row table:style-name="ro8">
          <table:table-cell/>
          <table:table-cell table:style-name="ce50"/>
          <table:table-cell table:style-name="ce63" office:value-type="string">
            <text:p>Thermal Properties</text:p>
          </table:table-cell>
          <table:table-cell table:style-name="ce66" table:number-columns-repeated="3"/>
          <table:table-cell table:style-name="ce53"/>
          <table:table-cell table:style-name="ce66" table:number-columns-repeated="4"/>
          <table:table-cell table:style-name="ce99"/>
          <table:table-cell table:style-name="ce67"/>
          <table:table-cell table:style-name="ce50"/>
          <table:table-cell table:style-name="ce63" office:value-type="string">
            <text:p>Brew-In-A-Bag</text:p>
          </table:table-cell>
          <table:table-cell table:style-name="ce66" table:number-columns-repeated="3"/>
          <table:table-cell table:style-name="ce99"/>
          <table:table-cell table:style-name="ce67"/>
          <table:table-cell table:style-name="ce50"/>
          <table:table-cell table:style-name="ce63" office:value-type="string">
            <text:p>Measurement Systems</text:p>
          </table:table-cell>
          <table:table-cell table:style-name="ce66" table:number-columns-repeated="3"/>
          <table:table-cell table:style-name="ce53"/>
          <table:table-cell table:style-name="ce66" table:number-columns-repeated="4"/>
          <table:table-cell table:style-name="ce99"/>
          <table:table-cell table:number-columns-repeated="993"/>
        </table:table-row>
        <table:table-row table:style-name="ro10">
          <table:table-cell/>
          <table:table-cell table:style-name="ce51"/>
          <table:table-cell table:style-name="ce64" table:number-columns-repeated="4"/>
          <table:table-cell table:style-name="ce67"/>
          <table:table-cell table:style-name="ce64" table:number-columns-repeated="4"/>
          <table:table-cell table:style-name="ce100"/>
          <table:table-cell table:style-name="ce67"/>
          <table:table-cell table:style-name="ce51"/>
          <table:table-cell table:style-name="ce64" table:number-columns-repeated="4"/>
          <table:table-cell table:style-name="ce100"/>
          <table:table-cell table:style-name="ce67"/>
          <table:table-cell table:style-name="ce51"/>
          <table:table-cell table:style-name="ce64" table:number-columns-repeated="4"/>
          <table:table-cell table:style-name="ce67"/>
          <table:table-cell table:style-name="ce64" table:number-columns-repeated="4"/>
          <table:table-cell table:style-name="ce100"/>
          <table:table-cell table:number-columns-repeated="993"/>
        </table:table-row>
        <table:table-row table:style-name="ro1">
          <table:table-cell/>
          <table:table-cell table:style-name="ce51"/>
          <table:table-cell table:style-name="ce62" office:value-type="string" table:number-columns-spanned="4" table:number-rows-spanned="1">
            <text:p>Mash Tun Initial Heat Absorption Value</text:p>
          </table:table-cell>
          <table:covered-table-cell table:number-columns-repeated="3" table:style-name="ce28"/>
          <table:table-cell table:style-name="ce67"/>
          <table:table-cell table:style-name="ce74" table:formula="of:=IF([.V17]=&quot;Metric&quot;; &quot;Mash Tun Heat Loss per Hour (degrees C)&quot;;  &quot;Mash Tun Heat Loss per Hour (degrees F)&quot;)" office:value-type="string" office:string-value="Mash Tun Heat Loss per Hour (degrees F)" table:number-columns-spanned="4" table:number-rows-spanned="1">
            <text:p>Mash Tun Heat Loss per Hour (degrees F)</text:p>
          </table:table-cell>
          <table:covered-table-cell table:number-columns-repeated="3" table:style-name="ce74"/>
          <table:table-cell table:style-name="ce100"/>
          <table:table-cell table:style-name="ce67"/>
          <table:table-cell table:style-name="ce51"/>
          <table:table-cell table:style-name="ce62" office:value-type="string" table:number-columns-spanned="4" table:number-rows-spanned="1">
            <text:p>Brew-In-A-Bag Indicator</text:p>
          </table:table-cell>
          <table:covered-table-cell table:number-columns-repeated="3" table:style-name="ce28"/>
          <table:table-cell table:style-name="ce100"/>
          <table:table-cell table:style-name="ce67"/>
          <table:table-cell table:style-name="ce51"/>
          <table:table-cell table:style-name="ce62" office:value-type="string" table:number-columns-spanned="4" table:number-rows-spanned="1">
            <text:p>Measurement System</text:p>
          </table:table-cell>
          <table:covered-table-cell table:number-columns-repeated="3" table:style-name="ce28"/>
          <table:table-cell table:style-name="ce67"/>
          <table:table-cell table:style-name="ce62" office:value-type="string" table:number-columns-spanned="4" table:number-rows-spanned="1">
            <text:p>Gravity Measurement System</text:p>
          </table:table-cell>
          <table:covered-table-cell table:number-columns-repeated="3" table:style-name="ce28"/>
          <table:table-cell table:style-name="ce100"/>
          <table:table-cell table:number-columns-repeated="993"/>
        </table:table-row>
        <table:table-row table:style-name="ro1">
          <table:table-cell/>
          <table:table-cell table:style-name="ce51"/>
          <table:table-cell table:style-name="ce65" office:value-type="float" office:value="0.74" table:number-columns-spanned="4" table:number-rows-spanned="1">
            <office:annotation draw:style-name="gr27" draw:text-style-name="P1" svg:width="4.2106in" svg:height="2.1957in" svg:x="3.35in" svg:y="3.0587in" draw:caption-point-x="-0.1898in" draw:caption-point-y="-0.0276in">
              <dc:creator>NWS</dc:creator>
              <dc:date>2017-12-30T00:00:00</dc:date>
              <text:p text:style-name="P1"><text:span text:style-name="T17">Mash Tun Initial Heat Absorption factor accounts for the thermal mass of the mash tun. <text:s/>It's expressed in terms of the volume of water (in GALLONS or LITERS) that would have the same heat capacity, thus allowing it to be used in standard strike water and sparge water temperature calculations. I have measured my Coleman Xtreme 52 quart cooler to have an approximate value of 0.74 Gallons. <text:s/>If you consistently overshoot your intended mash temps, decrease this value. <text:s/>If you consistently undershoot your desired mash temps, increase it.</text:span></text:p>
              <text:p text:style-name="P1"><text:span text:style-name="T1"/></text:p>
              <text:p text:style-name="P1"><text:span text:style-name="T1">If using Metric (rather than U.S.) measures, the Coleman Extreme would be equivalent to about 2.8 Liters. <text:s/>Be sure to enter this value in Gallons if using U.S. measurements and in Liters if using Metric. <text:s/></text:span></text:p>
              <text:p text:style-name="P1"><text:span text:style-name="T1"/></text:p>
            </office:annotation>
            <text:p>0.74</text:p>
          </table:table-cell>
          <table:covered-table-cell table:number-columns-repeated="2" table:style-name="ce76"/>
          <table:covered-table-cell table:style-name="ce85"/>
          <table:table-cell table:style-name="ce67"/>
          <table:table-cell table:style-name="ce90" office:value-type="float" office:value="2" table:number-columns-spanned="4" table:number-rows-spanned="1">
            <office:annotation draw:style-name="gr28" draw:text-style-name="P1" svg:width="3.5205in" svg:height="1.3484in" svg:x="6.3024in" svg:y="3.0587in" draw:caption-point-x="-0.198in" draw:caption-point-y="-0.0276in">
              <dc:creator>NWS</dc:creator>
              <dc:date>2017-12-30T00:00:00</dc:date>
              <text:p text:style-name="P1"><text:span text:style-name="T17">Mash Tun Heat Loss per Hour accounts for the drop in mash temperature over a 60 minute mash time. <text:s text:c="2"/>If your measured Mashout temps are significantly below 168F, increase this value. If higher than 168F, decrease it. <text:s/>(Assuming initial mash temps are on target.)</text:span></text:p>
              <text:p text:style-name="P1"><text:span text:style-name="T1"/></text:p>
            </office:annotation>
            <text:p>2.0</text:p>
          </table:table-cell>
          <table:covered-table-cell table:number-columns-repeated="2" table:style-name="ce93"/>
          <table:covered-table-cell table:style-name="ce96"/>
          <table:table-cell table:style-name="ce100"/>
          <table:table-cell table:style-name="ce67"/>
          <table:table-cell table:style-name="ce51"/>
          <table:table-cell table:style-name="ce60" table:content-validation-name="val3" office:value-type="string" table:number-columns-spanned="4" table:number-rows-spanned="1">
            <office:annotation draw:style-name="gr24" draw:text-style-name="P1" svg:width="3.0382in" svg:height="1.4398in" svg:x="9.4217in" svg:y="3.0587in" draw:caption-point-x="-0.198in" draw:caption-point-y="-0.0276in">
              <dc:creator>NWS</dc:creator>
              <dc:date>2017-12-30T00:00:00</dc:date>
              <text:p text:style-name="P1"><text:span text:style-name="T17">If you mash using the BIAB method, select 'Y' from the dropdown. <text:s/>This will force all of the water to be in the first infusion. <text:s/>In this case, the Water to Grain Ratio on the Recip tab will be ignored.</text:span></text:p>
              <text:p text:style-name="P1"><text:span text:style-name="T1"/></text:p>
              <text:p text:style-name="P1"><text:span text:style-name="T17">If you do BIAB, but do NOT include all your water in the first infusion, select 'N' from the dropdown.</text:span></text:p>
            </office:annotation>
            <text:p>N</text:p>
          </table:table-cell>
          <table:covered-table-cell table:number-columns-repeated="2" table:style-name="ce75" table:content-validation-name="val3"/>
          <table:covered-table-cell table:style-name="ce84" table:content-validation-name="val3"/>
          <table:table-cell table:style-name="ce100"/>
          <table:table-cell table:style-name="ce67"/>
          <table:table-cell table:style-name="ce51"/>
          <table:table-cell table:style-name="ce60" table:content-validation-name="val10" office:value-type="string" table:number-columns-spanned="4" table:number-rows-spanned="1">
            <office:annotation draw:style-name="gr29" draw:text-style-name="P1" svg:width="5.4492in" svg:height="1.4839in" svg:x="12.5331in" svg:y="3.0587in" draw:caption-point-x="-0.1898in" draw:caption-point-y="-0.0276in">
              <dc:creator>NWS</dc:creator>
              <dc:date>2017-12-30T00:00:00</dc:date>
              <text:p text:style-name="P1"><text:span text:style-name="T17">Select here whether you brew using U.S. measurement standards or Metric.</text:span></text:p>
              <text:p text:style-name="P1"><text:span text:style-name="T17"/></text:p>
              <text:p text:style-name="P1"><text:span text:style-name="T17">Note 1: If you select U.S., most inputs/outputs will use U.S. standards, but some will use metric where it makes sense (like milliliters and grams for small very quantities).</text:span></text:p>
              <text:p text:style-name="P1"><text:span text:style-name="T17"/></text:p>
              <text:p text:style-name="P1"><text:span text:style-name="T17">Note 2: If you switch from one system to the other, you will need to recalculate and re-input your entries. <text:s/>This parameter indicates how the formulae should treat the input and the format for the output. <text:s/>It's not in iteslf a conversion calculator. </text:span></text:p>
            </office:annotation>
            <text:p>U.S.</text:p>
          </table:table-cell>
          <table:covered-table-cell table:number-columns-repeated="2" table:style-name="ce75" table:content-validation-name="val10"/>
          <table:covered-table-cell table:style-name="ce84" table:content-validation-name="val10"/>
          <table:table-cell table:style-name="ce67"/>
          <table:table-cell table:style-name="ce60" table:content-validation-name="val12" office:value-type="string" table:number-columns-spanned="4" table:number-rows-spanned="1">
            <office:annotation draw:style-name="gr30" draw:text-style-name="P1" svg:width="3.0189in" svg:height="0.8772in" svg:x="15.4768in" svg:y="3.0587in" draw:caption-point-x="-0.1898in" draw:caption-point-y="-0.0276in">
              <dc:creator>NWS</dc:creator>
              <dc:date>2017-12-30T00:00:00</dc:date>
              <text:p text:style-name="P1"><text:span text:style-name="T17">Select here whether you measure gravity in degrees Plato or use the Specific Gravity scale.</text:span></text:p>
              <text:p text:style-name="P1"><text:span text:style-name="T17"/></text:p>
              <text:p text:style-name="P1"><text:span text:style-name="T17"/></text:p>
            </office:annotation>
            <text:p>Specific Gravity</text:p>
          </table:table-cell>
          <table:covered-table-cell table:number-columns-repeated="2" table:style-name="ce75" table:content-validation-name="val12"/>
          <table:covered-table-cell table:style-name="ce84" table:content-validation-name="val12"/>
          <table:table-cell table:style-name="ce100"/>
          <table:table-cell table:number-columns-repeated="993"/>
        </table:table-row>
        <table:table-row table:style-name="ro1">
          <table:table-cell/>
          <table:table-cell table:style-name="ce52"/>
          <table:table-cell table:style-name="ce61" table:number-columns-repeated="9"/>
          <table:table-cell table:style-name="ce101"/>
          <table:table-cell table:style-name="ce67"/>
          <table:table-cell table:style-name="ce52"/>
          <table:table-cell table:style-name="ce61" table:number-columns-repeated="4"/>
          <table:table-cell table:style-name="ce101"/>
          <table:table-cell table:style-name="ce67"/>
          <table:table-cell table:style-name="ce52"/>
          <table:table-cell table:style-name="ce61" table:number-columns-repeated="9"/>
          <table:table-cell table:style-name="ce101"/>
          <table:table-cell table:number-columns-repeated="993"/>
        </table:table-row>
        <table:table-row table:style-name="ro1">
          <table:table-cell/>
          <table:table-cell table:style-name="ce53"/>
          <table:table-cell table:style-name="ce66" table:number-columns-spanned="4" table:number-rows-spanned="1"/>
          <table:covered-table-cell table:number-columns-repeated="3" table:style-name="ce66"/>
          <table:table-cell table:style-name="ce53"/>
          <table:table-cell table:style-name="ce66" table:number-columns-spanned="4" table:number-rows-spanned="1"/>
          <table:covered-table-cell table:number-columns-repeated="3" table:style-name="ce66"/>
          <table:table-cell table:style-name="ce53"/>
          <table:table-cell table:style-name="ce67"/>
          <table:table-cell/>
          <table:table-cell table:style-name="ce62" table:number-columns-spanned="4" table:number-rows-spanned="1"/>
          <table:covered-table-cell table:number-columns-repeated="3" table:style-name="ce28"/>
          <table:table-cell table:number-columns-repeated="3"/>
          <table:table-cell table:style-name="ce62" table:number-columns-spanned="4" table:number-rows-spanned="1"/>
          <table:covered-table-cell table:number-columns-repeated="3" table:style-name="ce28"/>
          <table:table-cell/>
          <table:table-cell table:style-name="ce62" table:number-columns-spanned="4" table:number-rows-spanned="1"/>
          <table:covered-table-cell table:number-columns-repeated="3" table:style-name="ce28"/>
          <table:table-cell table:number-columns-repeated="994"/>
        </table:table-row>
        <table:table-row table:style-name="ro8">
          <table:table-cell/>
          <table:table-cell table:style-name="ce50"/>
          <table:table-cell table:style-name="ce63" office:value-type="string">
            <text:p>Yeast Parameters</text:p>
          </table:table-cell>
          <table:table-cell table:style-name="ce66" table:number-columns-repeated="3"/>
          <table:table-cell table:style-name="ce53"/>
          <table:table-cell table:style-name="ce66" table:number-columns-repeated="4"/>
          <table:table-cell table:style-name="ce53" table:number-columns-repeated="3"/>
          <table:table-cell table:style-name="ce66" table:number-columns-repeated="4"/>
          <table:table-cell table:style-name="ce53" table:number-columns-repeated="3"/>
          <table:table-cell table:style-name="ce66" table:number-columns-repeated="4"/>
          <table:table-cell table:style-name="ce53"/>
          <table:table-cell table:style-name="ce66" table:number-columns-repeated="4"/>
          <table:table-cell table:style-name="ce99"/>
          <table:table-cell table:number-columns-repeated="993"/>
        </table:table-row>
        <table:table-row table:style-name="ro10">
          <table:table-cell/>
          <table:table-cell table:style-name="ce51"/>
          <table:table-cell table:style-name="ce64" table:number-columns-repeated="4"/>
          <table:table-cell table:style-name="ce67"/>
          <table:table-cell table:style-name="ce64" table:number-columns-repeated="4"/>
          <table:table-cell table:style-name="ce67" table:number-columns-repeated="3"/>
          <table:table-cell table:style-name="ce64" table:number-columns-repeated="4"/>
          <table:table-cell table:style-name="ce67" table:number-columns-repeated="3"/>
          <table:table-cell table:style-name="ce64" table:number-columns-repeated="4"/>
          <table:table-cell table:style-name="ce67"/>
          <table:table-cell table:style-name="ce64" table:number-columns-repeated="4"/>
          <table:table-cell table:style-name="ce100"/>
          <table:table-cell table:number-columns-repeated="993"/>
        </table:table-row>
        <table:table-row table:style-name="ro8">
          <table:table-cell/>
          <table:table-cell table:style-name="ce51"/>
          <table:table-cell table:style-name="ce62" office:value-type="string" table:number-columns-spanned="4" table:number-rows-spanned="1">
            <text:p>Yeast Starter Type</text:p>
          </table:table-cell>
          <table:covered-table-cell table:number-columns-repeated="3" table:style-name="ce28"/>
          <table:table-cell table:style-name="ce67"/>
          <table:table-cell table:style-name="ce68" office:value-type="string" table:number-columns-spanned="4" table:number-rows-spanned="1">
            <text:p>Ale Yeast Pitch Rate (Cells/ml/Degree P)</text:p>
          </table:table-cell>
          <table:covered-table-cell table:number-columns-repeated="3" table:style-name="ce77"/>
          <table:table-cell table:style-name="ce67" table:number-columns-repeated="3"/>
          <table:table-cell table:style-name="ce68" office:value-type="string" table:number-columns-spanned="4" table:number-rows-spanned="1">
            <text:p>Lager Pitch Rate (Cells/ml/Degree P)</text:p>
          </table:table-cell>
          <table:covered-table-cell table:number-columns-repeated="3" table:style-name="ce77"/>
          <table:table-cell table:style-name="ce67" table:number-columns-repeated="3"/>
          <table:table-cell table:style-name="ce68" office:value-type="string" table:number-columns-spanned="4" table:number-rows-spanned="1">
            <text:p>Hybrid Pitch Rate (Cells/ml/Degree P)</text:p>
          </table:table-cell>
          <table:covered-table-cell table:number-columns-repeated="3" table:style-name="ce77"/>
          <table:table-cell table:style-name="ce67"/>
          <table:table-cell table:style-name="ce68" office:value-type="string" table:number-columns-spanned="4" table:number-rows-spanned="1">
            <text:p>Min Step Inoc Rate (millions cells / ml)</text:p>
          </table:table-cell>
          <table:covered-table-cell table:number-columns-repeated="3" table:style-name="ce77"/>
          <table:table-cell table:style-name="ce100"/>
          <table:table-cell table:number-columns-repeated="993"/>
        </table:table-row>
        <table:table-row table:style-name="ro1">
          <table:table-cell/>
          <table:table-cell table:style-name="ce51"/>
          <table:table-cell table:style-name="ce60" table:content-validation-name="val4" office:value-type="string" table:number-columns-spanned="4" table:number-rows-spanned="1">
            <office:annotation draw:style-name="gr31" draw:text-style-name="P1" svg:width="1.9382in" svg:height="0.7008in" svg:x="3.35in" svg:y="4.1677in" draw:caption-point-x="-0.1898in" draw:caption-point-y="-0.0063in">
              <dc:creator>NWS</dc:creator>
              <dc:date>2017-12-30T00:00:00</dc:date>
              <text:p text:style-name="P1"><text:span text:style-name="T17">Select 'Stir Plate' if you have one. <text:s/>Otherwise select Periodic Shaking.</text:span></text:p>
              <text:p text:style-name="P1"><text:span text:style-name="T1"/></text:p>
            </office:annotation>
            <text:p>Stir Plate</text:p>
          </table:table-cell>
          <table:covered-table-cell table:number-columns-repeated="2" table:style-name="ce75" table:content-validation-name="val4"/>
          <table:covered-table-cell table:style-name="ce84" table:content-validation-name="val4"/>
          <table:table-cell table:style-name="ce67"/>
          <table:table-cell table:style-name="ce91" table:content-validation-name="val6" office:value-type="float" office:value="750000" table:number-columns-spanned="4" table:number-rows-spanned="1">
            <office:annotation draw:style-name="gr49" draw:text-style-name="P1" svg:width="3.4476in" svg:height="0.9862in" svg:x="6.3024in" svg:y="4.1677in" draw:caption-point-x="-0.198in" draw:caption-point-y="-0.0063in">
              <dc:creator>NWS</dc:creator>
              <dc:date>2017-12-30T00:00:00</dc:date>
              <text:p text:style-name="P1"><text:span text:style-name="T17">This is the target pitch rate for Ales. <text:s/>BrewCipher will determine the starter size(s) and number of steps needed to achieve it. <text:s/>The recommended value is 750,000. <text:s/>This parameter should be changed by advanced users only. </text:span></text:p>
              <text:p text:style-name="P1"><text:span text:style-name="T1"/></text:p>
            </office:annotation>
            <text:p>750,000</text:p>
          </table:table-cell>
          <table:covered-table-cell table:number-columns-repeated="2" table:style-name="ce94" table:content-validation-name="val6"/>
          <table:covered-table-cell table:style-name="ce97" table:content-validation-name="val6"/>
          <table:table-cell table:style-name="ce67" table:number-columns-repeated="3"/>
          <table:table-cell table:style-name="ce91" table:content-validation-name="val6" office:value-type="float" office:value="1500000" table:number-columns-spanned="4" table:number-rows-spanned="1">
            <office:annotation draw:style-name="gr32" draw:text-style-name="P1" svg:width="2.702in" svg:height="1.2886in" svg:x="9.4217in" svg:y="4.1677in" draw:caption-point-x="-0.198in" draw:caption-point-y="-0.0063in">
              <dc:creator>NWS</dc:creator>
              <dc:date>2017-12-30T00:00:00</dc:date>
              <text:p text:style-name="P1"><text:span text:style-name="T17">This is the target pitch rate for Lagers. <text:s/>BrewCipher will determine the starter size(s) and number of steps needed to achieve it. <text:s text:c="2"/>The recommended value is 1,500,000. <text:s text:c="2"/>This parameter should be changed by advanced users only. </text:span></text:p>
              <text:p text:style-name="P1"><text:span text:style-name="T1"/></text:p>
              <text:p text:style-name="P1"><text:span text:style-name="T1"/></text:p>
            </office:annotation>
            <text:p>1,500,000</text:p>
          </table:table-cell>
          <table:covered-table-cell table:number-columns-repeated="2" table:style-name="ce94" table:content-validation-name="val6"/>
          <table:covered-table-cell table:style-name="ce97" table:content-validation-name="val6"/>
          <table:table-cell table:style-name="ce67" table:number-columns-repeated="3"/>
          <table:table-cell table:style-name="ce91" table:content-validation-name="val6" office:value-type="float" office:value="1000000" table:number-columns-spanned="4" table:number-rows-spanned="1">
            <office:annotation draw:style-name="gr32" draw:text-style-name="P1" svg:width="2.9539in" svg:height="1.2886in" svg:x="12.5331in" svg:y="4.1677in" draw:caption-point-x="-0.1898in" draw:caption-point-y="-0.0063in">
              <dc:creator>NWS</dc:creator>
              <dc:date>2017-12-30T00:00:00</dc:date>
              <text:p text:style-name="P1"><text:span text:style-name="T17">This is the target pitch rate for Hybrid Styles. <text:s/>BrewCipher will determine the starter size(s) and number of steps needed to achieve it. <text:s/>The recommended value is 1,000,000. <text:s text:c="2"/>This parameter should be changed by advanced users only. </text:span></text:p>
              <text:p text:style-name="P1"><text:span text:style-name="T1"/></text:p>
              <text:p text:style-name="P1"><text:span text:style-name="T1"/></text:p>
            </office:annotation>
            <text:p>1,000,000</text:p>
          </table:table-cell>
          <table:covered-table-cell table:number-columns-repeated="2" table:style-name="ce94" table:content-validation-name="val6"/>
          <table:covered-table-cell table:style-name="ce97" table:content-validation-name="val6"/>
          <table:table-cell table:style-name="ce67"/>
          <table:table-cell table:style-name="ce69" table:content-validation-name="val13" office:value-type="float" office:value="25" table:number-columns-spanned="4" table:number-rows-spanned="1">
            <office:annotation draw:style-name="gr25" draw:text-style-name="P1" svg:width="2.3701in" svg:height="2.8004in" svg:x="15.4768in" svg:y="4.1677in" draw:caption-point-x="-0.1898in" draw:caption-point-y="-0.0063in">
              <dc:creator>NWS</dc:creator>
              <dc:date>2017-12-30T00:00:00</dc:date>
              <text:p text:style-name="P1"><text:span text:style-name="T17">To ensure healthy yeast propagation, the yeast starter calculation will ensure that no indiviudual yeast starter step is inoculated with less cells than this threshold. <text:s/>The recommended value is 25, meaning that the inoculation rate would never be allowed to be below at least 25 million cells per milliliter of starter wort. <text:s/>If the natural result of a starter step would fall below this value, it will instead be forced to the inoculation rate specified in the 'Force Step Innoc Rate' parameter below. <text:s text:c="2"/>This parameter should be changed by advanced users only. </text:span></text:p>
              <text:p text:style-name="P1"><text:span text:style-name="T1"/></text:p>
            </office:annotation>
            <text:p>25</text:p>
          </table:table-cell>
          <table:covered-table-cell table:number-columns-repeated="2" table:style-name="ce78" table:content-validation-name="val13"/>
          <table:covered-table-cell table:style-name="ce86" table:content-validation-name="val13"/>
          <table:table-cell table:style-name="ce100"/>
          <table:table-cell table:number-columns-repeated="993"/>
        </table:table-row>
        <table:table-row table:style-name="ro1">
          <table:table-cell/>
          <table:table-cell table:style-name="ce51"/>
          <table:table-cell table:style-name="ce67" table:number-columns-repeated="24"/>
          <table:table-cell table:style-name="ce58"/>
          <table:table-cell table:style-name="ce73" table:number-columns-repeated="2"/>
          <table:table-cell table:style-name="ce82"/>
          <table:table-cell table:style-name="ce100"/>
          <table:table-cell table:number-columns-repeated="993"/>
        </table:table-row>
        <table:table-row table:style-name="ro8">
          <table:table-cell/>
          <table:table-cell table:style-name="ce51"/>
          <table:table-cell table:style-name="ce68" office:value-type="string" table:number-columns-spanned="4" table:number-rows-spanned="1">
            <text:p>Yeast Cells per Fresh Package (Billions)</text:p>
          </table:table-cell>
          <table:covered-table-cell table:number-columns-repeated="3" table:style-name="ce77"/>
          <table:table-cell table:style-name="ce67"/>
          <table:table-cell table:style-name="ce68" office:value-type="string" table:number-columns-spanned="4" table:number-rows-spanned="1">
            <text:p>Yeast Age Death Rate per Day</text:p>
          </table:table-cell>
          <table:covered-table-cell table:number-columns-repeated="3" table:style-name="ce77"/>
          <table:table-cell table:style-name="ce67" table:number-columns-repeated="3"/>
          <table:table-cell table:style-name="ce68" office:value-type="string" table:number-columns-spanned="4" table:number-rows-spanned="1">
            <text:p>Repitch Slurry Density (Billions cells/ml) </text:p>
          </table:table-cell>
          <table:covered-table-cell table:number-columns-repeated="3" table:style-name="ce77"/>
          <table:table-cell table:style-name="ce67" table:number-columns-repeated="3"/>
          <table:table-cell table:style-name="ce68" office:value-type="string" table:number-columns-spanned="4" table:number-rows-spanned="1">
            <text:p>Slurry Solids Non-Yeast %</text:p>
          </table:table-cell>
          <table:covered-table-cell table:number-columns-repeated="3" table:style-name="ce77"/>
          <table:table-cell table:style-name="ce67"/>
          <table:table-cell table:style-name="ce119" office:value-type="string" table:number-columns-spanned="4" table:number-rows-spanned="1">
            <text:p>Force Step Inoc Rate (millions cells /ml)</text:p>
          </table:table-cell>
          <table:covered-table-cell table:number-columns-repeated="2" table:style-name="ce70"/>
          <table:covered-table-cell table:style-name="ce120"/>
          <table:table-cell table:style-name="ce100"/>
          <table:table-cell table:number-columns-repeated="993"/>
        </table:table-row>
        <table:table-row table:style-name="ro1">
          <table:table-cell/>
          <table:table-cell table:style-name="ce51"/>
          <table:table-cell table:style-name="ce69" table:content-validation-name="val5" office:value-type="float" office:value="100" table:number-columns-spanned="4" table:number-rows-spanned="1">
            <office:annotation draw:style-name="gr33" draw:text-style-name="P1" svg:width="2.8921in" svg:height="2.0563in" svg:x="3.35in" svg:y="4.7626in" draw:caption-point-x="-0.1898in" draw:caption-point-y="-0.0063in">
              <dc:creator>NWS</dc:creator>
              <dc:date>2017-12-30T00:00:00</dc:date>
              <text:p text:style-name="P1"><text:span text:style-name="T17">This is the number of viable yeast cells (in Billions) per </text:span><text:span text:style-name="T3">fresh</text:span><text:span text:style-name="T17"> package. <text:s/>For brewers using wyeast smackpacks or White Labs vials, the recommended default is 100.</text:span></text:p>
              <text:p text:style-name="P1"><text:span text:style-name="T17"/></text:p>
              <text:p text:style-name="P1"><text:span text:style-name="T17">IF USING DRY YEAST, ENTER 100 FOR 5 g PACKS AND 230 FOR 11.5 g PACKS. <text:s/></text:span></text:p>
              <text:p text:style-name="P1"><text:span text:style-name="T1"/></text:p>
              <text:p text:style-name="P1"><text:span text:style-name="T17">Commercial brewers should enter the appropriate number of cells (in Billions) for the containers obtained from their suppliers.</text:span></text:p>
            </office:annotation>
            <text:p>100</text:p>
          </table:table-cell>
          <table:covered-table-cell table:number-columns-repeated="2" table:style-name="ce78" table:content-validation-name="val5"/>
          <table:covered-table-cell table:style-name="ce86" table:content-validation-name="val5"/>
          <table:table-cell table:style-name="ce67"/>
          <table:table-cell table:style-name="ce92" table:content-validation-name="val7" office:value-type="percentage" office:value="0.007" table:number-columns-spanned="4" table:number-rows-spanned="1">
            <office:annotation draw:style-name="gr34" draw:text-style-name="P1" svg:width="4.2528in" svg:height="2.498in" svg:x="6.3024in" svg:y="4.7626in" draw:caption-point-x="-0.198in" draw:caption-point-y="-0.0063in">
              <dc:creator>NWS</dc:creator>
              <dc:date>2017-12-30T00:00:00</dc:date>
              <text:p text:style-name="P1"><text:span text:style-name="T17">This parameter specifies the percentage of remaining yeast cells (not original total yeast cells) that dies each day due to age. <text:s/>The recommended value is 0.7%, which results in about 81% viability after one month. <text:s/>This is in the middle of the range quoted by White Labs. <text:s/></text:span></text:p>
              <text:p text:style-name="P1"><text:span text:style-name="T17"/></text:p>
              <text:p text:style-name="P1"><text:span text:style-name="T17">The same death rate is used for both packs/vials and harvested slurry. <text:s/>If you believe harvested yeast dies off at a faster rate than pack/vial yeast, change it here before doing slurry computations on the recipe tab.</text:span></text:p>
              <text:p text:style-name="P1"><text:span text:style-name="T17"/></text:p>
              <text:p text:style-name="P1"><text:span text:style-name="T17">IF USING DRY YEAST, YOU MAY WANT TO SPECIFY A LOWER DEATH RATE, as the lore says properly stored dry yeast lasts longer.</text:span></text:p>
              <text:p text:style-name="P1"><text:span text:style-name="T17"/></text:p>
              <text:p text:style-name="P1"><text:span text:style-name="T17">This parameter should be changed by advanced users only. </text:span></text:p>
            </office:annotation>
            <text:p>0.7%</text:p>
          </table:table-cell>
          <table:covered-table-cell table:number-columns-repeated="2" table:style-name="ce95" table:content-validation-name="val7"/>
          <table:covered-table-cell table:style-name="ce98" table:content-validation-name="val7"/>
          <table:table-cell table:style-name="ce67" table:number-columns-repeated="3"/>
          <table:table-cell table:style-name="ce69" table:content-validation-name="val8" office:value-type="float" office:value="2.4" table:number-columns-spanned="4" table:number-rows-spanned="1">
            <office:annotation draw:style-name="gr35" draw:text-style-name="P1" svg:width="4.4209in" svg:height="2.3469in" svg:x="9.4217in" svg:y="4.7626in" draw:caption-point-x="-0.198in" draw:caption-point-y="-0.0063in">
              <dc:creator>NWS</dc:creator>
              <dc:date>2017-12-30T00:00:00</dc:date>
              <text:p text:style-name="P1"><text:span text:style-name="T17">If you Repitch Yeast, this is the 'thickness' of your Slurry. <text:s/>A very thick, compacted slurry would be about 4.5 Billion cells per milliliter. <text:s/>An 'average' density thickness might be about 2.4 Billion cells per milliliter. <text:s/>A thin slurry might be about 1 Billion cells per Milliliter. <text:s/>Factors that can affect the density include how long the slurry has been settling (and at what temperature) and the flocculation tendency of the yeast strain. <text:s/></text:span></text:p>
              <text:p text:style-name="P1"><text:span text:style-name="T1"/></text:p>
              <text:p text:style-name="P1"><text:span text:style-name="T17">This parameter estimates cells as if the slurry consists only of liquid and yeast. <text:s/>The accompanying parameter (non-yeast percent) accounts for the fact that thre are other solids in any harvested slurry. </text:span></text:p>
              <text:p text:style-name="P1"><text:span text:style-name="T17"/></text:p>
              <text:p text:style-name="P1"><text:span text:style-name="T17">This parameter should be changed by advanced users only. </text:span></text:p>
              <text:p text:style-name="P1"><text:span text:style-name="T1"/></text:p>
            </office:annotation>
            <text:p>2.4</text:p>
          </table:table-cell>
          <table:covered-table-cell table:number-columns-repeated="2" table:style-name="ce78" table:content-validation-name="val8"/>
          <table:covered-table-cell table:style-name="ce86" table:content-validation-name="val8"/>
          <table:table-cell table:style-name="ce67" table:number-columns-repeated="3"/>
          <table:table-cell table:style-name="ce69" table:content-validation-name="val11" office:value-type="float" office:value="15" table:number-columns-spanned="4" table:number-rows-spanned="1">
            <office:annotation draw:style-name="gr36" draw:text-style-name="P1" svg:width="4.8421in" svg:height="2.1398in" svg:x="12.5331in" svg:y="4.7626in" draw:caption-point-x="-0.1898in" draw:caption-point-y="-0.0063in">
              <dc:creator>NWS</dc:creator>
              <dc:date>2017-12-30T00:00:00</dc:date>
              <text:p text:style-name="P1"><text:span text:style-name="T17">This is the percentage of your harvested yeast slurry </text:span><text:span text:style-name="T3">solids</text:span><text:span text:style-name="T17"> that are something other than live yeast (such as hop particles, lipids, dead yeast, etc.) <text:s/>An average recommended value for this parameter is 15 (for 15%). <text:s/>If you rinse your yeast, your value may be closer to 0. <text:s/>If you are pitching directly onto a yeast cake, your value might be closer to 25 or even 50.</text:span></text:p>
              <text:p text:style-name="P1"><text:span text:style-name="T17"/></text:p>
              <text:p text:style-name="P1"><text:span text:style-name="T17">This percentage is use to reduce the cell density specified in the accompanying paramemeter (Repitch Slurry Density)</text:span></text:p>
              <text:p text:style-name="P1"><text:span text:style-name="T17"/></text:p>
              <text:p text:style-name="P1"><text:span text:style-name="T17">This parameter should be changed by advanced users only. </text:span></text:p>
              <text:p text:style-name="P1"><text:span text:style-name="T1"/></text:p>
            </office:annotation>
            <text:p>15</text:p>
          </table:table-cell>
          <table:covered-table-cell table:number-columns-repeated="2" table:style-name="ce78" table:content-validation-name="val11"/>
          <table:covered-table-cell table:style-name="ce86" table:content-validation-name="val11"/>
          <table:table-cell table:style-name="ce67"/>
          <table:table-cell table:style-name="ce69" table:content-validation-name="val14" office:value-type="float" office:value="100" table:number-columns-spanned="4" table:number-rows-spanned="1">
            <office:annotation draw:style-name="gr37" draw:text-style-name="P1" svg:width="2.6303in" svg:height="3.0398in" svg:x="15.4768in" svg:y="4.7626in" draw:caption-point-x="-0.1898in" draw:caption-point-y="-0.0063in">
              <dc:creator>NWS</dc:creator>
              <dc:date>2017-12-30T00:00:00</dc:date>
              <text:p text:style-name="P1"><text:span text:style-name="T17">To ensure healthy yeast propagation, the yeast starter calculation will ensure that no indiviudual yeast starter step is inoculated with less cells than the threshold specified in the 'Min Step Inoc Rate' parameter above. <text:s text:c="2"/>If the natural result of a starter step would fall below that value, it will instead be forced to the inoculation rate specified in this 'Force Step Inoc Rate' parameter. <text:s text:c="2"/>The recommended forced value is 100, meaning that the inoculation rate would be forced to 100 million cells per milliliter of starter wort. <text:s/>This parameter should be changed by advanced users only. </text:span></text:p>
              <text:p text:style-name="P1"><text:span text:style-name="T1"/></text:p>
            </office:annotation>
            <text:p>100</text:p>
          </table:table-cell>
          <table:covered-table-cell table:number-columns-repeated="2" table:style-name="ce78" table:content-validation-name="val14"/>
          <table:covered-table-cell table:style-name="ce86" table:content-validation-name="val14"/>
          <table:table-cell table:style-name="ce100"/>
          <table:table-cell table:number-columns-repeated="993"/>
        </table:table-row>
        <table:table-row table:style-name="ro1">
          <table:table-cell/>
          <table:table-cell table:style-name="ce52"/>
          <table:table-cell table:style-name="ce61" table:number-columns-repeated="28"/>
          <table:table-cell table:style-name="ce101"/>
          <table:table-cell table:number-columns-repeated="993"/>
        </table:table-row>
        <table:table-row table:style-name="ro1">
          <table:table-cell table:number-columns-repeated="2"/>
          <table:table-cell table:style-name="ce62" table:number-columns-spanned="4" table:number-rows-spanned="1"/>
          <table:covered-table-cell table:number-columns-repeated="3" table:style-name="ce28"/>
          <table:table-cell/>
          <table:table-cell table:style-name="ce62" table:number-columns-spanned="4" table:number-rows-spanned="1"/>
          <table:covered-table-cell table:number-columns-repeated="3" table:style-name="ce28"/>
          <table:table-cell table:number-columns-repeated="3"/>
          <table:table-cell table:style-name="ce62" table:number-columns-spanned="4" table:number-rows-spanned="1"/>
          <table:covered-table-cell table:number-columns-repeated="3" table:style-name="ce28"/>
          <table:table-cell table:number-columns-repeated="3"/>
          <table:table-cell table:style-name="ce62" table:number-columns-spanned="4" table:number-rows-spanned="1"/>
          <table:covered-table-cell table:number-columns-repeated="3" table:style-name="ce28"/>
          <table:table-cell/>
          <table:table-cell table:style-name="ce62" table:number-columns-spanned="4" table:number-rows-spanned="1"/>
          <table:covered-table-cell table:number-columns-repeated="3" table:style-name="ce28"/>
          <table:table-cell table:number-columns-repeated="994"/>
        </table:table-row>
        <table:table-row table:style-name="ro11">
          <table:table-cell/>
          <table:table-cell table:style-name="ce50"/>
          <table:table-cell table:style-name="ce63" office:value-type="string">
            <text:p>Power Knobs</text:p>
          </table:table-cell>
          <table:table-cell table:style-name="ce66" table:number-columns-repeated="3"/>
          <table:table-cell table:style-name="ce53"/>
          <table:table-cell table:style-name="ce66" table:number-columns-repeated="4"/>
          <table:table-cell table:style-name="ce99"/>
          <table:table-cell/>
          <table:table-cell table:style-name="ce50"/>
          <table:table-cell table:style-name="ce63" office:value-type="string">
            <text:p>IBU Models</text:p>
          </table:table-cell>
          <table:table-cell table:style-name="ce106" table:number-columns-repeated="3"/>
          <table:table-cell table:style-name="ce109"/>
          <table:table-cell table:style-name="ce103" table:number-columns-repeated="2"/>
          <table:table-cell table:style-name="ce111" office:value-type="string" table:number-columns-spanned="10" table:number-rows-spanned="5">
            <text:p>This is the Brewhouse Parameters Page. <text:s/>These values will generally be set either once, or infrequently at most. <text:s/>Mouse-Over for descriptions. <text:s/>For individual batch data, use the RECIPE tab. <text:s/>In general, all blue cells in this workbook are updatable. The ' lookup' tabs can be used to add ingredients to the available ingredients.</text:p>
          </table:table-cell>
          <table:covered-table-cell table:number-columns-repeated="8" table:style-name="ce116"/>
          <table:covered-table-cell table:style-name="ce121"/>
          <table:table-cell table:number-columns-repeated="993"/>
        </table:table-row>
        <table:table-row table:style-name="ro10">
          <table:table-cell/>
          <table:table-cell table:style-name="ce51"/>
          <table:table-cell table:style-name="ce64" table:number-columns-repeated="4"/>
          <table:table-cell table:style-name="ce67"/>
          <table:table-cell table:style-name="ce64" table:number-columns-repeated="4"/>
          <table:table-cell table:style-name="ce100"/>
          <table:table-cell/>
          <table:table-cell table:style-name="ce51"/>
          <table:table-cell table:style-name="ce103" table:number-columns-repeated="4"/>
          <table:table-cell table:style-name="ce110"/>
          <table:table-cell table:style-name="ce103" table:number-columns-repeated="2"/>
          <table:covered-table-cell table:style-name="ce112"/>
          <table:covered-table-cell table:number-columns-repeated="8" table:style-name="ce117"/>
          <table:covered-table-cell table:style-name="ce122"/>
          <table:table-cell table:number-columns-repeated="993"/>
        </table:table-row>
        <table:table-row table:style-name="ro8">
          <table:table-cell/>
          <table:table-cell table:style-name="ce51"/>
          <table:table-cell table:style-name="ce70" office:value-type="string" table:number-columns-spanned="4" table:number-rows-spanned="1">
            <text:p>Attenuation Power Factor</text:p>
          </table:table-cell>
          <table:covered-table-cell table:number-columns-repeated="3" table:style-name="ce70"/>
          <table:table-cell table:style-name="ce67"/>
          <table:table-cell table:style-name="ce62" office:value-type="string" table:number-columns-spanned="4" table:number-rows-spanned="1">
            <text:p>Brewhouse Hop Utilization Multiplier</text:p>
          </table:table-cell>
          <table:covered-table-cell table:number-columns-repeated="3" table:style-name="ce77"/>
          <table:table-cell table:style-name="ce100"/>
          <table:table-cell/>
          <table:table-cell table:style-name="ce51"/>
          <table:table-cell table:style-name="ce56" office:value-type="string" table:number-columns-spanned="4" table:number-rows-spanned="1">
            <text:p>IBU Model</text:p>
          </table:table-cell>
          <table:covered-table-cell table:number-columns-repeated="3" table:style-name="ce80"/>
          <table:table-cell table:style-name="ce110"/>
          <table:table-cell table:style-name="ce103" table:number-columns-repeated="2"/>
          <table:covered-table-cell table:style-name="ce112"/>
          <table:covered-table-cell table:number-columns-repeated="8" table:style-name="ce117"/>
          <table:covered-table-cell table:style-name="ce122"/>
          <table:table-cell table:number-columns-repeated="993"/>
        </table:table-row>
        <table:table-row table:style-name="ro11">
          <table:table-cell/>
          <table:table-cell table:style-name="ce51"/>
          <table:table-cell table:style-name="ce71" office:value-type="float" office:value="0.984" table:number-columns-spanned="4" table:number-rows-spanned="1">
            <office:annotation draw:style-name="gr52" draw:text-style-name="P1" svg:width="4.2in" svg:height="1.2421in" svg:x="3.35in" svg:y="5.6961in" draw:caption-point-x="-0.1898in" draw:caption-point-y="0.1921in">
              <dc:creator>NWS</dc:creator>
              <dc:date>2017-12-30T00:00:00</dc:date>
              <text:p text:style-name="P1"><text:span text:style-name="T17">Attenuation Power Factor: If you consistently get more attenuation than predicted (across many recipes and strains), adjust this factor upward. If you consistently get less attenuation than predicted (across many recipes and strains), adjust this factor downward. <text:s/>Otherwise, leave this at the default (0.984) or at 1.000.</text:span></text:p>
              <text:p text:style-name="P1"><text:span text:style-name="T1"/></text:p>
            </office:annotation>
            <text:p>0.9840</text:p>
          </table:table-cell>
          <table:covered-table-cell table:number-columns-repeated="2" table:style-name="ce79"/>
          <table:covered-table-cell table:style-name="ce87"/>
          <table:table-cell table:style-name="ce67"/>
          <table:table-cell table:style-name="ce71" office:value-type="float" office:value="1" table:number-columns-spanned="4" table:number-rows-spanned="1">
            <office:annotation draw:style-name="gr22" draw:text-style-name="P1" svg:width="5.3142in" svg:height="2.0445in" svg:x="6.5177in" svg:y="5.3535in" draw:caption-point-x="-0.4134in" draw:caption-point-y="0.5346in">
              <dc:creator>NWS</dc:creator>
              <dc:date>2017-12-30T00:00:00</dc:date>
              <text:p text:style-name="P1"><text:span text:style-name="T17">Hop utilization is somewhat brewhouse specific. <text:s text:c="2"/>However, the Tinseth formula assumes standard utilization values. <text:s/></text:span></text:p>
              <text:p text:style-name="P1"><text:span text:style-name="T17"/></text:p>
              <text:p text:style-name="P1"><text:span text:style-name="T17">If you measure your actual IBUs and consistently get more (or less) IBUs than predicted, you can enter a multiplication factor here to more closely match your average results. <text:s/>(The default is 1.0, i.e. no adjustment.) <text:s text:c="2"/></text:span></text:p>
              <text:p text:style-name="P1"><text:span text:style-name="T17"/></text:p>
              <text:p text:style-name="P1"><text:span text:style-name="T17">This multiplier does </text:span><text:span text:style-name="T3">not</text:span><text:span text:style-name="T17"> affect the standard Tinseth formula. It </text:span><text:span text:style-name="T3">does</text:span><text:span text:style-name="T17"> affect the modified Tinseth formula, and is applied </text:span><text:span text:style-name="T3">before </text:span><text:span text:style-name="T17">the "above 65 IBU slope adjustment" and the "110 IBU Ceiling" constraint. <text:s/></text:span></text:p>
              <text:p text:style-name="P1"><text:span text:style-name="T1"/></text:p>
              <text:p text:style-name="P1"><text:span text:style-name="T1">This parameter is recommended for advanced users only. </text:span></text:p>
              <text:p text:style-name="P1"><text:span text:style-name="T1"/></text:p>
            </office:annotation>
            <text:p>1.0000</text:p>
          </table:table-cell>
          <table:covered-table-cell table:number-columns-repeated="2" table:style-name="ce79"/>
          <table:covered-table-cell table:style-name="ce87"/>
          <table:table-cell table:style-name="ce100"/>
          <table:table-cell/>
          <table:table-cell table:style-name="ce51"/>
          <table:table-cell table:style-name="ce104" table:content-validation-name="val9" office:value-type="string" table:number-columns-spanned="4" table:number-rows-spanned="1">
            <office:annotation draw:style-name="gr49" draw:text-style-name="P1" svg:width="2.9in" svg:height="0.9862in" svg:x="9.4217in" svg:y="5.8004in" draw:caption-point-x="-0.198in" draw:caption-point-y="0.0878in">
              <dc:creator>NWS</dc:creator>
              <dc:date>2017-12-30T00:00:00</dc:date>
              <text:p text:style-name="P1"><text:span text:style-name="T17">Select your preferred IBU model. <text:s/>The Tinseth Model is generally accepted as more accurate, but some brewers are more accustomed to/comfortable with the Rager model.</text:span></text:p>
              <text:p text:style-name="P1"><text:span text:style-name="T1"/></text:p>
            </office:annotation>
            <text:p>Tinseth</text:p>
          </table:table-cell>
          <table:covered-table-cell table:number-columns-repeated="2" table:style-name="ce107" table:content-validation-name="val9"/>
          <table:covered-table-cell table:style-name="ce108" table:content-validation-name="val9"/>
          <table:table-cell table:style-name="ce110"/>
          <table:table-cell table:style-name="ce103" table:number-columns-repeated="2"/>
          <table:covered-table-cell table:style-name="ce112"/>
          <table:covered-table-cell table:number-columns-repeated="8" table:style-name="ce117"/>
          <table:covered-table-cell table:style-name="ce122"/>
          <table:table-cell table:number-columns-repeated="993"/>
        </table:table-row>
        <table:table-row table:style-name="ro1">
          <table:table-cell/>
          <table:table-cell table:style-name="ce51"/>
          <table:table-cell table:style-name="ce67" table:number-columns-repeated="9"/>
          <table:table-cell table:style-name="ce100"/>
          <table:table-cell/>
          <table:table-cell table:style-name="ce51"/>
          <table:table-cell table:style-name="ce103" table:number-columns-repeated="4"/>
          <table:table-cell table:style-name="ce110"/>
          <table:table-cell table:style-name="ce103" table:number-columns-repeated="2"/>
          <table:covered-table-cell table:style-name="ce113"/>
          <table:covered-table-cell table:number-columns-repeated="8" table:style-name="ce118"/>
          <table:covered-table-cell table:style-name="ce123"/>
          <table:table-cell table:number-columns-repeated="993"/>
        </table:table-row>
        <table:table-row table:style-name="ro1">
          <table:table-cell/>
          <table:table-cell table:style-name="ce51"/>
          <table:table-cell table:style-name="ce70" office:value-type="string" table:number-columns-spanned="4" table:number-rows-spanned="1">
            <text:p>Keg Line Resistance Multiplier</text:p>
          </table:table-cell>
          <table:covered-table-cell table:number-columns-repeated="3" table:style-name="ce70"/>
          <table:table-cell table:style-name="ce67"/>
          <table:table-cell table:style-name="ce56" office:value-type="string" table:number-columns-spanned="4" table:number-rows-spanned="1">
            <text:p>Pellet/Leaf Hop Bonus/Penalty Factor</text:p>
          </table:table-cell>
          <table:covered-table-cell table:number-columns-repeated="3" table:style-name="ce80"/>
          <table:table-cell table:style-name="ce100"/>
          <table:table-cell/>
          <table:table-cell table:style-name="ce51"/>
          <table:table-cell table:style-name="ce67" table:number-columns-repeated="4"/>
          <table:table-cell table:style-name="ce100"/>
          <table:table-cell table:style-name="ce67" table:number-columns-repeated="2"/>
          <table:table-cell table:style-name="ce114" table:number-columns-repeated="10"/>
          <table:table-cell table:number-columns-repeated="993"/>
        </table:table-row>
        <table:table-row table:style-name="ro1">
          <table:table-cell/>
          <table:table-cell table:style-name="ce51"/>
          <table:table-cell table:style-name="ce71" office:value-type="float" office:value="1" table:number-columns-spanned="4" table:number-rows-spanned="1">
            <office:annotation draw:style-name="gr53" draw:text-style-name="P1" svg:width="8.1146in" svg:height="1.5909in" svg:x="3.35in" svg:y="6.3969in" draw:caption-point-x="-0.1898in" draw:caption-point-y="0.0878in">
              <dc:creator>NWS</dc:creator>
              <dc:date>2017-12-30T00:00:00</dc:date>
              <text:p text:style-name="P1"><text:span text:style-name="T17">Keg Line Resistance Multiplier: This multiplier increases or decreases the line resistance assumed by the kegging beer line length calculator. <text:s/>The calculator uses a standard resistance per length value for each line type, but actual restistance can differ between brands of line, age of line, and cleanliness levels. <text:s/>If you tend to get too much foaming, slightly </text:span><text:span text:style-name="T3">decrease</text:span><text:span text:style-name="T17"> this multiplier value, which will cause the calculator to recommend a longer line to compensate for the lower resistance. <text:s/>If you tend to get not enough foam, slightly </text:span><text:span text:style-name="T3">increase</text:span><text:span text:style-name="T17"> this multiplier value, which will cause the calculator to recommend a shorter line to compensate for the higher resistance. <text:s/>Note: increasing line length does not really</text:span><text:span text:style-name="T3"> fix</text:span><text:span text:style-name="T17"> a foaming problem caused by warm lines/faucets (aka "first pour" foam). <text:s/>It can compensate somewhat, but the best fix for that problem is to keep the lines and faucets closer to the temperature of the kegs. <text:s/></text:span></text:p>
              <text:p text:style-name="P1"><text:span text:style-name="T17"/></text:p>
              <text:p text:style-name="P1"><text:span text:style-name="T17"/></text:p>
            </office:annotation>
            <text:p>1.0000</text:p>
          </table:table-cell>
          <table:covered-table-cell table:number-columns-repeated="2" table:style-name="ce79"/>
          <table:covered-table-cell table:style-name="ce87"/>
          <table:table-cell table:style-name="ce67"/>
          <table:table-cell table:style-name="ce57" office:value-type="float" office:value="1.1" table:number-columns-spanned="4" table:number-rows-spanned="1">
            <office:annotation draw:style-name="gr22" draw:text-style-name="P1" svg:width="4.1339in" svg:height="2.0445in" svg:x="5.361in" svg:y="4.9472in" draw:caption-point-x="0.7433in" draw:caption-point-y="1.5374in">
              <dc:creator>NWS</dc:creator>
              <dc:date>2017-12-30T00:00:00</dc:date>
              <text:p text:style-name="P1"><text:span text:style-name="T17">The standard Tinseth IBU Formula assumes Leaf Hops. <text:s/>The Rager Formula assumes (legend has it) Pellet Hops. <text:s/>This factor does the following…</text:span></text:p>
              <text:p text:style-name="P1"><text:span text:style-name="T17"/></text:p>
              <text:p text:style-name="P1"><text:span text:style-name="T17">For Tinseth, </text:span><text:span text:style-name="T3">multiplies</text:span><text:span text:style-name="T17"> utilization by the factor if using pellet hops.</text:span></text:p>
              <text:p text:style-name="P1"><text:span text:style-name="T17">For Rager, </text:span><text:span text:style-name="T3">divides</text:span><text:span text:style-name="T17"> utilization by the factor if using leaf hops.</text:span></text:p>
              <text:p text:style-name="P1"><text:span text:style-name="T17"/></text:p>
              <text:p text:style-name="P1"><text:span text:style-name="T17">The recommended default value is 1.1000. <text:s/>A factor of 1.1 means 10% more utilization for pellet hops than for leaf.</text:span></text:p>
              <text:p text:style-name="P1"><text:span text:style-name="T17"/></text:p>
              <text:p text:style-name="P1"><text:span text:style-name="T1">This parameter is recommended for advanced users only. <text:s/></text:span></text:p>
              <text:p text:style-name="P1"><text:span text:style-name="T1"/></text:p>
            </office:annotation>
            <text:p>1.1000</text:p>
          </table:table-cell>
          <table:covered-table-cell table:number-columns-repeated="2" table:style-name="ce72"/>
          <table:covered-table-cell table:style-name="ce81"/>
          <table:table-cell table:style-name="ce100"/>
          <table:table-cell/>
          <table:table-cell table:style-name="ce51"/>
          <table:table-cell table:style-name="ce67" table:number-columns-repeated="4"/>
          <table:table-cell table:style-name="ce100"/>
          <table:table-cell table:number-columns-repeated="2"/>
          <table:table-cell table:style-name="ce103" table:number-columns-repeated="10"/>
          <table:table-cell table:number-columns-repeated="993"/>
        </table:table-row>
        <table:table-row table:style-name="ro1">
          <table:table-cell/>
          <table:table-cell table:style-name="ce51"/>
          <table:table-cell table:style-name="ce67" table:number-columns-repeated="9"/>
          <table:table-cell table:style-name="ce100"/>
          <table:table-cell/>
          <table:table-cell table:style-name="ce52"/>
          <table:table-cell table:style-name="ce61" table:number-columns-repeated="4"/>
          <table:table-cell table:style-name="ce101"/>
          <table:table-cell table:number-columns-repeated="2"/>
          <table:table-cell table:style-name="ce115"/>
          <table:table-cell table:number-columns-repeated="1002"/>
        </table:table-row>
        <table:table-row table:style-name="ro8">
          <table:table-cell/>
          <table:table-cell table:style-name="ce51"/>
          <table:table-cell table:style-name="ce56" office:value-type="string" table:number-columns-spanned="4" table:number-rows-spanned="1">
            <text:p>Cryo Hops Bonus Factor</text:p>
          </table:table-cell>
          <table:covered-table-cell table:number-columns-repeated="3" table:style-name="ce80"/>
          <table:table-cell table:style-name="ce67"/>
          <table:table-cell table:style-name="ce56" office:value-type="string" table:number-columns-spanned="4" table:number-rows-spanned="1">
            <text:p>CO2 Hop Extract Bonus Factor </text:p>
          </table:table-cell>
          <table:covered-table-cell table:number-columns-repeated="3" table:style-name="ce80"/>
          <table:table-cell table:style-name="ce100"/>
          <table:table-cell table:number-columns-repeated="1012"/>
        </table:table-row>
        <table:table-row table:style-name="ro1">
          <table:table-cell/>
          <table:table-cell table:style-name="ce51"/>
          <table:table-cell table:style-name="ce57" office:value-type="float" office:value="1.1" table:number-columns-spanned="4" table:number-rows-spanned="1">
            <office:annotation draw:style-name="gr54" draw:text-style-name="P1" svg:width="5.2083in" svg:height="1.7421in" svg:x="1.3409in" svg:y="6.9917in" draw:caption-point-x="1.8193in" draw:caption-point-y="0.0878in">
              <dc:creator>NWS</dc:creator>
              <dc:date>2017-12-30T00:00:00</dc:date>
              <text:p text:style-name="P1"><text:span text:style-name="T17">This factor increases the computed utilization for Cryo Hops as compared to Leaf Hops. <text:s/>This bonus is </text:span><text:span text:style-name="T3">in addition to</text:span><text:span text:style-name="T17"> any increased Alpha Acid percentage of the Cryo Hops and is based on more isomerized acids getting into the wort due to the form of the hop material.</text:span></text:p>
              <text:p text:style-name="P1"><text:span text:style-name="T17"/></text:p>
              <text:p text:style-name="P1"><text:span text:style-name="T17">The recommended default value is 1.1000. <text:s/>A factor of 1.1 means 10% more utilization for Cryo Hops than for leaf.</text:span></text:p>
              <text:p text:style-name="P1"><text:span text:style-name="T17"/></text:p>
              <text:p text:style-name="P1"><text:span text:style-name="T17">If you are Cryo Hop user, you may want to dial-in this parameter based on your subjective experience or data from your Cryo hops' manufacturer. <text:s text:c="2"/></text:span></text:p>
              <text:p text:style-name="P1"><text:span text:style-name="T1"/></text:p>
            </office:annotation>
            <text:p>1.1000</text:p>
          </table:table-cell>
          <table:covered-table-cell table:number-columns-repeated="2" table:style-name="ce72"/>
          <table:covered-table-cell table:style-name="ce81"/>
          <table:table-cell table:style-name="ce67"/>
          <table:table-cell table:style-name="ce57" office:value-type="float" office:value="1.4" table:number-columns-spanned="4" table:number-rows-spanned="1">
            <office:annotation draw:style-name="gr54" draw:text-style-name="P1" svg:width="5.2453in" svg:height="1.7421in" svg:x="6.3024in" svg:y="6.9917in" draw:caption-point-x="-0.198in" draw:caption-point-y="0.0878in">
              <dc:creator>NWS</dc:creator>
              <dc:date>2017-12-30T00:00:00</dc:date>
              <text:p text:style-name="P1"><text:span text:style-name="T17">This factor increases the computed utilization for CO2 Hop Extract ("Resinate") as compared to Leaf Hops. <text:s/>This bonus is </text:span><text:span text:style-name="T3">in addition to</text:span><text:span text:style-name="T17"> the increased Alpha Acid percentage of the Extract and is based on more isomerized acids getting into the wort due to the form of the hop material.</text:span></text:p>
              <text:p text:style-name="P1"><text:span text:style-name="T17"/></text:p>
              <text:p text:style-name="P1"><text:span text:style-name="T17">The recommended default value is 1.4000. <text:s/>A factor of 1.4 means 40% more utilization for Cryo Hops than for leaf.</text:span></text:p>
              <text:p text:style-name="P1"><text:span text:style-name="T17"/></text:p>
              <text:p text:style-name="P1"><text:span text:style-name="T17">If you are CO2 Hop Extract user, you may want to dial-in this parameter based on your subjective experience or data from your extract's manufacturer. <text:s text:c="2"/></text:span></text:p>
              <text:p text:style-name="P1"><text:span text:style-name="T1"/></text:p>
            </office:annotation>
            <text:p>1.4000</text:p>
          </table:table-cell>
          <table:covered-table-cell table:number-columns-repeated="2" table:style-name="ce72"/>
          <table:covered-table-cell table:style-name="ce81"/>
          <table:table-cell table:style-name="ce100"/>
          <table:table-cell table:number-columns-repeated="1012"/>
        </table:table-row>
        <table:table-row table:style-name="ro1">
          <table:table-cell/>
          <table:table-cell table:style-name="ce52"/>
          <table:table-cell table:style-name="ce61" table:number-columns-repeated="9"/>
          <table:table-cell table:style-name="ce101"/>
          <table:table-cell table:number-columns-repeated="1012"/>
        </table:table-row>
        <table:table-row table:style-name="ro1" table:number-rows-repeated="1048536">
          <table:table-cell table:number-columns-repeated="1024"/>
        </table:table-row>
        <table:table-row table:style-name="ro1">
          <table:table-cell table:number-columns-repeated="1024"/>
        </table:table-row>
        <table:named-expressions/>
      </table:table>
      <table:table table:name="Recipe" table:style-name="ta16" table:protected="true" table:print="false">
        <office:forms form:automatic-focus="false" form:apply-design-mode="false">
          <form:form form:name="Standard" form:apply-filter="true" form:control-implementation="ooo:com.sun.star.form.component.Form" office:target-frame="" xlink:href="" xlink:type="simple">
            <form:button form:name="Button 30" form:control-implementation="ooo:com.sun.star.form.component.CommandButton" xml:id="control1" form:id="control1" form:label="Scale!" form:printable="false" office:target-frame="" xlink:href="" form:image-data="" form:delay-for-repeat="PT0.5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2.Macro1?language=Basic&amp;location=document" xlink:type="simple"/>
              </office:event-listeners>
            </form:button>
            <form:button form:name="Button 405" form:control-implementation="ooo:com.sun.star.form.component.CommandButton" xml:id="control2" form:id="control2" form:label="Scale!" form:printable="false" office:target-frame="" xlink:href="" form:image-data="" form:delay-for-repeat="PT0.5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4.BoilHops?language=Basic&amp;location=document" xlink:type="simple"/>
              </office:event-listeners>
            </form:button>
            <form:button form:name="Button 417" form:control-implementation="ooo:com.sun.star.form.component.CommandButton" xml:id="control3" form:id="control3" form:label="ComboScale" form:printable="false" office:target-frame="" xlink:href="" form:image-data="" form:delay-for-repeat="PT0.5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5.ComboScale?language=Basic&amp;location=document" xlink:type="simple"/>
              </office:event-listeners>
            </form:button>
            <form:button form:name="Button 418" form:control-implementation="ooo:com.sun.star.form.component.CommandButton" xml:id="control4" form:id="control4" form:label="Scale!" form:printable="false" office:target-frame="" xlink:href="" form:image-data="" form:delay-for-repeat="PT0.5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5.FOHops?language=Basic&amp;location=document" xlink:type="simple"/>
              </office:event-listeners>
            </form:button>
          </form:form>
        </office:forms>
        <table:table-column table:style-name="co8" table:default-cell-style-name="Excel_20_Built-in_20_Normal"/>
        <table:table-column table:style-name="co36" table:default-cell-style-name="Excel_20_Built-in_20_Normal"/>
        <table:table-column table:style-name="co37" table:default-cell-style-name="Excel_20_Built-in_20_Normal"/>
        <table:table-column table:style-name="co1" table:number-columns-repeated="9" table:default-cell-style-name="Excel_20_Built-in_20_Normal"/>
        <table:table-column table:style-name="co11" table:default-cell-style-name="Excel_20_Built-in_20_Normal"/>
        <table:table-column table:style-name="co1" table:number-columns-repeated="3" table:default-cell-style-name="Excel_20_Built-in_20_Normal"/>
        <table:table-column table:style-name="co38" table:default-cell-style-name="Excel_20_Built-in_20_Normal"/>
        <table:table-column table:style-name="co11" table:default-cell-style-name="Excel_20_Built-in_20_Normal"/>
        <table:table-column table:style-name="co39" table:default-cell-style-name="Excel_20_Built-in_20_Normal"/>
        <table:table-column table:style-name="co41" table:visibility="collapse" table:default-cell-style-name="Excel_20_Built-in_20_Normal"/>
        <table:table-column table:style-name="co42" table:visibility="collapse" table:default-cell-style-name="Excel_20_Built-in_20_Normal"/>
        <table:table-column table:style-name="co56" table:visibility="collapse" table:default-cell-style-name="Excel_20_Built-in_20_Normal"/>
        <table:table-column table:style-name="co57" table:visibility="collapse" table:default-cell-style-name="Excel_20_Built-in_20_Normal"/>
        <table:table-column table:style-name="co1" table:number-columns-repeated="4" table:default-cell-style-name="Excel_20_Built-in_20_Normal"/>
        <table:table-column table:style-name="co58" table:visibility="collapse" table:default-cell-style-name="Excel_20_Built-in_20_Normal"/>
        <table:table-column table:style-name="co42" table:visibility="collapse" table:default-cell-style-name="Excel_20_Built-in_20_Normal"/>
        <table:table-column table:style-name="co59" table:visibility="collapse" table:default-cell-style-name="Excel_20_Built-in_20_Normal"/>
        <table:table-column table:style-name="co42" table:visibility="collapse" table:default-cell-style-name="Excel_20_Built-in_20_Normal"/>
        <table:table-column table:style-name="co60" table:visibility="collapse" table:default-cell-style-name="Excel_20_Built-in_20_Normal"/>
        <table:table-column table:style-name="co61" table:visibility="collapse" table:default-cell-style-name="Excel_20_Built-in_20_Normal"/>
        <table:table-column table:style-name="co1" table:number-columns-repeated="991" table:default-cell-style-name="Excel_20_Built-in_20_Normal"/>
        <table:table-row table:style-name="ro1">
          <table:table-cell table:number-columns-repeated="1024"/>
        </table:table-row>
        <table:table-row table:style-name="ro1">
          <table:table-cell/>
          <table:table-cell table:style-name="ce124" table:formula="of:=IF([$Brewhouse.V17]=&quot;Metric&quot;; &quot;Batch Size (liters into fermenter)&quot;; &quot;Batch Size (gallons into fermenter)&quot;)" office:value-type="string" office:string-value="Batch Size (gallons into fermenter)" table:number-columns-spanned="5" table:number-rows-spanned="1">
            <text:p>Batch Size (gallons into fermenter)</text:p>
          </table:table-cell>
          <table:covered-table-cell table:number-columns-repeated="3" table:style-name="ce150"/>
          <table:covered-table-cell table:style-name="ce190"/>
          <table:table-cell/>
          <table:table-cell table:style-name="ce124" table:formula="of:=IF([$Brewhouse.V17]=&quot;Metric&quot;; &quot;Mash Temperature (degrees C)&quot;; &quot;Mash Temperature (degrees F)&quot;)" office:value-type="string" office:string-value="Mash Temperature (degrees F)" table:number-columns-spanned="4" table:number-rows-spanned="1">
            <text:p>Mash Temperature (degrees F)</text:p>
          </table:table-cell>
          <table:covered-table-cell table:number-columns-repeated="2" table:style-name="ce150"/>
          <table:covered-table-cell table:style-name="ce190"/>
          <table:table-cell/>
          <table:table-cell table:style-name="ce124" office:value-type="string" table:number-columns-spanned="4" table:number-rows-spanned="1">
            <text:p>Mash Time (minutes)</text:p>
          </table:table-cell>
          <table:covered-table-cell table:number-columns-repeated="2" table:style-name="ce150"/>
          <table:covered-table-cell table:style-name="ce190"/>
          <table:table-cell table:number-columns-repeated="7"/>
          <table:table-cell table:style-name="ce124" office:value-type="string" table:number-columns-spanned="4" table:number-rows-spanned="1">
            <text:p>Recipe Name</text:p>
          </table:table-cell>
          <table:covered-table-cell table:number-columns-repeated="2" table:style-name="ce150"/>
          <table:covered-table-cell table:style-name="ce190"/>
          <table:table-cell table:number-columns-repeated="997"/>
        </table:table-row>
        <table:table-row table:style-name="ro1">
          <table:table-cell/>
          <table:table-cell table:style-name="ce60" office:value-type="float" office:value="5.1" table:number-columns-spanned="5" table:number-rows-spanned="1">
            <text:p>5.1</text:p>
          </table:table-cell>
          <table:covered-table-cell table:number-columns-repeated="3" table:style-name="ce75"/>
          <table:covered-table-cell table:style-name="ce84"/>
          <table:table-cell/>
          <table:table-cell table:style-name="ce60" office:value-type="float" office:value="150" table:number-columns-spanned="4" table:number-rows-spanned="1">
            <text:p>150</text:p>
          </table:table-cell>
          <table:covered-table-cell table:number-columns-repeated="2" table:style-name="ce75"/>
          <table:covered-table-cell table:style-name="ce84"/>
          <table:table-cell/>
          <table:table-cell table:style-name="ce60" table:content-validation-name="val24" office:value-type="float" office:value="60" table:number-columns-spanned="4" table:number-rows-spanned="1">
            <text:p>60</text:p>
          </table:table-cell>
          <table:covered-table-cell table:number-columns-repeated="2" table:style-name="ce75" table:content-validation-name="val24"/>
          <table:covered-table-cell table:style-name="ce84" table:content-validation-name="val24"/>
          <table:table-cell table:number-columns-repeated="7"/>
          <table:table-cell table:style-name="ce60" office:value-type="string" table:number-columns-spanned="4" table:number-rows-spanned="1">
            <text:p>My Blonde Ale</text:p>
          </table:table-cell>
          <table:covered-table-cell table:number-columns-repeated="2" table:style-name="ce75"/>
          <table:covered-table-cell table:style-name="ce84"/>
          <table:table-cell table:number-columns-repeated="997"/>
        </table:table-row>
        <table:table-row table:style-name="ro1">
          <table:table-cell table:number-columns-repeated="1024"/>
        </table:table-row>
        <table:table-row table:style-name="ro1">
          <table:table-cell/>
          <table:table-cell table:style-name="ce124" office:value-type="string" table:number-columns-spanned="5" table:number-rows-spanned="1">
            <text:p>Mash Efficiency</text:p>
          </table:table-cell>
          <table:covered-table-cell table:number-columns-repeated="3" table:style-name="ce150"/>
          <table:covered-table-cell table:style-name="ce190"/>
          <table:table-cell/>
          <table:table-cell table:style-name="ce124" table:formula="of:=IF([$Brewhouse.V17]=&quot;Metric&quot;; &quot;Strike Water to Grain Ratio (liters per kg)&quot;; &quot;Strike Water to Grain Ratio (qts per lb)&quot;)" office:value-type="string" office:string-value="Strike Water to Grain Ratio (qts per lb)" table:number-columns-spanned="4" table:number-rows-spanned="1">
            <text:p>Strike Water to Grain Ratio (qts per lb)</text:p>
          </table:table-cell>
          <table:covered-table-cell table:number-columns-repeated="2" table:style-name="ce150"/>
          <table:covered-table-cell table:style-name="ce190"/>
          <table:table-cell/>
          <table:table-cell table:style-name="ce124" table:formula="of:=IF([$Brewhouse.V17]=&quot;Metric&quot;; &quot;Ambient Grain and Tun Temp (degrees C)&quot;; &quot;Ambient Grain and Tun Temp (degrees F)&quot;)" office:value-type="string" office:string-value="Ambient Grain and Tun Temp (degrees F)" table:number-columns-spanned="4" table:number-rows-spanned="1">
            <text:p>Ambient Grain and Tun Temp (degrees F)</text:p>
          </table:table-cell>
          <table:covered-table-cell table:number-columns-repeated="2" table:style-name="ce150"/>
          <table:covered-table-cell table:style-name="ce190"/>
          <table:table-cell table:number-columns-repeated="1008"/>
        </table:table-row>
        <table:table-row table:style-name="ro1">
          <table:table-cell/>
          <table:table-cell table:style-name="ce125" office:value-type="percentage" office:value="0.74" table:number-columns-spanned="5" table:number-rows-spanned="1">
            <text:p>74%</text:p>
          </table:table-cell>
          <table:covered-table-cell table:number-columns-repeated="3" table:style-name="ce151"/>
          <table:covered-table-cell table:style-name="ce191"/>
          <table:table-cell/>
          <table:table-cell table:style-name="ce60" office:value-type="float" office:value="1.494" table:number-columns-spanned="4" table:number-rows-spanned="1">
            <text:p>1.494</text:p>
          </table:table-cell>
          <table:covered-table-cell table:number-columns-repeated="2" table:style-name="ce75"/>
          <table:covered-table-cell table:style-name="ce84"/>
          <table:table-cell/>
          <table:table-cell table:style-name="ce60" office:value-type="float" office:value="70" table:number-columns-spanned="4" table:number-rows-spanned="1">
            <text:p>70</text:p>
          </table:table-cell>
          <table:covered-table-cell table:number-columns-repeated="2" table:style-name="ce75"/>
          <table:covered-table-cell table:style-name="ce84"/>
          <table:table-cell table:number-columns-repeated="1008"/>
        </table:table-row>
        <table:table-row table:style-name="ro1">
          <table:table-cell table:number-columns-repeated="1024"/>
        </table:table-row>
        <table:table-row table:style-name="ro1">
          <table:table-cell/>
          <table:table-cell table:style-name="ce124" office:value-type="string" table:number-columns-spanned="5" table:number-rows-spanned="1">
            <text:p>Boil Time (minutes)</text:p>
          </table:table-cell>
          <table:covered-table-cell table:number-columns-repeated="3" table:style-name="ce150"/>
          <table:covered-table-cell table:style-name="ce190"/>
          <table:table-cell/>
          <table:table-cell table:style-name="ce124" office:value-type="string" table:number-columns-spanned="4" table:number-rows-spanned="1">
            <text:p>Style</text:p>
          </table:table-cell>
          <table:covered-table-cell table:number-columns-repeated="2" table:style-name="ce150"/>
          <table:covered-table-cell table:style-name="ce190"/>
          <table:table-cell/>
          <table:table-cell table:style-name="ce124" office:value-type="string" table:number-columns-spanned="4" table:number-rows-spanned="1">
            <text:p>Brew Date</text:p>
          </table:table-cell>
          <table:covered-table-cell table:number-columns-repeated="2" table:style-name="ce150"/>
          <table:covered-table-cell table:style-name="ce190"/>
          <table:table-cell table:number-columns-repeated="1008"/>
        </table:table-row>
        <table:table-row table:style-name="ro1">
          <table:table-cell/>
          <table:table-cell table:style-name="ce126" office:value-type="float" office:value="70" table:number-columns-spanned="5" table:number-rows-spanned="1">
            <text:p>70</text:p>
          </table:table-cell>
          <table:covered-table-cell table:number-columns-repeated="3" table:style-name="ce152"/>
          <table:covered-table-cell table:style-name="ce192"/>
          <table:table-cell/>
          <table:table-cell table:style-name="ce211" table:content-validation-name="val21" office:value-type="string" table:number-columns-spanned="4" table:number-rows-spanned="1">
            <text:p>Blonde Ale</text:p>
          </table:table-cell>
          <table:covered-table-cell table:number-columns-repeated="2" table:style-name="ce225" table:content-validation-name="val21"/>
          <table:covered-table-cell table:style-name="ce246" table:content-validation-name="val21"/>
          <table:table-cell/>
          <table:table-cell table:style-name="ce260" table:number-columns-spanned="4" table:number-rows-spanned="1"/>
          <table:covered-table-cell table:number-columns-repeated="2" table:style-name="ce274"/>
          <table:covered-table-cell table:style-name="ce296"/>
          <table:table-cell table:number-columns-repeated="6"/>
          <table:table-cell table:formula="of:=[$Brewhouse.AA17]" office:value-type="string" office:string-value="Specific Gravity">
            <text:p>Specific Gravity</text:p>
          </table:table-cell>
          <table:table-cell table:number-columns-repeated="1001"/>
        </table:table-row>
        <table:table-row table:style-name="ro1">
          <table:table-cell table:number-columns-repeated="1024"/>
        </table:table-row>
        <table:table-row table:style-name="ro1">
          <table:table-cell/>
          <table:table-cell table:style-name="ce124" office:value-type="string" table:number-columns-spanned="7" table:number-rows-spanned="1">
            <text:p>Grains, Fermentables, Other</text:p>
          </table:table-cell>
          <table:covered-table-cell table:number-columns-repeated="5" table:style-name="ce150"/>
          <table:covered-table-cell table:style-name="ce190"/>
          <table:table-cell/>
          <table:table-cell table:style-name="ce124" office:value-type="string" table:number-columns-spanned="9" table:number-rows-spanned="1">
            <text:p>Boil Hops</text:p>
          </table:table-cell>
          <table:covered-table-cell table:number-columns-repeated="7" table:style-name="ce150"/>
          <table:covered-table-cell table:style-name="ce190"/>
          <table:table-cell/>
          <table:table-cell table:style-name="ce317" table:number-columns-repeated="3"/>
          <table:table-cell table:style-name="ce320"/>
          <table:table-cell table:style-name="ce124" office:value-type="string" table:number-columns-spanned="4" table:number-rows-spanned="1">
            <text:p>Other Timed Boil Additions</text:p>
          </table:table-cell>
          <table:covered-table-cell table:number-columns-repeated="2" table:style-name="ce150"/>
          <table:covered-table-cell table:style-name="ce190"/>
          <table:table-cell office:value-type="string">
            <text:p>---------------------------------------Boil hop Scale Macro Setup-------------</text:p>
          </table:table-cell>
          <table:table-cell table:number-columns-repeated="2"/>
          <table:table-cell table:style-name="ce281"/>
          <table:table-cell table:style-name="ce336" office:value-type="string" table:number-columns-spanned="1" table:number-rows-spanned="2">
            <text:p>Orig Weight</text:p>
          </table:table-cell>
          <table:table-cell table:style-name="ce337" office:value-type="string" table:number-columns-spanned="1" table:number-rows-spanned="2">
            <text:p>New Weight</text:p>
          </table:table-cell>
          <table:table-cell table:number-columns-repeated="991"/>
        </table:table-row>
        <table:table-row table:style-name="ro1">
          <table:table-cell/>
          <table:table-cell table:style-name="ce124" table:formula="of:=IF([$Brewhouse.V17]=&quot;Metric&quot;; &quot;kg&quot;; &quot;Lbs.&quot;)" office:value-type="string" office:string-value="Lbs.">
            <text:p>Lbs.</text:p>
          </table:table-cell>
          <table:table-cell table:style-name="ce153" office:value-type="string">
            <text:p>Prop</text:p>
          </table:table-cell>
          <table:table-cell table:style-name="ce124" office:value-type="string" table:number-columns-spanned="4" table:number-rows-spanned="1">
            <text:p>Ingredient</text:p>
          </table:table-cell>
          <table:covered-table-cell table:number-columns-repeated="2" table:style-name="ce150"/>
          <table:covered-table-cell table:style-name="ce190"/>
          <table:table-cell table:style-name="ce124" table:formula="of:=IF([$Brewhouse.V17]=&quot;Metric&quot;; &quot;&quot;; &quot;PPG&quot;)" office:value-type="string" office:string-value="PPG">
            <text:p>PPG</text:p>
          </table:table-cell>
          <table:table-cell/>
          <table:table-cell table:style-name="ce235" office:value-type="string" table:number-columns-spanned="2" table:number-rows-spanned="1">
            <text:p>Hop</text:p>
          </table:table-cell>
          <table:covered-table-cell table:style-name="ce235"/>
          <table:table-cell table:style-name="ce124" office:value-type="string">
            <text:p>Type</text:p>
          </table:table-cell>
          <table:table-cell table:style-name="ce124" table:formula="of:=IF([$Brewhouse.V17]=&quot;Metric&quot;; &quot;Grams&quot;; &quot;Ounces&quot;)" office:value-type="string" office:string-value="Ounces">
            <text:p>Ounces</text:p>
          </table:table-cell>
          <table:table-cell table:style-name="ce275" office:value-type="string">
            <office:annotation draw:style-name="gr56" draw:text-style-name="P1" svg:width="3.7476in" svg:height="1.6417in" svg:x="9.2252in" svg:y="1.0827in" draw:caption-point-x="-0.5126in" draw:caption-point-y="1.0598in">
              <dc:creator>NWS</dc:creator>
              <dc:date>2017-12-30T00:00:00</dc:date>
              <text:p text:style-name="P1"><text:span text:style-name="T17">Minutes from End of Boil to Add Hops. <text:s/>Use 0 for flameout, whirlpool, or hopstand. <text:s/></text:span></text:p>
              <text:p text:style-name="P1"><text:span text:style-name="T17"/></text:p>
              <text:p text:style-name="P1"><text:span text:style-name="T17">You can also enter "FW" for First Wort…in which case the basic boil time for the addition will be equal to the full Recipe boil time.The </text:span><text:span text:style-name="T3">Standard </text:span><text:span text:style-name="T17">Tinseth formula (and <text:s/>the Rager formula) will calculate bitterness without any bonus for First Wort Hopping. <text:s/>The </text:span><text:span text:style-name="T3">Modified</text:span><text:span text:style-name="T17"> Tinseth formula will add a bitterness bonus for the addition equal to 10% of a 60 minute boil.</text:span></text:p>
            </office:annotation>
            <text:p>Minutes</text:p>
          </table:table-cell>
          <table:table-cell table:style-name="ce291" office:value-type="string">
            <text:p>AA%</text:p>
          </table:table-cell>
          <table:table-cell table:style-name="ce291" office:value-type="string" table:number-columns-spanned="2" table:number-rows-spanned="1">
            <text:p>AA% Override</text:p>
          </table:table-cell>
          <table:covered-table-cell table:style-name="ce291"/>
          <table:table-cell table:style-name="ce124" office:value-type="string">
            <text:p>IBUs</text:p>
          </table:table-cell>
          <table:table-cell/>
          <table:table-cell table:style-name="ce317"/>
          <table:table-cell table:style-name="ce317" office:value-type="string">
            <text:p>initial bill</text:p>
          </table:table-cell>
          <table:table-cell table:style-name="ce317"/>
          <table:table-cell table:style-name="ce317" office:value-type="string">
            <text:p>adj bill</text:p>
          </table:table-cell>
          <table:table-cell table:style-name="ce124" office:value-type="string" table:number-columns-spanned="2" table:number-rows-spanned="1">
            <text:p>Ingredient</text:p>
          </table:table-cell>
          <table:covered-table-cell table:style-name="ce190"/>
          <table:table-cell table:style-name="ce124" office:value-type="string">
            <text:p>Amount</text:p>
          </table:table-cell>
          <table:table-cell table:style-name="ce124" office:value-type="string">
            <text:p>Minutes</text:p>
          </table:table-cell>
          <table:table-cell office:value-type="string">
            <text:p>Weight0:</text:p>
          </table:table-cell>
          <table:table-cell table:formula="of:=SUM([$HopCalc.N4:.N18])" office:value-type="float" office:value="1.5262">
            <text:p>1.5262</text:p>
          </table:table-cell>
          <table:table-cell office:value-type="string">
            <text:p>Vol2:</text:p>
          </table:table-cell>
          <table:table-cell table:style-name="ce281" table:formula="of:=[.AC22]+[.AC27]" office:value-type="float" office:value="5.1">
            <text:p>5.1</text:p>
          </table:table-cell>
          <table:covered-table-cell table:style-name="ce336"/>
          <table:covered-table-cell table:style-name="ce338"/>
          <table:table-cell table:number-columns-repeated="991"/>
        </table:table-row>
        <table:table-row table:style-name="ro8">
          <table:table-cell/>
          <table:table-cell table:style-name="ce127" office:value-type="float" office:value="4.5">
            <text:p>4.5</text:p>
          </table:table-cell>
          <table:table-cell table:style-name="ce154" table:formula="of:=([.B13]/SUM([.B13:.B26]))" office:value-type="percentage" office:value="0.473684210526316">
            <text:p>47%</text:p>
          </table:table-cell>
          <table:table-cell table:style-name="ce173" table:content-validation-name="val19" office:value-type="string" table:number-columns-spanned="4" table:number-rows-spanned="1">
            <text:p>Golden Promise</text:p>
          </table:table-cell>
          <table:covered-table-cell table:number-columns-repeated="2" table:style-name="ce181" table:content-validation-name="val19"/>
          <table:covered-table-cell table:style-name="ce194" table:content-validation-name="val19"/>
          <table:table-cell table:style-name="ce212" table:formula="of:=IF([$Brewhouse.V17]=&quot;Metric&quot;; &quot;&quot;; IF([.D13]&lt;&gt;&quot;&quot;;VLOOKUP([.D13];[$GRAINLOOKUP.$A$2:.$B$200];2;0);0))" office:value-type="float" office:value="38">
            <text:p>38</text:p>
          </table:table-cell>
          <table:table-cell/>
          <table:table-cell table:style-name="ce236" table:content-validation-name="val17" office:value-type="string" table:number-columns-spanned="2" table:number-rows-spanned="1">
            <text:p>Cascade</text:p>
          </table:table-cell>
          <table:covered-table-cell table:style-name="ce160" table:content-validation-name="val17"/>
          <table:table-cell table:style-name="ce127" table:content-validation-name="val20" office:value-type="string">
            <text:p>P</text:p>
          </table:table-cell>
          <table:table-cell table:style-name="ce261" office:value-type="float" office:value="0.5262">
            <text:p>0.5262</text:p>
          </table:table-cell>
          <table:table-cell table:style-name="ce127" office:value-type="float" office:value="60">
            <text:p>60</text:p>
          </table:table-cell>
          <table:table-cell table:style-name="ce212" table:formula="of:=VLOOKUP([.J13];[$HOPLOOKUP.$A$2:.$B$150];2;0)" office:value-type="float" office:value="7.2">
            <text:p>7.2</text:p>
          </table:table-cell>
          <table:table-cell table:style-name="ce297" table:content-validation-name="val26" table:number-columns-spanned="2" table:number-rows-spanned="1"/>
          <table:covered-table-cell table:style-name="ce302" table:content-validation-name="val26"/>
          <table:table-cell table:style-name="ce255" table:formula="of:=IF([$Brewhouse.$O$32]=&quot;Rager&quot;; [$HopCalc.AB4]; [$HopCalc.U4])" office:value-type="float" office:value="14.5729812197435">
            <text:p>14.6</text:p>
          </table:table-cell>
          <table:table-cell/>
          <table:table-cell table:style-name="ce317"/>
          <table:table-cell table:style-name="ce317" table:formula="of:=[.B13]" office:value-type="float" office:value="4.5">
            <text:p>4.5</text:p>
          </table:table-cell>
          <table:table-cell table:style-name="ce317"/>
          <table:table-cell table:style-name="ce317" table:formula="of:=[.U13]*[.$V$29]" office:value-type="float" office:value="4.47067865095208">
            <text:p>4.470678651</text:p>
          </table:table-cell>
          <table:table-cell table:style-name="ce127" table:number-columns-spanned="2" table:number-rows-spanned="1"/>
          <table:covered-table-cell table:style-name="ce127"/>
          <table:table-cell table:number-columns-repeated="2" table:style-name="ce127"/>
          <table:table-cell office:value-type="string">
            <text:p>Vol0:</text:p>
          </table:table-cell>
          <table:table-cell table:formula="of:=[$HopCalc.$C$6]+[$'Total H2O Sub'.$D$12]+[$'Total H2O Sub'.$D$15]+[$'Total H2O Sub'.$D$16]" office:value-type="float" office:value="5.175655">
            <text:p>5.175655</text:p>
          </table:table-cell>
          <table:table-cell office:value-type="string">
            <text:p>Weight2/Vol1</text:p>
          </table:table-cell>
          <table:table-cell table:style-name="ce281" table:formula="of:=[.AC26]/[.AC22]" office:value-type="float" office:value="0">
            <text:p>0</text:p>
          </table:table-cell>
          <table:table-cell table:formula="of:=[.M13]" office:value-type="float" office:value="0.5262">
            <text:p>0.5262</text:p>
          </table:table-cell>
          <table:table-cell table:formula="of:=[.$AE$27]*[.AF13]" office:value-type="float" office:value="0">
            <text:p>0</text:p>
          </table:table-cell>
          <table:table-cell table:number-columns-repeated="991"/>
        </table:table-row>
        <table:table-row table:style-name="ro8">
          <table:table-cell/>
          <table:table-cell table:style-name="ce128" office:value-type="float" office:value="3.5">
            <text:p>3.5</text:p>
          </table:table-cell>
          <table:table-cell table:style-name="ce155" table:formula="of:=[.B14]/SUM([.B13:.B26])" office:value-type="percentage" office:value="0.368421052631579">
            <text:p>37%</text:p>
          </table:table-cell>
          <table:table-cell table:style-name="ce174" table:content-validation-name="val19" office:value-type="string" table:number-columns-spanned="4" table:number-rows-spanned="1">
            <text:p>American Brewer's Two-Row</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14]&lt;&gt;&quot;&quot;;VLOOKUP([.D14];[$GRAINLOOKUP.$A$2:.$B$200];2;0);0))" office:value-type="float" office:value="36">
            <text:p>36</text:p>
          </table:table-cell>
          <table:table-cell/>
          <table:table-cell table:style-name="ce237" table:content-validation-name="val22" office:value-type="string" table:number-columns-spanned="2" table:number-rows-spanned="1">
            <text:p>Saaz, Czech</text:p>
          </table:table-cell>
          <table:covered-table-cell table:style-name="ce247" table:content-validation-name="val22"/>
          <table:table-cell table:style-name="ce128" table:content-validation-name="val20" office:value-type="string">
            <text:p>L</text:p>
          </table:table-cell>
          <table:table-cell table:style-name="ce253" office:value-type="float" office:value="1">
            <text:p>1</text:p>
          </table:table-cell>
          <table:table-cell table:style-name="ce128" office:value-type="float" office:value="15">
            <text:p>15</text:p>
          </table:table-cell>
          <table:table-cell table:style-name="ce212" table:formula="of:=VLOOKUP([.J14];[$HOPLOOKUP.$A$2:.$B$150];2;0)" office:value-type="float" office:value="3.2">
            <text:p>3.2</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5]; [$HopCalc.U5])" office:value-type="float" office:value="5.55241134168324">
            <text:p>5.6</text:p>
          </table:table-cell>
          <table:table-cell/>
          <table:table-cell table:style-name="ce317"/>
          <table:table-cell table:style-name="ce317" table:formula="of:=[.B14]" office:value-type="float" office:value="3.5">
            <text:p>3.5</text:p>
          </table:table-cell>
          <table:table-cell table:style-name="ce317"/>
          <table:table-cell table:style-name="ce317" table:formula="of:=[.U14]*[.$V$29]" office:value-type="float" office:value="3.47719450629607">
            <text:p>3.4771945063</text:p>
          </table:table-cell>
          <table:table-cell table:style-name="ce128" table:number-columns-spanned="2" table:number-rows-spanned="1"/>
          <table:covered-table-cell table:style-name="ce128"/>
          <table:table-cell table:number-columns-repeated="2" table:style-name="ce128"/>
          <table:table-cell office:value-type="string">
            <text:p>IBUs0:</text:p>
          </table:table-cell>
          <table:table-cell table:style-name="ce335" table:formula="of:=[.R28]" office:value-type="float" office:value="20.1253925614267">
            <text:p>20.1254</text:p>
          </table:table-cell>
          <table:table-cell office:value-type="string">
            <text:p>WeightToAddForWeight3:</text:p>
          </table:table-cell>
          <table:table-cell table:style-name="ce281" table:formula="of:=[.AE13]*[.AC27]" office:value-type="float" office:value="-0">
            <text:p>-0</text:p>
          </table:table-cell>
          <table:table-cell table:formula="of:=[.M14]" office:value-type="float" office:value="1">
            <text:p>1</text:p>
          </table:table-cell>
          <table:table-cell table:formula="of:=[.$AE$27]*[.AF14]" office:value-type="float" office:value="0">
            <text:p>0</text:p>
          </table:table-cell>
          <table:table-cell table:number-columns-repeated="991"/>
        </table:table-row>
        <table:table-row table:style-name="ro8">
          <table:table-cell/>
          <table:table-cell table:style-name="ce128" office:value-type="float" office:value="0.5">
            <text:p>0.5</text:p>
          </table:table-cell>
          <table:table-cell table:style-name="ce155" table:formula="of:=[.B15]/SUM([.B13:.B26])" office:value-type="percentage" office:value="0.0526315789473684">
            <text:p>5%</text:p>
          </table:table-cell>
          <table:table-cell table:style-name="ce174" table:content-validation-name="val19" office:value-type="string" table:number-columns-spanned="4" table:number-rows-spanned="1">
            <text:p>German Pilsner (2L)</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15]&lt;&gt;&quot;&quot;;VLOOKUP([.D15];[$GRAINLOOKUP.$A$2:.$B$200];2;0);0))" office:value-type="float" office:value="37">
            <text:p>37</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128" table:content-validation-name="val20"/>
          <table:table-cell table:number-columns-repeated="2" table:style-name="ce128"/>
          <table:table-cell table:style-name="ce212" table:formula="of:=VLOOKUP([.J15];[$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6]; [$HopCalc.U6])" office:value-type="float" office:value="0">
            <text:p>0.0</text:p>
          </table:table-cell>
          <table:table-cell/>
          <table:table-cell table:style-name="ce317"/>
          <table:table-cell table:style-name="ce317" table:formula="of:=[.B15]" office:value-type="float" office:value="0.5">
            <text:p>0.5</text:p>
          </table:table-cell>
          <table:table-cell table:style-name="ce317"/>
          <table:table-cell table:style-name="ce317" table:formula="of:=[.U15]*[.$V$29]" office:value-type="float" office:value="0.496742072328009">
            <text:p>0.4967420723</text:p>
          </table:table-cell>
          <table:table-cell table:style-name="ce128" table:number-columns-spanned="2" table:number-rows-spanned="1"/>
          <table:covered-table-cell table:style-name="ce128"/>
          <table:table-cell table:number-columns-repeated="2" table:style-name="ce128"/>
          <table:table-cell office:value-type="string">
            <text:p>Target:</text:p>
          </table:table-cell>
          <table:table-cell table:style-name="ce287" table:formula="of:=[.M28]" office:value-type="float" office:value="0">
            <text:p>0</text:p>
          </table:table-cell>
          <table:table-cell office:value-type="string">
            <text:p>Weight3:</text:p>
          </table:table-cell>
          <table:table-cell table:style-name="ce281" table:formula="of:=[.AC26]+[.AE14]" office:value-type="float" office:value="0">
            <text:p>0</text:p>
          </table:table-cell>
          <table:table-cell table:formula="of:=[.M15]" office:value-type="float" office:value="0">
            <text:p>0</text:p>
          </table:table-cell>
          <table:table-cell table:formula="of:=[.$AE$27]*[.AF15]" office:value-type="float" office:value="0">
            <text:p>0</text:p>
          </table:table-cell>
          <table:table-cell table:number-columns-repeated="991"/>
        </table:table-row>
        <table:table-row table:style-name="ro8">
          <table:table-cell/>
          <table:table-cell table:style-name="ce128" office:value-type="float" office:value="0.5">
            <text:p>0.5</text:p>
          </table:table-cell>
          <table:table-cell table:style-name="ce155" table:formula="of:=[.B16]/SUM([.B13:.B26])" office:value-type="percentage" office:value="0.0526315789473684">
            <text:p>5%</text:p>
          </table:table-cell>
          <table:table-cell table:style-name="ce174" table:content-validation-name="val19" office:value-type="string" table:number-columns-spanned="4" table:number-rows-spanned="1">
            <text:p>Munich (9L)</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16]&lt;&gt;&quot;&quot;;VLOOKUP([.D16];[$GRAINLOOKUP.$A$2:.$B$200];2;0);0))" office:value-type="float" office:value="35">
            <text:p>35</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128" table:content-validation-name="val20"/>
          <table:table-cell table:number-columns-repeated="2" table:style-name="ce128"/>
          <table:table-cell table:style-name="ce212" table:formula="of:=VLOOKUP([.J16];[$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7]; [$HopCalc.U7])" office:value-type="float" office:value="0">
            <text:p>0.0</text:p>
          </table:table-cell>
          <table:table-cell/>
          <table:table-cell table:style-name="ce317"/>
          <table:table-cell table:style-name="ce317" table:formula="of:=[.B16]" office:value-type="float" office:value="0.5">
            <text:p>0.5</text:p>
          </table:table-cell>
          <table:table-cell table:style-name="ce317"/>
          <table:table-cell table:style-name="ce317" table:formula="of:=[.U16]*[.$V$29]" office:value-type="float" office:value="0.496742072328009">
            <text:p>0.4967420723</text:p>
          </table:table-cell>
          <table:table-cell table:style-name="ce128" table:number-columns-spanned="2" table:number-rows-spanned="1"/>
          <table:covered-table-cell table:style-name="ce128"/>
          <table:table-cell table:number-columns-repeated="2" table:style-name="ce128"/>
          <table:table-cell table:style-name="ce334" office:value-type="string">
            <text:p>Weight0/Vol0:</text:p>
          </table:table-cell>
          <table:table-cell table:style-name="ce334" table:formula="of:=[.AC12]/[.AC13]" office:value-type="float" office:value="0.294880551350505">
            <text:p>0.2948805514</text:p>
          </table:table-cell>
          <table:table-cell office:value-type="string">
            <text:p>AddedforVol3:</text:p>
          </table:table-cell>
          <table:table-cell table:style-name="ce281" table:formula="of:=[.AE14]*[.AC18]" office:value-type="float" office:value="-0">
            <text:p>-0</text:p>
          </table:table-cell>
          <table:table-cell table:formula="of:=[.M16]" office:value-type="float" office:value="0">
            <text:p>0</text:p>
          </table:table-cell>
          <table:table-cell table:formula="of:=[.$AE$27]*[.AF16]" office:value-type="float" office:value="0">
            <text:p>0</text:p>
          </table:table-cell>
          <table:table-cell table:number-columns-repeated="991"/>
        </table:table-row>
        <table:table-row table:style-name="ro8">
          <table:table-cell/>
          <table:table-cell table:style-name="ce128" office:value-type="float" office:value="0.5">
            <text:p>0.5</text:p>
          </table:table-cell>
          <table:table-cell table:style-name="ce155" table:formula="of:=[.B17]/SUM([.B13:.B26])" office:value-type="percentage" office:value="0.0526315789473684">
            <text:p>5%</text:p>
          </table:table-cell>
          <table:table-cell table:style-name="ce174" table:content-validation-name="val19" office:value-type="string" table:number-columns-spanned="4" table:number-rows-spanned="1">
            <text:p>Wheat Malt (German)</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17]&lt;&gt;&quot;&quot;;VLOOKUP([.D17];[$GRAINLOOKUP.$A$2:.$B$200];2;0);0))" office:value-type="float" office:value="38">
            <text:p>38</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253" table:content-validation-name="val20"/>
          <table:table-cell table:number-columns-repeated="2" table:style-name="ce128"/>
          <table:table-cell table:style-name="ce212" table:formula="of:=VLOOKUP([.J17];[$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8]; [$HopCalc.U8])" office:value-type="float" office:value="0">
            <text:p>0.0</text:p>
          </table:table-cell>
          <table:table-cell/>
          <table:table-cell table:style-name="ce317"/>
          <table:table-cell table:style-name="ce317" table:formula="of:=[.B17]" office:value-type="float" office:value="0.5">
            <text:p>0.5</text:p>
          </table:table-cell>
          <table:table-cell table:style-name="ce317"/>
          <table:table-cell table:style-name="ce317" table:formula="of:=[.U17]*[.$V$29]" office:value-type="float" office:value="0.496742072328009">
            <text:p>0.4967420723</text:p>
          </table:table-cell>
          <table:table-cell table:style-name="ce128" table:number-columns-spanned="2" table:number-rows-spanned="1"/>
          <table:covered-table-cell table:style-name="ce128"/>
          <table:table-cell table:number-columns-repeated="2" table:style-name="ce128"/>
          <table:table-cell office:value-type="string">
            <text:p>Multiplier0:</text:p>
          </table:table-cell>
          <table:table-cell table:formula="of:=IF([.AC14]=0; 0; [.AC15]/[.AC14])" office:value-type="float" office:value="0">
            <text:p>0</text:p>
          </table:table-cell>
          <table:table-cell office:value-type="string">
            <text:p>Vol3:</text:p>
          </table:table-cell>
          <table:table-cell table:style-name="ce281" table:formula="of:=[.AE12]+[.AE16]" office:value-type="float" office:value="5.1">
            <text:p>5.1</text:p>
          </table:table-cell>
          <table:table-cell table:formula="of:=[.M17]" office:value-type="float" office:value="0">
            <text:p>0</text:p>
          </table:table-cell>
          <table:table-cell table:formula="of:=[.$AE$27]*[.AF17]" office:value-type="float" office:value="0">
            <text:p>0</text:p>
          </table:table-cell>
          <table:table-cell table:number-columns-repeated="991"/>
        </table:table-row>
        <table:table-row table:style-name="ro8">
          <table:table-cell/>
          <table:table-cell table:style-name="ce128" office:value-type="float" office:value="0">
            <text:p>0</text:p>
          </table:table-cell>
          <table:table-cell table:style-name="ce155" table:formula="of:=[.B18]/SUM([.B13:.B26])" office:value-type="percentage" office:value="0">
            <text:p>0%</text:p>
          </table:table-cell>
          <table:table-cell table:style-name="ce174" table:content-validation-name="val19" office:value-type="string" table:number-columns-spanned="4" table:number-rows-spanned="1">
            <text:p>---Select Grain/Fermentable---</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18]&lt;&gt;&quot;&quot;;VLOOKUP([.D18];[$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128" table:content-validation-name="val20"/>
          <table:table-cell table:number-columns-repeated="2" table:style-name="ce128"/>
          <table:table-cell table:style-name="ce212" table:formula="of:=VLOOKUP([.J18];[$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9]; [$HopCalc.U9])" office:value-type="float" office:value="0">
            <text:p>0.0</text:p>
          </table:table-cell>
          <table:table-cell/>
          <table:table-cell table:style-name="ce317"/>
          <table:table-cell table:style-name="ce317" table:formula="of:=[.B18]" office:value-type="float" office:value="0">
            <text:p>0</text:p>
          </table:table-cell>
          <table:table-cell table:style-name="ce317"/>
          <table:table-cell table:style-name="ce317" table:formula="of:=[.U18]*[.$V$29]" office:value-type="float" office:value="0">
            <text:p>0</text:p>
          </table:table-cell>
          <table:table-cell table:style-name="ce128" table:number-columns-spanned="2" table:number-rows-spanned="1"/>
          <table:covered-table-cell table:style-name="ce128"/>
          <table:table-cell table:number-columns-repeated="2" table:style-name="ce128"/>
          <table:table-cell office:value-type="string">
            <text:p>WeightedAvgHopAbsorp:</text:p>
          </table:table-cell>
          <table:table-cell table:formula="of:=IF(([$HopCalc.G19]+[$HopCalc.H19])=0; 0; [$'Total H2O Sub'.$J$11]/([$HopCalc.G19]+[$HopCalc.H19]))" office:value-type="float" office:value="0.0495708295112043">
            <text:p>0.0495708295</text:p>
          </table:table-cell>
          <table:table-cell office:value-type="string">
            <text:p>Weight3/Vol2</text:p>
          </table:table-cell>
          <table:table-cell table:style-name="ce281" table:formula="of:=[.AE15]/[.AE12]" office:value-type="float" office:value="0">
            <text:p>0</text:p>
          </table:table-cell>
          <table:table-cell table:formula="of:=[.M18]" office:value-type="float" office:value="0">
            <text:p>0</text:p>
          </table:table-cell>
          <table:table-cell table:formula="of:=[.$AE$27]*[.AF18]" office:value-type="float" office:value="0">
            <text:p>0</text:p>
          </table:table-cell>
          <table:table-cell table:number-columns-repeated="991"/>
        </table:table-row>
        <table:table-row table:style-name="ro8">
          <table:table-cell/>
          <table:table-cell table:style-name="ce128" office:value-type="float" office:value="0">
            <text:p>0</text:p>
          </table:table-cell>
          <table:table-cell table:style-name="ce155" table:formula="of:=[.B19]/SUM([.B13:.B26])" office:value-type="percentage" office:value="0">
            <text:p>0%</text:p>
          </table:table-cell>
          <table:table-cell table:style-name="ce174" table:content-validation-name="val19" office:value-type="string" table:number-columns-spanned="4" table:number-rows-spanned="1">
            <text:p>---Select Grain/Fermentable---</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19]&lt;&gt;&quot;&quot;;VLOOKUP([.D19];[$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128" table:content-validation-name="val20"/>
          <table:table-cell table:number-columns-repeated="2" table:style-name="ce128"/>
          <table:table-cell table:style-name="ce212" table:formula="of:=VLOOKUP([.J19];[$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10]; [$HopCalc.U10])" office:value-type="float" office:value="0">
            <text:p>0.0</text:p>
          </table:table-cell>
          <table:table-cell/>
          <table:table-cell table:style-name="ce317"/>
          <table:table-cell table:style-name="ce317" table:formula="of:=[.B19]" office:value-type="float" office:value="0">
            <text:p>0</text:p>
          </table:table-cell>
          <table:table-cell table:style-name="ce317"/>
          <table:table-cell table:style-name="ce317" table:formula="of:=[.U19]*[.$V$29]" office:value-type="float" office:value="0">
            <text:p>0</text:p>
          </table:table-cell>
          <table:table-cell table:style-name="ce128" table:number-columns-spanned="2" table:number-rows-spanned="1"/>
          <table:covered-table-cell table:style-name="ce128"/>
          <table:table-cell table:style-name="ce128" table:number-columns-repeated="2"/>
          <table:table-cell office:value-type="string">
            <text:p>Scale1Weight:</text:p>
          </table:table-cell>
          <table:table-cell table:formula="of:=[.AC17]*[.AC12]" office:value-type="float" office:value="0">
            <text:p>0</text:p>
          </table:table-cell>
          <table:table-cell office:value-type="string">
            <text:p>WeightToAddForWeight4:</text:p>
          </table:table-cell>
          <table:table-cell table:style-name="ce281" table:formula="of:=[.AE18]*[.AE16]" office:value-type="float" office:value="-0">
            <text:p>-0</text:p>
          </table:table-cell>
          <table:table-cell table:formula="of:=[.M19]" office:value-type="float" office:value="0">
            <text:p>0</text:p>
          </table:table-cell>
          <table:table-cell table:formula="of:=[.$AE$27]*[.AF19]" office:value-type="float" office:value="0">
            <text:p>0</text:p>
          </table:table-cell>
          <table:table-cell table:number-columns-repeated="991"/>
        </table:table-row>
        <table:table-row table:style-name="ro8">
          <table:table-cell/>
          <table:table-cell table:style-name="ce128" office:value-type="float" office:value="0">
            <text:p>0</text:p>
          </table:table-cell>
          <table:table-cell table:style-name="ce155" table:formula="of:=[.B20]/SUM([.B13:.B26])" office:value-type="percentage" office:value="0">
            <text:p>0%</text:p>
          </table:table-cell>
          <table:table-cell table:style-name="ce174" table:content-validation-name="val19" office:value-type="string" table:number-columns-spanned="4" table:number-rows-spanned="1">
            <text:p>---Select Grain/Fermentable---</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20]&lt;&gt;&quot;&quot;;VLOOKUP([.D20];[$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253" table:content-validation-name="val20"/>
          <table:table-cell table:number-columns-repeated="2" table:style-name="ce128"/>
          <table:table-cell table:style-name="ce212" table:formula="of:=VLOOKUP([.J20];[$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11]; [$HopCalc.U11])" office:value-type="float" office:value="0">
            <text:p>0.0</text:p>
          </table:table-cell>
          <table:table-cell/>
          <table:table-cell table:style-name="ce317"/>
          <table:table-cell table:style-name="ce317" table:formula="of:=[.B20]" office:value-type="float" office:value="0">
            <text:p>0</text:p>
          </table:table-cell>
          <table:table-cell table:style-name="ce317"/>
          <table:table-cell table:style-name="ce317" table:formula="of:=[.U20]*[.$V$29]" office:value-type="float" office:value="0">
            <text:p>0</text:p>
          </table:table-cell>
          <table:table-cell table:style-name="ce128" table:number-columns-spanned="2" table:number-rows-spanned="1"/>
          <table:covered-table-cell table:style-name="ce128"/>
          <table:table-cell table:style-name="ce128" table:number-columns-repeated="2"/>
          <table:table-cell office:value-type="string">
            <text:p>DeltaWeight1:</text:p>
          </table:table-cell>
          <table:table-cell table:style-name="ce285" table:formula="of:=[.AC19]-[.AC12]" office:value-type="float" office:value="-1.5262">
            <text:p>-1.5262</text:p>
          </table:table-cell>
          <table:table-cell office:value-type="string">
            <text:p>Weight4:</text:p>
          </table:table-cell>
          <table:table-cell table:style-name="ce281" table:formula="of:=[.AE15]+[.AE19]" office:value-type="float" office:value="0">
            <text:p>0</text:p>
          </table:table-cell>
          <table:table-cell table:formula="of:=[.M20]" office:value-type="float" office:value="0">
            <text:p>0</text:p>
          </table:table-cell>
          <table:table-cell table:formula="of:=[.$AE$27]*[.AF20]" office:value-type="float" office:value="0">
            <text:p>0</text:p>
          </table:table-cell>
          <table:table-cell table:number-columns-repeated="991"/>
        </table:table-row>
        <table:table-row table:style-name="ro8">
          <table:table-cell/>
          <table:table-cell table:style-name="ce128" office:value-type="float" office:value="0">
            <text:p>0</text:p>
          </table:table-cell>
          <table:table-cell table:style-name="ce155" table:formula="of:=[.B21]/SUM([.B13:.B26])" office:value-type="percentage" office:value="0">
            <text:p>0%</text:p>
          </table:table-cell>
          <table:table-cell table:style-name="ce174" table:content-validation-name="val19" office:value-type="string" table:number-columns-spanned="4" table:number-rows-spanned="1">
            <text:p>---Select Grain/Fermentable---</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21]&lt;&gt;&quot;&quot;;VLOOKUP([.D21];[$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128" table:content-validation-name="val20"/>
          <table:table-cell table:number-columns-repeated="2" table:style-name="ce128"/>
          <table:table-cell table:style-name="ce212" table:formula="of:=VLOOKUP([.J21];[$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12]; [$HopCalc.U12])" office:value-type="float" office:value="0">
            <text:p>0.0</text:p>
          </table:table-cell>
          <table:table-cell/>
          <table:table-cell table:style-name="ce317"/>
          <table:table-cell table:style-name="ce317" table:formula="of:=[.B21]" office:value-type="float" office:value="0">
            <text:p>0</text:p>
          </table:table-cell>
          <table:table-cell table:style-name="ce317"/>
          <table:table-cell table:style-name="ce317" table:formula="of:=[.U21]*[.$V$29]" office:value-type="float" office:value="0">
            <text:p>0</text:p>
          </table:table-cell>
          <table:table-cell table:style-name="ce128" table:number-columns-spanned="2" table:number-rows-spanned="1"/>
          <table:covered-table-cell table:style-name="ce128"/>
          <table:table-cell table:style-name="ce128" table:number-columns-repeated="2"/>
          <table:table-cell office:value-type="string">
            <text:p>AddedForVol1:</text:p>
          </table:table-cell>
          <table:table-cell table:formula="of:=[.AC20]*[.AC18]" office:value-type="float" office:value="-0.075655">
            <text:p>-0.075655</text:p>
          </table:table-cell>
          <table:table-cell office:value-type="string">
            <text:p>AddedforVol4:</text:p>
          </table:table-cell>
          <table:table-cell table:style-name="ce281" table:formula="of:=[.AE19]*[.AC18]" office:value-type="float" office:value="-0">
            <text:p>-0</text:p>
          </table:table-cell>
          <table:table-cell table:formula="of:=[.M21]" office:value-type="float" office:value="0">
            <text:p>0</text:p>
          </table:table-cell>
          <table:table-cell table:formula="of:=[.$AE$27]*[.AF21]" office:value-type="float" office:value="0">
            <text:p>0</text:p>
          </table:table-cell>
          <table:table-cell table:number-columns-repeated="991"/>
        </table:table-row>
        <table:table-row table:style-name="ro8">
          <table:table-cell/>
          <table:table-cell table:style-name="ce128" office:value-type="float" office:value="0">
            <text:p>0</text:p>
          </table:table-cell>
          <table:table-cell table:style-name="ce155" table:formula="of:=[.B22]/SUM([.B13:.B26])" office:value-type="percentage" office:value="0">
            <text:p>0%</text:p>
          </table:table-cell>
          <table:table-cell table:style-name="ce174" table:content-validation-name="val19" office:value-type="string" table:number-columns-spanned="4" table:number-rows-spanned="1">
            <text:p>---Select Grain/Fermentable---</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22]&lt;&gt;&quot;&quot;;VLOOKUP([.D22];[$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128" table:content-validation-name="val20"/>
          <table:table-cell table:number-columns-repeated="2" table:style-name="ce128"/>
          <table:table-cell table:style-name="ce212" table:formula="of:=VLOOKUP([.J22];[$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13]; [$HopCalc.U13])" office:value-type="float" office:value="0">
            <text:p>0.0</text:p>
          </table:table-cell>
          <table:table-cell/>
          <table:table-cell table:style-name="ce317"/>
          <table:table-cell table:style-name="ce317" table:formula="of:=[.B22]" office:value-type="float" office:value="0">
            <text:p>0</text:p>
          </table:table-cell>
          <table:table-cell table:style-name="ce317"/>
          <table:table-cell table:style-name="ce317" table:formula="of:=[.U22]*[.$V$29]" office:value-type="float" office:value="0">
            <text:p>0</text:p>
          </table:table-cell>
          <table:table-cell table:style-name="ce128" table:number-columns-spanned="2" table:number-rows-spanned="1"/>
          <table:covered-table-cell table:style-name="ce128"/>
          <table:table-cell table:style-name="ce128" table:number-columns-repeated="2"/>
          <table:table-cell office:value-type="string">
            <text:p>Vol1:</text:p>
          </table:table-cell>
          <table:table-cell table:formula="of:=[.AC13]+[.AC21]" office:value-type="float" office:value="5.1">
            <text:p>5.1</text:p>
          </table:table-cell>
          <table:table-cell office:value-type="string">
            <text:p>Vol4:</text:p>
          </table:table-cell>
          <table:table-cell table:style-name="ce281" table:formula="of:=[.AE17]+[.AE19]" office:value-type="float" office:value="5.1">
            <text:p>5.1</text:p>
          </table:table-cell>
          <table:table-cell table:formula="of:=[.M22]" office:value-type="float" office:value="0">
            <text:p>0</text:p>
          </table:table-cell>
          <table:table-cell table:formula="of:=[.$AE$27]*[.AF22]" office:value-type="float" office:value="0">
            <text:p>0</text:p>
          </table:table-cell>
          <table:table-cell table:number-columns-repeated="991"/>
        </table:table-row>
        <table:table-row table:style-name="ro8">
          <table:table-cell/>
          <table:table-cell table:style-name="ce128" office:value-type="float" office:value="0">
            <text:p>0</text:p>
          </table:table-cell>
          <table:table-cell table:style-name="ce155" table:formula="of:=[.B23]/SUM([.B13:.B26])" office:value-type="percentage" office:value="0">
            <text:p>0%</text:p>
          </table:table-cell>
          <table:table-cell table:style-name="ce174" table:content-validation-name="val19" office:value-type="string" table:number-columns-spanned="4" table:number-rows-spanned="1">
            <text:p>---Select Grain/Fermentable---</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23]&lt;&gt;&quot;&quot;;VLOOKUP([.D23];[$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253" table:content-validation-name="val20"/>
          <table:table-cell table:number-columns-repeated="2" table:style-name="ce128"/>
          <table:table-cell table:style-name="ce212" table:formula="of:=VLOOKUP([.J23];[$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14]; [$HopCalc.U14])" office:value-type="float" office:value="0">
            <text:p>0.0</text:p>
          </table:table-cell>
          <table:table-cell/>
          <table:table-cell table:style-name="ce317"/>
          <table:table-cell table:style-name="ce317" table:formula="of:=[.B23]" office:value-type="float" office:value="0">
            <text:p>0</text:p>
          </table:table-cell>
          <table:table-cell table:style-name="ce317"/>
          <table:table-cell table:style-name="ce317" table:formula="of:=[.U23]*[.$V$29]" office:value-type="float" office:value="0">
            <text:p>0</text:p>
          </table:table-cell>
          <table:table-cell table:style-name="ce128" table:number-columns-spanned="2" table:number-rows-spanned="1"/>
          <table:covered-table-cell table:style-name="ce128"/>
          <table:table-cell table:style-name="ce128" table:number-columns-repeated="2"/>
          <table:table-cell table:number-columns-repeated="2"/>
          <table:table-cell office:value-type="string">
            <text:p>Weight4/Vol3</text:p>
          </table:table-cell>
          <table:table-cell table:style-name="ce281" table:formula="of:=[.AE20]/[.AE17]" office:value-type="float" office:value="0">
            <text:p>0</text:p>
          </table:table-cell>
          <table:table-cell table:formula="of:=[.M23]" office:value-type="float" office:value="0">
            <text:p>0</text:p>
          </table:table-cell>
          <table:table-cell table:formula="of:=[.$AE$27]*[.AF23]" office:value-type="float" office:value="0">
            <text:p>0</text:p>
          </table:table-cell>
          <table:table-cell table:number-columns-repeated="991"/>
        </table:table-row>
        <table:table-row table:style-name="ro8">
          <table:table-cell/>
          <table:table-cell table:style-name="ce128" office:value-type="float" office:value="0">
            <text:p>0</text:p>
          </table:table-cell>
          <table:table-cell table:style-name="ce155" table:formula="of:=[.B24]/SUM([.B13:.B26])" office:value-type="percentage" office:value="0">
            <text:p>0%</text:p>
          </table:table-cell>
          <table:table-cell table:style-name="ce174" table:content-validation-name="val19" office:value-type="string" table:number-columns-spanned="4" table:number-rows-spanned="1">
            <text:p>---Select Grain/Fermentable---</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24]&lt;&gt;&quot;&quot;;VLOOKUP([.D24];[$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128" table:content-validation-name="val20"/>
          <table:table-cell table:number-columns-repeated="2" table:style-name="ce128"/>
          <table:table-cell table:style-name="ce212" table:formula="of:=VLOOKUP([.J24];[$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15]; [$HopCalc.U15])" office:value-type="float" office:value="0">
            <text:p>0.0</text:p>
          </table:table-cell>
          <table:table-cell/>
          <table:table-cell table:style-name="ce317"/>
          <table:table-cell table:style-name="ce317" table:formula="of:=[.B24]" office:value-type="float" office:value="0">
            <text:p>0</text:p>
          </table:table-cell>
          <table:table-cell table:style-name="ce317"/>
          <table:table-cell table:style-name="ce317" table:formula="of:=[.U24]*[.$V$29]" office:value-type="float" office:value="0">
            <text:p>0</text:p>
          </table:table-cell>
          <table:table-cell table:style-name="ce128" table:number-columns-spanned="2" table:number-rows-spanned="1"/>
          <table:covered-table-cell table:style-name="ce128"/>
          <table:table-cell table:style-name="ce128" table:number-columns-repeated="2"/>
          <table:table-cell office:value-type="string">
            <text:p>Weight1/Vol0:</text:p>
          </table:table-cell>
          <table:table-cell table:formula="of:=[.AC19]/[.AC13]" office:value-type="float" office:value="0">
            <text:p>0</text:p>
          </table:table-cell>
          <table:table-cell office:value-type="string">
            <text:p>WeightToAddForWeight5:</text:p>
          </table:table-cell>
          <table:table-cell table:style-name="ce281" table:formula="of:=[.AE23]*[.AE21]" office:value-type="float" office:value="-0">
            <text:p>-0</text:p>
          </table:table-cell>
          <table:table-cell table:formula="of:=[.M24]" office:value-type="float" office:value="0">
            <text:p>0</text:p>
          </table:table-cell>
          <table:table-cell table:formula="of:=[.$AE$27]*[.AF24]" office:value-type="float" office:value="0">
            <text:p>0</text:p>
          </table:table-cell>
          <table:table-cell table:number-columns-repeated="991"/>
        </table:table-row>
        <table:table-row table:style-name="ro8">
          <table:table-cell/>
          <table:table-cell table:style-name="ce128" office:value-type="float" office:value="0">
            <text:p>0</text:p>
          </table:table-cell>
          <table:table-cell table:style-name="ce155" table:formula="of:=[.B25]/SUM([.B13:.B26])" office:value-type="percentage" office:value="0">
            <text:p>0%</text:p>
          </table:table-cell>
          <table:table-cell table:style-name="ce174" table:content-validation-name="val19" office:value-type="string" table:number-columns-spanned="4" table:number-rows-spanned="1">
            <text:p>---Select Grain/Fermentable---</text:p>
          </table:table-cell>
          <table:covered-table-cell table:number-columns-repeated="2" table:style-name="ce182" table:content-validation-name="val19"/>
          <table:covered-table-cell table:style-name="ce195" table:content-validation-name="val19"/>
          <table:table-cell table:style-name="ce212" table:formula="of:=IF([$Brewhouse.V17]=&quot;Metric&quot;; &quot;&quot;; IF([.D25]&lt;&gt;&quot;&quot;;VLOOKUP([.D25];[$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128" table:content-validation-name="val20"/>
          <table:table-cell table:number-columns-repeated="2" table:style-name="ce128"/>
          <table:table-cell table:style-name="ce212" table:formula="of:=VLOOKUP([.J25];[$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16]; [$HopCalc.U16])" office:value-type="float" office:value="0">
            <text:p>0.0</text:p>
          </table:table-cell>
          <table:table-cell/>
          <table:table-cell table:style-name="ce317"/>
          <table:table-cell table:style-name="ce317" table:formula="of:=[.B25]" office:value-type="float" office:value="0">
            <text:p>0</text:p>
          </table:table-cell>
          <table:table-cell table:style-name="ce317"/>
          <table:table-cell table:style-name="ce317" table:formula="of:=[.U25]*[.$V$29]" office:value-type="float" office:value="0">
            <text:p>0</text:p>
          </table:table-cell>
          <table:table-cell table:style-name="ce128" table:number-columns-spanned="2" table:number-rows-spanned="1"/>
          <table:covered-table-cell table:style-name="ce128"/>
          <table:table-cell table:style-name="ce128" table:number-columns-repeated="2"/>
          <table:table-cell office:value-type="string">
            <text:p>WeightToAddForWeight2:</text:p>
          </table:table-cell>
          <table:table-cell table:style-name="ce285" table:formula="of:=[.AC21]*[.AC24]" office:value-type="float" office:value="-0">
            <text:p>-0</text:p>
          </table:table-cell>
          <table:table-cell office:value-type="string">
            <text:p>Weight5:</text:p>
          </table:table-cell>
          <table:table-cell table:style-name="ce281" table:formula="of:=[.AE20]+[.AE24]" office:value-type="float" office:value="0">
            <text:p>0</text:p>
          </table:table-cell>
          <table:table-cell table:formula="of:=[.M25]" office:value-type="float" office:value="0">
            <text:p>0</text:p>
          </table:table-cell>
          <table:table-cell table:formula="of:=[.$AE$27]*[.AF25]" office:value-type="float" office:value="0">
            <text:p>0</text:p>
          </table:table-cell>
          <table:table-cell table:number-columns-repeated="991"/>
        </table:table-row>
        <table:table-row table:style-name="ro8">
          <table:table-cell/>
          <table:table-cell table:style-name="ce129" office:value-type="float" office:value="0">
            <text:p>0</text:p>
          </table:table-cell>
          <table:table-cell table:style-name="ce156" table:formula="of:=[.B26]/SUM([.B13:.B26])" office:value-type="percentage" office:value="0">
            <text:p>0%</text:p>
          </table:table-cell>
          <table:table-cell table:style-name="ce175" table:content-validation-name="val19" office:value-type="string" table:number-columns-spanned="4" table:number-rows-spanned="1">
            <text:p>---Select Grain/Fermentable---</text:p>
          </table:table-cell>
          <table:covered-table-cell table:number-columns-repeated="2" table:style-name="ce183" table:content-validation-name="val19"/>
          <table:covered-table-cell table:style-name="ce196" table:content-validation-name="val19"/>
          <table:table-cell table:style-name="ce212" table:formula="of:=IF([$Brewhouse.V17]=&quot;Metric&quot;; &quot;&quot;; IF([.D26]&lt;&gt;&quot;&quot;;VLOOKUP([.D26];[$GRAINLOOKUP.$A$2:.$B$200];2;0);0))" office:value-type="float" office:value="0">
            <text:p>0</text:p>
          </table:table-cell>
          <table:table-cell/>
          <table:table-cell table:style-name="ce237" table:content-validation-name="val22" office:value-type="string" table:number-columns-spanned="2" table:number-rows-spanned="1">
            <text:p>---Select Hop---</text:p>
          </table:table-cell>
          <table:covered-table-cell table:style-name="ce247" table:content-validation-name="val22"/>
          <table:table-cell table:style-name="ce253" table:content-validation-name="val20"/>
          <table:table-cell table:number-columns-repeated="2" table:style-name="ce128"/>
          <table:table-cell table:style-name="ce212" table:formula="of:=VLOOKUP([.J26];[$HOPLOOKUP.$A$2:.$B$150];2;0)" office:value-type="float" office:value="0">
            <text:p>0</text:p>
          </table:table-cell>
          <table:table-cell table:style-name="ce298" table:content-validation-name="val26" table:number-columns-spanned="2" table:number-rows-spanned="1"/>
          <table:covered-table-cell table:style-name="ce303" table:content-validation-name="val26"/>
          <table:table-cell table:style-name="ce255" table:formula="of:=IF([$Brewhouse.$O$32]=&quot;Rager&quot;; [$HopCalc.AB17]; [$HopCalc.U17])" office:value-type="float" office:value="0">
            <text:p>0.0</text:p>
          </table:table-cell>
          <table:table-cell/>
          <table:table-cell table:style-name="ce317"/>
          <table:table-cell table:style-name="ce317" table:formula="of:=[.B26]" office:value-type="float" office:value="0">
            <text:p>0</text:p>
          </table:table-cell>
          <table:table-cell table:style-name="ce317"/>
          <table:table-cell table:style-name="ce317" table:formula="of:=[.U26]*[.$V$29]" office:value-type="float" office:value="0">
            <text:p>0</text:p>
          </table:table-cell>
          <table:table-cell table:style-name="ce128" table:number-columns-spanned="2" table:number-rows-spanned="1"/>
          <table:covered-table-cell table:style-name="ce128"/>
          <table:table-cell table:style-name="ce128" table:number-columns-repeated="2"/>
          <table:table-cell office:value-type="string">
            <text:p>Weight2:</text:p>
          </table:table-cell>
          <table:table-cell table:formula="of:=[.AC19]+[.AC25]" office:value-type="float" office:value="0">
            <text:p>0</text:p>
          </table:table-cell>
          <table:table-cell/>
          <table:table-cell table:style-name="ce281"/>
          <table:table-cell table:formula="of:=[.M26]" office:value-type="float" office:value="0">
            <text:p>0</text:p>
          </table:table-cell>
          <table:table-cell table:formula="of:=[.$AE$27]*[.AF26]" office:value-type="float" office:value="0">
            <text:p>0</text:p>
          </table:table-cell>
          <table:table-cell table:number-columns-repeated="991"/>
        </table:table-row>
        <table:table-row table:style-name="ro1">
          <table:table-cell/>
          <table:table-cell table:style-name="ce130" table:content-validation-name="val15"/>
          <table:table-cell table:style-name="ce157" office:value-type="string" table:number-columns-spanned="5" table:number-rows-spanned="1">
            <text:p>&lt;---- Rice Hulls (Only)</text:p>
          </table:table-cell>
          <table:covered-table-cell table:number-columns-repeated="3" table:style-name="ce176"/>
          <table:covered-table-cell table:style-name="ce197"/>
          <table:table-cell table:style-name="ce213"/>
          <table:table-cell/>
          <table:table-cell table:style-name="ce238" table:content-validation-name="val22" office:value-type="string" table:number-columns-spanned="2" table:number-rows-spanned="1">
            <text:p>---Select Hop---</text:p>
          </table:table-cell>
          <table:covered-table-cell table:style-name="ce248" table:content-validation-name="val22"/>
          <table:table-cell table:style-name="ce129" table:content-validation-name="val20"/>
          <table:table-cell table:number-columns-repeated="2" table:style-name="ce129"/>
          <table:table-cell table:style-name="ce59" table:formula="of:=VLOOKUP([.J27];[$HOPLOOKUP.$A$2:.$B$150];2;0)" office:value-type="float" office:value="0">
            <text:p>0</text:p>
          </table:table-cell>
          <table:table-cell table:style-name="ce299" table:content-validation-name="val26" table:number-columns-spanned="2" table:number-rows-spanned="1"/>
          <table:covered-table-cell table:style-name="ce304" table:content-validation-name="val26"/>
          <table:table-cell table:style-name="ce256" table:formula="of:=IF([$Brewhouse.$O$32]=&quot;Rager&quot;; [$HopCalc.AB18]; [$HopCalc.U18])" office:value-type="float" office:value="0">
            <text:p>0.0</text:p>
          </table:table-cell>
          <table:table-cell/>
          <table:table-cell table:style-name="ce317"/>
          <table:table-cell table:style-name="ce317" table:formula="of:=[.B27]" office:value-type="float" office:value="0">
            <text:p>0</text:p>
          </table:table-cell>
          <table:table-cell table:style-name="ce317"/>
          <table:table-cell table:style-name="ce317" table:formula="of:=[.U27]*[.$V$29]" office:value-type="float" office:value="0">
            <text:p>0</text:p>
          </table:table-cell>
          <table:table-cell table:style-name="ce129" table:number-columns-spanned="2" table:number-rows-spanned="1"/>
          <table:covered-table-cell table:style-name="ce129"/>
          <table:table-cell table:style-name="ce129" table:number-columns-repeated="2"/>
          <table:table-cell office:value-type="string">
            <text:p>AddedforVol2:</text:p>
          </table:table-cell>
          <table:table-cell table:formula="of:=[.AC25]*[.AC18]" office:value-type="float" office:value="-0">
            <text:p>-0</text:p>
          </table:table-cell>
          <table:table-cell office:value-type="string">
            <text:p>Final Mult:</text:p>
          </table:table-cell>
          <table:table-cell table:style-name="ce281" table:formula="of:=IF([.AE25]=0; 0;  [.AE25]/[.AC12])" office:value-type="float" office:value="0">
            <text:p>0</text:p>
          </table:table-cell>
          <table:table-cell table:formula="of:=[.M27]" office:value-type="float" office:value="0">
            <text:p>0</text:p>
          </table:table-cell>
          <table:table-cell table:formula="of:=[.$AE$27]*[.AF27]" office:value-type="float" office:value="0">
            <text:p>0</text:p>
          </table:table-cell>
          <table:table-cell table:number-columns-repeated="991"/>
        </table:table-row>
        <table:table-row table:style-name="ro1">
          <table:table-cell/>
          <table:table-cell table:style-name="ce131" table:content-validation-name="val16"/>
          <table:table-cell table:style-name="ce158" table:content-validation-name="val16"/>
          <table:table-cell table:style-name="ce177" table:formula="of:=IF([$Brewhouse.AA17]=&quot;Plato&quot;; &quot;Target Plato:&quot;; &quot;Target OG:&quot;)" office:value-type="string" office:string-value="Target OG:">
            <text:p>Target OG:</text:p>
          </table:table-cell>
          <table:table-cell table:style-name="ce184" office:value-type="float" office:value="1.05">
            <text:p>1.050</text:p>
          </table:table-cell>
          <table:table-cell table:style-name="ce158">
            <draw:control table:end-cell-address="Recipe.G28" table:end-x="0.0299in" table:end-y="0.1685in" draw:z-index="0" draw:style-name="gr55" draw:text-style-name="P7" svg:width="0.6594in" svg:height="0.1677in" svg:x="0.0402in" svg:y="0.0008in" draw:control="control1"/>
          </table:table-cell>
          <table:table-cell table:style-name="ce176"/>
          <table:table-cell table:style-name="ce214"/>
          <table:table-cell table:style-name="ce226"/>
          <table:table-cell table:style-name="ce137" office:value-type="string" table:number-columns-spanned="3" table:number-rows-spanned="1">
            <text:p>Target Standard Model IBUs:</text:p>
          </table:table-cell>
          <table:covered-table-cell table:style-name="ce163"/>
          <table:covered-table-cell table:style-name="ce199"/>
          <table:table-cell table:style-name="ce71"/>
          <table:table-cell table:style-name="ce276">
            <draw:control table:end-cell-address="Recipe.O28" table:end-x="0.0299in" table:end-y="0.1685in" draw:z-index="1" draw:style-name="gr55" draw:text-style-name="P7" svg:width="0.6594in" svg:height="0.1677in" svg:x="0.0402in" svg:y="0.0008in" draw:control="control2"/>
          </table:table-cell>
          <table:table-cell table:style-name="ce292">
            <draw:control table:end-cell-address="Recipe.P28" table:end-x="0.0299in" table:end-y="0.1685in" draw:z-index="2" draw:style-name="gr55" draw:text-style-name="P8" svg:width="0.6594in" svg:height="0.1677in" svg:x="0.0402in" svg:y="0.0008in" draw:control="control3"/>
          </table:table-cell>
          <table:table-cell table:style-name="ce300" office:value-type="string" table:number-columns-spanned="2" table:number-rows-spanned="1">
            <text:p>Total:</text:p>
          </table:table-cell>
          <table:covered-table-cell table:style-name="ce305"/>
          <table:table-cell table:style-name="ce311" table:formula="of:=SUM([.R13:.R27])" office:value-type="float" office:value="20.1253925614267">
            <text:p>20.1254</text:p>
          </table:table-cell>
          <table:table-cell/>
          <table:table-cell table:style-name="ce317" office:value-type="string">
            <text:p>total</text:p>
          </table:table-cell>
          <table:table-cell table:style-name="ce317" table:formula="of:=SUM([.U13:.U27])" office:value-type="float" office:value="9.5">
            <text:p>9.5</text:p>
          </table:table-cell>
          <table:table-cell table:style-name="ce317" table:formula="of:=IF([$Brewhouse.AA17]=&quot;Plato&quot;; 1+ ([.E28] / (258.6 - ( ([.E28]/258.2) *227.1) ) ); [.E28])" office:value-type="float" office:value="1.05">
            <text:p>1.05</text:p>
          </table:table-cell>
          <table:table-cell table:style-name="ce317" office:value-type="string">
            <text:p>target OG</text:p>
          </table:table-cell>
          <table:table-cell table:number-columns-repeated="7"/>
          <table:table-cell table:style-name="ce146" office:value-type="string">
            <text:p>Total:</text:p>
          </table:table-cell>
          <table:table-cell/>
          <table:table-cell table:formula="of:=SUM([.AG13:.AG27])" office:value-type="float" office:value="0">
            <text:p>0</text:p>
          </table:table-cell>
          <table:table-cell table:number-columns-repeated="991"/>
        </table:table-row>
        <table:table-row table:style-name="ro1">
          <table:table-cell/>
          <table:table-cell table:style-name="ce132" table:number-columns-repeated="3"/>
          <table:table-cell table:style-name="ce185"/>
          <table:table-cell table:style-name="ce132" table:number-columns-repeated="2"/>
          <table:table-cell table:style-name="ce215"/>
          <table:table-cell table:style-name="ce226"/>
          <table:table-cell table:number-columns-repeated="3"/>
          <table:table-cell table:style-name="ce262" table:number-columns-repeated="2"/>
          <table:table-cell table:style-name="ce276"/>
          <table:table-cell table:style-name="ce301" table:number-columns-repeated="3"/>
          <table:table-cell/>
          <table:table-cell table:style-name="ce317" office:value-type="string">
            <text:p>current OG</text:p>
          </table:table-cell>
          <table:table-cell table:style-name="ce319" table:formula="of:=[$GravCalcs.J23]+1" office:value-type="float" office:value="1.05032792950844">
            <text:p>1.0503</text:p>
          </table:table-cell>
          <table:table-cell table:style-name="ce317" table:formula="of:=IF((([.U29]-1)=0); 0;  ([.V28]-1)/([.U29]-1))" office:value-type="float" office:value="0.993484144656019">
            <text:p>0.9934841447</text:p>
          </table:table-cell>
          <table:table-cell office:value-type="string">
            <text:p>multiplier</text:p>
          </table:table-cell>
          <table:table-cell table:number-columns-repeated="4"/>
          <table:table-cell table:style-name="ce285"/>
          <table:table-cell table:number-columns-repeated="996"/>
        </table:table-row>
        <table:table-row table:style-name="ro1">
          <table:table-cell/>
          <table:table-cell table:style-name="ce133" office:value-type="string" table:number-columns-spanned="11" table:number-rows-spanned="1">
            <text:p>Flameout/Whirlpool/Hopstand Hops</text:p>
          </table:table-cell>
          <table:covered-table-cell table:number-columns-repeated="9" table:style-name="ce159"/>
          <table:covered-table-cell table:style-name="ce178"/>
          <table:table-cell table:style-name="ce263" table:formula="of:=[$STYLES.P12]" office:value-type="string" office:string-value="GOOD">
            <text:p>GOOD</text:p>
          </table:table-cell>
          <table:table-cell table:style-name="ce133" office:value-type="string" table:number-columns-spanned="14" table:number-rows-spanned="1">
            <text:p>Dry Hops</text:p>
          </table:table-cell>
          <table:covered-table-cell table:number-columns-repeated="12" table:style-name="ce159"/>
          <table:covered-table-cell table:style-name="ce178"/>
          <table:table-cell office:value-type="string">
            <text:p>---------------------------------------Post Boil hop Scale Macro Setup-------------</text:p>
          </table:table-cell>
          <table:table-cell table:number-columns-repeated="3"/>
          <table:table-cell table:style-name="ce337" office:value-type="string" table:number-columns-spanned="1" table:number-rows-spanned="2">
            <text:p>Orig Weight</text:p>
          </table:table-cell>
          <table:table-cell table:number-columns-repeated="992"/>
        </table:table-row>
        <table:table-row table:style-name="ro1">
          <table:table-cell/>
          <table:table-cell table:style-name="ce133" office:value-type="string" table:number-columns-spanned="3" table:number-rows-spanned="1">
            <text:p>Hop</text:p>
          </table:table-cell>
          <table:covered-table-cell table:style-name="ce159"/>
          <table:covered-table-cell table:style-name="ce178"/>
          <table:table-cell table:style-name="ce133" office:value-type="string">
            <text:p>Type</text:p>
          </table:table-cell>
          <table:table-cell table:style-name="ce133" table:formula="of:=IF([$Brewhouse.V17]=&quot;Metric&quot;; &quot;Grams&quot;; &quot;Ounces&quot;)" office:value-type="string" office:string-value="Ounces">
            <text:p>Ounces</text:p>
          </table:table-cell>
          <table:table-cell table:style-name="ce198" office:value-type="string">
            <text:p>Avg Temp</text:p>
          </table:table-cell>
          <table:table-cell table:style-name="ce216" office:value-type="string">
            <text:p>Minutes</text:p>
          </table:table-cell>
          <table:table-cell table:style-name="ce227" office:value-type="string">
            <text:p>AA%</text:p>
          </table:table-cell>
          <table:table-cell table:style-name="ce227" office:value-type="string" table:number-columns-spanned="2" table:number-rows-spanned="1">
            <text:p>AA% Override</text:p>
          </table:table-cell>
          <table:covered-table-cell table:style-name="ce227"/>
          <table:table-cell table:style-name="ce133" office:value-type="string">
            <text:p>+IBUs</text:p>
          </table:table-cell>
          <table:table-cell table:style-name="ce263" table:formula="of:=[$STYLES.P14]" office:value-type="string" office:string-value="GOOD">
            <text:p>GOOD</text:p>
          </table:table-cell>
          <table:table-cell table:style-name="ce133" office:value-type="string" table:number-columns-spanned="2" table:number-rows-spanned="1">
            <text:p>Hop</text:p>
          </table:table-cell>
          <table:covered-table-cell table:style-name="ce133"/>
          <table:table-cell table:style-name="ce133" office:value-type="string" table:number-columns-spanned="2" table:number-rows-spanned="1">
            <text:p>Type</text:p>
          </table:table-cell>
          <table:covered-table-cell table:style-name="ce133"/>
          <table:table-cell table:style-name="ce133" table:formula="of:=IF([$Brewhouse.V17]=&quot;Metric&quot;; &quot;Grams&quot;; &quot;Ounces&quot;)" office:value-type="string" office:string-value="Ounces">
            <text:p>Ounces</text:p>
          </table:table-cell>
          <table:table-cell table:style-name="ce124" office:value-type="string" table:number-columns-spanned="6" table:number-rows-spanned="1">
            <text:p>Location</text:p>
          </table:table-cell>
          <table:covered-table-cell table:number-columns-repeated="4" table:style-name="ce150"/>
          <table:covered-table-cell table:style-name="ce190"/>
          <table:table-cell table:style-name="ce133" office:value-type="string">
            <text:p>Days</text:p>
          </table:table-cell>
          <table:table-cell table:style-name="ce133" office:value-type="string">
            <text:p>Temp</text:p>
          </table:table-cell>
          <table:table-cell table:style-name="ce133" office:value-type="string">
            <text:p>Method</text:p>
          </table:table-cell>
          <table:table-cell office:value-type="string">
            <text:p>Weight0:</text:p>
          </table:table-cell>
          <table:table-cell table:formula="of:=SUM([$HopCalc.N24:.N28])" office:value-type="float" office:value="0">
            <text:p>0</text:p>
          </table:table-cell>
          <table:table-cell office:value-type="string">
            <text:p>Vol2:</text:p>
          </table:table-cell>
          <table:table-cell table:style-name="ce281" table:formula="of:=[.AC41]+[.AC46]" office:value-type="float" office:value="5.175655">
            <text:p>5.175655</text:p>
          </table:table-cell>
          <table:covered-table-cell table:style-name="ce338"/>
          <table:table-cell office:value-type="string">
            <text:p>New Weight</text:p>
          </table:table-cell>
          <table:table-cell table:number-columns-repeated="991"/>
        </table:table-row>
        <table:table-row table:style-name="ro1">
          <table:table-cell/>
          <table:table-cell table:style-name="ce134" table:content-validation-name="val17" office:value-type="string" table:number-columns-spanned="3" table:number-rows-spanned="1">
            <text:p>---Select Hop---</text:p>
          </table:table-cell>
          <table:covered-table-cell table:number-columns-repeated="2" table:style-name="ce160" table:content-validation-name="val17"/>
          <table:table-cell table:style-name="ce127" table:content-validation-name="val20"/>
          <table:table-cell table:number-columns-repeated="3" table:style-name="ce127"/>
          <table:table-cell table:style-name="ce228" table:formula="of:=VLOOKUP([.B32];[$HOPLOOKUP.$A$2:.$B$150];2;0)" office:value-type="float" office:value="0">
            <text:p>0</text:p>
          </table:table-cell>
          <table:table-cell table:style-name="ce239" table:content-validation-name="val16" table:number-columns-spanned="2" table:number-rows-spanned="1"/>
          <table:covered-table-cell table:style-name="ce249" table:content-validation-name="val16"/>
          <table:table-cell table:style-name="ce254" table:formula="of:=[$HopCalc.U24]" office:value-type="float" office:value="0">
            <text:p>0.0</text:p>
          </table:table-cell>
          <table:table-cell/>
          <table:table-cell table:style-name="ce236" table:content-validation-name="val17" office:value-type="string" table:number-columns-spanned="2" table:number-rows-spanned="1">
            <text:p>---Select Hop---</text:p>
          </table:table-cell>
          <table:covered-table-cell table:style-name="ce160" table:content-validation-name="val17"/>
          <table:table-cell table:style-name="ce127" table:content-validation-name="val20" table:number-columns-spanned="2" table:number-rows-spanned="1"/>
          <table:covered-table-cell table:style-name="ce194" table:content-validation-name="val20"/>
          <table:table-cell table:style-name="ce127"/>
          <table:table-cell table:style-name="ce261" table:content-validation-name="val27" table:number-columns-spanned="6" table:number-rows-spanned="1"/>
          <table:covered-table-cell table:number-columns-repeated="5" table:style-name="ce261" table:content-validation-name="val27"/>
          <table:table-cell table:number-columns-repeated="2" table:style-name="ce127"/>
          <table:table-cell table:style-name="ce324" table:content-validation-name="val28"/>
          <table:table-cell office:value-type="string">
            <text:p>Vol0:</text:p>
          </table:table-cell>
          <table:table-cell table:formula="of:=[$HopCalc.$C$6]+[$'Total H2O Sub'.$D$12]+[$'Total H2O Sub'.$D$15]+[$'Total H2O Sub'.$D$16]" office:value-type="float" office:value="5.175655">
            <text:p>5.175655</text:p>
          </table:table-cell>
          <table:table-cell office:value-type="string">
            <text:p>Weight2/Vol1</text:p>
          </table:table-cell>
          <table:table-cell table:style-name="ce281" table:formula="of:=[.AC45]/[.AC41]" office:value-type="float" office:value="0">
            <text:p>0</text:p>
          </table:table-cell>
          <table:table-cell table:formula="of:=[.F32]" office:value-type="float" office:value="0">
            <text:p>0</text:p>
          </table:table-cell>
          <table:table-cell table:formula="of:=[.$AE$46]*[.AF32]" office:value-type="float" office:value="0">
            <text:p>0</text:p>
          </table:table-cell>
          <table:table-cell table:number-columns-repeated="991"/>
        </table:table-row>
        <table:table-row table:style-name="ro1">
          <table:table-cell/>
          <table:table-cell table:style-name="ce135" table:content-validation-name="val17" office:value-type="string" table:number-columns-spanned="3" table:number-rows-spanned="1">
            <text:p>---Select Hop---</text:p>
          </table:table-cell>
          <table:covered-table-cell table:number-columns-repeated="2" table:style-name="ce161" table:content-validation-name="val17"/>
          <table:table-cell table:style-name="ce128" table:content-validation-name="val20"/>
          <table:table-cell table:number-columns-repeated="3" table:style-name="ce128"/>
          <table:table-cell table:style-name="ce212" table:formula="of:=VLOOKUP([.B33];[$HOPLOOKUP.$A$2:.$B$150];2;0)" office:value-type="float" office:value="0">
            <text:p>0</text:p>
          </table:table-cell>
          <table:table-cell table:style-name="ce240" table:content-validation-name="val16" table:number-columns-spanned="2" table:number-rows-spanned="1"/>
          <table:covered-table-cell table:style-name="ce250" table:content-validation-name="val16"/>
          <table:table-cell table:style-name="ce255" table:formula="of:=[$HopCalc.U25]" office:value-type="float" office:value="0">
            <text:p>0.0</text:p>
          </table:table-cell>
          <table:table-cell/>
          <table:table-cell table:style-name="ce277" table:content-validation-name="val17" office:value-type="string" table:number-columns-spanned="2" table:number-rows-spanned="1">
            <text:p>---Select Hop---</text:p>
          </table:table-cell>
          <table:covered-table-cell table:style-name="ce161" table:content-validation-name="val17"/>
          <table:table-cell table:style-name="ce128" table:content-validation-name="val20" table:number-columns-spanned="2" table:number-rows-spanned="1"/>
          <table:covered-table-cell table:style-name="ce195" table:content-validation-name="val20"/>
          <table:table-cell table:style-name="ce128"/>
          <table:table-cell table:style-name="ce253" table:content-validation-name="val27" table:number-columns-spanned="6" table:number-rows-spanned="1"/>
          <table:covered-table-cell table:number-columns-repeated="5" table:style-name="ce253" table:content-validation-name="val27"/>
          <table:table-cell table:number-columns-repeated="2" table:style-name="ce128"/>
          <table:table-cell table:style-name="ce325" table:content-validation-name="val28"/>
          <table:table-cell office:value-type="string">
            <text:p>IBUs0:</text:p>
          </table:table-cell>
          <table:table-cell table:style-name="ce288" table:formula="of:=[.L37]" office:value-type="float" office:value="0">
            <text:p>0.0</text:p>
          </table:table-cell>
          <table:table-cell office:value-type="string">
            <text:p>WeightToAddForWeight3:</text:p>
          </table:table-cell>
          <table:table-cell table:style-name="ce281" table:formula="of:=[.AE32]*[.AC46]" office:value-type="float" office:value="0">
            <text:p>0</text:p>
          </table:table-cell>
          <table:table-cell table:formula="of:=[.F33]" office:value-type="float" office:value="0">
            <text:p>0</text:p>
          </table:table-cell>
          <table:table-cell table:formula="of:=[.$AE$46]*[.AF33]" office:value-type="float" office:value="0">
            <text:p>0</text:p>
          </table:table-cell>
          <table:table-cell table:number-columns-repeated="991"/>
        </table:table-row>
        <table:table-row table:style-name="ro1">
          <table:table-cell/>
          <table:table-cell table:style-name="ce135" table:content-validation-name="val17" office:value-type="string" table:number-columns-spanned="3" table:number-rows-spanned="1">
            <text:p>---Select Hop---</text:p>
          </table:table-cell>
          <table:covered-table-cell table:number-columns-repeated="2" table:style-name="ce161" table:content-validation-name="val17"/>
          <table:table-cell table:style-name="ce128" table:content-validation-name="val20"/>
          <table:table-cell table:number-columns-repeated="3" table:style-name="ce128"/>
          <table:table-cell table:style-name="ce212" table:formula="of:=VLOOKUP([.B34];[$HOPLOOKUP.$A$2:.$B$150];2;0)" office:value-type="float" office:value="0">
            <text:p>0</text:p>
          </table:table-cell>
          <table:table-cell table:style-name="ce240" table:content-validation-name="val16" table:number-columns-spanned="2" table:number-rows-spanned="1"/>
          <table:covered-table-cell table:style-name="ce250" table:content-validation-name="val16"/>
          <table:table-cell table:style-name="ce255" table:formula="of:=[$HopCalc.U26]" office:value-type="float" office:value="0">
            <text:p>0.0</text:p>
          </table:table-cell>
          <table:table-cell/>
          <table:table-cell table:style-name="ce277" table:content-validation-name="val17" office:value-type="string" table:number-columns-spanned="2" table:number-rows-spanned="1">
            <text:p>---Select Hop---</text:p>
          </table:table-cell>
          <table:covered-table-cell table:style-name="ce161" table:content-validation-name="val17"/>
          <table:table-cell table:style-name="ce128" table:content-validation-name="val20" table:number-columns-spanned="2" table:number-rows-spanned="1"/>
          <table:covered-table-cell table:style-name="ce195" table:content-validation-name="val20"/>
          <table:table-cell table:style-name="ce128"/>
          <table:table-cell table:style-name="ce253" table:content-validation-name="val27" table:number-columns-spanned="6" table:number-rows-spanned="1"/>
          <table:covered-table-cell table:number-columns-repeated="5" table:style-name="ce253" table:content-validation-name="val27"/>
          <table:table-cell table:number-columns-repeated="2" table:style-name="ce128"/>
          <table:table-cell table:style-name="ce325" table:content-validation-name="val28"/>
          <table:table-cell office:value-type="string">
            <text:p>Target:</text:p>
          </table:table-cell>
          <table:table-cell table:style-name="ce335" table:formula="of:=[.H37]" office:value-type="float" office:value="0">
            <text:p>0.0000</text:p>
          </table:table-cell>
          <table:table-cell office:value-type="string">
            <text:p>Weight3:</text:p>
          </table:table-cell>
          <table:table-cell table:style-name="ce281" table:formula="of:=[.AC45]+[.AE33]" office:value-type="float" office:value="0">
            <text:p>0</text:p>
          </table:table-cell>
          <table:table-cell table:formula="of:=[.F34]" office:value-type="float" office:value="0">
            <text:p>0</text:p>
          </table:table-cell>
          <table:table-cell table:formula="of:=[.$AE$46]*[.AF34]" office:value-type="float" office:value="0">
            <text:p>0</text:p>
          </table:table-cell>
          <table:table-cell table:number-columns-repeated="991"/>
        </table:table-row>
        <table:table-row table:style-name="ro1">
          <table:table-cell/>
          <table:table-cell table:style-name="ce135" table:content-validation-name="val17" office:value-type="string" table:number-columns-spanned="3" table:number-rows-spanned="1">
            <text:p>---Select Hop---</text:p>
          </table:table-cell>
          <table:covered-table-cell table:number-columns-repeated="2" table:style-name="ce161" table:content-validation-name="val17"/>
          <table:table-cell table:style-name="ce128" table:content-validation-name="val20"/>
          <table:table-cell table:number-columns-repeated="3" table:style-name="ce128"/>
          <table:table-cell table:style-name="ce212" table:formula="of:=VLOOKUP([.B35];[$HOPLOOKUP.$A$2:.$B$150];2;0)" office:value-type="float" office:value="0">
            <text:p>0</text:p>
          </table:table-cell>
          <table:table-cell table:style-name="ce240" table:content-validation-name="val16" table:number-columns-spanned="2" table:number-rows-spanned="1"/>
          <table:covered-table-cell table:style-name="ce250" table:content-validation-name="val16"/>
          <table:table-cell table:style-name="ce255" table:formula="of:=[$HopCalc.U27]" office:value-type="float" office:value="0">
            <text:p>0.0</text:p>
          </table:table-cell>
          <table:table-cell/>
          <table:table-cell table:style-name="ce277" table:content-validation-name="val17" office:value-type="string" table:number-columns-spanned="2" table:number-rows-spanned="1">
            <text:p>---Select Hop---</text:p>
          </table:table-cell>
          <table:covered-table-cell table:style-name="ce161" table:content-validation-name="val17"/>
          <table:table-cell table:style-name="ce128" table:content-validation-name="val20" table:number-columns-spanned="2" table:number-rows-spanned="1"/>
          <table:covered-table-cell table:style-name="ce195" table:content-validation-name="val20"/>
          <table:table-cell table:style-name="ce128"/>
          <table:table-cell table:style-name="ce253" table:content-validation-name="val27" table:number-columns-spanned="6" table:number-rows-spanned="1"/>
          <table:covered-table-cell table:number-columns-repeated="5" table:style-name="ce253" table:content-validation-name="val27"/>
          <table:table-cell table:number-columns-repeated="2" table:style-name="ce128"/>
          <table:table-cell table:style-name="ce325" table:content-validation-name="val28"/>
          <table:table-cell table:number-columns-repeated="2"/>
          <table:table-cell office:value-type="string">
            <text:p>AddedforVol3:</text:p>
          </table:table-cell>
          <table:table-cell table:style-name="ce281" table:formula="of:=[.AE33]*[.AC37]" office:value-type="float" office:value="0">
            <text:p>0</text:p>
          </table:table-cell>
          <table:table-cell table:formula="of:=[.F35]" office:value-type="float" office:value="0">
            <text:p>0</text:p>
          </table:table-cell>
          <table:table-cell table:formula="of:=[.$AE$46]*[.AF35]" office:value-type="float" office:value="0">
            <text:p>0</text:p>
          </table:table-cell>
          <table:table-cell table:number-columns-repeated="991"/>
        </table:table-row>
        <table:table-row table:style-name="ro1">
          <table:table-cell/>
          <table:table-cell table:style-name="ce136" table:content-validation-name="val17" office:value-type="string" table:number-columns-spanned="3" table:number-rows-spanned="1">
            <text:p>---Select Hop---</text:p>
          </table:table-cell>
          <table:covered-table-cell table:number-columns-repeated="2" table:style-name="ce162" table:content-validation-name="val17"/>
          <table:table-cell table:style-name="ce129" table:content-validation-name="val20"/>
          <table:table-cell table:number-columns-repeated="3" table:style-name="ce129"/>
          <table:table-cell table:style-name="ce59" table:formula="of:=VLOOKUP([.B36];[$HOPLOOKUP.$A$2:.$B$150];2;0)" office:value-type="float" office:value="0">
            <text:p>0</text:p>
          </table:table-cell>
          <table:table-cell table:style-name="ce241" table:content-validation-name="val16" table:number-columns-spanned="2" table:number-rows-spanned="1"/>
          <table:covered-table-cell table:style-name="ce251" table:content-validation-name="val16"/>
          <table:table-cell table:style-name="ce256" table:formula="of:=[$HopCalc.U28]" office:value-type="float" office:value="0">
            <text:p>0.0</text:p>
          </table:table-cell>
          <table:table-cell/>
          <table:table-cell table:style-name="ce278" table:content-validation-name="val17" office:value-type="string" table:number-columns-spanned="2" table:number-rows-spanned="1">
            <text:p>---Select Hop---</text:p>
          </table:table-cell>
          <table:covered-table-cell table:style-name="ce162" table:content-validation-name="val17"/>
          <table:table-cell table:style-name="ce129" table:content-validation-name="val20" table:number-columns-spanned="2" table:number-rows-spanned="1"/>
          <table:covered-table-cell table:style-name="ce196" table:content-validation-name="val20"/>
          <table:table-cell table:style-name="ce129"/>
          <table:table-cell table:style-name="ce315" table:content-validation-name="val27" table:number-columns-spanned="6" table:number-rows-spanned="1"/>
          <table:covered-table-cell table:number-columns-repeated="5" table:style-name="ce315" table:content-validation-name="val27"/>
          <table:table-cell table:number-columns-repeated="2" table:style-name="ce129"/>
          <table:table-cell table:style-name="ce326" table:content-validation-name="val28"/>
          <table:table-cell office:value-type="string">
            <text:p>Multiplier0:</text:p>
          </table:table-cell>
          <table:table-cell table:formula="of:=IF([.AC33]=0; 0; [.AC34]/[.AC33])" office:value-type="float" office:value="0">
            <text:p>0</text:p>
          </table:table-cell>
          <table:table-cell office:value-type="string">
            <text:p>Vol3:</text:p>
          </table:table-cell>
          <table:table-cell table:style-name="ce281" table:formula="of:=[.AE31]+[.AE35]" office:value-type="float" office:value="5.175655">
            <text:p>5.175655</text:p>
          </table:table-cell>
          <table:table-cell table:formula="of:=[.F36]" office:value-type="float" office:value="0">
            <text:p>0</text:p>
          </table:table-cell>
          <table:table-cell table:formula="of:=[.$AE$46]*[.AF36]" office:value-type="float" office:value="0">
            <text:p>0</text:p>
          </table:table-cell>
          <table:table-cell table:number-columns-repeated="991"/>
        </table:table-row>
        <table:table-row table:style-name="ro1">
          <table:table-cell/>
          <table:table-cell table:style-name="ce137" office:value-type="string" table:number-columns-spanned="6" table:number-rows-spanned="1">
            <text:p>Target Post-Boil contribution to Modified IBUs:</text:p>
          </table:table-cell>
          <table:covered-table-cell table:number-columns-repeated="4" table:style-name="ce163"/>
          <table:covered-table-cell table:style-name="ce199"/>
          <table:table-cell table:style-name="ce71"/>
          <table:table-cell table:style-name="ce229">
            <draw:control table:end-cell-address="Recipe.J37" table:end-x="0.0299in" table:end-y="0.1681in" draw:z-index="3" draw:style-name="gr55" draw:text-style-name="P7" svg:width="0.6594in" svg:height="0.1677in" svg:x="0.0402in" svg:y="0.0004in" draw:control="control4"/>
          </table:table-cell>
          <table:table-cell table:style-name="ce242"/>
          <table:table-cell table:style-name="ce252" office:value-type="string">
            <text:p>Total:</text:p>
          </table:table-cell>
          <table:table-cell table:style-name="ce257" table:formula="of:=SUM([.L32:.L36])" office:value-type="float" office:value="0">
            <text:p>0.0</text:p>
          </table:table-cell>
          <table:table-cell table:number-columns-repeated="2"/>
          <table:table-cell table:style-name="ce200" table:formula="of:=[$STYLES.R8]" office:value-type="string" office:string-value="GOOD">
            <text:p>GOOD</text:p>
          </table:table-cell>
          <table:table-cell table:number-columns-repeated="12"/>
          <table:table-cell office:value-type="string">
            <text:p>WeightedAvgHopAbsorp:</text:p>
          </table:table-cell>
          <table:table-cell table:formula="of:=IF( ([$HopCalc.G29]+[$HopCalc.H29])=0; 0;  [$'Total H2O Sub'.$J$12]/([$HopCalc.G29]+[$HopCalc.H29]))" office:value-type="float" office:value="0">
            <text:p>0</text:p>
          </table:table-cell>
          <table:table-cell office:value-type="string">
            <text:p>Weight3/Vol2</text:p>
          </table:table-cell>
          <table:table-cell table:style-name="ce281" table:formula="of:=[.AE34]/[.AE31]" office:value-type="float" office:value="0">
            <text:p>0</text:p>
          </table:table-cell>
          <table:table-cell table:number-columns-repeated="993"/>
        </table:table-row>
        <table:table-row table:style-name="ro1">
          <table:table-cell table:number-columns-repeated="14"/>
          <table:table-cell table:style-name="ce200"/>
          <table:table-cell table:number-columns-repeated="8"/>
          <table:table-cell table:style-name="ce321" office:value-type="string" table:number-columns-spanned="4" table:number-rows-spanned="1">
            <text:p>Post Boil / Post Fermentation Input</text:p>
          </table:table-cell>
          <table:covered-table-cell table:number-columns-repeated="2" table:style-name="ce323"/>
          <table:covered-table-cell table:style-name="ce327"/>
          <table:table-cell office:value-type="string">
            <text:p>Scale1Weight:</text:p>
          </table:table-cell>
          <table:table-cell table:formula="of:=[.AC36]*[.AC31]" office:value-type="float" office:value="0">
            <text:p>0</text:p>
          </table:table-cell>
          <table:table-cell office:value-type="string">
            <text:p>WeightToAddForWeight4:</text:p>
          </table:table-cell>
          <table:table-cell table:style-name="ce281" table:formula="of:=[.AE37]*[.AE35]" office:value-type="float" office:value="0">
            <text:p>0</text:p>
          </table:table-cell>
          <table:table-cell table:number-columns-repeated="993"/>
        </table:table-row>
        <table:table-row table:style-name="ro1">
          <table:table-cell table:number-columns-repeated="14"/>
          <table:table-cell table:style-name="ce200"/>
          <table:table-cell table:number-columns-repeated="8"/>
          <table:table-cell table:style-name="ce321" table:formula="of:=IF([$Brewhouse.AA17]=&quot;Plato&quot;; &quot;OG (P)&quot;; &quot;OG&quot;)" office:value-type="string" office:string-value="OG">
            <text:p>OG</text:p>
          </table:table-cell>
          <table:table-cell table:style-name="ce138" office:value-type="string" table:number-columns-spanned="2" table:number-rows-spanned="1">
            <text:p>Post Boil Kettle Vol</text:p>
          </table:table-cell>
          <table:covered-table-cell table:style-name="ce323"/>
          <table:table-cell table:style-name="ce321" table:formula="of:=IF([$Brewhouse.AA17]=&quot;Plato&quot;; &quot;FG (P)&quot;; &quot;FG&quot;)" office:value-type="string" office:string-value="FG">
            <text:p>FG</text:p>
          </table:table-cell>
          <table:table-cell office:value-type="string">
            <text:p>DeltaWeight1:</text:p>
          </table:table-cell>
          <table:table-cell table:style-name="ce285" table:formula="of:=[.AC38]-[.AC31]" office:value-type="float" office:value="0">
            <text:p>0</text:p>
          </table:table-cell>
          <table:table-cell office:value-type="string">
            <text:p>Weight4:</text:p>
          </table:table-cell>
          <table:table-cell table:style-name="ce281" table:formula="of:=[.AE34]+[.AE38]" office:value-type="float" office:value="0">
            <text:p>0</text:p>
          </table:table-cell>
          <table:table-cell table:number-columns-repeated="993"/>
        </table:table-row>
        <table:table-row table:style-name="ro1">
          <table:table-cell table:number-columns-repeated="14"/>
          <table:table-cell table:style-name="ce200"/>
          <table:table-cell table:number-columns-repeated="8"/>
          <table:table-cell table:style-name="ce322"/>
          <table:table-cell table:style-name="ce322" table:number-columns-spanned="2" table:number-rows-spanned="1"/>
          <table:covered-table-cell table:style-name="ce322"/>
          <table:table-cell table:style-name="ce322"/>
          <table:table-cell office:value-type="string">
            <text:p>AddedForVol1:</text:p>
          </table:table-cell>
          <table:table-cell table:formula="of:=[.AC39]*[.AC37]" office:value-type="float" office:value="0">
            <text:p>0</text:p>
          </table:table-cell>
          <table:table-cell office:value-type="string">
            <text:p>AddedforVol4:</text:p>
          </table:table-cell>
          <table:table-cell table:style-name="ce281" table:formula="of:=[.AE38]*[.AC37]" office:value-type="float" office:value="0">
            <text:p>0</text:p>
          </table:table-cell>
          <table:table-cell table:number-columns-repeated="993"/>
        </table:table-row>
        <table:table-row table:style-name="ro1">
          <table:table-cell/>
          <table:table-cell table:style-name="ce124" office:value-type="string" table:number-columns-spanned="5" table:number-rows-spanned="1">
            <text:p>Yeast Strain</text:p>
          </table:table-cell>
          <table:covered-table-cell table:number-columns-repeated="3" table:style-name="ce150"/>
          <table:covered-table-cell table:style-name="ce190"/>
          <table:table-cell table:style-name="ce200" table:formula="of:=[$STYLES.P4]" office:value-type="string" office:string-value="GOOD">
            <text:p>GOOD</text:p>
          </table:table-cell>
          <table:table-cell table:style-name="ce153" office:value-type="string" table:number-columns-spanned="2" table:number-rows-spanned="1">
            <text:p>Yeast Vials/Packs #</text:p>
          </table:table-cell>
          <table:covered-table-cell table:style-name="ce150"/>
          <table:table-cell table:style-name="ce243" office:value-type="string">
            <text:p>ml Slurry</text:p>
          </table:table-cell>
          <table:table-cell table:style-name="ce243" office:value-type="string">
            <text:p>Days Old</text:p>
          </table:table-cell>
          <table:table-cell table:style-name="ce258" office:value-type="string">
            <text:p>Viability</text:p>
          </table:table-cell>
          <table:table-cell table:style-name="ce264" office:value-type="string" table:number-columns-spanned="2" table:number-rows-spanned="1">
            <text:p>Override Viability</text:p>
          </table:table-cell>
          <table:covered-table-cell table:style-name="ce279"/>
          <table:table-cell table:style-name="ce293" table:formula="of:=[$STYLES.P8]" office:value-type="string" office:string-value="GOOD">
            <text:p>GOOD</text:p>
          </table:table-cell>
          <table:table-cell table:style-name="ce124" office:value-type="string" table:number-columns-spanned="3" table:number-rows-spanned="1">
            <text:p>Fermentation Temp</text:p>
          </table:table-cell>
          <table:covered-table-cell table:style-name="ce150"/>
          <table:covered-table-cell table:style-name="ce190"/>
          <table:table-cell table:number-columns-repeated="5"/>
          <table:table-cell table:style-name="ce144" office:value-type="string" table:number-columns-spanned="3" table:number-rows-spanned="1">
            <text:p>Achieved Mash Efficiency:</text:p>
          </table:table-cell>
          <table:covered-table-cell table:number-columns-repeated="2" table:style-name="ce169"/>
          <table:table-cell table:style-name="ce328" table:formula="of:=IF([$Brewhouse.AA17]=&quot;Plato&quot;;                    IF([$Brewhouse.V17]=&quot;Metric&quot;;  [.B6]*(([.Y40]*0.264172051)/[$'Total H2O Sub'.D27])*(((1+([.X40]/(258.6-(([.X40]/258.2) *227.1))))-1-[$GravCalcs.Q23])/([$GravCalcs.J23]-[$GravCalcs.Q23])); [.B6]*([.Y40]/[$'Total H2O Sub'.D27])*(((1+([.X40]/(258.6-(([.X40]/258.2) *227.1))))-1-[$GravCalcs.Q23])/([$GravCalcs.J23]-[$GravCalcs.Q23])));                        IF([$Brewhouse.V17]=&quot;Metric&quot;;  [.B6]*(([.Y40]*0.264172051)/[$'Total H2O Sub'.D27])*(([.X40]-1-[$GravCalcs.Q23])/([$GravCalcs.J23]-[$GravCalcs.Q23])); [.B6]*([.Y40]/[$'Total H2O Sub'.D27])*(([.X40]-1-[$GravCalcs.Q23])/([$GravCalcs.J23]-[$GravCalcs.Q23]))))" office:value-type="percentage" office:value="-0">
            <text:p>0%</text:p>
          </table:table-cell>
          <table:table-cell office:value-type="string">
            <text:p>Vol1:</text:p>
          </table:table-cell>
          <table:table-cell table:formula="of:=[.AC32]+[.AC40]" office:value-type="float" office:value="5.175655">
            <text:p>5.175655</text:p>
          </table:table-cell>
          <table:table-cell office:value-type="string">
            <text:p>Vol4:</text:p>
          </table:table-cell>
          <table:table-cell table:style-name="ce281" table:formula="of:=[.AE36]+[.AE38]" office:value-type="float" office:value="5.175655">
            <text:p>5.175655</text:p>
          </table:table-cell>
          <table:table-cell table:number-columns-repeated="993"/>
        </table:table-row>
        <table:table-row table:style-name="ro8">
          <table:table-cell/>
          <table:table-cell table:style-name="ce60" table:content-validation-name="val18" office:value-type="string" table:number-columns-spanned="5" table:number-rows-spanned="1">
            <text:p>Wyeast 1968 - London ESB Ale</text:p>
          </table:table-cell>
          <table:covered-table-cell table:number-columns-repeated="3" table:style-name="ce75" table:content-validation-name="val18"/>
          <table:covered-table-cell table:style-name="ce84" table:content-validation-name="val18"/>
          <table:table-cell table:style-name="ce200" table:formula="of:=[$STYLES.P6]" office:value-type="string" office:string-value="GOOD">
            <text:p>GOOD</text:p>
          </table:table-cell>
          <table:table-cell table:style-name="ce217" office:value-type="float" office:value="1" table:number-columns-spanned="2" table:number-rows-spanned="1">
            <text:p>1</text:p>
          </table:table-cell>
          <table:covered-table-cell table:style-name="ce230"/>
          <table:table-cell table:style-name="ce244" table:content-validation-name="val23"/>
          <table:table-cell table:style-name="ce60" office:value-type="float" office:value="30">
            <text:p>30</text:p>
          </table:table-cell>
          <table:table-cell table:style-name="ce259" table:formula="of:=[$Yeast.B5]" office:value-type="percentage" office:value="0.809985892520296">
            <text:p>81%</text:p>
          </table:table-cell>
          <table:table-cell table:style-name="ce265" table:content-validation-name="val25" table:number-columns-spanned="2" table:number-rows-spanned="1"/>
          <table:covered-table-cell table:style-name="ce280" table:content-validation-name="val25"/>
          <table:table-cell table:style-name="ce293" table:formula="of:=[$STYLES.P10]" office:value-type="string" office:string-value="GOOD">
            <text:p>GOOD</text:p>
          </table:table-cell>
          <table:table-cell table:style-name="ce60" office:value-type="float" office:value="66" table:number-columns-spanned="3" table:number-rows-spanned="1">
            <text:p>66</text:p>
          </table:table-cell>
          <table:covered-table-cell table:style-name="ce75"/>
          <table:covered-table-cell table:style-name="ce84"/>
          <table:table-cell table:number-columns-repeated="5"/>
          <table:table-cell table:style-name="ce147" office:value-type="string" table:number-columns-spanned="3" table:number-rows-spanned="1">
            <text:p>Achieved Apparent Atten:</text:p>
          </table:table-cell>
          <table:covered-table-cell table:number-columns-repeated="2" table:style-name="ce171"/>
          <table:table-cell table:style-name="ce329" table:formula="of:=IF([$Brewhouse.AA17]=&quot;Plato&quot;; ((1+([.X40]/(258.6-(([.X40]/258.2) *227.1))))-(1+([.AA40]/(258.6-(([.AA40]/258.2) *227.1)))))/((1+([.X40]/(258.6-(([.X40]/258.2) *227.1))))-1); ([.X40]-[.AA40])/([.X40]-1) )" office:value-type="percentage" office:value="-0">
            <text:p>0.0%</text:p>
          </table:table-cell>
          <table:table-cell table:number-columns-repeated="2"/>
          <table:table-cell office:value-type="string">
            <text:p>Weight4/Vol3</text:p>
          </table:table-cell>
          <table:table-cell table:style-name="ce281" table:formula="of:=[.AE39]/[.AE36]" office:value-type="float" office:value="0">
            <text:p>0</text:p>
          </table:table-cell>
          <table:table-cell table:number-columns-repeated="993"/>
        </table:table-row>
        <table:table-row table:style-name="ro1">
          <table:table-cell table:number-columns-repeated="14"/>
          <table:table-cell table:style-name="ce200" table:formula="of:=[$'H20 Temps Sub'.D48]" office:value-type="string" office:string-value="OK">
            <text:p>OK</text:p>
          </table:table-cell>
          <table:table-cell table:number-columns-repeated="8"/>
          <table:table-cell table:style-name="ce147" office:value-type="string" table:number-columns-spanned="3" table:number-rows-spanned="1">
            <text:p>Achieved Traditional ABV:</text:p>
          </table:table-cell>
          <table:covered-table-cell table:number-columns-repeated="2" table:style-name="ce171"/>
          <table:table-cell table:style-name="ce329" table:formula="of:=IF([$Brewhouse.AA17]=&quot;Plato&quot;; (131.25*(( (1+([.X40]/(258.6-(([.X40]/258.2) *227.1)))))-( (1+([.AA40]/(258.6-(([.AA40]/258.2) *227.1)))))))/100; (131.25*(([.X40])-([.AA40])))/100)" office:value-type="percentage" office:value="0">
            <text:p>0.0%</text:p>
          </table:table-cell>
          <table:table-cell office:value-type="string">
            <text:p>Weight1/Vol0:</text:p>
          </table:table-cell>
          <table:table-cell table:formula="of:=[.AC38]/[.AC32]" office:value-type="float" office:value="0">
            <text:p>0</text:p>
          </table:table-cell>
          <table:table-cell office:value-type="string">
            <text:p>WeightToAddForWeight5:</text:p>
          </table:table-cell>
          <table:table-cell table:style-name="ce281" table:formula="of:=[.AE42]*[.AE40]" office:value-type="float" office:value="0">
            <text:p>0</text:p>
          </table:table-cell>
          <table:table-cell table:number-columns-repeated="993"/>
        </table:table-row>
        <table:table-row table:style-name="ro1">
          <table:table-cell/>
          <table:table-cell table:style-name="ce138" office:value-type="string" table:number-columns-spanned="3" table:number-rows-spanned="2">
            <text:p>Yeast Starter:</text:p>
          </table:table-cell>
          <table:covered-table-cell table:number-columns-repeated="2" table:style-name="ce164"/>
          <table:table-cell table:style-name="ce186" table:formula="of:=[$Yeast.H44]" office:value-type="string" office:string-value="Single Step Stir Plate Starter, 0.8 Quarts" table:number-columns-spanned="8" table:number-rows-spanned="1">
            <text:p>Single Step Stir Plate Starter, 0.8 Quarts</text:p>
          </table:table-cell>
          <table:covered-table-cell table:number-columns-repeated="7" table:style-name="ce186"/>
          <table:table-cell table:style-name="ce228" office:value-type="string" table:number-columns-spanned="2" table:number-rows-spanned="1">
            <text:p>If No Starter, use</text:p>
          </table:table-cell>
          <table:covered-table-cell table:style-name="ce267"/>
          <table:table-cell table:style-name="ce294" table:formula="of:=[$'H20 Temps Sub'.G36]" office:value-type="string" office:string-value="OK">
            <text:p>OK</text:p>
          </table:table-cell>
          <table:table-cell table:style-name="ce67" table:number-columns-repeated="8"/>
          <table:table-cell table:style-name="ce148" office:value-type="string" table:number-columns-spanned="3" table:number-rows-spanned="1">
            <text:p>Achieved Improved ABV:</text:p>
          </table:table-cell>
          <table:covered-table-cell table:number-columns-repeated="2" table:style-name="ce172"/>
          <table:table-cell table:style-name="ce330" table:formula="of:=IF([$Brewhouse.AA17]=&quot;Plato&quot;;     ((76.08 * ((1+([.X40]/(258.6-(([.X40]/258.2) *227.1))))-(1+([.AA40]/(258.6-(([.AA40]/258.2) *227.1))))) / (1.775-(1+([.X40]/(258.6-(([.X40]/258.2) *227.1)))))) * ((1+([.AA40]/(258.6-(([.AA40]/258.2) *227.1)))) / 0.794))/100;                        ((76.08 * ([.X40]-[.AA40]) / (1.775-[.X40])) * ([.AA40] / 0.794))/100    )" office:value-type="percentage" office:value="0">
            <text:p>0.0%</text:p>
          </table:table-cell>
          <table:table-cell office:value-type="string">
            <text:p>WeightToAddForWeight2:</text:p>
          </table:table-cell>
          <table:table-cell table:style-name="ce285" table:formula="of:=[.AC40]*[.AC43]" office:value-type="float" office:value="0">
            <text:p>0</text:p>
          </table:table-cell>
          <table:table-cell office:value-type="string">
            <text:p>Weight5:</text:p>
          </table:table-cell>
          <table:table-cell table:style-name="ce281" table:formula="of:=[.AE39]+[.AE43]" office:value-type="float" office:value="0">
            <text:p>0</text:p>
          </table:table-cell>
          <table:table-cell table:number-columns-repeated="993"/>
        </table:table-row>
        <table:table-row table:style-name="ro1">
          <table:table-cell/>
          <table:covered-table-cell table:style-name="ce139"/>
          <table:covered-table-cell table:number-columns-repeated="2" table:style-name="ce165"/>
          <table:table-cell table:style-name="ce187" table:formula="of:=[$Yeast.F49]" office:value-type="string" office:string-value="2.6 Ounces DME and 0.1 grams Wyeast Yeast Nutrient" table:number-columns-spanned="8" table:number-rows-spanned="1">
            <text:p>2.6 Ounces DME and 0.1 grams Wyeast Yeast Nutrient</text:p>
          </table:table-cell>
          <table:covered-table-cell table:number-columns-repeated="7" table:style-name="ce187"/>
          <table:table-cell table:style-name="ce119" table:formula="of:=CONCATENATE(ROUND([$Yeast.E16];1)&amp;&quot; Vials/Packs&quot;)" office:value-type="string" office:string-value="2.2 Vials/Packs" table:number-columns-spanned="2" table:number-rows-spanned="1">
            <text:p>2.2 Vials/Packs</text:p>
          </table:table-cell>
          <table:covered-table-cell table:style-name="ce120"/>
          <table:table-cell table:style-name="ce295" table:formula="of:=[$'H20 Temps Sub'.G37]" office:value-type="string" office:string-value="OK">
            <text:p>OK</text:p>
          </table:table-cell>
          <table:table-cell table:style-name="ce219" table:number-columns-repeated="12"/>
          <table:table-cell office:value-type="string">
            <text:p>Weight2:</text:p>
          </table:table-cell>
          <table:table-cell table:formula="of:=[.AC38]+[.AC44]" office:value-type="float" office:value="0">
            <text:p>0</text:p>
          </table:table-cell>
          <table:table-cell table:number-columns-repeated="995"/>
        </table:table-row>
        <table:table-row table:style-name="ro11">
          <table:table-cell/>
          <table:table-cell table:style-name="ce140" table:formula="of:=IF([$'Total H2O Sub'.M26]=&quot;&quot;; IF([$Water.AG3]= &quot;Y&quot;; CONCATENATE(&quot;(&quot;; [$Water.U4]*100; &quot;% Distilled)&quot;); &quot;&quot;); [$'Total H2O Sub'.M26])" table:number-columns-spanned="3" table:number-rows-spanned="1">
            <text:p/>
          </table:table-cell>
          <table:covered-table-cell table:number-columns-repeated="2" table:style-name="ce166"/>
          <table:table-cell table:style-name="ce188" office:value-type="string" table:number-columns-spanned="2" table:number-rows-spanned="1">
            <text:p>Strike Water:</text:p>
          </table:table-cell>
          <table:covered-table-cell table:style-name="ce188"/>
          <table:table-cell table:style-name="ce201" table:formula="of:=IF([$Brewhouse.V17]=&quot;Metric&quot;; [$'Total H2O Sub'.J24]/0.264172051; [$'Total H2O Sub'.J24])" office:value-type="float" office:value="3.54825">
            <text:p>3.55</text:p>
          </table:table-cell>
          <table:table-cell table:style-name="ce218" table:formula="of:=IF([$Brewhouse.V17]=&quot;Metric&quot;; &quot;liters, @&quot;; &quot;gallons, @&quot;)" office:value-type="string" office:string-value="gallons, @">
            <text:p>gallons, @</text:p>
          </table:table-cell>
          <table:table-cell table:style-name="ce231" table:formula="of:=IF([$Brewhouse.V17]=&quot;Metric&quot;;  ([$'H20 Temps Sub'.E48]-32)*(5/9);  [$'H20 Temps Sub'.E48])" office:value-type="float" office:value="164.880574931304">
            <text:p>165</text:p>
          </table:table-cell>
          <table:table-cell table:style-name="ce218" table:formula="of:=IF([$Brewhouse.V17]=&quot;Metric&quot;; &quot;degrees C&quot;; &quot;degrees F&quot;)" office:value-type="string" office:string-value="degrees F">
            <text:p>degrees F</text:p>
          </table:table-cell>
          <table:table-cell table:style-name="ce218" table:number-columns-repeated="2"/>
          <table:table-cell table:style-name="ce266" table:formula="of:=IF([$Brewhouse.C5]&gt;0;        CONCATENATE(&quot;(Add &quot;;       ROUND( (IF([$Brewhouse.V17]=&quot;Metric&quot;; [$'Total H2O Sub'.J24] / 0.264172051;  [$'Total H2O Sub'.J24])  +  [$Brewhouse.C5]); 2); &quot; gal to HLT)&quot;             );                     &quot;&quot;)" table:number-columns-spanned="2" table:number-rows-spanned="1">
            <text:p/>
          </table:table-cell>
          <table:covered-table-cell table:style-name="ce266"/>
          <table:table-cell table:style-name="ce144" office:value-type="string" table:number-columns-spanned="2" table:number-rows-spanned="1">
            <text:p>Mash Salts/Acids:</text:p>
          </table:table-cell>
          <table:covered-table-cell table:style-name="ce169"/>
          <table:table-cell table:style-name="ce306" table:formula="of:=CONCATENATE([$Water.F38]; [$Water.H38]; [$Water.J38]; [$Water.L38]; [$Water.N38]; [$Water.P38]; [$Water.R38]; [$Water.Y38]; [$Water.AA38]; [$Water.AC38])" table:number-columns-spanned="11" table:number-rows-spanned="3">
            <text:p/>
          </table:table-cell>
          <table:covered-table-cell table:number-columns-repeated="9" table:style-name="ce312"/>
          <table:covered-table-cell table:style-name="ce306"/>
          <table:table-cell office:value-type="string">
            <text:p>AddedforVol2:</text:p>
          </table:table-cell>
          <table:table-cell table:formula="of:=[.AC44]*[.AC37]" office:value-type="float" office:value="0">
            <text:p>0</text:p>
          </table:table-cell>
          <table:table-cell office:value-type="string">
            <text:p>Final Mult:</text:p>
          </table:table-cell>
          <table:table-cell table:style-name="ce281" table:formula="of:=IF([.AC31]=0; 0;  [.AE44]/[.AC31])" office:value-type="float" office:value="0">
            <text:p>0</text:p>
          </table:table-cell>
          <table:table-cell table:number-columns-repeated="993"/>
        </table:table-row>
        <table:table-row table:style-name="ro8">
          <table:table-cell/>
          <table:table-cell table:style-name="ce141" table:formula="of:=IF([$'Total H2O Sub'.N26]=&quot;&quot;; IF([$Water.AG3]= &quot;Y&quot;; CONCATENATE(&quot;(&quot;; [$Water.Y4]*100; &quot;% Distilled)&quot;); &quot;&quot;); [$'Total H2O Sub'.N26])" table:number-columns-spanned="3" table:number-rows-spanned="1">
            <text:p/>
          </table:table-cell>
          <table:covered-table-cell table:number-columns-repeated="2" table:style-name="ce167"/>
          <table:table-cell table:style-name="ce169" office:value-type="string" table:number-columns-spanned="2" table:number-rows-spanned="1">
            <text:p>Sparge Water:</text:p>
          </table:table-cell>
          <table:covered-table-cell table:style-name="ce169"/>
          <table:table-cell table:style-name="ce202" table:formula="of:=IF([$Brewhouse.V17]=&quot;Metric&quot;; [$'Total H2O Sub'.J25]/0.264172051; [$'Total H2O Sub'.J25])" office:value-type="float" office:value="4.27657166666667">
            <text:p>4.28</text:p>
          </table:table-cell>
          <table:table-cell table:style-name="ce73" table:formula="of:=[.H46]" office:value-type="string" office:string-value="gallons, @">
            <text:p>gallons, @</text:p>
          </table:table-cell>
          <table:table-cell table:style-name="ce232" table:formula="of:=IF([.G47]=0; &quot;&quot;; IF([$Brewhouse.V17]=&quot;Metric&quot;;  ([$'H20 Temps Sub'.I36]-32)*(5/9);  [$'H20 Temps Sub'.I36]))" office:value-type="float" office:value="176.710248045261">
            <text:p>177</text:p>
          </table:table-cell>
          <table:table-cell table:style-name="ce73" table:formula="of:=IF([.G47]=0; &quot;&quot;; IF([$Brewhouse.V17]=&quot;Metric&quot;; &quot;degrees C (to reach 75.6C)&quot;; &quot;degrees F (to reach 168F)&quot;))" office:value-type="string" office:string-value="degrees F (to reach 168F)">
            <text:p>degrees F (to reach 168F)</text:p>
          </table:table-cell>
          <table:table-cell table:style-name="ce73" table:number-columns-repeated="2"/>
          <table:table-cell table:style-name="ce267" table:formula="of:=IF([$Brewhouse.C8]&gt;0;    CONCATENATE(&quot;(Add &quot;; ROUND(    IF([$Brewhouse.C11]=&quot;N&quot;; IF([$Brewhouse.V17]=&quot;Metric&quot;; ([$'Total H2O Sub'.J25] / 0.264172051)+[$Brewhouse.C8];  [$'Total H2O Sub'.J25]  +  [$Brewhouse.C8]);  IF([$Brewhouse.V17]=&quot;Metric&quot;; ([$'Total H2O Sub'.J25] / 0.264172051);  [$'Total H2O Sub'.J25])); 2); &quot; gal to HLT)&quot;    );                &quot;&quot;)" table:number-columns-spanned="2" table:number-rows-spanned="1">
            <text:p/>
          </table:table-cell>
          <table:covered-table-cell table:style-name="ce267"/>
          <table:table-cell table:style-name="ce142"/>
          <table:table-cell table:style-name="ce67"/>
          <table:covered-table-cell table:number-columns-repeated="10" table:style-name="ce307"/>
          <table:covered-table-cell table:style-name="ce310"/>
          <table:table-cell table:number-columns-repeated="997"/>
        </table:table-row>
        <table:table-row table:style-name="ro1">
          <table:table-cell/>
          <table:table-cell table:style-name="ce142"/>
          <table:table-cell table:style-name="ce67" table:number-columns-repeated="3"/>
          <table:table-cell table:style-name="ce193"/>
          <table:table-cell table:style-name="ce67" office:value-type="string">
            <text:p>---OR---</text:p>
          </table:table-cell>
          <table:table-cell/>
          <table:table-cell table:style-name="ce67" table:number-columns-repeated="5"/>
          <table:table-cell table:style-name="ce281"/>
          <table:table-cell table:style-name="ce142"/>
          <table:table-cell table:style-name="ce67"/>
          <table:covered-table-cell table:number-columns-repeated="10" table:style-name="ce307"/>
          <table:covered-table-cell table:style-name="ce310"/>
          <table:table-cell table:number-columns-repeated="997"/>
        </table:table-row>
        <table:table-row table:style-name="ro8">
          <table:table-cell/>
          <table:table-cell table:style-name="ce143" table:formula="of:=IF([.G49]&lt;0.001;IF([$Water.AG3]=&quot;Y&quot;;CONCATENATE(&quot;(&quot;;[$Water.Y4]*100;&quot;% Distilled)&quot;);&quot;&quot;);IF([$'Total H2O Sub'.O26]=&quot;&quot;;IF([$Water.AG3]=&quot;Y&quot;;CONCATENATE(&quot;(&quot;;[$Water.Y4]*100;&quot;% Distilled)&quot;);&quot;&quot;);[$'Total H2O Sub'.O26]))" table:number-columns-spanned="2" table:number-rows-spanned="1">
            <text:p/>
          </table:table-cell>
          <table:covered-table-cell table:style-name="ce168"/>
          <table:table-cell table:style-name="ce179" office:value-type="string" table:number-columns-spanned="3" table:number-rows-spanned="1">
            <text:p>Mashout (no sparge) Water:</text:p>
          </table:table-cell>
          <table:covered-table-cell table:number-columns-repeated="2" table:style-name="ce179"/>
          <table:table-cell table:style-name="ce203" table:formula="of:=[.G47]" office:value-type="float" office:value="4.27657166666667">
            <text:p>4.28</text:p>
          </table:table-cell>
          <table:table-cell table:style-name="ce219" table:formula="of:=[.H46]" office:value-type="string" office:string-value="gallons, @">
            <text:p>gallons, @</text:p>
          </table:table-cell>
          <table:table-cell table:style-name="ce233" table:formula="of:=IF([.G49]=0; &quot;&quot;;      IF([$Brewhouse.V17]=&quot;Metric&quot;;  ([$'H20 Temps Sub'.I37]-32)*(5/9);  [$'H20 Temps Sub'.I37]))" office:value-type="float" office:value="187.680483939043">
            <text:p>188</text:p>
          </table:table-cell>
          <table:table-cell table:style-name="ce219" table:formula="of:=[.J47]" office:value-type="string" office:string-value="degrees F (to reach 168F)">
            <text:p>degrees F (to reach 168F)</text:p>
          </table:table-cell>
          <table:table-cell table:style-name="ce219" table:number-columns-repeated="2"/>
          <table:table-cell table:style-name="ce120" table:formula="of:=[.M47]" table:number-columns-spanned="2" table:number-rows-spanned="1">
            <text:p/>
          </table:table-cell>
          <table:covered-table-cell table:style-name="ce120"/>
          <table:table-cell table:style-name="ce142"/>
          <table:table-cell table:style-name="ce67" table:number-columns-repeated="11"/>
          <table:table-cell table:style-name="ce281"/>
          <table:table-cell table:number-columns-repeated="997"/>
        </table:table-row>
        <table:table-row table:style-name="ro12">
          <table:table-cell/>
          <table:table-cell table:style-name="ce144" office:value-type="string" table:number-columns-spanned="5" table:number-rows-spanned="1">
            <text:p>Mash Average Diastatic Power (Deg L):</text:p>
          </table:table-cell>
          <table:covered-table-cell table:number-columns-repeated="4" table:style-name="ce169"/>
          <table:table-cell table:style-name="ce204" table:formula="of:=[$GravCalcs.B17]" office:value-type="float" office:value="84.1578947368421">
            <text:p>84</text:p>
          </table:table-cell>
          <table:table-cell table:style-name="ce220" table:formula="of:=[$GravCalcs.B18]" office:value-type="string" office:string-value="(Good)">
            <text:p>(Good)</text:p>
          </table:table-cell>
          <table:table-cell table:style-name="ce234" office:value-type="string" table:number-columns-spanned="4" table:number-rows-spanned="1">
            <text:p>(alternate) Predicted ABV:</text:p>
          </table:table-cell>
          <table:covered-table-cell table:number-columns-repeated="3" table:style-name="ce245"/>
          <table:table-cell table:style-name="ce268" table:formula="of:=((76.08 * (([$GravCalcs.J23]+1)-([$GravCalcs.O23]+1)) / (1.775-([$GravCalcs.J23]+1))) * (([$GravCalcs.O23]+1) / 0.794))/100" office:value-type="percentage" office:value="0.0537481278074953">
            <text:p>5.4%</text:p>
          </table:table-cell>
          <table:table-cell table:style-name="ce282" table:formula="of:=IF([$STYLES.Q8]&lt;[$STYLES.N8]; &quot;(Low)&quot;; IF([$STYLES.Q8]&gt;[$STYLES.O8]; &quot;(High)&quot;; &quot;&quot;))">
            <text:p/>
          </table:table-cell>
          <table:table-cell table:style-name="ce147" office:value-type="string" table:number-columns-spanned="2" table:number-rows-spanned="1">
            <text:p>Sparge H<text:span text:style-name="T11">2</text:span><text:span text:style-name="T20">0 Acid:</text:span></text:p>
          </table:table-cell>
          <table:covered-table-cell table:style-name="ce171"/>
          <table:table-cell table:style-name="ce308" table:formula="of:=IF([$Water.AG34]=&quot;Y&quot;; [$Water.AC41]; &quot;&quot;)" table:number-columns-spanned="11" table:number-rows-spanned="1">
            <text:p/>
          </table:table-cell>
          <table:covered-table-cell table:number-columns-repeated="9" table:style-name="ce313"/>
          <table:covered-table-cell table:style-name="ce308"/>
          <table:table-cell table:number-columns-repeated="997"/>
        </table:table-row>
        <table:table-row table:style-name="ro8">
          <table:table-cell/>
          <table:table-cell table:style-name="ce145" table:formula="of:=CONCATENATE(&quot;(@&quot;; IF([$Brewhouse.V17]=&quot;METRIC&quot;;ROUND([$'Total H2O Sub'.D23]*3.78541;2);ROUND([$'Total H2O Sub'.D23];2)); IF([$Brewhouse.V17]=&quot;METRIC&quot;; &quot; l)&quot;; &quot; Gal)&quot; )         )" office:value-type="string" office:string-value="(@6.62 Gal)" table:number-columns-spanned="2" table:number-rows-spanned="1">
            <text:p>(@6.62 Gal)</text:p>
          </table:table-cell>
          <table:covered-table-cell table:style-name="ce170"/>
          <table:table-cell table:style-name="ce180" table:formula="of:=IF([$Brewhouse.AA17]=&quot;Plato&quot;; &quot;Predicted Pre-Boil Plato:&quot;; &quot;Predicted Pre-Boil OG:&quot;)" office:value-type="string" office:string-value="Predicted Pre-Boil OG:" table:number-columns-spanned="3" table:number-rows-spanned="1">
            <text:p>Predicted Pre-Boil OG:</text:p>
          </table:table-cell>
          <table:covered-table-cell table:number-columns-repeated="2" table:style-name="ce189"/>
          <table:table-cell table:style-name="ce205" table:formula="of:=IF([$Brewhouse.AA17]=&quot;Plato&quot;; [$GravCalcs.K22]; 1+[$GravCalcs.J22])" office:value-type="float" office:value="1.0393336375234">
            <text:p>1.039</text:p>
          </table:table-cell>
          <table:table-cell table:style-name="ce221" table:formula="of:=[.H52]">
            <text:p/>
          </table:table-cell>
          <table:table-cell table:style-name="ce147" table:formula="of:=IF([$Brewhouse.O32]=&quot;Rager&quot;; &quot;Predicted Standard Rager IBUs:&quot;; &quot;Predicted Standard Tinseth IBUs:&quot;)" office:value-type="string" office:string-value="Predicted Standard Tinseth IBUs:" table:number-columns-spanned="4" table:number-rows-spanned="1">
            <text:p>Predicted Standard Tinseth IBUs:</text:p>
          </table:table-cell>
          <table:covered-table-cell table:number-columns-repeated="3" table:style-name="ce171"/>
          <table:table-cell table:style-name="ce269" table:formula="of:=IF([$Brewhouse.O32]= &quot;Rager&quot;; [$HopCalc.AB20];  [$HopCalc.V20])" office:value-type="float" office:value="20.1253925614267">
            <text:p>20</text:p>
          </table:table-cell>
          <table:table-cell table:style-name="ce283" table:formula="of:=IF([.M51]&lt;[$STYLES.N10]; &quot;(Low)&quot;; IF([.M51]&gt;[$STYLES.O10]; &quot;(High)&quot;; &quot;&quot;))">
            <text:p/>
          </table:table-cell>
          <table:table-cell table:style-name="ce142"/>
          <table:table-cell table:style-name="ce67"/>
          <table:table-cell table:style-name="ce309" table:number-columns-repeated="10"/>
          <table:table-cell table:style-name="ce331"/>
          <table:table-cell table:number-columns-repeated="997"/>
        </table:table-row>
        <table:table-row table:style-name="ro11">
          <table:table-cell/>
          <table:table-cell table:style-name="ce145" table:formula="of:=CONCATENATE(&quot;(@&quot;; IF([$Brewhouse.V17]=&quot;METRIC&quot;;ROUND([$'Total H2O Sub'.D27]*3.78541;2);ROUND([$'Total H2O Sub'.D27];2)); IF([$Brewhouse.V17]=&quot;METRIC&quot;; &quot; l)&quot;; &quot; Gal)&quot; )         )" office:value-type="string" office:string-value="(@5.18 Gal)" table:number-columns-spanned="2" table:number-rows-spanned="1">
            <text:p>(@5.18 Gal)</text:p>
          </table:table-cell>
          <table:covered-table-cell table:style-name="ce170"/>
          <table:table-cell table:style-name="ce149" table:formula="of:=IF([$Brewhouse.AA17]=&quot;Plato&quot;; &quot;Predicted Post-Boil Plato:&quot;; &quot;Predicted Post-Boil OG:&quot;)" office:value-type="string" office:string-value="Predicted Post-Boil OG:" table:number-columns-spanned="3" table:number-rows-spanned="1">
            <text:p>Predicted Post-Boil OG:</text:p>
          </table:table-cell>
          <table:covered-table-cell table:number-columns-repeated="2" table:style-name="ce171"/>
          <table:table-cell table:style-name="ce206" table:formula="of:=IF([$Brewhouse.AA17]=&quot;Plato&quot;; [$GravCalcs.K23]; 1+[$GravCalcs.J23])" office:value-type="float" office:value="1.05032792950844">
            <text:p>1.050</text:p>
          </table:table-cell>
          <table:table-cell table:style-name="ce222" table:formula="of:=IF(([$GravCalcs.J23]+1)&lt;[$STYLES.N4]; &quot;(Low)&quot;; IF(([$GravCalcs.J23]+1)&gt;[$STYLES.O4]; &quot;(High)&quot;; &quot;&quot;))">
            <text:p/>
          </table:table-cell>
          <table:table-cell table:style-name="ce147" table:formula="of:=IF([$Brewhouse.O32]=&quot;Rager&quot;; &quot;Modified Rager Model IBUs:&quot;; &quot;Modified Tinseth Model IBUs:&quot;)" office:value-type="string" office:string-value="Modified Tinseth Model IBUs:" table:number-columns-spanned="4" table:number-rows-spanned="1">
            <text:p>Modified Tinseth Model IBUs:</text:p>
          </table:table-cell>
          <table:covered-table-cell table:number-columns-repeated="3" table:style-name="ce171"/>
          <table:table-cell table:style-name="ce270" table:formula="of:=IF([$Brewhouse.O32]= &quot;Rager&quot;; [$HopCalc.O39];  [$HopCalc.K39])" office:value-type="float" office:value="20.1253925614267">
            <text:p>20</text:p>
          </table:table-cell>
          <table:table-cell table:style-name="ce284" table:formula="of:=IF([.M52]&lt;[$STYLES.N12]; &quot;(Low)&quot;; IF([.M52]&gt;[$STYLES.O12]; &quot;(High)&quot;; &quot;&quot;))">
            <text:p/>
          </table:table-cell>
          <table:table-cell table:style-name="ce147" office:value-type="string" table:number-columns-spanned="2" table:number-rows-spanned="1">
            <text:p>Kettle Salts:</text:p>
          </table:table-cell>
          <table:covered-table-cell table:style-name="ce171"/>
          <table:table-cell table:style-name="ce310" table:formula="of:=CONCATENATE([$Water.F39]; [$Water.H39]; [$Water.J39]; [$Water.L39]; [$Water.N39]; [$Water.P39]; [$Water.R39])" table:number-columns-spanned="11" table:number-rows-spanned="2">
            <text:p/>
          </table:table-cell>
          <table:covered-table-cell table:number-columns-repeated="9" table:style-name="ce307"/>
          <table:covered-table-cell table:style-name="ce310"/>
          <table:table-cell table:number-columns-repeated="997"/>
        </table:table-row>
        <table:table-row table:style-name="ro8">
          <table:table-cell/>
          <table:table-cell table:style-name="ce147" office:value-type="string" table:number-columns-spanned="5" table:number-rows-spanned="1">
            <text:p>Predicted Apparent Attenuation:</text:p>
          </table:table-cell>
          <table:covered-table-cell table:number-columns-repeated="4" table:style-name="ce171"/>
          <table:table-cell table:style-name="ce207" table:formula="of:=[$GravCalcs.L24]" office:value-type="percentage" office:value="0.79962834912925">
            <text:p>80.0%</text:p>
          </table:table-cell>
          <table:table-cell table:style-name="ce67"/>
          <table:table-cell table:style-name="ce147" office:value-type="string" table:number-columns-spanned="4" table:number-rows-spanned="1">
            <text:p>Predicted SRM:</text:p>
          </table:table-cell>
          <table:covered-table-cell table:number-columns-repeated="3" table:style-name="ce171"/>
          <table:table-cell table:style-name="ce271" table:formula="of:=[$GravCalcs.D21]" office:value-type="float" office:value="4.63330221760484">
            <text:p>5</text:p>
          </table:table-cell>
          <table:table-cell table:style-name="ce286" table:formula="of:=IF([.M53]&lt;[$STYLES.N14]; &quot;(Low)&quot;; IF([.M53]&gt;[$STYLES.O14]; &quot;(High)&quot;; &quot;&quot;))">
            <text:p/>
          </table:table-cell>
          <table:table-cell table:style-name="ce142"/>
          <table:table-cell table:style-name="ce67"/>
          <table:covered-table-cell table:number-columns-repeated="10" table:style-name="ce307"/>
          <table:covered-table-cell table:style-name="ce310"/>
          <table:table-cell table:number-columns-repeated="997"/>
        </table:table-row>
        <table:table-row table:style-name="ro8">
          <table:table-cell/>
          <table:table-cell table:style-name="ce147" table:formula="of:=IF([$Brewhouse.AA17]=&quot;Plato&quot;; &quot;Predicted Final Plato:&quot;; &quot;Predicted FG:&quot;)" office:value-type="string" office:string-value="Predicted FG:" table:number-columns-spanned="5" table:number-rows-spanned="1">
            <text:p>Predicted FG:</text:p>
          </table:table-cell>
          <table:covered-table-cell table:number-columns-repeated="4" table:style-name="ce171"/>
          <table:table-cell table:style-name="ce208" table:formula="of:=IF([$Brewhouse.AA17]=&quot;Plato&quot;; [$GravCalcs.O24];  1+[$GravCalcs.O23])" office:value-type="float" office:value="1.01008429032051">
            <text:p>1.010</text:p>
          </table:table-cell>
          <table:table-cell table:style-name="ce223" table:formula="of:=IF(([$GravCalcs.O23]+1)&lt;[$STYLES.N6]; &quot;(Low)&quot;; IF(([$GravCalcs.O23]+1)&gt;[$STYLES.O6]; &quot;(High)&quot;; &quot;&quot;))">
            <text:p/>
          </table:table-cell>
          <table:table-cell table:style-name="ce147" office:value-type="string" table:number-columns-spanned="4" table:number-rows-spanned="1">
            <text:p>Recommended Wort O2 Seconds:</text:p>
          </table:table-cell>
          <table:covered-table-cell table:number-columns-repeated="3" table:style-name="ce171"/>
          <table:table-cell table:style-name="ce272" table:formula="of:=[$O2andLagerCalc.C9]" office:value-type="float" office:value="62.3279295084391">
            <text:p>62</text:p>
          </table:table-cell>
          <table:table-cell table:style-name="ce289"/>
          <table:table-cell table:style-name="ce144" table:formula="of:=IF([$Brewhouse.AA17]=&quot;Plato&quot;; &quot;BU/Plato Ratio:&quot;; &quot;BU/GU Ratio:&quot;)" office:value-type="string" office:string-value="BU/GU Ratio:" table:number-columns-spanned="3" table:number-rows-spanned="1">
            <text:p>BU/GU Ratio:</text:p>
          </table:table-cell>
          <table:covered-table-cell table:number-columns-repeated="2" table:style-name="ce169"/>
          <table:table-cell table:style-name="ce314" table:formula="of:=[.M51]/[.S54]" office:value-type="float" office:value="0.399885168295112">
            <text:p>0.40</text:p>
          </table:table-cell>
          <table:table-cell table:style-name="ce316" table:formula="of:=IF([$Brewhouse.AA17]=&quot;Plato&quot;; [.G52]; (([.G52]-1)*1000))" office:value-type="float" office:value="50.3279295084391">
            <text:p>50.3279295084</text:p>
          </table:table-cell>
          <table:table-cell table:style-name="ce318" table:number-columns-repeated="7"/>
          <table:table-cell table:style-name="ce332"/>
          <table:table-cell table:number-columns-repeated="997"/>
        </table:table-row>
        <table:table-row table:style-name="ro8">
          <table:table-cell/>
          <table:table-cell table:style-name="ce148" office:value-type="string" table:number-columns-spanned="5" table:number-rows-spanned="1">
            <text:p>(traditional) Predicted ABV:</text:p>
          </table:table-cell>
          <table:covered-table-cell table:number-columns-repeated="4" table:style-name="ce172"/>
          <table:table-cell table:style-name="ce209" table:formula="of:=(131.25*(([$GravCalcs.J23]+1)-(([$GravCalcs.O23]+1))))/100" office:value-type="percentage" office:value="0.0528197764341534">
            <text:p>5.3%</text:p>
          </table:table-cell>
          <table:table-cell table:style-name="ce224" table:formula="of:=IF([$STYLES.M8]&lt;[$STYLES.N8]; &quot;(Low)&quot;; IF([$STYLES.M8]&gt;[$STYLES.O8]; &quot;(High)&quot;; &quot;&quot;))">
            <text:p/>
          </table:table-cell>
          <table:table-cell table:style-name="ce148" office:value-type="string" table:number-columns-spanned="4" table:number-rows-spanned="1">
            <text:p>Recommended Lagering Days:</text:p>
          </table:table-cell>
          <table:covered-table-cell table:number-columns-repeated="3" table:style-name="ce172"/>
          <table:table-cell table:style-name="ce273" table:formula="of:=[$O2andLagerCalc.C12]" office:value-type="string" office:string-value="N/A">
            <text:p>N/A</text:p>
          </table:table-cell>
          <table:table-cell table:style-name="ce290"/>
          <table:table-cell table:style-name="ce148" table:formula="of:=IF([$Brewhouse.AA17]=&quot;Plato&quot;; &quot;Modified BU/Plato Ratio:&quot;; &quot;Modified BU/GU Ratio:&quot;)" office:value-type="string" office:string-value="Modified BU/GU Ratio:" table:number-columns-spanned="3" table:number-rows-spanned="1">
            <text:p>Modified BU/GU Ratio:</text:p>
          </table:table-cell>
          <table:covered-table-cell table:number-columns-repeated="2" table:style-name="ce172"/>
          <table:table-cell table:style-name="ce203" table:formula="of:=[.M52]/[.S54]" office:value-type="float" office:value="0.399885168295112">
            <text:p>0.40</text:p>
          </table:table-cell>
          <table:table-cell table:style-name="ce219" table:number-columns-repeated="8"/>
          <table:table-cell table:style-name="ce333"/>
          <table:table-cell table:number-columns-repeated="997"/>
        </table:table-row>
        <table:table-row table:style-name="ro1">
          <table:table-cell/>
          <table:table-cell table:style-name="ce149" table:number-columns-spanned="5" table:number-rows-spanned="1"/>
          <table:covered-table-cell table:number-columns-repeated="4" table:style-name="ce171"/>
          <table:table-cell table:style-name="ce210"/>
          <table:table-cell table:style-name="ce67" table:number-columns-repeated="6"/>
          <table:table-cell table:number-columns-repeated="1011"/>
        </table:table-row>
        <table:table-row table:style-name="ro1" table:number-rows-repeated="2">
          <table:table-cell table:number-columns-repeated="5"/>
          <table:table-cell table:style-name="ce146"/>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named-expressions/>
      </table:table>
      <table:table table:name="Water" table:style-name="ta20" table:protected="true" table:print="false">
        <table:table-column table:style-name="co31" table:default-cell-style-name="Excel_20_Built-in_20_Normal"/>
        <table:table-column table:style-name="co62" table:number-columns-repeated="27" table:default-cell-style-name="Excel_20_Built-in_20_Normal"/>
        <table:table-column table:style-name="co23" table:default-cell-style-name="Excel_20_Built-in_20_Normal"/>
        <table:table-column table:style-name="co62" table:number-columns-repeated="4" table:default-cell-style-name="Excel_20_Built-in_20_Normal"/>
        <table:table-column table:style-name="co1" table:number-columns-repeated="2" table:default-cell-style-name="Excel_20_Built-in_20_Normal"/>
        <table:table-column table:style-name="co11" table:default-cell-style-name="Excel_20_Built-in_20_Normal"/>
        <table:table-column table:style-name="co1" table:number-columns-repeated="988" table:default-cell-style-name="Excel_20_Built-in_20_Normal"/>
        <table:table-row table:style-name="ro13">
          <table:table-cell table:number-columns-repeated="1024"/>
        </table:table-row>
        <table:table-row table:style-name="ro1">
          <table:table-cell/>
          <table:table-cell table:style-name="ce124" office:value-type="string" table:number-columns-spanned="12" table:number-rows-spanned="1">
            <text:p>Source Tap/Well Water (reported ions ppm)</text:p>
          </table:table-cell>
          <table:covered-table-cell table:number-columns-repeated="10" table:style-name="ce218"/>
          <table:covered-table-cell table:style-name="ce368"/>
          <table:table-cell/>
          <table:table-cell table:style-name="ce378" office:value-type="string" table:number-columns-spanned="2" table:number-rows-spanned="2">
            <text:p>Source Water pH</text:p>
          </table:table-cell>
          <table:covered-table-cell table:style-name="ce381"/>
          <table:table-cell table:style-name="ce385"/>
          <table:table-cell table:style-name="ce388"/>
          <table:table-cell table:style-name="ce124" office:value-type="string" table:number-columns-spanned="4" table:number-rows-spanned="1">
            <text:p>Strike Water</text:p>
          </table:table-cell>
          <table:covered-table-cell table:number-columns-repeated="3" table:style-name="ce124"/>
          <table:table-cell table:style-name="ce124" office:value-type="string" table:number-columns-spanned="4" table:number-rows-spanned="1">
            <text:p>Sparge Water</text:p>
          </table:table-cell>
          <table:covered-table-cell table:number-columns-repeated="3" table:style-name="ce124"/>
          <table:table-cell table:number-columns-repeated="998"/>
        </table:table-row>
        <table:table-row table:style-name="ro9">
          <table:table-cell/>
          <table:table-cell table:style-name="ce124" office:value-type="string" table:number-columns-spanned="2" table:number-rows-spanned="1">
            <text:p>Ca</text:p>
          </table:table-cell>
          <table:covered-table-cell table:style-name="ce124"/>
          <table:table-cell table:style-name="ce124" office:value-type="string" table:number-columns-spanned="2" table:number-rows-spanned="1">
            <text:p>Mg</text:p>
          </table:table-cell>
          <table:covered-table-cell table:style-name="ce124"/>
          <table:table-cell table:style-name="ce124" office:value-type="string" table:number-columns-spanned="2" table:number-rows-spanned="1">
            <text:p>Na</text:p>
          </table:table-cell>
          <table:covered-table-cell table:style-name="ce124"/>
          <table:table-cell table:style-name="ce124" office:value-type="string" table:number-columns-spanned="2" table:number-rows-spanned="1">
            <text:p>Cl</text:p>
          </table:table-cell>
          <table:covered-table-cell table:style-name="ce124"/>
          <table:table-cell table:style-name="ce124" office:value-type="string" table:number-columns-spanned="2" table:number-rows-spanned="1">
            <text:p>SO<text:span text:style-name="T11">4</text:span></text:p>
          </table:table-cell>
          <table:covered-table-cell table:style-name="ce124"/>
          <table:table-cell table:style-name="ce124" office:value-type="string" table:number-columns-spanned="2" table:number-rows-spanned="1">
            <text:p>HCO<text:span text:style-name="T11">3</text:span></text:p>
          </table:table-cell>
          <table:covered-table-cell table:style-name="ce124"/>
          <table:table-cell table:style-name="ce374"/>
          <table:covered-table-cell table:style-name="ce379"/>
          <table:covered-table-cell table:style-name="ce382"/>
          <table:table-cell table:style-name="ce385"/>
          <table:table-cell table:style-name="ce388"/>
          <table:table-cell table:style-name="ce124" table:formula="of:=IF([$Brewhouse.V17]=&quot;Metric&quot;; &quot;Liters&quot;; &quot;Gallons&quot;)" office:value-type="string" office:string-value="Gallons" table:number-columns-spanned="2" table:number-rows-spanned="1">
            <text:p>Gallons</text:p>
          </table:table-cell>
          <table:covered-table-cell table:style-name="ce124"/>
          <table:table-cell table:style-name="ce124" office:value-type="string" table:number-columns-spanned="2" table:number-rows-spanned="1">
            <text:p>% Distilled</text:p>
          </table:table-cell>
          <table:covered-table-cell table:style-name="ce124"/>
          <table:table-cell table:style-name="ce124" table:formula="of:=[.S3]" office:value-type="string" office:string-value="Gallons" table:number-columns-spanned="2" table:number-rows-spanned="1">
            <text:p>Gallons</text:p>
          </table:table-cell>
          <table:covered-table-cell table:style-name="ce124"/>
          <table:table-cell table:style-name="ce124" office:value-type="string" table:number-columns-spanned="2" table:number-rows-spanned="1">
            <text:p>% Distilled</text:p>
          </table:table-cell>
          <table:covered-table-cell table:style-name="ce124"/>
          <table:table-cell/>
          <table:table-cell table:style-name="ce424" office:value-type="string" table:number-columns-spanned="5" table:number-rows-spanned="2">
            <text:p>Show % of Distilled Water on Recipe and BrewDay Tabs?</text:p>
          </table:table-cell>
          <table:covered-table-cell table:number-columns-repeated="3" table:style-name="ce426"/>
          <table:covered-table-cell table:style-name="ce444"/>
          <table:table-cell table:style-name="ce322" table:content-validation-name="val31" office:value-type="string" table:number-columns-spanned="1" table:number-rows-spanned="2">
            <text:p>N</text:p>
          </table:table-cell>
          <table:table-cell table:number-columns-repeated="991"/>
        </table:table-row>
        <table:table-row table:style-name="ro1">
          <table:table-cell/>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374"/>
          <table:table-cell table:style-name="ce90" table:content-validation-name="val30" office:value-type="float" office:value="8" table:number-columns-spanned="2" table:number-rows-spanned="1">
            <text:p>8.0</text:p>
          </table:table-cell>
          <table:covered-table-cell table:style-name="ce90" table:content-validation-name="val30"/>
          <table:table-cell table:style-name="ce386"/>
          <table:table-cell table:style-name="ce389"/>
          <table:table-cell table:style-name="ce396" table:formula="of:=IF([$Brewhouse.V17]=&quot;Metric&quot;; [$'Total H2O Sub'.J24]/0.264172051; [$'Total H2O Sub'.J24])" office:value-type="float" office:value="3.54825" table:number-columns-spanned="2" table:number-rows-spanned="1">
            <text:p>3.55</text:p>
          </table:table-cell>
          <table:covered-table-cell table:style-name="ce402"/>
          <table:table-cell table:style-name="ce125" office:value-type="percentage" office:value="0" table:number-columns-spanned="2" table:number-rows-spanned="1">
            <text:p>0%</text:p>
          </table:table-cell>
          <table:covered-table-cell table:style-name="ce125"/>
          <table:table-cell table:style-name="ce410" table:formula="of:=IF([$Brewhouse.V17]=&quot;Metric&quot;; [$'Total H2O Sub'.J25]/0.264172051; [$'Total H2O Sub'.J25])" office:value-type="float" office:value="4.27657166666667" table:number-columns-spanned="2" table:number-rows-spanned="1">
            <text:p>4.28</text:p>
          </table:table-cell>
          <table:covered-table-cell table:style-name="ce266"/>
          <table:table-cell table:style-name="ce125" office:value-type="percentage" office:value="0" table:number-columns-spanned="2" table:number-rows-spanned="1">
            <text:p>0%</text:p>
          </table:table-cell>
          <table:covered-table-cell table:style-name="ce125"/>
          <table:table-cell/>
          <table:covered-table-cell table:style-name="ce425"/>
          <table:covered-table-cell table:number-columns-repeated="3" table:style-name="ce427"/>
          <table:covered-table-cell table:style-name="ce445"/>
          <table:covered-table-cell table:style-name="ce447"/>
          <table:table-cell table:number-columns-repeated="991"/>
        </table:table-row>
        <table:table-row table:style-name="ro13">
          <table:table-cell table:number-columns-repeated="1024"/>
        </table:table-row>
        <table:table-row table:style-name="ro14">
          <table:table-cell/>
          <table:table-cell table:style-name="ce124" office:value-type="string" table:number-columns-spanned="21" table:number-rows-spanned="1">
            <text:p>Grist</text:p>
          </table:table-cell>
          <table:covered-table-cell table:number-columns-repeated="20" table:style-name="ce124"/>
          <table:table-cell table:number-columns-repeated="1002"/>
        </table:table-row>
        <table:table-row table:style-name="ro15">
          <table:table-cell/>
          <table:table-cell table:style-name="ce124" office:value-type="string" table:number-columns-spanned="6" table:number-rows-spanned="1">
            <text:p>Grain</text:p>
          </table:table-cell>
          <table:covered-table-cell table:number-columns-repeated="5" table:style-name="ce124"/>
          <table:table-cell table:style-name="ce124" office:value-type="string" table:number-columns-spanned="3" table:number-rows-spanned="1">
            <text:p>Color Deg L</text:p>
          </table:table-cell>
          <table:covered-table-cell table:number-columns-repeated="2" table:style-name="ce124"/>
          <table:table-cell table:style-name="ce124" office:value-type="string" table:number-columns-spanned="2" table:number-rows-spanned="1">
            <text:p>Type</text:p>
          </table:table-cell>
          <table:covered-table-cell table:style-name="ce124"/>
          <table:table-cell table:style-name="ce369" table:formula="of:=IF([$Brewhouse.V17]=&quot;Metric&quot;; &quot;Kilograms&quot;; &quot;Pounds&quot;)" office:value-type="string" office:string-value="Pounds" table:number-columns-spanned="2" table:number-rows-spanned="1">
            <text:p>Pounds</text:p>
          </table:table-cell>
          <table:covered-table-cell table:style-name="ce369"/>
          <table:table-cell table:style-name="ce369" office:value-type="string" table:number-columns-spanned="3" table:number-rows-spanned="1">
            <text:p>Grist Fraction (f)</text:p>
          </table:table-cell>
          <table:covered-table-cell table:number-columns-repeated="2" table:style-name="ce369"/>
          <table:table-cell table:style-name="ce369" office:value-type="string" table:number-columns-spanned="3" table:number-rows-spanned="1">
            <text:p>Acidity (A) (mEq/kg)</text:p>
          </table:table-cell>
          <table:covered-table-cell table:number-columns-repeated="2" table:style-name="ce369"/>
          <table:table-cell table:style-name="ce369" office:value-type="string" table:number-columns-spanned="2" table:number-rows-spanned="1">
            <text:p>f * a (mEq/kg)</text:p>
          </table:table-cell>
          <table:covered-table-cell table:style-name="ce369"/>
          <table:table-cell table:number-columns-repeated="1002"/>
        </table:table-row>
        <table:table-row table:style-name="ro14">
          <table:table-cell/>
          <table:table-cell table:style-name="ce339" table:formula="of:=IF([$Mash_Chem.D6]&lt;&gt;0; [$Mash_Chem.B6]; &quot;&quot;)" office:value-type="string" office:string-value="Golden Promise" table:number-columns-spanned="6" table:number-rows-spanned="1">
            <text:p>Golden Promise</text:p>
          </table:table-cell>
          <table:covered-table-cell table:number-columns-repeated="5" table:style-name="ce339"/>
          <table:table-cell table:style-name="ce339" table:formula="of:=IF([$Mash_Chem.D6]&lt;&gt;0; [$Mash_Chem.C6]; &quot;&quot;)" office:value-type="float" office:value="3" table:number-columns-spanned="3" table:number-rows-spanned="1">
            <text:p>3</text:p>
          </table:table-cell>
          <table:covered-table-cell table:number-columns-repeated="2" table:style-name="ce339"/>
          <table:table-cell table:style-name="ce339" table:formula="of:=IF([$Mash_Chem.D6]&lt;&gt;0; [$Mash_Chem.D6]; &quot;&quot;)" office:value-type="string" office:string-value="B" table:number-columns-spanned="2" table:number-rows-spanned="1">
            <text:p>B</text:p>
          </table:table-cell>
          <table:covered-table-cell table:style-name="ce339"/>
          <table:table-cell table:style-name="ce370" table:formula="of:=IF([$Brewhouse.V17]=&quot;Metric&quot;;  IF([$Mash_Chem.D6]&lt;&gt;0; [$Mash_Chem.E6]*0.453592; &quot;&quot;); IF([$Mash_Chem.D6]&lt;&gt;0; [$Mash_Chem.E6]; &quot;&quot;))" office:value-type="float" office:value="4.5" table:number-columns-spanned="2" table:number-rows-spanned="1">
            <text:p>4.50</text:p>
          </table:table-cell>
          <table:covered-table-cell table:style-name="ce339"/>
          <table:table-cell table:style-name="ce370" table:formula="of:=IF([$Mash_Chem.D6]&lt;&gt;0; [$Mash_Chem.F6]; &quot;&quot;)" office:value-type="float" office:value="0.473684210526316" table:number-columns-spanned="3" table:number-rows-spanned="1">
            <text:p>0.47</text:p>
          </table:table-cell>
          <table:covered-table-cell table:number-columns-repeated="2" table:style-name="ce339"/>
          <table:table-cell table:style-name="ce339" table:formula="of:=IF([$Mash_Chem.D6]&lt;&gt;0; [$Mash_Chem.G6]; &quot;&quot;)" office:value-type="float" office:value="1.1" table:number-columns-spanned="3" table:number-rows-spanned="1">
            <text:p>1.1</text:p>
          </table:table-cell>
          <table:covered-table-cell table:number-columns-repeated="2" table:style-name="ce339"/>
          <table:table-cell table:style-name="ce370" table:formula="of:=IF([$Mash_Chem.D6]&lt;&gt;0; [$Mash_Chem.H6]; &quot;&quot;)" office:value-type="float" office:value="0.521052631578947" table:number-columns-spanned="2" table:number-rows-spanned="1">
            <text:p>0.52</text:p>
          </table:table-cell>
          <table:covered-table-cell table:style-name="ce339"/>
          <table:table-cell table:number-columns-repeated="1002"/>
        </table:table-row>
        <table:table-row table:style-name="ro14">
          <table:table-cell/>
          <table:table-cell table:style-name="ce339" table:formula="of:=IF([$Mash_Chem.D7]&lt;&gt;0; [$Mash_Chem.B7]; &quot;&quot;)" office:value-type="string" office:string-value="American Brewer's Two-Row" table:number-columns-spanned="6" table:number-rows-spanned="1">
            <text:p>American Brewer's Two-Row</text:p>
          </table:table-cell>
          <table:covered-table-cell table:number-columns-repeated="5" table:style-name="ce339"/>
          <table:table-cell table:style-name="ce339" table:formula="of:=IF([$Mash_Chem.D7]&lt;&gt;0; [$Mash_Chem.C7]; &quot;&quot;)" office:value-type="float" office:value="2" table:number-columns-spanned="3" table:number-rows-spanned="1">
            <text:p>2</text:p>
          </table:table-cell>
          <table:covered-table-cell table:number-columns-repeated="2" table:style-name="ce339"/>
          <table:table-cell table:style-name="ce339" table:formula="of:=IF([$Mash_Chem.D7]&lt;&gt;0; [$Mash_Chem.D7]; &quot;&quot;)" office:value-type="string" office:string-value="B" table:number-columns-spanned="2" table:number-rows-spanned="1">
            <text:p>B</text:p>
          </table:table-cell>
          <table:covered-table-cell table:style-name="ce339"/>
          <table:table-cell table:style-name="ce370" table:formula="of:=IF([$Brewhouse.V17]=&quot;Metric&quot;;  IF([$Mash_Chem.D7]&lt;&gt;0; [$Mash_Chem.E7]*0.453592; &quot;&quot;); IF([$Mash_Chem.D7]&lt;&gt;0; [$Mash_Chem.E7]; &quot;&quot;))" office:value-type="float" office:value="3.5" table:number-columns-spanned="2" table:number-rows-spanned="1">
            <text:p>3.50</text:p>
          </table:table-cell>
          <table:covered-table-cell table:style-name="ce339"/>
          <table:table-cell table:style-name="ce370" table:formula="of:=IF([$Mash_Chem.D7]&lt;&gt;0; [$Mash_Chem.F7]; &quot;&quot;)" office:value-type="float" office:value="0.368421052631579" table:number-columns-spanned="3" table:number-rows-spanned="1">
            <text:p>0.37</text:p>
          </table:table-cell>
          <table:covered-table-cell table:number-columns-repeated="2" table:style-name="ce339"/>
          <table:table-cell table:style-name="ce339" table:formula="of:=IF([$Mash_Chem.D7]&lt;&gt;0; [$Mash_Chem.G7]; &quot;&quot;)" office:value-type="float" office:value="0.1" table:number-columns-spanned="3" table:number-rows-spanned="1">
            <text:p>0.1</text:p>
          </table:table-cell>
          <table:covered-table-cell table:number-columns-repeated="2" table:style-name="ce339"/>
          <table:table-cell table:style-name="ce370" table:formula="of:=IF([$Mash_Chem.D7]&lt;&gt;0; [$Mash_Chem.H7]; &quot;&quot;)" office:value-type="float" office:value="0.0368421052631579" table:number-columns-spanned="2" table:number-rows-spanned="1">
            <text:p>0.04</text:p>
          </table:table-cell>
          <table:covered-table-cell table:style-name="ce339"/>
          <table:table-cell table:number-columns-repeated="1002"/>
        </table:table-row>
        <table:table-row table:style-name="ro14">
          <table:table-cell/>
          <table:table-cell table:style-name="ce339" table:formula="of:=IF([$Mash_Chem.D8]&lt;&gt;0; [$Mash_Chem.B8]; &quot;&quot;)" office:value-type="string" office:string-value="German Pilsner (2L)" table:number-columns-spanned="6" table:number-rows-spanned="1">
            <text:p>German Pilsner (2L)</text:p>
          </table:table-cell>
          <table:covered-table-cell table:number-columns-repeated="5" table:style-name="ce339"/>
          <table:table-cell table:style-name="ce339" table:formula="of:=IF([$Mash_Chem.D8]&lt;&gt;0; [$Mash_Chem.C8]; &quot;&quot;)" office:value-type="float" office:value="2" table:number-columns-spanned="3" table:number-rows-spanned="1">
            <text:p>2</text:p>
          </table:table-cell>
          <table:covered-table-cell table:number-columns-repeated="2" table:style-name="ce339"/>
          <table:table-cell table:style-name="ce339" table:formula="of:=IF([$Mash_Chem.D8]&lt;&gt;0; [$Mash_Chem.D8]; &quot;&quot;)" office:value-type="string" office:string-value="B" table:number-columns-spanned="2" table:number-rows-spanned="1">
            <text:p>B</text:p>
          </table:table-cell>
          <table:covered-table-cell table:style-name="ce339"/>
          <table:table-cell table:style-name="ce370" table:formula="of:=IF([$Brewhouse.V17]=&quot;Metric&quot;;  IF([$Mash_Chem.D8]&lt;&gt;0; [$Mash_Chem.E8]*0.453592; &quot;&quot;); IF([$Mash_Chem.D8]&lt;&gt;0; [$Mash_Chem.E8]; &quot;&quot;))" office:value-type="float" office:value="0.5" table:number-columns-spanned="2" table:number-rows-spanned="1">
            <text:p>0.50</text:p>
          </table:table-cell>
          <table:covered-table-cell table:style-name="ce339"/>
          <table:table-cell table:style-name="ce370" table:formula="of:=IF([$Mash_Chem.D8]&lt;&gt;0; [$Mash_Chem.F8]; &quot;&quot;)" office:value-type="float" office:value="0.0526315789473684" table:number-columns-spanned="3" table:number-rows-spanned="1">
            <text:p>0.05</text:p>
          </table:table-cell>
          <table:covered-table-cell table:number-columns-repeated="2" table:style-name="ce339"/>
          <table:table-cell table:style-name="ce339" table:formula="of:=IF([$Mash_Chem.D8]&lt;&gt;0; [$Mash_Chem.G8]; &quot;&quot;)" office:value-type="float" office:value="0.1" table:number-columns-spanned="3" table:number-rows-spanned="1">
            <text:p>0.1</text:p>
          </table:table-cell>
          <table:covered-table-cell table:number-columns-repeated="2" table:style-name="ce339"/>
          <table:table-cell table:style-name="ce370" table:formula="of:=IF([$Mash_Chem.D8]&lt;&gt;0; [$Mash_Chem.H8]; &quot;&quot;)" office:value-type="float" office:value="0.00526315789473685" table:number-columns-spanned="2" table:number-rows-spanned="1">
            <text:p>0.01</text:p>
          </table:table-cell>
          <table:covered-table-cell table:style-name="ce339"/>
          <table:table-cell table:number-columns-repeated="1002"/>
        </table:table-row>
        <table:table-row table:style-name="ro14">
          <table:table-cell/>
          <table:table-cell table:style-name="ce339" table:formula="of:=IF([$Mash_Chem.D9]&lt;&gt;0; [$Mash_Chem.B9]; &quot;&quot;)" office:value-type="string" office:string-value="Munich (9L)" table:number-columns-spanned="6" table:number-rows-spanned="1">
            <text:p>Munich (9L)</text:p>
          </table:table-cell>
          <table:covered-table-cell table:number-columns-repeated="5" table:style-name="ce339"/>
          <table:table-cell table:style-name="ce339" table:formula="of:=IF([$Mash_Chem.D9]&lt;&gt;0; [$Mash_Chem.C9]; &quot;&quot;)" office:value-type="float" office:value="9" table:number-columns-spanned="3" table:number-rows-spanned="1">
            <text:p>9</text:p>
          </table:table-cell>
          <table:covered-table-cell table:number-columns-repeated="2" table:style-name="ce339"/>
          <table:table-cell table:style-name="ce339" table:formula="of:=IF([$Mash_Chem.D9]&lt;&gt;0; [$Mash_Chem.D9]; &quot;&quot;)" office:value-type="string" office:string-value="B" table:number-columns-spanned="2" table:number-rows-spanned="1">
            <text:p>B</text:p>
          </table:table-cell>
          <table:covered-table-cell table:style-name="ce339"/>
          <table:table-cell table:style-name="ce370" table:formula="of:=IF([$Brewhouse.V17]=&quot;Metric&quot;;  IF([$Mash_Chem.D9]&lt;&gt;0; [$Mash_Chem.E9]*0.453592; &quot;&quot;); IF([$Mash_Chem.D9]&lt;&gt;0; [$Mash_Chem.E9]; &quot;&quot;))" office:value-type="float" office:value="0.5" table:number-columns-spanned="2" table:number-rows-spanned="1">
            <text:p>0.50</text:p>
          </table:table-cell>
          <table:covered-table-cell table:style-name="ce339"/>
          <table:table-cell table:style-name="ce370" table:formula="of:=IF([$Mash_Chem.D9]&lt;&gt;0; [$Mash_Chem.F9]; &quot;&quot;)" office:value-type="float" office:value="0.0526315789473684" table:number-columns-spanned="3" table:number-rows-spanned="1">
            <text:p>0.05</text:p>
          </table:table-cell>
          <table:covered-table-cell table:number-columns-repeated="2" table:style-name="ce339"/>
          <table:table-cell table:style-name="ce339" table:formula="of:=IF([$Mash_Chem.D9]&lt;&gt;0; [$Mash_Chem.G9]; &quot;&quot;)" office:value-type="float" office:value="7.1" table:number-columns-spanned="3" table:number-rows-spanned="1">
            <text:p>7.1</text:p>
          </table:table-cell>
          <table:covered-table-cell table:number-columns-repeated="2" table:style-name="ce339"/>
          <table:table-cell table:style-name="ce370" table:formula="of:=IF([$Mash_Chem.D9]&lt;&gt;0; [$Mash_Chem.H9]; &quot;&quot;)" office:value-type="float" office:value="0.373684210526316" table:number-columns-spanned="2" table:number-rows-spanned="1">
            <text:p>0.37</text:p>
          </table:table-cell>
          <table:covered-table-cell table:style-name="ce339"/>
          <table:table-cell table:number-columns-repeated="1002"/>
        </table:table-row>
        <table:table-row table:style-name="ro14">
          <table:table-cell/>
          <table:table-cell table:style-name="ce339" table:formula="of:=IF([$Mash_Chem.D10]&lt;&gt;0; [$Mash_Chem.B10]; &quot;&quot;)" office:value-type="string" office:string-value="Wheat Malt (German)" table:number-columns-spanned="6" table:number-rows-spanned="1">
            <text:p>Wheat Malt (German)</text:p>
          </table:table-cell>
          <table:covered-table-cell table:number-columns-repeated="5" table:style-name="ce339"/>
          <table:table-cell table:style-name="ce339" table:formula="of:=IF([$Mash_Chem.D10]&lt;&gt;0; [$Mash_Chem.C10]; &quot;&quot;)" office:value-type="float" office:value="2" table:number-columns-spanned="3" table:number-rows-spanned="1">
            <text:p>2</text:p>
          </table:table-cell>
          <table:covered-table-cell table:number-columns-repeated="2" table:style-name="ce339"/>
          <table:table-cell table:style-name="ce339" table:formula="of:=IF([$Mash_Chem.D10]&lt;&gt;0; [$Mash_Chem.D10]; &quot;&quot;)" office:value-type="string" office:string-value="W" table:number-columns-spanned="2" table:number-rows-spanned="1">
            <text:p>W</text:p>
          </table:table-cell>
          <table:covered-table-cell table:style-name="ce339"/>
          <table:table-cell table:style-name="ce370" table:formula="of:=IF([$Brewhouse.V17]=&quot;Metric&quot;;  IF([$Mash_Chem.D10]&lt;&gt;0; [$Mash_Chem.E10]*0.453592; &quot;&quot;); IF([$Mash_Chem.D10]&lt;&gt;0; [$Mash_Chem.E10]; &quot;&quot;))" office:value-type="float" office:value="0.5" table:number-columns-spanned="2" table:number-rows-spanned="1">
            <text:p>0.50</text:p>
          </table:table-cell>
          <table:covered-table-cell table:style-name="ce339"/>
          <table:table-cell table:style-name="ce370" table:formula="of:=IF([$Mash_Chem.D10]&lt;&gt;0; [$Mash_Chem.F10]; &quot;&quot;)" office:value-type="float" office:value="0.0526315789473684" table:number-columns-spanned="3" table:number-rows-spanned="1">
            <text:p>0.05</text:p>
          </table:table-cell>
          <table:covered-table-cell table:number-columns-repeated="2" table:style-name="ce339"/>
          <table:table-cell table:style-name="ce339" table:formula="of:=IF([$Mash_Chem.D10]&lt;&gt;0; [$Mash_Chem.G10]; &quot;&quot;)" office:value-type="float" office:value="-9.6" table:number-columns-spanned="3" table:number-rows-spanned="1">
            <text:p>-9.6</text:p>
          </table:table-cell>
          <table:covered-table-cell table:number-columns-repeated="2" table:style-name="ce339"/>
          <table:table-cell table:style-name="ce370" table:formula="of:=IF([$Mash_Chem.D10]&lt;&gt;0; [$Mash_Chem.H10]; &quot;&quot;)" office:value-type="float" office:value="-0.505263157894737" table:number-columns-spanned="2" table:number-rows-spanned="1">
            <text:p>-0.51</text:p>
          </table:table-cell>
          <table:covered-table-cell table:style-name="ce339"/>
          <table:table-cell table:number-columns-repeated="1002"/>
        </table:table-row>
        <table:table-row table:style-name="ro14">
          <table:table-cell/>
          <table:table-cell table:style-name="ce339" table:formula="of:=IF([$Mash_Chem.D11]&lt;&gt;0; [$Mash_Chem.B11]; &quot;&quot;)" table:number-columns-spanned="6" table:number-rows-spanned="1">
            <text:p/>
          </table:table-cell>
          <table:covered-table-cell table:number-columns-repeated="5" table:style-name="ce339"/>
          <table:table-cell table:style-name="ce339" table:formula="of:=IF([$Mash_Chem.D11]&lt;&gt;0; [$Mash_Chem.C11]; &quot;&quot;)" table:number-columns-spanned="3" table:number-rows-spanned="1">
            <text:p/>
          </table:table-cell>
          <table:covered-table-cell table:number-columns-repeated="2" table:style-name="ce339"/>
          <table:table-cell table:style-name="ce339" table:formula="of:=IF([$Mash_Chem.D11]&lt;&gt;0; [$Mash_Chem.D11]; &quot;&quot;)" table:number-columns-spanned="2" table:number-rows-spanned="1">
            <text:p/>
          </table:table-cell>
          <table:covered-table-cell table:style-name="ce339"/>
          <table:table-cell table:style-name="ce370" table:formula="of:=IF([$Brewhouse.V17]=&quot;Metric&quot;;  IF([$Mash_Chem.D11]&lt;&gt;0; [$Mash_Chem.E11]*0.453592; &quot;&quot;); IF([$Mash_Chem.D11]&lt;&gt;0; [$Mash_Chem.E11]; &quot;&quot;))" table:number-columns-spanned="2" table:number-rows-spanned="1">
            <text:p/>
          </table:table-cell>
          <table:covered-table-cell table:style-name="ce339"/>
          <table:table-cell table:style-name="ce370" table:formula="of:=IF([$Mash_Chem.D11]&lt;&gt;0; [$Mash_Chem.F11]; &quot;&quot;)" table:number-columns-spanned="3" table:number-rows-spanned="1">
            <text:p/>
          </table:table-cell>
          <table:covered-table-cell table:number-columns-repeated="2" table:style-name="ce339"/>
          <table:table-cell table:style-name="ce339" table:formula="of:=IF([$Mash_Chem.D11]&lt;&gt;0; [$Mash_Chem.G11]; &quot;&quot;)" table:number-columns-spanned="3" table:number-rows-spanned="1">
            <text:p/>
          </table:table-cell>
          <table:covered-table-cell table:number-columns-repeated="2" table:style-name="ce339"/>
          <table:table-cell table:style-name="ce370" table:formula="of:=IF([$Mash_Chem.D11]&lt;&gt;0; [$Mash_Chem.H11]; &quot;&quot;)" table:number-columns-spanned="2" table:number-rows-spanned="1">
            <text:p/>
          </table:table-cell>
          <table:covered-table-cell table:style-name="ce339"/>
          <table:table-cell table:number-columns-repeated="1002"/>
        </table:table-row>
        <table:table-row table:style-name="ro14">
          <table:table-cell/>
          <table:table-cell table:style-name="ce339" table:formula="of:=IF([$Mash_Chem.D12]&lt;&gt;0; [$Mash_Chem.B12]; &quot;&quot;)" table:number-columns-spanned="6" table:number-rows-spanned="1">
            <text:p/>
          </table:table-cell>
          <table:covered-table-cell table:number-columns-repeated="5" table:style-name="ce339"/>
          <table:table-cell table:style-name="ce339" table:formula="of:=IF([$Mash_Chem.D12]&lt;&gt;0; [$Mash_Chem.C12]; &quot;&quot;)" table:number-columns-spanned="3" table:number-rows-spanned="1">
            <text:p/>
          </table:table-cell>
          <table:covered-table-cell table:number-columns-repeated="2" table:style-name="ce339"/>
          <table:table-cell table:style-name="ce339" table:formula="of:=IF([$Mash_Chem.D12]&lt;&gt;0; [$Mash_Chem.D12]; &quot;&quot;)" table:number-columns-spanned="2" table:number-rows-spanned="1">
            <text:p/>
          </table:table-cell>
          <table:covered-table-cell table:style-name="ce339"/>
          <table:table-cell table:style-name="ce370" table:formula="of:=IF([$Brewhouse.V17]=&quot;Metric&quot;;  IF([$Mash_Chem.D12]&lt;&gt;0; [$Mash_Chem.E12]*0.453592; &quot;&quot;); IF([$Mash_Chem.D12]&lt;&gt;0; [$Mash_Chem.E12]; &quot;&quot;))" table:number-columns-spanned="2" table:number-rows-spanned="1">
            <text:p/>
          </table:table-cell>
          <table:covered-table-cell table:style-name="ce339"/>
          <table:table-cell table:style-name="ce370" table:formula="of:=IF([$Mash_Chem.D12]&lt;&gt;0; [$Mash_Chem.F12]; &quot;&quot;)" table:number-columns-spanned="3" table:number-rows-spanned="1">
            <text:p/>
          </table:table-cell>
          <table:covered-table-cell table:number-columns-repeated="2" table:style-name="ce339"/>
          <table:table-cell table:style-name="ce339" table:formula="of:=IF([$Mash_Chem.D12]&lt;&gt;0; [$Mash_Chem.G12]; &quot;&quot;)" table:number-columns-spanned="3" table:number-rows-spanned="1">
            <text:p/>
          </table:table-cell>
          <table:covered-table-cell table:number-columns-repeated="2" table:style-name="ce339"/>
          <table:table-cell table:style-name="ce370" table:formula="of:=IF([$Mash_Chem.D12]&lt;&gt;0; [$Mash_Chem.H12]; &quot;&quot;)" table:number-columns-spanned="2" table:number-rows-spanned="1">
            <text:p/>
          </table:table-cell>
          <table:covered-table-cell table:style-name="ce339"/>
          <table:table-cell table:number-columns-repeated="1002"/>
        </table:table-row>
        <table:table-row table:style-name="ro14">
          <table:table-cell/>
          <table:table-cell table:style-name="ce339" table:formula="of:=IF([$Mash_Chem.D13]&lt;&gt;0; [$Mash_Chem.B13]; &quot;&quot;)" table:number-columns-spanned="6" table:number-rows-spanned="1">
            <text:p/>
          </table:table-cell>
          <table:covered-table-cell table:number-columns-repeated="5" table:style-name="ce339"/>
          <table:table-cell table:style-name="ce339" table:formula="of:=IF([$Mash_Chem.D13]&lt;&gt;0; [$Mash_Chem.C13]; &quot;&quot;)" table:number-columns-spanned="3" table:number-rows-spanned="1">
            <text:p/>
          </table:table-cell>
          <table:covered-table-cell table:number-columns-repeated="2" table:style-name="ce339"/>
          <table:table-cell table:style-name="ce339" table:formula="of:=IF([$Mash_Chem.D13]&lt;&gt;0; [$Mash_Chem.D13]; &quot;&quot;)" table:number-columns-spanned="2" table:number-rows-spanned="1">
            <text:p/>
          </table:table-cell>
          <table:covered-table-cell table:style-name="ce339"/>
          <table:table-cell table:style-name="ce370" table:formula="of:=IF([$Brewhouse.V17]=&quot;Metric&quot;;  IF([$Mash_Chem.D13]&lt;&gt;0; [$Mash_Chem.E13]*0.453592; &quot;&quot;); IF([$Mash_Chem.D13]&lt;&gt;0; [$Mash_Chem.E13]; &quot;&quot;))" table:number-columns-spanned="2" table:number-rows-spanned="1">
            <text:p/>
          </table:table-cell>
          <table:covered-table-cell table:style-name="ce339"/>
          <table:table-cell table:style-name="ce370" table:formula="of:=IF([$Mash_Chem.D13]&lt;&gt;0; [$Mash_Chem.F13]; &quot;&quot;)" table:number-columns-spanned="3" table:number-rows-spanned="1">
            <text:p/>
          </table:table-cell>
          <table:covered-table-cell table:number-columns-repeated="2" table:style-name="ce339"/>
          <table:table-cell table:style-name="ce339" table:formula="of:=IF([$Mash_Chem.D13]&lt;&gt;0; [$Mash_Chem.G13]; &quot;&quot;)" table:number-columns-spanned="3" table:number-rows-spanned="1">
            <text:p/>
          </table:table-cell>
          <table:covered-table-cell table:number-columns-repeated="2" table:style-name="ce339"/>
          <table:table-cell table:style-name="ce370" table:formula="of:=IF([$Mash_Chem.D13]&lt;&gt;0; [$Mash_Chem.H13]; &quot;&quot;)" table:number-columns-spanned="2" table:number-rows-spanned="1">
            <text:p/>
          </table:table-cell>
          <table:covered-table-cell table:style-name="ce339"/>
          <table:table-cell table:number-columns-repeated="1002"/>
        </table:table-row>
        <table:table-row table:style-name="ro14">
          <table:table-cell/>
          <table:table-cell table:style-name="ce339" table:formula="of:=IF([$Mash_Chem.D14]&lt;&gt;0; [$Mash_Chem.B14]; &quot;&quot;)" table:number-columns-spanned="6" table:number-rows-spanned="1">
            <text:p/>
          </table:table-cell>
          <table:covered-table-cell table:number-columns-repeated="5" table:style-name="ce339"/>
          <table:table-cell table:style-name="ce339" table:formula="of:=IF([$Mash_Chem.D14]&lt;&gt;0; [$Mash_Chem.C14]; &quot;&quot;)" table:number-columns-spanned="3" table:number-rows-spanned="1">
            <text:p/>
          </table:table-cell>
          <table:covered-table-cell table:number-columns-repeated="2" table:style-name="ce339"/>
          <table:table-cell table:style-name="ce339" table:formula="of:=IF([$Mash_Chem.D14]&lt;&gt;0; [$Mash_Chem.D14]; &quot;&quot;)" table:number-columns-spanned="2" table:number-rows-spanned="1">
            <text:p/>
          </table:table-cell>
          <table:covered-table-cell table:style-name="ce339"/>
          <table:table-cell table:style-name="ce370" table:formula="of:=IF([$Brewhouse.V17]=&quot;Metric&quot;;  IF([$Mash_Chem.D14]&lt;&gt;0; [$Mash_Chem.E14]*0.453592; &quot;&quot;); IF([$Mash_Chem.D14]&lt;&gt;0; [$Mash_Chem.E14]; &quot;&quot;))" table:number-columns-spanned="2" table:number-rows-spanned="1">
            <text:p/>
          </table:table-cell>
          <table:covered-table-cell table:style-name="ce339"/>
          <table:table-cell table:style-name="ce370" table:formula="of:=IF([$Mash_Chem.D14]&lt;&gt;0; [$Mash_Chem.F14]; &quot;&quot;)" table:number-columns-spanned="3" table:number-rows-spanned="1">
            <text:p/>
          </table:table-cell>
          <table:covered-table-cell table:number-columns-repeated="2" table:style-name="ce339"/>
          <table:table-cell table:style-name="ce339" table:formula="of:=IF([$Mash_Chem.D14]&lt;&gt;0; [$Mash_Chem.G14]; &quot;&quot;)" table:number-columns-spanned="3" table:number-rows-spanned="1">
            <text:p/>
          </table:table-cell>
          <table:covered-table-cell table:number-columns-repeated="2" table:style-name="ce339"/>
          <table:table-cell table:style-name="ce370" table:formula="of:=IF([$Mash_Chem.D14]&lt;&gt;0; [$Mash_Chem.H14]; &quot;&quot;)" table:number-columns-spanned="2" table:number-rows-spanned="1">
            <text:p/>
          </table:table-cell>
          <table:covered-table-cell table:style-name="ce339"/>
          <table:table-cell table:number-columns-repeated="1002"/>
        </table:table-row>
        <table:table-row table:style-name="ro14">
          <table:table-cell/>
          <table:table-cell table:style-name="ce339" table:formula="of:=IF([$Mash_Chem.D15]&lt;&gt;0; [$Mash_Chem.B15]; &quot;&quot;)" table:number-columns-spanned="6" table:number-rows-spanned="1">
            <text:p/>
          </table:table-cell>
          <table:covered-table-cell table:number-columns-repeated="5" table:style-name="ce339"/>
          <table:table-cell table:style-name="ce339" table:formula="of:=IF([$Mash_Chem.D15]&lt;&gt;0; [$Mash_Chem.C15]; &quot;&quot;)" table:number-columns-spanned="3" table:number-rows-spanned="1">
            <text:p/>
          </table:table-cell>
          <table:covered-table-cell table:number-columns-repeated="2" table:style-name="ce339"/>
          <table:table-cell table:style-name="ce339" table:formula="of:=IF([$Mash_Chem.D15]&lt;&gt;0; [$Mash_Chem.D15]; &quot;&quot;)" table:number-columns-spanned="2" table:number-rows-spanned="1">
            <text:p/>
          </table:table-cell>
          <table:covered-table-cell table:style-name="ce339"/>
          <table:table-cell table:style-name="ce370" table:formula="of:=IF([$Brewhouse.V17]=&quot;Metric&quot;;  IF([$Mash_Chem.D15]&lt;&gt;0; [$Mash_Chem.E15]*0.453592; &quot;&quot;); IF([$Mash_Chem.D15]&lt;&gt;0; [$Mash_Chem.E15]; &quot;&quot;))" table:number-columns-spanned="2" table:number-rows-spanned="1">
            <text:p/>
          </table:table-cell>
          <table:covered-table-cell table:style-name="ce339"/>
          <table:table-cell table:style-name="ce370" table:formula="of:=IF([$Mash_Chem.D15]&lt;&gt;0; [$Mash_Chem.F15]; &quot;&quot;)" table:number-columns-spanned="3" table:number-rows-spanned="1">
            <text:p/>
          </table:table-cell>
          <table:covered-table-cell table:number-columns-repeated="2" table:style-name="ce339"/>
          <table:table-cell table:style-name="ce339" table:formula="of:=IF([$Mash_Chem.D15]&lt;&gt;0; [$Mash_Chem.G15]; &quot;&quot;)" table:number-columns-spanned="3" table:number-rows-spanned="1">
            <text:p/>
          </table:table-cell>
          <table:covered-table-cell table:number-columns-repeated="2" table:style-name="ce339"/>
          <table:table-cell table:style-name="ce370" table:formula="of:=IF([$Mash_Chem.D15]&lt;&gt;0; [$Mash_Chem.H15]; &quot;&quot;)" table:number-columns-spanned="2" table:number-rows-spanned="1">
            <text:p/>
          </table:table-cell>
          <table:covered-table-cell table:style-name="ce339"/>
          <table:table-cell table:number-columns-repeated="1002"/>
        </table:table-row>
        <table:table-row table:style-name="ro14">
          <table:table-cell/>
          <table:table-cell table:style-name="ce339" table:formula="of:=IF([$Mash_Chem.D16]&lt;&gt;0; [$Mash_Chem.B16]; &quot;&quot;)" table:number-columns-spanned="6" table:number-rows-spanned="1">
            <text:p/>
          </table:table-cell>
          <table:covered-table-cell table:number-columns-repeated="5" table:style-name="ce339"/>
          <table:table-cell table:style-name="ce339" table:formula="of:=IF([$Mash_Chem.D16]&lt;&gt;0; [$Mash_Chem.C16]; &quot;&quot;)" table:number-columns-spanned="3" table:number-rows-spanned="1">
            <text:p/>
          </table:table-cell>
          <table:covered-table-cell table:number-columns-repeated="2" table:style-name="ce339"/>
          <table:table-cell table:style-name="ce339" table:formula="of:=IF([$Mash_Chem.D16]&lt;&gt;0; [$Mash_Chem.D16]; &quot;&quot;)" table:number-columns-spanned="2" table:number-rows-spanned="1">
            <text:p/>
          </table:table-cell>
          <table:covered-table-cell table:style-name="ce339"/>
          <table:table-cell table:style-name="ce370" table:formula="of:=IF([$Brewhouse.V17]=&quot;Metric&quot;;  IF([$Mash_Chem.D16]&lt;&gt;0; [$Mash_Chem.E16]*0.453592; &quot;&quot;); IF([$Mash_Chem.D16]&lt;&gt;0; [$Mash_Chem.E16]; &quot;&quot;))" table:number-columns-spanned="2" table:number-rows-spanned="1">
            <text:p/>
          </table:table-cell>
          <table:covered-table-cell table:style-name="ce339"/>
          <table:table-cell table:style-name="ce370" table:formula="of:=IF([$Mash_Chem.D16]&lt;&gt;0; [$Mash_Chem.F16]; &quot;&quot;)" table:number-columns-spanned="3" table:number-rows-spanned="1">
            <text:p/>
          </table:table-cell>
          <table:covered-table-cell table:number-columns-repeated="2" table:style-name="ce339"/>
          <table:table-cell table:style-name="ce339" table:formula="of:=IF([$Mash_Chem.D16]&lt;&gt;0; [$Mash_Chem.G16]; &quot;&quot;)" table:number-columns-spanned="3" table:number-rows-spanned="1">
            <text:p/>
          </table:table-cell>
          <table:covered-table-cell table:number-columns-repeated="2" table:style-name="ce339"/>
          <table:table-cell table:style-name="ce370" table:formula="of:=IF([$Mash_Chem.D16]&lt;&gt;0; [$Mash_Chem.H16]; &quot;&quot;)" table:number-columns-spanned="2" table:number-rows-spanned="1">
            <text:p/>
          </table:table-cell>
          <table:covered-table-cell table:style-name="ce339"/>
          <table:table-cell table:number-columns-repeated="1002"/>
        </table:table-row>
        <table:table-row table:style-name="ro14">
          <table:table-cell/>
          <table:table-cell table:style-name="ce339" table:formula="of:=IF([$Mash_Chem.D17]&lt;&gt;0; [$Mash_Chem.B17]; &quot;&quot;)" table:number-columns-spanned="6" table:number-rows-spanned="1">
            <text:p/>
          </table:table-cell>
          <table:covered-table-cell table:number-columns-repeated="5" table:style-name="ce339"/>
          <table:table-cell table:style-name="ce339" table:formula="of:=IF([$Mash_Chem.D17]&lt;&gt;0; [$Mash_Chem.C17]; &quot;&quot;)" table:number-columns-spanned="3" table:number-rows-spanned="1">
            <text:p/>
          </table:table-cell>
          <table:covered-table-cell table:number-columns-repeated="2" table:style-name="ce339"/>
          <table:table-cell table:style-name="ce339" table:formula="of:=IF([$Mash_Chem.D17]&lt;&gt;0; [$Mash_Chem.D17]; &quot;&quot;)" table:number-columns-spanned="2" table:number-rows-spanned="1">
            <text:p/>
          </table:table-cell>
          <table:covered-table-cell table:style-name="ce339"/>
          <table:table-cell table:style-name="ce370" table:formula="of:=IF([$Brewhouse.V17]=&quot;Metric&quot;;  IF([$Mash_Chem.D17]&lt;&gt;0; [$Mash_Chem.E17]*0.453592; &quot;&quot;); IF([$Mash_Chem.D17]&lt;&gt;0; [$Mash_Chem.E17]; &quot;&quot;))" table:number-columns-spanned="2" table:number-rows-spanned="1">
            <text:p/>
          </table:table-cell>
          <table:covered-table-cell table:style-name="ce339"/>
          <table:table-cell table:style-name="ce370" table:formula="of:=IF([$Mash_Chem.D17]&lt;&gt;0; [$Mash_Chem.F17]; &quot;&quot;)" table:number-columns-spanned="3" table:number-rows-spanned="1">
            <text:p/>
          </table:table-cell>
          <table:covered-table-cell table:number-columns-repeated="2" table:style-name="ce339"/>
          <table:table-cell table:style-name="ce339" table:formula="of:=IF([$Mash_Chem.D17]&lt;&gt;0; [$Mash_Chem.G17]; &quot;&quot;)" table:number-columns-spanned="3" table:number-rows-spanned="1">
            <text:p/>
          </table:table-cell>
          <table:covered-table-cell table:number-columns-repeated="2" table:style-name="ce339"/>
          <table:table-cell table:style-name="ce370" table:formula="of:=IF([$Mash_Chem.D17]&lt;&gt;0; [$Mash_Chem.H17]; &quot;&quot;)" table:number-columns-spanned="2" table:number-rows-spanned="1">
            <text:p/>
          </table:table-cell>
          <table:covered-table-cell table:style-name="ce339"/>
          <table:table-cell table:number-columns-repeated="1002"/>
        </table:table-row>
        <table:table-row table:style-name="ro14">
          <table:table-cell/>
          <table:table-cell table:style-name="ce339" table:formula="of:=IF([$Mash_Chem.D18]&lt;&gt;0; [$Mash_Chem.B18]; &quot;&quot;)" table:number-columns-spanned="6" table:number-rows-spanned="1">
            <text:p/>
          </table:table-cell>
          <table:covered-table-cell table:number-columns-repeated="5" table:style-name="ce339"/>
          <table:table-cell table:style-name="ce339" table:formula="of:=IF([$Mash_Chem.D18]&lt;&gt;0; [$Mash_Chem.C18]; &quot;&quot;)" table:number-columns-spanned="3" table:number-rows-spanned="1">
            <text:p/>
          </table:table-cell>
          <table:covered-table-cell table:number-columns-repeated="2" table:style-name="ce339"/>
          <table:table-cell table:style-name="ce339" table:formula="of:=IF([$Mash_Chem.D18]&lt;&gt;0; [$Mash_Chem.D18]; &quot;&quot;)" table:number-columns-spanned="2" table:number-rows-spanned="1">
            <text:p/>
          </table:table-cell>
          <table:covered-table-cell table:style-name="ce339"/>
          <table:table-cell table:style-name="ce370" table:formula="of:=IF([$Brewhouse.V17]=&quot;Metric&quot;;  IF([$Mash_Chem.D18]&lt;&gt;0; [$Mash_Chem.E18]*0.453592; &quot;&quot;); IF([$Mash_Chem.D18]&lt;&gt;0; [$Mash_Chem.E18]; &quot;&quot;))" table:number-columns-spanned="2" table:number-rows-spanned="1">
            <text:p/>
          </table:table-cell>
          <table:covered-table-cell table:style-name="ce339"/>
          <table:table-cell table:style-name="ce370" table:formula="of:=IF([$Mash_Chem.D18]&lt;&gt;0; [$Mash_Chem.F18]; &quot;&quot;)" table:number-columns-spanned="3" table:number-rows-spanned="1">
            <text:p/>
          </table:table-cell>
          <table:covered-table-cell table:number-columns-repeated="2" table:style-name="ce339"/>
          <table:table-cell table:style-name="ce339" table:formula="of:=IF([$Mash_Chem.D18]&lt;&gt;0; [$Mash_Chem.G18]; &quot;&quot;)" table:number-columns-spanned="3" table:number-rows-spanned="1">
            <text:p/>
          </table:table-cell>
          <table:covered-table-cell table:number-columns-repeated="2" table:style-name="ce339"/>
          <table:table-cell table:style-name="ce370" table:formula="of:=IF([$Mash_Chem.D18]&lt;&gt;0; [$Mash_Chem.H18]; &quot;&quot;)" table:number-columns-spanned="2" table:number-rows-spanned="1">
            <text:p/>
          </table:table-cell>
          <table:covered-table-cell table:style-name="ce339"/>
          <table:table-cell table:number-columns-repeated="1002"/>
        </table:table-row>
        <table:table-row table:style-name="ro14">
          <table:table-cell/>
          <table:table-cell table:style-name="ce339" table:formula="of:=IF([$Mash_Chem.D19]&lt;&gt;0; [$Mash_Chem.B19]; &quot;&quot;)" table:number-columns-spanned="6" table:number-rows-spanned="1">
            <text:p/>
          </table:table-cell>
          <table:covered-table-cell table:number-columns-repeated="5" table:style-name="ce339"/>
          <table:table-cell table:style-name="ce339" table:formula="of:=IF([$Mash_Chem.D19]&lt;&gt;0; [$Mash_Chem.C19]; &quot;&quot;)" table:number-columns-spanned="3" table:number-rows-spanned="1">
            <text:p/>
          </table:table-cell>
          <table:covered-table-cell table:number-columns-repeated="2" table:style-name="ce339"/>
          <table:table-cell table:style-name="ce339" table:formula="of:=IF([$Mash_Chem.D19]&lt;&gt;0; [$Mash_Chem.D19]; &quot;&quot;)" table:number-columns-spanned="2" table:number-rows-spanned="1">
            <text:p/>
          </table:table-cell>
          <table:covered-table-cell table:style-name="ce339"/>
          <table:table-cell table:style-name="ce370" table:formula="of:=IF([$Brewhouse.V17]=&quot;Metric&quot;;  IF([$Mash_Chem.D19]&lt;&gt;0; [$Mash_Chem.E19]*0.453592; &quot;&quot;); IF([$Mash_Chem.D19]&lt;&gt;0; [$Mash_Chem.E19]; &quot;&quot;))" table:number-columns-spanned="2" table:number-rows-spanned="1">
            <text:p/>
          </table:table-cell>
          <table:covered-table-cell table:style-name="ce339"/>
          <table:table-cell table:style-name="ce370" table:formula="of:=IF([$Mash_Chem.D19]&lt;&gt;0; [$Mash_Chem.F19]; &quot;&quot;)" table:number-columns-spanned="3" table:number-rows-spanned="1">
            <text:p/>
          </table:table-cell>
          <table:covered-table-cell table:number-columns-repeated="2" table:style-name="ce339"/>
          <table:table-cell table:style-name="ce339" table:formula="of:=IF([$Mash_Chem.D19]&lt;&gt;0; [$Mash_Chem.G19]; &quot;&quot;)" table:number-columns-spanned="3" table:number-rows-spanned="1">
            <text:p/>
          </table:table-cell>
          <table:covered-table-cell table:number-columns-repeated="2" table:style-name="ce339"/>
          <table:table-cell table:style-name="ce370" table:formula="of:=IF([$Mash_Chem.D19]&lt;&gt;0; [$Mash_Chem.H19]; &quot;&quot;)" table:number-columns-spanned="2" table:number-rows-spanned="1">
            <text:p/>
          </table:table-cell>
          <table:covered-table-cell table:style-name="ce339"/>
          <table:table-cell table:number-columns-repeated="1002"/>
        </table:table-row>
        <table:table-row table:style-name="ro13">
          <table:table-cell table:number-columns-repeated="15"/>
          <table:table-cell table:style-name="ce383"/>
          <table:table-cell table:number-columns-repeated="1008"/>
        </table:table-row>
        <table:table-row table:style-name="ro1">
          <table:table-cell/>
          <table:table-cell table:style-name="ce124" office:value-type="string" table:number-columns-spanned="4" table:number-rows-spanned="1">
            <text:p>Salt Additions</text:p>
          </table:table-cell>
          <table:covered-table-cell table:number-columns-repeated="3" table:style-name="ce124"/>
          <table:table-cell table:style-name="ce124" office:value-type="string" table:number-columns-spanned="8" table:number-rows-spanned="1">
            <text:p>Decrease pH</text:p>
          </table:table-cell>
          <table:covered-table-cell table:number-columns-repeated="7" table:style-name="ce124"/>
          <table:table-cell table:style-name="ce124" office:value-type="string" table:number-columns-spanned="2" table:number-rows-spanned="1">
            <text:p>Neutral</text:p>
          </table:table-cell>
          <table:covered-table-cell table:style-name="ce124"/>
          <table:table-cell table:style-name="ce124" office:value-type="string" table:number-columns-spanned="4" table:number-rows-spanned="1">
            <text:p>Increase pH</text:p>
          </table:table-cell>
          <table:covered-table-cell table:number-columns-repeated="3" table:style-name="ce124"/>
          <table:table-cell/>
          <table:table-cell table:style-name="ce124" office:value-type="string" table:number-columns-spanned="10" table:number-rows-spanned="1">
            <text:p>Mash Acid Additions</text:p>
          </table:table-cell>
          <table:covered-table-cell table:number-columns-repeated="8" table:style-name="ce150"/>
          <table:covered-table-cell table:style-name="ce190"/>
          <table:table-cell table:number-columns-repeated="994"/>
        </table:table-row>
        <table:table-row table:style-name="ro9">
          <table:table-cell/>
          <table:table-cell table:style-name="ce340" office:value-type="string" table:number-columns-spanned="4" table:number-rows-spanned="1">
            <text:p>Salt</text:p>
          </table:table-cell>
          <table:covered-table-cell table:number-columns-repeated="2" table:style-name="ce349"/>
          <table:covered-table-cell table:style-name="ce355"/>
          <table:table-cell table:style-name="ce124" office:value-type="string" table:number-columns-spanned="2" table:number-rows-spanned="1">
            <text:p>CaCl<text:span text:style-name="T11">2</text:span></text:p>
          </table:table-cell>
          <table:covered-table-cell table:style-name="ce124"/>
          <table:table-cell table:style-name="ce124" office:value-type="string" table:number-columns-spanned="2" table:number-rows-spanned="1">
            <text:p>CaSO<text:span text:style-name="T11">4</text:span></text:p>
          </table:table-cell>
          <table:covered-table-cell table:style-name="ce124"/>
          <table:table-cell table:style-name="ce124" office:value-type="string" table:number-columns-spanned="2" table:number-rows-spanned="1">
            <text:p>MgCl<text:span text:style-name="T11">2</text:span></text:p>
          </table:table-cell>
          <table:covered-table-cell table:style-name="ce124"/>
          <table:table-cell table:style-name="ce124" office:value-type="string" table:number-columns-spanned="2" table:number-rows-spanned="1">
            <text:p>MgSO<text:span text:style-name="T11">4</text:span></text:p>
          </table:table-cell>
          <table:covered-table-cell table:style-name="ce124"/>
          <table:table-cell table:style-name="ce124" office:value-type="string" table:number-columns-spanned="2" table:number-rows-spanned="1">
            <text:p>NaCl</text:p>
          </table:table-cell>
          <table:covered-table-cell table:style-name="ce124"/>
          <table:table-cell table:style-name="ce124" office:value-type="string" table:number-columns-spanned="2" table:number-rows-spanned="1">
            <text:p>NaHCO<text:span text:style-name="T11">3</text:span></text:p>
          </table:table-cell>
          <table:covered-table-cell table:style-name="ce124"/>
          <table:table-cell table:style-name="ce124" office:value-type="string" table:number-columns-spanned="2" table:number-rows-spanned="1">
            <text:p>Ca(OH)<text:span text:style-name="T11">2</text:span></text:p>
          </table:table-cell>
          <table:covered-table-cell table:style-name="ce124"/>
          <table:table-cell/>
          <table:table-cell table:style-name="ce340" office:value-type="string" table:number-columns-spanned="4" table:number-rows-spanned="1">
            <text:p>Acid Type</text:p>
          </table:table-cell>
          <table:covered-table-cell table:number-columns-repeated="2" table:style-name="ce349"/>
          <table:covered-table-cell table:style-name="ce355"/>
          <table:table-cell table:style-name="ce124" office:value-type="string" table:number-columns-spanned="2" table:number-rows-spanned="1">
            <text:p>Phosphoric</text:p>
          </table:table-cell>
          <table:covered-table-cell table:style-name="ce124"/>
          <table:table-cell table:style-name="ce124" office:value-type="string" table:number-columns-spanned="2" table:number-rows-spanned="1">
            <text:p>Lactic</text:p>
          </table:table-cell>
          <table:covered-table-cell table:style-name="ce124"/>
          <table:table-cell table:style-name="ce124" office:value-type="string" table:number-columns-spanned="2" table:number-rows-spanned="1">
            <text:p>Acid Malt</text:p>
          </table:table-cell>
          <table:covered-table-cell table:style-name="ce124"/>
          <table:table-cell table:number-columns-repeated="994"/>
        </table:table-row>
        <table:table-row table:style-name="ro1">
          <table:table-cell/>
          <table:table-cell table:style-name="ce340" office:value-type="string" table:number-columns-spanned="4" table:number-rows-spanned="1">
            <text:p>Mash Amount (g)</text:p>
          </table:table-cell>
          <table:covered-table-cell table:number-columns-repeated="3" table:style-name="ce34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table-cell table:style-name="ce340" office:value-type="string" table:number-columns-spanned="4" table:number-rows-spanned="1">
            <text:p>Strength</text:p>
          </table:table-cell>
          <table:covered-table-cell table:number-columns-repeated="3" table:style-name="ce340"/>
          <table:table-cell table:style-name="ce125" office:value-type="percentage" office:value="0.1" table:number-columns-spanned="2" table:number-rows-spanned="1">
            <text:p>10%</text:p>
          </table:table-cell>
          <table:covered-table-cell table:style-name="ce125"/>
          <table:table-cell table:style-name="ce125" office:value-type="percentage" office:value="0.88" table:number-columns-spanned="2" table:number-rows-spanned="1">
            <text:p>88%</text:p>
          </table:table-cell>
          <table:covered-table-cell table:style-name="ce125"/>
          <table:table-cell table:style-name="ce125" office:value-type="percentage" office:value="0.03" table:number-columns-spanned="2" table:number-rows-spanned="1">
            <text:p>3%</text:p>
          </table:table-cell>
          <table:covered-table-cell table:style-name="ce125"/>
          <table:table-cell table:number-columns-repeated="994"/>
        </table:table-row>
        <table:table-row table:style-name="ro1">
          <table:table-cell/>
          <table:table-cell table:style-name="ce340" office:value-type="string" table:number-columns-spanned="4" table:number-rows-spanned="1">
            <text:p>Kettle Amount (g)</text:p>
          </table:table-cell>
          <table:covered-table-cell table:number-columns-repeated="3" table:style-name="ce34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style-name="ce60" table:number-columns-spanned="2" table:number-rows-spanned="1"/>
          <table:covered-table-cell table:style-name="ce60"/>
          <table:table-cell/>
          <table:table-cell table:style-name="ce340" table:formula="of:=IF([$Brewhouse.V17]=&quot;Metric&quot;; &quot;Amt (ml) (g for Malt)&quot;; &quot;Amt (ml) (oz for Malt)&quot;)" office:value-type="string" office:string-value="Amt (ml) (oz for Malt)" table:number-columns-spanned="4" table:number-rows-spanned="1">
            <text:p>Amt (ml) (oz for Malt)</text:p>
          </table:table-cell>
          <table:covered-table-cell table:number-columns-repeated="3" table:style-name="ce340"/>
          <table:table-cell table:style-name="ce60" table:number-columns-spanned="2" table:number-rows-spanned="1"/>
          <table:covered-table-cell table:style-name="ce84"/>
          <table:table-cell table:style-name="ce60" table:number-columns-spanned="2" table:number-rows-spanned="1"/>
          <table:covered-table-cell table:style-name="ce84"/>
          <table:table-cell table:style-name="ce60" table:number-columns-spanned="2" table:number-rows-spanned="1"/>
          <table:covered-table-cell table:style-name="ce84"/>
          <table:table-cell table:number-columns-repeated="994"/>
        </table:table-row>
        <table:table-row table:style-name="ro13">
          <table:table-cell table:number-columns-repeated="1024"/>
        </table:table-row>
        <table:table-row table:style-name="ro16">
          <table:table-cell/>
          <table:table-cell table:style-name="ce341" office:value-type="string" table:number-columns-spanned="6" table:number-rows-spanned="1">
            <text:p>Water Results</text:p>
          </table:table-cell>
          <table:covered-table-cell table:number-columns-repeated="5" table:style-name="ce350"/>
          <table:table-cell table:style-name="ce350" office:value-type="string" table:number-columns-spanned="2" table:number-rows-spanned="1">
            <text:p>Ca</text:p>
          </table:table-cell>
          <table:covered-table-cell table:style-name="ce350"/>
          <table:table-cell table:style-name="ce350" office:value-type="string" table:number-columns-spanned="2" table:number-rows-spanned="1">
            <text:p>Mg</text:p>
          </table:table-cell>
          <table:covered-table-cell table:style-name="ce350"/>
          <table:table-cell table:style-name="ce350" office:value-type="string" table:number-columns-spanned="2" table:number-rows-spanned="1">
            <text:p>Na</text:p>
          </table:table-cell>
          <table:covered-table-cell table:style-name="ce350"/>
          <table:table-cell table:style-name="ce350" office:value-type="string" table:number-columns-spanned="2" table:number-rows-spanned="1">
            <text:p>Cl</text:p>
          </table:table-cell>
          <table:covered-table-cell table:style-name="ce350"/>
          <table:table-cell table:style-name="ce350" office:value-type="string" table:number-columns-spanned="2" table:number-rows-spanned="1">
            <text:p>SO<text:span text:style-name="T11">4</text:span></text:p>
          </table:table-cell>
          <table:covered-table-cell table:style-name="ce350"/>
          <table:table-cell table:style-name="ce390" office:value-type="string" table:number-columns-spanned="2" table:number-rows-spanned="1">
            <text:p>HCO<text:span text:style-name="T11">3</text:span></text:p>
          </table:table-cell>
          <table:covered-table-cell table:style-name="ce390"/>
          <table:table-cell/>
          <table:table-cell table:style-name="ce403" office:value-type="string" table:number-columns-spanned="3" table:number-rows-spanned="3">
            <text:p>Chloride to Sulfate Ratio</text:p>
          </table:table-cell>
          <table:covered-table-cell table:style-name="ce407"/>
          <table:covered-table-cell table:style-name="ce411"/>
          <table:table-cell table:style-name="ce414"/>
          <table:table-cell table:style-name="ce415" office:value-type="string" table:number-columns-spanned="3" table:number-rows-spanned="3">
            <text:p>Mash pH</text:p>
          </table:table-cell>
          <table:covered-table-cell table:style-name="ce418"/>
          <table:covered-table-cell table:style-name="ce421"/>
          <table:table-cell/>
          <table:table-cell table:style-name="ce428" office:value-type="string" table:number-columns-spanned="5" table:number-rows-spanned="1">
            <text:p>Sparge Water Acidification</text:p>
          </table:table-cell>
          <table:covered-table-cell table:number-columns-repeated="3" table:style-name="ce435"/>
          <table:covered-table-cell table:style-name="ce448"/>
          <table:table-cell table:number-columns-repeated="991"/>
        </table:table-row>
        <table:table-row table:style-name="ro9">
          <table:table-cell/>
          <table:table-cell table:style-name="ce342" office:value-type="string" table:number-columns-spanned="6" table:number-rows-spanned="1">
            <text:p>Strike H<text:span text:style-name="T11">2</text:span><text:span text:style-name="T20">O Concentration (ppm)</text:span></text:p>
          </table:table-cell>
          <table:covered-table-cell table:number-columns-repeated="5" table:style-name="ce340"/>
          <table:table-cell table:style-name="ce359" table:formula="of:=[$Kettle_Chem.C32]" office:value-type="float" office:value="0" table:number-columns-spanned="2" table:number-rows-spanned="1">
            <text:p>0</text:p>
          </table:table-cell>
          <table:covered-table-cell table:style-name="ce339"/>
          <table:table-cell table:style-name="ce359" table:formula="of:=[$Kettle_Chem.D32]" office:value-type="float" office:value="0" table:number-columns-spanned="2" table:number-rows-spanned="1">
            <text:p>0</text:p>
          </table:table-cell>
          <table:covered-table-cell table:style-name="ce339"/>
          <table:table-cell table:style-name="ce359" table:formula="of:=[$Kettle_Chem.E32]" office:value-type="float" office:value="0" table:number-columns-spanned="2" table:number-rows-spanned="1">
            <text:p>0</text:p>
          </table:table-cell>
          <table:covered-table-cell table:style-name="ce339"/>
          <table:table-cell table:style-name="ce359" table:formula="of:=[$Kettle_Chem.F32]" office:value-type="float" office:value="0" table:number-columns-spanned="2" table:number-rows-spanned="1">
            <text:p>0</text:p>
          </table:table-cell>
          <table:covered-table-cell table:style-name="ce339"/>
          <table:table-cell table:style-name="ce359" table:formula="of:=[$Kettle_Chem.G32]" office:value-type="float" office:value="0" table:number-columns-spanned="2" table:number-rows-spanned="1">
            <text:p>0</text:p>
          </table:table-cell>
          <table:covered-table-cell table:style-name="ce339"/>
          <table:table-cell table:style-name="ce391" table:formula="of:=[$Kettle_Chem.H32]" office:value-type="float" office:value="0" table:number-columns-spanned="2" table:number-rows-spanned="1">
            <text:p>0</text:p>
          </table:table-cell>
          <table:covered-table-cell table:style-name="ce397"/>
          <table:table-cell/>
          <table:covered-table-cell table:style-name="ce404"/>
          <table:covered-table-cell table:style-name="ce408"/>
          <table:covered-table-cell table:style-name="ce412"/>
          <table:table-cell/>
          <table:covered-table-cell table:style-name="ce416"/>
          <table:covered-table-cell table:style-name="ce323"/>
          <table:covered-table-cell table:style-name="ce422"/>
          <table:table-cell/>
          <table:table-cell table:style-name="ce429" office:value-type="string" table:number-columns-spanned="5" table:number-rows-spanned="1">
            <text:p>Desired sparge water pH…</text:p>
          </table:table-cell>
          <table:covered-table-cell table:number-columns-repeated="3" table:style-name="ce436"/>
          <table:covered-table-cell table:style-name="ce449"/>
          <table:table-cell table:number-columns-repeated="991"/>
        </table:table-row>
        <table:table-row table:style-name="ro9">
          <table:table-cell/>
          <table:table-cell table:style-name="ce343" office:value-type="string" table:number-columns-spanned="6" table:number-rows-spanned="1">
            <text:p>Sparge H<text:span text:style-name="T11">2</text:span><text:span text:style-name="T20">O Concentration (ppm)</text:span></text:p>
          </table:table-cell>
          <table:covered-table-cell table:number-columns-repeated="5" table:style-name="ce351"/>
          <table:table-cell table:style-name="ce360" table:formula="of:=[$Kettle_Chem.C33]" office:value-type="float" office:value="0" table:number-columns-spanned="2" table:number-rows-spanned="1">
            <text:p>0</text:p>
          </table:table-cell>
          <table:covered-table-cell table:style-name="ce363"/>
          <table:table-cell table:style-name="ce365" table:formula="of:=[$Kettle_Chem.D33]" office:value-type="float" office:value="0" table:number-columns-spanned="2" table:number-rows-spanned="1">
            <text:p>0</text:p>
          </table:table-cell>
          <table:covered-table-cell table:style-name="ce366"/>
          <table:table-cell table:style-name="ce367" table:formula="of:=[$Kettle_Chem.E33]" office:value-type="float" office:value="0" table:number-columns-spanned="2" table:number-rows-spanned="1">
            <text:p>0</text:p>
          </table:table-cell>
          <table:covered-table-cell table:style-name="ce371"/>
          <table:table-cell table:style-name="ce375" table:formula="of:=[$Kettle_Chem.F33]" office:value-type="float" office:value="0" table:number-columns-spanned="2" table:number-rows-spanned="1">
            <text:p>0</text:p>
          </table:table-cell>
          <table:covered-table-cell table:style-name="ce380"/>
          <table:table-cell table:style-name="ce384" table:formula="of:=[$Kettle_Chem.G33]" office:value-type="float" office:value="0" table:number-columns-spanned="2" table:number-rows-spanned="1">
            <text:p>0</text:p>
          </table:table-cell>
          <table:covered-table-cell table:style-name="ce387"/>
          <table:table-cell table:style-name="ce392" table:formula="of:=[$Kettle_Chem.H33]" office:value-type="float" office:value="0" table:number-columns-spanned="2" table:number-rows-spanned="1">
            <text:p>0</text:p>
          </table:table-cell>
          <table:covered-table-cell table:style-name="ce398"/>
          <table:table-cell/>
          <table:covered-table-cell table:style-name="ce404"/>
          <table:covered-table-cell table:style-name="ce408"/>
          <table:covered-table-cell table:style-name="ce412"/>
          <table:table-cell/>
          <table:covered-table-cell table:style-name="ce416"/>
          <table:covered-table-cell table:style-name="ce323"/>
          <table:covered-table-cell table:style-name="ce422"/>
          <table:table-cell/>
          <table:table-cell table:style-name="ce430" table:content-validation-name="val30" office:value-type="float" office:value="5.5" table:number-columns-spanned="5" table:number-rows-spanned="1">
            <office:annotation draw:style-name="gr57" draw:text-style-name="P1" svg:width="1.5276in" svg:height="1.2831in" svg:x="12.4181in" svg:y="4.472in" draw:caption-point-x="0.0402in" draw:caption-point-y="0.8689in">
              <dc:creator>NWS</dc:creator>
              <dc:date>2017-12-30T00:00:00</dc:date>
              <text:p text:style-name="P1"><text:span text:style-name="T17">Enter the desired sparge water pH here.</text:span></text:p>
              <text:p text:style-name="P1"><text:span text:style-name="T17">When acidifying sparge water, a good target is a pH that's close to the pH of the mash.</text:span></text:p>
            </office:annotation>
            <text:p>5.5</text:p>
          </table:table-cell>
          <table:covered-table-cell table:number-columns-repeated="3" table:style-name="ce437" table:content-validation-name="val30"/>
          <table:covered-table-cell table:style-name="ce450" table:content-validation-name="val30"/>
          <table:table-cell table:number-columns-repeated="991"/>
        </table:table-row>
        <table:table-row table:style-name="ro9">
          <table:table-cell/>
          <table:table-cell table:style-name="ce344" office:value-type="string" table:number-columns-spanned="6" table:number-rows-spanned="1">
            <text:p>Overall H<text:span text:style-name="T11">2</text:span><text:span text:style-name="T20">O Concentration (ppm)</text:span></text:p>
          </table:table-cell>
          <table:covered-table-cell table:number-columns-repeated="5" table:style-name="ce352"/>
          <table:table-cell table:style-name="ce361" table:formula="of:=[$Kettle_Chem.C34]" office:value-type="float" office:value="0" table:number-columns-spanned="2" table:number-rows-spanned="1">
            <text:p>0</text:p>
          </table:table-cell>
          <table:covered-table-cell table:style-name="ce364"/>
          <table:table-cell table:style-name="ce361" table:formula="of:=[$Kettle_Chem.D34]" office:value-type="float" office:value="0" table:number-columns-spanned="2" table:number-rows-spanned="1">
            <text:p>0</text:p>
          </table:table-cell>
          <table:covered-table-cell table:style-name="ce364"/>
          <table:table-cell table:style-name="ce361" table:formula="of:=[$Kettle_Chem.E34]" office:value-type="float" office:value="0" table:number-columns-spanned="2" table:number-rows-spanned="1">
            <text:p>0</text:p>
          </table:table-cell>
          <table:covered-table-cell table:style-name="ce364"/>
          <table:table-cell table:style-name="ce361" table:formula="of:=[$Kettle_Chem.F34]" office:value-type="float" office:value="0" table:number-columns-spanned="2" table:number-rows-spanned="1">
            <text:p>0</text:p>
          </table:table-cell>
          <table:covered-table-cell table:style-name="ce364"/>
          <table:table-cell table:style-name="ce361" table:formula="of:=[$Kettle_Chem.G34]" office:value-type="float" office:value="0" table:number-columns-spanned="2" table:number-rows-spanned="1">
            <text:p>0</text:p>
          </table:table-cell>
          <table:covered-table-cell table:style-name="ce364"/>
          <table:table-cell table:style-name="ce393" table:formula="of:=[$Kettle_Chem.H34]" office:value-type="float" office:value="0" table:number-columns-spanned="2" table:number-rows-spanned="1">
            <text:p>0</text:p>
          </table:table-cell>
          <table:covered-table-cell table:style-name="ce399"/>
          <table:table-cell/>
          <table:table-cell table:style-name="ce405" table:formula="of:=[$Kettle_Chem.J34]" office:value-type="float" office:value="0" table:number-columns-spanned="3" table:number-rows-spanned="1">
            <text:p>#DIV/0!</text:p>
          </table:table-cell>
          <table:covered-table-cell table:style-name="ce409"/>
          <table:covered-table-cell table:style-name="ce413"/>
          <table:table-cell/>
          <table:table-cell table:style-name="ce417" table:formula="of:=[$Mash_Chem.B72]" office:value-type="float" office:value="5.70545578947368" table:number-columns-spanned="3" table:number-rows-spanned="1">
            <text:p>5.71</text:p>
          </table:table-cell>
          <table:covered-table-cell table:style-name="ce419"/>
          <table:covered-table-cell table:style-name="ce423"/>
          <table:table-cell/>
          <table:table-cell table:style-name="ce431" table:content-validation-name="val30" table:formula="of:=[$Sparge_Acidification.C31]" office:value-type="float" office:value="0.0625325692258135">
            <text:p>0.06</text:p>
          </table:table-cell>
          <table:table-cell table:style-name="ce438" table:content-validation-name="val30" office:value-type="string" table:number-columns-spanned="4" table:number-rows-spanned="1">
            <text:p>ml Phosphoric Acid</text:p>
          </table:table-cell>
          <table:covered-table-cell table:number-columns-repeated="2" table:style-name="ce442"/>
          <table:covered-table-cell table:style-name="ce438"/>
          <table:table-cell table:number-columns-repeated="991"/>
        </table:table-row>
        <table:table-row table:style-name="ro17">
          <table:table-cell/>
          <table:table-cell table:style-name="ce345" table:content-validation-name="val29" office:value-type="string" table:number-columns-spanned="6" table:number-rows-spanned="1">
            <office:annotation draw:style-name="gr53" draw:text-style-name="P1" svg:width="8.4953in" svg:height="1.5909in" svg:x="2.6811in" svg:y="4.1941in" draw:caption-point-x="-0.2106in" draw:caption-point-y="1.6425in">
              <dc:creator>NWS</dc:creator>
              <dc:date>2017-12-30T00:00:00</dc:date>
              <text:p text:style-name="P1"><text:span text:style-name="T17">This cell contains a dropdown of suggested Overall Water Profiles that might work well with the recipe's style, from a flavor and mash pH perspective. <text:s/>Make sure to scroll up/down to see if there is more than one suggested profile. <text:s/>Every style has at least one profile loaded - a generic profile that fits one or more styles. <text:s/>The generic profiles were designed to balance:</text:span></text:p>
              <text:p text:style-name="P1"><text:span text:style-name="T17">- enough calcium for flocculation</text:span></text:p>
              <text:p text:style-name="P1"><text:span text:style-name="T17">- chloride and sulfates in amounts and ratios to enhance the style's flavor</text:span></text:p>
              <text:p text:style-name="P1"><text:span text:style-name="T17">- will in many cases require minimal tinkering (e.g. acid additions) to reach desired pH</text:span></text:p>
              <text:p text:style-name="P1"><text:span text:style-name="T17">- represent cation/anion proportions that should are attainable by enhancement and/or dilution of tap water, or building from distilled/RO water. <text:s text:c="5"/></text:span></text:p>
              <text:p text:style-name="P1"><text:span text:style-name="T17"/></text:p>
              <text:p text:style-name="P1"><text:span text:style-name="T17">If you have profiles that were featured in award winning brews, send them to VikeMan.</text:span></text:p>
            </office:annotation>
            <text:p>VikeMan's Blonde Ale</text:p>
          </table:table-cell>
          <table:covered-table-cell table:number-columns-repeated="4" table:style-name="ce353" table:content-validation-name="val29"/>
          <table:covered-table-cell table:style-name="ce357" table:content-validation-name="val29"/>
          <table:table-cell table:style-name="ce362" table:formula="of:=VLOOKUP([.B32];[$H2ORecs.$A$2:.$G$200];2;0)" office:value-type="float" office:value="56" table:number-columns-spanned="2" table:number-rows-spanned="1">
            <text:p>56</text:p>
          </table:table-cell>
          <table:covered-table-cell table:style-name="ce362"/>
          <table:table-cell table:style-name="ce362" table:formula="of:=VLOOKUP([.B32];[$H2ORecs.$A$2:.$G$200];3;0)" office:value-type="float" office:value="0" table:number-columns-spanned="2" table:number-rows-spanned="1">
            <text:p>0</text:p>
          </table:table-cell>
          <table:covered-table-cell table:style-name="ce362"/>
          <table:table-cell table:style-name="ce362" table:formula="of:=VLOOKUP([.B32];[$H2ORecs.$A$2:.$G$200];4;0)" office:value-type="float" office:value="0" table:number-columns-spanned="2" table:number-rows-spanned="1">
            <text:p>0</text:p>
          </table:table-cell>
          <table:covered-table-cell table:style-name="ce362"/>
          <table:table-cell table:style-name="ce362" table:formula="of:=VLOOKUP([.B32];[$H2ORecs.$A$2:.$G$200];5;0)" office:value-type="float" office:value="70" table:number-columns-spanned="2" table:number-rows-spanned="1">
            <text:p>70</text:p>
          </table:table-cell>
          <table:covered-table-cell table:style-name="ce362"/>
          <table:table-cell table:style-name="ce362" table:formula="of:=VLOOKUP([.B32];[$H2ORecs.$A$2:.$G$200];6;0)" office:value-type="float" office:value="40" table:number-columns-spanned="2" table:number-rows-spanned="1">
            <text:p>40</text:p>
          </table:table-cell>
          <table:covered-table-cell table:style-name="ce362"/>
          <table:table-cell table:style-name="ce362" table:formula="of:=VLOOKUP([.B32];[$H2ORecs.$A$2:.$G$200];7;0)" office:value-type="float" office:value="0" table:number-columns-spanned="2" table:number-rows-spanned="1">
            <text:p>0</text:p>
          </table:table-cell>
          <table:covered-table-cell table:style-name="ce362"/>
          <table:table-cell/>
          <table:table-cell table:style-name="ce406" table:number-columns-repeated="3"/>
          <table:table-cell/>
          <table:table-cell table:style-name="ce406"/>
          <table:table-cell table:style-name="ce420" table:number-columns-repeated="2"/>
          <table:table-cell/>
          <table:table-cell table:style-name="ce432" office:value-type="string" table:number-columns-spanned="5" table:number-rows-spanned="1">
            <text:p>- OR -</text:p>
          </table:table-cell>
          <table:covered-table-cell table:number-columns-repeated="3" table:style-name="ce439"/>
          <table:covered-table-cell table:style-name="ce451"/>
          <table:table-cell table:number-columns-repeated="991"/>
        </table:table-row>
        <table:table-row table:style-name="ro17">
          <table:table-cell/>
          <table:table-cell table:style-name="ce346" office:value-type="string">
            <text:p>Click above for suggested H2O profiles ^ </text:p>
          </table:table-cell>
          <table:table-cell table:style-name="ce354" table:number-columns-repeated="10"/>
          <table:table-cell table:style-name="ce372" office:value-type="string" table:number-columns-spanned="6" table:number-rows-spanned="2">
            <text:p>Show Water Concentration Results and mash pH on BrewDay Tab? </text:p>
          </table:table-cell>
          <table:covered-table-cell table:number-columns-repeated="4" table:style-name="ce376"/>
          <table:covered-table-cell table:style-name="ce394"/>
          <table:table-cell table:style-name="ce400" table:content-validation-name="val3" office:value-type="string" table:number-columns-spanned="1" table:number-rows-spanned="2">
            <text:p>N</text:p>
          </table:table-cell>
          <table:table-cell/>
          <table:table-cell table:style-name="ce406" table:number-columns-repeated="3"/>
          <table:table-cell/>
          <table:table-cell table:style-name="ce406"/>
          <table:table-cell table:style-name="ce420" table:number-columns-repeated="2"/>
          <table:table-cell/>
          <table:table-cell table:style-name="ce433" table:formula="of:=[$Sparge_Acidification.C24]" office:value-type="float" office:value="0.0056897068415538">
            <text:p>0.01</text:p>
          </table:table-cell>
          <table:table-cell table:style-name="ce440" office:value-type="string" table:number-columns-spanned="4" table:number-rows-spanned="1">
            <text:p>ml Lactic Acid</text:p>
          </table:table-cell>
          <table:covered-table-cell table:number-columns-repeated="2" table:style-name="ce443"/>
          <table:covered-table-cell table:style-name="ce440"/>
          <table:table-cell table:number-columns-repeated="991"/>
        </table:table-row>
        <table:table-row table:style-name="ro11">
          <table:table-cell table:number-columns-repeated="12"/>
          <table:covered-table-cell table:style-name="ce373"/>
          <table:covered-table-cell table:number-columns-repeated="4" table:style-name="ce377"/>
          <table:covered-table-cell table:style-name="ce395"/>
          <table:covered-table-cell table:style-name="ce401" table:content-validation-name="val3"/>
          <table:table-cell table:number-columns-repeated="9"/>
          <table:table-cell table:style-name="ce434" office:value-type="string" table:number-columns-spanned="4" table:number-rows-spanned="1">
            <text:p>Show Result on Recipe Tab?</text:p>
          </table:table-cell>
          <table:covered-table-cell table:number-columns-repeated="2" table:style-name="ce441"/>
          <table:covered-table-cell table:style-name="ce446"/>
          <table:table-cell table:style-name="ce322" table:content-validation-name="val3" office:value-type="string">
            <text:p>N</text:p>
          </table:table-cell>
          <table:table-cell table:number-columns-repeated="991"/>
        </table:table-row>
        <table:table-row table:style-name="ro1">
          <table:table-cell/>
          <table:table-cell table:style-name="ce347" office:value-type="string">
            <text:p>This water calculator uses models designed by Utahbeerdude. <text:s/></text:p>
          </table:table-cell>
          <table:table-cell table:number-columns-repeated="1022"/>
        </table:table-row>
        <table:table-row table:style-name="ro14">
          <table:table-cell/>
          <table:table-cell table:style-name="ce347" office:value-type="string">
            <text:p>See his blog at http://homebrewingphysics.blogspot.com/ for white papers and the original spreadsheet, MpH Calculator. </text:p>
          </table:table-cell>
          <table:table-cell table:number-columns-repeated="1022"/>
        </table:table-row>
        <table:table-row table:style-name="ro1">
          <table:table-cell table:number-columns-repeated="1024"/>
        </table:table-row>
        <table:table-row table:style-name="ro18" table:visibility="collapse">
          <table:table-cell/>
          <table:table-cell table:style-name="ce348"/>
          <table:table-cell table:number-columns-repeated="3"/>
          <table:table-cell table:style-name="ce356" table:formula="of:=IF([.F25]&gt;0; CONCATENATE([.F25]; &quot;g CaCl2, &quot;); &quot;&quot;)" table:number-columns-spanned="2" table:number-rows-spanned="1">
            <text:p/>
          </table:table-cell>
          <table:covered-table-cell table:style-name="ce358"/>
          <table:table-cell table:style-name="ce356" table:formula="of:=IF([.H25]&gt;0; CONCATENATE([.H25]; &quot;g CaSO4, &quot;); &quot;&quot;)" table:number-columns-spanned="2" table:number-rows-spanned="1">
            <text:p/>
          </table:table-cell>
          <table:covered-table-cell table:style-name="ce358"/>
          <table:table-cell table:style-name="ce356" table:formula="of:=IF([.J25]&gt;0; CONCATENATE([.J25]; &quot;g MgCl2, &quot;); &quot;&quot;)" table:number-columns-spanned="2" table:number-rows-spanned="1">
            <text:p/>
          </table:table-cell>
          <table:covered-table-cell table:style-name="ce358"/>
          <table:table-cell table:style-name="ce356" table:formula="of:=IF([.L25]&gt;0; CONCATENATE([.L25]; &quot;g MgSO4, &quot;); &quot;&quot;)" table:number-columns-spanned="2" table:number-rows-spanned="1">
            <text:p/>
          </table:table-cell>
          <table:covered-table-cell table:style-name="ce358"/>
          <table:table-cell table:style-name="ce356" table:formula="of:=IF([.N25]&gt;0; CONCATENATE([.N25]; &quot;g NaCl, &quot;); &quot;&quot;)" table:number-columns-spanned="2" table:number-rows-spanned="1">
            <text:p/>
          </table:table-cell>
          <table:covered-table-cell table:style-name="ce358"/>
          <table:table-cell table:style-name="ce356" table:formula="of:=IF([.P25]&gt;0; CONCATENATE([.P25]; &quot;g NaHCO3, &quot;); &quot;&quot;)" table:number-columns-spanned="2" table:number-rows-spanned="1">
            <text:p/>
          </table:table-cell>
          <table:covered-table-cell table:style-name="ce358"/>
          <table:table-cell table:style-name="ce356" table:formula="of:=IF([.R25]&gt;0; CONCATENATE([.R25]; &quot;g Ca(OH)2, &quot;); &quot;&quot;)" table:number-columns-spanned="2" table:number-rows-spanned="1">
            <text:p/>
          </table:table-cell>
          <table:covered-table-cell table:style-name="ce358"/>
          <table:table-cell table:number-columns-repeated="5"/>
          <table:table-cell table:style-name="ce356" table:formula="of:=IF([.Y26]&gt;0; CONCATENATE([.Y26]; &quot;ml Phosphoric Acid, &quot;); &quot;&quot;)" table:number-columns-spanned="2" table:number-rows-spanned="1">
            <text:p/>
          </table:table-cell>
          <table:covered-table-cell table:style-name="ce358"/>
          <table:table-cell table:style-name="ce356" table:formula="of:=IF([.AA26]&gt;0; CONCATENATE([.AA26]; &quot;ml Lactic Acid, &quot;); &quot;&quot;)" table:number-columns-spanned="2" table:number-rows-spanned="1">
            <text:p/>
          </table:table-cell>
          <table:covered-table-cell table:style-name="ce358"/>
          <table:table-cell table:style-name="ce356" table:formula="of:=IF([$Brewhouse.V17]=&quot;Metric&quot;;                           IF([.AC26]&gt;0; CONCATENATE([.AC26]; &quot;g Acid Malt&quot;); &quot;&quot;);      IF([.AC26]&gt;0; CONCATENATE([.AC26]; &quot;oz Acid Malt&quot;); &quot;&quot;))" table:number-columns-spanned="2" table:number-rows-spanned="1">
            <text:p/>
          </table:table-cell>
          <table:covered-table-cell table:style-name="ce358"/>
          <table:table-cell table:number-columns-repeated="994"/>
        </table:table-row>
        <table:table-row table:style-name="ro14" table:visibility="collapse">
          <table:table-cell/>
          <table:table-cell table:style-name="ce348"/>
          <table:table-cell table:number-columns-repeated="3"/>
          <table:table-cell table:style-name="ce356" table:formula="of:=IF([.F26]&gt;0; CONCATENATE([.F26]; &quot;g CaCl2, &quot;); &quot;&quot;)" table:number-columns-spanned="2" table:number-rows-spanned="1">
            <text:p/>
          </table:table-cell>
          <table:covered-table-cell table:style-name="ce358"/>
          <table:table-cell table:style-name="ce356" table:formula="of:=IF([.H26]&gt;0; CONCATENATE([.H26]; &quot;g CaSO4, &quot;); &quot;&quot;)" table:number-columns-spanned="2" table:number-rows-spanned="1">
            <text:p/>
          </table:table-cell>
          <table:covered-table-cell table:style-name="ce358"/>
          <table:table-cell table:style-name="ce356" table:formula="of:=IF([.J26]&gt;0; CONCATENATE([.J26]; &quot;g MgCl2, &quot;); &quot;&quot;)" table:number-columns-spanned="2" table:number-rows-spanned="1">
            <text:p/>
          </table:table-cell>
          <table:covered-table-cell table:style-name="ce358"/>
          <table:table-cell table:style-name="ce356" table:formula="of:=IF([.L26]&gt;0; CONCATENATE([.L26]; &quot;g MgSO4, &quot;); &quot;&quot;)" table:number-columns-spanned="2" table:number-rows-spanned="1">
            <text:p/>
          </table:table-cell>
          <table:covered-table-cell table:style-name="ce358"/>
          <table:table-cell table:style-name="ce356" table:formula="of:=IF([.N26]&gt;0; CONCATENATE([.N26]; &quot;g NaCl, &quot;); &quot;&quot;)" table:number-columns-spanned="2" table:number-rows-spanned="1">
            <text:p/>
          </table:table-cell>
          <table:covered-table-cell table:style-name="ce358"/>
          <table:table-cell table:style-name="ce356" table:formula="of:=IF([.P26]&gt;0; CONCATENATE([.P26]; &quot;g NaHCO3, &quot;); &quot;&quot;)" table:number-columns-spanned="2" table:number-rows-spanned="1">
            <text:p/>
          </table:table-cell>
          <table:covered-table-cell table:style-name="ce358"/>
          <table:table-cell table:style-name="ce356" table:formula="of:=IF([.R26]&gt;0; CONCATENATE([.R26]; &quot;g Ca(OH)2, &quot;); &quot;&quot;)" table:number-columns-spanned="2" table:number-rows-spanned="1">
            <text:p/>
          </table:table-cell>
          <table:covered-table-cell table:style-name="ce358"/>
          <table:table-cell table:number-columns-repeated="1005"/>
        </table:table-row>
        <table:table-row table:style-name="ro13" table:visibility="collapse">
          <table:table-cell/>
          <table:table-cell table:style-name="ce348"/>
          <table:table-cell table:number-columns-repeated="26"/>
          <table:table-cell table:formula="of:=CONCATENATE(&quot; (acidified with &quot;; ROUND([.AC31]; 2); &quot; &quot;; [.AD31]; &quot; or &quot;; ROUND([.AC33];2); &quot; &quot;; [.AD33]; &quot;)&quot; )" office:value-type="string" office:string-value=" (acidified with 0.06 ml Phosphoric Acid or 0.01 ml Lactic Acid)">
            <text:p><text:s/>(acidified with 0.06 ml Phosphoric Acid or 0.01 ml Lactic Acid)</text:p>
          </table:table-cell>
          <table:table-cell table:number-columns-repeated="995"/>
        </table:table-row>
        <table:table-row table:style-name="ro1" table:visibility="collapse">
          <table:table-cell/>
          <table:table-cell table:style-name="ce348"/>
          <table:table-cell table:number-columns-repeated="26"/>
          <table:table-cell table:formula="of:=CONCATENATE(ROUND([.AC31]; 2); &quot; &quot;; [.AD31]; &quot; or &quot;; ROUND([.AC33];2); &quot; &quot;; [.AD33])" office:value-type="string" office:string-value="0.06 ml Phosphoric Acid or 0.01 ml Lactic Acid">
            <text:p>0.06 ml Phosphoric Acid or 0.01 ml Lactic Acid</text:p>
          </table:table-cell>
          <table:table-cell table:number-columns-repeated="995"/>
        </table:table-row>
        <table:table-row table:style-name="ro1" table:visibility="collapse">
          <table:table-cell/>
          <table:table-cell table:style-name="ce348"/>
          <table:table-cell/>
          <table:table-cell office:value-type="string">
            <text:p>Strike Water Result:</text:p>
          </table:table-cell>
          <table:table-cell table:number-columns-repeated="3"/>
          <table:table-cell table:formula="of:=CONCATENATE(ROUND([.H29]; 0); &quot; Ca ,&quot;; ROUND([.J29]; 0); &quot; Mg, &quot;; ROUND([.L29]; 0); &quot; Na, &quot;; ROUND([.N29]; 0); &quot; Cl, &quot;; ROUND([.P29]; 0); &quot; SO4 , &quot;; ROUND([.R29]; 0); &quot; HCO3&quot;)" office:value-type="string" office:string-value="0 Ca ,0 Mg, 0 Na, 0 Cl, 0 SO4 , 0 HCO3">
            <text:p>0 Ca ,0 Mg, 0 Na, 0 Cl, 0 SO4 , 0 HCO3</text:p>
          </table:table-cell>
          <table:table-cell table:number-columns-repeated="1016"/>
        </table:table-row>
        <table:table-row table:style-name="ro1" table:visibility="collapse">
          <table:table-cell/>
          <table:table-cell table:style-name="ce348"/>
          <table:table-cell/>
          <table:table-cell office:value-type="string">
            <text:p>Sparge Water Result:</text:p>
          </table:table-cell>
          <table:table-cell table:number-columns-repeated="3"/>
          <table:table-cell table:formula="of:=CONCATENATE(ROUND([.H30]; 0); &quot; Ca ,&quot;; ROUND([.J30]; 0); &quot; Mg, &quot;; ROUND([.L30]; 0); &quot; Na, &quot;; ROUND([.N30]; 0); &quot; Cl, &quot;; ROUND([.P30]; 0); &quot; SO4 , &quot;; ROUND([.R30]; 0); &quot; HCO3&quot;)" office:value-type="string" office:string-value="0 Ca ,0 Mg, 0 Na, 0 Cl, 0 SO4 , 0 HCO3">
            <text:p>0 Ca ,0 Mg, 0 Na, 0 Cl, 0 SO4 , 0 HCO3</text:p>
          </table:table-cell>
          <table:table-cell table:number-columns-repeated="1016"/>
        </table:table-row>
        <table:table-row table:style-name="ro1" table:visibility="collapse">
          <table:table-cell/>
          <table:table-cell table:style-name="ce348"/>
          <table:table-cell/>
          <table:table-cell office:value-type="string">
            <text:p>Overall Water Result:</text:p>
          </table:table-cell>
          <table:table-cell table:number-columns-repeated="3"/>
          <table:table-cell table:formula="of:=CONCATENATE(ROUND([.H31]; 0); &quot; Ca ,&quot;; ROUND([.J31]; 0); &quot; Mg, &quot;; ROUND([.L31]; 0); &quot; Na, &quot;; ROUND([.N31]; 0); &quot; Cl, &quot;; ROUND([.P31]; 0); &quot; SO4 , &quot;; ROUND([.R31]; 0); &quot; HCO3&quot;)" office:value-type="string" office:string-value="0 Ca ,0 Mg, 0 Na, 0 Cl, 0 SO4 , 0 HCO3">
            <text:p>0 Ca ,0 Mg, 0 Na, 0 Cl, 0 SO4 , 0 HCO3</text:p>
          </table:table-cell>
          <table:table-cell table:number-columns-repeated="1016"/>
        </table:table-row>
        <table:table-row table:style-name="ro1" table:number-rows-repeated="1048531">
          <table:table-cell table:number-columns-repeated="1024"/>
        </table:table-row>
        <table:table-row table:style-name="ro1">
          <table:table-cell table:number-columns-repeated="1024"/>
        </table:table-row>
        <table:named-expressions/>
      </table:table>
      <table:table table:name="Refractometer" table:style-name="ta21" table:protected="true" table:print="false">
        <table:table-column table:style-name="co1" table:number-columns-repeated="10" table:default-cell-style-name="Excel_20_Built-in_20_Normal"/>
        <table:table-column table:style-name="co11" table:default-cell-style-name="Excel_20_Built-in_20_Normal"/>
        <table:table-column table:style-name="co63" table:visibility="collapse" table:default-cell-style-name="Excel_20_Built-in_20_Normal"/>
        <table:table-column table:style-name="co64" table:visibility="collapse" table:default-cell-style-name="Excel_20_Built-in_20_Normal"/>
        <table:table-column table:style-name="co1" table:number-columns-repeated="1011" table:default-cell-style-name="Excel_20_Built-in_20_Normal"/>
        <table:table-row table:style-name="ro1" table:number-rows-repeated="2">
          <table:table-cell table:number-columns-repeated="1024"/>
        </table:table-row>
        <table:table-row table:style-name="ro1">
          <table:table-cell table:number-columns-repeated="2"/>
          <table:table-cell table:style-name="ce452" office:value-type="string" table:number-columns-spanned="8" table:number-rows-spanned="1">
            <text:p>Wort Parameters</text:p>
          </table:table-cell>
          <table:covered-table-cell table:number-columns-repeated="6" table:style-name="ce456"/>
          <table:covered-table-cell table:style-name="ce473"/>
          <table:table-cell table:number-columns-repeated="1014"/>
        </table:table-row>
        <table:table-row table:style-name="ro1">
          <table:table-cell table:number-columns-repeated="2"/>
          <table:table-cell table:style-name="ce452" office:value-type="string" table:number-columns-spanned="4" table:number-rows-spanned="1">
            <text:p>Wort Correction Factor</text:p>
          </table:table-cell>
          <table:covered-table-cell table:number-columns-repeated="3" table:style-name="ce452"/>
          <table:table-cell table:style-name="ce321" office:value-type="string" table:number-columns-spanned="4" table:number-rows-spanned="1">
            <text:p>Override Wort Correction Factor</text:p>
          </table:table-cell>
          <table:covered-table-cell table:number-columns-repeated="3" table:style-name="ce321"/>
          <table:table-cell table:number-columns-repeated="1014"/>
        </table:table-row>
        <table:table-row table:style-name="ro1">
          <table:table-cell table:number-columns-repeated="2"/>
          <table:table-cell table:style-name="ce453" table:formula="of:=[$GravCalcs.S17]" office:value-type="float" office:value="1.04095627312499" table:number-columns-spanned="4" table:number-rows-spanned="1">
            <text:p>1.04</text:p>
          </table:table-cell>
          <table:covered-table-cell table:number-columns-repeated="2" table:style-name="ce457"/>
          <table:covered-table-cell table:style-name="ce462"/>
          <table:table-cell table:style-name="ce464" table:content-validation-name="val33" table:number-columns-spanned="4" table:number-rows-spanned="1"/>
          <table:covered-table-cell table:number-columns-repeated="2" table:style-name="ce470" table:content-validation-name="val33"/>
          <table:covered-table-cell table:style-name="ce474" table:content-validation-name="val33"/>
          <table:table-cell table:number-columns-repeated="1014"/>
        </table:table-row>
        <table:table-row table:style-name="ro1">
          <table:table-cell table:number-columns-repeated="1024"/>
        </table:table-row>
        <table:table-row table:style-name="ro1">
          <table:table-cell table:number-columns-repeated="2"/>
          <table:table-cell table:style-name="ce452" table:formula="of:=IF([$Brewhouse.AA17]=&quot;Plato&quot;; &quot;Refractometer Readings and Conversions to °Plato&quot;; &quot;Refractometer Readings and Conversions to Specific Gravity&quot;)" office:value-type="string" office:string-value="Refractometer Readings and Conversions to Specific Gravity" table:number-columns-spanned="8" table:number-rows-spanned="1">
            <text:p>Refractometer Readings and Conversions to Specific Gravity</text:p>
          </table:table-cell>
          <table:covered-table-cell table:number-columns-repeated="6" table:style-name="ce456"/>
          <table:covered-table-cell table:style-name="ce473"/>
          <table:table-cell table:number-columns-repeated="1014"/>
        </table:table-row>
        <table:table-row table:style-name="ro1">
          <table:table-cell table:number-columns-repeated="2"/>
          <table:table-cell table:style-name="ce452" office:value-type="string" table:number-columns-spanned="4" table:number-rows-spanned="1">
            <text:p>Original °Brix</text:p>
          </table:table-cell>
          <table:covered-table-cell table:number-columns-repeated="3" table:style-name="ce452"/>
          <table:table-cell table:style-name="ce452" table:formula="of:=IF([$Brewhouse.AA17]=&quot;Plato&quot;; &quot;Original Gravity Plato&quot;; &quot;Original Gravity&quot;)" office:value-type="string" office:string-value="Original Gravity" table:number-columns-spanned="4" table:number-rows-spanned="1">
            <text:p>Original Gravity</text:p>
          </table:table-cell>
          <table:covered-table-cell table:number-columns-repeated="3" table:style-name="ce452"/>
          <table:table-cell/>
          <table:table-cell table:style-name="ce146" office:value-type="string">
            <text:p>OG:</text:p>
          </table:table-cell>
          <table:table-cell table:style-name="ce335" table:formula="of:=(([.C9]/IF([.G5]&lt;&gt;&quot;&quot;;[.G5];[.C5]))/(258.6-((([.C9]/IF([.G5]&lt;&gt;&quot;&quot;;[.G5];[.C5]))/258.2)*227.1))+1)" office:value-type="float" office:value="1">
            <text:p>1.0000</text:p>
          </table:table-cell>
          <table:table-cell table:number-columns-repeated="1011"/>
        </table:table-row>
        <table:table-row table:style-name="ro1">
          <table:table-cell table:number-columns-repeated="2"/>
          <table:table-cell table:style-name="ce322" table:content-validation-name="val32" table:number-columns-spanned="4" table:number-rows-spanned="1"/>
          <table:covered-table-cell table:number-columns-repeated="2" table:style-name="ce458" table:content-validation-name="val32"/>
          <table:covered-table-cell table:style-name="ce463" table:content-validation-name="val32"/>
          <table:table-cell table:style-name="ce465" table:formula="of:=IF([$Brewhouse.AA17]=&quot;Plato&quot;; ROUND([.M9]; 2); [.M8])" office:value-type="float" office:value="1" table:number-columns-spanned="4" table:number-rows-spanned="1">
            <text:p>1.0000</text:p>
          </table:table-cell>
          <table:covered-table-cell table:number-columns-repeated="2" table:style-name="ce471"/>
          <table:covered-table-cell table:style-name="ce475"/>
          <table:table-cell/>
          <table:table-cell table:style-name="ce146" office:value-type="string">
            <text:p>OG (P):</text:p>
          </table:table-cell>
          <table:table-cell table:formula="of:=(-1 * 616.868) + (1111.14 * [.M8]) - (630.272 * [.M8]^2) + (135.997 * [.M8]^3)" office:value-type="float" office:value="-0.0029999999999859">
            <text:p>-0.003</text:p>
          </table:table-cell>
          <table:table-cell table:number-columns-repeated="1011"/>
        </table:table-row>
        <table:table-row table:style-name="ro1">
          <table:table-cell table:number-columns-repeated="2"/>
          <table:table-cell table:style-name="ce321" office:value-type="string" table:number-columns-spanned="4" table:number-rows-spanned="1">
            <text:p>Final °Brix</text:p>
          </table:table-cell>
          <table:covered-table-cell table:number-columns-repeated="3" table:style-name="ce321"/>
          <table:table-cell table:style-name="ce452" table:formula="of:=IF([$Brewhouse.AA17]=&quot;Plato&quot;; &quot;Final Gravity Plato&quot;; &quot;Final Gravity&quot;)" office:value-type="string" office:string-value="Final Gravity" table:number-columns-spanned="4" table:number-rows-spanned="1">
            <text:p>Final Gravity</text:p>
          </table:table-cell>
          <table:covered-table-cell table:number-columns-repeated="3" table:style-name="ce452"/>
          <table:table-cell/>
          <table:table-cell office:value-type="string">
            <text:p>Raw FG</text:p>
          </table:table-cell>
          <table:table-cell office:value-type="string">
            <text:p>FG to hit 122% AA</text:p>
          </table:table-cell>
          <table:table-cell table:number-columns-repeated="1011"/>
        </table:table-row>
        <table:table-row table:style-name="ro1">
          <table:table-cell table:number-columns-repeated="2"/>
          <table:table-cell table:style-name="ce322" table:content-validation-name="val32" table:number-columns-spanned="4" table:number-rows-spanned="1"/>
          <table:covered-table-cell table:number-columns-repeated="2" table:style-name="ce458" table:content-validation-name="val32"/>
          <table:covered-table-cell table:style-name="ce463" table:content-validation-name="val32"/>
          <table:table-cell table:style-name="ce466" table:formula="of:=IF([$Brewhouse.AA17]=&quot;Plato&quot;; ROUND([.M17]; 2); [.M16])" office:value-type="float" office:value="0" table:number-columns-spanned="4" table:number-rows-spanned="1">
            <text:p>#VALUE!</text:p>
          </table:table-cell>
          <table:covered-table-cell table:number-columns-repeated="2" table:style-name="ce472"/>
          <table:covered-table-cell table:style-name="ce476"/>
          <table:table-cell/>
          <table:table-cell table:formula="of:=IF([.C9]=0; &quot;NaN&quot;; 1 - 0.0044993*([.C9]/IF([.G5]&lt;&gt;&quot;&quot;;[.G5];[.C5])) + 0.0117741*([.C11]/IF([.G5]&lt;&gt;&quot;&quot;;[.G5];[.C5])) + 0.000275806*([.C9]/IF([.G5]&lt;&gt;&quot;&quot;;[.G5];[.C5]))^2 - 0.00127169*([.C11]/IF([.G5]&lt;&gt;&quot;&quot;;[.G5];[.C5]))^2 - 0.00000727999*([.C9]/IF([.G5]&lt;&gt;&quot;&quot;;[.G5];[.C5]))^3 + 0.0000632929*([.C11]/IF([.G5]&lt;&gt;&quot;&quot;;[.G5];[.C5]))^3)" office:value-type="string" office:string-value="NaN">
            <text:p>NaN</text:p>
          </table:table-cell>
          <table:table-cell table:formula="of:=((((1.22*[.M8])-1.22))-[.M8])*-1" office:value-type="float" office:value="1">
            <text:p>1</text:p>
          </table:table-cell>
          <table:table-cell table:number-columns-repeated="1011"/>
        </table:table-row>
        <table:table-row table:style-name="ro1">
          <table:table-cell table:number-columns-repeated="1024"/>
        </table:table-row>
        <table:table-row table:style-name="ro1">
          <table:table-cell table:number-columns-repeated="2"/>
          <table:table-cell table:style-name="ce452" office:value-type="string" table:number-columns-spanned="8" table:number-rows-spanned="1">
            <text:p>Calculated Attenuation and ABV</text:p>
          </table:table-cell>
          <table:covered-table-cell table:number-columns-repeated="6" table:style-name="ce456"/>
          <table:covered-table-cell table:style-name="ce473"/>
          <table:table-cell/>
          <table:table-cell office:value-type="string">
            <text:p>Raw AA</text:p>
          </table:table-cell>
          <table:table-cell table:number-columns-repeated="1012"/>
        </table:table-row>
        <table:table-row table:style-name="ro1">
          <table:table-cell table:number-columns-repeated="2"/>
          <table:table-cell table:style-name="ce454" office:value-type="string" table:number-columns-spanned="4" table:number-rows-spanned="1">
            <text:p>Apparent Attenuation:</text:p>
          </table:table-cell>
          <table:covered-table-cell table:number-columns-repeated="2" table:style-name="ce459"/>
          <table:covered-table-cell table:style-name="ce454"/>
          <table:table-cell table:style-name="ce467" table:formula="of:=([.M8]-[.M16])/([.M8]-1)" office:value-type="percentage" office:value="0">
            <text:p>#VALUE!</text:p>
          </table:table-cell>
          <table:table-cell table:style-name="ce218" table:number-columns-repeated="2"/>
          <table:table-cell table:style-name="ce368"/>
          <table:table-cell/>
          <table:table-cell table:formula="of:=([.M8]-[.L11])/([.M8]-1)" office:value-type="float" office:value="0">
            <text:p>#VALUE!</text:p>
          </table:table-cell>
          <table:table-cell table:number-columns-repeated="1012"/>
        </table:table-row>
        <table:table-row table:style-name="ro1">
          <table:table-cell table:number-columns-repeated="2"/>
          <table:table-cell table:style-name="ce454" office:value-type="string" table:number-columns-spanned="4" table:number-rows-spanned="1">
            <text:p>Traditional ABV:</text:p>
          </table:table-cell>
          <table:covered-table-cell table:number-columns-repeated="2" table:style-name="ce459"/>
          <table:covered-table-cell table:style-name="ce454"/>
          <table:table-cell table:style-name="ce467" table:formula="of:=(131.25*(([.M8])-([.M16])))/100" office:value-type="percentage" office:value="0">
            <text:p>#VALUE!</text:p>
          </table:table-cell>
          <table:table-cell table:style-name="ce218" table:number-columns-repeated="2"/>
          <table:table-cell table:style-name="ce368"/>
          <table:table-cell table:number-columns-repeated="1014"/>
        </table:table-row>
        <table:table-row table:style-name="ro1">
          <table:table-cell table:number-columns-repeated="2"/>
          <table:table-cell table:style-name="ce455" office:value-type="string" table:number-columns-spanned="4" table:number-rows-spanned="1">
            <text:p>Alternate ABV:</text:p>
          </table:table-cell>
          <table:covered-table-cell table:number-columns-repeated="2" table:style-name="ce460"/>
          <table:covered-table-cell table:style-name="ce455"/>
          <table:table-cell table:style-name="ce468" table:formula="of:=((76.08 * ([.M8]-[.M16]) / (1.775-[.M8])) * ([.M16] / 0.794))/100" office:value-type="percentage" office:value="0">
            <text:p>#VALUE!</text:p>
          </table:table-cell>
          <table:table-cell table:style-name="ce218" table:number-columns-repeated="2"/>
          <table:table-cell table:style-name="ce368"/>
          <table:table-cell/>
          <table:table-cell table:style-name="ce146" office:value-type="string">
            <text:p>FG:</text:p>
          </table:table-cell>
          <table:table-cell table:formula="of:=IF([.L14]&gt;1.22; [.M11];  IF([.C9]=0; &quot;NaN&quot;; 1 - 0.0044993*([.C9]/IF([.G5]&lt;&gt;&quot;&quot;;[.G5];[.C5])) + 0.0117741*([.C11]/IF([.G5]&lt;&gt;&quot;&quot;;[.G5];[.C5])) + 0.000275806*([.C9]/IF([.G5]&lt;&gt;&quot;&quot;;[.G5];[.C5]))^2 - 0.00127169*([.C11]/IF([.G5]&lt;&gt;&quot;&quot;;[.G5];[.C5]))^2 - 0.00000727999*([.C9]/IF([.G5]&lt;&gt;&quot;&quot;;[.G5];[.C5]))^3 + 0.0000632929*([.C11]/IF([.G5]&lt;&gt;&quot;&quot;;[.G5];[.C5]))^3))" office:value-type="float" office:value="0">
            <text:p>#VALUE!</text:p>
          </table:table-cell>
          <table:table-cell table:number-columns-repeated="1011"/>
        </table:table-row>
        <table:table-row table:style-name="ro1">
          <table:table-cell table:number-columns-repeated="11"/>
          <table:table-cell table:style-name="ce146" office:value-type="string">
            <text:p>FG (P):</text:p>
          </table:table-cell>
          <table:table-cell table:formula="of:=(-1 * 616.868) + (1111.14 * [.M16]) - (630.272 * [.M16]^2) + (135.997 * [.M16]^3)" office:value-type="float" office:value="0">
            <text:p>#VALUE!</text:p>
          </table:table-cell>
          <table:table-cell table:number-columns-repeated="1011"/>
        </table:table-row>
        <table:table-row table:style-name="ro1" table:number-rows-repeated="3">
          <table:table-cell table:number-columns-repeated="1024"/>
        </table:table-row>
        <table:table-row table:style-name="ro1">
          <table:table-cell table:number-columns-repeated="2"/>
          <table:table-cell table:style-name="ce347" office:value-type="string">
            <text:p>This calculator uses models, specifically the Brix to Specific Gravity conversions, developed by Sean Terrill. </text:p>
          </table:table-cell>
          <table:table-cell table:style-name="ce347" table:number-columns-repeated="2"/>
          <table:table-cell table:number-columns-repeated="1019"/>
        </table:table-row>
        <table:table-row table:style-name="ro1">
          <table:table-cell table:number-columns-repeated="2"/>
          <table:table-cell table:style-name="ce347" office:value-type="string">
            <text:p>The use of Sean Terrill's models does not necessarily imply his endorsement of this calculator.</text:p>
          </table:table-cell>
          <table:table-cell table:style-name="ce347" table:number-columns-repeated="2"/>
          <table:table-cell table:number-columns-repeated="1019"/>
        </table:table-row>
        <table:table-row table:style-name="ro1">
          <table:table-cell table:number-columns-repeated="2"/>
          <table:table-cell table:style-name="ce347" office:value-type="string">
            <text:p>Changes were made. <text:s/>Specifically…</text:p>
          </table:table-cell>
          <table:table-cell table:style-name="ce347" table:number-columns-repeated="2"/>
          <table:table-cell table:number-columns-repeated="1019"/>
        </table:table-row>
        <table:table-row table:style-name="ro1">
          <table:table-cell table:number-columns-repeated="2"/>
          <table:table-cell table:style-name="ce347"/>
          <table:table-cell table:style-name="ce347" office:value-type="string">
            <text:p>the (recommended) Wort Correction Factor has been adjusted (but used the same way in the conversion formulae) depending on expected attenuability. </text:p>
          </table:table-cell>
          <table:table-cell table:style-name="ce347"/>
          <table:table-cell table:number-columns-repeated="1019"/>
        </table:table-row>
        <table:table-row table:style-name="ro1">
          <table:table-cell table:number-columns-repeated="2"/>
          <table:table-cell table:style-name="ce347"/>
          <table:table-cell table:style-name="ce347" office:value-type="string">
            <text:p>the apparent attenuation and ABV results use Sean Terrill's specific gravity outputs as inputs, but do not use his original attenuation and ABV formulae. </text:p>
          </table:table-cell>
          <table:table-cell table:style-name="ce347"/>
          <table:table-cell table:number-columns-repeated="1019"/>
        </table:table-row>
        <table:table-row table:style-name="ro1">
          <table:table-cell table:number-columns-repeated="2"/>
          <table:table-cell table:style-name="ce347"/>
          <table:table-cell table:style-name="ce347" office:value-type="string">
            <text:p>the final gravity estimate is constrained to be no lower than the gravity that will equate to 122% apparent attenuation.</text:p>
          </table:table-cell>
          <table:table-cell table:style-name="ce347"/>
          <table:table-cell table:number-columns-repeated="1019"/>
        </table:table-row>
        <table:table-row table:style-name="ro1">
          <table:table-cell table:number-columns-repeated="2"/>
          <table:table-cell table:style-name="ce347" office:value-type="string">
            <text:p>Sean Terrill's models are used under license terms viewable here…</text:p>
          </table:table-cell>
          <table:table-cell table:style-name="ce347" table:number-columns-repeated="2"/>
          <table:table-cell table:number-columns-repeated="1019"/>
        </table:table-row>
        <table:table-row table:style-name="ro1">
          <table:table-cell table:number-columns-repeated="2"/>
          <table:table-cell table:style-name="ce347"/>
          <table:table-cell table:style-name="ce461" office:value-type="string">
            <text:p><text:a xlink:href="http://creativecommons.org/licenses/by-nc-sa/3.0/us/legalcode">http://creativecommons.org/licenses/by-nc-sa/3.0/us/legalcode</text:a></text:p>
          </table:table-cell>
          <table:table-cell table:style-name="ce347"/>
          <table:table-cell table:number-columns-repeated="1019"/>
        </table:table-row>
        <table:table-row table:style-name="ro1">
          <table:table-cell table:number-columns-repeated="2"/>
          <table:table-cell table:style-name="ce347" office:value-type="string">
            <text:p>The portion of Sean Terrill's work used here is distributed here under the same license conditions linked above.</text:p>
          </table:table-cell>
          <table:table-cell table:style-name="ce347" table:number-columns-repeated="2"/>
          <table:table-cell table:number-columns-repeated="1019"/>
        </table:table-row>
        <table:table-row table:style-name="ro1">
          <table:table-cell table:number-columns-repeated="2"/>
          <table:table-cell table:style-name="ce347" office:value-type="string">
            <text:p>You can see Sean's original calculator (and links to much more information from Sean about refractometers) here…</text:p>
          </table:table-cell>
          <table:table-cell table:style-name="ce347" table:number-columns-repeated="2"/>
          <table:table-cell table:number-columns-repeated="1019"/>
        </table:table-row>
        <table:table-row table:style-name="ro1">
          <table:table-cell table:number-columns-repeated="2"/>
          <table:table-cell table:style-name="ce347"/>
          <table:table-cell table:style-name="ce461" office:value-type="string">
            <text:p><text:a xlink:href="http://seanterrill.com/2012/01/06/refractometer-calculator/">http://seanterrill.com/2012/01/06/refractometer-calculator/</text:a></text:p>
          </table:table-cell>
          <table:table-cell table:style-name="ce347"/>
          <table:table-cell table:number-columns-repeated="1019"/>
        </table:table-row>
        <table:table-row table:style-name="ro1">
          <table:table-cell table:number-columns-repeated="2"/>
          <table:table-cell table:style-name="ce347" office:value-type="string">
            <text:p>Hover over fields with the little red triangles in the corners. <text:s/>There are useful popup comments there.</text:p>
          </table:table-cell>
          <table:table-cell table:number-columns-repeated="1021"/>
        </table:table-row>
        <table:table-row table:style-name="ro1" table:number-rows-repeated="1048543">
          <table:table-cell table:number-columns-repeated="1024"/>
        </table:table-row>
        <table:table-row table:style-name="ro1">
          <table:table-cell table:number-columns-repeated="1024"/>
        </table:table-row>
        <table:named-expressions/>
      </table:table>
      <table:table table:name="SG Correction" table:style-name="ta23" table:protected="true" table:print="false">
        <table:table-column table:style-name="co1" table:number-columns-repeated="9" table:default-cell-style-name="Excel_20_Built-in_20_Normal"/>
        <table:table-column table:style-name="co11" table:visibility="collapse" table:default-cell-style-name="Excel_20_Built-in_20_Normal"/>
        <table:table-column table:style-name="co26" table:visibility="collapse" table:default-cell-style-name="Excel_20_Built-in_20_Normal"/>
        <table:table-column table:style-name="co60" table:visibility="collapse" table:default-cell-style-name="Excel_20_Built-in_20_Normal"/>
        <table:table-column table:style-name="co65" table:visibility="collapse" table:default-cell-style-name="Excel_20_Built-in_20_Normal"/>
        <table:table-column table:style-name="co60" table:visibility="collapse" table:default-cell-style-name="Excel_20_Built-in_20_Normal"/>
        <table:table-column table:style-name="co1" table:number-columns-repeated="1010" table:default-cell-style-name="Excel_20_Built-in_20_Normal"/>
        <table:table-row table:style-name="ro1" table:number-rows-repeated="2">
          <table:table-cell table:number-columns-repeated="1024"/>
        </table:table-row>
        <table:table-row table:style-name="ro1">
          <table:table-cell/>
          <table:table-cell table:style-name="ce321" office:value-type="string" table:number-columns-spanned="6" table:number-rows-spanned="1">
            <text:p><text:s/>--Input --</text:p>
          </table:table-cell>
          <table:covered-table-cell table:number-columns-repeated="4" table:style-name="ce323"/>
          <table:covered-table-cell table:style-name="ce327"/>
          <table:table-cell table:number-columns-repeated="1017"/>
        </table:table-row>
        <table:table-row table:style-name="ro1">
          <table:table-cell/>
          <table:table-cell table:style-name="ce477" table:formula="of:=IF([$Brewhouse.V17] = &quot;Metric&quot;; &quot;Hydrometer Calibration Temperature (Degrees C)&quot;;  &quot;Hydrometer Calibration Temperature (Degrees F)&quot;)" office:value-type="string" office:string-value="Hydrometer Calibration Temperature (Degrees F)" table:number-columns-spanned="5" table:number-rows-spanned="1">
            <text:p>Hydrometer Calibration Temperature (Degrees F)</text:p>
          </table:table-cell>
          <table:covered-table-cell table:number-columns-repeated="3" table:style-name="ce479"/>
          <table:covered-table-cell table:style-name="ce481"/>
          <table:table-cell table:style-name="ce400" table:content-validation-name="val34" office:value-type="float" office:value="60">
            <text:p>60</text:p>
          </table:table-cell>
          <table:table-cell table:style-name="ce64"/>
          <table:table-cell/>
          <table:table-cell office:value-type="string">
            <text:p>F Temp if Metric input</text:p>
          </table:table-cell>
          <table:table-cell/>
          <table:table-cell table:formula="of:=([.G4]*(9/5))+32" office:value-type="float" office:value="140">
            <text:p>140</text:p>
          </table:table-cell>
          <table:table-cell office:value-type="string">
            <text:p>Use Temp</text:p>
          </table:table-cell>
          <table:table-cell table:formula="of:=IF([$Brewhouse.V17]=&quot;Metric&quot;; [.L4]; [.G4])" office:value-type="float" office:value="60">
            <text:p>60</text:p>
          </table:table-cell>
          <table:table-cell table:number-columns-repeated="1010"/>
        </table:table-row>
        <table:table-row table:style-name="ro1">
          <table:table-cell/>
          <table:table-cell table:style-name="ce459" table:formula="of:=IF([$Brewhouse.V17] = &quot;Metric&quot;; &quot;Wort Temperature (Degrees C)&quot;;  &quot;Wort Temperature (Degrees F)&quot;)" office:value-type="string" office:string-value="Wort Temperature (Degrees F)" table:number-columns-spanned="5" table:number-rows-spanned="1">
            <text:p>Wort Temperature (Degrees F)</text:p>
          </table:table-cell>
          <table:covered-table-cell table:number-columns-repeated="3" table:style-name="ce480"/>
          <table:covered-table-cell table:style-name="ce482"/>
          <table:table-cell table:style-name="ce400" table:content-validation-name="val35"/>
          <table:table-cell table:style-name="ce485"/>
          <table:table-cell/>
          <table:table-cell office:value-type="string">
            <text:p>F Temp if Metric input</text:p>
          </table:table-cell>
          <table:table-cell/>
          <table:table-cell table:formula="of:=([.G5]*(9/5))+32" office:value-type="float" office:value="32">
            <text:p>32</text:p>
          </table:table-cell>
          <table:table-cell office:value-type="string">
            <text:p>Use Temp</text:p>
          </table:table-cell>
          <table:table-cell table:formula="of:=IF([$Brewhouse.V17]=&quot;Metric&quot;; [.L5]; [.G5])" office:value-type="float" office:value="0">
            <text:p>0</text:p>
          </table:table-cell>
          <table:table-cell table:number-columns-repeated="1010"/>
        </table:table-row>
        <table:table-row table:style-name="ro1">
          <table:table-cell/>
          <table:table-cell table:style-name="ce459" table:formula="of:=IF([$Brewhouse.AA17] = &quot;Plato&quot;; &quot;Hydrometer Reading (Plato)&quot;;  &quot;Hydrometer Reading (Specific Gravity)&quot;)" office:value-type="string" office:string-value="Hydrometer Reading (Specific Gravity)" table:number-columns-spanned="5" table:number-rows-spanned="1">
            <text:p>Hydrometer Reading (Specific Gravity)</text:p>
          </table:table-cell>
          <table:covered-table-cell table:number-columns-repeated="3" table:style-name="ce480"/>
          <table:covered-table-cell table:style-name="ce482"/>
          <table:table-cell table:style-name="ce483"/>
          <table:table-cell table:number-columns-repeated="2"/>
          <table:table-cell office:value-type="string">
            <text:p>SG Grav if Plato input</text:p>
          </table:table-cell>
          <table:table-cell/>
          <table:table-cell table:formula="of:=([.G6]/(258.6-(([.G6]/258.2)*227.1))+1)" office:value-type="float" office:value="1">
            <text:p>1</text:p>
          </table:table-cell>
          <table:table-cell office:value-type="string">
            <text:p>Use Grav</text:p>
          </table:table-cell>
          <table:table-cell table:formula="of:=IF([$Brewhouse.AA17]=&quot;Plato&quot;; [.L6]; [.G6])" office:value-type="float" office:value="0">
            <text:p>0</text:p>
          </table:table-cell>
          <table:table-cell table:number-columns-repeated="1010"/>
        </table:table-row>
        <table:table-row table:style-name="ro1">
          <table:table-cell table:number-columns-repeated="1024"/>
        </table:table-row>
        <table:table-row table:style-name="ro8">
          <table:table-cell/>
          <table:table-cell table:style-name="ce478" table:formula="of:=IF([$Brewhouse.AA17] = &quot;Plato&quot;; &quot;Corrected Hydrometer Reading (Plato):&quot;;  &quot;Corrected Hydrometer Reading (Specific Gravity):&quot;)" office:value-type="string" office:string-value="Corrected Hydrometer Reading (Specific Gravity):" table:number-columns-spanned="5" table:number-rows-spanned="1">
            <text:p>Corrected Hydrometer Reading (Specific Gravity):</text:p>
          </table:table-cell>
          <table:covered-table-cell table:number-columns-repeated="4" table:style-name="ce479"/>
          <table:table-cell table:style-name="ce484" table:formula="of:=IF([$Brewhouse.AA17] = &quot;Plato&quot;; [.N9]; [.N8])" office:value-type="float" office:value="0">
            <text:p>0.000</text:p>
          </table:table-cell>
          <table:table-cell table:number-columns-repeated="4"/>
          <table:table-cell office:value-type="string">
            <text:p>Corrected Grav in SG</text:p>
          </table:table-cell>
          <table:table-cell/>
          <table:table-cell table:formula="of:=[.N6]*((1.00130346-0.000134722124*[.N5]+0.00000204052596*[.N5]^2-0.00000000232820948*[.N5]^3)/(1.00130346-0.000134722124*[.N4]+0.00000204052596*[.N4]^2-0.00000000232820948*[.N4]^3))" office:value-type="float" office:value="0">
            <text:p>0</text:p>
          </table:table-cell>
          <table:table-cell table:number-columns-repeated="1010"/>
        </table:table-row>
        <table:table-row table:style-name="ro1">
          <table:table-cell/>
          <table:table-cell table:style-name="ce146"/>
          <table:table-cell table:number-columns-repeated="8"/>
          <table:table-cell table:style-name="ce146"/>
          <table:table-cell office:value-type="string">
            <text:p>Corrected Grav in Plato</text:p>
          </table:table-cell>
          <table:table-cell/>
          <table:table-cell table:formula="of:=(-1*616.868) + (1111.14*[.N8]) - (630.272*[.N8]^2) + (135.997*[.N8]^3)" office:value-type="float" office:value="-616.868">
            <text:p>-616.868</text:p>
          </table:table-cell>
          <table:table-cell table:number-columns-repeated="1010"/>
        </table:table-row>
        <table:table-row table:style-name="ro1">
          <table:table-cell table:number-columns-repeated="10"/>
          <table:table-cell table:style-name="ce146"/>
          <table:table-cell table:number-columns-repeated="1013"/>
        </table:table-row>
        <table:table-row table:style-name="ro1">
          <table:table-cell table:number-columns-repeated="12"/>
          <table:table-cell office:value-type="string">
            <text:p>Plato?</text:p>
          </table:table-cell>
          <table:table-cell table:formula="of:=[$Brewhouse.AA17]" office:value-type="string" office:string-value="Specific Gravity">
            <text:p>Specific Gravity</text:p>
          </table:table-cell>
          <table:table-cell table:number-columns-repeated="1010"/>
        </table:table-row>
        <table:table-row table:style-name="ro1" table:number-rows-repeated="4">
          <table:table-cell table:number-columns-repeated="1024"/>
        </table:table-row>
        <table:table-row table:style-name="ro1">
          <table:table-cell table:number-columns-repeated="6"/>
          <table:table-cell table:style-name="ce414"/>
          <table:table-cell/>
          <table:table-cell table:style-name="ce486"/>
          <table:table-cell table:number-columns-repeated="1015"/>
        </table:table-row>
        <table:table-row table:style-name="ro1" table:number-rows-repeated="2">
          <table:table-cell table:number-columns-repeated="10"/>
          <table:table-cell table:style-name="ce146"/>
          <table:table-cell table:number-columns-repeated="1013"/>
        </table:table-row>
        <table:table-row table:style-name="ro1" table:number-rows-repeated="1048557">
          <table:table-cell table:number-columns-repeated="1024"/>
        </table:table-row>
        <table:table-row table:style-name="ro1">
          <table:table-cell table:number-columns-repeated="1024"/>
        </table:table-row>
        <table:named-expressions/>
      </table:table>
      <table:table table:name="BrewDay Print Me" table:style-name="ta24" table:protected="true" table:print="false">
        <table:table-column table:style-name="co69" table:default-cell-style-name="Excel_20_Built-in_20_Normal"/>
        <table:table-column table:style-name="co70" table:default-cell-style-name="Excel_20_Built-in_20_Normal"/>
        <table:table-column table:style-name="co74" table:default-cell-style-name="Excel_20_Built-in_20_Normal"/>
        <table:table-column table:style-name="co75" table:default-cell-style-name="Excel_20_Built-in_20_Normal"/>
        <table:table-column table:style-name="co76" table:default-cell-style-name="Excel_20_Built-in_20_Normal"/>
        <table:table-column table:style-name="co77" table:default-cell-style-name="Excel_20_Built-in_20_Normal"/>
        <table:table-column table:style-name="co78" table:default-cell-style-name="Excel_20_Built-in_20_Normal"/>
        <table:table-column table:style-name="co57" table:default-cell-style-name="Excel_20_Built-in_20_Normal"/>
        <table:table-column table:style-name="co74" table:default-cell-style-name="Excel_20_Built-in_20_Normal"/>
        <table:table-column table:style-name="co60" table:visibility="collapse" table:default-cell-style-name="Excel_20_Built-in_20_Normal"/>
        <table:table-column table:style-name="co1" table:number-columns-repeated="1014" table:default-cell-style-name="Excel_20_Built-in_20_Normal"/>
        <table:table-row table:style-name="ro1">
          <table:table-cell table:style-name="ce487" table:formula="of:=[$Recipe.H9]" office:value-type="string" office:string-value="Blonde Ale">
            <text:p>Blonde Ale</text:p>
          </table:table-cell>
          <table:table-cell table:style-name="ce347"/>
          <table:table-cell table:style-name="ce494" table:formula="of:=IF([$Recipe.M9]&gt;0; [$Recipe.M9]; &quot;&quot;)" table:number-columns-spanned="2" table:number-rows-spanned="1">
            <text:p/>
          </table:table-cell>
          <table:covered-table-cell table:style-name="ce495"/>
          <table:table-cell table:style-name="ce496" table:formula="of:=IF([$Recipe.X3]&gt;0; [$Recipe.X3]; &quot;&quot;)" office:value-type="string" office:string-value="My Blonde Ale">
            <text:p>My Blonde Ale</text:p>
          </table:table-cell>
          <table:table-cell table:style-name="ce497"/>
          <table:table-cell table:style-name="ce347" table:number-columns-repeated="3"/>
          <table:table-cell table:number-columns-repeated="1015"/>
        </table:table-row>
        <table:table-row table:style-name="ro19">
          <table:table-cell table:style-name="ce347" table:number-columns-repeated="9"/>
          <table:table-cell table:number-columns-repeated="1015"/>
        </table:table-row>
        <table:table-row table:style-name="ro20">
          <table:table-cell table:style-name="ce347" table:formula="of:=CONCATENATE(&quot;Original Gravity: &quot;; ROUND([$Recipe.G52]; 3))" office:value-type="string" office:string-value="Original Gravity: 1.05">
            <text:p>Original Gravity: 1.05</text:p>
          </table:table-cell>
          <table:table-cell table:style-name="ce347" table:number-columns-repeated="2"/>
          <table:table-cell table:style-name="ce347" table:formula="of:=CONCATENATE(&quot;Final Gravity: &quot;; ROUND([$Recipe.G54]; 3))" office:value-type="string" office:string-value="Final Gravity: 1.01">
            <text:p>Final Gravity: 1.01</text:p>
          </table:table-cell>
          <table:table-cell table:style-name="ce347" table:number-columns-repeated="5"/>
          <table:table-cell table:number-columns-repeated="1015"/>
        </table:table-row>
        <table:table-row table:style-name="ro20">
          <table:table-cell table:style-name="ce488" table:formula="of:=CONCATENATE(&quot;ADF: &quot;; ROUND([$Recipe.G53]; 2)*100; &quot;%&quot;)" office:value-type="string" office:string-value="ADF: 80%">
            <text:p>ADF: 80%</text:p>
          </table:table-cell>
          <table:table-cell table:style-name="ce347" table:number-columns-repeated="2"/>
          <table:table-cell table:style-name="ce347" table:formula="of:=CONCATENATE(&quot;ABV: &quot;; ROUND([$Recipe.G55]; 3)*100; &quot;% (traditional), &quot;;  ROUND([$Recipe.M50]; 3)*100; &quot;% (more accurate)&quot;)" office:value-type="string" office:string-value="ABV: 5.3% (traditional), 5.4% (more accurate)">
            <text:p>ABV: 5.3% (traditional), 5.4% (more accurate)</text:p>
          </table:table-cell>
          <table:table-cell table:style-name="ce347" table:number-columns-repeated="5"/>
          <table:table-cell table:number-columns-repeated="1015"/>
        </table:table-row>
        <table:table-row table:style-name="ro20">
          <table:table-cell table:style-name="ce347" table:formula="of:=IF([$Brewhouse.O32]=&quot;Rager&quot;;      CONCATENATE(&quot;Rager IBUs: &quot;; ROUND([$Recipe.M51]; 0));                    CONCATENATE(&quot;Tinseth IBUs: &quot;; ROUND([$Recipe.M51]; 0))             )" office:value-type="string" office:string-value="Tinseth IBUs: 20">
            <text:p>Tinseth IBUs: 20</text:p>
          </table:table-cell>
          <table:table-cell table:style-name="ce347" table:number-columns-repeated="2"/>
          <table:table-cell table:style-name="ce347" table:formula="of:=IF([$Brewhouse.O32]=&quot;Rager&quot;;        CONCATENATE(&quot;(Modified Rager IBUs: &quot;; ROUND([$Recipe.M52]; 0); &quot;)&quot;);                                CONCATENATE(&quot;(Modified Tinseth IBUs: &quot;; ROUND([$Recipe.M52]; 0); &quot;)&quot;))" office:value-type="string" office:string-value="(Modified Tinseth IBUs: 20)">
            <text:p>(Modified Tinseth IBUs: 20)</text:p>
          </table:table-cell>
          <table:table-cell table:style-name="ce347" table:number-columns-repeated="5"/>
          <table:table-cell table:number-columns-repeated="1015"/>
        </table:table-row>
        <table:table-row table:style-name="ro24">
          <table:table-cell table:style-name="ce347" table:number-columns-repeated="9"/>
          <table:table-cell table:number-columns-repeated="1015"/>
        </table:table-row>
        <table:table-row table:style-name="ro13">
          <table:table-cell table:style-name="ce347" table:number-columns-repeated="9"/>
          <table:table-cell table:number-columns-repeated="1015"/>
        </table:table-row>
        <table:table-row table:style-name="ro20">
          <table:table-cell table:style-name="ce489" office:value-type="string" table:number-columns-spanned="4" table:number-rows-spanned="1">
            <text:p>----------Grain Bill----------</text:p>
          </table:table-cell>
          <table:covered-table-cell table:number-columns-repeated="3" table:style-name="ce492"/>
          <table:table-cell table:style-name="ce347"/>
          <table:table-cell table:style-name="ce498" office:value-type="string" table:number-columns-spanned="4" table:number-rows-spanned="1">
            <text:p>------Misc Info-----</text:p>
          </table:table-cell>
          <table:covered-table-cell table:number-columns-repeated="2" table:style-name="ce505"/>
          <table:covered-table-cell table:style-name="ce512"/>
          <table:table-cell table:number-columns-repeated="1015"/>
        </table:table-row>
        <table:table-row table:style-name="ro20">
          <table:table-cell table:style-name="ce490" table:formula="of:=IF([$Brewhouse.V17]=&quot;Metric&quot;; &quot;Kilograms&quot;; &quot;Pounds&quot;)" office:value-type="string" office:string-value="Pounds">
            <text:p>Pounds</text:p>
          </table:table-cell>
          <table:table-cell table:style-name="ce490" office:value-type="string">
            <text:p>Grain, Fermentable, Other</text:p>
          </table:table-cell>
          <table:table-cell table:style-name="ce347" table:number-columns-repeated="3"/>
          <table:table-cell table:style-name="ce499" table:formula="of:=CONCATENATE(&quot;Fermentables: &quot;;  ROUND(SUM([.A10:.A24]); 2); IF([$Brewhouse.V17]=&quot;Metric&quot;; &quot; Kilograms&quot;; &quot; Pounds&quot;)                            )" office:value-type="string" office:string-value="Fermentables: 9.5 Pounds" table:number-columns-spanned="4" table:number-rows-spanned="1">
            <text:p>Fermentables: 9.5 Pounds</text:p>
          </table:table-cell>
          <table:covered-table-cell table:number-columns-repeated="2" table:style-name="ce170"/>
          <table:covered-table-cell table:style-name="ce513"/>
          <table:table-cell table:number-columns-repeated="1015"/>
        </table:table-row>
        <table:table-row table:style-name="ro20">
          <table:table-cell table:style-name="ce491" table:formula="of:=IF([$Recipe.B13]&gt;0; [$Recipe.B13]; &quot;&quot;)" office:value-type="float" office:value="4.5">
            <text:p>4.5</text:p>
          </table:table-cell>
          <table:table-cell table:style-name="ce347" table:formula="of:=IF([$Recipe.D13]&lt;&gt; &quot;---Select Grain/Fermentable---&quot;;[$Recipe.D13]; &quot;&quot;)" office:value-type="string" office:string-value="Golden Promise">
            <text:p>Golden Promise</text:p>
          </table:table-cell>
          <table:table-cell table:style-name="ce347" table:number-columns-repeated="3"/>
          <table:table-cell table:style-name="ce499" table:formula="of:=CONCATENATE(&quot;Mash Efficiency: &quot;;[$Recipe.B6]*100; &quot;%&quot;)" office:value-type="string" office:string-value="Mash Efficiency: 74%" table:number-columns-spanned="4" table:number-rows-spanned="1">
            <text:p>Mash Efficiency: 74%</text:p>
          </table:table-cell>
          <table:covered-table-cell table:number-columns-repeated="2" table:style-name="ce170"/>
          <table:covered-table-cell table:style-name="ce513"/>
          <table:table-cell table:number-columns-repeated="1015"/>
        </table:table-row>
        <table:table-row table:style-name="ro20">
          <table:table-cell table:style-name="ce491" table:formula="of:=IF([$Recipe.B14]&gt;0; [$Recipe.B14]; &quot;&quot;)" office:value-type="float" office:value="3.5">
            <text:p>3.5</text:p>
          </table:table-cell>
          <table:table-cell table:style-name="ce347" table:formula="of:=IF([$Recipe.D14]&lt;&gt; &quot;---Select Grain/Fermentable---&quot;;[$Recipe.D14]; &quot;&quot;)" office:value-type="string" office:string-value="American Brewer's Two-Row">
            <text:p>American Brewer's Two-Row</text:p>
          </table:table-cell>
          <table:table-cell table:style-name="ce347" table:number-columns-repeated="3"/>
          <table:table-cell table:style-name="ce499" table:formula="of:=CONCATENATE(&quot;Total Water Needed: &quot;; ROUND((IF([$Brewhouse.V17]=&quot;Metric&quot;; [$'Total H2O Sub'.J24] / 0.264172051;  [$'Total H2O Sub'.J24])  +  [$Brewhouse.C5])+IF([$Brewhouse.C11]=&quot;N&quot;; IF([$Brewhouse.V17]=&quot;Metric&quot;; ([$'Total H2O Sub'.J25] / 0.264172051)+[$Brewhouse.C8];  [$'Total H2O Sub'.J25]  +  [$Brewhouse.C8]);  IF([$Brewhouse.V17]=&quot;Metric&quot;; ([$'Total H2O Sub'.J25] / 0.264172051);  [$'Total H2O Sub'.J25])); 2); IF([$Brewhouse.V17]=&quot;Metric&quot;; &quot; Liters&quot;; &quot; Gallons&quot;)                              )" office:value-type="string" office:string-value="Total Water Needed: 7.82 Gallons" table:number-columns-spanned="4" table:number-rows-spanned="1">
            <text:p>Total Water Needed: 7.82 Gallons</text:p>
          </table:table-cell>
          <table:covered-table-cell table:number-columns-repeated="2" table:style-name="ce170"/>
          <table:covered-table-cell table:style-name="ce513"/>
          <table:table-cell table:number-columns-repeated="1015"/>
        </table:table-row>
        <table:table-row table:style-name="ro20">
          <table:table-cell table:style-name="ce491" table:formula="of:=IF([$Recipe.B15]&gt;0; [$Recipe.B15]; &quot;&quot;)" office:value-type="float" office:value="0.5">
            <text:p>0.5</text:p>
          </table:table-cell>
          <table:table-cell table:style-name="ce347" table:formula="of:=IF([$Recipe.D15]&lt;&gt; &quot;---Select Grain/Fermentable---&quot;;[$Recipe.D15]; &quot;&quot;)" office:value-type="string" office:string-value="German Pilsner (2L)">
            <text:p>German Pilsner (2L)</text:p>
          </table:table-cell>
          <table:table-cell table:style-name="ce347" table:number-columns-repeated="3"/>
          <table:table-cell table:style-name="ce499" table:formula="of:=CONCATENATE(&quot;Pre-Boil: &quot;;                    IF([$Brewhouse.V17]=&quot;METRIC&quot;;ROUND([$'Total H2O Sub'.D23]*3.78541;2);ROUND([$'Total H2O Sub'.D23];2)); IF([$Brewhouse.V17]=&quot;METRIC&quot;; &quot; Liters&quot;; &quot; Gallons&quot; )   &amp; &quot; @ &quot; &amp; ROUND([$Recipe.G51]; 3)   &amp; IF([$Brewhouse.AA17]=&quot;Plato&quot;; &quot;P&quot;; &quot;&quot;)    )" office:value-type="string" office:string-value="Pre-Boil: 6.62 Gallons @ 1.039" table:number-columns-spanned="4" table:number-rows-spanned="1">
            <text:p>Pre-Boil: 6.62 Gallons @ 1.039</text:p>
          </table:table-cell>
          <table:covered-table-cell table:number-columns-repeated="2" table:style-name="ce170"/>
          <table:covered-table-cell table:style-name="ce513"/>
          <table:table-cell table:number-columns-repeated="1015"/>
        </table:table-row>
        <table:table-row table:style-name="ro20">
          <table:table-cell table:style-name="ce491" table:formula="of:=IF([$Recipe.B16]&gt;0; [$Recipe.B16]; &quot;&quot;)" office:value-type="float" office:value="0.5">
            <text:p>0.5</text:p>
          </table:table-cell>
          <table:table-cell table:style-name="ce347" table:formula="of:=IF([$Recipe.D16]&lt;&gt; &quot;---Select Grain/Fermentable---&quot;;[$Recipe.D16]; &quot;&quot;)" office:value-type="string" office:string-value="Munich (9L)">
            <text:p>Munich (9L)</text:p>
          </table:table-cell>
          <table:table-cell table:style-name="ce347" table:number-columns-repeated="3"/>
          <table:table-cell table:style-name="ce499" table:formula="of:=CONCATENATE(&quot;Boil-Off Rate: &quot;;                    [$Brewhouse.O5]; IF([$Brewhouse.V17]=&quot;METRIC&quot;; &quot; Liters/Hr&quot;; &quot; Gallons/Hr&quot; )         )" office:value-type="string" office:string-value="Boil-Off Rate: 1.24 Gallons/Hr" table:number-columns-spanned="4" table:number-rows-spanned="1">
            <text:p>Boil-Off Rate: 1.24 Gallons/Hr</text:p>
          </table:table-cell>
          <table:covered-table-cell table:number-columns-repeated="2" table:style-name="ce170"/>
          <table:covered-table-cell table:style-name="ce513"/>
          <table:table-cell table:number-columns-repeated="1015"/>
        </table:table-row>
        <table:table-row table:style-name="ro20">
          <table:table-cell table:style-name="ce491" table:formula="of:=IF([$Recipe.B17]&gt;0; [$Recipe.B17]; &quot;&quot;)" office:value-type="float" office:value="0.5">
            <text:p>0.5</text:p>
          </table:table-cell>
          <table:table-cell table:style-name="ce347" table:formula="of:=IF([$Recipe.D17]&lt;&gt; &quot;---Select Grain/Fermentable---&quot;;[$Recipe.D17]; &quot;&quot;)" office:value-type="string" office:string-value="Wheat Malt (German)">
            <text:p>Wheat Malt (German)</text:p>
          </table:table-cell>
          <table:table-cell table:style-name="ce347" table:number-columns-repeated="3"/>
          <table:table-cell table:style-name="ce500" table:formula="of:=CONCATENATE(&quot;Post-Boil Volume: &quot;;                    IF([$Brewhouse.V17]=&quot;METRIC&quot;;ROUND([$'Total H2O Sub'.D27]*3.78541;2);ROUND([$'Total H2O Sub'.D27];2)); IF([$Brewhouse.V17]=&quot;METRIC&quot;; &quot; Liters&quot;; &quot; Gallons&quot; )         )" office:value-type="string" office:string-value="Post-Boil Volume: 5.18 Gallons" table:number-columns-spanned="4" table:number-rows-spanned="1">
            <text:p>Post-Boil Volume: 5.18 Gallons</text:p>
          </table:table-cell>
          <table:covered-table-cell table:number-columns-repeated="2" table:style-name="ce506"/>
          <table:covered-table-cell table:style-name="ce514"/>
          <table:table-cell table:number-columns-repeated="1015"/>
        </table:table-row>
        <table:table-row table:style-name="ro20">
          <table:table-cell table:style-name="ce491" table:formula="of:=IF([$Recipe.B18]&gt;0; [$Recipe.B18]; &quot;&quot;)">
            <text:p/>
          </table:table-cell>
          <table:table-cell table:style-name="ce347" table:formula="of:=IF([$Recipe.D18]&lt;&gt; &quot;---Select Grain/Fermentable---&quot;;[$Recipe.D18]; &quot;&quot;)">
            <text:p/>
          </table:table-cell>
          <table:table-cell table:style-name="ce347" table:number-columns-repeated="7"/>
          <table:table-cell table:number-columns-repeated="1015"/>
        </table:table-row>
        <table:table-row table:style-name="ro20">
          <table:table-cell table:style-name="ce491" table:formula="of:=IF([$Recipe.B19]&gt;0; [$Recipe.B19]; &quot;&quot;)">
            <text:p/>
          </table:table-cell>
          <table:table-cell table:style-name="ce347" table:formula="of:=IF([$Recipe.D19]&lt;&gt; &quot;---Select Grain/Fermentable---&quot;;[$Recipe.D19]; &quot;&quot;)">
            <text:p/>
          </table:table-cell>
          <table:table-cell table:style-name="ce347" table:number-columns-repeated="3"/>
          <table:table-cell table:style-name="ce489" office:value-type="string" table:number-columns-spanned="4" table:number-rows-spanned="1">
            <text:p>---Other Timed Boil Additions---</text:p>
          </table:table-cell>
          <table:covered-table-cell table:number-columns-repeated="3" table:style-name="ce492"/>
          <table:table-cell table:formula="of:=IF([$Recipe.X19]&lt;&gt;&quot;&quot;; &quot;Y&quot;; IF([$Recipe.X20]&lt;&gt;&quot;&quot;; &quot;Y&quot;; IF([$Recipe.X21]&lt;&gt;&quot;&quot;; &quot;Y&quot;; IF([$Recipe.X22]&lt;&gt;&quot;&quot;; &quot;Y&quot;; IF([$Recipe.X23]&lt;&gt;&quot;&quot;; &quot;Y&quot;; IF([$Recipe.X24]&lt;&gt;&quot;&quot;; &quot;Y&quot;; IF([$Recipe.X25]&lt;&gt;&quot;&quot;; &quot;Y&quot;; IF([$Recipe.X26]&lt;&gt;&quot;&quot;; &quot;Y&quot;; &quot;N&quot;))))))))" office:value-type="string" office:string-value="N">
            <text:p>N</text:p>
          </table:table-cell>
          <table:table-cell table:number-columns-repeated="1014"/>
        </table:table-row>
        <table:table-row table:style-name="ro20">
          <table:table-cell table:style-name="ce491" table:formula="of:=IF([$Recipe.B20]&gt;0; [$Recipe.B20]; &quot;&quot;)">
            <text:p/>
          </table:table-cell>
          <table:table-cell table:style-name="ce347" table:formula="of:=IF([$Recipe.D20]&lt;&gt; &quot;---Select Grain/Fermentable---&quot;;[$Recipe.D20]; &quot;&quot;)">
            <text:p/>
          </table:table-cell>
          <table:table-cell table:style-name="ce347" table:number-columns-repeated="3"/>
          <table:table-cell table:style-name="ce501" office:value-type="string" table:number-columns-spanned="2" table:number-rows-spanned="1">
            <text:p>Ingredient</text:p>
          </table:table-cell>
          <table:covered-table-cell table:style-name="ce507"/>
          <table:table-cell table:style-name="ce490" office:value-type="string">
            <text:p>Amount</text:p>
          </table:table-cell>
          <table:table-cell table:style-name="ce490" office:value-type="string">
            <text:p>Minutes</text:p>
          </table:table-cell>
          <table:table-cell table:formula="of:=IF([$Recipe.X27]&lt;&gt;&quot;&quot;; &quot;Y&quot;; &quot;N&quot;)" office:value-type="string" office:string-value="N">
            <text:p>N</text:p>
          </table:table-cell>
          <table:table-cell table:number-columns-repeated="1014"/>
        </table:table-row>
        <table:table-row table:style-name="ro20">
          <table:table-cell table:style-name="ce491" table:formula="of:=IF([$Recipe.B21]&gt;0; [$Recipe.B21]; &quot;&quot;)">
            <text:p/>
          </table:table-cell>
          <table:table-cell table:style-name="ce347" table:formula="of:=IF([$Recipe.D21]&lt;&gt; &quot;---Select Grain/Fermentable---&quot;;[$Recipe.D21]; &quot;&quot;)">
            <text:p/>
          </table:table-cell>
          <table:table-cell table:style-name="ce347" table:number-columns-repeated="3"/>
          <table:table-cell table:style-name="ce502" table:formula="of:=IF([$Recipe.X13]&lt;&gt;&quot;&quot;; [$Recipe.X13]; &quot;&quot;)" table:number-columns-spanned="2" table:number-rows-spanned="1">
            <text:p/>
          </table:table-cell>
          <table:covered-table-cell table:style-name="ce508"/>
          <table:table-cell table:style-name="ce511" table:formula="of:=IF([$Recipe.Z13]&lt;&gt;&quot;&quot;; [$Recipe.Z13]; &quot;&quot;)">
            <text:p/>
          </table:table-cell>
          <table:table-cell table:style-name="ce511" table:formula="of:=IF([$Recipe.AA13]&lt;&gt;&quot;&quot;; [$Recipe.AA13]; &quot;&quot;)">
            <text:p/>
          </table:table-cell>
          <table:table-cell table:number-columns-repeated="1015"/>
        </table:table-row>
        <table:table-row table:style-name="ro20">
          <table:table-cell table:style-name="ce491" table:formula="of:=IF([$Recipe.B22]&gt;0; [$Recipe.B22]; &quot;&quot;)">
            <text:p/>
          </table:table-cell>
          <table:table-cell table:style-name="ce347" table:formula="of:=IF([$Recipe.D22]&lt;&gt; &quot;---Select Grain/Fermentable---&quot;;[$Recipe.D22]; &quot;&quot;)">
            <text:p/>
          </table:table-cell>
          <table:table-cell table:style-name="ce347" table:number-columns-repeated="3"/>
          <table:table-cell table:style-name="ce502" table:formula="of:=IF([$Recipe.X14]&lt;&gt;&quot;&quot;; [$Recipe.X14]; &quot;&quot;)" table:number-columns-spanned="2" table:number-rows-spanned="1">
            <text:p/>
          </table:table-cell>
          <table:covered-table-cell table:style-name="ce508"/>
          <table:table-cell table:style-name="ce511" table:formula="of:=IF([$Recipe.Z14]&lt;&gt;&quot;&quot;; [$Recipe.Z14]; &quot;&quot;)">
            <text:p/>
          </table:table-cell>
          <table:table-cell table:style-name="ce511" table:formula="of:=IF([$Recipe.AA14]&lt;&gt;&quot;&quot;; [$Recipe.AA14]; &quot;&quot;)">
            <text:p/>
          </table:table-cell>
          <table:table-cell table:number-columns-repeated="1015"/>
        </table:table-row>
        <table:table-row table:style-name="ro20">
          <table:table-cell table:style-name="ce491" table:formula="of:=IF([$Recipe.B23]&gt;0; [$Recipe.B23]; &quot;&quot;)">
            <text:p/>
          </table:table-cell>
          <table:table-cell table:style-name="ce347" table:formula="of:=IF([$Recipe.D23]&lt;&gt; &quot;---Select Grain/Fermentable---&quot;;[$Recipe.D23]; &quot;&quot;)">
            <text:p/>
          </table:table-cell>
          <table:table-cell table:style-name="ce347" table:number-columns-repeated="3"/>
          <table:table-cell table:style-name="ce502" table:formula="of:=IF([$Recipe.X15]&lt;&gt;&quot;&quot;; [$Recipe.X15]; &quot;&quot;)" table:number-columns-spanned="2" table:number-rows-spanned="1">
            <text:p/>
          </table:table-cell>
          <table:covered-table-cell table:style-name="ce508"/>
          <table:table-cell table:style-name="ce511" table:formula="of:=IF([$Recipe.Z15]&lt;&gt;&quot;&quot;; [$Recipe.Z15]; &quot;&quot;)">
            <text:p/>
          </table:table-cell>
          <table:table-cell table:style-name="ce511" table:formula="of:=IF([$Recipe.AA15]&lt;&gt;&quot;&quot;; [$Recipe.AA15]; &quot;&quot;)">
            <text:p/>
          </table:table-cell>
          <table:table-cell table:number-columns-repeated="1015"/>
        </table:table-row>
        <table:table-row table:style-name="ro20">
          <table:table-cell table:style-name="ce491" table:formula="of:=IF([$Recipe.B24]&gt;0; [$Recipe.B24]; &quot;&quot;)">
            <text:p/>
          </table:table-cell>
          <table:table-cell table:style-name="ce347" table:formula="of:=IF([$Recipe.D24]&lt;&gt; &quot;---Select Grain/Fermentable---&quot;;[$Recipe.D24]; &quot;&quot;)">
            <text:p/>
          </table:table-cell>
          <table:table-cell table:style-name="ce347" table:number-columns-repeated="3"/>
          <table:table-cell table:style-name="ce502" table:formula="of:=IF([$Recipe.X16]&lt;&gt;&quot;&quot;; [$Recipe.X16]; &quot;&quot;)" table:number-columns-spanned="2" table:number-rows-spanned="1">
            <text:p/>
          </table:table-cell>
          <table:covered-table-cell table:style-name="ce508"/>
          <table:table-cell table:style-name="ce511" table:formula="of:=IF([$Recipe.Z16]&lt;&gt;&quot;&quot;; [$Recipe.Z16]; &quot;&quot;)">
            <text:p/>
          </table:table-cell>
          <table:table-cell table:style-name="ce511" table:formula="of:=IF([$Recipe.AA16]&lt;&gt;&quot;&quot;; [$Recipe.AA16]; &quot;&quot;)">
            <text:p/>
          </table:table-cell>
          <table:table-cell table:number-columns-repeated="1015"/>
        </table:table-row>
        <table:table-row table:style-name="ro20">
          <table:table-cell table:style-name="ce491" table:formula="of:=IF([$Recipe.B25]&gt;0; [$Recipe.B25]; &quot;&quot;)">
            <text:p/>
          </table:table-cell>
          <table:table-cell table:style-name="ce347" table:formula="of:=IF([$Recipe.D25]&lt;&gt; &quot;---Select Grain/Fermentable---&quot;;[$Recipe.D25]; &quot;&quot;)">
            <text:p/>
          </table:table-cell>
          <table:table-cell table:style-name="ce347" table:number-columns-repeated="3"/>
          <table:table-cell table:style-name="ce502" table:formula="of:=IF([$Recipe.X17]&lt;&gt;&quot;&quot;; [$Recipe.X17]; &quot;&quot;)" table:number-columns-spanned="2" table:number-rows-spanned="1">
            <text:p/>
          </table:table-cell>
          <table:covered-table-cell table:style-name="ce508"/>
          <table:table-cell table:style-name="ce511" table:formula="of:=IF([$Recipe.Z17]&lt;&gt;&quot;&quot;; [$Recipe.Z17]; &quot;&quot;)">
            <text:p/>
          </table:table-cell>
          <table:table-cell table:style-name="ce511" table:formula="of:=IF([$Recipe.AA17]&lt;&gt;&quot;&quot;; [$Recipe.AA17]; &quot;&quot;)">
            <text:p/>
          </table:table-cell>
          <table:table-cell table:number-columns-repeated="1015"/>
        </table:table-row>
        <table:table-row table:style-name="ro20">
          <table:table-cell table:style-name="ce491" table:formula="of:=IF([$Recipe.B26]&gt;0; [$Recipe.B26]; &quot;&quot;)">
            <text:p/>
          </table:table-cell>
          <table:table-cell table:style-name="ce347" table:formula="of:=IF([$Recipe.D26]&lt;&gt; &quot;---Select Grain/Fermentable---&quot;;[$Recipe.D26]; &quot;&quot;)">
            <text:p/>
          </table:table-cell>
          <table:table-cell table:style-name="ce347" table:number-columns-repeated="3"/>
          <table:table-cell table:style-name="ce502" table:formula="of:=IF([$Recipe.X18]&lt;&gt;&quot;&quot;; [$Recipe.X18]; &quot;&quot;)" table:number-columns-spanned="2" table:number-rows-spanned="1">
            <text:p/>
          </table:table-cell>
          <table:covered-table-cell table:style-name="ce508"/>
          <table:table-cell table:style-name="ce511" table:formula="of:=IF([$Recipe.Z18]&lt;&gt;&quot;&quot;; [$Recipe.Z18]; &quot;&quot;)">
            <text:p/>
          </table:table-cell>
          <table:table-cell table:style-name="ce511" table:formula="of:=IF([$Recipe.AA18]&lt;&gt;&quot;&quot;; [$Recipe.AA18]; &quot;&quot;)">
            <text:p/>
          </table:table-cell>
          <table:table-cell table:number-columns-repeated="1015"/>
        </table:table-row>
        <table:table-row table:style-name="ro20">
          <table:table-cell table:style-name="ce491" table:formula="of:=IF([$Recipe.B27]&gt;0; [$Recipe.B27]; &quot;&quot;)">
            <text:p/>
          </table:table-cell>
          <table:table-cell table:style-name="ce347" table:formula="of:=IF([$Recipe.B27]&gt;0; &quot;Rice Hulls&quot;; &quot;&quot;)">
            <text:p/>
          </table:table-cell>
          <table:table-cell table:style-name="ce347" table:number-columns-repeated="3"/>
          <table:table-cell table:style-name="ce503" table:formula="of:=IF([.J16]=&quot;Y&quot;; &quot;More Additions - See Recipe Sheet&quot;; IF([.J17]=&quot;More Additions - See Recipe Sheet&quot;; &quot;Yes&quot;; &quot;&quot;))" table:number-columns-spanned="4" table:number-rows-spanned="1">
            <text:p/>
          </table:table-cell>
          <table:covered-table-cell table:number-columns-repeated="3" table:style-name="ce509"/>
          <table:table-cell table:number-columns-repeated="1015"/>
        </table:table-row>
        <table:table-row table:style-name="ro25">
          <table:table-cell/>
          <table:table-cell table:style-name="ce347" table:number-columns-repeated="8"/>
          <table:table-cell table:number-columns-repeated="1015"/>
        </table:table-row>
        <table:table-row table:style-name="ro20">
          <table:table-cell table:style-name="ce347" table:formula="of:=IF([$Brewhouse.V17]=&quot;Metric&quot;; CONCATENATE(&quot;Combine milled grains with any mash salts/acids below and &quot;; ROUND([$'Total H2O Sub'.J24]*3.78541; 2); &quot; Liters H20 at &quot;; ROUND(([$Recipe.I46]); 0); &quot;C &quot;; &quot;to settle at &quot;;ROUND(([$'H20 Temps Sub'.L21]-32)*(5/9); 0); &quot;C.&quot;); CONCATENATE(&quot;Combine milled grains with any mash salts/acids below and &quot;; ROUND([$'Total H2O Sub'.J24]; 2); &quot; Gallons H20 at &quot;; ROUND([$Recipe.I46]; 0); &quot;F &quot;; &quot;to settle at &quot;;ROUND([$'H20 Temps Sub'.L21]; 0); &quot;F.&quot;))" office:value-type="string" office:string-value="Combine milled grains with any mash salts/acids below and 3.55 Gallons H20 at 165F to settle at 150F.">
            <text:p>Combine milled grains with any mash salts/acids below and 3.55 Gallons H20 at 165F to settle at 150F.</text:p>
          </table:table-cell>
          <table:table-cell table:style-name="ce347" table:number-columns-repeated="8"/>
          <table:table-cell table:number-columns-repeated="1015"/>
        </table:table-row>
        <table:table-row table:style-name="ro20">
          <table:table-cell table:style-name="ce347" table:formula="of:=IF([$Water.AG3]= &quot;Y&quot;; CONCATENATE(&quot;Base Stike Water is &quot;; [$Water.U4]*100; &quot;% Distilled&quot;); &quot;&quot;)">
            <text:p/>
          </table:table-cell>
          <table:table-cell table:style-name="ce347" table:number-columns-repeated="8"/>
          <table:table-cell table:number-columns-repeated="1015"/>
        </table:table-row>
        <table:table-row table:style-name="ro20">
          <table:table-cell table:style-name="ce347" table:formula="of:=CONCATENATE(&quot;Mash Salts/Acids: &quot;; [$Water.F38]; [$Water.H38]; [$Water.J38]; [$Water.L38]; [$Water.N38]; [$Water.P38]; [$Water.R38]; [$Water.Y38]; [$Water.AA38]; [$Water.AC38])" office:value-type="string" office:string-value="Mash Salts/Acids: ">
            <text:p>Mash Salts/Acids: </text:p>
          </table:table-cell>
          <table:table-cell table:style-name="ce347" table:number-columns-repeated="8"/>
          <table:table-cell table:number-columns-repeated="1015"/>
        </table:table-row>
        <table:table-row table:style-name="ro20">
          <table:table-cell table:style-name="ce347" table:formula="of:=CONCATENATE(&quot;Mash for &quot;; [$Recipe.M3]; &quot; Minutes.&quot;)" office:value-type="string" office:string-value="Mash for 60 Minutes.">
            <text:p>Mash for 60 Minutes.</text:p>
          </table:table-cell>
          <table:table-cell table:style-name="ce347" table:number-columns-repeated="8"/>
          <table:table-cell table:number-columns-repeated="1015"/>
        </table:table-row>
        <table:table-row table:style-name="ro20">
          <table:table-cell table:style-name="ce347" table:formula="of:=IF([$Brewhouse.O17]=&quot;Y&quot;; &quot;&quot;;                                 IF([$Brewhouse.V17]=&quot;Metric&quot;;CONCATENATE(&quot;Lauter, then Sparge with &quot;; ROUND([$'Total H2O Sub'.J25]*3.78541; 2); &quot; Liters of &quot;; ROUND(([$Recipe.I47]); 0); &quot;C &quot;;  &quot;H20&quot;; [$Water.AC40]; &quot; -OR- &quot;);CONCATENATE(&quot;Lauter, then Sparge with &quot;; ROUND([$'Total H2O Sub'.J25]; 2); &quot; Gallons of &quot;; ROUND([$Recipe.I47]; 0); &quot;F &quot;;  &quot;H20&quot;; IF([$Water.AG34]=&quot;Y&quot;; [$Water.AC40]; &quot;&quot;); &quot; -OR- &quot;)))" office:value-type="string" office:string-value="Lauter, then Sparge with 4.28 Gallons of 177F H20 -OR- ">
            <text:p>Lauter, then Sparge with 4.28 Gallons of 177F H20 -OR- </text:p>
          </table:table-cell>
          <table:table-cell table:style-name="ce347" table:number-columns-repeated="8"/>
          <table:table-cell table:number-columns-repeated="1015"/>
        </table:table-row>
        <table:table-row table:style-name="ro20">
          <table:table-cell table:style-name="ce347" table:formula="of:=IF([$Brewhouse.O17]=&quot;Y&quot;; &quot;&quot;;                              IF([$Brewhouse.V17]=&quot;Metric&quot;;CONCATENATE(&quot;Mash Out with &quot;; ROUND([$'Total H2O Sub'.J25]*3.78541; 2); &quot; Liters of &quot;; ROUND(([$Recipe.I49]); 0); &quot;C &quot;; &quot;water and Lauter&quot;);CONCATENATE(&quot;Mash Out with &quot;; ROUND([$'Total H2O Sub'.J25]; 2); &quot; Gallons of &quot;; ROUND([$Recipe.I49]; 0); &quot;F &quot;; &quot;water and Lauter&quot;)))" office:value-type="string" office:string-value="Mash Out with 4.28 Gallons of 188F water and Lauter">
            <text:p>Mash Out with 4.28 Gallons of 188F water and Lauter</text:p>
          </table:table-cell>
          <table:table-cell table:style-name="ce347" table:number-columns-repeated="8"/>
          <table:table-cell table:number-columns-repeated="1015"/>
        </table:table-row>
        <table:table-row table:style-name="ro20">
          <table:table-cell table:style-name="ce347" table:formula="of:=IF([$Water.AG3]= &quot;Y&quot;; CONCATENATE(&quot;Base Sparge or Mashout Water is &quot;; [$Water.Y4]*100; &quot;% Distilled&quot;); &quot;&quot;)">
            <text:p/>
          </table:table-cell>
          <table:table-cell table:style-name="ce347" table:number-columns-repeated="8"/>
          <table:table-cell table:number-columns-repeated="1015"/>
        </table:table-row>
        <table:table-row table:style-name="ro10">
          <table:table-cell table:style-name="ce347" table:formula="of:=CONCATENATE(&quot;Boil wort for &quot;; [$Recipe.B9]; &quot; Minutes, adding any kettle salts below&quot;)" office:value-type="string" office:string-value="Boil wort for 70 Minutes, adding any kettle salts below">
            <text:p>Boil wort for 70 Minutes, adding any kettle salts below</text:p>
          </table:table-cell>
          <table:table-cell table:style-name="ce347" table:number-columns-repeated="8"/>
          <table:table-cell table:number-columns-repeated="1015"/>
        </table:table-row>
        <table:table-row table:style-name="ro20">
          <table:table-cell table:style-name="ce347" table:formula="of:=CONCATENATE(&quot;Kettle Salts: &quot;; [$Water.F39]; [$Water.H39]; [$Water.J39]; [$Water.L39]; [$Water.N39]; [$Water.P39]; [$Water.R39])" office:value-type="string" office:string-value="Kettle Salts: ">
            <text:p>Kettle Salts: </text:p>
          </table:table-cell>
          <table:table-cell table:style-name="ce347" table:number-columns-repeated="8"/>
          <table:table-cell table:number-columns-repeated="1015"/>
        </table:table-row>
        <table:table-row table:style-name="ro10">
          <table:table-cell table:style-name="ce347" table:number-columns-repeated="9"/>
          <table:table-cell table:number-columns-repeated="1015"/>
        </table:table-row>
        <table:table-row table:style-name="ro20">
          <table:table-cell table:style-name="ce489" office:value-type="string" table:number-columns-spanned="4" table:number-rows-spanned="1">
            <text:p>----------Kettle Hop Additions----------</text:p>
          </table:table-cell>
          <table:covered-table-cell table:number-columns-repeated="3" table:style-name="ce492"/>
          <table:table-cell table:style-name="ce489" office:value-type="string" table:number-columns-spanned="5" table:number-rows-spanned="1">
            <text:p>----------Flameout/Whirlpool/Hopstand Hops----------</text:p>
          </table:table-cell>
          <table:covered-table-cell table:number-columns-repeated="4" table:style-name="ce492"/>
          <table:table-cell table:number-columns-repeated="1015"/>
        </table:table-row>
        <table:table-row table:style-name="ro20">
          <table:table-cell table:style-name="ce490" office:value-type="string">
            <text:p>Hop</text:p>
          </table:table-cell>
          <table:table-cell table:style-name="ce493" office:value-type="string">
            <text:p>Type</text:p>
          </table:table-cell>
          <table:table-cell table:style-name="ce490" table:formula="of:=IF([$Brewhouse.V17]=&quot;Metric&quot;; &quot;Grams&quot;; &quot;Ounces&quot;)" office:value-type="string" office:string-value="Ounces">
            <text:p>Ounces</text:p>
          </table:table-cell>
          <table:table-cell table:style-name="ce490" office:value-type="string">
            <text:p>Boil Time</text:p>
          </table:table-cell>
          <table:table-cell table:style-name="ce493" office:value-type="string">
            <text:p>Hop</text:p>
          </table:table-cell>
          <table:table-cell table:style-name="ce493" office:value-type="string">
            <text:p>Type</text:p>
          </table:table-cell>
          <table:table-cell table:style-name="ce490" table:formula="of:=IF([$Brewhouse.V17]=&quot;Metric&quot;; &quot;Grams&quot;; &quot;Ounces&quot;)" office:value-type="string" office:string-value="Ounces">
            <text:p>Ounces</text:p>
          </table:table-cell>
          <table:table-cell table:style-name="ce490" office:value-type="string">
            <text:p>Avg Temp</text:p>
          </table:table-cell>
          <table:table-cell table:style-name="ce490" office:value-type="string">
            <text:p>Minutes</text:p>
          </table:table-cell>
          <table:table-cell table:number-columns-repeated="1015"/>
        </table:table-row>
        <table:table-row table:style-name="ro20">
          <table:table-cell table:style-name="ce347" table:formula="of:=IF([$Recipe.J13]&lt;&gt; &quot;---Select Hop---&quot;;[$Recipe.J13]; &quot;&quot;)" office:value-type="string" office:string-value="Cascade">
            <text:p>Cascade</text:p>
          </table:table-cell>
          <table:table-cell table:style-name="ce491" table:formula="of:=IF([$Recipe.L13]&gt; 0;[$Recipe.L13]; &quot;&quot;)" office:value-type="string" office:string-value="P">
            <text:p>P</text:p>
          </table:table-cell>
          <table:table-cell table:style-name="ce491" table:formula="of:=IF([$Recipe.M13]&gt; 0;[$Recipe.M13]; &quot;&quot;)" office:value-type="float" office:value="0.5262">
            <text:p>0.5262</text:p>
          </table:table-cell>
          <table:table-cell table:style-name="ce491" table:formula="of:=IF([$Recipe.N13]&gt; 0;[$Recipe.N13]; &quot;&quot;)" office:value-type="float" office:value="60">
            <text:p>60</text:p>
          </table:table-cell>
          <table:table-cell table:style-name="ce347" table:formula="of:=IF([$Recipe.B32]&lt;&gt; &quot;---Select Hop---&quot;;[$Recipe.B32]; &quot;&quot;)">
            <text:p/>
          </table:table-cell>
          <table:table-cell table:style-name="ce491" table:formula="of:=IF([$Recipe.E32]&gt; 0;[$Recipe.E32]; &quot;&quot;)">
            <text:p/>
          </table:table-cell>
          <table:table-cell table:style-name="ce491" table:formula="of:=IF([$Recipe.F32]&gt; 0;[$Recipe.F32]; &quot;&quot;)">
            <text:p/>
          </table:table-cell>
          <table:table-cell table:style-name="ce491" table:formula="of:=IF([$Recipe.G32]&gt; 0;[$Recipe.G32]; &quot;&quot;)">
            <text:p/>
          </table:table-cell>
          <table:table-cell table:style-name="ce491" table:formula="of:=IF([$Recipe.H32]&gt; 0;[$Recipe.H32]; &quot;&quot;)">
            <text:p/>
          </table:table-cell>
          <table:table-cell table:number-columns-repeated="1015"/>
        </table:table-row>
        <table:table-row table:style-name="ro20">
          <table:table-cell table:style-name="ce347" table:formula="of:=IF([$Recipe.J14]&lt;&gt; &quot;---Select Hop---&quot;;[$Recipe.J14]; &quot;&quot;)" office:value-type="string" office:string-value="Saaz, Czech">
            <text:p>Saaz, Czech</text:p>
          </table:table-cell>
          <table:table-cell table:style-name="ce491" table:formula="of:=IF([$Recipe.L14]&gt; 0;[$Recipe.L14]; &quot;&quot;)" office:value-type="string" office:string-value="L">
            <text:p>L</text:p>
          </table:table-cell>
          <table:table-cell table:style-name="ce491" table:formula="of:=IF([$Recipe.M14]&gt; 0;[$Recipe.M14]; &quot;&quot;)" office:value-type="float" office:value="1">
            <text:p>1</text:p>
          </table:table-cell>
          <table:table-cell table:style-name="ce491" table:formula="of:=IF([$Recipe.N14]&gt; 0;[$Recipe.N14]; &quot;&quot;)" office:value-type="float" office:value="15">
            <text:p>15</text:p>
          </table:table-cell>
          <table:table-cell table:style-name="ce347" table:formula="of:=IF([$Recipe.B33]&lt;&gt; &quot;---Select Hop---&quot;;[$Recipe.B33]; &quot;&quot;)">
            <text:p/>
          </table:table-cell>
          <table:table-cell table:style-name="ce491" table:formula="of:=IF([$Recipe.E33]&gt; 0;[$Recipe.E33]; &quot;&quot;)">
            <text:p/>
          </table:table-cell>
          <table:table-cell table:style-name="ce491" table:formula="of:=IF([$Recipe.F33]&gt; 0;[$Recipe.F33]; &quot;&quot;)">
            <text:p/>
          </table:table-cell>
          <table:table-cell table:style-name="ce491" table:formula="of:=IF([$Recipe.G33]&gt; 0;[$Recipe.G33]; &quot;&quot;)">
            <text:p/>
          </table:table-cell>
          <table:table-cell table:style-name="ce491" table:formula="of:=IF([$Recipe.H33]&gt; 0;[$Recipe.H33]; &quot;&quot;)">
            <text:p/>
          </table:table-cell>
          <table:table-cell table:number-columns-repeated="1015"/>
        </table:table-row>
        <table:table-row table:style-name="ro20">
          <table:table-cell table:style-name="ce347" table:formula="of:=IF([$Recipe.J15]&lt;&gt; &quot;---Select Hop---&quot;;[$Recipe.J15]; &quot;&quot;)">
            <text:p/>
          </table:table-cell>
          <table:table-cell table:style-name="ce491" table:formula="of:=IF([$Recipe.L15]&gt; 0;[$Recipe.L15]; &quot;&quot;)">
            <text:p/>
          </table:table-cell>
          <table:table-cell table:style-name="ce491" table:formula="of:=IF([$Recipe.M15]&gt; 0;[$Recipe.M15]; &quot;&quot;)">
            <text:p/>
          </table:table-cell>
          <table:table-cell table:style-name="ce491" table:formula="of:=IF([$Recipe.N15]&gt; 0;[$Recipe.N15]; &quot;&quot;)">
            <text:p/>
          </table:table-cell>
          <table:table-cell table:style-name="ce347" table:formula="of:=IF([$Recipe.B34]&lt;&gt; &quot;---Select Hop---&quot;;[$Recipe.B34]; &quot;&quot;)">
            <text:p/>
          </table:table-cell>
          <table:table-cell table:style-name="ce491" table:formula="of:=IF([$Recipe.E34]&gt; 0;[$Recipe.E34]; &quot;&quot;)">
            <text:p/>
          </table:table-cell>
          <table:table-cell table:style-name="ce491" table:formula="of:=IF([$Recipe.F34]&gt; 0;[$Recipe.F34]; &quot;&quot;)">
            <text:p/>
          </table:table-cell>
          <table:table-cell table:style-name="ce491" table:formula="of:=IF([$Recipe.G34]&gt; 0;[$Recipe.G34]; &quot;&quot;)">
            <text:p/>
          </table:table-cell>
          <table:table-cell table:style-name="ce491" table:formula="of:=IF([$Recipe.H34]&gt; 0;[$Recipe.H34]; &quot;&quot;)">
            <text:p/>
          </table:table-cell>
          <table:table-cell table:number-columns-repeated="1015"/>
        </table:table-row>
        <table:table-row table:style-name="ro20">
          <table:table-cell table:style-name="ce347" table:formula="of:=IF([$Recipe.J16]&lt;&gt; &quot;---Select Hop---&quot;;[$Recipe.J16]; &quot;&quot;)">
            <text:p/>
          </table:table-cell>
          <table:table-cell table:style-name="ce491" table:formula="of:=IF([$Recipe.L16]&gt; 0;[$Recipe.L16]; &quot;&quot;)">
            <text:p/>
          </table:table-cell>
          <table:table-cell table:style-name="ce491" table:formula="of:=IF([$Recipe.M16]&gt; 0;[$Recipe.M16]; &quot;&quot;)">
            <text:p/>
          </table:table-cell>
          <table:table-cell table:style-name="ce491" table:formula="of:=IF([$Recipe.N16]&gt; 0;[$Recipe.N16]; &quot;&quot;)">
            <text:p/>
          </table:table-cell>
          <table:table-cell table:style-name="ce347" table:formula="of:=IF([$Recipe.B35]&lt;&gt; &quot;---Select Hop---&quot;;[$Recipe.B35]; &quot;&quot;)">
            <text:p/>
          </table:table-cell>
          <table:table-cell table:style-name="ce491" table:formula="of:=IF([$Recipe.E35]&gt; 0;[$Recipe.E35]; &quot;&quot;)">
            <text:p/>
          </table:table-cell>
          <table:table-cell table:style-name="ce491" table:formula="of:=IF([$Recipe.F35]&gt; 0;[$Recipe.F35]; &quot;&quot;)">
            <text:p/>
          </table:table-cell>
          <table:table-cell table:style-name="ce491" table:formula="of:=IF([$Recipe.G35]&gt; 0;[$Recipe.G35]; &quot;&quot;)">
            <text:p/>
          </table:table-cell>
          <table:table-cell table:style-name="ce491" table:formula="of:=IF([$Recipe.H35]&gt; 0;[$Recipe.H35]; &quot;&quot;)">
            <text:p/>
          </table:table-cell>
          <table:table-cell table:number-columns-repeated="1015"/>
        </table:table-row>
        <table:table-row table:style-name="ro20">
          <table:table-cell table:style-name="ce347" table:formula="of:=IF([$Recipe.J17]&lt;&gt; &quot;---Select Hop---&quot;;[$Recipe.J17]; &quot;&quot;)">
            <text:p/>
          </table:table-cell>
          <table:table-cell table:style-name="ce491" table:formula="of:=IF([$Recipe.L17]&gt; 0;[$Recipe.L17]; &quot;&quot;)">
            <text:p/>
          </table:table-cell>
          <table:table-cell table:style-name="ce491" table:formula="of:=IF([$Recipe.M17]&gt; 0;[$Recipe.M17]; &quot;&quot;)">
            <text:p/>
          </table:table-cell>
          <table:table-cell table:style-name="ce491" table:formula="of:=IF([$Recipe.N17]&gt; 0;[$Recipe.N17]; &quot;&quot;)">
            <text:p/>
          </table:table-cell>
          <table:table-cell table:style-name="ce347" table:formula="of:=IF([$Recipe.B36]&lt;&gt; &quot;---Select Hop---&quot;;[$Recipe.B36]; &quot;&quot;)">
            <text:p/>
          </table:table-cell>
          <table:table-cell table:style-name="ce491" table:formula="of:=IF([$Recipe.E36]&gt; 0;[$Recipe.E36]; &quot;&quot;)">
            <text:p/>
          </table:table-cell>
          <table:table-cell table:style-name="ce491" table:formula="of:=IF([$Recipe.F36]&gt; 0;[$Recipe.F36]; &quot;&quot;)">
            <text:p/>
          </table:table-cell>
          <table:table-cell table:style-name="ce491" table:formula="of:=IF([$Recipe.G36]&gt; 0;[$Recipe.G36]; &quot;&quot;)">
            <text:p/>
          </table:table-cell>
          <table:table-cell table:style-name="ce491" table:formula="of:=IF([$Recipe.H36]&gt; 0;[$Recipe.H36]; &quot;&quot;)">
            <text:p/>
          </table:table-cell>
          <table:table-cell table:number-columns-repeated="1015"/>
        </table:table-row>
        <table:table-row table:style-name="ro20">
          <table:table-cell table:style-name="ce347" table:formula="of:=IF([$Recipe.J18]&lt;&gt; &quot;---Select Hop---&quot;;[$Recipe.J18]; &quot;&quot;)">
            <text:p/>
          </table:table-cell>
          <table:table-cell table:style-name="ce491" table:formula="of:=IF([$Recipe.L18]&gt; 0;[$Recipe.L18]; &quot;&quot;)">
            <text:p/>
          </table:table-cell>
          <table:table-cell table:style-name="ce491" table:formula="of:=IF([$Recipe.M18]&gt; 0;[$Recipe.M18]; &quot;&quot;)">
            <text:p/>
          </table:table-cell>
          <table:table-cell table:style-name="ce491" table:formula="of:=IF([$Recipe.N18]&gt; 0;[$Recipe.N18]; &quot;&quot;)">
            <text:p/>
          </table:table-cell>
          <table:table-cell table:style-name="ce347" table:number-columns-repeated="5"/>
          <table:table-cell table:number-columns-repeated="1015"/>
        </table:table-row>
        <table:table-row table:style-name="ro20">
          <table:table-cell table:style-name="ce347" table:formula="of:=IF([$Recipe.J19]&lt;&gt; &quot;---Select Hop---&quot;;[$Recipe.J19]; &quot;&quot;)">
            <text:p/>
          </table:table-cell>
          <table:table-cell table:style-name="ce491" table:formula="of:=IF([$Recipe.L19]&gt; 0;[$Recipe.L19]; &quot;&quot;)">
            <text:p/>
          </table:table-cell>
          <table:table-cell table:style-name="ce491" table:formula="of:=IF([$Recipe.M19]&gt; 0;[$Recipe.M19]; &quot;&quot;)">
            <text:p/>
          </table:table-cell>
          <table:table-cell table:style-name="ce491" table:formula="of:=IF([$Recipe.N19]&gt; 0;[$Recipe.N19]; &quot;&quot;)">
            <text:p/>
          </table:table-cell>
          <table:table-cell table:style-name="ce489" office:value-type="string" table:number-columns-spanned="3" table:number-rows-spanned="1">
            <text:p>---------------Dry Hops---------------</text:p>
          </table:table-cell>
          <table:covered-table-cell table:number-columns-repeated="2" table:style-name="ce492"/>
          <table:table-cell table:style-name="ce347" table:number-columns-repeated="2"/>
          <table:table-cell table:number-columns-repeated="1015"/>
        </table:table-row>
        <table:table-row table:style-name="ro20">
          <table:table-cell table:style-name="ce347" table:formula="of:=IF([$Recipe.J20]&lt;&gt; &quot;---Select Hop---&quot;;[$Recipe.J20]; &quot;&quot;)">
            <text:p/>
          </table:table-cell>
          <table:table-cell table:style-name="ce491" table:formula="of:=IF([$Recipe.L20]&gt; 0;[$Recipe.L20]; &quot;&quot;)">
            <text:p/>
          </table:table-cell>
          <table:table-cell table:style-name="ce491" table:formula="of:=IF([$Recipe.M20]&gt; 0;[$Recipe.M20]; &quot;&quot;)">
            <text:p/>
          </table:table-cell>
          <table:table-cell table:style-name="ce491" table:formula="of:=IF([$Recipe.N20]&gt; 0;[$Recipe.N20]; &quot;&quot;)">
            <text:p/>
          </table:table-cell>
          <table:table-cell table:style-name="ce493" office:value-type="string">
            <text:p>Hop</text:p>
          </table:table-cell>
          <table:table-cell table:style-name="ce493" office:value-type="string">
            <text:p>Type</text:p>
          </table:table-cell>
          <table:table-cell table:style-name="ce490" table:formula="of:=IF([$Brewhouse.V17]=&quot;Metric&quot;; &quot;Grams&quot;; &quot;Ounces&quot;)" office:value-type="string" office:string-value="Ounces">
            <text:p>Ounces</text:p>
          </table:table-cell>
          <table:table-cell table:style-name="ce507" office:value-type="string">
            <text:p>Days</text:p>
          </table:table-cell>
          <table:table-cell table:style-name="ce507" office:value-type="string">
            <text:p>Temp</text:p>
          </table:table-cell>
          <table:table-cell table:number-columns-repeated="1015"/>
        </table:table-row>
        <table:table-row table:style-name="ro20">
          <table:table-cell table:style-name="ce347" table:formula="of:=IF([$Recipe.J21]&lt;&gt; &quot;---Select Hop---&quot;;[$Recipe.J21]; &quot;&quot;)">
            <text:p/>
          </table:table-cell>
          <table:table-cell table:style-name="ce491" table:formula="of:=IF([$Recipe.L21]&gt; 0;[$Recipe.L21]; &quot;&quot;)">
            <text:p/>
          </table:table-cell>
          <table:table-cell table:style-name="ce491" table:formula="of:=IF([$Recipe.M21]&gt; 0;[$Recipe.M21]; &quot;&quot;)">
            <text:p/>
          </table:table-cell>
          <table:table-cell table:style-name="ce491" table:formula="of:=IF([$Recipe.N21]&gt; 0;[$Recipe.N21]; &quot;&quot;)">
            <text:p/>
          </table:table-cell>
          <table:table-cell table:style-name="ce347" table:formula="of:=IF([$Recipe.N32]&lt;&gt; &quot;---Select Hop---&quot;;[$Recipe.N32]; &quot;&quot;)">
            <text:p/>
          </table:table-cell>
          <table:table-cell table:style-name="ce491" table:formula="of:=IF([$Recipe.P32]&gt; 0;[$Recipe.P32]; &quot;&quot;)">
            <text:p/>
          </table:table-cell>
          <table:table-cell table:style-name="ce491" table:formula="of:=IF([$Recipe.R32]&gt; 0;[$Recipe.R32]; &quot;&quot;)">
            <text:p/>
          </table:table-cell>
          <table:table-cell table:style-name="ce347" table:formula="of:=IF([$Recipe.Y32]&gt; 0;[$Recipe.Y32]; &quot;&quot;)">
            <text:p/>
          </table:table-cell>
          <table:table-cell table:style-name="ce347" table:formula="of:=IF([$Recipe.Z32]&gt; 0;[$Recipe.Z32]; &quot;&quot;)">
            <text:p/>
          </table:table-cell>
          <table:table-cell table:number-columns-repeated="1015"/>
        </table:table-row>
        <table:table-row table:style-name="ro20">
          <table:table-cell table:style-name="ce347" table:formula="of:=IF([$Recipe.J22]&lt;&gt; &quot;---Select Hop---&quot;;[$Recipe.J22]; &quot;&quot;)">
            <text:p/>
          </table:table-cell>
          <table:table-cell table:style-name="ce491" table:formula="of:=IF([$Recipe.L22]&gt; 0;[$Recipe.L22]; &quot;&quot;)">
            <text:p/>
          </table:table-cell>
          <table:table-cell table:style-name="ce491" table:formula="of:=IF([$Recipe.M22]&gt; 0;[$Recipe.M22]; &quot;&quot;)">
            <text:p/>
          </table:table-cell>
          <table:table-cell table:style-name="ce491" table:formula="of:=IF([$Recipe.N22]&gt; 0;[$Recipe.N22]; &quot;&quot;)">
            <text:p/>
          </table:table-cell>
          <table:table-cell table:style-name="ce347" table:formula="of:=IF([$Recipe.N33]&lt;&gt; &quot;---Select Hop---&quot;;[$Recipe.N33]; &quot;&quot;)">
            <text:p/>
          </table:table-cell>
          <table:table-cell table:style-name="ce491" table:formula="of:=IF([$Recipe.P33]&gt; 0;[$Recipe.P33]; &quot;&quot;)">
            <text:p/>
          </table:table-cell>
          <table:table-cell table:style-name="ce491" table:formula="of:=IF([$Recipe.R33]&gt; 0;[$Recipe.R33]; &quot;&quot;)">
            <text:p/>
          </table:table-cell>
          <table:table-cell table:style-name="ce347" table:formula="of:=IF([$Recipe.Y33]&gt; 0;[$Recipe.Y33]; &quot;&quot;)">
            <text:p/>
          </table:table-cell>
          <table:table-cell table:style-name="ce347" table:formula="of:=IF([$Recipe.Z33]&gt; 0;[$Recipe.Z33]; &quot;&quot;)">
            <text:p/>
          </table:table-cell>
          <table:table-cell table:number-columns-repeated="1015"/>
        </table:table-row>
        <table:table-row table:style-name="ro20">
          <table:table-cell table:style-name="ce347" table:formula="of:=IF([$Recipe.J23]&lt;&gt; &quot;---Select Hop---&quot;;[$Recipe.J23]; &quot;&quot;)">
            <text:p/>
          </table:table-cell>
          <table:table-cell table:style-name="ce491" table:formula="of:=IF([$Recipe.L23]&gt; 0;[$Recipe.L23]; &quot;&quot;)">
            <text:p/>
          </table:table-cell>
          <table:table-cell table:style-name="ce491" table:formula="of:=IF([$Recipe.M23]&gt; 0;[$Recipe.M23]; &quot;&quot;)">
            <text:p/>
          </table:table-cell>
          <table:table-cell table:style-name="ce491" table:formula="of:=IF([$Recipe.N23]&gt; 0;[$Recipe.N23]; &quot;&quot;)">
            <text:p/>
          </table:table-cell>
          <table:table-cell table:style-name="ce347" table:formula="of:=IF([$Recipe.N34]&lt;&gt; &quot;---Select Hop---&quot;;[$Recipe.N34]; &quot;&quot;)">
            <text:p/>
          </table:table-cell>
          <table:table-cell table:style-name="ce491" table:formula="of:=IF([$Recipe.P34]&gt; 0;[$Recipe.P34]; &quot;&quot;)">
            <text:p/>
          </table:table-cell>
          <table:table-cell table:style-name="ce491" table:formula="of:=IF([$Recipe.R34]&gt; 0;[$Recipe.R34]; &quot;&quot;)">
            <text:p/>
          </table:table-cell>
          <table:table-cell table:style-name="ce347" table:formula="of:=IF([$Recipe.Y34]&gt; 0;[$Recipe.Y34]; &quot;&quot;)">
            <text:p/>
          </table:table-cell>
          <table:table-cell table:style-name="ce347" table:formula="of:=IF([$Recipe.Z34]&gt; 0;[$Recipe.Z34]; &quot;&quot;)">
            <text:p/>
          </table:table-cell>
          <table:table-cell table:number-columns-repeated="1015"/>
        </table:table-row>
        <table:table-row table:style-name="ro20">
          <table:table-cell table:style-name="ce347" table:formula="of:=IF([$Recipe.J24]&lt;&gt; &quot;---Select Hop---&quot;;[$Recipe.J24]; &quot;&quot;)">
            <text:p/>
          </table:table-cell>
          <table:table-cell table:style-name="ce491" table:formula="of:=IF([$Recipe.L24]&gt; 0;[$Recipe.L24]; &quot;&quot;)">
            <text:p/>
          </table:table-cell>
          <table:table-cell table:style-name="ce491" table:formula="of:=IF([$Recipe.M24]&gt; 0;[$Recipe.M24]; &quot;&quot;)">
            <text:p/>
          </table:table-cell>
          <table:table-cell table:style-name="ce491" table:formula="of:=IF([$Recipe.N24]&gt; 0;[$Recipe.N24]; &quot;&quot;)">
            <text:p/>
          </table:table-cell>
          <table:table-cell table:style-name="ce347" table:formula="of:=IF([$Recipe.N35]&lt;&gt; &quot;---Select Hop---&quot;;[$Recipe.N35]; &quot;&quot;)">
            <text:p/>
          </table:table-cell>
          <table:table-cell table:style-name="ce491" table:formula="of:=IF([$Recipe.P35]&gt; 0;[$Recipe.P35]; &quot;&quot;)">
            <text:p/>
          </table:table-cell>
          <table:table-cell table:style-name="ce491" table:formula="of:=IF([$Recipe.R35]&gt; 0;[$Recipe.R35]; &quot;&quot;)">
            <text:p/>
          </table:table-cell>
          <table:table-cell table:style-name="ce347" table:formula="of:=IF([$Recipe.Y35]&gt; 0;[$Recipe.Y35]; &quot;&quot;)">
            <text:p/>
          </table:table-cell>
          <table:table-cell table:style-name="ce347" table:formula="of:=IF([$Recipe.Z35]&gt; 0;[$Recipe.Z35]; &quot;&quot;)">
            <text:p/>
          </table:table-cell>
          <table:table-cell table:number-columns-repeated="1015"/>
        </table:table-row>
        <table:table-row table:style-name="ro20">
          <table:table-cell table:style-name="ce347" table:formula="of:=IF([$Recipe.J25]&lt;&gt; &quot;---Select Hop---&quot;;[$Recipe.J25]; &quot;&quot;)">
            <text:p/>
          </table:table-cell>
          <table:table-cell table:style-name="ce491" table:formula="of:=IF([$Recipe.L25]&gt; 0;[$Recipe.L25]; &quot;&quot;)">
            <text:p/>
          </table:table-cell>
          <table:table-cell table:style-name="ce491" table:formula="of:=IF([$Recipe.M25]&gt; 0;[$Recipe.M25]; &quot;&quot;)">
            <text:p/>
          </table:table-cell>
          <table:table-cell table:style-name="ce491" table:formula="of:=IF([$Recipe.N25]&gt; 0;[$Recipe.N25]; &quot;&quot;)">
            <text:p/>
          </table:table-cell>
          <table:table-cell table:style-name="ce347" table:formula="of:=IF([$Recipe.N36]&lt;&gt; &quot;---Select Hop---&quot;;[$Recipe.N36]; &quot;&quot;)">
            <text:p/>
          </table:table-cell>
          <table:table-cell table:style-name="ce491" table:formula="of:=IF([$Recipe.P36]&gt; 0;[$Recipe.P36]; &quot;&quot;)">
            <text:p/>
          </table:table-cell>
          <table:table-cell table:style-name="ce491" table:formula="of:=IF([$Recipe.R36]&gt; 0;[$Recipe.R36]; &quot;&quot;)">
            <text:p/>
          </table:table-cell>
          <table:table-cell table:style-name="ce347" table:formula="of:=IF([$Recipe.Y36]&gt; 0;[$Recipe.Y36]; &quot;&quot;)">
            <text:p/>
          </table:table-cell>
          <table:table-cell table:style-name="ce347" table:formula="of:=IF([$Recipe.Z36]&gt; 0;[$Recipe.Z36]; &quot;&quot;)">
            <text:p/>
          </table:table-cell>
          <table:table-cell table:number-columns-repeated="1015"/>
        </table:table-row>
        <table:table-row table:style-name="ro20">
          <table:table-cell table:style-name="ce347" table:formula="of:=IF([$Recipe.J26]&lt;&gt; &quot;---Select Hop---&quot;;[$Recipe.J26]; &quot;&quot;)">
            <text:p/>
          </table:table-cell>
          <table:table-cell table:style-name="ce491" table:formula="of:=IF([$Recipe.L26]&gt; 0;[$Recipe.L26]; &quot;&quot;)">
            <text:p/>
          </table:table-cell>
          <table:table-cell table:style-name="ce491" table:formula="of:=IF([$Recipe.M26]&gt; 0;[$Recipe.M26]; &quot;&quot;)">
            <text:p/>
          </table:table-cell>
          <table:table-cell table:style-name="ce491" table:formula="of:=IF([$Recipe.N26]&gt; 0;[$Recipe.N26]; &quot;&quot;)">
            <text:p/>
          </table:table-cell>
          <table:table-cell table:style-name="ce347" table:number-columns-repeated="5"/>
          <table:table-cell table:number-columns-repeated="1015"/>
        </table:table-row>
        <table:table-row table:style-name="ro20">
          <table:table-cell table:style-name="ce347" table:formula="of:=IF([$Recipe.J27]&lt;&gt; &quot;---Select Hop---&quot;;[$Recipe.J27]; &quot;&quot;)">
            <text:p/>
          </table:table-cell>
          <table:table-cell table:style-name="ce491" table:formula="of:=IF([$Recipe.L27]&gt; 0;[$Recipe.L27]; &quot;&quot;)">
            <text:p/>
          </table:table-cell>
          <table:table-cell table:style-name="ce491" table:formula="of:=IF([$Recipe.M27]&gt; 0;[$Recipe.M27]; &quot;&quot;)">
            <text:p/>
          </table:table-cell>
          <table:table-cell table:style-name="ce491" table:formula="of:=IF([$Recipe.N27]&gt; 0;[$Recipe.N27]; &quot;&quot;)">
            <text:p/>
          </table:table-cell>
          <table:table-cell table:style-name="ce347" table:number-columns-repeated="5"/>
          <table:table-cell table:number-columns-repeated="1015"/>
        </table:table-row>
        <table:table-row table:style-name="ro19">
          <table:table-cell table:style-name="ce347"/>
          <table:table-cell table:style-name="ce491"/>
          <table:table-cell table:style-name="ce347" table:number-columns-repeated="7"/>
          <table:table-cell table:number-columns-repeated="1015"/>
        </table:table-row>
        <table:table-row table:style-name="ro20">
          <table:table-cell table:style-name="ce347" table:formula="of:=CONCATENATE(&quot;After Boil and any high temp hopstand/whirlpool, cool wort to pitching temp.&quot;)" office:value-type="string" office:string-value="After Boil and any high temp hopstand/whirlpool, cool wort to pitching temp.">
            <text:p>After Boil and any high temp hopstand/whirlpool, cool wort to pitching temp.</text:p>
          </table:table-cell>
          <table:table-cell table:style-name="ce347" table:number-columns-repeated="8"/>
          <table:table-cell table:number-columns-repeated="1015"/>
        </table:table-row>
        <table:table-row table:style-name="ro20">
          <table:table-cell table:style-name="ce347" table:formula="of:=CONCATENATE(&quot;Aerate Wort for &quot;; ROUND([$Recipe.M54]; 0); &quot; Seconds with O2 flowing at 1 liter per minute.&quot;)" office:value-type="string" office:string-value="Aerate Wort for 62 Seconds with O2 flowing at 1 liter per minute.">
            <text:p>Aerate Wort for 62 Seconds with O2 flowing at 1 liter per minute.</text:p>
          </table:table-cell>
          <table:table-cell table:style-name="ce347" table:number-columns-repeated="8"/>
          <table:table-cell table:number-columns-repeated="1015"/>
        </table:table-row>
        <table:table-row table:style-name="ro20">
          <table:table-cell table:style-name="ce347" table:formula="of:=CONCATENATE(&quot;Pitch Yeast, Install Airlock/Blowoff, set up appropriate temperature control at &quot;; [$Recipe.P42]; &quot; degrees, and have a beer.&quot;)" office:value-type="string" office:string-value="Pitch Yeast, Install Airlock/Blowoff, set up appropriate temperature control at 66 degrees, and have a beer.">
            <text:p>Pitch Yeast, Install Airlock/Blowoff, set up appropriate temperature control at 66 degrees, and have a beer.</text:p>
          </table:table-cell>
          <table:table-cell table:style-name="ce347" table:number-columns-repeated="8"/>
          <table:table-cell table:number-columns-repeated="1015"/>
        </table:table-row>
        <table:table-row table:style-name="ro20">
          <table:table-cell table:style-name="ce347" table:formula="of:=IF([$Water.S33]=&quot;Y&quot;; &quot;Water Concentration Results: &quot;; &quot;&quot;)">
            <text:p/>
          </table:table-cell>
          <table:table-cell table:style-name="ce347" table:number-columns-repeated="8"/>
          <table:table-cell table:number-columns-repeated="1015"/>
        </table:table-row>
        <table:table-row table:style-name="ro26">
          <table:table-cell table:style-name="ce347" table:number-columns-repeated="9"/>
          <table:table-cell table:number-columns-repeated="1015"/>
        </table:table-row>
        <table:table-row table:style-name="ro1">
          <table:table-cell table:style-name="ce347" table:formula="of:=IF([$Water.S33]=&quot;Y&quot;; CONCATENATE([$Water.D42]; &quot; &quot;; [$Water.H42]); &quot;&quot;)">
            <text:p/>
          </table:table-cell>
          <table:table-cell table:number-columns-repeated="4"/>
          <table:table-cell table:style-name="ce504" table:formula="of:=IF([$Water.S33]=&quot;Y&quot;; &quot;Mash pH:&quot;; &quot;&quot;)">
            <text:p/>
          </table:table-cell>
          <table:table-cell table:style-name="ce510" table:formula="of:=IF([$Water.S33]=&quot;Y&quot;; ROUND([$Water.Y31]; 2);&quot;&quot;)">
            <text:p/>
          </table:table-cell>
          <table:table-cell table:number-columns-repeated="1017"/>
        </table:table-row>
        <table:table-row table:style-name="ro1">
          <table:table-cell table:style-name="ce347" table:formula="of:=IF([$Water.S33]=&quot;Y&quot;; CONCATENATE([$Water.D43]; &quot; &quot;; [$Water.H43]); &quot;&quot;)">
            <text:p/>
          </table:table-cell>
          <table:table-cell table:number-columns-repeated="1023"/>
        </table:table-row>
        <table:table-row table:style-name="ro1">
          <table:table-cell table:style-name="ce347" table:formula="of:=IF([$Water.S33]=&quot;Y&quot;; CONCATENATE([$Water.D44]; &quot; &quot;; [$Water.H44]); &quot;&quot;)">
            <text:p/>
          </table:table-cell>
          <table:table-cell table:number-columns-repeated="1023"/>
        </table:table-row>
        <table:table-row table:style-name="ro1" table:number-rows-repeated="1048514">
          <table:table-cell table:number-columns-repeated="1024"/>
        </table:table-row>
        <table:table-row table:style-name="ro1">
          <table:table-cell table:number-columns-repeated="1024"/>
        </table:table-row>
        <table:named-expressions/>
      </table:table>
      <table:table table:name="Carbonation" table:style-name="ta25" table:protected="true" table:print="false">
        <table:table-column table:style-name="co34" table:default-cell-style-name="Excel_20_Built-in_20_Normal"/>
        <table:table-column table:style-name="co31" table:default-cell-style-name="Excel_20_Built-in_20_Normal"/>
        <table:table-column table:style-name="co79" table:number-columns-repeated="23" table:default-cell-style-name="Excel_20_Built-in_20_Normal"/>
        <table:table-column table:style-name="co1" table:default-cell-style-name="Excel_20_Built-in_20_Normal"/>
        <table:table-column table:style-name="co11" table:visibility="collapse" table:number-columns-repeated="4" table:default-cell-style-name="Excel_20_Built-in_20_Normal"/>
        <table:table-column table:style-name="co26" table:visibility="collapse" table:default-cell-style-name="Excel_20_Built-in_20_Normal"/>
        <table:table-column table:style-name="co11" table:visibility="collapse" table:number-columns-repeated="3" table:default-cell-style-name="Excel_20_Built-in_20_Normal"/>
        <table:table-column table:style-name="co1" table:number-columns-repeated="990" table:default-cell-style-name="Excel_20_Built-in_20_Normal"/>
        <table:table-row table:style-name="ro1" table:number-rows-repeated="2">
          <table:table-cell table:number-columns-repeated="1024"/>
        </table:table-row>
        <table:table-row table:style-name="ro12">
          <table:table-cell table:number-columns-repeated="2"/>
          <table:table-cell table:style-name="ce515" office:value-type="string" table:number-columns-spanned="11" table:number-rows-spanned="1">
            <text:p>Bottle Priming</text:p>
          </table:table-cell>
          <table:covered-table-cell table:number-columns-repeated="9" table:style-name="ce517"/>
          <table:covered-table-cell table:style-name="ce524"/>
          <table:table-cell table:number-columns-repeated="13"/>
          <table:table-cell office:value-type="string">
            <text:p>Vols to Use</text:p>
          </table:table-cell>
          <table:table-cell table:number-columns-repeated="3"/>
          <table:table-cell table:style-name="ce535"/>
          <table:table-cell table:number-columns-repeated="993"/>
        </table:table-row>
        <table:table-row table:style-name="ro12">
          <table:table-cell table:number-columns-repeated="26"/>
          <table:table-cell table:formula="of:=IF([.I6]&gt;0; [.I6]; [.C6])" office:value-type="float" office:value="2.5">
            <text:p>2.5</text:p>
          </table:table-cell>
          <table:table-cell table:number-columns-repeated="3"/>
          <table:table-cell table:style-name="ce535"/>
          <table:table-cell table:number-columns-repeated="993"/>
        </table:table-row>
        <table:table-row table:style-name="ro12">
          <table:table-cell table:number-columns-repeated="2"/>
          <table:table-cell table:style-name="ce321" office:value-type="string" table:number-columns-spanned="5" table:number-rows-spanned="1">
            <text:p>Recommended Volumes of CO<text:span text:style-name="T11">2</text:span></text:p>
          </table:table-cell>
          <table:covered-table-cell table:number-columns-repeated="3" table:style-name="ce323"/>
          <table:covered-table-cell table:style-name="ce327"/>
          <table:table-cell/>
          <table:table-cell table:style-name="ce321" office:value-type="string" table:number-columns-spanned="5" table:number-rows-spanned="1">
            <text:p>Override Volumes of CO<text:span text:style-name="T11">2</text:span></text:p>
          </table:table-cell>
          <table:covered-table-cell table:number-columns-repeated="3" table:style-name="ce323"/>
          <table:covered-table-cell table:style-name="ce327"/>
          <table:table-cell table:number-columns-repeated="13"/>
          <table:table-cell office:value-type="string">
            <text:p>Convert Volumes to g/l</text:p>
          </table:table-cell>
          <table:table-cell table:number-columns-repeated="3"/>
          <table:table-cell table:style-name="ce535"/>
          <table:table-cell table:number-columns-repeated="993"/>
        </table:table-row>
        <table:table-row table:style-name="ro12">
          <table:table-cell table:number-columns-repeated="2"/>
          <table:table-cell table:style-name="ce516" table:formula="of:=IF([$STYLES.N2]&lt;&gt;&quot;&quot;;VLOOKUP([$STYLES.N2];[$STYLES.$A$2:.$L$300];12;0);0)" office:value-type="float" office:value="2.5" table:number-columns-spanned="5" table:number-rows-spanned="1">
            <text:p>2.5</text:p>
          </table:table-cell>
          <table:covered-table-cell table:number-columns-repeated="3" table:style-name="ce518"/>
          <table:covered-table-cell table:style-name="ce519"/>
          <table:table-cell/>
          <table:table-cell table:style-name="ce520" table:number-columns-spanned="5" table:number-rows-spanned="1"/>
          <table:covered-table-cell table:number-columns-repeated="3" table:style-name="ce522"/>
          <table:covered-table-cell table:style-name="ce525"/>
          <table:table-cell table:number-columns-repeated="15"/>
          <table:table-cell table:formula="of:=[.AA4]*2" office:value-type="float" office:value="5">
            <text:p>5</text:p>
          </table:table-cell>
          <table:table-cell/>
          <table:table-cell table:style-name="ce535"/>
          <table:table-cell table:number-columns-repeated="993"/>
        </table:table-row>
        <table:table-row table:style-name="ro12">
          <table:table-cell table:number-columns-repeated="30"/>
          <table:table-cell table:style-name="ce535"/>
          <table:table-cell table:number-columns-repeated="993"/>
        </table:table-row>
        <table:table-row table:style-name="ro12">
          <table:table-cell table:number-columns-repeated="2"/>
          <table:table-cell table:style-name="ce321" table:formula="of:=IF([$Brewhouse.V17]=&quot;Metric&quot;; &quot;Beer Volume (Liters)&quot;; &quot;Beer Volume (gallons)&quot;)" office:value-type="string" office:string-value="Beer Volume (gallons)" table:number-columns-spanned="5" table:number-rows-spanned="1">
            <text:p>Beer Volume (gallons)</text:p>
          </table:table-cell>
          <table:covered-table-cell table:number-columns-repeated="3" table:style-name="ce323"/>
          <table:covered-table-cell table:style-name="ce327"/>
          <table:table-cell/>
          <table:table-cell table:style-name="ce321" table:formula="of:=IF([$Brewhouse.V17]=&quot;Metric&quot;; &quot;Beer Temperature (degrees C)&quot;; &quot;Beer Temperature (degrees F)&quot;)" office:value-type="string" office:string-value="Beer Temperature (degrees F)" table:number-columns-spanned="5" table:number-rows-spanned="1">
            <text:p>Beer Temperature (degrees F)</text:p>
          </table:table-cell>
          <table:covered-table-cell table:number-columns-repeated="3" table:style-name="ce323"/>
          <table:covered-table-cell table:style-name="ce327"/>
          <table:table-cell table:number-columns-repeated="13"/>
          <table:table-cell office:value-type="string">
            <text:p>Residual Volumes</text:p>
          </table:table-cell>
          <table:table-cell/>
          <table:table-cell office:value-type="string">
            <text:p>Residual g/l</text:p>
          </table:table-cell>
          <table:table-cell table:number-columns-repeated="995"/>
        </table:table-row>
        <table:table-row table:style-name="ro12">
          <table:table-cell table:number-columns-repeated="2"/>
          <table:table-cell table:style-name="ce322" office:value-type="float" office:value="5" table:number-columns-spanned="5" table:number-rows-spanned="1">
            <text:p>5</text:p>
          </table:table-cell>
          <table:covered-table-cell table:number-columns-repeated="3" table:style-name="ce458"/>
          <table:covered-table-cell table:style-name="ce463"/>
          <table:table-cell/>
          <table:table-cell table:style-name="ce322" office:value-type="float" office:value="60" table:number-columns-spanned="5" table:number-rows-spanned="1">
            <text:p>60</text:p>
          </table:table-cell>
          <table:covered-table-cell table:number-columns-repeated="3" table:style-name="ce458"/>
          <table:covered-table-cell table:style-name="ce463"/>
          <table:table-cell table:number-columns-repeated="13"/>
          <table:table-cell table:formula="of:=3.0378 - (0.050062 * [.AG11]) + (0.00026555 * [.AG11]^2)" office:value-type="float" office:value="0.99006">
            <text:p>0.99006</text:p>
          </table:table-cell>
          <table:table-cell/>
          <table:table-cell table:formula="of:=([.AA9]*44)/(0.0821*273)" office:value-type="float" office:value="1.94360669780889">
            <text:p>1.9436066978</text:p>
          </table:table-cell>
          <table:table-cell/>
          <table:table-cell table:style-name="ce535" office:value-type="string">
            <text:p>Beer Vol to Use</text:p>
          </table:table-cell>
          <table:table-cell/>
          <table:table-cell table:formula="of:=IF([$Brewhouse.V17]=&quot;Metric&quot;;[.C9];[.C9]*3.78541)" office:value-type="float" office:value="18.92705">
            <text:p>18.92705</text:p>
          </table:table-cell>
          <table:table-cell office:value-type="string">
            <text:p>liters</text:p>
          </table:table-cell>
          <table:table-cell table:number-columns-repeated="990"/>
        </table:table-row>
        <table:table-row table:style-name="ro12">
          <table:table-cell table:number-columns-repeated="26"/>
          <table:table-cell office:value-type="string">
            <text:p>Sugar Factor</text:p>
          </table:table-cell>
          <table:table-cell table:formula="of:=IF([.C12]=&quot;Corn Sugar (monohydrate Glucose)&quot;; 0.91;             IF([.C12]=&quot;Table Sugar (Sucrose)&quot;; 1; 0.656)                                                )" office:value-type="float" office:value="1">
            <text:p>1</text:p>
          </table:table-cell>
          <table:table-cell table:number-columns-repeated="2"/>
          <table:table-cell table:style-name="ce535" office:value-type="string">
            <text:p>Beer Temp to use</text:p>
          </table:table-cell>
          <table:table-cell/>
          <table:table-cell table:formula="of:=IF([$Brewhouse.V17]=&quot;Metric&quot;; [.I9]; ([.I9]-32)*(5/9))" office:value-type="float" office:value="15.5555555555556">
            <text:p>15.5555555556</text:p>
          </table:table-cell>
          <table:table-cell office:value-type="string">
            <text:p>C</text:p>
          </table:table-cell>
          <table:table-cell table:number-columns-repeated="990"/>
        </table:table-row>
        <table:table-row table:style-name="ro12">
          <table:table-cell table:number-columns-repeated="2"/>
          <table:table-cell table:style-name="ce321" office:value-type="string" table:number-columns-spanned="5" table:number-rows-spanned="1">
            <text:p>Sugar Type</text:p>
          </table:table-cell>
          <table:covered-table-cell table:number-columns-repeated="3" table:style-name="ce323"/>
          <table:covered-table-cell table:style-name="ce327"/>
          <table:table-cell/>
          <table:table-cell table:style-name="ce515" table:formula="of:=IF([$Brewhouse.V17]=&quot;Metric&quot;; &quot;Sugar Weight to Use (Grams)&quot;; &quot;Sugar Weight to Use (Ounces)&quot;)" office:value-type="string" office:string-value="Sugar Weight to Use (Ounces)" table:number-columns-spanned="5" table:number-rows-spanned="1">
            <text:p>Sugar Weight to Use (Ounces)</text:p>
          </table:table-cell>
          <table:covered-table-cell table:number-columns-repeated="3" table:style-name="ce517"/>
          <table:covered-table-cell table:style-name="ce524"/>
          <table:table-cell table:number-columns-repeated="17"/>
          <table:table-cell table:style-name="ce569"/>
          <table:table-cell/>
          <table:table-cell table:formula="of:=[.AG10]/(5/9)+32" office:value-type="float" office:value="60">
            <text:p>60</text:p>
          </table:table-cell>
          <table:table-cell office:value-type="string">
            <text:p>F</text:p>
          </table:table-cell>
          <table:table-cell table:number-columns-repeated="990"/>
        </table:table-row>
        <table:table-row table:style-name="ro12">
          <table:table-cell table:number-columns-repeated="2"/>
          <table:table-cell table:style-name="ce322" table:content-validation-name="val36" office:value-type="string" table:number-columns-spanned="5" table:number-rows-spanned="1">
            <text:p>Table Sugar (Sucrose)</text:p>
          </table:table-cell>
          <table:covered-table-cell table:number-columns-repeated="3" table:style-name="ce458" table:content-validation-name="val36"/>
          <table:covered-table-cell table:style-name="ce463" table:content-validation-name="val36"/>
          <table:table-cell/>
          <table:table-cell table:style-name="ce521" table:formula="of:=IF([$Brewhouse.V17]=&quot;Metric&quot;; [.AC12]; [.AC13])" office:value-type="float" office:value="4.08109660236647" table:number-columns-spanned="5" table:number-rows-spanned="1">
            <text:p>4.1</text:p>
          </table:table-cell>
          <table:covered-table-cell table:number-columns-repeated="3" table:style-name="ce523"/>
          <table:covered-table-cell table:style-name="ce526"/>
          <table:table-cell table:number-columns-repeated="14"/>
          <table:table-cell office:value-type="string">
            <text:p>g sugar</text:p>
          </table:table-cell>
          <table:table-cell table:formula="of:=(([.AC6]-[.AC9])*[.AG9])/(0.5*[.AB10])" office:value-type="float" office:value="115.697017700472">
            <text:p>115.6970177005</text:p>
          </table:table-cell>
          <table:table-cell/>
          <table:table-cell table:style-name="ce534"/>
          <table:table-cell table:number-columns-repeated="993"/>
        </table:table-row>
        <table:table-row table:style-name="ro12">
          <table:table-cell table:number-columns-repeated="27"/>
          <table:table-cell office:value-type="string">
            <text:p>onces sugar</text:p>
          </table:table-cell>
          <table:table-cell table:formula="of:=[.AC12]*0.035274" office:value-type="float" office:value="4.08109660236647">
            <text:p>4.0810966024</text:p>
          </table:table-cell>
          <table:table-cell/>
          <table:table-cell table:style-name="ce534"/>
          <table:table-cell table:number-columns-repeated="993"/>
        </table:table-row>
        <table:table-row table:style-name="ro12">
          <table:table-cell table:number-columns-repeated="2"/>
          <table:table-cell table:style-name="ce469" office:value-type="string">
            <text:p>Note: Overcarbonated bottles are dangerous. <text:s/>Do not carbonate to levels </text:p>
          </table:table-cell>
          <table:table-cell table:number-columns-repeated="27"/>
          <table:table-cell table:style-name="ce534"/>
          <table:table-cell table:number-columns-repeated="993"/>
        </table:table-row>
        <table:table-row table:style-name="ro27">
          <table:table-cell table:number-columns-repeated="2"/>
          <table:table-cell table:style-name="ce469" office:value-type="string">
            <text:p>higher than your particular bottles are designed to handle.</text:p>
          </table:table-cell>
          <table:table-cell table:number-columns-repeated="23"/>
          <table:table-cell table:style-name="ce532" office:value-type="string">
            <text:p>3/16" I.D. plastic beer line</text:p>
          </table:table-cell>
          <table:table-cell table:style-name="ce532" office:value-type="float" office:value="1.8">
            <text:p>1.8</text:p>
          </table:table-cell>
          <table:table-cell office:value-type="string">
            <text:p>Base Resist</text:p>
          </table:table-cell>
          <table:table-cell table:formula="of:=VLOOKUP([.O24];[.AA15:.AB22];2;0)" office:value-type="float" office:value="1.8">
            <text:p>1.8</text:p>
          </table:table-cell>
          <table:table-cell table:style-name="ce534" office:value-type="string">
            <text:p>mod resist</text:p>
          </table:table-cell>
          <table:table-cell table:formula="of:=[.AD15]*[$Brewhouse.C35]" office:value-type="float" office:value="1.8">
            <text:p>1.8</text:p>
          </table:table-cell>
          <table:table-cell table:number-columns-repeated="992"/>
        </table:table-row>
        <table:table-row table:style-name="ro27">
          <table:table-cell table:number-columns-repeated="2"/>
          <table:table-cell table:style-name="ce469" office:value-type="string">
            <text:p>Disclaimer: Always confirm sugar weights with a different calculator.</text:p>
          </table:table-cell>
          <table:table-cell table:number-columns-repeated="23"/>
          <table:table-cell table:style-name="ce532" office:value-type="string">
            <text:p>1/4" I.D. plastic beer line</text:p>
          </table:table-cell>
          <table:table-cell table:style-name="ce532" office:value-type="float" office:value="0.7">
            <text:p>0.7</text:p>
          </table:table-cell>
          <table:table-cell office:value-type="string">
            <text:p>length in ft</text:p>
          </table:table-cell>
          <table:table-cell table:formula="of:=([.I27]-(0.5*[.AE17])-1)/[.AF15]" office:value-type="float" office:value="5.81916097222222">
            <text:p>5.8191609722</text:p>
          </table:table-cell>
          <table:table-cell table:style-name="ce534" office:value-type="string">
            <text:p>length in M</text:p>
          </table:table-cell>
          <table:table-cell table:formula="of:=[.AD16]/3.28084" office:value-type="float" office:value="1.77368020757557">
            <text:p>1.7736802076</text:p>
          </table:table-cell>
          <table:table-cell table:number-columns-repeated="992"/>
        </table:table-row>
        <table:table-row table:style-name="ro27">
          <table:table-cell table:number-columns-repeated="2"/>
          <table:table-cell table:style-name="ce469" office:value-type="string">
            <text:p>Author not responsible for calculation errors or user misuse. </text:p>
          </table:table-cell>
          <table:table-cell table:number-columns-repeated="23"/>
          <table:table-cell table:style-name="ce532" office:value-type="string">
            <text:p>5/16" I.D. plastic beer line</text:p>
          </table:table-cell>
          <table:table-cell table:style-name="ce532" office:value-type="float" office:value="0.17">
            <text:p>0.17</text:p>
          </table:table-cell>
          <table:table-cell table:style-name="ce534" office:value-type="string">
            <text:p>height in feet</text:p>
          </table:table-cell>
          <table:table-cell table:style-name="ce288"/>
          <table:table-cell table:style-name="ce534" table:formula="of:=IF([$Brewhouse.V17]=&quot;Metric&quot;; [.O27] * 3.28084; [.O27])" office:value-type="float" office:value="1.6">
            <text:p>1.6</text:p>
          </table:table-cell>
          <table:table-cell table:number-columns-repeated="993"/>
        </table:table-row>
        <table:table-row table:style-name="ro12">
          <table:table-cell table:number-columns-repeated="2"/>
          <table:table-cell table:style-name="ce219" table:number-columns-repeated="11"/>
          <table:table-cell table:number-columns-repeated="13"/>
          <table:table-cell table:style-name="ce532" office:value-type="string">
            <text:p>3/8" I.D. plastic beer line</text:p>
          </table:table-cell>
          <table:table-cell table:style-name="ce532" office:value-type="float" office:value="0.11">
            <text:p>0.11</text:p>
          </table:table-cell>
          <table:table-cell table:number-columns-repeated="996"/>
        </table:table-row>
        <table:table-row table:style-name="ro12">
          <table:table-cell table:number-columns-repeated="2"/>
          <table:table-cell table:style-name="ce67" table:number-columns-repeated="11"/>
          <table:table-cell table:number-columns-repeated="13"/>
          <table:table-cell table:style-name="ce532" office:value-type="string">
            <text:p>1/2" I.D. plastic beer line</text:p>
          </table:table-cell>
          <table:table-cell table:style-name="ce532" office:value-type="float" office:value="0.025">
            <text:p>0.025</text:p>
          </table:table-cell>
          <table:table-cell table:number-columns-repeated="996"/>
        </table:table-row>
        <table:table-row table:style-name="ro12">
          <table:table-cell table:number-columns-repeated="26"/>
          <table:table-cell table:style-name="ce532" office:value-type="string">
            <text:p>1/4" O.D. Stainless Beverage Tubing</text:p>
          </table:table-cell>
          <table:table-cell table:style-name="ce532" office:value-type="float" office:value="2">
            <text:p>2</text:p>
          </table:table-cell>
          <table:table-cell table:number-columns-repeated="996"/>
        </table:table-row>
        <table:table-row table:style-name="ro12">
          <table:table-cell table:number-columns-repeated="2"/>
          <table:table-cell table:style-name="ce515" office:value-type="string" table:number-columns-spanned="23" table:number-rows-spanned="1">
            <text:p>Kegging (forced CO<text:span text:style-name="T11">2</text:span><text:span text:style-name="T20">)</text:span></text:p>
          </table:table-cell>
          <table:covered-table-cell table:number-columns-repeated="21" table:style-name="ce517"/>
          <table:covered-table-cell table:style-name="ce524"/>
          <table:table-cell/>
          <table:table-cell table:style-name="ce532" office:value-type="string">
            <text:p>5/16" O.D. Stainless Beverage Tubing</text:p>
          </table:table-cell>
          <table:table-cell table:style-name="ce532" office:value-type="float" office:value="0.5">
            <text:p>0.5</text:p>
          </table:table-cell>
          <table:table-cell table:number-columns-repeated="996"/>
        </table:table-row>
        <table:table-row table:style-name="ro12">
          <table:table-cell table:number-columns-repeated="26"/>
          <table:table-cell table:style-name="ce532" office:value-type="string">
            <text:p>3/8" O.D. Stainless Beverage Tubing</text:p>
          </table:table-cell>
          <table:table-cell table:style-name="ce532" office:value-type="float" office:value="0.2">
            <text:p>0.2</text:p>
          </table:table-cell>
          <table:table-cell table:number-columns-repeated="996"/>
        </table:table-row>
        <table:table-row table:style-name="ro12">
          <table:table-cell table:number-columns-repeated="2"/>
          <table:table-cell table:style-name="ce321" office:value-type="string" table:number-columns-spanned="5" table:number-rows-spanned="1">
            <text:p>Recommended Volumes of CO<text:span text:style-name="T11">2</text:span></text:p>
          </table:table-cell>
          <table:covered-table-cell table:number-columns-repeated="3" table:style-name="ce323"/>
          <table:covered-table-cell table:style-name="ce327"/>
          <table:table-cell/>
          <table:table-cell table:style-name="ce321" office:value-type="string" table:number-columns-spanned="5" table:number-rows-spanned="1">
            <text:p>Override Volumes of CO<text:span text:style-name="T11">2</text:span></text:p>
          </table:table-cell>
          <table:covered-table-cell table:number-columns-repeated="3" table:style-name="ce323"/>
          <table:covered-table-cell table:style-name="ce327"/>
          <table:table-cell/>
          <table:table-cell table:style-name="ce321" office:value-type="string" table:number-columns-spanned="5" table:number-rows-spanned="1">
            <text:p>Beer Line Type</text:p>
          </table:table-cell>
          <table:covered-table-cell table:number-columns-repeated="3" table:style-name="ce323"/>
          <table:covered-table-cell table:style-name="ce327"/>
          <table:table-cell table:style-name="ce530" table:number-columns-repeated="6"/>
          <table:table-cell/>
          <table:table-cell office:value-type="string">
            <text:p>Beer Temp to Use</text:p>
          </table:table-cell>
          <table:table-cell/>
          <table:table-cell table:formula="of:=IF([$Brewhouse.V17]=&quot;Metric&quot;; [.C27]/(5/9)+32;  [.C27])" office:value-type="float" office:value="40">
            <text:p>40</text:p>
          </table:table-cell>
          <table:table-cell office:value-type="string">
            <text:p>F</text:p>
          </table:table-cell>
          <table:table-cell table:number-columns-repeated="994"/>
        </table:table-row>
        <table:table-row table:style-name="ro12">
          <table:table-cell table:number-columns-repeated="2"/>
          <table:table-cell table:style-name="ce516" table:formula="of:=[.C6]" office:value-type="float" office:value="2.5" table:number-columns-spanned="5" table:number-rows-spanned="1">
            <text:p>2.5</text:p>
          </table:table-cell>
          <table:covered-table-cell table:number-columns-repeated="3" table:style-name="ce518"/>
          <table:covered-table-cell table:style-name="ce519"/>
          <table:table-cell/>
          <table:table-cell table:style-name="ce520" table:number-columns-spanned="5" table:number-rows-spanned="1"/>
          <table:covered-table-cell table:number-columns-repeated="3" table:style-name="ce522"/>
          <table:covered-table-cell table:style-name="ce525"/>
          <table:table-cell/>
          <table:table-cell table:style-name="ce520" table:content-validation-name="val37" office:value-type="string" table:number-columns-spanned="5" table:number-rows-spanned="1">
            <text:p>3/16" I.D. plastic beer line</text:p>
          </table:table-cell>
          <table:covered-table-cell table:number-columns-repeated="3" table:style-name="ce522" table:content-validation-name="val37"/>
          <table:covered-table-cell table:style-name="ce525" table:content-validation-name="val37"/>
          <table:table-cell table:style-name="ce530" table:number-columns-repeated="6"/>
          <table:table-cell/>
          <table:table-cell office:value-type="string">
            <text:p>Vols to Use</text:p>
          </table:table-cell>
          <table:table-cell/>
          <table:table-cell table:formula="of:=IF([.I24]&gt;0; [.I24]; [.C24])" office:value-type="float" office:value="2.5">
            <text:p>2.5</text:p>
          </table:table-cell>
          <table:table-cell table:number-columns-repeated="995"/>
        </table:table-row>
        <table:table-row table:style-name="ro12">
          <table:table-cell table:number-columns-repeated="1024"/>
        </table:table-row>
        <table:table-row table:style-name="ro12">
          <table:table-cell table:number-columns-repeated="2"/>
          <table:table-cell table:style-name="ce321" table:formula="of:=IF([$Brewhouse.V17]=&quot;Metric&quot;; &quot;Beer Temperature (degrees C)&quot;; &quot;Beer Temperature (degrees F)&quot;)" office:value-type="string" office:string-value="Beer Temperature (degrees F)" table:number-columns-spanned="5" table:number-rows-spanned="1">
            <text:p>Beer Temperature (degrees F)</text:p>
          </table:table-cell>
          <table:covered-table-cell table:number-columns-repeated="3" table:style-name="ce323"/>
          <table:covered-table-cell table:style-name="ce327"/>
          <table:table-cell/>
          <table:table-cell table:style-name="ce515" office:value-type="string" table:number-columns-spanned="5" table:number-rows-spanned="1">
            <text:p>CO<text:span text:style-name="T11">2 </text:span><text:span text:style-name="T20">PSI to Use</text:span></text:p>
          </table:table-cell>
          <table:covered-table-cell table:number-columns-repeated="3" table:style-name="ce517"/>
          <table:covered-table-cell table:style-name="ce524"/>
          <table:table-cell/>
          <table:table-cell table:style-name="ce321" table:formula="of:=IF([$Brewhouse.V17]=&quot;Metric&quot;; &quot;Faucet Hgt. above Mid of Keg (m)&quot;; &quot;Faucet Hgt. above Mid of Keg (Ft)&quot;)" office:value-type="string" office:string-value="Faucet Hgt. above Mid of Keg (Ft)" table:number-columns-spanned="5" table:number-rows-spanned="1">
            <text:p>Faucet Hgt. above Mid of Keg (Ft)</text:p>
          </table:table-cell>
          <table:covered-table-cell table:number-columns-repeated="3" table:style-name="ce323"/>
          <table:covered-table-cell table:style-name="ce327"/>
          <table:table-cell table:style-name="ce530"/>
          <table:table-cell table:style-name="ce515" table:formula="of:=IF([$Brewhouse.V17]=&quot;Metric&quot;; &quot;Beer Line Length to Use (m)&quot;; &quot;Beer Line Length to Use (Ft)&quot;)" office:value-type="string" office:string-value="Beer Line Length to Use (Ft)" table:number-columns-spanned="5" table:number-rows-spanned="1">
            <text:p>Beer Line Length to Use (Ft)</text:p>
          </table:table-cell>
          <table:covered-table-cell table:number-columns-repeated="3" table:style-name="ce517"/>
          <table:covered-table-cell table:style-name="ce524"/>
          <table:table-cell table:number-columns-repeated="999"/>
        </table:table-row>
        <table:table-row table:style-name="ro12">
          <table:table-cell table:number-columns-repeated="2"/>
          <table:table-cell table:style-name="ce322" office:value-type="float" office:value="40" table:number-columns-spanned="5" table:number-rows-spanned="1">
            <text:p>40</text:p>
          </table:table-cell>
          <table:covered-table-cell table:number-columns-repeated="3" table:style-name="ce458"/>
          <table:covered-table-cell table:style-name="ce463"/>
          <table:table-cell/>
          <table:table-cell table:style-name="ce521" table:formula="of:=-16.6999 - 0.0101059*[.AC23] + 0.00116512*[.AC23]^2 + 0.173354*[.AC23]*[.AC24] + 4.24267*[.AC24] - 0.0684226*[.AC24]^2" office:value-type="float" office:value="12.27448975" table:number-columns-spanned="5" table:number-rows-spanned="1">
            <text:p>12.3</text:p>
          </table:table-cell>
          <table:covered-table-cell table:number-columns-repeated="3" table:style-name="ce523"/>
          <table:covered-table-cell table:style-name="ce526"/>
          <table:table-cell/>
          <table:table-cell table:style-name="ce527" office:value-type="float" office:value="1.6" table:number-columns-spanned="5" table:number-rows-spanned="1">
            <text:p>1.60</text:p>
          </table:table-cell>
          <table:covered-table-cell table:number-columns-repeated="3" table:style-name="ce528"/>
          <table:covered-table-cell table:style-name="ce529"/>
          <table:table-cell table:style-name="ce531"/>
          <table:table-cell table:style-name="ce521" table:formula="of:=IF([$Brewhouse.V17]=&quot;Metric&quot;; [.AF16]; [.AD16])" office:value-type="float" office:value="5.81916097222222" table:number-columns-spanned="5" table:number-rows-spanned="1">
            <text:p>5.8</text:p>
          </table:table-cell>
          <table:covered-table-cell table:number-columns-repeated="3" table:style-name="ce523"/>
          <table:covered-table-cell table:style-name="ce526"/>
          <table:table-cell/>
          <table:table-cell table:style-name="ce533"/>
          <table:table-cell table:number-columns-repeated="997"/>
        </table:table-row>
        <table:table-row table:style-name="ro1">
          <table:table-cell table:number-columns-repeated="1024"/>
        </table:table-row>
        <table:table-row table:style-name="ro1">
          <table:table-cell table:number-columns-repeated="2"/>
          <table:table-cell table:style-name="ce469" office:value-type="string">
            <text:p>Note: Do not carbonate to levels for which your keg is not rated. </text:p>
          </table:table-cell>
          <table:table-cell table:number-columns-repeated="1021"/>
        </table:table-row>
        <table:table-row table:style-name="ro1">
          <table:table-cell table:number-columns-repeated="2"/>
          <table:table-cell table:style-name="ce469" office:value-type="string">
            <text:p>Beer Line Length Calculator based on formula by DrewF</text:p>
          </table:table-cell>
          <table:table-cell table:number-columns-repeated="12"/>
          <table:table-cell office:value-type="string">
            <text:p>`</text:p>
          </table:table-cell>
          <table:table-cell table:number-columns-repeated="1008"/>
        </table:table-row>
        <table:table-row table:style-name="ro1" table:number-rows-repeated="1048545">
          <table:table-cell table:number-columns-repeated="1024"/>
        </table:table-row>
        <table:table-row table:style-name="ro1">
          <table:table-cell table:number-columns-repeated="1024"/>
        </table:table-row>
        <table:named-expressions/>
      </table:table>
      <table:table table:name="Mash Efficiency Predictor" table:style-name="ta26" table:protected="true" table:print="false">
        <table:table-column table:style-name="co1" table:number-columns-repeated="7" table:default-cell-style-name="Excel_20_Built-in_20_Normal"/>
        <table:table-column table:style-name="co80" table:default-cell-style-name="Excel_20_Built-in_20_Normal"/>
        <table:table-column table:style-name="co81" table:default-cell-style-name="Excel_20_Built-in_20_Normal"/>
        <table:table-column table:style-name="co82" table:visibility="collapse" table:default-cell-style-name="Excel_20_Built-in_20_Normal"/>
        <table:table-column table:style-name="co84" table:visibility="collapse" table:default-cell-style-name="Excel_20_Built-in_20_Normal"/>
        <table:table-column table:style-name="co40" table:visibility="collapse" table:default-cell-style-name="Excel_20_Built-in_20_Normal"/>
        <table:table-column table:style-name="co85" table:visibility="collapse" table:default-cell-style-name="Excel_20_Built-in_20_Normal"/>
        <table:table-column table:style-name="co60" table:visibility="collapse" table:default-cell-style-name="Excel_20_Built-in_20_Normal"/>
        <table:table-column table:style-name="co86" table:visibility="collapse" table:default-cell-style-name="Excel_20_Built-in_20_Normal"/>
        <table:table-column table:style-name="co60" table:visibility="collapse" table:number-columns-repeated="3" table:default-cell-style-name="Excel_20_Built-in_20_Normal"/>
        <table:table-column table:style-name="co1" table:number-columns-repeated="1006" table:default-cell-style-name="Excel_20_Built-in_20_Normal"/>
        <table:table-row table:style-name="ro1" table:number-rows-repeated="2">
          <table:table-cell table:number-columns-repeated="1024"/>
        </table:table-row>
        <table:table-row table:style-name="ro1">
          <table:table-cell table:number-columns-repeated="2"/>
          <table:table-cell table:style-name="ce124" office:value-type="string" table:number-columns-spanned="5" table:number-rows-spanned="1">
            <text:p>Baseline Data From Original Recipe</text:p>
          </table:table-cell>
          <table:covered-table-cell table:number-columns-repeated="3" table:style-name="ce150"/>
          <table:covered-table-cell table:style-name="ce190"/>
          <table:table-cell table:number-columns-repeated="2"/>
          <table:table-cell office:value-type="string">
            <text:p>No-Sparge to No-Sparge</text:p>
          </table:table-cell>
          <table:table-cell office:value-type="string">
            <text:p>Sparge to Sparge</text:p>
          </table:table-cell>
          <table:table-cell table:number-columns-repeated="1013"/>
        </table:table-row>
        <table:table-row table:style-name="ro1">
          <table:table-cell table:number-columns-repeated="2"/>
          <table:table-cell table:style-name="ce570" table:formula="of:=[$Recipe.B6]" office:value-type="percentage" office:value="0.74">
            <text:p>74%</text:p>
          </table:table-cell>
          <table:table-cell table:style-name="ce67" office:value-type="string">
            <text:p>Mash Efficiency</text:p>
          </table:table-cell>
          <table:table-cell table:style-name="ce67" table:number-columns-repeated="2"/>
          <table:table-cell table:style-name="ce281"/>
          <table:table-cell table:number-columns-repeated="2"/>
          <table:table-cell table:style-name="ce219" office:value-type="string">
            <text:p>No-Sparge to Sparge</text:p>
          </table:table-cell>
          <table:table-cell table:style-name="ce219" office:value-type="string">
            <text:p>Sparge to No-Sparge</text:p>
          </table:table-cell>
          <table:table-cell table:number-columns-repeated="1013"/>
        </table:table-row>
        <table:table-row table:style-name="ro1">
          <table:table-cell table:number-columns-repeated="2"/>
          <table:table-cell table:style-name="ce571" table:formula="of:=IF([$Brewhouse.V17]=&quot;Metric&quot;;  ([$GravCalcs.F17]+[$GravCalcs.G16])*0.453592; [$GravCalcs.F17]+[$GravCalcs.G16])" office:value-type="float" office:value="9.5">
            <text:p>9.500</text:p>
          </table:table-cell>
          <table:table-cell table:style-name="ce67" table:formula="of:=IF([$Brewhouse.V17]=&quot;Metric&quot;; &quot;Kilograms of Grains&quot;; &quot;Pounds of Grains&quot;)" office:value-type="string" office:string-value="Pounds of Grains">
            <text:p>Pounds of Grains</text:p>
          </table:table-cell>
          <table:table-cell table:style-name="ce67" table:number-columns-repeated="2"/>
          <table:table-cell table:style-name="ce281"/>
          <table:table-cell table:number-columns-repeated="2"/>
          <table:table-cell table:style-name="ce594" office:value-type="string">
            <text:p>Mash Tun Deadspace</text:p>
          </table:table-cell>
          <table:table-cell table:style-name="ce594" table:formula="of:=IF([$Brewhouse.V17]=&quot;Metric&quot;;  [$Brewhouse.H11]*0.264172051; [$Brewhouse.H11])" office:value-type="float" office:value="0.0625">
            <text:p>0.0625</text:p>
          </table:table-cell>
          <table:table-cell table:number-columns-repeated="1013"/>
        </table:table-row>
        <table:table-row table:style-name="ro1">
          <table:table-cell table:number-columns-repeated="2"/>
          <table:table-cell table:style-name="ce571" table:formula="of:=IF([$Brewhouse.AA17]=&quot;Plato&quot;; (-1 * 616.868) + (1111.14 * ([$GravCalcs.P22]+1)) - (630.272 * ([$GravCalcs.P22]+1)^2) + (135.997 * ([$GravCalcs.P22]+1)^3); ([$GravCalcs.P22]+1))" office:value-type="float" office:value="1.0393336375234">
            <text:p>1.039</text:p>
          </table:table-cell>
          <table:table-cell table:style-name="ce67" table:formula="of:=IF([$Brewhouse.AA17]=&quot;Plato&quot;; &quot;Pre Boil °Plato (mash only)&quot;; &quot;Pre Boil Original Gravity (mash only)&quot;)" office:value-type="string" office:string-value="Pre Boil Original Gravity (mash only)">
            <text:p>Pre Boil Original Gravity (mash only)</text:p>
          </table:table-cell>
          <table:table-cell table:style-name="ce67" table:number-columns-repeated="2"/>
          <table:table-cell table:style-name="ce281"/>
          <table:table-cell/>
          <table:table-cell office:value-type="string">
            <text:p>This is the data from your original recipe.</text:p>
          </table:table-cell>
          <table:table-cell table:style-name="ce67" office:value-type="string">
            <text:p>Gall Absorb per Pound</text:p>
          </table:table-cell>
          <table:table-cell table:style-name="ce67" table:formula="of:=IF([$Brewhouse.V17]=&quot;Metric&quot;; [$Brewhouse.H5]*0.1198264268; [$Brewhouse.H5])" office:value-type="float" office:value="0.12">
            <text:p>0.12</text:p>
          </table:table-cell>
          <table:table-cell table:number-columns-repeated="1013"/>
        </table:table-row>
        <table:table-row table:style-name="ro1">
          <table:table-cell table:number-columns-repeated="2"/>
          <table:table-cell table:style-name="ce571" table:formula="of:=IF([$Brewhouse.V17]=&quot;Metric&quot;;  [$'Total H2O Sub'.J24]*3.78541;  [$'Total H2O Sub'.J24])" office:value-type="float" office:value="3.54825">
            <text:p>3.548</text:p>
          </table:table-cell>
          <table:table-cell table:style-name="ce67" table:formula="of:=IF([$Brewhouse.V17]=&quot;Metric&quot;;&quot;Strike Water Liters&quot;; &quot;Strike Water Gallons&quot;)" office:value-type="string" office:string-value="Strike Water Gallons">
            <text:p>Strike Water Gallons</text:p>
          </table:table-cell>
          <table:table-cell table:style-name="ce67" table:number-columns-repeated="2"/>
          <table:table-cell table:style-name="ce281"/>
          <table:table-cell table:number-columns-repeated="2"/>
          <table:table-cell table:style-name="ce67" office:value-type="string">
            <text:p>Total Gall Lost</text:p>
          </table:table-cell>
          <table:table-cell table:style-name="ce67" table:formula="of:=([.K6]*[$GravCalcs.F17]) + (0.22*[$GravCalcs.G16]) + [.K5]" office:value-type="float" office:value="1.2025">
            <text:p>1.2025</text:p>
          </table:table-cell>
          <table:table-cell table:number-columns-repeated="1013"/>
        </table:table-row>
        <table:table-row table:style-name="ro1">
          <table:table-cell table:number-columns-repeated="2"/>
          <table:table-cell table:style-name="ce572" table:formula="of:=IF([$Brewhouse.V17]=&quot;Metric&quot;;  [$'Total H2O Sub'.J25]*3.78541;  [$'Total H2O Sub'.J25])" office:value-type="float" office:value="4.27657166666667">
            <text:p>4.28</text:p>
          </table:table-cell>
          <table:table-cell table:style-name="ce67" table:formula="of:=IF([$Brewhouse.V17]=&quot;Metric&quot;;&quot;Mashout or Sparge Water Liters&quot;; &quot;Mashout or Sparge Water Gallons&quot;)" office:value-type="string" office:string-value="Mashout or Sparge Water Gallons">
            <text:p>Mashout or Sparge Water Gallons</text:p>
          </table:table-cell>
          <table:table-cell table:style-name="ce67" table:number-columns-repeated="2"/>
          <table:table-cell table:style-name="ce281"/>
          <table:table-cell table:number-columns-repeated="2"/>
          <table:table-cell table:style-name="ce67" office:value-type="string">
            <text:p>Points in Pre-Boil Volume</text:p>
          </table:table-cell>
          <table:table-cell table:style-name="ce67" table:formula="of:=(([$GravCalcs.P22])*1000)*[$'Total H2O Sub'.D22]" office:value-type="float" office:value="260.48">
            <text:p>260.48</text:p>
          </table:table-cell>
          <table:table-cell table:number-columns-repeated="1013"/>
        </table:table-row>
        <table:table-row table:style-name="ro1">
          <table:table-cell table:number-columns-repeated="2"/>
          <table:table-cell table:style-name="ce573" table:formula="of:=IF([$Brewhouse.V17]=&quot;Metric&quot;;  [$'Total H2O Sub'.D14]*3.78541;  [$'Total H2O Sub'.D14])" office:value-type="float" office:value="0.0625">
            <text:p>0.0625</text:p>
          </table:table-cell>
          <table:table-cell table:style-name="ce67" table:formula="of:=IF([$Brewhouse.V17]=&quot;Metric&quot;;&quot;Mashtun Deadspace Liters&quot;; &quot;Mashtun Deadspace Gallons&quot;)" office:value-type="string" office:string-value="Mashtun Deadspace Gallons">
            <text:p>Mashtun Deadspace Gallons</text:p>
          </table:table-cell>
          <table:table-cell table:style-name="ce67" table:number-columns-repeated="2"/>
          <table:table-cell table:style-name="ce281"/>
          <table:table-cell table:number-columns-repeated="2"/>
          <table:table-cell table:style-name="ce67" office:value-type="string">
            <text:p>Point per Gallon in Pre-Boil Volume</text:p>
          </table:table-cell>
          <table:table-cell table:style-name="ce67" table:formula="of:=[.K8]/[$'Total H2O Sub'.D22]" office:value-type="float" office:value="39.3336375233962">
            <text:p>39.3336375234</text:p>
          </table:table-cell>
          <table:table-cell table:number-columns-repeated="1013"/>
        </table:table-row>
        <table:table-row table:style-name="ro1">
          <table:table-cell table:number-columns-repeated="2"/>
          <table:table-cell table:style-name="ce574" table:formula="of:=IF([$Brewhouse.V17]=&quot;Metric&quot;;  [$'Total H2O Sub'.D22]*3.78541;  [$'Total H2O Sub'.D22])" office:value-type="float" office:value="6.62232166666667">
            <text:p>6.622</text:p>
          </table:table-cell>
          <table:table-cell table:style-name="ce219" table:formula="of:=IF([$Brewhouse.V17]=&quot;Metric&quot;;&quot;Pre-Boil Volume Liters&quot;; &quot;Pre-Boil Volume Gallons&quot;)" office:value-type="string" office:string-value="Pre-Boil Volume Gallons">
            <text:p>Pre-Boil Volume Gallons</text:p>
          </table:table-cell>
          <table:table-cell table:style-name="ce219" table:number-columns-repeated="2"/>
          <table:table-cell table:style-name="ce333"/>
          <table:table-cell table:number-columns-repeated="2"/>
          <table:table-cell table:style-name="ce67" office:value-type="string">
            <text:p>Total Points Avail in Grains</text:p>
          </table:table-cell>
          <table:table-cell table:style-name="ce67" table:formula="of:=[.K8]/[.C4]" office:value-type="float" office:value="352">
            <text:p>352</text:p>
          </table:table-cell>
          <table:table-cell table:number-columns-repeated="1013"/>
        </table:table-row>
        <table:table-row table:style-name="ro1">
          <table:table-cell table:number-columns-repeated="9"/>
          <table:table-cell table:style-name="ce67" office:value-type="string">
            <text:p>Points in Pre-Boil Volume + Losses</text:p>
          </table:table-cell>
          <table:table-cell table:style-name="ce67" table:formula="of:=[.K9]*([$'Total H2O Sub'.D22]+[.K7])" office:value-type="float" office:value="307.778699121884">
            <text:p>307.7786991219</text:p>
          </table:table-cell>
          <table:table-cell table:number-columns-repeated="1013"/>
        </table:table-row>
        <table:table-row table:style-name="ro1">
          <table:table-cell table:number-columns-repeated="2"/>
          <table:table-cell table:style-name="ce124" office:value-type="string" table:number-columns-spanned="5" table:number-rows-spanned="1">
            <text:p>I want to convert based on...</text:p>
          </table:table-cell>
          <table:covered-table-cell table:number-columns-repeated="3" table:style-name="ce150"/>
          <table:covered-table-cell table:style-name="ce190"/>
          <table:table-cell/>
          <table:table-cell office:value-type="string">
            <text:p>Brewcipher doesn't know if the efficiency on the recipe tab was based on a batch sparge or a no-sparge.</text:p>
          </table:table-cell>
          <table:table-cell table:style-name="ce67" office:value-type="string">
            <text:p>CONVERSION Efficiency</text:p>
          </table:table-cell>
          <table:table-cell table:style-name="ce601" table:formula="of:=[.K11]/[.K10]" office:value-type="float" office:value="0.874371304323534">
            <text:p>0.8743713043</text:p>
          </table:table-cell>
          <table:table-cell table:number-columns-repeated="1013"/>
        </table:table-row>
        <table:table-row table:style-name="ro1">
          <table:table-cell table:number-columns-repeated="2"/>
          <table:table-cell table:style-name="ce60" table:content-validation-name="val38" office:value-type="string" table:number-columns-spanned="5" table:number-rows-spanned="1">
            <text:p>No-Sparge to No-Sparge</text:p>
          </table:table-cell>
          <table:covered-table-cell table:number-columns-repeated="3" table:style-name="ce75"/>
          <table:covered-table-cell table:style-name="ce84"/>
          <table:table-cell/>
          <table:table-cell office:value-type="string">
            <text:p>Tell it here, and whether the simulation should assume sparge or no-sparge for output.</text:p>
          </table:table-cell>
          <table:table-cell table:style-name="ce595" office:value-type="string">
            <text:p>Points Avail in Resized <text:s/>Bill</text:p>
          </table:table-cell>
          <table:table-cell table:style-name="ce595" table:formula="of:=IF([$Brewhouse.V17]=&quot;Metric&quot;; [.K10]*(([.C16]*2.20462262)/([.C5]*2.20462262)); [.K10]*([.C16]/[.C5]))" office:value-type="float" office:value="0">
            <text:p>0</text:p>
          </table:table-cell>
          <table:table-cell table:number-columns-repeated="1013"/>
        </table:table-row>
        <table:table-row table:style-name="ro1">
          <table:table-cell table:number-columns-repeated="9"/>
          <table:table-cell table:style-name="ce596" office:value-type="string">
            <text:p>Total Gall Lost Resized Bill</text:p>
          </table:table-cell>
          <table:table-cell table:style-name="ce595" table:formula="of:=[.K5]+(([.K7]-[.K5])*([.C16]/[.C5]))" office:value-type="float" office:value="0.0625">
            <text:p>0.0625</text:p>
          </table:table-cell>
          <table:table-cell table:number-columns-repeated="1013"/>
        </table:table-row>
        <table:table-row table:style-name="ro1">
          <table:table-cell table:number-columns-repeated="2"/>
          <table:table-cell table:style-name="ce124" table:formula="of:=IF([$Brewhouse.V17]=&quot;Metric&quot;;&quot;Kilograms of Grains for Efficiency Simulation&quot;; &quot;Pounds of Grains for Efficiency Simulation&quot;)" office:value-type="string" office:string-value="Pounds of Grains for Efficiency Simulation" table:number-columns-spanned="5" table:number-rows-spanned="1">
            <text:p>Pounds of Grains for Efficiency Simulation</text:p>
          </table:table-cell>
          <table:covered-table-cell table:number-columns-repeated="3" table:style-name="ce150"/>
          <table:covered-table-cell table:style-name="ce190"/>
          <table:table-cell table:number-columns-repeated="2"/>
          <table:table-cell table:style-name="ce595" office:value-type="string">
            <text:p>Total Gallons for Resized Bill</text:p>
          </table:table-cell>
          <table:table-cell table:style-name="ce602" table:formula="of:=[$'Total H2O Sub'.D22]+[.K14]" office:value-type="float" office:value="6.68482166666667">
            <text:p>6.6848</text:p>
          </table:table-cell>
          <table:table-cell table:style-name="ce335" table:formula="of:=[.K15]-[.K14]" office:value-type="float" office:value="6.62232166666667">
            <text:p>6.6223</text:p>
          </table:table-cell>
          <table:table-cell table:number-columns-repeated="1012"/>
        </table:table-row>
        <table:table-row table:style-name="ro1">
          <table:table-cell table:number-columns-repeated="2"/>
          <table:table-cell table:style-name="ce60" table:number-columns-spanned="5" table:number-rows-spanned="1"/>
          <table:covered-table-cell table:number-columns-repeated="3" table:style-name="ce75"/>
          <table:covered-table-cell table:style-name="ce84"/>
          <table:table-cell/>
          <table:table-cell office:value-type="string">
            <text:p>Change the amount of grain here, or type in the same number from the original recipe if no change.</text:p>
          </table:table-cell>
          <table:table-cell table:style-name="ce595" office:value-type="string">
            <text:p>Points CONVERTED in Resized Bill (PB + Losses)</text:p>
          </table:table-cell>
          <table:table-cell table:style-name="ce595" table:formula="of:=[.K12]*[.K13]" office:value-type="float" office:value="0">
            <text:p>0</text:p>
          </table:table-cell>
          <table:table-cell table:number-columns-repeated="1013"/>
        </table:table-row>
        <table:table-row table:style-name="ro1">
          <table:table-cell table:number-columns-repeated="9"/>
          <table:table-cell table:style-name="ce595" office:value-type="string">
            <text:p>Points in Pre-Boil Volume from Resized Bill</text:p>
          </table:table-cell>
          <table:table-cell table:style-name="ce595" table:formula="of:=[.K16]*([$'Total H2O Sub'.D22]/[.K15])" office:value-type="float" office:value="0">
            <text:p>0</text:p>
          </table:table-cell>
          <table:table-cell table:number-columns-repeated="1013"/>
        </table:table-row>
        <table:table-row table:style-name="ro11">
          <table:table-cell table:number-columns-repeated="2"/>
          <table:table-cell table:style-name="ce575" office:value-type="string" table:number-columns-spanned="5" table:number-rows-spanned="3">
            <text:p>Simulated Mash Efficiency with new Grain Weight and/or Sparge/No-Sparge Type Conversion (if applicable):</text:p>
          </table:table-cell>
          <table:covered-table-cell table:number-columns-repeated="3" table:style-name="ce73"/>
          <table:covered-table-cell table:style-name="ce82"/>
          <table:table-cell table:number-columns-repeated="2"/>
          <table:table-cell table:style-name="ce597" office:value-type="string">
            <text:p>MASH EFFICIENCY for Re-Sized Bill</text:p>
          </table:table-cell>
          <table:table-cell table:style-name="ce603" table:formula="of:=[.K17]/[.K13]" office:value-type="float" office:value="0">
            <text:p>#DIV/0!</text:p>
          </table:table-cell>
          <table:table-cell table:number-columns-repeated="1013"/>
        </table:table-row>
        <table:table-row table:style-name="ro1">
          <table:table-cell table:number-columns-repeated="2"/>
          <table:covered-table-cell table:style-name="ce142"/>
          <table:covered-table-cell table:number-columns-repeated="3" table:style-name="ce67"/>
          <table:covered-table-cell table:style-name="ce281"/>
          <table:table-cell table:number-columns-repeated="2"/>
          <table:table-cell table:style-name="ce598" office:value-type="string">
            <text:p>Convert No Sparge to Sparge</text:p>
          </table:table-cell>
          <table:table-cell table:style-name="ce604"/>
          <table:table-cell table:number-columns-repeated="1013"/>
        </table:table-row>
        <table:table-row table:style-name="ro1">
          <table:table-cell table:number-columns-repeated="2"/>
          <table:covered-table-cell table:style-name="ce142"/>
          <table:covered-table-cell table:number-columns-repeated="3" table:style-name="ce67"/>
          <table:covered-table-cell table:style-name="ce281"/>
          <table:table-cell table:number-columns-repeated="2"/>
          <table:table-cell table:style-name="ce598" office:value-type="string">
            <text:p>Original Gallons to Pounds Strike</text:p>
          </table:table-cell>
          <table:table-cell table:style-name="ce598" table:formula="of:=[$'Total H2O Sub'.J24]/([$GravCalcs.F17]+[$GravCalcs.G16])" office:value-type="float" office:value="0.3735">
            <text:p>0.3735</text:p>
          </table:table-cell>
          <table:table-cell table:style-name="ce598" office:value-type="string">
            <text:p>Points in Resized Strike H20</text:p>
          </table:table-cell>
          <table:table-cell table:style-name="ce598" table:formula="of:=[.K16]" office:value-type="float" office:value="0">
            <text:p>0</text:p>
          </table:table-cell>
          <table:table-cell table:number-columns-repeated="1011"/>
        </table:table-row>
        <table:table-row table:style-name="ro11">
          <table:table-cell table:number-columns-repeated="2"/>
          <table:table-cell table:style-name="ce576" table:formula="of:=IF([.C13]=&quot;No-Sparge to No-Sparge&quot;; IF([.K12]&gt;1; &quot;Baseline Efficiency not Possible - Check Recipe and Equipment&quot;; [.K18]);    IF([.C13]=&quot;No-Sparge to Sparge&quot;; IF([.K12]&gt;1; &quot;Baseline Efficiency not Possible - Check Recipe and Equipment&quot;; [.M26]);   IF([.C13]=&quot;Sparge to Sparge&quot;; IF([.K35]&gt;1; &quot;Baseline Efficiency not Possible - Check Recipe and Equipment&quot;; [.M44]);  IF([.C13]=&quot;Sparge to No-Sparge&quot;; IF([.K35]&gt;1; &quot;Baseline Efficiency not Possible - Check Recipe and Equipment&quot;; [.M49]);  &quot;Choose a Valid Value in Conversion Type Box&quot;) )))" office:value-type="percentage" office:value="0" table:number-columns-spanned="5" table:number-rows-spanned="7">
            <text:p>#DIV/0!</text:p>
          </table:table-cell>
          <table:covered-table-cell table:number-columns-repeated="3" table:style-name="ce582"/>
          <table:covered-table-cell table:style-name="ce588"/>
          <table:table-cell table:number-columns-repeated="2"/>
          <table:table-cell table:style-name="ce598" office:value-type="string">
            <text:p>Strike Water for Resized Bill</text:p>
          </table:table-cell>
          <table:table-cell table:style-name="ce598" table:formula="of:=[$'Total H2O Sub'.J24]* ([.C16]/[.C5])" office:value-type="float" office:value="0">
            <text:p>0</text:p>
          </table:table-cell>
          <table:table-cell table:style-name="ce598" office:value-type="string">
            <text:p>1st Lauter Points</text:p>
          </table:table-cell>
          <table:table-cell table:style-name="ce598" table:formula="of:=[.M20]*(([.K21]-[.K23])/[.K21])" office:value-type="float" office:value="0">
            <text:p>#DIV/0!</text:p>
          </table:table-cell>
          <table:table-cell table:number-columns-repeated="1011"/>
        </table:table-row>
        <table:table-row table:style-name="ro11">
          <table:table-cell table:number-columns-repeated="2"/>
          <table:covered-table-cell table:style-name="ce577"/>
          <table:covered-table-cell table:number-columns-repeated="3" table:style-name="ce583"/>
          <table:covered-table-cell table:style-name="ce589"/>
          <table:table-cell table:number-columns-repeated="2"/>
          <table:table-cell table:style-name="ce598" office:value-type="string">
            <text:p>Absorption for Resized Bill</text:p>
          </table:table-cell>
          <table:table-cell table:style-name="ce598" table:formula="of:=(([.K6]*[$GravCalcs.F17]) + (0.22*[$GravCalcs.G16])) * ([.C16]/[.C5])" office:value-type="float" office:value="0">
            <text:p>0</text:p>
          </table:table-cell>
          <table:table-cell table:style-name="ce598" office:value-type="string">
            <text:p>Points stuck post 1st Lauter</text:p>
          </table:table-cell>
          <table:table-cell table:style-name="ce598" table:formula="of:=([.K23]/[.K21])*[.M20]" office:value-type="float" office:value="0">
            <text:p>#DIV/0!</text:p>
          </table:table-cell>
          <table:table-cell table:number-columns-repeated="1011"/>
        </table:table-row>
        <table:table-row table:style-name="ro1">
          <table:table-cell table:number-columns-repeated="2"/>
          <table:covered-table-cell table:style-name="ce577"/>
          <table:covered-table-cell table:number-columns-repeated="3" table:style-name="ce583"/>
          <table:covered-table-cell table:style-name="ce589"/>
          <table:table-cell/>
          <table:table-cell office:value-type="string">
            <text:p>This is the predicted mash efficiency, based on your changes.</text:p>
          </table:table-cell>
          <table:table-cell table:style-name="ce598" office:value-type="string">
            <text:p>Total Gallons Losses for Resized Bill</text:p>
          </table:table-cell>
          <table:table-cell table:style-name="ce598" table:formula="of:=[.K22]+[.K5]" office:value-type="float" office:value="0.0625">
            <text:p>0.0625</text:p>
          </table:table-cell>
          <table:table-cell table:style-name="ce598" office:value-type="string">
            <text:p>2nd Lauter Points</text:p>
          </table:table-cell>
          <table:table-cell table:style-name="ce598" table:formula="of:=[.M22]*([.K25]/([.K25]+[.K23]))" office:value-type="float" office:value="0">
            <text:p>#DIV/0!</text:p>
          </table:table-cell>
          <table:table-cell table:number-columns-repeated="1011"/>
        </table:table-row>
        <table:table-row table:style-name="ro1">
          <table:table-cell table:number-columns-repeated="2"/>
          <table:covered-table-cell table:style-name="ce577"/>
          <table:covered-table-cell table:number-columns-repeated="3" table:style-name="ce583"/>
          <table:covered-table-cell table:style-name="ce589"/>
          <table:table-cell/>
          <table:table-cell office:value-type="string">
            <text:p>If you get a message about negative sparge water volumes, that’s because in order to </text:p>
          </table:table-cell>
          <table:table-cell table:style-name="ce598" office:value-type="string">
            <text:p>Total Water for Resized Bill</text:p>
          </table:table-cell>
          <table:table-cell table:style-name="ce605" table:formula="of:=([$'Total H2O Sub'.J24]+[$'Total H2O Sub'.J25])-[.K7]+[.K23]" office:value-type="float" office:value="6.68482166666667">
            <text:p>6.684822</text:p>
          </table:table-cell>
          <table:table-cell table:style-name="ce598" office:value-type="string">
            <text:p>Total Points into Kettle</text:p>
          </table:table-cell>
          <table:table-cell table:style-name="ce598" table:formula="of:=[.M21]+[.M23]" office:value-type="float" office:value="0">
            <text:p>#DIV/0!</text:p>
          </table:table-cell>
          <table:table-cell table:number-columns-repeated="1011"/>
        </table:table-row>
        <table:table-row table:style-name="ro1">
          <table:table-cell table:number-columns-repeated="2"/>
          <table:covered-table-cell table:style-name="ce577"/>
          <table:covered-table-cell table:number-columns-repeated="3" table:style-name="ce583"/>
          <table:covered-table-cell table:style-name="ce589"/>
          <table:table-cell/>
          <table:table-cell office:value-type="string">
            <text:p>maintain the same mash thickness, there would be too much total water for the recipe.</text:p>
          </table:table-cell>
          <table:table-cell table:style-name="ce598" office:value-type="string">
            <text:p>Sparge Water for Resized Bill</text:p>
          </table:table-cell>
          <table:table-cell table:style-name="ce606" table:formula="of:=[.K24]-[.K21]" office:value-type="float" office:value="6.68482166666667">
            <text:p>6.6848217</text:p>
          </table:table-cell>
          <table:table-cell table:style-name="ce598" office:value-type="string">
            <text:p>Mash Efficiency Resized Bill</text:p>
          </table:table-cell>
          <table:table-cell table:style-name="ce598" table:formula="of:=[.M24]/[.K13]" office:value-type="float" office:value="0">
            <text:p>#DIV/0!</text:p>
          </table:table-cell>
          <table:table-cell table:number-columns-repeated="1011"/>
        </table:table-row>
        <table:table-row table:style-name="ro1">
          <table:table-cell table:number-columns-repeated="2"/>
          <table:covered-table-cell table:style-name="ce577"/>
          <table:covered-table-cell table:number-columns-repeated="3" table:style-name="ce583"/>
          <table:covered-table-cell table:style-name="ce589"/>
          <table:table-cell table:number-columns-repeated="4"/>
          <table:table-cell table:style-name="ce598" office:value-type="string">
            <text:p>Answer</text:p>
          </table:table-cell>
          <table:table-cell table:style-name="ce598" table:formula="of:=IF([.K25]&gt;=-0.001;[.M25];&quot;Mash Thickness would result in Negative Sparge Water Volume for this grain weight.&quot;)" office:value-type="float" office:value="0">
            <text:p>#DIV/0!</text:p>
          </table:table-cell>
          <table:table-cell table:number-columns-repeated="1011"/>
        </table:table-row>
        <table:table-row table:style-name="ro1">
          <table:table-cell table:number-columns-repeated="2"/>
          <table:covered-table-cell table:style-name="ce578"/>
          <table:covered-table-cell table:number-columns-repeated="3" table:style-name="ce584"/>
          <table:covered-table-cell table:style-name="ce590"/>
          <table:table-cell table:number-columns-repeated="2"/>
          <table:table-cell office:value-type="string">
            <text:p>Batch Baseline</text:p>
          </table:table-cell>
          <table:table-cell table:number-columns-repeated="1014"/>
        </table:table-row>
        <table:table-row table:style-name="ro1">
          <table:table-cell table:number-columns-repeated="9"/>
          <table:table-cell office:value-type="string">
            <text:p>OG -1</text:p>
          </table:table-cell>
          <table:table-cell table:formula="of:=[$GravCalcs.P22]" office:value-type="float" office:value="0.0393336375233962">
            <text:p>0.0393336375</text:p>
          </table:table-cell>
          <table:table-cell table:number-columns-repeated="1013"/>
        </table:table-row>
        <table:table-row table:style-name="ro1">
          <table:table-cell table:number-columns-repeated="9"/>
          <table:table-cell office:value-type="string">
            <text:p>Solve for OG of first runnings</text:p>
          </table:table-cell>
          <table:table-cell table:formula="of:=(((([.K28]* [$'Total H2O Sub'.J25])+([.K28]*[.K7]))* [$'Total H2O Sub'.J24])+([.K28]*( [$'Total H2O Sub'.J25]^2))-([.K28]*([.K7]^2)))/((( [$'Total H2O Sub'.J25]+[.K7])* [$'Total H2O Sub'.J24])-([.K7]^2))" office:value-type="float" office:value="0.0793098016232885">
            <text:p>0.0793098016</text:p>
          </table:table-cell>
          <table:table-cell table:formula="of:=([.K35]*[.K10])/[.C7]" office:value-type="float" office:value="79.3098016232885">
            <text:p>79.3098016233</text:p>
          </table:table-cell>
          <table:table-cell table:number-columns-repeated="1012"/>
        </table:table-row>
        <table:table-row table:style-name="ro1">
          <table:table-cell table:number-columns-repeated="2"/>
          <table:table-cell table:style-name="ce579" office:value-type="string">
            <text:p>This tab predicts how your mash efficiency would change based on <text:s/>changing from sparge to no-sparge or vice versa, and/or changing the total grain weight.</text:p>
          </table:table-cell>
          <table:table-cell table:style-name="ce585" table:number-columns-repeated="5"/>
          <table:table-cell table:style-name="ce591"/>
          <table:table-cell table:style-name="ce585" office:value-type="string">
            <text:p>Solve for OG of Second Runnings</text:p>
          </table:table-cell>
          <table:table-cell table:style-name="ce585" table:formula="of:=([.K7]*[.K29])/([.K7]+[$'Total H2O Sub'.J25])" office:value-type="float" office:value="0.0174062400081774">
            <text:p>0.01740624</text:p>
          </table:table-cell>
          <table:table-cell table:style-name="ce585" table:number-columns-repeated="2"/>
          <table:table-cell table:style-name="ce586" table:number-columns-repeated="5"/>
          <table:table-cell table:style-name="ce615" table:number-columns-repeated="4"/>
          <table:table-cell table:number-columns-repeated="1002"/>
        </table:table-row>
        <table:table-row table:style-name="ro1">
          <table:table-cell table:number-columns-repeated="2"/>
          <table:table-cell table:style-name="ce580" office:value-type="string">
            <text:p>The prediction assumes that the mash thickness (water to grain ratio) remains the same.</text:p>
          </table:table-cell>
          <table:table-cell table:style-name="ce586" table:number-columns-repeated="5"/>
          <table:table-cell table:style-name="ce592"/>
          <table:table-cell table:style-name="ce586" office:value-type="string">
            <text:p>Points in First Runnings</text:p>
          </table:table-cell>
          <table:table-cell table:style-name="ce607" table:formula="of:=([.K29]*1000)*([$'Total H2O Sub'.J24]-[.K7])" office:value-type="float" office:value="186.040967157829">
            <text:p>186.04</text:p>
          </table:table-cell>
          <table:table-cell table:style-name="ce586" table:number-columns-repeated="7"/>
          <table:table-cell table:style-name="ce615" table:number-columns-repeated="4"/>
          <table:table-cell table:number-columns-repeated="1002"/>
        </table:table-row>
        <table:table-row table:style-name="ro1">
          <table:table-cell table:number-columns-repeated="2"/>
          <table:table-cell table:style-name="ce581" office:value-type="string">
            <text:p>That's because changing the mash thickness would also change the efficiency, but data to model this effect isn't available.</text:p>
          </table:table-cell>
          <table:table-cell table:style-name="ce587" table:number-columns-repeated="5"/>
          <table:table-cell table:style-name="ce593"/>
          <table:table-cell table:style-name="ce587" office:value-type="string">
            <text:p>Points in Second Runnings</text:p>
          </table:table-cell>
          <table:table-cell table:style-name="ce608" table:formula="of:=([.K30]*1000)*([$'Total H2O Sub'.J25])" office:value-type="float" office:value="74.4390328421711">
            <text:p>74.44</text:p>
          </table:table-cell>
          <table:table-cell table:style-name="ce587" table:number-columns-repeated="2"/>
          <table:table-cell table:style-name="ce586" table:number-columns-repeated="5"/>
          <table:table-cell table:style-name="ce615" table:number-columns-repeated="4"/>
          <table:table-cell table:number-columns-repeated="1002"/>
        </table:table-row>
        <table:table-row table:style-name="ro1">
          <table:table-cell table:number-columns-repeated="9"/>
          <table:table-cell office:value-type="string">
            <text:p>Total Points in Kettle</text:p>
          </table:table-cell>
          <table:table-cell table:style-name="ce383" table:formula="of:=[.K31]+[.K32]" office:value-type="float" office:value="260.48">
            <text:p>260.48</text:p>
          </table:table-cell>
          <table:table-cell table:number-columns-repeated="1013"/>
        </table:table-row>
        <table:table-row table:style-name="ro1">
          <table:table-cell table:number-columns-repeated="9"/>
          <table:table-cell office:value-type="string">
            <text:p>Points in Tun before First Runnings</text:p>
          </table:table-cell>
          <table:table-cell table:formula="of:=[.K31]*([$'Total H2O Sub'.J24]/([$'Total H2O Sub'.J24]-[.K7]))" office:value-type="float" office:value="281.411003609833">
            <text:p>281.4110036098</text:p>
          </table:table-cell>
          <table:table-cell table:formula="of:=[.K35]*[.K13]" office:value-type="float" office:value="0">
            <text:p>0</text:p>
          </table:table-cell>
          <table:table-cell table:number-columns-repeated="1012"/>
        </table:table-row>
        <table:table-row table:style-name="ro1">
          <table:table-cell table:number-columns-repeated="9"/>
          <table:table-cell office:value-type="string">
            <text:p>CONVERSION Efficiency</text:p>
          </table:table-cell>
          <table:table-cell table:style-name="ce609" table:formula="of:=[.K34]/[.K10]" office:value-type="float" office:value="0.799463078437026">
            <text:p>0.7994630784</text:p>
          </table:table-cell>
          <table:table-cell table:number-columns-repeated="1013"/>
        </table:table-row>
        <table:table-row table:style-name="ro1">
          <table:table-cell table:number-columns-repeated="1024"/>
        </table:table-row>
        <table:table-row table:style-name="ro1">
          <table:table-cell table:number-columns-repeated="9"/>
          <table:table-cell table:style-name="ce599" office:value-type="string">
            <text:p>Convert Batch to Batch</text:p>
          </table:table-cell>
          <table:table-cell table:style-name="ce599" table:number-columns-repeated="3"/>
          <table:table-cell table:number-columns-repeated="1011"/>
        </table:table-row>
        <table:table-row table:style-name="ro1">
          <table:table-cell table:number-columns-repeated="9"/>
          <table:table-cell table:style-name="ce599" office:value-type="string">
            <text:p>Original Gallons to Pounds Strike</text:p>
          </table:table-cell>
          <table:table-cell table:style-name="ce599" table:formula="of:=[.K20]" office:value-type="float" office:value="0.3735">
            <text:p>0.3735</text:p>
          </table:table-cell>
          <table:table-cell table:style-name="ce599" office:value-type="string">
            <text:p>Points in Resized Strike H20</text:p>
          </table:table-cell>
          <table:table-cell table:style-name="ce599" table:formula="of:=[.K35]*[.K13]" office:value-type="float" office:value="0">
            <text:p>0</text:p>
          </table:table-cell>
          <table:table-cell table:number-columns-repeated="1011"/>
        </table:table-row>
        <table:table-row table:style-name="ro1">
          <table:table-cell table:number-columns-repeated="9"/>
          <table:table-cell table:style-name="ce599" office:value-type="string">
            <text:p>Strike Water for Resized Bill</text:p>
          </table:table-cell>
          <table:table-cell table:style-name="ce599" table:formula="of:=[.K21]" office:value-type="float" office:value="0">
            <text:p>0</text:p>
          </table:table-cell>
          <table:table-cell table:style-name="ce599" office:value-type="string">
            <text:p>1st Lauter Points</text:p>
          </table:table-cell>
          <table:table-cell table:style-name="ce599" table:formula="of:=[.M38]*(([.N39])/[.K39])" office:value-type="float" office:value="0">
            <text:p>#DIV/0!</text:p>
          </table:table-cell>
          <table:table-cell table:formula="of:=IF([.P39]&gt;0; [.P39]; 0)" office:value-type="float" office:value="0">
            <text:p>0</text:p>
          </table:table-cell>
          <table:table-cell office:value-type="string">
            <text:p>:1st lauter vol</text:p>
          </table:table-cell>
          <table:table-cell table:formula="of:=[.K39]-[.K41]" office:value-type="float" office:value="-0.0625">
            <text:p>-0.0625</text:p>
          </table:table-cell>
          <table:table-cell table:style-name="ce614"/>
          <table:table-cell table:number-columns-repeated="1007"/>
        </table:table-row>
        <table:table-row table:style-name="ro1">
          <table:table-cell table:number-columns-repeated="9"/>
          <table:table-cell table:style-name="ce599" office:value-type="string">
            <text:p>Absorption for Resized Bill</text:p>
          </table:table-cell>
          <table:table-cell table:style-name="ce599" table:formula="of:=[.K22]" office:value-type="float" office:value="0">
            <text:p>0</text:p>
          </table:table-cell>
          <table:table-cell table:style-name="ce599" office:value-type="string">
            <text:p>Points stuck post 1st Lauter</text:p>
          </table:table-cell>
          <table:table-cell table:style-name="ce599" table:formula="of:=([.N40]/[.K39])*[.M38]" office:value-type="float" office:value="0">
            <text:p>#DIV/0!</text:p>
          </table:table-cell>
          <table:table-cell table:formula="of:=[.K39]-[.N39]" office:value-type="float" office:value="0">
            <text:p>0</text:p>
          </table:table-cell>
          <table:table-cell office:value-type="string">
            <text:p>:stuck vol</text:p>
          </table:table-cell>
          <table:table-cell table:style-name="ce614"/>
          <table:table-cell table:number-columns-repeated="1008"/>
        </table:table-row>
        <table:table-row table:style-name="ro1">
          <table:table-cell table:number-columns-repeated="9"/>
          <table:table-cell table:style-name="ce599" office:value-type="string">
            <text:p>Total Gallons Losses for Resized Bill</text:p>
          </table:table-cell>
          <table:table-cell table:style-name="ce599" table:formula="of:=[.K23]" office:value-type="float" office:value="0.0625">
            <text:p>0.0625</text:p>
          </table:table-cell>
          <table:table-cell table:style-name="ce599" office:value-type="string">
            <text:p>2nd Lauter Points</text:p>
          </table:table-cell>
          <table:table-cell table:style-name="ce599" table:formula="of:=[.M40]*([.P41]/[.Q41])" office:value-type="float" office:value="0">
            <text:p>#DIV/0!</text:p>
          </table:table-cell>
          <table:table-cell/>
          <table:table-cell office:value-type="string">
            <text:p>2 l vol:</text:p>
          </table:table-cell>
          <table:table-cell table:style-name="ce335" table:formula="of:=[.K42]-[.K41]-[.N39]" office:value-type="float" office:value="6.62232166666667">
            <text:p>6.6223</text:p>
          </table:table-cell>
          <table:table-cell table:style-name="ce335" table:formula="of:=[.N40]+[.K43]" office:value-type="float" office:value="6.68482166666667">
            <text:p>6.6848</text:p>
          </table:table-cell>
          <table:table-cell office:value-type="string">
            <text:p>:presparge V</text:p>
          </table:table-cell>
          <table:table-cell table:number-columns-repeated="1006"/>
        </table:table-row>
        <table:table-row table:style-name="ro1">
          <table:table-cell table:number-columns-repeated="9"/>
          <table:table-cell table:style-name="ce599" office:value-type="string">
            <text:p>Total Water for Resized Bill</text:p>
          </table:table-cell>
          <table:table-cell table:style-name="ce610" table:formula="of:=[.K24]" office:value-type="float" office:value="6.68482166666667">
            <text:p>6.6848</text:p>
          </table:table-cell>
          <table:table-cell table:style-name="ce599" office:value-type="string">
            <text:p>Total Points into Kettle</text:p>
          </table:table-cell>
          <table:table-cell table:style-name="ce599" table:formula="of:=[.M39]+[.M41]" office:value-type="float" office:value="0">
            <text:p>#DIV/0!</text:p>
          </table:table-cell>
          <table:table-cell table:number-columns-repeated="1011"/>
        </table:table-row>
        <table:table-row table:style-name="ro1">
          <table:table-cell table:number-columns-repeated="9"/>
          <table:table-cell table:style-name="ce599" office:value-type="string">
            <text:p>Sparge Water for Resized Bill</text:p>
          </table:table-cell>
          <table:table-cell table:style-name="ce610" table:formula="of:=[.K25]" office:value-type="float" office:value="6.68482166666667">
            <text:p>6.6848</text:p>
          </table:table-cell>
          <table:table-cell table:style-name="ce599" office:value-type="string">
            <text:p>Mash Efficiency Resized Bill</text:p>
          </table:table-cell>
          <table:table-cell table:style-name="ce599" table:formula="of:=[.M42]/[.K13]" office:value-type="float" office:value="0">
            <text:p>#DIV/0!</text:p>
          </table:table-cell>
          <table:table-cell table:number-columns-repeated="1011"/>
        </table:table-row>
        <table:table-row table:style-name="ro1">
          <table:table-cell table:number-columns-repeated="11"/>
          <table:table-cell table:style-name="ce599" office:value-type="string">
            <text:p>Answer</text:p>
          </table:table-cell>
          <table:table-cell table:style-name="ce599" table:formula="of:=IF([.K43]&gt;=-0.001; [.M43]; &quot;Mash Thickness would result in Negative Sparge Water Volume for this grain weight.&quot;)" office:value-type="float" office:value="0">
            <text:p>#DIV/0!</text:p>
          </table:table-cell>
          <table:table-cell table:number-columns-repeated="1011"/>
        </table:table-row>
        <table:table-row table:style-name="ro1">
          <table:table-cell table:number-columns-repeated="9"/>
          <table:table-cell table:style-name="ce598" office:value-type="string">
            <text:p>Convert Sparge to No Sparge</text:p>
          </table:table-cell>
          <table:table-cell table:style-name="ce598"/>
          <table:table-cell table:style-name="ce609" table:number-columns-repeated="2"/>
          <table:table-cell table:number-columns-repeated="1011"/>
        </table:table-row>
        <table:table-row table:style-name="ro1">
          <table:table-cell table:number-columns-repeated="9"/>
          <table:table-cell table:style-name="ce598" office:value-type="string">
            <text:p>Original Gallons to Pounds Strike</text:p>
          </table:table-cell>
          <table:table-cell table:style-name="ce598" table:formula="of:=[.K20]" office:value-type="float" office:value="0.3735">
            <text:p>0.3735</text:p>
          </table:table-cell>
          <table:table-cell table:style-name="ce598" office:value-type="string">
            <text:p>Points in Resized Strike H20</text:p>
          </table:table-cell>
          <table:table-cell table:style-name="ce598" table:formula="of:=[.K35]*[.K13]" office:value-type="float" office:value="0">
            <text:p>0</text:p>
          </table:table-cell>
          <table:table-cell table:number-columns-repeated="1011"/>
        </table:table-row>
        <table:table-row table:style-name="ro1">
          <table:table-cell table:number-columns-repeated="9"/>
          <table:table-cell table:style-name="ce598" office:value-type="string">
            <text:p>Strike Water for Resized Bill</text:p>
          </table:table-cell>
          <table:table-cell table:style-name="ce598" table:formula="of:=[.K21]" office:value-type="float" office:value="0">
            <text:p>0</text:p>
          </table:table-cell>
          <table:table-cell table:style-name="ce598" office:value-type="string">
            <text:p>Points per Gallon (total) Resized</text:p>
          </table:table-cell>
          <table:table-cell table:style-name="ce598" table:formula="of:=[.M46]/[.K50]" office:value-type="float" office:value="0">
            <text:p>0</text:p>
          </table:table-cell>
          <table:table-cell table:number-columns-repeated="1011"/>
        </table:table-row>
        <table:table-row table:style-name="ro1">
          <table:table-cell table:number-columns-repeated="9"/>
          <table:table-cell table:style-name="ce598" office:value-type="string">
            <text:p>Absorption for Resized Bill</text:p>
          </table:table-cell>
          <table:table-cell table:style-name="ce598" table:formula="of:=[.K22]" office:value-type="float" office:value="0">
            <text:p>0</text:p>
          </table:table-cell>
          <table:table-cell table:style-name="ce598" office:value-type="string">
            <text:p>Points into Kettle</text:p>
          </table:table-cell>
          <table:table-cell table:style-name="ce611" table:formula="of:=([.K50]-[.K49])*[.M47]" office:value-type="float" office:value="0">
            <text:p>0.0000</text:p>
          </table:table-cell>
          <table:table-cell table:number-columns-repeated="1011"/>
        </table:table-row>
        <table:table-row table:style-name="ro1">
          <table:table-cell table:number-columns-repeated="9"/>
          <table:table-cell table:style-name="ce598" office:value-type="string">
            <text:p>Total Gallons Losses for Resized Bill</text:p>
          </table:table-cell>
          <table:table-cell table:style-name="ce598" table:formula="of:=[.K23]" office:value-type="float" office:value="0.0625">
            <text:p>0.0625</text:p>
          </table:table-cell>
          <table:table-cell table:style-name="ce598" office:value-type="string">
            <text:p>Mash Efficiency Resized Bill</text:p>
          </table:table-cell>
          <table:table-cell table:style-name="ce598" table:formula="of:=[.M48]/[.K13]" office:value-type="float" office:value="0">
            <text:p>#DIV/0!</text:p>
          </table:table-cell>
          <table:table-cell table:number-columns-repeated="1011"/>
        </table:table-row>
        <table:table-row table:style-name="ro1">
          <table:table-cell table:number-columns-repeated="9"/>
          <table:table-cell table:style-name="ce598" office:value-type="string">
            <text:p>Total Water for Resized Bill</text:p>
          </table:table-cell>
          <table:table-cell table:style-name="ce611" table:formula="of:=[.K24]" office:value-type="float" office:value="6.68482166666667">
            <text:p>6.6848</text:p>
          </table:table-cell>
          <table:table-cell table:style-name="ce613"/>
          <table:table-cell table:style-name="ce609"/>
          <table:table-cell table:number-columns-repeated="1011"/>
        </table:table-row>
        <table:table-row table:style-name="ro1">
          <table:table-cell table:number-columns-repeated="9"/>
          <table:table-cell table:style-name="ce600"/>
          <table:table-cell table:style-name="ce612"/>
          <table:table-cell table:style-name="ce600" table:number-columns-repeated="2"/>
          <table:table-cell table:number-columns-repeated="1011"/>
        </table:table-row>
        <table:table-row table:style-name="ro1" table:number-rows-repeated="1048524">
          <table:table-cell table:number-columns-repeated="1024"/>
        </table:table-row>
        <table:table-row table:style-name="ro1">
          <table:table-cell table:number-columns-repeated="1024"/>
        </table:table-row>
        <table:named-expressions/>
      </table:table>
      <table:table table:name="NotePad" table:style-name="ta10" table:protected="true" table:print="false">
        <office:forms form:automatic-focus="false" form:apply-design-mode="false"/>
        <table:table-column table:style-name="co1" table:number-columns-repeated="8" table:default-cell-style-name="Excel_20_Built-in_20_Normal"/>
        <table:table-column table:style-name="co43" table:default-cell-style-name="Excel_20_Built-in_20_Normal"/>
        <table:table-column table:style-name="co11" table:number-columns-repeated="4" table:default-cell-style-name="Excel_20_Built-in_20_Normal"/>
        <table:table-column table:style-name="co1" table:number-columns-repeated="1011" table:default-cell-style-name="Excel_20_Built-in_20_Normal"/>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table-cell table:style-name="ce536" table:number-columns-spanned="10" table:number-rows-spanned="1"/>
          <table:covered-table-cell table:number-columns-repeated="8" table:style-name="ce537"/>
          <table:covered-table-cell table:style-name="ce538"/>
          <table:table-cell table:number-columns-repeated="1014"/>
        </table:table-row>
        <table:table-row table:style-name="ro1" table:number-rows-repeated="1048533">
          <table:table-cell table:number-columns-repeated="1024"/>
        </table:table-row>
        <table:table-row table:style-name="ro1">
          <table:table-cell table:number-columns-repeated="1024"/>
        </table:table-row>
        <table:named-expressions/>
      </table:table>
      <table:table table:name="GRAINLOOKUP" table:style-name="ta11" table:print="false">
        <office:forms form:automatic-focus="false" form:apply-design-mode="false"/>
        <table:table-column table:style-name="co44" table:default-cell-style-name="Normal_20_2"/>
        <table:table-column table:style-name="co45" table:default-cell-style-name="Normal_20_2"/>
        <table:table-column table:style-name="co46" table:default-cell-style-name="Normal_20_2"/>
        <table:table-column table:style-name="co47" table:default-cell-style-name="Normal_20_2"/>
        <table:table-column table:style-name="co48" table:default-cell-style-name="Normal_20_2"/>
        <table:table-column table:style-name="co11" table:number-columns-repeated="2" table:default-cell-style-name="Normal_20_2"/>
        <table:table-column table:style-name="co49" table:default-cell-style-name="Normal_20_2"/>
        <table:table-column table:style-name="co50" table:default-cell-style-name="Normal_20_2"/>
        <table:table-column table:style-name="co45" table:number-columns-repeated="2" table:default-cell-style-name="Normal_20_2"/>
        <table:table-column table:style-name="co11" table:number-columns-repeated="2" table:default-cell-style-name="Normal_20_2"/>
        <table:table-column table:style-name="co51" table:default-cell-style-name="Normal_20_2"/>
        <table:table-column table:style-name="co11" table:number-columns-repeated="1010" table:default-cell-style-name="Normal_20_2"/>
        <table:table-row table:style-name="ro21">
          <table:table-cell table:style-name="ce539" office:value-type="string">
            <text:p>Grain</text:p>
          </table:table-cell>
          <table:table-cell table:style-name="ce539" office:value-type="string">
            <office:annotation draw:style-name="gr38" draw:text-style-name="P1" svg:width="1.6098in" svg:height="0.8197in" svg:x="3.422in" svg:y="0.011in" draw:caption-point-x="0.0945in" draw:caption-point-y="-0.0071in">
              <dc:creator>NWS</dc:creator>
              <dc:date>2017-12-30T00:00:00</dc:date>
              <text:p text:style-name="P1">Points per Pound per Gallon</text:p>
              <text:p text:style-name="P1"><text:span text:style-name="T1"/></text:p>
              <text:p text:style-name="P1"><text:span text:style-name="T1"/></text:p>
            </office:annotation>
            <text:p>PPG</text:p>
          </table:table-cell>
          <table:table-cell table:style-name="ce539" office:value-type="string">
            <text:p>Extraction affected by Mash Efficiency?</text:p>
          </table:table-cell>
          <table:table-cell table:style-name="ce552" office:value-type="string">
            <text:p>Basic Attenuation</text:p>
          </table:table-cell>
          <table:table-cell table:style-name="ce539" office:value-type="string">
            <text:p>Attenuation Affected by Mash Cond?</text:p>
          </table:table-cell>
          <table:table-cell table:style-name="ce552" office:value-type="string">
            <text:p>Lovibond</text:p>
          </table:table-cell>
          <table:table-cell table:style-name="ce552" office:value-type="string">
            <office:annotation draw:style-name="gr38" draw:text-style-name="P1" svg:width="1.5402in" svg:height="0.8197in" svg:x="7.8307in" svg:y="0.011in" draw:caption-point-x="0.0898in" draw:caption-point-y="-0.0071in">
              <dc:creator>NWS</dc:creator>
              <dc:date>2017-12-30T00:00:00</dc:date>
              <text:p text:style-name="P1">Diastatic Power in Degress Lintner</text:p>
            </office:annotation>
            <text:p>DP</text:p>
          </table:table-cell>
          <table:table-cell table:style-name="ce554" office:value-type="string">
            <office:annotation draw:style-name="gr38" draw:text-style-name="P4" svg:width="1.6in" svg:height="0.8197in" svg:x="9.548in" svg:y="0.011in" draw:caption-point-x="0.1496in" draw:caption-point-y="-0.0071in">
              <dc:creator>NWS</dc:creator>
              <dc:date>2017-12-30T00:00:00</dc:date>
              <text:p text:style-name="P4">For pH model purposes, 'Base' includes toasted/lightly roasted malts. </text:p>
            </office:annotation>
            <text:p>pH Type (<text:span text:style-name="T13">B</text:span><text:span text:style-name="T14">ase, </text:span><text:span text:style-name="T13">W</text:span><text:span text:style-name="T14">heat, </text:span><text:span text:style-name="T13">C</text:span><text:span text:style-name="T14">rystal, </text:span><text:span text:style-name="T13">R</text:span><text:span text:style-name="T14">oasted, or </text:span><text:span text:style-name="T13">0</text:span><text:span text:style-name="T14"> for non mashable ingredients)</text:span></text:p>
          </table:table-cell>
          <table:table-cell table:style-name="ce539" office:value-type="string">
            <office:annotation draw:style-name="gr39" draw:text-style-name="P1" svg:width="2.7213in" svg:height="2.8866in" svg:x="11.6705in" svg:y="3.1319in" draw:caption-point-x="-0.45in" draw:caption-point-y="-3.128in">
              <dc:creator>NWS</dc:creator>
              <dc:date>2017-12-30T00:00:00</dc:date>
              <text:p text:style-name="P1">This parameter is for Dry Ingredients and Syrups that are not mashed or steeped, i.e. ingredients like DME, LME, honey, table sugar, candi syrups, lactose, etc. <text:s/>It's the volume added to the wort by adding a pound of the ingredient, after it's dissolved in the wort.</text:p>
              <text:p text:style-name="P1"/>
              <text:p text:style-name="P1">If unsure what to enter here, copy from a very similar ingredient. <text:s/>For mashable/steepable ingredients (i.e. grains), enter NA or leave blank. <text:s/>That's because grains' effect on wort volume has already been taken into consideration in the Brewhouse grain absorption parameter. <text:s/><text:span text:style-name="T4"><text:s text:c="2"/></text:span></text:p>
            </office:annotation>
            <text:p>Dissolved Gallons per Pound for non mashed/non steeped ingredients</text:p>
          </table:table-cell>
          <table:table-cell table:style-name="ce554" table:number-columns-repeated="6"/>
          <table:table-cell table:number-columns-repeated="1009"/>
        </table:table-row>
        <table:table-row table:style-name="ro22">
          <table:table-cell table:style-name="ce540" office:value-type="string">
            <text:p>---Select Grain/Fermentable---</text:p>
          </table:table-cell>
          <table:table-cell table:style-name="ce546" office:value-type="float" office:value="0">
            <text:p>0</text:p>
          </table:table-cell>
          <table:table-cell table:style-name="ce549" office:value-type="string">
            <text:p>n</text:p>
          </table:table-cell>
          <table:table-cell table:style-name="ce546" office:value-type="float" office:value="0">
            <text:p>0</text:p>
          </table:table-cell>
          <table:table-cell table:style-name="ce549" office:value-type="string">
            <text:p>n</text:p>
          </table:table-cell>
          <table:table-cell office:value-type="float" office:value="0">
            <text:p>0</text:p>
          </table:table-cell>
          <table:table-cell table:style-name="ce553" office:value-type="float" office:value="0">
            <text:p>0</text:p>
          </table:table-cell>
          <table:table-cell table:style-name="ce555" office:value-type="float" office:value="0">
            <text:p>0</text:p>
          </table:table-cell>
          <table:table-cell table:style-name="ce555"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2-Row Brewer's Malt, Briess</text:p>
          </table:table-cell>
          <table:table-cell table:style-name="ce547" office:value-type="float" office:value="37">
            <text:p>37</text:p>
          </table:table-cell>
          <table:table-cell table:style-name="ce550" office:value-type="string">
            <text:p>y</text:p>
          </table:table-cell>
          <table:table-cell table:style-name="ce541" office:value-type="float" office:value="0.83">
            <office:annotation draw:style-name="gr40" draw:text-style-name="P1" svg:width="1.6028in" svg:height="0.8224in" svg:x="5.5114in" svg:y="0.7402in" draw:caption-point-x="0.1024in" draw:caption-point-y="0.2508in">
              <dc:creator>NWS</dc:creator>
              <dc:date>2017-12-30T00:00:00</dc:date>
              <text:p text:style-name="P1">copied from Pilsner</text:p>
              <text:p text:style-name="P1"><text:span text:style-name="T1"/></text:p>
            </office:annotation>
            <text:p>0.83</text:p>
          </table:table-cell>
          <table:table-cell table:style-name="ce550" office:value-type="string">
            <text:p>y</text:p>
          </table:table-cell>
          <table:table-cell table:style-name="ce541" office:value-type="float" office:value="1.8">
            <text:p>1.8</text:p>
          </table:table-cell>
          <table:table-cell table:style-name="ce541" office:value-type="float" office:value="140">
            <text:p>140</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6-Row Brewer's Malt, Briess</text:p>
          </table:table-cell>
          <table:table-cell table:style-name="ce547" office:value-type="float" office:value="36">
            <text:p>36</text:p>
          </table:table-cell>
          <table:table-cell table:style-name="ce550" office:value-type="string">
            <text:p>y</text:p>
          </table:table-cell>
          <table:table-cell table:style-name="ce541" office:value-type="float" office:value="0.83">
            <office:annotation draw:style-name="gr41" draw:text-style-name="P1" svg:width="1.6028in" svg:height="0.8264in" svg:x="5.5114in" svg:y="0.9142in" draw:caption-point-x="0.1024in" draw:caption-point-y="0.2547in">
              <dc:creator>NWS</dc:creator>
              <dc:date>2017-12-30T00:00:00</dc:date>
              <text:p text:style-name="P1">copied from Pilsner</text:p>
              <text:p text:style-name="P1"><text:span text:style-name="T1"/></text:p>
            </office:annotation>
            <text:p>0.83</text:p>
          </table:table-cell>
          <table:table-cell table:style-name="ce550" office:value-type="string">
            <text:p>y</text:p>
          </table:table-cell>
          <table:table-cell table:style-name="ce541" office:value-type="float" office:value="1.8">
            <text:p>1.8</text:p>
          </table:table-cell>
          <table:table-cell table:style-name="ce541" office:value-type="float" office:value="180">
            <text:p>180</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Acid Malt</text:p>
          </table:table-cell>
          <table:table-cell table:style-name="ce541" office:value-type="float" office:value="27">
            <text:p>27</text:p>
          </table:table-cell>
          <table:table-cell table:style-name="ce550" office:value-type="string">
            <text:p>y</text:p>
          </table:table-cell>
          <table:table-cell table:style-name="ce541" office:value-type="float" office:value="0.83">
            <office:annotation draw:style-name="gr41" draw:text-style-name="P1" svg:width="1.6028in" svg:height="0.8264in" svg:x="5.5114in" svg:y="1.0917in" draw:caption-point-x="0.1024in" draw:caption-point-y="0.2547in">
              <dc:creator>NWS</dc:creator>
              <dc:date>2017-12-30T00:00:00</dc:date>
              <text:p text:style-name="P1">copied from Pilsner</text:p>
            </office:annotation>
            <text:p>0.83</text:p>
          </table:table-cell>
          <table:table-cell table:style-name="ce550" office:value-type="string">
            <text:p>y</text:p>
          </table:table-cell>
          <table:table-cell table:style-name="ce541" office:value-type="float" office:value="3">
            <text:p>3</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Amber Malt</text:p>
          </table:table-cell>
          <table:table-cell table:style-name="ce541" office:value-type="float" office:value="35">
            <text:p>35</text:p>
          </table:table-cell>
          <table:table-cell table:style-name="ce550" office:value-type="string">
            <text:p>y</text:p>
          </table:table-cell>
          <table:table-cell table:style-name="ce541" office:value-type="float" office:value="0.76">
            <office:annotation draw:style-name="gr41" draw:text-style-name="P4" svg:width="2.7134in" svg:height="0.9862in" svg:x="5.5114in" svg:y="1.2697in" draw:caption-point-x="0.1024in" draw:caption-point-y="0.2547in">
              <dc:creator>NWS</dc:creator>
              <dc:date>2017-12-30T00:00:00</dc:date>
              <text:p text:style-name="P4">Using Color for Base/Kilned/Toasted malts, applied to an exponential function derived from Pils, Munich 10, and Chocolate malt data. <text:s/>Color used as a proxy for 'processing'</text:p>
              <text:p text:style-name="P4"><text:s/></text:p>
              <text:p text:style-name="P4"/>
            </office:annotation>
            <text:p>0.76</text:p>
          </table:table-cell>
          <table:table-cell table:style-name="ce550" office:value-type="string">
            <text:p>y</text:p>
          </table:table-cell>
          <table:table-cell table:style-name="ce541" office:value-type="float" office:value="13">
            <text:p>13</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American Brewer's Two-Row</text:p>
          </table:table-cell>
          <table:table-cell table:style-name="ce541" office:value-type="float" office:value="36">
            <text:p>36</text:p>
          </table:table-cell>
          <table:table-cell table:style-name="ce551" office:value-type="string">
            <text:p>y</text:p>
          </table:table-cell>
          <table:table-cell table:style-name="ce541" office:value-type="float" office:value="0.83">
            <office:annotation draw:style-name="gr42" draw:text-style-name="P1" svg:width="1.6028in" svg:height="0.8268in" svg:x="5.5114in" svg:y="1.4472in" draw:caption-point-x="0.1024in" draw:caption-point-y="0.2551in">
              <dc:creator>NWS</dc:creator>
              <dc:date>2017-12-30T00:00:00</dc:date>
              <text:p text:style-name="P1">copied from Pilsner</text:p>
              <text:p text:style-name="P1"><text:span text:style-name="T1"/></text:p>
            </office:annotation>
            <text:p>0.83</text:p>
          </table:table-cell>
          <table:table-cell table:style-name="ce551" office:value-type="string">
            <text:p>y</text:p>
          </table:table-cell>
          <table:table-cell table:style-name="ce541" office:value-type="float" office:value="2">
            <text:p>2</text:p>
          </table:table-cell>
          <table:table-cell table:style-name="ce541" office:value-type="float" office:value="131">
            <text:p>131</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Asian Dark Sugar Blocks</text:p>
          </table:table-cell>
          <table:table-cell table:style-name="ce541" office:value-type="float" office:value="40">
            <text:p>40</text:p>
          </table:table-cell>
          <table:table-cell table:style-name="ce550" office:value-type="string">
            <text:p>n</text:p>
          </table:table-cell>
          <table:table-cell table:style-name="ce541" office:value-type="float" office:value="1.21">
            <office:annotation draw:style-name="gr41" draw:text-style-name="P1" svg:width="1.5898in" svg:height="0.8264in" svg:x="5.8035in" svg:y="1.7614in" draw:caption-point-x="-0.1898in" draw:caption-point-y="0.1185in">
              <dc:creator>NWS</dc:creator>
              <dc:date>2017-12-30T00:00:00</dc:date>
              <text:p text:style-name="P1">copied from Dark Brown Sugar</text:p>
              <text:p text:style-name="P1"><text:span text:style-name="T1"/></text:p>
            </office:annotation>
            <text:p>1.21</text:p>
          </table:table-cell>
          <table:table-cell table:style-name="ce550" office:value-type="string">
            <text:p>n</text:p>
          </table:table-cell>
          <table:table-cell table:style-name="ce541" office:value-type="float" office:value="18">
            <text:p>18</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Bairds Light Carastan - 13-17L</text:p>
          </table:table-cell>
          <table:table-cell table:style-name="ce547" office:value-type="float" office:value="35">
            <text:p>35</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1.939in" draw:caption-point-x="-0.1898in" draw:caption-point-y="0.1189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15">
            <text:p>15</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2" office:value-type="string">
            <text:p>Belgian Aromatic</text:p>
          </table:table-cell>
          <table:table-cell table:style-name="ce542" office:value-type="float" office:value="37">
            <text:p>37</text:p>
          </table:table-cell>
          <table:table-cell table:style-name="ce551" office:value-type="string">
            <text:p>y</text:p>
          </table:table-cell>
          <table:table-cell table:style-name="ce541" office:value-type="float" office:value="0.72">
            <text:p>0.72</text:p>
          </table:table-cell>
          <table:table-cell table:style-name="ce551" office:value-type="string">
            <text:p>y</text:p>
          </table:table-cell>
          <table:table-cell table:style-name="ce541" office:value-type="float" office:value="19">
            <text:p>19</text:p>
          </table:table-cell>
          <table:table-cell table:style-name="ce541" office:value-type="float" office:value="29">
            <text:p>29</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2" office:value-type="string">
            <text:p>Belgian Pils (2L)</text:p>
          </table:table-cell>
          <table:table-cell table:style-name="ce542" office:value-type="float" office:value="37">
            <text:p>37</text:p>
          </table:table-cell>
          <table:table-cell table:style-name="ce551" office:value-type="string">
            <text:p>y</text:p>
          </table:table-cell>
          <table:table-cell table:style-name="ce541" office:value-type="float" office:value="0.83">
            <office:annotation draw:style-name="gr41" draw:text-style-name="P1" svg:width="1.6028in" svg:height="0.8264in" svg:x="5.5114in" svg:y="2.1587in" draw:caption-point-x="0.1024in" draw:caption-point-y="0.2547in">
              <dc:creator>NWS</dc:creator>
              <dc:date>2017-12-30T00:00:00</dc:date>
              <text:p text:style-name="P1">derived from Doss data</text:p>
              <text:p text:style-name="P1"><text:span text:style-name="T1"/></text:p>
            </office:annotation>
            <text:p>0.83</text:p>
          </table:table-cell>
          <table:table-cell table:style-name="ce551" office:value-type="string">
            <text:p>y</text:p>
          </table:table-cell>
          <table:table-cell table:style-name="ce541" office:value-type="float" office:value="2">
            <text:p>2</text:p>
          </table:table-cell>
          <table:table-cell table:style-name="ce541" office:value-type="float" office:value="105">
            <text:p>105</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Belgian Pilsner</text:p>
          </table:table-cell>
          <table:table-cell table:style-name="ce547" office:value-type="float" office:value="37">
            <text:p>37</text:p>
          </table:table-cell>
          <table:table-cell table:style-name="ce550" office:value-type="string">
            <text:p>y</text:p>
          </table:table-cell>
          <table:table-cell table:style-name="ce547" office:value-type="float" office:value="0.83">
            <office:annotation draw:style-name="gr41" draw:text-style-name="P1" svg:width="1.6028in" svg:height="0.8264in" svg:x="5.5114in" svg:y="2.3366in" draw:caption-point-x="0.1024in" draw:caption-point-y="0.2547in">
              <dc:creator>NWS</dc:creator>
              <dc:date>2017-12-30T00:00:00</dc:date>
              <text:p text:style-name="P1">derived from Doss data</text:p>
              <text:p text:style-name="P1"><text:span text:style-name="T1"/></text:p>
            </office:annotation>
            <text:p>0.83</text:p>
          </table:table-cell>
          <table:table-cell table:style-name="ce550" office:value-type="string">
            <text:p>y</text:p>
          </table:table-cell>
          <table:table-cell table:style-name="ce541" office:value-type="float" office:value="2">
            <text:p>2</text:p>
          </table:table-cell>
          <table:table-cell table:style-name="ce541" office:value-type="float" office:value="105">
            <text:p>105</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2" office:value-type="string">
            <text:p>Best Malz Belgian Pils</text:p>
          </table:table-cell>
          <table:table-cell table:style-name="ce542" office:value-type="float" office:value="36">
            <text:p>36</text:p>
          </table:table-cell>
          <table:table-cell table:style-name="ce551" office:value-type="string">
            <text:p>y</text:p>
          </table:table-cell>
          <table:table-cell table:style-name="ce541" office:value-type="float" office:value="0.83">
            <office:annotation draw:style-name="gr41" draw:text-style-name="P1" svg:width="1.6028in" svg:height="0.8264in" svg:x="5.5114in" svg:y="2.5142in" draw:caption-point-x="0.1024in" draw:caption-point-y="0.2547in">
              <dc:creator>NWS</dc:creator>
              <dc:date>2017-12-30T00:00:00</dc:date>
              <text:p text:style-name="P1">derived from Doss data</text:p>
              <text:p text:style-name="P1"><text:span text:style-name="T1"/></text:p>
            </office:annotation>
            <text:p>0.83</text:p>
          </table:table-cell>
          <table:table-cell table:style-name="ce551" office:value-type="string">
            <text:p>y</text:p>
          </table:table-cell>
          <table:table-cell table:style-name="ce541" office:value-type="float" office:value="2">
            <text:p>2</text:p>
          </table:table-cell>
          <table:table-cell table:style-name="ce541" office:value-type="float" office:value="105">
            <text:p>105</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Best Malz Red X</text:p>
          </table:table-cell>
          <table:table-cell table:style-name="ce541" office:value-type="float" office:value="35">
            <text:p>35</text:p>
          </table:table-cell>
          <table:table-cell table:style-name="ce550" office:value-type="string">
            <text:p>y</text:p>
          </table:table-cell>
          <table:table-cell table:style-name="ce541" office:value-type="float" office:value="0.75">
            <office:annotation draw:style-name="gr42" draw:text-style-name="P5" svg:width="1.5898in" svg:height="0.9862in" svg:x="5.8035in" svg:y="2.828in" draw:caption-point-x="-0.1898in" draw:caption-point-y="0.1189in">
              <dc:creator>NWS</dc:creator>
              <dc:date>2017-12-30T00:00:00</dc:date>
              <text:p text:style-name="P5">Based on an assumption of a blend 90% 12L Munich, 5% 20L Melanoidin, 5% Caramel Pils</text:p>
              <text:p text:style-name="P5"><text:span text:style-name="T4"/></text:p>
            </office:annotation>
            <text:p>0.75</text:p>
          </table:table-cell>
          <table:table-cell table:style-name="ce550" office:value-type="string">
            <text:p>y</text:p>
          </table:table-cell>
          <table:table-cell table:style-name="ce541" office:value-type="float" office:value="12">
            <text:p>12</text:p>
          </table:table-cell>
          <table:table-cell table:style-name="ce541" office:value-type="float" office:value="135">
            <text:p>135</text:p>
          </table:table-cell>
          <table:table-cell table:style-name="ce550" office:value-type="string">
            <office:annotation draw:style-name="gr42" draw:text-style-name="P5" svg:width="1.5854in" svg:height="0.9862in" svg:x="9.8874in" svg:y="2.828in" draw:caption-point-x="-0.1898in" draw:caption-point-y="0.1189in">
              <dc:creator>NWS</dc:creator>
              <dc:date>2017-12-30T00:00:00</dc:date>
              <text:p text:style-name="P5">"Base" is best choice here, although there is reportedly some caramel/carapils in the blend.</text:p>
              <text:p text:style-name="P5"><text:span text:style-name="T4"/></text:p>
            </office:annotation>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Biscuit</text:p>
          </table:table-cell>
          <table:table-cell table:style-name="ce541" office:value-type="float" office:value="36">
            <text:p>36</text:p>
          </table:table-cell>
          <table:table-cell table:style-name="ce550" office:value-type="string">
            <text:p>y</text:p>
          </table:table-cell>
          <table:table-cell table:style-name="ce541" office:value-type="float" office:value="0.72">
            <office:annotation draw:style-name="gr43" draw:text-style-name="P1" svg:width="2.3299in" svg:height="1.2138in" svg:x="5.5114in" svg:y="2.8697in" draw:caption-point-x="0.1024in" draw:caption-point-y="0.2551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2</text:p>
          </table:table-cell>
          <table:table-cell table:style-name="ce550" office:value-type="string">
            <text:p>y</text:p>
          </table:table-cell>
          <table:table-cell table:style-name="ce541" office:value-type="float" office:value="23">
            <text:p>23</text:p>
          </table:table-cell>
          <table:table-cell table:style-name="ce541" office:value-type="float" office:value="6">
            <text:p>6</text:p>
          </table:table-cell>
          <table:table-cell table:style-name="ce550" office:value-type="string">
            <text:p>B</text:p>
          </table:table-cell>
          <table:table-cell table:style-name="ce550" office:value-type="string">
            <text:p>NA</text:p>
          </table:table-cell>
          <table:table-cell table:style-name="ce556"/>
          <table:table-cell table:number-columns-repeated="2"/>
          <table:table-cell table:style-name="ce556" table:number-columns-repeated="3"/>
          <table:table-cell table:number-columns-repeated="1009"/>
        </table:table-row>
        <table:table-row table:style-name="ro22">
          <table:table-cell table:style-name="ce541" office:value-type="string">
            <text:p>Black Patent</text:p>
          </table:table-cell>
          <table:table-cell table:style-name="ce541" office:value-type="float" office:value="25">
            <text:p>25</text:p>
          </table:table-cell>
          <table:table-cell table:style-name="ce550" office:value-type="string">
            <text:p>y</text:p>
          </table:table-cell>
          <table:table-cell table:style-name="ce541" office:value-type="float" office:value="0.15">
            <office:annotation draw:style-name="gr41" draw:text-style-name="P4" svg:width="1.6028in" svg:height="0.8264in" svg:x="5.4799in" svg:y="3.0374in" draw:caption-point-x="0.1339in" draw:caption-point-y="0.265in">
              <dc:creator>NWS</dc:creator>
              <dc:date>2017-12-30T00:00:00</dc:date>
              <text:p text:style-name="P4">copied from roasted barley</text:p>
            </office:annotation>
            <text:p>0.15</text:p>
          </table:table-cell>
          <table:table-cell table:style-name="ce550" office:value-type="string">
            <text:p>y</text:p>
          </table:table-cell>
          <table:table-cell table:style-name="ce541" office:value-type="float" office:value="500">
            <text:p>50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4"/>
          <table:table-cell table:style-name="ce557"/>
          <table:table-cell table:number-columns-repeated="1010"/>
        </table:table-row>
        <table:table-row table:style-name="ro22">
          <table:table-cell table:style-name="ce542" office:value-type="string">
            <text:p>Bries 2-row caramel 80</text:p>
          </table:table-cell>
          <table:table-cell table:style-name="ce542" office:value-type="float" office:value="33">
            <text:p>33</text:p>
          </table:table-cell>
          <table:table-cell table:style-name="ce551" office:value-type="string">
            <text:p>y</text:p>
          </table:table-cell>
          <table:table-cell table:style-name="ce541" office:value-type="float" office:value="0.55">
            <office:annotation draw:style-name="gr41" draw:text-style-name="P1" svg:width="1.6028in" svg:height="0.8264in" svg:x="5.5114in" svg:y="3.2256in" draw:caption-point-x="0.1024in" draw:caption-point-y="0.2547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80">
            <text:p>8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Briess C40</text:p>
          </table:table-cell>
          <table:table-cell table:style-name="ce543" office:value-type="float" office:value="34">
            <text:p>34</text:p>
          </table:table-cell>
          <table:table-cell table:style-name="ce551" office:value-type="string">
            <text:p>y</text:p>
          </table:table-cell>
          <table:table-cell table:style-name="ce541" office:value-type="float" office:value="0.55">
            <office:annotation draw:style-name="gr41" draw:text-style-name="P1" svg:width="1.6028in" svg:height="0.8264in" svg:x="5.5114in" svg:y="3.4031in" draw:caption-point-x="0.1024in" draw:caption-point-y="0.2551in">
              <dc:creator>NWS</dc:creator>
              <dc:date>2017-12-30T00:00:00</dc:date>
              <text:p text:style-name="P1">derived from Doss data</text:p>
              <text:p text:style-name="P1"><text:span text:style-name="T1"/></text:p>
            </office:annotation>
            <text:p>0.55</text:p>
          </table:table-cell>
          <table:table-cell table:style-name="ce551" office:value-type="string">
            <text:p>y</text:p>
          </table:table-cell>
          <table:table-cell table:style-name="ce541" office:value-type="float" office:value="40">
            <text:p>4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Briess Midnight Wheat</text:p>
          </table:table-cell>
          <table:table-cell table:style-name="ce542" office:value-type="float" office:value="32">
            <text:p>32</text:p>
          </table:table-cell>
          <table:table-cell table:style-name="ce551" office:value-type="string">
            <text:p>y</text:p>
          </table:table-cell>
          <table:table-cell table:style-name="ce541" office:value-type="float" office:value="0.15">
            <office:annotation draw:style-name="gr44" draw:text-style-name="P1" svg:width="2.2465in" svg:height="0.4075in" svg:x="5.5114in" svg:y="3.5811in" draw:caption-point-x="0.1024in" draw:caption-point-y="0.2547in">
              <dc:creator>NWS</dc:creator>
              <dc:date>2017-12-30T00:00:00</dc:date>
              <text:p text:style-name="P1">Copied from Roasted Barley</text:p>
            </office:annotation>
            <text:p>0.15</text:p>
          </table:table-cell>
          <table:table-cell table:style-name="ce551" office:value-type="string">
            <text:p>y</text:p>
          </table:table-cell>
          <table:table-cell table:style-name="ce541" office:value-type="float" office:value="550">
            <text:p>55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2" office:value-type="string">
            <text:p>Briess Special Roast 50</text:p>
          </table:table-cell>
          <table:table-cell table:style-name="ce542" office:value-type="float" office:value="33">
            <text:p>33</text:p>
          </table:table-cell>
          <table:table-cell table:style-name="ce551" office:value-type="string">
            <text:p>y</text:p>
          </table:table-cell>
          <table:table-cell table:style-name="ce541" office:value-type="float" office:value="0.63">
            <office:annotation draw:style-name="gr41" draw:text-style-name="P1" svg:width="2.8484in" svg:height="0.835in" svg:x="5.8035in" svg:y="3.7591in" draw:caption-point-x="-0.1898in" draw:caption-point-y="0.2547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63</text:p>
          </table:table-cell>
          <table:table-cell table:style-name="ce551" office:value-type="string">
            <text:p>y</text:p>
          </table:table-cell>
          <table:table-cell table:style-name="ce541" office:value-type="float" office:value="50">
            <text:p>5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2" office:value-type="string">
            <text:p>Briess White Wheat Malt (3L)</text:p>
          </table:table-cell>
          <table:table-cell table:style-name="ce542" office:value-type="float" office:value="38">
            <text:p>38</text:p>
          </table:table-cell>
          <table:table-cell table:style-name="ce551" office:value-type="string">
            <text:p>y</text:p>
          </table:table-cell>
          <table:table-cell table:style-name="ce541" office:value-type="float" office:value="0.74">
            <office:annotation draw:style-name="gr41" draw:text-style-name="P1" svg:width="1.5898in" svg:height="0.8264in" svg:x="5.8035in" svg:y="3.9366in" draw:caption-point-x="-0.1898in" draw:caption-point-y="0.2547in">
              <dc:creator>NWS</dc:creator>
              <dc:date>2017-12-30T00:00:00</dc:date>
              <text:p text:style-name="P1">derived from Doss data</text:p>
              <text:p text:style-name="P1"><text:span text:style-name="T1"/></text:p>
            </office:annotation>
            <text:p>0.74</text:p>
          </table:table-cell>
          <table:table-cell table:style-name="ce551" office:value-type="string">
            <text:p>y</text:p>
          </table:table-cell>
          <table:table-cell table:style-name="ce541" office:value-type="float" office:value="3">
            <text:p>3</text:p>
          </table:table-cell>
          <table:table-cell table:style-name="ce541" office:value-type="float" office:value="160">
            <text:p>160</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British Crystal Malt - 15L</text:p>
          </table:table-cell>
          <table:table-cell table:style-name="ce547" office:value-type="float" office:value="35">
            <text:p>35</text:p>
          </table:table-cell>
          <table:table-cell table:style-name="ce550" office:value-type="string">
            <text:p>y</text:p>
          </table:table-cell>
          <table:table-cell table:style-name="ce547" office:value-type="float" office:value="0.55">
            <office:annotation draw:style-name="gr42" draw:text-style-name="P1" svg:width="1.5898in" svg:height="0.8268in" svg:x="5.8035in" svg:y="4.2504in" draw:caption-point-x="-0.1898in" draw:caption-point-y="0.1189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15">
            <text:p>15</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table-cell table:style-name="ce557"/>
          <table:table-cell table:number-columns-repeated="2"/>
          <table:table-cell table:style-name="ce557"/>
          <table:table-cell table:number-columns-repeated="1010"/>
        </table:table-row>
        <table:table-row table:style-name="ro22">
          <table:table-cell table:style-name="ce541" office:value-type="string">
            <text:p>British Dark Crystal 75/85L</text:p>
          </table:table-cell>
          <table:table-cell table:style-name="ce541" office:value-type="float" office:value="34">
            <text:p>34</text:p>
          </table:table-cell>
          <table:table-cell table:style-name="ce550" office:value-type="string">
            <text:p>y</text:p>
          </table:table-cell>
          <table:table-cell table:style-name="ce541" office:value-type="float" office:value="0.55">
            <office:annotation draw:style-name="gr42" draw:text-style-name="P5" svg:width="1.5898in" svg:height="0.8268in" svg:x="5.8035in" svg:y="4.2921in" draw:caption-point-x="-0.1898in" draw:caption-point-y="0.2551in">
              <dc:creator>NWS</dc:creator>
              <dc:date>2017-12-30T00:00:00</dc:date>
              <text:p text:style-name="P5">jbakajust1</text:p>
              <text:p text:style-name="P5"><text:span text:style-name="T4"/></text:p>
            </office:annotation>
            <text:p>0.55</text:p>
          </table:table-cell>
          <table:table-cell table:style-name="ce550" office:value-type="string">
            <text:p>y</text:p>
          </table:table-cell>
          <table:table-cell table:style-name="ce541" office:value-type="float" office:value="80">
            <text:p>8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Brown Sugar, Light</text:p>
          </table:table-cell>
          <table:table-cell table:style-name="ce541" office:value-type="float" office:value="45">
            <text:p>45</text:p>
          </table:table-cell>
          <table:table-cell table:style-name="ce550" office:value-type="string">
            <text:p>n</text:p>
          </table:table-cell>
          <table:table-cell table:style-name="ce541" office:value-type="float" office:value="1.22">
            <office:annotation draw:style-name="gr41" draw:text-style-name="P1" svg:width="1.5898in" svg:height="0.8264in" svg:x="5.8035in" svg:y="4.4701in" draw:caption-point-x="-0.1898in" draw:caption-point-y="0.2547in">
              <dc:creator>NWS</dc:creator>
              <dc:date>2017-12-30T00:00:00</dc:date>
              <text:p text:style-name="P1">based on sucrose and Molasses portions</text:p>
              <text:p text:style-name="P1"><text:span text:style-name="T1"/></text:p>
              <text:p text:style-name="P1"><text:span text:style-name="T1"/></text:p>
            </office:annotation>
            <text:p>1.22</text:p>
          </table:table-cell>
          <table:table-cell table:style-name="ce550" office:value-type="string">
            <text:p>n</text:p>
          </table:table-cell>
          <table:table-cell table:style-name="ce541" office:value-type="float" office:value="8">
            <text:p>8</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Brown Sugar,Dark</text:p>
          </table:table-cell>
          <table:table-cell table:style-name="ce541" office:value-type="float" office:value="45">
            <text:p>45</text:p>
          </table:table-cell>
          <table:table-cell table:style-name="ce550" office:value-type="string">
            <text:p>n</text:p>
          </table:table-cell>
          <table:table-cell table:style-name="ce541" office:value-type="float" office:value="1.21">
            <office:annotation draw:style-name="gr41" draw:text-style-name="P1" svg:width="1.5898in" svg:height="0.8264in" svg:x="5.8035in" svg:y="4.648in" draw:caption-point-x="-0.1898in" draw:caption-point-y="0.2547in">
              <dc:creator>NWS</dc:creator>
              <dc:date>2017-12-30T00:00:00</dc:date>
              <text:p text:style-name="P1">Based on Sucrose and Mollases portions</text:p>
              <text:p text:style-name="P1"><text:span text:style-name="T1"/></text:p>
            </office:annotation>
            <text:p>1.21</text:p>
          </table:table-cell>
          <table:table-cell table:style-name="ce550" office:value-type="string">
            <text:p>n</text:p>
          </table:table-cell>
          <table:table-cell table:style-name="ce541" office:value-type="float" office:value="50">
            <text:p>5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table-cell table:style-name="ce557"/>
          <table:table-cell table:number-columns-repeated="1013"/>
        </table:table-row>
        <table:table-row table:style-name="ro22">
          <table:table-cell table:style-name="ce541" office:value-type="string">
            <text:p>Brumalt</text:p>
          </table:table-cell>
          <table:table-cell table:style-name="ce547" office:value-type="float" office:value="33">
            <text:p>33</text:p>
          </table:table-cell>
          <table:table-cell table:style-name="ce550" office:value-type="string">
            <text:p>y</text:p>
          </table:table-cell>
          <table:table-cell table:style-name="ce547" office:value-type="float" office:value="0.72">
            <office:annotation draw:style-name="gr45" draw:text-style-name="P1" svg:width="2.463in" svg:height="1.1614in" svg:x="5.8035in" svg:y="4.8256in" draw:caption-point-x="-0.1898in" draw:caption-point-y="0.2551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2</text:p>
          </table:table-cell>
          <table:table-cell table:style-name="ce550" office:value-type="string">
            <text:p>y</text:p>
          </table:table-cell>
          <table:table-cell table:style-name="ce541" office:value-type="float" office:value="23">
            <text:p>23</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C-40</text:p>
          </table:table-cell>
          <table:table-cell table:style-name="ce541" office:value-type="float" office:value="34">
            <text:p>34</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5.0035in" draw:caption-point-x="-0.1898in" draw:caption-point-y="0.2547in">
              <dc:creator>NWS</dc:creator>
              <dc:date>2017-12-30T00:00:00</dc:date>
              <text:p text:style-name="P1">Derived from Doss data</text:p>
              <text:p text:style-name="P1"><text:span text:style-name="T1"/></text:p>
            </office:annotation>
            <text:p>0.55</text:p>
          </table:table-cell>
          <table:table-cell table:style-name="ce551" office:value-type="string">
            <text:p>y</text:p>
          </table:table-cell>
          <table:table-cell table:style-name="ce541" office:value-type="float" office:value="40">
            <text:p>4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ndi Syrup, D180</text:p>
          </table:table-cell>
          <table:table-cell table:style-name="ce547" office:value-type="float" office:value="32">
            <text:p>32</text:p>
          </table:table-cell>
          <table:table-cell table:style-name="ce550" office:value-type="string">
            <text:p>n</text:p>
          </table:table-cell>
          <table:table-cell table:style-name="ce547" office:value-type="float" office:value="1.11">
            <office:annotation draw:style-name="gr41" draw:text-style-name="P1" svg:width="1.5898in" svg:height="0.8264in" svg:x="5.8035in" svg:y="5.1815in" draw:caption-point-x="-0.1898in" draw:caption-point-y="0.2547in">
              <dc:creator>NWS</dc:creator>
              <dc:date>2017-12-30T00:00:00</dc:date>
              <text:p text:style-name="P1">based on Naugled's data</text:p>
            </office:annotation>
            <text:p>1.11</text:p>
          </table:table-cell>
          <table:table-cell table:style-name="ce550" office:value-type="string">
            <text:p>n</text:p>
          </table:table-cell>
          <table:table-cell table:style-name="ce541" office:value-type="float" office:value="180">
            <text:p>18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table-cell table:style-name="ce558"/>
          <table:table-cell table:number-columns-repeated="1013"/>
        </table:table-row>
        <table:table-row table:style-name="ro22">
          <table:table-cell table:style-name="ce541" office:value-type="string">
            <text:p>CaraAmber</text:p>
          </table:table-cell>
          <table:table-cell table:style-name="ce547" office:value-type="float" office:value="35">
            <text:p>35</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5.3591in" draw:caption-point-x="-0.1898in" draw:caption-point-y="0.2547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30">
            <text:p>30</text:p>
          </table:table-cell>
          <table:table-cell table:style-name="ce541" office:value-type="float" office:value="0">
            <text:p>0</text:p>
          </table:table-cell>
          <table:table-cell table:style-name="ce551"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Carafa Special II (415L)</text:p>
          </table:table-cell>
          <table:table-cell table:style-name="ce542" office:value-type="float" office:value="36">
            <text:p>36</text:p>
          </table:table-cell>
          <table:table-cell table:style-name="ce551" office:value-type="string">
            <text:p>y</text:p>
          </table:table-cell>
          <table:table-cell table:style-name="ce541" office:value-type="float" office:value="0.15">
            <office:annotation draw:style-name="gr41" draw:text-style-name="P4" svg:width="1.5898in" svg:height="0.8264in" svg:x="5.8035in" svg:y="5.537in" draw:caption-point-x="-0.1898in" draw:caption-point-y="0.2547in">
              <dc:creator>NWS</dc:creator>
              <dc:date>2017-12-30T00:00:00</dc:date>
              <text:p text:style-name="P4">copied from roasted barley</text:p>
              <text:p text:style-name="P4"/>
            </office:annotation>
            <text:p>0.15</text:p>
          </table:table-cell>
          <table:table-cell table:style-name="ce551" office:value-type="string">
            <text:p>y</text:p>
          </table:table-cell>
          <table:table-cell table:style-name="ce541" office:value-type="float" office:value="415">
            <text:p>415</text:p>
          </table:table-cell>
          <table:table-cell table:style-name="ce541" office:value-type="float" office:value="0">
            <text:p>0</text:p>
          </table:table-cell>
          <table:table-cell table:style-name="ce551" office:value-type="string">
            <text:p>R</text:p>
          </table:table-cell>
          <table:table-cell table:style-name="ce550" office:value-type="string">
            <text:p>NA</text:p>
          </table:table-cell>
          <table:table-cell table:number-columns-repeated="1015"/>
        </table:table-row>
        <table:table-row table:style-name="ro22">
          <table:table-cell table:style-name="ce541" office:value-type="string">
            <text:p>Carafa Special III (525L)</text:p>
          </table:table-cell>
          <table:table-cell table:style-name="ce541" office:value-type="float" office:value="30">
            <text:p>30</text:p>
          </table:table-cell>
          <table:table-cell table:style-name="ce550" office:value-type="string">
            <text:p>y</text:p>
          </table:table-cell>
          <table:table-cell table:style-name="ce541" office:value-type="float" office:value="0.15">
            <text:p>0.15</text:p>
          </table:table-cell>
          <table:table-cell table:style-name="ce550" office:value-type="string">
            <text:p>y</text:p>
          </table:table-cell>
          <table:table-cell table:style-name="ce541" office:value-type="float" office:value="525">
            <text:p>525</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2" office:value-type="string">
            <text:p>Carafoam (2L)</text:p>
          </table:table-cell>
          <table:table-cell table:style-name="ce542" office:value-type="float" office:value="37">
            <text:p>37</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5.8925in" draw:caption-point-x="-0.1898in" draw:caption-point-y="0.2547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2">
            <text:p>2</text:p>
          </table:table-cell>
          <table:table-cell table:style-name="ce541" office:value-type="float" office:value="0">
            <text:p>0</text:p>
          </table:table-cell>
          <table:table-cell table:style-name="ce551"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hells</text:p>
          </table:table-cell>
          <table:table-cell table:style-name="ce541" office:value-type="float" office:value="35">
            <text:p>35</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6.0705in" draw:caption-point-x="-0.1898in" draw:caption-point-y="0.2547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13">
            <text:p>13</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Caramel 10</text:p>
          </table:table-cell>
          <table:table-cell table:style-name="ce543" office:value-type="float" office:value="35">
            <text:p>35</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6.248in" draw:caption-point-x="-0.1898in" draw:caption-point-y="0.2551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10">
            <text:p>10</text:p>
          </table:table-cell>
          <table:table-cell table:style-name="ce541" office:value-type="float" office:value="0">
            <text:p>0</text:p>
          </table:table-cell>
          <table:table-cell table:style-name="ce551"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Caramel Pils</text:p>
          </table:table-cell>
          <table:table-cell table:style-name="ce543" office:value-type="float" office:value="30">
            <text:p>30</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6.426in" draw:caption-point-x="-0.1898in" draw:caption-point-y="0.2547in">
              <dc:creator>NWS</dc:creator>
              <dc:date>2017-12-30T00:00:00</dc:date>
              <text:p text:style-name="P1">Derived from Doss data.</text:p>
              <text:p text:style-name="P1"><text:span text:style-name="T1"/></text:p>
            </office:annotation>
            <text:p>0.55</text:p>
          </table:table-cell>
          <table:table-cell table:style-name="ce551" office:value-type="string">
            <text:p>y</text:p>
          </table:table-cell>
          <table:table-cell table:style-name="ce541" office:value-type="float" office:value="2">
            <text:p>2</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mel/Crystal Malt - 10L</text:p>
          </table:table-cell>
          <table:table-cell table:style-name="ce547" office:value-type="float" office:value="35">
            <text:p>35</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6.6039in" draw:caption-point-x="-0.1898in" draw:caption-point-y="0.2547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10">
            <text:p>1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mel/Crystal Malt - 120L</text:p>
          </table:table-cell>
          <table:table-cell table:style-name="ce547" office:value-type="float" office:value="33">
            <text:p>33</text:p>
          </table:table-cell>
          <table:table-cell table:style-name="ce550" office:value-type="string">
            <text:p>y</text:p>
          </table:table-cell>
          <table:table-cell table:style-name="ce547" office:value-type="float" office:value="0.62">
            <office:annotation draw:style-name="gr41" draw:text-style-name="P1" svg:width="1.5898in" svg:height="0.8264in" svg:x="5.8035in" svg:y="6.7815in" draw:caption-point-x="-0.1898in" draw:caption-point-y="0.2547in">
              <dc:creator>NWS</dc:creator>
              <dc:date>2017-12-30T00:00:00</dc:date>
              <text:p text:style-name="P1">derived from Doss data</text:p>
            </office:annotation>
            <text:p>0.62</text:p>
          </table:table-cell>
          <table:table-cell table:style-name="ce550" office:value-type="string">
            <text:p>y</text:p>
          </table:table-cell>
          <table:table-cell table:style-name="ce541" office:value-type="float" office:value="120">
            <text:p>120</text:p>
          </table:table-cell>
          <table:table-cell table:style-name="ce541" office:value-type="float" office:value="0">
            <text:p>0</text:p>
          </table:table-cell>
          <table:table-cell table:style-name="ce551"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mel/Crystal Malt - 20L</text:p>
          </table:table-cell>
          <table:table-cell table:style-name="ce547" office:value-type="float" office:value="35">
            <text:p>35</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6.9594in" draw:caption-point-x="-0.1898in" draw:caption-point-y="0.2547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20">
            <text:p>20</text:p>
          </table:table-cell>
          <table:table-cell table:style-name="ce544" office:value-type="float" office:value="0">
            <text:p>0</text:p>
          </table:table-cell>
          <table:table-cell table:style-name="ce551"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mel/Crystal Malt - 30L</text:p>
          </table:table-cell>
          <table:table-cell table:style-name="ce547" office:value-type="float" office:value="35">
            <text:p>35</text:p>
          </table:table-cell>
          <table:table-cell table:style-name="ce550" office:value-type="string">
            <text:p>y</text:p>
          </table:table-cell>
          <table:table-cell table:style-name="ce547" office:value-type="float" office:value="0.55">
            <office:annotation draw:style-name="gr42" draw:text-style-name="P1" svg:width="1.5898in" svg:height="0.8268in" svg:x="5.8035in" svg:y="7.137in" draw:caption-point-x="-0.1898in" draw:caption-point-y="0.2551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30">
            <text:p>30</text:p>
          </table:table-cell>
          <table:table-cell table:style-name="ce544"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mel/Crystal Malt - 40L</text:p>
          </table:table-cell>
          <table:table-cell table:style-name="ce547" office:value-type="float" office:value="34">
            <text:p>34</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7.315in" draw:caption-point-x="-0.1898in" draw:caption-point-y="0.2547in">
              <dc:creator>NWS</dc:creator>
              <dc:date>2017-12-30T00:00:00</dc:date>
              <text:p text:style-name="P1">Derived from Doss data</text:p>
              <text:p text:style-name="P1"><text:span text:style-name="T1"/></text:p>
            </office:annotation>
            <text:p>0.55</text:p>
          </table:table-cell>
          <table:table-cell table:style-name="ce550" office:value-type="string">
            <text:p>y</text:p>
          </table:table-cell>
          <table:table-cell table:style-name="ce541" office:value-type="float" office:value="40">
            <text:p>40</text:p>
          </table:table-cell>
          <table:table-cell table:style-name="ce544" office:value-type="float" office:value="0">
            <text:p>0</text:p>
          </table:table-cell>
          <table:table-cell table:style-name="ce551"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mel/Crystal Malt - 45L</text:p>
          </table:table-cell>
          <table:table-cell table:style-name="ce541" office:value-type="float" office:value="34">
            <text:p>34</text:p>
          </table:table-cell>
          <table:table-cell table:style-name="ce550" office:value-type="string">
            <text:p>y</text:p>
          </table:table-cell>
          <table:table-cell table:style-name="ce541" office:value-type="float" office:value="0.55">
            <text:p>0.55</text:p>
          </table:table-cell>
          <table:table-cell table:style-name="ce550" office:value-type="string">
            <text:p>y</text:p>
          </table:table-cell>
          <table:table-cell table:style-name="ce541" office:value-type="float" office:value="45">
            <text:p>45</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mel/Crystal Malt - 60L</text:p>
          </table:table-cell>
          <table:table-cell table:style-name="ce547" office:value-type="float" office:value="34">
            <text:p>34</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7.6705in" draw:caption-point-x="-0.1898in" draw:caption-point-y="0.2551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60">
            <text:p>6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mel/Crystal Malt - 80L</text:p>
          </table:table-cell>
          <table:table-cell table:style-name="ce547" office:value-type="float" office:value="34">
            <text:p>34</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7.8484in" draw:caption-point-x="-0.1898in" draw:caption-point-y="0.2547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80">
            <text:p>8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Caramunich (56L)</text:p>
          </table:table-cell>
          <table:table-cell table:style-name="ce542" office:value-type="float" office:value="37">
            <text:p>37</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8.0264in" draw:caption-point-x="-0.1898in" draw:caption-point-y="0.2547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56">
            <text:p>56</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pils</text:p>
          </table:table-cell>
          <table:table-cell table:style-name="ce541" office:value-type="float" office:value="30">
            <text:p>30</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8.2039in" draw:caption-point-x="-0.1898in" draw:caption-point-y="0.2547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2">
            <text:p>2</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Red</text:p>
          </table:table-cell>
          <table:table-cell table:style-name="ce547" office:value-type="float" office:value="35">
            <text:p>35</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8.3819in" draw:caption-point-x="-0.1898in" draw:caption-point-y="0.2547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20">
            <text:p>2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stan 30/37</text:p>
          </table:table-cell>
          <table:table-cell table:style-name="ce541" office:value-type="float" office:value="34">
            <text:p>34</text:p>
          </table:table-cell>
          <table:table-cell table:style-name="ce550" office:value-type="string">
            <text:p>y</text:p>
          </table:table-cell>
          <table:table-cell table:style-name="ce541" office:value-type="float" office:value="0.55">
            <office:annotation draw:style-name="gr42" draw:text-style-name="P1" svg:width="1.5898in" svg:height="0.8268in" svg:x="5.8035in" svg:y="8.5594in" draw:caption-point-x="-0.1898in" draw:caption-point-y="0.2551in">
              <dc:creator>NWS</dc:creator>
              <dc:date>2017-12-30T00:00:00</dc:date>
              <text:p text:style-name="P1">jbakajust1</text:p>
            </office:annotation>
            <text:p>0.55</text:p>
          </table:table-cell>
          <table:table-cell table:style-name="ce550" office:value-type="string">
            <text:p>y</text:p>
          </table:table-cell>
          <table:table-cell table:style-name="ce541" office:value-type="float" office:value="35">
            <text:p>35</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araVienne</text:p>
          </table:table-cell>
          <table:table-cell table:style-name="ce547" office:value-type="float" office:value="34">
            <text:p>34</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8.7374in" draw:caption-point-x="-0.1898in" draw:caption-point-y="0.2547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22">
            <text:p>22</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Chocolate (MFB, 340L)</text:p>
          </table:table-cell>
          <table:table-cell table:style-name="ce541" office:value-type="float" office:value="28">
            <text:p>28</text:p>
          </table:table-cell>
          <table:table-cell table:style-name="ce550" office:value-type="string">
            <text:p>y</text:p>
          </table:table-cell>
          <table:table-cell table:style-name="ce541" office:value-type="float" office:value="0.16">
            <office:annotation draw:style-name="gr41" draw:text-style-name="P5" svg:width="1.5898in" svg:height="0.8264in" svg:x="5.8035in" svg:y="8.9154in" draw:caption-point-x="-0.1898in" draw:caption-point-y="0.2547in">
              <dc:creator>NWS</dc:creator>
              <dc:date>2017-12-30T00:00:00</dc:date>
              <text:p text:style-name="P5">jbakajust1</text:p>
              <text:p text:style-name="P5"><text:span text:style-name="T4"/></text:p>
            </office:annotation>
            <text:p>0.16</text:p>
          </table:table-cell>
          <table:table-cell table:style-name="ce550" office:value-type="string">
            <text:p>y</text:p>
          </table:table-cell>
          <table:table-cell table:style-name="ce541" office:value-type="float" office:value="340">
            <text:p>34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1" office:value-type="string">
            <text:p>Chocolate (US, 350L)</text:p>
          </table:table-cell>
          <table:table-cell table:style-name="ce547" office:value-type="float" office:value="28">
            <text:p>28</text:p>
          </table:table-cell>
          <table:table-cell table:style-name="ce550" office:value-type="string">
            <text:p>y</text:p>
          </table:table-cell>
          <table:table-cell table:style-name="ce547" office:value-type="float" office:value="0.16">
            <office:annotation draw:style-name="gr41" draw:text-style-name="P1" svg:width="1.5898in" svg:height="0.8264in" svg:x="5.8035in" svg:y="9.0929in" draw:caption-point-x="-0.1898in" draw:caption-point-y="0.2551in">
              <dc:creator>NWS</dc:creator>
              <dc:date>2017-12-30T00:00:00</dc:date>
              <text:p text:style-name="P1">Doss data</text:p>
              <text:p text:style-name="P1"><text:span text:style-name="T1"/></text:p>
            </office:annotation>
            <text:p>0.16</text:p>
          </table:table-cell>
          <table:table-cell table:style-name="ce550" office:value-type="string">
            <text:p>y</text:p>
          </table:table-cell>
          <table:table-cell table:style-name="ce541" office:value-type="float" office:value="350">
            <text:p>35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1" office:value-type="string">
            <text:p>Corn Sugar (Dextrose)</text:p>
          </table:table-cell>
          <table:table-cell table:style-name="ce547" office:value-type="float" office:value="44">
            <text:p>44</text:p>
          </table:table-cell>
          <table:table-cell table:style-name="ce550" office:value-type="string">
            <text:p>n</text:p>
          </table:table-cell>
          <table:table-cell table:style-name="ce547" office:value-type="float" office:value="1.22">
            <office:annotation draw:style-name="gr41" draw:text-style-name="P1" svg:width="1.5898in" svg:height="0.8264in" svg:x="5.8035in" svg:y="9.2709in" draw:caption-point-x="-0.1898in" draw:caption-point-y="0.2547in">
              <dc:creator>NWS</dc:creator>
              <dc:date>2017-12-30T00:00:00</dc:date>
              <text:p text:style-name="P1">Theoretical</text:p>
              <text:p text:style-name="P1"><text:span text:style-name="T1"/></text:p>
              <text:p text:style-name="P1"><text:span text:style-name="T1"/></text:p>
            </office:annotation>
            <text:p>1.22</text:p>
          </table:table-cell>
          <table:table-cell table:style-name="ce550" office:value-type="string">
            <text:p>n</text:p>
          </table:table-cell>
          <table:table-cell table:number-columns-repeated="2"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Corn Syrup</text:p>
          </table:table-cell>
          <table:table-cell table:style-name="ce547" office:value-type="float" office:value="36">
            <text:p>36</text:p>
          </table:table-cell>
          <table:table-cell table:style-name="ce550" office:value-type="string">
            <text:p>n</text:p>
          </table:table-cell>
          <table:table-cell table:style-name="ce547" office:value-type="float" office:value="1.22">
            <office:annotation draw:style-name="gr41" draw:text-style-name="P1" svg:width="1.5898in" svg:height="0.8264in" svg:x="5.8035in" svg:y="9.4488in" draw:caption-point-x="-0.1898in" draw:caption-point-y="0.2547in">
              <dc:creator>NWS</dc:creator>
              <dc:date>2017-12-30T00:00:00</dc:date>
              <text:p text:style-name="P1">theoretical</text:p>
            </office:annotation>
            <text:p>1.22</text:p>
          </table:table-cell>
          <table:table-cell table:style-name="ce550" office:value-type="string">
            <text:p>n</text:p>
          </table:table-cell>
          <table:table-cell table:style-name="ce541" office:value-type="float" office:value="1">
            <text:p>1</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658">
            <text:p>0.08658</text:p>
          </table:table-cell>
          <table:table-cell table:number-columns-repeated="1015"/>
        </table:table-row>
        <table:table-row table:style-name="ro22">
          <table:table-cell table:style-name="ce542" office:value-type="string">
            <text:p>Crisp Black Malt, 550L</text:p>
          </table:table-cell>
          <table:table-cell table:style-name="ce542" office:value-type="float" office:value="34">
            <text:p>34</text:p>
          </table:table-cell>
          <table:table-cell table:style-name="ce551" office:value-type="string">
            <text:p>y</text:p>
          </table:table-cell>
          <table:table-cell table:style-name="ce544" office:value-type="float" office:value="0.15">
            <office:annotation draw:style-name="gr41" draw:text-style-name="P1" svg:width="1.5898in" svg:height="0.8264in" svg:x="5.8035in" svg:y="9.6264in" draw:caption-point-x="-0.1898in" draw:caption-point-y="0.2547in">
              <dc:creator>NWS</dc:creator>
              <dc:date>2017-12-30T00:00:00</dc:date>
              <text:p text:style-name="P1">Copied from Roasted Barley</text:p>
              <text:p text:style-name="P1"/>
            </office:annotation>
            <text:p>0.15</text:p>
          </table:table-cell>
          <table:table-cell table:style-name="ce551" office:value-type="string">
            <text:p>y</text:p>
          </table:table-cell>
          <table:table-cell table:style-name="ce541" office:value-type="float" office:value="550">
            <text:p>55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2" office:value-type="string">
            <text:p>Crisp Brown Malt</text:p>
          </table:table-cell>
          <table:table-cell table:style-name="ce543" office:value-type="float" office:value="32">
            <text:p>32</text:p>
          </table:table-cell>
          <table:table-cell table:style-name="ce551" office:value-type="string">
            <text:p>y</text:p>
          </table:table-cell>
          <table:table-cell table:style-name="ce544" office:value-type="float" office:value="0.58">
            <office:annotation draw:style-name="gr41" draw:text-style-name="P1" svg:width="3.0673in" svg:height="0.835in" svg:x="5.8035in" svg:y="9.8043in" draw:caption-point-x="-0.1898in" draw:caption-point-y="0.2547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58</text:p>
          </table:table-cell>
          <table:table-cell table:style-name="ce551" office:value-type="string">
            <text:p>y</text:p>
          </table:table-cell>
          <table:table-cell table:style-name="ce541" office:value-type="float" office:value="65">
            <text:p>65</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3" office:value-type="string">
            <text:p>Crisp Chocolate, 412L</text:p>
          </table:table-cell>
          <table:table-cell table:style-name="ce542" office:value-type="float" office:value="35">
            <text:p>35</text:p>
          </table:table-cell>
          <table:table-cell table:style-name="ce551" office:value-type="string">
            <text:p>y</text:p>
          </table:table-cell>
          <table:table-cell table:style-name="ce544" office:value-type="float" office:value="0.16">
            <office:annotation draw:style-name="gr42" draw:text-style-name="P1" svg:width="1.5898in" svg:height="0.8268in" svg:x="5.8035in" svg:y="9.9819in" draw:caption-point-x="-0.1898in" draw:caption-point-y="0.2551in">
              <dc:creator>NWS</dc:creator>
              <dc:date>2017-12-30T00:00:00</dc:date>
              <text:p text:style-name="P1">derived from Doss Data</text:p>
            </office:annotation>
            <text:p>0.16</text:p>
          </table:table-cell>
          <table:table-cell table:style-name="ce551" office:value-type="string">
            <text:p>y</text:p>
          </table:table-cell>
          <table:table-cell table:style-name="ce541" office:value-type="float" office:value="412">
            <text:p>412</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2" office:value-type="string">
            <text:p>Crisp Crystal 120</text:p>
          </table:table-cell>
          <table:table-cell table:style-name="ce542" office:value-type="float" office:value="35">
            <text:p>35</text:p>
          </table:table-cell>
          <table:table-cell table:style-name="ce551" office:value-type="string">
            <text:p>y</text:p>
          </table:table-cell>
          <table:table-cell table:style-name="ce544" office:value-type="float" office:value="0.62">
            <office:annotation draw:style-name="gr41" draw:text-style-name="P4" svg:width="1.5898in" svg:height="0.8264in" svg:x="5.8035in" svg:y="10.1598in" draw:caption-point-x="-0.1898in" draw:caption-point-y="0.2547in">
              <dc:creator>NWS</dc:creator>
              <dc:date>2017-12-30T00:00:00</dc:date>
              <text:p text:style-name="P4">derived from Doss data</text:p>
            </office:annotation>
            <text:p>0.62</text:p>
          </table:table-cell>
          <table:table-cell table:style-name="ce551" office:value-type="string">
            <text:p>y</text:p>
          </table:table-cell>
          <table:table-cell table:style-name="ce541" office:value-type="float" office:value="120">
            <text:p>12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Crisp Maris Otter</text:p>
          </table:table-cell>
          <table:table-cell table:style-name="ce542" office:value-type="float" office:value="38">
            <text:p>38</text:p>
          </table:table-cell>
          <table:table-cell table:style-name="ce551" office:value-type="string">
            <text:p>y</text:p>
          </table:table-cell>
          <table:table-cell table:style-name="ce544" office:value-type="float" office:value="0.81">
            <office:annotation draw:style-name="gr41" draw:text-style-name="P1" svg:width="1.5898in" svg:height="0.8264in" svg:x="5.8035in" svg:y="10.3378in" draw:caption-point-x="-0.1898in" draw:caption-point-y="0.2547in">
              <dc:creator>NWS</dc:creator>
              <dc:date>2017-12-30T00:00:00</dc:date>
              <text:p text:style-name="P1">Formula yields 79. <text:s/>Experience is closer to pilsner. <text:s/>Split the difference.</text:p>
            </office:annotation>
            <text:p>0.81</text:p>
          </table:table-cell>
          <table:table-cell table:style-name="ce551" office:value-type="string">
            <text:p>y</text:p>
          </table:table-cell>
          <table:table-cell table:style-name="ce541" office:value-type="float" office:value="4">
            <text:p>4</text:p>
          </table:table-cell>
          <table:table-cell table:style-name="ce541" office:value-type="float" office:value="45">
            <text:p>45</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Dememera Sugar</text:p>
          </table:table-cell>
          <table:table-cell table:style-name="ce547" office:value-type="float" office:value="45">
            <text:p>45</text:p>
          </table:table-cell>
          <table:table-cell table:style-name="ce550" office:value-type="string">
            <text:p>n</text:p>
          </table:table-cell>
          <table:table-cell table:style-name="ce547" office:value-type="float" office:value="1.21">
            <office:annotation draw:style-name="gr41" draw:text-style-name="P1" svg:width="1.5898in" svg:height="0.8264in" svg:x="5.8035in" svg:y="10.5154in" draw:caption-point-x="-0.1898in" draw:caption-point-y="0.2551in">
              <dc:creator>NWS</dc:creator>
              <dc:date>2017-12-30T00:00:00</dc:date>
              <text:p text:style-name="P1">copied from Dark Brown sugar</text:p>
              <text:p text:style-name="P1"><text:span text:style-name="T1"/></text:p>
            </office:annotation>
            <text:p>1.21</text:p>
          </table:table-cell>
          <table:table-cell table:style-name="ce550" office:value-type="string">
            <text:p>n</text:p>
          </table:table-cell>
          <table:table-cell table:style-name="ce541" office:value-type="float" office:value="2">
            <text:p>2</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Amber, Muntons</text:p>
          </table:table-cell>
          <table:table-cell table:style-name="ce541" office:value-type="float" office:value="44">
            <text:p>44</text:p>
          </table:table-cell>
          <table:table-cell table:style-name="ce550" office:value-type="string">
            <text:p>n</text:p>
          </table:table-cell>
          <table:table-cell table:style-name="ce541" office:value-type="float" office:value="0.77">
            <office:annotation draw:style-name="gr41" draw:text-style-name="P1" svg:width="3.9276in" svg:height="0.9862in" svg:x="5.8035in" svg:y="10.6933in" draw:caption-point-x="-0.1898in" draw:caption-point-y="0.2547in">
              <dc:creator>NWS</dc:creator>
              <dc:date>2017-12-30T00:00:00</dc:date>
              <text:p text:style-name="P1">Using Color for Base/Kilned/Toasted malts, applied to an exponential function derived from Pils, Munich 10, and Chocolate malt data. <text:s/>Color used as a proxy for 'processing'</text:p>
              <text:p text:style-name="P1"/>
              <text:p text:style-name="P1"><text:span text:style-name="T1"/></text:p>
              <text:p text:style-name="P1"><text:span text:style-name="T1"/></text:p>
            </office:annotation>
            <text:p>0.77</text:p>
          </table:table-cell>
          <table:table-cell table:style-name="ce550" office:value-type="string">
            <text:p>n</text:p>
          </table:table-cell>
          <table:table-cell table:style-name="ce541" office:value-type="float" office:value="8">
            <text:p>8</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Bavarian Wheat, Briess</text:p>
          </table:table-cell>
          <table:table-cell table:style-name="ce541" office:value-type="float" office:value="44">
            <text:p>44</text:p>
          </table:table-cell>
          <table:table-cell table:style-name="ce550" office:value-type="string">
            <text:p>n</text:p>
          </table:table-cell>
          <table:table-cell table:style-name="ce547" office:value-type="float" office:value="0.76">
            <office:annotation draw:style-name="gr41" draw:text-style-name="P1" svg:width="1.5898in" svg:height="0.8264in" svg:x="5.8035in" svg:y="10.8713in" draw:caption-point-x="-0.1898in" draw:caption-point-y="0.2547in">
              <dc:creator>NWS</dc:creator>
              <dc:date>2017-12-30T00:00:00</dc:date>
              <text:p text:style-name="P1">Based on 65% Wheat and 35% Pale</text:p>
              <text:p text:style-name="P1"><text:span text:style-name="T1"/></text:p>
            </office:annotation>
            <text:p>0.76</text:p>
          </table:table-cell>
          <table:table-cell table:style-name="ce550" office:value-type="string">
            <text:p>n</text:p>
          </table:table-cell>
          <table:table-cell table:style-name="ce541" office:value-type="float" office:value="3">
            <text:p>3</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Dark, Muntons</text:p>
          </table:table-cell>
          <table:table-cell table:style-name="ce541" office:value-type="float" office:value="44">
            <text:p>44</text:p>
          </table:table-cell>
          <table:table-cell table:style-name="ce550" office:value-type="string">
            <text:p>n</text:p>
          </table:table-cell>
          <table:table-cell table:style-name="ce541" office:value-type="float" office:value="0.69">
            <office:annotation draw:style-name="gr41" draw:text-style-name="P1" svg:width="3.9276in" svg:height="0.9862in" svg:x="5.8035in" svg:y="11.0488in" draw:caption-point-x="-0.1898in" draw:caption-point-y="0.2547in">
              <dc:creator>NWS</dc:creator>
              <dc:date>2017-12-30T00:00:00</dc:date>
              <text:p text:style-name="P1">Using Color for Base/Kilned/Toasted malts, applied to an exponential function derived from Pils, Munich 10, and Chocolate malt data. <text:s/>Color used as a proxy for 'processing'</text:p>
              <text:p text:style-name="P1"/>
              <text:p text:style-name="P1"><text:span text:style-name="T1"/></text:p>
              <text:p text:style-name="P1"><text:span text:style-name="T1"/></text:p>
            </office:annotation>
            <text:p>0.69</text:p>
          </table:table-cell>
          <table:table-cell table:style-name="ce550" office:value-type="string">
            <text:p>n</text:p>
          </table:table-cell>
          <table:table-cell table:style-name="ce541" office:value-type="float" office:value="30">
            <text:p>3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Extra Dark, Muntons</text:p>
          </table:table-cell>
          <table:table-cell table:style-name="ce541" office:value-type="float" office:value="44">
            <text:p>44</text:p>
          </table:table-cell>
          <table:table-cell table:style-name="ce550" office:value-type="string">
            <text:p>n</text:p>
          </table:table-cell>
          <table:table-cell table:style-name="ce541" office:value-type="float" office:value="0.64">
            <office:annotation draw:style-name="gr41" draw:text-style-name="P1" svg:width="3.9276in" svg:height="0.9862in" svg:x="5.8035in" svg:y="11.2268in" draw:caption-point-x="-0.1898in" draw:caption-point-y="0.2547in">
              <dc:creator>NWS</dc:creator>
              <dc:date>2017-12-30T00:00:00</dc:date>
              <text:p text:style-name="P1">Using Color for Base/Kilned/Toasted malts, applied to an exponential function derived from Pils, Munich 10, and Chocolate malt data. <text:s/>Color used as a proxy for 'processing'</text:p>
              <text:p text:style-name="P1"/>
              <text:p text:style-name="P1"><text:span text:style-name="T1"/></text:p>
              <text:p text:style-name="P1"><text:span text:style-name="T1"/></text:p>
            </office:annotation>
            <text:p>0.64</text:p>
          </table:table-cell>
          <table:table-cell table:style-name="ce550" office:value-type="string">
            <text:p>n</text:p>
          </table:table-cell>
          <table:table-cell table:style-name="ce541" office:value-type="float" office:value="45">
            <text:p>45</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Extra Light, Muntons</text:p>
          </table:table-cell>
          <table:table-cell table:style-name="ce541" office:value-type="float" office:value="44">
            <text:p>44</text:p>
          </table:table-cell>
          <table:table-cell table:style-name="ce550" office:value-type="string">
            <text:p>n</text:p>
          </table:table-cell>
          <table:table-cell table:style-name="ce541" office:value-type="float" office:value="0.82">
            <office:annotation draw:style-name="gr42" draw:text-style-name="P1" svg:width="3.9276in" svg:height="0.8268in" svg:x="5.8035in" svg:y="11.4043in" draw:caption-point-x="-0.1898in" draw:caption-point-y="0.2551in">
              <dc:creator>NWS</dc:creator>
              <dc:date>2017-12-30T00:00:00</dc:date>
              <text:p text:style-name="P1">based on mix of 95% pils and 5% carapils</text:p>
              <text:p text:style-name="P1"><text:span text:style-name="T1"/></text:p>
              <text:p text:style-name="P1"><text:span text:style-name="T1"/></text:p>
            </office:annotation>
            <text:p>0.82</text:p>
          </table:table-cell>
          <table:table-cell table:style-name="ce550" office:value-type="string">
            <text:p>n</text:p>
          </table:table-cell>
          <table:table-cell table:style-name="ce541" office:value-type="float" office:value="3">
            <text:p>3</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Light, Muntons</text:p>
          </table:table-cell>
          <table:table-cell table:style-name="ce541" office:value-type="float" office:value="44">
            <text:p>44</text:p>
          </table:table-cell>
          <table:table-cell table:style-name="ce550" office:value-type="string">
            <text:p>n</text:p>
          </table:table-cell>
          <table:table-cell table:style-name="ce541" office:value-type="float" office:value="0.82">
            <office:annotation draw:style-name="gr41" draw:text-style-name="P1" svg:width="3.9276in" svg:height="0.8264in" svg:x="5.8035in" svg:y="11.5823in" draw:caption-point-x="-0.1898in" draw:caption-point-y="0.2547in">
              <dc:creator>NWS</dc:creator>
              <dc:date>2017-12-30T00:00:00</dc:date>
              <text:p text:style-name="P1">based on mix of 95% pils and 5% carapils</text:p>
              <text:p text:style-name="P1"><text:span text:style-name="T1"/></text:p>
              <text:p text:style-name="P1"><text:span text:style-name="T1"/></text:p>
            </office:annotation>
            <text:p>0.82</text:p>
          </table:table-cell>
          <table:table-cell table:style-name="ce550" office:value-type="string">
            <text:p>n</text:p>
          </table:table-cell>
          <table:table-cell table:style-name="ce541" office:value-type="float" office:value="4">
            <text:p>4</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Pilsen Light, Briess</text:p>
          </table:table-cell>
          <table:table-cell table:style-name="ce541" office:value-type="float" office:value="43">
            <text:p>43</text:p>
          </table:table-cell>
          <table:table-cell table:style-name="ce550" office:value-type="string">
            <text:p>n</text:p>
          </table:table-cell>
          <table:table-cell table:style-name="ce544" office:value-type="float" office:value="0.82">
            <office:annotation draw:style-name="gr41" draw:text-style-name="P1" svg:width="1.5898in" svg:height="0.8264in" svg:x="5.8035in" svg:y="11.7602in" draw:caption-point-x="-0.1898in" draw:caption-point-y="0.2547in">
              <dc:creator>NWS</dc:creator>
              <dc:date>2017-12-30T00:00:00</dc:date>
              <text:p text:style-name="P1">based on mix of 95% pils and 5% carapils</text:p>
              <text:p text:style-name="P1"><text:s/></text:p>
              <text:p text:style-name="P1"><text:span text:style-name="T1"/></text:p>
            </office:annotation>
            <text:p>0.82</text:p>
          </table:table-cell>
          <table:table-cell table:style-name="ce550" office:value-type="string">
            <text:p>n</text:p>
          </table:table-cell>
          <table:table-cell table:style-name="ce541" office:value-type="float" office:value="2.5">
            <text:p>2.5</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Sparkling Amber, Briess</text:p>
          </table:table-cell>
          <table:table-cell table:style-name="ce541" office:value-type="float" office:value="43">
            <text:p>43</text:p>
          </table:table-cell>
          <table:table-cell table:style-name="ce550" office:value-type="string">
            <text:p>n</text:p>
          </table:table-cell>
          <table:table-cell table:style-name="ce541" office:value-type="float" office:value="0.77">
            <office:annotation draw:style-name="gr41" draw:text-style-name="P1" svg:width="3.9276in" svg:height="0.9862in" svg:x="5.8035in" svg:y="11.9378in" draw:caption-point-x="-0.1898in" draw:caption-point-y="0.2551in">
              <dc:creator>NWS</dc:creator>
              <dc:date>2017-12-30T00:00:00</dc:date>
              <text:p text:style-name="P1">Using Color for Base/Kilned/Toasted malts, applied to an exponential function derived from Pils, Munich 10, and Chocolate malt data. <text:s/>Color used as a proxy for 'processing'</text:p>
              <text:p text:style-name="P1"/>
              <text:p text:style-name="P1"><text:span text:style-name="T1"/></text:p>
              <text:p text:style-name="P1"><text:span text:style-name="T1"/></text:p>
            </office:annotation>
            <text:p>0.77</text:p>
          </table:table-cell>
          <table:table-cell table:style-name="ce550" office:value-type="string">
            <text:p>n</text:p>
          </table:table-cell>
          <table:table-cell table:style-name="ce541" office:value-type="float" office:value="10">
            <text:p>1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Traditional Dark, Briess</text:p>
          </table:table-cell>
          <table:table-cell table:style-name="ce541" office:value-type="float" office:value="43">
            <text:p>43</text:p>
          </table:table-cell>
          <table:table-cell table:style-name="ce550" office:value-type="string">
            <text:p>n</text:p>
          </table:table-cell>
          <table:table-cell table:style-name="ce541" office:value-type="float" office:value="0.69">
            <office:annotation draw:style-name="gr41" draw:text-style-name="P1" svg:width="3.9276in" svg:height="0.9862in" svg:x="5.8035in" svg:y="12.1157in" draw:caption-point-x="-0.1898in" draw:caption-point-y="0.2547in">
              <dc:creator>NWS</dc:creator>
              <dc:date>2017-12-30T00:00:00</dc:date>
              <text:p text:style-name="P1">Using Color for Base/Kilned/Toasted malts, applied to an exponential function derived from Pils, Munich 10, and Chocolate malt data. <text:s/>Color used as a proxy for 'processing'</text:p>
              <text:p text:style-name="P1"/>
              <text:p text:style-name="P1"><text:span text:style-name="T1"/></text:p>
              <text:p text:style-name="P1"><text:span text:style-name="T1"/></text:p>
            </office:annotation>
            <text:p>0.69</text:p>
          </table:table-cell>
          <table:table-cell table:style-name="ce550" office:value-type="string">
            <text:p>n</text:p>
          </table:table-cell>
          <table:table-cell table:style-name="ce541" office:value-type="float" office:value="30">
            <text:p>3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Wheat, Muntons</text:p>
          </table:table-cell>
          <table:table-cell table:style-name="ce541" office:value-type="float" office:value="44">
            <text:p>44</text:p>
          </table:table-cell>
          <table:table-cell table:style-name="ce550" office:value-type="string">
            <text:p>n</text:p>
          </table:table-cell>
          <table:table-cell table:style-name="ce547" office:value-type="float" office:value="0.76">
            <office:annotation draw:style-name="gr41" draw:text-style-name="P1" svg:width="1.5898in" svg:height="0.8264in" svg:x="5.8035in" svg:y="12.2937in" draw:caption-point-x="-0.1898in" draw:caption-point-y="0.2547in">
              <dc:creator>NWS</dc:creator>
              <dc:date>2017-12-30T00:00:00</dc:date>
              <text:p text:style-name="P1">Based on 65% Wheat and 35% Pale</text:p>
              <text:p text:style-name="P1"><text:span text:style-name="T1"/></text:p>
            </office:annotation>
            <text:p>0.76</text:p>
          </table:table-cell>
          <table:table-cell table:style-name="ce550" office:value-type="string">
            <text:p>n</text:p>
          </table:table-cell>
          <table:table-cell table:style-name="ce541" office:value-type="float" office:value="4">
            <text:p>4</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DME. Golden Light, Briess</text:p>
          </table:table-cell>
          <table:table-cell table:style-name="ce541" office:value-type="float" office:value="43">
            <text:p>43</text:p>
          </table:table-cell>
          <table:table-cell table:style-name="ce550" office:value-type="string">
            <text:p>n</text:p>
          </table:table-cell>
          <table:table-cell table:style-name="ce541" office:value-type="float" office:value="0.82">
            <office:annotation draw:style-name="gr41" draw:text-style-name="P1" svg:width="3.9276in" svg:height="0.8264in" svg:x="5.8035in" svg:y="12.4713in" draw:caption-point-x="-0.1898in" draw:caption-point-y="0.2547in">
              <dc:creator>NWS</dc:creator>
              <dc:date>2017-12-30T00:00:00</dc:date>
              <text:p text:style-name="P1">based on mix of 95% pils and 5% carapils</text:p>
              <text:p text:style-name="P1"><text:span text:style-name="T1"/></text:p>
              <text:p text:style-name="P1"><text:span text:style-name="T1"/></text:p>
            </office:annotation>
            <text:p>0.82</text:p>
          </table:table-cell>
          <table:table-cell table:style-name="ce550" office:value-type="string">
            <text:p>n</text:p>
          </table:table-cell>
          <table:table-cell table:style-name="ce541" office:value-type="float" office:value="4">
            <text:p>4</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2" office:value-type="string">
            <text:p>Extra Dark Crystal, UK (160L)</text:p>
          </table:table-cell>
          <table:table-cell table:style-name="ce542" office:value-type="float" office:value="35">
            <text:p>35</text:p>
          </table:table-cell>
          <table:table-cell table:style-name="ce551" office:value-type="string">
            <text:p>y</text:p>
          </table:table-cell>
          <table:table-cell table:style-name="ce544" office:value-type="float" office:value="0.62">
            <office:annotation draw:style-name="gr42" draw:text-style-name="P4" svg:width="1.5898in" svg:height="0.8268in" svg:x="5.8035in" svg:y="12.785in" draw:caption-point-x="-0.1898in" draw:caption-point-y="0.1189in">
              <dc:creator>NWS</dc:creator>
              <dc:date>2017-12-30T00:00:00</dc:date>
              <text:p text:style-name="P4">derived from Doss data</text:p>
            </office:annotation>
            <text:p>0.62</text:p>
          </table:table-cell>
          <table:table-cell table:style-name="ce551" office:value-type="string">
            <text:p>y</text:p>
          </table:table-cell>
          <table:table-cell table:style-name="ce541" office:value-type="float" office:value="160">
            <text:p>16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Fawcett Dark Crystal Malt - 85L</text:p>
          </table:table-cell>
          <table:table-cell table:style-name="ce547" office:value-type="float" office:value="34">
            <text:p>34</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12.963in" draw:caption-point-x="-0.1898in" draw:caption-point-y="0.1189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85">
            <text:p>85</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Fawcett Pale Chocolate</text:p>
          </table:table-cell>
          <table:table-cell table:style-name="ce541" office:value-type="float" office:value="31">
            <text:p>31</text:p>
          </table:table-cell>
          <table:table-cell table:style-name="ce550" office:value-type="string">
            <text:p>y</text:p>
          </table:table-cell>
          <table:table-cell table:style-name="ce544" office:value-type="float" office:value="0.16">
            <office:annotation draw:style-name="gr41" draw:text-style-name="P1" svg:width="1.5898in" svg:height="0.8264in" svg:x="5.8035in" svg:y="13.1409in" draw:caption-point-x="-0.1898in" draw:caption-point-y="0.1185in">
              <dc:creator>NWS</dc:creator>
              <dc:date>2017-12-30T00:00:00</dc:date>
              <text:p text:style-name="P1">derived from Doss Data</text:p>
            </office:annotation>
            <text:p>0.16</text:p>
          </table:table-cell>
          <table:table-cell table:style-name="ce550" office:value-type="string">
            <text:p>y</text:p>
          </table:table-cell>
          <table:table-cell table:style-name="ce541" office:value-type="float" office:value="220">
            <text:p>22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1" office:value-type="string">
            <text:p>Flaked Barley</text:p>
          </table:table-cell>
          <table:table-cell table:style-name="ce541" office:value-type="float" office:value="32">
            <text:p>32</text:p>
          </table:table-cell>
          <table:table-cell table:style-name="ce550" office:value-type="string">
            <text:p>y</text:p>
          </table:table-cell>
          <table:table-cell table:style-name="ce541" office:value-type="float" office:value="0.83">
            <office:annotation draw:style-name="gr41" draw:text-style-name="P1" svg:width="1.5898in" svg:height="0.8264in" svg:x="5.8035in" svg:y="13.3185in" draw:caption-point-x="-0.1898in" draw:caption-point-y="0.1189in">
              <dc:creator>NWS</dc:creator>
              <dc:date>2017-12-30T00:00:00</dc:date>
              <text:p text:style-name="P1">copied from Pilsner</text:p>
              <text:p text:style-name="P1"><text:span text:style-name="T1"/></text:p>
            </office:annotation>
            <text:p>0.83</text:p>
          </table:table-cell>
          <table:table-cell table:style-name="ce550" office:value-type="string">
            <text:p>y</text:p>
          </table:table-cell>
          <table:table-cell table:style-name="ce541" office:value-type="float" office:value="2">
            <text:p>2</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Flaked Corn</text:p>
          </table:table-cell>
          <table:table-cell table:style-name="ce547" office:value-type="float" office:value="37">
            <text:p>37</text:p>
          </table:table-cell>
          <table:table-cell table:style-name="ce550" office:value-type="string">
            <text:p>y</text:p>
          </table:table-cell>
          <table:table-cell table:style-name="ce547" office:value-type="float" office:value="0.83">
            <office:annotation draw:style-name="gr41" draw:text-style-name="P1" svg:width="1.5898in" svg:height="0.8264in" svg:x="5.8035in" svg:y="13.4965in" draw:caption-point-x="-0.1898in" draw:caption-point-y="0.1189in">
              <dc:creator>NWS</dc:creator>
              <dc:date>2017-12-30T00:00:00</dc:date>
              <text:p text:style-name="P1">copied from Pilsner</text:p>
              <text:p text:style-name="P1"><text:span text:style-name="T1"/></text:p>
            </office:annotation>
            <text:p>0.83</text:p>
          </table:table-cell>
          <table:table-cell table:style-name="ce550" office:value-type="string">
            <text:p>y</text:p>
          </table:table-cell>
          <table:table-cell table:style-name="ce541" office:value-type="float" office:value="1">
            <text:p>1</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4" office:value-type="string">
            <text:p>Flaked Oats</text:p>
          </table:table-cell>
          <table:table-cell table:style-name="ce541" office:value-type="float" office:value="37">
            <text:p>37</text:p>
          </table:table-cell>
          <table:table-cell table:style-name="ce551" office:value-type="string">
            <text:p>y</text:p>
          </table:table-cell>
          <table:table-cell table:style-name="ce541" office:value-type="float" office:value="0.5">
            <office:annotation draw:style-name="gr41" draw:text-style-name="P1" svg:width="1.5898in" svg:height="0.8264in" svg:x="5.8035in" svg:y="13.6744in" draw:caption-point-x="-0.1898in" draw:caption-point-y="0.1185in">
              <dc:creator>NWS</dc:creator>
              <dc:date>2017-12-30T00:00:00</dc:date>
              <text:p text:style-name="P1">derived from Doss data</text:p>
              <text:p text:style-name="P1"/>
            </office:annotation>
            <text:p>0.5</text:p>
          </table:table-cell>
          <table:table-cell table:style-name="ce551" office:value-type="string">
            <text:p>y</text:p>
          </table:table-cell>
          <table:table-cell table:style-name="ce541" office:value-type="float" office:value="1">
            <text:p>1</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Flaked Rice</text:p>
          </table:table-cell>
          <table:table-cell table:style-name="ce547" office:value-type="float" office:value="32">
            <text:p>32</text:p>
          </table:table-cell>
          <table:table-cell table:style-name="ce550" office:value-type="string">
            <text:p>y</text:p>
          </table:table-cell>
          <table:table-cell table:style-name="ce547" office:value-type="float" office:value="0.83">
            <office:annotation draw:style-name="gr41" draw:text-style-name="P1" svg:width="1.5898in" svg:height="0.8264in" svg:x="5.8035in" svg:y="13.852in" draw:caption-point-x="-0.1898in" draw:caption-point-y="0.1189in">
              <dc:creator>NWS</dc:creator>
              <dc:date>2017-12-30T00:00:00</dc:date>
              <text:p text:style-name="P1">copied from Pilsner</text:p>
              <text:p text:style-name="P1"><text:span text:style-name="T1"/></text:p>
            </office:annotation>
            <text:p>0.83</text:p>
          </table:table-cell>
          <table:table-cell table:style-name="ce550" office:value-type="string">
            <text:p>y</text:p>
          </table:table-cell>
          <table:table-cell table:style-name="ce541" office:value-type="float" office:value="1">
            <text:p>1</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2" office:value-type="string">
            <text:p>Flaked Rye</text:p>
          </table:table-cell>
          <table:table-cell table:style-name="ce542" office:value-type="float" office:value="36">
            <text:p>36</text:p>
          </table:table-cell>
          <table:table-cell table:style-name="ce551" office:value-type="string">
            <text:p>y</text:p>
          </table:table-cell>
          <table:table-cell table:style-name="ce544" office:value-type="float" office:value="0.74">
            <office:annotation draw:style-name="gr41" draw:text-style-name="P1" svg:width="1.5898in" svg:height="0.8264in" svg:x="5.8035in" svg:y="14.0299in" draw:caption-point-x="-0.1898in" draw:caption-point-y="0.1185in">
              <dc:creator>NWS</dc:creator>
              <dc:date>2017-12-30T00:00:00</dc:date>
              <text:p text:style-name="P1">copied from wheat</text:p>
            </office:annotation>
            <text:p>0.74</text:p>
          </table:table-cell>
          <table:table-cell table:style-name="ce551" office:value-type="string">
            <text:p>y</text:p>
          </table:table-cell>
          <table:table-cell table:style-name="ce541" office:value-type="float" office:value="2">
            <text:p>2</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2" office:value-type="string">
            <text:p>Flaked Spelt</text:p>
          </table:table-cell>
          <table:table-cell table:style-name="ce542" office:value-type="float" office:value="35">
            <text:p>35</text:p>
          </table:table-cell>
          <table:table-cell table:style-name="ce551" office:value-type="string">
            <text:p>y</text:p>
          </table:table-cell>
          <table:table-cell table:style-name="ce544" office:value-type="float" office:value="0.74">
            <office:annotation draw:style-name="gr42" draw:text-style-name="P1" svg:width="1.5898in" svg:height="0.8268in" svg:x="5.8035in" svg:y="14.2075in" draw:caption-point-x="-0.1898in" draw:caption-point-y="0.1189in">
              <dc:creator>NWS</dc:creator>
              <dc:date>2017-12-30T00:00:00</dc:date>
              <text:p text:style-name="P1">copied from wheat</text:p>
              <text:p text:style-name="P1"><text:span text:style-name="T1"/></text:p>
            </office:annotation>
            <text:p>0.74</text:p>
          </table:table-cell>
          <table:table-cell table:style-name="ce551" office:value-type="string">
            <text:p>y</text:p>
          </table:table-cell>
          <table:table-cell table:style-name="ce541" office:value-type="float" office:value="2">
            <text:p>2</text:p>
          </table:table-cell>
          <table:table-cell table:style-name="ce541" office:value-type="float" office:value="0">
            <text:p>0</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Flaked Wheat</text:p>
          </table:table-cell>
          <table:table-cell table:style-name="ce547" office:value-type="float" office:value="35">
            <text:p>35</text:p>
          </table:table-cell>
          <table:table-cell table:style-name="ce550" office:value-type="string">
            <text:p>y</text:p>
          </table:table-cell>
          <table:table-cell table:style-name="ce547" office:value-type="float" office:value="0.74">
            <office:annotation draw:style-name="gr41" draw:text-style-name="P1" svg:width="1.5898in" svg:height="0.8264in" svg:x="5.8035in" svg:y="14.3854in" draw:caption-point-x="-0.1898in" draw:caption-point-y="0.1189in">
              <dc:creator>NWS</dc:creator>
              <dc:date>2017-12-30T00:00:00</dc:date>
              <text:p text:style-name="P1">based on Doss data</text:p>
            </office:annotation>
            <text:p>0.74</text:p>
          </table:table-cell>
          <table:table-cell table:style-name="ce550" office:value-type="string">
            <text:p>y</text:p>
          </table:table-cell>
          <table:table-cell table:style-name="ce541" office:value-type="float" office:value="2">
            <text:p>2</text:p>
          </table:table-cell>
          <table:table-cell table:style-name="ce541" office:value-type="float" office:value="0">
            <text:p>0</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German Pils</text:p>
          </table:table-cell>
          <table:table-cell table:style-name="ce541" office:value-type="float" office:value="37">
            <text:p>37</text:p>
          </table:table-cell>
          <table:table-cell table:style-name="ce551" office:value-type="string">
            <text:p>y</text:p>
          </table:table-cell>
          <table:table-cell table:style-name="ce544" office:value-type="float" office:value="0.83">
            <office:annotation draw:style-name="gr41" draw:text-style-name="P1" svg:width="1.5898in" svg:height="0.8264in" svg:x="5.8035in" svg:y="14.5634in" draw:caption-point-x="-0.1898in" draw:caption-point-y="0.1185in">
              <dc:creator>NWS</dc:creator>
              <dc:date>2017-12-30T00:00:00</dc:date>
              <text:p text:style-name="P1">Derived from Doss data</text:p>
              <text:p text:style-name="P1"><text:span text:style-name="T1"/></text:p>
            </office:annotation>
            <text:p>0.83</text:p>
          </table:table-cell>
          <table:table-cell table:style-name="ce551" office:value-type="string">
            <text:p>y</text:p>
          </table:table-cell>
          <table:table-cell table:style-name="ce541" office:value-type="float" office:value="2">
            <text:p>2</text:p>
          </table:table-cell>
          <table:table-cell table:style-name="ce541" office:value-type="float" office:value="110">
            <text:p>11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2" office:value-type="string">
            <text:p>German Pilsner (2L)</text:p>
          </table:table-cell>
          <table:table-cell table:style-name="ce542" office:value-type="float" office:value="37">
            <text:p>37</text:p>
          </table:table-cell>
          <table:table-cell table:style-name="ce551" office:value-type="string">
            <text:p>y</text:p>
          </table:table-cell>
          <table:table-cell table:style-name="ce544" office:value-type="float" office:value="0.83">
            <office:annotation draw:style-name="gr41" draw:text-style-name="P1" svg:width="1.5898in" svg:height="0.8264in" svg:x="5.8035in" svg:y="14.7409in" draw:caption-point-x="-0.1898in" draw:caption-point-y="0.1189in">
              <dc:creator>NWS</dc:creator>
              <dc:date>2017-12-30T00:00:00</dc:date>
              <text:p text:style-name="P1">Derived from Doss data</text:p>
              <text:p text:style-name="P1"><text:span text:style-name="T1"/></text:p>
            </office:annotation>
            <text:p>0.83</text:p>
          </table:table-cell>
          <table:table-cell table:style-name="ce551" office:value-type="string">
            <text:p>y</text:p>
          </table:table-cell>
          <table:table-cell table:style-name="ce541" office:value-type="float" office:value="2">
            <text:p>2</text:p>
          </table:table-cell>
          <table:table-cell table:style-name="ce541" office:value-type="float" office:value="110">
            <text:p>11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2" office:value-type="string">
            <text:p>Golden Promise</text:p>
          </table:table-cell>
          <table:table-cell table:style-name="ce542" office:value-type="float" office:value="38">
            <text:p>38</text:p>
          </table:table-cell>
          <table:table-cell table:style-name="ce551" office:value-type="string">
            <text:p>y</text:p>
          </table:table-cell>
          <table:table-cell table:style-name="ce544" office:value-type="float" office:value="0.83">
            <office:annotation draw:style-name="gr41" draw:text-style-name="P1" svg:width="1.5898in" svg:height="0.8264in" svg:x="5.8035in" svg:y="14.9189in" draw:caption-point-x="-0.1898in" draw:caption-point-y="0.1189in">
              <dc:creator>NWS</dc:creator>
              <dc:date>2017-12-30T00:00:00</dc:date>
              <text:p text:style-name="P1">Mick:</text:p>
              <text:p text:style-name="P1"><text:span text:style-name="T1"/></text:p>
            </office:annotation>
            <text:p>0.83</text:p>
          </table:table-cell>
          <table:table-cell table:style-name="ce551" office:value-type="string">
            <text:p>y</text:p>
          </table:table-cell>
          <table:table-cell table:style-name="ce541" office:value-type="float" office:value="3">
            <text:p>3</text:p>
          </table:table-cell>
          <table:table-cell table:style-name="ce541" office:value-type="float" office:value="45">
            <text:p>45</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4" office:value-type="string">
            <text:p>Honey</text:p>
          </table:table-cell>
          <table:table-cell table:style-name="ce541" office:value-type="float" office:value="35">
            <text:p>35</text:p>
          </table:table-cell>
          <table:table-cell table:style-name="ce551" office:value-type="string">
            <text:p>n</text:p>
          </table:table-cell>
          <table:table-cell table:style-name="ce544" office:value-type="float" office:value="1.22">
            <office:annotation draw:style-name="gr41" draw:text-style-name="P1" svg:width="1.5898in" svg:height="0.8264in" svg:x="5.8035in" svg:y="15.0969in" draw:caption-point-x="-0.1898in" draw:caption-point-y="0.1185in">
              <dc:creator>NWS</dc:creator>
              <dc:date>2017-12-30T00:00:00</dc:date>
              <text:p text:style-name="P1">Theoretical</text:p>
              <text:p text:style-name="P1"><text:span text:style-name="T1"/></text:p>
            </office:annotation>
            <text:p>1.22</text:p>
          </table:table-cell>
          <table:table-cell table:style-name="ce551" office:value-type="string">
            <text:p>n</text:p>
          </table:table-cell>
          <table:table-cell table:style-name="ce541" office:value-type="float" office:value="1">
            <text:p>1</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33">
            <text:p>0.0833</text:p>
          </table:table-cell>
          <table:table-cell table:number-columns-repeated="1015"/>
        </table:table-row>
        <table:table-row table:style-name="ro22">
          <table:table-cell table:style-name="ce541" office:value-type="string">
            <text:p>Honey Malt</text:p>
          </table:table-cell>
          <table:table-cell table:style-name="ce547" office:value-type="float" office:value="33">
            <text:p>33</text:p>
          </table:table-cell>
          <table:table-cell table:style-name="ce550" office:value-type="string">
            <text:p>y</text:p>
          </table:table-cell>
          <table:table-cell table:style-name="ce547" office:value-type="float" office:value="0.71">
            <office:annotation draw:style-name="gr46" draw:text-style-name="P1" svg:width="2.463in" svg:height="1.1606in" svg:x="5.8035in" svg:y="15.2744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1</text:p>
          </table:table-cell>
          <table:table-cell table:style-name="ce550" office:value-type="string">
            <text:p>y</text:p>
          </table:table-cell>
          <table:table-cell table:style-name="ce541" office:value-type="float" office:value="25">
            <text:p>25</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Invert Sugar</text:p>
          </table:table-cell>
          <table:table-cell table:style-name="ce548" office:value-type="float" office:value="40">
            <text:p>40</text:p>
          </table:table-cell>
          <table:table-cell table:style-name="ce550" office:value-type="string">
            <text:p>n</text:p>
          </table:table-cell>
          <table:table-cell table:style-name="ce547" office:value-type="float" office:value="1.22">
            <office:annotation draw:style-name="gr41" draw:text-style-name="P1" svg:width="1.5898in" svg:height="0.8264in" svg:x="5.8035in" svg:y="15.4524in" draw:caption-point-x="-0.1898in" draw:caption-point-y="0.1185in">
              <dc:creator>NWS</dc:creator>
              <dc:date>2017-12-30T00:00:00</dc:date>
              <text:p text:style-name="P1">Theoretical</text:p>
              <text:p text:style-name="P1"><text:span text:style-name="T1"/></text:p>
            </office:annotation>
            <text:p>1.22</text:p>
          </table:table-cell>
          <table:table-cell table:style-name="ce550" office:value-type="string">
            <text:p>n</text:p>
          </table:table-cell>
          <table:table-cell table:number-columns-repeated="2"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Invert Sugar Syrup #2</text:p>
          </table:table-cell>
          <table:table-cell table:style-name="ce541" office:value-type="float" office:value="35">
            <text:p>35</text:p>
          </table:table-cell>
          <table:table-cell table:style-name="ce550" office:value-type="string">
            <text:p>n</text:p>
          </table:table-cell>
          <table:table-cell table:style-name="ce541" office:value-type="float" office:value="1.22">
            <text:p>1.22</text:p>
          </table:table-cell>
          <table:table-cell table:style-name="ce550" office:value-type="string">
            <text:p>n</text:p>
          </table:table-cell>
          <table:table-cell table:style-name="ce541" office:value-type="float" office:value="10">
            <text:p>1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actose</text:p>
          </table:table-cell>
          <table:table-cell table:style-name="ce547" office:value-type="float" office:value="42">
            <text:p>42</text:p>
          </table:table-cell>
          <table:table-cell table:style-name="ce550" office:value-type="string">
            <text:p>n</text:p>
          </table:table-cell>
          <table:table-cell table:style-name="ce547" office:value-type="float" office:value="0">
            <office:annotation draw:style-name="gr41" draw:text-style-name="P1" svg:width="1.5898in" svg:height="0.8264in" svg:x="5.8035in" svg:y="15.8079in" draw:caption-point-x="-0.1898in" draw:caption-point-y="0.1189in">
              <dc:creator>NWS</dc:creator>
              <dc:date>2017-12-30T00:00:00</dc:date>
              <text:p text:style-name="P1">Theroretical</text:p>
              <text:p text:style-name="P1"><text:span text:style-name="T1"/></text:p>
              <text:p text:style-name="P1"><text:span text:style-name="T1"/></text:p>
            </office:annotation>
            <text:p>0</text:p>
          </table:table-cell>
          <table:table-cell table:style-name="ce550" office:value-type="string">
            <text:p>n</text:p>
          </table:table-cell>
          <table:table-cell table:number-columns-repeated="2"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LME, Amber, Maillard Malts</text:p>
          </table:table-cell>
          <table:table-cell table:style-name="ce541" office:value-type="float" office:value="36">
            <text:p>36</text:p>
          </table:table-cell>
          <table:table-cell table:style-name="ce550" office:value-type="string">
            <text:p>n</text:p>
          </table:table-cell>
          <table:table-cell table:style-name="ce541" office:value-type="float" office:value="0.77">
            <office:annotation draw:style-name="gr41" draw:text-style-name="P1" svg:width="3.9276in" svg:height="0.9862in" svg:x="5.8035in" svg:y="15.9858in" draw:caption-point-x="-0.1898in" draw:caption-point-y="0.1185in">
              <dc:creator>NWS</dc:creator>
              <dc:date>2017-12-30T00:00:00</dc:date>
              <text:p text:style-name="P1">Using Color for Base/Kilned/Toasted malts, applied to an exponential function derived from Pils, Munich 10, and Chocolate malt data. <text:s/>Color used as a proxy for 'processing'</text:p>
              <text:p text:style-name="P1"/>
              <text:p text:style-name="P1"><text:span text:style-name="T1"/></text:p>
              <text:p text:style-name="P1"><text:span text:style-name="T1"/></text:p>
            </office:annotation>
            <text:p>0.77</text:p>
          </table:table-cell>
          <table:table-cell table:style-name="ce550" office:value-type="string">
            <text:p>n</text:p>
          </table:table-cell>
          <table:table-cell table:style-name="ce541" office:value-type="float" office:value="10">
            <text:p>1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ME, Dark, Maillard Malts</text:p>
          </table:table-cell>
          <table:table-cell table:style-name="ce541" office:value-type="float" office:value="36">
            <text:p>36</text:p>
          </table:table-cell>
          <table:table-cell table:style-name="ce550" office:value-type="string">
            <text:p>n</text:p>
          </table:table-cell>
          <table:table-cell table:style-name="ce541" office:value-type="float" office:value="0.69">
            <office:annotation draw:style-name="gr41" draw:text-style-name="P1" svg:width="3.9276in" svg:height="0.9862in" svg:x="5.8035in" svg:y="16.1634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
              <text:p text:style-name="P1"><text:span text:style-name="T1"/></text:p>
              <text:p text:style-name="P1"><text:span text:style-name="T1"/></text:p>
            </office:annotation>
            <text:p>0.69</text:p>
          </table:table-cell>
          <table:table-cell table:style-name="ce550" office:value-type="string">
            <text:p>n</text:p>
          </table:table-cell>
          <table:table-cell table:style-name="ce541" office:value-type="float" office:value="30">
            <text:p>3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ME, Gold, Maillard Malts</text:p>
          </table:table-cell>
          <table:table-cell table:style-name="ce541" office:value-type="float" office:value="36">
            <text:p>36</text:p>
          </table:table-cell>
          <table:table-cell table:style-name="ce550" office:value-type="string">
            <text:p>n</text:p>
          </table:table-cell>
          <table:table-cell table:style-name="ce541" office:value-type="float" office:value="0.82">
            <office:annotation draw:style-name="gr41" draw:text-style-name="P1" svg:width="3.9276in" svg:height="0.8264in" svg:x="5.8035in" svg:y="16.3413in" draw:caption-point-x="-0.1898in" draw:caption-point-y="0.1189in">
              <dc:creator>NWS</dc:creator>
              <dc:date>2017-12-30T00:00:00</dc:date>
              <text:p text:style-name="P1">based on mix of 95% pils and 5% carapils</text:p>
              <text:p text:style-name="P1"><text:span text:style-name="T1"/></text:p>
              <text:p text:style-name="P1"><text:span text:style-name="T1"/></text:p>
            </office:annotation>
            <text:p>0.82</text:p>
          </table:table-cell>
          <table:table-cell table:style-name="ce550" office:value-type="string">
            <text:p>n</text:p>
          </table:table-cell>
          <table:table-cell table:style-name="ce541" office:value-type="float" office:value="4">
            <text:p>4</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ME, Golden Light</text:p>
          </table:table-cell>
          <table:table-cell table:style-name="ce541" office:value-type="float" office:value="36">
            <text:p>36</text:p>
          </table:table-cell>
          <table:table-cell table:style-name="ce550" office:value-type="string">
            <text:p>n</text:p>
          </table:table-cell>
          <table:table-cell table:style-name="ce541" office:value-type="float" office:value="0.82">
            <office:annotation draw:style-name="gr41" draw:text-style-name="P1" svg:width="1.5898in" svg:height="0.8264in" svg:x="5.8035in" svg:y="16.5193in" draw:caption-point-x="-0.1898in" draw:caption-point-y="0.1185in">
              <dc:creator>NWS</dc:creator>
              <dc:date>2017-12-30T00:00:00</dc:date>
              <text:p text:style-name="P1">copied from golden light DME</text:p>
            </office:annotation>
            <text:p>0.82</text:p>
          </table:table-cell>
          <table:table-cell table:style-name="ce550" office:value-type="string">
            <text:p>n</text:p>
          </table:table-cell>
          <table:table-cell table:style-name="ce541" office:value-type="float" office:value="4">
            <text:p>4</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ME, Maris Otter, Maillard Malts</text:p>
          </table:table-cell>
          <table:table-cell table:style-name="ce541" office:value-type="float" office:value="36">
            <text:p>36</text:p>
          </table:table-cell>
          <table:table-cell table:style-name="ce550" office:value-type="string">
            <text:p>n</text:p>
          </table:table-cell>
          <table:table-cell table:style-name="ce541" office:value-type="float" office:value="0.79">
            <office:annotation draw:style-name="gr41" draw:text-style-name="P1" svg:width="3.9276in" svg:height="0.8264in" svg:x="5.8035in" svg:y="16.6969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9</text:p>
          </table:table-cell>
          <table:table-cell table:style-name="ce550" office:value-type="string">
            <text:p>n</text:p>
          </table:table-cell>
          <table:table-cell table:style-name="ce541" office:value-type="float" office:value="5">
            <text:p>5</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ME, Pilsen, Maillard Malts</text:p>
          </table:table-cell>
          <table:table-cell table:style-name="ce547" office:value-type="float" office:value="36">
            <text:p>36</text:p>
          </table:table-cell>
          <table:table-cell table:style-name="ce550" office:value-type="string">
            <text:p>n</text:p>
          </table:table-cell>
          <table:table-cell table:style-name="ce541" office:value-type="float" office:value="0.82">
            <office:annotation draw:style-name="gr41" draw:text-style-name="P1" svg:width="3.9276in" svg:height="0.8264in" svg:x="5.8035in" svg:y="16.8748in" draw:caption-point-x="-0.1898in" draw:caption-point-y="0.1185in">
              <dc:creator>NWS</dc:creator>
              <dc:date>2017-12-30T00:00:00</dc:date>
              <text:p text:style-name="P1">based on mix of 95% pils and 5% carapils</text:p>
              <text:p text:style-name="P1"><text:span text:style-name="T1"/></text:p>
              <text:p text:style-name="P1"><text:span text:style-name="T1"/></text:p>
            </office:annotation>
            <text:p>0.82</text:p>
          </table:table-cell>
          <table:table-cell table:style-name="ce550" office:value-type="string">
            <text:p>n</text:p>
          </table:table-cell>
          <table:table-cell table:style-name="ce541" office:value-type="float" office:value="3">
            <text:p>3</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ME, Rye, Maillard Malts</text:p>
          </table:table-cell>
          <table:table-cell table:style-name="ce547" office:value-type="float" office:value="35">
            <text:p>35</text:p>
          </table:table-cell>
          <table:table-cell table:style-name="ce550" office:value-type="string">
            <text:p>n</text:p>
          </table:table-cell>
          <table:table-cell table:style-name="ce541" office:value-type="float" office:value="0.78">
            <office:annotation draw:style-name="gr42" draw:text-style-name="P4" svg:width="1.5898in" svg:height="0.8268in" svg:x="5.8035in" svg:y="17.0524in" draw:caption-point-x="-0.1898in" draw:caption-point-y="0.1189in">
              <dc:creator>NWS</dc:creator>
              <dc:date>2017-12-30T00:00:00</dc:date>
              <text:p text:style-name="P4">Based on 70% 2-row, 20% rye malt, 10% C40</text:p>
            </office:annotation>
            <text:p>0.78</text:p>
          </table:table-cell>
          <table:table-cell table:style-name="ce550" office:value-type="string">
            <text:p>n</text:p>
          </table:table-cell>
          <table:table-cell table:style-name="ce541" office:value-type="float" office:value="6">
            <text:p>6</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ME, Sorghum, Maillard Malts</text:p>
          </table:table-cell>
          <table:table-cell table:style-name="ce547" office:value-type="float" office:value="36">
            <text:p>36</text:p>
          </table:table-cell>
          <table:table-cell table:style-name="ce550" office:value-type="string">
            <text:p>n</text:p>
          </table:table-cell>
          <table:table-cell table:style-name="ce541" office:value-type="float" office:value="0.78">
            <office:annotation draw:style-name="gr41" draw:text-style-name="P1" svg:width="1.5898in" svg:height="0.8264in" svg:x="5.8035in" svg:y="17.2303in" draw:caption-point-x="-0.1898in" draw:caption-point-y="0.1189in">
              <dc:creator>NWS</dc:creator>
              <dc:date>2017-12-30T00:00:00</dc:date>
              <text:p text:style-name="P1">Wild Guess</text:p>
              <text:p text:style-name="P1"><text:span text:style-name="T1"/></text:p>
            </office:annotation>
            <text:p>0.78</text:p>
          </table:table-cell>
          <table:table-cell table:style-name="ce550" office:value-type="string">
            <text:p>n</text:p>
          </table:table-cell>
          <table:table-cell table:style-name="ce541" office:value-type="float" office:value="6">
            <text:p>6</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LME, Wheat, Maillard Malts</text:p>
          </table:table-cell>
          <table:table-cell table:style-name="ce547" office:value-type="float" office:value="36">
            <text:p>36</text:p>
          </table:table-cell>
          <table:table-cell table:style-name="ce550" office:value-type="string">
            <text:p>n</text:p>
          </table:table-cell>
          <table:table-cell table:style-name="ce547" office:value-type="float" office:value="0.76">
            <office:annotation draw:style-name="gr41" draw:text-style-name="P1" svg:width="1.5898in" svg:height="0.8264in" svg:x="5.8035in" svg:y="17.4083in" draw:caption-point-x="-0.1898in" draw:caption-point-y="0.1185in">
              <dc:creator>NWS</dc:creator>
              <dc:date>2017-12-30T00:00:00</dc:date>
              <text:p text:style-name="P1">Based on 65% Wheat and 35% Pale</text:p>
              <text:p text:style-name="P1"><text:span text:style-name="T1"/></text:p>
            </office:annotation>
            <text:p>0.76</text:p>
          </table:table-cell>
          <table:table-cell table:style-name="ce550" office:value-type="string">
            <text:p>n</text:p>
          </table:table-cell>
          <table:table-cell table:style-name="ce541" office:value-type="float" office:value="3">
            <text:p>3</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Malted Oats</text:p>
          </table:table-cell>
          <table:table-cell table:style-name="ce547" office:value-type="float" office:value="37">
            <text:p>37</text:p>
          </table:table-cell>
          <table:table-cell table:style-name="ce550" office:value-type="string">
            <text:p>y</text:p>
          </table:table-cell>
          <table:table-cell table:style-name="ce547" office:value-type="float" office:value="0.5">
            <office:annotation draw:style-name="gr41" draw:text-style-name="P1" svg:width="1.5898in" svg:height="0.8264in" svg:x="5.8035in" svg:y="17.5858in" draw:caption-point-x="-0.1898in" draw:caption-point-y="0.1189in">
              <dc:creator>NWS</dc:creator>
              <dc:date>2017-12-30T00:00:00</dc:date>
              <text:p text:style-name="P1">derived from Doss data</text:p>
              <text:p text:style-name="P1"><text:span text:style-name="T1"/></text:p>
            </office:annotation>
            <text:p>0.5</text:p>
          </table:table-cell>
          <table:table-cell table:style-name="ce550" office:value-type="string">
            <text:p>y</text:p>
          </table:table-cell>
          <table:table-cell table:style-name="ce541" office:value-type="float" office:value="1">
            <text:p>1</text:p>
          </table:table-cell>
          <table:table-cell table:style-name="ce541" office:value-type="float" office:value="35">
            <text:p>35</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4" office:value-type="string">
            <text:p>Maltodextrin</text:p>
          </table:table-cell>
          <table:table-cell table:style-name="ce541" office:value-type="float" office:value="40">
            <text:p>40</text:p>
          </table:table-cell>
          <table:table-cell table:style-name="ce551" office:value-type="string">
            <text:p>n</text:p>
          </table:table-cell>
          <table:table-cell table:style-name="ce544" office:value-type="float" office:value="0">
            <office:annotation draw:style-name="gr41" draw:text-style-name="P1" svg:width="1.5898in" svg:height="0.8264in" svg:x="5.8035in" svg:y="17.7638in" draw:caption-point-x="-0.1898in" draw:caption-point-y="0.1189in">
              <dc:creator>NWS</dc:creator>
              <dc:date>2017-12-30T00:00:00</dc:date>
              <text:p text:style-name="P1">theoretical</text:p>
              <text:p text:style-name="P1"/>
              <text:p text:style-name="P1"><text:span text:style-name="T1"/></text:p>
              <text:p text:style-name="P1"><text:span text:style-name="T1"/></text:p>
            </office:annotation>
            <text:p>0</text:p>
          </table:table-cell>
          <table:table-cell table:style-name="ce551" office:value-type="string">
            <text:p>n</text:p>
          </table:table-cell>
          <table:table-cell table:number-columns-repeated="2"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Maple Syrup</text:p>
          </table:table-cell>
          <table:table-cell table:style-name="ce547" office:value-type="float" office:value="30">
            <text:p>30</text:p>
          </table:table-cell>
          <table:table-cell table:style-name="ce550" office:value-type="string">
            <text:p>n</text:p>
          </table:table-cell>
          <table:table-cell table:style-name="ce547" office:value-type="float" office:value="1">
            <office:annotation draw:style-name="gr41" draw:text-style-name="P1" svg:width="1.5898in" svg:height="0.8264in" svg:x="5.8035in" svg:y="17.9417in" draw:caption-point-x="-0.1898in" draw:caption-point-y="0.1185in">
              <dc:creator>NWS</dc:creator>
              <dc:date>2017-12-30T00:00:00</dc:date>
              <text:p text:style-name="P1">Rough avg of internet lore. <text:s/>Needs to be measured.</text:p>
              <text:p text:style-name="P1"><text:span text:style-name="T1"/></text:p>
            </office:annotation>
            <text:p>1</text:p>
          </table:table-cell>
          <table:table-cell table:style-name="ce550" office:value-type="string">
            <text:p>n</text:p>
          </table:table-cell>
          <table:table-cell table:style-name="ce541" office:value-type="float" office:value="35">
            <text:p>35</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2" office:value-type="string">
            <text:p>Maris Otter</text:p>
          </table:table-cell>
          <table:table-cell table:style-name="ce542" office:value-type="float" office:value="38">
            <text:p>38</text:p>
          </table:table-cell>
          <table:table-cell table:style-name="ce551" office:value-type="string">
            <text:p>y</text:p>
          </table:table-cell>
          <table:table-cell table:style-name="ce544" office:value-type="float" office:value="0.81">
            <office:annotation draw:style-name="gr41" draw:text-style-name="P1" svg:width="1.5898in" svg:height="0.8264in" svg:x="5.8035in" svg:y="18.1193in" draw:caption-point-x="-0.1898in" draw:caption-point-y="0.1189in">
              <dc:creator>NWS</dc:creator>
              <dc:date>2017-12-30T00:00:00</dc:date>
              <text:p text:style-name="P1">copied from Crisp MO</text:p>
            </office:annotation>
            <text:p>0.81</text:p>
          </table:table-cell>
          <table:table-cell table:style-name="ce551" office:value-type="string">
            <text:p>y</text:p>
          </table:table-cell>
          <table:table-cell table:style-name="ce541" office:value-type="float" office:value="4">
            <text:p>4</text:p>
          </table:table-cell>
          <table:table-cell table:style-name="ce541" office:value-type="float" office:value="45">
            <text:p>45</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Melanoiden Malt</text:p>
          </table:table-cell>
          <table:table-cell table:style-name="ce547" office:value-type="float" office:value="37">
            <text:p>37</text:p>
          </table:table-cell>
          <table:table-cell table:style-name="ce550" office:value-type="string">
            <text:p>y</text:p>
          </table:table-cell>
          <table:table-cell table:style-name="ce547" office:value-type="float" office:value="0.73">
            <office:annotation draw:style-name="gr41" draw:text-style-name="P1" svg:width="3.3799in" svg:height="0.835in" svg:x="5.8035in" svg:y="18.2972in" draw:caption-point-x="-0.1898in" draw:caption-point-y="0.1185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3</text:p>
          </table:table-cell>
          <table:table-cell table:style-name="ce550" office:value-type="string">
            <text:p>y</text:p>
          </table:table-cell>
          <table:table-cell table:style-name="ce541" office:value-type="float" office:value="20">
            <text:p>20</text:p>
          </table:table-cell>
          <table:table-cell table:style-name="ce541" office:value-type="float" office:value="10">
            <text:p>1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Mild</text:p>
          </table:table-cell>
          <table:table-cell table:style-name="ce547" office:value-type="float" office:value="35">
            <text:p>35</text:p>
          </table:table-cell>
          <table:table-cell table:style-name="ce550" office:value-type="string">
            <text:p>y</text:p>
          </table:table-cell>
          <table:table-cell table:style-name="ce547" office:value-type="float" office:value="0.81">
            <office:annotation draw:style-name="gr42" draw:text-style-name="P1" svg:width="1.5898in" svg:height="0.8268in" svg:x="5.8035in" svg:y="18.4748in" draw:caption-point-x="-0.1898in" draw:caption-point-y="0.1189in">
              <dc:creator>NWS</dc:creator>
              <dc:date>2017-12-30T00:00:00</dc:date>
              <text:p text:style-name="P1">copied from Maris Otter</text:p>
              <text:p text:style-name="P1"><text:span text:style-name="T1"/></text:p>
            </office:annotation>
            <text:p>0.81</text:p>
          </table:table-cell>
          <table:table-cell table:style-name="ce550" office:value-type="string">
            <text:p>y</text:p>
          </table:table-cell>
          <table:table-cell table:style-name="ce541" office:value-type="float" office:value="4">
            <text:p>4</text:p>
          </table:table-cell>
          <table:table-cell table:style-name="ce541" office:value-type="float" office:value="53">
            <text:p>53</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Molasses</text:p>
          </table:table-cell>
          <table:table-cell table:style-name="ce547" office:value-type="float" office:value="36">
            <text:p>36</text:p>
          </table:table-cell>
          <table:table-cell table:style-name="ce550" office:value-type="string">
            <text:p>n</text:p>
          </table:table-cell>
          <table:table-cell table:style-name="ce547" office:value-type="float" office:value="1.11">
            <office:annotation draw:style-name="gr41" draw:text-style-name="P1" svg:width="1.5898in" svg:height="0.8264in" svg:x="5.8035in" svg:y="18.6528in" draw:caption-point-x="-0.1898in" draw:caption-point-y="0.1189in">
              <dc:creator>NWS</dc:creator>
              <dc:date>2017-12-30T00:00:00</dc:date>
              <text:p text:style-name="P1">Copied from D180</text:p>
            </office:annotation>
            <text:p>1.11</text:p>
          </table:table-cell>
          <table:table-cell table:style-name="ce550" office:value-type="string">
            <text:p>n</text:p>
          </table:table-cell>
          <table:table-cell table:style-name="ce541" office:value-type="float" office:value="80">
            <text:p>8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Munich (20L)</text:p>
          </table:table-cell>
          <table:table-cell table:style-name="ce547" office:value-type="float" office:value="35">
            <text:p>35</text:p>
          </table:table-cell>
          <table:table-cell table:style-name="ce550" office:value-type="string">
            <text:p>y</text:p>
          </table:table-cell>
          <table:table-cell table:style-name="ce547" office:value-type="float" office:value="0.73">
            <office:annotation draw:style-name="gr41" draw:text-style-name="P1" svg:width="2.6819in" svg:height="0.9862in" svg:x="5.8035in" svg:y="18.8307in" draw:caption-point-x="-0.1898in" draw:caption-point-y="0.1185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3</text:p>
          </table:table-cell>
          <table:table-cell table:style-name="ce550" office:value-type="string">
            <text:p>y</text:p>
          </table:table-cell>
          <table:table-cell table:number-columns-repeated="2" table:style-name="ce541" office:value-type="float" office:value="20">
            <text:p>2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2" office:value-type="string">
            <text:p>Munich (6L)</text:p>
          </table:table-cell>
          <table:table-cell table:style-name="ce542" office:value-type="float" office:value="35">
            <text:p>35</text:p>
          </table:table-cell>
          <table:table-cell table:style-name="ce551" office:value-type="string">
            <text:p>y</text:p>
          </table:table-cell>
          <table:table-cell table:style-name="ce544" office:value-type="float" office:value="0.78">
            <office:annotation draw:style-name="gr47" draw:text-style-name="P1" svg:width="2.3693in" svg:height="1.2866in" svg:x="5.8035in" svg:y="19.0083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8</text:p>
          </table:table-cell>
          <table:table-cell table:style-name="ce551" office:value-type="string">
            <text:p>y</text:p>
          </table:table-cell>
          <table:table-cell table:style-name="ce541" office:value-type="float" office:value="9">
            <text:p>9</text:p>
          </table:table-cell>
          <table:table-cell table:style-name="ce541" office:value-type="float" office:value="72">
            <text:p>72</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2" office:value-type="string">
            <text:p>Munich (9L)</text:p>
          </table:table-cell>
          <table:table-cell table:style-name="ce542" office:value-type="float" office:value="35">
            <text:p>35</text:p>
          </table:table-cell>
          <table:table-cell table:style-name="ce551" office:value-type="string">
            <text:p>y</text:p>
          </table:table-cell>
          <table:table-cell table:style-name="ce544" office:value-type="float" office:value="0.77">
            <office:annotation draw:style-name="gr48" draw:text-style-name="P1" svg:width="2.3693in" svg:height="1.2862in" svg:x="5.8035in" svg:y="19.1862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7</text:p>
          </table:table-cell>
          <table:table-cell table:style-name="ce551" office:value-type="string">
            <text:p>y</text:p>
          </table:table-cell>
          <table:table-cell table:style-name="ce541" office:value-type="float" office:value="9">
            <text:p>9</text:p>
          </table:table-cell>
          <table:table-cell table:style-name="ce541" office:value-type="float" office:value="72">
            <text:p>72</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Munich, Schill (9L)</text:p>
          </table:table-cell>
          <table:table-cell table:style-name="ce541" office:value-type="float" office:value="35">
            <text:p>35</text:p>
          </table:table-cell>
          <table:table-cell table:style-name="ce550" office:value-type="string">
            <text:p>y</text:p>
          </table:table-cell>
          <table:table-cell table:style-name="ce541" office:value-type="float" office:value="0.77">
            <text:p>0.77</text:p>
          </table:table-cell>
          <table:table-cell table:style-name="ce550" office:value-type="string">
            <text:p>y</text:p>
          </table:table-cell>
          <table:table-cell table:style-name="ce541" office:value-type="float" office:value="9">
            <text:p>9</text:p>
          </table:table-cell>
          <table:table-cell table:style-name="ce541" office:value-type="float" office:value="72">
            <text:p>72</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Pale Ale Malt, Briess</text:p>
          </table:table-cell>
          <table:table-cell table:style-name="ce547" office:value-type="float" office:value="37">
            <text:p>37</text:p>
          </table:table-cell>
          <table:table-cell table:style-name="ce550" office:value-type="string">
            <text:p>y</text:p>
          </table:table-cell>
          <table:table-cell table:style-name="ce544" office:value-type="float" office:value="0.81">
            <office:annotation draw:style-name="gr41" draw:text-style-name="P1" svg:width="1.5898in" svg:height="0.8264in" svg:x="5.8035in" svg:y="19.5417in" draw:caption-point-x="-0.1898in" draw:caption-point-y="0.1189in">
              <dc:creator>NWS</dc:creator>
              <dc:date>2017-12-30T00:00:00</dc:date>
              <text:p text:style-name="P1">copied from Crisp MO</text:p>
            </office:annotation>
            <text:p>0.81</text:p>
          </table:table-cell>
          <table:table-cell table:style-name="ce550" office:value-type="string">
            <text:p>y</text:p>
          </table:table-cell>
          <table:table-cell table:style-name="ce541" office:value-type="float" office:value="3.5">
            <text:p>3.5</text:p>
          </table:table-cell>
          <table:table-cell table:style-name="ce541" office:value-type="float" office:value="85">
            <text:p>85</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Pale Ale Malt, Rahr</text:p>
          </table:table-cell>
          <table:table-cell table:style-name="ce541" office:value-type="float" office:value="36">
            <text:p>36</text:p>
          </table:table-cell>
          <table:table-cell table:style-name="ce550" office:value-type="string">
            <text:p>y</text:p>
          </table:table-cell>
          <table:table-cell table:style-name="ce544" office:value-type="float" office:value="0.81">
            <office:annotation draw:style-name="gr41" draw:text-style-name="P1" svg:width="1.5898in" svg:height="0.8264in" svg:x="5.8035in" svg:y="19.7197in" draw:caption-point-x="-0.1898in" draw:caption-point-y="0.1189in">
              <dc:creator>NWS</dc:creator>
              <dc:date>2017-12-30T00:00:00</dc:date>
              <text:p text:style-name="P1">copied from Crisp MO</text:p>
            </office:annotation>
            <text:p>0.81</text:p>
          </table:table-cell>
          <table:table-cell table:style-name="ce550" office:value-type="string">
            <text:p>y</text:p>
          </table:table-cell>
          <table:table-cell table:style-name="ce541" office:value-type="float" office:value="3.5">
            <text:p>3.5</text:p>
          </table:table-cell>
          <table:table-cell table:style-name="ce541" office:value-type="float" office:value="85">
            <text:p>85</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Pale Malt, Gambrinus</text:p>
          </table:table-cell>
          <table:table-cell table:style-name="ce541" office:value-type="float" office:value="37">
            <text:p>37</text:p>
          </table:table-cell>
          <table:table-cell table:style-name="ce550" office:value-type="string">
            <text:p>y</text:p>
          </table:table-cell>
          <table:table-cell table:style-name="ce541" office:value-type="float" office:value="0.81">
            <office:annotation draw:style-name="gr41" draw:text-style-name="P1" svg:width="1.5898in" svg:height="0.8264in" svg:x="5.8035in" svg:y="19.8976in" draw:caption-point-x="-0.1898in" draw:caption-point-y="0.1185in">
              <dc:creator>NWS</dc:creator>
              <dc:date>2017-12-30T00:00:00</dc:date>
              <text:p text:style-name="P1">jbakajust1</text:p>
              <text:p text:style-name="P1"><text:span text:style-name="T1"/></text:p>
            </office:annotation>
            <text:p>0.81</text:p>
          </table:table-cell>
          <table:table-cell table:style-name="ce550" office:value-type="string">
            <text:p>y</text:p>
          </table:table-cell>
          <table:table-cell table:style-name="ce541" office:value-type="float" office:value="1.8">
            <text:p>1.8</text:p>
          </table:table-cell>
          <table:table-cell table:style-name="ce541" office:value-type="float" office:value="134">
            <text:p>134</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Pale Malt, Great Western</text:p>
          </table:table-cell>
          <table:table-cell table:style-name="ce541" office:value-type="float" office:value="37">
            <text:p>37</text:p>
          </table:table-cell>
          <table:table-cell table:style-name="ce550" office:value-type="string">
            <text:p>y</text:p>
          </table:table-cell>
          <table:table-cell table:style-name="ce541" office:value-type="float" office:value="0.81">
            <text:p>0.81</text:p>
          </table:table-cell>
          <table:table-cell table:style-name="ce550" office:value-type="string">
            <text:p>y</text:p>
          </table:table-cell>
          <table:table-cell table:style-name="ce541" office:value-type="float" office:value="3">
            <text:p>3</text:p>
          </table:table-cell>
          <table:table-cell table:style-name="ce541" office:value-type="float" office:value="134">
            <text:p>134</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Pearl (barley) Malt</text:p>
          </table:table-cell>
          <table:table-cell table:style-name="ce541" office:value-type="float" office:value="37">
            <text:p>37</text:p>
          </table:table-cell>
          <table:table-cell table:style-name="ce550" office:value-type="string">
            <text:p>y</text:p>
          </table:table-cell>
          <table:table-cell table:style-name="ce541" office:value-type="float" office:value="0.81">
            <text:p>0.81</text:p>
          </table:table-cell>
          <table:table-cell table:style-name="ce550" office:value-type="string">
            <text:p>y</text:p>
          </table:table-cell>
          <table:table-cell table:style-name="ce541" office:value-type="float" office:value="2.6">
            <text:p>2.6</text:p>
          </table:table-cell>
          <table:table-cell table:style-name="ce541" office:value-type="float" office:value="65">
            <text:p>65</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Pilsen Malt, Briess</text:p>
          </table:table-cell>
          <table:table-cell table:style-name="ce547" office:value-type="float" office:value="37">
            <text:p>37</text:p>
          </table:table-cell>
          <table:table-cell table:style-name="ce550" office:value-type="string">
            <text:p>y</text:p>
          </table:table-cell>
          <table:table-cell table:style-name="ce541" office:value-type="float" office:value="0.83">
            <office:annotation draw:style-name="gr42" draw:text-style-name="P1" svg:width="1.5898in" svg:height="0.8268in" svg:x="5.8035in" svg:y="20.4307in" draw:caption-point-x="-0.1898in" draw:caption-point-y="0.1189in">
              <dc:creator>NWS</dc:creator>
              <dc:date>2017-12-30T00:00:00</dc:date>
              <text:p text:style-name="P1">copied from Pilsner</text:p>
              <text:p text:style-name="P1"><text:span text:style-name="T1"/></text:p>
            </office:annotation>
            <text:p>0.83</text:p>
          </table:table-cell>
          <table:table-cell table:style-name="ce550" office:value-type="string">
            <text:p>y</text:p>
          </table:table-cell>
          <table:table-cell table:style-name="ce541" office:value-type="float" office:value="1.2">
            <text:p>1.2</text:p>
          </table:table-cell>
          <table:table-cell table:style-name="ce541" office:value-type="float" office:value="140">
            <text:p>14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Raw Wheat</text:p>
          </table:table-cell>
          <table:table-cell table:style-name="ce547" office:value-type="float" office:value="35">
            <text:p>35</text:p>
          </table:table-cell>
          <table:table-cell table:style-name="ce550" office:value-type="string">
            <text:p>y</text:p>
          </table:table-cell>
          <table:table-cell table:style-name="ce547" office:value-type="float" office:value="0.74">
            <office:annotation draw:style-name="gr41" draw:text-style-name="P1" svg:width="1.5898in" svg:height="0.8264in" svg:x="5.8035in" svg:y="20.6087in" draw:caption-point-x="-0.1898in" draw:caption-point-y="0.1189in">
              <dc:creator>NWS</dc:creator>
              <dc:date>2017-12-30T00:00:00</dc:date>
              <text:p text:style-name="P1">based on Doss data</text:p>
            </office:annotation>
            <text:p>0.74</text:p>
          </table:table-cell>
          <table:table-cell table:style-name="ce550" office:value-type="string">
            <text:p>y</text:p>
          </table:table-cell>
          <table:table-cell table:style-name="ce541" office:value-type="float" office:value="2">
            <text:p>2</text:p>
          </table:table-cell>
          <table:table-cell table:style-name="ce541" office:value-type="float" office:value="0">
            <text:p>0</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Rice Extract Syrup</text:p>
          </table:table-cell>
          <table:table-cell table:style-name="ce547" office:value-type="float" office:value="32">
            <text:p>32</text:p>
          </table:table-cell>
          <table:table-cell table:style-name="ce550" office:value-type="string">
            <text:p>n</text:p>
          </table:table-cell>
          <table:table-cell table:style-name="ce547" office:value-type="float" office:value="0.83">
            <office:annotation draw:style-name="gr41" draw:text-style-name="P1" svg:width="1.5898in" svg:height="0.8264in" svg:x="5.8035in" svg:y="20.7866in" draw:caption-point-x="-0.1898in" draw:caption-point-y="0.1185in">
              <dc:creator>NWS</dc:creator>
              <dc:date>2017-12-30T00:00:00</dc:date>
              <text:p text:style-name="P1">copied from Pilsner</text:p>
              <text:p text:style-name="P1"><text:span text:style-name="T1"/></text:p>
            </office:annotation>
            <text:p>0.83</text:p>
          </table:table-cell>
          <table:table-cell table:style-name="ce550" office:value-type="string">
            <text:p>n</text:p>
          </table:table-cell>
          <table:table-cell table:style-name="ce541" office:value-type="float" office:value="7">
            <text:p>7</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8475">
            <text:p>0.08475</text:p>
          </table:table-cell>
          <table:table-cell table:number-columns-repeated="1015"/>
        </table:table-row>
        <table:table-row table:style-name="ro22">
          <table:table-cell table:style-name="ce541" office:value-type="string">
            <text:p>Roasted Barley (English, 500L)</text:p>
          </table:table-cell>
          <table:table-cell table:style-name="ce547" office:value-type="float" office:value="25">
            <text:p>25</text:p>
          </table:table-cell>
          <table:table-cell table:style-name="ce550" office:value-type="string">
            <text:p>y</text:p>
          </table:table-cell>
          <table:table-cell table:style-name="ce547" office:value-type="float" office:value="0.15">
            <office:annotation draw:style-name="gr41" draw:text-style-name="P1" svg:width="1.5898in" svg:height="0.8264in" svg:x="5.8035in" svg:y="20.9642in" draw:caption-point-x="-0.1898in" draw:caption-point-y="0.1189in">
              <dc:creator>NWS</dc:creator>
              <dc:date>2017-12-30T00:00:00</dc:date>
              <text:p text:style-name="P1">derived from Doss data</text:p>
            </office:annotation>
            <text:p>0.15</text:p>
          </table:table-cell>
          <table:table-cell table:style-name="ce550" office:value-type="string">
            <text:p>y</text:p>
          </table:table-cell>
          <table:table-cell table:style-name="ce541" office:value-type="float" office:value="500">
            <text:p>50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1" office:value-type="string">
            <text:p>Roasted Barley (US, 300L</text:p>
          </table:table-cell>
          <table:table-cell table:style-name="ce547" office:value-type="float" office:value="25">
            <text:p>25</text:p>
          </table:table-cell>
          <table:table-cell table:style-name="ce550" office:value-type="string">
            <text:p>y</text:p>
          </table:table-cell>
          <table:table-cell table:style-name="ce547" office:value-type="float" office:value="0.15">
            <office:annotation draw:style-name="gr41" draw:text-style-name="P1" svg:width="1.5898in" svg:height="0.8264in" svg:x="5.8035in" svg:y="21.1421in" draw:caption-point-x="-0.1898in" draw:caption-point-y="0.1189in">
              <dc:creator>NWS</dc:creator>
              <dc:date>2017-12-30T00:00:00</dc:date>
              <text:p text:style-name="P1">derived from Doss data</text:p>
              <text:p text:style-name="P1"><text:span text:style-name="T1"/></text:p>
            </office:annotation>
            <text:p>0.15</text:p>
          </table:table-cell>
          <table:table-cell table:style-name="ce550" office:value-type="string">
            <text:p>y</text:p>
          </table:table-cell>
          <table:table-cell table:style-name="ce541" office:value-type="float" office:value="300">
            <text:p>30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1" office:value-type="string">
            <text:p>Rye Malt</text:p>
          </table:table-cell>
          <table:table-cell table:style-name="ce547" office:value-type="float" office:value="29">
            <text:p>29</text:p>
          </table:table-cell>
          <table:table-cell table:style-name="ce550" office:value-type="string">
            <text:p>y</text:p>
          </table:table-cell>
          <table:table-cell table:style-name="ce547" office:value-type="float" office:value="0.74">
            <office:annotation draw:style-name="gr41" draw:text-style-name="P1" svg:width="1.5898in" svg:height="0.8264in" svg:x="5.8035in" svg:y="21.3201in" draw:caption-point-x="-0.1898in" draw:caption-point-y="0.1185in">
              <dc:creator>NWS</dc:creator>
              <dc:date>2017-12-30T00:00:00</dc:date>
              <text:p text:style-name="P1">Copied from Wheat</text:p>
              <text:p text:style-name="P1"><text:span text:style-name="T1"/></text:p>
            </office:annotation>
            <text:p>0.74</text:p>
          </table:table-cell>
          <table:table-cell table:style-name="ce550" office:value-type="string">
            <text:p>y</text:p>
          </table:table-cell>
          <table:table-cell table:style-name="ce541" office:value-type="float" office:value="5">
            <text:p>5</text:p>
          </table:table-cell>
          <table:table-cell table:style-name="ce541" office:value-type="float" office:value="75">
            <text:p>75</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3" office:value-type="string">
            <text:p>Simpsons Chocolate (430)</text:p>
          </table:table-cell>
          <table:table-cell table:style-name="ce543" office:value-type="float" office:value="34">
            <text:p>34</text:p>
          </table:table-cell>
          <table:table-cell table:style-name="ce551" office:value-type="string">
            <text:p>y</text:p>
          </table:table-cell>
          <table:table-cell table:style-name="ce544" office:value-type="float" office:value="0.16">
            <office:annotation draw:style-name="gr41" draw:text-style-name="P4" svg:width="1.5898in" svg:height="0.8264in" svg:x="5.8035in" svg:y="21.4976in" draw:caption-point-x="-0.1898in" draw:caption-point-y="0.1189in">
              <dc:creator>NWS</dc:creator>
              <dc:date>2017-12-30T00:00:00</dc:date>
              <text:p text:style-name="P4">derived from Doss data</text:p>
              <text:p text:style-name="P4"/>
            </office:annotation>
            <text:p>0.16</text:p>
          </table:table-cell>
          <table:table-cell table:style-name="ce551" office:value-type="string">
            <text:p>y</text:p>
          </table:table-cell>
          <table:table-cell table:style-name="ce541" office:value-type="float" office:value="430">
            <text:p>43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1" office:value-type="string">
            <text:p>Simpsons Dark Crystal Malt - 70-80L</text:p>
          </table:table-cell>
          <table:table-cell table:style-name="ce547" office:value-type="float" office:value="34">
            <text:p>34</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21.6756in" draw:caption-point-x="-0.1898in" draw:caption-point-y="0.1185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75">
            <text:p>75</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Simpsons Double Roasted Crystal (106-121L)</text:p>
          </table:table-cell>
          <table:table-cell table:style-name="ce547" office:value-type="float" office:value="33">
            <text:p>33</text:p>
          </table:table-cell>
          <table:table-cell table:style-name="ce550" office:value-type="string">
            <text:p>y</text:p>
          </table:table-cell>
          <table:table-cell table:style-name="ce547" office:value-type="float" office:value="0.62">
            <office:annotation draw:style-name="gr42" draw:text-style-name="P1" svg:width="1.5898in" svg:height="0.8268in" svg:x="5.8035in" svg:y="21.8531in" draw:caption-point-x="-0.1898in" draw:caption-point-y="0.1189in">
              <dc:creator>NWS</dc:creator>
              <dc:date>2017-12-30T00:00:00</dc:date>
              <text:p text:style-name="P1">copied from C120</text:p>
              <text:p text:style-name="P1"/>
            </office:annotation>
            <text:p>0.62</text:p>
          </table:table-cell>
          <table:table-cell table:style-name="ce550" office:value-type="string">
            <text:p>y</text:p>
          </table:table-cell>
          <table:table-cell table:style-name="ce541" office:value-type="float" office:value="114">
            <text:p>114</text:p>
          </table:table-cell>
          <table:table-cell table:style-name="ce541" office:value-type="float" office:value="0">
            <text:p>0</text:p>
          </table:table-cell>
          <table:table-cell table:style-name="ce551"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Simpsons Medium Crystal (55L)</text:p>
          </table:table-cell>
          <table:table-cell table:style-name="ce547" office:value-type="float" office:value="34">
            <text:p>34</text:p>
          </table:table-cell>
          <table:table-cell table:style-name="ce550" office:value-type="string">
            <text:p>y</text:p>
          </table:table-cell>
          <table:table-cell table:style-name="ce547" office:value-type="float" office:value="0.55">
            <office:annotation draw:style-name="gr41" draw:text-style-name="P1" svg:width="1.5898in" svg:height="0.8264in" svg:x="5.8035in" svg:y="22.0311in" draw:caption-point-x="-0.1898in" draw:caption-point-y="0.1189in">
              <dc:creator>NWS</dc:creator>
              <dc:date>2017-12-30T00:00:00</dc:date>
              <text:p text:style-name="P1">Copied from C-40</text:p>
              <text:p text:style-name="P1"><text:span text:style-name="T1"/></text:p>
            </office:annotation>
            <text:p>0.55</text:p>
          </table:table-cell>
          <table:table-cell table:style-name="ce550" office:value-type="string">
            <text:p>y</text:p>
          </table:table-cell>
          <table:table-cell table:style-name="ce541" office:value-type="float" office:value="55">
            <text:p>55</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Smoked Malt, Briess Cherry Wood</text:p>
          </table:table-cell>
          <table:table-cell table:style-name="ce547" office:value-type="float" office:value="37">
            <text:p>37</text:p>
          </table:table-cell>
          <table:table-cell table:style-name="ce550" office:value-type="string">
            <text:p>y</text:p>
          </table:table-cell>
          <table:table-cell table:style-name="ce547" office:value-type="float" office:value="0.79">
            <office:annotation draw:style-name="gr41" draw:text-style-name="P1" svg:width="3.7028in" svg:height="0.835in" svg:x="5.8035in" svg:y="22.2091in" draw:caption-point-x="-0.1898in" draw:caption-point-y="0.1185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9</text:p>
          </table:table-cell>
          <table:table-cell table:style-name="ce550" office:value-type="string">
            <text:p>y</text:p>
          </table:table-cell>
          <table:table-cell table:style-name="ce541" office:value-type="float" office:value="5">
            <office:annotation draw:style-name="gr41" draw:text-style-name="P4" svg:width="1.5402in" svg:height="0.8264in" svg:x="7.4035in" svg:y="22.2091in" draw:caption-point-x="-0.1898in" draw:caption-point-y="0.1185in">
              <dc:creator>NWS</dc:creator>
              <dc:date>2017-12-30T00:00:00</dc:date>
              <text:p text:style-name="P4">Briess spec via OddNotion</text:p>
            </office:annotation>
            <text:p>5</text:p>
          </table:table-cell>
          <table:table-cell table:style-name="ce541" office:value-type="float" office:value="140">
            <office:annotation draw:style-name="gr41" draw:text-style-name="P1" svg:width="1.5004in" svg:height="0.8264in" svg:x="8.1102in" svg:y="22.2091in" draw:caption-point-x="-0.1898in" draw:caption-point-y="0.1185in">
              <dc:creator>NWS</dc:creator>
              <dc:date>2017-12-30T00:00:00</dc:date>
              <text:p text:style-name="P1">Briess Spec via OddNotion</text:p>
              <text:p text:style-name="P1"><text:span text:style-name="T1"/></text:p>
              <text:p text:style-name="P1"><text:span text:style-name="T1"/></text:p>
            </office:annotation>
            <text:p>14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Smoked Malt, German</text:p>
          </table:table-cell>
          <table:table-cell table:style-name="ce547" office:value-type="float" office:value="37">
            <text:p>37</text:p>
          </table:table-cell>
          <table:table-cell table:style-name="ce550" office:value-type="string">
            <text:p>y</text:p>
          </table:table-cell>
          <table:table-cell table:style-name="ce547" office:value-type="float" office:value="0.79">
            <office:annotation draw:style-name="gr41" draw:text-style-name="P1" svg:width="3.411in" svg:height="0.835in" svg:x="5.8035in" svg:y="22.3866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9</text:p>
          </table:table-cell>
          <table:table-cell table:style-name="ce550" office:value-type="string">
            <text:p>y</text:p>
          </table:table-cell>
          <table:table-cell table:style-name="ce541" office:value-type="float" office:value="3">
            <office:annotation draw:style-name="gr41" draw:text-style-name="P1" svg:width="1.5402in" svg:height="0.8264in" svg:x="7.4035in" svg:y="22.3866in" draw:caption-point-x="-0.1898in" draw:caption-point-y="0.1189in">
              <dc:creator>NWS</dc:creator>
              <dc:date>2017-12-30T00:00:00</dc:date>
              <text:p text:style-name="P1">per Weyermann Spec</text:p>
              <text:p text:style-name="P1"><text:span text:style-name="T1"/></text:p>
            </office:annotation>
            <text:p>3</text:p>
          </table:table-cell>
          <table:table-cell table:style-name="ce541" office:value-type="float" office:value="110">
            <office:annotation draw:style-name="gr41" draw:text-style-name="P1" svg:width="1.5004in" svg:height="0.8264in" svg:x="8.1102in" svg:y="22.3866in" draw:caption-point-x="-0.1898in" draw:caption-point-y="0.1189in">
              <dc:creator>NWS</dc:creator>
              <dc:date>2017-12-30T00:00:00</dc:date>
              <text:p text:style-name="P1">based on Weyermann Pilsner </text:p>
              <text:p text:style-name="P1"><text:span text:style-name="T1"/></text:p>
            </office:annotation>
            <text:p>11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Special B</text:p>
          </table:table-cell>
          <table:table-cell table:style-name="ce547" office:value-type="float" office:value="30">
            <text:p>30</text:p>
          </table:table-cell>
          <table:table-cell table:style-name="ce550" office:value-type="string">
            <text:p>y</text:p>
          </table:table-cell>
          <table:table-cell table:style-name="ce547" office:value-type="float" office:value="0.62">
            <office:annotation draw:style-name="gr41" draw:text-style-name="P1" svg:width="1.5898in" svg:height="0.8264in" svg:x="5.8035in" svg:y="22.5646in" draw:caption-point-x="-0.1898in" draw:caption-point-y="0.1189in">
              <dc:creator>NWS</dc:creator>
              <dc:date>2017-12-30T00:00:00</dc:date>
              <text:p text:style-name="P1">Copied from C120</text:p>
              <text:p text:style-name="P1"><text:span text:style-name="T1"/></text:p>
            </office:annotation>
            <text:p>0.62</text:p>
          </table:table-cell>
          <table:table-cell table:style-name="ce550" office:value-type="string">
            <text:p>y</text:p>
          </table:table-cell>
          <table:table-cell table:style-name="ce541" office:value-type="float" office:value="180">
            <text:p>180</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1" office:value-type="string">
            <text:p>Special Roast</text:p>
          </table:table-cell>
          <table:table-cell table:style-name="ce547" office:value-type="float" office:value="33">
            <text:p>33</text:p>
          </table:table-cell>
          <table:table-cell table:style-name="ce550" office:value-type="string">
            <text:p>y</text:p>
          </table:table-cell>
          <table:table-cell table:style-name="ce547" office:value-type="float" office:value="0.63">
            <office:annotation draw:style-name="gr41" draw:text-style-name="P1" svg:width="2.9839in" svg:height="0.835in" svg:x="5.8035in" svg:y="22.7425in" draw:caption-point-x="-0.1898in" draw:caption-point-y="0.1185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63</text:p>
          </table:table-cell>
          <table:table-cell table:style-name="ce550" office:value-type="string">
            <text:p>y</text:p>
          </table:table-cell>
          <table:table-cell table:style-name="ce541" office:value-type="float" office:value="50">
            <text:p>50</text:p>
          </table:table-cell>
          <table:table-cell table:style-name="ce541" office:value-type="float" office:value="0">
            <text:p>0</text:p>
          </table:table-cell>
          <table:table-cell table:style-name="ce550" office:value-type="string">
            <text:p>R</text:p>
          </table:table-cell>
          <table:table-cell table:style-name="ce550" office:value-type="string">
            <text:p>NA</text:p>
          </table:table-cell>
          <table:table-cell table:number-columns-repeated="1015"/>
        </table:table-row>
        <table:table-row table:style-name="ro22">
          <table:table-cell table:style-name="ce541" office:value-type="string">
            <text:p>Sucrose (Table Sugar)</text:p>
          </table:table-cell>
          <table:table-cell table:style-name="ce541" office:value-type="float" office:value="46">
            <text:p>46</text:p>
          </table:table-cell>
          <table:table-cell table:style-name="ce550" office:value-type="string">
            <text:p>n</text:p>
          </table:table-cell>
          <table:table-cell table:style-name="ce541" office:value-type="float" office:value="1.22">
            <office:annotation draw:style-name="gr41" draw:text-style-name="P1" svg:width="1.5898in" svg:height="0.8264in" svg:x="5.8035in" svg:y="22.9201in" draw:caption-point-x="-0.1898in" draw:caption-point-y="0.1189in">
              <dc:creator>NWS</dc:creator>
              <dc:date>2017-12-30T00:00:00</dc:date>
              <text:p text:style-name="P1">derived from Doss data, which agrees closely with <text:s/>theoretical</text:p>
            </office:annotation>
            <text:p>1.22</text:p>
          </table:table-cell>
          <table:table-cell table:style-name="ce550" office:value-type="string">
            <text:p>n</text:p>
          </table:table-cell>
          <table:table-cell table:number-columns-repeated="2"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Torrified Wheat</text:p>
          </table:table-cell>
          <table:table-cell table:style-name="ce547" office:value-type="float" office:value="36">
            <text:p>36</text:p>
          </table:table-cell>
          <table:table-cell table:style-name="ce550" office:value-type="string">
            <text:p>y</text:p>
          </table:table-cell>
          <table:table-cell table:style-name="ce547" office:value-type="float" office:value="0.74">
            <office:annotation draw:style-name="gr41" draw:text-style-name="P1" svg:width="1.5898in" svg:height="0.8264in" svg:x="5.8035in" svg:y="23.098in" draw:caption-point-x="-0.1898in" draw:caption-point-y="0.1185in">
              <dc:creator>NWS</dc:creator>
              <dc:date>2017-12-30T00:00:00</dc:date>
              <text:p text:style-name="P1">derived from Doss data</text:p>
              <text:p text:style-name="P1"><text:span text:style-name="T1"/></text:p>
              <text:p text:style-name="P1"><text:span text:style-name="T1"/></text:p>
            </office:annotation>
            <text:p>0.74</text:p>
          </table:table-cell>
          <table:table-cell table:style-name="ce550" office:value-type="string">
            <text:p>y</text:p>
          </table:table-cell>
          <table:table-cell table:style-name="ce541" office:value-type="float" office:value="2">
            <text:p>2</text:p>
          </table:table-cell>
          <table:table-cell table:style-name="ce541" office:value-type="float" office:value="0">
            <text:p>0</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Turbinado</text:p>
          </table:table-cell>
          <table:table-cell table:style-name="ce547" office:value-type="float" office:value="44">
            <text:p>44</text:p>
          </table:table-cell>
          <table:table-cell table:style-name="ce550" office:value-type="string">
            <text:p>n</text:p>
          </table:table-cell>
          <table:table-cell table:style-name="ce547" office:value-type="float" office:value="1.21">
            <office:annotation draw:style-name="gr42" draw:text-style-name="P1" svg:width="1.5898in" svg:height="0.8268in" svg:x="5.8035in" svg:y="23.2756in" draw:caption-point-x="-0.1898in" draw:caption-point-y="0.1189in">
              <dc:creator>NWS</dc:creator>
              <dc:date>2017-12-30T00:00:00</dc:date>
              <text:p text:style-name="P1">copied from Demerara</text:p>
              <text:p text:style-name="P1"><text:span text:style-name="T1"/></text:p>
            </office:annotation>
            <text:p>1.21</text:p>
          </table:table-cell>
          <table:table-cell table:style-name="ce550" office:value-type="string">
            <text:p>n</text:p>
          </table:table-cell>
          <table:table-cell table:style-name="ce541" office:value-type="float" office:value="10">
            <text:p>10</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1" office:value-type="string">
            <text:p>UK Pilsner</text:p>
          </table:table-cell>
          <table:table-cell table:style-name="ce547" office:value-type="float" office:value="36">
            <text:p>36</text:p>
          </table:table-cell>
          <table:table-cell table:style-name="ce550" office:value-type="string">
            <text:p>y</text:p>
          </table:table-cell>
          <table:table-cell table:style-name="ce547" office:value-type="float" office:value="0.83">
            <office:annotation draw:style-name="gr41" draw:text-style-name="P1" svg:width="1.5898in" svg:height="0.8264in" svg:x="5.8035in" svg:y="23.4535in" draw:caption-point-x="-0.1898in" draw:caption-point-y="0.1189in">
              <dc:creator>NWS</dc:creator>
              <dc:date>2017-12-30T00:00:00</dc:date>
              <text:p text:style-name="P1">derived from Doss data</text:p>
            </office:annotation>
            <text:p>0.83</text:p>
          </table:table-cell>
          <table:table-cell table:style-name="ce550" office:value-type="string">
            <text:p>y</text:p>
          </table:table-cell>
          <table:table-cell table:style-name="ce541" office:value-type="float" office:value="1">
            <text:p>1</text:p>
          </table:table-cell>
          <table:table-cell table:style-name="ce541" office:value-type="float" office:value="60">
            <text:p>6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Victory</text:p>
          </table:table-cell>
          <table:table-cell table:style-name="ce547" office:value-type="float" office:value="34">
            <text:p>34</text:p>
          </table:table-cell>
          <table:table-cell table:style-name="ce550" office:value-type="string">
            <text:p>y</text:p>
          </table:table-cell>
          <table:table-cell table:style-name="ce547" office:value-type="float" office:value="0.7">
            <office:annotation draw:style-name="gr41" draw:text-style-name="P4" svg:width="3.4008in" svg:height="0.8264in" svg:x="5.8035in" svg:y="23.6315in" draw:caption-point-x="-0.1898in" draw:caption-point-y="0.1185in">
              <dc:creator>NWS</dc:creator>
              <dc:date>2017-12-30T00:00:00</dc:date>
              <text:p text:style-name="P4">Using Color for Base/Kilned/Toasted malts, applied to an exponential function derived from Pils, Munich 10, and Chocolate malt data. <text:s/>Color used as a proxy for 'processing'</text:p>
            </office:annotation>
            <text:p>0.7</text:p>
          </table:table-cell>
          <table:table-cell table:style-name="ce550" office:value-type="string">
            <text:p>y</text:p>
          </table:table-cell>
          <table:table-cell table:style-name="ce541" office:value-type="float" office:value="28">
            <text:p>28</text:p>
          </table:table-cell>
          <table:table-cell table:style-name="ce541" office:value-type="float" office:value="0">
            <text:p>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2" office:value-type="string">
            <text:p>Vienna</text:p>
          </table:table-cell>
          <table:table-cell table:style-name="ce542" office:value-type="float" office:value="37">
            <text:p>37</text:p>
          </table:table-cell>
          <table:table-cell table:style-name="ce551" office:value-type="string">
            <text:p>y</text:p>
          </table:table-cell>
          <table:table-cell table:style-name="ce544" office:value-type="float" office:value="0.79">
            <office:annotation draw:style-name="gr41" draw:text-style-name="P1" svg:width="3.2339in" svg:height="0.835in" svg:x="5.8035in" svg:y="23.8091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9</text:p>
          </table:table-cell>
          <table:table-cell table:style-name="ce551" office:value-type="string">
            <text:p>y</text:p>
          </table:table-cell>
          <table:table-cell table:style-name="ce541" office:value-type="float" office:value="4">
            <text:p>4</text:p>
          </table:table-cell>
          <table:table-cell table:style-name="ce541" office:value-type="float" office:value="50">
            <text:p>5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Vienna Malt, Briess</text:p>
          </table:table-cell>
          <table:table-cell table:style-name="ce547" office:value-type="float" office:value="36">
            <text:p>36</text:p>
          </table:table-cell>
          <table:table-cell table:style-name="ce550" office:value-type="string">
            <text:p>y</text:p>
          </table:table-cell>
          <table:table-cell table:style-name="ce544" office:value-type="float" office:value="0.79">
            <office:annotation draw:style-name="gr41" draw:text-style-name="P1" svg:width="3.2339in" svg:height="0.835in" svg:x="5.8035in" svg:y="23.987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9</text:p>
          </table:table-cell>
          <table:table-cell table:style-name="ce550" office:value-type="string">
            <text:p>y</text:p>
          </table:table-cell>
          <table:table-cell table:style-name="ce541" office:value-type="float" office:value="3.5">
            <text:p>3.5</text:p>
          </table:table-cell>
          <table:table-cell table:style-name="ce541" office:value-type="float" office:value="130">
            <text:p>13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2" office:value-type="string">
            <text:p>Weyermann Caramunich I (34L)</text:p>
          </table:table-cell>
          <table:table-cell table:style-name="ce542" office:value-type="float" office:value="37">
            <text:p>37</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24.165in" draw:caption-point-x="-0.1898in" draw:caption-point-y="0.1185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34">
            <text:p>34</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Weyermann Caramunich II (46L)</text:p>
          </table:table-cell>
          <table:table-cell table:style-name="ce542" office:value-type="float" office:value="37">
            <text:p>37</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24.3425in" draw:caption-point-x="-0.1898in" draw:caption-point-y="0.1189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46">
            <text:p>46</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Weyermann Caramunich III (57L)</text:p>
          </table:table-cell>
          <table:table-cell table:style-name="ce542" office:value-type="float" office:value="37">
            <text:p>37</text:p>
          </table:table-cell>
          <table:table-cell table:style-name="ce551" office:value-type="string">
            <text:p>y</text:p>
          </table:table-cell>
          <table:table-cell table:style-name="ce541" office:value-type="float" office:value="0.55">
            <office:annotation draw:style-name="gr41" draw:text-style-name="P1" svg:width="1.5898in" svg:height="0.8264in" svg:x="5.8035in" svg:y="24.5205in" draw:caption-point-x="-0.1898in" draw:caption-point-y="0.1185in">
              <dc:creator>NWS</dc:creator>
              <dc:date>2017-12-30T00:00:00</dc:date>
              <text:p text:style-name="P1">Copied from C-40</text:p>
              <text:p text:style-name="P1"><text:span text:style-name="T1"/></text:p>
            </office:annotation>
            <text:p>0.55</text:p>
          </table:table-cell>
          <table:table-cell table:style-name="ce551" office:value-type="string">
            <text:p>y</text:p>
          </table:table-cell>
          <table:table-cell table:style-name="ce541" office:value-type="float" office:value="57">
            <text:p>57</text:p>
          </table:table-cell>
          <table:table-cell table:style-name="ce541" office:value-type="float" office:value="0">
            <text:p>0</text:p>
          </table:table-cell>
          <table:table-cell table:style-name="ce550" office:value-type="string">
            <text:p>C</text:p>
          </table:table-cell>
          <table:table-cell table:style-name="ce550" office:value-type="string">
            <text:p>NA</text:p>
          </table:table-cell>
          <table:table-cell table:number-columns-repeated="1015"/>
        </table:table-row>
        <table:table-row table:style-name="ro22">
          <table:table-cell table:style-name="ce542" office:value-type="string">
            <text:p>Weyermann Munich Type 2 (9L)</text:p>
          </table:table-cell>
          <table:table-cell table:style-name="ce542" office:value-type="float" office:value="35">
            <text:p>35</text:p>
          </table:table-cell>
          <table:table-cell table:style-name="ce551" office:value-type="string">
            <text:p>y</text:p>
          </table:table-cell>
          <table:table-cell table:style-name="ce544" office:value-type="float" office:value="0.77">
            <office:annotation draw:style-name="gr42" draw:text-style-name="P1" svg:width="3.015in" svg:height="0.835in" svg:x="5.8035in" svg:y="24.698in" draw:caption-point-x="-0.1898in" draw:caption-point-y="0.1189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7</text:p>
          </table:table-cell>
          <table:table-cell table:style-name="ce551" office:value-type="string">
            <text:p>y</text:p>
          </table:table-cell>
          <table:table-cell table:style-name="ce541" office:value-type="float" office:value="9">
            <text:p>9</text:p>
          </table:table-cell>
          <table:table-cell table:style-name="ce541" office:value-type="float" office:value="72">
            <text:p>72</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Weyermann Pale Wheat </text:p>
          </table:table-cell>
          <table:table-cell table:style-name="ce541" office:value-type="float" office:value="38">
            <text:p>38</text:p>
          </table:table-cell>
          <table:table-cell table:style-name="ce551" office:value-type="string">
            <text:p>y</text:p>
          </table:table-cell>
          <table:table-cell table:style-name="ce544" office:value-type="float" office:value="0.74">
            <office:annotation draw:style-name="gr41" draw:text-style-name="P1" svg:width="1.5898in" svg:height="0.8264in" svg:x="5.8035in" svg:y="24.876in" draw:caption-point-x="-0.1898in" draw:caption-point-y="0.1189in">
              <dc:creator>NWS</dc:creator>
              <dc:date>2017-12-30T00:00:00</dc:date>
              <text:p text:style-name="P1">derived from Doss data</text:p>
            </office:annotation>
            <text:p>0.74</text:p>
          </table:table-cell>
          <table:table-cell table:style-name="ce551" office:value-type="string">
            <text:p>y</text:p>
          </table:table-cell>
          <table:table-cell table:style-name="ce541" office:value-type="float" office:value="2">
            <text:p>2</text:p>
          </table:table-cell>
          <table:table-cell table:style-name="ce541" office:value-type="float" office:value="95">
            <text:p>95</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3" office:value-type="string">
            <text:p>Weyermann Vienna</text:p>
          </table:table-cell>
          <table:table-cell table:style-name="ce543" office:value-type="float" office:value="38">
            <text:p>38</text:p>
          </table:table-cell>
          <table:table-cell table:style-name="ce551" office:value-type="string">
            <text:p>y</text:p>
          </table:table-cell>
          <table:table-cell table:style-name="ce544" office:value-type="float" office:value="0.79">
            <office:annotation draw:style-name="gr41" draw:text-style-name="P1" svg:width="3.0882in" svg:height="0.835in" svg:x="5.8035in" svg:y="25.0539in" draw:caption-point-x="-0.1898in" draw:caption-point-y="0.1185in">
              <dc:creator>NWS</dc:creator>
              <dc:date>2017-12-30T00:00:00</dc:date>
              <text:p text:style-name="P1">Using Color for Base/Kilned/Toasted malts, applied to an exponential function derived from Pils, Munich 10, and Chocolate malt data. <text:s/>Color used as a proxy for 'processing'</text:p>
              <text:p text:style-name="P1"><text:span text:style-name="T1"/></text:p>
            </office:annotation>
            <text:p>0.79</text:p>
          </table:table-cell>
          <table:table-cell table:style-name="ce551" office:value-type="string">
            <text:p>y</text:p>
          </table:table-cell>
          <table:table-cell table:style-name="ce541" office:value-type="float" office:value="3">
            <text:p>3</text:p>
          </table:table-cell>
          <table:table-cell table:style-name="ce541" office:value-type="float" office:value="50">
            <text:p>50</text:p>
          </table:table-cell>
          <table:table-cell table:style-name="ce550" office:value-type="string">
            <text:p>B</text:p>
          </table:table-cell>
          <table:table-cell table:style-name="ce550" office:value-type="string">
            <text:p>NA</text:p>
          </table:table-cell>
          <table:table-cell table:number-columns-repeated="1015"/>
        </table:table-row>
        <table:table-row table:style-name="ro22">
          <table:table-cell table:style-name="ce541" office:value-type="string">
            <text:p>Wheat Dry Extract</text:p>
          </table:table-cell>
          <table:table-cell table:style-name="ce547" office:value-type="float" office:value="44">
            <text:p>44</text:p>
          </table:table-cell>
          <table:table-cell table:style-name="ce550" office:value-type="string">
            <text:p>n</text:p>
          </table:table-cell>
          <table:table-cell table:style-name="ce547" office:value-type="float" office:value="0.74">
            <office:annotation draw:style-name="gr41" draw:text-style-name="P1" svg:width="1.5898in" svg:height="0.8264in" svg:x="5.8035in" svg:y="25.2315in" draw:caption-point-x="-0.1898in" draw:caption-point-y="0.1189in">
              <dc:creator>NWS</dc:creator>
              <dc:date>2017-12-30T00:00:00</dc:date>
              <text:p text:style-name="P1">Copied from Wheat</text:p>
              <text:p text:style-name="P1"><text:span text:style-name="T1"/></text:p>
            </office:annotation>
            <text:p>0.74</text:p>
          </table:table-cell>
          <table:table-cell table:style-name="ce550" office:value-type="string">
            <text:p>n</text:p>
          </table:table-cell>
          <table:table-cell table:style-name="ce541" office:value-type="float" office:value="3">
            <text:p>3</text:p>
          </table:table-cell>
          <table:table-cell table:style-name="ce541" office:value-type="float" office:value="0">
            <text:p>0</text:p>
          </table:table-cell>
          <table:table-cell table:style-name="ce550" office:value-type="float" office:value="0">
            <text:p>0</text:p>
          </table:table-cell>
          <table:table-cell table:style-name="ce550" office:value-type="float" office:value="0.07496">
            <text:p>0.07496</text:p>
          </table:table-cell>
          <table:table-cell table:number-columns-repeated="1015"/>
        </table:table-row>
        <table:table-row table:style-name="ro22">
          <table:table-cell table:style-name="ce542" office:value-type="string">
            <text:p>Wheat Malt</text:p>
          </table:table-cell>
          <table:table-cell table:style-name="ce542" office:value-type="float" office:value="38">
            <text:p>38</text:p>
          </table:table-cell>
          <table:table-cell table:style-name="ce551" office:value-type="string">
            <text:p>y</text:p>
          </table:table-cell>
          <table:table-cell table:style-name="ce541" office:value-type="float" office:value="0.74">
            <office:annotation draw:style-name="gr41" draw:text-style-name="P1" svg:width="1.5898in" svg:height="0.8264in" svg:x="5.8035in" svg:y="25.4094in" draw:caption-point-x="-0.1898in" draw:caption-point-y="0.1189in">
              <dc:creator>NWS</dc:creator>
              <dc:date>2017-12-30T00:00:00</dc:date>
              <text:p text:style-name="P1">derived from Doss data</text:p>
              <text:p text:style-name="P1"><text:span text:style-name="T1"/></text:p>
            </office:annotation>
            <text:p>0.74</text:p>
          </table:table-cell>
          <table:table-cell table:style-name="ce551" office:value-type="string">
            <text:p>y</text:p>
          </table:table-cell>
          <table:table-cell table:style-name="ce541" office:value-type="float" office:value="2">
            <text:p>2</text:p>
          </table:table-cell>
          <table:table-cell table:style-name="ce541" office:value-type="float" office:value="74">
            <text:p>74</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Wheat Malt (Belgian)</text:p>
          </table:table-cell>
          <table:table-cell table:style-name="ce547" office:value-type="float" office:value="37">
            <text:p>37</text:p>
          </table:table-cell>
          <table:table-cell table:style-name="ce550" office:value-type="string">
            <text:p>y</text:p>
          </table:table-cell>
          <table:table-cell table:style-name="ce547" office:value-type="float" office:value="0.74">
            <office:annotation draw:style-name="gr41" draw:text-style-name="P1" svg:width="1.5898in" svg:height="0.8264in" svg:x="5.8035in" svg:y="25.5874in" draw:caption-point-x="-0.1898in" draw:caption-point-y="0.1185in">
              <dc:creator>NWS</dc:creator>
              <dc:date>2017-12-30T00:00:00</dc:date>
              <text:p text:style-name="P1">derived from Doss data</text:p>
              <text:p text:style-name="P1"><text:span text:style-name="T1"/></text:p>
            </office:annotation>
            <text:p>0.74</text:p>
          </table:table-cell>
          <table:table-cell table:style-name="ce550" office:value-type="string">
            <text:p>y</text:p>
          </table:table-cell>
          <table:table-cell table:style-name="ce541" office:value-type="float" office:value="2">
            <text:p>2</text:p>
          </table:table-cell>
          <table:table-cell table:style-name="ce541" office:value-type="float" office:value="74">
            <text:p>74</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Wheat Malt (German)</text:p>
          </table:table-cell>
          <table:table-cell table:style-name="ce547" office:value-type="float" office:value="38">
            <text:p>38</text:p>
          </table:table-cell>
          <table:table-cell table:style-name="ce550" office:value-type="string">
            <text:p>y</text:p>
          </table:table-cell>
          <table:table-cell table:style-name="ce547" office:value-type="float" office:value="0.74">
            <office:annotation draw:style-name="gr41" draw:text-style-name="P1" svg:width="1.5898in" svg:height="0.8264in" svg:x="5.8035in" svg:y="25.765in" draw:caption-point-x="-0.1898in" draw:caption-point-y="0.1189in">
              <dc:creator>NWS</dc:creator>
              <dc:date>2017-12-30T00:00:00</dc:date>
              <text:p text:style-name="P1">derived from Doss data</text:p>
              <text:p text:style-name="P1"><text:span text:style-name="T1"/></text:p>
            </office:annotation>
            <text:p>0.74</text:p>
          </table:table-cell>
          <table:table-cell table:style-name="ce550" office:value-type="string">
            <text:p>y</text:p>
          </table:table-cell>
          <table:table-cell table:style-name="ce541" office:value-type="float" office:value="2">
            <text:p>2</text:p>
          </table:table-cell>
          <table:table-cell table:style-name="ce541" office:value-type="float" office:value="95">
            <text:p>95</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White Wheat Malt (US)</text:p>
          </table:table-cell>
          <table:table-cell table:style-name="ce547" office:value-type="float" office:value="40">
            <text:p>40</text:p>
          </table:table-cell>
          <table:table-cell table:style-name="ce550" office:value-type="string">
            <text:p>y</text:p>
          </table:table-cell>
          <table:table-cell table:style-name="ce547" office:value-type="float" office:value="0.74">
            <office:annotation draw:style-name="gr41" draw:text-style-name="P1" svg:width="1.5898in" svg:height="0.8264in" svg:x="5.8035in" svg:y="25.9429in" draw:caption-point-x="-0.1898in" draw:caption-point-y="0.1185in">
              <dc:creator>NWS</dc:creator>
              <dc:date>2017-12-30T00:00:00</dc:date>
              <text:p text:style-name="P1">derived from Doss data</text:p>
              <text:p text:style-name="P1"><text:span text:style-name="T1"/></text:p>
            </office:annotation>
            <text:p>0.74</text:p>
          </table:table-cell>
          <table:table-cell table:style-name="ce550" office:value-type="string">
            <text:p>y</text:p>
          </table:table-cell>
          <table:table-cell table:style-name="ce541" office:value-type="float" office:value="2">
            <text:p>2</text:p>
          </table:table-cell>
          <table:table-cell table:style-name="ce541" office:value-type="float" office:value="160">
            <text:p>160</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1" office:value-type="string">
            <text:p>White Wheat Malt, Great Western</text:p>
          </table:table-cell>
          <table:table-cell table:style-name="ce541" office:value-type="float" office:value="39.698">
            <text:p>39.698</text:p>
          </table:table-cell>
          <table:table-cell table:style-name="ce550" office:value-type="string">
            <text:p>y</text:p>
          </table:table-cell>
          <table:table-cell table:style-name="ce547" office:value-type="float" office:value="0.74">
            <office:annotation draw:style-name="gr42" draw:text-style-name="P1" svg:width="1.5898in" svg:height="0.8268in" svg:x="5.8035in" svg:y="26.1205in" draw:caption-point-x="-0.1898in" draw:caption-point-y="0.1189in">
              <dc:creator>NWS</dc:creator>
              <dc:date>2017-12-30T00:00:00</dc:date>
              <text:p text:style-name="P1">derived from Doss data</text:p>
              <text:p text:style-name="P1"><text:span text:style-name="T1"/></text:p>
            </office:annotation>
            <text:p>0.74</text:p>
          </table:table-cell>
          <table:table-cell table:style-name="ce550" office:value-type="string">
            <text:p>y</text:p>
          </table:table-cell>
          <table:table-cell table:style-name="ce541" office:value-type="float" office:value="3.1">
            <text:p>3.1</text:p>
          </table:table-cell>
          <table:table-cell table:style-name="ce541" office:value-type="float" office:value="188">
            <text:p>188</text:p>
          </table:table-cell>
          <table:table-cell table:style-name="ce550" office:value-type="string">
            <text:p>W</text:p>
          </table:table-cell>
          <table:table-cell table:style-name="ce550" office:value-type="string">
            <text:p>NA</text:p>
          </table:table-cell>
          <table:table-cell table:number-columns-repeated="1015"/>
        </table:table-row>
        <table:table-row table:style-name="ro22">
          <table:table-cell table:style-name="ce542" table:number-columns-repeated="2"/>
          <table:table-cell table:style-name="ce551"/>
          <table:table-cell table:style-name="ce541"/>
          <table:table-cell table:style-name="ce551"/>
          <table:table-cell table:style-name="ce541" table:number-columns-repeated="2"/>
          <table:table-cell table:style-name="ce550" table:number-columns-repeated="2"/>
          <table:table-cell table:number-columns-repeated="1015"/>
        </table:table-row>
        <table:table-row table:style-name="ro22" table:number-rows-repeated="8">
          <table:table-cell table:style-name="ce541" table:number-columns-repeated="2"/>
          <table:table-cell table:style-name="ce550"/>
          <table:table-cell table:style-name="ce541"/>
          <table:table-cell table:style-name="ce550"/>
          <table:table-cell table:style-name="ce541" table:number-columns-repeated="2"/>
          <table:table-cell table:style-name="ce550" table:number-columns-repeated="2"/>
          <table:table-cell table:number-columns-repeated="1015"/>
        </table:table-row>
        <table:table-row table:style-name="ro22">
          <table:table-cell table:style-name="ce542" table:number-columns-repeated="2"/>
          <table:table-cell table:style-name="ce551"/>
          <table:table-cell table:style-name="ce541"/>
          <table:table-cell table:style-name="ce551"/>
          <table:table-cell table:style-name="ce541" table:number-columns-repeated="2"/>
          <table:table-cell table:style-name="ce550" table:number-columns-repeated="2"/>
          <table:table-cell table:number-columns-repeated="1015"/>
        </table:table-row>
        <table:table-row table:style-name="ro22" table:number-rows-repeated="5">
          <table:table-cell table:style-name="ce541" table:number-columns-repeated="2"/>
          <table:table-cell table:style-name="ce550"/>
          <table:table-cell table:style-name="ce541"/>
          <table:table-cell table:style-name="ce550"/>
          <table:table-cell table:style-name="ce541" table:number-columns-repeated="2"/>
          <table:table-cell table:style-name="ce550" table:number-columns-repeated="2"/>
          <table:table-cell table:number-columns-repeated="1015"/>
        </table:table-row>
        <table:table-row table:style-name="ro22" table:number-rows-repeated="5">
          <table:table-cell table:style-name="ce542" table:number-columns-repeated="2"/>
          <table:table-cell table:style-name="ce551"/>
          <table:table-cell table:style-name="ce541"/>
          <table:table-cell table:style-name="ce551"/>
          <table:table-cell table:style-name="ce541" table:number-columns-repeated="2"/>
          <table:table-cell table:style-name="ce550" table:number-columns-repeated="2"/>
          <table:table-cell table:number-columns-repeated="1015"/>
        </table:table-row>
        <table:table-row table:style-name="ro22" table:number-rows-repeated="35">
          <table:table-cell table:style-name="ce541" table:number-columns-repeated="2"/>
          <table:table-cell table:style-name="ce550"/>
          <table:table-cell table:style-name="ce541"/>
          <table:table-cell table:style-name="ce550"/>
          <table:table-cell table:style-name="ce541" table:number-columns-repeated="2"/>
          <table:table-cell table:style-name="ce550" table:number-columns-repeated="2"/>
          <table:table-cell table:number-columns-repeated="1015"/>
        </table:table-row>
        <table:table-row table:style-name="ro1">
          <table:table-cell table:style-name="ce469" office:value-type="string">
            <text:p>You can add grains to any of the blue rows. </text:p>
          </table:table-cell>
          <table:table-cell table:number-columns-repeated="1023"/>
        </table:table-row>
        <table:table-row table:style-name="ro1">
          <table:table-cell table:style-name="ce469" office:value-type="string">
            <text:p>You can also sort them, but make sure to only</text:p>
          </table:table-cell>
          <table:table-cell table:number-columns-repeated="1023"/>
        </table:table-row>
        <table:table-row table:style-name="ro1">
          <table:table-cell table:style-name="ce469" office:value-type="string">
            <text:p>sort the rows that have blue cells. </text:p>
          </table:table-cell>
          <table:table-cell table:number-columns-repeated="1023"/>
        </table:table-row>
        <table:table-row table:style-name="ro1">
          <table:table-cell table:style-name="ce469" office:value-type="string">
            <text:p>If you enter information before row 3 or after</text:p>
          </table:table-cell>
          <table:table-cell table:number-columns-repeated="1023"/>
        </table:table-row>
        <table:table-row table:style-name="ro1">
          <table:table-cell table:style-name="ce469" office:value-type="string">
            <text:p>row 200, the recipe tab's grain dropdowns won't</text:p>
          </table:table-cell>
          <table:table-cell table:number-columns-repeated="1023"/>
        </table:table-row>
        <table:table-row table:style-name="ro1">
          <table:table-cell table:style-name="ce469" office:value-type="string">
            <text:p>pick them up.</text:p>
          </table:table-cell>
          <table:table-cell table:number-columns-repeated="1023"/>
        </table:table-row>
        <table:table-row table:style-name="ro1">
          <table:table-cell table:style-name="ce545"/>
          <table:table-cell table:number-columns-repeated="1023"/>
        </table:table-row>
        <table:table-row table:style-name="ro1">
          <table:table-cell table:style-name="ce469" office:value-type="string">
            <text:p>Suggestion: Add your grains in a different color font to make it easier to copy them into later versions of the spreadsheet when released. </text:p>
          </table:table-cell>
          <table:table-cell table:number-columns-repeated="1023"/>
        </table:table-row>
        <table:table-row table:style-name="ro1" table:number-rows-repeated="1048367">
          <table:table-cell table:number-columns-repeated="1024"/>
        </table:table-row>
        <table:table-row table:style-name="ro1">
          <table:table-cell table:number-columns-repeated="1024"/>
        </table:table-row>
        <table:named-expressions/>
      </table:table>
      <table:table table:name="HOPLOOKUP" table:style-name="ta12" table:print="false">
        <office:forms form:automatic-focus="false" form:apply-design-mode="false"/>
        <table:table-column table:style-name="co52" table:default-cell-style-name="Excel_20_Built-in_20_Normal"/>
        <table:table-column table:style-name="co53" table:default-cell-style-name="Excel_20_Built-in_20_Normal"/>
        <table:table-column table:style-name="co1" table:number-columns-repeated="1022" table:default-cell-style-name="Excel_20_Built-in_20_Normal"/>
        <table:table-row table:style-name="ro1">
          <table:table-cell table:style-name="ce469" office:value-type="string">
            <text:p>Hop</text:p>
          </table:table-cell>
          <table:table-cell table:style-name="ce469" office:value-type="string">
            <text:p>Default Alpha Acid %</text:p>
          </table:table-cell>
          <table:table-cell table:number-columns-repeated="1022"/>
        </table:table-row>
        <table:table-row table:style-name="ro1">
          <table:table-cell table:style-name="ce559" office:value-type="string">
            <text:p>---Select Hop---</text:p>
          </table:table-cell>
          <table:table-cell table:style-name="ce559" office:value-type="float" office:value="0">
            <text:p>0</text:p>
          </table:table-cell>
          <table:table-cell table:number-columns-repeated="1022"/>
        </table:table-row>
        <table:table-row table:style-name="ro1">
          <table:table-cell table:style-name="ce560" office:value-type="string">
            <text:p>Admiral</text:p>
          </table:table-cell>
          <table:table-cell table:style-name="ce561" office:value-type="float" office:value="14">
            <text:p>14.0</text:p>
          </table:table-cell>
          <table:table-cell table:number-columns-repeated="1022"/>
        </table:table-row>
        <table:table-row table:style-name="ro1">
          <table:table-cell table:style-name="ce560" office:value-type="string">
            <text:p>Ahtanum</text:p>
          </table:table-cell>
          <table:table-cell table:style-name="ce561" office:value-type="float" office:value="4.6">
            <text:p>4.6</text:p>
          </table:table-cell>
          <table:table-cell table:number-columns-repeated="1022"/>
        </table:table-row>
        <table:table-row table:style-name="ro1">
          <table:table-cell table:style-name="ce560" office:value-type="string">
            <text:p>Amarillo</text:p>
          </table:table-cell>
          <table:table-cell table:style-name="ce561" office:value-type="float" office:value="8.8">
            <text:p>8.8</text:p>
          </table:table-cell>
          <table:table-cell table:number-columns-repeated="1022"/>
        </table:table-row>
        <table:table-row table:style-name="ro1">
          <table:table-cell table:style-name="ce560" office:value-type="string">
            <text:p>Apollo</text:p>
          </table:table-cell>
          <table:table-cell table:style-name="ce561" office:value-type="float" office:value="20">
            <text:p>20.0</text:p>
          </table:table-cell>
          <table:table-cell table:number-columns-repeated="1022"/>
        </table:table-row>
        <table:table-row table:style-name="ro1">
          <table:table-cell table:style-name="ce560" office:value-type="string">
            <text:p>Azacca</text:p>
          </table:table-cell>
          <table:table-cell table:style-name="ce561" office:value-type="float" office:value="10.8">
            <text:p>10.8</text:p>
          </table:table-cell>
          <table:table-cell table:number-columns-repeated="1022"/>
        </table:table-row>
        <table:table-row table:style-name="ro1">
          <table:table-cell table:style-name="ce560" office:value-type="string">
            <text:p>Bramling Cross</text:p>
          </table:table-cell>
          <table:table-cell table:style-name="ce561" office:value-type="float" office:value="7.8">
            <text:p>7.8</text:p>
          </table:table-cell>
          <table:table-cell table:number-columns-repeated="1022"/>
        </table:table-row>
        <table:table-row table:style-name="ro1">
          <table:table-cell table:style-name="ce560" office:value-type="string">
            <text:p>Bravo</text:p>
          </table:table-cell>
          <table:table-cell table:style-name="ce561" office:value-type="float" office:value="14.2">
            <text:p>14.2</text:p>
          </table:table-cell>
          <table:table-cell table:number-columns-repeated="1022"/>
        </table:table-row>
        <table:table-row table:style-name="ro1">
          <table:table-cell table:style-name="ce560" office:value-type="string">
            <text:p>Brewers Gold</text:p>
          </table:table-cell>
          <table:table-cell table:style-name="ce561" office:value-type="float" office:value="6.8">
            <text:p>6.8</text:p>
          </table:table-cell>
          <table:table-cell table:number-columns-repeated="1022"/>
        </table:table-row>
        <table:table-row table:style-name="ro1">
          <table:table-cell table:style-name="ce560" office:value-type="string">
            <text:p>Calypso</text:p>
          </table:table-cell>
          <table:table-cell table:style-name="ce561" office:value-type="float" office:value="13">
            <text:p>13.0</text:p>
          </table:table-cell>
          <table:table-cell table:number-columns-repeated="1022"/>
        </table:table-row>
        <table:table-row table:style-name="ro1">
          <table:table-cell table:style-name="ce560" office:value-type="string">
            <text:p>Cascade</text:p>
          </table:table-cell>
          <table:table-cell table:style-name="ce561" office:value-type="float" office:value="7.2">
            <text:p>7.2</text:p>
          </table:table-cell>
          <table:table-cell table:number-columns-repeated="1022"/>
        </table:table-row>
        <table:table-row table:style-name="ro1">
          <table:table-cell table:style-name="ce560" office:value-type="string">
            <text:p>Cascade (CO2 Extr Res)</text:p>
          </table:table-cell>
          <table:table-cell table:style-name="ce561" office:value-type="float" office:value="39">
            <text:p>39.0</text:p>
          </table:table-cell>
          <table:table-cell table:number-columns-repeated="1022"/>
        </table:table-row>
        <table:table-row table:style-name="ro1">
          <table:table-cell table:style-name="ce560" office:value-type="string">
            <text:p>Cascade (Cryo Debitter)</text:p>
          </table:table-cell>
          <table:table-cell table:style-name="ce561" office:value-type="float" office:value="0.8">
            <text:p>0.8</text:p>
          </table:table-cell>
          <table:table-cell table:number-columns-repeated="1022"/>
        </table:table-row>
        <table:table-row table:style-name="ro1">
          <table:table-cell table:style-name="ce560" office:value-type="string">
            <text:p>Cascade (Cryo LuluLN2)</text:p>
          </table:table-cell>
          <table:table-cell table:style-name="ce561" office:value-type="float" office:value="12">
            <text:p>12.0</text:p>
          </table:table-cell>
          <table:table-cell table:number-columns-repeated="1022"/>
        </table:table-row>
        <table:table-row table:style-name="ro1">
          <table:table-cell table:style-name="ce560" office:value-type="string">
            <text:p>Centennial</text:p>
          </table:table-cell>
          <table:table-cell table:style-name="ce561" office:value-type="float" office:value="11.5">
            <text:p>11.5</text:p>
          </table:table-cell>
          <table:table-cell table:number-columns-repeated="1022"/>
        </table:table-row>
        <table:table-row table:style-name="ro1">
          <table:table-cell table:style-name="ce560" office:value-type="string">
            <text:p>Challenger,UK</text:p>
          </table:table-cell>
          <table:table-cell table:style-name="ce561" office:value-type="float" office:value="8.9">
            <text:p>8.9</text:p>
          </table:table-cell>
          <table:table-cell table:number-columns-repeated="1022"/>
        </table:table-row>
        <table:table-row table:style-name="ro1">
          <table:table-cell table:style-name="ce560" office:value-type="string">
            <text:p>Chinook</text:p>
          </table:table-cell>
          <table:table-cell table:style-name="ce561" office:value-type="float" office:value="11.1">
            <text:p>11.1</text:p>
          </table:table-cell>
          <table:table-cell table:number-columns-repeated="1022"/>
        </table:table-row>
        <table:table-row table:style-name="ro1">
          <table:table-cell table:style-name="ce560" office:value-type="string">
            <text:p>Chinook (CO2 Extr Res)</text:p>
          </table:table-cell>
          <table:table-cell table:style-name="ce561" office:value-type="float" office:value="59">
            <text:p>59.0</text:p>
          </table:table-cell>
          <table:table-cell table:number-columns-repeated="1022"/>
        </table:table-row>
        <table:table-row table:style-name="ro1">
          <table:table-cell table:style-name="ce560" office:value-type="string">
            <text:p>Citra</text:p>
          </table:table-cell>
          <table:table-cell table:style-name="ce561" office:value-type="float" office:value="12">
            <text:p>12.0</text:p>
          </table:table-cell>
          <table:table-cell table:number-columns-repeated="1022"/>
        </table:table-row>
        <table:table-row table:style-name="ro1">
          <table:table-cell table:style-name="ce560" office:value-type="string">
            <text:p>Citra (Cryo Debittered)</text:p>
          </table:table-cell>
          <table:table-cell table:style-name="ce561" office:value-type="float" office:value="2.6">
            <text:p>2.6</text:p>
          </table:table-cell>
          <table:table-cell table:number-columns-repeated="1022"/>
        </table:table-row>
        <table:table-row table:style-name="ro1">
          <table:table-cell table:style-name="ce560" office:value-type="string">
            <text:p>Citra (Cryo LuluLN2)</text:p>
          </table:table-cell>
          <table:table-cell table:style-name="ce561" office:value-type="float" office:value="25">
            <text:p>25.0</text:p>
          </table:table-cell>
          <table:table-cell table:number-columns-repeated="1022"/>
        </table:table-row>
        <table:table-row table:style-name="ro1">
          <table:table-cell table:style-name="ce560" office:value-type="string">
            <text:p>Cluster</text:p>
          </table:table-cell>
          <table:table-cell table:style-name="ce561" office:value-type="float" office:value="6.8">
            <text:p>6.8</text:p>
          </table:table-cell>
          <table:table-cell table:number-columns-repeated="1022"/>
        </table:table-row>
        <table:table-row table:style-name="ro1">
          <table:table-cell table:style-name="ce560" office:value-type="string">
            <text:p>Columbus</text:p>
          </table:table-cell>
          <table:table-cell table:style-name="ce561" office:value-type="float" office:value="17.7">
            <text:p>17.7</text:p>
          </table:table-cell>
          <table:table-cell table:number-columns-repeated="1022"/>
        </table:table-row>
        <table:table-row table:style-name="ro1">
          <table:table-cell table:style-name="ce560" office:value-type="string">
            <text:p>Columbus (Cryo LuluLN2)</text:p>
          </table:table-cell>
          <table:table-cell table:style-name="ce561" office:value-type="float" office:value="24">
            <text:p>24.0</text:p>
          </table:table-cell>
          <table:table-cell table:number-columns-repeated="1022"/>
        </table:table-row>
        <table:table-row table:style-name="ro1">
          <table:table-cell table:style-name="ce560" office:value-type="string">
            <text:p>Crystal</text:p>
          </table:table-cell>
          <table:table-cell table:style-name="ce561" office:value-type="float" office:value="3.3">
            <text:p>3.3</text:p>
          </table:table-cell>
          <table:table-cell table:number-columns-repeated="1022"/>
        </table:table-row>
        <table:table-row table:style-name="ro1">
          <table:table-cell table:style-name="ce560" office:value-type="string">
            <text:p>CTZ (CO2 Extr Res)</text:p>
          </table:table-cell>
          <table:table-cell table:style-name="ce561" office:value-type="float" office:value="60">
            <text:p>60.0</text:p>
          </table:table-cell>
          <table:table-cell table:number-columns-repeated="1022"/>
        </table:table-row>
        <table:table-row table:style-name="ro1">
          <table:table-cell table:style-name="ce560" office:value-type="string">
            <text:p>Ekuanot</text:p>
          </table:table-cell>
          <table:table-cell table:style-name="ce561" office:value-type="float" office:value="15">
            <text:p>15.0</text:p>
          </table:table-cell>
          <table:table-cell table:number-columns-repeated="1022"/>
        </table:table-row>
        <table:table-row table:style-name="ro1">
          <table:table-cell table:style-name="ce560" office:value-type="string">
            <text:p>Ekuanot (Cryo Debitter)</text:p>
          </table:table-cell>
          <table:table-cell table:style-name="ce561" office:value-type="float" office:value="3.2">
            <text:p>3.2</text:p>
          </table:table-cell>
          <table:table-cell table:number-columns-repeated="1022"/>
        </table:table-row>
        <table:table-row table:style-name="ro1">
          <table:table-cell table:style-name="ce560" office:value-type="string">
            <text:p>Ekuanot (Cryo LuluLN2)</text:p>
          </table:table-cell>
          <table:table-cell table:style-name="ce561" office:value-type="float" office:value="26">
            <text:p>26.0</text:p>
          </table:table-cell>
          <table:table-cell table:number-columns-repeated="1022"/>
        </table:table-row>
        <table:table-row table:style-name="ro1">
          <table:table-cell table:style-name="ce560" office:value-type="string">
            <text:p>El Dorado</text:p>
          </table:table-cell>
          <table:table-cell table:style-name="ce561" office:value-type="float" office:value="15.3">
            <text:p>15.3</text:p>
          </table:table-cell>
          <table:table-cell table:number-columns-repeated="1022"/>
        </table:table-row>
        <table:table-row table:style-name="ro1">
          <table:table-cell table:style-name="ce560" office:value-type="string">
            <text:p>Falconer's Flight</text:p>
          </table:table-cell>
          <table:table-cell table:style-name="ce561" office:value-type="float" office:value="10.8">
            <text:p>10.8</text:p>
          </table:table-cell>
          <table:table-cell table:number-columns-repeated="1022"/>
        </table:table-row>
        <table:table-row table:style-name="ro1">
          <table:table-cell table:style-name="ce560" office:value-type="string">
            <text:p>Falconer's Flight 7Cs</text:p>
          </table:table-cell>
          <table:table-cell table:style-name="ce561" office:value-type="float" office:value="10">
            <text:p>10.0</text:p>
          </table:table-cell>
          <table:table-cell table:number-columns-repeated="1022"/>
        </table:table-row>
        <table:table-row table:style-name="ro1">
          <table:table-cell table:style-name="ce560" office:value-type="string">
            <text:p>First Gold</text:p>
          </table:table-cell>
          <table:table-cell table:style-name="ce561" office:value-type="float" office:value="7.5">
            <text:p>7.5</text:p>
          </table:table-cell>
          <table:table-cell table:number-columns-repeated="1022"/>
        </table:table-row>
        <table:table-row table:style-name="ro1">
          <table:table-cell table:style-name="ce560" office:value-type="string">
            <text:p>Fuggle, UK</text:p>
          </table:table-cell>
          <table:table-cell table:style-name="ce561" office:value-type="float" office:value="4.9">
            <text:p>4.9</text:p>
          </table:table-cell>
          <table:table-cell table:number-columns-repeated="1022"/>
        </table:table-row>
        <table:table-row table:style-name="ro1">
          <table:table-cell table:style-name="ce560" office:value-type="string">
            <text:p>Fuggle, US</text:p>
          </table:table-cell>
          <table:table-cell table:style-name="ce561" office:value-type="float" office:value="5">
            <text:p>5.0</text:p>
          </table:table-cell>
          <table:table-cell table:number-columns-repeated="1022"/>
        </table:table-row>
        <table:table-row table:style-name="ro1">
          <table:table-cell table:style-name="ce560" office:value-type="string">
            <text:p>Galaxy</text:p>
          </table:table-cell>
          <table:table-cell table:style-name="ce561" office:value-type="float" office:value="13">
            <text:p>13.0</text:p>
          </table:table-cell>
          <table:table-cell table:number-columns-repeated="1022"/>
        </table:table-row>
        <table:table-row table:style-name="ro1">
          <table:table-cell table:style-name="ce560" office:value-type="string">
            <text:p>Galena</text:p>
          </table:table-cell>
          <table:table-cell table:style-name="ce561" office:value-type="float" office:value="13">
            <text:p>13.0</text:p>
          </table:table-cell>
          <table:table-cell table:number-columns-repeated="1022"/>
        </table:table-row>
        <table:table-row table:style-name="ro1">
          <table:table-cell table:style-name="ce560" office:value-type="string">
            <text:p>Glacier</text:p>
          </table:table-cell>
          <table:table-cell table:style-name="ce561" office:value-type="float" office:value="5.7">
            <text:p>5.7</text:p>
          </table:table-cell>
          <table:table-cell table:number-columns-repeated="1022"/>
        </table:table-row>
        <table:table-row table:style-name="ro1">
          <table:table-cell table:style-name="ce560" office:value-type="string">
            <text:p>Goldings, US</text:p>
          </table:table-cell>
          <table:table-cell table:style-name="ce561" office:value-type="float" office:value="5">
            <text:p>5.0</text:p>
          </table:table-cell>
          <table:table-cell table:number-columns-repeated="1022"/>
        </table:table-row>
        <table:table-row table:style-name="ro1">
          <table:table-cell table:style-name="ce560" office:value-type="string">
            <text:p>Green Bullet, NZ</text:p>
          </table:table-cell>
          <table:table-cell table:style-name="ce561" office:value-type="float" office:value="12.8">
            <text:p>12.8</text:p>
          </table:table-cell>
          <table:table-cell table:number-columns-repeated="1022"/>
        </table:table-row>
        <table:table-row table:style-name="ro1">
          <table:table-cell table:style-name="ce560" office:value-type="string">
            <text:p>Hallertau, German</text:p>
          </table:table-cell>
          <table:table-cell table:style-name="ce561" office:value-type="float" office:value="2.7">
            <text:p>2.7</text:p>
          </table:table-cell>
          <table:table-cell table:number-columns-repeated="1022"/>
        </table:table-row>
        <table:table-row table:style-name="ro1">
          <table:table-cell table:style-name="ce560" office:value-type="string">
            <text:p>HBC 682 (CO2 Extr Res)</text:p>
          </table:table-cell>
          <table:table-cell table:style-name="ce561" office:value-type="float" office:value="72">
            <text:p>72.0</text:p>
          </table:table-cell>
          <table:table-cell table:number-columns-repeated="1022"/>
        </table:table-row>
        <table:table-row table:style-name="ro1">
          <table:table-cell table:style-name="ce560" office:value-type="string">
            <text:p>HBC-438</text:p>
          </table:table-cell>
          <table:table-cell table:style-name="ce561" office:value-type="float" office:value="16">
            <text:p>16.0</text:p>
          </table:table-cell>
          <table:table-cell table:number-columns-repeated="1022"/>
        </table:table-row>
        <table:table-row table:style-name="ro1">
          <table:table-cell table:style-name="ce560" office:value-type="string">
            <text:p>Helga, Au</text:p>
          </table:table-cell>
          <table:table-cell table:style-name="ce561" office:value-type="float" office:value="5.6">
            <text:p>5.6</text:p>
          </table:table-cell>
          <table:table-cell table:number-columns-repeated="1022"/>
        </table:table-row>
        <table:table-row table:style-name="ro1">
          <table:table-cell table:style-name="ce560" office:value-type="string">
            <text:p>Herkules</text:p>
          </table:table-cell>
          <table:table-cell table:style-name="ce561" office:value-type="float" office:value="15">
            <text:p>15.0</text:p>
          </table:table-cell>
          <table:table-cell table:number-columns-repeated="1022"/>
        </table:table-row>
        <table:table-row table:style-name="ro1">
          <table:table-cell table:style-name="ce560" office:value-type="string">
            <text:p>Hersbrucker, German</text:p>
          </table:table-cell>
          <table:table-cell table:style-name="ce561" office:value-type="float" office:value="3.9">
            <text:p>3.9</text:p>
          </table:table-cell>
          <table:table-cell table:number-columns-repeated="1022"/>
        </table:table-row>
        <table:table-row table:style-name="ro1">
          <table:table-cell table:style-name="ce560" office:value-type="string">
            <text:p>Horizon</text:p>
          </table:table-cell>
          <table:table-cell table:style-name="ce561" office:value-type="float" office:value="12.2">
            <text:p>12.2</text:p>
          </table:table-cell>
          <table:table-cell table:number-columns-repeated="1022"/>
        </table:table-row>
        <table:table-row table:style-name="ro1">
          <table:table-cell table:style-name="ce560" office:value-type="string">
            <text:p>Hull Melon</text:p>
          </table:table-cell>
          <table:table-cell table:style-name="ce561" office:value-type="float" office:value="7">
            <text:p>7.0</text:p>
          </table:table-cell>
          <table:table-cell table:number-columns-repeated="1022"/>
        </table:table-row>
        <table:table-row table:style-name="ro1">
          <table:table-cell table:style-name="ce560" office:value-type="string">
            <text:p>Jarrylo</text:p>
          </table:table-cell>
          <table:table-cell table:style-name="ce561" office:value-type="float" office:value="15">
            <text:p>15.0</text:p>
          </table:table-cell>
          <table:table-cell table:number-columns-repeated="1022"/>
        </table:table-row>
        <table:table-row table:style-name="ro1">
          <table:table-cell table:style-name="ce560" office:value-type="string">
            <text:p>Kent Goldings, UK</text:p>
          </table:table-cell>
          <table:table-cell table:style-name="ce561" office:value-type="float" office:value="7.2">
            <text:p>7.2</text:p>
          </table:table-cell>
          <table:table-cell table:number-columns-repeated="1022"/>
        </table:table-row>
        <table:table-row table:style-name="ro1">
          <table:table-cell table:style-name="ce560" office:value-type="string">
            <text:p>Legacy</text:p>
          </table:table-cell>
          <table:table-cell table:style-name="ce561" office:value-type="float" office:value="7.3">
            <text:p>7.3</text:p>
          </table:table-cell>
          <table:table-cell table:number-columns-repeated="1022"/>
        </table:table-row>
        <table:table-row table:style-name="ro1">
          <table:table-cell table:style-name="ce560" office:value-type="string">
            <text:p>Lemon Drop</text:p>
          </table:table-cell>
          <table:table-cell table:style-name="ce561" office:value-type="float" office:value="6">
            <text:p>6.0</text:p>
          </table:table-cell>
          <table:table-cell table:number-columns-repeated="1022"/>
        </table:table-row>
        <table:table-row table:style-name="ro1">
          <table:table-cell table:style-name="ce560" office:value-type="string">
            <text:p>Liberty</text:p>
          </table:table-cell>
          <table:table-cell table:style-name="ce561" office:value-type="float" office:value="4.9">
            <text:p>4.9</text:p>
          </table:table-cell>
          <table:table-cell table:number-columns-repeated="1022"/>
        </table:table-row>
        <table:table-row table:style-name="ro1">
          <table:table-cell table:style-name="ce560" office:value-type="string">
            <text:p>Loral (Cryo Debittered)</text:p>
          </table:table-cell>
          <table:table-cell table:style-name="ce561" office:value-type="float" office:value="3">
            <text:p>3.0</text:p>
          </table:table-cell>
          <table:table-cell table:number-columns-repeated="1022"/>
        </table:table-row>
        <table:table-row table:style-name="ro1">
          <table:table-cell table:style-name="ce560" office:value-type="string">
            <text:p>Loral (Cryo LuluLN2)</text:p>
          </table:table-cell>
          <table:table-cell table:style-name="ce561" office:value-type="float" office:value="20">
            <text:p>20.0</text:p>
          </table:table-cell>
          <table:table-cell table:number-columns-repeated="1022"/>
        </table:table-row>
        <table:table-row table:style-name="ro1">
          <table:table-cell table:style-name="ce560" office:value-type="string">
            <text:p>Magnum Pellets, GR</text:p>
          </table:table-cell>
          <table:table-cell table:style-name="ce561" office:value-type="float" office:value="14.7">
            <text:p>14.7</text:p>
          </table:table-cell>
          <table:table-cell table:number-columns-repeated="1022"/>
        </table:table-row>
        <table:table-row table:style-name="ro1">
          <table:table-cell table:style-name="ce560" office:value-type="string">
            <text:p>Magnum, US</text:p>
          </table:table-cell>
          <table:table-cell table:style-name="ce561" office:value-type="float" office:value="14">
            <text:p>14.0</text:p>
          </table:table-cell>
          <table:table-cell table:number-columns-repeated="1022"/>
        </table:table-row>
        <table:table-row table:style-name="ro1">
          <table:table-cell table:style-name="ce560" office:value-type="string">
            <text:p>Meridian</text:p>
          </table:table-cell>
          <table:table-cell table:style-name="ce561" office:value-type="float" office:value="4.5">
            <text:p>4.5</text:p>
          </table:table-cell>
          <table:table-cell table:number-columns-repeated="1022"/>
        </table:table-row>
        <table:table-row table:style-name="ro1">
          <table:table-cell table:style-name="ce560" office:value-type="string">
            <text:p>Millennium</text:p>
          </table:table-cell>
          <table:table-cell table:style-name="ce561" office:value-type="float" office:value="16.6">
            <text:p>16.6</text:p>
          </table:table-cell>
          <table:table-cell table:number-columns-repeated="1022"/>
        </table:table-row>
        <table:table-row table:style-name="ro1">
          <table:table-cell table:style-name="ce560" office:value-type="string">
            <text:p>Mosaic</text:p>
          </table:table-cell>
          <table:table-cell table:style-name="ce561" office:value-type="float" office:value="12">
            <text:p>12.0</text:p>
          </table:table-cell>
          <table:table-cell table:number-columns-repeated="1022"/>
        </table:table-row>
        <table:table-row table:style-name="ro1">
          <table:table-cell table:style-name="ce560" office:value-type="string">
            <text:p>Mosaic (CO2 Extract Res)</text:p>
          </table:table-cell>
          <table:table-cell table:style-name="ce561" office:value-type="float" office:value="62">
            <text:p>62.0</text:p>
          </table:table-cell>
          <table:table-cell table:number-columns-repeated="1022"/>
        </table:table-row>
        <table:table-row table:style-name="ro1">
          <table:table-cell table:style-name="ce560" office:value-type="string">
            <text:p>Mosaic (Cryo Debitter)</text:p>
          </table:table-cell>
          <table:table-cell table:style-name="ce561" office:value-type="float" office:value="2.2">
            <text:p>2.2</text:p>
          </table:table-cell>
          <table:table-cell table:number-columns-repeated="1022"/>
        </table:table-row>
        <table:table-row table:style-name="ro1">
          <table:table-cell table:style-name="ce560" office:value-type="string">
            <text:p>Mosaic (Cryo LuluLN2)</text:p>
          </table:table-cell>
          <table:table-cell table:style-name="ce561" office:value-type="float" office:value="22">
            <text:p>22.0</text:p>
          </table:table-cell>
          <table:table-cell table:number-columns-repeated="1022"/>
        </table:table-row>
        <table:table-row table:style-name="ro1">
          <table:table-cell table:style-name="ce560" office:value-type="string">
            <text:p>Motueka, NZ</text:p>
          </table:table-cell>
          <table:table-cell table:style-name="ce561" office:value-type="float" office:value="7.7">
            <text:p>7.7</text:p>
          </table:table-cell>
          <table:table-cell table:number-columns-repeated="1022"/>
        </table:table-row>
        <table:table-row table:style-name="ro1">
          <table:table-cell table:style-name="ce560" office:value-type="string">
            <text:p>Mt. Hood</text:p>
          </table:table-cell>
          <table:table-cell table:style-name="ce561" office:value-type="float" office:value="5.8">
            <text:p>5.8</text:p>
          </table:table-cell>
          <table:table-cell table:number-columns-repeated="1022"/>
        </table:table-row>
        <table:table-row table:style-name="ro1">
          <table:table-cell table:style-name="ce560" office:value-type="string">
            <text:p>Nelson Sauvin, NZ</text:p>
          </table:table-cell>
          <table:table-cell table:style-name="ce561" office:value-type="float" office:value="12.5">
            <text:p>12.5</text:p>
          </table:table-cell>
          <table:table-cell table:number-columns-repeated="1022"/>
        </table:table-row>
        <table:table-row table:style-name="ro1">
          <table:table-cell table:style-name="ce560" office:value-type="string">
            <text:p>Newport</text:p>
          </table:table-cell>
          <table:table-cell table:style-name="ce561" office:value-type="float" office:value="13">
            <text:p>13.0</text:p>
          </table:table-cell>
          <table:table-cell table:number-columns-repeated="1022"/>
        </table:table-row>
        <table:table-row table:style-name="ro1">
          <table:table-cell table:style-name="ce560" office:value-type="string">
            <text:p>Northdown</text:p>
          </table:table-cell>
          <table:table-cell table:style-name="ce561" office:value-type="float" office:value="8.5">
            <text:p>8.5</text:p>
          </table:table-cell>
          <table:table-cell table:number-columns-repeated="1022"/>
        </table:table-row>
        <table:table-row table:style-name="ro1">
          <table:table-cell table:style-name="ce560" office:value-type="string">
            <text:p>Northern Brewer</text:p>
          </table:table-cell>
          <table:table-cell table:style-name="ce561" office:value-type="float" office:value="10.5">
            <text:p>10.5</text:p>
          </table:table-cell>
          <table:table-cell table:number-columns-repeated="1022"/>
        </table:table-row>
        <table:table-row table:style-name="ro1">
          <table:table-cell table:style-name="ce560" office:value-type="string">
            <text:p>Nugget</text:p>
          </table:table-cell>
          <table:table-cell table:style-name="ce561" office:value-type="float" office:value="14.5">
            <text:p>14.5</text:p>
          </table:table-cell>
          <table:table-cell table:number-columns-repeated="1022"/>
        </table:table-row>
        <table:table-row table:style-name="ro1">
          <table:table-cell table:style-name="ce560" office:value-type="string">
            <text:p>Opal, GR</text:p>
          </table:table-cell>
          <table:table-cell table:style-name="ce561" office:value-type="float" office:value="6.5">
            <text:p>6.5</text:p>
          </table:table-cell>
          <table:table-cell table:number-columns-repeated="1022"/>
        </table:table-row>
        <table:table-row table:style-name="ro1">
          <table:table-cell table:style-name="ce560" office:value-type="string">
            <text:p>Pacific Gem, NZ</text:p>
          </table:table-cell>
          <table:table-cell table:style-name="ce561" office:value-type="float" office:value="14">
            <text:p>14.0</text:p>
          </table:table-cell>
          <table:table-cell table:number-columns-repeated="1022"/>
        </table:table-row>
        <table:table-row table:style-name="ro1">
          <table:table-cell table:style-name="ce560" office:value-type="string">
            <text:p>Pacific Jade, NZ</text:p>
          </table:table-cell>
          <table:table-cell table:style-name="ce561" office:value-type="float" office:value="13.7">
            <text:p>13.7</text:p>
          </table:table-cell>
          <table:table-cell table:number-columns-repeated="1022"/>
        </table:table-row>
        <table:table-row table:style-name="ro1">
          <table:table-cell table:style-name="ce560" office:value-type="string">
            <text:p>Pacifica, NZ</text:p>
          </table:table-cell>
          <table:table-cell table:style-name="ce561" office:value-type="float" office:value="5.8">
            <text:p>5.8</text:p>
          </table:table-cell>
          <table:table-cell table:number-columns-repeated="1022"/>
        </table:table-row>
        <table:table-row table:style-name="ro1">
          <table:table-cell table:style-name="ce560" office:value-type="string">
            <text:p>Palisade</text:p>
          </table:table-cell>
          <table:table-cell table:style-name="ce561" office:value-type="float" office:value="7.9">
            <text:p>7.9</text:p>
          </table:table-cell>
          <table:table-cell table:number-columns-repeated="1022"/>
        </table:table-row>
        <table:table-row table:style-name="ro1">
          <table:table-cell table:style-name="ce560" office:value-type="string">
            <text:p>Perle, GR</text:p>
          </table:table-cell>
          <table:table-cell table:style-name="ce561" office:value-type="float" office:value="6.3">
            <text:p>6.3</text:p>
          </table:table-cell>
          <table:table-cell table:number-columns-repeated="1022"/>
        </table:table-row>
        <table:table-row table:style-name="ro1">
          <table:table-cell table:style-name="ce560" office:value-type="string">
            <text:p>Perle, US</text:p>
          </table:table-cell>
          <table:table-cell table:style-name="ce561" office:value-type="float" office:value="8">
            <text:p>8.0</text:p>
          </table:table-cell>
          <table:table-cell table:number-columns-repeated="1022"/>
        </table:table-row>
        <table:table-row table:style-name="ro1">
          <table:table-cell table:style-name="ce560" office:value-type="string">
            <text:p>Polaris</text:p>
          </table:table-cell>
          <table:table-cell table:style-name="ce561" office:value-type="float" office:value="20">
            <text:p>20.0</text:p>
          </table:table-cell>
          <table:table-cell table:number-columns-repeated="1022"/>
        </table:table-row>
        <table:table-row table:style-name="ro1">
          <table:table-cell table:style-name="ce560" office:value-type="string">
            <text:p>Pride of Ringwood, Au</text:p>
          </table:table-cell>
          <table:table-cell table:style-name="ce561" office:value-type="float" office:value="9">
            <text:p>9.0</text:p>
          </table:table-cell>
          <table:table-cell table:number-columns-repeated="1022"/>
        </table:table-row>
        <table:table-row table:style-name="ro1">
          <table:table-cell table:style-name="ce560" office:value-type="string">
            <text:p>Progress</text:p>
          </table:table-cell>
          <table:table-cell table:style-name="ce561" office:value-type="float" office:value="6">
            <text:p>6.0</text:p>
          </table:table-cell>
          <table:table-cell table:number-columns-repeated="1022"/>
        </table:table-row>
        <table:table-row table:style-name="ro1">
          <table:table-cell table:style-name="ce560" office:value-type="string">
            <text:p>Rakau</text:p>
          </table:table-cell>
          <table:table-cell table:style-name="ce561" office:value-type="float" office:value="10">
            <text:p>10.0</text:p>
          </table:table-cell>
          <table:table-cell table:number-columns-repeated="1022"/>
        </table:table-row>
        <table:table-row table:style-name="ro1">
          <table:table-cell table:style-name="ce560" office:value-type="string">
            <text:p>Saaz, Czech</text:p>
          </table:table-cell>
          <table:table-cell table:style-name="ce561" office:value-type="float" office:value="3.2">
            <text:p>3.2</text:p>
          </table:table-cell>
          <table:table-cell table:number-columns-repeated="1022"/>
        </table:table-row>
        <table:table-row table:style-name="ro1">
          <table:table-cell table:style-name="ce560" office:value-type="string">
            <text:p>Saaz, US</text:p>
          </table:table-cell>
          <table:table-cell table:style-name="ce561" office:value-type="float" office:value="5.2">
            <text:p>5.2</text:p>
          </table:table-cell>
          <table:table-cell table:number-columns-repeated="1022"/>
        </table:table-row>
        <table:table-row table:style-name="ro1">
          <table:table-cell table:style-name="ce560" office:value-type="string">
            <text:p>Santium</text:p>
          </table:table-cell>
          <table:table-cell table:style-name="ce561" office:value-type="float" office:value="6">
            <text:p>6.0</text:p>
          </table:table-cell>
          <table:table-cell table:number-columns-repeated="1022"/>
        </table:table-row>
        <table:table-row table:style-name="ro1">
          <table:table-cell table:style-name="ce560" office:value-type="string">
            <text:p>Saphir, German</text:p>
          </table:table-cell>
          <table:table-cell table:style-name="ce561" office:value-type="float" office:value="3.7">
            <text:p>3.7</text:p>
          </table:table-cell>
          <table:table-cell table:number-columns-repeated="1022"/>
        </table:table-row>
        <table:table-row table:style-name="ro1">
          <table:table-cell table:style-name="ce560" office:value-type="string">
            <text:p>Select, GR</text:p>
          </table:table-cell>
          <table:table-cell table:style-name="ce561" office:value-type="float" office:value="4.9">
            <text:p>4.9</text:p>
          </table:table-cell>
          <table:table-cell table:number-columns-repeated="1022"/>
        </table:table-row>
        <table:table-row table:style-name="ro1">
          <table:table-cell table:style-name="ce560" office:value-type="string">
            <text:p>Simcoe</text:p>
          </table:table-cell>
          <table:table-cell table:style-name="ce561" office:value-type="float" office:value="13">
            <text:p>13.0</text:p>
          </table:table-cell>
          <table:table-cell table:number-columns-repeated="1022"/>
        </table:table-row>
        <table:table-row table:style-name="ro1">
          <table:table-cell table:style-name="ce560" office:value-type="string">
            <text:p>Simcoe (CO2 Extr Res)</text:p>
          </table:table-cell>
          <table:table-cell table:style-name="ce561" office:value-type="float" office:value="63">
            <text:p>63.0</text:p>
          </table:table-cell>
          <table:table-cell table:number-columns-repeated="1022"/>
        </table:table-row>
        <table:table-row table:style-name="ro1">
          <table:table-cell table:style-name="ce560" office:value-type="string">
            <text:p>Simcoe (Cryo Debitter)</text:p>
          </table:table-cell>
          <table:table-cell table:style-name="ce561" office:value-type="float" office:value="2.2">
            <text:p>2.2</text:p>
          </table:table-cell>
          <table:table-cell table:number-columns-repeated="1022"/>
        </table:table-row>
        <table:table-row table:style-name="ro1">
          <table:table-cell table:style-name="ce560" office:value-type="string">
            <text:p>Simcoe (Cryo LuluLN2)</text:p>
          </table:table-cell>
          <table:table-cell table:style-name="ce561" office:value-type="float" office:value="24">
            <text:p>24.0</text:p>
          </table:table-cell>
          <table:table-cell table:number-columns-repeated="1022"/>
        </table:table-row>
        <table:table-row table:style-name="ro1">
          <table:table-cell table:style-name="ce560" office:value-type="string">
            <text:p>Sorachi Ace</text:p>
          </table:table-cell>
          <table:table-cell table:style-name="ce561" office:value-type="float" office:value="11.9">
            <text:p>11.9</text:p>
          </table:table-cell>
          <table:table-cell table:number-columns-repeated="1022"/>
        </table:table-row>
        <table:table-row table:style-name="ro1">
          <table:table-cell table:style-name="ce560" office:value-type="string">
            <text:p>Spalt, German</text:p>
          </table:table-cell>
          <table:table-cell table:style-name="ce561" office:value-type="float" office:value="4.8">
            <text:p>4.8</text:p>
          </table:table-cell>
          <table:table-cell table:number-columns-repeated="1022"/>
        </table:table-row>
        <table:table-row table:style-name="ro1">
          <table:table-cell table:style-name="ce560" office:value-type="string">
            <text:p>Stella, Au</text:p>
          </table:table-cell>
          <table:table-cell table:style-name="ce561" office:value-type="float" office:value="15">
            <text:p>15.0</text:p>
          </table:table-cell>
          <table:table-cell table:number-columns-repeated="1022"/>
        </table:table-row>
        <table:table-row table:style-name="ro1">
          <table:table-cell table:style-name="ce560" office:value-type="string">
            <text:p>Sterling, US</text:p>
          </table:table-cell>
          <table:table-cell table:style-name="ce561" office:value-type="float" office:value="4">
            <text:p>4.0</text:p>
          </table:table-cell>
          <table:table-cell table:number-columns-repeated="1022"/>
        </table:table-row>
        <table:table-row table:style-name="ro1">
          <table:table-cell table:style-name="ce560" office:value-type="string">
            <text:p>Strisselspalt</text:p>
          </table:table-cell>
          <table:table-cell table:style-name="ce561" office:value-type="float" office:value="3">
            <text:p>3.0</text:p>
          </table:table-cell>
          <table:table-cell table:number-columns-repeated="1022"/>
        </table:table-row>
        <table:table-row table:style-name="ro1">
          <table:table-cell table:style-name="ce560" office:value-type="string">
            <text:p>Styrian Aurora</text:p>
          </table:table-cell>
          <table:table-cell table:style-name="ce561" office:value-type="float" office:value="9">
            <text:p>9.0</text:p>
          </table:table-cell>
          <table:table-cell table:number-columns-repeated="1022"/>
        </table:table-row>
        <table:table-row table:style-name="ro1">
          <table:table-cell table:style-name="ce560" office:value-type="string">
            <text:p>Styrian Bobek</text:p>
          </table:table-cell>
          <table:table-cell table:style-name="ce561" office:value-type="float" office:value="3.9">
            <text:p>3.9</text:p>
          </table:table-cell>
          <table:table-cell table:number-columns-repeated="1022"/>
        </table:table-row>
        <table:table-row table:style-name="ro1">
          <table:table-cell table:style-name="ce560" office:value-type="string">
            <text:p>Styrian Golding</text:p>
          </table:table-cell>
          <table:table-cell table:style-name="ce561" office:value-type="float" office:value="3.2">
            <text:p>3.2</text:p>
          </table:table-cell>
          <table:table-cell table:number-columns-repeated="1022"/>
        </table:table-row>
        <table:table-row table:style-name="ro1">
          <table:table-cell table:style-name="ce560" office:value-type="string">
            <text:p>Summit</text:p>
          </table:table-cell>
          <table:table-cell table:style-name="ce561" office:value-type="float" office:value="16.1">
            <text:p>16.1</text:p>
          </table:table-cell>
          <table:table-cell table:number-columns-repeated="1022"/>
        </table:table-row>
        <table:table-row table:style-name="ro1">
          <table:table-cell table:style-name="ce560" office:value-type="string">
            <text:p>Super Alpha, NZ</text:p>
          </table:table-cell>
          <table:table-cell table:style-name="ce561" office:value-type="float" office:value="12.8">
            <text:p>12.8</text:p>
          </table:table-cell>
          <table:table-cell table:number-columns-repeated="1022"/>
        </table:table-row>
        <table:table-row table:style-name="ro1">
          <table:table-cell table:style-name="ce560" office:value-type="string">
            <text:p>Super Pride, Au</text:p>
          </table:table-cell>
          <table:table-cell table:style-name="ce561" office:value-type="float" office:value="14">
            <text:p>14.0</text:p>
          </table:table-cell>
          <table:table-cell table:number-columns-repeated="1022"/>
        </table:table-row>
        <table:table-row table:style-name="ro1">
          <table:table-cell table:style-name="ce560" office:value-type="string">
            <text:p>Target, UK</text:p>
          </table:table-cell>
          <table:table-cell table:style-name="ce561" office:value-type="float" office:value="11.1">
            <text:p>11.1</text:p>
          </table:table-cell>
          <table:table-cell table:number-columns-repeated="1022"/>
        </table:table-row>
        <table:table-row table:style-name="ro1">
          <table:table-cell table:style-name="ce560" office:value-type="string">
            <text:p>Tettnang, German</text:p>
          </table:table-cell>
          <table:table-cell table:style-name="ce561" office:value-type="float" office:value="4.7">
            <text:p>4.7</text:p>
          </table:table-cell>
          <table:table-cell table:number-columns-repeated="1022"/>
        </table:table-row>
        <table:table-row table:style-name="ro1">
          <table:table-cell table:style-name="ce560" office:value-type="string">
            <text:p>Topaz</text:p>
          </table:table-cell>
          <table:table-cell table:style-name="ce561" office:value-type="float" office:value="16.5">
            <text:p>16.5</text:p>
          </table:table-cell>
          <table:table-cell table:number-columns-repeated="1022"/>
        </table:table-row>
        <table:table-row table:style-name="ro1">
          <table:table-cell table:style-name="ce560" office:value-type="string">
            <text:p>Tradition</text:p>
          </table:table-cell>
          <table:table-cell table:style-name="ce561" office:value-type="float" office:value="6">
            <text:p>6.0</text:p>
          </table:table-cell>
          <table:table-cell table:number-columns-repeated="1022"/>
        </table:table-row>
        <table:table-row table:style-name="ro1">
          <table:table-cell table:style-name="ce560" office:value-type="string">
            <text:p>Vanguard</text:p>
          </table:table-cell>
          <table:table-cell table:style-name="ce561" office:value-type="float" office:value="6">
            <text:p>6.0</text:p>
          </table:table-cell>
          <table:table-cell table:number-columns-repeated="1022"/>
        </table:table-row>
        <table:table-row table:style-name="ro1">
          <table:table-cell table:style-name="ce560" office:value-type="string">
            <text:p>Waimea</text:p>
          </table:table-cell>
          <table:table-cell table:style-name="ce561" office:value-type="float" office:value="17">
            <text:p>17.0</text:p>
          </table:table-cell>
          <table:table-cell table:number-columns-repeated="1022"/>
        </table:table-row>
        <table:table-row table:style-name="ro1">
          <table:table-cell table:style-name="ce560" office:value-type="string">
            <text:p>Wakatu</text:p>
          </table:table-cell>
          <table:table-cell table:style-name="ce561" office:value-type="float" office:value="7">
            <text:p>7.0</text:p>
          </table:table-cell>
          <table:table-cell table:number-columns-repeated="1022"/>
        </table:table-row>
        <table:table-row table:style-name="ro1">
          <table:table-cell table:style-name="ce560" office:value-type="string">
            <text:p>Warrior</text:p>
          </table:table-cell>
          <table:table-cell table:style-name="ce561" office:value-type="float" office:value="15.4">
            <text:p>15.4</text:p>
          </table:table-cell>
          <table:table-cell table:number-columns-repeated="1022"/>
        </table:table-row>
        <table:table-row table:style-name="ro1">
          <table:table-cell table:style-name="ce560" office:value-type="string">
            <text:p>Warrior (CO2 Extr Res)</text:p>
          </table:table-cell>
          <table:table-cell table:style-name="ce561" office:value-type="float" office:value="64">
            <text:p>64.0</text:p>
          </table:table-cell>
          <table:table-cell table:number-columns-repeated="1022"/>
        </table:table-row>
        <table:table-row table:style-name="ro1">
          <table:table-cell table:style-name="ce560" office:value-type="string">
            <text:p>Whitbread Goldings</text:p>
          </table:table-cell>
          <table:table-cell table:style-name="ce561" office:value-type="float" office:value="6.5">
            <text:p>6.5</text:p>
          </table:table-cell>
          <table:table-cell table:number-columns-repeated="1022"/>
        </table:table-row>
        <table:table-row table:style-name="ro1">
          <table:table-cell table:style-name="ce560" office:value-type="string">
            <text:p>Willamette</text:p>
          </table:table-cell>
          <table:table-cell table:style-name="ce561" office:value-type="float" office:value="5.1">
            <text:p>5.1</text:p>
          </table:table-cell>
          <table:table-cell table:number-columns-repeated="1022"/>
        </table:table-row>
        <table:table-row table:style-name="ro1">
          <table:table-cell table:style-name="ce560" office:value-type="string">
            <text:p>Zythos</text:p>
          </table:table-cell>
          <table:table-cell table:style-name="ce561" office:value-type="float" office:value="9.4">
            <text:p>9.4</text:p>
          </table:table-cell>
          <table:table-cell table:number-columns-repeated="1022"/>
        </table:table-row>
        <table:table-row table:style-name="ro1" table:number-rows-repeated="36">
          <table:table-cell table:style-name="ce560"/>
          <table:table-cell table:style-name="ce561"/>
          <table:table-cell table:number-columns-repeated="1022"/>
        </table:table-row>
        <table:table-row table:style-name="ro1">
          <table:table-cell table:style-name="ce469" office:value-type="string">
            <text:p>You can add hops to any of the blue rows. </text:p>
          </table:table-cell>
          <table:table-cell table:number-columns-repeated="1023"/>
        </table:table-row>
        <table:table-row table:style-name="ro1">
          <table:table-cell table:style-name="ce469" office:value-type="string">
            <text:p>You can also sort them, but make sure to only</text:p>
          </table:table-cell>
          <table:table-cell table:number-columns-repeated="1023"/>
        </table:table-row>
        <table:table-row table:style-name="ro1">
          <table:table-cell table:style-name="ce469" office:value-type="string">
            <text:p>sort the rows that have blue cells. </text:p>
          </table:table-cell>
          <table:table-cell table:number-columns-repeated="1023"/>
        </table:table-row>
        <table:table-row table:style-name="ro1">
          <table:table-cell table:style-name="ce469" office:value-type="string">
            <text:p>If you enter hop information before row 3 or after</text:p>
          </table:table-cell>
          <table:table-cell table:number-columns-repeated="1023"/>
        </table:table-row>
        <table:table-row table:style-name="ro1">
          <table:table-cell table:style-name="ce469" office:value-type="string">
            <text:p>row 100, the recipe tab's hop dropdowns won't</text:p>
          </table:table-cell>
          <table:table-cell table:number-columns-repeated="1023"/>
        </table:table-row>
        <table:table-row table:style-name="ro1">
          <table:table-cell table:style-name="ce469" office:value-type="string">
            <text:p>pick them up.</text:p>
          </table:table-cell>
          <table:table-cell table:number-columns-repeated="1023"/>
        </table:table-row>
        <table:table-row table:style-name="ro1">
          <table:table-cell table:style-name="ce285"/>
          <table:table-cell table:number-columns-repeated="1023"/>
        </table:table-row>
        <table:table-row table:style-name="ro1">
          <table:table-cell table:style-name="ce469" office:value-type="string">
            <text:p>Suggestion: Add your hops in a different color font to make it easier to copy them into later versions of the spreadsheet when released. </text:p>
          </table:table-cell>
          <table:table-cell table:number-columns-repeated="1023"/>
        </table:table-row>
        <table:table-row table:style-name="ro1" table:number-rows-repeated="1048417">
          <table:table-cell table:number-columns-repeated="1024"/>
        </table:table-row>
        <table:table-row table:style-name="ro1">
          <table:table-cell table:number-columns-repeated="1024"/>
        </table:table-row>
        <table:named-expressions/>
      </table:table>
      <table:table table:name="YEASTLOOKUP" table:style-name="ta13" table:print="false">
        <office:forms form:automatic-focus="false" form:apply-design-mode="false"/>
        <table:table-column table:style-name="co54" table:default-cell-style-name="Normal_20_2"/>
        <table:table-column table:style-name="co11" table:number-columns-repeated="5" table:default-cell-style-name="Normal_20_2"/>
        <table:table-column table:style-name="co55" table:default-cell-style-name="Normal_20_2"/>
        <table:table-column table:style-name="co11" table:number-columns-repeated="1017" table:default-cell-style-name="Normal_20_2"/>
        <table:table-row table:style-name="ro23">
          <table:table-cell table:style-name="ce552" office:value-type="string">
            <text:p>Yeast Strain</text:p>
          </table:table-cell>
          <table:table-cell table:style-name="ce563" office:value-type="string">
            <office:annotation draw:style-name="gr49" draw:text-style-name="P5" svg:width="4.1382in" svg:height="0.9862in" svg:x="3.6953in" svg:y="0.011in" draw:caption-point-x="-0.1898in" draw:caption-point-y="-0.0071in">
              <dc:creator>NWS</dc:creator>
              <dc:date>2017-12-30T00:00:00</dc:date>
              <text:p text:style-name="P5">These are the approximate Factors, most derived from Greg Doss' work. They will not <text:span text:style-name="T3">necessarily</text:span><text:span text:style-name="T5"> match anything in the strain's published range. <text:s/>If you add a yeast strain, find another strain with very similar attenuation, and use its number in the table.</text:span></text:p>
              <text:p text:style-name="P5"><text:span text:style-name="T4"/></text:p>
            </office:annotation>
            <text:p>Factor</text:p>
          </table:table-cell>
          <table:table-cell table:style-name="ce563" office:value-type="string">
            <text:p>Type</text:p>
          </table:table-cell>
          <table:table-cell table:number-columns-repeated="1021"/>
        </table:table-row>
        <table:table-row table:style-name="ro22">
          <table:table-cell table:style-name="ce544" office:value-type="string">
            <text:p>Wyeast 1007 - German Ale</text:p>
          </table:table-cell>
          <table:table-cell table:style-name="ce544" office:value-type="float" office:value="75.1">
            <text:p>75.1</text:p>
          </table:table-cell>
          <table:table-cell table:style-name="ce564" office:value-type="string">
            <text:p>A</text:p>
          </table:table-cell>
          <table:table-cell/>
          <table:table-cell table:style-name="ce558"/>
          <table:table-cell table:style-name="ce566"/>
          <table:table-cell table:number-columns-repeated="1018"/>
        </table:table-row>
        <table:table-row table:style-name="ro22">
          <table:table-cell table:style-name="ce544" office:value-type="string">
            <text:p>Wyeast 1010 - American Wheat</text:p>
          </table:table-cell>
          <table:table-cell table:style-name="ce544" office:value-type="float" office:value="75.2">
            <text:p>75.2</text:p>
          </table:table-cell>
          <table:table-cell table:style-name="ce564" office:value-type="string">
            <text:p>A</text:p>
          </table:table-cell>
          <table:table-cell table:style-name="ce558" table:number-columns-repeated="2"/>
          <table:table-cell table:style-name="ce566"/>
          <table:table-cell table:number-columns-repeated="1018"/>
        </table:table-row>
        <table:table-row table:style-name="ro22">
          <table:table-cell table:style-name="ce544" office:value-type="string">
            <text:p>Wyeast 1028 - London Ale</text:p>
          </table:table-cell>
          <table:table-cell table:style-name="ce544" office:value-type="float" office:value="77.4">
            <text:p>77.4</text:p>
          </table:table-cell>
          <table:table-cell table:style-name="ce564" office:value-type="string">
            <text:p>A</text:p>
          </table:table-cell>
          <table:table-cell/>
          <table:table-cell table:style-name="ce558"/>
          <table:table-cell table:style-name="ce566"/>
          <table:table-cell table:number-columns-repeated="1018"/>
        </table:table-row>
        <table:table-row table:style-name="ro22">
          <table:table-cell table:style-name="ce544" office:value-type="string">
            <text:p>Wyeast 1056 - American Ale</text:p>
          </table:table-cell>
          <table:table-cell table:style-name="ce544" office:value-type="float" office:value="77.3">
            <text:p>77.3</text:p>
          </table:table-cell>
          <table:table-cell table:style-name="ce564" office:value-type="string">
            <text:p>A</text:p>
          </table:table-cell>
          <table:table-cell/>
          <table:table-cell table:style-name="ce558"/>
          <table:table-cell table:style-name="ce566"/>
          <table:table-cell table:number-columns-repeated="1018"/>
        </table:table-row>
        <table:table-row table:style-name="ro22">
          <table:table-cell table:style-name="ce544" office:value-type="string">
            <text:p>Wyeast 1084 - Irish Ale</text:p>
          </table:table-cell>
          <table:table-cell table:style-name="ce544" office:value-type="float" office:value="77.3">
            <text:p>77.3</text:p>
          </table:table-cell>
          <table:table-cell table:style-name="ce564" office:value-type="string">
            <text:p>A</text:p>
          </table:table-cell>
          <table:table-cell/>
          <table:table-cell table:style-name="ce558"/>
          <table:table-cell table:style-name="ce566"/>
          <table:table-cell table:number-columns-repeated="1018"/>
        </table:table-row>
        <table:table-row table:style-name="ro22">
          <table:table-cell table:style-name="ce544" office:value-type="string">
            <text:p>Wyeast 1098 - British Ale</text:p>
          </table:table-cell>
          <table:table-cell table:style-name="ce544"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099 - Whitbread Ale</text:p>
          </table:table-cell>
          <table:table-cell table:style-name="ce544" office:value-type="float" office:value="76.7">
            <text:p>76.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187 - Ringwood Ale</text:p>
          </table:table-cell>
          <table:table-cell table:style-name="ce544" office:value-type="float" office:value="78.6">
            <text:p>78.6</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214 - Belgian Abbey</text:p>
          </table:table-cell>
          <table:table-cell table:style-name="ce544" office:value-type="float" office:value="73.8">
            <text:p>73.8</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272 - American Ale II</text:p>
          </table:table-cell>
          <table:table-cell table:style-name="ce544"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275 - Thames Valley Ale</text:p>
          </table:table-cell>
          <table:table-cell table:style-name="ce544" office:value-type="float" office:value="75.7">
            <text:p>75.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318 - London Ale III</text:p>
          </table:table-cell>
          <table:table-cell table:style-name="ce544"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332 - Northwest Ale</text:p>
          </table:table-cell>
          <table:table-cell table:style-name="ce544" office:value-type="float" office:value="78.1">
            <text:p>78.1</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335 - British Ale II</text:p>
          </table:table-cell>
          <table:table-cell table:style-name="ce544" office:value-type="float" office:value="77.2">
            <text:p>77.2</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388 - Belgian Strong Ale</text:p>
          </table:table-cell>
          <table:table-cell table:style-name="ce544" office:value-type="float" office:value="77.4">
            <text:p>77.4</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450 - Denny's Favorite 50</text:p>
          </table:table-cell>
          <table:table-cell table:style-name="ce544"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469 - West Yorkshire Ale</text:p>
          </table:table-cell>
          <table:table-cell table:style-name="ce544" office:value-type="float" office:value="78">
            <text:p>78</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728 - Scottish Ale</text:p>
          </table:table-cell>
          <table:table-cell table:style-name="ce544" office:value-type="float" office:value="77.4">
            <text:p>77.4</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762 - Belgian Abbey II</text:p>
          </table:table-cell>
          <table:table-cell table:style-name="ce544" office:value-type="float" office:value="79.4">
            <text:p>79.4</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764 - Pacman</text:p>
          </table:table-cell>
          <table:table-cell table:style-name="ce544" office:value-type="float" office:value="77.8">
            <text:p>77.8</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1968 - London ESB Ale</text:p>
          </table:table-cell>
          <table:table-cell table:style-name="ce544" office:value-type="float" office:value="76">
            <text:p>76</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2000 - Budvar Lager</text:p>
          </table:table-cell>
          <table:table-cell table:style-name="ce544" office:value-type="float" office:value="76.8">
            <text:p>76.8</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001 - Urquell Lager</text:p>
          </table:table-cell>
          <table:table-cell table:style-name="ce544" office:value-type="float" office:value="76.3">
            <text:p>76.3</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007 - Pilsen Lager</text:p>
          </table:table-cell>
          <table:table-cell table:style-name="ce544" office:value-type="float" office:value="75.1">
            <text:p>75.1</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035 - American Lager</text:p>
          </table:table-cell>
          <table:table-cell table:style-name="ce544" office:value-type="float" office:value="75.4">
            <text:p>75.4</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042 - Danish Lager</text:p>
          </table:table-cell>
          <table:table-cell table:style-name="ce544" office:value-type="float" office:value="74.7">
            <text:p>74.7</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112 - California Lager</text:p>
          </table:table-cell>
          <table:table-cell table:style-name="ce544" office:value-type="float" office:value="74.8">
            <text:p>74.8</text:p>
          </table:table-cell>
          <table:table-cell table:style-name="ce564" office:value-type="string">
            <text:p>H</text:p>
          </table:table-cell>
          <table:table-cell table:number-columns-repeated="2"/>
          <table:table-cell table:style-name="ce566"/>
          <table:table-cell table:number-columns-repeated="1018"/>
        </table:table-row>
        <table:table-row table:style-name="ro22">
          <table:table-cell table:style-name="ce544" office:value-type="string">
            <text:p>Wyeast 2124 - Bohemian Lager</text:p>
          </table:table-cell>
          <table:table-cell table:style-name="ce544" office:value-type="float" office:value="76.4">
            <text:p>76.4</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206 - Bavarian Lager</text:p>
          </table:table-cell>
          <table:table-cell table:style-name="ce544" office:value-type="float" office:value="76.9">
            <text:p>76.9</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247 - European Lager</text:p>
          </table:table-cell>
          <table:table-cell table:style-name="ce544" office:value-type="float" office:value="75.7">
            <text:p>75.7</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278 - Czech Pils</text:p>
          </table:table-cell>
          <table:table-cell table:style-name="ce544" office:value-type="float" office:value="75.9">
            <text:p>75.9</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308 - Munich Lager</text:p>
          </table:table-cell>
          <table:table-cell table:style-name="ce544" office:value-type="float" office:value="75.3">
            <text:p>75.3</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352 - Munich Lager II</text:p>
          </table:table-cell>
          <table:table-cell table:style-name="ce544" office:value-type="float" office:value="75.6">
            <text:p>75.6</text:p>
          </table:table-cell>
          <table:table-cell table:style-name="ce564" office:value-type="string">
            <text:p>L</text:p>
          </table:table-cell>
          <table:table-cell table:number-columns-repeated="2"/>
          <table:table-cell table:style-name="ce566"/>
          <table:table-cell table:number-columns-repeated="1018"/>
        </table:table-row>
        <table:table-row table:style-name="ro22">
          <table:table-cell table:style-name="ce544" office:value-type="string">
            <text:p>Wyeast 2565 - Kolsch</text:p>
          </table:table-cell>
          <table:table-cell table:style-name="ce544" office:value-type="float" office:value="77.3">
            <text:p>77.3</text:p>
          </table:table-cell>
          <table:table-cell table:style-name="ce564" office:value-type="string">
            <text:p>H</text:p>
          </table:table-cell>
          <table:table-cell table:number-columns-repeated="2"/>
          <table:table-cell table:style-name="ce566"/>
          <table:table-cell table:number-columns-repeated="1018"/>
        </table:table-row>
        <table:table-row table:style-name="ro22">
          <table:table-cell table:style-name="ce544" office:value-type="string">
            <text:p>Wyeast 2575 - Kolsch II</text:p>
          </table:table-cell>
          <table:table-cell table:style-name="ce544" office:value-type="float" office:value="77.3">
            <text:p>77.3</text:p>
          </table:table-cell>
          <table:table-cell table:style-name="ce564" office:value-type="string">
            <text:p>H</text:p>
          </table:table-cell>
          <table:table-cell table:number-columns-repeated="2"/>
          <table:table-cell table:style-name="ce566"/>
          <table:table-cell table:number-columns-repeated="1018"/>
        </table:table-row>
        <table:table-row table:style-name="ro22">
          <table:table-cell table:style-name="ce544" office:value-type="string">
            <text:p>Wyeast 3068 - Weihenstephan Weizen</text:p>
          </table:table-cell>
          <table:table-cell table:style-name="ce544" office:value-type="float" office:value="76.6">
            <text:p>76.6</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333 - German Wheat</text:p>
          </table:table-cell>
          <table:table-cell table:style-name="ce544" office:value-type="float" office:value="75.5">
            <text:p>75.5</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463 - Forbidden Fruit</text:p>
          </table:table-cell>
          <table:table-cell table:style-name="ce544" office:value-type="float" office:value="78.4">
            <text:p>78.4</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522 - Belgian Ardennes</text:p>
          </table:table-cell>
          <table:table-cell table:style-name="ce544" office:value-type="float" office:value="77.1">
            <text:p>77.1</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538 - Leuven Pale Ale</text:p>
          </table:table-cell>
          <table:table-cell table:style-name="ce544" office:value-type="float" office:value="76.4">
            <text:p>76.4</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638 - Bavarian Wheat</text:p>
          </table:table-cell>
          <table:table-cell table:style-name="ce544" office:value-type="float" office:value="76.6">
            <text:p>76.6</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711 - French Saison</text:p>
          </table:table-cell>
          <table:table-cell table:style-name="ce544" office:value-type="float" office:value="84.5">
            <text:p>84.5</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724 - Belgian Saison</text:p>
          </table:table-cell>
          <table:table-cell table:style-name="ce544" office:value-type="float" office:value="79.8">
            <text:p>79.8</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725 - Bier de Garde</text:p>
          </table:table-cell>
          <table:table-cell table:style-name="ce544" office:value-type="float" office:value="75.9">
            <text:p>75.9</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726 - Farmhouse Ale</text:p>
          </table:table-cell>
          <table:table-cell table:style-name="ce544" office:value-type="float" office:value="77.5">
            <text:p>77.5</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787 - Trappist High Gravity</text:p>
          </table:table-cell>
          <table:table-cell table:style-name="ce544" office:value-type="float" office:value="77.5">
            <text:p>77.5</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942 - Belgian Wheat</text:p>
          </table:table-cell>
          <table:table-cell table:style-name="ce544" office:value-type="float" office:value="76.8">
            <text:p>76.8</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3944 - Belgian Witbeer</text:p>
          </table:table-cell>
          <table:table-cell table:style-name="ce544" office:value-type="float" office:value="78.3">
            <text:p>78.3</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5112 - Brettanomyces brux</text:p>
          </table:table-cell>
          <table:table-cell table:style-name="ce544"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yeast 5151 - Brett Claussenii</text:p>
          </table:table-cell>
          <table:table-cell table:style-name="ce541" office:value-type="float" office:value="80.2">
            <office:annotation draw:style-name="gr41" draw:text-style-name="P1" svg:width="1.5795in" svg:height="0.8264in" svg:x="3.6953in" svg:y="8.7827in" draw:caption-point-x="-0.1898in" draw:caption-point-y="0.1189in">
              <dc:creator>NWS</dc:creator>
              <dc:date>2017-12-30T00:00:00</dc:date>
              <text:p text:style-name="P1">jbakajust1</text:p>
              <text:p text:style-name="P1"><text:span text:style-name="T1"/></text:p>
            </office:annotation>
            <text:p>80.2</text:p>
          </table:table-cell>
          <table:table-cell table:style-name="ce550" office:value-type="string">
            <text:p>A</text:p>
          </table:table-cell>
          <table:table-cell table:number-columns-repeated="2"/>
          <table:table-cell table:style-name="ce566"/>
          <table:table-cell table:number-columns-repeated="1018"/>
        </table:table-row>
        <table:table-row table:style-name="ro22">
          <table:table-cell table:style-name="ce544" office:value-type="string">
            <text:p>Wyeast 5526 - Brettanomyces Lambicus</text:p>
          </table:table-cell>
          <table:table-cell table:style-name="ce544"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1 - California Ale</text:p>
          </table:table-cell>
          <table:table-cell table:style-name="ce541" office:value-type="float" office:value="77.3">
            <text:p>77.3</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2 - English Ale</text:p>
          </table:table-cell>
          <table:table-cell table:style-name="ce541" office:value-type="float" office:value="76">
            <text:p>76</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3 - German Ale II</text:p>
          </table:table-cell>
          <table:table-cell table:style-name="ce541" office:value-type="float" office:value="77.3">
            <text:p>77.3</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4 - Irish Ale</text:p>
          </table:table-cell>
          <table:table-cell table:style-name="ce541" office:value-type="float" office:value="77.3">
            <text:p>77.3</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5 - British Ale</text:p>
          </table:table-cell>
          <table:table-cell table:style-name="ce541" office:value-type="float" office:value="78.6">
            <text:p>78.6</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6 - Bedford British Ale</text:p>
          </table:table-cell>
          <table:table-cell table:style-name="ce541" office:value-type="float" office:value="77.3">
            <office:annotation draw:style-name="gr41" draw:text-style-name="P6" svg:width="1.5795in" svg:height="0.8264in" svg:x="3.6953in" svg:y="10.028in" draw:caption-point-x="-0.1898in" draw:caption-point-y="0.1185in">
              <dc:creator>NWS</dc:creator>
              <dc:date>2017-12-30T00:00:00</dc:date>
              <text:p text:style-name="P6">Copied from WLP001, which has similar manufacturer published specs</text:p>
            </office:annotation>
            <text:p>77.3</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7 - Dry English Ale</text:p>
          </table:table-cell>
          <table:table-cell table:style-name="ce541"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8 - East Coast Ale</text:p>
          </table:table-cell>
          <table:table-cell table:style-name="ce541" office:value-type="float" office:value="77.7">
            <office:annotation draw:style-name="gr41" draw:text-style-name="P5" svg:width="1.5795in" svg:height="0.835in" svg:x="3.6953in" svg:y="10.3835in" draw:caption-point-x="-0.1898in" draw:caption-point-y="0.1185in">
              <dc:creator>NWS</dc:creator>
              <dc:date>2017-12-30T00:00:00</dc:date>
              <text:p text:style-name="P5">Copied from WLP051, which has similar manufacturer published specs</text:p>
              <text:p text:style-name="P5"><text:span text:style-name="T4"/></text:p>
            </office:annotation>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09 - Australian Ale</text:p>
          </table:table-cell>
          <table:table-cell table:style-name="ce541" office:value-type="float" office:value="77.7">
            <office:annotation draw:style-name="gr42" draw:text-style-name="P5" svg:width="1.5795in" svg:height="0.835in" svg:x="3.6953in" svg:y="10.5606in" draw:caption-point-x="-0.1898in" draw:caption-point-y="0.1189in">
              <dc:creator>NWS</dc:creator>
              <dc:date>2017-12-30T00:00:00</dc:date>
              <text:p text:style-name="P5">Copied from WLP051, which has similar manufacturer published specs</text:p>
              <text:p text:style-name="P5"><text:span text:style-name="T4"/></text:p>
            </office:annotation>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13 - London Ale</text:p>
          </table:table-cell>
          <table:table-cell table:style-name="ce541" office:value-type="float" office:value="77.4">
            <text:p>77.4</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23 - Burton Ale</text:p>
          </table:table-cell>
          <table:table-cell table:style-name="ce541" office:value-type="float" office:value="75.7">
            <text:p>75.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25 - Southwold Ale</text:p>
          </table:table-cell>
          <table:table-cell table:style-name="ce541" office:value-type="float" office:value="77.2">
            <text:p>77.2</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28 - Edinburgh Scottish Ale</text:p>
          </table:table-cell>
          <table:table-cell table:style-name="ce541" office:value-type="float" office:value="77.7">
            <office:annotation draw:style-name="gr41" draw:text-style-name="P5" svg:width="1.5795in" svg:height="0.835in" svg:x="3.6953in" svg:y="11.272in" draw:caption-point-x="-0.1898in" draw:caption-point-y="0.1189in">
              <dc:creator>NWS</dc:creator>
              <dc:date>2017-12-30T00:00:00</dc:date>
              <text:p text:style-name="P5">Copied from WLP051, which has similar manufacturer published specs</text:p>
              <text:p text:style-name="P5"><text:span text:style-name="T4"/></text:p>
            </office:annotation>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29 - German Ale/Kolsch</text:p>
          </table:table-cell>
          <table:table-cell table:style-name="ce541" office:value-type="float" office:value="77.3">
            <text:p>77.3</text:p>
          </table:table-cell>
          <table:table-cell table:style-name="ce564" office:value-type="string">
            <text:p>H</text:p>
          </table:table-cell>
          <table:table-cell table:number-columns-repeated="2"/>
          <table:table-cell table:style-name="ce566"/>
          <table:table-cell table:number-columns-repeated="1018"/>
        </table:table-row>
        <table:table-row table:style-name="ro22">
          <table:table-cell table:style-name="ce541" office:value-type="string">
            <text:p>WLP036 - Dusseldorf Alt</text:p>
          </table:table-cell>
          <table:table-cell table:style-name="ce541" office:value-type="float" office:value="75.1">
            <text:p>75.1</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39 - East Midlands Ale</text:p>
          </table:table-cell>
          <table:table-cell table:style-name="ce541" office:value-type="float" office:value="77.3">
            <office:annotation draw:style-name="gr41" draw:text-style-name="P6" svg:width="1.5795in" svg:height="0.8264in" svg:x="3.6953in" svg:y="11.8059in" draw:caption-point-x="-0.1898in" draw:caption-point-y="0.1185in">
              <dc:creator>NWS</dc:creator>
              <dc:date>2017-12-30T00:00:00</dc:date>
              <text:p text:style-name="P6">Copied from WLP001, which has similar manufacturer published specs</text:p>
            </office:annotation>
            <text:p>77.3</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051 - California Ale V</text:p>
          </table:table-cell>
          <table:table-cell table:style-name="ce541"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300 - Hefeweizen</text:p>
          </table:table-cell>
          <table:table-cell table:style-name="ce541" office:value-type="float" office:value="76.6">
            <text:p>76.6</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320 - American Hefeweizen</text:p>
          </table:table-cell>
          <table:table-cell table:style-name="ce541" office:value-type="float" office:value="77.7">
            <office:annotation draw:style-name="gr41" draw:text-style-name="P5" svg:width="1.5795in" svg:height="0.835in" svg:x="3.6953in" svg:y="12.3394in" draw:caption-point-x="-0.1898in" draw:caption-point-y="0.1185in">
              <dc:creator>NWS</dc:creator>
              <dc:date>2017-12-30T00:00:00</dc:date>
              <text:p text:style-name="P5">Copied from WLP051, which has similar manufacturer published specs</text:p>
              <text:p text:style-name="P5"><text:span text:style-name="T4"/></text:p>
            </office:annotation>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351 - Bavarian Weizen</text:p>
          </table:table-cell>
          <table:table-cell table:style-name="ce541" office:value-type="float" office:value="76.6">
            <text:p>76.6</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380 - Hefeweizen IV</text:p>
          </table:table-cell>
          <table:table-cell table:style-name="ce541" office:value-type="float" office:value="75.5">
            <text:p>75.5</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400 - Belgian Wit</text:p>
          </table:table-cell>
          <table:table-cell table:style-name="ce541" office:value-type="float" office:value="78.3">
            <text:p>78.3</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410 - Belgian Wit II</text:p>
          </table:table-cell>
          <table:table-cell table:style-name="ce541" office:value-type="float" office:value="77.7">
            <text:p>77.7</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500 - Trappist Ale</text:p>
          </table:table-cell>
          <table:table-cell table:style-name="ce541" office:value-type="float" office:value="73.8">
            <text:p>73.8</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530 - Abbey Ale</text:p>
          </table:table-cell>
          <table:table-cell table:style-name="ce541" office:value-type="float" office:value="77.5">
            <text:p>77.5</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540 - Abbey Ale IV</text:p>
          </table:table-cell>
          <table:table-cell table:style-name="ce541" office:value-type="float" office:value="79.4">
            <text:p>79.4</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550 - Belgian Strong Ale</text:p>
          </table:table-cell>
          <table:table-cell table:style-name="ce541" office:value-type="float" office:value="77.1">
            <text:p>77.1</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565 - Belgian Saison I</text:p>
          </table:table-cell>
          <table:table-cell table:style-name="ce541" office:value-type="float" office:value="79.8">
            <text:p>79.8</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570 - Belgian Golden Ale</text:p>
          </table:table-cell>
          <table:table-cell table:style-name="ce541" office:value-type="float" office:value="77.4">
            <text:p>77.4</text:p>
          </table:table-cell>
          <table:table-cell table:style-name="ce564" office:value-type="string">
            <text:p>A</text:p>
          </table:table-cell>
          <table:table-cell table:number-columns-repeated="2"/>
          <table:table-cell table:style-name="ce566"/>
          <table:table-cell table:number-columns-repeated="1018"/>
        </table:table-row>
        <table:table-row table:style-name="ro22">
          <table:table-cell table:style-name="ce541" office:value-type="string">
            <text:p>WLP575 - Belgian Style Ale Yeast Blend</text:p>
          </table:table-cell>
          <table:table-cell table:style-name="ce541" office:value-type="float" office:value="73.8">
            <office:annotation draw:style-name="gr50" draw:text-style-name="P6" svg:width="5.9319in" svg:height="1.4016in" svg:x="3.6953in" svg:y="14.2953in" draw:caption-point-x="-0.1898in" draw:caption-point-y="0.1185in">
              <dc:creator>NWS</dc:creator>
              <dc:date>2017-12-30T00:00:00</dc:date>
              <text:p text:style-name="P6">12-3-2015:</text:p>
              <text:p text:style-name="P6">WLP575 is purported to be a blend of WLP500, WLP530, and WLP550. <text:s/>Based on ONE batch, attenuation performed closest to WLP500, which is the weakest attenuator of the three.</text:p>
              <text:p text:style-name="P6">Hypothesis: WLP500, although a relatively slow flocculator, may be a faster (though lower attenuating) fermenting strain than the others. It may have reached its typical attenuation limit and began flocculating, influencing the other strain's cells to also flocculate, before they had reached their typical attenuation limits. <text:s/>It's important to note that n=1.</text:p>
            </office:annotation>
            <text:p>73.8</text:p>
          </table:table-cell>
          <table:table-cell table:style-name="ce550" office:value-type="string">
            <text:p>A</text:p>
          </table:table-cell>
          <table:table-cell table:number-columns-repeated="1021"/>
        </table:table-row>
        <table:table-row table:style-name="ro22">
          <table:table-cell table:style-name="ce541" office:value-type="string">
            <text:p>WLP644 - Brett Brux var Trois</text:p>
          </table:table-cell>
          <table:table-cell table:style-name="ce541" office:value-type="float" office:value="77.3">
            <office:annotation draw:style-name="gr41" draw:text-style-name="P1" svg:width="1.5795in" svg:height="0.8264in" svg:x="3.6953in" svg:y="14.4724in" draw:caption-point-x="-0.1898in" draw:caption-point-y="0.1189in">
              <dc:creator>NWS</dc:creator>
              <dc:date>2017-12-30T00:00:00</dc:date>
              <text:p text:style-name="P1">jbakajust1</text:p>
              <text:p text:style-name="P1"><text:span text:style-name="T1"/></text:p>
            </office:annotation>
            <text:p>77.3</text:p>
          </table:table-cell>
          <table:table-cell table:style-name="ce550" office:value-type="string">
            <text:p>A</text:p>
          </table:table-cell>
          <table:table-cell table:number-columns-repeated="1021"/>
        </table:table-row>
        <table:table-row table:style-name="ro22">
          <table:table-cell table:style-name="ce541" office:value-type="string">
            <text:p>WLP800 - Pilsner Lager</text:p>
          </table:table-cell>
          <table:table-cell table:style-name="ce541" office:value-type="float" office:value="76.3">
            <text:p>76.3</text:p>
          </table:table-cell>
          <table:table-cell table:style-name="ce564" office:value-type="string">
            <text:p>L</text:p>
          </table:table-cell>
          <table:table-cell table:number-columns-repeated="1021"/>
        </table:table-row>
        <table:table-row table:style-name="ro22">
          <table:table-cell table:style-name="ce541" office:value-type="string">
            <text:p>WLP810 - San Francisco Lager</text:p>
          </table:table-cell>
          <table:table-cell table:style-name="ce541" office:value-type="float" office:value="74.8">
            <text:p>74.8</text:p>
          </table:table-cell>
          <table:table-cell table:style-name="ce564" office:value-type="string">
            <text:p>H</text:p>
          </table:table-cell>
          <table:table-cell table:number-columns-repeated="1021"/>
        </table:table-row>
        <table:table-row table:style-name="ro22">
          <table:table-cell table:style-name="ce541" office:value-type="string">
            <text:p>WLP820 - Octoberfest/Märzen</text:p>
          </table:table-cell>
          <table:table-cell table:style-name="ce541" office:value-type="float" office:value="76.9">
            <text:p>76.9</text:p>
          </table:table-cell>
          <table:table-cell table:style-name="ce564" office:value-type="string">
            <text:p>L</text:p>
          </table:table-cell>
          <table:table-cell table:number-columns-repeated="1021"/>
        </table:table-row>
        <table:table-row table:style-name="ro22">
          <table:table-cell table:style-name="ce541" office:value-type="string">
            <text:p>WLP830 - German Lager</text:p>
          </table:table-cell>
          <table:table-cell table:style-name="ce541" office:value-type="float" office:value="76.4">
            <text:p>76.4</text:p>
          </table:table-cell>
          <table:table-cell table:style-name="ce564" office:value-type="string">
            <text:p>L</text:p>
          </table:table-cell>
          <table:table-cell table:number-columns-repeated="1021"/>
        </table:table-row>
        <table:table-row table:style-name="ro22">
          <table:table-cell table:style-name="ce541" office:value-type="string">
            <text:p>WLP838 - S. German Lager</text:p>
          </table:table-cell>
          <table:table-cell table:style-name="ce541" office:value-type="float" office:value="75.3">
            <text:p>75.3</text:p>
          </table:table-cell>
          <table:table-cell table:style-name="ce564" office:value-type="string">
            <text:p>L</text:p>
          </table:table-cell>
          <table:table-cell table:number-columns-repeated="1021"/>
        </table:table-row>
        <table:table-row table:style-name="ro22">
          <table:table-cell table:style-name="ce541" office:value-type="string">
            <text:p>WLP840 - American Lager</text:p>
          </table:table-cell>
          <table:table-cell table:style-name="ce541" office:value-type="float" office:value="75.1">
            <text:p>75.1</text:p>
          </table:table-cell>
          <table:table-cell table:style-name="ce564" office:value-type="string">
            <text:p>L</text:p>
          </table:table-cell>
          <table:table-cell table:number-columns-repeated="1021"/>
        </table:table-row>
        <table:table-row table:style-name="ro22">
          <table:table-cell table:style-name="ce541" office:value-type="string">
            <text:p>WLP920 - Old Bavarian Lager</text:p>
          </table:table-cell>
          <table:table-cell table:style-name="ce541" office:value-type="float" office:value="75.7">
            <text:p>75.7</text:p>
          </table:table-cell>
          <table:table-cell table:style-name="ce564" office:value-type="string">
            <text:p>L</text:p>
          </table:table-cell>
          <table:table-cell table:number-columns-repeated="1021"/>
        </table:table-row>
        <table:table-row table:style-name="ro22">
          <table:table-cell table:style-name="ce541" office:value-type="string">
            <text:p>ECY08 - Saison Brasserie Blend</text:p>
          </table:table-cell>
          <table:table-cell table:style-name="ce541" office:value-type="float" office:value="84.5">
            <office:annotation draw:style-name="gr51" draw:text-style-name="P1" svg:width="2.4528in" svg:height="0.5327in" svg:x="3.6953in" svg:y="15.8949in" draw:caption-point-x="-0.1898in" draw:caption-point-y="0.1189in">
              <dc:creator>NWS</dc:creator>
              <dc:date>2017-12-30T00:00:00</dc:date>
              <text:p text:style-name="P1">Copied from Wyeast 3711. <text:s/>Got data? <text:s/>BeerMail VikeMan on BA.</text:p>
              <text:p text:style-name="P1"><text:span text:style-name="T1"/></text:p>
            </office:annotation>
            <text:p>84.5</text:p>
          </table:table-cell>
          <table:table-cell table:style-name="ce550" office:value-type="string">
            <text:p>A</text:p>
          </table:table-cell>
          <table:table-cell table:number-columns-repeated="1021"/>
        </table:table-row>
        <table:table-row table:style-name="ro22">
          <table:table-cell table:style-name="ce541" office:value-type="string">
            <text:p>BKY0C3 - Cantillon Iris 07 Brett B 3</text:p>
          </table:table-cell>
          <table:table-cell table:style-name="ce541" office:value-type="float" office:value="77.5">
            <office:annotation draw:style-name="gr41" draw:text-style-name="P1" svg:width="1.5795in" svg:height="0.8264in" svg:x="3.6953in" svg:y="16.0732in" draw:caption-point-x="-0.1898in" draw:caption-point-y="0.1185in">
              <dc:creator>NWS</dc:creator>
              <dc:date>2017-12-30T00:00:00</dc:date>
              <text:p text:style-name="P1">jbakajust1</text:p>
              <text:p text:style-name="P1"><text:span text:style-name="T1"/></text:p>
            </office:annotation>
            <text:p>77.5</text:p>
          </table:table-cell>
          <table:table-cell table:style-name="ce550" office:value-type="string">
            <text:p>A</text:p>
          </table:table-cell>
          <table:table-cell table:number-columns-repeated="1021"/>
        </table:table-row>
        <table:table-row table:style-name="ro22">
          <table:table-cell table:style-name="ce541" office:value-type="string">
            <text:p>EOS01 - Carol House Blend</text:p>
          </table:table-cell>
          <table:table-cell table:style-name="ce541" office:value-type="float" office:value="79.8">
            <office:annotation draw:style-name="gr42" draw:text-style-name="P1" svg:width="1.5795in" svg:height="0.8268in" svg:x="3.6953in" svg:y="16.2504in" draw:caption-point-x="-0.1898in" draw:caption-point-y="0.1189in">
              <dc:creator>NWS</dc:creator>
              <dc:date>2017-12-30T00:00:00</dc:date>
              <text:p text:style-name="P1">jbakajust1</text:p>
              <text:p text:style-name="P1"><text:span text:style-name="T1"/></text:p>
            </office:annotation>
            <text:p>79.8</text:p>
          </table:table-cell>
          <table:table-cell table:style-name="ce550" office:value-type="string">
            <text:p>A</text:p>
          </table:table-cell>
          <table:table-cell table:number-columns-repeated="1021"/>
        </table:table-row>
        <table:table-row table:style-name="ro22">
          <table:table-cell table:style-name="ce541" office:value-type="string">
            <text:p>EOS02 - ECY24 nanus + JY87 Chateux</text:p>
          </table:table-cell>
          <table:table-cell table:style-name="ce541" office:value-type="float" office:value="89.9">
            <office:annotation draw:style-name="gr41" draw:text-style-name="P1" svg:width="1.5795in" svg:height="0.8264in" svg:x="3.6953in" svg:y="16.4283in" draw:caption-point-x="-0.1898in" draw:caption-point-y="0.1189in">
              <dc:creator>NWS</dc:creator>
              <dc:date>2017-12-30T00:00:00</dc:date>
              <text:p text:style-name="P1">jbakajust1</text:p>
              <text:p text:style-name="P1"><text:span text:style-name="T1"/></text:p>
            </office:annotation>
            <text:p>89.9</text:p>
          </table:table-cell>
          <table:table-cell table:style-name="ce550" office:value-type="string">
            <text:p>A</text:p>
          </table:table-cell>
          <table:table-cell table:number-columns-repeated="1021"/>
        </table:table-row>
        <table:table-row table:style-name="ro22">
          <table:table-cell table:style-name="ce541" office:value-type="string">
            <text:p>EOS03 - ECY24 nanus + EOS01 Carol</text:p>
          </table:table-cell>
          <table:table-cell table:style-name="ce541" office:value-type="float" office:value="89.9">
            <office:annotation draw:style-name="gr41" draw:text-style-name="P1" svg:width="1.5795in" svg:height="0.8264in" svg:x="3.6953in" svg:y="16.6067in" draw:caption-point-x="-0.1898in" draw:caption-point-y="0.1185in">
              <dc:creator>NWS</dc:creator>
              <dc:date>2017-12-30T00:00:00</dc:date>
              <text:p text:style-name="P1">jbakajust1</text:p>
              <text:p text:style-name="P1"><text:span text:style-name="T1"/></text:p>
            </office:annotation>
            <text:p>89.9</text:p>
          </table:table-cell>
          <table:table-cell table:style-name="ce550" office:value-type="string">
            <text:p>A</text:p>
          </table:table-cell>
          <table:table-cell table:number-columns-repeated="1021"/>
        </table:table-row>
        <table:table-row table:style-name="ro22">
          <table:table-cell table:style-name="ce541" office:value-type="string">
            <text:p>Yeast Bay Sigmund's Voss Kveik</text:p>
          </table:table-cell>
          <table:table-cell table:style-name="ce541" office:value-type="float" office:value="83">
            <text:p>83</text:p>
          </table:table-cell>
          <table:table-cell table:style-name="ce550" office:value-type="string">
            <text:p>A</text:p>
          </table:table-cell>
          <table:table-cell table:number-columns-repeated="1021"/>
        </table:table-row>
        <table:table-row table:style-name="ro22">
          <table:table-cell table:style-name="ce541" office:value-type="string">
            <text:p>Coopers Ale (Dry)</text:p>
          </table:table-cell>
          <table:table-cell table:style-name="ce541" office:value-type="float" office:value="77.7">
            <office:annotation draw:style-name="gr41" draw:text-style-name="P5" svg:width="1.5795in" svg:height="0.8264in" svg:x="3.6953in" svg:y="16.9618in" draw:caption-point-x="-0.1898in" draw:caption-point-y="0.1189in">
              <dc:creator>NWS</dc:creator>
              <dc:date>2017-12-30T00:00:00</dc:date>
              <text:p text:style-name="P5">Copied from WLP009 as possible equivalent</text:p>
              <text:p text:style-name="P5"><text:span text:style-name="T4"/></text:p>
            </office:annotation>
            <text:p>77.7</text:p>
          </table:table-cell>
          <table:table-cell table:style-name="ce550" office:value-type="string">
            <text:p>A</text:p>
          </table:table-cell>
          <table:table-cell table:number-columns-repeated="1021"/>
        </table:table-row>
        <table:table-row table:style-name="ro22">
          <table:table-cell table:style-name="ce541" office:value-type="string">
            <text:p>Danstar Munich (Dry)</text:p>
          </table:table-cell>
          <table:table-cell table:style-name="ce541" office:value-type="float" office:value="76.6">
            <office:annotation draw:style-name="gr41" draw:text-style-name="P5" svg:width="1.5795in" svg:height="0.835in" svg:x="3.6953in" svg:y="17.1402in" draw:caption-point-x="-0.1898in" draw:caption-point-y="0.1185in">
              <dc:creator>NWS</dc:creator>
              <dc:date>2017-12-30T00:00:00</dc:date>
              <text:p text:style-name="P5">Copied from Wyeast 3068 as possible equivalent.</text:p>
              <text:p text:style-name="P5"><text:span text:style-name="T4"/></text:p>
              <text:p text:style-name="P5"><text:span text:style-name="T4"/></text:p>
            </office:annotation>
            <text:p>76.6</text:p>
          </table:table-cell>
          <table:table-cell table:style-name="ce550" office:value-type="string">
            <text:p>A</text:p>
          </table:table-cell>
          <table:table-cell table:number-columns-repeated="1021"/>
        </table:table-row>
        <table:table-row table:style-name="ro22">
          <table:table-cell table:style-name="ce541" office:value-type="string">
            <text:p>Danstar Nottingham (Dry)</text:p>
          </table:table-cell>
          <table:table-cell table:style-name="ce541" office:value-type="float" office:value="77.3">
            <office:annotation draw:style-name="gr41" draw:text-style-name="P5" svg:width="1.5795in" svg:height="0.8264in" svg:x="3.6953in" svg:y="17.3173in" draw:caption-point-x="-0.1898in" draw:caption-point-y="0.1189in">
              <dc:creator>NWS</dc:creator>
              <dc:date>2017-12-30T00:00:00</dc:date>
              <text:p text:style-name="P5">Copied from WLP039 as possible equivalent</text:p>
              <text:p text:style-name="P5"><text:span text:style-name="T4"/></text:p>
            </office:annotation>
            <text:p>77.3</text:p>
          </table:table-cell>
          <table:table-cell table:style-name="ce550" office:value-type="string">
            <text:p>A</text:p>
          </table:table-cell>
          <table:table-cell table:number-columns-repeated="1021"/>
        </table:table-row>
        <table:table-row table:style-name="ro22">
          <table:table-cell table:style-name="ce541" office:value-type="string">
            <text:p>Danstar Windsor (Dry)</text:p>
          </table:table-cell>
          <table:table-cell table:style-name="ce541" office:value-type="float" office:value="76">
            <office:annotation draw:style-name="gr41" draw:text-style-name="P4" svg:width="1.5795in" svg:height="0.8264in" svg:x="3.6953in" svg:y="17.4957in" draw:caption-point-x="-0.1898in" draw:caption-point-y="0.1185in">
              <dc:creator>NWS</dc:creator>
              <dc:date>2017-12-30T00:00:00</dc:date>
              <text:p text:style-name="P4">Copied from Wyeast 1968 as possible equivalent</text:p>
            </office:annotation>
            <text:p>76</text:p>
          </table:table-cell>
          <table:table-cell table:style-name="ce550" office:value-type="string">
            <text:p>A</text:p>
          </table:table-cell>
          <table:table-cell table:number-columns-repeated="1021"/>
        </table:table-row>
        <table:table-row table:style-name="ro22">
          <table:table-cell table:style-name="ce541" office:value-type="string">
            <text:p>Muntons Ale (Dry)</text:p>
          </table:table-cell>
          <table:table-cell table:style-name="ce541" office:value-type="float" office:value="76">
            <office:annotation draw:style-name="gr42" draw:text-style-name="P4" svg:width="1.5795in" svg:height="0.8268in" svg:x="3.6953in" svg:y="17.6728in" draw:caption-point-x="-0.1898in" draw:caption-point-y="0.1189in">
              <dc:creator>NWS</dc:creator>
              <dc:date>2017-12-30T00:00:00</dc:date>
              <text:p text:style-name="P4">Copied from Wyeast 1968 as possible equivalent</text:p>
            </office:annotation>
            <text:p>76</text:p>
          </table:table-cell>
          <table:table-cell table:style-name="ce550" office:value-type="string">
            <text:p>A</text:p>
          </table:table-cell>
          <table:table-cell table:number-columns-repeated="1021"/>
        </table:table-row>
        <table:table-row table:style-name="ro22">
          <table:table-cell table:style-name="ce541" office:value-type="string">
            <text:p>Safale US-05 (Dry)</text:p>
          </table:table-cell>
          <table:table-cell table:style-name="ce541" office:value-type="float" office:value="77.3">
            <office:annotation draw:style-name="gr41" draw:text-style-name="P1" svg:width="1.5795in" svg:height="0.8264in" svg:x="3.6953in" svg:y="17.8508in" draw:caption-point-x="-0.1898in" draw:caption-point-y="0.1189in">
              <dc:creator>NWS</dc:creator>
              <dc:date>2017-12-30T00:00:00</dc:date>
              <text:p text:style-name="P1">Copied from Wyeast 1056 as possible equivalent</text:p>
              <text:p text:style-name="P1"><text:span text:style-name="T1"/></text:p>
            </office:annotation>
            <text:p>77.3</text:p>
          </table:table-cell>
          <table:table-cell table:style-name="ce550" office:value-type="string">
            <text:p>A</text:p>
          </table:table-cell>
          <table:table-cell table:number-columns-repeated="1021"/>
        </table:table-row>
        <table:table-row table:style-name="ro22">
          <table:table-cell table:style-name="ce541" office:value-type="string">
            <text:p>Safale S-04 (Dry)</text:p>
          </table:table-cell>
          <table:table-cell table:style-name="ce541" office:value-type="float" office:value="77.7">
            <office:annotation draw:style-name="gr41" draw:text-style-name="P1" svg:width="1.5795in" svg:height="0.8264in" svg:x="3.6953in" svg:y="18.0291in" draw:caption-point-x="-0.1898in" draw:caption-point-y="0.1185in">
              <dc:creator>NWS</dc:creator>
              <dc:date>2017-12-30T00:00:00</dc:date>
              <text:p text:style-name="P1">Copied from Wyeast 1098 as possible equivalent</text:p>
              <text:p text:style-name="P1"><text:span text:style-name="T1"/></text:p>
            </office:annotation>
            <text:p>77.7</text:p>
          </table:table-cell>
          <table:table-cell table:style-name="ce550" office:value-type="string">
            <text:p>A</text:p>
          </table:table-cell>
          <table:table-cell table:number-columns-repeated="1021"/>
        </table:table-row>
        <table:table-row table:style-name="ro22">
          <table:table-cell table:style-name="ce541" office:value-type="string">
            <text:p>Safbew T-58 (Dry)</text:p>
          </table:table-cell>
          <table:table-cell table:style-name="ce541" office:value-type="float" office:value="79.8">
            <office:annotation draw:style-name="gr41" draw:text-style-name="P1" svg:width="1.5795in" svg:height="0.8264in" svg:x="3.6953in" svg:y="18.2063in" draw:caption-point-x="-0.1898in" draw:caption-point-y="0.1189in">
              <dc:creator>NWS</dc:creator>
              <dc:date>2017-12-30T00:00:00</dc:date>
              <text:p text:style-name="P1">Copied from Wyeast 3724 as possible equivalent</text:p>
              <text:p text:style-name="P1"><text:span text:style-name="T1"/></text:p>
            </office:annotation>
            <text:p>79.8</text:p>
          </table:table-cell>
          <table:table-cell table:style-name="ce550" office:value-type="string">
            <text:p>A</text:p>
          </table:table-cell>
          <table:table-cell table:number-columns-repeated="1021"/>
        </table:table-row>
        <table:table-row table:style-name="ro22">
          <table:table-cell table:style-name="ce541" office:value-type="string">
            <text:p>Safbrew S-33 (Dry)</text:p>
          </table:table-cell>
          <table:table-cell table:style-name="ce541" office:value-type="float" office:value="77.3">
            <office:annotation draw:style-name="gr41" draw:text-style-name="P1" svg:width="1.5795in" svg:height="0.8264in" svg:x="3.6953in" svg:y="18.3843in" draw:caption-point-x="-0.1898in" draw:caption-point-y="0.1189in">
              <dc:creator>NWS</dc:creator>
              <dc:date>2017-12-30T00:00:00</dc:date>
              <text:p text:style-name="P1">Copied from WLP006 as possible equivalent</text:p>
              <text:p text:style-name="P1"><text:span text:style-name="T1"/></text:p>
            </office:annotation>
            <text:p>77.3</text:p>
          </table:table-cell>
          <table:table-cell table:style-name="ce550" office:value-type="string">
            <text:p>A</text:p>
          </table:table-cell>
          <table:table-cell table:number-columns-repeated="1021"/>
        </table:table-row>
        <table:table-row table:style-name="ro22">
          <table:table-cell table:style-name="ce541" office:value-type="string">
            <text:p>Safbrew WB-06 (Dry)</text:p>
          </table:table-cell>
          <table:table-cell table:style-name="ce541" office:value-type="float" office:value="75.5">
            <office:annotation draw:style-name="gr41" draw:text-style-name="P1" svg:width="1.5795in" svg:height="0.8264in" svg:x="3.6953in" svg:y="18.5626in" draw:caption-point-x="-0.1898in" draw:caption-point-y="0.1185in">
              <dc:creator>NWS</dc:creator>
              <dc:date>2017-12-30T00:00:00</dc:date>
              <text:p text:style-name="P1">Copied from Wyeast 3333 as possible equivalent</text:p>
              <text:p text:style-name="P1"><text:span text:style-name="T1"/></text:p>
            </office:annotation>
            <text:p>75.5</text:p>
          </table:table-cell>
          <table:table-cell table:style-name="ce550" office:value-type="string">
            <text:p>A</text:p>
          </table:table-cell>
          <table:table-cell table:number-columns-repeated="1021"/>
        </table:table-row>
        <table:table-row table:style-name="ro22">
          <table:table-cell table:style-name="ce541" office:value-type="string">
            <text:p>Saflager S-23 (Dry)</text:p>
          </table:table-cell>
          <table:table-cell table:style-name="ce541" office:value-type="float" office:value="76.3">
            <office:annotation draw:style-name="gr41" draw:text-style-name="P1" svg:width="1.5795in" svg:height="0.8264in" svg:x="3.6953in" svg:y="18.7398in" draw:caption-point-x="-0.1898in" draw:caption-point-y="0.1189in">
              <dc:creator>NWS</dc:creator>
              <dc:date>2017-12-30T00:00:00</dc:date>
              <text:p text:style-name="P1">Copied from Wyeast 2011 as possible equivalent</text:p>
              <text:p text:style-name="P1"><text:span text:style-name="T1"/></text:p>
            </office:annotation>
            <text:p>76.3</text:p>
          </table:table-cell>
          <table:table-cell table:style-name="ce550" office:value-type="string">
            <text:p>L</text:p>
          </table:table-cell>
          <table:table-cell table:number-columns-repeated="1021"/>
        </table:table-row>
        <table:table-row table:style-name="ro22">
          <table:table-cell table:style-name="ce541" office:value-type="string">
            <text:p>Saflager W-34/70 (Dry)</text:p>
          </table:table-cell>
          <table:table-cell table:style-name="ce541" office:value-type="float" office:value="76.4">
            <office:annotation draw:style-name="gr41" draw:text-style-name="P1" svg:width="1.5795in" svg:height="0.8264in" svg:x="3.6953in" svg:y="18.9181in" draw:caption-point-x="-0.1898in" draw:caption-point-y="0.1185in">
              <dc:creator>NWS</dc:creator>
              <dc:date>2017-12-30T00:00:00</dc:date>
              <text:p text:style-name="P1">Copied from Wyeast 2124 as possible equivalent</text:p>
              <text:p text:style-name="P1"><text:span text:style-name="T1"/></text:p>
            </office:annotation>
            <text:p>76.4</text:p>
          </table:table-cell>
          <table:table-cell table:style-name="ce550" office:value-type="string">
            <text:p>L</text:p>
          </table:table-cell>
          <table:table-cell table:number-columns-repeated="1021"/>
        </table:table-row>
        <table:table-row table:style-name="ro22" table:number-rows-repeated="12">
          <table:table-cell table:style-name="ce541" table:number-columns-repeated="2"/>
          <table:table-cell table:style-name="ce550"/>
          <table:table-cell table:number-columns-repeated="1021"/>
        </table:table-row>
        <table:table-row table:style-name="ro1">
          <table:table-cell table:style-name="ce469" office:value-type="string">
            <text:p>You can add yeast strains to any of the blue rows. </text:p>
          </table:table-cell>
          <table:table-cell table:number-columns-repeated="1023"/>
        </table:table-row>
        <table:table-row table:style-name="ro1">
          <table:table-cell table:style-name="ce469" office:value-type="string">
            <text:p>You can also sort them, but make sure to only</text:p>
          </table:table-cell>
          <table:table-cell table:number-columns-repeated="1023"/>
        </table:table-row>
        <table:table-row table:style-name="ro1">
          <table:table-cell table:style-name="ce469" office:value-type="string">
            <text:p>sort the rows that have blue cells. </text:p>
          </table:table-cell>
          <table:table-cell table:number-columns-repeated="1023"/>
        </table:table-row>
        <table:table-row table:style-name="ro1">
          <table:table-cell table:style-name="ce469" office:value-type="string">
            <text:p>If you enter information before row 2 or after row 120,</text:p>
          </table:table-cell>
          <table:table-cell table:number-columns-repeated="1023"/>
        </table:table-row>
        <table:table-row table:style-name="ro1">
          <table:table-cell table:style-name="ce469" office:value-type="string">
            <text:p>the recipe tab's yeast dropdown won't</text:p>
          </table:table-cell>
          <table:table-cell table:number-columns-repeated="1023"/>
        </table:table-row>
        <table:table-row table:style-name="ro1">
          <table:table-cell table:style-name="ce469" office:value-type="string">
            <text:p>pick it up.</text:p>
          </table:table-cell>
          <table:table-cell table:number-columns-repeated="1023"/>
        </table:table-row>
        <table:table-row table:style-name="ro23">
          <table:table-cell table:style-name="ce562" office:value-type="string">
            <text:p>These are the approximate Factors, most derived from Greg Doss' work. <text:span text:style-name="T15">They will not necessarily match anything in the strain's published range.</text:span></text:p>
          </table:table-cell>
          <table:table-cell table:style-name="ce553" table:number-columns-repeated="9"/>
          <table:table-cell table:number-columns-repeated="1014"/>
        </table:table-row>
        <table:table-row table:style-name="ro22">
          <table:table-cell table:style-name="ce553" table:number-columns-repeated="4"/>
          <table:table-cell table:style-name="ce565" office:value-type="string">
            <text:p>Reference Avg Attenuation</text:p>
          </table:table-cell>
          <table:table-cell table:style-name="ce567" office:value-type="float" office:value="76.7">
            <text:p>76.7</text:p>
          </table:table-cell>
          <table:table-cell table:style-name="ce553" office:value-type="string">
            <text:p>User: Please don't tweak this number.</text:p>
          </table:table-cell>
          <table:table-cell table:style-name="ce553" table:number-columns-repeated="3"/>
          <table:table-cell table:number-columns-repeated="1014"/>
        </table:table-row>
        <table:table-row table:style-name="ro22">
          <table:table-cell table:style-name="ce553" table:number-columns-repeated="6"/>
          <table:table-cell table:style-name="ce553" office:value-type="string">
            <text:p>Use the "Power Factor" on the BREWHOUSE sheet instead </text:p>
          </table:table-cell>
          <table:table-cell table:style-name="ce553" table:number-columns-repeated="3"/>
          <table:table-cell table:number-columns-repeated="1014"/>
        </table:table-row>
        <table:table-row table:style-name="ro22">
          <table:table-cell table:style-name="ce553" office:value-type="string">
            <text:p>If you add a yeast strain, find another strain with very similar attenuation, and use its number in the table.</text:p>
          </table:table-cell>
          <table:table-cell table:style-name="ce553" table:number-columns-repeated="9"/>
          <table:table-cell table:number-columns-repeated="1014"/>
        </table:table-row>
        <table:table-row table:style-name="ro22">
          <table:table-cell office:value-type="string">
            <text:p>In the third column, A=Ale, L=Lager, H='Hybrid' (e.g. Kolsch, Cali Common)</text:p>
          </table:table-cell>
          <table:table-cell table:number-columns-repeated="1023"/>
        </table:table-row>
        <table:table-row table:style-name="ro22" table:number-rows-repeated="1048444">
          <table:table-cell table:number-columns-repeated="1024"/>
        </table:table-row>
        <table:table-row table:style-name="ro22">
          <table:table-cell table:number-columns-repeated="1024"/>
        </table:table-row>
        <table:named-expressions/>
      </table:table>
      <table:table table:name="GravCalcs" table:style-name="ta27" table:protected="true" table:print="false">
        <table:table-column table:style-name="co1" table:default-cell-style-name="Excel_20_Built-in_20_Normal"/>
        <table:table-column table:style-name="co87" table:default-cell-style-name="Excel_20_Built-in_20_Normal"/>
        <table:table-column table:style-name="co11" table:default-cell-style-name="Excel_20_Built-in_20_Normal"/>
        <table:table-column table:style-name="co1" table:number-columns-repeated="4" table:default-cell-style-name="Excel_20_Built-in_20_Normal"/>
        <table:table-column table:style-name="co88" table:default-cell-style-name="Excel_20_Built-in_20_Normal"/>
        <table:table-column table:style-name="co89" table:default-cell-style-name="Excel_20_Built-in_20_Normal"/>
        <table:table-column table:style-name="co48" table:default-cell-style-name="Excel_20_Built-in_20_Normal"/>
        <table:table-column table:style-name="co90" table:default-cell-style-name="Excel_20_Built-in_20_Normal"/>
        <table:table-column table:style-name="co1" table:number-columns-repeated="5" table:default-cell-style-name="Excel_20_Built-in_20_Normal"/>
        <table:table-column table:style-name="co11" table:default-cell-style-name="Excel_20_Built-in_20_Normal"/>
        <table:table-column table:style-name="co91" table:default-cell-style-name="Excel_20_Built-in_20_Normal"/>
        <table:table-column table:style-name="co1" table:number-columns-repeated="1006" table:default-cell-style-name="Excel_20_Built-in_20_Normal"/>
        <table:table-row table:style-name="ro28">
          <table:table-cell/>
          <table:table-cell office:value-type="string">
            <text:p>Tot Grain DP</text:p>
          </table:table-cell>
          <table:table-cell office:value-type="string">
            <text:p>DP</text:p>
          </table:table-cell>
          <table:table-cell office:value-type="string">
            <text:p>MCU</text:p>
          </table:table-cell>
          <table:table-cell office:value-type="string">
            <text:p>Ingred SRM</text:p>
          </table:table-cell>
          <table:table-cell table:style-name="Normal_20_2" office:value-type="string">
            <text:p>Grain Lbs</text:p>
          </table:table-cell>
          <table:table-cell table:style-name="ce554" office:value-type="string">
            <text:p>Ingredient Lbs</text:p>
          </table:table-cell>
          <table:table-cell table:style-name="ce554" office:value-type="string">
            <text:p>Recipe Grain</text:p>
          </table:table-cell>
          <table:table-cell table:style-name="ce554" office:value-type="string">
            <text:p>PPG/1000</text:p>
          </table:table-cell>
          <table:table-cell table:style-name="ce554" office:value-type="string">
            <text:p>Mash (or non-Mash) Yield</text:p>
          </table:table-cell>
          <table:table-cell table:style-name="ce554" office:value-type="string">
            <text:p>Basic Attenuation</text:p>
          </table:table-cell>
          <table:table-cell table:style-name="ce554" office:value-type="string">
            <text:p>Adjusted for Mash Temp</text:p>
          </table:table-cell>
          <table:table-cell table:style-name="ce554" office:value-type="string">
            <text:p>Adjusted for Mash Time</text:p>
          </table:table-cell>
          <table:table-cell table:style-name="ce554" office:value-type="string">
            <text:p>Adjusted for Strain and Power Factor</text:p>
          </table:table-cell>
          <table:table-cell table:style-name="ce554" office:value-type="string">
            <text:p>FG Points</text:p>
          </table:table-cell>
          <table:table-cell table:style-name="ce626" office:value-type="string">
            <text:p>Mash Yield</text:p>
          </table:table-cell>
          <table:table-cell table:style-name="ce626" office:value-type="string">
            <text:p>Non-Mash Yield</text:p>
          </table:table-cell>
          <table:table-cell table:style-name="ce626" office:value-type="string">
            <text:p>Mash or Non-Mash Yield Times Temp and Time Factors</text:p>
          </table:table-cell>
          <table:table-cell table:number-columns-repeated="5"/>
          <table:table-cell office:value-type="string">
            <text:p>Total Points Avil in Grains</text:p>
          </table:table-cell>
          <table:table-cell table:number-columns-repeated="1000"/>
        </table:table-row>
        <table:table-row table:style-name="ro1">
          <table:table-cell/>
          <table:table-cell table:formula="of:=[.C2]*[.F2]" office:value-type="float" office:value="202.5">
            <text:p>202.5</text:p>
          </table:table-cell>
          <table:table-cell table:formula="of:=IF([.H2]&lt;&gt;0;VLOOKUP([.H2];[$GRAINLOOKUP.$A$2:.$G$200];7;0);0)" office:value-type="float" office:value="45">
            <text:p>45</text:p>
          </table:table-cell>
          <table:table-cell table:formula="of:=([.G2]*[.E2])/[.$D$19]" office:value-type="float" office:value="2.60836551122515">
            <text:p>2.6083655112</text:p>
          </table:table-cell>
          <table:table-cell table:formula="of:=IF([.H2]&lt;&gt;0;VLOOKUP([.H2];[$GRAINLOOKUP.$A$2:.$F$200];6;0);0)" office:value-type="float" office:value="3">
            <text:p>3</text:p>
          </table:table-cell>
          <table:table-cell table:style-name="Normal_20_2" table:formula="of:=IF([.G2]&lt;&gt;0;(IF(VLOOKUP([.H2];[$GRAINLOOKUP.$A$2:.$E$200];5;0)=&quot;y&quot;;[.G2];0));0)" office:value-type="float" office:value="4.5">
            <text:p>4.5</text:p>
          </table:table-cell>
          <table:table-cell table:style-name="Normal_20_2" table:formula="of:=IF([$Brewhouse.V17]=&quot;Metric&quot;; [$Recipe.B13]*2.20462262; [$Recipe.B13])" office:value-type="float" office:value="4.5">
            <text:p>4.5</text:p>
          </table:table-cell>
          <table:table-cell table:style-name="Normal_20_2" table:formula="of:=[$Recipe.D13]" office:value-type="string" office:string-value="Golden Promise">
            <text:p>Golden Promise</text:p>
          </table:table-cell>
          <table:table-cell table:style-name="Normal_20_2" table:formula="of:=(IF([.H2]&lt;&gt;&quot;&quot;;VLOOKUP([.H2];[$GRAINLOOKUP.$A$2:.$B$200];2;0);0))/1000" office:value-type="float" office:value="0.038">
            <text:p>0.038</text:p>
          </table:table-cell>
          <table:table-cell table:style-name="ce556" table:formula="of:=IF([.H2]&lt;&gt;0;IF(VLOOKUP([.H2];[$GRAINLOOKUP.$A$2:.$C$200];3;0)=&quot;y&quot;;([.G2]*[.I2]*[$Recipe.$B$6]);([.G2]*[.I2]));0)" office:value-type="float" office:value="0.12654">
            <text:p>0.12654</text:p>
          </table:table-cell>
          <table:table-cell table:style-name="Normal_20_2" table:formula="of:=IF([.H2]&lt;&gt;0;VLOOKUP([.H2];[$GRAINLOOKUP.$A$2:.$D$200];4;0);0)" office:value-type="float" office:value="0.83">
            <text:p>0.83</text:p>
          </table:table-cell>
          <table:table-cell table:style-name="Normal_20_2" table:formula="of:=IF([.H2]&lt;&gt;0;IF(VLOOKUP([.H2];[$GRAINLOOKUP.$A$2:.$E$200];5;0)=&quot;y&quot;;VLOOKUP(ROUND([.$G$29];0);[.$G$33:.$H$49];2;0)*[.K2];([.K2]));0)" office:value-type="float" office:value="0.827936606587943">
            <text:p>0.8279366066</text:p>
          </table:table-cell>
          <table:table-cell table:style-name="ce556" table:formula="of:=IF([.H2]&lt;&gt;0;IF(VLOOKUP([.H2];[$GRAINLOOKUP.$A$2:.$E$200];5;0)=&quot;y&quot;;VLOOKUP([.$J$29];[.$J$33:.$K$39];2;0)*[.L2];([.L2]));0)" office:value-type="float" office:value="0.827936606587943">
            <text:p>0.8279366066</text:p>
          </table:table-cell>
          <table:table-cell table:style-name="ce556" table:formula="of:=IF([.H2]&lt;&gt;0;IF([.K2]&lt;0.85;(VLOOKUP([.$I$26];[$YEASTLOOKUP.$A$2:.$B$120];2;0)/[$YEASTLOOKUP.$F$128])*[.M2]*[$Brewhouse.C32];([.M2]));0)" office:value-type="float" office:value="0.80725438314306">
            <text:p>0.8072543831</text:p>
          </table:table-cell>
          <table:table-cell table:style-name="ce556" table:formula="of:=[.J2]-([.J2]*[.N2])" office:value-type="float" office:value="0.0243900303570771">
            <text:p>0.0243900304</text:p>
          </table:table-cell>
          <table:table-cell table:formula="of:=IF([.H2]&lt;&gt;0;IF(VLOOKUP([.H2];[$GRAINLOOKUP.$A$2:.$C$200];3;0)=&quot;y&quot;;([.G2]*[.I2]*[$Recipe.$B$6]);(0));0)" office:value-type="float" office:value="0.12654">
            <text:p>0.12654</text:p>
          </table:table-cell>
          <table:table-cell table:formula="of:=IF([.H2]&lt;&gt;0;IF(VLOOKUP([.H2];[$GRAINLOOKUP.$A$2:.$C$200];3;0)=&quot;y&quot;;(0);([.G2]*[.I2]));0)" office:value-type="float" office:value="0">
            <text:p>0</text:p>
          </table:table-cell>
          <table:table-cell table:formula="of:=[.J2]*[.N2]" office:value-type="float" office:value="0.102149969642923">
            <text:p>0.1021499696</text:p>
          </table:table-cell>
          <table:table-cell table:number-columns-repeated="5"/>
          <table:table-cell table:formula="of:=IF([.P2]&gt;0; [.I2]; 0)*1000*[.F2]" office:value-type="float" office:value="171">
            <text:p>171</text:p>
          </table:table-cell>
          <table:table-cell table:number-columns-repeated="1000"/>
        </table:table-row>
        <table:table-row table:style-name="ro1">
          <table:table-cell/>
          <table:table-cell table:formula="of:=[.C3]*[.F3]" office:value-type="float" office:value="458.5">
            <text:p>458.5</text:p>
          </table:table-cell>
          <table:table-cell table:formula="of:=IF([.H3]&lt;&gt;0;VLOOKUP([.H3];[$GRAINLOOKUP.$A$2:.$G$200];7;0);0)" office:value-type="float" office:value="131">
            <text:p>131</text:p>
          </table:table-cell>
          <table:table-cell table:formula="of:=([.G3]*[.E3])/[.$D$19]" office:value-type="float" office:value="1.35248582063526">
            <text:p>1.3524858206</text:p>
          </table:table-cell>
          <table:table-cell table:formula="of:=IF([.H3]&lt;&gt;0;VLOOKUP([.H3];[$GRAINLOOKUP.$A$2:.$F$200];6;0);0)" office:value-type="float" office:value="2">
            <text:p>2</text:p>
          </table:table-cell>
          <table:table-cell table:style-name="Normal_20_2" table:formula="of:=IF([.G3]&lt;&gt;0;(IF(VLOOKUP([.H3];[$GRAINLOOKUP.$A$2:.$E$200];5;0)=&quot;y&quot;;[.G3];0));0)" office:value-type="float" office:value="3.5">
            <text:p>3.5</text:p>
          </table:table-cell>
          <table:table-cell table:style-name="Normal_20_2" table:formula="of:=IF([$Brewhouse.V17]=&quot;Metric&quot;; [$Recipe.B14]*2.20462262; [$Recipe.B14])" office:value-type="float" office:value="3.5">
            <text:p>3.5</text:p>
          </table:table-cell>
          <table:table-cell table:style-name="Normal_20_2" table:formula="of:=[$Recipe.D14]" office:value-type="string" office:string-value="American Brewer's Two-Row">
            <text:p>American Brewer's Two-Row</text:p>
          </table:table-cell>
          <table:table-cell table:style-name="Normal_20_2" table:formula="of:=(IF([.H3]&lt;&gt;&quot;&quot;;VLOOKUP([.H3];[$GRAINLOOKUP.$A$2:.$B$200];2;0);0))/1000" office:value-type="float" office:value="0.036">
            <text:p>0.036</text:p>
          </table:table-cell>
          <table:table-cell table:style-name="ce556" table:formula="of:=IF([.H3]&lt;&gt;0;IF(VLOOKUP([.H3];[$GRAINLOOKUP.$A$2:.$C$200];3;0)=&quot;y&quot;;([.G3]*[.I3]*[$Recipe.$B$6]);([.G3]*[.I3]));0)" office:value-type="float" office:value="0.09324">
            <text:p>0.09324</text:p>
          </table:table-cell>
          <table:table-cell table:style-name="Normal_20_2" table:formula="of:=IF([.H3]&lt;&gt;0;VLOOKUP([.H3];[$GRAINLOOKUP.$A$2:.$D$200];4;0);0)" office:value-type="float" office:value="0.83">
            <text:p>0.83</text:p>
          </table:table-cell>
          <table:table-cell table:style-name="Normal_20_2" table:formula="of:=IF([.H3]&lt;&gt;0;IF(VLOOKUP([.H3];[$GRAINLOOKUP.$A$2:.$E$200];5;0)=&quot;y&quot;;VLOOKUP(ROUND([.$G$29];0);[.$G$33:.$H$49];2;0)*[.K3];([.K3]));0)" office:value-type="float" office:value="0.827936606587943">
            <text:p>0.8279366066</text:p>
          </table:table-cell>
          <table:table-cell table:style-name="ce556" table:formula="of:=IF([.H3]&lt;&gt;0;IF(VLOOKUP([.H3];[$GRAINLOOKUP.$A$2:.$E$200];5;0)=&quot;y&quot;;VLOOKUP([.$J$29];[.$J$33:.$K$39];2;0)*[.L3];([.L3]));0)" office:value-type="float" office:value="0.827936606587943">
            <text:p>0.8279366066</text:p>
          </table:table-cell>
          <table:table-cell table:style-name="ce556" table:formula="of:=IF([.H3]&lt;&gt;0;IF([.K3]&lt;0.85;(VLOOKUP([.$I$26];[$YEASTLOOKUP.$A$2:.$B$120];2;0)/[$YEASTLOOKUP.$F$128])*[.M3]*[$Brewhouse.C32];([.M3]));0)" office:value-type="float" office:value="0.80725438314306">
            <text:p>0.8072543831</text:p>
          </table:table-cell>
          <table:table-cell table:style-name="ce556" table:formula="of:=[.J3]-([.J3]*[.N3])" office:value-type="float" office:value="0.0179716013157411">
            <text:p>0.0179716013</text:p>
          </table:table-cell>
          <table:table-cell table:formula="of:=IF([.H3]&lt;&gt;0;IF(VLOOKUP([.H3];[$GRAINLOOKUP.$A$2:.$C$200];3;0)=&quot;y&quot;;([.G3]*[.I3]*[$Recipe.$B$6]);(0));0)" office:value-type="float" office:value="0.09324">
            <text:p>0.09324</text:p>
          </table:table-cell>
          <table:table-cell table:formula="of:=IF([.H3]&lt;&gt;0;IF(VLOOKUP([.H3];[$GRAINLOOKUP.$A$2:.$C$200];3;0)=&quot;y&quot;;(0);([.G3]*[.I3]));0)" office:value-type="float" office:value="0">
            <text:p>0</text:p>
          </table:table-cell>
          <table:table-cell table:formula="of:=[.J3]*[.N3]" office:value-type="float" office:value="0.0752683986842589">
            <text:p>0.0752683987</text:p>
          </table:table-cell>
          <table:table-cell table:number-columns-repeated="5"/>
          <table:table-cell table:formula="of:=IF([.P3]&gt;0; [.I3]; 0)*1000*[.F3]" office:value-type="float" office:value="126">
            <text:p>126</text:p>
          </table:table-cell>
          <table:table-cell table:number-columns-repeated="1000"/>
        </table:table-row>
        <table:table-row table:style-name="ro1">
          <table:table-cell/>
          <table:table-cell table:formula="of:=[.C4]*[.F4]" office:value-type="float" office:value="55">
            <text:p>55</text:p>
          </table:table-cell>
          <table:table-cell table:formula="of:=IF([.H4]&lt;&gt;0;VLOOKUP([.H4];[$GRAINLOOKUP.$A$2:.$G$200];7;0);0)" office:value-type="float" office:value="110">
            <text:p>110</text:p>
          </table:table-cell>
          <table:table-cell table:formula="of:=([.G4]*[.E4])/[.$D$19]" office:value-type="float" office:value="0.193212260090752">
            <text:p>0.1932122601</text:p>
          </table:table-cell>
          <table:table-cell table:formula="of:=IF([.H4]&lt;&gt;0;VLOOKUP([.H4];[$GRAINLOOKUP.$A$2:.$F$200];6;0);0)" office:value-type="float" office:value="2">
            <text:p>2</text:p>
          </table:table-cell>
          <table:table-cell table:style-name="Normal_20_2" table:formula="of:=IF([.G4]&lt;&gt;0;(IF(VLOOKUP([.H4];[$GRAINLOOKUP.$A$2:.$E$200];5;0)=&quot;y&quot;;[.G4];0));0)" office:value-type="float" office:value="0.5">
            <text:p>0.5</text:p>
          </table:table-cell>
          <table:table-cell table:style-name="Normal_20_2" table:formula="of:=IF([$Brewhouse.V17]=&quot;Metric&quot;; [$Recipe.B15]*2.20462262; [$Recipe.B15])" office:value-type="float" office:value="0.5">
            <text:p>0.5</text:p>
          </table:table-cell>
          <table:table-cell table:style-name="Normal_20_2" table:formula="of:=[$Recipe.D15]" office:value-type="string" office:string-value="German Pilsner (2L)">
            <text:p>German Pilsner (2L)</text:p>
          </table:table-cell>
          <table:table-cell table:style-name="Normal_20_2" table:formula="of:=(IF([.H4]&lt;&gt;&quot;&quot;;VLOOKUP([.H4];[$GRAINLOOKUP.$A$2:.$B$200];2;0);0))/1000" office:value-type="float" office:value="0.037">
            <text:p>0.037</text:p>
          </table:table-cell>
          <table:table-cell table:style-name="ce556" table:formula="of:=IF([.H4]&lt;&gt;0;IF(VLOOKUP([.H4];[$GRAINLOOKUP.$A$2:.$C$200];3;0)=&quot;y&quot;;([.G4]*[.I4]*[$Recipe.$B$6]);([.G4]*[.I4]));0)" office:value-type="float" office:value="0.01369">
            <text:p>0.01369</text:p>
          </table:table-cell>
          <table:table-cell table:style-name="Normal_20_2" table:formula="of:=IF([.H4]&lt;&gt;0;VLOOKUP([.H4];[$GRAINLOOKUP.$A$2:.$D$200];4;0);0)" office:value-type="float" office:value="0.83">
            <text:p>0.83</text:p>
          </table:table-cell>
          <table:table-cell table:style-name="Normal_20_2" table:formula="of:=IF([.H4]&lt;&gt;0;IF(VLOOKUP([.H4];[$GRAINLOOKUP.$A$2:.$E$200];5;0)=&quot;y&quot;;VLOOKUP(ROUND([.$G$29];0);[.$G$33:.$H$49];2;0)*[.K4];([.K4]));0)" office:value-type="float" office:value="0.827936606587943">
            <text:p>0.8279366066</text:p>
          </table:table-cell>
          <table:table-cell table:style-name="ce556" table:formula="of:=IF([.H4]&lt;&gt;0;IF(VLOOKUP([.H4];[$GRAINLOOKUP.$A$2:.$E$200];5;0)=&quot;y&quot;;VLOOKUP([.$J$29];[.$J$33:.$K$39];2;0)*[.L4];([.L4]));0)" office:value-type="float" office:value="0.827936606587943">
            <text:p>0.8279366066</text:p>
          </table:table-cell>
          <table:table-cell table:style-name="ce556" table:formula="of:=IF([.H4]&lt;&gt;0;IF([.K4]&lt;0.85;(VLOOKUP([.$I$26];[$YEASTLOOKUP.$A$2:.$B$120];2;0)/[$YEASTLOOKUP.$F$128])*[.M4]*[$Brewhouse.C32];([.M4]));0)" office:value-type="float" office:value="0.80725438314306">
            <text:p>0.8072543831</text:p>
          </table:table-cell>
          <table:table-cell table:style-name="ce556" table:formula="of:=[.J4]-([.J4]*[.N4])" office:value-type="float" office:value="0.0026386874947715">
            <text:p>0.0026386875</text:p>
          </table:table-cell>
          <table:table-cell table:formula="of:=IF([.H4]&lt;&gt;0;IF(VLOOKUP([.H4];[$GRAINLOOKUP.$A$2:.$C$200];3;0)=&quot;y&quot;;([.G4]*[.I4]*[$Recipe.$B$6]);(0));0)" office:value-type="float" office:value="0.01369">
            <text:p>0.01369</text:p>
          </table:table-cell>
          <table:table-cell table:formula="of:=IF([.H4]&lt;&gt;0;IF(VLOOKUP([.H4];[$GRAINLOOKUP.$A$2:.$C$200];3;0)=&quot;y&quot;;(0);([.G4]*[.I4]));0)" office:value-type="float" office:value="0">
            <text:p>0</text:p>
          </table:table-cell>
          <table:table-cell table:formula="of:=[.J4]*[.N4]" office:value-type="float" office:value="0.0110513125052285">
            <text:p>0.0110513125</text:p>
          </table:table-cell>
          <table:table-cell table:number-columns-repeated="5"/>
          <table:table-cell table:formula="of:=IF([.P4]&gt;0; [.I4]; 0)*1000*[.F4]" office:value-type="float" office:value="18.5">
            <text:p>18.5</text:p>
          </table:table-cell>
          <table:table-cell table:number-columns-repeated="1000"/>
        </table:table-row>
        <table:table-row table:style-name="ro1">
          <table:table-cell/>
          <table:table-cell table:formula="of:=[.C5]*[.F5]" office:value-type="float" office:value="36">
            <text:p>36</text:p>
          </table:table-cell>
          <table:table-cell table:formula="of:=IF([.H5]&lt;&gt;0;VLOOKUP([.H5];[$GRAINLOOKUP.$A$2:.$G$200];7;0);0)" office:value-type="float" office:value="72">
            <text:p>72</text:p>
          </table:table-cell>
          <table:table-cell table:formula="of:=([.G5]*[.E5])/[.$D$19]" office:value-type="float" office:value="0.869455170408383">
            <text:p>0.8694551704</text:p>
          </table:table-cell>
          <table:table-cell table:formula="of:=IF([.H5]&lt;&gt;0;VLOOKUP([.H5];[$GRAINLOOKUP.$A$2:.$F$200];6;0);0)" office:value-type="float" office:value="9">
            <text:p>9</text:p>
          </table:table-cell>
          <table:table-cell table:style-name="Normal_20_2" table:formula="of:=IF([.G5]&lt;&gt;0;(IF(VLOOKUP([.H5];[$GRAINLOOKUP.$A$2:.$E$200];5;0)=&quot;y&quot;;[.G5];0));0)" office:value-type="float" office:value="0.5">
            <text:p>0.5</text:p>
          </table:table-cell>
          <table:table-cell table:style-name="Normal_20_2" table:formula="of:=IF([$Brewhouse.V17]=&quot;Metric&quot;; [$Recipe.B16]*2.20462262; [$Recipe.B16])" office:value-type="float" office:value="0.5">
            <text:p>0.5</text:p>
          </table:table-cell>
          <table:table-cell table:style-name="Normal_20_2" table:formula="of:=[$Recipe.D16]" office:value-type="string" office:string-value="Munich (9L)">
            <text:p>Munich (9L)</text:p>
          </table:table-cell>
          <table:table-cell table:style-name="Normal_20_2" table:formula="of:=(IF([.H5]&lt;&gt;&quot;&quot;;VLOOKUP([.H5];[$GRAINLOOKUP.$A$2:.$B$200];2;0);0))/1000" office:value-type="float" office:value="0.035">
            <text:p>0.035</text:p>
          </table:table-cell>
          <table:table-cell table:style-name="ce556" table:formula="of:=IF([.H5]&lt;&gt;0;IF(VLOOKUP([.H5];[$GRAINLOOKUP.$A$2:.$C$200];3;0)=&quot;y&quot;;([.G5]*[.I5]*[$Recipe.$B$6]);([.G5]*[.I5]));0)" office:value-type="float" office:value="0.01295">
            <text:p>0.01295</text:p>
          </table:table-cell>
          <table:table-cell table:style-name="Normal_20_2" table:formula="of:=IF([.H5]&lt;&gt;0;VLOOKUP([.H5];[$GRAINLOOKUP.$A$2:.$D$200];4;0);0)" office:value-type="float" office:value="0.77">
            <text:p>0.77</text:p>
          </table:table-cell>
          <table:table-cell table:style-name="Normal_20_2" table:formula="of:=IF([.H5]&lt;&gt;0;IF(VLOOKUP([.H5];[$GRAINLOOKUP.$A$2:.$E$200];5;0)=&quot;y&quot;;VLOOKUP(ROUND([.$G$29];0);[.$G$33:.$H$49];2;0)*[.K5];([.K5]));0)" office:value-type="float" office:value="0.768085767557489">
            <text:p>0.7680857676</text:p>
          </table:table-cell>
          <table:table-cell table:style-name="ce556" table:formula="of:=IF([.H5]&lt;&gt;0;IF(VLOOKUP([.H5];[$GRAINLOOKUP.$A$2:.$E$200];5;0)=&quot;y&quot;;VLOOKUP([.$J$29];[.$J$33:.$K$39];2;0)*[.L5];([.L5]));0)" office:value-type="float" office:value="0.768085767557489">
            <text:p>0.7680857676</text:p>
          </table:table-cell>
          <table:table-cell table:style-name="ce556" table:formula="of:=IF([.H5]&lt;&gt;0;IF([.K5]&lt;0.85;(VLOOKUP([.$I$26];[$YEASTLOOKUP.$A$2:.$B$120];2;0)/[$YEASTLOOKUP.$F$128])*[.M5]*[$Brewhouse.C32];([.M5]));0)" office:value-type="float" office:value="0.748898644602598">
            <text:p>0.7488986446</text:p>
          </table:table-cell>
          <table:table-cell table:style-name="ce556" table:formula="of:=[.J5]-([.J5]*[.N5])" office:value-type="float" office:value="0.00325176255239635">
            <text:p>0.0032517626</text:p>
          </table:table-cell>
          <table:table-cell table:formula="of:=IF([.H5]&lt;&gt;0;IF(VLOOKUP([.H5];[$GRAINLOOKUP.$A$2:.$C$200];3;0)=&quot;y&quot;;([.G5]*[.I5]*[$Recipe.$B$6]);(0));0)" office:value-type="float" office:value="0.01295">
            <text:p>0.01295</text:p>
          </table:table-cell>
          <table:table-cell table:formula="of:=IF([.H5]&lt;&gt;0;IF(VLOOKUP([.H5];[$GRAINLOOKUP.$A$2:.$C$200];3;0)=&quot;y&quot;;(0);([.G5]*[.I5]));0)" office:value-type="float" office:value="0">
            <text:p>0</text:p>
          </table:table-cell>
          <table:table-cell table:formula="of:=[.J5]*[.N5]" office:value-type="float" office:value="0.00969823744760365">
            <text:p>0.0096982374</text:p>
          </table:table-cell>
          <table:table-cell table:number-columns-repeated="5"/>
          <table:table-cell table:formula="of:=IF([.P5]&gt;0; [.I5]; 0)*1000*[.F5]" office:value-type="float" office:value="17.5">
            <text:p>17.5</text:p>
          </table:table-cell>
          <table:table-cell table:number-columns-repeated="1000"/>
        </table:table-row>
        <table:table-row table:style-name="ro1">
          <table:table-cell/>
          <table:table-cell table:formula="of:=[.C6]*[.F6]" office:value-type="float" office:value="47.5">
            <text:p>47.5</text:p>
          </table:table-cell>
          <table:table-cell table:formula="of:=IF([.H6]&lt;&gt;0;VLOOKUP([.H6];[$GRAINLOOKUP.$A$2:.$G$200];7;0);0)" office:value-type="float" office:value="95">
            <text:p>95</text:p>
          </table:table-cell>
          <table:table-cell table:formula="of:=([.G6]*[.E6])/[.$D$19]" office:value-type="float" office:value="0.193212260090752">
            <text:p>0.1932122601</text:p>
          </table:table-cell>
          <table:table-cell table:formula="of:=IF([.H6]&lt;&gt;0;VLOOKUP([.H6];[$GRAINLOOKUP.$A$2:.$F$200];6;0);0)" office:value-type="float" office:value="2">
            <text:p>2</text:p>
          </table:table-cell>
          <table:table-cell table:style-name="Normal_20_2" table:formula="of:=IF([.G6]&lt;&gt;0;(IF(VLOOKUP([.H6];[$GRAINLOOKUP.$A$2:.$E$200];5;0)=&quot;y&quot;;[.G6];0));0)" office:value-type="float" office:value="0.5">
            <text:p>0.5</text:p>
          </table:table-cell>
          <table:table-cell table:style-name="Normal_20_2" table:formula="of:=IF([$Brewhouse.V17]=&quot;Metric&quot;; [$Recipe.B17]*2.20462262; [$Recipe.B17])" office:value-type="float" office:value="0.5">
            <text:p>0.5</text:p>
          </table:table-cell>
          <table:table-cell table:style-name="Normal_20_2" table:formula="of:=[$Recipe.D17]" office:value-type="string" office:string-value="Wheat Malt (German)">
            <text:p>Wheat Malt (German)</text:p>
          </table:table-cell>
          <table:table-cell table:style-name="Normal_20_2" table:formula="of:=(IF([.H6]&lt;&gt;&quot;&quot;;VLOOKUP([.H6];[$GRAINLOOKUP.$A$2:.$B$200];2;0);0))/1000" office:value-type="float" office:value="0.038">
            <text:p>0.038</text:p>
          </table:table-cell>
          <table:table-cell table:style-name="ce556" table:formula="of:=IF([.H6]&lt;&gt;0;IF(VLOOKUP([.H6];[$GRAINLOOKUP.$A$2:.$C$200];3;0)=&quot;y&quot;;([.G6]*[.I6]*[$Recipe.$B$6]);([.G6]*[.I6]));0)" office:value-type="float" office:value="0.01406">
            <text:p>0.01406</text:p>
          </table:table-cell>
          <table:table-cell table:style-name="Normal_20_2" table:formula="of:=IF([.H6]&lt;&gt;0;VLOOKUP([.H6];[$GRAINLOOKUP.$A$2:.$D$200];4;0);0)" office:value-type="float" office:value="0.74">
            <text:p>0.74</text:p>
          </table:table-cell>
          <table:table-cell table:style-name="Normal_20_2" table:formula="of:=IF([.H6]&lt;&gt;0;IF(VLOOKUP([.H6];[$GRAINLOOKUP.$A$2:.$E$200];5;0)=&quot;y&quot;;VLOOKUP(ROUND([.$G$29];0);[.$G$33:.$H$49];2;0)*[.K6];([.K6]));0)" office:value-type="float" office:value="0.738160348042262">
            <text:p>0.738160348</text:p>
          </table:table-cell>
          <table:table-cell table:style-name="ce556" table:formula="of:=IF([.H6]&lt;&gt;0;IF(VLOOKUP([.H6];[$GRAINLOOKUP.$A$2:.$E$200];5;0)=&quot;y&quot;;VLOOKUP([.$J$29];[.$J$33:.$K$39];2;0)*[.L6];([.L6]));0)" office:value-type="float" office:value="0.738160348042262">
            <text:p>0.738160348</text:p>
          </table:table-cell>
          <table:table-cell table:style-name="ce556" table:formula="of:=IF([.H6]&lt;&gt;0;IF([.K6]&lt;0.85;(VLOOKUP([.$I$26];[$YEASTLOOKUP.$A$2:.$B$120];2;0)/[$YEASTLOOKUP.$F$128])*[.M6]*[$Brewhouse.C32];([.M6]));0)" office:value-type="float" office:value="0.719720775332367">
            <text:p>0.7197207753</text:p>
          </table:table-cell>
          <table:table-cell table:style-name="ce556" table:formula="of:=[.J6]-([.J6]*[.N6])" office:value-type="float" office:value="0.00394072589882692">
            <text:p>0.0039407259</text:p>
          </table:table-cell>
          <table:table-cell table:formula="of:=IF([.H6]&lt;&gt;0;IF(VLOOKUP([.H6];[$GRAINLOOKUP.$A$2:.$C$200];3;0)=&quot;y&quot;;([.G6]*[.I6]*[$Recipe.$B$6]);(0));0)" office:value-type="float" office:value="0.01406">
            <text:p>0.01406</text:p>
          </table:table-cell>
          <table:table-cell table:formula="of:=IF([.H6]&lt;&gt;0;IF(VLOOKUP([.H6];[$GRAINLOOKUP.$A$2:.$C$200];3;0)=&quot;y&quot;;(0);([.G6]*[.I6]));0)" office:value-type="float" office:value="0">
            <text:p>0</text:p>
          </table:table-cell>
          <table:table-cell table:formula="of:=[.J6]*[.N6]" office:value-type="float" office:value="0.0101192741011731">
            <text:p>0.0101192741</text:p>
          </table:table-cell>
          <table:table-cell table:number-columns-repeated="5"/>
          <table:table-cell table:formula="of:=IF([.P6]&gt;0; [.I6]; 0)*1000*[.F6]" office:value-type="float" office:value="19">
            <text:p>19</text:p>
          </table:table-cell>
          <table:table-cell table:number-columns-repeated="1000"/>
        </table:table-row>
        <table:table-row table:style-name="ro1">
          <table:table-cell/>
          <table:table-cell table:formula="of:=[.C7]*[.F7]" office:value-type="float" office:value="0">
            <text:p>0</text:p>
          </table:table-cell>
          <table:table-cell table:formula="of:=IF([.H7]&lt;&gt;0;VLOOKUP([.H7];[$GRAINLOOKUP.$A$2:.$G$200];7;0);0)" office:value-type="float" office:value="0">
            <text:p>0</text:p>
          </table:table-cell>
          <table:table-cell table:formula="of:=([.G7]*[.E7])/[.$D$19]" office:value-type="float" office:value="0">
            <text:p>0</text:p>
          </table:table-cell>
          <table:table-cell table:formula="of:=IF([.H7]&lt;&gt;0;VLOOKUP([.H7];[$GRAINLOOKUP.$A$2:.$F$200];6;0);0)" office:value-type="float" office:value="0">
            <text:p>0</text:p>
          </table:table-cell>
          <table:table-cell table:style-name="Normal_20_2" table:formula="of:=IF([.G7]&lt;&gt;0;(IF(VLOOKUP([.H7];[$GRAINLOOKUP.$A$2:.$E$200];5;0)=&quot;y&quot;;[.G7];0));0)" office:value-type="float" office:value="0">
            <text:p>0</text:p>
          </table:table-cell>
          <table:table-cell table:style-name="Normal_20_2" table:formula="of:=IF([$Brewhouse.V17]=&quot;Metric&quot;; [$Recipe.B18]*2.20462262; [$Recipe.B18])" office:value-type="float" office:value="0">
            <text:p>0</text:p>
          </table:table-cell>
          <table:table-cell table:style-name="Normal_20_2" table:formula="of:=[$Recipe.D18]" office:value-type="string" office:string-value="---Select Grain/Fermentable---">
            <text:p>---Select Grain/Fermentable---</text:p>
          </table:table-cell>
          <table:table-cell table:style-name="Normal_20_2" table:formula="of:=(IF([.H7]&lt;&gt;&quot;&quot;;VLOOKUP([.H7];[$GRAINLOOKUP.$A$2:.$B$200];2;0);0))/1000" office:value-type="float" office:value="0">
            <text:p>0</text:p>
          </table:table-cell>
          <table:table-cell table:style-name="ce556" table:formula="of:=IF([.H7]&lt;&gt;0;IF(VLOOKUP([.H7];[$GRAINLOOKUP.$A$2:.$C$200];3;0)=&quot;y&quot;;([.G7]*[.I7]*[$Recipe.$B$6]);([.G7]*[.I7]));0)" office:value-type="float" office:value="0">
            <text:p>0</text:p>
          </table:table-cell>
          <table:table-cell table:style-name="Normal_20_2" table:formula="of:=IF([.H7]&lt;&gt;0;VLOOKUP([.H7];[$GRAINLOOKUP.$A$2:.$D$200];4;0);0)" office:value-type="float" office:value="0">
            <text:p>0</text:p>
          </table:table-cell>
          <table:table-cell table:style-name="Normal_20_2" table:formula="of:=IF([.H7]&lt;&gt;0;IF(VLOOKUP([.H7];[$GRAINLOOKUP.$A$2:.$E$200];5;0)=&quot;y&quot;;VLOOKUP(ROUND([.$G$29];0);[.$G$33:.$H$49];2;0)*[.K7];([.K7]));0)" office:value-type="float" office:value="0">
            <text:p>0</text:p>
          </table:table-cell>
          <table:table-cell table:style-name="ce556" table:formula="of:=IF([.H7]&lt;&gt;0;IF(VLOOKUP([.H7];[$GRAINLOOKUP.$A$2:.$E$200];5;0)=&quot;y&quot;;VLOOKUP([.$J$29];[.$J$33:.$K$39];2;0)*[.L7];([.L7]));0)" office:value-type="float" office:value="0">
            <text:p>0</text:p>
          </table:table-cell>
          <table:table-cell table:style-name="ce556" table:formula="of:=IF([.H7]&lt;&gt;0;IF([.K7]&lt;0.85;(VLOOKUP([.$I$26];[$YEASTLOOKUP.$A$2:.$B$120];2;0)/[$YEASTLOOKUP.$F$128])*[.M7]*[$Brewhouse.C32];([.M7]));0)" office:value-type="float" office:value="0">
            <text:p>0</text:p>
          </table:table-cell>
          <table:table-cell table:style-name="ce556" table:formula="of:=[.J7]-([.J7]*[.N7])" office:value-type="float" office:value="0">
            <text:p>0</text:p>
          </table:table-cell>
          <table:table-cell table:formula="of:=IF([.H7]&lt;&gt;0;IF(VLOOKUP([.H7];[$GRAINLOOKUP.$A$2:.$C$200];3;0)=&quot;y&quot;;([.G7]*[.I7]*[$Recipe.$B$6]);(0));0)" office:value-type="float" office:value="0">
            <text:p>0</text:p>
          </table:table-cell>
          <table:table-cell table:formula="of:=IF([.H7]&lt;&gt;0;IF(VLOOKUP([.H7];[$GRAINLOOKUP.$A$2:.$C$200];3;0)=&quot;y&quot;;(0);([.G7]*[.I7]));0)" office:value-type="float" office:value="0">
            <text:p>0</text:p>
          </table:table-cell>
          <table:table-cell table:formula="of:=[.J7]*[.N7]" office:value-type="float" office:value="0">
            <text:p>0</text:p>
          </table:table-cell>
          <table:table-cell table:number-columns-repeated="5"/>
          <table:table-cell table:formula="of:=IF([.P7]&gt;0; [.I7]; 0)*1000*[.F7]" office:value-type="float" office:value="0">
            <text:p>0</text:p>
          </table:table-cell>
          <table:table-cell table:number-columns-repeated="1000"/>
        </table:table-row>
        <table:table-row table:style-name="ro1">
          <table:table-cell/>
          <table:table-cell table:formula="of:=[.C8]*[.F8]" office:value-type="float" office:value="0">
            <text:p>0</text:p>
          </table:table-cell>
          <table:table-cell table:formula="of:=IF([.H8]&lt;&gt;0;VLOOKUP([.H8];[$GRAINLOOKUP.$A$2:.$G$200];7;0);0)" office:value-type="float" office:value="0">
            <text:p>0</text:p>
          </table:table-cell>
          <table:table-cell table:formula="of:=([.G8]*[.E8])/[.$D$19]" office:value-type="float" office:value="0">
            <text:p>0</text:p>
          </table:table-cell>
          <table:table-cell table:formula="of:=IF([.H8]&lt;&gt;0;VLOOKUP([.H8];[$GRAINLOOKUP.$A$2:.$F$200];6;0);0)" office:value-type="float" office:value="0">
            <text:p>0</text:p>
          </table:table-cell>
          <table:table-cell table:style-name="Normal_20_2" table:formula="of:=IF([.G8]&lt;&gt;0;(IF(VLOOKUP([.H8];[$GRAINLOOKUP.$A$2:.$E$200];5;0)=&quot;y&quot;;[.G8];0));0)" office:value-type="float" office:value="0">
            <text:p>0</text:p>
          </table:table-cell>
          <table:table-cell table:style-name="Normal_20_2" table:formula="of:=IF([$Brewhouse.V17]=&quot;Metric&quot;; [$Recipe.B19]*2.20462262; [$Recipe.B19])" office:value-type="float" office:value="0">
            <text:p>0</text:p>
          </table:table-cell>
          <table:table-cell table:style-name="Normal_20_2" table:formula="of:=[$Recipe.D19]" office:value-type="string" office:string-value="---Select Grain/Fermentable---">
            <text:p>---Select Grain/Fermentable---</text:p>
          </table:table-cell>
          <table:table-cell table:style-name="Normal_20_2" table:formula="of:=(IF([.H8]&lt;&gt;&quot;&quot;;VLOOKUP([.H8];[$GRAINLOOKUP.$A$2:.$B$200];2;0);0))/1000" office:value-type="float" office:value="0">
            <text:p>0</text:p>
          </table:table-cell>
          <table:table-cell table:style-name="ce556" table:formula="of:=IF([.H8]&lt;&gt;0;IF(VLOOKUP([.H8];[$GRAINLOOKUP.$A$2:.$C$200];3;0)=&quot;y&quot;;([.G8]*[.I8]*[$Recipe.$B$6]);([.G8]*[.I8]));0)" office:value-type="float" office:value="0">
            <text:p>0</text:p>
          </table:table-cell>
          <table:table-cell table:style-name="Normal_20_2" table:formula="of:=IF([.H8]&lt;&gt;0;VLOOKUP([.H8];[$GRAINLOOKUP.$A$2:.$D$200];4;0);0)" office:value-type="float" office:value="0">
            <text:p>0</text:p>
          </table:table-cell>
          <table:table-cell table:style-name="Normal_20_2" table:formula="of:=IF([.H8]&lt;&gt;0;IF(VLOOKUP([.H8];[$GRAINLOOKUP.$A$2:.$E$200];5;0)=&quot;y&quot;;VLOOKUP(ROUND([.$G$29];0);[.$G$33:.$H$49];2;0)*[.K8];([.K8]));0)" office:value-type="float" office:value="0">
            <text:p>0</text:p>
          </table:table-cell>
          <table:table-cell table:style-name="ce556" table:formula="of:=IF([.H8]&lt;&gt;0;IF(VLOOKUP([.H8];[$GRAINLOOKUP.$A$2:.$E$200];5;0)=&quot;y&quot;;VLOOKUP([.$J$29];[.$J$33:.$K$39];2;0)*[.L8];([.L8]));0)" office:value-type="float" office:value="0">
            <text:p>0</text:p>
          </table:table-cell>
          <table:table-cell table:style-name="ce556" table:formula="of:=IF([.H8]&lt;&gt;0;IF([.K8]&lt;0.85;(VLOOKUP([.$I$26];[$YEASTLOOKUP.$A$2:.$B$120];2;0)/[$YEASTLOOKUP.$F$128])*[.M8]*[$Brewhouse.C32];([.M8]));0)" office:value-type="float" office:value="0">
            <text:p>0</text:p>
          </table:table-cell>
          <table:table-cell table:style-name="ce556" table:formula="of:=[.J8]-([.J8]*[.N8])" office:value-type="float" office:value="0">
            <text:p>0</text:p>
          </table:table-cell>
          <table:table-cell table:formula="of:=IF([.H8]&lt;&gt;0;IF(VLOOKUP([.H8];[$GRAINLOOKUP.$A$2:.$C$200];3;0)=&quot;y&quot;;([.G8]*[.I8]*[$Recipe.$B$6]);(0));0)" office:value-type="float" office:value="0">
            <text:p>0</text:p>
          </table:table-cell>
          <table:table-cell table:formula="of:=IF([.H8]&lt;&gt;0;IF(VLOOKUP([.H8];[$GRAINLOOKUP.$A$2:.$C$200];3;0)=&quot;y&quot;;(0);([.G8]*[.I8]));0)" office:value-type="float" office:value="0">
            <text:p>0</text:p>
          </table:table-cell>
          <table:table-cell table:formula="of:=[.J8]*[.N8]" office:value-type="float" office:value="0">
            <text:p>0</text:p>
          </table:table-cell>
          <table:table-cell table:number-columns-repeated="5"/>
          <table:table-cell table:formula="of:=IF([.P8]&gt;0; [.I8]; 0)*1000*[.F8]" office:value-type="float" office:value="0">
            <text:p>0</text:p>
          </table:table-cell>
          <table:table-cell table:number-columns-repeated="1000"/>
        </table:table-row>
        <table:table-row table:style-name="ro1">
          <table:table-cell/>
          <table:table-cell table:formula="of:=[.C9]*[.F9]" office:value-type="float" office:value="0">
            <text:p>0</text:p>
          </table:table-cell>
          <table:table-cell table:formula="of:=IF([.H9]&lt;&gt;0;VLOOKUP([.H9];[$GRAINLOOKUP.$A$2:.$G$200];7;0);0)" office:value-type="float" office:value="0">
            <text:p>0</text:p>
          </table:table-cell>
          <table:table-cell table:formula="of:=([.G9]*[.E9])/[.$D$19]" office:value-type="float" office:value="0">
            <text:p>0</text:p>
          </table:table-cell>
          <table:table-cell table:formula="of:=IF([.H9]&lt;&gt;0;VLOOKUP([.H9];[$GRAINLOOKUP.$A$2:.$F$200];6;0);0)" office:value-type="float" office:value="0">
            <text:p>0</text:p>
          </table:table-cell>
          <table:table-cell table:style-name="Normal_20_2" table:formula="of:=IF([.G9]&lt;&gt;0;(IF(VLOOKUP([.H9];[$GRAINLOOKUP.$A$2:.$E$200];5;0)=&quot;y&quot;;[.G9];0));0)" office:value-type="float" office:value="0">
            <text:p>0</text:p>
          </table:table-cell>
          <table:table-cell table:style-name="Normal_20_2" table:formula="of:=IF([$Brewhouse.V17]=&quot;Metric&quot;; [$Recipe.B20]*2.20462262; [$Recipe.B20])" office:value-type="float" office:value="0">
            <text:p>0</text:p>
          </table:table-cell>
          <table:table-cell table:style-name="Normal_20_2" table:formula="of:=[$Recipe.D20]" office:value-type="string" office:string-value="---Select Grain/Fermentable---">
            <text:p>---Select Grain/Fermentable---</text:p>
          </table:table-cell>
          <table:table-cell table:style-name="Normal_20_2" table:formula="of:=(IF([.H9]&lt;&gt;&quot;&quot;;VLOOKUP([.H9];[$GRAINLOOKUP.$A$2:.$B$200];2;0);0))/1000" office:value-type="float" office:value="0">
            <text:p>0</text:p>
          </table:table-cell>
          <table:table-cell table:style-name="ce556" table:formula="of:=IF([.H9]&lt;&gt;0;IF(VLOOKUP([.H9];[$GRAINLOOKUP.$A$2:.$C$200];3;0)=&quot;y&quot;;([.G9]*[.I9]*[$Recipe.$B$6]);([.G9]*[.I9]));0)" office:value-type="float" office:value="0">
            <text:p>0</text:p>
          </table:table-cell>
          <table:table-cell table:style-name="Normal_20_2" table:formula="of:=IF([.H9]&lt;&gt;0;VLOOKUP([.H9];[$GRAINLOOKUP.$A$2:.$D$200];4;0);0)" office:value-type="float" office:value="0">
            <text:p>0</text:p>
          </table:table-cell>
          <table:table-cell table:style-name="Normal_20_2" table:formula="of:=IF([.H9]&lt;&gt;0;IF(VLOOKUP([.H9];[$GRAINLOOKUP.$A$2:.$E$200];5;0)=&quot;y&quot;;VLOOKUP(ROUND([.$G$29];0);[.$G$33:.$H$49];2;0)*[.K9];([.K9]));0)" office:value-type="float" office:value="0">
            <text:p>0</text:p>
          </table:table-cell>
          <table:table-cell table:style-name="ce556" table:formula="of:=IF([.H9]&lt;&gt;0;IF(VLOOKUP([.H9];[$GRAINLOOKUP.$A$2:.$E$200];5;0)=&quot;y&quot;;VLOOKUP([.$J$29];[.$J$33:.$K$39];2;0)*[.L9];([.L9]));0)" office:value-type="float" office:value="0">
            <text:p>0</text:p>
          </table:table-cell>
          <table:table-cell table:style-name="ce556" table:formula="of:=IF([.H9]&lt;&gt;0;IF([.K9]&lt;0.85;(VLOOKUP([.$I$26];[$YEASTLOOKUP.$A$2:.$B$120];2;0)/[$YEASTLOOKUP.$F$128])*[.M9]*[$Brewhouse.C32];([.M9]));0)" office:value-type="float" office:value="0">
            <text:p>0</text:p>
          </table:table-cell>
          <table:table-cell table:style-name="ce556" table:formula="of:=[.J9]-([.J9]*[.N9])" office:value-type="float" office:value="0">
            <text:p>0</text:p>
          </table:table-cell>
          <table:table-cell table:formula="of:=IF([.H9]&lt;&gt;0;IF(VLOOKUP([.H9];[$GRAINLOOKUP.$A$2:.$C$200];3;0)=&quot;y&quot;;([.G9]*[.I9]*[$Recipe.$B$6]);(0));0)" office:value-type="float" office:value="0">
            <text:p>0</text:p>
          </table:table-cell>
          <table:table-cell table:formula="of:=IF([.H9]&lt;&gt;0;IF(VLOOKUP([.H9];[$GRAINLOOKUP.$A$2:.$C$200];3;0)=&quot;y&quot;;(0);([.G9]*[.I9]));0)" office:value-type="float" office:value="0">
            <text:p>0</text:p>
          </table:table-cell>
          <table:table-cell table:formula="of:=[.J9]*[.N9]" office:value-type="float" office:value="0">
            <text:p>0</text:p>
          </table:table-cell>
          <table:table-cell table:number-columns-repeated="5"/>
          <table:table-cell table:formula="of:=IF([.P9]&gt;0; [.I9]; 0)*1000*[.F9]" office:value-type="float" office:value="0">
            <text:p>0</text:p>
          </table:table-cell>
          <table:table-cell table:number-columns-repeated="1000"/>
        </table:table-row>
        <table:table-row table:style-name="ro1">
          <table:table-cell/>
          <table:table-cell table:formula="of:=[.C10]*[.F10]" office:value-type="float" office:value="0">
            <text:p>0</text:p>
          </table:table-cell>
          <table:table-cell table:formula="of:=IF([.H10]&lt;&gt;0;VLOOKUP([.H10];[$GRAINLOOKUP.$A$2:.$G$200];7;0);0)" office:value-type="float" office:value="0">
            <text:p>0</text:p>
          </table:table-cell>
          <table:table-cell table:formula="of:=([.G10]*[.E10])/[.$D$19]" office:value-type="float" office:value="0">
            <text:p>0</text:p>
          </table:table-cell>
          <table:table-cell table:formula="of:=IF([.H10]&lt;&gt;0;VLOOKUP([.H10];[$GRAINLOOKUP.$A$2:.$F$200];6;0);0)" office:value-type="float" office:value="0">
            <text:p>0</text:p>
          </table:table-cell>
          <table:table-cell table:style-name="Normal_20_2" table:formula="of:=IF([.G10]&lt;&gt;0;(IF(VLOOKUP([.H10];[$GRAINLOOKUP.$A$2:.$E$200];5;0)=&quot;y&quot;;[.G10];0));0)" office:value-type="float" office:value="0">
            <text:p>0</text:p>
          </table:table-cell>
          <table:table-cell table:style-name="Normal_20_2" table:formula="of:=IF([$Brewhouse.V17]=&quot;Metric&quot;; [$Recipe.B21]*2.20462262; [$Recipe.B21])" office:value-type="float" office:value="0">
            <text:p>0</text:p>
          </table:table-cell>
          <table:table-cell table:style-name="Normal_20_2" table:formula="of:=[$Recipe.D21]" office:value-type="string" office:string-value="---Select Grain/Fermentable---">
            <text:p>---Select Grain/Fermentable---</text:p>
          </table:table-cell>
          <table:table-cell table:style-name="Normal_20_2" table:formula="of:=(IF([.H10]&lt;&gt;&quot;&quot;;VLOOKUP([.H10];[$GRAINLOOKUP.$A$2:.$B$200];2;0);0))/1000" office:value-type="float" office:value="0">
            <text:p>0</text:p>
          </table:table-cell>
          <table:table-cell table:style-name="ce556" table:formula="of:=IF([.H10]&lt;&gt;0;IF(VLOOKUP([.H10];[$GRAINLOOKUP.$A$2:.$C$200];3;0)=&quot;y&quot;;([.G10]*[.I10]*[$Recipe.$B$6]);([.G10]*[.I10]));0)" office:value-type="float" office:value="0">
            <text:p>0</text:p>
          </table:table-cell>
          <table:table-cell table:style-name="Normal_20_2" table:formula="of:=IF([.H10]&lt;&gt;0;VLOOKUP([.H10];[$GRAINLOOKUP.$A$2:.$D$200];4;0);0)" office:value-type="float" office:value="0">
            <text:p>0</text:p>
          </table:table-cell>
          <table:table-cell table:style-name="Normal_20_2" table:formula="of:=IF([.H10]&lt;&gt;0;IF(VLOOKUP([.H10];[$GRAINLOOKUP.$A$2:.$E$200];5;0)=&quot;y&quot;;VLOOKUP(ROUND([.$G$29];0);[.$G$33:.$H$49];2;0)*[.K10];([.K10]));0)" office:value-type="float" office:value="0">
            <text:p>0</text:p>
          </table:table-cell>
          <table:table-cell table:style-name="ce556" table:formula="of:=IF([.H10]&lt;&gt;0;IF(VLOOKUP([.H10];[$GRAINLOOKUP.$A$2:.$E$200];5;0)=&quot;y&quot;;VLOOKUP([.$J$29];[.$J$33:.$K$39];2;0)*[.L10];([.L10]));0)" office:value-type="float" office:value="0">
            <text:p>0</text:p>
          </table:table-cell>
          <table:table-cell table:style-name="ce556" table:formula="of:=IF([.H10]&lt;&gt;0;IF([.K10]&lt;0.85;(VLOOKUP([.$I$26];[$YEASTLOOKUP.$A$2:.$B$120];2;0)/[$YEASTLOOKUP.$F$128])*[.M10]*[$Brewhouse.C32];([.M10]));0)" office:value-type="float" office:value="0">
            <text:p>0</text:p>
          </table:table-cell>
          <table:table-cell table:style-name="ce556" table:formula="of:=[.J10]-([.J10]*[.N10])" office:value-type="float" office:value="0">
            <text:p>0</text:p>
          </table:table-cell>
          <table:table-cell table:formula="of:=IF([.H10]&lt;&gt;0;IF(VLOOKUP([.H10];[$GRAINLOOKUP.$A$2:.$C$200];3;0)=&quot;y&quot;;([.G10]*[.I10]*[$Recipe.$B$6]);(0));0)" office:value-type="float" office:value="0">
            <text:p>0</text:p>
          </table:table-cell>
          <table:table-cell table:formula="of:=IF([.H10]&lt;&gt;0;IF(VLOOKUP([.H10];[$GRAINLOOKUP.$A$2:.$C$200];3;0)=&quot;y&quot;;(0);([.G10]*[.I10]));0)" office:value-type="float" office:value="0">
            <text:p>0</text:p>
          </table:table-cell>
          <table:table-cell table:formula="of:=[.J10]*[.N10]" office:value-type="float" office:value="0">
            <text:p>0</text:p>
          </table:table-cell>
          <table:table-cell table:number-columns-repeated="5"/>
          <table:table-cell table:formula="of:=IF([.P10]&gt;0; [.I10]; 0)*1000*[.F10]" office:value-type="float" office:value="0">
            <text:p>0</text:p>
          </table:table-cell>
          <table:table-cell table:number-columns-repeated="1000"/>
        </table:table-row>
        <table:table-row table:style-name="ro1">
          <table:table-cell/>
          <table:table-cell table:formula="of:=[.C11]*[.F11]" office:value-type="float" office:value="0">
            <text:p>0</text:p>
          </table:table-cell>
          <table:table-cell table:formula="of:=IF([.H11]&lt;&gt;0;VLOOKUP([.H11];[$GRAINLOOKUP.$A$2:.$G$200];7;0);0)" office:value-type="float" office:value="0">
            <text:p>0</text:p>
          </table:table-cell>
          <table:table-cell table:formula="of:=([.G11]*[.E11])/[.$D$19]" office:value-type="float" office:value="0">
            <text:p>0</text:p>
          </table:table-cell>
          <table:table-cell table:formula="of:=IF([.H11]&lt;&gt;0;VLOOKUP([.H11];[$GRAINLOOKUP.$A$2:.$F$200];6;0);0)" office:value-type="float" office:value="0">
            <text:p>0</text:p>
          </table:table-cell>
          <table:table-cell table:style-name="Normal_20_2" table:formula="of:=IF([.G11]&lt;&gt;0;(IF(VLOOKUP([.H11];[$GRAINLOOKUP.$A$2:.$E$200];5;0)=&quot;y&quot;;[.G11];0));0)" office:value-type="float" office:value="0">
            <text:p>0</text:p>
          </table:table-cell>
          <table:table-cell table:style-name="Normal_20_2" table:formula="of:=IF([$Brewhouse.V17]=&quot;Metric&quot;; [$Recipe.B22]*2.20462262; [$Recipe.B22])" office:value-type="float" office:value="0">
            <text:p>0</text:p>
          </table:table-cell>
          <table:table-cell table:style-name="Normal_20_2" table:formula="of:=[$Recipe.D22]" office:value-type="string" office:string-value="---Select Grain/Fermentable---">
            <text:p>---Select Grain/Fermentable---</text:p>
          </table:table-cell>
          <table:table-cell table:style-name="Normal_20_2" table:formula="of:=(IF([.H11]&lt;&gt;&quot;&quot;;VLOOKUP([.H11];[$GRAINLOOKUP.$A$2:.$B$200];2;0);0))/1000" office:value-type="float" office:value="0">
            <text:p>0</text:p>
          </table:table-cell>
          <table:table-cell table:style-name="ce556" table:formula="of:=IF([.H11]&lt;&gt;0;IF(VLOOKUP([.H11];[$GRAINLOOKUP.$A$2:.$C$200];3;0)=&quot;y&quot;;([.G11]*[.I11]*[$Recipe.$B$6]);([.G11]*[.I11]));0)" office:value-type="float" office:value="0">
            <text:p>0</text:p>
          </table:table-cell>
          <table:table-cell table:style-name="Normal_20_2" table:formula="of:=IF([.H11]&lt;&gt;0;VLOOKUP([.H11];[$GRAINLOOKUP.$A$2:.$D$200];4;0);0)" office:value-type="float" office:value="0">
            <text:p>0</text:p>
          </table:table-cell>
          <table:table-cell table:style-name="Normal_20_2" table:formula="of:=IF([.H11]&lt;&gt;0;IF(VLOOKUP([.H11];[$GRAINLOOKUP.$A$2:.$E$200];5;0)=&quot;y&quot;;VLOOKUP(ROUND([.$G$29];0);[.$G$33:.$H$49];2;0)*[.K11];([.K11]));0)" office:value-type="float" office:value="0">
            <text:p>0</text:p>
          </table:table-cell>
          <table:table-cell table:style-name="ce556" table:formula="of:=IF([.H11]&lt;&gt;0;IF(VLOOKUP([.H11];[$GRAINLOOKUP.$A$2:.$E$200];5;0)=&quot;y&quot;;VLOOKUP([.$J$29];[.$J$33:.$K$39];2;0)*[.L11];([.L11]));0)" office:value-type="float" office:value="0">
            <text:p>0</text:p>
          </table:table-cell>
          <table:table-cell table:style-name="ce556" table:formula="of:=IF([.H11]&lt;&gt;0;IF([.K11]&lt;0.85;(VLOOKUP([.$I$26];[$YEASTLOOKUP.$A$2:.$B$120];2;0)/[$YEASTLOOKUP.$F$128])*[.M11]*[$Brewhouse.C32];([.M11]));0)" office:value-type="float" office:value="0">
            <text:p>0</text:p>
          </table:table-cell>
          <table:table-cell table:style-name="ce556" table:formula="of:=[.J11]-([.J11]*[.N11])" office:value-type="float" office:value="0">
            <text:p>0</text:p>
          </table:table-cell>
          <table:table-cell table:formula="of:=IF([.H11]&lt;&gt;0;IF(VLOOKUP([.H11];[$GRAINLOOKUP.$A$2:.$C$200];3;0)=&quot;y&quot;;([.G11]*[.I11]*[$Recipe.$B$6]);(0));0)" office:value-type="float" office:value="0">
            <text:p>0</text:p>
          </table:table-cell>
          <table:table-cell table:formula="of:=IF([.H11]&lt;&gt;0;IF(VLOOKUP([.H11];[$GRAINLOOKUP.$A$2:.$C$200];3;0)=&quot;y&quot;;(0);([.G11]*[.I11]));0)" office:value-type="float" office:value="0">
            <text:p>0</text:p>
          </table:table-cell>
          <table:table-cell table:formula="of:=[.J11]*[.N11]" office:value-type="float" office:value="0">
            <text:p>0</text:p>
          </table:table-cell>
          <table:table-cell table:number-columns-repeated="5"/>
          <table:table-cell table:formula="of:=IF([.P11]&gt;0; [.I11]; 0)*1000*[.F11]" office:value-type="float" office:value="0">
            <text:p>0</text:p>
          </table:table-cell>
          <table:table-cell table:number-columns-repeated="1000"/>
        </table:table-row>
        <table:table-row table:style-name="ro1">
          <table:table-cell/>
          <table:table-cell table:formula="of:=[.C12]*[.F12]" office:value-type="float" office:value="0">
            <text:p>0</text:p>
          </table:table-cell>
          <table:table-cell table:formula="of:=IF([.H12]&lt;&gt;0;VLOOKUP([.H12];[$GRAINLOOKUP.$A$2:.$G$200];7;0);0)" office:value-type="float" office:value="0">
            <text:p>0</text:p>
          </table:table-cell>
          <table:table-cell table:formula="of:=([.G12]*[.E12])/[.$D$19]" office:value-type="float" office:value="0">
            <text:p>0</text:p>
          </table:table-cell>
          <table:table-cell table:formula="of:=IF([.H12]&lt;&gt;0;VLOOKUP([.H12];[$GRAINLOOKUP.$A$2:.$F$200];6;0);0)" office:value-type="float" office:value="0">
            <text:p>0</text:p>
          </table:table-cell>
          <table:table-cell table:style-name="Normal_20_2" table:formula="of:=IF([.G12]&lt;&gt;0;(IF(VLOOKUP([.H12];[$GRAINLOOKUP.$A$2:.$E$200];5;0)=&quot;y&quot;;[.G12];0));0)" office:value-type="float" office:value="0">
            <text:p>0</text:p>
          </table:table-cell>
          <table:table-cell table:style-name="Normal_20_2" table:formula="of:=IF([$Brewhouse.V17]=&quot;Metric&quot;; [$Recipe.B23]*2.20462262; [$Recipe.B23])" office:value-type="float" office:value="0">
            <text:p>0</text:p>
          </table:table-cell>
          <table:table-cell table:style-name="Normal_20_2" table:formula="of:=[$Recipe.D23]" office:value-type="string" office:string-value="---Select Grain/Fermentable---">
            <text:p>---Select Grain/Fermentable---</text:p>
          </table:table-cell>
          <table:table-cell table:style-name="Normal_20_2" table:formula="of:=(IF([.H12]&lt;&gt;&quot;&quot;;VLOOKUP([.H12];[$GRAINLOOKUP.$A$2:.$B$200];2;0);0))/1000" office:value-type="float" office:value="0">
            <text:p>0</text:p>
          </table:table-cell>
          <table:table-cell table:style-name="ce556" table:formula="of:=IF([.H12]&lt;&gt;0;IF(VLOOKUP([.H12];[$GRAINLOOKUP.$A$2:.$C$200];3;0)=&quot;y&quot;;([.G12]*[.I12]*[$Recipe.$B$6]);([.G12]*[.I12]));0)" office:value-type="float" office:value="0">
            <text:p>0</text:p>
          </table:table-cell>
          <table:table-cell table:style-name="Normal_20_2" table:formula="of:=IF([.H12]&lt;&gt;0;VLOOKUP([.H12];[$GRAINLOOKUP.$A$2:.$D$200];4;0);0)" office:value-type="float" office:value="0">
            <text:p>0</text:p>
          </table:table-cell>
          <table:table-cell table:style-name="Normal_20_2" table:formula="of:=IF([.H12]&lt;&gt;0;IF(VLOOKUP([.H12];[$GRAINLOOKUP.$A$2:.$E$200];5;0)=&quot;y&quot;;VLOOKUP(ROUND([.$G$29];0);[.$G$33:.$H$49];2;0)*[.K12];([.K12]));0)" office:value-type="float" office:value="0">
            <text:p>0</text:p>
          </table:table-cell>
          <table:table-cell table:style-name="ce556" table:formula="of:=IF([.H12]&lt;&gt;0;IF(VLOOKUP([.H12];[$GRAINLOOKUP.$A$2:.$E$200];5;0)=&quot;y&quot;;VLOOKUP([.$J$29];[.$J$33:.$K$39];2;0)*[.L12];([.L12]));0)" office:value-type="float" office:value="0">
            <text:p>0</text:p>
          </table:table-cell>
          <table:table-cell table:style-name="ce556" table:formula="of:=IF([.H12]&lt;&gt;0;IF([.K12]&lt;0.85;(VLOOKUP([.$I$26];[$YEASTLOOKUP.$A$2:.$B$120];2;0)/[$YEASTLOOKUP.$F$128])*[.M12]*[$Brewhouse.C32];([.M12]));0)" office:value-type="float" office:value="0">
            <text:p>0</text:p>
          </table:table-cell>
          <table:table-cell table:style-name="ce556" table:formula="of:=[.J12]-([.J12]*[.N12])" office:value-type="float" office:value="0">
            <text:p>0</text:p>
          </table:table-cell>
          <table:table-cell table:formula="of:=IF([.H12]&lt;&gt;0;IF(VLOOKUP([.H12];[$GRAINLOOKUP.$A$2:.$C$200];3;0)=&quot;y&quot;;([.G12]*[.I12]*[$Recipe.$B$6]);(0));0)" office:value-type="float" office:value="0">
            <text:p>0</text:p>
          </table:table-cell>
          <table:table-cell table:formula="of:=IF([.H12]&lt;&gt;0;IF(VLOOKUP([.H12];[$GRAINLOOKUP.$A$2:.$C$200];3;0)=&quot;y&quot;;(0);([.G12]*[.I12]));0)" office:value-type="float" office:value="0">
            <text:p>0</text:p>
          </table:table-cell>
          <table:table-cell table:formula="of:=[.J12]*[.N12]" office:value-type="float" office:value="0">
            <text:p>0</text:p>
          </table:table-cell>
          <table:table-cell table:number-columns-repeated="5"/>
          <table:table-cell table:formula="of:=IF([.P12]&gt;0; [.I12]; 0)*1000*[.F12]" office:value-type="float" office:value="0">
            <text:p>0</text:p>
          </table:table-cell>
          <table:table-cell table:number-columns-repeated="1000"/>
        </table:table-row>
        <table:table-row table:style-name="ro1">
          <table:table-cell/>
          <table:table-cell table:formula="of:=[.C13]*[.F13]" office:value-type="float" office:value="0">
            <text:p>0</text:p>
          </table:table-cell>
          <table:table-cell table:formula="of:=IF([.H13]&lt;&gt;0;VLOOKUP([.H13];[$GRAINLOOKUP.$A$2:.$G$200];7;0);0)" office:value-type="float" office:value="0">
            <text:p>0</text:p>
          </table:table-cell>
          <table:table-cell table:formula="of:=([.G13]*[.E13])/[.$D$19]" office:value-type="float" office:value="0">
            <text:p>0</text:p>
          </table:table-cell>
          <table:table-cell table:formula="of:=IF([.H13]&lt;&gt;0;VLOOKUP([.H13];[$GRAINLOOKUP.$A$2:.$F$200];6;0);0)" office:value-type="float" office:value="0">
            <text:p>0</text:p>
          </table:table-cell>
          <table:table-cell table:style-name="Normal_20_2" table:formula="of:=IF([.G13]&lt;&gt;0;(IF(VLOOKUP([.H13];[$GRAINLOOKUP.$A$2:.$E$200];5;0)=&quot;y&quot;;[.G13];0));0)" office:value-type="float" office:value="0">
            <text:p>0</text:p>
          </table:table-cell>
          <table:table-cell table:style-name="Normal_20_2" table:formula="of:=IF([$Brewhouse.V17]=&quot;Metric&quot;; [$Recipe.B24]*2.20462262; [$Recipe.B24])" office:value-type="float" office:value="0">
            <text:p>0</text:p>
          </table:table-cell>
          <table:table-cell table:style-name="Normal_20_2" table:formula="of:=[$Recipe.D24]" office:value-type="string" office:string-value="---Select Grain/Fermentable---">
            <text:p>---Select Grain/Fermentable---</text:p>
          </table:table-cell>
          <table:table-cell table:style-name="Normal_20_2" table:formula="of:=(IF([.H13]&lt;&gt;&quot;&quot;;VLOOKUP([.H13];[$GRAINLOOKUP.$A$2:.$B$200];2;0);0))/1000" office:value-type="float" office:value="0">
            <text:p>0</text:p>
          </table:table-cell>
          <table:table-cell table:style-name="ce556" table:formula="of:=IF([.H13]&lt;&gt;0;IF(VLOOKUP([.H13];[$GRAINLOOKUP.$A$2:.$C$200];3;0)=&quot;y&quot;;([.G13]*[.I13]*[$Recipe.$B$6]);([.G13]*[.I13]));0)" office:value-type="float" office:value="0">
            <text:p>0</text:p>
          </table:table-cell>
          <table:table-cell table:style-name="Normal_20_2" table:formula="of:=IF([.H13]&lt;&gt;0;VLOOKUP([.H13];[$GRAINLOOKUP.$A$2:.$D$200];4;0);0)" office:value-type="float" office:value="0">
            <text:p>0</text:p>
          </table:table-cell>
          <table:table-cell table:style-name="Normal_20_2" table:formula="of:=IF([.H13]&lt;&gt;0;IF(VLOOKUP([.H13];[$GRAINLOOKUP.$A$2:.$E$200];5;0)=&quot;y&quot;;VLOOKUP(ROUND([.$G$29];0);[.$G$33:.$H$49];2;0)*[.K13];([.K13]));0)" office:value-type="float" office:value="0">
            <text:p>0</text:p>
          </table:table-cell>
          <table:table-cell table:style-name="ce556" table:formula="of:=IF([.H13]&lt;&gt;0;IF(VLOOKUP([.H13];[$GRAINLOOKUP.$A$2:.$E$200];5;0)=&quot;y&quot;;VLOOKUP([.$J$29];[.$J$33:.$K$39];2;0)*[.L13];([.L13]));0)" office:value-type="float" office:value="0">
            <text:p>0</text:p>
          </table:table-cell>
          <table:table-cell table:style-name="ce556" table:formula="of:=IF([.H13]&lt;&gt;0;IF([.K13]&lt;0.85;(VLOOKUP([.$I$26];[$YEASTLOOKUP.$A$2:.$B$120];2;0)/[$YEASTLOOKUP.$F$128])*[.M13]*[$Brewhouse.C32];([.M13]));0)" office:value-type="float" office:value="0">
            <text:p>0</text:p>
          </table:table-cell>
          <table:table-cell table:style-name="ce556" table:formula="of:=[.J13]-([.J13]*[.N13])" office:value-type="float" office:value="0">
            <text:p>0</text:p>
          </table:table-cell>
          <table:table-cell table:formula="of:=IF([.H13]&lt;&gt;0;IF(VLOOKUP([.H13];[$GRAINLOOKUP.$A$2:.$C$200];3;0)=&quot;y&quot;;([.G13]*[.I13]*[$Recipe.$B$6]);(0));0)" office:value-type="float" office:value="0">
            <text:p>0</text:p>
          </table:table-cell>
          <table:table-cell table:formula="of:=IF([.H13]&lt;&gt;0;IF(VLOOKUP([.H13];[$GRAINLOOKUP.$A$2:.$C$200];3;0)=&quot;y&quot;;(0);([.G13]*[.I13]));0)" office:value-type="float" office:value="0">
            <text:p>0</text:p>
          </table:table-cell>
          <table:table-cell table:formula="of:=[.J13]*[.N13]" office:value-type="float" office:value="0">
            <text:p>0</text:p>
          </table:table-cell>
          <table:table-cell table:number-columns-repeated="5"/>
          <table:table-cell table:formula="of:=IF([.P13]&gt;0; [.I13]; 0)*1000*[.F13]" office:value-type="float" office:value="0">
            <text:p>0</text:p>
          </table:table-cell>
          <table:table-cell table:number-columns-repeated="1000"/>
        </table:table-row>
        <table:table-row table:style-name="ro1">
          <table:table-cell/>
          <table:table-cell table:formula="of:=[.C14]*[.F14]" office:value-type="float" office:value="0">
            <text:p>0</text:p>
          </table:table-cell>
          <table:table-cell table:formula="of:=IF([.H14]&lt;&gt;0;VLOOKUP([.H14];[$GRAINLOOKUP.$A$2:.$G$200];7;0);0)" office:value-type="float" office:value="0">
            <text:p>0</text:p>
          </table:table-cell>
          <table:table-cell table:formula="of:=([.G14]*[.E14])/[.$D$19]" office:value-type="float" office:value="0">
            <text:p>0</text:p>
          </table:table-cell>
          <table:table-cell table:formula="of:=IF([.H14]&lt;&gt;0;VLOOKUP([.H14];[$GRAINLOOKUP.$A$2:.$F$200];6;0);0)" office:value-type="float" office:value="0">
            <text:p>0</text:p>
          </table:table-cell>
          <table:table-cell table:style-name="Normal_20_2" table:formula="of:=IF([.G14]&lt;&gt;0;(IF(VLOOKUP([.H14];[$GRAINLOOKUP.$A$2:.$E$200];5;0)=&quot;y&quot;;[.G14];0));0)" office:value-type="float" office:value="0">
            <text:p>0</text:p>
          </table:table-cell>
          <table:table-cell table:style-name="Normal_20_2" table:formula="of:=IF([$Brewhouse.V17]=&quot;Metric&quot;; [$Recipe.B25]*2.20462262; [$Recipe.B25])" office:value-type="float" office:value="0">
            <text:p>0</text:p>
          </table:table-cell>
          <table:table-cell table:style-name="Normal_20_2" table:formula="of:=[$Recipe.D25]" office:value-type="string" office:string-value="---Select Grain/Fermentable---">
            <text:p>---Select Grain/Fermentable---</text:p>
          </table:table-cell>
          <table:table-cell table:style-name="Normal_20_2" table:formula="of:=(IF([.H14]&lt;&gt;&quot;&quot;;VLOOKUP([.H14];[$GRAINLOOKUP.$A$2:.$B$200];2;0);0))/1000" office:value-type="float" office:value="0">
            <text:p>0</text:p>
          </table:table-cell>
          <table:table-cell table:style-name="ce556" table:formula="of:=IF([.H14]&lt;&gt;0;IF(VLOOKUP([.H14];[$GRAINLOOKUP.$A$2:.$C$200];3;0)=&quot;y&quot;;([.G14]*[.I14]*[$Recipe.$B$6]);([.G14]*[.I14]));0)" office:value-type="float" office:value="0">
            <text:p>0</text:p>
          </table:table-cell>
          <table:table-cell table:style-name="Normal_20_2" table:formula="of:=IF([.H14]&lt;&gt;0;VLOOKUP([.H14];[$GRAINLOOKUP.$A$2:.$D$200];4;0);0)" office:value-type="float" office:value="0">
            <text:p>0</text:p>
          </table:table-cell>
          <table:table-cell table:style-name="Normal_20_2" table:formula="of:=IF([.H14]&lt;&gt;0;IF(VLOOKUP([.H14];[$GRAINLOOKUP.$A$2:.$E$200];5;0)=&quot;y&quot;;VLOOKUP(ROUND([.$G$29];0);[.$G$33:.$H$49];2;0)*[.K14];([.K14]));0)" office:value-type="float" office:value="0">
            <text:p>0</text:p>
          </table:table-cell>
          <table:table-cell table:style-name="ce556" table:formula="of:=IF([.H14]&lt;&gt;0;IF(VLOOKUP([.H14];[$GRAINLOOKUP.$A$2:.$E$200];5;0)=&quot;y&quot;;VLOOKUP([.$J$29];[.$J$33:.$K$39];2;0)*[.L14];([.L14]));0)" office:value-type="float" office:value="0">
            <text:p>0</text:p>
          </table:table-cell>
          <table:table-cell table:style-name="ce556" table:formula="of:=IF([.H14]&lt;&gt;0;IF([.K14]&lt;0.85;(VLOOKUP([.$I$26];[$YEASTLOOKUP.$A$2:.$B$120];2;0)/[$YEASTLOOKUP.$F$128])*[.M14]*[$Brewhouse.C32];([.M14]));0)" office:value-type="float" office:value="0">
            <text:p>0</text:p>
          </table:table-cell>
          <table:table-cell table:style-name="ce556" table:formula="of:=[.J14]-([.J14]*[.N14])" office:value-type="float" office:value="0">
            <text:p>0</text:p>
          </table:table-cell>
          <table:table-cell table:formula="of:=IF([.H14]&lt;&gt;0;IF(VLOOKUP([.H14];[$GRAINLOOKUP.$A$2:.$C$200];3;0)=&quot;y&quot;;([.G14]*[.I14]*[$Recipe.$B$6]);(0));0)" office:value-type="float" office:value="0">
            <text:p>0</text:p>
          </table:table-cell>
          <table:table-cell table:formula="of:=IF([.H14]&lt;&gt;0;IF(VLOOKUP([.H14];[$GRAINLOOKUP.$A$2:.$C$200];3;0)=&quot;y&quot;;(0);([.G14]*[.I14]));0)" office:value-type="float" office:value="0">
            <text:p>0</text:p>
          </table:table-cell>
          <table:table-cell table:formula="of:=[.J14]*[.N14]" office:value-type="float" office:value="0">
            <text:p>0</text:p>
          </table:table-cell>
          <table:table-cell office:value-type="string">
            <text:p>check</text:p>
          </table:table-cell>
          <table:table-cell table:formula="of:=[$Recipe.G53]" office:value-type="percentage" office:value="0.79962834912925">
            <text:p>79.96%</text:p>
          </table:table-cell>
          <table:table-cell table:number-columns-repeated="3"/>
          <table:table-cell table:formula="of:=IF([.P14]&gt;0; [.I14]; 0)*1000*[.F14]" office:value-type="float" office:value="0">
            <text:p>0</text:p>
          </table:table-cell>
          <table:table-cell table:number-columns-repeated="1000"/>
        </table:table-row>
        <table:table-row table:style-name="ro1">
          <table:table-cell/>
          <table:table-cell table:formula="of:=[.C15]*[.F15]" office:value-type="float" office:value="0">
            <text:p>0</text:p>
          </table:table-cell>
          <table:table-cell table:formula="of:=IF([.H15]&lt;&gt;0;VLOOKUP([.H15];[$GRAINLOOKUP.$A$2:.$G$200];7;0);0)" office:value-type="float" office:value="0">
            <text:p>0</text:p>
          </table:table-cell>
          <table:table-cell table:formula="of:=([.G15]*[.E15])/[.$D$19]" office:value-type="float" office:value="0">
            <text:p>0</text:p>
          </table:table-cell>
          <table:table-cell table:formula="of:=IF([.H15]&lt;&gt;0;VLOOKUP([.H15];[$GRAINLOOKUP.$A$2:.$F$200];6;0);0)" office:value-type="float" office:value="0">
            <text:p>0</text:p>
          </table:table-cell>
          <table:table-cell table:style-name="Normal_20_2" table:formula="of:=IF([.G15]&lt;&gt;0;(IF(VLOOKUP([.H15];[$GRAINLOOKUP.$A$2:.$E$200];5;0)=&quot;y&quot;;[.G15];0));0)" office:value-type="float" office:value="0">
            <text:p>0</text:p>
          </table:table-cell>
          <table:table-cell table:style-name="Normal_20_2" table:formula="of:=IF([$Brewhouse.V17]=&quot;Metric&quot;; [$Recipe.B26]*2.20462262; [$Recipe.B26])" office:value-type="float" office:value="0">
            <text:p>0</text:p>
          </table:table-cell>
          <table:table-cell table:style-name="Normal_20_2" table:formula="of:=[$Recipe.D26]" office:value-type="string" office:string-value="---Select Grain/Fermentable---">
            <text:p>---Select Grain/Fermentable---</text:p>
          </table:table-cell>
          <table:table-cell table:style-name="Normal_20_2" table:formula="of:=(IF([.H15]&lt;&gt;&quot;&quot;;VLOOKUP([.H15];[$GRAINLOOKUP.$A$2:.$B$200];2;0);0))/1000" office:value-type="float" office:value="0">
            <text:p>0</text:p>
          </table:table-cell>
          <table:table-cell table:style-name="ce556" table:formula="of:=IF([.H15]&lt;&gt;0;IF(VLOOKUP([.H15];[$GRAINLOOKUP.$A$2:.$C$200];3;0)=&quot;y&quot;;([.G15]*[.I15]*[$Recipe.$B$6]);([.G15]*[.I15]));0)" office:value-type="float" office:value="0">
            <text:p>0</text:p>
          </table:table-cell>
          <table:table-cell table:style-name="Normal_20_2" table:formula="of:=IF([.H15]&lt;&gt;0;VLOOKUP([.H15];[$GRAINLOOKUP.$A$2:.$D$200];4;0);0)" office:value-type="float" office:value="0">
            <text:p>0</text:p>
          </table:table-cell>
          <table:table-cell table:style-name="Normal_20_2" table:formula="of:=IF([.H15]&lt;&gt;0;IF(VLOOKUP([.H15];[$GRAINLOOKUP.$A$2:.$E$200];5;0)=&quot;y&quot;;VLOOKUP(ROUND([.$G$29];0);[.$G$33:.$H$49];2;0)*[.K15];([.K15]));0)" office:value-type="float" office:value="0">
            <text:p>0</text:p>
          </table:table-cell>
          <table:table-cell table:style-name="ce556" table:formula="of:=IF([.H15]&lt;&gt;0;IF(VLOOKUP([.H15];[$GRAINLOOKUP.$A$2:.$E$200];5;0)=&quot;y&quot;;VLOOKUP([.$J$29];[.$J$33:.$K$39];2;0)*[.L15];([.L15]));0)" office:value-type="float" office:value="0">
            <text:p>0</text:p>
          </table:table-cell>
          <table:table-cell table:style-name="ce556" table:formula="of:=IF([.H15]&lt;&gt;0;IF([.K15]&lt;0.85;(VLOOKUP([.$I$26];[$YEASTLOOKUP.$A$2:.$B$120];2;0)/[$YEASTLOOKUP.$F$128])*[.M15]*[$Brewhouse.C32];([.M15]));0)" office:value-type="float" office:value="0">
            <text:p>0</text:p>
          </table:table-cell>
          <table:table-cell table:style-name="ce556" table:formula="of:=[.J15]-([.J15]*[.N15])" office:value-type="float" office:value="0">
            <text:p>0</text:p>
          </table:table-cell>
          <table:table-cell table:formula="of:=IF([.H15]&lt;&gt;0;IF(VLOOKUP([.H15];[$GRAINLOOKUP.$A$2:.$C$200];3;0)=&quot;y&quot;;([.G15]*[.I15]*[$Recipe.$B$6]);(0));0)" office:value-type="float" office:value="0">
            <text:p>0</text:p>
          </table:table-cell>
          <table:table-cell table:formula="of:=IF([.H15]&lt;&gt;0;IF(VLOOKUP([.H15];[$GRAINLOOKUP.$A$2:.$C$200];3;0)=&quot;y&quot;;(0);([.G15]*[.I15]));0)" office:value-type="float" office:value="0">
            <text:p>0</text:p>
          </table:table-cell>
          <table:table-cell table:formula="of:=[.J15]*[.N15]" office:value-type="float" office:value="0">
            <text:p>0</text:p>
          </table:table-cell>
          <table:table-cell office:value-type="string">
            <text:p>AVG Adj Wort Fermentability for Refract calc</text:p>
          </table:table-cell>
          <table:table-cell table:number-columns-repeated="4"/>
          <table:table-cell table:formula="of:=IF([.P15]&gt;0; [.I15]; 0)*1000*[.F15]" office:value-type="float" office:value="0">
            <text:p>0</text:p>
          </table:table-cell>
          <table:table-cell table:number-columns-repeated="1000"/>
        </table:table-row>
        <table:table-row table:style-name="ro1">
          <table:table-cell office:value-type="string">
            <text:p>Tot DP</text:p>
          </table:table-cell>
          <table:table-cell table:formula="of:=SUM([.B2:.B15])" office:value-type="float" office:value="799.5">
            <text:p>799.5</text:p>
          </table:table-cell>
          <table:table-cell office:value-type="string">
            <text:p>Tot MCU</text:p>
          </table:table-cell>
          <table:table-cell table:formula="of:=SUM([.D2:.D15])" office:value-type="float" office:value="5.2167310224503">
            <text:p>5.2167310225</text:p>
          </table:table-cell>
          <table:table-cell/>
          <table:table-cell table:style-name="Normal_20_2"/>
          <table:table-cell table:style-name="Normal_20_2" table:formula="of:=IF([$Brewhouse.V17]=&quot;Metric&quot;; [$Recipe.B27]*2.20462262; [$Recipe.B27])" office:value-type="float" office:value="0">
            <text:p>0</text:p>
          </table:table-cell>
          <table:table-cell table:style-name="Normal_20_2" table:formula="of:=[$Recipe.D27]" office:value-type="float" office:value="0">
            <text:p>0</text:p>
          </table:table-cell>
          <table:table-cell table:style-name="Normal_20_2"/>
          <table:table-cell table:style-name="Normal_20_2" table:formula="of:=SUM([.J2:.J15])" office:value-type="float" office:value="0.26048">
            <text:p>0.26048</text:p>
          </table:table-cell>
          <table:table-cell table:style-name="Normal_20_2" table:number-columns-repeated="3"/>
          <table:table-cell table:style-name="ce557"/>
          <table:table-cell table:style-name="Normal_20_2"/>
          <table:table-cell table:formula="of:=SUM([.P2:.P15])" office:value-type="float" office:value="0.26048">
            <text:p>0.26048</text:p>
          </table:table-cell>
          <table:table-cell/>
          <table:table-cell table:style-name="Normal_20_2" table:formula="of:=SUM([.R2:.R15])" office:value-type="float" office:value="0.208287192381187">
            <text:p>0.2082871924</text:p>
          </table:table-cell>
          <table:table-cell table:formula="of:=[.R16]/[.J16]" office:value-type="float" office:value="0.79962834912925">
            <text:p>0.7996283491</text:p>
          </table:table-cell>
          <table:table-cell table:number-columns-repeated="3"/>
          <table:table-cell table:style-name="ce146" office:value-type="string">
            <text:p>tot</text:p>
          </table:table-cell>
          <table:table-cell table:formula="of:=SUM([.X2:.X15])" office:value-type="float" office:value="352">
            <text:p>352</text:p>
          </table:table-cell>
          <table:table-cell table:number-columns-repeated="1000"/>
        </table:table-row>
        <table:table-row table:style-name="ro1">
          <table:table-cell office:value-type="string">
            <text:p>Avg DP</text:p>
          </table:table-cell>
          <table:table-cell table:formula="of:=[.B16]/[.F17]" office:value-type="float" office:value="84.1578947368421">
            <text:p>84.1578947368</text:p>
          </table:table-cell>
          <table:table-cell table:number-columns-repeated="3"/>
          <table:table-cell table:style-name="Normal_20_2" table:formula="of:=SUM([.F2:.F16])" office:value-type="float" office:value="9.5">
            <text:p>9.5</text:p>
          </table:table-cell>
          <table:table-cell table:style-name="Normal_20_2" table:formula="of:=SUM([.G2:.G16])" office:value-type="float" office:value="9.5">
            <text:p>9.5</text:p>
          </table:table-cell>
          <table:table-cell table:style-name="Normal_20_2" office:value-type="string">
            <text:p>Totals</text:p>
          </table:table-cell>
          <table:table-cell table:style-name="Normal_20_2" table:number-columns-repeated="7"/>
          <table:table-cell table:number-columns-repeated="3"/>
          <table:table-cell table:formula="of:=-(0.0976*([.S16]))+1.119" office:value-type="float" office:value="1.04095627312499">
            <text:p>1.0409562731</text:p>
          </table:table-cell>
          <table:table-cell office:value-type="string">
            <text:p>Recommended WCF</text:p>
          </table:table-cell>
          <table:table-cell table:number-columns-repeated="1004"/>
        </table:table-row>
        <table:table-row table:style-name="ro1">
          <table:table-cell office:value-type="string">
            <text:p>DP Qual</text:p>
          </table:table-cell>
          <table:table-cell table:formula="of:=IF([.B17]&gt;35; &quot;(Good)&quot;;  IF([.B17]&gt;25; &quot;(Marginal)&quot;; &quot;(Poor)&quot;)                                        )" office:value-type="string" office:string-value="(Good)">
            <text:p>(Good)</text:p>
          </table:table-cell>
          <table:table-cell table:number-columns-repeated="3"/>
          <table:table-cell table:style-name="Normal_20_2" table:number-columns-repeated="10"/>
          <table:table-cell table:number-columns-repeated="1009"/>
        </table:table-row>
        <table:table-row table:style-name="ro1">
          <table:table-cell office:value-type="string">
            <text:p>Batch Size Including Losses</text:p>
          </table:table-cell>
          <table:table-cell table:number-columns-repeated="2"/>
          <table:table-cell table:formula="of:=[$'Total H2O Sub'.D18]+[$'Total H2O Sub'.D12]+[$'Total H2O Sub'.D15]+[$'Total H2O Sub'.D16]" office:value-type="float" office:value="5.175655">
            <text:p>5.175655</text:p>
          </table:table-cell>
          <table:table-cell/>
          <table:table-cell table:style-name="Normal_20_2" table:number-columns-repeated="10"/>
          <table:table-cell table:number-columns-repeated="1009"/>
        </table:table-row>
        <table:table-row table:style-name="ro1">
          <table:table-cell table:number-columns-repeated="5"/>
          <table:table-cell table:style-name="Normal_20_2" table:number-columns-repeated="10"/>
          <table:table-cell table:number-columns-repeated="1009"/>
        </table:table-row>
        <table:table-row table:style-name="ro1">
          <table:table-cell table:number-columns-repeated="2"/>
          <table:table-cell table:style-name="ce469" office:value-type="string">
            <text:p>SRM</text:p>
          </table:table-cell>
          <table:table-cell table:style-name="ce469" table:formula="of:=1.4922*([.D16]^0.6859)" office:value-type="float" office:value="4.63330221760484">
            <text:p>4.6333022176</text:p>
          </table:table-cell>
          <table:table-cell table:style-name="ce469"/>
          <table:table-cell table:style-name="Normal_20_2" table:number-columns-repeated="2"/>
          <table:table-cell table:style-name="ce558" office:value-type="string">
            <text:p>Totals</text:p>
          </table:table-cell>
          <table:table-cell table:style-name="Normal_20_2"/>
          <table:table-cell table:style-name="Normal_20_2" table:formula="of:=SUM([.J2:.J15])" office:value-type="float" office:value="0.26048">
            <text:p>0.26048</text:p>
          </table:table-cell>
          <table:table-cell/>
          <table:table-cell table:style-name="Normal_20_2" table:number-columns-repeated="3"/>
          <table:table-cell table:style-name="Normal_20_2" table:formula="of:=SUM([.O2:.O16])" office:value-type="float" office:value="0.052192807618813">
            <text:p>0.0521928076</text:p>
          </table:table-cell>
          <table:table-cell table:style-name="Normal_20_2" table:formula="of:=SUM([.P2:.P15])" office:value-type="float" office:value="0.26048">
            <text:p>0.26048</text:p>
          </table:table-cell>
          <table:table-cell table:style-name="Normal_20_2" table:formula="of:=SUM([.Q2:.Q16])" office:value-type="float" office:value="0">
            <text:p>0</text:p>
          </table:table-cell>
          <table:table-cell table:number-columns-repeated="1007"/>
        </table:table-row>
        <table:table-row table:style-name="ro1">
          <table:table-cell table:number-columns-repeated="5"/>
          <table:table-cell table:style-name="Normal_20_2" table:number-columns-repeated="2"/>
          <table:table-cell table:style-name="ce558" office:value-type="string">
            <text:p>In Pre-Boil Volume</text:p>
          </table:table-cell>
          <table:table-cell table:style-name="ce568" office:value-type="string">
            <text:p>SG--&gt;</text:p>
          </table:table-cell>
          <table:table-cell table:style-name="Normal_20_2" table:formula="of:=[.J21]/[$'Total H2O Sub'.D23]" office:value-type="float" office:value="0.0393336375233962">
            <text:p>0.0393336375</text:p>
          </table:table-cell>
          <table:table-cell table:style-name="Normal_20_2" table:formula="of:=(-1 * 616.868) + (1111.14 * (1+[.J22])) - (630.272 * (1+[.J22])^2) + (135.997 * (1+[.J22])^3)" office:value-type="float" office:value="9.83254462474">
            <text:p>9.8325446247</text:p>
          </table:table-cell>
          <table:table-cell table:style-name="ce558" office:value-type="string">
            <text:p>&lt;--Plato</text:p>
          </table:table-cell>
          <table:table-cell table:style-name="Normal_20_2" table:number-columns-repeated="3"/>
          <table:table-cell table:formula="of:=[.P21]/[$'Total H2O Sub'.D22]" office:value-type="float" office:value="0.0393336375233962">
            <text:p>0.0393336375</text:p>
          </table:table-cell>
          <table:table-cell table:number-columns-repeated="1008"/>
        </table:table-row>
        <table:table-row table:style-name="ro1">
          <table:table-cell office:value-type="string">
            <text:p>Qrange</text:p>
          </table:table-cell>
          <table:table-cell office:value-type="string">
            <text:p>Mrange</text:p>
          </table:table-cell>
          <table:table-cell table:number-columns-repeated="2"/>
          <table:table-cell office:value-type="string">
            <text:p>@ pre evap</text:p>
          </table:table-cell>
          <table:table-cell table:style-name="Normal_20_2" table:formula="of:=[.J21]/([$HopCalc.C6]+[$'Total H2O Sub'.D12]+[$'Total H2O Sub'.D15]+[$'Total H2O Sub'.D16]+[$'Total H2O Sub'.B4])" office:value-type="float" office:value="0.050327929508439">
            <text:p>0.0503279295</text:p>
          </table:table-cell>
          <table:table-cell table:style-name="Normal_20_2" office:value-type="string">
            <text:p>&lt;---</text:p>
          </table:table-cell>
          <table:table-cell table:style-name="ce558" office:value-type="string">
            <text:p>In Post Boil Volume</text:p>
          </table:table-cell>
          <table:table-cell table:style-name="ce568" office:value-type="string">
            <text:p>SG--&gt;</text:p>
          </table:table-cell>
          <table:table-cell table:style-name="Normal_20_2" table:formula="of:=[.J21]/([$HopCalc.C6]+[$'Total H2O Sub'.D12]+[$'Total H2O Sub'.D15]+[$'Total H2O Sub'.D16])" office:value-type="float" office:value="0.050327929508439">
            <text:p>0.0503279295</text:p>
          </table:table-cell>
          <table:table-cell table:style-name="Normal_20_2" table:formula="of:=(-1 * 616.868) + (1111.14 * (1+[.J23])) - (630.272 * (1+[.J23])^2) + (135.997 * (1+[.J23])^3)" office:value-type="float" office:value="12.465468958529">
            <text:p>12.4654689585</text:p>
          </table:table-cell>
          <table:table-cell table:style-name="ce558" office:value-type="string">
            <text:p>&lt;--Plato</text:p>
          </table:table-cell>
          <table:table-cell table:style-name="Normal_20_2"/>
          <table:table-cell table:style-name="ce568" office:value-type="string">
            <text:p>SG--&gt;</text:p>
          </table:table-cell>
          <table:table-cell table:style-name="Normal_20_2" table:formula="of:=[.O21]/([$HopCalc.C6]+[$'Total H2O Sub'.D12]+ [$'Total H2O Sub'.D15]+[$'Total H2O Sub'.D16])" office:value-type="float" office:value="0.0100842903205127">
            <text:p>0.0100842903</text:p>
          </table:table-cell>
          <table:table-cell table:style-name="Normal_20_2" table:formula="of:=[.P21]/([$HopCalc.C6]+[$'Total H2O Sub'.D12]+[$'Total H2O Sub'.D15]+[$'Total H2O Sub'.D16])" office:value-type="float" office:value="0.050327929508439">
            <text:p>0.0503279295</text:p>
          </table:table-cell>
          <table:table-cell table:style-name="Normal_20_2" table:formula="of:=[.Q21]/([$HopCalc.C6]+[$'Total H2O Sub'.D12]+[$'Total H2O Sub'.D15]+[$'Total H2O Sub'.D16])" office:value-type="float" office:value="0">
            <text:p>0</text:p>
          </table:table-cell>
          <table:table-cell table:number-columns-repeated="1007"/>
        </table:table-row>
        <table:table-row table:style-name="ro1">
          <table:table-cell office:value-type="string">
            <text:p>Y</text:p>
          </table:table-cell>
          <table:table-cell office:value-type="string">
            <text:p>U.S.</text:p>
          </table:table-cell>
          <table:table-cell table:number-columns-repeated="3"/>
          <table:table-cell table:style-name="Normal_20_2" table:number-columns-repeated="2"/>
          <table:table-cell table:style-name="ce558" office:value-type="string">
            <text:p>Computed Total Attenuation</text:p>
          </table:table-cell>
          <table:table-cell table:style-name="Normal_20_2" table:number-columns-repeated="3"/>
          <table:table-cell table:style-name="Normal_20_2" table:formula="of:=([.J23]-[.O23])/[.J23]" office:value-type="float" office:value="0.79962834912925">
            <text:p>0.7996283491</text:p>
          </table:table-cell>
          <table:table-cell table:style-name="Normal_20_2"/>
          <table:table-cell table:style-name="ce619" office:value-type="string">
            <text:p>Plato--&gt;</text:p>
          </table:table-cell>
          <table:table-cell table:style-name="Normal_20_2" table:formula="of:=(-1 * 616.868) + (1111.14 * (1+[.O23])) - (630.272 * (1+[.O23])^2) + (135.997 * (1+[.O23])^3)" office:value-type="float" office:value="2.58220144413846">
            <text:p>2.5822014441</text:p>
          </table:table-cell>
          <table:table-cell table:number-columns-repeated="1009"/>
        </table:table-row>
        <table:table-row table:style-name="ro1">
          <table:table-cell office:value-type="string">
            <text:p>N</text:p>
          </table:table-cell>
          <table:table-cell office:value-type="string">
            <text:p>Metric</text:p>
          </table:table-cell>
          <table:table-cell table:number-columns-repeated="3"/>
          <table:table-cell table:style-name="Normal_20_2" table:number-columns-repeated="2"/>
          <table:table-cell table:style-name="Normal_20_2" office:value-type="string">
            <text:p>Average Wort Gravity</text:p>
          </table:table-cell>
          <table:table-cell table:style-name="Normal_20_2" table:number-columns-repeated="3"/>
          <table:table-cell table:style-name="Normal_20_2" table:formula="of:=([.J22]+[.J23])/2" office:value-type="float" office:value="0.0448307835159176">
            <text:p>0.0448307835</text:p>
          </table:table-cell>
          <table:table-cell table:style-name="Normal_20_2"/>
          <table:table-cell table:style-name="Normal_20_2" office:value-type="string">
            <text:p>Average Wort Gravity for Hop Util</text:p>
          </table:table-cell>
          <table:table-cell table:style-name="Normal_20_2"/>
          <table:table-cell/>
          <table:table-cell table:formula="of:=([.J22]+[.F23])/2" office:value-type="float" office:value="0.0448307835159176">
            <text:p>0.0448307835</text:p>
          </table:table-cell>
          <table:table-cell table:number-columns-repeated="1007"/>
        </table:table-row>
        <table:table-row table:style-name="ro1">
          <table:table-cell office:value-type="string">
            <text:p>Grange</text:p>
          </table:table-cell>
          <table:table-cell office:value-type="string">
            <text:p>Yrange</text:p>
          </table:table-cell>
          <table:table-cell table:number-columns-repeated="3"/>
          <table:table-cell table:style-name="Normal_20_2" table:number-columns-repeated="2"/>
          <table:table-cell table:style-name="ce558" office:value-type="string">
            <text:p>Recipe Strain</text:p>
          </table:table-cell>
          <table:table-cell table:style-name="Normal_20_2" table:formula="of:=[$Recipe.B42]" office:value-type="string" office:string-value="Wyeast 1968 - London ESB Ale">
            <text:p>Wyeast 1968 - London ESB Ale</text:p>
          </table:table-cell>
          <table:table-cell table:style-name="Normal_20_2"/>
          <table:table-cell table:style-name="ce557"/>
          <table:table-cell table:style-name="Normal_20_2" table:number-columns-repeated="4"/>
          <table:table-cell table:number-columns-repeated="1009"/>
        </table:table-row>
        <table:table-row table:style-name="ro1">
          <table:table-cell office:value-type="string">
            <text:p>Plato</text:p>
          </table:table-cell>
          <table:table-cell office:value-type="string">
            <text:p>Stir Plate</text:p>
          </table:table-cell>
          <table:table-cell table:number-columns-repeated="3"/>
          <table:table-cell table:style-name="Normal_20_2" table:number-columns-repeated="10"/>
          <table:table-cell table:number-columns-repeated="1009"/>
        </table:table-row>
        <table:table-row table:style-name="ro1">
          <table:table-cell office:value-type="string">
            <text:p>Specific Gravity</text:p>
          </table:table-cell>
          <table:table-cell office:value-type="string">
            <text:p>Periodic Shaking</text:p>
          </table:table-cell>
          <table:table-cell table:number-columns-repeated="3"/>
          <table:table-cell table:style-name="Normal_20_2" table:number-columns-repeated="10"/>
          <table:table-cell table:number-columns-repeated="1009"/>
        </table:table-row>
        <table:table-row table:style-name="ro1">
          <table:table-cell office:value-type="string">
            <text:p>Irange</text:p>
          </table:table-cell>
          <table:table-cell office:value-type="string">
            <text:p>Hrange</text:p>
          </table:table-cell>
          <table:table-cell table:number-columns-repeated="3"/>
          <table:table-cell table:style-name="Normal_20_2"/>
          <table:table-cell table:style-name="Normal_20_2" table:formula="of:=[$'H20 Temps Sub'.L21]" office:value-type="float" office:value="150">
            <text:p>150</text:p>
          </table:table-cell>
          <table:table-cell table:style-name="ce558" office:value-type="string">
            <text:p>Recipe Mash Temp (F)</text:p>
          </table:table-cell>
          <table:table-cell table:style-name="Normal_20_2"/>
          <table:table-cell table:style-name="Normal_20_2" table:formula="of:=[$Recipe.M3]" office:value-type="float" office:value="60">
            <text:p>60</text:p>
          </table:table-cell>
          <table:table-cell table:style-name="ce558" office:value-type="string">
            <text:p>Recipe Mash Time</text:p>
          </table:table-cell>
          <table:table-cell table:style-name="Normal_20_2" table:number-columns-repeated="4"/>
          <table:table-cell table:number-columns-repeated="1009"/>
        </table:table-row>
        <table:table-row table:style-name="ro1">
          <table:table-cell office:value-type="string">
            <text:p>Tinseth</text:p>
          </table:table-cell>
          <table:table-cell table:number-columns-repeated="2" office:value-type="string">
            <text:p>L</text:p>
          </table:table-cell>
          <table:table-cell table:number-columns-repeated="2"/>
          <table:table-cell table:style-name="Normal_20_2"/>
          <table:table-cell table:style-name="ce558" table:number-columns-repeated="2"/>
          <table:table-cell table:style-name="Normal_20_2" table:number-columns-repeated="7"/>
          <table:table-cell table:number-columns-repeated="1009"/>
        </table:table-row>
        <table:table-row table:style-name="ro1">
          <table:table-cell office:value-type="string">
            <text:p>Rager</text:p>
          </table:table-cell>
          <table:table-cell table:number-columns-repeated="2" office:value-type="string">
            <text:p>P</text:p>
          </table:table-cell>
          <table:table-cell table:number-columns-repeated="2"/>
          <table:table-cell table:style-name="Normal_20_2"/>
          <table:table-cell table:style-name="ce558" office:value-type="string">
            <text:p>Temp Lookup Table</text:p>
          </table:table-cell>
          <table:table-cell table:style-name="Normal_20_2" table:number-columns-repeated="2"/>
          <table:table-cell table:style-name="ce616" office:value-type="string">
            <text:p>Mash Time Lookup Table</text:p>
          </table:table-cell>
          <table:table-cell table:style-name="ce616"/>
          <table:table-cell table:style-name="Normal_20_2"/>
          <table:table-cell table:style-name="ce618" office:value-type="string" table:number-columns-spanned="2" table:number-rows-spanned="1">
            <text:p>Kai 67C</text:p>
          </table:table-cell>
          <table:covered-table-cell table:style-name="ce555"/>
          <table:table-cell table:style-name="Normal_20_2" office:value-type="string">
            <text:p>60 min as baseline</text:p>
          </table:table-cell>
          <table:table-cell table:number-columns-repeated="1009"/>
        </table:table-row>
        <table:table-row table:style-name="ro1">
          <table:table-cell office:value-type="string">
            <text:p>Lrange</text:p>
          </table:table-cell>
          <table:table-cell office:value-type="string">
            <text:p>Drange</text:p>
          </table:table-cell>
          <table:table-cell office:value-type="string">
            <text:p>C</text:p>
          </table:table-cell>
          <table:table-cell table:number-columns-repeated="2"/>
          <table:table-cell table:style-name="Normal_20_2"/>
          <table:table-cell table:style-name="ce558" office:value-type="string">
            <text:p>Mash Temp</text:p>
          </table:table-cell>
          <table:table-cell table:style-name="ce558" office:value-type="string">
            <text:p>Attenuation Factor</text:p>
          </table:table-cell>
          <table:table-cell table:style-name="Normal_20_2"/>
          <table:table-cell table:style-name="ce616" office:value-type="string">
            <text:p>Time</text:p>
          </table:table-cell>
          <table:table-cell table:style-name="ce616" office:value-type="string">
            <text:p>Adj</text:p>
          </table:table-cell>
          <table:table-cell table:style-name="Normal_20_2"/>
          <table:table-cell table:style-name="Normal_20_2" office:value-type="string">
            <text:p>Time </text:p>
          </table:table-cell>
          <table:table-cell table:style-name="Normal_20_2" office:value-type="string">
            <text:p>Atten</text:p>
          </table:table-cell>
          <table:table-cell table:style-name="Normal_20_2" office:value-type="string">
            <text:p>Multiplier</text:p>
          </table:table-cell>
          <table:table-cell table:number-columns-repeated="1009"/>
        </table:table-row>
        <table:table-row table:style-name="ro1">
          <table:table-cell office:value-type="string">
            <text:p>Primary</text:p>
          </table:table-cell>
          <table:table-cell office:value-type="string">
            <text:p>Hop Bag</text:p>
          </table:table-cell>
          <table:table-cell office:value-type="string">
            <text:p>E</text:p>
          </table:table-cell>
          <table:table-cell table:number-columns-repeated="2"/>
          <table:table-cell table:style-name="Normal_20_2"/>
          <table:table-cell table:style-name="Normal_20_2" office:value-type="float" office:value="144">
            <text:p>144</text:p>
          </table:table-cell>
          <table:table-cell table:style-name="Normal_20_2" office:value-type="float" office:value="0.982597886886265">
            <text:p>0.9825978869</text:p>
          </table:table-cell>
          <table:table-cell table:style-name="Normal_20_2"/>
          <table:table-cell table:style-name="ce616" office:value-type="float" office:value="280">
            <text:p>280</text:p>
          </table:table-cell>
          <table:table-cell table:style-name="ce617" table:formula="of:=[.O38]" office:value-type="float" office:value="1.05534620819595">
            <text:p>1.0553</text:p>
          </table:table-cell>
          <table:table-cell table:style-name="Normal_20_2" table:number-columns-repeated="2"/>
          <table:table-cell table:style-name="Normal_20_2" office:value-type="string">
            <text:p><text:s/></text:p>
          </table:table-cell>
          <table:table-cell table:style-name="Normal_20_2"/>
          <table:table-cell table:number-columns-repeated="1009"/>
        </table:table-row>
        <table:table-row table:style-name="ro1">
          <table:table-cell office:value-type="string">
            <text:p>Secondary</text:p>
          </table:table-cell>
          <table:table-cell office:value-type="string">
            <text:p>Tea Ball</text:p>
          </table:table-cell>
          <table:table-cell table:number-columns-repeated="3"/>
          <table:table-cell table:style-name="Normal_20_2"/>
          <table:table-cell table:style-name="Normal_20_2" office:value-type="float" office:value="145">
            <text:p>145</text:p>
          </table:table-cell>
          <table:table-cell table:style-name="Normal_20_2" office:value-type="float" office:value="0.98508390304537">
            <text:p>0.985083903</text:p>
          </table:table-cell>
          <table:table-cell table:style-name="Normal_20_2"/>
          <table:table-cell table:style-name="ce616" office:value-type="float" office:value="90">
            <text:p>90</text:p>
          </table:table-cell>
          <table:table-cell table:style-name="ce617" table:formula="of:=[.O37]" office:value-type="float" office:value="1.03285445124823">
            <text:p>1.0329</text:p>
          </table:table-cell>
          <table:table-cell table:style-name="Normal_20_2"/>
          <table:table-cell table:style-name="Normal_20_2" office:value-type="float" office:value="15">
            <text:p>15</text:p>
          </table:table-cell>
          <table:table-cell table:style-name="Normal_20_2" office:value-type="float" office:value="77.73">
            <text:p>77.73</text:p>
          </table:table-cell>
          <table:table-cell table:style-name="Normal_20_2" table:formula="of:=[.N34]/[.$N$36]" office:value-type="float" office:value="0.915332077249176">
            <text:p>0.9153320772</text:p>
          </table:table-cell>
          <table:table-cell table:number-columns-repeated="1009"/>
        </table:table-row>
        <table:table-row table:style-name="ro1">
          <table:table-cell office:value-type="string">
            <text:p>Keg</text:p>
          </table:table-cell>
          <table:table-cell office:value-type="string">
            <text:p>Commando</text:p>
          </table:table-cell>
          <table:table-cell table:number-columns-repeated="3"/>
          <table:table-cell table:style-name="Normal_20_2"/>
          <table:table-cell table:style-name="Normal_20_2" office:value-type="float" office:value="146">
            <text:p>146</text:p>
          </table:table-cell>
          <table:table-cell table:style-name="Normal_20_2" office:value-type="float" office:value="0.987569919204475">
            <text:p>0.9875699192</text:p>
          </table:table-cell>
          <table:table-cell table:style-name="Normal_20_2"/>
          <table:table-cell table:style-name="ce616" office:value-type="float" office:value="75">
            <text:p>75</text:p>
          </table:table-cell>
          <table:table-cell table:style-name="ce617" table:formula="of:=[.N43]" office:value-type="float" office:value="1.0325">
            <text:p>1.0325</text:p>
          </table:table-cell>
          <table:table-cell table:style-name="Normal_20_2"/>
          <table:table-cell table:style-name="Normal_20_2" office:value-type="float" office:value="30">
            <text:p>30</text:p>
          </table:table-cell>
          <table:table-cell table:style-name="Normal_20_2" office:value-type="float" office:value="81.4">
            <text:p>81.4</text:p>
          </table:table-cell>
          <table:table-cell table:style-name="Normal_20_2" table:formula="of:=[.N35]/[.$N$36]" office:value-type="float" office:value="0.958549222797928">
            <text:p>0.9585492228</text:p>
          </table:table-cell>
          <table:table-cell table:number-columns-repeated="1009"/>
        </table:table-row>
        <table:table-row table:style-name="ro1">
          <table:table-cell table:number-columns-repeated="2" office:value-type="string">
            <text:p>Other</text:p>
          </table:table-cell>
          <table:table-cell table:number-columns-repeated="3"/>
          <table:table-cell table:style-name="Normal_20_2"/>
          <table:table-cell table:style-name="Normal_20_2" office:value-type="float" office:value="147">
            <text:p>147</text:p>
          </table:table-cell>
          <table:table-cell table:style-name="Normal_20_2" office:value-type="float" office:value="0.99005593536358">
            <text:p>0.9900559354</text:p>
          </table:table-cell>
          <table:table-cell table:style-name="Normal_20_2"/>
          <table:table-cell table:style-name="ce616" office:value-type="float" office:value="60">
            <text:p>60</text:p>
          </table:table-cell>
          <table:table-cell table:style-name="ce617" office:value-type="float" office:value="1">
            <text:p>1.0000</text:p>
          </table:table-cell>
          <table:table-cell table:style-name="Normal_20_2"/>
          <table:table-cell table:style-name="Normal_20_2" office:value-type="float" office:value="60">
            <text:p>60</text:p>
          </table:table-cell>
          <table:table-cell table:formula="of:=(84.07+85.77)/2" office:value-type="float" office:value="84.92">
            <text:p>84.92</text:p>
          </table:table-cell>
          <table:table-cell table:style-name="Normal_20_2" table:formula="of:=[.N36]/[.$N$36]" office:value-type="float" office:value="1">
            <text:p>1</text:p>
          </table:table-cell>
          <table:table-cell table:number-columns-repeated="1009"/>
        </table:table-row>
        <table:table-row table:style-name="ro1">
          <table:table-cell office:value-type="string">
            <text:p>Srange</text:p>
          </table:table-cell>
          <table:table-cell table:number-columns-repeated="4"/>
          <table:table-cell table:style-name="Normal_20_2"/>
          <table:table-cell table:style-name="Normal_20_2" office:value-type="float" office:value="148">
            <text:p>148</text:p>
          </table:table-cell>
          <table:table-cell table:style-name="Normal_20_2" office:value-type="float" office:value="0.992541951522685">
            <text:p>0.9925419515</text:p>
          </table:table-cell>
          <table:table-cell table:style-name="Normal_20_2"/>
          <table:table-cell table:style-name="ce616" office:value-type="float" office:value="45">
            <text:p>45</text:p>
          </table:table-cell>
          <table:table-cell table:style-name="ce616" table:formula="of:=[.N41]" office:value-type="float" office:value="0.9659">
            <text:p>0.9659</text:p>
          </table:table-cell>
          <table:table-cell table:style-name="Normal_20_2"/>
          <table:table-cell table:style-name="Normal_20_2" office:value-type="float" office:value="90">
            <text:p>90</text:p>
          </table:table-cell>
          <table:table-cell table:style-name="Normal_20_2" office:value-type="float" office:value="87.71">
            <text:p>87.71</text:p>
          </table:table-cell>
          <table:table-cell table:style-name="Normal_20_2" table:formula="of:=[.N37]/[.$N$36]" office:value-type="float" office:value="1.03285445124823">
            <text:p>1.0328544512</text:p>
          </table:table-cell>
          <table:table-cell table:number-columns-repeated="1009"/>
        </table:table-row>
        <table:table-row table:style-name="ro1">
          <table:table-cell office:value-type="string">
            <text:p>Table Sugar (Sucrose)</text:p>
          </table:table-cell>
          <table:table-cell table:number-columns-repeated="4"/>
          <table:table-cell table:style-name="Normal_20_2"/>
          <table:table-cell table:style-name="Normal_20_2" office:value-type="float" office:value="149">
            <text:p>149</text:p>
          </table:table-cell>
          <table:table-cell table:style-name="Normal_20_2" office:value-type="float" office:value="0.99502796768179">
            <text:p>0.9950279677</text:p>
          </table:table-cell>
          <table:table-cell table:style-name="Normal_20_2"/>
          <table:table-cell table:style-name="ce616" office:value-type="float" office:value="30">
            <text:p>30</text:p>
          </table:table-cell>
          <table:table-cell table:style-name="ce616" table:formula="of:=[.O35]" office:value-type="float" office:value="0.958549222797928">
            <text:p>0.9585492228</text:p>
          </table:table-cell>
          <table:table-cell table:style-name="Normal_20_2"/>
          <table:table-cell table:style-name="Normal_20_2" office:value-type="float" office:value="280">
            <text:p>280</text:p>
          </table:table-cell>
          <table:table-cell table:style-name="Normal_20_2" office:value-type="float" office:value="89.62">
            <text:p>89.62</text:p>
          </table:table-cell>
          <table:table-cell table:style-name="Normal_20_2" table:formula="of:=[.N38]/[.$N$36]" office:value-type="float" office:value="1.05534620819595">
            <text:p>1.0553462082</text:p>
          </table:table-cell>
          <table:table-cell table:number-columns-repeated="1009"/>
        </table:table-row>
        <table:table-row table:style-name="ro1">
          <table:table-cell office:value-type="string">
            <text:p>Corn Sugar (monohydrate Glucose)</text:p>
          </table:table-cell>
          <table:table-cell table:number-columns-repeated="4"/>
          <table:table-cell table:style-name="Normal_20_2"/>
          <table:table-cell table:style-name="Normal_20_2" office:value-type="float" office:value="150">
            <text:p>150</text:p>
          </table:table-cell>
          <table:table-cell table:style-name="Normal_20_2" office:value-type="float" office:value="0.997513983840895">
            <text:p>0.9975139838</text:p>
          </table:table-cell>
          <table:table-cell table:style-name="Normal_20_2"/>
          <table:table-cell table:style-name="ce616" office:value-type="float" office:value="15">
            <text:p>15</text:p>
          </table:table-cell>
          <table:table-cell table:style-name="ce616" table:formula="of:=[.O34]" office:value-type="float" office:value="0.915332077249176">
            <text:p>0.9153320772</text:p>
          </table:table-cell>
          <table:table-cell table:style-name="Normal_20_2" table:number-columns-repeated="4"/>
          <table:table-cell table:number-columns-repeated="1009"/>
        </table:table-row>
        <table:table-row table:style-name="ro1">
          <table:table-cell office:value-type="string">
            <text:p>Dry Malt Extract</text:p>
          </table:table-cell>
          <table:table-cell table:number-columns-repeated="4"/>
          <table:table-cell table:style-name="Normal_20_2"/>
          <table:table-cell table:style-name="Normal_20_2" office:value-type="float" office:value="151">
            <text:p>151</text:p>
          </table:table-cell>
          <table:table-cell table:style-name="Normal_20_2" office:value-type="float" office:value="1">
            <text:p>1</text:p>
          </table:table-cell>
          <table:table-cell table:style-name="Normal_20_2" table:number-columns-repeated="4"/>
          <table:table-cell table:style-name="Normal_20_2" office:value-type="string">
            <text:p>Doss Times</text:p>
          </table:table-cell>
          <table:table-cell table:style-name="Normal_20_2" office:value-type="string">
            <text:p>Atten</text:p>
          </table:table-cell>
          <table:table-cell table:style-name="Normal_20_2"/>
          <table:table-cell table:number-columns-repeated="1009"/>
        </table:table-row>
        <table:table-row table:style-name="ro1">
          <table:table-cell table:number-columns-repeated="5"/>
          <table:table-cell table:style-name="Normal_20_2"/>
          <table:table-cell table:style-name="Normal_20_2" office:value-type="float" office:value="152">
            <text:p>152</text:p>
          </table:table-cell>
          <table:table-cell table:style-name="Normal_20_2" office:value-type="float" office:value="0.988396327126218">
            <text:p>0.9883963271</text:p>
          </table:table-cell>
          <table:table-cell table:style-name="Normal_20_2" table:number-columns-repeated="4"/>
          <table:table-cell table:style-name="Normal_20_2" office:value-type="float" office:value="45">
            <text:p>45</text:p>
          </table:table-cell>
          <table:table-cell table:style-name="Normal_20_2" office:value-type="float" office:value="0.9659">
            <text:p>0.9659</text:p>
          </table:table-cell>
          <table:table-cell table:style-name="Normal_20_2"/>
          <table:table-cell table:number-columns-repeated="1009"/>
        </table:table-row>
        <table:table-row table:style-name="ro1">
          <table:table-cell table:number-columns-repeated="5"/>
          <table:table-cell table:style-name="Normal_20_2"/>
          <table:table-cell table:style-name="Normal_20_2" office:value-type="float" office:value="153">
            <text:p>153</text:p>
          </table:table-cell>
          <table:table-cell table:style-name="Normal_20_2" office:value-type="float" office:value="0.976792654252435">
            <text:p>0.9767926543</text:p>
          </table:table-cell>
          <table:table-cell table:style-name="Normal_20_2" table:number-columns-repeated="4"/>
          <table:table-cell table:style-name="Normal_20_2" office:value-type="float" office:value="60">
            <text:p>60</text:p>
          </table:table-cell>
          <table:table-cell table:style-name="Normal_20_2" office:value-type="float" office:value="1">
            <text:p>1</text:p>
          </table:table-cell>
          <table:table-cell table:style-name="Normal_20_2"/>
          <table:table-cell table:number-columns-repeated="1009"/>
        </table:table-row>
        <table:table-row table:style-name="ro1">
          <table:table-cell table:number-columns-repeated="5"/>
          <table:table-cell table:style-name="Normal_20_2"/>
          <table:table-cell table:style-name="Normal_20_2" office:value-type="float" office:value="154">
            <text:p>154</text:p>
          </table:table-cell>
          <table:table-cell table:style-name="Normal_20_2" office:value-type="float" office:value="0.965188981378652">
            <text:p>0.9651889814</text:p>
          </table:table-cell>
          <table:table-cell table:style-name="Normal_20_2" table:number-columns-repeated="4"/>
          <table:table-cell table:style-name="Normal_20_2" office:value-type="float" office:value="75">
            <text:p>75</text:p>
          </table:table-cell>
          <table:table-cell table:style-name="Normal_20_2" office:value-type="float" office:value="1.0325">
            <text:p>1.0325</text:p>
          </table:table-cell>
          <table:table-cell table:style-name="Normal_20_2"/>
          <table:table-cell table:number-columns-repeated="1009"/>
        </table:table-row>
        <table:table-row table:style-name="ro1">
          <table:table-cell table:number-columns-repeated="5"/>
          <table:table-cell table:style-name="Normal_20_2"/>
          <table:table-cell table:style-name="Normal_20_2" office:value-type="float" office:value="155">
            <text:p>155</text:p>
          </table:table-cell>
          <table:table-cell table:style-name="Normal_20_2" office:value-type="float" office:value="0.95358530850487">
            <text:p>0.9535853085</text:p>
          </table:table-cell>
          <table:table-cell table:style-name="Normal_20_2" table:number-columns-repeated="7"/>
          <table:table-cell table:number-columns-repeated="1009"/>
        </table:table-row>
        <table:table-row table:style-name="ro1">
          <table:table-cell table:number-columns-repeated="5"/>
          <table:table-cell table:style-name="Normal_20_2"/>
          <table:table-cell table:style-name="Normal_20_2" office:value-type="float" office:value="156">
            <text:p>156</text:p>
          </table:table-cell>
          <table:table-cell table:style-name="Normal_20_2" office:value-type="float" office:value="0.941981635631087">
            <text:p>0.9419816356</text:p>
          </table:table-cell>
          <table:table-cell table:style-name="Normal_20_2" table:number-columns-repeated="7"/>
          <table:table-cell table:number-columns-repeated="1009"/>
        </table:table-row>
        <table:table-row table:style-name="ro1">
          <table:table-cell table:number-columns-repeated="5"/>
          <table:table-cell table:style-name="Normal_20_2"/>
          <table:table-cell table:style-name="Normal_20_2" office:value-type="float" office:value="157">
            <text:p>157</text:p>
          </table:table-cell>
          <table:table-cell table:style-name="Normal_20_2" office:value-type="float" office:value="0.930377962757304">
            <text:p>0.9303779628</text:p>
          </table:table-cell>
          <table:table-cell table:style-name="Normal_20_2" table:number-columns-repeated="7"/>
          <table:table-cell table:number-columns-repeated="1009"/>
        </table:table-row>
        <table:table-row table:style-name="ro1">
          <table:table-cell table:number-columns-repeated="5"/>
          <table:table-cell table:style-name="Normal_20_2"/>
          <table:table-cell table:style-name="Normal_20_2" office:value-type="float" office:value="158">
            <text:p>158</text:p>
          </table:table-cell>
          <table:table-cell table:style-name="Normal_20_2" office:value-type="float" office:value="0.918774289883522">
            <text:p>0.9187742899</text:p>
          </table:table-cell>
          <table:table-cell table:style-name="Normal_20_2" table:number-columns-repeated="7"/>
          <table:table-cell table:number-columns-repeated="1009"/>
        </table:table-row>
        <table:table-row table:style-name="ro1">
          <table:table-cell table:number-columns-repeated="5"/>
          <table:table-cell table:style-name="Normal_20_2"/>
          <table:table-cell table:style-name="Normal_20_2" office:value-type="float" office:value="159">
            <text:p>159</text:p>
          </table:table-cell>
          <table:table-cell table:style-name="Normal_20_2" office:value-type="float" office:value="0.907170617009739">
            <text:p>0.907170617</text:p>
          </table:table-cell>
          <table:table-cell table:style-name="Normal_20_2" table:number-columns-repeated="7"/>
          <table:table-cell table:number-columns-repeated="1009"/>
        </table:table-row>
        <table:table-row table:style-name="ro1">
          <table:table-cell table:number-columns-repeated="5"/>
          <table:table-cell table:style-name="Normal_20_2"/>
          <table:table-cell table:style-name="Normal_20_2" office:value-type="float" office:value="160">
            <text:p>160</text:p>
          </table:table-cell>
          <table:table-cell table:style-name="Normal_20_2" office:value-type="float" office:value="0.895566944135957">
            <text:p>0.8955669441</text:p>
          </table:table-cell>
          <table:table-cell table:style-name="Normal_20_2" table:number-columns-repeated="7"/>
          <table:table-cell table:number-columns-repeated="1009"/>
        </table:table-row>
        <table:table-row table:style-name="ro1" table:number-rows-repeated="3">
          <table:table-cell table:number-columns-repeated="5"/>
          <table:table-cell table:style-name="Normal_20_2" table:number-columns-repeated="10"/>
          <table:table-cell table:number-columns-repeated="1009"/>
        </table:table-row>
        <table:table-row table:style-name="ro1">
          <table:table-cell table:number-columns-repeated="5"/>
          <table:table-cell table:style-name="Normal_20_2"/>
          <table:table-cell table:style-name="Normal_20_2" office:value-type="string">
            <text:p>Attenuation Calc Approach</text:p>
          </table:table-cell>
          <table:table-cell table:style-name="Normal_20_2" table:number-columns-repeated="8"/>
          <table:table-cell table:number-columns-repeated="1009"/>
        </table:table-row>
        <table:table-row table:style-name="ro1">
          <table:table-cell table:number-columns-repeated="5"/>
          <table:table-cell table:style-name="Normal_20_2"/>
          <table:table-cell table:style-name="Normal_20_2" office:value-type="string">
            <text:p>For each ingredient in grist…</text:p>
          </table:table-cell>
          <table:table-cell table:style-name="Normal_20_2" table:number-columns-repeated="8"/>
          <table:table-cell table:number-columns-repeated="1009"/>
        </table:table-row>
        <table:table-row table:style-name="ro1">
          <table:table-cell table:number-columns-repeated="5"/>
          <table:table-cell table:style-name="Normal_20_2"/>
          <table:table-cell table:style-name="Normal_20_2" office:value-type="string">
            <text:p>1) calculate gravity points contribution based on PPG and mash efficiency (where appropriate)</text:p>
          </table:table-cell>
          <table:table-cell table:style-name="Normal_20_2" table:number-columns-repeated="8"/>
          <table:table-cell table:number-columns-repeated="1009"/>
        </table:table-row>
        <table:table-row table:style-name="ro1">
          <table:table-cell table:number-columns-repeated="5"/>
          <table:table-cell table:style-name="Normal_20_2"/>
          <table:table-cell table:style-name="Normal_20_2" office:value-type="string">
            <text:p>2) multiply by basic attenuation factor (based on Doss)</text:p>
          </table:table-cell>
          <table:table-cell table:style-name="Normal_20_2" table:number-columns-repeated="8"/>
          <table:table-cell table:number-columns-repeated="1009"/>
        </table:table-row>
        <table:table-row table:style-name="ro1">
          <table:table-cell table:number-columns-repeated="5"/>
          <table:table-cell table:style-name="Normal_20_2"/>
          <table:table-cell table:style-name="Normal_20_2" office:value-type="string">
            <text:p>3) Adjust for Mash Temp (Mattbk's slopes of Kai's data) where appropriate</text:p>
          </table:table-cell>
          <table:table-cell table:style-name="Normal_20_2" table:number-columns-repeated="8"/>
          <table:table-cell table:number-columns-repeated="1009"/>
        </table:table-row>
        <table:table-row table:style-name="ro1">
          <table:table-cell table:number-columns-repeated="5"/>
          <table:table-cell table:style-name="Normal_20_2"/>
          <table:table-cell table:style-name="Normal_20_2" office:value-type="string">
            <text:p>4) Adjust for Mash Time (Doss adjustments) where appropriate</text:p>
          </table:table-cell>
          <table:table-cell table:style-name="Normal_20_2" table:number-columns-repeated="8"/>
          <table:table-cell table:number-columns-repeated="1009"/>
        </table:table-row>
        <table:table-row table:style-name="ro1">
          <table:table-cell table:number-columns-repeated="5"/>
          <table:table-cell table:style-name="Normal_20_2"/>
          <table:table-cell table:style-name="Normal_20_2" office:value-type="string">
            <text:p>5) Adjust for Strain multiplying by Doss Strain percentages divided by 76 (average strain cosmological constant)</text:p>
          </table:table-cell>
          <table:table-cell table:style-name="Normal_20_2" table:number-columns-repeated="8"/>
          <table:table-cell table:number-columns-repeated="1009"/>
        </table:table-row>
        <table:table-row table:style-name="ro1">
          <table:table-cell table:number-columns-repeated="5"/>
          <table:table-cell table:style-name="Normal_20_2"/>
          <table:table-cell table:style-name="Normal_20_2" office:value-type="string">
            <text:p>(the cosmological constant can be tweaked to fit system results). <text:s/>Multiply by Yeast Power Factor.</text:p>
          </table:table-cell>
          <table:table-cell table:style-name="Normal_20_2" table:number-columns-repeated="8"/>
          <table:table-cell table:number-columns-repeated="1009"/>
        </table:table-row>
        <table:table-row table:style-name="ro1">
          <table:table-cell table:number-columns-repeated="5"/>
          <table:table-cell table:style-name="Normal_20_2" table:number-columns-repeated="10"/>
          <table:table-cell table:number-columns-repeated="1009"/>
        </table:table-row>
        <table:table-row table:style-name="ro1" table:number-rows-repeated="1048514">
          <table:table-cell table:number-columns-repeated="1024"/>
        </table:table-row>
        <table:table-row table:style-name="ro1">
          <table:table-cell table:number-columns-repeated="1024"/>
        </table:table-row>
        <table:named-expressions/>
      </table:table>
      <table:table table:name="Total H2O Sub" table:style-name="ta29" table:protected="true" table:print="false">
        <table:table-column table:style-name="co92" table:default-cell-style-name="Normal_20_3"/>
        <table:table-column table:style-name="co76" table:default-cell-style-name="Normal_20_3"/>
        <table:table-column table:style-name="co93" table:default-cell-style-name="Normal_20_3"/>
        <table:table-column table:style-name="co94" table:default-cell-style-name="Normal_20_3"/>
        <table:table-column table:style-name="co95" table:default-cell-style-name="Normal_20_3"/>
        <table:table-column table:style-name="co11" table:number-columns-repeated="6" table:default-cell-style-name="Normal_20_3"/>
        <table:table-column table:style-name="co64" table:default-cell-style-name="Normal_20_3"/>
        <table:table-column table:style-name="co11" table:number-columns-repeated="1012" table:default-cell-style-name="Normal_20_3"/>
        <table:table-row table:style-name="ro22" table:number-rows-repeated="2">
          <table:table-cell table:number-columns-repeated="1024"/>
        </table:table-row>
        <table:table-row table:style-name="ro22">
          <table:table-cell table:style-name="ce627"/>
          <table:table-cell table:number-columns-repeated="4"/>
          <table:table-cell table:style-name="ce627"/>
          <table:table-cell table:number-columns-repeated="1018"/>
        </table:table-row>
        <table:table-row table:style-name="ro22">
          <table:table-cell table:style-name="ce627" office:value-type="string">
            <text:p>Gallons Cooling Evap</text:p>
          </table:table-cell>
          <table:table-cell table:style-name="ce627" table:formula="of:=IF([$Brewhouse.V17]=&quot;Metric&quot;; [$Brewhouse.O8]*0.264172051; [$Brewhouse.O8])" office:value-type="float" office:value="0">
            <text:p>0</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629"/>
          <table:table-cell table:number-columns-repeated="1020"/>
        </table:table-row>
        <table:table-row table:style-name="ro22">
          <table:table-cell table:number-columns-repeated="2"/>
          <table:table-cell table:style-name="ce628" office:value-type="string">
            <text:p>Grain in lbs:</text:p>
          </table:table-cell>
          <table:table-cell table:style-name="ce629" table:formula="of:=[$GravCalcs.F17]" office:value-type="float" office:value="9.5">
            <text:p>9.5</text:p>
          </table:table-cell>
          <table:table-cell/>
          <table:table-cell table:style-name="ce627" office:value-type="string">
            <text:p>Hulls in Lbs</text:p>
          </table:table-cell>
          <table:table-cell table:formula="of:=IF([$Brewhouse.V17]=&quot;Metric&quot;; [$Recipe.B27]*2.20462262; [$Recipe.B27])" office:value-type="float" office:value="0">
            <text:p>0</text:p>
          </table:table-cell>
          <table:table-cell table:number-columns-repeated="1017"/>
        </table:table-row>
        <table:table-row table:style-name="ro22">
          <table:table-cell table:number-columns-repeated="2"/>
          <table:table-cell table:style-name="ce628" office:value-type="string">
            <text:p>Boil Time in Mins:</text:p>
          </table:table-cell>
          <table:table-cell table:style-name="ce633" table:formula="of:=[$Recipe.B9]" office:value-type="float" office:value="70">
            <text:p>70</text:p>
          </table:table-cell>
          <table:table-cell table:number-columns-repeated="1020"/>
        </table:table-row>
        <table:table-row table:style-name="ro22">
          <table:table-cell table:number-columns-repeated="1024"/>
        </table:table-row>
        <table:table-row table:style-name="ro22">
          <table:table-cell table:number-columns-repeated="2"/>
          <table:table-cell table:style-name="ce630"/>
          <table:table-cell table:style-name="ce634"/>
          <table:table-cell table:style-name="ce627"/>
          <table:table-cell table:number-columns-repeated="2"/>
          <table:table-cell table:style-name="ce627" office:value-type="string">
            <text:p>boil hop loss</text:p>
          </table:table-cell>
          <table:table-cell/>
          <table:table-cell table:formula="of:=IF([$Brewhouse.V17]=&quot;Metric&quot;; (([$HopCalc.G19]*[$Brewhouse.V5])+([$HopCalc.H19]*[$Brewhouse.AA5]))*0.00748915167; (([$HopCalc.G19]*[$Brewhouse.V5])+([$HopCalc.H19]*[$Brewhouse.AA5]))   )" office:value-type="float" office:value="0.075655">
            <text:p>0.075655</text:p>
          </table:table-cell>
          <table:table-cell table:number-columns-repeated="1014"/>
        </table:table-row>
        <table:table-row table:style-name="ro22">
          <table:table-cell table:number-columns-repeated="2"/>
          <table:table-cell table:style-name="ce631" office:value-type="string">
            <text:p>Gallons Hop Water Loss</text:p>
          </table:table-cell>
          <table:table-cell table:style-name="ce635" table:formula="of:=IF([$Brewhouse.V17]=&quot;Metric&quot;; (([$HopCalc.G32]*[$Brewhouse.V5])+([$HopCalc.H32]*[$Brewhouse.AA5])+([$HopCalc.I32]*[$Brewhouse.AA5]))*0.00748915167; (([$HopCalc.G32]*[$Brewhouse.V5])+([$HopCalc.H32]*[$Brewhouse.AA5])+([$HopCalc.I32]*[$Brewhouse.AA5]))   )" office:value-type="float" office:value="0.075655">
            <text:p>0.075655</text:p>
          </table:table-cell>
          <table:table-cell table:style-name="ce627"/>
          <table:table-cell table:number-columns-repeated="2"/>
          <table:table-cell table:style-name="ce627" office:value-type="string">
            <text:p>post boil hop loss</text:p>
          </table:table-cell>
          <table:table-cell/>
          <table:table-cell table:formula="of:=IF([$Brewhouse.V17]=&quot;Metric&quot;; (([$HopCalc.G29]*[$Brewhouse.V5])+([$HopCalc.H29]*[$Brewhouse.AA5]))*0.00748915167; (([$HopCalc.G29]*[$Brewhouse.V5])+([$HopCalc.H29]*[$Brewhouse.AA5]))   )" office:value-type="float" office:value="0">
            <text:p>0</text:p>
          </table:table-cell>
          <table:table-cell table:number-columns-repeated="1014"/>
        </table:table-row>
        <table:table-row table:style-name="ro22">
          <table:table-cell table:number-columns-repeated="2"/>
          <table:table-cell table:style-name="ce628" office:value-type="string">
            <text:p>Grain Absorption Loss</text:p>
          </table:table-cell>
          <table:table-cell table:formula="of:=IF([$Brewhouse.V17]=&quot;Metric&quot;; [$GravCalcs.F17]*[$Brewhouse.H5]*0.1198264268;[$GravCalcs.F17]*[$Brewhouse.H5])" office:value-type="float" office:value="1.14">
            <text:p>1.14</text:p>
          </table:table-cell>
          <table:table-cell table:style-name="ce627"/>
          <table:table-cell table:number-columns-repeated="2"/>
          <table:table-cell table:style-name="ce627" office:value-type="string">
            <text:p>check total</text:p>
          </table:table-cell>
          <table:table-cell/>
          <table:table-cell table:formula="of:=SUM([.J11:.J12])" office:value-type="float" office:value="0.075655">
            <text:p>0.075655</text:p>
          </table:table-cell>
          <table:table-cell table:number-columns-repeated="1014"/>
        </table:table-row>
        <table:table-row table:style-name="ro22">
          <table:table-cell table:number-columns-repeated="2"/>
          <table:table-cell table:style-name="ce628" office:value-type="string">
            <text:p>Tun Dead Space</text:p>
          </table:table-cell>
          <table:table-cell table:formula="of:=IF([$Brewhouse.V17]=&quot;Metric&quot;;  [$Brewhouse.H11]*0.264172051; [$Brewhouse.H11])" office:value-type="float" office:value="0.0625">
            <text:p>0.0625</text:p>
          </table:table-cell>
          <table:table-cell table:style-name="ce627"/>
          <table:table-cell table:number-columns-repeated="1019"/>
        </table:table-row>
        <table:table-row table:style-name="ro22">
          <table:table-cell table:number-columns-repeated="2"/>
          <table:table-cell table:style-name="ce631" office:value-type="string">
            <text:p>Net Kettle Dead Space</text:p>
          </table:table-cell>
          <table:table-cell table:formula="of:=IF([$Brewhouse.V17]=&quot;Metric&quot;;  IF([$Brewhouse.V11] = &quot;N&quot;; [.L16];IF([.L16]&gt;[.D12]; [.L16]-[.D12]; 0) );       IF([$Brewhouse.V11] = &quot;N&quot;; [.L15];IF([.L15]&gt;[.D12]; [.L15]-[.D12]; 0) ))" office:value-type="float" office:value="0">
            <text:p>0</text:p>
          </table:table-cell>
          <table:table-cell table:style-name="ce627"/>
          <table:table-cell table:number-columns-repeated="2"/>
          <table:table-cell table:style-name="ce627" office:value-type="string">
            <text:p>Gross Kettle deadspace Galls if english input</text:p>
          </table:table-cell>
          <table:table-cell table:number-columns-repeated="3"/>
          <table:table-cell table:formula="of:=[$Brewhouse.V8]" office:value-type="float" office:value="0">
            <text:p>0</text:p>
          </table:table-cell>
          <table:table-cell table:number-columns-repeated="1012"/>
        </table:table-row>
        <table:table-row table:style-name="ro22">
          <table:table-cell table:number-columns-repeated="2"/>
          <table:table-cell table:style-name="ce631" office:value-type="string">
            <text:p>Gallons Hose Pump Siphon Deadspace</text:p>
          </table:table-cell>
          <table:table-cell table:formula="of:=IF([$Brewhouse.V17]=&quot;Metric&quot;; [$Brewhouse.AA8]*0.264172051; [$Brewhouse.AA8])" office:value-type="float" office:value="0">
            <text:p>0</text:p>
          </table:table-cell>
          <table:table-cell table:style-name="ce627"/>
          <table:table-cell table:number-columns-repeated="2"/>
          <table:table-cell table:style-name="ce627" office:value-type="string">
            <text:p>Gross Kettle deadspace Galls if metric input</text:p>
          </table:table-cell>
          <table:table-cell table:number-columns-repeated="3"/>
          <table:table-cell table:formula="of:=[$Brewhouse.V8]*0.264172051" office:value-type="float" office:value="0">
            <text:p>0</text:p>
          </table:table-cell>
          <table:table-cell table:number-columns-repeated="1012"/>
        </table:table-row>
        <table:table-row table:style-name="ro22">
          <table:table-cell table:number-columns-repeated="2"/>
          <table:table-cell table:style-name="ce631" office:value-type="string">
            <text:p>Gallons Boiloff and Cool Evap</text:p>
          </table:table-cell>
          <table:table-cell table:formula="of:=IF([$Brewhouse.V17]=&quot;Metric&quot;; [$Brewhouse.O5]*([$Recipe.B9]/60)*0.264172051; [$Brewhouse.O5]*([$Recipe.B9]/60))+   [.B4]" office:value-type="float" office:value="1.44666666666667">
            <text:p>1.4466666667</text:p>
          </table:table-cell>
          <table:table-cell table:style-name="ce627"/>
          <table:table-cell table:number-columns-repeated="1019"/>
        </table:table-row>
        <table:table-row table:style-name="ro22">
          <table:table-cell table:number-columns-repeated="2"/>
          <table:table-cell table:style-name="ce631" office:value-type="string">
            <text:p>Planned Gallons Into Fermenter</text:p>
          </table:table-cell>
          <table:table-cell table:formula="of:=[$HopCalc.C6]" office:value-type="float" office:value="5.1">
            <text:p>5.1</text:p>
          </table:table-cell>
          <table:table-cell table:style-name="ce627"/>
          <table:table-cell table:number-columns-repeated="1019"/>
        </table:table-row>
        <table:table-row table:style-name="ro22">
          <table:table-cell table:number-columns-repeated="2"/>
          <table:table-cell table:style-name="ce631" office:value-type="string">
            <text:p>Rice Hulls Absorption</text:p>
          </table:table-cell>
          <table:table-cell table:formula="of:=IF([$Brewhouse.V17]=&quot;Metric&quot;;  ([$Recipe.B27])*0.22*2.20462262; ([$Recipe.B27])*0.22)" office:value-type="float" office:value="0">
            <text:p>0</text:p>
          </table:table-cell>
          <table:table-cell table:style-name="ce627"/>
          <table:table-cell table:number-columns-repeated="1019"/>
        </table:table-row>
        <table:table-row table:style-name="ro22">
          <table:table-cell table:number-columns-repeated="2"/>
          <table:table-cell table:style-name="ce632" office:value-type="string">
            <text:p>Total Water Needed</text:p>
          </table:table-cell>
          <table:table-cell table:formula="of:=SUM([.D12:.D19])-[.L45]" office:value-type="float" office:value="7.82482166666667">
            <text:p>7.8248216667</text:p>
          </table:table-cell>
          <table:table-cell table:style-name="ce627" table:formula="of:=[.D24]+[.D25]" office:value-type="float" office:value="7.82482166666667">
            <text:p>7.8248216667</text:p>
          </table:table-cell>
          <table:table-cell table:style-name="ce627" office:value-type="string">
            <text:p>check</text:p>
          </table:table-cell>
          <table:table-cell table:number-columns-repeated="1018"/>
        </table:table-row>
        <table:table-row table:style-name="ro22">
          <table:table-cell table:number-columns-repeated="2"/>
          <table:table-cell table:style-name="ce631"/>
          <table:table-cell/>
          <table:table-cell table:style-name="ce627"/>
          <table:table-cell table:number-columns-repeated="1019"/>
        </table:table-row>
        <table:table-row table:style-name="ro22">
          <table:table-cell table:number-columns-repeated="2"/>
          <table:table-cell table:style-name="ce631" office:value-type="string">
            <text:p>Water Into Kettle</text:p>
          </table:table-cell>
          <table:table-cell table:formula="of:=[.D20]-[.D13]-[.D14]-[.D19]" office:value-type="float" office:value="6.62232166666667">
            <text:p>6.6223216667</text:p>
          </table:table-cell>
          <table:table-cell table:style-name="ce638" table:formula="of:=[$HopCalc.C6]+[.D17]+[.D12]+[.D15]+[.D16]-[.L45]" office:value-type="float" office:value="6.62232166666667">
            <text:p>6.6223</text:p>
          </table:table-cell>
          <table:table-cell office:value-type="string">
            <text:p>check</text:p>
          </table:table-cell>
          <table:table-cell/>
          <table:table-cell table:style-name="ce627"/>
          <table:table-cell table:number-columns-repeated="3"/>
          <table:table-cell table:style-name="ce631" office:value-type="string">
            <text:p>MashTun Capacity in Gallons</text:p>
          </table:table-cell>
          <table:table-cell table:formula="of:=IF([$Brewhouse.V17]=&quot;Metric&quot;; [$Brewhouse.H8]*0.264172051; [$Brewhouse.H8])" office:value-type="float" office:value="13">
            <text:p>13</text:p>
          </table:table-cell>
          <table:table-cell table:number-columns-repeated="1011"/>
        </table:table-row>
        <table:table-row table:style-name="ro22">
          <table:table-cell table:number-columns-repeated="2"/>
          <table:table-cell table:style-name="ce631" office:value-type="string">
            <text:p>Water into Kettle Plus Non-Mashed Ingredient Contribution to Volume</text:p>
          </table:table-cell>
          <table:table-cell table:formula="of:=[.D22]+[.L45]" office:value-type="float" office:value="6.62232166666667">
            <text:p>6.6223216667</text:p>
          </table:table-cell>
          <table:table-cell table:style-name="ce627"/>
          <table:table-cell table:number-columns-repeated="2"/>
          <table:table-cell table:style-name="ce634" office:value-type="string">
            <text:p>IF BIAB</text:p>
          </table:table-cell>
          <table:table-cell/>
          <table:table-cell table:style-name="ce634" office:value-type="string">
            <text:p>USE</text:p>
          </table:table-cell>
          <table:table-cell/>
          <table:table-cell office:value-type="string">
            <text:p>Grains Lbs, Incl Hulls</text:p>
          </table:table-cell>
          <table:table-cell table:formula="of:=[.D8]+[.G8]" office:value-type="float" office:value="9.5">
            <text:p>9.5</text:p>
          </table:table-cell>
          <table:table-cell table:number-columns-repeated="1011"/>
        </table:table-row>
        <table:table-row table:style-name="ro1">
          <table:table-cell table:style-name="ce628" office:value-type="string">
            <text:p>qts water per pound grain mash</text:p>
          </table:table-cell>
          <table:table-cell table:style-name="ce629" table:formula="of:=IF([$Brewhouse.V17]=&quot;Metric&quot;; [$Recipe.H6]*0.4793057072; [$Recipe.H6])" office:value-type="float" office:value="1.494">
            <text:p>1.494</text:p>
          </table:table-cell>
          <table:table-cell table:style-name="ce631"/>
          <table:table-cell table:style-name="ce636" table:formula="of:=([.B24]*([.D8]+[.G8]))/4" office:value-type="float" office:value="3.54825">
            <text:p>3.5483 </text:p>
          </table:table-cell>
          <table:table-cell office:value-type="string">
            <text:p>Gallons</text:p>
          </table:table-cell>
          <table:table-cell office:value-type="string">
            <text:p>Strike Water</text:p>
          </table:table-cell>
          <table:table-cell/>
          <table:table-cell table:style-name="ce636" table:formula="of:=[.D24]+[.D25]" office:value-type="float" office:value="7.82482166666667">
            <text:p>7.8248 </text:p>
          </table:table-cell>
          <table:table-cell/>
          <table:table-cell table:formula="of:=IF([$Brewhouse.O17] = &quot;Y&quot;; [.H24]; [.D24])" office:value-type="float" office:value="3.54825">
            <text:p>3.54825</text:p>
          </table:table-cell>
          <table:table-cell table:number-columns-repeated="2"/>
          <table:table-cell table:style-name="ce645" office:value-type="string">
            <text:p>Strike</text:p>
          </table:table-cell>
          <table:table-cell table:style-name="ce627" office:value-type="string">
            <text:p>Sparge</text:p>
          </table:table-cell>
          <table:table-cell table:style-name="ce627" office:value-type="string">
            <text:p>Mashout</text:p>
          </table:table-cell>
          <table:table-cell table:number-columns-repeated="1009"/>
        </table:table-row>
        <table:table-row table:style-name="ro22">
          <table:table-cell table:number-columns-repeated="2"/>
          <table:table-cell table:style-name="ce628" office:value-type="string">
            <text:p>Sparge Water:</text:p>
          </table:table-cell>
          <table:table-cell table:style-name="ce636" table:formula="of:=([.D20]-[.D24])" office:value-type="float" office:value="4.27657166666667">
            <text:p>4.2766 </text:p>
          </table:table-cell>
          <table:table-cell office:value-type="string">
            <text:p>Gallons</text:p>
          </table:table-cell>
          <table:table-cell table:number-columns-repeated="2"/>
          <table:table-cell office:value-type="float" office:value="0.0001">
            <text:p>0.0001</text:p>
          </table:table-cell>
          <table:table-cell/>
          <table:table-cell table:formula="of:=IF([$Brewhouse.O17] = &quot;Y&quot;; [.H25]; [.D25])" office:value-type="float" office:value="4.27657166666667">
            <text:p>4.2765716667</text:p>
          </table:table-cell>
          <table:table-cell/>
          <table:table-cell office:value-type="string">
            <text:p>Calc Cap Needed</text:p>
          </table:table-cell>
          <table:table-cell table:formula="of:=[.J24]+([.M23]/12.5)" office:value-type="float" office:value="4.30825">
            <text:p>4.30825</text:p>
          </table:table-cell>
          <table:table-cell table:formula="of:=[.D14]+([.D13])+[.J25]+([.M23]/12.5)" office:value-type="float" office:value="6.23907166666667">
            <text:p>6.2390716667</text:p>
          </table:table-cell>
          <table:table-cell table:formula="of:=[.J24]+[.J25]+([.M23]/12.5)" office:value-type="float" office:value="8.58482166666667">
            <text:p>8.5848216667</text:p>
          </table:table-cell>
          <table:table-cell table:number-columns-repeated="1009"/>
        </table:table-row>
        <table:table-row table:style-name="ro22">
          <table:table-cell table:number-columns-repeated="2"/>
          <table:table-cell table:style-name="ce628"/>
          <table:table-cell table:style-name="ce634" table:number-columns-repeated="2"/>
          <table:table-cell table:number-columns-repeated="6"/>
          <table:table-cell office:value-type="string">
            <text:p>Warning</text:p>
          </table:table-cell>
          <table:table-cell table:formula="of:=IF(([.M22]-[.M25])&lt;0; &quot;Tun Capacity Exceeded&quot;; &quot;&quot;)">
            <text:p/>
          </table:table-cell>
          <table:table-cell table:formula="of:=IF(([.M22]-[.N25])&lt;0; &quot;Single Sparge Overflow&quot;; &quot;&quot;)">
            <text:p/>
          </table:table-cell>
          <table:table-cell table:formula="of:=IF(([.M22]-[.O25])&lt;0; &quot;Overflow&quot;; &quot;&quot;)">
            <text:p/>
          </table:table-cell>
          <table:table-cell table:number-columns-repeated="1009"/>
        </table:table-row>
        <table:table-row table:style-name="ro22">
          <table:table-cell table:number-columns-repeated="2"/>
          <table:table-cell table:style-name="ce631" office:value-type="string">
            <text:p>Kettle Volume End of Boil (and after cooling)</text:p>
          </table:table-cell>
          <table:table-cell table:formula="of:=[.D18]+[.D12]+[.D15]+[.D16]" office:value-type="float" office:value="5.175655">
            <text:p>5.175655</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637"/>
          <table:table-cell table:number-columns-repeated="3"/>
          <table:table-cell table:style-name="ce627" office:value-type="string">
            <text:p>Non-Mashed Ingredients Volume</text:p>
          </table:table-cell>
          <table:table-cell table:number-columns-repeated="1016"/>
        </table:table-row>
        <table:table-row table:style-name="ro22">
          <table:table-cell table:number-columns-repeated="7"/>
          <table:table-cell table:style-name="ce639" office:value-type="string">
            <text:p>Ingredient</text:p>
          </table:table-cell>
          <table:table-cell table:style-name="ce641" office:value-type="string">
            <text:p>Weight</text:p>
          </table:table-cell>
          <table:table-cell table:style-name="ce641" office:value-type="string">
            <text:p>Type</text:p>
          </table:table-cell>
          <table:table-cell table:style-name="ce641" office:value-type="string">
            <text:p>Gals/Lb</text:p>
          </table:table-cell>
          <table:table-cell table:style-name="ce643" office:value-type="string">
            <text:p>Volume</text:p>
          </table:table-cell>
          <table:table-cell table:number-columns-repeated="1012"/>
        </table:table-row>
        <table:table-row table:style-name="ro22">
          <table:table-cell table:number-columns-repeated="7"/>
          <table:table-cell table:style-name="ce628" table:formula="of:=[$Recipe.D13]" office:value-type="string" office:string-value="Golden Promise">
            <text:p>Golden Promise</text:p>
          </table:table-cell>
          <table:table-cell table:formula="of:=[$GravCalcs.G2]" office:value-type="float" office:value="4.5">
            <text:p>4.5</text:p>
          </table:table-cell>
          <table:table-cell table:formula="of:=VLOOKUP([.H31];[$GRAINLOOKUP.$A$2:.$H$200];8;0)" office:value-type="string" office:string-value="B">
            <text:p>B</text:p>
          </table:table-cell>
          <table:table-cell table:formula="of:=VLOOKUP([.H31];[$GRAINLOOKUP.$A$2:.$I$200];9;0)" office:value-type="string" office:string-value="NA">
            <text:p>NA</text:p>
          </table:table-cell>
          <table:table-cell table:formula="of:=IF([.J31]=0;IF(ISNUMBER([.K31]);[.I31]*[.K31];0);0)" office:value-type="float" office:value="0">
            <text:p>0</text:p>
          </table:table-cell>
          <table:table-cell table:number-columns-repeated="1012"/>
        </table:table-row>
        <table:table-row table:style-name="ro22">
          <table:table-cell table:number-columns-repeated="2"/>
          <table:table-cell table:style-name="ce627"/>
          <table:table-cell table:number-columns-repeated="4"/>
          <table:table-cell table:style-name="ce628" table:formula="of:=[$Recipe.D14]" office:value-type="string" office:string-value="American Brewer's Two-Row">
            <text:p>American Brewer's Two-Row</text:p>
          </table:table-cell>
          <table:table-cell table:formula="of:=[$GravCalcs.G3]" office:value-type="float" office:value="3.5">
            <text:p>3.5</text:p>
          </table:table-cell>
          <table:table-cell table:formula="of:=VLOOKUP([.H32];[$GRAINLOOKUP.$A$2:.$H$200];8;0)" office:value-type="string" office:string-value="B">
            <text:p>B</text:p>
          </table:table-cell>
          <table:table-cell table:formula="of:=VLOOKUP([.H32];[$GRAINLOOKUP.$A$2:.$I$200];9;0)" office:value-type="string" office:string-value="NA">
            <text:p>NA</text:p>
          </table:table-cell>
          <table:table-cell table:formula="of:=IF([.J32]=0;IF(ISNUMBER([.K32]);[.I32]*[.K32];0);0)" office:value-type="float" office:value="0">
            <text:p>0</text:p>
          </table:table-cell>
          <table:table-cell table:number-columns-repeated="1012"/>
        </table:table-row>
        <table:table-row table:style-name="ro22">
          <table:table-cell table:number-columns-repeated="2"/>
          <table:table-cell table:style-name="ce627"/>
          <table:table-cell table:number-columns-repeated="2"/>
          <table:table-cell table:style-name="ce627"/>
          <table:table-cell/>
          <table:table-cell table:style-name="ce628" table:formula="of:=[$Recipe.D15]" office:value-type="string" office:string-value="German Pilsner (2L)">
            <text:p>German Pilsner (2L)</text:p>
          </table:table-cell>
          <table:table-cell table:formula="of:=[$GravCalcs.G4]" office:value-type="float" office:value="0.5">
            <text:p>0.5</text:p>
          </table:table-cell>
          <table:table-cell table:formula="of:=VLOOKUP([.H33];[$GRAINLOOKUP.$A$2:.$H$200];8;0)" office:value-type="string" office:string-value="B">
            <text:p>B</text:p>
          </table:table-cell>
          <table:table-cell table:formula="of:=VLOOKUP([.H33];[$GRAINLOOKUP.$A$2:.$I$200];9;0)" office:value-type="string" office:string-value="NA">
            <text:p>NA</text:p>
          </table:table-cell>
          <table:table-cell table:formula="of:=IF([.J33]=0;IF(ISNUMBER([.K33]);[.I33]*[.K33];0);0)" office:value-type="float" office:value="0">
            <text:p>0</text:p>
          </table:table-cell>
          <table:table-cell table:number-columns-repeated="1012"/>
        </table:table-row>
        <table:table-row table:style-name="ro22">
          <table:table-cell table:number-columns-repeated="7"/>
          <table:table-cell table:style-name="ce628" table:formula="of:=[$Recipe.D16]" office:value-type="string" office:string-value="Munich (9L)">
            <text:p>Munich (9L)</text:p>
          </table:table-cell>
          <table:table-cell table:formula="of:=[$GravCalcs.G5]" office:value-type="float" office:value="0.5">
            <text:p>0.5</text:p>
          </table:table-cell>
          <table:table-cell table:formula="of:=VLOOKUP([.H34];[$GRAINLOOKUP.$A$2:.$H$200];8;0)" office:value-type="string" office:string-value="B">
            <text:p>B</text:p>
          </table:table-cell>
          <table:table-cell table:formula="of:=VLOOKUP([.H34];[$GRAINLOOKUP.$A$2:.$I$200];9;0)" office:value-type="string" office:string-value="NA">
            <text:p>NA</text:p>
          </table:table-cell>
          <table:table-cell table:formula="of:=IF([.J34]=0;IF(ISNUMBER([.K34]);[.I34]*[.K34];0);0)" office:value-type="float" office:value="0">
            <text:p>0</text:p>
          </table:table-cell>
          <table:table-cell table:number-columns-repeated="1012"/>
        </table:table-row>
        <table:table-row table:style-name="ro22">
          <table:table-cell table:number-columns-repeated="7"/>
          <table:table-cell table:style-name="ce628" table:formula="of:=[$Recipe.D17]" office:value-type="string" office:string-value="Wheat Malt (German)">
            <text:p>Wheat Malt (German)</text:p>
          </table:table-cell>
          <table:table-cell table:formula="of:=[$GravCalcs.G6]" office:value-type="float" office:value="0.5">
            <text:p>0.5</text:p>
          </table:table-cell>
          <table:table-cell table:formula="of:=VLOOKUP([.H35];[$GRAINLOOKUP.$A$2:.$H$200];8;0)" office:value-type="string" office:string-value="W">
            <text:p>W</text:p>
          </table:table-cell>
          <table:table-cell table:formula="of:=VLOOKUP([.H35];[$GRAINLOOKUP.$A$2:.$I$200];9;0)" office:value-type="string" office:string-value="NA">
            <text:p>NA</text:p>
          </table:table-cell>
          <table:table-cell table:formula="of:=IF([.J35]=0;IF(ISNUMBER([.K35]);[.I35]*[.K35];0);0)" office:value-type="float" office:value="0">
            <text:p>0</text:p>
          </table:table-cell>
          <table:table-cell table:number-columns-repeated="1012"/>
        </table:table-row>
        <table:table-row table:style-name="ro22">
          <table:table-cell table:number-columns-repeated="7"/>
          <table:table-cell table:style-name="ce628" table:formula="of:=[$Recipe.D18]" office:value-type="string" office:string-value="---Select Grain/Fermentable---">
            <text:p>---Select Grain/Fermentable---</text:p>
          </table:table-cell>
          <table:table-cell table:formula="of:=[$GravCalcs.G7]" office:value-type="float" office:value="0">
            <text:p>0</text:p>
          </table:table-cell>
          <table:table-cell table:formula="of:=VLOOKUP([.H36];[$GRAINLOOKUP.$A$2:.$H$200];8;0)" office:value-type="float" office:value="0">
            <text:p>0</text:p>
          </table:table-cell>
          <table:table-cell table:formula="of:=VLOOKUP([.H36];[$GRAINLOOKUP.$A$2:.$I$200];9;0)" office:value-type="string" office:string-value="NA">
            <text:p>NA</text:p>
          </table:table-cell>
          <table:table-cell table:formula="of:=IF([.J36]=0;IF(ISNUMBER([.K36]);[.I36]*[.K36];0);0)" office:value-type="float" office:value="0">
            <text:p>0</text:p>
          </table:table-cell>
          <table:table-cell table:number-columns-repeated="1012"/>
        </table:table-row>
        <table:table-row table:style-name="ro22">
          <table:table-cell table:number-columns-repeated="7"/>
          <table:table-cell table:style-name="ce628" table:formula="of:=[$Recipe.D19]" office:value-type="string" office:string-value="---Select Grain/Fermentable---">
            <text:p>---Select Grain/Fermentable---</text:p>
          </table:table-cell>
          <table:table-cell table:formula="of:=[$GravCalcs.G8]" office:value-type="float" office:value="0">
            <text:p>0</text:p>
          </table:table-cell>
          <table:table-cell table:formula="of:=VLOOKUP([.H37];[$GRAINLOOKUP.$A$2:.$H$200];8;0)" office:value-type="float" office:value="0">
            <text:p>0</text:p>
          </table:table-cell>
          <table:table-cell table:formula="of:=VLOOKUP([.H37];[$GRAINLOOKUP.$A$2:.$I$200];9;0)" office:value-type="string" office:string-value="NA">
            <text:p>NA</text:p>
          </table:table-cell>
          <table:table-cell table:formula="of:=IF([.J37]=0;IF(ISNUMBER([.K37]);[.I37]*[.K37];0);0)" office:value-type="float" office:value="0">
            <text:p>0</text:p>
          </table:table-cell>
          <table:table-cell table:number-columns-repeated="1012"/>
        </table:table-row>
        <table:table-row table:style-name="ro22">
          <table:table-cell table:number-columns-repeated="7"/>
          <table:table-cell table:style-name="ce628" table:formula="of:=[$Recipe.D20]" office:value-type="string" office:string-value="---Select Grain/Fermentable---">
            <text:p>---Select Grain/Fermentable---</text:p>
          </table:table-cell>
          <table:table-cell table:formula="of:=[$GravCalcs.G9]" office:value-type="float" office:value="0">
            <text:p>0</text:p>
          </table:table-cell>
          <table:table-cell table:formula="of:=VLOOKUP([.H38];[$GRAINLOOKUP.$A$2:.$H$200];8;0)" office:value-type="float" office:value="0">
            <text:p>0</text:p>
          </table:table-cell>
          <table:table-cell table:formula="of:=VLOOKUP([.H38];[$GRAINLOOKUP.$A$2:.$I$200];9;0)" office:value-type="string" office:string-value="NA">
            <text:p>NA</text:p>
          </table:table-cell>
          <table:table-cell table:formula="of:=IF([.J38]=0;IF(ISNUMBER([.K38]);[.I38]*[.K38];0);0)" office:value-type="float" office:value="0">
            <text:p>0</text:p>
          </table:table-cell>
          <table:table-cell table:number-columns-repeated="1012"/>
        </table:table-row>
        <table:table-row table:style-name="ro22">
          <table:table-cell table:number-columns-repeated="7"/>
          <table:table-cell table:style-name="ce628" table:formula="of:=[$Recipe.D21]" office:value-type="string" office:string-value="---Select Grain/Fermentable---">
            <text:p>---Select Grain/Fermentable---</text:p>
          </table:table-cell>
          <table:table-cell table:formula="of:=[$GravCalcs.G10]" office:value-type="float" office:value="0">
            <text:p>0</text:p>
          </table:table-cell>
          <table:table-cell table:formula="of:=VLOOKUP([.H39];[$GRAINLOOKUP.$A$2:.$H$200];8;0)" office:value-type="float" office:value="0">
            <text:p>0</text:p>
          </table:table-cell>
          <table:table-cell table:formula="of:=VLOOKUP([.H39];[$GRAINLOOKUP.$A$2:.$I$200];9;0)" office:value-type="string" office:string-value="NA">
            <text:p>NA</text:p>
          </table:table-cell>
          <table:table-cell table:formula="of:=IF([.J39]=0;IF(ISNUMBER([.K39]);[.I39]*[.K39];0);0)" office:value-type="float" office:value="0">
            <text:p>0</text:p>
          </table:table-cell>
          <table:table-cell table:number-columns-repeated="1012"/>
        </table:table-row>
        <table:table-row table:style-name="ro22">
          <table:table-cell table:number-columns-repeated="7"/>
          <table:table-cell table:style-name="ce628" table:formula="of:=[$Recipe.D22]" office:value-type="string" office:string-value="---Select Grain/Fermentable---">
            <text:p>---Select Grain/Fermentable---</text:p>
          </table:table-cell>
          <table:table-cell table:formula="of:=[$GravCalcs.G11]" office:value-type="float" office:value="0">
            <text:p>0</text:p>
          </table:table-cell>
          <table:table-cell table:formula="of:=VLOOKUP([.H40];[$GRAINLOOKUP.$A$2:.$H$200];8;0)" office:value-type="float" office:value="0">
            <text:p>0</text:p>
          </table:table-cell>
          <table:table-cell table:formula="of:=VLOOKUP([.H40];[$GRAINLOOKUP.$A$2:.$I$200];9;0)" office:value-type="string" office:string-value="NA">
            <text:p>NA</text:p>
          </table:table-cell>
          <table:table-cell table:formula="of:=IF([.J40]=0;IF(ISNUMBER([.K40]);[.I40]*[.K40];0);0)" office:value-type="float" office:value="0">
            <text:p>0</text:p>
          </table:table-cell>
          <table:table-cell table:number-columns-repeated="1012"/>
        </table:table-row>
        <table:table-row table:style-name="ro22">
          <table:table-cell table:number-columns-repeated="7"/>
          <table:table-cell table:style-name="ce628" table:formula="of:=[$Recipe.D23]" office:value-type="string" office:string-value="---Select Grain/Fermentable---">
            <text:p>---Select Grain/Fermentable---</text:p>
          </table:table-cell>
          <table:table-cell table:formula="of:=[$GravCalcs.G12]" office:value-type="float" office:value="0">
            <text:p>0</text:p>
          </table:table-cell>
          <table:table-cell table:formula="of:=VLOOKUP([.H41];[$GRAINLOOKUP.$A$2:.$H$200];8;0)" office:value-type="float" office:value="0">
            <text:p>0</text:p>
          </table:table-cell>
          <table:table-cell table:formula="of:=VLOOKUP([.H41];[$GRAINLOOKUP.$A$2:.$I$200];9;0)" office:value-type="string" office:string-value="NA">
            <text:p>NA</text:p>
          </table:table-cell>
          <table:table-cell table:formula="of:=IF([.J41]=0;IF(ISNUMBER([.K41]);[.I41]*[.K41];0);0)" office:value-type="float" office:value="0">
            <text:p>0</text:p>
          </table:table-cell>
          <table:table-cell table:number-columns-repeated="1012"/>
        </table:table-row>
        <table:table-row table:style-name="ro22">
          <table:table-cell table:number-columns-repeated="7"/>
          <table:table-cell table:style-name="ce628" table:formula="of:=[$Recipe.D24]" office:value-type="string" office:string-value="---Select Grain/Fermentable---">
            <text:p>---Select Grain/Fermentable---</text:p>
          </table:table-cell>
          <table:table-cell table:formula="of:=[$GravCalcs.G13]" office:value-type="float" office:value="0">
            <text:p>0</text:p>
          </table:table-cell>
          <table:table-cell table:formula="of:=VLOOKUP([.H42];[$GRAINLOOKUP.$A$2:.$H$200];8;0)" office:value-type="float" office:value="0">
            <text:p>0</text:p>
          </table:table-cell>
          <table:table-cell table:formula="of:=VLOOKUP([.H42];[$GRAINLOOKUP.$A$2:.$I$200];9;0)" office:value-type="string" office:string-value="NA">
            <text:p>NA</text:p>
          </table:table-cell>
          <table:table-cell table:formula="of:=IF([.J42]=0;IF(ISNUMBER([.K42]);[.I42]*[.K42];0);0)" office:value-type="float" office:value="0">
            <text:p>0</text:p>
          </table:table-cell>
          <table:table-cell table:number-columns-repeated="1012"/>
        </table:table-row>
        <table:table-row table:style-name="ro22">
          <table:table-cell table:number-columns-repeated="7"/>
          <table:table-cell table:style-name="ce628" table:formula="of:=[$Recipe.D25]" office:value-type="string" office:string-value="---Select Grain/Fermentable---">
            <text:p>---Select Grain/Fermentable---</text:p>
          </table:table-cell>
          <table:table-cell table:formula="of:=[$GravCalcs.G14]" office:value-type="float" office:value="0">
            <text:p>0</text:p>
          </table:table-cell>
          <table:table-cell table:formula="of:=VLOOKUP([.H43];[$GRAINLOOKUP.$A$2:.$H$200];8;0)" office:value-type="float" office:value="0">
            <text:p>0</text:p>
          </table:table-cell>
          <table:table-cell table:formula="of:=VLOOKUP([.H43];[$GRAINLOOKUP.$A$2:.$I$200];9;0)" office:value-type="string" office:string-value="NA">
            <text:p>NA</text:p>
          </table:table-cell>
          <table:table-cell table:formula="of:=IF([.J43]=0;IF(ISNUMBER([.K43]);[.I43]*[.K43];0);0)" office:value-type="float" office:value="0">
            <text:p>0</text:p>
          </table:table-cell>
          <table:table-cell table:number-columns-repeated="1012"/>
        </table:table-row>
        <table:table-row table:style-name="ro22">
          <table:table-cell table:number-columns-repeated="7"/>
          <table:table-cell table:style-name="ce640" table:formula="of:=[$Recipe.D26]" office:value-type="string" office:string-value="---Select Grain/Fermentable---">
            <text:p>---Select Grain/Fermentable---</text:p>
          </table:table-cell>
          <table:table-cell table:style-name="ce642" table:formula="of:=[$GravCalcs.G15]" office:value-type="float" office:value="0">
            <text:p>0</text:p>
          </table:table-cell>
          <table:table-cell table:style-name="ce642" table:formula="of:=VLOOKUP([.H44];[$GRAINLOOKUP.$A$2:.$H$200];8;0)" office:value-type="float" office:value="0">
            <text:p>0</text:p>
          </table:table-cell>
          <table:table-cell table:style-name="ce642" table:formula="of:=VLOOKUP([.H44];[$GRAINLOOKUP.$A$2:.$I$200];9;0)" office:value-type="string" office:string-value="NA">
            <text:p>NA</text:p>
          </table:table-cell>
          <table:table-cell table:formula="of:=IF([.J44]=0;IF(ISNUMBER([.K44]);[.I44]*[.K44];0);0)" office:value-type="float" office:value="0">
            <text:p>0</text:p>
          </table:table-cell>
          <table:table-cell table:number-columns-repeated="1012"/>
        </table:table-row>
        <table:table-row table:style-name="ro22">
          <table:table-cell table:number-columns-repeated="10"/>
          <table:table-cell table:style-name="ce631" office:value-type="string">
            <text:p>Total Non-Mashed Ingredient dissolved volume</text:p>
          </table:table-cell>
          <table:table-cell table:style-name="ce644" table:formula="of:=SUM([.L31:.L44])" office:value-type="float" office:value="0">
            <text:p>0</text:p>
          </table:table-cell>
          <table:table-cell table:number-columns-repeated="1012"/>
        </table:table-row>
        <table:table-row table:style-name="ro22" table:number-rows-repeated="1048530">
          <table:table-cell table:number-columns-repeated="1024"/>
        </table:table-row>
        <table:table-row table:style-name="ro22">
          <table:table-cell table:number-columns-repeated="1024"/>
        </table:table-row>
        <table:named-expressions/>
      </table:table>
      <table:table table:name="HopCalc" table:style-name="ta30" table:protected="true" table:print="false">
        <table:table-column table:style-name="co1" table:number-columns-repeated="16" table:default-cell-style-name="Excel_20_Built-in_20_Normal"/>
        <table:table-column table:style-name="co84" table:default-cell-style-name="Excel_20_Built-in_20_Normal"/>
        <table:table-column table:style-name="co1" table:number-columns-repeated="5" table:default-cell-style-name="Excel_20_Built-in_20_Normal"/>
        <table:table-column table:style-name="co45" table:default-cell-style-name="Excel_20_Built-in_20_Normal"/>
        <table:table-column table:style-name="co51" table:default-cell-style-name="Excel_20_Built-in_20_Normal"/>
        <table:table-column table:style-name="co1" table:default-cell-style-name="Excel_20_Built-in_20_Normal"/>
        <table:table-column table:style-name="co96" table:default-cell-style-name="Excel_20_Built-in_20_Normal"/>
        <table:table-column table:style-name="co1" table:number-columns-repeated="3" table:default-cell-style-name="Excel_20_Built-in_20_Normal"/>
        <table:table-column table:style-name="co84" table:default-cell-style-name="Excel_20_Built-in_20_Normal"/>
        <table:table-column table:style-name="co1" table:number-columns-repeated="994" table:default-cell-style-name="Excel_20_Built-in_20_Normal"/>
        <table:table-row table:style-name="ro1">
          <table:table-cell table:number-columns-repeated="18"/>
          <table:table-cell office:value-type="string">
            <text:p>TINSETH</text:p>
          </table:table-cell>
          <table:table-cell table:number-columns-repeated="3"/>
          <table:table-cell table:style-name="ce668" office:value-type="string" table:number-columns-spanned="1" table:number-rows-spanned="3">
            <text:p>Potential FW Bonus Util</text:p>
          </table:table-cell>
          <table:table-cell table:number-columns-repeated="2"/>
          <table:table-cell office:value-type="string">
            <text:p>RAGER</text:p>
          </table:table-cell>
          <table:table-cell table:style-name="ce598" office:value-type="string">
            <text:p>ADD LEAF PENALTY</text:p>
          </table:table-cell>
          <table:table-cell office:value-type="string">
            <text:p>GA Check</text:p>
          </table:table-cell>
          <table:table-cell office:value-type="string">
            <text:p>GA</text:p>
          </table:table-cell>
          <table:table-cell table:number-columns-repeated="995"/>
        </table:table-row>
        <table:table-row table:style-name="ro11">
          <table:table-cell table:number-columns-repeated="5"/>
          <table:table-cell table:style-name="ce317" table:number-columns-repeated="5"/>
          <table:table-cell table:style-name="ce651" office:value-type="string" table:number-columns-spanned="9" table:number-rows-spanned="1">
            <text:p>Boil Hops</text:p>
          </table:table-cell>
          <table:covered-table-cell table:number-columns-repeated="8" table:style-name="ce655"/>
          <table:table-cell table:style-name="ce317" table:number-columns-repeated="3"/>
          <table:covered-table-cell table:style-name="ce669"/>
          <table:table-cell table:style-name="ce671" office:value-type="string" table:number-columns-spanned="1" table:number-rows-spanned="2">
            <text:p>FW Bonus Util</text:p>
          </table:table-cell>
          <table:table-cell table:number-columns-repeated="3"/>
          <table:table-cell table:formula="of:=IF([$GravCalcs.$J$23]&lt;0.05; &quot;N&quot;; &quot;Y&quot;)" office:value-type="string" office:string-value="Y">
            <text:p>Y</text:p>
          </table:table-cell>
          <table:table-cell table:formula="of:=IF([.$AB$2]=&quot;Y&quot;;   ([$GravCalcs.$J$23]-0.05)/0.2; 0           )" office:value-type="float" office:value="0.00163964754219512">
            <text:p>0.0016396475</text:p>
          </table:table-cell>
          <table:table-cell table:number-columns-repeated="995"/>
        </table:table-row>
        <table:table-row table:style-name="ro1">
          <table:table-cell table:number-columns-repeated="5"/>
          <table:table-cell table:style-name="ce317" office:value-type="string">
            <text:p>FW Ind</text:p>
          </table:table-cell>
          <table:table-cell table:style-name="ce317" office:value-type="string">
            <text:p>leaf</text:p>
          </table:table-cell>
          <table:table-cell table:style-name="ce317" office:value-type="string">
            <text:p>pellet</text:p>
          </table:table-cell>
          <table:table-cell table:style-name="ce317" office:value-type="string">
            <text:p>cryo</text:p>
          </table:table-cell>
          <table:table-cell table:style-name="ce317" office:value-type="string">
            <text:p>CO2 Extr</text:p>
          </table:table-cell>
          <table:table-cell table:style-name="ce652" office:value-type="string" table:number-columns-spanned="2" table:number-rows-spanned="1">
            <text:p>Hop</text:p>
          </table:table-cell>
          <table:covered-table-cell table:style-name="ce656"/>
          <table:table-cell table:style-name="ce659" office:value-type="string">
            <text:p>Type (l/p)</text:p>
          </table:table-cell>
          <table:table-cell table:style-name="ce659" office:value-type="string">
            <text:p>Ounces</text:p>
          </table:table-cell>
          <table:table-cell table:style-name="ce661" office:value-type="string">
            <text:p>Minutes</text:p>
          </table:table-cell>
          <table:table-cell table:style-name="ce663" office:value-type="string">
            <text:p>AA%</text:p>
          </table:table-cell>
          <table:table-cell table:style-name="ce663" office:value-type="string">
            <text:p>AA% Override</text:p>
          </table:table-cell>
          <table:table-cell table:style-name="ce663" office:value-type="string">
            <text:p>AA% Use</text:p>
          </table:table-cell>
          <table:table-cell table:style-name="ce663" office:value-type="string">
            <text:p>Conc</text:p>
          </table:table-cell>
          <table:table-cell table:style-name="ce663" office:value-type="string">
            <text:p>Util</text:p>
          </table:table-cell>
          <table:table-cell table:style-name="ce666" office:value-type="string">
            <text:p>IBUs</text:p>
          </table:table-cell>
          <table:table-cell table:style-name="ce667" office:value-type="string">
            <text:p>IBU Use</text:p>
          </table:table-cell>
          <table:covered-table-cell table:style-name="ce669"/>
          <table:covered-table-cell table:style-name="ce672"/>
          <table:table-cell/>
          <table:table-cell office:value-type="string">
            <text:p>% Util Low End</text:p>
          </table:table-cell>
          <table:table-cell office:value-type="string">
            <text:p>% Util High End too</text:p>
          </table:table-cell>
          <table:table-cell office:value-type="string">
            <text:p>Rager IBU</text:p>
          </table:table-cell>
          <table:table-cell/>
          <table:table-cell office:value-type="string">
            <text:p>Tinseth Bonus</text:p>
          </table:table-cell>
          <table:table-cell office:value-type="string">
            <text:p>Rager Bonus</text:p>
          </table:table-cell>
          <table:table-cell table:number-columns-repeated="993"/>
        </table:table-row>
        <table:table-row table:style-name="ro1">
          <table:table-cell/>
          <table:table-cell table:style-name="ce146" office:value-type="string">
            <text:p>raw batch vol</text:p>
          </table:table-cell>
          <table:table-cell table:formula="of:=[$Recipe.B3]" office:value-type="float" office:value="5.1">
            <text:p>5.1</text:p>
          </table:table-cell>
          <table:table-cell table:number-columns-repeated="2"/>
          <table:table-cell table:style-name="ce317" table:formula="of:=IF([$Recipe.N13]=&quot;FW&quot;; &quot;FW&quot;; IF([$Recipe.N13]=&quot;fw&quot;;&quot;FW&quot;; &quot;&quot;))">
            <text:p/>
          </table:table-cell>
          <table:table-cell table:style-name="ce317" table:formula="of:=IF([.M4]=&quot;L&quot;; [.N4]; 0)" office:value-type="float" office:value="0">
            <text:p>0</text:p>
          </table:table-cell>
          <table:table-cell table:style-name="ce646" table:formula="of:=IF([.M4]=&quot;P&quot;; [.N4]; 0)" office:value-type="float" office:value="0.5262">
            <text:p>0.5262</text:p>
          </table:table-cell>
          <table:table-cell table:style-name="ce317" table:formula="of:=IF([.M4]=&quot;C&quot;; [.N4]; 0)" office:value-type="float" office:value="0">
            <text:p>0</text:p>
          </table:table-cell>
          <table:table-cell table:style-name="ce317" table:formula="of:=IF([.M4]=&quot;E&quot;; [.N4]; 0)" office:value-type="float" office:value="0">
            <text:p>0</text:p>
          </table:table-cell>
          <table:table-cell table:style-name="ce653" table:formula="of:=[$Recipe.J13]" office:value-type="string" office:string-value="Cascade" table:number-columns-spanned="2" table:number-rows-spanned="1">
            <text:p>Cascade</text:p>
          </table:table-cell>
          <table:covered-table-cell table:style-name="ce657"/>
          <table:table-cell table:style-name="ce655" table:formula="of:=[$Recipe.L13]" office:value-type="string" office:string-value="P">
            <text:p>P</text:p>
          </table:table-cell>
          <table:table-cell table:style-name="ce655" table:formula="of:=IF([$Brewhouse.V17]=&quot;Metric&quot;; [$Recipe.M13]*0.0352739619; [$Recipe.M13])" office:value-type="float" office:value="0.5262">
            <text:p>0.5262</text:p>
          </table:table-cell>
          <table:table-cell table:style-name="ce655" table:formula="of:=IF([.F4]=&quot;FW&quot;; [$Recipe.$B$9]; [$Recipe.N13])" office:value-type="float" office:value="60">
            <text:p>60</text:p>
          </table:table-cell>
          <table:table-cell table:style-name="ce655" table:formula="of:=[$Recipe.O13]" office:value-type="float" office:value="7.2">
            <text:p>7.2</text:p>
          </table:table-cell>
          <table:table-cell table:style-name="ce655" table:formula="of:=IF([$Recipe.P13]=&quot;&quot;;&quot;&quot;;[$Recipe.P13])">
            <text:p/>
          </table:table-cell>
          <table:table-cell table:style-name="ce655" table:formula="of:=IF([.Q4]&lt;&gt;&quot;&quot;;[.Q4];[.P4])" office:value-type="float" office:value="7.2">
            <text:p>7.2</text:p>
          </table:table-cell>
          <table:table-cell table:style-name="ce317" table:formula="of:=((([.R4]/100)*[.N4])*7490)/([.$C$6]+[$'Total H2O Sub'.$D$12]+[$'Total H2O Sub'.$D$15]+[$'Total H2O Sub'.$D$16])" office:value-type="float" office:value="54.8276761105599">
            <text:p>54.8276761106</text:p>
          </table:table-cell>
          <table:table-cell table:style-name="ce317" table:formula="of:=IF([.R4]=&quot;&quot;; 0; ([.AD4]*1.65*(0.000125^([$GravCalcs.$Q$25]))) * ((1 - 2.71828182845904^(-0.04*[.O4]))/4.15))" office:value-type="float" office:value="0.265796076973189">
            <text:p>0.265796077</text:p>
          </table:table-cell>
          <table:table-cell table:style-name="ce317" table:formula="of:=[.S4]*[.T4]" office:value-type="float" office:value="14.5729812197435">
            <text:p>14.5729812197</text:p>
          </table:table-cell>
          <table:table-cell table:style-name="ce317" table:formula="of:=IF(ISNA([.U4]); 0;[.U4])" office:value-type="float" office:value="14.5729812197435">
            <text:p>14.5729812197</text:p>
          </table:table-cell>
          <table:table-cell table:formula="of:=IF([.R4]=&quot;&quot;; 0; ([.AD4]*1.65*(0.000125^([$GravCalcs.$Q$25]))) * ((1 - 2.71828182845904^(-0.04*60))/4.15)) *0.1" office:value-type="float" office:value="0.0265796076973189">
            <text:p>0.0265796077</text:p>
          </table:table-cell>
          <table:table-cell table:formula="of:=IF([.F4]=&quot;FW&quot;;[.S4]*[.W4];0)" office:value-type="float" office:value="0">
            <text:p>0</text:p>
          </table:table-cell>
          <table:table-cell/>
          <table:table-cell table:formula="of:=IF([.O4]=0; 0; IF([.O4]&lt;6;0.05;IF([.O4]&lt;11; 0.06; IF([.O4]&lt;16; 0.08;IF([.O4]&lt;21;0.101;   IF([.O4]&lt;26; 0.121; IF([.O4]&lt;31; 0.153; IF([.O4]&lt;36; 0.188; &quot;OTH&quot;  )  )  ) )))))" office:value-type="string" office:string-value="OTH">
            <text:p>OTH</text:p>
          </table:table-cell>
          <table:table-cell table:formula="of:=IF([.Z4]&lt;&gt;&quot;OTH&quot;;  [.Z4]; IF([.O4]&lt;41;0.228;IF([.O4]&lt;46; 0.269; IF([.O4]&lt;51; 0.281;IF([.O4]&lt;61;0.3; IF([.O4]&lt;71;0.31; IF([.O4]&lt;81;0.32; 0.33 )  )  )))))*[.AE4]" office:value-type="float" office:value="0.3">
            <text:p>0.3</text:p>
          </table:table-cell>
          <table:table-cell table:formula="of:=(([.N4]*[.AA4])*([.R4]/100)*7462)/(([.$C$6]+[$'Total H2O Sub'.$D$12]+[$'Total H2O Sub'.$D$15]+[$'Total H2O Sub'.$D$16])*(1+[.$AC$2]))" office:value-type="float" office:value="16.3599892344754">
            <text:p>16.3599892345</text:p>
          </table:table-cell>
          <table:table-cell/>
          <table:table-cell table:formula="of:=IF([.$M4]=&quot;p&quot;; [.$D$8]; IF([.$M4]=&quot;c&quot;; [.$D$9];  IF([.$M4]=&quot;e&quot;; [.$D$10]; 1)))" office:value-type="float" office:value="1.1">
            <text:p>1.1</text:p>
          </table:table-cell>
          <table:table-cell table:formula="of:=IF([.$M4]=&quot;l&quot;; (1/[.$D$8]); IF([.$M4]=&quot;c&quot;; (1/[.$D$8])*[.$D$9]; IF([.$M4]=&quot;e&quot;; (1/[.$D$8])*[.$D$10]; 1)))" office:value-type="float" office:value="1">
            <text:p>1</text:p>
          </table:table-cell>
          <table:table-cell table:number-columns-repeated="993"/>
        </table:table-row>
        <table:table-row table:style-name="ro1">
          <table:table-cell/>
          <table:table-cell table:style-name="ce146" office:value-type="string">
            <text:p>batch vol galls if metric</text:p>
          </table:table-cell>
          <table:table-cell table:formula="of:=[.C4]*0.264172051" office:value-type="float" office:value="1.3472774601">
            <text:p>1.3472774601</text:p>
          </table:table-cell>
          <table:table-cell table:number-columns-repeated="2"/>
          <table:table-cell table:style-name="ce317" table:formula="of:=IF([$Recipe.N14]=&quot;FW&quot;; &quot;FW&quot;; IF([$Recipe.N14]=&quot;fw&quot;;&quot;FW&quot;; &quot;&quot;))">
            <text:p/>
          </table:table-cell>
          <table:table-cell table:style-name="ce317" table:formula="of:=IF([.M5]=&quot;L&quot;; [.N5]; 0)" office:value-type="float" office:value="1">
            <text:p>1</text:p>
          </table:table-cell>
          <table:table-cell table:style-name="ce646" table:formula="of:=IF([.M5]=&quot;P&quot;; [.N5]; 0)" office:value-type="float" office:value="0">
            <text:p>0</text:p>
          </table:table-cell>
          <table:table-cell table:style-name="ce317" table:formula="of:=IF([.M5]=&quot;C&quot;; [.N5]; 0)" office:value-type="float" office:value="0">
            <text:p>0</text:p>
          </table:table-cell>
          <table:table-cell table:style-name="ce317" table:formula="of:=IF([.M5]=&quot;E&quot;; [.N5]; 0)" office:value-type="float" office:value="0">
            <text:p>0</text:p>
          </table:table-cell>
          <table:table-cell table:style-name="ce653" table:formula="of:=[$Recipe.J14]" office:value-type="string" office:string-value="Saaz, Czech" table:number-columns-spanned="2" table:number-rows-spanned="1">
            <text:p>Saaz, Czech</text:p>
          </table:table-cell>
          <table:covered-table-cell table:style-name="ce657"/>
          <table:table-cell table:style-name="ce655" table:formula="of:=[$Recipe.L14]" office:value-type="string" office:string-value="L">
            <text:p>L</text:p>
          </table:table-cell>
          <table:table-cell table:style-name="ce655" table:formula="of:=IF([$Brewhouse.V17]=&quot;Metric&quot;; [$Recipe.M14]*0.0352739619; [$Recipe.M14])" office:value-type="float" office:value="1">
            <text:p>1</text:p>
          </table:table-cell>
          <table:table-cell table:style-name="ce655" table:formula="of:=IF([.F5]=&quot;FW&quot;; [$Recipe.$B$9]; [$Recipe.N14])" office:value-type="float" office:value="15">
            <text:p>15</text:p>
          </table:table-cell>
          <table:table-cell table:style-name="ce655" table:formula="of:=[$Recipe.O14]" office:value-type="float" office:value="3.2">
            <text:p>3.2</text:p>
          </table:table-cell>
          <table:table-cell table:style-name="ce655" table:formula="of:=IF([$Recipe.P14]=&quot;&quot;;&quot;&quot;;[$Recipe.P14])">
            <text:p/>
          </table:table-cell>
          <table:table-cell table:style-name="ce655" table:formula="of:=IF([.Q5]&lt;&gt;&quot;&quot;;[.Q5];[.P5])" office:value-type="float" office:value="3.2">
            <text:p>3.2</text:p>
          </table:table-cell>
          <table:table-cell table:style-name="ce317" table:formula="of:=((([.R5]/100)*[.N5])*7490)/([.$C$6]+[$'Total H2O Sub'.$D$12]+[$'Total H2O Sub'.$D$15]+[$'Total H2O Sub'.$D$16])" office:value-type="float" office:value="46.3091144985514">
            <text:p>46.3091144986</text:p>
          </table:table-cell>
          <table:table-cell table:style-name="ce317" table:formula="of:=IF([.R5]=&quot;&quot;; 0; ([.AD5]*1.65*(0.000125^([$GravCalcs.$Q$25]))) * ((1 - 2.71828182845904^(-0.04*[.O5]))/4.15))" office:value-type="float" office:value="0.119898888195259">
            <text:p>0.1198988882</text:p>
          </table:table-cell>
          <table:table-cell table:style-name="ce317" table:formula="of:=[.S5]*[.T5]" office:value-type="float" office:value="5.55241134168324">
            <text:p>5.5524113417</text:p>
          </table:table-cell>
          <table:table-cell table:style-name="ce317" table:formula="of:=IF(ISNA([.U5]); 0;[.U5])" office:value-type="float" office:value="5.55241134168324">
            <text:p>5.5524113417</text:p>
          </table:table-cell>
          <table:table-cell table:formula="of:=IF([.R5]=&quot;&quot;; 0; ([.AD5]*1.65*(0.000125^([$GravCalcs.$Q$25]))) * ((1 - 2.71828182845904^(-0.04*60))/4.15)) *0.1" office:value-type="float" office:value="0.0241632797248354">
            <text:p>0.0241632797</text:p>
          </table:table-cell>
          <table:table-cell table:formula="of:=IF([.F5]=&quot;FW&quot;;[.S5]*[.W5];0)" office:value-type="float" office:value="0">
            <text:p>0</text:p>
          </table:table-cell>
          <table:table-cell/>
          <table:table-cell table:formula="of:=IF([.O5]=0; 0; IF([.O5]&lt;6;0.05;IF([.O5]&lt;11; 0.06; IF([.O5]&lt;16; 0.08;IF([.O5]&lt;21;0.101;   IF([.O5]&lt;26; 0.121; IF([.O5]&lt;31; 0.153; IF([.O5]&lt;36; 0.188; &quot;OTH&quot;  )  )  ) )))))" office:value-type="float" office:value="0.08">
            <text:p>0.08</text:p>
          </table:table-cell>
          <table:table-cell table:formula="of:=IF([.Z5]&lt;&gt;&quot;OTH&quot;;  [.Z5]; IF([.O5]&lt;41;0.228;IF([.O5]&lt;46; 0.269; IF([.O5]&lt;51; 0.281;IF([.O5]&lt;61;0.3; IF([.O5]&lt;71;0.31; IF([.O5]&lt;81;0.32; 0.33 )  )  )))))*[.AE5]" office:value-type="float" office:value="0.0727272727272727">
            <text:p>0.0727272727</text:p>
          </table:table-cell>
          <table:table-cell table:formula="of:=(([.N5]*[.AA5])*([.R5]/100)*7462)/(([.$C$6]+[$'Total H2O Sub'.$D$12]+[$'Total H2O Sub'.$D$15]+[$'Total H2O Sub'.$D$16])*(1+[.$AC$2]))" office:value-type="float" office:value="3.3498526088403">
            <text:p>3.3498526088</text:p>
          </table:table-cell>
          <table:table-cell/>
          <table:table-cell table:formula="of:=IF([.$M5]=&quot;p&quot;; [.$D$8]; IF([.$M5]=&quot;c&quot;; [.$D$9];  IF([.$M5]=&quot;e&quot;; [.$D$10]; 1)))" office:value-type="float" office:value="1">
            <text:p>1</text:p>
          </table:table-cell>
          <table:table-cell table:formula="of:=IF([.$M5]=&quot;l&quot;; (1/[.$D$8]); IF([.$M5]=&quot;c&quot;; (1/[.$D$8])*[.$D$9]; IF([.$M5]=&quot;e&quot;; (1/[.$D$8])*[.$D$10]; 1)))" office:value-type="float" office:value="0.909090909090909">
            <text:p>0.9090909091</text:p>
          </table:table-cell>
          <table:table-cell table:number-columns-repeated="993"/>
        </table:table-row>
        <table:table-row table:style-name="ro1">
          <table:table-cell/>
          <table:table-cell table:style-name="ce146" office:value-type="string">
            <text:p>USE batch vol galls</text:p>
          </table:table-cell>
          <table:table-cell table:formula="of:=IF([$Brewhouse.V17]=&quot;Metric&quot;; [.C5]; [.C4])" office:value-type="float" office:value="5.1">
            <text:p>5.1</text:p>
          </table:table-cell>
          <table:table-cell table:number-columns-repeated="2"/>
          <table:table-cell table:style-name="ce317" table:formula="of:=IF([$Recipe.N15]=&quot;FW&quot;; &quot;FW&quot;; IF([$Recipe.N15]=&quot;fw&quot;;&quot;FW&quot;; &quot;&quot;))">
            <text:p/>
          </table:table-cell>
          <table:table-cell table:style-name="ce317" table:formula="of:=IF([.M6]=&quot;L&quot;; [.N6]; 0)" office:value-type="float" office:value="0">
            <text:p>0</text:p>
          </table:table-cell>
          <table:table-cell table:style-name="ce646" table:formula="of:=IF([.M6]=&quot;P&quot;; [.N6]; 0)" office:value-type="float" office:value="0">
            <text:p>0</text:p>
          </table:table-cell>
          <table:table-cell table:style-name="ce317" table:formula="of:=IF([.M6]=&quot;C&quot;; [.N6]; 0)" office:value-type="float" office:value="0">
            <text:p>0</text:p>
          </table:table-cell>
          <table:table-cell table:style-name="ce317" table:formula="of:=IF([.M6]=&quot;E&quot;; [.N6]; 0)" office:value-type="float" office:value="0">
            <text:p>0</text:p>
          </table:table-cell>
          <table:table-cell table:style-name="ce653" table:formula="of:=[$Recipe.J15]" office:value-type="string" office:string-value="---Select Hop---" table:number-columns-spanned="2" table:number-rows-spanned="1">
            <text:p>---Select Hop---</text:p>
          </table:table-cell>
          <table:covered-table-cell table:style-name="ce657"/>
          <table:table-cell table:style-name="ce655" table:formula="of:=[$Recipe.L15]" office:value-type="float" office:value="0">
            <text:p>0</text:p>
          </table:table-cell>
          <table:table-cell table:style-name="ce655" table:formula="of:=IF([$Brewhouse.V17]=&quot;Metric&quot;; [$Recipe.M15]*0.0352739619; [$Recipe.M15])" office:value-type="float" office:value="0">
            <text:p>0</text:p>
          </table:table-cell>
          <table:table-cell table:style-name="ce655" table:formula="of:=IF([.F6]=&quot;FW&quot;; [$Recipe.$B$9]; [$Recipe.N15])" office:value-type="float" office:value="0">
            <text:p>0</text:p>
          </table:table-cell>
          <table:table-cell table:style-name="ce655" table:formula="of:=[$Recipe.O15]" office:value-type="float" office:value="0">
            <text:p>0</text:p>
          </table:table-cell>
          <table:table-cell table:style-name="ce655" table:formula="of:=IF([$Recipe.P15]=&quot;&quot;;&quot;&quot;;[$Recipe.P15])">
            <text:p/>
          </table:table-cell>
          <table:table-cell table:style-name="ce655" table:formula="of:=IF([.Q6]&lt;&gt;&quot;&quot;;[.Q6];[.P6])" office:value-type="float" office:value="0">
            <text:p>0</text:p>
          </table:table-cell>
          <table:table-cell table:style-name="ce317" table:formula="of:=((([.R6]/100)*[.N6])*7490)/([.$C$6]+[$'Total H2O Sub'.$D$12]+[$'Total H2O Sub'.$D$15]+[$'Total H2O Sub'.$D$16])" office:value-type="float" office:value="0">
            <text:p>0</text:p>
          </table:table-cell>
          <table:table-cell table:style-name="ce317" table:formula="of:=IF([.R6]=&quot;&quot;; 0; ([.AD6]*1.65*(0.000125^([$GravCalcs.$Q$25]))) * ((1 - 2.71828182845904^(-0.04*[.O6]))/4.15))" office:value-type="float" office:value="0">
            <text:p>0</text:p>
          </table:table-cell>
          <table:table-cell table:style-name="ce317" table:formula="of:=[.S6]*[.T6]" office:value-type="float" office:value="0">
            <text:p>0</text:p>
          </table:table-cell>
          <table:table-cell table:style-name="ce317" table:formula="of:=IF(ISNA([.U6]); 0;[.U6])" office:value-type="float" office:value="0">
            <text:p>0</text:p>
          </table:table-cell>
          <table:table-cell table:formula="of:=IF([.R6]=&quot;&quot;; 0; ([.AD6]*1.65*(0.000125^([$GravCalcs.$Q$25]))) * ((1 - 2.71828182845904^(-0.04*60))/4.15)) *0.1" office:value-type="float" office:value="0.0241632797248354">
            <text:p>0.0241632797</text:p>
          </table:table-cell>
          <table:table-cell table:formula="of:=IF([.F6]=&quot;FW&quot;;[.S6]*[.W6];0)" office:value-type="float" office:value="0">
            <text:p>0</text:p>
          </table:table-cell>
          <table:table-cell/>
          <table:table-cell table:formula="of:=IF([.O6]=0; 0; IF([.O6]&lt;6;0.05;IF([.O6]&lt;11; 0.06; IF([.O6]&lt;16; 0.08;IF([.O6]&lt;21;0.101;   IF([.O6]&lt;26; 0.121; IF([.O6]&lt;31; 0.153; IF([.O6]&lt;36; 0.188; &quot;OTH&quot;  )  )  ) )))))" office:value-type="float" office:value="0">
            <text:p>0</text:p>
          </table:table-cell>
          <table:table-cell table:formula="of:=IF([.Z6]&lt;&gt;&quot;OTH&quot;;  [.Z6]; IF([.O6]&lt;41;0.228;IF([.O6]&lt;46; 0.269; IF([.O6]&lt;51; 0.281;IF([.O6]&lt;61;0.3; IF([.O6]&lt;71;0.31; IF([.O6]&lt;81;0.32; 0.33 )  )  )))))*[.AE6]" office:value-type="float" office:value="0">
            <text:p>0</text:p>
          </table:table-cell>
          <table:table-cell table:formula="of:=(([.N6]*[.AA6])*([.R6]/100)*7462)/(([.$C$6]+[$'Total H2O Sub'.$D$12]+[$'Total H2O Sub'.$D$15]+[$'Total H2O Sub'.$D$16])*(1+[.$AC$2]))" office:value-type="float" office:value="0">
            <text:p>0</text:p>
          </table:table-cell>
          <table:table-cell/>
          <table:table-cell table:formula="of:=IF([.$M6]=&quot;p&quot;; [.$D$8]; IF([.$M6]=&quot;c&quot;; [.$D$9];  IF([.$M6]=&quot;e&quot;; [.$D$10]; 1)))" office:value-type="float" office:value="1">
            <text:p>1</text:p>
          </table:table-cell>
          <table:table-cell table:formula="of:=IF([.$M6]=&quot;l&quot;; (1/[.$D$8]); IF([.$M6]=&quot;c&quot;; (1/[.$D$8])*[.$D$9]; IF([.$M6]=&quot;e&quot;; (1/[.$D$8])*[.$D$10]; 1)))" office:value-type="float" office:value="1">
            <text:p>1</text:p>
          </table:table-cell>
          <table:table-cell table:number-columns-repeated="993"/>
        </table:table-row>
        <table:table-row table:style-name="ro1">
          <table:table-cell table:number-columns-repeated="5"/>
          <table:table-cell table:style-name="ce317" table:formula="of:=IF([$Recipe.N16]=&quot;FW&quot;; &quot;FW&quot;; IF([$Recipe.N16]=&quot;fw&quot;;&quot;FW&quot;; &quot;&quot;))">
            <text:p/>
          </table:table-cell>
          <table:table-cell table:style-name="ce317" table:formula="of:=IF([.M7]=&quot;L&quot;; [.N7]; 0)" office:value-type="float" office:value="0">
            <text:p>0</text:p>
          </table:table-cell>
          <table:table-cell table:style-name="ce646" table:formula="of:=IF([.M7]=&quot;P&quot;; [.N7]; 0)" office:value-type="float" office:value="0">
            <text:p>0</text:p>
          </table:table-cell>
          <table:table-cell table:style-name="ce317" table:formula="of:=IF([.M7]=&quot;C&quot;; [.N7]; 0)" office:value-type="float" office:value="0">
            <text:p>0</text:p>
          </table:table-cell>
          <table:table-cell table:style-name="ce317" table:formula="of:=IF([.M7]=&quot;E&quot;; [.N7]; 0)" office:value-type="float" office:value="0">
            <text:p>0</text:p>
          </table:table-cell>
          <table:table-cell table:style-name="ce653" table:formula="of:=[$Recipe.J16]" office:value-type="string" office:string-value="---Select Hop---" table:number-columns-spanned="2" table:number-rows-spanned="1">
            <text:p>---Select Hop---</text:p>
          </table:table-cell>
          <table:covered-table-cell table:style-name="ce657"/>
          <table:table-cell table:style-name="ce655" table:formula="of:=[$Recipe.L16]" office:value-type="float" office:value="0">
            <text:p>0</text:p>
          </table:table-cell>
          <table:table-cell table:style-name="ce655" table:formula="of:=IF([$Brewhouse.V17]=&quot;Metric&quot;; [$Recipe.M16]*0.0352739619; [$Recipe.M16])" office:value-type="float" office:value="0">
            <text:p>0</text:p>
          </table:table-cell>
          <table:table-cell table:style-name="ce655" table:formula="of:=IF([.F7]=&quot;FW&quot;; [$Recipe.$B$9]; [$Recipe.N16])" office:value-type="float" office:value="0">
            <text:p>0</text:p>
          </table:table-cell>
          <table:table-cell table:style-name="ce655" table:formula="of:=[$Recipe.O16]" office:value-type="float" office:value="0">
            <text:p>0</text:p>
          </table:table-cell>
          <table:table-cell table:style-name="ce655" table:formula="of:=IF([$Recipe.P16]=&quot;&quot;;&quot;&quot;;[$Recipe.P16])">
            <text:p/>
          </table:table-cell>
          <table:table-cell table:style-name="ce655" table:formula="of:=IF([.Q7]&lt;&gt;&quot;&quot;;[.Q7];[.P7])" office:value-type="float" office:value="0">
            <text:p>0</text:p>
          </table:table-cell>
          <table:table-cell table:style-name="ce317" table:formula="of:=((([.R7]/100)*[.N7])*7490)/([.$C$6]+[$'Total H2O Sub'.$D$12]+[$'Total H2O Sub'.$D$15]+[$'Total H2O Sub'.$D$16])" office:value-type="float" office:value="0">
            <text:p>0</text:p>
          </table:table-cell>
          <table:table-cell table:style-name="ce317" table:formula="of:=IF([.R7]=&quot;&quot;; 0; ([.AD7]*1.65*(0.000125^([$GravCalcs.$Q$25]))) * ((1 - 2.71828182845904^(-0.04*[.O7]))/4.15))" office:value-type="float" office:value="0">
            <text:p>0</text:p>
          </table:table-cell>
          <table:table-cell table:style-name="ce317" table:formula="of:=[.S7]*[.T7]" office:value-type="float" office:value="0">
            <text:p>0</text:p>
          </table:table-cell>
          <table:table-cell table:style-name="ce317" table:formula="of:=IF(ISNA([.U7]); 0;[.U7])" office:value-type="float" office:value="0">
            <text:p>0</text:p>
          </table:table-cell>
          <table:table-cell table:formula="of:=IF([.R7]=&quot;&quot;; 0; ([.AD7]*1.65*(0.000125^([$GravCalcs.$Q$25]))) * ((1 - 2.71828182845904^(-0.04*60))/4.15)) *0.1" office:value-type="float" office:value="0.0241632797248354">
            <text:p>0.0241632797</text:p>
          </table:table-cell>
          <table:table-cell table:formula="of:=IF([.F7]=&quot;FW&quot;;[.S7]*[.W7];0)" office:value-type="float" office:value="0">
            <text:p>0</text:p>
          </table:table-cell>
          <table:table-cell/>
          <table:table-cell table:formula="of:=IF([.O7]=0; 0; IF([.O7]&lt;6;0.05;IF([.O7]&lt;11; 0.06; IF([.O7]&lt;16; 0.08;IF([.O7]&lt;21;0.101;   IF([.O7]&lt;26; 0.121; IF([.O7]&lt;31; 0.153; IF([.O7]&lt;36; 0.188; &quot;OTH&quot;  )  )  ) )))))" office:value-type="float" office:value="0">
            <text:p>0</text:p>
          </table:table-cell>
          <table:table-cell table:formula="of:=IF([.Z7]&lt;&gt;&quot;OTH&quot;;  [.Z7]; IF([.O7]&lt;41;0.228;IF([.O7]&lt;46; 0.269; IF([.O7]&lt;51; 0.281;IF([.O7]&lt;61;0.3; IF([.O7]&lt;71;0.31; IF([.O7]&lt;81;0.32; 0.33 )  )  )))))*[.AE7]" office:value-type="float" office:value="0">
            <text:p>0</text:p>
          </table:table-cell>
          <table:table-cell table:formula="of:=(([.N7]*[.AA7])*([.R7]/100)*7462)/(([.$C$6]+[$'Total H2O Sub'.$D$12]+[$'Total H2O Sub'.$D$15]+[$'Total H2O Sub'.$D$16])*(1+[.$AC$2]))" office:value-type="float" office:value="0">
            <text:p>0</text:p>
          </table:table-cell>
          <table:table-cell/>
          <table:table-cell table:formula="of:=IF([.$M7]=&quot;p&quot;; [.$D$8]; IF([.$M7]=&quot;c&quot;; [.$D$9];  IF([.$M7]=&quot;e&quot;; [.$D$10]; 1)))" office:value-type="float" office:value="1">
            <text:p>1</text:p>
          </table:table-cell>
          <table:table-cell table:formula="of:=IF([.$M7]=&quot;l&quot;; (1/[.$D$8]); IF([.$M7]=&quot;c&quot;; (1/[.$D$8])*[.$D$9]; IF([.$M7]=&quot;e&quot;; (1/[.$D$8])*[.$D$10]; 1)))" office:value-type="float" office:value="1">
            <text:p>1</text:p>
          </table:table-cell>
          <table:table-cell table:number-columns-repeated="993"/>
        </table:table-row>
        <table:table-row table:style-name="ro1">
          <table:table-cell office:value-type="string">
            <text:p>Pellet Leaf Bonus Penalty</text:p>
          </table:table-cell>
          <table:table-cell table:number-columns-repeated="2"/>
          <table:table-cell table:formula="of:=[$Brewhouse.H35]" office:value-type="float" office:value="1.1">
            <text:p>1.1</text:p>
          </table:table-cell>
          <table:table-cell/>
          <table:table-cell table:style-name="ce317" table:formula="of:=IF([$Recipe.N17]=&quot;FW&quot;; &quot;FW&quot;; IF([$Recipe.N17]=&quot;fw&quot;;&quot;FW&quot;; &quot;&quot;))">
            <text:p/>
          </table:table-cell>
          <table:table-cell table:style-name="ce317" table:formula="of:=IF([.M8]=&quot;L&quot;; [.N8]; 0)" office:value-type="float" office:value="0">
            <text:p>0</text:p>
          </table:table-cell>
          <table:table-cell table:style-name="ce646" table:formula="of:=IF([.M8]=&quot;P&quot;; [.N8]; 0)" office:value-type="float" office:value="0">
            <text:p>0</text:p>
          </table:table-cell>
          <table:table-cell table:style-name="ce317" table:formula="of:=IF([.M8]=&quot;C&quot;; [.N8]; 0)" office:value-type="float" office:value="0">
            <text:p>0</text:p>
          </table:table-cell>
          <table:table-cell table:style-name="ce317" table:formula="of:=IF([.M8]=&quot;E&quot;; [.N8]; 0)" office:value-type="float" office:value="0">
            <text:p>0</text:p>
          </table:table-cell>
          <table:table-cell table:style-name="ce653" table:formula="of:=[$Recipe.J17]" office:value-type="string" office:string-value="---Select Hop---" table:number-columns-spanned="2" table:number-rows-spanned="1">
            <text:p>---Select Hop---</text:p>
          </table:table-cell>
          <table:covered-table-cell table:style-name="ce657"/>
          <table:table-cell table:style-name="ce655" table:formula="of:=[$Recipe.L17]" office:value-type="float" office:value="0">
            <text:p>0</text:p>
          </table:table-cell>
          <table:table-cell table:style-name="ce655" table:formula="of:=IF([$Brewhouse.V17]=&quot;Metric&quot;; [$Recipe.M17]*0.0352739619; [$Recipe.M17])" office:value-type="float" office:value="0">
            <text:p>0</text:p>
          </table:table-cell>
          <table:table-cell table:style-name="ce655" table:formula="of:=IF([.F8]=&quot;FW&quot;; [$Recipe.$B$9]; [$Recipe.N17])" office:value-type="float" office:value="0">
            <text:p>0</text:p>
          </table:table-cell>
          <table:table-cell table:style-name="ce655" table:formula="of:=[$Recipe.O17]" office:value-type="float" office:value="0">
            <text:p>0</text:p>
          </table:table-cell>
          <table:table-cell table:style-name="ce655" table:formula="of:=IF([$Recipe.P17]=&quot;&quot;;&quot;&quot;;[$Recipe.P17])">
            <text:p/>
          </table:table-cell>
          <table:table-cell table:style-name="ce655" table:formula="of:=IF([.Q8]&lt;&gt;&quot;&quot;;[.Q8];[.P8])" office:value-type="float" office:value="0">
            <text:p>0</text:p>
          </table:table-cell>
          <table:table-cell table:style-name="ce317" table:formula="of:=((([.R8]/100)*[.N8])*7490)/([.$C$6]+[$'Total H2O Sub'.$D$12]+[$'Total H2O Sub'.$D$15]+[$'Total H2O Sub'.$D$16])" office:value-type="float" office:value="0">
            <text:p>0</text:p>
          </table:table-cell>
          <table:table-cell table:style-name="ce317" table:formula="of:=IF([.R8]=&quot;&quot;; 0; ([.AD8]*1.65*(0.000125^([$GravCalcs.$Q$25]))) * ((1 - 2.71828182845904^(-0.04*[.O8]))/4.15))" office:value-type="float" office:value="0">
            <text:p>0</text:p>
          </table:table-cell>
          <table:table-cell table:style-name="ce317" table:formula="of:=[.S8]*[.T8]" office:value-type="float" office:value="0">
            <text:p>0</text:p>
          </table:table-cell>
          <table:table-cell table:style-name="ce317" table:formula="of:=IF(ISNA([.U8]); 0;[.U8])" office:value-type="float" office:value="0">
            <text:p>0</text:p>
          </table:table-cell>
          <table:table-cell table:formula="of:=IF([.R8]=&quot;&quot;; 0; ([.AD8]*1.65*(0.000125^([$GravCalcs.$Q$25]))) * ((1 - 2.71828182845904^(-0.04*60))/4.15)) *0.1" office:value-type="float" office:value="0.0241632797248354">
            <text:p>0.0241632797</text:p>
          </table:table-cell>
          <table:table-cell table:formula="of:=IF([.F8]=&quot;FW&quot;;[.S8]*[.W8];0)" office:value-type="float" office:value="0">
            <text:p>0</text:p>
          </table:table-cell>
          <table:table-cell/>
          <table:table-cell table:formula="of:=IF([.O8]=0; 0; IF([.O8]&lt;6;0.05;IF([.O8]&lt;11; 0.06; IF([.O8]&lt;16; 0.08;IF([.O8]&lt;21;0.101;   IF([.O8]&lt;26; 0.121; IF([.O8]&lt;31; 0.153; IF([.O8]&lt;36; 0.188; &quot;OTH&quot;  )  )  ) )))))" office:value-type="float" office:value="0">
            <text:p>0</text:p>
          </table:table-cell>
          <table:table-cell table:formula="of:=IF([.Z8]&lt;&gt;&quot;OTH&quot;;  [.Z8]; IF([.O8]&lt;41;0.228;IF([.O8]&lt;46; 0.269; IF([.O8]&lt;51; 0.281;IF([.O8]&lt;61;0.3; IF([.O8]&lt;71;0.31; IF([.O8]&lt;81;0.32; 0.33 )  )  )))))*[.AE8]" office:value-type="float" office:value="0">
            <text:p>0</text:p>
          </table:table-cell>
          <table:table-cell table:formula="of:=(([.N8]*[.AA8])*([.R8]/100)*7462)/(([.$C$6]+[$'Total H2O Sub'.$D$12]+[$'Total H2O Sub'.$D$15]+[$'Total H2O Sub'.$D$16])*(1+[.$AC$2]))" office:value-type="float" office:value="0">
            <text:p>0</text:p>
          </table:table-cell>
          <table:table-cell/>
          <table:table-cell table:formula="of:=IF([.$M8]=&quot;p&quot;; [.$D$8]; IF([.$M8]=&quot;c&quot;; [.$D$9];  IF([.$M8]=&quot;e&quot;; [.$D$10]; 1)))" office:value-type="float" office:value="1">
            <text:p>1</text:p>
          </table:table-cell>
          <table:table-cell table:formula="of:=IF([.$M8]=&quot;l&quot;; (1/[.$D$8]); IF([.$M8]=&quot;c&quot;; (1/[.$D$8])*[.$D$9]; IF([.$M8]=&quot;e&quot;; (1/[.$D$8])*[.$D$10]; 1)))" office:value-type="float" office:value="1">
            <text:p>1</text:p>
          </table:table-cell>
          <table:table-cell table:number-columns-repeated="993"/>
        </table:table-row>
        <table:table-row table:style-name="ro1">
          <table:table-cell office:value-type="string">
            <text:p>Cryo Hops Bonus</text:p>
          </table:table-cell>
          <table:table-cell table:number-columns-repeated="2"/>
          <table:table-cell table:formula="of:=[$Brewhouse.C38]" office:value-type="float" office:value="1.1">
            <text:p>1.1</text:p>
          </table:table-cell>
          <table:table-cell/>
          <table:table-cell table:style-name="ce317" table:formula="of:=IF([$Recipe.N18]=&quot;FW&quot;; &quot;FW&quot;; IF([$Recipe.N18]=&quot;fw&quot;;&quot;FW&quot;; &quot;&quot;))">
            <text:p/>
          </table:table-cell>
          <table:table-cell table:style-name="ce317" table:formula="of:=IF([.M9]=&quot;L&quot;; [.N9]; 0)" office:value-type="float" office:value="0">
            <text:p>0</text:p>
          </table:table-cell>
          <table:table-cell table:style-name="ce646" table:formula="of:=IF([.M9]=&quot;P&quot;; [.N9]; 0)" office:value-type="float" office:value="0">
            <text:p>0</text:p>
          </table:table-cell>
          <table:table-cell table:style-name="ce317" table:formula="of:=IF([.M9]=&quot;C&quot;; [.N9]; 0)" office:value-type="float" office:value="0">
            <text:p>0</text:p>
          </table:table-cell>
          <table:table-cell table:style-name="ce317" table:formula="of:=IF([.M9]=&quot;E&quot;; [.N9]; 0)" office:value-type="float" office:value="0">
            <text:p>0</text:p>
          </table:table-cell>
          <table:table-cell table:style-name="ce653" table:formula="of:=[$Recipe.J18]" office:value-type="string" office:string-value="---Select Hop---" table:number-columns-spanned="2" table:number-rows-spanned="1">
            <text:p>---Select Hop---</text:p>
          </table:table-cell>
          <table:covered-table-cell table:style-name="ce657"/>
          <table:table-cell table:style-name="ce655" table:formula="of:=[$Recipe.L18]" office:value-type="float" office:value="0">
            <text:p>0</text:p>
          </table:table-cell>
          <table:table-cell table:style-name="ce655" table:formula="of:=IF([$Brewhouse.V17]=&quot;Metric&quot;; [$Recipe.M18]*0.0352739619; [$Recipe.M18])" office:value-type="float" office:value="0">
            <text:p>0</text:p>
          </table:table-cell>
          <table:table-cell table:style-name="ce655" table:formula="of:=IF([.F9]=&quot;FW&quot;; [$Recipe.$B$9]; [$Recipe.N18])" office:value-type="float" office:value="0">
            <text:p>0</text:p>
          </table:table-cell>
          <table:table-cell table:style-name="ce655" table:formula="of:=[$Recipe.O18]" office:value-type="float" office:value="0">
            <text:p>0</text:p>
          </table:table-cell>
          <table:table-cell table:style-name="ce655" table:formula="of:=IF([$Recipe.P18]=&quot;&quot;;&quot;&quot;;[$Recipe.P18])">
            <text:p/>
          </table:table-cell>
          <table:table-cell table:style-name="ce655" table:formula="of:=IF([.Q9]&lt;&gt;&quot;&quot;;[.Q9];[.P9])" office:value-type="float" office:value="0">
            <text:p>0</text:p>
          </table:table-cell>
          <table:table-cell table:style-name="ce317" table:formula="of:=((([.R9]/100)*[.N9])*7490)/([.$C$6]+[$'Total H2O Sub'.$D$12]+[$'Total H2O Sub'.$D$15]+[$'Total H2O Sub'.$D$16])" office:value-type="float" office:value="0">
            <text:p>0</text:p>
          </table:table-cell>
          <table:table-cell table:style-name="ce317" table:formula="of:=IF([.R9]=&quot;&quot;; 0; ([.AD9]*1.65*(0.000125^([$GravCalcs.$Q$25]))) * ((1 - 2.71828182845904^(-0.04*[.O9]))/4.15))" office:value-type="float" office:value="0">
            <text:p>0</text:p>
          </table:table-cell>
          <table:table-cell table:style-name="ce317" table:formula="of:=[.S9]*[.T9]" office:value-type="float" office:value="0">
            <text:p>0</text:p>
          </table:table-cell>
          <table:table-cell table:style-name="ce317" table:formula="of:=IF(ISNA([.U9]); 0;[.U9])" office:value-type="float" office:value="0">
            <text:p>0</text:p>
          </table:table-cell>
          <table:table-cell table:formula="of:=IF([.R9]=&quot;&quot;; 0; ([.AD9]*1.65*(0.000125^([$GravCalcs.$Q$25]))) * ((1 - 2.71828182845904^(-0.04*60))/4.15)) *0.1" office:value-type="float" office:value="0.0241632797248354">
            <text:p>0.0241632797</text:p>
          </table:table-cell>
          <table:table-cell table:formula="of:=IF([.F9]=&quot;FW&quot;;[.S9]*[.W9];0)" office:value-type="float" office:value="0">
            <text:p>0</text:p>
          </table:table-cell>
          <table:table-cell/>
          <table:table-cell table:formula="of:=IF([.O9]=0; 0; IF([.O9]&lt;6;0.05;IF([.O9]&lt;11; 0.06; IF([.O9]&lt;16; 0.08;IF([.O9]&lt;21;0.101;   IF([.O9]&lt;26; 0.121; IF([.O9]&lt;31; 0.153; IF([.O9]&lt;36; 0.188; &quot;OTH&quot;  )  )  ) )))))" office:value-type="float" office:value="0">
            <text:p>0</text:p>
          </table:table-cell>
          <table:table-cell table:formula="of:=IF([.Z9]&lt;&gt;&quot;OTH&quot;;  [.Z9]; IF([.O9]&lt;41;0.228;IF([.O9]&lt;46; 0.269; IF([.O9]&lt;51; 0.281;IF([.O9]&lt;61;0.3; IF([.O9]&lt;71;0.31; IF([.O9]&lt;81;0.32; 0.33 )  )  )))))*[.AE9]" office:value-type="float" office:value="0">
            <text:p>0</text:p>
          </table:table-cell>
          <table:table-cell table:formula="of:=(([.N9]*[.AA9])*([.R9]/100)*7462)/(([.$C$6]+[$'Total H2O Sub'.$D$12]+[$'Total H2O Sub'.$D$15]+[$'Total H2O Sub'.$D$16])*(1+[.$AC$2]))" office:value-type="float" office:value="0">
            <text:p>0</text:p>
          </table:table-cell>
          <table:table-cell/>
          <table:table-cell table:formula="of:=IF([.$M9]=&quot;p&quot;; [.$D$8]; IF([.$M9]=&quot;c&quot;; [.$D$9];  IF([.$M9]=&quot;e&quot;; [.$D$10]; 1)))" office:value-type="float" office:value="1">
            <text:p>1</text:p>
          </table:table-cell>
          <table:table-cell table:formula="of:=IF([.$M9]=&quot;l&quot;; (1/[.$D$8]); IF([.$M9]=&quot;c&quot;; (1/[.$D$8])*[.$D$9]; IF([.$M9]=&quot;e&quot;; (1/[.$D$8])*[.$D$10]; 1)))" office:value-type="float" office:value="1">
            <text:p>1</text:p>
          </table:table-cell>
          <table:table-cell table:number-columns-repeated="993"/>
        </table:table-row>
        <table:table-row table:style-name="ro1">
          <table:table-cell office:value-type="string">
            <text:p>CO2 Hop Extract Bounus</text:p>
          </table:table-cell>
          <table:table-cell table:number-columns-repeated="2"/>
          <table:table-cell table:formula="of:=[$Brewhouse.H38]" office:value-type="float" office:value="1.4">
            <text:p>1.4</text:p>
          </table:table-cell>
          <table:table-cell/>
          <table:table-cell table:style-name="ce317" table:formula="of:=IF([$Recipe.N19]=&quot;FW&quot;; &quot;FW&quot;; IF([$Recipe.N19]=&quot;fw&quot;;&quot;FW&quot;; &quot;&quot;))">
            <text:p/>
          </table:table-cell>
          <table:table-cell table:style-name="ce317" table:formula="of:=IF([.M10]=&quot;L&quot;; [.N10]; 0)" office:value-type="float" office:value="0">
            <text:p>0</text:p>
          </table:table-cell>
          <table:table-cell table:style-name="ce646" table:formula="of:=IF([.M10]=&quot;P&quot;; [.N10]; 0)" office:value-type="float" office:value="0">
            <text:p>0</text:p>
          </table:table-cell>
          <table:table-cell table:style-name="ce317" table:formula="of:=IF([.M10]=&quot;C&quot;; [.N10]; 0)" office:value-type="float" office:value="0">
            <text:p>0</text:p>
          </table:table-cell>
          <table:table-cell table:style-name="ce317" table:formula="of:=IF([.M10]=&quot;E&quot;; [.N10]; 0)" office:value-type="float" office:value="0">
            <text:p>0</text:p>
          </table:table-cell>
          <table:table-cell table:style-name="ce653" table:formula="of:=[$Recipe.J19]" office:value-type="string" office:string-value="---Select Hop---" table:number-columns-spanned="2" table:number-rows-spanned="1">
            <text:p>---Select Hop---</text:p>
          </table:table-cell>
          <table:covered-table-cell table:style-name="ce657"/>
          <table:table-cell table:style-name="ce655" table:formula="of:=[$Recipe.L19]" office:value-type="float" office:value="0">
            <text:p>0</text:p>
          </table:table-cell>
          <table:table-cell table:style-name="ce655" table:formula="of:=IF([$Brewhouse.V17]=&quot;Metric&quot;; [$Recipe.M19]*0.0352739619; [$Recipe.M19])" office:value-type="float" office:value="0">
            <text:p>0</text:p>
          </table:table-cell>
          <table:table-cell table:style-name="ce655" table:formula="of:=IF([.F10]=&quot;FW&quot;; [$Recipe.$B$9]; [$Recipe.N19])" office:value-type="float" office:value="0">
            <text:p>0</text:p>
          </table:table-cell>
          <table:table-cell table:style-name="ce655" table:formula="of:=[$Recipe.O19]" office:value-type="float" office:value="0">
            <text:p>0</text:p>
          </table:table-cell>
          <table:table-cell table:style-name="ce655" table:formula="of:=IF([$Recipe.P19]=&quot;&quot;;&quot;&quot;;[$Recipe.P19])">
            <text:p/>
          </table:table-cell>
          <table:table-cell table:style-name="ce655" table:formula="of:=IF([.Q10]&lt;&gt;&quot;&quot;;[.Q10];[.P10])" office:value-type="float" office:value="0">
            <text:p>0</text:p>
          </table:table-cell>
          <table:table-cell table:style-name="ce317" table:formula="of:=((([.R10]/100)*[.N10])*7490)/([.$C$6]+[$'Total H2O Sub'.$D$12]+[$'Total H2O Sub'.$D$15]+[$'Total H2O Sub'.$D$16])" office:value-type="float" office:value="0">
            <text:p>0</text:p>
          </table:table-cell>
          <table:table-cell table:style-name="ce317" table:formula="of:=IF([.R10]=&quot;&quot;; 0; ([.AD10]*1.65*(0.000125^([$GravCalcs.$Q$25]))) * ((1 - 2.71828182845904^(-0.04*[.O10]))/4.15))" office:value-type="float" office:value="0">
            <text:p>0</text:p>
          </table:table-cell>
          <table:table-cell table:style-name="ce317" table:formula="of:=[.S10]*[.T10]" office:value-type="float" office:value="0">
            <text:p>0</text:p>
          </table:table-cell>
          <table:table-cell table:style-name="ce317" table:formula="of:=IF(ISNA([.U10]); 0;[.U10])" office:value-type="float" office:value="0">
            <text:p>0</text:p>
          </table:table-cell>
          <table:table-cell table:formula="of:=IF([.R10]=&quot;&quot;; 0; ([.AD10]*1.65*(0.000125^([$GravCalcs.$Q$25]))) * ((1 - 2.71828182845904^(-0.04*60))/4.15)) *0.1" office:value-type="float" office:value="0.0241632797248354">
            <text:p>0.0241632797</text:p>
          </table:table-cell>
          <table:table-cell table:formula="of:=IF([.F10]=&quot;FW&quot;;[.S10]*[.W10];0)" office:value-type="float" office:value="0">
            <text:p>0</text:p>
          </table:table-cell>
          <table:table-cell/>
          <table:table-cell table:formula="of:=IF([.O10]=0; 0; IF([.O10]&lt;6;0.05;IF([.O10]&lt;11; 0.06; IF([.O10]&lt;16; 0.08;IF([.O10]&lt;21;0.101;   IF([.O10]&lt;26; 0.121; IF([.O10]&lt;31; 0.153; IF([.O10]&lt;36; 0.188; &quot;OTH&quot;  )  )  ) )))))" office:value-type="float" office:value="0">
            <text:p>0</text:p>
          </table:table-cell>
          <table:table-cell table:formula="of:=IF([.Z10]&lt;&gt;&quot;OTH&quot;;  [.Z10]; IF([.O10]&lt;41;0.228;IF([.O10]&lt;46; 0.269; IF([.O10]&lt;51; 0.281;IF([.O10]&lt;61;0.3; IF([.O10]&lt;71;0.31; IF([.O10]&lt;81;0.32; 0.33 )  )  )))))*[.AE10]" office:value-type="float" office:value="0">
            <text:p>0</text:p>
          </table:table-cell>
          <table:table-cell table:formula="of:=(([.N10]*[.AA10])*([.R10]/100)*7462)/(([.$C$6]+[$'Total H2O Sub'.$D$12]+[$'Total H2O Sub'.$D$15]+[$'Total H2O Sub'.$D$16])*(1+[.$AC$2]))" office:value-type="float" office:value="0">
            <text:p>0</text:p>
          </table:table-cell>
          <table:table-cell/>
          <table:table-cell table:formula="of:=IF([.$M10]=&quot;p&quot;; [.$D$8]; IF([.$M10]=&quot;c&quot;; [.$D$9];  IF([.$M10]=&quot;e&quot;; [.$D$10]; 1)))" office:value-type="float" office:value="1">
            <text:p>1</text:p>
          </table:table-cell>
          <table:table-cell table:formula="of:=IF([.$M10]=&quot;l&quot;; (1/[.$D$8]); IF([.$M10]=&quot;c&quot;; (1/[.$D$8])*[.$D$9]; IF([.$M10]=&quot;e&quot;; (1/[.$D$8])*[.$D$10]; 1)))" office:value-type="float" office:value="1">
            <text:p>1</text:p>
          </table:table-cell>
          <table:table-cell table:number-columns-repeated="993"/>
        </table:table-row>
        <table:table-row table:style-name="ro1">
          <table:table-cell table:number-columns-repeated="5"/>
          <table:table-cell table:style-name="ce317" table:formula="of:=IF([$Recipe.N20]=&quot;FW&quot;; &quot;FW&quot;; IF([$Recipe.N20]=&quot;fw&quot;;&quot;FW&quot;; &quot;&quot;))">
            <text:p/>
          </table:table-cell>
          <table:table-cell table:style-name="ce317" table:formula="of:=IF([.M11]=&quot;L&quot;; [.N11]; 0)" office:value-type="float" office:value="0">
            <text:p>0</text:p>
          </table:table-cell>
          <table:table-cell table:style-name="ce646" table:formula="of:=IF([.M11]=&quot;P&quot;; [.N11]; 0)" office:value-type="float" office:value="0">
            <text:p>0</text:p>
          </table:table-cell>
          <table:table-cell table:style-name="ce317" table:formula="of:=IF([.M11]=&quot;C&quot;; [.N11]; 0)" office:value-type="float" office:value="0">
            <text:p>0</text:p>
          </table:table-cell>
          <table:table-cell table:style-name="ce317" table:formula="of:=IF([.M11]=&quot;E&quot;; [.N11]; 0)" office:value-type="float" office:value="0">
            <text:p>0</text:p>
          </table:table-cell>
          <table:table-cell table:style-name="ce653" table:formula="of:=[$Recipe.J20]" office:value-type="string" office:string-value="---Select Hop---" table:number-columns-spanned="2" table:number-rows-spanned="1">
            <text:p>---Select Hop---</text:p>
          </table:table-cell>
          <table:covered-table-cell table:style-name="ce657"/>
          <table:table-cell table:style-name="ce655" table:formula="of:=[$Recipe.L20]" office:value-type="float" office:value="0">
            <text:p>0</text:p>
          </table:table-cell>
          <table:table-cell table:style-name="ce655" table:formula="of:=IF([$Brewhouse.V17]=&quot;Metric&quot;; [$Recipe.M20]*0.0352739619; [$Recipe.M20])" office:value-type="float" office:value="0">
            <text:p>0</text:p>
          </table:table-cell>
          <table:table-cell table:style-name="ce655" table:formula="of:=IF([.F11]=&quot;FW&quot;; [$Recipe.$B$9]; [$Recipe.N20])" office:value-type="float" office:value="0">
            <text:p>0</text:p>
          </table:table-cell>
          <table:table-cell table:style-name="ce655" table:formula="of:=[$Recipe.O20]" office:value-type="float" office:value="0">
            <text:p>0</text:p>
          </table:table-cell>
          <table:table-cell table:style-name="ce655" table:formula="of:=IF([$Recipe.P20]=&quot;&quot;;&quot;&quot;;[$Recipe.P20])">
            <text:p/>
          </table:table-cell>
          <table:table-cell table:style-name="ce655" table:formula="of:=IF([.Q11]&lt;&gt;&quot;&quot;;[.Q11];[.P11])" office:value-type="float" office:value="0">
            <text:p>0</text:p>
          </table:table-cell>
          <table:table-cell table:style-name="ce317" table:formula="of:=((([.R11]/100)*[.N11])*7490)/([.$C$6]+[$'Total H2O Sub'.$D$12]+[$'Total H2O Sub'.$D$15]+[$'Total H2O Sub'.$D$16])" office:value-type="float" office:value="0">
            <text:p>0</text:p>
          </table:table-cell>
          <table:table-cell table:style-name="ce317" table:formula="of:=IF([.R11]=&quot;&quot;; 0; ([.AD11]*1.65*(0.000125^([$GravCalcs.$Q$25]))) * ((1 - 2.71828182845904^(-0.04*[.O11]))/4.15))" office:value-type="float" office:value="0">
            <text:p>0</text:p>
          </table:table-cell>
          <table:table-cell table:style-name="ce317" table:formula="of:=[.S11]*[.T11]" office:value-type="float" office:value="0">
            <text:p>0</text:p>
          </table:table-cell>
          <table:table-cell table:style-name="ce317" table:formula="of:=IF(ISNA([.U11]); 0;[.U11])" office:value-type="float" office:value="0">
            <text:p>0</text:p>
          </table:table-cell>
          <table:table-cell table:formula="of:=IF([.R11]=&quot;&quot;; 0; ([.AD11]*1.65*(0.000125^([$GravCalcs.$Q$25]))) * ((1 - 2.71828182845904^(-0.04*60))/4.15)) *0.1" office:value-type="float" office:value="0.0241632797248354">
            <text:p>0.0241632797</text:p>
          </table:table-cell>
          <table:table-cell table:formula="of:=IF([.F11]=&quot;FW&quot;;[.S11]*[.W11];0)" office:value-type="float" office:value="0">
            <text:p>0</text:p>
          </table:table-cell>
          <table:table-cell/>
          <table:table-cell table:formula="of:=IF([.O11]=0; 0; IF([.O11]&lt;6;0.05;IF([.O11]&lt;11; 0.06; IF([.O11]&lt;16; 0.08;IF([.O11]&lt;21;0.101;   IF([.O11]&lt;26; 0.121; IF([.O11]&lt;31; 0.153; IF([.O11]&lt;36; 0.188; &quot;OTH&quot;  )  )  ) )))))" office:value-type="float" office:value="0">
            <text:p>0</text:p>
          </table:table-cell>
          <table:table-cell table:formula="of:=IF([.Z11]&lt;&gt;&quot;OTH&quot;;  [.Z11]; IF([.O11]&lt;41;0.228;IF([.O11]&lt;46; 0.269; IF([.O11]&lt;51; 0.281;IF([.O11]&lt;61;0.3; IF([.O11]&lt;71;0.31; IF([.O11]&lt;81;0.32; 0.33 )  )  )))))*[.AE11]" office:value-type="float" office:value="0">
            <text:p>0</text:p>
          </table:table-cell>
          <table:table-cell table:formula="of:=(([.N11]*[.AA11])*([.R11]/100)*7462)/(([.$C$6]+[$'Total H2O Sub'.$D$12]+[$'Total H2O Sub'.$D$15]+[$'Total H2O Sub'.$D$16])*(1+[.$AC$2]))" office:value-type="float" office:value="0">
            <text:p>0</text:p>
          </table:table-cell>
          <table:table-cell/>
          <table:table-cell table:formula="of:=IF([.$M11]=&quot;p&quot;; [.$D$8]; IF([.$M11]=&quot;c&quot;; [.$D$9];  IF([.$M11]=&quot;e&quot;; [.$D$10]; 1)))" office:value-type="float" office:value="1">
            <text:p>1</text:p>
          </table:table-cell>
          <table:table-cell table:formula="of:=IF([.$M11]=&quot;l&quot;; (1/[.$D$8]); IF([.$M11]=&quot;c&quot;; (1/[.$D$8])*[.$D$9]; IF([.$M11]=&quot;e&quot;; (1/[.$D$8])*[.$D$10]; 1)))" office:value-type="float" office:value="1">
            <text:p>1</text:p>
          </table:table-cell>
          <table:table-cell table:number-columns-repeated="993"/>
        </table:table-row>
        <table:table-row table:style-name="ro1">
          <table:table-cell table:number-columns-repeated="5"/>
          <table:table-cell table:style-name="ce317" table:formula="of:=IF([$Recipe.N21]=&quot;FW&quot;; &quot;FW&quot;; IF([$Recipe.N21]=&quot;fw&quot;;&quot;FW&quot;; &quot;&quot;))">
            <text:p/>
          </table:table-cell>
          <table:table-cell table:style-name="ce317" table:formula="of:=IF([.M12]=&quot;L&quot;; [.N12]; 0)" office:value-type="float" office:value="0">
            <text:p>0</text:p>
          </table:table-cell>
          <table:table-cell table:style-name="ce646" table:formula="of:=IF([.M12]=&quot;P&quot;; [.N12]; 0)" office:value-type="float" office:value="0">
            <text:p>0</text:p>
          </table:table-cell>
          <table:table-cell table:style-name="ce317" table:formula="of:=IF([.M12]=&quot;C&quot;; [.N12]; 0)" office:value-type="float" office:value="0">
            <text:p>0</text:p>
          </table:table-cell>
          <table:table-cell table:style-name="ce317" table:formula="of:=IF([.M12]=&quot;E&quot;; [.N12]; 0)" office:value-type="float" office:value="0">
            <text:p>0</text:p>
          </table:table-cell>
          <table:table-cell table:style-name="ce653" table:formula="of:=[$Recipe.J21]" office:value-type="string" office:string-value="---Select Hop---" table:number-columns-spanned="2" table:number-rows-spanned="1">
            <text:p>---Select Hop---</text:p>
          </table:table-cell>
          <table:covered-table-cell table:style-name="ce657"/>
          <table:table-cell table:style-name="ce655" table:formula="of:=[$Recipe.L21]" office:value-type="float" office:value="0">
            <text:p>0</text:p>
          </table:table-cell>
          <table:table-cell table:style-name="ce655" table:formula="of:=IF([$Brewhouse.V17]=&quot;Metric&quot;; [$Recipe.M21]*0.0352739619; [$Recipe.M21])" office:value-type="float" office:value="0">
            <text:p>0</text:p>
          </table:table-cell>
          <table:table-cell table:style-name="ce655" table:formula="of:=IF([.F12]=&quot;FW&quot;; [$Recipe.$B$9]; [$Recipe.N21])" office:value-type="float" office:value="0">
            <text:p>0</text:p>
          </table:table-cell>
          <table:table-cell table:style-name="ce655" table:formula="of:=[$Recipe.O21]" office:value-type="float" office:value="0">
            <text:p>0</text:p>
          </table:table-cell>
          <table:table-cell table:style-name="ce655" table:formula="of:=IF([$Recipe.P21]=&quot;&quot;;&quot;&quot;;[$Recipe.P21])">
            <text:p/>
          </table:table-cell>
          <table:table-cell table:style-name="ce655" table:formula="of:=IF([.Q12]&lt;&gt;&quot;&quot;;[.Q12];[.P12])" office:value-type="float" office:value="0">
            <text:p>0</text:p>
          </table:table-cell>
          <table:table-cell table:style-name="ce317" table:formula="of:=((([.R12]/100)*[.N12])*7490)/([.$C$6]+[$'Total H2O Sub'.$D$12]+[$'Total H2O Sub'.$D$15]+[$'Total H2O Sub'.$D$16])" office:value-type="float" office:value="0">
            <text:p>0</text:p>
          </table:table-cell>
          <table:table-cell table:style-name="ce317" table:formula="of:=IF([.R12]=&quot;&quot;; 0; ([.AD12]*1.65*(0.000125^([$GravCalcs.$Q$25]))) * ((1 - 2.71828182845904^(-0.04*[.O12]))/4.15))" office:value-type="float" office:value="0">
            <text:p>0</text:p>
          </table:table-cell>
          <table:table-cell table:style-name="ce317" table:formula="of:=[.S12]*[.T12]" office:value-type="float" office:value="0">
            <text:p>0</text:p>
          </table:table-cell>
          <table:table-cell table:style-name="ce317" table:formula="of:=IF(ISNA([.U12]); 0;[.U12])" office:value-type="float" office:value="0">
            <text:p>0</text:p>
          </table:table-cell>
          <table:table-cell table:formula="of:=IF([.R12]=&quot;&quot;; 0; ([.AD12]*1.65*(0.000125^([$GravCalcs.$Q$25]))) * ((1 - 2.71828182845904^(-0.04*60))/4.15)) *0.1" office:value-type="float" office:value="0.0241632797248354">
            <text:p>0.0241632797</text:p>
          </table:table-cell>
          <table:table-cell table:formula="of:=IF([.F12]=&quot;FW&quot;;[.S12]*[.W12];0)" office:value-type="float" office:value="0">
            <text:p>0</text:p>
          </table:table-cell>
          <table:table-cell/>
          <table:table-cell table:formula="of:=IF([.O12]=0; 0; IF([.O12]&lt;6;0.05;IF([.O12]&lt;11; 0.06; IF([.O12]&lt;16; 0.08;IF([.O12]&lt;21;0.101;   IF([.O12]&lt;26; 0.121; IF([.O12]&lt;31; 0.153; IF([.O12]&lt;36; 0.188; &quot;OTH&quot;  )  )  ) )))))" office:value-type="float" office:value="0">
            <text:p>0</text:p>
          </table:table-cell>
          <table:table-cell table:formula="of:=IF([.Z12]&lt;&gt;&quot;OTH&quot;;  [.Z12]; IF([.O12]&lt;41;0.228;IF([.O12]&lt;46; 0.269; IF([.O12]&lt;51; 0.281;IF([.O12]&lt;61;0.3; IF([.O12]&lt;71;0.31; IF([.O12]&lt;81;0.32; 0.33 )  )  )))))*[.AE12]" office:value-type="float" office:value="0">
            <text:p>0</text:p>
          </table:table-cell>
          <table:table-cell table:formula="of:=(([.N12]*[.AA12])*([.R12]/100)*7462)/(([.$C$6]+[$'Total H2O Sub'.$D$12]+[$'Total H2O Sub'.$D$15]+[$'Total H2O Sub'.$D$16])*(1+[.$AC$2]))" office:value-type="float" office:value="0">
            <text:p>0</text:p>
          </table:table-cell>
          <table:table-cell/>
          <table:table-cell table:formula="of:=IF([.$M12]=&quot;p&quot;; [.$D$8]; IF([.$M12]=&quot;c&quot;; [.$D$9];  IF([.$M12]=&quot;e&quot;; [.$D$10]; 1)))" office:value-type="float" office:value="1">
            <text:p>1</text:p>
          </table:table-cell>
          <table:table-cell table:formula="of:=IF([.$M12]=&quot;l&quot;; (1/[.$D$8]); IF([.$M12]=&quot;c&quot;; (1/[.$D$8])*[.$D$9]; IF([.$M12]=&quot;e&quot;; (1/[.$D$8])*[.$D$10]; 1)))" office:value-type="float" office:value="1">
            <text:p>1</text:p>
          </table:table-cell>
          <table:table-cell table:number-columns-repeated="993"/>
        </table:table-row>
        <table:table-row table:style-name="ro1">
          <table:table-cell table:number-columns-repeated="5"/>
          <table:table-cell table:style-name="ce317" table:formula="of:=IF([$Recipe.N22]=&quot;FW&quot;; &quot;FW&quot;; IF([$Recipe.N22]=&quot;fw&quot;;&quot;FW&quot;; &quot;&quot;))">
            <text:p/>
          </table:table-cell>
          <table:table-cell table:style-name="ce317" table:formula="of:=IF([.M13]=&quot;L&quot;; [.N13]; 0)" office:value-type="float" office:value="0">
            <text:p>0</text:p>
          </table:table-cell>
          <table:table-cell table:style-name="ce646" table:formula="of:=IF([.M13]=&quot;P&quot;; [.N13]; 0)" office:value-type="float" office:value="0">
            <text:p>0</text:p>
          </table:table-cell>
          <table:table-cell table:style-name="ce317" table:formula="of:=IF([.M13]=&quot;C&quot;; [.N13]; 0)" office:value-type="float" office:value="0">
            <text:p>0</text:p>
          </table:table-cell>
          <table:table-cell table:style-name="ce317" table:formula="of:=IF([.M13]=&quot;E&quot;; [.N13]; 0)" office:value-type="float" office:value="0">
            <text:p>0</text:p>
          </table:table-cell>
          <table:table-cell table:style-name="ce653" table:formula="of:=[$Recipe.J22]" office:value-type="string" office:string-value="---Select Hop---" table:number-columns-spanned="2" table:number-rows-spanned="1">
            <text:p>---Select Hop---</text:p>
          </table:table-cell>
          <table:covered-table-cell table:style-name="ce657"/>
          <table:table-cell table:style-name="ce655" table:formula="of:=[$Recipe.L22]" office:value-type="float" office:value="0">
            <text:p>0</text:p>
          </table:table-cell>
          <table:table-cell table:style-name="ce655" table:formula="of:=IF([$Brewhouse.V17]=&quot;Metric&quot;; [$Recipe.M22]*0.0352739619; [$Recipe.M22])" office:value-type="float" office:value="0">
            <text:p>0</text:p>
          </table:table-cell>
          <table:table-cell table:style-name="ce655" table:formula="of:=IF([.F13]=&quot;FW&quot;; [$Recipe.$B$9]; [$Recipe.N22])" office:value-type="float" office:value="0">
            <text:p>0</text:p>
          </table:table-cell>
          <table:table-cell table:style-name="ce655" table:formula="of:=[$Recipe.O22]" office:value-type="float" office:value="0">
            <text:p>0</text:p>
          </table:table-cell>
          <table:table-cell table:style-name="ce655" table:formula="of:=IF([$Recipe.P22]=&quot;&quot;;&quot;&quot;;[$Recipe.P22])">
            <text:p/>
          </table:table-cell>
          <table:table-cell table:style-name="ce655" table:formula="of:=IF([.Q13]&lt;&gt;&quot;&quot;;[.Q13];[.P13])" office:value-type="float" office:value="0">
            <text:p>0</text:p>
          </table:table-cell>
          <table:table-cell table:style-name="ce317" table:formula="of:=((([.R13]/100)*[.N13])*7490)/([.$C$6]+[$'Total H2O Sub'.$D$12]+[$'Total H2O Sub'.$D$15]+[$'Total H2O Sub'.$D$16])" office:value-type="float" office:value="0">
            <text:p>0</text:p>
          </table:table-cell>
          <table:table-cell table:style-name="ce317" table:formula="of:=IF([.R13]=&quot;&quot;; 0; ([.AD13]*1.65*(0.000125^([$GravCalcs.$Q$25]))) * ((1 - 2.71828182845904^(-0.04*[.O13]))/4.15))" office:value-type="float" office:value="0">
            <text:p>0</text:p>
          </table:table-cell>
          <table:table-cell table:style-name="ce317" table:formula="of:=[.S13]*[.T13]" office:value-type="float" office:value="0">
            <text:p>0</text:p>
          </table:table-cell>
          <table:table-cell table:style-name="ce317" table:formula="of:=IF(ISNA([.U13]); 0;[.U13])" office:value-type="float" office:value="0">
            <text:p>0</text:p>
          </table:table-cell>
          <table:table-cell table:formula="of:=IF([.R13]=&quot;&quot;; 0; ([.AD13]*1.65*(0.000125^([$GravCalcs.$Q$25]))) * ((1 - 2.71828182845904^(-0.04*60))/4.15)) *0.1" office:value-type="float" office:value="0.0241632797248354">
            <text:p>0.0241632797</text:p>
          </table:table-cell>
          <table:table-cell table:formula="of:=IF([.F13]=&quot;FW&quot;;[.S13]*[.W13];0)" office:value-type="float" office:value="0">
            <text:p>0</text:p>
          </table:table-cell>
          <table:table-cell/>
          <table:table-cell table:formula="of:=IF([.O13]=0; 0; IF([.O13]&lt;6;0.05;IF([.O13]&lt;11; 0.06; IF([.O13]&lt;16; 0.08;IF([.O13]&lt;21;0.101;   IF([.O13]&lt;26; 0.121; IF([.O13]&lt;31; 0.153; IF([.O13]&lt;36; 0.188; &quot;OTH&quot;  )  )  ) )))))" office:value-type="float" office:value="0">
            <text:p>0</text:p>
          </table:table-cell>
          <table:table-cell table:formula="of:=IF([.Z13]&lt;&gt;&quot;OTH&quot;;  [.Z13]; IF([.O13]&lt;41;0.228;IF([.O13]&lt;46; 0.269; IF([.O13]&lt;51; 0.281;IF([.O13]&lt;61;0.3; IF([.O13]&lt;71;0.31; IF([.O13]&lt;81;0.32; 0.33 )  )  )))))*[.AE13]" office:value-type="float" office:value="0">
            <text:p>0</text:p>
          </table:table-cell>
          <table:table-cell table:formula="of:=(([.N13]*[.AA13])*([.R13]/100)*7462)/(([.$C$6]+[$'Total H2O Sub'.$D$12]+[$'Total H2O Sub'.$D$15]+[$'Total H2O Sub'.$D$16])*(1+[.$AC$2]))" office:value-type="float" office:value="0">
            <text:p>0</text:p>
          </table:table-cell>
          <table:table-cell/>
          <table:table-cell table:formula="of:=IF([.$M13]=&quot;p&quot;; [.$D$8]; IF([.$M13]=&quot;c&quot;; [.$D$9];  IF([.$M13]=&quot;e&quot;; [.$D$10]; 1)))" office:value-type="float" office:value="1">
            <text:p>1</text:p>
          </table:table-cell>
          <table:table-cell table:formula="of:=IF([.$M13]=&quot;l&quot;; (1/[.$D$8]); IF([.$M13]=&quot;c&quot;; (1/[.$D$8])*[.$D$9]; IF([.$M13]=&quot;e&quot;; (1/[.$D$8])*[.$D$10]; 1)))" office:value-type="float" office:value="1">
            <text:p>1</text:p>
          </table:table-cell>
          <table:table-cell table:number-columns-repeated="993"/>
        </table:table-row>
        <table:table-row table:style-name="ro1">
          <table:table-cell table:number-columns-repeated="5"/>
          <table:table-cell table:style-name="ce317" table:formula="of:=IF([$Recipe.N23]=&quot;FW&quot;; &quot;FW&quot;; IF([$Recipe.N23]=&quot;fw&quot;;&quot;FW&quot;; &quot;&quot;))">
            <text:p/>
          </table:table-cell>
          <table:table-cell table:style-name="ce317" table:formula="of:=IF([.M14]=&quot;L&quot;; [.N14]; 0)" office:value-type="float" office:value="0">
            <text:p>0</text:p>
          </table:table-cell>
          <table:table-cell table:style-name="ce646" table:formula="of:=IF([.M14]=&quot;P&quot;; [.N14]; 0)" office:value-type="float" office:value="0">
            <text:p>0</text:p>
          </table:table-cell>
          <table:table-cell table:style-name="ce317" table:formula="of:=IF([.M14]=&quot;C&quot;; [.N14]; 0)" office:value-type="float" office:value="0">
            <text:p>0</text:p>
          </table:table-cell>
          <table:table-cell table:style-name="ce317" table:formula="of:=IF([.M14]=&quot;E&quot;; [.N14]; 0)" office:value-type="float" office:value="0">
            <text:p>0</text:p>
          </table:table-cell>
          <table:table-cell table:style-name="ce653" table:formula="of:=[$Recipe.J23]" office:value-type="string" office:string-value="---Select Hop---" table:number-columns-spanned="2" table:number-rows-spanned="1">
            <text:p>---Select Hop---</text:p>
          </table:table-cell>
          <table:covered-table-cell table:style-name="ce657"/>
          <table:table-cell table:style-name="ce655" table:formula="of:=[$Recipe.L23]" office:value-type="float" office:value="0">
            <text:p>0</text:p>
          </table:table-cell>
          <table:table-cell table:style-name="ce655" table:formula="of:=IF([$Brewhouse.V17]=&quot;Metric&quot;; [$Recipe.M23]*0.0352739619; [$Recipe.M23])" office:value-type="float" office:value="0">
            <text:p>0</text:p>
          </table:table-cell>
          <table:table-cell table:style-name="ce655" table:formula="of:=IF([.F14]=&quot;FW&quot;; [$Recipe.$B$9]; [$Recipe.N23])" office:value-type="float" office:value="0">
            <text:p>0</text:p>
          </table:table-cell>
          <table:table-cell table:style-name="ce655" table:formula="of:=[$Recipe.O23]" office:value-type="float" office:value="0">
            <text:p>0</text:p>
          </table:table-cell>
          <table:table-cell table:style-name="ce655" table:formula="of:=IF([$Recipe.P23]=&quot;&quot;;&quot;&quot;;[$Recipe.P23])">
            <text:p/>
          </table:table-cell>
          <table:table-cell table:style-name="ce655" table:formula="of:=IF([.Q14]&lt;&gt;&quot;&quot;;[.Q14];[.P14])" office:value-type="float" office:value="0">
            <text:p>0</text:p>
          </table:table-cell>
          <table:table-cell table:style-name="ce317" table:formula="of:=((([.R14]/100)*[.N14])*7490)/([.$C$6]+[$'Total H2O Sub'.$D$12]+[$'Total H2O Sub'.$D$15]+[$'Total H2O Sub'.$D$16])" office:value-type="float" office:value="0">
            <text:p>0</text:p>
          </table:table-cell>
          <table:table-cell table:style-name="ce317" table:formula="of:=IF([.R14]=&quot;&quot;; 0; ([.AD14]*1.65*(0.000125^([$GravCalcs.$Q$25]))) * ((1 - 2.71828182845904^(-0.04*[.O14]))/4.15))" office:value-type="float" office:value="0">
            <text:p>0</text:p>
          </table:table-cell>
          <table:table-cell table:style-name="ce317" table:formula="of:=[.S14]*[.T14]" office:value-type="float" office:value="0">
            <text:p>0</text:p>
          </table:table-cell>
          <table:table-cell table:style-name="ce317" table:formula="of:=IF(ISNA([.U14]); 0;[.U14])" office:value-type="float" office:value="0">
            <text:p>0</text:p>
          </table:table-cell>
          <table:table-cell table:formula="of:=IF([.R14]=&quot;&quot;; 0; ([.AD14]*1.65*(0.000125^([$GravCalcs.$Q$25]))) * ((1 - 2.71828182845904^(-0.04*60))/4.15)) *0.1" office:value-type="float" office:value="0.0241632797248354">
            <text:p>0.0241632797</text:p>
          </table:table-cell>
          <table:table-cell table:formula="of:=IF([.F14]=&quot;FW&quot;;[.S14]*[.W14];0)" office:value-type="float" office:value="0">
            <text:p>0</text:p>
          </table:table-cell>
          <table:table-cell/>
          <table:table-cell table:formula="of:=IF([.O14]=0; 0; IF([.O14]&lt;6;0.05;IF([.O14]&lt;11; 0.06; IF([.O14]&lt;16; 0.08;IF([.O14]&lt;21;0.101;   IF([.O14]&lt;26; 0.121; IF([.O14]&lt;31; 0.153; IF([.O14]&lt;36; 0.188; &quot;OTH&quot;  )  )  ) )))))" office:value-type="float" office:value="0">
            <text:p>0</text:p>
          </table:table-cell>
          <table:table-cell table:formula="of:=IF([.Z14]&lt;&gt;&quot;OTH&quot;;  [.Z14]; IF([.O14]&lt;41;0.228;IF([.O14]&lt;46; 0.269; IF([.O14]&lt;51; 0.281;IF([.O14]&lt;61;0.3; IF([.O14]&lt;71;0.31; IF([.O14]&lt;81;0.32; 0.33 )  )  )))))*[.AE14]" office:value-type="float" office:value="0">
            <text:p>0</text:p>
          </table:table-cell>
          <table:table-cell table:formula="of:=(([.N14]*[.AA14])*([.R14]/100)*7462)/(([.$C$6]+[$'Total H2O Sub'.$D$12]+[$'Total H2O Sub'.$D$15]+[$'Total H2O Sub'.$D$16])*(1+[.$AC$2]))" office:value-type="float" office:value="0">
            <text:p>0</text:p>
          </table:table-cell>
          <table:table-cell/>
          <table:table-cell table:formula="of:=IF([.$M14]=&quot;p&quot;; [.$D$8]; IF([.$M14]=&quot;c&quot;; [.$D$9];  IF([.$M14]=&quot;e&quot;; [.$D$10]; 1)))" office:value-type="float" office:value="1">
            <text:p>1</text:p>
          </table:table-cell>
          <table:table-cell table:formula="of:=IF([.$M14]=&quot;l&quot;; (1/[.$D$8]); IF([.$M14]=&quot;c&quot;; (1/[.$D$8])*[.$D$9]; IF([.$M14]=&quot;e&quot;; (1/[.$D$8])*[.$D$10]; 1)))" office:value-type="float" office:value="1">
            <text:p>1</text:p>
          </table:table-cell>
          <table:table-cell table:number-columns-repeated="993"/>
        </table:table-row>
        <table:table-row table:style-name="ro1">
          <table:table-cell table:number-columns-repeated="5"/>
          <table:table-cell table:style-name="ce317" table:formula="of:=IF([$Recipe.N24]=&quot;FW&quot;; &quot;FW&quot;; IF([$Recipe.N24]=&quot;fw&quot;;&quot;FW&quot;; &quot;&quot;))">
            <text:p/>
          </table:table-cell>
          <table:table-cell table:style-name="ce317" table:formula="of:=IF([.M15]=&quot;L&quot;; [.N15]; 0)" office:value-type="float" office:value="0">
            <text:p>0</text:p>
          </table:table-cell>
          <table:table-cell table:style-name="ce646" table:formula="of:=IF([.M15]=&quot;P&quot;; [.N15]; 0)" office:value-type="float" office:value="0">
            <text:p>0</text:p>
          </table:table-cell>
          <table:table-cell table:style-name="ce317" table:formula="of:=IF([.M15]=&quot;C&quot;; [.N15]; 0)" office:value-type="float" office:value="0">
            <text:p>0</text:p>
          </table:table-cell>
          <table:table-cell table:style-name="ce317" table:formula="of:=IF([.M15]=&quot;E&quot;; [.N15]; 0)" office:value-type="float" office:value="0">
            <text:p>0</text:p>
          </table:table-cell>
          <table:table-cell table:style-name="ce653" table:formula="of:=[$Recipe.J24]" office:value-type="string" office:string-value="---Select Hop---" table:number-columns-spanned="2" table:number-rows-spanned="1">
            <text:p>---Select Hop---</text:p>
          </table:table-cell>
          <table:covered-table-cell table:style-name="ce657"/>
          <table:table-cell table:style-name="ce655" table:formula="of:=[$Recipe.L24]" office:value-type="float" office:value="0">
            <text:p>0</text:p>
          </table:table-cell>
          <table:table-cell table:style-name="ce655" table:formula="of:=IF([$Brewhouse.V17]=&quot;Metric&quot;; [$Recipe.M24]*0.0352739619; [$Recipe.M24])" office:value-type="float" office:value="0">
            <text:p>0</text:p>
          </table:table-cell>
          <table:table-cell table:style-name="ce655" table:formula="of:=IF([.F15]=&quot;FW&quot;; [$Recipe.$B$9]; [$Recipe.N24])" office:value-type="float" office:value="0">
            <text:p>0</text:p>
          </table:table-cell>
          <table:table-cell table:style-name="ce655" table:formula="of:=[$Recipe.O24]" office:value-type="float" office:value="0">
            <text:p>0</text:p>
          </table:table-cell>
          <table:table-cell table:style-name="ce655" table:formula="of:=IF([$Recipe.P24]=&quot;&quot;;&quot;&quot;;[$Recipe.P24])">
            <text:p/>
          </table:table-cell>
          <table:table-cell table:style-name="ce655" table:formula="of:=IF([.Q15]&lt;&gt;&quot;&quot;;[.Q15];[.P15])" office:value-type="float" office:value="0">
            <text:p>0</text:p>
          </table:table-cell>
          <table:table-cell table:style-name="ce317" table:formula="of:=((([.R15]/100)*[.N15])*7490)/([.$C$6]+[$'Total H2O Sub'.$D$12]+[$'Total H2O Sub'.$D$15]+[$'Total H2O Sub'.$D$16])" office:value-type="float" office:value="0">
            <text:p>0</text:p>
          </table:table-cell>
          <table:table-cell table:style-name="ce317" table:formula="of:=IF([.R15]=&quot;&quot;; 0; ([.AD15]*1.65*(0.000125^([$GravCalcs.$Q$25]))) * ((1 - 2.71828182845904^(-0.04*[.O15]))/4.15))" office:value-type="float" office:value="0">
            <text:p>0</text:p>
          </table:table-cell>
          <table:table-cell table:style-name="ce317" table:formula="of:=[.S15]*[.T15]" office:value-type="float" office:value="0">
            <text:p>0</text:p>
          </table:table-cell>
          <table:table-cell table:style-name="ce317" table:formula="of:=IF(ISNA([.U15]); 0;[.U15])" office:value-type="float" office:value="0">
            <text:p>0</text:p>
          </table:table-cell>
          <table:table-cell table:formula="of:=IF([.R15]=&quot;&quot;; 0; ([.AD15]*1.65*(0.000125^([$GravCalcs.$Q$25]))) * ((1 - 2.71828182845904^(-0.04*60))/4.15)) *0.1" office:value-type="float" office:value="0.0241632797248354">
            <text:p>0.0241632797</text:p>
          </table:table-cell>
          <table:table-cell table:formula="of:=IF([.F15]=&quot;FW&quot;;[.S15]*[.W15];0)" office:value-type="float" office:value="0">
            <text:p>0</text:p>
          </table:table-cell>
          <table:table-cell/>
          <table:table-cell table:formula="of:=IF([.O15]=0; 0; IF([.O15]&lt;6;0.05;IF([.O15]&lt;11; 0.06; IF([.O15]&lt;16; 0.08;IF([.O15]&lt;21;0.101;   IF([.O15]&lt;26; 0.121; IF([.O15]&lt;31; 0.153; IF([.O15]&lt;36; 0.188; &quot;OTH&quot;  )  )  ) )))))" office:value-type="float" office:value="0">
            <text:p>0</text:p>
          </table:table-cell>
          <table:table-cell table:formula="of:=IF([.Z15]&lt;&gt;&quot;OTH&quot;;  [.Z15]; IF([.O15]&lt;41;0.228;IF([.O15]&lt;46; 0.269; IF([.O15]&lt;51; 0.281;IF([.O15]&lt;61;0.3; IF([.O15]&lt;71;0.31; IF([.O15]&lt;81;0.32; 0.33 )  )  )))))*[.AE15]" office:value-type="float" office:value="0">
            <text:p>0</text:p>
          </table:table-cell>
          <table:table-cell table:formula="of:=(([.N15]*[.AA15])*([.R15]/100)*7462)/(([.$C$6]+[$'Total H2O Sub'.$D$12]+[$'Total H2O Sub'.$D$15]+[$'Total H2O Sub'.$D$16])*(1+[.$AC$2]))" office:value-type="float" office:value="0">
            <text:p>0</text:p>
          </table:table-cell>
          <table:table-cell/>
          <table:table-cell table:formula="of:=IF([.$M15]=&quot;p&quot;; [.$D$8]; IF([.$M15]=&quot;c&quot;; [.$D$9];  IF([.$M15]=&quot;e&quot;; [.$D$10]; 1)))" office:value-type="float" office:value="1">
            <text:p>1</text:p>
          </table:table-cell>
          <table:table-cell table:formula="of:=IF([.$M15]=&quot;l&quot;; (1/[.$D$8]); IF([.$M15]=&quot;c&quot;; (1/[.$D$8])*[.$D$9]; IF([.$M15]=&quot;e&quot;; (1/[.$D$8])*[.$D$10]; 1)))" office:value-type="float" office:value="1">
            <text:p>1</text:p>
          </table:table-cell>
          <table:table-cell table:number-columns-repeated="993"/>
        </table:table-row>
        <table:table-row table:style-name="ro1">
          <table:table-cell table:number-columns-repeated="5"/>
          <table:table-cell table:style-name="ce317" table:formula="of:=IF([$Recipe.N25]=&quot;FW&quot;; &quot;FW&quot;; IF([$Recipe.N25]=&quot;fw&quot;;&quot;FW&quot;; &quot;&quot;))">
            <text:p/>
          </table:table-cell>
          <table:table-cell table:style-name="ce317" table:formula="of:=IF([.M16]=&quot;L&quot;; [.N16]; 0)" office:value-type="float" office:value="0">
            <text:p>0</text:p>
          </table:table-cell>
          <table:table-cell table:style-name="ce646" table:formula="of:=IF([.M16]=&quot;P&quot;; [.N16]; 0)" office:value-type="float" office:value="0">
            <text:p>0</text:p>
          </table:table-cell>
          <table:table-cell table:style-name="ce317" table:formula="of:=IF([.M16]=&quot;C&quot;; [.N16]; 0)" office:value-type="float" office:value="0">
            <text:p>0</text:p>
          </table:table-cell>
          <table:table-cell table:style-name="ce317" table:formula="of:=IF([.M16]=&quot;E&quot;; [.N16]; 0)" office:value-type="float" office:value="0">
            <text:p>0</text:p>
          </table:table-cell>
          <table:table-cell table:style-name="ce653" table:formula="of:=[$Recipe.J25]" office:value-type="string" office:string-value="---Select Hop---" table:number-columns-spanned="2" table:number-rows-spanned="1">
            <text:p>---Select Hop---</text:p>
          </table:table-cell>
          <table:covered-table-cell table:style-name="ce657"/>
          <table:table-cell table:style-name="ce655" table:formula="of:=[$Recipe.L25]" office:value-type="float" office:value="0">
            <text:p>0</text:p>
          </table:table-cell>
          <table:table-cell table:style-name="ce655" table:formula="of:=IF([$Brewhouse.V17]=&quot;Metric&quot;; [$Recipe.M25]*0.0352739619; [$Recipe.M25])" office:value-type="float" office:value="0">
            <text:p>0</text:p>
          </table:table-cell>
          <table:table-cell table:style-name="ce655" table:formula="of:=IF([.F16]=&quot;FW&quot;; [$Recipe.$B$9]; [$Recipe.N25])" office:value-type="float" office:value="0">
            <text:p>0</text:p>
          </table:table-cell>
          <table:table-cell table:style-name="ce655" table:formula="of:=[$Recipe.O25]" office:value-type="float" office:value="0">
            <text:p>0</text:p>
          </table:table-cell>
          <table:table-cell table:style-name="ce655" table:formula="of:=IF([$Recipe.P25]=&quot;&quot;;&quot;&quot;;[$Recipe.P25])">
            <text:p/>
          </table:table-cell>
          <table:table-cell table:style-name="ce655" table:formula="of:=IF([.Q16]&lt;&gt;&quot;&quot;;[.Q16];[.P16])" office:value-type="float" office:value="0">
            <text:p>0</text:p>
          </table:table-cell>
          <table:table-cell table:style-name="ce317" table:formula="of:=((([.R16]/100)*[.N16])*7490)/([.$C$6]+[$'Total H2O Sub'.$D$12]+[$'Total H2O Sub'.$D$15]+[$'Total H2O Sub'.$D$16])" office:value-type="float" office:value="0">
            <text:p>0</text:p>
          </table:table-cell>
          <table:table-cell table:style-name="ce317" table:formula="of:=IF([.R16]=&quot;&quot;; 0; ([.AD16]*1.65*(0.000125^([$GravCalcs.$Q$25]))) * ((1 - 2.71828182845904^(-0.04*[.O16]))/4.15))" office:value-type="float" office:value="0">
            <text:p>0</text:p>
          </table:table-cell>
          <table:table-cell table:style-name="ce317" table:formula="of:=[.S16]*[.T16]" office:value-type="float" office:value="0">
            <text:p>0</text:p>
          </table:table-cell>
          <table:table-cell table:style-name="ce317" table:formula="of:=IF(ISNA([.U16]); 0;[.U16])" office:value-type="float" office:value="0">
            <text:p>0</text:p>
          </table:table-cell>
          <table:table-cell table:formula="of:=IF([.R16]=&quot;&quot;; 0; ([.AD16]*1.65*(0.000125^([$GravCalcs.$Q$25]))) * ((1 - 2.71828182845904^(-0.04*60))/4.15)) *0.1" office:value-type="float" office:value="0.0241632797248354">
            <text:p>0.0241632797</text:p>
          </table:table-cell>
          <table:table-cell table:formula="of:=IF([.F16]=&quot;FW&quot;;[.S16]*[.W16];0)" office:value-type="float" office:value="0">
            <text:p>0</text:p>
          </table:table-cell>
          <table:table-cell/>
          <table:table-cell table:formula="of:=IF([.O16]=0; 0; IF([.O16]&lt;6;0.05;IF([.O16]&lt;11; 0.06; IF([.O16]&lt;16; 0.08;IF([.O16]&lt;21;0.101;   IF([.O16]&lt;26; 0.121; IF([.O16]&lt;31; 0.153; IF([.O16]&lt;36; 0.188; &quot;OTH&quot;  )  )  ) )))))" office:value-type="float" office:value="0">
            <text:p>0</text:p>
          </table:table-cell>
          <table:table-cell table:formula="of:=IF([.Z16]&lt;&gt;&quot;OTH&quot;;  [.Z16]; IF([.O16]&lt;41;0.228;IF([.O16]&lt;46; 0.269; IF([.O16]&lt;51; 0.281;IF([.O16]&lt;61;0.3; IF([.O16]&lt;71;0.31; IF([.O16]&lt;81;0.32; 0.33 )  )  )))))*[.AE16]" office:value-type="float" office:value="0">
            <text:p>0</text:p>
          </table:table-cell>
          <table:table-cell table:formula="of:=(([.N16]*[.AA16])*([.R16]/100)*7462)/(([.$C$6]+[$'Total H2O Sub'.$D$12]+[$'Total H2O Sub'.$D$15]+[$'Total H2O Sub'.$D$16])*(1+[.$AC$2]))" office:value-type="float" office:value="0">
            <text:p>0</text:p>
          </table:table-cell>
          <table:table-cell/>
          <table:table-cell table:formula="of:=IF([.$M16]=&quot;p&quot;; [.$D$8]; IF([.$M16]=&quot;c&quot;; [.$D$9];  IF([.$M16]=&quot;e&quot;; [.$D$10]; 1)))" office:value-type="float" office:value="1">
            <text:p>1</text:p>
          </table:table-cell>
          <table:table-cell table:formula="of:=IF([.$M16]=&quot;l&quot;; (1/[.$D$8]); IF([.$M16]=&quot;c&quot;; (1/[.$D$8])*[.$D$9]; IF([.$M16]=&quot;e&quot;; (1/[.$D$8])*[.$D$10]; 1)))" office:value-type="float" office:value="1">
            <text:p>1</text:p>
          </table:table-cell>
          <table:table-cell table:number-columns-repeated="993"/>
        </table:table-row>
        <table:table-row table:style-name="ro1">
          <table:table-cell table:number-columns-repeated="5"/>
          <table:table-cell table:style-name="ce317" table:formula="of:=IF([$Recipe.N26]=&quot;FW&quot;; &quot;FW&quot;; IF([$Recipe.N26]=&quot;fw&quot;;&quot;FW&quot;; &quot;&quot;))">
            <text:p/>
          </table:table-cell>
          <table:table-cell table:style-name="ce317" table:formula="of:=IF([.M17]=&quot;L&quot;; [.N17]; 0)" office:value-type="float" office:value="0">
            <text:p>0</text:p>
          </table:table-cell>
          <table:table-cell table:style-name="ce646" table:formula="of:=IF([.M17]=&quot;P&quot;; [.N17]; 0)" office:value-type="float" office:value="0">
            <text:p>0</text:p>
          </table:table-cell>
          <table:table-cell table:style-name="ce317" table:formula="of:=IF([.M17]=&quot;C&quot;; [.N17]; 0)" office:value-type="float" office:value="0">
            <text:p>0</text:p>
          </table:table-cell>
          <table:table-cell table:style-name="ce317" table:formula="of:=IF([.M17]=&quot;E&quot;; [.N17]; 0)" office:value-type="float" office:value="0">
            <text:p>0</text:p>
          </table:table-cell>
          <table:table-cell table:style-name="ce653" table:formula="of:=[$Recipe.J26]" office:value-type="string" office:string-value="---Select Hop---" table:number-columns-spanned="2" table:number-rows-spanned="1">
            <text:p>---Select Hop---</text:p>
          </table:table-cell>
          <table:covered-table-cell table:style-name="ce657"/>
          <table:table-cell table:style-name="ce655" table:formula="of:=[$Recipe.L26]" office:value-type="float" office:value="0">
            <text:p>0</text:p>
          </table:table-cell>
          <table:table-cell table:style-name="ce655" table:formula="of:=IF([$Brewhouse.V17]=&quot;Metric&quot;; [$Recipe.M26]*0.0352739619; [$Recipe.M26])" office:value-type="float" office:value="0">
            <text:p>0</text:p>
          </table:table-cell>
          <table:table-cell table:style-name="ce655" table:formula="of:=IF([.F17]=&quot;FW&quot;; [$Recipe.$B$9]; [$Recipe.N26])" office:value-type="float" office:value="0">
            <text:p>0</text:p>
          </table:table-cell>
          <table:table-cell table:style-name="ce655" table:formula="of:=[$Recipe.O26]" office:value-type="float" office:value="0">
            <text:p>0</text:p>
          </table:table-cell>
          <table:table-cell table:style-name="ce655" table:formula="of:=IF([$Recipe.P26]=&quot;&quot;;&quot;&quot;;[$Recipe.P26])">
            <text:p/>
          </table:table-cell>
          <table:table-cell table:style-name="ce655" table:formula="of:=IF([.Q17]&lt;&gt;&quot;&quot;;[.Q17];[.P17])" office:value-type="float" office:value="0">
            <text:p>0</text:p>
          </table:table-cell>
          <table:table-cell table:style-name="ce317" table:formula="of:=((([.R17]/100)*[.N17])*7490)/([.$C$6]+[$'Total H2O Sub'.$D$12]+[$'Total H2O Sub'.$D$15]+[$'Total H2O Sub'.$D$16])" office:value-type="float" office:value="0">
            <text:p>0</text:p>
          </table:table-cell>
          <table:table-cell table:style-name="ce317" table:formula="of:=IF([.R17]=&quot;&quot;; 0; ([.AD17]*1.65*(0.000125^([$GravCalcs.$Q$25]))) * ((1 - 2.71828182845904^(-0.04*[.O17]))/4.15))" office:value-type="float" office:value="0">
            <text:p>0</text:p>
          </table:table-cell>
          <table:table-cell table:style-name="ce317" table:formula="of:=[.S17]*[.T17]" office:value-type="float" office:value="0">
            <text:p>0</text:p>
          </table:table-cell>
          <table:table-cell table:style-name="ce317" table:formula="of:=IF(ISNA([.U17]); 0;[.U17])" office:value-type="float" office:value="0">
            <text:p>0</text:p>
          </table:table-cell>
          <table:table-cell table:formula="of:=IF([.R17]=&quot;&quot;; 0; ([.AD17]*1.65*(0.000125^([$GravCalcs.$Q$25]))) * ((1 - 2.71828182845904^(-0.04*60))/4.15)) *0.1" office:value-type="float" office:value="0.0241632797248354">
            <text:p>0.0241632797</text:p>
          </table:table-cell>
          <table:table-cell table:formula="of:=IF([.F17]=&quot;FW&quot;;[.S17]*[.W17];0)" office:value-type="float" office:value="0">
            <text:p>0</text:p>
          </table:table-cell>
          <table:table-cell/>
          <table:table-cell table:formula="of:=IF([.O17]=0; 0; IF([.O17]&lt;6;0.05;IF([.O17]&lt;11; 0.06; IF([.O17]&lt;16; 0.08;IF([.O17]&lt;21;0.101;   IF([.O17]&lt;26; 0.121; IF([.O17]&lt;31; 0.153; IF([.O17]&lt;36; 0.188; &quot;OTH&quot;  )  )  ) )))))" office:value-type="float" office:value="0">
            <text:p>0</text:p>
          </table:table-cell>
          <table:table-cell table:formula="of:=IF([.Z17]&lt;&gt;&quot;OTH&quot;;  [.Z17]; IF([.O17]&lt;41;0.228;IF([.O17]&lt;46; 0.269; IF([.O17]&lt;51; 0.281;IF([.O17]&lt;61;0.3; IF([.O17]&lt;71;0.31; IF([.O17]&lt;81;0.32; 0.33 )  )  )))))*[.AE17]" office:value-type="float" office:value="0">
            <text:p>0</text:p>
          </table:table-cell>
          <table:table-cell table:formula="of:=(([.N17]*[.AA17])*([.R17]/100)*7462)/(([.$C$6]+[$'Total H2O Sub'.$D$12]+[$'Total H2O Sub'.$D$15]+[$'Total H2O Sub'.$D$16])*(1+[.$AC$2]))" office:value-type="float" office:value="0">
            <text:p>0</text:p>
          </table:table-cell>
          <table:table-cell/>
          <table:table-cell table:formula="of:=IF([.$M17]=&quot;p&quot;; [.$D$8]; IF([.$M17]=&quot;c&quot;; [.$D$9];  IF([.$M17]=&quot;e&quot;; [.$D$10]; 1)))" office:value-type="float" office:value="1">
            <text:p>1</text:p>
          </table:table-cell>
          <table:table-cell table:formula="of:=IF([.$M17]=&quot;l&quot;; (1/[.$D$8]); IF([.$M17]=&quot;c&quot;; (1/[.$D$8])*[.$D$9]; IF([.$M17]=&quot;e&quot;; (1/[.$D$8])*[.$D$10]; 1)))" office:value-type="float" office:value="1">
            <text:p>1</text:p>
          </table:table-cell>
          <table:table-cell table:number-columns-repeated="993"/>
        </table:table-row>
        <table:table-row table:style-name="ro1">
          <table:table-cell table:number-columns-repeated="5"/>
          <table:table-cell table:style-name="ce317" table:formula="of:=IF([$Recipe.N27]=&quot;FW&quot;; &quot;FW&quot;; IF([$Recipe.N27]=&quot;fw&quot;;&quot;FW&quot;; &quot;&quot;))">
            <text:p/>
          </table:table-cell>
          <table:table-cell table:style-name="ce317" table:formula="of:=IF([.M18]=&quot;L&quot;; [.N18]; 0)" office:value-type="float" office:value="0">
            <text:p>0</text:p>
          </table:table-cell>
          <table:table-cell table:style-name="ce646" table:formula="of:=IF([.M18]=&quot;P&quot;; [.N18]; 0)" office:value-type="float" office:value="0">
            <text:p>0</text:p>
          </table:table-cell>
          <table:table-cell table:style-name="ce317" table:formula="of:=IF([.M18]=&quot;C&quot;; [.N18]; 0)" office:value-type="float" office:value="0">
            <text:p>0</text:p>
          </table:table-cell>
          <table:table-cell table:style-name="ce317" table:formula="of:=IF([.M18]=&quot;E&quot;; [.N18]; 0)" office:value-type="float" office:value="0">
            <text:p>0</text:p>
          </table:table-cell>
          <table:table-cell table:style-name="ce653" table:formula="of:=[$Recipe.J27]" office:value-type="string" office:string-value="---Select Hop---" table:number-columns-spanned="2" table:number-rows-spanned="1">
            <text:p>---Select Hop---</text:p>
          </table:table-cell>
          <table:covered-table-cell table:style-name="ce657"/>
          <table:table-cell table:style-name="ce655" table:formula="of:=[$Recipe.L27]" office:value-type="float" office:value="0">
            <text:p>0</text:p>
          </table:table-cell>
          <table:table-cell table:style-name="ce655" table:formula="of:=IF([$Brewhouse.V17]=&quot;Metric&quot;; [$Recipe.M27]*0.0352739619; [$Recipe.M27])" office:value-type="float" office:value="0">
            <text:p>0</text:p>
          </table:table-cell>
          <table:table-cell table:style-name="ce655" table:formula="of:=IF([.F18]=&quot;FW&quot;; [$Recipe.$B$9]; [$Recipe.N27])" office:value-type="float" office:value="0">
            <text:p>0</text:p>
          </table:table-cell>
          <table:table-cell table:style-name="ce655" table:formula="of:=[$Recipe.O27]" office:value-type="float" office:value="0">
            <text:p>0</text:p>
          </table:table-cell>
          <table:table-cell table:style-name="ce655" table:formula="of:=IF([$Recipe.P27]=&quot;&quot;;&quot;&quot;;[$Recipe.P27])">
            <text:p/>
          </table:table-cell>
          <table:table-cell table:style-name="ce655" table:formula="of:=IF([.Q18]&lt;&gt;&quot;&quot;;[.Q18];[.P18])" office:value-type="float" office:value="0">
            <text:p>0</text:p>
          </table:table-cell>
          <table:table-cell table:style-name="ce317" table:formula="of:=((([.R18]/100)*[.N18])*7490)/([.$C$6]+[$'Total H2O Sub'.$D$12]+[$'Total H2O Sub'.$D$15]+[$'Total H2O Sub'.$D$16])" office:value-type="float" office:value="0">
            <text:p>0</text:p>
          </table:table-cell>
          <table:table-cell table:style-name="ce317" table:formula="of:=IF([.R18]=&quot;&quot;; 0; ([.AD18]*1.65*(0.000125^([$GravCalcs.$Q$25]))) * ((1 - 2.71828182845904^(-0.04*[.O18]))/4.15))" office:value-type="float" office:value="0">
            <text:p>0</text:p>
          </table:table-cell>
          <table:table-cell table:style-name="ce317" table:formula="of:=[.S18]*[.T18]" office:value-type="float" office:value="0">
            <text:p>0</text:p>
          </table:table-cell>
          <table:table-cell table:style-name="ce317" table:formula="of:=IF(ISNA([.U18]); 0;[.U18])" office:value-type="float" office:value="0">
            <text:p>0</text:p>
          </table:table-cell>
          <table:table-cell table:formula="of:=IF([.R18]=&quot;&quot;; 0; ([.AD18]*1.65*(0.000125^([$GravCalcs.$Q$25]))) * ((1 - 2.71828182845904^(-0.04*60))/4.15)) *0.1" office:value-type="float" office:value="0.0241632797248354">
            <text:p>0.0241632797</text:p>
          </table:table-cell>
          <table:table-cell table:formula="of:=IF([.F18]=&quot;FW&quot;;[.S18]*[.W18];0)" office:value-type="float" office:value="0">
            <text:p>0</text:p>
          </table:table-cell>
          <table:table-cell/>
          <table:table-cell table:formula="of:=IF([.O18]=0; 0; IF([.O18]&lt;6;0.05;IF([.O18]&lt;11; 0.06; IF([.O18]&lt;16; 0.08;IF([.O18]&lt;21;0.101;   IF([.O18]&lt;26; 0.121; IF([.O18]&lt;31; 0.153; IF([.O18]&lt;36; 0.188; &quot;OTH&quot;  )  )  ) )))))" office:value-type="float" office:value="0">
            <text:p>0</text:p>
          </table:table-cell>
          <table:table-cell table:formula="of:=IF([.Z18]&lt;&gt;&quot;OTH&quot;;  [.Z18]; IF([.O18]&lt;41;0.228;IF([.O18]&lt;46; 0.269; IF([.O18]&lt;51; 0.281;IF([.O18]&lt;61;0.3; IF([.O18]&lt;71;0.31; IF([.O18]&lt;81;0.32; 0.33 )  )  )))))*[.AE18]" office:value-type="float" office:value="0">
            <text:p>0</text:p>
          </table:table-cell>
          <table:table-cell table:formula="of:=(([.N18]*[.AA18])*([.R18]/100)*7462)/(([.$C$6]+[$'Total H2O Sub'.$D$12]+[$'Total H2O Sub'.$D$15]+[$'Total H2O Sub'.$D$16])*(1+[.$AC$2]))" office:value-type="float" office:value="0">
            <text:p>0</text:p>
          </table:table-cell>
          <table:table-cell/>
          <table:table-cell table:formula="of:=IF([.$M18]=&quot;p&quot;; [.$D$8]; IF([.$M18]=&quot;c&quot;; [.$D$9];  IF([.$M18]=&quot;e&quot;; [.$D$10]; 1)))" office:value-type="float" office:value="1">
            <text:p>1</text:p>
          </table:table-cell>
          <table:table-cell table:formula="of:=IF([.$M18]=&quot;l&quot;; (1/[.$D$8]); IF([.$M18]=&quot;c&quot;; (1/[.$D$8])*[.$D$9]; IF([.$M18]=&quot;e&quot;; (1/[.$D$8])*[.$D$10]; 1)))" office:value-type="float" office:value="1">
            <text:p>1</text:p>
          </table:table-cell>
          <table:table-cell table:number-columns-repeated="993"/>
        </table:table-row>
        <table:table-row table:style-name="ro1">
          <table:table-cell table:number-columns-repeated="5"/>
          <table:table-cell table:style-name="ce646" office:value-type="string">
            <text:p>Total</text:p>
          </table:table-cell>
          <table:table-cell table:style-name="ce646" table:formula="of:=SUM([.G4:.G18])" office:value-type="float" office:value="1">
            <text:p>1</text:p>
          </table:table-cell>
          <table:table-cell table:style-name="ce646" table:formula="of:=SUM([.H4:.H18])" office:value-type="float" office:value="0.5262">
            <text:p>0.5262</text:p>
          </table:table-cell>
          <table:table-cell table:style-name="ce646" table:formula="of:=SUM([.I4:.I18])" office:value-type="float" office:value="0">
            <text:p>0</text:p>
          </table:table-cell>
          <table:table-cell table:style-name="ce646" table:formula="of:=SUM([.J4:.J18])" office:value-type="float" office:value="0">
            <text:p>0</text:p>
          </table:table-cell>
          <table:table-cell table:style-name="ce646" table:number-columns-repeated="12"/>
          <table:table-cell table:style-name="ce146" office:value-type="string">
            <text:p>Total FW Bonus:</text:p>
          </table:table-cell>
          <table:table-cell table:formula="of:=SUM([.X4:.X18])" office:value-type="float" office:value="0">
            <text:p>0</text:p>
          </table:table-cell>
          <table:table-cell table:number-columns-repeated="1000"/>
        </table:table-row>
        <table:table-row table:style-name="ro1">
          <table:table-cell table:number-columns-repeated="5"/>
          <table:table-cell table:style-name="ce646" table:number-columns-repeated="14"/>
          <table:table-cell table:style-name="ce665" office:value-type="string">
            <text:p>Total Kettle IBUs (raw Tinseth total)</text:p>
          </table:table-cell>
          <table:table-cell table:style-name="ce646"/>
          <table:table-cell table:style-name="ce646" table:formula="of:=SUM([.V4:.V18])" office:value-type="float" office:value="20.1253925614267">
            <text:p>20.1253925614</text:p>
          </table:table-cell>
          <table:table-cell table:number-columns-repeated="4"/>
          <table:table-cell table:style-name="ce146" office:value-type="string">
            <text:p>Total Kettle IBUs (raw Rager total)</text:p>
          </table:table-cell>
          <table:table-cell table:formula="of:=SUM([.AB4:.AB19])" office:value-type="float" office:value="19.7098418433157">
            <text:p>19.7098418433</text:p>
          </table:table-cell>
          <table:table-cell table:number-columns-repeated="996"/>
        </table:table-row>
        <table:table-row table:style-name="ro1">
          <table:table-cell table:number-columns-repeated="5"/>
          <table:table-cell table:style-name="ce317" table:number-columns-repeated="17"/>
          <table:table-cell table:number-columns-repeated="1002"/>
        </table:table-row>
        <table:table-row table:style-name="ro1">
          <table:table-cell table:number-columns-repeated="5"/>
          <table:table-cell table:style-name="ce317" table:number-columns-repeated="7"/>
          <table:table-cell table:style-name="ce651" office:value-type="string" table:number-columns-spanned="5" table:number-rows-spanned="1">
            <text:p>Post-Boil Hops</text:p>
          </table:table-cell>
          <table:covered-table-cell table:number-columns-repeated="4" table:style-name="ce655"/>
          <table:table-cell table:style-name="ce317" table:number-columns-repeated="5"/>
          <table:table-cell table:number-columns-repeated="1002"/>
        </table:table-row>
        <table:table-row table:style-name="ro29">
          <table:table-cell table:number-columns-repeated="4"/>
          <table:table-cell table:style-name="ce146" office:value-type="string">
            <text:p>Temp Factor</text:p>
          </table:table-cell>
          <table:table-cell table:style-name="ce317" office:value-type="string">
            <text:p>Avg Temp</text:p>
          </table:table-cell>
          <table:table-cell table:style-name="ce648" office:value-type="string">
            <text:p>leaf </text:p>
          </table:table-cell>
          <table:table-cell table:style-name="ce648" office:value-type="string">
            <text:p>pellet</text:p>
          </table:table-cell>
          <table:table-cell table:style-name="ce317" office:value-type="string">
            <text:p>cryo</text:p>
          </table:table-cell>
          <table:table-cell table:style-name="ce317" office:value-type="string">
            <text:p>CO2 Extr</text:p>
          </table:table-cell>
          <table:table-cell table:style-name="ce654" office:value-type="string" table:number-columns-spanned="2" table:number-rows-spanned="1">
            <text:p>Hop</text:p>
          </table:table-cell>
          <table:covered-table-cell table:style-name="ce658"/>
          <table:table-cell table:style-name="ce660" office:value-type="string">
            <text:p>Type (l/p)</text:p>
          </table:table-cell>
          <table:table-cell table:style-name="ce660" office:value-type="string">
            <text:p>Ounces</text:p>
          </table:table-cell>
          <table:table-cell table:style-name="ce662" office:value-type="string">
            <text:p>Minutes</text:p>
          </table:table-cell>
          <table:table-cell table:style-name="ce664" office:value-type="string">
            <text:p>AA%</text:p>
          </table:table-cell>
          <table:table-cell table:style-name="ce664" office:value-type="string">
            <text:p>AA% Override</text:p>
          </table:table-cell>
          <table:table-cell table:style-name="ce664" office:value-type="string">
            <text:p>AA% Use</text:p>
          </table:table-cell>
          <table:table-cell table:style-name="ce664" office:value-type="string">
            <text:p>Conc</text:p>
          </table:table-cell>
          <table:table-cell table:style-name="ce664" office:value-type="string">
            <text:p>PB Util</text:p>
          </table:table-cell>
          <table:table-cell table:style-name="ce666" office:value-type="string">
            <text:p>IBUs</text:p>
          </table:table-cell>
          <table:table-cell table:style-name="ce667" office:value-type="string">
            <text:p>IBU Use</text:p>
          </table:table-cell>
          <table:table-cell table:style-name="ce670"/>
          <table:table-cell table:number-columns-repeated="1001"/>
        </table:table-row>
        <table:table-row table:style-name="ro1">
          <table:table-cell table:number-columns-repeated="4"/>
          <table:table-cell table:style-name="ce598" table:formula="of:=0.6^((212-[.F24])/18)" office:value-type="float" office:value="0.00243845489524761">
            <text:p>0.0024384549</text:p>
          </table:table-cell>
          <table:table-cell table:style-name="ce317" table:formula="of:=IF([$Brewhouse.V17]=&quot;Metric&quot;;  ([$Recipe.G32]*(9/5))+32; [$Recipe.G32])" office:value-type="float" office:value="0">
            <text:p>0</text:p>
          </table:table-cell>
          <table:table-cell table:style-name="ce317" table:formula="of:=IF([.M24]=&quot;L&quot;; [.N24]; 0)" office:value-type="float" office:value="0">
            <text:p>0</text:p>
          </table:table-cell>
          <table:table-cell table:style-name="ce646" table:formula="of:=IF([.M24]=&quot;P&quot;; [.N24]; 0)" office:value-type="float" office:value="0">
            <text:p>0</text:p>
          </table:table-cell>
          <table:table-cell table:style-name="ce317" table:formula="of:=IF([.M24]=&quot;C&quot;; [.N24]; 0)" office:value-type="float" office:value="0">
            <text:p>0</text:p>
          </table:table-cell>
          <table:table-cell table:style-name="ce317" table:formula="of:=IF([.M24]=&quot;E&quot;; [.N24]; 0)" office:value-type="float" office:value="0">
            <text:p>0</text:p>
          </table:table-cell>
          <table:table-cell table:style-name="ce651" table:formula="of:=[$Recipe.B32]" office:value-type="string" office:string-value="---Select Hop---" table:number-columns-spanned="2" table:number-rows-spanned="1">
            <text:p>---Select Hop---</text:p>
          </table:table-cell>
          <table:covered-table-cell table:style-name="ce655"/>
          <table:table-cell table:style-name="ce317" table:formula="of:=[$Recipe.E32]" office:value-type="float" office:value="0">
            <text:p>0</text:p>
          </table:table-cell>
          <table:table-cell table:style-name="ce317" table:formula="of:=IF([$Brewhouse.V17]=&quot;Metric&quot;; [$Recipe.F32]*0.0352739619; [$Recipe.F32])" office:value-type="float" office:value="0">
            <text:p>0</text:p>
          </table:table-cell>
          <table:table-cell table:style-name="ce317" table:formula="of:=[$Recipe.H32]" office:value-type="float" office:value="0">
            <text:p>0</text:p>
          </table:table-cell>
          <table:table-cell table:style-name="ce317" table:formula="of:=[$Recipe.I32]" office:value-type="float" office:value="0">
            <text:p>0</text:p>
          </table:table-cell>
          <table:table-cell table:style-name="ce317" table:formula="of:=IF([$Recipe.J32]=&quot;&quot;;&quot;&quot;;[$Recipe.J32])">
            <text:p/>
          </table:table-cell>
          <table:table-cell table:style-name="ce655" table:formula="of:=IF([.Q24]&lt;&gt;&quot;&quot;;[.Q24];[.P24])" office:value-type="float" office:value="0">
            <text:p>0</text:p>
          </table:table-cell>
          <table:table-cell table:style-name="ce317" table:formula="of:=((([.R24]/100)*[.N24])*7490)/([.$C$6]+[$'Total H2O Sub'.$D$12]+[$'Total H2O Sub'.$D$15]+[$'Total H2O Sub'.$D$16])" office:value-type="float" office:value="0">
            <text:p>0</text:p>
          </table:table-cell>
          <table:table-cell table:style-name="ce317" table:formula="of:=IF([.R24]=&quot;&quot;; 0; ([.AD24]*1.65*(0.000125^([$GravCalcs.$Q$25]))) * ((1 - 2.71828182845904^(-0.04*[.O24]))/4.15))*[.E24]" office:value-type="float" office:value="0">
            <text:p>0</text:p>
          </table:table-cell>
          <table:table-cell table:style-name="ce317" table:formula="of:=[.S24]*[.T24]" office:value-type="float" office:value="0">
            <text:p>0</text:p>
          </table:table-cell>
          <table:table-cell table:style-name="ce317" table:formula="of:=IF(ISNA([.U24]); 0;[.U24])" office:value-type="float" office:value="0">
            <text:p>0</text:p>
          </table:table-cell>
          <table:table-cell table:number-columns-repeated="7"/>
          <table:table-cell table:formula="of:=IF([.$M24]=&quot;p&quot;; [.$D$8]; IF([.$M24]=&quot;c&quot;; [.$D$9];  IF([.$M24]=&quot;e&quot;; [.$D$10]; 1)))" office:value-type="float" office:value="1">
            <text:p>1</text:p>
          </table:table-cell>
          <table:table-cell table:formula="of:=IF([.$M24]=&quot;l&quot;; (1/[.$D$8]); IF([.$M24]=&quot;c&quot;; (1/[.$D$8])*[.$D$9]; IF([.$M24]=&quot;e&quot;; (1/[.$D$8])*[.$D$10]; 1)))" office:value-type="float" office:value="1">
            <text:p>1</text:p>
          </table:table-cell>
          <table:table-cell table:number-columns-repeated="993"/>
        </table:table-row>
        <table:table-row table:style-name="ro1">
          <table:table-cell table:number-columns-repeated="4"/>
          <table:table-cell table:style-name="ce598" table:formula="of:=0.6^((212-[.F25])/18)" office:value-type="float" office:value="0.00243845489524761">
            <text:p>0.0024384549</text:p>
          </table:table-cell>
          <table:table-cell table:style-name="ce317" table:formula="of:=IF([$Brewhouse.V17]=&quot;Metric&quot;;  ([$Recipe.G33]*(9/5))+32; [$Recipe.G33])" office:value-type="float" office:value="0">
            <text:p>0</text:p>
          </table:table-cell>
          <table:table-cell table:style-name="ce317" table:formula="of:=IF([.M25]=&quot;L&quot;; [.N25]; 0)" office:value-type="float" office:value="0">
            <text:p>0</text:p>
          </table:table-cell>
          <table:table-cell table:style-name="ce646" table:formula="of:=IF([.M25]=&quot;P&quot;; [.N25]; 0)" office:value-type="float" office:value="0">
            <text:p>0</text:p>
          </table:table-cell>
          <table:table-cell table:style-name="ce317" table:formula="of:=IF([.M25]=&quot;C&quot;; [.N25]; 0)" office:value-type="float" office:value="0">
            <text:p>0</text:p>
          </table:table-cell>
          <table:table-cell table:style-name="ce317" table:formula="of:=IF([.M25]=&quot;E&quot;; [.N25]; 0)" office:value-type="float" office:value="0">
            <text:p>0</text:p>
          </table:table-cell>
          <table:table-cell table:style-name="ce651" table:formula="of:=[$Recipe.B33]" office:value-type="string" office:string-value="---Select Hop---" table:number-columns-spanned="2" table:number-rows-spanned="1">
            <text:p>---Select Hop---</text:p>
          </table:table-cell>
          <table:covered-table-cell table:style-name="ce655"/>
          <table:table-cell table:style-name="ce317" table:formula="of:=[$Recipe.E33]" office:value-type="float" office:value="0">
            <text:p>0</text:p>
          </table:table-cell>
          <table:table-cell table:style-name="ce317" table:formula="of:=IF([$Brewhouse.V17]=&quot;Metric&quot;; [$Recipe.F33]*0.0352739619; [$Recipe.F33])" office:value-type="float" office:value="0">
            <text:p>0</text:p>
          </table:table-cell>
          <table:table-cell table:style-name="ce317" table:formula="of:=[$Recipe.H33]" office:value-type="float" office:value="0">
            <text:p>0</text:p>
          </table:table-cell>
          <table:table-cell table:style-name="ce317" table:formula="of:=[$Recipe.I33]" office:value-type="float" office:value="0">
            <text:p>0</text:p>
          </table:table-cell>
          <table:table-cell table:style-name="ce317" table:formula="of:=IF([$Recipe.J33]=&quot;&quot;;&quot;&quot;;[$Recipe.J33])">
            <text:p/>
          </table:table-cell>
          <table:table-cell table:style-name="ce655" table:formula="of:=IF([.Q25]&lt;&gt;&quot;&quot;;[.Q25];[.P25])" office:value-type="float" office:value="0">
            <text:p>0</text:p>
          </table:table-cell>
          <table:table-cell table:style-name="ce317" table:formula="of:=((([.R25]/100)*[.N25])*7490)/([.$C$6]+[$'Total H2O Sub'.$D$12]+[$'Total H2O Sub'.$D$15]+[$'Total H2O Sub'.$D$16])" office:value-type="float" office:value="0">
            <text:p>0</text:p>
          </table:table-cell>
          <table:table-cell table:style-name="ce317" table:formula="of:=IF([.R25]=&quot;&quot;; 0; ([.AD25]*1.65*(0.000125^([$GravCalcs.$Q$25]))) * ((1 - 2.71828182845904^(-0.04*[.O25]))/4.15))*[.E25]" office:value-type="float" office:value="0">
            <text:p>0</text:p>
          </table:table-cell>
          <table:table-cell table:style-name="ce317" table:formula="of:=[.S25]*[.T25]" office:value-type="float" office:value="0">
            <text:p>0</text:p>
          </table:table-cell>
          <table:table-cell table:style-name="ce317" table:formula="of:=IF(ISNA([.U25]); 0;[.U25])" office:value-type="float" office:value="0">
            <text:p>0</text:p>
          </table:table-cell>
          <table:table-cell table:number-columns-repeated="7"/>
          <table:table-cell table:formula="of:=IF([.$M25]=&quot;p&quot;; [.$D$8]; IF([.$M25]=&quot;c&quot;; [.$D$9];  IF([.$M25]=&quot;e&quot;; [.$D$10]; 1)))" office:value-type="float" office:value="1">
            <text:p>1</text:p>
          </table:table-cell>
          <table:table-cell table:formula="of:=IF([.$M25]=&quot;l&quot;; (1/[.$D$8]); IF([.$M25]=&quot;c&quot;; (1/[.$D$8])*[.$D$9]; IF([.$M25]=&quot;e&quot;; (1/[.$D$8])*[.$D$10]; 1)))" office:value-type="float" office:value="1">
            <text:p>1</text:p>
          </table:table-cell>
          <table:table-cell table:number-columns-repeated="993"/>
        </table:table-row>
        <table:table-row table:style-name="ro1">
          <table:table-cell table:number-columns-repeated="4"/>
          <table:table-cell table:style-name="ce598" table:formula="of:=0.6^((212-[.F26])/18)" office:value-type="float" office:value="0.00243845489524761">
            <text:p>0.0024384549</text:p>
          </table:table-cell>
          <table:table-cell table:style-name="ce317" table:formula="of:=IF([$Brewhouse.V17]=&quot;Metric&quot;;  ([$Recipe.G34]*(9/5))+32; [$Recipe.G34])" office:value-type="float" office:value="0">
            <text:p>0</text:p>
          </table:table-cell>
          <table:table-cell table:style-name="ce317" table:formula="of:=IF([.M26]=&quot;L&quot;; [.N26]; 0)" office:value-type="float" office:value="0">
            <text:p>0</text:p>
          </table:table-cell>
          <table:table-cell table:style-name="ce646" table:formula="of:=IF([.M26]=&quot;P&quot;; [.N26]; 0)" office:value-type="float" office:value="0">
            <text:p>0</text:p>
          </table:table-cell>
          <table:table-cell table:style-name="ce317" table:formula="of:=IF([.M26]=&quot;C&quot;; [.N26]; 0)" office:value-type="float" office:value="0">
            <text:p>0</text:p>
          </table:table-cell>
          <table:table-cell table:style-name="ce317" table:formula="of:=IF([.M26]=&quot;E&quot;; [.N26]; 0)" office:value-type="float" office:value="0">
            <text:p>0</text:p>
          </table:table-cell>
          <table:table-cell table:style-name="ce651" table:formula="of:=[$Recipe.B34]" office:value-type="string" office:string-value="---Select Hop---" table:number-columns-spanned="2" table:number-rows-spanned="1">
            <text:p>---Select Hop---</text:p>
          </table:table-cell>
          <table:covered-table-cell table:style-name="ce655"/>
          <table:table-cell table:style-name="ce317" table:formula="of:=[$Recipe.E34]" office:value-type="float" office:value="0">
            <text:p>0</text:p>
          </table:table-cell>
          <table:table-cell table:style-name="ce317" table:formula="of:=IF([$Brewhouse.V17]=&quot;Metric&quot;; [$Recipe.F34]*0.0352739619; [$Recipe.F34])" office:value-type="float" office:value="0">
            <text:p>0</text:p>
          </table:table-cell>
          <table:table-cell table:style-name="ce317" table:formula="of:=[$Recipe.H34]" office:value-type="float" office:value="0">
            <text:p>0</text:p>
          </table:table-cell>
          <table:table-cell table:style-name="ce317" table:formula="of:=[$Recipe.I34]" office:value-type="float" office:value="0">
            <text:p>0</text:p>
          </table:table-cell>
          <table:table-cell table:style-name="ce317" table:formula="of:=IF([$Recipe.J34]=&quot;&quot;;&quot;&quot;;[$Recipe.J34])">
            <text:p/>
          </table:table-cell>
          <table:table-cell table:style-name="ce655" table:formula="of:=IF([.Q26]&lt;&gt;&quot;&quot;;[.Q26];[.P26])" office:value-type="float" office:value="0">
            <text:p>0</text:p>
          </table:table-cell>
          <table:table-cell table:style-name="ce317" table:formula="of:=((([.R26]/100)*[.N26])*7490)/([.$C$6]+[$'Total H2O Sub'.$D$12]+[$'Total H2O Sub'.$D$15]+[$'Total H2O Sub'.$D$16])" office:value-type="float" office:value="0">
            <text:p>0</text:p>
          </table:table-cell>
          <table:table-cell table:style-name="ce317" table:formula="of:=IF([.R26]=&quot;&quot;; 0; ([.AD26]*1.65*(0.000125^([$GravCalcs.$Q$25]))) * ((1 - 2.71828182845904^(-0.04*[.O26]))/4.15))*[.E26]" office:value-type="float" office:value="0">
            <text:p>0</text:p>
          </table:table-cell>
          <table:table-cell table:style-name="ce317" table:formula="of:=[.S26]*[.T26]" office:value-type="float" office:value="0">
            <text:p>0</text:p>
          </table:table-cell>
          <table:table-cell table:style-name="ce317" table:formula="of:=IF(ISNA([.U26]); 0;[.U26])" office:value-type="float" office:value="0">
            <text:p>0</text:p>
          </table:table-cell>
          <table:table-cell table:number-columns-repeated="7"/>
          <table:table-cell table:formula="of:=IF([.$M26]=&quot;p&quot;; [.$D$8]; IF([.$M26]=&quot;c&quot;; [.$D$9];  IF([.$M26]=&quot;e&quot;; [.$D$10]; 1)))" office:value-type="float" office:value="1">
            <text:p>1</text:p>
          </table:table-cell>
          <table:table-cell table:formula="of:=IF([.$M26]=&quot;l&quot;; (1/[.$D$8]); IF([.$M26]=&quot;c&quot;; (1/[.$D$8])*[.$D$9]; IF([.$M26]=&quot;e&quot;; (1/[.$D$8])*[.$D$10]; 1)))" office:value-type="float" office:value="1">
            <text:p>1</text:p>
          </table:table-cell>
          <table:table-cell table:number-columns-repeated="993"/>
        </table:table-row>
        <table:table-row table:style-name="ro1">
          <table:table-cell table:number-columns-repeated="4"/>
          <table:table-cell table:style-name="ce598" table:formula="of:=0.6^((212-[.F27])/18)" office:value-type="float" office:value="0.00243845489524761">
            <text:p>0.0024384549</text:p>
          </table:table-cell>
          <table:table-cell table:style-name="ce317" table:formula="of:=IF([$Brewhouse.V17]=&quot;Metric&quot;;  ([$Recipe.G35]*(9/5))+32; [$Recipe.G35])" office:value-type="float" office:value="0">
            <text:p>0</text:p>
          </table:table-cell>
          <table:table-cell table:style-name="ce317" table:formula="of:=IF([.M27]=&quot;L&quot;; [.N27]; 0)" office:value-type="float" office:value="0">
            <text:p>0</text:p>
          </table:table-cell>
          <table:table-cell table:style-name="ce646" table:formula="of:=IF([.M27]=&quot;P&quot;; [.N27]; 0)" office:value-type="float" office:value="0">
            <text:p>0</text:p>
          </table:table-cell>
          <table:table-cell table:style-name="ce317" table:formula="of:=IF([.M27]=&quot;C&quot;; [.N27]; 0)" office:value-type="float" office:value="0">
            <text:p>0</text:p>
          </table:table-cell>
          <table:table-cell table:style-name="ce317" table:formula="of:=IF([.M27]=&quot;E&quot;; [.N27]; 0)" office:value-type="float" office:value="0">
            <text:p>0</text:p>
          </table:table-cell>
          <table:table-cell table:style-name="ce651" table:formula="of:=[$Recipe.B35]" office:value-type="string" office:string-value="---Select Hop---" table:number-columns-spanned="2" table:number-rows-spanned="1">
            <text:p>---Select Hop---</text:p>
          </table:table-cell>
          <table:covered-table-cell table:style-name="ce655"/>
          <table:table-cell table:style-name="ce317" table:formula="of:=[$Recipe.E35]" office:value-type="float" office:value="0">
            <text:p>0</text:p>
          </table:table-cell>
          <table:table-cell table:style-name="ce317" table:formula="of:=IF([$Brewhouse.V17]=&quot;Metric&quot;; [$Recipe.F35]*0.0352739619; [$Recipe.F35])" office:value-type="float" office:value="0">
            <text:p>0</text:p>
          </table:table-cell>
          <table:table-cell table:style-name="ce317" table:formula="of:=[$Recipe.H35]" office:value-type="float" office:value="0">
            <text:p>0</text:p>
          </table:table-cell>
          <table:table-cell table:style-name="ce317" table:formula="of:=[$Recipe.I35]" office:value-type="float" office:value="0">
            <text:p>0</text:p>
          </table:table-cell>
          <table:table-cell table:style-name="ce317" table:formula="of:=IF([$Recipe.J35]=&quot;&quot;;&quot;&quot;;[$Recipe.J35])">
            <text:p/>
          </table:table-cell>
          <table:table-cell table:style-name="ce655" table:formula="of:=IF([.Q27]&lt;&gt;&quot;&quot;;[.Q27];[.P27])" office:value-type="float" office:value="0">
            <text:p>0</text:p>
          </table:table-cell>
          <table:table-cell table:style-name="ce317" table:formula="of:=((([.R27]/100)*[.N27])*7490)/([.$C$6]+[$'Total H2O Sub'.$D$12]+[$'Total H2O Sub'.$D$15]+[$'Total H2O Sub'.$D$16])" office:value-type="float" office:value="0">
            <text:p>0</text:p>
          </table:table-cell>
          <table:table-cell table:style-name="ce317" table:formula="of:=IF([.R27]=&quot;&quot;; 0; ([.AD27]*1.65*(0.000125^([$GravCalcs.$Q$25]))) * ((1 - 2.71828182845904^(-0.04*[.O27]))/4.15))*[.E27]" office:value-type="float" office:value="0">
            <text:p>0</text:p>
          </table:table-cell>
          <table:table-cell table:style-name="ce317" table:formula="of:=[.S27]*[.T27]" office:value-type="float" office:value="0">
            <text:p>0</text:p>
          </table:table-cell>
          <table:table-cell table:style-name="ce317" table:formula="of:=IF(ISNA([.U27]); 0;[.U27])" office:value-type="float" office:value="0">
            <text:p>0</text:p>
          </table:table-cell>
          <table:table-cell table:number-columns-repeated="7"/>
          <table:table-cell table:formula="of:=IF([.$M27]=&quot;p&quot;; [.$D$8]; IF([.$M27]=&quot;c&quot;; [.$D$9];  IF([.$M27]=&quot;e&quot;; [.$D$10]; 1)))" office:value-type="float" office:value="1">
            <text:p>1</text:p>
          </table:table-cell>
          <table:table-cell table:formula="of:=IF([.$M27]=&quot;l&quot;; (1/[.$D$8]); IF([.$M27]=&quot;c&quot;; (1/[.$D$8])*[.$D$9]; IF([.$M27]=&quot;e&quot;; (1/[.$D$8])*[.$D$10]; 1)))" office:value-type="float" office:value="1">
            <text:p>1</text:p>
          </table:table-cell>
          <table:table-cell table:number-columns-repeated="993"/>
        </table:table-row>
        <table:table-row table:style-name="ro1">
          <table:table-cell table:number-columns-repeated="4"/>
          <table:table-cell table:style-name="ce598" table:formula="of:=0.6^((212-[.F28])/18)" office:value-type="float" office:value="0.00243845489524761">
            <text:p>0.0024384549</text:p>
          </table:table-cell>
          <table:table-cell table:style-name="ce317" table:formula="of:=IF([$Brewhouse.V17]=&quot;Metric&quot;;  ([$Recipe.G36]*(9/5))+32; [$Recipe.G36])" office:value-type="float" office:value="0">
            <text:p>0</text:p>
          </table:table-cell>
          <table:table-cell table:style-name="ce317" table:formula="of:=IF([.M28]=&quot;L&quot;; [.N28]; 0)" office:value-type="float" office:value="0">
            <text:p>0</text:p>
          </table:table-cell>
          <table:table-cell table:style-name="ce646" table:formula="of:=IF([.M28]=&quot;P&quot;; [.N28]; 0)" office:value-type="float" office:value="0">
            <text:p>0</text:p>
          </table:table-cell>
          <table:table-cell table:style-name="ce317" table:formula="of:=IF([.M28]=&quot;C&quot;; [.N28]; 0)" office:value-type="float" office:value="0">
            <text:p>0</text:p>
          </table:table-cell>
          <table:table-cell table:style-name="ce317" table:formula="of:=IF([.M28]=&quot;E&quot;; [.N28]; 0)" office:value-type="float" office:value="0">
            <text:p>0</text:p>
          </table:table-cell>
          <table:table-cell table:style-name="ce651" table:formula="of:=[$Recipe.B36]" office:value-type="string" office:string-value="---Select Hop---" table:number-columns-spanned="2" table:number-rows-spanned="1">
            <text:p>---Select Hop---</text:p>
          </table:table-cell>
          <table:covered-table-cell table:style-name="ce655"/>
          <table:table-cell table:style-name="ce317" table:formula="of:=[$Recipe.E36]" office:value-type="float" office:value="0">
            <text:p>0</text:p>
          </table:table-cell>
          <table:table-cell table:style-name="ce317" table:formula="of:=IF([$Brewhouse.V17]=&quot;Metric&quot;; [$Recipe.F36]*0.0352739619; [$Recipe.F36])" office:value-type="float" office:value="0">
            <text:p>0</text:p>
          </table:table-cell>
          <table:table-cell table:style-name="ce317" table:formula="of:=[$Recipe.H36]" office:value-type="float" office:value="0">
            <text:p>0</text:p>
          </table:table-cell>
          <table:table-cell table:style-name="ce317" table:formula="of:=[$Recipe.I36]" office:value-type="float" office:value="0">
            <text:p>0</text:p>
          </table:table-cell>
          <table:table-cell table:style-name="ce317" table:formula="of:=IF([$Recipe.J36]=&quot;&quot;;&quot;&quot;;[$Recipe.J36])">
            <text:p/>
          </table:table-cell>
          <table:table-cell table:style-name="ce655" table:formula="of:=IF([.Q28]&lt;&gt;&quot;&quot;;[.Q28];[.P28])" office:value-type="float" office:value="0">
            <text:p>0</text:p>
          </table:table-cell>
          <table:table-cell table:style-name="ce317" table:formula="of:=((([.R28]/100)*[.N28])*7490)/([.$C$6]+[$'Total H2O Sub'.$D$12]+[$'Total H2O Sub'.$D$15]+[$'Total H2O Sub'.$D$16])" office:value-type="float" office:value="0">
            <text:p>0</text:p>
          </table:table-cell>
          <table:table-cell table:style-name="ce317" table:formula="of:=IF([.R28]=&quot;&quot;; 0; ([.AD28]*1.65*(0.000125^([$GravCalcs.$Q$25]))) * ((1 - 2.71828182845904^(-0.04*[.O28]))/4.15))*[.E28]" office:value-type="float" office:value="0">
            <text:p>0</text:p>
          </table:table-cell>
          <table:table-cell table:style-name="ce317" table:formula="of:=[.S28]*[.T28]" office:value-type="float" office:value="0">
            <text:p>0</text:p>
          </table:table-cell>
          <table:table-cell table:style-name="ce317" table:formula="of:=IF(ISNA([.U28]); 0;[.U28])" office:value-type="float" office:value="0">
            <text:p>0</text:p>
          </table:table-cell>
          <table:table-cell table:number-columns-repeated="7"/>
          <table:table-cell table:formula="of:=IF([.$M28]=&quot;p&quot;; [.$D$8]; IF([.$M28]=&quot;c&quot;; [.$D$9];  IF([.$M28]=&quot;e&quot;; [.$D$10]; 1)))" office:value-type="float" office:value="1">
            <text:p>1</text:p>
          </table:table-cell>
          <table:table-cell table:formula="of:=IF([.$M28]=&quot;l&quot;; (1/[.$D$8]); IF([.$M28]=&quot;c&quot;; (1/[.$D$8])*[.$D$9]; IF([.$M28]=&quot;e&quot;; (1/[.$D$8])*[.$D$10]; 1)))" office:value-type="float" office:value="1">
            <text:p>1</text:p>
          </table:table-cell>
          <table:table-cell table:number-columns-repeated="993"/>
        </table:table-row>
        <table:table-row table:style-name="ro1">
          <table:table-cell table:number-columns-repeated="4"/>
          <table:table-cell table:style-name="ce598"/>
          <table:table-cell table:style-name="ce646" office:value-type="string">
            <text:p>Total</text:p>
          </table:table-cell>
          <table:table-cell table:style-name="ce646" table:formula="of:=SUM([.G24:.G28])" office:value-type="float" office:value="0">
            <text:p>0</text:p>
          </table:table-cell>
          <table:table-cell table:style-name="ce646" table:formula="of:=SUM([.H24:.H28])" office:value-type="float" office:value="0">
            <text:p>0</text:p>
          </table:table-cell>
          <table:table-cell table:style-name="ce646" table:formula="of:=SUM([.I24:.I28])" office:value-type="float" office:value="0">
            <text:p>0</text:p>
          </table:table-cell>
          <table:table-cell table:style-name="ce646" table:formula="of:=SUM([.J24:.J28])" office:value-type="float" office:value="0">
            <text:p>0</text:p>
          </table:table-cell>
          <table:table-cell table:style-name="ce646" table:number-columns-repeated="12"/>
          <table:table-cell table:style-name="ce285"/>
          <table:table-cell table:number-columns-repeated="1001"/>
        </table:table-row>
        <table:table-row table:style-name="ro1">
          <table:table-cell table:number-columns-repeated="5"/>
          <table:table-cell table:style-name="ce646" table:number-columns-repeated="14"/>
          <table:table-cell table:style-name="ce646" office:value-type="string">
            <text:p>Total Post Boil IBUs</text:p>
          </table:table-cell>
          <table:table-cell table:style-name="ce646"/>
          <table:table-cell table:style-name="ce646" table:formula="of:=SUM([.V24:.V28])" office:value-type="float" office:value="0">
            <text:p>0</text:p>
          </table:table-cell>
          <table:table-cell table:style-name="ce285"/>
          <table:table-cell table:number-columns-repeated="1001"/>
        </table:table-row>
        <table:table-row table:style-name="ro1">
          <table:table-cell table:number-columns-repeated="5"/>
          <table:table-cell table:style-name="ce317" table:number-columns-repeated="17"/>
          <table:table-cell table:number-columns-repeated="3"/>
          <table:table-cell office:value-type="string">
            <text:p>MOD RAGER</text:p>
          </table:table-cell>
          <table:table-cell table:number-columns-repeated="998"/>
        </table:table-row>
        <table:table-row table:style-name="ro1">
          <table:table-cell table:number-columns-repeated="5"/>
          <table:table-cell table:style-name="ce647" office:value-type="string">
            <text:p>Total Hops for Absporp Calc</text:p>
          </table:table-cell>
          <table:table-cell table:style-name="ce649" table:formula="of:=[.G19]+[.G29]" office:value-type="float" office:value="1">
            <text:p>1</text:p>
          </table:table-cell>
          <table:table-cell table:style-name="ce649" table:formula="of:=[.H19]+[.H29]" office:value-type="float" office:value="0.5262">
            <text:p>0.5262</text:p>
          </table:table-cell>
          <table:table-cell table:style-name="ce649" table:formula="of:=[.I19]+[.I29]" office:value-type="float" office:value="0">
            <text:p>0</text:p>
          </table:table-cell>
          <table:table-cell table:style-name="ce649" table:formula="of:=[.J19]+[.J29]" office:value-type="float" office:value="0">
            <text:p>0</text:p>
          </table:table-cell>
          <table:table-cell table:style-name="ce317" table:number-columns-repeated="7"/>
          <table:table-cell table:style-name="ce647"/>
          <table:table-cell table:style-name="ce317" table:number-columns-repeated="2"/>
          <table:table-cell table:style-name="ce647" office:value-type="string">
            <text:p>Total Kettle plus Post Boil IBUs, incl FW Bonus</text:p>
          </table:table-cell>
          <table:table-cell table:style-name="ce649" table:formula="of:=[.V20]+[.V30]+[.X19]" office:value-type="float" office:value="20.1253925614267">
            <text:p>20.1253925614</text:p>
          </table:table-cell>
          <table:table-cell table:number-columns-repeated="3"/>
          <table:table-cell table:formula="of:=[.AB20]+[.V30]+[.X19]" office:value-type="float" office:value="19.7098418433157">
            <text:p>19.7098418433</text:p>
          </table:table-cell>
          <table:table-cell table:number-columns-repeated="998"/>
        </table:table-row>
        <table:table-row table:style-name="ro1">
          <table:table-cell table:number-columns-repeated="17"/>
          <table:table-cell office:value-type="string">
            <text:p>(no 65+ splice and not constrained)</text:p>
          </table:table-cell>
          <table:table-cell table:number-columns-repeated="1006"/>
        </table:table-row>
        <table:table-row table:style-name="ro1">
          <table:table-cell table:number-columns-repeated="16"/>
          <table:table-cell table:style-name="ce598" office:value-type="string">
            <text:p>Adjusted for Hop Utilization Brewhouse Multiplier</text:p>
          </table:table-cell>
          <table:table-cell table:number-columns-repeated="4"/>
          <table:table-cell table:style-name="ce598" table:formula="of:=[.V32]*[$Brewhouse.H32]" office:value-type="float" office:value="20.1253925614267">
            <text:p>20.1253925614</text:p>
          </table:table-cell>
          <table:table-cell table:number-columns-repeated="3"/>
          <table:table-cell table:formula="of:=[.Z32]*[$Brewhouse.H32]" office:value-type="float" office:value="19.7098418433157">
            <text:p>19.7098418433</text:p>
          </table:table-cell>
          <table:table-cell table:number-columns-repeated="998"/>
        </table:table-row>
        <table:table-row table:style-name="ro1">
          <table:table-cell table:number-columns-repeated="7"/>
          <table:table-cell table:style-name="ce598" table:number-columns-repeated="4"/>
          <table:table-cell table:number-columns-repeated="1013"/>
        </table:table-row>
        <table:table-row table:style-name="ro1">
          <table:table-cell table:number-columns-repeated="6"/>
          <table:table-cell table:style-name="ce598"/>
          <table:table-cell table:style-name="ce650" table:number-columns-repeated="3"/>
          <table:table-cell table:style-name="ce598"/>
          <table:table-cell table:number-columns-repeated="1013"/>
        </table:table-row>
        <table:table-row table:style-name="ro1">
          <table:table-cell table:number-columns-repeated="6"/>
          <table:table-cell table:style-name="ce598"/>
          <table:table-cell table:style-name="ce650" table:number-columns-repeated="3"/>
          <table:table-cell table:style-name="ce598"/>
          <table:table-cell table:number-columns-repeated="3"/>
          <table:table-cell office:value-type="string">
            <text:p>MOD RAGER CONT.</text:p>
          </table:table-cell>
          <table:table-cell table:number-columns-repeated="1009"/>
        </table:table-row>
        <table:table-row table:style-name="ro1">
          <table:table-cell table:number-columns-repeated="7"/>
          <table:table-cell table:style-name="ce650" office:value-type="string">
            <text:p>Adjusted Total IBUs</text:p>
          </table:table-cell>
          <table:table-cell table:style-name="ce650" table:number-columns-repeated="2"/>
          <table:table-cell table:formula="of:=IF([.V34]&lt;65; [.V34]; 16.461*LN([.V34])-3.6133)" office:value-type="float" office:value="20.1253925614267">
            <text:p>20.1253925614</text:p>
          </table:table-cell>
          <table:table-cell office:value-type="string">
            <text:p>(spliced. Not constrained)</text:p>
          </table:table-cell>
          <table:table-cell table:number-columns-repeated="2"/>
          <table:table-cell table:formula="of:=IF([.Z34]&lt;65; [.Z34]; 16.461*LN([.Z34])-3.6133)" office:value-type="float" office:value="19.7098418433157">
            <text:p>19.7098418433</text:p>
          </table:table-cell>
          <table:table-cell table:number-columns-repeated="1009"/>
        </table:table-row>
        <table:table-row table:style-name="ro1">
          <table:table-cell table:number-columns-repeated="7"/>
          <table:table-cell table:style-name="ce650" office:value-type="string">
            <text:p>Constrained Adjusted Total IBUs</text:p>
          </table:table-cell>
          <table:table-cell table:style-name="ce650" table:number-columns-repeated="2"/>
          <table:table-cell table:formula="of:=IF([.K38]&gt;110; 110; [.K38])" office:value-type="float" office:value="20.1253925614267">
            <text:p>20.1253925614</text:p>
          </table:table-cell>
          <table:table-cell office:value-type="string">
            <text:p>(spliced and constrained)</text:p>
          </table:table-cell>
          <table:table-cell table:number-columns-repeated="2"/>
          <table:table-cell table:formula="of:=IF([.O38]&gt;110; 110; [.O38])" office:value-type="float" office:value="19.7098418433157">
            <text:p>19.7098418433</text:p>
          </table:table-cell>
          <table:table-cell table:number-columns-repeated="1009"/>
        </table:table-row>
        <table:table-row table:style-name="ro1" table:number-rows-repeated="1048536">
          <table:table-cell table:number-columns-repeated="1024"/>
        </table:table-row>
        <table:table-row table:style-name="ro1">
          <table:table-cell table:number-columns-repeated="1024"/>
        </table:table-row>
        <table:named-expressions/>
      </table:table>
      <table:table table:name="H20 Temps Sub" table:style-name="ta17" table:protected="true" table:print="false">
        <office:forms form:automatic-focus="false" form:apply-design-mode="false"/>
        <table:table-column table:style-name="co11" table:number-columns-repeated="4" table:default-cell-style-name="Normal_20_2"/>
        <table:table-column table:style-name="co40" table:default-cell-style-name="Normal_20_2"/>
        <table:table-column table:style-name="co11" table:default-cell-style-name="Normal_20_2"/>
        <table:table-column table:style-name="co23" table:default-cell-style-name="Normal_20_2"/>
        <table:table-column table:style-name="co8" table:visibility="collapse" table:default-cell-style-name="Normal_20_2"/>
        <table:table-column table:style-name="co11" table:number-columns-repeated="1016" table:default-cell-style-name="Normal_20_2"/>
        <table:table-row table:style-name="ro22">
          <table:table-cell table:number-columns-repeated="9"/>
          <table:table-cell table:style-name="ce546" table:number-columns-repeated="4"/>
          <table:table-cell table:number-columns-repeated="1011"/>
        </table:table-row>
        <table:table-row table:style-name="ro22">
          <table:table-cell office:value-type="string">
            <text:p>Initial Infusion Equation:</text:p>
          </table:table-cell>
          <table:table-cell table:number-columns-repeated="8"/>
          <table:table-cell table:style-name="ce546"/>
          <table:table-cell table:style-name="ce540"/>
          <table:table-cell table:style-name="ce546" table:number-columns-repeated="2"/>
          <table:table-cell table:number-columns-repeated="1011"/>
        </table:table-row>
        <table:table-row table:style-name="ro22">
          <table:table-cell office:value-type="string">
            <text:p>Tw = (.2/r)(T2 - T1) + T2</text:p>
          </table:table-cell>
          <table:table-cell table:number-columns-repeated="1023"/>
        </table:table-row>
        <table:table-row table:style-name="ro22">
          <table:table-cell table:number-columns-repeated="1024"/>
        </table:table-row>
        <table:table-row table:style-name="ro22">
          <table:table-cell office:value-type="string">
            <text:p>Mash Infusion Equation:</text:p>
          </table:table-cell>
          <table:table-cell table:number-columns-repeated="1023"/>
        </table:table-row>
        <table:table-row table:style-name="ro22">
          <table:table-cell office:value-type="string">
            <text:p>Wa = (T2 - T1)(.2G + Wm)/(Tw - T2)</text:p>
          </table:table-cell>
          <table:table-cell table:number-columns-repeated="1023"/>
        </table:table-row>
        <table:table-row table:style-name="ro22">
          <table:table-cell table:number-columns-repeated="1024"/>
        </table:table-row>
        <table:table-row table:style-name="ro22">
          <table:table-cell office:value-type="string">
            <text:p>where:</text:p>
          </table:table-cell>
          <table:table-cell table:number-columns-repeated="1023"/>
        </table:table-row>
        <table:table-row table:style-name="ro22">
          <table:table-cell office:value-type="string">
            <text:p>r = The ratio of water to grain in quarts per pound</text:p>
          </table:table-cell>
          <table:table-cell table:number-columns-repeated="1023"/>
        </table:table-row>
        <table:table-row table:style-name="ro22">
          <table:table-cell office:value-type="string">
            <text:p>Wa = The amount of Infusion water added (in quarts).</text:p>
          </table:table-cell>
          <table:table-cell table:number-columns-repeated="1023"/>
        </table:table-row>
        <table:table-row table:style-name="ro22">
          <table:table-cell office:value-type="string">
            <text:p>Wm = The total amount of water in the mash (in quarts).</text:p>
          </table:table-cell>
          <table:table-cell table:number-columns-repeated="1023"/>
        </table:table-row>
        <table:table-row table:style-name="ro22">
          <table:table-cell office:value-type="string">
            <text:p>T1 = The initial temperature (¡F) of the mash.</text:p>
          </table:table-cell>
          <table:table-cell table:number-columns-repeated="1023"/>
        </table:table-row>
        <table:table-row table:style-name="ro22">
          <table:table-cell office:value-type="string">
            <text:p>T2 = The target temperature (¡F) of the mash.</text:p>
          </table:table-cell>
          <table:table-cell table:number-columns-repeated="1023"/>
        </table:table-row>
        <table:table-row table:style-name="ro22">
          <table:table-cell office:value-type="string">
            <text:p>Tw = The actual temperature (¡F) of the infusion water.</text:p>
          </table:table-cell>
          <table:table-cell table:number-columns-repeated="1023"/>
        </table:table-row>
        <table:table-row table:style-name="ro22">
          <table:table-cell office:value-type="string">
            <text:p>G = The amount of grain in the mash (in pounds).</text:p>
          </table:table-cell>
          <table:table-cell table:number-columns-repeated="1023"/>
        </table:table-row>
        <table:table-row table:style-name="ro22" table:number-rows-repeated="2">
          <table:table-cell table:number-columns-repeated="1024"/>
        </table:table-row>
        <table:table-row table:style-name="ro22">
          <table:table-cell office:value-type="string">
            <text:p>Initial Infusion</text:p>
          </table:table-cell>
          <table:table-cell table:number-columns-repeated="1023"/>
        </table:table-row>
        <table:table-row table:style-name="ro22">
          <table:table-cell table:style-name="ce546" table:formula="of:=[$GravCalcs.F17]" office:value-type="float" office:value="9.5">
            <text:p>9.5</text:p>
          </table:table-cell>
          <table:table-cell table:style-name="ce558" office:value-type="string">
            <text:p>Weight of Grain in lbs</text:p>
          </table:table-cell>
          <table:table-cell table:number-columns-repeated="8"/>
          <table:table-cell table:style-name="ce568" office:value-type="string">
            <text:p>Raw Input Temp</text:p>
          </table:table-cell>
          <table:table-cell table:formula="of:=[$Recipe.H3]" office:value-type="float" office:value="150">
            <text:p>150</text:p>
          </table:table-cell>
          <table:table-cell table:number-columns-repeated="1012"/>
        </table:table-row>
        <table:table-row table:style-name="ro22">
          <table:table-cell table:style-name="ce546" table:formula="of:=[$'Total H2O Sub'.J24]" office:value-type="float" office:value="3.54825">
            <text:p>3.54825</text:p>
          </table:table-cell>
          <table:table-cell table:style-name="ce558" office:value-type="string">
            <text:p>Strike Volume of Water in Gallons</text:p>
          </table:table-cell>
          <table:table-cell table:number-columns-repeated="8"/>
          <table:table-cell table:style-name="ce568" office:value-type="string">
            <text:p>Temp F if metric input</text:p>
          </table:table-cell>
          <table:table-cell table:formula="of:=([.L19]*(9/5))+32" office:value-type="float" office:value="302">
            <text:p>302</text:p>
          </table:table-cell>
          <table:table-cell table:number-columns-repeated="1012"/>
        </table:table-row>
        <table:table-row table:style-name="ro22">
          <table:table-cell table:style-name="ce546" table:formula="of:=IF([$Brewhouse.V17]=&quot;Metric&quot;; ([$Recipe.M6]*(9/5))+32; [$Recipe.M6])" office:value-type="float" office:value="70">
            <text:p>70</text:p>
          </table:table-cell>
          <table:table-cell table:style-name="ce558" office:value-type="string">
            <text:p>Initial Temp of Grain (e.g. 70 deg at room temp) (F)</text:p>
          </table:table-cell>
          <table:table-cell table:number-columns-repeated="8"/>
          <table:table-cell table:style-name="ce568" office:value-type="string">
            <text:p>Use Temp F</text:p>
          </table:table-cell>
          <table:table-cell table:formula="of:=IF([$Brewhouse.V17]=&quot;Metric&quot;; [.L20]; [.L19])" office:value-type="float" office:value="150">
            <text:p>150</text:p>
          </table:table-cell>
          <table:table-cell table:number-columns-repeated="1012"/>
        </table:table-row>
        <table:table-row table:style-name="ro22">
          <table:table-cell table:style-name="ce546" table:formula="of:=[.L21]" office:value-type="float" office:value="150">
            <text:p>150</text:p>
          </table:table-cell>
          <table:table-cell table:style-name="ce558" office:value-type="string">
            <text:p>TargetTemp of Mash (F)</text:p>
          </table:table-cell>
          <table:table-cell table:number-columns-repeated="1022"/>
        </table:table-row>
        <table:table-row table:style-name="ro22">
          <table:table-cell table:number-columns-repeated="1024"/>
        </table:table-row>
        <table:table-row table:style-name="ro22" table:number-rows-repeated="2">
          <table:table-cell table:style-name="ce558"/>
          <table:table-cell table:number-columns-repeated="1023"/>
        </table:table-row>
        <table:table-row table:style-name="ro22">
          <table:table-cell table:number-columns-repeated="1024"/>
        </table:table-row>
        <table:table-row table:style-name="ro22">
          <table:table-cell table:number-columns-repeated="8"/>
          <table:table-cell office:value-type="string">
            <text:p>OR Sparge (After Drain)</text:p>
          </table:table-cell>
          <table:table-cell table:number-columns-repeated="1015"/>
        </table:table-row>
        <table:table-row table:style-name="ro22">
          <table:table-cell table:number-columns-repeated="8"/>
          <table:table-cell table:formula="of:=[.A19]" office:value-type="float" office:value="9.5">
            <text:p>9.5</text:p>
          </table:table-cell>
          <table:table-cell office:value-type="string">
            <text:p>:Weight of Grain in lbs</text:p>
          </table:table-cell>
          <table:table-cell table:number-columns-repeated="1014"/>
        </table:table-row>
        <table:table-row table:style-name="ro22">
          <table:table-cell table:number-columns-repeated="8"/>
          <table:table-cell table:formula="of:=IF([$Brewhouse.V17]=&quot;Metric&quot;;([.I28]*[$Brewhouse.H5]*4*0.1198264268);([.I28]*[$Brewhouse.H5]*4))        +IF([$Brewhouse.V17]=&quot;Metric&quot;;([$Brewhouse.H11]*4*0.264172051);([$Brewhouse.H11]*4))" office:value-type="float" office:value="4.81">
            <text:p>4.81</text:p>
          </table:table-cell>
          <table:table-cell office:value-type="string">
            <text:p>:Existing Volume of Water in Quarts</text:p>
          </table:table-cell>
          <table:table-cell table:number-columns-repeated="3"/>
          <table:table-cell table:formula="of:=[.A20]*4" office:value-type="float" office:value="14.193">
            <text:p>14.193</text:p>
          </table:table-cell>
          <table:table-cell office:value-type="string">
            <text:p>:Existing H20 Volume if No Sparge</text:p>
          </table:table-cell>
          <table:table-cell table:number-columns-repeated="1009"/>
        </table:table-row>
        <table:table-row table:style-name="ro22">
          <table:table-cell table:number-columns-repeated="8"/>
          <table:table-cell table:formula="of:=[.L21]" office:value-type="float" office:value="150">
            <text:p>150</text:p>
          </table:table-cell>
          <table:table-cell office:value-type="string">
            <text:p>:Initial Temp of Mash</text:p>
          </table:table-cell>
          <table:table-cell table:number-columns-repeated="1014"/>
        </table:table-row>
        <table:table-row table:style-name="ro22">
          <table:table-cell table:number-columns-repeated="8"/>
          <table:table-cell table:style-name="ce622" office:value-type="float" office:value="168">
            <text:p>168</text:p>
          </table:table-cell>
          <table:table-cell table:style-name="ce558" office:value-type="string">
            <text:p>Target Temp for for 'Mashout' (normally 168)</text:p>
          </table:table-cell>
          <table:table-cell table:number-columns-repeated="1014"/>
        </table:table-row>
        <table:table-row table:style-name="ro22">
          <table:table-cell table:number-columns-repeated="8"/>
          <table:table-cell table:style-name="ce546"/>
          <table:table-cell table:number-columns-repeated="1015"/>
        </table:table-row>
        <table:table-row table:style-name="ro22">
          <table:table-cell table:number-columns-repeated="1024"/>
        </table:table-row>
        <table:table-row table:style-name="ro22">
          <table:table-cell table:number-columns-repeated="5"/>
          <table:table-cell table:style-name="ce558" office:value-type="string">
            <text:p>Amount of Sparge Water to Add in Gallons</text:p>
          </table:table-cell>
          <table:table-cell table:number-columns-repeated="6"/>
          <table:table-cell table:formula="of:=[$'Total H2O Sub'.J25]" office:value-type="float" office:value="4.27657166666667">
            <text:p>4.2765716667</text:p>
          </table:table-cell>
          <table:table-cell table:number-columns-repeated="1011"/>
        </table:table-row>
        <table:table-row table:style-name="ro22">
          <table:table-cell table:number-columns-repeated="1024"/>
        </table:table-row>
        <table:table-row table:style-name="ro22">
          <table:table-cell table:number-columns-repeated="6"/>
          <table:table-cell table:formula="of:=IF([.I36] &gt; 212; &quot;HI&quot;; &quot;OK&quot;)" office:value-type="string" office:string-value="OK">
            <text:p>OK</text:p>
          </table:table-cell>
          <table:table-cell/>
          <table:table-cell table:style-name="ce621" table:formula="of:=(((([.I31]-([.I30]-[.E47]))*((0.2*[.I28])+([.I29]+[.A40])))/([.M34]*4))+[.I31])" office:value-type="float" office:value="176.710248045261">
            <text:p>176.7102480453</text:p>
          </table:table-cell>
          <table:table-cell table:style-name="ce621" office:value-type="string">
            <text:p>Sparge Water Temp</text:p>
          </table:table-cell>
          <table:table-cell table:number-columns-repeated="1014"/>
        </table:table-row>
        <table:table-row table:style-name="ro22">
          <table:table-cell table:number-columns-repeated="6"/>
          <table:table-cell table:formula="of:=IF([.I37] &gt; 212; &quot;HI&quot;; &quot;OK&quot;)" office:value-type="string" office:string-value="OK">
            <text:p>OK</text:p>
          </table:table-cell>
          <table:table-cell/>
          <table:table-cell table:style-name="ce621" table:formula="of:=(((([.I31]-([.I30]-[.E47]))*((0.2*[.I28])+([.N29]+[.A40])))/([.M34]*4))+[.I31])" office:value-type="float" office:value="187.680483939043">
            <text:p>187.680483939</text:p>
          </table:table-cell>
          <table:table-cell table:style-name="ce621" office:value-type="string">
            <text:p>Sparge Water Temp if Doing 'No Sparge'</text:p>
          </table:table-cell>
          <table:table-cell table:number-columns-repeated="1014"/>
        </table:table-row>
        <table:table-row table:style-name="ro22">
          <table:table-cell table:number-columns-repeated="1024"/>
        </table:table-row>
        <table:table-row table:style-name="ro22">
          <table:table-cell office:value-type="string">
            <text:p>------------------------------------------------------------------------------</text:p>
          </table:table-cell>
          <table:table-cell table:number-columns-repeated="1023"/>
        </table:table-row>
        <table:table-row table:style-name="ro22">
          <table:table-cell table:style-name="ce620" table:formula="of:=IF([$Brewhouse.V17]=&quot;Metric&quot;; [$Brewhouse.C17]*0.264172051; [$Brewhouse.C17])" office:value-type="float" office:value="0.74">
            <text:p>0.74</text:p>
          </table:table-cell>
          <table:table-cell office:value-type="string">
            <text:p>Mash Tun Equivalent Water Volume</text:p>
          </table:table-cell>
          <table:table-cell table:number-columns-repeated="1022"/>
        </table:table-row>
        <table:table-row table:style-name="ro22">
          <table:table-cell table:style-name="ce620" table:formula="of:=IF([$Brewhouse.V17]=&quot;Metric&quot;; [$Brewhouse.H5]*0.5823996792; [$Brewhouse.H5])" office:value-type="float" office:value="0.12">
            <text:p>0.12</text:p>
          </table:table-cell>
          <table:table-cell office:value-type="string">
            <text:p>grain absorption in gallons per pound</text:p>
          </table:table-cell>
          <table:table-cell table:number-columns-repeated="1022"/>
        </table:table-row>
        <table:table-row table:style-name="ro22">
          <table:table-cell/>
          <table:table-cell office:value-type="string">
            <text:p>Strike Vol of water in quarts</text:p>
          </table:table-cell>
          <table:table-cell table:number-columns-repeated="2"/>
          <table:table-cell table:formula="of:=[.A20]*4" office:value-type="float" office:value="14.193">
            <text:p>14.193</text:p>
          </table:table-cell>
          <table:table-cell table:number-columns-repeated="1019"/>
        </table:table-row>
        <table:table-row table:style-name="ro22">
          <table:table-cell/>
          <table:table-cell office:value-type="string">
            <text:p>effective water to grain ratio</text:p>
          </table:table-cell>
          <table:table-cell table:number-columns-repeated="2"/>
          <table:table-cell table:formula="of:=([.E42]+[.A40])/[.A19]" office:value-type="float" office:value="1.57189473684211">
            <text:p>1.5718947368</text:p>
          </table:table-cell>
          <table:table-cell table:number-columns-repeated="1019"/>
        </table:table-row>
        <table:table-row table:style-name="ro22">
          <table:table-cell table:number-columns-repeated="1024"/>
        </table:table-row>
        <table:table-row table:style-name="ro22">
          <table:table-cell table:formula="of:=IF([$Brewhouse.V17]=&quot;Metric&quot;; ([$Brewhouse.H17]*(9/5));  [$Brewhouse.H17])" office:value-type="float" office:value="2">
            <text:p>2</text:p>
          </table:table-cell>
          <table:table-cell office:value-type="string">
            <text:p>Mash Tun Heat Loss per Hour</text:p>
          </table:table-cell>
          <table:table-cell table:number-columns-repeated="1022"/>
        </table:table-row>
        <table:table-row table:style-name="ro22">
          <table:table-cell table:formula="of:=[$Recipe.M3]" office:value-type="float" office:value="60">
            <text:p>60</text:p>
          </table:table-cell>
          <table:table-cell office:value-type="string">
            <text:p>Mash Length</text:p>
          </table:table-cell>
          <table:table-cell table:number-columns-repeated="1022"/>
        </table:table-row>
        <table:table-row table:style-name="ro22">
          <table:table-cell/>
          <table:table-cell office:value-type="string">
            <text:p>Mash Tun Heat Loss During Mash</text:p>
          </table:table-cell>
          <table:table-cell table:number-columns-repeated="2"/>
          <table:table-cell table:formula="of:=[.A45]*([.A46]/60)" office:value-type="float" office:value="2">
            <text:p>2</text:p>
          </table:table-cell>
          <table:table-cell table:number-columns-repeated="1019"/>
        </table:table-row>
        <table:table-row table:style-name="ro22">
          <table:table-cell table:number-columns-repeated="3"/>
          <table:table-cell table:formula="of:=IF([.E48] &gt; 212; &quot;HI&quot;; &quot;OK&quot;)" office:value-type="string" office:string-value="OK">
            <text:p>OK</text:p>
          </table:table-cell>
          <table:table-cell table:style-name="ce621" table:formula="of:=(([.E42]+[.A40])*((0.2/[.E43])*([.I30]-[.A21])+[.I30])-([.A40]*[.A21]))/[.E42]" office:value-type="float" office:value="164.880574931304">
            <text:p>164.8805749313</text:p>
          </table:table-cell>
          <table:table-cell table:style-name="ce621" office:value-type="string">
            <text:p>Strike Water Temp</text:p>
          </table:table-cell>
          <table:table-cell table:style-name="ce621"/>
          <table:table-cell table:number-columns-repeated="1017"/>
        </table:table-row>
        <table:table-row table:style-name="ro22" table:number-rows-repeated="1048527">
          <table:table-cell table:number-columns-repeated="1024"/>
        </table:table-row>
        <table:table-row table:style-name="ro22">
          <table:table-cell table:number-columns-repeated="1024"/>
        </table:table-row>
        <table:named-expressions/>
      </table:table>
      <table:table table:name="O2andLagerCalc" table:style-name="ta18" table:protected="true" table:print="false">
        <office:forms form:automatic-focus="false" form:apply-design-mode="false"/>
        <table:table-column table:style-name="co1" table:number-columns-repeated="1024" table:default-cell-style-name="Excel_20_Built-in_20_Normal"/>
        <table:table-row table:style-name="ro1" table:number-rows-repeated="2">
          <table:table-cell table:number-columns-repeated="1024"/>
        </table:table-row>
        <table:table-row table:style-name="ro1">
          <table:table-cell/>
          <table:table-cell office:value-type="string">
            <text:p>Gravity</text:p>
          </table:table-cell>
          <table:table-cell table:formula="of:=[$GravCalcs.J23]+1" office:value-type="float" office:value="1.05032792950844">
            <text:p>1.0503279295</text:p>
          </table:table-cell>
          <table:table-cell table:number-columns-repeated="1021"/>
        </table:table-row>
        <table:table-row table:style-name="ro1">
          <table:table-cell/>
          <table:table-cell office:value-type="string">
            <text:p>Yeast</text:p>
          </table:table-cell>
          <table:table-cell table:formula="of:=[$Recipe.B42]" office:value-type="string" office:string-value="Wyeast 1968 - London ESB Ale">
            <text:p>Wyeast 1968 - London ESB Ale</text:p>
          </table:table-cell>
          <table:table-cell table:number-columns-repeated="1021"/>
        </table:table-row>
        <table:table-row table:style-name="ro1">
          <table:table-cell/>
          <table:table-cell office:value-type="string">
            <text:p>BatchSize</text:p>
          </table:table-cell>
          <table:table-cell table:formula="of:=[$HopCalc.C6]" office:value-type="float" office:value="5.1">
            <text:p>5.1</text:p>
          </table:table-cell>
          <table:table-cell table:number-columns-repeated="1021"/>
        </table:table-row>
        <table:table-row table:style-name="ro1">
          <table:table-cell/>
          <table:table-cell office:value-type="string">
            <text:p>BeerType</text:p>
          </table:table-cell>
          <table:table-cell table:style-name="ce28" table:formula="of:=VLOOKUP([.C4];[$YEASTLOOKUP.$A$2:.$C$120];3;0)" office:value-type="string" office:string-value="A">
            <text:p>A</text:p>
          </table:table-cell>
          <table:table-cell table:number-columns-repeated="1021"/>
        </table:table-row>
        <table:table-row table:style-name="ro1">
          <table:table-cell/>
          <table:table-cell table:style-name="ce146" office:value-type="string">
            <text:p>SizeMultiplier</text:p>
          </table:table-cell>
          <table:table-cell table:formula="of:=[.C5]/5.1" office:value-type="float" office:value="1">
            <text:p>1</text:p>
          </table:table-cell>
          <table:table-cell table:number-columns-repeated="1021"/>
        </table:table-row>
        <table:table-row table:style-name="ro1">
          <table:table-cell/>
          <table:table-cell table:style-name="ce146" office:value-type="string">
            <text:p>5.1 gal seconds</text:p>
          </table:table-cell>
          <table:table-cell table:formula="of:=IF([.C6]=&quot;L&quot;;(60+((([.C3]-1)*1000)-48))*1.75;IF([.C6]=&quot;H&quot;;(60+((([.C3]-1)*1000)-48))*1.35;60+((([.C3]-1)*1000)-48)))" office:value-type="float" office:value="62.3279295084391">
            <text:p>62.3279295084</text:p>
          </table:table-cell>
          <table:table-cell table:number-columns-repeated="1021"/>
        </table:table-row>
        <table:table-row table:style-name="ro1">
          <table:table-cell/>
          <table:table-cell table:style-name="ce146" office:value-type="string">
            <text:p>Full Batch Seconds</text:p>
          </table:table-cell>
          <table:table-cell table:formula="of:=[.C8]*[.C7]" office:value-type="float" office:value="62.3279295084391">
            <text:p>62.3279295084</text:p>
          </table:table-cell>
          <table:table-cell table:number-columns-repeated="1021"/>
        </table:table-row>
        <table:table-row table:style-name="ro1" table:number-rows-repeated="2">
          <table:table-cell table:number-columns-repeated="1024"/>
        </table:table-row>
        <table:table-row table:style-name="ro1">
          <table:table-cell/>
          <table:table-cell table:style-name="ce146" office:value-type="string">
            <text:p>Lager Days</text:p>
          </table:table-cell>
          <table:table-cell table:formula="of:=IF([.C6]=&quot;A&quot;;&quot;N/A&quot;;(([.C3]-1)*1000/8)*7)" office:value-type="string" office:string-value="N/A">
            <text:p>N/A</text:p>
          </table:table-cell>
          <table:table-cell table:number-columns-repeated="1021"/>
        </table:table-row>
        <table:table-row table:style-name="ro1" table:number-rows-repeated="1048563">
          <table:table-cell table:number-columns-repeated="1024"/>
        </table:table-row>
        <table:table-row table:style-name="ro1">
          <table:table-cell table:number-columns-repeated="1024"/>
        </table:table-row>
        <table:named-expressions/>
      </table:table>
      <table:table table:name="STYLES" table:style-name="ta19" table:protected="true" table:print="false">
        <office:forms form:automatic-focus="false" form:apply-design-mode="false"/>
        <table:table-column table:style-name="co66" table:default-cell-style-name="Excel_20_Built-in_20_Normal"/>
        <table:table-column table:style-name="co1" table:number-columns-repeated="11" table:default-cell-style-name="Excel_20_Built-in_20_Normal"/>
        <table:table-column table:style-name="co26" table:default-cell-style-name="Excel_20_Built-in_20_Normal"/>
        <table:table-column table:style-name="co48" table:default-cell-style-name="Excel_20_Built-in_20_Normal"/>
        <table:table-column table:style-name="co67" table:default-cell-style-name="Excel_20_Built-in_20_Normal"/>
        <table:table-column table:style-name="co1" table:number-columns-repeated="6" table:default-cell-style-name="Excel_20_Built-in_20_Normal"/>
        <table:table-column table:style-name="co68" table:default-cell-style-name="Excel_20_Built-in_20_Normal"/>
        <table:table-column table:style-name="co1" table:number-columns-repeated="1002" table:default-cell-style-name="Excel_20_Built-in_20_Normal"/>
        <table:table-row table:style-name="ro1">
          <table:table-cell office:value-type="string">
            <text:p>Style</text:p>
          </table:table-cell>
          <table:table-cell office:value-type="string">
            <text:p>Low OG</text:p>
          </table:table-cell>
          <table:table-cell office:value-type="string">
            <text:p>Hi OG</text:p>
          </table:table-cell>
          <table:table-cell office:value-type="string">
            <text:p>Low FG</text:p>
          </table:table-cell>
          <table:table-cell office:value-type="string">
            <text:p>High FG</text:p>
          </table:table-cell>
          <table:table-cell office:value-type="string">
            <text:p>Low ABV</text:p>
          </table:table-cell>
          <table:table-cell office:value-type="string">
            <text:p>Hgh ABV</text:p>
          </table:table-cell>
          <table:table-cell office:value-type="string">
            <text:p>Low IBU</text:p>
          </table:table-cell>
          <table:table-cell office:value-type="string">
            <text:p>High IBU</text:p>
          </table:table-cell>
          <table:table-cell office:value-type="string">
            <text:p>Low SRM</text:p>
          </table:table-cell>
          <table:table-cell office:value-type="string">
            <text:p>Hi SRM</text:p>
          </table:table-cell>
          <table:table-cell office:value-type="string">
            <text:p>CO2 Vols</text:p>
          </table:table-cell>
          <table:table-cell table:number-columns-repeated="1012"/>
        </table:table-row>
        <table:table-row table:style-name="ro1">
          <table:table-cell table:style-name="ce540" office:value-type="string">
            <text:p>---Select Style---</text:p>
          </table:table-cell>
          <table:table-cell table:number-columns-repeated="4" table:style-name="ce623" office:value-type="float" office:value="0">
            <text:p>0.000</text:p>
          </table:table-cell>
          <table:table-cell table:number-columns-repeated="2" table:style-name="ce624" office:value-type="percentage" office:value="0">
            <text:p>0.0%</text:p>
          </table:table-cell>
          <table:table-cell table:number-columns-repeated="2" table:style-name="ce287" office:value-type="float" office:value="0">
            <text:p>0</text:p>
          </table:table-cell>
          <table:table-cell table:number-columns-repeated="3" office:value-type="float" office:value="0">
            <text:p>0</text:p>
          </table:table-cell>
          <table:table-cell office:value-type="string">
            <text:p>Style</text:p>
          </table:table-cell>
          <table:table-cell table:style-name="ce287" table:formula="of:=[$Recipe.H9]" office:value-type="string" office:string-value="Blonde Ale">
            <text:p>Blonde Ale</text:p>
          </table:table-cell>
          <table:table-cell table:number-columns-repeated="1010"/>
        </table:table-row>
        <table:table-row table:style-name="ro1">
          <table:table-cell office:value-type="string">
            <text:p>Altbier</text:p>
          </table:table-cell>
          <table:table-cell table:style-name="ce623" office:value-type="float" office:value="1.044">
            <text:p>1.044</text:p>
          </table:table-cell>
          <table:table-cell table:style-name="ce623" office:value-type="float" office:value="1.052">
            <text:p>1.052</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43">
            <text:p>4.3%</text:p>
          </table:table-cell>
          <table:table-cell table:style-name="ce624" office:value-type="percentage" office:value="0.055">
            <text:p>5.5%</text:p>
          </table:table-cell>
          <table:table-cell table:style-name="ce287" office:value-type="float" office:value="25">
            <text:p>25</text:p>
          </table:table-cell>
          <table:table-cell table:style-name="ce287" office:value-type="float" office:value="50">
            <text:p>50</text:p>
          </table:table-cell>
          <table:table-cell table:style-name="ce287" office:value-type="float" office:value="11">
            <text:p>11</text:p>
          </table:table-cell>
          <table:table-cell table:style-name="ce287" office:value-type="float" office:value="17">
            <text:p>17</text:p>
          </table:table-cell>
          <table:table-cell table:style-name="ce288" office:value-type="float" office:value="2.3">
            <text:p>2.3</text:p>
          </table:table-cell>
          <table:table-cell office:value-type="string">
            <text:p>Recipe OG</text:p>
          </table:table-cell>
          <table:table-cell office:value-type="string">
            <text:p>Lo OG</text:p>
          </table:table-cell>
          <table:table-cell office:value-type="string">
            <text:p>Hi OG</text:p>
          </table:table-cell>
          <table:table-cell table:number-columns-repeated="1009"/>
        </table:table-row>
        <table:table-row table:style-name="ro1">
          <table:table-cell office:value-type="string">
            <text:p>American Amber Ale</text:p>
          </table:table-cell>
          <table:table-cell table:style-name="ce623" office:value-type="float" office:value="1.045">
            <text:p>1.045</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5">
            <text:p>4.5%</text:p>
          </table:table-cell>
          <table:table-cell table:style-name="ce624" office:value-type="percentage" office:value="0.062">
            <text:p>6.2%</text:p>
          </table:table-cell>
          <table:table-cell table:style-name="ce287" office:value-type="float" office:value="25">
            <text:p>25</text:p>
          </table:table-cell>
          <table:table-cell table:style-name="ce287" office:value-type="float" office:value="40">
            <text:p>40</text:p>
          </table:table-cell>
          <table:table-cell table:style-name="ce287" office:value-type="float" office:value="10">
            <text:p>10</text:p>
          </table:table-cell>
          <table:table-cell table:style-name="ce287" office:value-type="float" office:value="17">
            <text:p>17</text:p>
          </table:table-cell>
          <table:table-cell table:style-name="ce288" office:value-type="float" office:value="2.3">
            <text:p>2.3</text:p>
          </table:table-cell>
          <table:table-cell table:formula="of:=[$GravCalcs.J23]+1" office:value-type="float" office:value="1.05032792950844">
            <text:p>1.0503279295</text:p>
          </table:table-cell>
          <table:table-cell table:formula="of:=IF([.N2]&lt;&gt;&quot;&quot;;VLOOKUP([.N2];[$STYLES.$A$2:.$B$300];2;0);0)" office:value-type="float" office:value="1.038">
            <text:p>1.038</text:p>
          </table:table-cell>
          <table:table-cell table:formula="of:=IF([.N2]&lt;&gt;&quot;&quot;;VLOOKUP([.N2];[$STYLES.$A$2:.$C$300];3;0);0)" office:value-type="float" office:value="1.054">
            <text:p>1.054</text:p>
          </table:table-cell>
          <table:table-cell table:formula="of:=IF([.$N$2]=&quot;---Select Style---&quot;; &quot;GOOD&quot;; IF([.M4]&gt;=[.N4]; IF([.M4]&lt;=[.O4]; &quot;GOOD&quot;; &quot;BAD&quot;); &quot;BAD&quot;))" office:value-type="string" office:string-value="GOOD">
            <text:p>GOOD</text:p>
          </table:table-cell>
          <table:table-cell table:number-columns-repeated="1008"/>
        </table:table-row>
        <table:table-row table:style-name="ro1">
          <table:table-cell office:value-type="string">
            <text:p>American Barleywine</text:p>
          </table:table-cell>
          <table:table-cell table:style-name="ce623" office:value-type="float" office:value="1.08">
            <text:p>1.080</text:p>
          </table:table-cell>
          <table:table-cell table:style-name="ce623" office:value-type="float" office:value="1.12">
            <text:p>1.120</text:p>
          </table:table-cell>
          <table:table-cell table:style-name="ce623" office:value-type="float" office:value="1.016">
            <text:p>1.016</text:p>
          </table:table-cell>
          <table:table-cell table:style-name="ce623" office:value-type="float" office:value="1.03">
            <text:p>1.030</text:p>
          </table:table-cell>
          <table:table-cell table:style-name="ce624" office:value-type="percentage" office:value="0.08">
            <text:p>8.0%</text:p>
          </table:table-cell>
          <table:table-cell table:style-name="ce624" office:value-type="percentage" office:value="0.12">
            <text:p>12.0%</text:p>
          </table:table-cell>
          <table:table-cell table:style-name="ce287" office:value-type="float" office:value="50">
            <text:p>50</text:p>
          </table:table-cell>
          <table:table-cell table:style-name="ce287" office:value-type="float" office:value="100">
            <text:p>100</text:p>
          </table:table-cell>
          <table:table-cell table:style-name="ce287" office:value-type="float" office:value="10">
            <text:p>10</text:p>
          </table:table-cell>
          <table:table-cell table:style-name="ce287" office:value-type="float" office:value="19">
            <text:p>19</text:p>
          </table:table-cell>
          <table:table-cell table:style-name="ce288" office:value-type="float" office:value="2.3">
            <text:p>2.3</text:p>
          </table:table-cell>
          <table:table-cell office:value-type="string">
            <text:p>Recipe FG</text:p>
          </table:table-cell>
          <table:table-cell office:value-type="string">
            <text:p>Lo FG</text:p>
          </table:table-cell>
          <table:table-cell office:value-type="string">
            <text:p>Hi FG</text:p>
          </table:table-cell>
          <table:table-cell table:number-columns-repeated="1009"/>
        </table:table-row>
        <table:table-row table:style-name="ro1">
          <table:table-cell office:value-type="string">
            <text:p>American Brown Ale</text:p>
          </table:table-cell>
          <table:table-cell table:style-name="ce623" office:value-type="float" office:value="1.045">
            <text:p>1.045</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3">
            <text:p>4.3%</text:p>
          </table:table-cell>
          <table:table-cell table:style-name="ce624" office:value-type="percentage" office:value="0.062">
            <text:p>6.2%</text:p>
          </table:table-cell>
          <table:table-cell table:style-name="ce287" office:value-type="float" office:value="20">
            <text:p>20</text:p>
          </table:table-cell>
          <table:table-cell table:style-name="ce287" office:value-type="float" office:value="30">
            <text:p>30</text:p>
          </table:table-cell>
          <table:table-cell table:style-name="ce287" office:value-type="float" office:value="18">
            <text:p>18</text:p>
          </table:table-cell>
          <table:table-cell table:style-name="ce287" office:value-type="float" office:value="35">
            <text:p>35</text:p>
          </table:table-cell>
          <table:table-cell table:style-name="ce288" office:value-type="float" office:value="2.3">
            <text:p>2.3</text:p>
          </table:table-cell>
          <table:table-cell table:formula="of:=([$GravCalcs.O23]+1)" office:value-type="float" office:value="1.01008429032051">
            <text:p>1.0100842903</text:p>
          </table:table-cell>
          <table:table-cell table:formula="of:=IF([.N2]&lt;&gt;&quot;&quot;;VLOOKUP([.N2];[$STYLES.$A$2:.$D$300];4;0);0)" office:value-type="float" office:value="1.008">
            <text:p>1.008</text:p>
          </table:table-cell>
          <table:table-cell table:formula="of:=IF([.N2]&lt;&gt;&quot;&quot;;VLOOKUP([.N2];[$STYLES.$A$2:.$E$300];5;0);0)" office:value-type="float" office:value="1.013">
            <text:p>1.013</text:p>
          </table:table-cell>
          <table:table-cell table:formula="of:=IF([.$N$2]=&quot;---Select Style---&quot;; &quot;GOOD&quot;; IF([.M6]&gt;=[.N6]; IF([.M6]&lt;=[.O6]; &quot;GOOD&quot;; &quot;BAD&quot;); &quot;BAD&quot;))" office:value-type="string" office:string-value="GOOD">
            <text:p>GOOD</text:p>
          </table:table-cell>
          <table:table-cell table:number-columns-repeated="1008"/>
        </table:table-row>
        <table:table-row table:style-name="ro1">
          <table:table-cell office:value-type="string">
            <text:p>American IPA</text:p>
          </table:table-cell>
          <table:table-cell table:style-name="ce623" office:value-type="float" office:value="1.056">
            <text:p>1.056</text:p>
          </table:table-cell>
          <table:table-cell table:style-name="ce623" office:value-type="float" office:value="1.07">
            <text:p>1.070</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55">
            <text:p>5.5%</text:p>
          </table:table-cell>
          <table:table-cell table:style-name="ce624" office:value-type="percentage" office:value="0.075">
            <text:p>7.5%</text:p>
          </table:table-cell>
          <table:table-cell table:style-name="ce287" office:value-type="float" office:value="40">
            <text:p>40</text:p>
          </table:table-cell>
          <table:table-cell table:style-name="ce287" office:value-type="float" office:value="70">
            <text:p>70</text:p>
          </table:table-cell>
          <table:table-cell table:style-name="ce287" office:value-type="float" office:value="6">
            <text:p>6</text:p>
          </table:table-cell>
          <table:table-cell table:style-name="ce287" office:value-type="float" office:value="14">
            <text:p>14</text:p>
          </table:table-cell>
          <table:table-cell table:style-name="ce288" office:value-type="float" office:value="2.3">
            <text:p>2.3</text:p>
          </table:table-cell>
          <table:table-cell office:value-type="string">
            <text:p>Recipe ABV</text:p>
          </table:table-cell>
          <table:table-cell office:value-type="string">
            <text:p>Lo ABV</text:p>
          </table:table-cell>
          <table:table-cell office:value-type="string">
            <text:p>Hi ABV</text:p>
          </table:table-cell>
          <table:table-cell/>
          <table:table-cell office:value-type="string">
            <text:p>Recipe ALT ABV</text:p>
          </table:table-cell>
          <table:table-cell table:number-columns-repeated="1007"/>
        </table:table-row>
        <table:table-row table:style-name="ro1">
          <table:table-cell office:value-type="string">
            <text:p>American Lager</text:p>
          </table:table-cell>
          <table:table-cell table:style-name="ce623" office:value-type="float" office:value="1.04">
            <text:p>1.040</text:p>
          </table:table-cell>
          <table:table-cell table:style-name="ce623" office:value-type="float" office:value="1.05">
            <text:p>1.050</text:p>
          </table:table-cell>
          <table:table-cell table:style-name="ce623" office:value-type="float" office:value="1.004">
            <text:p>1.004</text:p>
          </table:table-cell>
          <table:table-cell table:style-name="ce623" office:value-type="float" office:value="1.01">
            <text:p>1.010</text:p>
          </table:table-cell>
          <table:table-cell table:style-name="ce624" office:value-type="percentage" office:value="0.042">
            <text:p>4.2%</text:p>
          </table:table-cell>
          <table:table-cell table:style-name="ce624" office:value-type="percentage" office:value="0.053">
            <text:p>5.3%</text:p>
          </table:table-cell>
          <table:table-cell table:style-name="ce287" office:value-type="float" office:value="8">
            <text:p>8</text:p>
          </table:table-cell>
          <table:table-cell table:style-name="ce287" office:value-type="float" office:value="18">
            <text:p>18</text:p>
          </table:table-cell>
          <table:table-cell table:style-name="ce287" office:value-type="float" office:value="2">
            <text:p>2</text:p>
          </table:table-cell>
          <table:table-cell table:style-name="ce287" office:value-type="float" office:value="4">
            <text:p>4</text:p>
          </table:table-cell>
          <table:table-cell table:style-name="ce288" office:value-type="float" office:value="2.7">
            <text:p>2.7</text:p>
          </table:table-cell>
          <table:table-cell table:formula="of:=[$Recipe.G55]" office:value-type="percentage" office:value="0.0528197764341534">
            <text:p>5.28%</text:p>
          </table:table-cell>
          <table:table-cell table:formula="of:=IF([.N2]&lt;&gt;&quot;&quot;;VLOOKUP([.N2];[$STYLES.$A$2:.$F$300];6;0);0)" office:value-type="float" office:value="0.038">
            <text:p>0.038</text:p>
          </table:table-cell>
          <table:table-cell table:formula="of:=IF([.N2]&lt;&gt;&quot;&quot;;VLOOKUP([.N2];[$STYLES.$A$2:.$G$300];7;0);0)" office:value-type="float" office:value="0.055">
            <text:p>0.055</text:p>
          </table:table-cell>
          <table:table-cell table:formula="of:=IF([.$N$2]=&quot;---Select Style---&quot;; &quot;GOOD&quot;; IF([.M8]&gt;=[.N8]; IF([.M8]&lt;=[.O8]; &quot;GOOD&quot;; &quot;BAD&quot;); &quot;BAD&quot;))" office:value-type="string" office:string-value="GOOD">
            <text:p>GOOD</text:p>
          </table:table-cell>
          <table:table-cell table:formula="of:=[$Recipe.M50]" office:value-type="percentage" office:value="0.0537481278074953">
            <text:p>5.37%</text:p>
          </table:table-cell>
          <table:table-cell table:formula="of:=IF([.$N$2]=&quot;---Select Style---&quot;; &quot;GOOD&quot;; IF([.Q8]&gt;=[.N8]; IF([.Q8]&lt;=[.O8]; &quot;GOOD&quot;; &quot;BAD&quot;); &quot;BAD&quot;))" office:value-type="string" office:string-value="GOOD">
            <text:p>GOOD</text:p>
          </table:table-cell>
          <table:table-cell table:number-columns-repeated="1006"/>
        </table:table-row>
        <table:table-row table:style-name="ro1">
          <table:table-cell office:value-type="string">
            <text:p>American Light Lager</text:p>
          </table:table-cell>
          <table:table-cell table:style-name="ce623" office:value-type="float" office:value="1.028">
            <text:p>1.028</text:p>
          </table:table-cell>
          <table:table-cell table:style-name="ce623" office:value-type="float" office:value="1.04">
            <text:p>1.040</text:p>
          </table:table-cell>
          <table:table-cell table:style-name="ce623" office:value-type="float" office:value="0.998">
            <text:p>0.998</text:p>
          </table:table-cell>
          <table:table-cell table:style-name="ce623" office:value-type="float" office:value="1.008">
            <text:p>1.008</text:p>
          </table:table-cell>
          <table:table-cell table:style-name="ce624" office:value-type="percentage" office:value="0.028">
            <text:p>2.8%</text:p>
          </table:table-cell>
          <table:table-cell table:style-name="ce624" office:value-type="percentage" office:value="0.042">
            <text:p>4.2%</text:p>
          </table:table-cell>
          <table:table-cell table:style-name="ce287" office:value-type="float" office:value="8">
            <text:p>8</text:p>
          </table:table-cell>
          <table:table-cell table:style-name="ce287" office:value-type="float" office:value="12">
            <text:p>12</text:p>
          </table:table-cell>
          <table:table-cell table:style-name="ce287" office:value-type="float" office:value="2">
            <text:p>2</text:p>
          </table:table-cell>
          <table:table-cell table:style-name="ce287" office:value-type="float" office:value="3">
            <text:p>3</text:p>
          </table:table-cell>
          <table:table-cell table:style-name="ce625" office:value-type="float" office:value="2.7">
            <text:p>2.7</text:p>
          </table:table-cell>
          <table:table-cell office:value-type="string">
            <text:p>Recipe Tin IBU</text:p>
          </table:table-cell>
          <table:table-cell office:value-type="string">
            <text:p>Lo Tin IBU</text:p>
          </table:table-cell>
          <table:table-cell office:value-type="string">
            <text:p>Hi Tin IBU</text:p>
          </table:table-cell>
          <table:table-cell table:number-columns-repeated="1009"/>
        </table:table-row>
        <table:table-row table:style-name="ro1">
          <table:table-cell office:value-type="string">
            <text:p>American Pale Ale</text:p>
          </table:table-cell>
          <table:table-cell table:style-name="ce623" office:value-type="float" office:value="1.045">
            <text:p>1.045</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5">
            <text:p>4.5%</text:p>
          </table:table-cell>
          <table:table-cell table:style-name="ce624" office:value-type="percentage" office:value="0.062">
            <text:p>6.2%</text:p>
          </table:table-cell>
          <table:table-cell table:style-name="ce287" office:value-type="float" office:value="30">
            <text:p>30</text:p>
          </table:table-cell>
          <table:table-cell table:style-name="ce287" office:value-type="float" office:value="50">
            <text:p>50</text:p>
          </table:table-cell>
          <table:table-cell table:style-name="ce287" office:value-type="float" office:value="5">
            <text:p>5</text:p>
          </table:table-cell>
          <table:table-cell table:style-name="ce287" office:value-type="float" office:value="10">
            <text:p>10</text:p>
          </table:table-cell>
          <table:table-cell table:style-name="ce288" office:value-type="float" office:value="2.3">
            <text:p>2.3</text:p>
          </table:table-cell>
          <table:table-cell table:style-name="ce287" table:formula="of:=[$Recipe.M51]" office:value-type="float" office:value="20.1253925614267">
            <text:p>20</text:p>
          </table:table-cell>
          <table:table-cell table:formula="of:=IF([.N2]&lt;&gt;&quot;&quot;;VLOOKUP([.N2];[$STYLES.$A$2:.$H$300];8;0);0)" office:value-type="float" office:value="15">
            <text:p>15</text:p>
          </table:table-cell>
          <table:table-cell table:formula="of:=IF([.N2]&lt;&gt;&quot;&quot;;VLOOKUP([.N2];[$STYLES.$A$2:.$I$300];9;0);0)" office:value-type="float" office:value="28">
            <text:p>28</text:p>
          </table:table-cell>
          <table:table-cell table:formula="of:=IF([.$N$2]=&quot;---Select Style---&quot;; &quot;GOOD&quot;; IF([.M10]&gt;=[.N10]; IF([.M10]&lt;=[.O10]; &quot;GOOD&quot;; &quot;BAD&quot;); &quot;BAD&quot;))" office:value-type="string" office:string-value="GOOD">
            <text:p>GOOD</text:p>
          </table:table-cell>
          <table:table-cell table:number-columns-repeated="1008"/>
        </table:table-row>
        <table:table-row table:style-name="ro1">
          <table:table-cell office:value-type="string">
            <text:p>American Porter</text:p>
          </table:table-cell>
          <table:table-cell table:style-name="ce623" office:value-type="float" office:value="1.05">
            <text:p>1.050</text:p>
          </table:table-cell>
          <table:table-cell table:style-name="ce623" office:value-type="float" office:value="1.07">
            <text:p>1.070</text:p>
          </table:table-cell>
          <table:table-cell table:style-name="ce623" office:value-type="float" office:value="1.012">
            <text:p>1.012</text:p>
          </table:table-cell>
          <table:table-cell table:style-name="ce623" office:value-type="float" office:value="1.018">
            <text:p>1.018</text:p>
          </table:table-cell>
          <table:table-cell table:style-name="ce624" office:value-type="percentage" office:value="0.048">
            <text:p>4.8%</text:p>
          </table:table-cell>
          <table:table-cell table:style-name="ce624" office:value-type="percentage" office:value="0.065">
            <text:p>6.5%</text:p>
          </table:table-cell>
          <table:table-cell table:style-name="ce287" office:value-type="float" office:value="25">
            <text:p>25</text:p>
          </table:table-cell>
          <table:table-cell table:style-name="ce287" office:value-type="float" office:value="50">
            <text:p>50</text:p>
          </table:table-cell>
          <table:table-cell table:style-name="ce287" office:value-type="float" office:value="22">
            <text:p>22</text:p>
          </table:table-cell>
          <table:table-cell table:style-name="ce287" office:value-type="float" office:value="40">
            <text:p>40</text:p>
          </table:table-cell>
          <table:table-cell table:style-name="ce288" office:value-type="float" office:value="2.3">
            <text:p>2.3</text:p>
          </table:table-cell>
          <table:table-cell office:value-type="string">
            <text:p>Recipe Mod IBU</text:p>
          </table:table-cell>
          <table:table-cell office:value-type="string">
            <text:p>Lo Mod IBU</text:p>
          </table:table-cell>
          <table:table-cell office:value-type="string">
            <text:p>Hi Mod IBU</text:p>
          </table:table-cell>
          <table:table-cell table:number-columns-repeated="1009"/>
        </table:table-row>
        <table:table-row table:style-name="ro1">
          <table:table-cell office:value-type="string">
            <text:p>American Stout</text:p>
          </table:table-cell>
          <table:table-cell table:style-name="ce623" office:value-type="float" office:value="1.05">
            <text:p>1.050</text:p>
          </table:table-cell>
          <table:table-cell table:style-name="ce623" office:value-type="float" office:value="1.075">
            <text:p>1.075</text:p>
          </table:table-cell>
          <table:table-cell table:style-name="ce623" office:value-type="float" office:value="1.01">
            <text:p>1.010</text:p>
          </table:table-cell>
          <table:table-cell table:style-name="ce623" office:value-type="float" office:value="1.022">
            <text:p>1.022</text:p>
          </table:table-cell>
          <table:table-cell table:style-name="ce624" office:value-type="percentage" office:value="0.05">
            <text:p>5.0%</text:p>
          </table:table-cell>
          <table:table-cell table:style-name="ce624" office:value-type="percentage" office:value="0.07">
            <text:p>7.0%</text:p>
          </table:table-cell>
          <table:table-cell table:style-name="ce287" office:value-type="float" office:value="35">
            <text:p>35</text:p>
          </table:table-cell>
          <table:table-cell table:style-name="ce287" office:value-type="float" office:value="75">
            <text:p>75</text:p>
          </table:table-cell>
          <table:table-cell table:style-name="ce287" office:value-type="float" office:value="30">
            <text:p>30</text:p>
          </table:table-cell>
          <table:table-cell table:style-name="ce287" office:value-type="float" office:value="40">
            <text:p>40</text:p>
          </table:table-cell>
          <table:table-cell table:style-name="ce288" office:value-type="float" office:value="2.5">
            <text:p>2.5</text:p>
          </table:table-cell>
          <table:table-cell table:style-name="ce287" table:formula="of:=[$Recipe.M52]" office:value-type="float" office:value="20.1253925614267">
            <text:p>20</text:p>
          </table:table-cell>
          <table:table-cell table:formula="of:=IF([.N2]&lt;&gt;&quot;&quot;;VLOOKUP([.N2];[$STYLES.$A$2:.$H$300];8;0);0)" office:value-type="float" office:value="15">
            <text:p>15</text:p>
          </table:table-cell>
          <table:table-cell table:formula="of:=IF([.N2]&lt;&gt;&quot;&quot;;VLOOKUP([.N2];[$STYLES.$A$2:.$I$300];9;0);0)" office:value-type="float" office:value="28">
            <text:p>28</text:p>
          </table:table-cell>
          <table:table-cell table:formula="of:=IF([.$N$2]=&quot;---Select Style---&quot;; &quot;GOOD&quot;; IF([.M12]&gt;=[.N12]; IF([.M12]&lt;=[.O12]; &quot;GOOD&quot;; &quot;BAD&quot;); &quot;BAD&quot;))" office:value-type="string" office:string-value="GOOD">
            <text:p>GOOD</text:p>
          </table:table-cell>
          <table:table-cell table:number-columns-repeated="1008"/>
        </table:table-row>
        <table:table-row table:style-name="ro1">
          <table:table-cell office:value-type="string">
            <text:p>American Strong Ale</text:p>
          </table:table-cell>
          <table:table-cell table:style-name="ce623" office:value-type="float" office:value="1.062">
            <text:p>1.062</text:p>
          </table:table-cell>
          <table:table-cell table:style-name="ce623" office:value-type="float" office:value="1.09">
            <text:p>1.090</text:p>
          </table:table-cell>
          <table:table-cell table:style-name="ce623" office:value-type="float" office:value="1.014">
            <text:p>1.014</text:p>
          </table:table-cell>
          <table:table-cell table:style-name="ce623" office:value-type="float" office:value="1.024">
            <text:p>1.024</text:p>
          </table:table-cell>
          <table:table-cell table:style-name="ce624" office:value-type="percentage" office:value="0.063">
            <text:p>6.3%</text:p>
          </table:table-cell>
          <table:table-cell table:style-name="ce624" office:value-type="percentage" office:value="0.1">
            <text:p>10.0%</text:p>
          </table:table-cell>
          <table:table-cell table:style-name="ce287" office:value-type="float" office:value="50">
            <text:p>50</text:p>
          </table:table-cell>
          <table:table-cell table:style-name="ce287" office:value-type="float" office:value="100">
            <text:p>100</text:p>
          </table:table-cell>
          <table:table-cell table:style-name="ce287" office:value-type="float" office:value="7">
            <text:p>7</text:p>
          </table:table-cell>
          <table:table-cell table:style-name="ce287" office:value-type="float" office:value="19">
            <text:p>19</text:p>
          </table:table-cell>
          <table:table-cell table:style-name="ce288" office:value-type="float" office:value="2.3">
            <text:p>2.3</text:p>
          </table:table-cell>
          <table:table-cell office:value-type="string">
            <text:p>Recipe SRM</text:p>
          </table:table-cell>
          <table:table-cell office:value-type="string">
            <text:p>Lo SRM</text:p>
          </table:table-cell>
          <table:table-cell office:value-type="string">
            <text:p>Hi SRM</text:p>
          </table:table-cell>
          <table:table-cell table:number-columns-repeated="1009"/>
        </table:table-row>
        <table:table-row table:style-name="ro1">
          <table:table-cell office:value-type="string">
            <text:p>American Wheat Beer</text:p>
          </table:table-cell>
          <table:table-cell table:style-name="ce623" office:value-type="float" office:value="1.04">
            <text:p>1.040</text:p>
          </table:table-cell>
          <table:table-cell table:style-name="ce623" office:value-type="float" office:value="1.055">
            <text:p>1.055</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4">
            <text:p>4.0%</text:p>
          </table:table-cell>
          <table:table-cell table:style-name="ce624" office:value-type="percentage" office:value="0.055">
            <text:p>5.5%</text:p>
          </table:table-cell>
          <table:table-cell table:style-name="ce287" office:value-type="float" office:value="15">
            <text:p>15</text:p>
          </table:table-cell>
          <table:table-cell table:style-name="ce287" office:value-type="float" office:value="30">
            <text:p>30</text:p>
          </table:table-cell>
          <table:table-cell table:style-name="ce287" office:value-type="float" office:value="3">
            <text:p>3</text:p>
          </table:table-cell>
          <table:table-cell table:style-name="ce287" office:value-type="float" office:value="6">
            <text:p>6</text:p>
          </table:table-cell>
          <table:table-cell table:style-name="ce288" office:value-type="float" office:value="2.5">
            <text:p>2.5</text:p>
          </table:table-cell>
          <table:table-cell table:style-name="ce287" table:formula="of:=[$Recipe.M53]" office:value-type="float" office:value="4.63330221760484">
            <text:p>5</text:p>
          </table:table-cell>
          <table:table-cell table:formula="of:=IF([.N2]&lt;&gt;&quot;&quot;;VLOOKUP([.N2];[$STYLES.$A$2:.$J$300];10;0);0)" office:value-type="float" office:value="3">
            <text:p>3</text:p>
          </table:table-cell>
          <table:table-cell table:formula="of:=IF([.N2]&lt;&gt;&quot;&quot;;VLOOKUP([.N2];[$STYLES.$A$2:.$K$300];11;0);0)" office:value-type="float" office:value="6">
            <text:p>6</text:p>
          </table:table-cell>
          <table:table-cell table:formula="of:=IF([.$N$2]=&quot;---Select Style---&quot;; &quot;GOOD&quot;; IF([.M14]&gt;=[.N14]; IF([.M14]&lt;=[.O14]; &quot;GOOD&quot;; &quot;BAD&quot;); &quot;BAD&quot;))" office:value-type="string" office:string-value="GOOD">
            <text:p>GOOD</text:p>
          </table:table-cell>
          <table:table-cell table:number-columns-repeated="1008"/>
        </table:table-row>
        <table:table-row table:style-name="ro1">
          <table:table-cell office:value-type="string">
            <text:p>Australian Sparkling Ale</text:p>
          </table:table-cell>
          <table:table-cell table:style-name="ce623" office:value-type="float" office:value="1.038">
            <text:p>1.038</text:p>
          </table:table-cell>
          <table:table-cell table:style-name="ce623" office:value-type="float" office:value="1.05">
            <text:p>1.050</text:p>
          </table:table-cell>
          <table:table-cell table:style-name="ce623" office:value-type="float" office:value="1.004">
            <text:p>1.004</text:p>
          </table:table-cell>
          <table:table-cell table:style-name="ce623" office:value-type="float" office:value="1.006">
            <text:p>1.006</text:p>
          </table:table-cell>
          <table:table-cell table:style-name="ce624" office:value-type="percentage" office:value="0.045">
            <text:p>4.5%</text:p>
          </table:table-cell>
          <table:table-cell table:style-name="ce624" office:value-type="percentage" office:value="0.06">
            <text:p>6.0%</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4">
            <text:p>4</text:p>
          </table:table-cell>
          <table:table-cell table:style-name="ce287" office:value-type="float" office:value="7">
            <text:p>7</text:p>
          </table:table-cell>
          <table:table-cell table:style-name="ce288" office:value-type="float" office:value="2.7">
            <text:p>2.7</text:p>
          </table:table-cell>
          <table:table-cell table:number-columns-repeated="1012"/>
        </table:table-row>
        <table:table-row table:style-name="ro1">
          <table:table-cell office:value-type="string">
            <text:p>Baltic Porter</text:p>
          </table:table-cell>
          <table:table-cell table:style-name="ce623" office:value-type="float" office:value="1.06">
            <text:p>1.060</text:p>
          </table:table-cell>
          <table:table-cell table:style-name="ce623" office:value-type="float" office:value="1.09">
            <text:p>1.090</text:p>
          </table:table-cell>
          <table:table-cell table:style-name="ce623" office:value-type="float" office:value="1.016">
            <text:p>1.016</text:p>
          </table:table-cell>
          <table:table-cell table:style-name="ce623" office:value-type="float" office:value="1.024">
            <text:p>1.024</text:p>
          </table:table-cell>
          <table:table-cell table:style-name="ce624" office:value-type="percentage" office:value="0.065">
            <text:p>6.5%</text:p>
          </table:table-cell>
          <table:table-cell table:style-name="ce624" office:value-type="percentage" office:value="0.095">
            <text:p>9.5%</text:p>
          </table:table-cell>
          <table:table-cell table:style-name="ce287" office:value-type="float" office:value="20">
            <text:p>20</text:p>
          </table:table-cell>
          <table:table-cell table:style-name="ce287" office:value-type="float" office:value="40">
            <text:p>40</text:p>
          </table:table-cell>
          <table:table-cell table:style-name="ce287" office:value-type="float" office:value="17">
            <text:p>17</text:p>
          </table:table-cell>
          <table:table-cell table:style-name="ce287" office:value-type="float" office:value="30">
            <text:p>30</text:p>
          </table:table-cell>
          <table:table-cell table:style-name="ce288" office:value-type="float" office:value="2.3">
            <text:p>2.3</text:p>
          </table:table-cell>
          <table:table-cell table:number-columns-repeated="1012"/>
        </table:table-row>
        <table:table-row table:style-name="ro1">
          <table:table-cell office:value-type="string">
            <text:p>Belgian Blond Ale</text:p>
          </table:table-cell>
          <table:table-cell table:style-name="ce623" office:value-type="float" office:value="1.062">
            <text:p>1.062</text:p>
          </table:table-cell>
          <table:table-cell table:style-name="ce623" office:value-type="float" office:value="1.075">
            <text:p>1.075</text:p>
          </table:table-cell>
          <table:table-cell table:style-name="ce623" office:value-type="float" office:value="1.008">
            <text:p>1.008</text:p>
          </table:table-cell>
          <table:table-cell table:style-name="ce623" office:value-type="float" office:value="1.018">
            <text:p>1.018</text:p>
          </table:table-cell>
          <table:table-cell table:style-name="ce624" office:value-type="percentage" office:value="0.06">
            <text:p>6.0%</text:p>
          </table:table-cell>
          <table:table-cell table:style-name="ce624" office:value-type="percentage" office:value="0.075">
            <text:p>7.5%</text:p>
          </table:table-cell>
          <table:table-cell table:style-name="ce287" office:value-type="float" office:value="15">
            <text:p>15</text:p>
          </table:table-cell>
          <table:table-cell table:style-name="ce287" office:value-type="float" office:value="30">
            <text:p>30</text:p>
          </table:table-cell>
          <table:table-cell table:style-name="ce287" office:value-type="float" office:value="4">
            <text:p>4</text:p>
          </table:table-cell>
          <table:table-cell table:style-name="ce287" office:value-type="float" office:value="7">
            <text:p>7</text:p>
          </table:table-cell>
          <table:table-cell table:style-name="ce288" office:value-type="float" office:value="3">
            <text:p>3.0</text:p>
          </table:table-cell>
          <table:table-cell table:number-columns-repeated="1012"/>
        </table:table-row>
        <table:table-row table:style-name="ro1">
          <table:table-cell office:value-type="string">
            <text:p>Belgian Dark Strong Ale</text:p>
          </table:table-cell>
          <table:table-cell table:style-name="ce623" office:value-type="float" office:value="1.075">
            <text:p>1.075</text:p>
          </table:table-cell>
          <table:table-cell table:style-name="ce623" office:value-type="float" office:value="1.11">
            <text:p>1.110</text:p>
          </table:table-cell>
          <table:table-cell table:style-name="ce623" office:value-type="float" office:value="1.01">
            <text:p>1.010</text:p>
          </table:table-cell>
          <table:table-cell table:style-name="ce623" office:value-type="float" office:value="1.024">
            <text:p>1.024</text:p>
          </table:table-cell>
          <table:table-cell table:style-name="ce624" office:value-type="percentage" office:value="0.08">
            <text:p>8.0%</text:p>
          </table:table-cell>
          <table:table-cell table:style-name="ce624" office:value-type="percentage" office:value="0.12">
            <text:p>12.0%</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12">
            <text:p>12</text:p>
          </table:table-cell>
          <table:table-cell table:style-name="ce287" office:value-type="float" office:value="22">
            <text:p>22</text:p>
          </table:table-cell>
          <table:table-cell table:style-name="ce288" office:value-type="float" office:value="2.7">
            <text:p>2.7</text:p>
          </table:table-cell>
          <table:table-cell table:number-columns-repeated="1012"/>
        </table:table-row>
        <table:table-row table:style-name="ro1">
          <table:table-cell office:value-type="string">
            <text:p>Belgian Dubbel</text:p>
          </table:table-cell>
          <table:table-cell table:style-name="ce623" office:value-type="float" office:value="1.062">
            <text:p>1.062</text:p>
          </table:table-cell>
          <table:table-cell table:style-name="ce623" office:value-type="float" office:value="1.075">
            <text:p>1.075</text:p>
          </table:table-cell>
          <table:table-cell table:style-name="ce623" office:value-type="float" office:value="1.008">
            <text:p>1.008</text:p>
          </table:table-cell>
          <table:table-cell table:style-name="ce623" office:value-type="float" office:value="1.018">
            <text:p>1.018</text:p>
          </table:table-cell>
          <table:table-cell table:style-name="ce624" office:value-type="percentage" office:value="0.06">
            <text:p>6.0%</text:p>
          </table:table-cell>
          <table:table-cell table:style-name="ce624" office:value-type="percentage" office:value="0.076">
            <text:p>7.6%</text:p>
          </table:table-cell>
          <table:table-cell table:style-name="ce287" office:value-type="float" office:value="15">
            <text:p>15</text:p>
          </table:table-cell>
          <table:table-cell table:style-name="ce287" office:value-type="float" office:value="25">
            <text:p>25</text:p>
          </table:table-cell>
          <table:table-cell table:style-name="ce287" office:value-type="float" office:value="10">
            <text:p>10</text:p>
          </table:table-cell>
          <table:table-cell table:style-name="ce287" office:value-type="float" office:value="17">
            <text:p>17</text:p>
          </table:table-cell>
          <table:table-cell table:style-name="ce288" office:value-type="float" office:value="2.5">
            <text:p>2.5</text:p>
          </table:table-cell>
          <table:table-cell table:number-columns-repeated="1012"/>
        </table:table-row>
        <table:table-row table:style-name="ro1">
          <table:table-cell office:value-type="string">
            <text:p>Belgian Golden Strong Ale</text:p>
          </table:table-cell>
          <table:table-cell table:style-name="ce623" office:value-type="float" office:value="1.07">
            <text:p>1.070</text:p>
          </table:table-cell>
          <table:table-cell table:style-name="ce623" office:value-type="float" office:value="1.095">
            <text:p>1.095</text:p>
          </table:table-cell>
          <table:table-cell table:style-name="ce623" office:value-type="float" office:value="1.005">
            <text:p>1.005</text:p>
          </table:table-cell>
          <table:table-cell table:style-name="ce623" office:value-type="float" office:value="1.016">
            <text:p>1.016</text:p>
          </table:table-cell>
          <table:table-cell table:style-name="ce624" office:value-type="percentage" office:value="0.075">
            <text:p>7.5%</text:p>
          </table:table-cell>
          <table:table-cell table:style-name="ce624" office:value-type="percentage" office:value="0.105">
            <text:p>10.5%</text:p>
          </table:table-cell>
          <table:table-cell table:style-name="ce287" office:value-type="float" office:value="22">
            <text:p>22</text:p>
          </table:table-cell>
          <table:table-cell table:style-name="ce287" office:value-type="float" office:value="35">
            <text:p>35</text:p>
          </table:table-cell>
          <table:table-cell table:style-name="ce287" office:value-type="float" office:value="3">
            <text:p>3</text:p>
          </table:table-cell>
          <table:table-cell table:style-name="ce287" office:value-type="float" office:value="6">
            <text:p>6</text:p>
          </table:table-cell>
          <table:table-cell table:style-name="ce288" office:value-type="float" office:value="4">
            <text:p>4.0</text:p>
          </table:table-cell>
          <table:table-cell table:number-columns-repeated="1012"/>
        </table:table-row>
        <table:table-row table:style-name="ro1">
          <table:table-cell office:value-type="string">
            <text:p>Belgian IPA</text:p>
          </table:table-cell>
          <table:table-cell table:style-name="ce623" office:value-type="float" office:value="1.058">
            <text:p>1.058</text:p>
          </table:table-cell>
          <table:table-cell table:style-name="ce623" office:value-type="float" office:value="1.08">
            <text:p>1.080</text:p>
          </table:table-cell>
          <table:table-cell table:style-name="ce623" office:value-type="float" office:value="1.008">
            <text:p>1.008</text:p>
          </table:table-cell>
          <table:table-cell table:style-name="ce623" office:value-type="float" office:value="1.016">
            <text:p>1.016</text:p>
          </table:table-cell>
          <table:table-cell table:style-name="ce624" office:value-type="percentage" office:value="0.062">
            <text:p>6.2%</text:p>
          </table:table-cell>
          <table:table-cell table:style-name="ce624" office:value-type="percentage" office:value="0.095">
            <text:p>9.5%</text:p>
          </table:table-cell>
          <table:table-cell table:style-name="ce287" office:value-type="float" office:value="50">
            <text:p>50</text:p>
          </table:table-cell>
          <table:table-cell table:style-name="ce287" office:value-type="float" office:value="100">
            <text:p>100</text:p>
          </table:table-cell>
          <table:table-cell table:style-name="ce287" office:value-type="float" office:value="5">
            <text:p>5</text:p>
          </table:table-cell>
          <table:table-cell table:style-name="ce287" office:value-type="float" office:value="15">
            <text:p>15</text:p>
          </table:table-cell>
          <table:table-cell table:style-name="ce288" office:value-type="float" office:value="2.4">
            <text:p>2.4</text:p>
          </table:table-cell>
          <table:table-cell table:number-columns-repeated="1012"/>
        </table:table-row>
        <table:table-row table:style-name="ro1">
          <table:table-cell office:value-type="string">
            <text:p>Belgian Pale Ale</text:p>
          </table:table-cell>
          <table:table-cell table:style-name="ce623" office:value-type="float" office:value="1.048">
            <text:p>1.048</text:p>
          </table:table-cell>
          <table:table-cell table:style-name="ce623" office:value-type="float" office:value="1.054">
            <text:p>1.054</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8">
            <text:p>4.8%</text:p>
          </table:table-cell>
          <table:table-cell table:style-name="ce624" office:value-type="percentage" office:value="0.055">
            <text:p>5.5%</text:p>
          </table:table-cell>
          <table:table-cell table:style-name="ce287" office:value-type="float" office:value="20">
            <text:p>20</text:p>
          </table:table-cell>
          <table:table-cell table:style-name="ce287" office:value-type="float" office:value="30">
            <text:p>30</text:p>
          </table:table-cell>
          <table:table-cell table:style-name="ce287" office:value-type="float" office:value="8">
            <text:p>8</text:p>
          </table:table-cell>
          <table:table-cell table:style-name="ce287" office:value-type="float" office:value="14">
            <text:p>14</text:p>
          </table:table-cell>
          <table:table-cell table:style-name="ce288" office:value-type="float" office:value="2.4">
            <text:p>2.4</text:p>
          </table:table-cell>
          <table:table-cell table:number-columns-repeated="1012"/>
        </table:table-row>
        <table:table-row table:style-name="ro1">
          <table:table-cell office:value-type="string">
            <text:p>Belgian Tripel</text:p>
          </table:table-cell>
          <table:table-cell table:style-name="ce623" office:value-type="float" office:value="1.075">
            <text:p>1.075</text:p>
          </table:table-cell>
          <table:table-cell table:style-name="ce623" office:value-type="float" office:value="1.085">
            <text:p>1.085</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75">
            <text:p>7.5%</text:p>
          </table:table-cell>
          <table:table-cell table:style-name="ce624" office:value-type="percentage" office:value="0.095">
            <text:p>9.5%</text:p>
          </table:table-cell>
          <table:table-cell table:style-name="ce287" office:value-type="float" office:value="20">
            <text:p>20</text:p>
          </table:table-cell>
          <table:table-cell table:style-name="ce287" office:value-type="float" office:value="40">
            <text:p>40</text:p>
          </table:table-cell>
          <table:table-cell table:style-name="ce287" office:value-type="float" office:value="4.5">
            <text:p>5</text:p>
          </table:table-cell>
          <table:table-cell table:style-name="ce287" office:value-type="float" office:value="7">
            <text:p>7</text:p>
          </table:table-cell>
          <table:table-cell table:style-name="ce288" office:value-type="float" office:value="3">
            <text:p>3.0</text:p>
          </table:table-cell>
          <table:table-cell table:number-columns-repeated="1012"/>
        </table:table-row>
        <table:table-row table:style-name="ro1">
          <table:table-cell office:value-type="string">
            <text:p>Berliner Weisse</text:p>
          </table:table-cell>
          <table:table-cell table:style-name="ce623" office:value-type="float" office:value="1.028">
            <text:p>1.028</text:p>
          </table:table-cell>
          <table:table-cell table:style-name="ce623" office:value-type="float" office:value="1.032">
            <text:p>1.032</text:p>
          </table:table-cell>
          <table:table-cell table:style-name="ce623" office:value-type="float" office:value="1.003">
            <text:p>1.003</text:p>
          </table:table-cell>
          <table:table-cell table:style-name="ce623" office:value-type="float" office:value="1.006">
            <text:p>1.006</text:p>
          </table:table-cell>
          <table:table-cell table:style-name="ce624" office:value-type="percentage" office:value="0.028">
            <text:p>2.8%</text:p>
          </table:table-cell>
          <table:table-cell table:style-name="ce624" office:value-type="percentage" office:value="0.038">
            <text:p>3.8%</text:p>
          </table:table-cell>
          <table:table-cell table:style-name="ce287" office:value-type="float" office:value="3">
            <text:p>3</text:p>
          </table:table-cell>
          <table:table-cell table:style-name="ce287" office:value-type="float" office:value="8">
            <text:p>8</text:p>
          </table:table-cell>
          <table:table-cell table:style-name="ce287" office:value-type="float" office:value="2">
            <text:p>2</text:p>
          </table:table-cell>
          <table:table-cell table:style-name="ce287" office:value-type="float" office:value="3">
            <text:p>3</text:p>
          </table:table-cell>
          <table:table-cell table:style-name="ce288" office:value-type="float" office:value="3.5">
            <text:p>3.5</text:p>
          </table:table-cell>
          <table:table-cell table:number-columns-repeated="1012"/>
        </table:table-row>
        <table:table-row table:style-name="ro1">
          <table:table-cell office:value-type="string">
            <text:p>Best Bitter</text:p>
          </table:table-cell>
          <table:table-cell table:style-name="ce623" office:value-type="float" office:value="1.04">
            <text:p>1.040</text:p>
          </table:table-cell>
          <table:table-cell table:style-name="ce623" office:value-type="float" office:value="1.048">
            <text:p>1.048</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38">
            <text:p>3.8%</text:p>
          </table:table-cell>
          <table:table-cell table:style-name="ce624" office:value-type="percentage" office:value="0.046">
            <text:p>4.6%</text:p>
          </table:table-cell>
          <table:table-cell table:style-name="ce287" office:value-type="float" office:value="25">
            <text:p>25</text:p>
          </table:table-cell>
          <table:table-cell table:style-name="ce287" office:value-type="float" office:value="40">
            <text:p>40</text:p>
          </table:table-cell>
          <table:table-cell table:style-name="ce287" office:value-type="float" office:value="8">
            <text:p>8</text:p>
          </table:table-cell>
          <table:table-cell table:style-name="ce287" office:value-type="float" office:value="16">
            <text:p>16</text:p>
          </table:table-cell>
          <table:table-cell table:style-name="ce288" office:value-type="float" office:value="2">
            <text:p>2.0</text:p>
          </table:table-cell>
          <table:table-cell table:number-columns-repeated="1012"/>
        </table:table-row>
        <table:table-row table:style-name="ro1">
          <table:table-cell office:value-type="string">
            <text:p>Bière de Garde</text:p>
          </table:table-cell>
          <table:table-cell table:style-name="ce623" office:value-type="float" office:value="1.06">
            <text:p>1.060</text:p>
          </table:table-cell>
          <table:table-cell table:style-name="ce623" office:value-type="float" office:value="1.08">
            <text:p>1.080</text:p>
          </table:table-cell>
          <table:table-cell table:style-name="ce623" office:value-type="float" office:value="1.008">
            <text:p>1.008</text:p>
          </table:table-cell>
          <table:table-cell table:style-name="ce623" office:value-type="float" office:value="1.016">
            <text:p>1.016</text:p>
          </table:table-cell>
          <table:table-cell table:style-name="ce624" office:value-type="percentage" office:value="0.06">
            <text:p>6.0%</text:p>
          </table:table-cell>
          <table:table-cell table:style-name="ce624" office:value-type="percentage" office:value="0.085">
            <text:p>8.5%</text:p>
          </table:table-cell>
          <table:table-cell table:style-name="ce287" office:value-type="float" office:value="18">
            <text:p>18</text:p>
          </table:table-cell>
          <table:table-cell table:style-name="ce287" office:value-type="float" office:value="28">
            <text:p>28</text:p>
          </table:table-cell>
          <table:table-cell table:style-name="ce287" office:value-type="float" office:value="6">
            <text:p>6</text:p>
          </table:table-cell>
          <table:table-cell table:style-name="ce287" office:value-type="float" office:value="19">
            <text:p>19</text:p>
          </table:table-cell>
          <table:table-cell table:style-name="ce288" office:value-type="float" office:value="2.5">
            <text:p>2.5</text:p>
          </table:table-cell>
          <table:table-cell table:number-columns-repeated="1012"/>
        </table:table-row>
        <table:table-row table:style-name="ro1">
          <table:table-cell office:value-type="string">
            <text:p>Black IPA</text:p>
          </table:table-cell>
          <table:table-cell table:style-name="ce623" office:value-type="float" office:value="1.05">
            <text:p>1.050</text:p>
          </table:table-cell>
          <table:table-cell table:style-name="ce623" office:value-type="float" office:value="1.085">
            <text:p>1.08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55">
            <text:p>5.5%</text:p>
          </table:table-cell>
          <table:table-cell table:style-name="ce624" office:value-type="percentage" office:value="0.09">
            <text:p>9.0%</text:p>
          </table:table-cell>
          <table:table-cell table:style-name="ce287" office:value-type="float" office:value="50">
            <text:p>50</text:p>
          </table:table-cell>
          <table:table-cell table:style-name="ce287" office:value-type="float" office:value="90">
            <text:p>90</text:p>
          </table:table-cell>
          <table:table-cell table:style-name="ce287" office:value-type="float" office:value="25">
            <text:p>25</text:p>
          </table:table-cell>
          <table:table-cell table:style-name="ce287" office:value-type="float" office:value="40">
            <text:p>40</text:p>
          </table:table-cell>
          <table:table-cell table:style-name="ce288" office:value-type="float" office:value="2.3">
            <text:p>2.3</text:p>
          </table:table-cell>
          <table:table-cell table:number-columns-repeated="1012"/>
        </table:table-row>
        <table:table-row table:style-name="ro1">
          <table:table-cell office:value-type="string">
            <text:p>Blonde Ale</text:p>
          </table:table-cell>
          <table:table-cell table:style-name="ce623" office:value-type="float" office:value="1.038">
            <text:p>1.038</text:p>
          </table:table-cell>
          <table:table-cell table:style-name="ce623" office:value-type="float" office:value="1.054">
            <text:p>1.054</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38">
            <text:p>3.8%</text:p>
          </table:table-cell>
          <table:table-cell table:style-name="ce624" office:value-type="percentage" office:value="0.055">
            <text:p>5.5%</text:p>
          </table:table-cell>
          <table:table-cell table:style-name="ce287" office:value-type="float" office:value="15">
            <text:p>15</text:p>
          </table:table-cell>
          <table:table-cell table:style-name="ce287" office:value-type="float" office:value="28">
            <text:p>28</text:p>
          </table:table-cell>
          <table:table-cell table:style-name="ce287" office:value-type="float" office:value="3">
            <text:p>3</text:p>
          </table:table-cell>
          <table:table-cell table:style-name="ce287" office:value-type="float" office:value="6">
            <text:p>6</text:p>
          </table:table-cell>
          <table:table-cell table:style-name="ce288" office:value-type="float" office:value="2.5">
            <text:p>2.5</text:p>
          </table:table-cell>
          <table:table-cell table:number-columns-repeated="1012"/>
        </table:table-row>
        <table:table-row table:style-name="ro1">
          <table:table-cell office:value-type="string">
            <text:p>British Brown Ale</text:p>
          </table:table-cell>
          <table:table-cell table:style-name="ce623" office:value-type="float" office:value="1.04">
            <text:p>1.040</text:p>
          </table:table-cell>
          <table:table-cell table:style-name="ce623" office:value-type="float" office:value="1.052">
            <text:p>1.052</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42">
            <text:p>4.2%</text:p>
          </table:table-cell>
          <table:table-cell table:style-name="ce624" office:value-type="percentage" office:value="0.054">
            <text:p>5.4%</text:p>
          </table:table-cell>
          <table:table-cell table:style-name="ce287" office:value-type="float" office:value="20">
            <text:p>20</text:p>
          </table:table-cell>
          <table:table-cell table:style-name="ce287" office:value-type="float" office:value="30">
            <text:p>30</text:p>
          </table:table-cell>
          <table:table-cell table:style-name="ce287" office:value-type="float" office:value="12">
            <text:p>12</text:p>
          </table:table-cell>
          <table:table-cell table:style-name="ce287" office:value-type="float" office:value="22">
            <text:p>22</text:p>
          </table:table-cell>
          <table:table-cell table:style-name="ce288" office:value-type="float" office:value="2.1">
            <text:p>2.1</text:p>
          </table:table-cell>
          <table:table-cell table:number-columns-repeated="1012"/>
        </table:table-row>
        <table:table-row table:style-name="ro1">
          <table:table-cell office:value-type="string">
            <text:p>British Golden Ale</text:p>
          </table:table-cell>
          <table:table-cell table:style-name="ce623" office:value-type="float" office:value="1.038">
            <text:p>1.038</text:p>
          </table:table-cell>
          <table:table-cell table:style-name="ce623" office:value-type="float" office:value="1.053">
            <text:p>1.053</text:p>
          </table:table-cell>
          <table:table-cell table:style-name="ce623" office:value-type="float" office:value="1.006">
            <text:p>1.006</text:p>
          </table:table-cell>
          <table:table-cell table:style-name="ce623" office:value-type="float" office:value="1.012">
            <text:p>1.012</text:p>
          </table:table-cell>
          <table:table-cell table:style-name="ce624" office:value-type="percentage" office:value="0.038">
            <text:p>3.8%</text:p>
          </table:table-cell>
          <table:table-cell table:style-name="ce624" office:value-type="percentage" office:value="0.05">
            <text:p>5.0%</text:p>
          </table:table-cell>
          <table:table-cell table:style-name="ce287" office:value-type="float" office:value="20">
            <text:p>20</text:p>
          </table:table-cell>
          <table:table-cell table:style-name="ce287" office:value-type="float" office:value="45">
            <text:p>45</text:p>
          </table:table-cell>
          <table:table-cell table:style-name="ce287" office:value-type="float" office:value="2">
            <text:p>2</text:p>
          </table:table-cell>
          <table:table-cell table:style-name="ce287" office:value-type="float" office:value="6">
            <text:p>6</text:p>
          </table:table-cell>
          <table:table-cell table:style-name="ce288" office:value-type="float" office:value="2.2">
            <text:p>2.2</text:p>
          </table:table-cell>
          <table:table-cell table:number-columns-repeated="1012"/>
        </table:table-row>
        <table:table-row table:style-name="ro1">
          <table:table-cell office:value-type="string">
            <text:p>British Strong Ale</text:p>
          </table:table-cell>
          <table:table-cell table:style-name="ce623" office:value-type="float" office:value="1.055">
            <text:p>1.055</text:p>
          </table:table-cell>
          <table:table-cell table:style-name="ce623" office:value-type="float" office:value="1.08">
            <text:p>1.080</text:p>
          </table:table-cell>
          <table:table-cell table:style-name="ce623" office:value-type="float" office:value="1.015">
            <text:p>1.015</text:p>
          </table:table-cell>
          <table:table-cell table:style-name="ce623" office:value-type="float" office:value="1.022">
            <text:p>1.022</text:p>
          </table:table-cell>
          <table:table-cell table:style-name="ce624" office:value-type="percentage" office:value="0.055">
            <text:p>5.5%</text:p>
          </table:table-cell>
          <table:table-cell table:style-name="ce624" office:value-type="percentage" office:value="0.08">
            <text:p>8.0%</text:p>
          </table:table-cell>
          <table:table-cell table:style-name="ce287" office:value-type="float" office:value="30">
            <text:p>30</text:p>
          </table:table-cell>
          <table:table-cell table:style-name="ce287" office:value-type="float" office:value="60">
            <text:p>60</text:p>
          </table:table-cell>
          <table:table-cell table:style-name="ce287" office:value-type="float" office:value="8">
            <text:p>8</text:p>
          </table:table-cell>
          <table:table-cell table:style-name="ce287" office:value-type="float" office:value="22">
            <text:p>22</text:p>
          </table:table-cell>
          <table:table-cell table:style-name="ce288" office:value-type="float" office:value="2">
            <text:p>2.0</text:p>
          </table:table-cell>
          <table:table-cell table:number-columns-repeated="1012"/>
        </table:table-row>
        <table:table-row table:style-name="ro1">
          <table:table-cell office:value-type="string">
            <text:p>Brown IPA</text:p>
          </table:table-cell>
          <table:table-cell table:style-name="ce623" office:value-type="float" office:value="1.056">
            <text:p>1.056</text:p>
          </table:table-cell>
          <table:table-cell table:style-name="ce623" office:value-type="float" office:value="1.07">
            <text:p>1.070</text:p>
          </table:table-cell>
          <table:table-cell table:style-name="ce623" office:value-type="float" office:value="1.008">
            <text:p>1.008</text:p>
          </table:table-cell>
          <table:table-cell table:style-name="ce623" office:value-type="float" office:value="1.016">
            <text:p>1.016</text:p>
          </table:table-cell>
          <table:table-cell table:style-name="ce624" office:value-type="percentage" office:value="0.055">
            <text:p>5.5%</text:p>
          </table:table-cell>
          <table:table-cell table:style-name="ce624" office:value-type="percentage" office:value="0.075">
            <text:p>7.5%</text:p>
          </table:table-cell>
          <table:table-cell table:style-name="ce287" office:value-type="float" office:value="40">
            <text:p>40</text:p>
          </table:table-cell>
          <table:table-cell table:style-name="ce287" office:value-type="float" office:value="70">
            <text:p>70</text:p>
          </table:table-cell>
          <table:table-cell table:style-name="ce287" office:value-type="float" office:value="11">
            <text:p>11</text:p>
          </table:table-cell>
          <table:table-cell table:style-name="ce287" office:value-type="float" office:value="19">
            <text:p>19</text:p>
          </table:table-cell>
          <table:table-cell table:style-name="ce288" office:value-type="float" office:value="2.4">
            <text:p>2.4</text:p>
          </table:table-cell>
          <table:table-cell table:number-columns-repeated="1012"/>
        </table:table-row>
        <table:table-row table:style-name="ro1">
          <table:table-cell office:value-type="string">
            <text:p>California Common</text:p>
          </table:table-cell>
          <table:table-cell table:style-name="ce623" office:value-type="float" office:value="1.048">
            <text:p>1.048</text:p>
          </table:table-cell>
          <table:table-cell table:style-name="ce623" office:value-type="float" office:value="1.054">
            <text:p>1.054</text:p>
          </table:table-cell>
          <table:table-cell table:style-name="ce623" office:value-type="float" office:value="1.011">
            <text:p>1.011</text:p>
          </table:table-cell>
          <table:table-cell table:style-name="ce623" office:value-type="float" office:value="1.014">
            <text:p>1.014</text:p>
          </table:table-cell>
          <table:table-cell table:style-name="ce624" office:value-type="percentage" office:value="0.045">
            <text:p>4.5%</text:p>
          </table:table-cell>
          <table:table-cell table:style-name="ce624" office:value-type="percentage" office:value="0.055">
            <text:p>5.5%</text:p>
          </table:table-cell>
          <table:table-cell table:style-name="ce287" office:value-type="float" office:value="30">
            <text:p>30</text:p>
          </table:table-cell>
          <table:table-cell table:style-name="ce287" office:value-type="float" office:value="45">
            <text:p>45</text:p>
          </table:table-cell>
          <table:table-cell table:style-name="ce287" office:value-type="float" office:value="10">
            <text:p>10</text:p>
          </table:table-cell>
          <table:table-cell table:style-name="ce287" office:value-type="float" office:value="14">
            <text:p>14</text:p>
          </table:table-cell>
          <table:table-cell table:style-name="ce288" office:value-type="float" office:value="2.4">
            <text:p>2.4</text:p>
          </table:table-cell>
          <table:table-cell table:number-columns-repeated="1012"/>
        </table:table-row>
        <table:table-row table:style-name="ro1">
          <table:table-cell office:value-type="string">
            <text:p>Cream Ale</text:p>
          </table:table-cell>
          <table:table-cell table:style-name="ce623" office:value-type="float" office:value="1.042">
            <text:p>1.042</text:p>
          </table:table-cell>
          <table:table-cell table:style-name="ce623" office:value-type="float" office:value="1.055">
            <text:p>1.055</text:p>
          </table:table-cell>
          <table:table-cell table:style-name="ce623" office:value-type="float" office:value="1.006">
            <text:p>1.006</text:p>
          </table:table-cell>
          <table:table-cell table:style-name="ce623" office:value-type="float" office:value="1.012">
            <text:p>1.012</text:p>
          </table:table-cell>
          <table:table-cell table:style-name="ce624" office:value-type="percentage" office:value="0.042">
            <text:p>4.2%</text:p>
          </table:table-cell>
          <table:table-cell table:style-name="ce624" office:value-type="percentage" office:value="0.056">
            <text:p>5.6%</text:p>
          </table:table-cell>
          <table:table-cell table:style-name="ce287" office:value-type="float" office:value="8">
            <text:p>8</text:p>
          </table:table-cell>
          <table:table-cell table:style-name="ce287" office:value-type="float" office:value="20">
            <text:p>20</text:p>
          </table:table-cell>
          <table:table-cell table:style-name="ce288" office:value-type="float" office:value="2.5">
            <text:p>2.5</text:p>
          </table:table-cell>
          <table:table-cell table:style-name="ce287" office:value-type="float" office:value="5">
            <text:p>5</text:p>
          </table:table-cell>
          <table:table-cell table:style-name="ce288" office:value-type="float" office:value="2.5">
            <text:p>2.5</text:p>
          </table:table-cell>
          <table:table-cell table:number-columns-repeated="1012"/>
        </table:table-row>
        <table:table-row table:style-name="ro1">
          <table:table-cell office:value-type="string">
            <text:p>Czech Amber Lager</text:p>
          </table:table-cell>
          <table:table-cell table:style-name="ce623" office:value-type="float" office:value="1.044">
            <text:p>1.044</text:p>
          </table:table-cell>
          <table:table-cell table:style-name="ce623" office:value-type="float" office:value="1.06">
            <text:p>1.060</text:p>
          </table:table-cell>
          <table:table-cell table:style-name="ce623" office:value-type="float" office:value="1.013">
            <text:p>1.013</text:p>
          </table:table-cell>
          <table:table-cell table:style-name="ce623" office:value-type="float" office:value="1.017">
            <text:p>1.017</text:p>
          </table:table-cell>
          <table:table-cell table:style-name="ce624" office:value-type="percentage" office:value="0.044">
            <text:p>4.4%</text:p>
          </table:table-cell>
          <table:table-cell table:style-name="ce624" office:value-type="percentage" office:value="0.058">
            <text:p>5.8%</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10">
            <text:p>10</text:p>
          </table:table-cell>
          <table:table-cell table:style-name="ce287" office:value-type="float" office:value="16">
            <text:p>16</text:p>
          </table:table-cell>
          <table:table-cell table:style-name="ce288" office:value-type="float" office:value="2.3">
            <text:p>2.3</text:p>
          </table:table-cell>
          <table:table-cell table:number-columns-repeated="1012"/>
        </table:table-row>
        <table:table-row table:style-name="ro1">
          <table:table-cell office:value-type="string">
            <text:p>Czech Dark Lager</text:p>
          </table:table-cell>
          <table:table-cell table:style-name="ce623" office:value-type="float" office:value="1.044">
            <text:p>1.044</text:p>
          </table:table-cell>
          <table:table-cell table:style-name="ce623" office:value-type="float" office:value="1.06">
            <text:p>1.060</text:p>
          </table:table-cell>
          <table:table-cell table:style-name="ce623" office:value-type="float" office:value="1.013">
            <text:p>1.013</text:p>
          </table:table-cell>
          <table:table-cell table:style-name="ce623" office:value-type="float" office:value="1.017">
            <text:p>1.017</text:p>
          </table:table-cell>
          <table:table-cell table:style-name="ce624" office:value-type="percentage" office:value="0.044">
            <text:p>4.4%</text:p>
          </table:table-cell>
          <table:table-cell table:style-name="ce624" office:value-type="percentage" office:value="0.058">
            <text:p>5.8%</text:p>
          </table:table-cell>
          <table:table-cell table:style-name="ce287" office:value-type="float" office:value="18">
            <text:p>18</text:p>
          </table:table-cell>
          <table:table-cell table:style-name="ce287" office:value-type="float" office:value="34">
            <text:p>34</text:p>
          </table:table-cell>
          <table:table-cell table:style-name="ce287" office:value-type="float" office:value="14">
            <text:p>14</text:p>
          </table:table-cell>
          <table:table-cell table:style-name="ce287" office:value-type="float" office:value="35">
            <text:p>35</text:p>
          </table:table-cell>
          <table:table-cell table:style-name="ce288" office:value-type="float" office:value="2.3">
            <text:p>2.3</text:p>
          </table:table-cell>
          <table:table-cell table:number-columns-repeated="1012"/>
        </table:table-row>
        <table:table-row table:style-name="ro1">
          <table:table-cell office:value-type="string">
            <text:p>Czech Pale Lager</text:p>
          </table:table-cell>
          <table:table-cell table:style-name="ce623" office:value-type="float" office:value="1.028">
            <text:p>1.028</text:p>
          </table:table-cell>
          <table:table-cell table:style-name="ce623" office:value-type="float" office:value="1.044">
            <text:p>1.044</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3">
            <text:p>3.0%</text:p>
          </table:table-cell>
          <table:table-cell table:style-name="ce624" office:value-type="percentage" office:value="0.041">
            <text:p>4.1%</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3">
            <text:p>3</text:p>
          </table:table-cell>
          <table:table-cell table:style-name="ce287" office:value-type="float" office:value="6">
            <text:p>6</text:p>
          </table:table-cell>
          <table:table-cell table:style-name="ce288" office:value-type="float" office:value="2.3">
            <text:p>2.3</text:p>
          </table:table-cell>
          <table:table-cell table:number-columns-repeated="1012"/>
        </table:table-row>
        <table:table-row table:style-name="ro1">
          <table:table-cell office:value-type="string">
            <text:p>Czech Premium Pale Lager</text:p>
          </table:table-cell>
          <table:table-cell table:style-name="ce623" office:value-type="float" office:value="1.044">
            <text:p>1.044</text:p>
          </table:table-cell>
          <table:table-cell table:style-name="ce623" office:value-type="float" office:value="1.06">
            <text:p>1.060</text:p>
          </table:table-cell>
          <table:table-cell table:style-name="ce623" office:value-type="float" office:value="1.013">
            <text:p>1.013</text:p>
          </table:table-cell>
          <table:table-cell table:style-name="ce623" office:value-type="float" office:value="1.017">
            <text:p>1.017</text:p>
          </table:table-cell>
          <table:table-cell table:style-name="ce624" office:value-type="percentage" office:value="0.042">
            <text:p>4.2%</text:p>
          </table:table-cell>
          <table:table-cell table:style-name="ce624" office:value-type="percentage" office:value="0.058">
            <text:p>5.8%</text:p>
          </table:table-cell>
          <table:table-cell table:style-name="ce287" office:value-type="float" office:value="30">
            <text:p>30</text:p>
          </table:table-cell>
          <table:table-cell table:style-name="ce287" office:value-type="float" office:value="45">
            <text:p>45</text:p>
          </table:table-cell>
          <table:table-cell table:style-name="ce288" office:value-type="float" office:value="3.5">
            <text:p>3.5</text:p>
          </table:table-cell>
          <table:table-cell table:style-name="ce287" office:value-type="float" office:value="6">
            <text:p>6</text:p>
          </table:table-cell>
          <table:table-cell table:style-name="ce288" office:value-type="float" office:value="2.3">
            <text:p>2.3</text:p>
          </table:table-cell>
          <table:table-cell table:number-columns-repeated="1012"/>
        </table:table-row>
        <table:table-row table:style-name="ro1">
          <table:table-cell office:value-type="string">
            <text:p>Dark Mild</text:p>
          </table:table-cell>
          <table:table-cell table:style-name="ce623" office:value-type="float" office:value="1.03">
            <text:p>1.030</text:p>
          </table:table-cell>
          <table:table-cell table:style-name="ce623" office:value-type="float" office:value="1.038">
            <text:p>1.038</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3">
            <text:p>3.0%</text:p>
          </table:table-cell>
          <table:table-cell table:style-name="ce624" office:value-type="percentage" office:value="0.038">
            <text:p>3.8%</text:p>
          </table:table-cell>
          <table:table-cell table:style-name="ce287" office:value-type="float" office:value="10">
            <text:p>10</text:p>
          </table:table-cell>
          <table:table-cell table:style-name="ce287" office:value-type="float" office:value="25">
            <text:p>25</text:p>
          </table:table-cell>
          <table:table-cell table:style-name="ce287" office:value-type="float" office:value="12">
            <text:p>12</text:p>
          </table:table-cell>
          <table:table-cell table:style-name="ce287" office:value-type="float" office:value="25">
            <text:p>25</text:p>
          </table:table-cell>
          <table:table-cell table:style-name="ce288" office:value-type="float" office:value="1.7">
            <text:p>1.7</text:p>
          </table:table-cell>
          <table:table-cell table:number-columns-repeated="1012"/>
        </table:table-row>
        <table:table-row table:style-name="ro1">
          <table:table-cell office:value-type="string">
            <text:p>Doppelbock</text:p>
          </table:table-cell>
          <table:table-cell table:style-name="ce623" office:value-type="float" office:value="1.072">
            <text:p>1.072</text:p>
          </table:table-cell>
          <table:table-cell table:style-name="ce623" office:value-type="float" office:value="1.112">
            <text:p>1.112</text:p>
          </table:table-cell>
          <table:table-cell table:style-name="ce623" office:value-type="float" office:value="1.016">
            <text:p>1.016</text:p>
          </table:table-cell>
          <table:table-cell table:style-name="ce623" office:value-type="float" office:value="1.024">
            <text:p>1.024</text:p>
          </table:table-cell>
          <table:table-cell table:style-name="ce624" office:value-type="percentage" office:value="0.07">
            <text:p>7.0%</text:p>
          </table:table-cell>
          <table:table-cell table:style-name="ce624" office:value-type="percentage" office:value="0.1">
            <text:p>10.0%</text:p>
          </table:table-cell>
          <table:table-cell table:style-name="ce287" office:value-type="float" office:value="16">
            <text:p>16</text:p>
          </table:table-cell>
          <table:table-cell table:style-name="ce287" office:value-type="float" office:value="26">
            <text:p>26</text:p>
          </table:table-cell>
          <table:table-cell table:style-name="ce287" office:value-type="float" office:value="6">
            <text:p>6</text:p>
          </table:table-cell>
          <table:table-cell table:style-name="ce287" office:value-type="float" office:value="25">
            <text:p>25</text:p>
          </table:table-cell>
          <table:table-cell table:style-name="ce288" office:value-type="float" office:value="2.3">
            <text:p>2.3</text:p>
          </table:table-cell>
          <table:table-cell table:number-columns-repeated="1012"/>
        </table:table-row>
        <table:table-row table:style-name="ro1">
          <table:table-cell office:value-type="string">
            <text:p>Double IPA</text:p>
          </table:table-cell>
          <table:table-cell table:style-name="ce623" office:value-type="float" office:value="1.065">
            <text:p>1.065</text:p>
          </table:table-cell>
          <table:table-cell table:style-name="ce623" office:value-type="float" office:value="1.085">
            <text:p>1.085</text:p>
          </table:table-cell>
          <table:table-cell table:style-name="ce623" office:value-type="float" office:value="1.008">
            <text:p>1.008</text:p>
          </table:table-cell>
          <table:table-cell table:style-name="ce623" office:value-type="float" office:value="1.018">
            <text:p>1.018</text:p>
          </table:table-cell>
          <table:table-cell table:style-name="ce624" office:value-type="percentage" office:value="0.075">
            <text:p>7.5%</text:p>
          </table:table-cell>
          <table:table-cell table:style-name="ce624" office:value-type="percentage" office:value="0.1">
            <text:p>10.0%</text:p>
          </table:table-cell>
          <table:table-cell table:style-name="ce287" office:value-type="float" office:value="60">
            <text:p>60</text:p>
          </table:table-cell>
          <table:table-cell table:style-name="ce287" office:value-type="float" office:value="120">
            <text:p>120</text:p>
          </table:table-cell>
          <table:table-cell table:style-name="ce287" office:value-type="float" office:value="6">
            <text:p>6</text:p>
          </table:table-cell>
          <table:table-cell table:style-name="ce287" office:value-type="float" office:value="14">
            <text:p>14</text:p>
          </table:table-cell>
          <table:table-cell table:style-name="ce288" office:value-type="float" office:value="2.3">
            <text:p>2.3</text:p>
          </table:table-cell>
          <table:table-cell table:number-columns-repeated="1012"/>
        </table:table-row>
        <table:table-row table:style-name="ro1">
          <table:table-cell office:value-type="string">
            <text:p>Dunkles Bock</text:p>
          </table:table-cell>
          <table:table-cell table:style-name="ce623" office:value-type="float" office:value="1.064">
            <text:p>1.064</text:p>
          </table:table-cell>
          <table:table-cell table:style-name="ce623" office:value-type="float" office:value="1.072">
            <text:p>1.072</text:p>
          </table:table-cell>
          <table:table-cell table:style-name="ce623" office:value-type="float" office:value="1.013">
            <text:p>1.013</text:p>
          </table:table-cell>
          <table:table-cell table:style-name="ce623" office:value-type="float" office:value="1.019">
            <text:p>1.019</text:p>
          </table:table-cell>
          <table:table-cell table:style-name="ce624" office:value-type="percentage" office:value="0.063">
            <text:p>6.3%</text:p>
          </table:table-cell>
          <table:table-cell table:style-name="ce624" office:value-type="percentage" office:value="0.072">
            <text:p>7.2%</text:p>
          </table:table-cell>
          <table:table-cell table:style-name="ce287" office:value-type="float" office:value="20">
            <text:p>20</text:p>
          </table:table-cell>
          <table:table-cell table:style-name="ce287" office:value-type="float" office:value="27">
            <text:p>27</text:p>
          </table:table-cell>
          <table:table-cell table:style-name="ce287" office:value-type="float" office:value="14">
            <text:p>14</text:p>
          </table:table-cell>
          <table:table-cell table:style-name="ce287" office:value-type="float" office:value="22">
            <text:p>22</text:p>
          </table:table-cell>
          <table:table-cell table:style-name="ce288" office:value-type="float" office:value="2.3">
            <text:p>2.3</text:p>
          </table:table-cell>
          <table:table-cell table:number-columns-repeated="1012"/>
        </table:table-row>
        <table:table-row table:style-name="ro1">
          <table:table-cell office:value-type="string">
            <text:p>Dunkles Weissbier</text:p>
          </table:table-cell>
          <table:table-cell table:style-name="ce623" office:value-type="float" office:value="1.044">
            <text:p>1.044</text:p>
          </table:table-cell>
          <table:table-cell table:style-name="ce623" office:value-type="float" office:value="1.056">
            <text:p>1.056</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3">
            <text:p>4.3%</text:p>
          </table:table-cell>
          <table:table-cell table:style-name="ce624" office:value-type="percentage" office:value="0.056">
            <text:p>5.6%</text:p>
          </table:table-cell>
          <table:table-cell table:style-name="ce287" office:value-type="float" office:value="10">
            <text:p>10</text:p>
          </table:table-cell>
          <table:table-cell table:style-name="ce287" office:value-type="float" office:value="18">
            <text:p>18</text:p>
          </table:table-cell>
          <table:table-cell table:style-name="ce287" office:value-type="float" office:value="14">
            <text:p>14</text:p>
          </table:table-cell>
          <table:table-cell table:style-name="ce287" office:value-type="float" office:value="23">
            <text:p>23</text:p>
          </table:table-cell>
          <table:table-cell table:style-name="ce288" office:value-type="float" office:value="2.5">
            <text:p>2.5</text:p>
          </table:table-cell>
          <table:table-cell table:number-columns-repeated="1012"/>
        </table:table-row>
        <table:table-row table:style-name="ro1">
          <table:table-cell office:value-type="string">
            <text:p>Eisbock</text:p>
          </table:table-cell>
          <table:table-cell table:style-name="ce623" office:value-type="float" office:value="1.078">
            <text:p>1.078</text:p>
          </table:table-cell>
          <table:table-cell table:style-name="ce623" office:value-type="float" office:value="1.12">
            <text:p>1.120</text:p>
          </table:table-cell>
          <table:table-cell table:style-name="ce623" office:value-type="float" office:value="1.02">
            <text:p>1.020</text:p>
          </table:table-cell>
          <table:table-cell table:style-name="ce623" office:value-type="float" office:value="1.035">
            <text:p>1.035</text:p>
          </table:table-cell>
          <table:table-cell table:style-name="ce624" office:value-type="percentage" office:value="0.09">
            <text:p>9.0%</text:p>
          </table:table-cell>
          <table:table-cell table:style-name="ce624" office:value-type="percentage" office:value="0.14">
            <text:p>14.0%</text:p>
          </table:table-cell>
          <table:table-cell table:style-name="ce287" office:value-type="float" office:value="25">
            <text:p>25</text:p>
          </table:table-cell>
          <table:table-cell table:style-name="ce287" office:value-type="float" office:value="35">
            <text:p>35</text:p>
          </table:table-cell>
          <table:table-cell table:style-name="ce287" office:value-type="float" office:value="18">
            <text:p>18</text:p>
          </table:table-cell>
          <table:table-cell table:style-name="ce287" office:value-type="float" office:value="30">
            <text:p>30</text:p>
          </table:table-cell>
          <table:table-cell table:style-name="ce288" office:value-type="float" office:value="2.1">
            <text:p>2.1</text:p>
          </table:table-cell>
          <table:table-cell table:number-columns-repeated="1012"/>
        </table:table-row>
        <table:table-row table:style-name="ro1">
          <table:table-cell office:value-type="string">
            <text:p>English Barleywine</text:p>
          </table:table-cell>
          <table:table-cell table:style-name="ce623" office:value-type="float" office:value="1.08">
            <text:p>1.080</text:p>
          </table:table-cell>
          <table:table-cell table:style-name="ce623" office:value-type="float" office:value="1.12">
            <text:p>1.120</text:p>
          </table:table-cell>
          <table:table-cell table:style-name="ce623" office:value-type="float" office:value="1.018">
            <text:p>1.018</text:p>
          </table:table-cell>
          <table:table-cell table:style-name="ce623" office:value-type="float" office:value="1.03">
            <text:p>1.030</text:p>
          </table:table-cell>
          <table:table-cell table:style-name="ce624" office:value-type="percentage" office:value="0.08">
            <text:p>8.0%</text:p>
          </table:table-cell>
          <table:table-cell table:style-name="ce624" office:value-type="percentage" office:value="0.12">
            <text:p>12.0%</text:p>
          </table:table-cell>
          <table:table-cell table:style-name="ce287" office:value-type="float" office:value="36">
            <text:p>36</text:p>
          </table:table-cell>
          <table:table-cell table:style-name="ce287" office:value-type="float" office:value="70">
            <text:p>70</text:p>
          </table:table-cell>
          <table:table-cell table:style-name="ce287" office:value-type="float" office:value="8">
            <text:p>8</text:p>
          </table:table-cell>
          <table:table-cell table:style-name="ce287" office:value-type="float" office:value="22">
            <text:p>22</text:p>
          </table:table-cell>
          <table:table-cell table:style-name="ce288" office:value-type="float" office:value="2">
            <text:p>2.0</text:p>
          </table:table-cell>
          <table:table-cell table:number-columns-repeated="1012"/>
        </table:table-row>
        <table:table-row table:style-name="ro1">
          <table:table-cell office:value-type="string">
            <text:p>English IPA</text:p>
          </table:table-cell>
          <table:table-cell table:style-name="ce623" office:value-type="float" office:value="1.05">
            <text:p>1.050</text:p>
          </table:table-cell>
          <table:table-cell table:style-name="ce623" office:value-type="float" office:value="1.075">
            <text:p>1.07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5">
            <text:p>5.0%</text:p>
          </table:table-cell>
          <table:table-cell table:style-name="ce624" office:value-type="percentage" office:value="0.075">
            <text:p>7.5%</text:p>
          </table:table-cell>
          <table:table-cell table:style-name="ce287" office:value-type="float" office:value="40">
            <text:p>40</text:p>
          </table:table-cell>
          <table:table-cell table:style-name="ce287" office:value-type="float" office:value="60">
            <text:p>60</text:p>
          </table:table-cell>
          <table:table-cell table:style-name="ce287" office:value-type="float" office:value="6">
            <text:p>6</text:p>
          </table:table-cell>
          <table:table-cell table:style-name="ce287" office:value-type="float" office:value="14">
            <text:p>14</text:p>
          </table:table-cell>
          <table:table-cell table:style-name="ce288" office:value-type="float" office:value="2.3">
            <text:p>2.3</text:p>
          </table:table-cell>
          <table:table-cell table:number-columns-repeated="1012"/>
        </table:table-row>
        <table:table-row table:style-name="ro1">
          <table:table-cell office:value-type="string">
            <text:p>English Porter</text:p>
          </table:table-cell>
          <table:table-cell table:style-name="ce623" office:value-type="float" office:value="1.04">
            <text:p>1.040</text:p>
          </table:table-cell>
          <table:table-cell table:style-name="ce623" office:value-type="float" office:value="1.052">
            <text:p>1.052</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4">
            <text:p>4.0%</text:p>
          </table:table-cell>
          <table:table-cell table:style-name="ce624" office:value-type="percentage" office:value="0.054">
            <text:p>5.4%</text:p>
          </table:table-cell>
          <table:table-cell table:style-name="ce287" office:value-type="float" office:value="18">
            <text:p>18</text:p>
          </table:table-cell>
          <table:table-cell table:style-name="ce287" office:value-type="float" office:value="35">
            <text:p>35</text:p>
          </table:table-cell>
          <table:table-cell table:number-columns-repeated="2" table:style-name="ce287" office:value-type="float" office:value="30">
            <text:p>30</text:p>
          </table:table-cell>
          <table:table-cell table:style-name="ce288" office:value-type="float" office:value="2.3">
            <text:p>2.3</text:p>
          </table:table-cell>
          <table:table-cell table:number-columns-repeated="1012"/>
        </table:table-row>
        <table:table-row table:style-name="ro1">
          <table:table-cell office:value-type="string">
            <text:p>Festbier</text:p>
          </table:table-cell>
          <table:table-cell table:style-name="ce623" office:value-type="float" office:value="1.054">
            <text:p>1.054</text:p>
          </table:table-cell>
          <table:table-cell table:style-name="ce623" office:value-type="float" office:value="1.057">
            <text:p>1.057</text:p>
          </table:table-cell>
          <table:table-cell table:style-name="ce623" office:value-type="float" office:value="1.01">
            <text:p>1.010</text:p>
          </table:table-cell>
          <table:table-cell table:style-name="ce623" office:value-type="float" office:value="1.012">
            <text:p>1.012</text:p>
          </table:table-cell>
          <table:table-cell table:style-name="ce624" office:value-type="percentage" office:value="0.058">
            <text:p>5.8%</text:p>
          </table:table-cell>
          <table:table-cell table:style-name="ce624" office:value-type="percentage" office:value="0.063">
            <text:p>6.3%</text:p>
          </table:table-cell>
          <table:table-cell table:style-name="ce287" office:value-type="float" office:value="18">
            <text:p>18</text:p>
          </table:table-cell>
          <table:table-cell table:style-name="ce287" office:value-type="float" office:value="25">
            <text:p>25</text:p>
          </table:table-cell>
          <table:table-cell table:style-name="ce287" office:value-type="float" office:value="4">
            <text:p>4</text:p>
          </table:table-cell>
          <table:table-cell table:style-name="ce287" office:value-type="float" office:value="7">
            <text:p>7</text:p>
          </table:table-cell>
          <table:table-cell table:style-name="ce288" office:value-type="float" office:value="2.3">
            <text:p>2.3</text:p>
          </table:table-cell>
          <table:table-cell table:number-columns-repeated="1012"/>
        </table:table-row>
        <table:table-row table:style-name="ro1">
          <table:table-cell office:value-type="string">
            <text:p>Flanders Red Ale</text:p>
          </table:table-cell>
          <table:table-cell table:style-name="ce623" office:value-type="float" office:value="1.048">
            <text:p>1.048</text:p>
          </table:table-cell>
          <table:table-cell table:style-name="ce623" office:value-type="float" office:value="1.057">
            <text:p>1.057</text:p>
          </table:table-cell>
          <table:table-cell table:style-name="ce623" office:value-type="float" office:value="1.002">
            <text:p>1.002</text:p>
          </table:table-cell>
          <table:table-cell table:style-name="ce623" office:value-type="float" office:value="1.012">
            <text:p>1.012</text:p>
          </table:table-cell>
          <table:table-cell table:style-name="ce624" office:value-type="percentage" office:value="0.046">
            <text:p>4.6%</text:p>
          </table:table-cell>
          <table:table-cell table:style-name="ce624" office:value-type="percentage" office:value="0.065">
            <text:p>6.5%</text:p>
          </table:table-cell>
          <table:table-cell table:style-name="ce287" office:value-type="float" office:value="10">
            <text:p>10</text:p>
          </table:table-cell>
          <table:table-cell table:style-name="ce287" office:value-type="float" office:value="25">
            <text:p>25</text:p>
          </table:table-cell>
          <table:table-cell table:style-name="ce287" office:value-type="float" office:value="10">
            <text:p>10</text:p>
          </table:table-cell>
          <table:table-cell table:style-name="ce287" office:value-type="float" office:value="16">
            <text:p>16</text:p>
          </table:table-cell>
          <table:table-cell table:style-name="ce288" office:value-type="float" office:value="2.3">
            <text:p>2.3</text:p>
          </table:table-cell>
          <table:table-cell table:number-columns-repeated="1012"/>
        </table:table-row>
        <table:table-row table:style-name="ro1">
          <table:table-cell office:value-type="string">
            <text:p>Foreign Extra Stout</text:p>
          </table:table-cell>
          <table:table-cell table:style-name="ce623" office:value-type="float" office:value="1.056">
            <text:p>1.056</text:p>
          </table:table-cell>
          <table:table-cell table:style-name="ce623" office:value-type="float" office:value="1.075">
            <text:p>1.07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63">
            <text:p>6.3%</text:p>
          </table:table-cell>
          <table:table-cell table:style-name="ce624" office:value-type="percentage" office:value="0.08">
            <text:p>8.0%</text:p>
          </table:table-cell>
          <table:table-cell table:style-name="ce287" office:value-type="float" office:value="50">
            <text:p>50</text:p>
          </table:table-cell>
          <table:table-cell table:style-name="ce287" office:value-type="float" office:value="70">
            <text:p>70</text:p>
          </table:table-cell>
          <table:table-cell table:style-name="ce287" office:value-type="float" office:value="30">
            <text:p>30</text:p>
          </table:table-cell>
          <table:table-cell table:style-name="ce287" office:value-type="float" office:value="40">
            <text:p>40</text:p>
          </table:table-cell>
          <table:table-cell table:style-name="ce288" office:value-type="float" office:value="2.3">
            <text:p>2.3</text:p>
          </table:table-cell>
          <table:table-cell table:number-columns-repeated="1012"/>
        </table:table-row>
        <table:table-row table:style-name="ro1">
          <table:table-cell office:value-type="string">
            <text:p>Fruit Lambic</text:p>
          </table:table-cell>
          <table:table-cell table:style-name="ce623" office:value-type="float" office:value="1.04">
            <text:p>1.040</text:p>
          </table:table-cell>
          <table:table-cell table:style-name="ce623" office:value-type="float" office:value="1.06">
            <text:p>1.060</text:p>
          </table:table-cell>
          <table:table-cell table:style-name="ce623" office:value-type="float" office:value="1">
            <text:p>1.000</text:p>
          </table:table-cell>
          <table:table-cell table:style-name="ce623" office:value-type="float" office:value="1.01">
            <text:p>1.010</text:p>
          </table:table-cell>
          <table:table-cell table:style-name="ce624" office:value-type="percentage" office:value="0.05">
            <text:p>5.0%</text:p>
          </table:table-cell>
          <table:table-cell table:style-name="ce624" office:value-type="percentage" office:value="0.07">
            <text:p>7.0%</text:p>
          </table:table-cell>
          <table:table-cell table:style-name="ce287" office:value-type="float" office:value="0">
            <text:p>0</text:p>
          </table:table-cell>
          <table:table-cell table:style-name="ce287" office:value-type="float" office:value="10">
            <text:p>10</text:p>
          </table:table-cell>
          <table:table-cell table:style-name="ce287" office:value-type="float" office:value="3">
            <text:p>3</text:p>
          </table:table-cell>
          <table:table-cell table:style-name="ce287" office:value-type="float" office:value="7">
            <text:p>7</text:p>
          </table:table-cell>
          <table:table-cell table:style-name="ce288" office:value-type="float" office:value="3.5">
            <text:p>3.5</text:p>
          </table:table-cell>
          <table:table-cell table:number-columns-repeated="1012"/>
        </table:table-row>
        <table:table-row table:style-name="ro1">
          <table:table-cell office:value-type="string">
            <text:p>German Helles Exportbier</text:p>
          </table:table-cell>
          <table:table-cell table:style-name="ce623" office:value-type="float" office:value="1.048">
            <text:p>1.048</text:p>
          </table:table-cell>
          <table:table-cell table:style-name="ce623" office:value-type="float" office:value="1.056">
            <text:p>1.056</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8">
            <text:p>4.8%</text:p>
          </table:table-cell>
          <table:table-cell table:style-name="ce624" office:value-type="percentage" office:value="0.06">
            <text:p>6.0%</text:p>
          </table:table-cell>
          <table:table-cell table:style-name="ce287" office:value-type="float" office:value="20">
            <text:p>20</text:p>
          </table:table-cell>
          <table:table-cell table:style-name="ce287" office:value-type="float" office:value="30">
            <text:p>30</text:p>
          </table:table-cell>
          <table:table-cell table:style-name="ce287" office:value-type="float" office:value="4">
            <text:p>4</text:p>
          </table:table-cell>
          <table:table-cell table:style-name="ce287" office:value-type="float" office:value="7">
            <text:p>7</text:p>
          </table:table-cell>
          <table:table-cell table:style-name="ce288" office:value-type="float" office:value="2.3">
            <text:p>2.3</text:p>
          </table:table-cell>
          <table:table-cell table:number-columns-repeated="1012"/>
        </table:table-row>
        <table:table-row table:style-name="ro1">
          <table:table-cell office:value-type="string">
            <text:p>German Leichtbier</text:p>
          </table:table-cell>
          <table:table-cell table:style-name="ce623" office:value-type="float" office:value="1.026">
            <text:p>1.026</text:p>
          </table:table-cell>
          <table:table-cell table:style-name="ce623" office:value-type="float" office:value="1.034">
            <text:p>1.034</text:p>
          </table:table-cell>
          <table:table-cell table:style-name="ce623" office:value-type="float" office:value="1.006">
            <text:p>1.006</text:p>
          </table:table-cell>
          <table:table-cell table:style-name="ce623" office:value-type="float" office:value="1.01">
            <text:p>1.010</text:p>
          </table:table-cell>
          <table:table-cell table:style-name="ce624" office:value-type="percentage" office:value="0.024">
            <text:p>2.4%</text:p>
          </table:table-cell>
          <table:table-cell table:style-name="ce624" office:value-type="percentage" office:value="0.036">
            <text:p>3.6%</text:p>
          </table:table-cell>
          <table:table-cell table:style-name="ce287" office:value-type="float" office:value="15">
            <text:p>15</text:p>
          </table:table-cell>
          <table:table-cell table:style-name="ce287" office:value-type="float" office:value="28">
            <text:p>28</text:p>
          </table:table-cell>
          <table:table-cell table:style-name="ce287" office:value-type="float" office:value="2">
            <text:p>2</text:p>
          </table:table-cell>
          <table:table-cell table:style-name="ce287" office:value-type="float" office:value="5">
            <text:p>5</text:p>
          </table:table-cell>
          <table:table-cell table:style-name="ce288" office:value-type="float" office:value="2.4">
            <text:p>2.4</text:p>
          </table:table-cell>
          <table:table-cell table:number-columns-repeated="1012"/>
        </table:table-row>
        <table:table-row table:style-name="ro1">
          <table:table-cell office:value-type="string">
            <text:p>German Pils</text:p>
          </table:table-cell>
          <table:table-cell table:style-name="ce623" office:value-type="float" office:value="1.044">
            <text:p>1.044</text:p>
          </table:table-cell>
          <table:table-cell table:style-name="ce623" office:value-type="float" office:value="1.05">
            <text:p>1.050</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44">
            <text:p>4.4%</text:p>
          </table:table-cell>
          <table:table-cell table:style-name="ce624" office:value-type="percentage" office:value="0.052">
            <text:p>5.2%</text:p>
          </table:table-cell>
          <table:table-cell table:style-name="ce287" office:value-type="float" office:value="22">
            <text:p>22</text:p>
          </table:table-cell>
          <table:table-cell table:style-name="ce287" office:value-type="float" office:value="40">
            <text:p>40</text:p>
          </table:table-cell>
          <table:table-cell table:style-name="ce287" office:value-type="float" office:value="2">
            <text:p>2</text:p>
          </table:table-cell>
          <table:table-cell table:style-name="ce287" office:value-type="float" office:value="5">
            <text:p>5</text:p>
          </table:table-cell>
          <table:table-cell table:style-name="ce288" office:value-type="float" office:value="2.3">
            <text:p>2.3</text:p>
          </table:table-cell>
          <table:table-cell table:number-columns-repeated="1012"/>
        </table:table-row>
        <table:table-row table:style-name="ro1">
          <table:table-cell office:value-type="string">
            <text:p>Gose</text:p>
          </table:table-cell>
          <table:table-cell table:style-name="ce623" office:value-type="float" office:value="1.036">
            <text:p>1.036</text:p>
          </table:table-cell>
          <table:table-cell table:style-name="ce623" office:value-type="float" office:value="1.056">
            <text:p>1.056</text:p>
          </table:table-cell>
          <table:table-cell table:style-name="ce623" office:value-type="float" office:value="1.006">
            <text:p>1.006</text:p>
          </table:table-cell>
          <table:table-cell table:style-name="ce623" office:value-type="float" office:value="1.01">
            <text:p>1.010</text:p>
          </table:table-cell>
          <table:table-cell table:style-name="ce624" office:value-type="percentage" office:value="0.042">
            <text:p>4.2%</text:p>
          </table:table-cell>
          <table:table-cell table:style-name="ce624" office:value-type="percentage" office:value="0.048">
            <text:p>4.8%</text:p>
          </table:table-cell>
          <table:table-cell table:style-name="ce287" office:value-type="float" office:value="5">
            <text:p>5</text:p>
          </table:table-cell>
          <table:table-cell table:style-name="ce287" office:value-type="float" office:value="12">
            <text:p>12</text:p>
          </table:table-cell>
          <table:table-cell table:style-name="ce287" office:value-type="float" office:value="3">
            <text:p>3</text:p>
          </table:table-cell>
          <table:table-cell table:style-name="ce287" office:value-type="float" office:value="4">
            <text:p>4</text:p>
          </table:table-cell>
          <table:table-cell table:style-name="ce288" office:value-type="float" office:value="3.5">
            <text:p>3.5</text:p>
          </table:table-cell>
          <table:table-cell table:number-columns-repeated="1012"/>
        </table:table-row>
        <table:table-row table:style-name="ro1">
          <table:table-cell office:value-type="string">
            <text:p>Gueuze</text:p>
          </table:table-cell>
          <table:table-cell table:style-name="ce623" office:value-type="float" office:value="1.04">
            <text:p>1.040</text:p>
          </table:table-cell>
          <table:table-cell table:style-name="ce623" office:value-type="float" office:value="1.06">
            <text:p>1.060</text:p>
          </table:table-cell>
          <table:table-cell table:style-name="ce623" office:value-type="float" office:value="1">
            <text:p>1.000</text:p>
          </table:table-cell>
          <table:table-cell table:style-name="ce623" office:value-type="float" office:value="1.006">
            <text:p>1.006</text:p>
          </table:table-cell>
          <table:table-cell table:style-name="ce624" office:value-type="percentage" office:value="0.05">
            <text:p>5.0%</text:p>
          </table:table-cell>
          <table:table-cell table:style-name="ce624" office:value-type="percentage" office:value="0.08">
            <text:p>8.0%</text:p>
          </table:table-cell>
          <table:table-cell table:style-name="ce287" office:value-type="float" office:value="0">
            <text:p>0</text:p>
          </table:table-cell>
          <table:table-cell table:style-name="ce287" office:value-type="float" office:value="10">
            <text:p>10</text:p>
          </table:table-cell>
          <table:table-cell table:style-name="ce287" office:value-type="float" office:value="3">
            <text:p>3</text:p>
          </table:table-cell>
          <table:table-cell table:style-name="ce287" office:value-type="float" office:value="7">
            <text:p>7</text:p>
          </table:table-cell>
          <table:table-cell table:style-name="ce288" office:value-type="float" office:value="3.5">
            <text:p>3.5</text:p>
          </table:table-cell>
          <table:table-cell table:number-columns-repeated="1012"/>
        </table:table-row>
        <table:table-row table:style-name="ro1">
          <table:table-cell office:value-type="string">
            <text:p>Helles Bock</text:p>
          </table:table-cell>
          <table:table-cell table:style-name="ce623" office:value-type="float" office:value="1.064">
            <text:p>1.064</text:p>
          </table:table-cell>
          <table:table-cell table:style-name="ce623" office:value-type="float" office:value="1.072">
            <text:p>1.072</text:p>
          </table:table-cell>
          <table:table-cell table:style-name="ce623" office:value-type="float" office:value="1.011">
            <text:p>1.011</text:p>
          </table:table-cell>
          <table:table-cell table:style-name="ce623" office:value-type="float" office:value="1.018">
            <text:p>1.018</text:p>
          </table:table-cell>
          <table:table-cell table:style-name="ce624" office:value-type="percentage" office:value="0.063">
            <text:p>6.3%</text:p>
          </table:table-cell>
          <table:table-cell table:style-name="ce624" office:value-type="percentage" office:value="0.074">
            <text:p>7.4%</text:p>
          </table:table-cell>
          <table:table-cell table:style-name="ce287" office:value-type="float" office:value="23">
            <text:p>23</text:p>
          </table:table-cell>
          <table:table-cell table:style-name="ce287" office:value-type="float" office:value="25">
            <text:p>25</text:p>
          </table:table-cell>
          <table:table-cell table:style-name="ce287" office:value-type="float" office:value="6">
            <text:p>6</text:p>
          </table:table-cell>
          <table:table-cell table:style-name="ce287" office:value-type="float" office:value="11">
            <text:p>11</text:p>
          </table:table-cell>
          <table:table-cell table:style-name="ce288" office:value-type="float" office:value="2.4">
            <text:p>2.4</text:p>
          </table:table-cell>
          <table:table-cell table:number-columns-repeated="1012"/>
        </table:table-row>
        <table:table-row table:style-name="ro1">
          <table:table-cell office:value-type="string">
            <text:p>Imperial Stout</text:p>
          </table:table-cell>
          <table:table-cell table:style-name="ce623" office:value-type="float" office:value="1.075">
            <text:p>1.075</text:p>
          </table:table-cell>
          <table:table-cell table:style-name="ce623" office:value-type="float" office:value="1.115">
            <text:p>1.115</text:p>
          </table:table-cell>
          <table:table-cell table:style-name="ce623" office:value-type="float" office:value="1.018">
            <text:p>1.018</text:p>
          </table:table-cell>
          <table:table-cell table:style-name="ce623" office:value-type="float" office:value="1.03">
            <text:p>1.030</text:p>
          </table:table-cell>
          <table:table-cell table:style-name="ce624" office:value-type="percentage" office:value="0.08">
            <text:p>8.0%</text:p>
          </table:table-cell>
          <table:table-cell table:style-name="ce624" office:value-type="percentage" office:value="0.12">
            <text:p>12.0%</text:p>
          </table:table-cell>
          <table:table-cell table:style-name="ce287" office:value-type="float" office:value="50">
            <text:p>50</text:p>
          </table:table-cell>
          <table:table-cell table:style-name="ce287" office:value-type="float" office:value="90">
            <text:p>90</text:p>
          </table:table-cell>
          <table:table-cell table:style-name="ce287" office:value-type="float" office:value="30">
            <text:p>30</text:p>
          </table:table-cell>
          <table:table-cell table:style-name="ce287" office:value-type="float" office:value="40">
            <text:p>40</text:p>
          </table:table-cell>
          <table:table-cell table:style-name="ce288" office:value-type="float" office:value="2.3">
            <text:p>2.3</text:p>
          </table:table-cell>
          <table:table-cell table:number-columns-repeated="1012"/>
        </table:table-row>
        <table:table-row table:style-name="ro1">
          <table:table-cell office:value-type="string">
            <text:p>International Amber Lager</text:p>
          </table:table-cell>
          <table:table-cell table:style-name="ce623" office:value-type="float" office:value="1.042">
            <text:p>1.042</text:p>
          </table:table-cell>
          <table:table-cell table:style-name="ce623" office:value-type="float" office:value="1.055">
            <text:p>1.055</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46">
            <text:p>4.6%</text:p>
          </table:table-cell>
          <table:table-cell table:style-name="ce624" office:value-type="percentage" office:value="0.06">
            <text:p>6.0%</text:p>
          </table:table-cell>
          <table:table-cell table:style-name="ce287" office:value-type="float" office:value="8">
            <text:p>8</text:p>
          </table:table-cell>
          <table:table-cell table:style-name="ce287" office:value-type="float" office:value="25">
            <text:p>25</text:p>
          </table:table-cell>
          <table:table-cell table:style-name="ce287" office:value-type="float" office:value="7">
            <text:p>7</text:p>
          </table:table-cell>
          <table:table-cell table:style-name="ce287" office:value-type="float" office:value="14">
            <text:p>14</text:p>
          </table:table-cell>
          <table:table-cell table:style-name="ce288" office:value-type="float" office:value="2.5">
            <text:p>2.5</text:p>
          </table:table-cell>
          <table:table-cell table:number-columns-repeated="1012"/>
        </table:table-row>
        <table:table-row table:style-name="ro1">
          <table:table-cell office:value-type="string">
            <text:p>International Dark Lager</text:p>
          </table:table-cell>
          <table:table-cell table:style-name="ce623" office:value-type="float" office:value="1.044">
            <text:p>1.044</text:p>
          </table:table-cell>
          <table:table-cell table:style-name="ce623" office:value-type="float" office:value="1.056">
            <text:p>1.056</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42">
            <text:p>4.2%</text:p>
          </table:table-cell>
          <table:table-cell table:style-name="ce624" office:value-type="percentage" office:value="0.06">
            <text:p>6.0%</text:p>
          </table:table-cell>
          <table:table-cell table:style-name="ce287" office:value-type="float" office:value="8">
            <text:p>8</text:p>
          </table:table-cell>
          <table:table-cell table:style-name="ce287" office:value-type="float" office:value="20">
            <text:p>20</text:p>
          </table:table-cell>
          <table:table-cell table:style-name="ce287" office:value-type="float" office:value="14">
            <text:p>14</text:p>
          </table:table-cell>
          <table:table-cell table:style-name="ce287" office:value-type="float" office:value="22">
            <text:p>22</text:p>
          </table:table-cell>
          <table:table-cell table:style-name="ce288" office:value-type="float" office:value="2.5">
            <text:p>2.5</text:p>
          </table:table-cell>
          <table:table-cell table:number-columns-repeated="1012"/>
        </table:table-row>
        <table:table-row table:style-name="ro1">
          <table:table-cell office:value-type="string">
            <text:p>International Pale Lager</text:p>
          </table:table-cell>
          <table:table-cell table:style-name="ce623" office:value-type="float" office:value="1.042">
            <text:p>1.042</text:p>
          </table:table-cell>
          <table:table-cell table:style-name="ce623" office:value-type="float" office:value="1.05">
            <text:p>1.050</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46">
            <text:p>4.6%</text:p>
          </table:table-cell>
          <table:table-cell table:style-name="ce624" office:value-type="percentage" office:value="0.06">
            <text:p>6.0%</text:p>
          </table:table-cell>
          <table:table-cell table:style-name="ce287" office:value-type="float" office:value="18">
            <text:p>18</text:p>
          </table:table-cell>
          <table:table-cell table:style-name="ce287" office:value-type="float" office:value="25">
            <text:p>25</text:p>
          </table:table-cell>
          <table:table-cell table:style-name="ce287" office:value-type="float" office:value="2">
            <text:p>2</text:p>
          </table:table-cell>
          <table:table-cell table:style-name="ce287" office:value-type="float" office:value="6">
            <text:p>6</text:p>
          </table:table-cell>
          <table:table-cell table:style-name="ce288" office:value-type="float" office:value="2.5">
            <text:p>2.5</text:p>
          </table:table-cell>
          <table:table-cell table:number-columns-repeated="1012"/>
        </table:table-row>
        <table:table-row table:style-name="ro1">
          <table:table-cell office:value-type="string">
            <text:p>Irish Extra Stout</text:p>
          </table:table-cell>
          <table:table-cell table:style-name="ce623" office:value-type="float" office:value="1.052">
            <text:p>1.052</text:p>
          </table:table-cell>
          <table:table-cell table:style-name="ce623" office:value-type="float" office:value="1.062">
            <text:p>1.062</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55">
            <text:p>5.5%</text:p>
          </table:table-cell>
          <table:table-cell table:style-name="ce624" office:value-type="percentage" office:value="0.065">
            <text:p>6.5%</text:p>
          </table:table-cell>
          <table:table-cell table:style-name="ce287" office:value-type="float" office:value="35">
            <text:p>35</text:p>
          </table:table-cell>
          <table:table-cell table:style-name="ce287" office:value-type="float" office:value="50">
            <text:p>50</text:p>
          </table:table-cell>
          <table:table-cell table:style-name="ce287" office:value-type="float" office:value="25">
            <text:p>25</text:p>
          </table:table-cell>
          <table:table-cell table:style-name="ce287" office:value-type="float" office:value="40">
            <text:p>40</text:p>
          </table:table-cell>
          <table:table-cell table:style-name="ce288" office:value-type="float" office:value="2.3">
            <text:p>2.3</text:p>
          </table:table-cell>
          <table:table-cell table:number-columns-repeated="1012"/>
        </table:table-row>
        <table:table-row table:style-name="ro1">
          <table:table-cell office:value-type="string">
            <text:p>Irish Red Ale</text:p>
          </table:table-cell>
          <table:table-cell table:style-name="ce623" office:value-type="float" office:value="1.036">
            <text:p>1.036</text:p>
          </table:table-cell>
          <table:table-cell table:style-name="ce623" office:value-type="float" office:value="1.046">
            <text:p>1.046</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38">
            <text:p>3.8%</text:p>
          </table:table-cell>
          <table:table-cell table:style-name="ce624" office:value-type="percentage" office:value="0.05">
            <text:p>5.0%</text:p>
          </table:table-cell>
          <table:table-cell table:style-name="ce287" office:value-type="float" office:value="18">
            <text:p>18</text:p>
          </table:table-cell>
          <table:table-cell table:style-name="ce287" office:value-type="float" office:value="28">
            <text:p>28</text:p>
          </table:table-cell>
          <table:table-cell table:style-name="ce287" office:value-type="float" office:value="9">
            <text:p>9</text:p>
          </table:table-cell>
          <table:table-cell table:style-name="ce287" office:value-type="float" office:value="14">
            <text:p>14</text:p>
          </table:table-cell>
          <table:table-cell table:style-name="ce288" office:value-type="float" office:value="2.3">
            <text:p>2.3</text:p>
          </table:table-cell>
          <table:table-cell table:number-columns-repeated="1012"/>
        </table:table-row>
        <table:table-row table:style-name="ro1">
          <table:table-cell office:value-type="string">
            <text:p>Irish Stout</text:p>
          </table:table-cell>
          <table:table-cell table:style-name="ce623" office:value-type="float" office:value="1.036">
            <text:p>1.036</text:p>
          </table:table-cell>
          <table:table-cell table:style-name="ce623" office:value-type="float" office:value="1.044">
            <text:p>1.044</text:p>
          </table:table-cell>
          <table:table-cell table:style-name="ce623" office:value-type="float" office:value="1.007">
            <text:p>1.007</text:p>
          </table:table-cell>
          <table:table-cell table:style-name="ce623" office:value-type="float" office:value="1.011">
            <text:p>1.011</text:p>
          </table:table-cell>
          <table:table-cell table:style-name="ce624" office:value-type="percentage" office:value="0.04">
            <text:p>4.0%</text:p>
          </table:table-cell>
          <table:table-cell table:style-name="ce624" office:value-type="percentage" office:value="0.045">
            <text:p>4.5%</text:p>
          </table:table-cell>
          <table:table-cell table:style-name="ce287" office:value-type="float" office:value="25">
            <text:p>25</text:p>
          </table:table-cell>
          <table:table-cell table:style-name="ce287" office:value-type="float" office:value="45">
            <text:p>45</text:p>
          </table:table-cell>
          <table:table-cell table:style-name="ce287" office:value-type="float" office:value="25">
            <text:p>25</text:p>
          </table:table-cell>
          <table:table-cell table:style-name="ce287" office:value-type="float" office:value="40">
            <text:p>40</text:p>
          </table:table-cell>
          <table:table-cell table:style-name="ce288" office:value-type="float" office:value="2">
            <text:p>2.0</text:p>
          </table:table-cell>
          <table:table-cell table:number-columns-repeated="1012"/>
        </table:table-row>
        <table:table-row table:style-name="ro1">
          <table:table-cell office:value-type="string">
            <text:p>Kellerbier (Amber)</text:p>
          </table:table-cell>
          <table:table-cell table:style-name="ce623" office:value-type="float" office:value="1.048">
            <text:p>1.048</text:p>
          </table:table-cell>
          <table:table-cell table:style-name="ce623" office:value-type="float" office:value="1.054">
            <text:p>1.054</text:p>
          </table:table-cell>
          <table:table-cell table:style-name="ce623" office:value-type="float" office:value="1.012">
            <text:p>1.012</text:p>
          </table:table-cell>
          <table:table-cell table:style-name="ce623" office:value-type="float" office:value="1.016">
            <text:p>1.016</text:p>
          </table:table-cell>
          <table:table-cell table:style-name="ce624" office:value-type="percentage" office:value="0.048">
            <text:p>4.8%</text:p>
          </table:table-cell>
          <table:table-cell table:style-name="ce624" office:value-type="percentage" office:value="0.054">
            <text:p>5.4%</text:p>
          </table:table-cell>
          <table:table-cell table:style-name="ce287" office:value-type="float" office:value="25">
            <text:p>25</text:p>
          </table:table-cell>
          <table:table-cell table:style-name="ce287" office:value-type="float" office:value="40">
            <text:p>40</text:p>
          </table:table-cell>
          <table:table-cell table:style-name="ce287" office:value-type="float" office:value="7">
            <text:p>7</text:p>
          </table:table-cell>
          <table:table-cell table:style-name="ce287" office:value-type="float" office:value="17">
            <text:p>17</text:p>
          </table:table-cell>
          <table:table-cell table:style-name="ce288" office:value-type="float" office:value="2.3">
            <text:p>2.3</text:p>
          </table:table-cell>
          <table:table-cell table:number-columns-repeated="1012"/>
        </table:table-row>
        <table:table-row table:style-name="ro1">
          <table:table-cell office:value-type="string">
            <text:p>Kellerbier (Pale)</text:p>
          </table:table-cell>
          <table:table-cell table:style-name="ce623" office:value-type="float" office:value="1.045">
            <text:p>1.045</text:p>
          </table:table-cell>
          <table:table-cell table:style-name="ce623" office:value-type="float" office:value="1.051">
            <text:p>1.051</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47">
            <text:p>4.7%</text:p>
          </table:table-cell>
          <table:table-cell table:style-name="ce624" office:value-type="percentage" office:value="0.054">
            <text:p>5.4%</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3">
            <text:p>3</text:p>
          </table:table-cell>
          <table:table-cell table:style-name="ce287" office:value-type="float" office:value="7">
            <text:p>7</text:p>
          </table:table-cell>
          <table:table-cell table:style-name="ce288" office:value-type="float" office:value="2.3">
            <text:p>2.3</text:p>
          </table:table-cell>
          <table:table-cell table:number-columns-repeated="1012"/>
        </table:table-row>
        <table:table-row table:style-name="ro1">
          <table:table-cell office:value-type="string">
            <text:p>Kentucky Common</text:p>
          </table:table-cell>
          <table:table-cell table:style-name="ce623" office:value-type="float" office:value="1.044">
            <text:p>1.044</text:p>
          </table:table-cell>
          <table:table-cell table:style-name="ce623" office:value-type="float" office:value="1.055">
            <text:p>1.05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4">
            <text:p>4.0%</text:p>
          </table:table-cell>
          <table:table-cell table:style-name="ce624" office:value-type="percentage" office:value="0.055">
            <text:p>5.5%</text:p>
          </table:table-cell>
          <table:table-cell table:style-name="ce287" office:value-type="float" office:value="15">
            <text:p>15</text:p>
          </table:table-cell>
          <table:table-cell table:style-name="ce287" office:value-type="float" office:value="30">
            <text:p>30</text:p>
          </table:table-cell>
          <table:table-cell table:style-name="ce287" office:value-type="float" office:value="11">
            <text:p>11</text:p>
          </table:table-cell>
          <table:table-cell table:style-name="ce287" office:value-type="float" office:value="20">
            <text:p>20</text:p>
          </table:table-cell>
          <table:table-cell table:style-name="ce288" office:value-type="float" office:value="2.7">
            <text:p>2.7</text:p>
          </table:table-cell>
          <table:table-cell table:number-columns-repeated="1012"/>
        </table:table-row>
        <table:table-row table:style-name="ro1">
          <table:table-cell office:value-type="string">
            <text:p>Kölsch</text:p>
          </table:table-cell>
          <table:table-cell table:style-name="ce623" office:value-type="float" office:value="1.044">
            <text:p>1.044</text:p>
          </table:table-cell>
          <table:table-cell table:style-name="ce623" office:value-type="float" office:value="1.05">
            <text:p>1.050</text:p>
          </table:table-cell>
          <table:table-cell table:style-name="ce623" office:value-type="float" office:value="1.007">
            <text:p>1.007</text:p>
          </table:table-cell>
          <table:table-cell table:style-name="ce623" office:value-type="float" office:value="1.011">
            <text:p>1.011</text:p>
          </table:table-cell>
          <table:table-cell table:style-name="ce624" office:value-type="percentage" office:value="0.044">
            <text:p>4.4%</text:p>
          </table:table-cell>
          <table:table-cell table:style-name="ce624" office:value-type="percentage" office:value="0.052">
            <text:p>5.2%</text:p>
          </table:table-cell>
          <table:table-cell table:style-name="ce287" office:value-type="float" office:value="18">
            <text:p>18</text:p>
          </table:table-cell>
          <table:table-cell table:style-name="ce287" office:value-type="float" office:value="30">
            <text:p>30</text:p>
          </table:table-cell>
          <table:table-cell table:style-name="ce288" office:value-type="float" office:value="3.5">
            <text:p>3.5</text:p>
          </table:table-cell>
          <table:table-cell table:style-name="ce287" office:value-type="float" office:value="5">
            <text:p>5</text:p>
          </table:table-cell>
          <table:table-cell table:style-name="ce288" office:value-type="float" office:value="2.4">
            <text:p>2.4</text:p>
          </table:table-cell>
          <table:table-cell table:number-columns-repeated="1012"/>
        </table:table-row>
        <table:table-row table:style-name="ro1">
          <table:table-cell office:value-type="string">
            <text:p>Lambic</text:p>
          </table:table-cell>
          <table:table-cell table:style-name="ce623" office:value-type="float" office:value="1.04">
            <text:p>1.040</text:p>
          </table:table-cell>
          <table:table-cell table:style-name="ce623" office:value-type="float" office:value="1.054">
            <text:p>1.054</text:p>
          </table:table-cell>
          <table:table-cell table:style-name="ce623" office:value-type="float" office:value="1.001">
            <text:p>1.001</text:p>
          </table:table-cell>
          <table:table-cell table:style-name="ce623" office:value-type="float" office:value="1.01">
            <text:p>1.010</text:p>
          </table:table-cell>
          <table:table-cell table:style-name="ce624" office:value-type="percentage" office:value="0.05">
            <text:p>5.0%</text:p>
          </table:table-cell>
          <table:table-cell table:style-name="ce624" office:value-type="percentage" office:value="0.065">
            <text:p>6.5%</text:p>
          </table:table-cell>
          <table:table-cell table:style-name="ce287" office:value-type="float" office:value="0">
            <text:p>0</text:p>
          </table:table-cell>
          <table:table-cell table:style-name="ce287" office:value-type="float" office:value="18">
            <text:p>18</text:p>
          </table:table-cell>
          <table:table-cell table:style-name="ce287" office:value-type="float" office:value="3">
            <text:p>3</text:p>
          </table:table-cell>
          <table:table-cell table:style-name="ce287" office:value-type="float" office:value="7">
            <text:p>7</text:p>
          </table:table-cell>
          <table:table-cell table:style-name="ce288" office:value-type="float" office:value="1.5">
            <text:p>1.5</text:p>
          </table:table-cell>
          <table:table-cell table:number-columns-repeated="1012"/>
        </table:table-row>
        <table:table-row table:style-name="ro1">
          <table:table-cell office:value-type="string">
            <text:p>Lichtenhainer</text:p>
          </table:table-cell>
          <table:table-cell table:style-name="ce623" office:value-type="float" office:value="1.032">
            <text:p>1.032</text:p>
          </table:table-cell>
          <table:table-cell table:style-name="ce623" office:value-type="float" office:value="1.04">
            <text:p>1.040</text:p>
          </table:table-cell>
          <table:table-cell table:style-name="ce623" office:value-type="float" office:value="1.004">
            <text:p>1.004</text:p>
          </table:table-cell>
          <table:table-cell table:style-name="ce623" office:value-type="float" office:value="1.008">
            <text:p>1.008</text:p>
          </table:table-cell>
          <table:table-cell table:style-name="ce624" office:value-type="percentage" office:value="0.035">
            <text:p>3.5%</text:p>
          </table:table-cell>
          <table:table-cell table:style-name="ce624" office:value-type="percentage" office:value="0.047">
            <text:p>4.7%</text:p>
          </table:table-cell>
          <table:table-cell table:style-name="ce287" office:value-type="float" office:value="5">
            <text:p>5</text:p>
          </table:table-cell>
          <table:table-cell table:style-name="ce287" office:value-type="float" office:value="12">
            <text:p>12</text:p>
          </table:table-cell>
          <table:table-cell table:style-name="ce287" office:value-type="float" office:value="3">
            <text:p>3</text:p>
          </table:table-cell>
          <table:table-cell table:style-name="ce287" office:value-type="float" office:value="6">
            <text:p>6</text:p>
          </table:table-cell>
          <table:table-cell table:style-name="ce288" office:value-type="float" office:value="3.5">
            <text:p>3.5</text:p>
          </table:table-cell>
          <table:table-cell table:number-columns-repeated="1012"/>
        </table:table-row>
        <table:table-row table:style-name="ro1">
          <table:table-cell office:value-type="string">
            <text:p>London Brown Ale</text:p>
          </table:table-cell>
          <table:table-cell table:style-name="ce623" office:value-type="float" office:value="1.033">
            <text:p>1.033</text:p>
          </table:table-cell>
          <table:table-cell table:style-name="ce623" office:value-type="float" office:value="1.038">
            <text:p>1.038</text:p>
          </table:table-cell>
          <table:table-cell table:style-name="ce623" office:value-type="float" office:value="1.012">
            <text:p>1.012</text:p>
          </table:table-cell>
          <table:table-cell table:style-name="ce623" office:value-type="float" office:value="1.015">
            <text:p>1.015</text:p>
          </table:table-cell>
          <table:table-cell table:style-name="ce624" office:value-type="percentage" office:value="0.028">
            <text:p>2.8%</text:p>
          </table:table-cell>
          <table:table-cell table:style-name="ce624" office:value-type="percentage" office:value="0.036">
            <text:p>3.6%</text:p>
          </table:table-cell>
          <table:table-cell table:style-name="ce287" office:value-type="float" office:value="15">
            <text:p>15</text:p>
          </table:table-cell>
          <table:table-cell table:style-name="ce287" office:value-type="float" office:value="20">
            <text:p>20</text:p>
          </table:table-cell>
          <table:table-cell table:style-name="ce287" office:value-type="float" office:value="22">
            <text:p>22</text:p>
          </table:table-cell>
          <table:table-cell table:style-name="ce287" office:value-type="float" office:value="35">
            <text:p>35</text:p>
          </table:table-cell>
          <table:table-cell table:style-name="ce288" office:value-type="float" office:value="2.2">
            <text:p>2.2</text:p>
          </table:table-cell>
          <table:table-cell table:number-columns-repeated="1012"/>
        </table:table-row>
        <table:table-row table:style-name="ro1">
          <table:table-cell office:value-type="string">
            <text:p>Märzen</text:p>
          </table:table-cell>
          <table:table-cell table:style-name="ce623" office:value-type="float" office:value="1.054">
            <text:p>1.054</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58">
            <text:p>5.8%</text:p>
          </table:table-cell>
          <table:table-cell table:style-name="ce624" office:value-type="percentage" office:value="0.063">
            <text:p>6.3%</text:p>
          </table:table-cell>
          <table:table-cell table:style-name="ce287" office:value-type="float" office:value="18">
            <text:p>18</text:p>
          </table:table-cell>
          <table:table-cell table:style-name="ce287" office:value-type="float" office:value="24">
            <text:p>24</text:p>
          </table:table-cell>
          <table:table-cell table:style-name="ce287" office:value-type="float" office:value="8">
            <text:p>8</text:p>
          </table:table-cell>
          <table:table-cell table:style-name="ce287" office:value-type="float" office:value="17">
            <text:p>17</text:p>
          </table:table-cell>
          <table:table-cell table:style-name="ce288" office:value-type="float" office:value="2.3">
            <text:p>2.3</text:p>
          </table:table-cell>
          <table:table-cell table:number-columns-repeated="1012"/>
        </table:table-row>
        <table:table-row table:style-name="ro1">
          <table:table-cell office:value-type="string">
            <text:p>Munich Dunkel</text:p>
          </table:table-cell>
          <table:table-cell table:style-name="ce623" office:value-type="float" office:value="1.048">
            <text:p>1.048</text:p>
          </table:table-cell>
          <table:table-cell table:style-name="ce623" office:value-type="float" office:value="1.056">
            <text:p>1.056</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5">
            <text:p>4.5%</text:p>
          </table:table-cell>
          <table:table-cell table:style-name="ce624" office:value-type="percentage" office:value="0.056">
            <text:p>5.6%</text:p>
          </table:table-cell>
          <table:table-cell table:style-name="ce287" office:value-type="float" office:value="18">
            <text:p>18</text:p>
          </table:table-cell>
          <table:table-cell table:style-name="ce287" office:value-type="float" office:value="28">
            <text:p>28</text:p>
          </table:table-cell>
          <table:table-cell table:style-name="ce287" office:value-type="float" office:value="14">
            <text:p>14</text:p>
          </table:table-cell>
          <table:table-cell table:style-name="ce287" office:value-type="float" office:value="28">
            <text:p>28</text:p>
          </table:table-cell>
          <table:table-cell table:style-name="ce288" office:value-type="float" office:value="2.3">
            <text:p>2.3</text:p>
          </table:table-cell>
          <table:table-cell table:number-columns-repeated="1012"/>
        </table:table-row>
        <table:table-row table:style-name="ro1">
          <table:table-cell office:value-type="string">
            <text:p>Munich Helles</text:p>
          </table:table-cell>
          <table:table-cell table:style-name="ce623" office:value-type="float" office:value="1.044">
            <text:p>1.044</text:p>
          </table:table-cell>
          <table:table-cell table:style-name="ce623" office:value-type="float" office:value="1.048">
            <text:p>1.048</text:p>
          </table:table-cell>
          <table:table-cell table:style-name="ce623" office:value-type="float" office:value="1.006">
            <text:p>1.006</text:p>
          </table:table-cell>
          <table:table-cell table:style-name="ce623" office:value-type="float" office:value="1.012">
            <text:p>1.012</text:p>
          </table:table-cell>
          <table:table-cell table:style-name="ce624" office:value-type="percentage" office:value="0.047">
            <text:p>4.7%</text:p>
          </table:table-cell>
          <table:table-cell table:style-name="ce624" office:value-type="percentage" office:value="0.054">
            <text:p>5.4%</text:p>
          </table:table-cell>
          <table:table-cell table:style-name="ce287" office:value-type="float" office:value="16">
            <text:p>16</text:p>
          </table:table-cell>
          <table:table-cell table:style-name="ce287" office:value-type="float" office:value="22">
            <text:p>22</text:p>
          </table:table-cell>
          <table:table-cell table:style-name="ce287" office:value-type="float" office:value="3">
            <text:p>3</text:p>
          </table:table-cell>
          <table:table-cell table:style-name="ce287" office:value-type="float" office:value="5">
            <text:p>5</text:p>
          </table:table-cell>
          <table:table-cell table:style-name="ce288" office:value-type="float" office:value="2.3">
            <text:p>2.3</text:p>
          </table:table-cell>
          <table:table-cell table:number-columns-repeated="1012"/>
        </table:table-row>
        <table:table-row table:style-name="ro1">
          <table:table-cell office:value-type="string">
            <text:p>Oatmeal Stout</text:p>
          </table:table-cell>
          <table:table-cell table:style-name="ce623" office:value-type="float" office:value="1.045">
            <text:p>1.045</text:p>
          </table:table-cell>
          <table:table-cell table:style-name="ce623" office:value-type="float" office:value="1.065">
            <text:p>1.06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42">
            <text:p>4.2%</text:p>
          </table:table-cell>
          <table:table-cell table:style-name="ce624" office:value-type="percentage" office:value="0.059">
            <text:p>5.9%</text:p>
          </table:table-cell>
          <table:table-cell table:style-name="ce287" office:value-type="float" office:value="25">
            <text:p>25</text:p>
          </table:table-cell>
          <table:table-cell table:style-name="ce287" office:value-type="float" office:value="40">
            <text:p>40</text:p>
          </table:table-cell>
          <table:table-cell table:style-name="ce287" office:value-type="float" office:value="22">
            <text:p>22</text:p>
          </table:table-cell>
          <table:table-cell table:style-name="ce287" office:value-type="float" office:value="40">
            <text:p>40</text:p>
          </table:table-cell>
          <table:table-cell table:style-name="ce288" office:value-type="float" office:value="2.3">
            <text:p>2.3</text:p>
          </table:table-cell>
          <table:table-cell table:number-columns-repeated="1012"/>
        </table:table-row>
        <table:table-row table:style-name="ro1">
          <table:table-cell office:value-type="string">
            <text:p>Old Ale</text:p>
          </table:table-cell>
          <table:table-cell table:style-name="ce623" office:value-type="float" office:value="1.055">
            <text:p>1.055</text:p>
          </table:table-cell>
          <table:table-cell table:style-name="ce623" office:value-type="float" office:value="1.088">
            <text:p>1.088</text:p>
          </table:table-cell>
          <table:table-cell table:style-name="ce623" office:value-type="float" office:value="1.015">
            <text:p>1.015</text:p>
          </table:table-cell>
          <table:table-cell table:style-name="ce623" office:value-type="float" office:value="1.022">
            <text:p>1.022</text:p>
          </table:table-cell>
          <table:table-cell table:style-name="ce624" office:value-type="percentage" office:value="0.055">
            <text:p>5.5%</text:p>
          </table:table-cell>
          <table:table-cell table:style-name="ce624" office:value-type="percentage" office:value="0.09">
            <text:p>9.0%</text:p>
          </table:table-cell>
          <table:table-cell table:style-name="ce287" office:value-type="float" office:value="30">
            <text:p>30</text:p>
          </table:table-cell>
          <table:table-cell table:style-name="ce287" office:value-type="float" office:value="60">
            <text:p>60</text:p>
          </table:table-cell>
          <table:table-cell table:style-name="ce287" office:value-type="float" office:value="10">
            <text:p>10</text:p>
          </table:table-cell>
          <table:table-cell table:style-name="ce287" office:value-type="float" office:value="22">
            <text:p>22</text:p>
          </table:table-cell>
          <table:table-cell table:style-name="ce288" office:value-type="float" office:value="2">
            <text:p>2.0</text:p>
          </table:table-cell>
          <table:table-cell table:number-columns-repeated="1012"/>
        </table:table-row>
        <table:table-row table:style-name="ro1">
          <table:table-cell office:value-type="string">
            <text:p>Ordinary Bitter</text:p>
          </table:table-cell>
          <table:table-cell table:style-name="ce623" office:value-type="float" office:value="1.03">
            <text:p>1.030</text:p>
          </table:table-cell>
          <table:table-cell table:style-name="ce623" office:value-type="float" office:value="1.039">
            <text:p>1.039</text:p>
          </table:table-cell>
          <table:table-cell table:style-name="ce623" office:value-type="float" office:value="1.007">
            <text:p>1.007</text:p>
          </table:table-cell>
          <table:table-cell table:style-name="ce623" office:value-type="float" office:value="1.011">
            <text:p>1.011</text:p>
          </table:table-cell>
          <table:table-cell table:style-name="ce624" office:value-type="percentage" office:value="0.032">
            <text:p>3.2%</text:p>
          </table:table-cell>
          <table:table-cell table:style-name="ce624" office:value-type="percentage" office:value="0.038">
            <text:p>3.8%</text:p>
          </table:table-cell>
          <table:table-cell table:style-name="ce287" office:value-type="float" office:value="25">
            <text:p>25</text:p>
          </table:table-cell>
          <table:table-cell table:style-name="ce287" office:value-type="float" office:value="35">
            <text:p>35</text:p>
          </table:table-cell>
          <table:table-cell table:style-name="ce287" office:value-type="float" office:value="8">
            <text:p>8</text:p>
          </table:table-cell>
          <table:table-cell table:style-name="ce287" office:value-type="float" office:value="14">
            <text:p>14</text:p>
          </table:table-cell>
          <table:table-cell table:style-name="ce288" office:value-type="float" office:value="2">
            <text:p>2.0</text:p>
          </table:table-cell>
          <table:table-cell table:number-columns-repeated="1012"/>
        </table:table-row>
        <table:table-row table:style-name="ro1">
          <table:table-cell office:value-type="string">
            <text:p>Oud Bruin</text:p>
          </table:table-cell>
          <table:table-cell table:style-name="ce623" office:value-type="float" office:value="1.04">
            <text:p>1.040</text:p>
          </table:table-cell>
          <table:table-cell table:style-name="ce623" office:value-type="float" office:value="1.074">
            <text:p>1.074</text:p>
          </table:table-cell>
          <table:table-cell table:style-name="ce623" office:value-type="float" office:value="1.004">
            <text:p>1.004</text:p>
          </table:table-cell>
          <table:table-cell table:style-name="ce623" office:value-type="float" office:value="1.012">
            <text:p>1.012</text:p>
          </table:table-cell>
          <table:table-cell table:style-name="ce624" office:value-type="percentage" office:value="0.04">
            <text:p>4.0%</text:p>
          </table:table-cell>
          <table:table-cell table:style-name="ce624" office:value-type="percentage" office:value="0.08">
            <text:p>8.0%</text:p>
          </table:table-cell>
          <table:table-cell table:style-name="ce287" office:value-type="float" office:value="20">
            <text:p>20</text:p>
          </table:table-cell>
          <table:table-cell table:style-name="ce287" office:value-type="float" office:value="25">
            <text:p>25</text:p>
          </table:table-cell>
          <table:table-cell table:style-name="ce287" office:value-type="float" office:value="15">
            <text:p>15</text:p>
          </table:table-cell>
          <table:table-cell table:style-name="ce287" office:value-type="float" office:value="22">
            <text:p>22</text:p>
          </table:table-cell>
          <table:table-cell table:style-name="ce288" office:value-type="float" office:value="2.3">
            <text:p>2.3</text:p>
          </table:table-cell>
          <table:table-cell table:number-columns-repeated="1012"/>
        </table:table-row>
        <table:table-row table:style-name="ro1">
          <table:table-cell office:value-type="string">
            <text:p>Piwo Grodziskie</text:p>
          </table:table-cell>
          <table:table-cell table:style-name="ce623" office:value-type="float" office:value="1.028">
            <text:p>1.028</text:p>
          </table:table-cell>
          <table:table-cell table:style-name="ce623" office:value-type="float" office:value="1.032">
            <text:p>1.032</text:p>
          </table:table-cell>
          <table:table-cell table:style-name="ce623" office:value-type="float" office:value="0.166666666666667">
            <text:p>0.167</text:p>
          </table:table-cell>
          <table:table-cell table:style-name="ce623" office:value-type="float" office:value="1.012">
            <text:p>1.012</text:p>
          </table:table-cell>
          <table:table-cell table:style-name="ce624" office:value-type="percentage" office:value="0.025">
            <text:p>2.5%</text:p>
          </table:table-cell>
          <table:table-cell table:style-name="ce624" office:value-type="percentage" office:value="0.033">
            <text:p>3.3%</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3">
            <text:p>3</text:p>
          </table:table-cell>
          <table:table-cell table:style-name="ce287" office:value-type="float" office:value="6">
            <text:p>6</text:p>
          </table:table-cell>
          <table:table-cell table:style-name="ce288" office:value-type="float" office:value="3">
            <text:p>3.0</text:p>
          </table:table-cell>
          <table:table-cell table:number-columns-repeated="1012"/>
        </table:table-row>
        <table:table-row table:style-name="ro1">
          <table:table-cell office:value-type="string">
            <text:p>Pre-Prohibition Lager</text:p>
          </table:table-cell>
          <table:table-cell table:style-name="ce623" office:value-type="float" office:value="1.044">
            <text:p>1.044</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5">
            <text:p>4.5%</text:p>
          </table:table-cell>
          <table:table-cell table:style-name="ce624" office:value-type="percentage" office:value="0.06">
            <text:p>6.0%</text:p>
          </table:table-cell>
          <table:table-cell table:style-name="ce287" office:value-type="float" office:value="25">
            <text:p>25</text:p>
          </table:table-cell>
          <table:table-cell table:style-name="ce287" office:value-type="float" office:value="40">
            <text:p>40</text:p>
          </table:table-cell>
          <table:table-cell table:style-name="ce287" office:value-type="float" office:value="3">
            <text:p>3</text:p>
          </table:table-cell>
          <table:table-cell table:style-name="ce287" office:value-type="float" office:value="6">
            <text:p>6</text:p>
          </table:table-cell>
          <table:table-cell table:style-name="ce288" office:value-type="float" office:value="2.5">
            <text:p>2.5</text:p>
          </table:table-cell>
          <table:table-cell table:number-columns-repeated="1012"/>
        </table:table-row>
        <table:table-row table:style-name="ro1">
          <table:table-cell office:value-type="string">
            <text:p>Pre-Prohibition Porter</text:p>
          </table:table-cell>
          <table:table-cell table:style-name="ce623" office:value-type="float" office:value="1.046">
            <text:p>1.046</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5">
            <text:p>4.5%</text:p>
          </table:table-cell>
          <table:table-cell table:style-name="ce624" office:value-type="percentage" office:value="0.06">
            <text:p>6.0%</text:p>
          </table:table-cell>
          <table:table-cell table:style-name="ce287" office:value-type="float" office:value="20">
            <text:p>20</text:p>
          </table:table-cell>
          <table:table-cell table:style-name="ce287" office:value-type="float" office:value="30">
            <text:p>30</text:p>
          </table:table-cell>
          <table:table-cell table:style-name="ce287" office:value-type="float" office:value="18">
            <text:p>18</text:p>
          </table:table-cell>
          <table:table-cell table:style-name="ce287" office:value-type="float" office:value="30">
            <text:p>30</text:p>
          </table:table-cell>
          <table:table-cell table:style-name="ce288" office:value-type="float" office:value="2.3">
            <text:p>2.3</text:p>
          </table:table-cell>
          <table:table-cell table:number-columns-repeated="1012"/>
        </table:table-row>
        <table:table-row table:style-name="ro1">
          <table:table-cell office:value-type="string">
            <text:p>Rauchbier</text:p>
          </table:table-cell>
          <table:table-cell table:style-name="ce623" office:value-type="float" office:value="1.05">
            <text:p>1.050</text:p>
          </table:table-cell>
          <table:table-cell table:style-name="ce623" office:value-type="float" office:value="1.057">
            <text:p>1.057</text:p>
          </table:table-cell>
          <table:table-cell table:style-name="ce623" office:value-type="float" office:value="1.012">
            <text:p>1.012</text:p>
          </table:table-cell>
          <table:table-cell table:style-name="ce623" office:value-type="float" office:value="1.016">
            <text:p>1.016</text:p>
          </table:table-cell>
          <table:table-cell table:style-name="ce624" office:value-type="percentage" office:value="0.048">
            <text:p>4.8%</text:p>
          </table:table-cell>
          <table:table-cell table:style-name="ce624" office:value-type="percentage" office:value="0.06">
            <text:p>6.0%</text:p>
          </table:table-cell>
          <table:table-cell table:style-name="ce287" office:value-type="float" office:value="20">
            <text:p>20</text:p>
          </table:table-cell>
          <table:table-cell table:style-name="ce287" office:value-type="float" office:value="30">
            <text:p>30</text:p>
          </table:table-cell>
          <table:table-cell table:style-name="ce287" office:value-type="float" office:value="12">
            <text:p>12</text:p>
          </table:table-cell>
          <table:table-cell table:style-name="ce287" office:value-type="float" office:value="22">
            <text:p>22</text:p>
          </table:table-cell>
          <table:table-cell table:style-name="ce288" office:value-type="float" office:value="2.4">
            <text:p>2.4</text:p>
          </table:table-cell>
          <table:table-cell table:number-columns-repeated="1012"/>
        </table:table-row>
        <table:table-row table:style-name="ro1">
          <table:table-cell office:value-type="string">
            <text:p>Red IPA</text:p>
          </table:table-cell>
          <table:table-cell table:style-name="ce623" office:value-type="float" office:value="1.056">
            <text:p>1.056</text:p>
          </table:table-cell>
          <table:table-cell table:style-name="ce623" office:value-type="float" office:value="1.07">
            <text:p>1.070</text:p>
          </table:table-cell>
          <table:table-cell table:style-name="ce623" office:value-type="float" office:value="1.008">
            <text:p>1.008</text:p>
          </table:table-cell>
          <table:table-cell table:style-name="ce623" office:value-type="float" office:value="1.016">
            <text:p>1.016</text:p>
          </table:table-cell>
          <table:table-cell table:style-name="ce624" office:value-type="percentage" office:value="0.055">
            <text:p>5.5%</text:p>
          </table:table-cell>
          <table:table-cell table:style-name="ce624" office:value-type="percentage" office:value="0.075">
            <text:p>7.5%</text:p>
          </table:table-cell>
          <table:table-cell table:style-name="ce287" office:value-type="float" office:value="40">
            <text:p>40</text:p>
          </table:table-cell>
          <table:table-cell table:style-name="ce287" office:value-type="float" office:value="70">
            <text:p>70</text:p>
          </table:table-cell>
          <table:table-cell table:style-name="ce287" office:value-type="float" office:value="11">
            <text:p>11</text:p>
          </table:table-cell>
          <table:table-cell table:style-name="ce287" office:value-type="float" office:value="19">
            <text:p>19</text:p>
          </table:table-cell>
          <table:table-cell table:style-name="ce288" office:value-type="float" office:value="2.4">
            <text:p>2.4</text:p>
          </table:table-cell>
          <table:table-cell table:number-columns-repeated="1012"/>
        </table:table-row>
        <table:table-row table:style-name="ro1">
          <table:table-cell office:value-type="string">
            <text:p>Roggenbier</text:p>
          </table:table-cell>
          <table:table-cell table:style-name="ce623" office:value-type="float" office:value="1.046">
            <text:p>1.046</text:p>
          </table:table-cell>
          <table:table-cell table:style-name="ce623" office:value-type="float" office:value="1.056">
            <text:p>1.056</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5">
            <text:p>4.5%</text:p>
          </table:table-cell>
          <table:table-cell table:style-name="ce624" office:value-type="percentage" office:value="0.06">
            <text:p>6.0%</text:p>
          </table:table-cell>
          <table:table-cell table:style-name="ce287" office:value-type="float" office:value="10">
            <text:p>10</text:p>
          </table:table-cell>
          <table:table-cell table:style-name="ce287" office:value-type="float" office:value="20">
            <text:p>20</text:p>
          </table:table-cell>
          <table:table-cell table:style-name="ce287" office:value-type="float" office:value="14">
            <text:p>14</text:p>
          </table:table-cell>
          <table:table-cell table:style-name="ce287" office:value-type="float" office:value="19">
            <text:p>19</text:p>
          </table:table-cell>
          <table:table-cell table:style-name="ce288" office:value-type="float" office:value="2.5">
            <text:p>2.5</text:p>
          </table:table-cell>
          <table:table-cell table:number-columns-repeated="1012"/>
        </table:table-row>
        <table:table-row table:style-name="ro1">
          <table:table-cell office:value-type="string">
            <text:p>Rye IPA</text:p>
          </table:table-cell>
          <table:table-cell table:style-name="ce623" office:value-type="float" office:value="1.056">
            <text:p>1.056</text:p>
          </table:table-cell>
          <table:table-cell table:style-name="ce623" office:value-type="float" office:value="1.075">
            <text:p>1.075</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55">
            <text:p>5.5%</text:p>
          </table:table-cell>
          <table:table-cell table:style-name="ce624" office:value-type="percentage" office:value="0.08">
            <text:p>8.0%</text:p>
          </table:table-cell>
          <table:table-cell table:style-name="ce287" office:value-type="float" office:value="50">
            <text:p>50</text:p>
          </table:table-cell>
          <table:table-cell table:style-name="ce287" office:value-type="float" office:value="75">
            <text:p>75</text:p>
          </table:table-cell>
          <table:table-cell table:style-name="ce287" office:value-type="float" office:value="6">
            <text:p>6</text:p>
          </table:table-cell>
          <table:table-cell table:style-name="ce287" office:value-type="float" office:value="14">
            <text:p>14</text:p>
          </table:table-cell>
          <table:table-cell table:style-name="ce288" office:value-type="float" office:value="2.4">
            <text:p>2.4</text:p>
          </table:table-cell>
          <table:table-cell table:number-columns-repeated="1012"/>
        </table:table-row>
        <table:table-row table:style-name="ro1">
          <table:table-cell office:value-type="string">
            <text:p>Sahti</text:p>
          </table:table-cell>
          <table:table-cell table:style-name="ce623" office:value-type="float" office:value="1.076">
            <text:p>1.076</text:p>
          </table:table-cell>
          <table:table-cell table:style-name="ce623" office:value-type="float" office:value="1.12">
            <text:p>1.120</text:p>
          </table:table-cell>
          <table:table-cell table:style-name="ce623" office:value-type="float" office:value="1.016">
            <text:p>1.016</text:p>
          </table:table-cell>
          <table:table-cell table:style-name="ce623" office:value-type="float" office:value="1.02">
            <text:p>1.020</text:p>
          </table:table-cell>
          <table:table-cell table:style-name="ce624" office:value-type="percentage" office:value="0.07">
            <text:p>7.0%</text:p>
          </table:table-cell>
          <table:table-cell table:style-name="ce624" office:value-type="percentage" office:value="0.11">
            <text:p>11.0%</text:p>
          </table:table-cell>
          <table:table-cell table:style-name="ce287" office:value-type="float" office:value="7">
            <text:p>7</text:p>
          </table:table-cell>
          <table:table-cell table:style-name="ce287" office:value-type="float" office:value="15">
            <text:p>15</text:p>
          </table:table-cell>
          <table:table-cell table:style-name="ce287" office:value-type="float" office:value="4">
            <text:p>4</text:p>
          </table:table-cell>
          <table:table-cell table:style-name="ce287" office:value-type="float" office:value="22">
            <text:p>22</text:p>
          </table:table-cell>
          <table:table-cell table:style-name="ce288" office:value-type="float" office:value="1.8">
            <text:p>1.8</text:p>
          </table:table-cell>
          <table:table-cell table:number-columns-repeated="1012"/>
        </table:table-row>
        <table:table-row table:style-name="ro1">
          <table:table-cell office:value-type="string">
            <text:p>Saison (Dark, Standard)</text:p>
          </table:table-cell>
          <table:table-cell table:style-name="ce623" office:value-type="float" office:value="1.048">
            <text:p>1.048</text:p>
          </table:table-cell>
          <table:table-cell table:style-name="ce623" office:value-type="float" office:value="1.065">
            <text:p>1.065</text:p>
          </table:table-cell>
          <table:table-cell table:style-name="ce623" office:value-type="float" office:value="1.002">
            <text:p>1.002</text:p>
          </table:table-cell>
          <table:table-cell table:style-name="ce623" office:value-type="float" office:value="1.008">
            <text:p>1.008</text:p>
          </table:table-cell>
          <table:table-cell table:style-name="ce624" office:value-type="percentage" office:value="0.05">
            <text:p>5.0%</text:p>
          </table:table-cell>
          <table:table-cell table:style-name="ce624" office:value-type="percentage" office:value="0.07">
            <text:p>7.0%</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15">
            <text:p>15</text:p>
          </table:table-cell>
          <table:table-cell table:style-name="ce287" office:value-type="float" office:value="22">
            <text:p>22</text:p>
          </table:table-cell>
          <table:table-cell table:style-name="ce288" office:value-type="float" office:value="3.5">
            <text:p>3.5</text:p>
          </table:table-cell>
          <table:table-cell table:number-columns-repeated="1012"/>
        </table:table-row>
        <table:table-row table:style-name="ro1">
          <table:table-cell office:value-type="string">
            <text:p>Saison (Dark, Super)</text:p>
          </table:table-cell>
          <table:table-cell table:style-name="ce623" office:value-type="float" office:value="1.065">
            <text:p>1.065</text:p>
          </table:table-cell>
          <table:table-cell table:style-name="ce623" office:value-type="float" office:value="1.095">
            <text:p>1.095</text:p>
          </table:table-cell>
          <table:table-cell table:style-name="ce623" office:value-type="float" office:value="1.002">
            <text:p>1.002</text:p>
          </table:table-cell>
          <table:table-cell table:style-name="ce623" office:value-type="float" office:value="1.015">
            <text:p>1.015</text:p>
          </table:table-cell>
          <table:table-cell table:style-name="ce624" office:value-type="percentage" office:value="0.07">
            <text:p>7.0%</text:p>
          </table:table-cell>
          <table:table-cell table:style-name="ce624" office:value-type="percentage" office:value="0.095">
            <text:p>9.5%</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15">
            <text:p>15</text:p>
          </table:table-cell>
          <table:table-cell table:style-name="ce287" office:value-type="float" office:value="22">
            <text:p>22</text:p>
          </table:table-cell>
          <table:table-cell table:style-name="ce288" office:value-type="float" office:value="3.5">
            <text:p>3.5</text:p>
          </table:table-cell>
          <table:table-cell table:number-columns-repeated="1012"/>
        </table:table-row>
        <table:table-row table:style-name="ro1">
          <table:table-cell office:value-type="string">
            <text:p>Saison (Dark, Table)</text:p>
          </table:table-cell>
          <table:table-cell table:style-name="ce623" office:value-type="float" office:value="1.025">
            <text:p>1.025</text:p>
          </table:table-cell>
          <table:table-cell table:style-name="ce623" office:value-type="float" office:value="1.048">
            <text:p>1.048</text:p>
          </table:table-cell>
          <table:table-cell table:style-name="ce623" office:value-type="float" office:value="0.998">
            <text:p>0.998</text:p>
          </table:table-cell>
          <table:table-cell table:style-name="ce623" office:value-type="float" office:value="1.008">
            <text:p>1.008</text:p>
          </table:table-cell>
          <table:table-cell table:style-name="ce624" office:value-type="percentage" office:value="0.035">
            <text:p>3.5%</text:p>
          </table:table-cell>
          <table:table-cell table:style-name="ce624" office:value-type="percentage" office:value="0.05">
            <text:p>5.0%</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15">
            <text:p>15</text:p>
          </table:table-cell>
          <table:table-cell table:style-name="ce287" office:value-type="float" office:value="22">
            <text:p>22</text:p>
          </table:table-cell>
          <table:table-cell table:style-name="ce288" office:value-type="float" office:value="3.5">
            <text:p>3.5</text:p>
          </table:table-cell>
          <table:table-cell table:number-columns-repeated="1012"/>
        </table:table-row>
        <table:table-row table:style-name="ro1">
          <table:table-cell office:value-type="string">
            <text:p>Saison (Pale, Standard)</text:p>
          </table:table-cell>
          <table:table-cell table:style-name="ce623" office:value-type="float" office:value="1.048">
            <text:p>1.048</text:p>
          </table:table-cell>
          <table:table-cell table:style-name="ce623" office:value-type="float" office:value="1.065">
            <text:p>1.065</text:p>
          </table:table-cell>
          <table:table-cell table:style-name="ce623" office:value-type="float" office:value="1.002">
            <text:p>1.002</text:p>
          </table:table-cell>
          <table:table-cell table:style-name="ce623" office:value-type="float" office:value="1.008">
            <text:p>1.008</text:p>
          </table:table-cell>
          <table:table-cell table:style-name="ce624" office:value-type="percentage" office:value="0.05">
            <text:p>5.0%</text:p>
          </table:table-cell>
          <table:table-cell table:style-name="ce624" office:value-type="percentage" office:value="0.07">
            <text:p>7.0%</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5">
            <text:p>5</text:p>
          </table:table-cell>
          <table:table-cell table:style-name="ce287" office:value-type="float" office:value="14">
            <text:p>14</text:p>
          </table:table-cell>
          <table:table-cell table:style-name="ce288" office:value-type="float" office:value="3.5">
            <text:p>3.5</text:p>
          </table:table-cell>
          <table:table-cell table:number-columns-repeated="1012"/>
        </table:table-row>
        <table:table-row table:style-name="ro1">
          <table:table-cell office:value-type="string">
            <text:p>Saison (Pale, Super)</text:p>
          </table:table-cell>
          <table:table-cell table:style-name="ce623" office:value-type="float" office:value="1.065">
            <text:p>1.065</text:p>
          </table:table-cell>
          <table:table-cell table:style-name="ce623" office:value-type="float" office:value="1.095">
            <text:p>1.095</text:p>
          </table:table-cell>
          <table:table-cell table:style-name="ce623" office:value-type="float" office:value="1.002">
            <text:p>1.002</text:p>
          </table:table-cell>
          <table:table-cell table:style-name="ce623" office:value-type="float" office:value="1.015">
            <text:p>1.015</text:p>
          </table:table-cell>
          <table:table-cell table:style-name="ce624" office:value-type="percentage" office:value="0.07">
            <text:p>7.0%</text:p>
          </table:table-cell>
          <table:table-cell table:style-name="ce624" office:value-type="percentage" office:value="0.095">
            <text:p>9.5%</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5">
            <text:p>5</text:p>
          </table:table-cell>
          <table:table-cell table:style-name="ce287" office:value-type="float" office:value="14">
            <text:p>14</text:p>
          </table:table-cell>
          <table:table-cell table:style-name="ce288" office:value-type="float" office:value="3.5">
            <text:p>3.5</text:p>
          </table:table-cell>
          <table:table-cell table:number-columns-repeated="1012"/>
        </table:table-row>
        <table:table-row table:style-name="ro1">
          <table:table-cell office:value-type="string">
            <text:p>Saison (Pale, Table)</text:p>
          </table:table-cell>
          <table:table-cell table:style-name="ce623" office:value-type="float" office:value="1.025">
            <text:p>1.025</text:p>
          </table:table-cell>
          <table:table-cell table:style-name="ce623" office:value-type="float" office:value="1.048">
            <text:p>1.048</text:p>
          </table:table-cell>
          <table:table-cell table:style-name="ce623" office:value-type="float" office:value="0.998">
            <text:p>0.998</text:p>
          </table:table-cell>
          <table:table-cell table:style-name="ce623" office:value-type="float" office:value="1.008">
            <text:p>1.008</text:p>
          </table:table-cell>
          <table:table-cell table:style-name="ce624" office:value-type="percentage" office:value="0.035">
            <text:p>3.5%</text:p>
          </table:table-cell>
          <table:table-cell table:style-name="ce624" office:value-type="percentage" office:value="0.05">
            <text:p>5.0%</text:p>
          </table:table-cell>
          <table:table-cell table:style-name="ce287" office:value-type="float" office:value="20">
            <text:p>20</text:p>
          </table:table-cell>
          <table:table-cell table:style-name="ce287" office:value-type="float" office:value="35">
            <text:p>35</text:p>
          </table:table-cell>
          <table:table-cell table:style-name="ce287" office:value-type="float" office:value="5">
            <text:p>5</text:p>
          </table:table-cell>
          <table:table-cell table:style-name="ce287" office:value-type="float" office:value="14">
            <text:p>14</text:p>
          </table:table-cell>
          <table:table-cell table:style-name="ce288" office:value-type="float" office:value="3.5">
            <text:p>3.5</text:p>
          </table:table-cell>
          <table:table-cell table:number-columns-repeated="1012"/>
        </table:table-row>
        <table:table-row table:style-name="ro1">
          <table:table-cell office:value-type="string">
            <text:p>Schwarzbier</text:p>
          </table:table-cell>
          <table:table-cell table:style-name="ce623" office:value-type="float" office:value="1.046">
            <text:p>1.046</text:p>
          </table:table-cell>
          <table:table-cell table:style-name="ce623" office:value-type="float" office:value="1.052">
            <text:p>1.052</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4">
            <text:p>4.4%</text:p>
          </table:table-cell>
          <table:table-cell table:style-name="ce624" office:value-type="percentage" office:value="0.054">
            <text:p>5.4%</text:p>
          </table:table-cell>
          <table:table-cell table:style-name="ce287" office:value-type="float" office:value="20">
            <text:p>20</text:p>
          </table:table-cell>
          <table:table-cell table:style-name="ce287" office:value-type="float" office:value="30">
            <text:p>30</text:p>
          </table:table-cell>
          <table:table-cell table:style-name="ce287" office:value-type="float" office:value="17">
            <text:p>17</text:p>
          </table:table-cell>
          <table:table-cell table:style-name="ce287" office:value-type="float" office:value="30">
            <text:p>30</text:p>
          </table:table-cell>
          <table:table-cell table:style-name="ce288" office:value-type="float" office:value="2.3">
            <text:p>2.3</text:p>
          </table:table-cell>
          <table:table-cell table:number-columns-repeated="1012"/>
        </table:table-row>
        <table:table-row table:style-name="ro1">
          <table:table-cell office:value-type="string">
            <text:p>Scottish Export</text:p>
          </table:table-cell>
          <table:table-cell table:style-name="ce623" office:value-type="float" office:value="1.04">
            <text:p>1.040</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39">
            <text:p>3.9%</text:p>
          </table:table-cell>
          <table:table-cell table:style-name="ce624" office:value-type="percentage" office:value="0.06">
            <text:p>6.0%</text:p>
          </table:table-cell>
          <table:table-cell table:style-name="ce287" office:value-type="float" office:value="15">
            <text:p>15</text:p>
          </table:table-cell>
          <table:table-cell table:style-name="ce287" office:value-type="float" office:value="30">
            <text:p>30</text:p>
          </table:table-cell>
          <table:table-cell table:style-name="ce287" office:value-type="float" office:value="13">
            <text:p>13</text:p>
          </table:table-cell>
          <table:table-cell table:style-name="ce287" office:value-type="float" office:value="22">
            <text:p>22</text:p>
          </table:table-cell>
          <table:table-cell table:style-name="ce288" office:value-type="float" office:value="2">
            <text:p>2.0</text:p>
          </table:table-cell>
          <table:table-cell table:number-columns-repeated="1012"/>
        </table:table-row>
        <table:table-row table:style-name="ro1">
          <table:table-cell office:value-type="string">
            <text:p>Scottish Heavy</text:p>
          </table:table-cell>
          <table:table-cell table:style-name="ce623" office:value-type="float" office:value="1.035">
            <text:p>1.035</text:p>
          </table:table-cell>
          <table:table-cell table:style-name="ce623" office:value-type="float" office:value="1.04">
            <text:p>1.040</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32">
            <text:p>3.2%</text:p>
          </table:table-cell>
          <table:table-cell table:style-name="ce624" office:value-type="percentage" office:value="0.039">
            <text:p>3.9%</text:p>
          </table:table-cell>
          <table:table-cell table:style-name="ce287" office:value-type="float" office:value="10">
            <text:p>10</text:p>
          </table:table-cell>
          <table:table-cell table:style-name="ce287" office:value-type="float" office:value="20">
            <text:p>20</text:p>
          </table:table-cell>
          <table:table-cell table:style-name="ce287" office:value-type="float" office:value="13">
            <text:p>13</text:p>
          </table:table-cell>
          <table:table-cell table:style-name="ce287" office:value-type="float" office:value="22">
            <text:p>22</text:p>
          </table:table-cell>
          <table:table-cell table:style-name="ce288" office:value-type="float" office:value="2">
            <text:p>2.0</text:p>
          </table:table-cell>
          <table:table-cell table:number-columns-repeated="1012"/>
        </table:table-row>
        <table:table-row table:style-name="ro1">
          <table:table-cell office:value-type="string">
            <text:p>Scottish Light</text:p>
          </table:table-cell>
          <table:table-cell table:style-name="ce623" office:value-type="float" office:value="1.03">
            <text:p>1.030</text:p>
          </table:table-cell>
          <table:table-cell table:style-name="ce623" office:value-type="float" office:value="1.035">
            <text:p>1.035</text:p>
          </table:table-cell>
          <table:table-cell table:style-name="ce623" office:value-type="float" office:value="1.01">
            <text:p>1.010</text:p>
          </table:table-cell>
          <table:table-cell table:style-name="ce623" office:value-type="float" office:value="1.013">
            <text:p>1.013</text:p>
          </table:table-cell>
          <table:table-cell table:style-name="ce624" office:value-type="percentage" office:value="0.025">
            <text:p>2.5%</text:p>
          </table:table-cell>
          <table:table-cell table:style-name="ce624" office:value-type="percentage" office:value="0.032">
            <text:p>3.2%</text:p>
          </table:table-cell>
          <table:table-cell table:style-name="ce287" office:value-type="float" office:value="10">
            <text:p>10</text:p>
          </table:table-cell>
          <table:table-cell table:style-name="ce287" office:value-type="float" office:value="20">
            <text:p>20</text:p>
          </table:table-cell>
          <table:table-cell table:style-name="ce287" office:value-type="float" office:value="17">
            <text:p>17</text:p>
          </table:table-cell>
          <table:table-cell table:style-name="ce287" office:value-type="float" office:value="22">
            <text:p>22</text:p>
          </table:table-cell>
          <table:table-cell table:style-name="ce288" office:value-type="float" office:value="2">
            <text:p>2.0</text:p>
          </table:table-cell>
          <table:table-cell table:number-columns-repeated="1012"/>
        </table:table-row>
        <table:table-row table:style-name="ro1">
          <table:table-cell office:value-type="string">
            <text:p>Strong Bitter</text:p>
          </table:table-cell>
          <table:table-cell table:style-name="ce623" office:value-type="float" office:value="1.048">
            <text:p>1.048</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6">
            <text:p>4.6%</text:p>
          </table:table-cell>
          <table:table-cell table:style-name="ce624" office:value-type="percentage" office:value="0.062">
            <text:p>6.2%</text:p>
          </table:table-cell>
          <table:table-cell table:style-name="ce287" office:value-type="float" office:value="30">
            <text:p>30</text:p>
          </table:table-cell>
          <table:table-cell table:style-name="ce287" office:value-type="float" office:value="50">
            <text:p>50</text:p>
          </table:table-cell>
          <table:table-cell table:style-name="ce287" office:value-type="float" office:value="8">
            <text:p>8</text:p>
          </table:table-cell>
          <table:table-cell table:style-name="ce287" office:value-type="float" office:value="18">
            <text:p>18</text:p>
          </table:table-cell>
          <table:table-cell table:style-name="ce288" office:value-type="float" office:value="2">
            <text:p>2.0</text:p>
          </table:table-cell>
          <table:table-cell table:number-columns-repeated="1012"/>
        </table:table-row>
        <table:table-row table:style-name="ro1">
          <table:table-cell office:value-type="string">
            <text:p>Sweet Stout</text:p>
          </table:table-cell>
          <table:table-cell table:style-name="ce623" office:value-type="float" office:value="1.044">
            <text:p>1.044</text:p>
          </table:table-cell>
          <table:table-cell table:style-name="ce623" office:value-type="float" office:value="1.06">
            <text:p>1.060</text:p>
          </table:table-cell>
          <table:table-cell table:style-name="ce623" office:value-type="float" office:value="1.012">
            <text:p>1.012</text:p>
          </table:table-cell>
          <table:table-cell table:style-name="ce623" office:value-type="float" office:value="1.024">
            <text:p>1.024</text:p>
          </table:table-cell>
          <table:table-cell table:style-name="ce624" office:value-type="percentage" office:value="0.04">
            <text:p>4.0%</text:p>
          </table:table-cell>
          <table:table-cell table:style-name="ce624" office:value-type="percentage" office:value="0.06">
            <text:p>6.0%</text:p>
          </table:table-cell>
          <table:table-cell table:style-name="ce287" office:value-type="float" office:value="20">
            <text:p>20</text:p>
          </table:table-cell>
          <table:table-cell table:style-name="ce287" office:value-type="float" office:value="40">
            <text:p>40</text:p>
          </table:table-cell>
          <table:table-cell table:style-name="ce287" office:value-type="float" office:value="30">
            <text:p>30</text:p>
          </table:table-cell>
          <table:table-cell table:style-name="ce287" office:value-type="float" office:value="40">
            <text:p>40</text:p>
          </table:table-cell>
          <table:table-cell table:style-name="ce288" office:value-type="float" office:value="2">
            <text:p>2.0</text:p>
          </table:table-cell>
          <table:table-cell table:number-columns-repeated="1012"/>
        </table:table-row>
        <table:table-row table:style-name="ro1">
          <table:table-cell office:value-type="string">
            <text:p>Trappist Single</text:p>
          </table:table-cell>
          <table:table-cell table:style-name="ce623" office:value-type="float" office:value="1.044">
            <text:p>1.044</text:p>
          </table:table-cell>
          <table:table-cell table:style-name="ce623" office:value-type="float" office:value="1.054">
            <text:p>1.054</text:p>
          </table:table-cell>
          <table:table-cell table:style-name="ce623" office:value-type="float" office:value="1.004">
            <text:p>1.004</text:p>
          </table:table-cell>
          <table:table-cell table:style-name="ce623" office:value-type="float" office:value="1.01">
            <text:p>1.010</text:p>
          </table:table-cell>
          <table:table-cell table:style-name="ce624" office:value-type="percentage" office:value="0.048">
            <text:p>4.8%</text:p>
          </table:table-cell>
          <table:table-cell table:style-name="ce624" office:value-type="percentage" office:value="0.06">
            <text:p>6.0%</text:p>
          </table:table-cell>
          <table:table-cell table:style-name="ce287" office:value-type="float" office:value="25">
            <text:p>25</text:p>
          </table:table-cell>
          <table:table-cell table:style-name="ce287" office:value-type="float" office:value="45">
            <text:p>45</text:p>
          </table:table-cell>
          <table:table-cell table:style-name="ce287" office:value-type="float" office:value="3">
            <text:p>3</text:p>
          </table:table-cell>
          <table:table-cell table:style-name="ce287" office:value-type="float" office:value="5">
            <text:p>5</text:p>
          </table:table-cell>
          <table:table-cell table:style-name="ce288" office:value-type="float" office:value="2.7">
            <text:p>2.7</text:p>
          </table:table-cell>
          <table:table-cell table:number-columns-repeated="1012"/>
        </table:table-row>
        <table:table-row table:style-name="ro1">
          <table:table-cell office:value-type="string">
            <text:p>Tropical Stout</text:p>
          </table:table-cell>
          <table:table-cell table:style-name="ce623" office:value-type="float" office:value="1.056">
            <text:p>1.056</text:p>
          </table:table-cell>
          <table:table-cell table:style-name="ce623" office:value-type="float" office:value="1.075">
            <text:p>1.07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55">
            <text:p>5.5%</text:p>
          </table:table-cell>
          <table:table-cell table:style-name="ce624" office:value-type="percentage" office:value="0.08">
            <text:p>8.0%</text:p>
          </table:table-cell>
          <table:table-cell table:style-name="ce287" office:value-type="float" office:value="30">
            <text:p>30</text:p>
          </table:table-cell>
          <table:table-cell table:style-name="ce287" office:value-type="float" office:value="50">
            <text:p>50</text:p>
          </table:table-cell>
          <table:table-cell table:style-name="ce287" office:value-type="float" office:value="30">
            <text:p>30</text:p>
          </table:table-cell>
          <table:table-cell table:style-name="ce287" office:value-type="float" office:value="40">
            <text:p>40</text:p>
          </table:table-cell>
          <table:table-cell table:style-name="ce288" office:value-type="float" office:value="2.3">
            <text:p>2.3</text:p>
          </table:table-cell>
          <table:table-cell table:number-columns-repeated="1012"/>
        </table:table-row>
        <table:table-row table:style-name="ro1">
          <table:table-cell office:value-type="string">
            <text:p>Vienna Lager</text:p>
          </table:table-cell>
          <table:table-cell table:style-name="ce623" office:value-type="float" office:value="1.048">
            <text:p>1.048</text:p>
          </table:table-cell>
          <table:table-cell table:style-name="ce623" office:value-type="float" office:value="1.055">
            <text:p>1.055</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7">
            <text:p>4.7%</text:p>
          </table:table-cell>
          <table:table-cell table:style-name="ce624" office:value-type="percentage" office:value="0.055">
            <text:p>5.5%</text:p>
          </table:table-cell>
          <table:table-cell table:style-name="ce287" office:value-type="float" office:value="18">
            <text:p>18</text:p>
          </table:table-cell>
          <table:table-cell table:style-name="ce287" office:value-type="float" office:value="30">
            <text:p>30</text:p>
          </table:table-cell>
          <table:table-cell table:style-name="ce287" office:value-type="float" office:value="9">
            <text:p>9</text:p>
          </table:table-cell>
          <table:table-cell table:style-name="ce287" office:value-type="float" office:value="15">
            <text:p>15</text:p>
          </table:table-cell>
          <table:table-cell table:style-name="ce288" office:value-type="float" office:value="2.3">
            <text:p>2.3</text:p>
          </table:table-cell>
          <table:table-cell table:number-columns-repeated="1012"/>
        </table:table-row>
        <table:table-row table:style-name="ro1">
          <table:table-cell office:value-type="string">
            <text:p>Wee Heavy</text:p>
          </table:table-cell>
          <table:table-cell table:style-name="ce623" office:value-type="float" office:value="1.07">
            <text:p>1.070</text:p>
          </table:table-cell>
          <table:table-cell table:style-name="ce623" office:value-type="float" office:value="1.13">
            <text:p>1.130</text:p>
          </table:table-cell>
          <table:table-cell table:style-name="ce623" office:value-type="float" office:value="1.018">
            <text:p>1.018</text:p>
          </table:table-cell>
          <table:table-cell table:style-name="ce623" office:value-type="float" office:value="1.04">
            <text:p>1.040</text:p>
          </table:table-cell>
          <table:table-cell table:style-name="ce624" office:value-type="percentage" office:value="0.065">
            <text:p>6.5%</text:p>
          </table:table-cell>
          <table:table-cell table:style-name="ce624" office:value-type="percentage" office:value="0.1">
            <text:p>10.0%</text:p>
          </table:table-cell>
          <table:table-cell table:style-name="ce287" office:value-type="float" office:value="17">
            <text:p>17</text:p>
          </table:table-cell>
          <table:table-cell table:style-name="ce287" office:value-type="float" office:value="35">
            <text:p>35</text:p>
          </table:table-cell>
          <table:table-cell table:style-name="ce287" office:value-type="float" office:value="14">
            <text:p>14</text:p>
          </table:table-cell>
          <table:table-cell table:style-name="ce287" office:value-type="float" office:value="25">
            <text:p>25</text:p>
          </table:table-cell>
          <table:table-cell table:style-name="ce288" office:value-type="float" office:value="2.3">
            <text:p>2.3</text:p>
          </table:table-cell>
          <table:table-cell table:number-columns-repeated="1012"/>
        </table:table-row>
        <table:table-row table:style-name="ro1">
          <table:table-cell office:value-type="string">
            <text:p>Weissbier</text:p>
          </table:table-cell>
          <table:table-cell table:style-name="ce623" office:value-type="float" office:value="1.044">
            <text:p>1.044</text:p>
          </table:table-cell>
          <table:table-cell table:style-name="ce623" office:value-type="float" office:value="1.052">
            <text:p>1.052</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3">
            <text:p>4.3%</text:p>
          </table:table-cell>
          <table:table-cell table:style-name="ce624" office:value-type="percentage" office:value="0.056">
            <text:p>5.6%</text:p>
          </table:table-cell>
          <table:table-cell table:style-name="ce287" office:value-type="float" office:value="8">
            <text:p>8</text:p>
          </table:table-cell>
          <table:table-cell table:style-name="ce287" office:value-type="float" office:value="15">
            <text:p>15</text:p>
          </table:table-cell>
          <table:table-cell table:style-name="ce287" office:value-type="float" office:value="2">
            <text:p>2</text:p>
          </table:table-cell>
          <table:table-cell table:style-name="ce287" office:value-type="float" office:value="6">
            <text:p>6</text:p>
          </table:table-cell>
          <table:table-cell table:style-name="ce288" office:value-type="float" office:value="3">
            <text:p>3.0</text:p>
          </table:table-cell>
          <table:table-cell table:number-columns-repeated="1012"/>
        </table:table-row>
        <table:table-row table:style-name="ro1">
          <table:table-cell office:value-type="string">
            <text:p>Weizenbock</text:p>
          </table:table-cell>
          <table:table-cell table:style-name="ce623" office:value-type="float" office:value="1.064">
            <text:p>1.064</text:p>
          </table:table-cell>
          <table:table-cell table:style-name="ce623" office:value-type="float" office:value="1.09">
            <text:p>1.090</text:p>
          </table:table-cell>
          <table:table-cell table:style-name="ce623" office:value-type="float" office:value="1.015">
            <text:p>1.015</text:p>
          </table:table-cell>
          <table:table-cell table:style-name="ce623" office:value-type="float" office:value="1.022">
            <text:p>1.022</text:p>
          </table:table-cell>
          <table:table-cell table:style-name="ce624" office:value-type="percentage" office:value="0.065">
            <text:p>6.5%</text:p>
          </table:table-cell>
          <table:table-cell table:style-name="ce624" office:value-type="percentage" office:value="0.09">
            <text:p>9.0%</text:p>
          </table:table-cell>
          <table:table-cell table:style-name="ce287" office:value-type="float" office:value="15">
            <text:p>15</text:p>
          </table:table-cell>
          <table:table-cell table:style-name="ce287" office:value-type="float" office:value="30">
            <text:p>30</text:p>
          </table:table-cell>
          <table:table-cell table:style-name="ce287" office:value-type="float" office:value="6">
            <text:p>6</text:p>
          </table:table-cell>
          <table:table-cell table:style-name="ce287" office:value-type="float" office:value="25">
            <text:p>25</text:p>
          </table:table-cell>
          <table:table-cell table:style-name="ce288" office:value-type="float" office:value="2.5">
            <text:p>2.5</text:p>
          </table:table-cell>
          <table:table-cell table:number-columns-repeated="1012"/>
        </table:table-row>
        <table:table-row table:style-name="ro1">
          <table:table-cell office:value-type="string">
            <text:p>Wheatwine</text:p>
          </table:table-cell>
          <table:table-cell table:style-name="ce623" office:value-type="float" office:value="1.08">
            <text:p>1.080</text:p>
          </table:table-cell>
          <table:table-cell table:style-name="ce623" office:value-type="float" office:value="1.12">
            <text:p>1.120</text:p>
          </table:table-cell>
          <table:table-cell table:style-name="ce623" office:value-type="float" office:value="1.016">
            <text:p>1.016</text:p>
          </table:table-cell>
          <table:table-cell table:style-name="ce623" office:value-type="float" office:value="1.03">
            <text:p>1.030</text:p>
          </table:table-cell>
          <table:table-cell table:style-name="ce624" office:value-type="percentage" office:value="0.08">
            <text:p>8.0%</text:p>
          </table:table-cell>
          <table:table-cell table:style-name="ce624" office:value-type="percentage" office:value="0.12">
            <text:p>12.0%</text:p>
          </table:table-cell>
          <table:table-cell table:style-name="ce287" office:value-type="float" office:value="30">
            <text:p>30</text:p>
          </table:table-cell>
          <table:table-cell table:style-name="ce287" office:value-type="float" office:value="60">
            <text:p>60</text:p>
          </table:table-cell>
          <table:table-cell table:style-name="ce287" office:value-type="float" office:value="8">
            <text:p>8</text:p>
          </table:table-cell>
          <table:table-cell table:style-name="ce287" office:value-type="float" office:value="15">
            <text:p>15</text:p>
          </table:table-cell>
          <table:table-cell table:style-name="ce288" office:value-type="float" office:value="2.3">
            <text:p>2.3</text:p>
          </table:table-cell>
          <table:table-cell table:number-columns-repeated="1012"/>
        </table:table-row>
        <table:table-row table:style-name="ro1">
          <table:table-cell office:value-type="string">
            <text:p>White IPA</text:p>
          </table:table-cell>
          <table:table-cell table:style-name="ce623" office:value-type="float" office:value="1.056">
            <text:p>1.056</text:p>
          </table:table-cell>
          <table:table-cell table:style-name="ce623" office:value-type="float" office:value="1.065">
            <text:p>1.065</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55">
            <text:p>5.5%</text:p>
          </table:table-cell>
          <table:table-cell table:style-name="ce624" office:value-type="percentage" office:value="0.07">
            <text:p>7.0%</text:p>
          </table:table-cell>
          <table:table-cell table:style-name="ce287" office:value-type="float" office:value="40">
            <text:p>40</text:p>
          </table:table-cell>
          <table:table-cell table:style-name="ce287" office:value-type="float" office:value="70">
            <text:p>70</text:p>
          </table:table-cell>
          <table:table-cell table:style-name="ce287" office:value-type="float" office:value="5">
            <text:p>5</text:p>
          </table:table-cell>
          <table:table-cell table:style-name="ce287" office:value-type="float" office:value="8">
            <text:p>8</text:p>
          </table:table-cell>
          <table:table-cell table:style-name="ce288" office:value-type="float" office:value="2.4">
            <text:p>2.4</text:p>
          </table:table-cell>
          <table:table-cell table:number-columns-repeated="1012"/>
        </table:table-row>
        <table:table-row table:style-name="ro1">
          <table:table-cell office:value-type="string">
            <text:p>Witbier</text:p>
          </table:table-cell>
          <table:table-cell table:style-name="ce623" office:value-type="float" office:value="1.044">
            <text:p>1.044</text:p>
          </table:table-cell>
          <table:table-cell table:style-name="ce623" office:value-type="float" office:value="1.052">
            <text:p>1.052</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45">
            <text:p>4.5%</text:p>
          </table:table-cell>
          <table:table-cell table:style-name="ce624" office:value-type="percentage" office:value="0.055">
            <text:p>5.5%</text:p>
          </table:table-cell>
          <table:table-cell table:style-name="ce287" office:value-type="float" office:value="8">
            <text:p>8</text:p>
          </table:table-cell>
          <table:table-cell table:style-name="ce287" office:value-type="float" office:value="20">
            <text:p>20</text:p>
          </table:table-cell>
          <table:table-cell table:style-name="ce287" office:value-type="float" office:value="2">
            <text:p>2</text:p>
          </table:table-cell>
          <table:table-cell table:style-name="ce287" office:value-type="float" office:value="4">
            <text:p>4</text:p>
          </table:table-cell>
          <table:table-cell table:style-name="ce288" office:value-type="float" office:value="2.5">
            <text:p>2.5</text:p>
          </table:table-cell>
          <table:table-cell table:number-columns-repeated="1012"/>
        </table:table-row>
        <table:table-row table:style-name="ro1">
          <table:table-cell office:value-type="string">
            <text:p>08-American Amber Ale</text:p>
          </table:table-cell>
          <table:table-cell table:style-name="ce623" office:value-type="float" office:value="1.045">
            <text:p>1.045</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5">
            <text:p>4.5%</text:p>
          </table:table-cell>
          <table:table-cell table:style-name="ce624" office:value-type="percentage" office:value="0.062">
            <text:p>6.2%</text:p>
          </table:table-cell>
          <table:table-cell table:style-name="ce287" office:value-type="float" office:value="25">
            <text:p>25</text:p>
          </table:table-cell>
          <table:table-cell table:style-name="ce287" office:value-type="float" office:value="40">
            <text:p>40</text:p>
          </table:table-cell>
          <table:table-cell office:value-type="float" office:value="10">
            <text:p>10</text:p>
          </table:table-cell>
          <table:table-cell office:value-type="float" office:value="17">
            <text:p>17</text:p>
          </table:table-cell>
          <table:table-cell office:value-type="float" office:value="2.3">
            <text:p>2.3</text:p>
          </table:table-cell>
          <table:table-cell table:number-columns-repeated="1012"/>
        </table:table-row>
        <table:table-row table:style-name="ro1">
          <table:table-cell office:value-type="string">
            <text:p>08-American Barleywine</text:p>
          </table:table-cell>
          <table:table-cell table:style-name="ce623" office:value-type="float" office:value="1.08">
            <text:p>1.080</text:p>
          </table:table-cell>
          <table:table-cell table:style-name="ce623" office:value-type="float" office:value="1.12">
            <text:p>1.120</text:p>
          </table:table-cell>
          <table:table-cell table:style-name="ce623" office:value-type="float" office:value="1.016">
            <text:p>1.016</text:p>
          </table:table-cell>
          <table:table-cell table:style-name="ce623" office:value-type="float" office:value="1.03">
            <text:p>1.030</text:p>
          </table:table-cell>
          <table:table-cell table:style-name="ce624" office:value-type="percentage" office:value="0.08">
            <text:p>8.0%</text:p>
          </table:table-cell>
          <table:table-cell table:style-name="ce624" office:value-type="percentage" office:value="0.12">
            <text:p>12.0%</text:p>
          </table:table-cell>
          <table:table-cell table:style-name="ce287" office:value-type="float" office:value="50">
            <text:p>50</text:p>
          </table:table-cell>
          <table:table-cell table:style-name="ce287" office:value-type="float" office:value="120">
            <text:p>120</text:p>
          </table:table-cell>
          <table:table-cell office:value-type="float" office:value="10">
            <text:p>10</text:p>
          </table:table-cell>
          <table:table-cell office:value-type="float" office:value="19">
            <text:p>19</text:p>
          </table:table-cell>
          <table:table-cell office:value-type="float" office:value="2.3">
            <text:p>2.3</text:p>
          </table:table-cell>
          <table:table-cell table:number-columns-repeated="1012"/>
        </table:table-row>
        <table:table-row table:style-name="ro1">
          <table:table-cell office:value-type="string">
            <text:p>08-American Brown Ale</text:p>
          </table:table-cell>
          <table:table-cell table:style-name="ce623" office:value-type="float" office:value="1.045">
            <text:p>1.045</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3">
            <text:p>4.3%</text:p>
          </table:table-cell>
          <table:table-cell table:style-name="ce624" office:value-type="percentage" office:value="0.062">
            <text:p>6.2%</text:p>
          </table:table-cell>
          <table:table-cell table:style-name="ce287" office:value-type="float" office:value="20">
            <text:p>20</text:p>
          </table:table-cell>
          <table:table-cell table:style-name="ce287" office:value-type="float" office:value="40">
            <text:p>40</text:p>
          </table:table-cell>
          <table:table-cell office:value-type="float" office:value="18">
            <text:p>18</text:p>
          </table:table-cell>
          <table:table-cell office:value-type="float" office:value="35">
            <text:p>35</text:p>
          </table:table-cell>
          <table:table-cell office:value-type="float" office:value="2.3">
            <text:p>2.3</text:p>
          </table:table-cell>
          <table:table-cell table:number-columns-repeated="1012"/>
        </table:table-row>
        <table:table-row table:style-name="ro1">
          <table:table-cell office:value-type="string">
            <text:p>08-American IPA</text:p>
          </table:table-cell>
          <table:table-cell table:style-name="ce623" office:value-type="float" office:value="1.056">
            <text:p>1.056</text:p>
          </table:table-cell>
          <table:table-cell table:style-name="ce623" office:value-type="float" office:value="1.075">
            <text:p>1.07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55">
            <text:p>5.5%</text:p>
          </table:table-cell>
          <table:table-cell table:style-name="ce624" office:value-type="percentage" office:value="0.075">
            <text:p>7.5%</text:p>
          </table:table-cell>
          <table:table-cell table:style-name="ce287" office:value-type="float" office:value="40">
            <text:p>40</text:p>
          </table:table-cell>
          <table:table-cell table:style-name="ce287" office:value-type="float" office:value="70">
            <text:p>70</text:p>
          </table:table-cell>
          <table:table-cell office:value-type="float" office:value="6">
            <text:p>6</text:p>
          </table:table-cell>
          <table:table-cell office:value-type="float" office:value="15">
            <text:p>15</text:p>
          </table:table-cell>
          <table:table-cell office:value-type="float" office:value="2.3">
            <text:p>2.3</text:p>
          </table:table-cell>
          <table:table-cell table:number-columns-repeated="1012"/>
        </table:table-row>
        <table:table-row table:style-name="ro1">
          <table:table-cell office:value-type="string">
            <text:p>08-American Pale Ale</text:p>
          </table:table-cell>
          <table:table-cell table:style-name="ce623" office:value-type="float" office:value="1.045">
            <text:p>1.045</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5">
            <text:p>4.5%</text:p>
          </table:table-cell>
          <table:table-cell table:style-name="ce624" office:value-type="percentage" office:value="0.062">
            <text:p>6.2%</text:p>
          </table:table-cell>
          <table:table-cell table:style-name="ce287" office:value-type="float" office:value="30">
            <text:p>30</text:p>
          </table:table-cell>
          <table:table-cell table:style-name="ce287" office:value-type="float" office:value="45">
            <text:p>45</text:p>
          </table:table-cell>
          <table:table-cell office:value-type="float" office:value="5">
            <text:p>5</text:p>
          </table:table-cell>
          <table:table-cell office:value-type="float" office:value="14">
            <text:p>14</text:p>
          </table:table-cell>
          <table:table-cell office:value-type="float" office:value="2.3">
            <text:p>2.3</text:p>
          </table:table-cell>
          <table:table-cell table:number-columns-repeated="1012"/>
        </table:table-row>
        <table:table-row table:style-name="ro1">
          <table:table-cell office:value-type="string">
            <text:p>08-American Stout</text:p>
          </table:table-cell>
          <table:table-cell table:style-name="ce623" office:value-type="float" office:value="1.05">
            <text:p>1.050</text:p>
          </table:table-cell>
          <table:table-cell table:style-name="ce623" office:value-type="float" office:value="1.075">
            <text:p>1.075</text:p>
          </table:table-cell>
          <table:table-cell table:style-name="ce623" office:value-type="float" office:value="1.01">
            <text:p>1.010</text:p>
          </table:table-cell>
          <table:table-cell table:style-name="ce623" office:value-type="float" office:value="1.022">
            <text:p>1.022</text:p>
          </table:table-cell>
          <table:table-cell table:style-name="ce624" office:value-type="percentage" office:value="0.05">
            <text:p>5.0%</text:p>
          </table:table-cell>
          <table:table-cell table:style-name="ce624" office:value-type="percentage" office:value="0.07">
            <text:p>7.0%</text:p>
          </table:table-cell>
          <table:table-cell table:style-name="ce287" office:value-type="float" office:value="35">
            <text:p>35</text:p>
          </table:table-cell>
          <table:table-cell table:style-name="ce287" office:value-type="float" office:value="75">
            <text:p>75</text:p>
          </table:table-cell>
          <table:table-cell office:value-type="float" office:value="30">
            <text:p>30</text:p>
          </table:table-cell>
          <table:table-cell office:value-type="float" office:value="40">
            <text:p>40</text:p>
          </table:table-cell>
          <table:table-cell office:value-type="float" office:value="2.7">
            <text:p>2.7</text:p>
          </table:table-cell>
          <table:table-cell table:number-columns-repeated="1012"/>
        </table:table-row>
        <table:table-row table:style-name="ro1">
          <table:table-cell office:value-type="string">
            <text:p>08-American Wheat or Rye Beer</text:p>
          </table:table-cell>
          <table:table-cell table:style-name="ce623" office:value-type="float" office:value="1.04">
            <text:p>1.040</text:p>
          </table:table-cell>
          <table:table-cell table:style-name="ce623" office:value-type="float" office:value="1.055">
            <text:p>1.055</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4">
            <text:p>4.0%</text:p>
          </table:table-cell>
          <table:table-cell table:style-name="ce624" office:value-type="percentage" office:value="0.055">
            <text:p>5.5%</text:p>
          </table:table-cell>
          <table:table-cell table:style-name="ce287" office:value-type="float" office:value="15">
            <text:p>15</text:p>
          </table:table-cell>
          <table:table-cell table:style-name="ce287" office:value-type="float" office:value="30">
            <text:p>30</text:p>
          </table:table-cell>
          <table:table-cell office:value-type="float" office:value="3">
            <text:p>3</text:p>
          </table:table-cell>
          <table:table-cell office:value-type="float" office:value="6">
            <text:p>6</text:p>
          </table:table-cell>
          <table:table-cell office:value-type="float" office:value="2.5">
            <text:p>2.5</text:p>
          </table:table-cell>
          <table:table-cell table:number-columns-repeated="1012"/>
        </table:table-row>
        <table:table-row table:style-name="ro1">
          <table:table-cell office:value-type="string">
            <text:p>08-Baltic Porter</text:p>
          </table:table-cell>
          <table:table-cell table:style-name="ce623" office:value-type="float" office:value="1.06">
            <text:p>1.060</text:p>
          </table:table-cell>
          <table:table-cell table:style-name="ce623" office:value-type="float" office:value="1.09">
            <text:p>1.090</text:p>
          </table:table-cell>
          <table:table-cell table:style-name="ce623" office:value-type="float" office:value="1.016">
            <text:p>1.016</text:p>
          </table:table-cell>
          <table:table-cell table:style-name="ce623" office:value-type="float" office:value="1.024">
            <text:p>1.024</text:p>
          </table:table-cell>
          <table:table-cell table:style-name="ce624" office:value-type="percentage" office:value="0.055">
            <text:p>5.5%</text:p>
          </table:table-cell>
          <table:table-cell table:style-name="ce624" office:value-type="percentage" office:value="0.095">
            <text:p>9.5%</text:p>
          </table:table-cell>
          <table:table-cell table:style-name="ce287" office:value-type="float" office:value="20">
            <text:p>20</text:p>
          </table:table-cell>
          <table:table-cell table:style-name="ce287" office:value-type="float" office:value="40">
            <text:p>40</text:p>
          </table:table-cell>
          <table:table-cell office:value-type="float" office:value="17">
            <text:p>17</text:p>
          </table:table-cell>
          <table:table-cell office:value-type="float" office:value="30">
            <text:p>30</text:p>
          </table:table-cell>
          <table:table-cell office:value-type="float" office:value="2.3">
            <text:p>2.3</text:p>
          </table:table-cell>
          <table:table-cell table:number-columns-repeated="1012"/>
        </table:table-row>
        <table:table-row table:style-name="ro1">
          <table:table-cell office:value-type="string">
            <text:p>08-Belgian Blond Ale</text:p>
          </table:table-cell>
          <table:table-cell table:style-name="ce623" office:value-type="float" office:value="1.062">
            <text:p>1.062</text:p>
          </table:table-cell>
          <table:table-cell table:style-name="ce623" office:value-type="float" office:value="1.075">
            <text:p>1.075</text:p>
          </table:table-cell>
          <table:table-cell table:style-name="ce623" office:value-type="float" office:value="1.008">
            <text:p>1.008</text:p>
          </table:table-cell>
          <table:table-cell table:style-name="ce623" office:value-type="float" office:value="1.018">
            <text:p>1.018</text:p>
          </table:table-cell>
          <table:table-cell table:style-name="ce624" office:value-type="percentage" office:value="0.06">
            <text:p>6.0%</text:p>
          </table:table-cell>
          <table:table-cell table:style-name="ce624" office:value-type="percentage" office:value="0.075">
            <text:p>7.5%</text:p>
          </table:table-cell>
          <table:table-cell table:style-name="ce287" office:value-type="float" office:value="15">
            <text:p>15</text:p>
          </table:table-cell>
          <table:table-cell table:style-name="ce287" office:value-type="float" office:value="30">
            <text:p>30</text:p>
          </table:table-cell>
          <table:table-cell office:value-type="float" office:value="4">
            <text:p>4</text:p>
          </table:table-cell>
          <table:table-cell office:value-type="float" office:value="7">
            <text:p>7</text:p>
          </table:table-cell>
          <table:table-cell office:value-type="float" office:value="3.5">
            <text:p>3.5</text:p>
          </table:table-cell>
          <table:table-cell table:number-columns-repeated="1012"/>
        </table:table-row>
        <table:table-row table:style-name="ro1">
          <table:table-cell office:value-type="string">
            <text:p>08-Belgian Dark Strong Ale</text:p>
          </table:table-cell>
          <table:table-cell table:style-name="ce623" office:value-type="float" office:value="1.075">
            <text:p>1.075</text:p>
          </table:table-cell>
          <table:table-cell table:style-name="ce623" office:value-type="float" office:value="1.11">
            <text:p>1.110</text:p>
          </table:table-cell>
          <table:table-cell table:style-name="ce623" office:value-type="float" office:value="1.01">
            <text:p>1.010</text:p>
          </table:table-cell>
          <table:table-cell table:style-name="ce623" office:value-type="float" office:value="1.024">
            <text:p>1.024</text:p>
          </table:table-cell>
          <table:table-cell table:style-name="ce624" office:value-type="percentage" office:value="0.08">
            <text:p>8.0%</text:p>
          </table:table-cell>
          <table:table-cell table:style-name="ce624" office:value-type="percentage" office:value="0.11">
            <text:p>11.0%</text:p>
          </table:table-cell>
          <table:table-cell table:style-name="ce287" office:value-type="float" office:value="20">
            <text:p>20</text:p>
          </table:table-cell>
          <table:table-cell table:style-name="ce287" office:value-type="float" office:value="35">
            <text:p>35</text:p>
          </table:table-cell>
          <table:table-cell office:value-type="float" office:value="12">
            <text:p>12</text:p>
          </table:table-cell>
          <table:table-cell office:value-type="float" office:value="22">
            <text:p>22</text:p>
          </table:table-cell>
          <table:table-cell office:value-type="float" office:value="2.7">
            <text:p>2.7</text:p>
          </table:table-cell>
          <table:table-cell table:number-columns-repeated="1012"/>
        </table:table-row>
        <table:table-row table:style-name="ro1">
          <table:table-cell office:value-type="string">
            <text:p>08-Belgian Dubbel</text:p>
          </table:table-cell>
          <table:table-cell table:style-name="ce623" office:value-type="float" office:value="1.062">
            <text:p>1.062</text:p>
          </table:table-cell>
          <table:table-cell table:style-name="ce623" office:value-type="float" office:value="1.075">
            <text:p>1.075</text:p>
          </table:table-cell>
          <table:table-cell table:style-name="ce623" office:value-type="float" office:value="1.008">
            <text:p>1.008</text:p>
          </table:table-cell>
          <table:table-cell table:style-name="ce623" office:value-type="float" office:value="1.018">
            <text:p>1.018</text:p>
          </table:table-cell>
          <table:table-cell table:style-name="ce624" office:value-type="percentage" office:value="0.06">
            <text:p>6.0%</text:p>
          </table:table-cell>
          <table:table-cell table:style-name="ce624" office:value-type="percentage" office:value="0.076">
            <text:p>7.6%</text:p>
          </table:table-cell>
          <table:table-cell table:style-name="ce287" office:value-type="float" office:value="15">
            <text:p>15</text:p>
          </table:table-cell>
          <table:table-cell table:style-name="ce287" office:value-type="float" office:value="25">
            <text:p>25</text:p>
          </table:table-cell>
          <table:table-cell office:value-type="float" office:value="10">
            <text:p>10</text:p>
          </table:table-cell>
          <table:table-cell office:value-type="float" office:value="17">
            <text:p>17</text:p>
          </table:table-cell>
          <table:table-cell office:value-type="float" office:value="3.5">
            <text:p>3.5</text:p>
          </table:table-cell>
          <table:table-cell table:number-columns-repeated="1012"/>
        </table:table-row>
        <table:table-row table:style-name="ro1">
          <table:table-cell office:value-type="string">
            <text:p>08-Belgian Golden Strong Ale</text:p>
          </table:table-cell>
          <table:table-cell table:style-name="ce623" office:value-type="float" office:value="1.07">
            <text:p>1.070</text:p>
          </table:table-cell>
          <table:table-cell table:style-name="ce623" office:value-type="float" office:value="1.095">
            <text:p>1.095</text:p>
          </table:table-cell>
          <table:table-cell table:style-name="ce623" office:value-type="float" office:value="1.005">
            <text:p>1.005</text:p>
          </table:table-cell>
          <table:table-cell table:style-name="ce623" office:value-type="float" office:value="1.016">
            <text:p>1.016</text:p>
          </table:table-cell>
          <table:table-cell table:style-name="ce624" office:value-type="percentage" office:value="0.075">
            <text:p>7.5%</text:p>
          </table:table-cell>
          <table:table-cell table:style-name="ce624" office:value-type="percentage" office:value="0.105">
            <text:p>10.5%</text:p>
          </table:table-cell>
          <table:table-cell table:style-name="ce287" office:value-type="float" office:value="22">
            <text:p>22</text:p>
          </table:table-cell>
          <table:table-cell table:style-name="ce287" office:value-type="float" office:value="35">
            <text:p>35</text:p>
          </table:table-cell>
          <table:table-cell office:value-type="float" office:value="3">
            <text:p>3</text:p>
          </table:table-cell>
          <table:table-cell office:value-type="float" office:value="6">
            <text:p>6</text:p>
          </table:table-cell>
          <table:table-cell office:value-type="float" office:value="4">
            <text:p>4</text:p>
          </table:table-cell>
          <table:table-cell table:number-columns-repeated="1012"/>
        </table:table-row>
        <table:table-row table:style-name="ro1">
          <table:table-cell office:value-type="string">
            <text:p>08-Belgian Pale Ale</text:p>
          </table:table-cell>
          <table:table-cell table:style-name="ce623" office:value-type="float" office:value="1.048">
            <text:p>1.048</text:p>
          </table:table-cell>
          <table:table-cell table:style-name="ce623" office:value-type="float" office:value="1.054">
            <text:p>1.054</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8">
            <text:p>4.8%</text:p>
          </table:table-cell>
          <table:table-cell table:style-name="ce624" office:value-type="percentage" office:value="0.055">
            <text:p>5.5%</text:p>
          </table:table-cell>
          <table:table-cell table:style-name="ce287" office:value-type="float" office:value="20">
            <text:p>20</text:p>
          </table:table-cell>
          <table:table-cell table:style-name="ce287" office:value-type="float" office:value="30">
            <text:p>30</text:p>
          </table:table-cell>
          <table:table-cell office:value-type="float" office:value="8">
            <text:p>8</text:p>
          </table:table-cell>
          <table:table-cell office:value-type="float" office:value="14">
            <text:p>14</text:p>
          </table:table-cell>
          <table:table-cell office:value-type="float" office:value="2.5">
            <text:p>2.5</text:p>
          </table:table-cell>
          <table:table-cell table:number-columns-repeated="1012"/>
        </table:table-row>
        <table:table-row table:style-name="ro1">
          <table:table-cell office:value-type="string">
            <text:p>08-Belgian Tripel</text:p>
          </table:table-cell>
          <table:table-cell table:style-name="ce623" office:value-type="float" office:value="1.075">
            <text:p>1.075</text:p>
          </table:table-cell>
          <table:table-cell table:style-name="ce623" office:value-type="float" office:value="1.085">
            <text:p>1.085</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75">
            <text:p>7.5%</text:p>
          </table:table-cell>
          <table:table-cell table:style-name="ce624" office:value-type="percentage" office:value="0.095">
            <text:p>9.5%</text:p>
          </table:table-cell>
          <table:table-cell table:style-name="ce287" office:value-type="float" office:value="20">
            <text:p>20</text:p>
          </table:table-cell>
          <table:table-cell table:style-name="ce287" office:value-type="float" office:value="40">
            <text:p>40</text:p>
          </table:table-cell>
          <table:table-cell office:value-type="float" office:value="4.5">
            <text:p>4.5</text:p>
          </table:table-cell>
          <table:table-cell office:value-type="float" office:value="7">
            <text:p>7</text:p>
          </table:table-cell>
          <table:table-cell office:value-type="float" office:value="3.5">
            <text:p>3.5</text:p>
          </table:table-cell>
          <table:table-cell table:number-columns-repeated="1012"/>
        </table:table-row>
        <table:table-row table:style-name="ro1">
          <table:table-cell office:value-type="string">
            <text:p>08-Berliner Weiss</text:p>
          </table:table-cell>
          <table:table-cell table:style-name="ce623" office:value-type="float" office:value="1.028">
            <text:p>1.028</text:p>
          </table:table-cell>
          <table:table-cell table:style-name="ce623" office:value-type="float" office:value="1.032">
            <text:p>1.032</text:p>
          </table:table-cell>
          <table:table-cell table:style-name="ce623" office:value-type="float" office:value="1.003">
            <text:p>1.003</text:p>
          </table:table-cell>
          <table:table-cell table:style-name="ce623" office:value-type="float" office:value="1.006">
            <text:p>1.006</text:p>
          </table:table-cell>
          <table:table-cell table:style-name="ce624" office:value-type="percentage" office:value="0.028">
            <text:p>2.8%</text:p>
          </table:table-cell>
          <table:table-cell table:style-name="ce624" office:value-type="percentage" office:value="0.038">
            <text:p>3.8%</text:p>
          </table:table-cell>
          <table:table-cell table:style-name="ce287" office:value-type="float" office:value="3">
            <text:p>3</text:p>
          </table:table-cell>
          <table:table-cell table:style-name="ce287" office:value-type="float" office:value="8">
            <text:p>8</text:p>
          </table:table-cell>
          <table:table-cell office:value-type="float" office:value="2">
            <text:p>2</text:p>
          </table:table-cell>
          <table:table-cell office:value-type="float" office:value="3">
            <text:p>3</text:p>
          </table:table-cell>
          <table:table-cell office:value-type="float" office:value="3.5">
            <text:p>3.5</text:p>
          </table:table-cell>
          <table:table-cell table:number-columns-repeated="1012"/>
        </table:table-row>
        <table:table-row table:style-name="ro1">
          <table:table-cell office:value-type="string">
            <text:p>08-Bière de Garde</text:p>
          </table:table-cell>
          <table:table-cell table:style-name="ce623" office:value-type="float" office:value="1.06">
            <text:p>1.060</text:p>
          </table:table-cell>
          <table:table-cell table:style-name="ce623" office:value-type="float" office:value="1.08">
            <text:p>1.080</text:p>
          </table:table-cell>
          <table:table-cell table:style-name="ce623" office:value-type="float" office:value="1.008">
            <text:p>1.008</text:p>
          </table:table-cell>
          <table:table-cell table:style-name="ce623" office:value-type="float" office:value="1.016">
            <text:p>1.016</text:p>
          </table:table-cell>
          <table:table-cell table:style-name="ce624" office:value-type="percentage" office:value="0.06">
            <text:p>6.0%</text:p>
          </table:table-cell>
          <table:table-cell table:style-name="ce624" office:value-type="percentage" office:value="0.085">
            <text:p>8.5%</text:p>
          </table:table-cell>
          <table:table-cell table:style-name="ce287" office:value-type="float" office:value="18">
            <text:p>18</text:p>
          </table:table-cell>
          <table:table-cell table:style-name="ce287" office:value-type="float" office:value="28">
            <text:p>28</text:p>
          </table:table-cell>
          <table:table-cell office:value-type="float" office:value="6">
            <text:p>6</text:p>
          </table:table-cell>
          <table:table-cell office:value-type="float" office:value="19">
            <text:p>19</text:p>
          </table:table-cell>
          <table:table-cell office:value-type="float" office:value="3">
            <text:p>3</text:p>
          </table:table-cell>
          <table:table-cell table:number-columns-repeated="1012"/>
        </table:table-row>
        <table:table-row table:style-name="ro1">
          <table:table-cell office:value-type="string">
            <text:p>08-Blonde Ale</text:p>
          </table:table-cell>
          <table:table-cell table:style-name="ce623" office:value-type="float" office:value="1.038">
            <text:p>1.038</text:p>
          </table:table-cell>
          <table:table-cell table:style-name="ce623" office:value-type="float" office:value="1.054">
            <text:p>1.054</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38">
            <text:p>3.8%</text:p>
          </table:table-cell>
          <table:table-cell table:style-name="ce624" office:value-type="percentage" office:value="0.055">
            <text:p>5.5%</text:p>
          </table:table-cell>
          <table:table-cell table:style-name="ce287" office:value-type="float" office:value="15">
            <text:p>15</text:p>
          </table:table-cell>
          <table:table-cell table:style-name="ce287" office:value-type="float" office:value="28">
            <text:p>28</text:p>
          </table:table-cell>
          <table:table-cell office:value-type="float" office:value="3">
            <text:p>3</text:p>
          </table:table-cell>
          <table:table-cell office:value-type="float" office:value="6">
            <text:p>6</text:p>
          </table:table-cell>
          <table:table-cell office:value-type="float" office:value="2.5">
            <text:p>2.5</text:p>
          </table:table-cell>
          <table:table-cell table:number-columns-repeated="1012"/>
        </table:table-row>
        <table:table-row table:style-name="ro1">
          <table:table-cell office:value-type="string">
            <text:p>08-Bohemian Pilsener</text:p>
          </table:table-cell>
          <table:table-cell table:style-name="ce623" office:value-type="float" office:value="1.044">
            <text:p>1.044</text:p>
          </table:table-cell>
          <table:table-cell table:style-name="ce623" office:value-type="float" office:value="1.056">
            <text:p>1.056</text:p>
          </table:table-cell>
          <table:table-cell table:style-name="ce623" office:value-type="float" office:value="1.013">
            <text:p>1.013</text:p>
          </table:table-cell>
          <table:table-cell table:style-name="ce623" office:value-type="float" office:value="1.017">
            <text:p>1.017</text:p>
          </table:table-cell>
          <table:table-cell table:style-name="ce624" office:value-type="percentage" office:value="0.042">
            <text:p>4.2%</text:p>
          </table:table-cell>
          <table:table-cell table:style-name="ce624" office:value-type="percentage" office:value="0.054">
            <text:p>5.4%</text:p>
          </table:table-cell>
          <table:table-cell table:style-name="ce287" office:value-type="float" office:value="35">
            <text:p>35</text:p>
          </table:table-cell>
          <table:table-cell table:style-name="ce287" office:value-type="float" office:value="45">
            <text:p>45</text:p>
          </table:table-cell>
          <table:table-cell office:value-type="float" office:value="3.5">
            <text:p>3.5</text:p>
          </table:table-cell>
          <table:table-cell office:value-type="float" office:value="6">
            <text:p>6</text:p>
          </table:table-cell>
          <table:table-cell office:value-type="float" office:value="2.3">
            <text:p>2.3</text:p>
          </table:table-cell>
          <table:table-cell table:number-columns-repeated="1012"/>
        </table:table-row>
        <table:table-row table:style-name="ro1">
          <table:table-cell office:value-type="string">
            <text:p>08-Brown Porter</text:p>
          </table:table-cell>
          <table:table-cell table:style-name="ce623" office:value-type="float" office:value="1.04">
            <text:p>1.040</text:p>
          </table:table-cell>
          <table:table-cell table:style-name="ce623" office:value-type="float" office:value="1.052">
            <text:p>1.052</text:p>
          </table:table-cell>
          <table:table-cell table:style-name="ce623" office:value-type="float" office:value="1.008">
            <text:p>1.008</text:p>
          </table:table-cell>
          <table:table-cell table:style-name="ce623" office:value-type="float" office:value="1.014">
            <text:p>1.014</text:p>
          </table:table-cell>
          <table:table-cell table:style-name="ce624" office:value-type="percentage" office:value="0.04">
            <text:p>4.0%</text:p>
          </table:table-cell>
          <table:table-cell table:style-name="ce624" office:value-type="percentage" office:value="0.054">
            <text:p>5.4%</text:p>
          </table:table-cell>
          <table:table-cell table:style-name="ce287" office:value-type="float" office:value="18">
            <text:p>18</text:p>
          </table:table-cell>
          <table:table-cell table:style-name="ce287" office:value-type="float" office:value="35">
            <text:p>35</text:p>
          </table:table-cell>
          <table:table-cell office:value-type="float" office:value="20">
            <text:p>20</text:p>
          </table:table-cell>
          <table:table-cell office:value-type="float" office:value="30">
            <text:p>30</text:p>
          </table:table-cell>
          <table:table-cell office:value-type="float" office:value="1.7">
            <text:p>1.7</text:p>
          </table:table-cell>
          <table:table-cell table:number-columns-repeated="1012"/>
        </table:table-row>
        <table:table-row table:style-name="ro1">
          <table:table-cell office:value-type="string">
            <text:p>08-California Common Beer</text:p>
          </table:table-cell>
          <table:table-cell table:style-name="ce623" office:value-type="float" office:value="1.048">
            <text:p>1.048</text:p>
          </table:table-cell>
          <table:table-cell table:style-name="ce623" office:value-type="float" office:value="1.054">
            <text:p>1.054</text:p>
          </table:table-cell>
          <table:table-cell table:style-name="ce623" office:value-type="float" office:value="1.011">
            <text:p>1.011</text:p>
          </table:table-cell>
          <table:table-cell table:style-name="ce623" office:value-type="float" office:value="1.014">
            <text:p>1.014</text:p>
          </table:table-cell>
          <table:table-cell table:style-name="ce624" office:value-type="percentage" office:value="0.045">
            <text:p>4.5%</text:p>
          </table:table-cell>
          <table:table-cell table:style-name="ce624" office:value-type="percentage" office:value="0.055">
            <text:p>5.5%</text:p>
          </table:table-cell>
          <table:table-cell table:style-name="ce287" office:value-type="float" office:value="30">
            <text:p>30</text:p>
          </table:table-cell>
          <table:table-cell table:style-name="ce287" office:value-type="float" office:value="45">
            <text:p>45</text:p>
          </table:table-cell>
          <table:table-cell office:value-type="float" office:value="10">
            <text:p>10</text:p>
          </table:table-cell>
          <table:table-cell office:value-type="float" office:value="14">
            <text:p>14</text:p>
          </table:table-cell>
          <table:table-cell office:value-type="float" office:value="2.7">
            <text:p>2.7</text:p>
          </table:table-cell>
          <table:table-cell table:number-columns-repeated="1012"/>
        </table:table-row>
        <table:table-row table:style-name="ro1">
          <table:table-cell office:value-type="string">
            <text:p>08-Classic American Pilsner</text:p>
          </table:table-cell>
          <table:table-cell table:style-name="ce623" office:value-type="float" office:value="1.044">
            <text:p>1.044</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5">
            <text:p>4.5%</text:p>
          </table:table-cell>
          <table:table-cell table:style-name="ce624" office:value-type="percentage" office:value="0.06">
            <text:p>6.0%</text:p>
          </table:table-cell>
          <table:table-cell table:style-name="ce287" office:value-type="float" office:value="25">
            <text:p>25</text:p>
          </table:table-cell>
          <table:table-cell table:style-name="ce287" office:value-type="float" office:value="40">
            <text:p>40</text:p>
          </table:table-cell>
          <table:table-cell office:value-type="float" office:value="3">
            <text:p>3</text:p>
          </table:table-cell>
          <table:table-cell office:value-type="float" office:value="6">
            <text:p>6</text:p>
          </table:table-cell>
          <table:table-cell office:value-type="float" office:value="2.3">
            <text:p>2.3</text:p>
          </table:table-cell>
          <table:table-cell table:number-columns-repeated="1012"/>
        </table:table-row>
        <table:table-row table:style-name="ro1">
          <table:table-cell office:value-type="string">
            <text:p>08-Classic Rauchbier</text:p>
          </table:table-cell>
          <table:table-cell table:style-name="ce623" office:value-type="float" office:value="1.05">
            <text:p>1.050</text:p>
          </table:table-cell>
          <table:table-cell table:style-name="ce623" office:value-type="float" office:value="1.057">
            <text:p>1.057</text:p>
          </table:table-cell>
          <table:table-cell table:style-name="ce623" office:value-type="float" office:value="1.012">
            <text:p>1.012</text:p>
          </table:table-cell>
          <table:table-cell table:style-name="ce623" office:value-type="float" office:value="1.016">
            <text:p>1.016</text:p>
          </table:table-cell>
          <table:table-cell table:style-name="ce624" office:value-type="percentage" office:value="0.048">
            <text:p>4.8%</text:p>
          </table:table-cell>
          <table:table-cell table:style-name="ce624" office:value-type="percentage" office:value="0.06">
            <text:p>6.0%</text:p>
          </table:table-cell>
          <table:table-cell table:style-name="ce287" office:value-type="float" office:value="20">
            <text:p>20</text:p>
          </table:table-cell>
          <table:table-cell table:style-name="ce287" office:value-type="float" office:value="30">
            <text:p>30</text:p>
          </table:table-cell>
          <table:table-cell office:value-type="float" office:value="12">
            <text:p>12</text:p>
          </table:table-cell>
          <table:table-cell office:value-type="float" office:value="22">
            <text:p>22</text:p>
          </table:table-cell>
          <table:table-cell office:value-type="float" office:value="2.3">
            <text:p>2.3</text:p>
          </table:table-cell>
          <table:table-cell table:number-columns-repeated="1012"/>
        </table:table-row>
        <table:table-row table:style-name="ro1">
          <table:table-cell office:value-type="string">
            <text:p>08-Cream Ale</text:p>
          </table:table-cell>
          <table:table-cell table:style-name="ce623" office:value-type="float" office:value="1.042">
            <text:p>1.042</text:p>
          </table:table-cell>
          <table:table-cell table:style-name="ce623" office:value-type="float" office:value="1.055">
            <text:p>1.055</text:p>
          </table:table-cell>
          <table:table-cell table:style-name="ce623" office:value-type="float" office:value="1.006">
            <text:p>1.006</text:p>
          </table:table-cell>
          <table:table-cell table:style-name="ce623" office:value-type="float" office:value="1.012">
            <text:p>1.012</text:p>
          </table:table-cell>
          <table:table-cell table:style-name="ce624" office:value-type="percentage" office:value="0.042">
            <text:p>4.2%</text:p>
          </table:table-cell>
          <table:table-cell table:style-name="ce624" office:value-type="percentage" office:value="0.056">
            <text:p>5.6%</text:p>
          </table:table-cell>
          <table:table-cell table:style-name="ce287" office:value-type="float" office:value="15">
            <text:p>15</text:p>
          </table:table-cell>
          <table:table-cell table:style-name="ce287" office:value-type="float" office:value="20">
            <text:p>20</text:p>
          </table:table-cell>
          <table:table-cell office:value-type="float" office:value="2.5">
            <text:p>2.5</text:p>
          </table:table-cell>
          <table:table-cell office:value-type="float" office:value="5">
            <text:p>5</text:p>
          </table:table-cell>
          <table:table-cell office:value-type="float" office:value="2.5">
            <text:p>2.5</text:p>
          </table:table-cell>
          <table:table-cell table:number-columns-repeated="1012"/>
        </table:table-row>
        <table:table-row table:style-name="ro1">
          <table:table-cell office:value-type="string">
            <text:p>08-Dark American Lager</text:p>
          </table:table-cell>
          <table:table-cell table:style-name="ce623" office:value-type="float" office:value="1.044">
            <text:p>1.044</text:p>
          </table:table-cell>
          <table:table-cell table:style-name="ce623" office:value-type="float" office:value="1.056">
            <text:p>1.056</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42">
            <text:p>4.2%</text:p>
          </table:table-cell>
          <table:table-cell table:style-name="ce624" office:value-type="percentage" office:value="0.06">
            <text:p>6.0%</text:p>
          </table:table-cell>
          <table:table-cell table:style-name="ce287" office:value-type="float" office:value="8">
            <text:p>8</text:p>
          </table:table-cell>
          <table:table-cell table:style-name="ce287" office:value-type="float" office:value="20">
            <text:p>20</text:p>
          </table:table-cell>
          <table:table-cell office:value-type="float" office:value="14">
            <text:p>14</text:p>
          </table:table-cell>
          <table:table-cell office:value-type="float" office:value="22">
            <text:p>22</text:p>
          </table:table-cell>
          <table:table-cell office:value-type="float" office:value="2.7">
            <text:p>2.7</text:p>
          </table:table-cell>
          <table:table-cell table:number-columns-repeated="1012"/>
        </table:table-row>
        <table:table-row table:style-name="ro1">
          <table:table-cell office:value-type="string">
            <text:p>08-Doppelbock</text:p>
          </table:table-cell>
          <table:table-cell table:style-name="ce623" office:value-type="float" office:value="1.072">
            <text:p>1.072</text:p>
          </table:table-cell>
          <table:table-cell table:style-name="ce623" office:value-type="float" office:value="1.112">
            <text:p>1.112</text:p>
          </table:table-cell>
          <table:table-cell table:style-name="ce623" office:value-type="float" office:value="1.016">
            <text:p>1.016</text:p>
          </table:table-cell>
          <table:table-cell table:style-name="ce623" office:value-type="float" office:value="1.024">
            <text:p>1.024</text:p>
          </table:table-cell>
          <table:table-cell table:style-name="ce624" office:value-type="percentage" office:value="0.07">
            <text:p>7.0%</text:p>
          </table:table-cell>
          <table:table-cell table:style-name="ce624" office:value-type="percentage" office:value="0.1">
            <text:p>10.0%</text:p>
          </table:table-cell>
          <table:table-cell table:style-name="ce287" office:value-type="float" office:value="16">
            <text:p>16</text:p>
          </table:table-cell>
          <table:table-cell table:style-name="ce287" office:value-type="float" office:value="26">
            <text:p>26</text:p>
          </table:table-cell>
          <table:table-cell office:value-type="float" office:value="6">
            <text:p>6</text:p>
          </table:table-cell>
          <table:table-cell office:value-type="float" office:value="25">
            <text:p>25</text:p>
          </table:table-cell>
          <table:table-cell office:value-type="float" office:value="2.5">
            <text:p>2.5</text:p>
          </table:table-cell>
          <table:table-cell table:number-columns-repeated="1012"/>
        </table:table-row>
        <table:table-row table:style-name="ro1">
          <table:table-cell office:value-type="string">
            <text:p>08-Dortmunder Export</text:p>
          </table:table-cell>
          <table:table-cell table:style-name="ce623" office:value-type="float" office:value="1.048">
            <text:p>1.048</text:p>
          </table:table-cell>
          <table:table-cell table:style-name="ce623" office:value-type="float" office:value="1.056">
            <text:p>1.056</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8">
            <text:p>4.8%</text:p>
          </table:table-cell>
          <table:table-cell table:style-name="ce624" office:value-type="percentage" office:value="0.06">
            <text:p>6.0%</text:p>
          </table:table-cell>
          <table:table-cell table:style-name="ce287" office:value-type="float" office:value="23">
            <text:p>23</text:p>
          </table:table-cell>
          <table:table-cell table:style-name="ce287" office:value-type="float" office:value="30">
            <text:p>30</text:p>
          </table:table-cell>
          <table:table-cell office:value-type="float" office:value="4">
            <text:p>4</text:p>
          </table:table-cell>
          <table:table-cell office:value-type="float" office:value="6">
            <text:p>6</text:p>
          </table:table-cell>
          <table:table-cell office:value-type="float" office:value="2.3">
            <text:p>2.3</text:p>
          </table:table-cell>
          <table:table-cell table:number-columns-repeated="1012"/>
        </table:table-row>
        <table:table-row table:style-name="ro1">
          <table:table-cell office:value-type="string">
            <text:p>08-Dry Stout</text:p>
          </table:table-cell>
          <table:table-cell table:style-name="ce623" office:value-type="float" office:value="1.036">
            <text:p>1.036</text:p>
          </table:table-cell>
          <table:table-cell table:style-name="ce623" office:value-type="float" office:value="1.05">
            <text:p>1.050</text:p>
          </table:table-cell>
          <table:table-cell table:style-name="ce623" office:value-type="float" office:value="1.007">
            <text:p>1.007</text:p>
          </table:table-cell>
          <table:table-cell table:style-name="ce623" office:value-type="float" office:value="1.011">
            <text:p>1.011</text:p>
          </table:table-cell>
          <table:table-cell table:style-name="ce624" office:value-type="percentage" office:value="0.04">
            <text:p>4.0%</text:p>
          </table:table-cell>
          <table:table-cell table:style-name="ce624" office:value-type="percentage" office:value="0.05">
            <text:p>5.0%</text:p>
          </table:table-cell>
          <table:table-cell table:style-name="ce287" office:value-type="float" office:value="30">
            <text:p>30</text:p>
          </table:table-cell>
          <table:table-cell table:style-name="ce287" office:value-type="float" office:value="45">
            <text:p>45</text:p>
          </table:table-cell>
          <table:table-cell office:value-type="float" office:value="25">
            <text:p>25</text:p>
          </table:table-cell>
          <table:table-cell office:value-type="float" office:value="40">
            <text:p>40</text:p>
          </table:table-cell>
          <table:table-cell office:value-type="float" office:value="1.5">
            <text:p>1.5</text:p>
          </table:table-cell>
          <table:table-cell table:number-columns-repeated="1012"/>
        </table:table-row>
        <table:table-row table:style-name="ro1">
          <table:table-cell office:value-type="string">
            <text:p>08-Düsseldorf Altbier</text:p>
          </table:table-cell>
          <table:table-cell table:style-name="ce623" office:value-type="float" office:value="1.046">
            <text:p>1.046</text:p>
          </table:table-cell>
          <table:table-cell table:style-name="ce623" office:value-type="float" office:value="1.054">
            <text:p>1.054</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5">
            <text:p>4.5%</text:p>
          </table:table-cell>
          <table:table-cell table:style-name="ce624" office:value-type="percentage" office:value="0.052">
            <text:p>5.2%</text:p>
          </table:table-cell>
          <table:table-cell table:style-name="ce287" office:value-type="float" office:value="35">
            <text:p>35</text:p>
          </table:table-cell>
          <table:table-cell table:style-name="ce287" office:value-type="float" office:value="50">
            <text:p>50</text:p>
          </table:table-cell>
          <table:table-cell office:value-type="float" office:value="11">
            <text:p>11</text:p>
          </table:table-cell>
          <table:table-cell office:value-type="float" office:value="17">
            <text:p>17</text:p>
          </table:table-cell>
          <table:table-cell office:value-type="float" office:value="2">
            <text:p>2</text:p>
          </table:table-cell>
          <table:table-cell table:number-columns-repeated="1012"/>
        </table:table-row>
        <table:table-row table:style-name="ro1">
          <table:table-cell office:value-type="string">
            <text:p>08-Dunkelweizen</text:p>
          </table:table-cell>
          <table:table-cell table:style-name="ce623" office:value-type="float" office:value="1.044">
            <text:p>1.044</text:p>
          </table:table-cell>
          <table:table-cell table:style-name="ce623" office:value-type="float" office:value="1.056">
            <text:p>1.056</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3">
            <text:p>4.3%</text:p>
          </table:table-cell>
          <table:table-cell table:style-name="ce624" office:value-type="percentage" office:value="0.056">
            <text:p>5.6%</text:p>
          </table:table-cell>
          <table:table-cell table:style-name="ce287" office:value-type="float" office:value="10">
            <text:p>10</text:p>
          </table:table-cell>
          <table:table-cell table:style-name="ce287" office:value-type="float" office:value="18">
            <text:p>18</text:p>
          </table:table-cell>
          <table:table-cell office:value-type="float" office:value="14">
            <text:p>14</text:p>
          </table:table-cell>
          <table:table-cell office:value-type="float" office:value="23">
            <text:p>23</text:p>
          </table:table-cell>
          <table:table-cell office:value-type="float" office:value="3">
            <text:p>3</text:p>
          </table:table-cell>
          <table:table-cell table:number-columns-repeated="1012"/>
        </table:table-row>
        <table:table-row table:style-name="ro1">
          <table:table-cell office:value-type="string">
            <text:p>08-English Barleywine</text:p>
          </table:table-cell>
          <table:table-cell table:style-name="ce623" office:value-type="float" office:value="1.08">
            <text:p>1.080</text:p>
          </table:table-cell>
          <table:table-cell table:style-name="ce623" office:value-type="float" office:value="1.12">
            <text:p>1.120</text:p>
          </table:table-cell>
          <table:table-cell table:style-name="ce623" office:value-type="float" office:value="1.018">
            <text:p>1.018</text:p>
          </table:table-cell>
          <table:table-cell table:style-name="ce623" office:value-type="float" office:value="1.03">
            <text:p>1.030</text:p>
          </table:table-cell>
          <table:table-cell table:style-name="ce624" office:value-type="percentage" office:value="0.08">
            <text:p>8.0%</text:p>
          </table:table-cell>
          <table:table-cell table:style-name="ce624" office:value-type="percentage" office:value="0.12">
            <text:p>12.0%</text:p>
          </table:table-cell>
          <table:table-cell table:style-name="ce287" office:value-type="float" office:value="35">
            <text:p>35</text:p>
          </table:table-cell>
          <table:table-cell table:style-name="ce287" office:value-type="float" office:value="70">
            <text:p>70</text:p>
          </table:table-cell>
          <table:table-cell office:value-type="float" office:value="8">
            <text:p>8</text:p>
          </table:table-cell>
          <table:table-cell office:value-type="float" office:value="22">
            <text:p>22</text:p>
          </table:table-cell>
          <table:table-cell office:value-type="float" office:value="1.7">
            <text:p>1.7</text:p>
          </table:table-cell>
          <table:table-cell table:number-columns-repeated="1012"/>
        </table:table-row>
        <table:table-row table:style-name="ro1">
          <table:table-cell office:value-type="string">
            <text:p>08-English IPA</text:p>
          </table:table-cell>
          <table:table-cell table:style-name="ce623" office:value-type="float" office:value="1.05">
            <text:p>1.050</text:p>
          </table:table-cell>
          <table:table-cell table:style-name="ce623" office:value-type="float" office:value="1.075">
            <text:p>1.07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5">
            <text:p>5.0%</text:p>
          </table:table-cell>
          <table:table-cell table:style-name="ce624" office:value-type="percentage" office:value="0.075">
            <text:p>7.5%</text:p>
          </table:table-cell>
          <table:table-cell table:style-name="ce287" office:value-type="float" office:value="40">
            <text:p>40</text:p>
          </table:table-cell>
          <table:table-cell table:style-name="ce287" office:value-type="float" office:value="60">
            <text:p>60</text:p>
          </table:table-cell>
          <table:table-cell office:value-type="float" office:value="8">
            <text:p>8</text:p>
          </table:table-cell>
          <table:table-cell office:value-type="float" office:value="14">
            <text:p>14</text:p>
          </table:table-cell>
          <table:table-cell office:value-type="float" office:value="2.3">
            <text:p>2.3</text:p>
          </table:table-cell>
          <table:table-cell table:number-columns-repeated="1012"/>
        </table:table-row>
        <table:table-row table:style-name="ro1">
          <table:table-cell office:value-type="string">
            <text:p>08-Extra Special/Strong Bitter (English Pale Ale)</text:p>
          </table:table-cell>
          <table:table-cell table:style-name="ce623" office:value-type="float" office:value="1.048">
            <text:p>1.048</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6">
            <text:p>4.6%</text:p>
          </table:table-cell>
          <table:table-cell table:style-name="ce624" office:value-type="percentage" office:value="0.062">
            <text:p>6.2%</text:p>
          </table:table-cell>
          <table:table-cell table:style-name="ce287" office:value-type="float" office:value="30">
            <text:p>30</text:p>
          </table:table-cell>
          <table:table-cell table:style-name="ce287" office:value-type="float" office:value="50">
            <text:p>50</text:p>
          </table:table-cell>
          <table:table-cell office:value-type="float" office:value="6">
            <text:p>6</text:p>
          </table:table-cell>
          <table:table-cell office:value-type="float" office:value="18">
            <text:p>18</text:p>
          </table:table-cell>
          <table:table-cell office:value-type="float" office:value="1.7">
            <text:p>1.7</text:p>
          </table:table-cell>
          <table:table-cell table:number-columns-repeated="1012"/>
        </table:table-row>
        <table:table-row table:style-name="ro1">
          <table:table-cell office:value-type="string">
            <text:p>08-Flanders Brown Ale/Oud Bruin</text:p>
          </table:table-cell>
          <table:table-cell table:style-name="ce623" office:value-type="float" office:value="1.04">
            <text:p>1.040</text:p>
          </table:table-cell>
          <table:table-cell table:style-name="ce623" office:value-type="float" office:value="1.074">
            <text:p>1.074</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4">
            <text:p>4.0%</text:p>
          </table:table-cell>
          <table:table-cell table:style-name="ce624" office:value-type="percentage" office:value="0.08">
            <text:p>8.0%</text:p>
          </table:table-cell>
          <table:table-cell table:style-name="ce287" office:value-type="float" office:value="20">
            <text:p>20</text:p>
          </table:table-cell>
          <table:table-cell table:style-name="ce287" office:value-type="float" office:value="25">
            <text:p>25</text:p>
          </table:table-cell>
          <table:table-cell office:value-type="float" office:value="15">
            <text:p>15</text:p>
          </table:table-cell>
          <table:table-cell office:value-type="float" office:value="22">
            <text:p>22</text:p>
          </table:table-cell>
          <table:table-cell office:value-type="float" office:value="2.3">
            <text:p>2.3</text:p>
          </table:table-cell>
          <table:table-cell table:number-columns-repeated="1012"/>
        </table:table-row>
        <table:table-row table:style-name="ro1">
          <table:table-cell office:value-type="string">
            <text:p>08-Flanders Red Ale</text:p>
          </table:table-cell>
          <table:table-cell table:style-name="ce623" office:value-type="float" office:value="1.048">
            <text:p>1.048</text:p>
          </table:table-cell>
          <table:table-cell table:style-name="ce623" office:value-type="float" office:value="1.057">
            <text:p>1.057</text:p>
          </table:table-cell>
          <table:table-cell table:style-name="ce623" office:value-type="float" office:value="1.002">
            <text:p>1.002</text:p>
          </table:table-cell>
          <table:table-cell table:style-name="ce623" office:value-type="float" office:value="1.012">
            <text:p>1.012</text:p>
          </table:table-cell>
          <table:table-cell table:style-name="ce624" office:value-type="percentage" office:value="0.046">
            <text:p>4.6%</text:p>
          </table:table-cell>
          <table:table-cell table:style-name="ce624" office:value-type="percentage" office:value="0.065">
            <text:p>6.5%</text:p>
          </table:table-cell>
          <table:table-cell table:style-name="ce287" office:value-type="float" office:value="10">
            <text:p>10</text:p>
          </table:table-cell>
          <table:table-cell table:style-name="ce287" office:value-type="float" office:value="25">
            <text:p>25</text:p>
          </table:table-cell>
          <table:table-cell office:value-type="float" office:value="10">
            <text:p>10</text:p>
          </table:table-cell>
          <table:table-cell office:value-type="float" office:value="16">
            <text:p>16</text:p>
          </table:table-cell>
          <table:table-cell office:value-type="float" office:value="2.3">
            <text:p>2.3</text:p>
          </table:table-cell>
          <table:table-cell table:number-columns-repeated="1012"/>
        </table:table-row>
        <table:table-row table:style-name="ro1">
          <table:table-cell office:value-type="string">
            <text:p>08-Foreign Extra Stout</text:p>
          </table:table-cell>
          <table:table-cell table:style-name="ce623" office:value-type="float" office:value="1.056">
            <text:p>1.056</text:p>
          </table:table-cell>
          <table:table-cell table:style-name="ce623" office:value-type="float" office:value="1.075">
            <text:p>1.07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55">
            <text:p>5.5%</text:p>
          </table:table-cell>
          <table:table-cell table:style-name="ce624" office:value-type="percentage" office:value="0.08">
            <text:p>8.0%</text:p>
          </table:table-cell>
          <table:table-cell table:style-name="ce287" office:value-type="float" office:value="30">
            <text:p>30</text:p>
          </table:table-cell>
          <table:table-cell table:style-name="ce287" office:value-type="float" office:value="70">
            <text:p>70</text:p>
          </table:table-cell>
          <table:table-cell office:value-type="float" office:value="30">
            <text:p>30</text:p>
          </table:table-cell>
          <table:table-cell office:value-type="float" office:value="40">
            <text:p>40</text:p>
          </table:table-cell>
          <table:table-cell office:value-type="float" office:value="2.3">
            <text:p>2.3</text:p>
          </table:table-cell>
          <table:table-cell table:number-columns-repeated="1012"/>
        </table:table-row>
        <table:table-row table:style-name="ro1">
          <table:table-cell office:value-type="string">
            <text:p>08-Fruit Lambic </text:p>
          </table:table-cell>
          <table:table-cell table:style-name="ce623" office:value-type="float" office:value="1.04">
            <text:p>1.040</text:p>
          </table:table-cell>
          <table:table-cell table:style-name="ce623" office:value-type="float" office:value="1.06">
            <text:p>1.060</text:p>
          </table:table-cell>
          <table:table-cell table:style-name="ce623" office:value-type="float" office:value="1">
            <text:p>1.000</text:p>
          </table:table-cell>
          <table:table-cell table:style-name="ce623" office:value-type="float" office:value="1.01">
            <text:p>1.010</text:p>
          </table:table-cell>
          <table:table-cell table:style-name="ce624" office:value-type="percentage" office:value="0.05">
            <text:p>5.0%</text:p>
          </table:table-cell>
          <table:table-cell table:style-name="ce624" office:value-type="percentage" office:value="0.07">
            <text:p>7.0%</text:p>
          </table:table-cell>
          <table:table-cell table:style-name="ce287" office:value-type="float" office:value="0">
            <text:p>0</text:p>
          </table:table-cell>
          <table:table-cell table:style-name="ce287" office:value-type="float" office:value="10">
            <text:p>10</text:p>
          </table:table-cell>
          <table:table-cell office:value-type="float" office:value="3">
            <text:p>3</text:p>
          </table:table-cell>
          <table:table-cell office:value-type="float" office:value="7">
            <text:p>7</text:p>
          </table:table-cell>
          <table:table-cell office:value-type="float" office:value="4">
            <text:p>4</text:p>
          </table:table-cell>
          <table:table-cell table:number-columns-repeated="1012"/>
        </table:table-row>
        <table:table-row table:style-name="ro1">
          <table:table-cell office:value-type="string">
            <text:p>08-German Pilsner (Pils)</text:p>
          </table:table-cell>
          <table:table-cell table:style-name="ce623" office:value-type="float" office:value="1.044">
            <text:p>1.044</text:p>
          </table:table-cell>
          <table:table-cell table:style-name="ce623" office:value-type="float" office:value="1.05">
            <text:p>1.050</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44">
            <text:p>4.4%</text:p>
          </table:table-cell>
          <table:table-cell table:style-name="ce624" office:value-type="percentage" office:value="0.052">
            <text:p>5.2%</text:p>
          </table:table-cell>
          <table:table-cell table:style-name="ce287" office:value-type="float" office:value="25">
            <text:p>25</text:p>
          </table:table-cell>
          <table:table-cell table:style-name="ce287" office:value-type="float" office:value="45">
            <text:p>45</text:p>
          </table:table-cell>
          <table:table-cell office:value-type="float" office:value="2">
            <text:p>2</text:p>
          </table:table-cell>
          <table:table-cell office:value-type="float" office:value="5">
            <text:p>5</text:p>
          </table:table-cell>
          <table:table-cell office:value-type="float" office:value="2.3">
            <text:p>2.3</text:p>
          </table:table-cell>
          <table:table-cell table:number-columns-repeated="1012"/>
        </table:table-row>
        <table:table-row table:style-name="ro1">
          <table:table-cell office:value-type="string">
            <text:p>08-Gueuze</text:p>
          </table:table-cell>
          <table:table-cell table:style-name="ce623" office:value-type="float" office:value="1.04">
            <text:p>1.040</text:p>
          </table:table-cell>
          <table:table-cell table:style-name="ce623" office:value-type="float" office:value="1.06">
            <text:p>1.060</text:p>
          </table:table-cell>
          <table:table-cell table:style-name="ce623" office:value-type="float" office:value="1">
            <text:p>1.000</text:p>
          </table:table-cell>
          <table:table-cell table:style-name="ce623" office:value-type="float" office:value="1.006">
            <text:p>1.006</text:p>
          </table:table-cell>
          <table:table-cell table:style-name="ce624" office:value-type="percentage" office:value="0.05">
            <text:p>5.0%</text:p>
          </table:table-cell>
          <table:table-cell table:style-name="ce624" office:value-type="percentage" office:value="0.08">
            <text:p>8.0%</text:p>
          </table:table-cell>
          <table:table-cell table:style-name="ce287" office:value-type="float" office:value="0">
            <text:p>0</text:p>
          </table:table-cell>
          <table:table-cell table:style-name="ce287" office:value-type="float" office:value="10">
            <text:p>10</text:p>
          </table:table-cell>
          <table:table-cell office:value-type="float" office:value="3">
            <text:p>3</text:p>
          </table:table-cell>
          <table:table-cell office:value-type="float" office:value="7">
            <text:p>7</text:p>
          </table:table-cell>
          <table:table-cell office:value-type="float" office:value="4">
            <text:p>4</text:p>
          </table:table-cell>
          <table:table-cell table:number-columns-repeated="1012"/>
        </table:table-row>
        <table:table-row table:style-name="ro1">
          <table:table-cell office:value-type="string">
            <text:p>08-Imperial IPA</text:p>
          </table:table-cell>
          <table:table-cell table:style-name="ce623" office:value-type="float" office:value="1.07">
            <text:p>1.070</text:p>
          </table:table-cell>
          <table:table-cell table:style-name="ce623" office:value-type="float" office:value="1.09">
            <text:p>1.090</text:p>
          </table:table-cell>
          <table:table-cell table:style-name="ce623" office:value-type="float" office:value="1.01">
            <text:p>1.010</text:p>
          </table:table-cell>
          <table:table-cell table:style-name="ce623" office:value-type="float" office:value="1.02">
            <text:p>1.020</text:p>
          </table:table-cell>
          <table:table-cell table:style-name="ce624" office:value-type="percentage" office:value="0.075">
            <text:p>7.5%</text:p>
          </table:table-cell>
          <table:table-cell table:style-name="ce624" office:value-type="percentage" office:value="0.1">
            <text:p>10.0%</text:p>
          </table:table-cell>
          <table:table-cell table:style-name="ce287" office:value-type="float" office:value="60">
            <text:p>60</text:p>
          </table:table-cell>
          <table:table-cell table:style-name="ce287" office:value-type="float" office:value="120">
            <text:p>120</text:p>
          </table:table-cell>
          <table:table-cell office:value-type="float" office:value="8">
            <text:p>8</text:p>
          </table:table-cell>
          <table:table-cell office:value-type="float" office:value="15">
            <text:p>15</text:p>
          </table:table-cell>
          <table:table-cell office:value-type="float" office:value="2.3">
            <text:p>2.3</text:p>
          </table:table-cell>
          <table:table-cell table:number-columns-repeated="1012"/>
        </table:table-row>
        <table:table-row table:style-name="ro1">
          <table:table-cell office:value-type="string">
            <text:p>08-Irish Red Ale</text:p>
          </table:table-cell>
          <table:table-cell table:style-name="ce623" office:value-type="float" office:value="1.044">
            <text:p>1.044</text:p>
          </table:table-cell>
          <table:table-cell table:style-name="ce623" office:value-type="float" office:value="1.06">
            <text:p>1.060</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
            <text:p>4.0%</text:p>
          </table:table-cell>
          <table:table-cell table:style-name="ce624" office:value-type="percentage" office:value="0.06">
            <text:p>6.0%</text:p>
          </table:table-cell>
          <table:table-cell table:style-name="ce287" office:value-type="float" office:value="17">
            <text:p>17</text:p>
          </table:table-cell>
          <table:table-cell table:style-name="ce287" office:value-type="float" office:value="28">
            <text:p>28</text:p>
          </table:table-cell>
          <table:table-cell office:value-type="float" office:value="9">
            <text:p>9</text:p>
          </table:table-cell>
          <table:table-cell office:value-type="float" office:value="18">
            <text:p>18</text:p>
          </table:table-cell>
          <table:table-cell office:value-type="float" office:value="2.3">
            <text:p>2.3</text:p>
          </table:table-cell>
          <table:table-cell table:number-columns-repeated="1012"/>
        </table:table-row>
        <table:table-row table:style-name="ro1">
          <table:table-cell office:value-type="string">
            <text:p>08-Kölsch</text:p>
          </table:table-cell>
          <table:table-cell table:style-name="ce623" office:value-type="float" office:value="1.044">
            <text:p>1.044</text:p>
          </table:table-cell>
          <table:table-cell table:style-name="ce623" office:value-type="float" office:value="1.05">
            <text:p>1.050</text:p>
          </table:table-cell>
          <table:table-cell table:style-name="ce623" office:value-type="float" office:value="1.007">
            <text:p>1.007</text:p>
          </table:table-cell>
          <table:table-cell table:style-name="ce623" office:value-type="float" office:value="1.011">
            <text:p>1.011</text:p>
          </table:table-cell>
          <table:table-cell table:style-name="ce624" office:value-type="percentage" office:value="0.044">
            <text:p>4.4%</text:p>
          </table:table-cell>
          <table:table-cell table:style-name="ce624" office:value-type="percentage" office:value="0.052">
            <text:p>5.2%</text:p>
          </table:table-cell>
          <table:table-cell table:style-name="ce287" office:value-type="float" office:value="20">
            <text:p>20</text:p>
          </table:table-cell>
          <table:table-cell table:style-name="ce287" office:value-type="float" office:value="30">
            <text:p>30</text:p>
          </table:table-cell>
          <table:table-cell office:value-type="float" office:value="3.5">
            <text:p>3.5</text:p>
          </table:table-cell>
          <table:table-cell office:value-type="float" office:value="5">
            <text:p>5</text:p>
          </table:table-cell>
          <table:table-cell office:value-type="float" office:value="2.5">
            <text:p>2.5</text:p>
          </table:table-cell>
          <table:table-cell table:number-columns-repeated="1012"/>
        </table:table-row>
        <table:table-row table:style-name="ro1">
          <table:table-cell office:value-type="string">
            <text:p>08-Lite American Lager</text:p>
          </table:table-cell>
          <table:table-cell table:style-name="ce623" office:value-type="float" office:value="1.028">
            <text:p>1.028</text:p>
          </table:table-cell>
          <table:table-cell table:style-name="ce623" office:value-type="float" office:value="1.04">
            <text:p>1.040</text:p>
          </table:table-cell>
          <table:table-cell table:style-name="ce623" office:value-type="float" office:value="0.998">
            <text:p>0.998</text:p>
          </table:table-cell>
          <table:table-cell office:value-type="float" office:value="1.008">
            <text:p>1.008</text:p>
          </table:table-cell>
          <table:table-cell table:style-name="ce624" office:value-type="percentage" office:value="0.028">
            <text:p>2.8%</text:p>
          </table:table-cell>
          <table:table-cell table:style-name="ce624" office:value-type="percentage" office:value="0.042">
            <text:p>4.2%</text:p>
          </table:table-cell>
          <table:table-cell table:style-name="ce287" office:value-type="float" office:value="8">
            <text:p>8</text:p>
          </table:table-cell>
          <table:table-cell table:style-name="ce287" office:value-type="float" office:value="12">
            <text:p>12</text:p>
          </table:table-cell>
          <table:table-cell office:value-type="float" office:value="2">
            <text:p>2</text:p>
          </table:table-cell>
          <table:table-cell office:value-type="float" office:value="3">
            <text:p>3</text:p>
          </table:table-cell>
          <table:table-cell office:value-type="float" office:value="2.7">
            <text:p>2.7</text:p>
          </table:table-cell>
          <table:table-cell table:number-columns-repeated="1012"/>
        </table:table-row>
        <table:table-row table:style-name="ro1">
          <table:table-cell office:value-type="string">
            <text:p>08-Maibock/Helles Bock</text:p>
          </table:table-cell>
          <table:table-cell table:style-name="ce623" office:value-type="float" office:value="1.064">
            <text:p>1.064</text:p>
          </table:table-cell>
          <table:table-cell table:style-name="ce623" office:value-type="float" office:value="1.072">
            <text:p>1.072</text:p>
          </table:table-cell>
          <table:table-cell table:style-name="ce623" office:value-type="float" office:value="1.011">
            <text:p>1.011</text:p>
          </table:table-cell>
          <table:table-cell table:style-name="ce623" office:value-type="float" office:value="1.018">
            <text:p>1.018</text:p>
          </table:table-cell>
          <table:table-cell table:style-name="ce624" office:value-type="percentage" office:value="0.063">
            <text:p>6.3%</text:p>
          </table:table-cell>
          <table:table-cell table:style-name="ce624" office:value-type="percentage" office:value="0.074">
            <text:p>7.4%</text:p>
          </table:table-cell>
          <table:table-cell table:style-name="ce287" office:value-type="float" office:value="23">
            <text:p>23</text:p>
          </table:table-cell>
          <table:table-cell table:style-name="ce287" office:value-type="float" office:value="35">
            <text:p>35</text:p>
          </table:table-cell>
          <table:table-cell office:value-type="float" office:value="6">
            <text:p>6</text:p>
          </table:table-cell>
          <table:table-cell office:value-type="float" office:value="11">
            <text:p>11</text:p>
          </table:table-cell>
          <table:table-cell office:value-type="float" office:value="2.5">
            <text:p>2.5</text:p>
          </table:table-cell>
          <table:table-cell table:number-columns-repeated="1012"/>
        </table:table-row>
        <table:table-row table:style-name="ro1">
          <table:table-cell office:value-type="string">
            <text:p>08-Mild</text:p>
          </table:table-cell>
          <table:table-cell table:style-name="ce623" office:value-type="float" office:value="1.03">
            <text:p>1.030</text:p>
          </table:table-cell>
          <table:table-cell table:style-name="ce623" office:value-type="float" office:value="1.038">
            <text:p>1.038</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28">
            <text:p>2.8%</text:p>
          </table:table-cell>
          <table:table-cell table:style-name="ce624" office:value-type="percentage" office:value="0.045">
            <text:p>4.5%</text:p>
          </table:table-cell>
          <table:table-cell table:style-name="ce287" office:value-type="float" office:value="10">
            <text:p>10</text:p>
          </table:table-cell>
          <table:table-cell table:style-name="ce287" office:value-type="float" office:value="25">
            <text:p>25</text:p>
          </table:table-cell>
          <table:table-cell office:value-type="float" office:value="12">
            <text:p>12</text:p>
          </table:table-cell>
          <table:table-cell office:value-type="float" office:value="25">
            <text:p>25</text:p>
          </table:table-cell>
          <table:table-cell office:value-type="float" office:value="1.5">
            <text:p>1.5</text:p>
          </table:table-cell>
          <table:table-cell table:number-columns-repeated="1012"/>
        </table:table-row>
        <table:table-row table:style-name="ro1">
          <table:table-cell office:value-type="string">
            <text:p>08-Munich Dunkel</text:p>
          </table:table-cell>
          <table:table-cell table:style-name="ce623" office:value-type="float" office:value="1.048">
            <text:p>1.048</text:p>
          </table:table-cell>
          <table:table-cell table:style-name="ce623" office:value-type="float" office:value="1.056">
            <text:p>1.056</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5">
            <text:p>4.5%</text:p>
          </table:table-cell>
          <table:table-cell table:style-name="ce624" office:value-type="percentage" office:value="0.056">
            <text:p>5.6%</text:p>
          </table:table-cell>
          <table:table-cell table:style-name="ce287" office:value-type="float" office:value="18">
            <text:p>18</text:p>
          </table:table-cell>
          <table:table-cell table:style-name="ce287" office:value-type="float" office:value="28">
            <text:p>28</text:p>
          </table:table-cell>
          <table:table-cell office:value-type="float" office:value="14">
            <text:p>14</text:p>
          </table:table-cell>
          <table:table-cell office:value-type="float" office:value="28">
            <text:p>28</text:p>
          </table:table-cell>
          <table:table-cell office:value-type="float" office:value="2.3">
            <text:p>2.3</text:p>
          </table:table-cell>
          <table:table-cell table:number-columns-repeated="1012"/>
        </table:table-row>
        <table:table-row table:style-name="ro1">
          <table:table-cell office:value-type="string">
            <text:p>08-Munich Helles</text:p>
          </table:table-cell>
          <table:table-cell table:style-name="ce623" office:value-type="float" office:value="1.045">
            <text:p>1.045</text:p>
          </table:table-cell>
          <table:table-cell table:style-name="ce623" office:value-type="float" office:value="1.051">
            <text:p>1.051</text:p>
          </table:table-cell>
          <table:table-cell table:style-name="ce623" office:value-type="float" office:value="1.008">
            <text:p>1.008</text:p>
          </table:table-cell>
          <table:table-cell office:value-type="float" office:value="1.012">
            <text:p>1.012</text:p>
          </table:table-cell>
          <table:table-cell table:style-name="ce624" office:value-type="percentage" office:value="0.047">
            <text:p>4.7%</text:p>
          </table:table-cell>
          <table:table-cell table:style-name="ce624" office:value-type="percentage" office:value="0.054">
            <text:p>5.4%</text:p>
          </table:table-cell>
          <table:table-cell table:style-name="ce287" office:value-type="float" office:value="16">
            <text:p>16</text:p>
          </table:table-cell>
          <table:table-cell table:style-name="ce287" office:value-type="float" office:value="22">
            <text:p>22</text:p>
          </table:table-cell>
          <table:table-cell office:value-type="float" office:value="3">
            <text:p>3</text:p>
          </table:table-cell>
          <table:table-cell office:value-type="float" office:value="5">
            <text:p>5</text:p>
          </table:table-cell>
          <table:table-cell office:value-type="float" office:value="2.3">
            <text:p>2.3</text:p>
          </table:table-cell>
          <table:table-cell table:number-columns-repeated="1012"/>
        </table:table-row>
        <table:table-row table:style-name="ro1">
          <table:table-cell office:value-type="string">
            <text:p>08-Northern English Brown</text:p>
          </table:table-cell>
          <table:table-cell table:style-name="ce623" office:value-type="float" office:value="1.04">
            <text:p>1.040</text:p>
          </table:table-cell>
          <table:table-cell table:style-name="ce623" office:value-type="float" office:value="1.052">
            <text:p>1.052</text:p>
          </table:table-cell>
          <table:table-cell table:style-name="ce623" office:value-type="float" office:value="1.008">
            <text:p>1.008</text:p>
          </table:table-cell>
          <table:table-cell table:style-name="ce623" office:value-type="float" office:value="1.013">
            <text:p>1.013</text:p>
          </table:table-cell>
          <table:table-cell table:style-name="ce624" office:value-type="percentage" office:value="0.042">
            <text:p>4.2%</text:p>
          </table:table-cell>
          <table:table-cell table:style-name="ce624" office:value-type="percentage" office:value="0.054">
            <text:p>5.4%</text:p>
          </table:table-cell>
          <table:table-cell table:style-name="ce287" office:value-type="float" office:value="20">
            <text:p>20</text:p>
          </table:table-cell>
          <table:table-cell table:style-name="ce287" office:value-type="float" office:value="30">
            <text:p>30</text:p>
          </table:table-cell>
          <table:table-cell office:value-type="float" office:value="12">
            <text:p>12</text:p>
          </table:table-cell>
          <table:table-cell office:value-type="float" office:value="22">
            <text:p>22</text:p>
          </table:table-cell>
          <table:table-cell office:value-type="float" office:value="1.5">
            <text:p>1.5</text:p>
          </table:table-cell>
          <table:table-cell table:number-columns-repeated="1012"/>
        </table:table-row>
        <table:table-row table:style-name="ro1">
          <table:table-cell office:value-type="string">
            <text:p>08-Northern German Altbier</text:p>
          </table:table-cell>
          <table:table-cell table:style-name="ce623" office:value-type="float" office:value="1.046">
            <text:p>1.046</text:p>
          </table:table-cell>
          <table:table-cell table:style-name="ce623" office:value-type="float" office:value="1.054">
            <text:p>1.054</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45">
            <text:p>4.5%</text:p>
          </table:table-cell>
          <table:table-cell table:style-name="ce624" office:value-type="percentage" office:value="0.052">
            <text:p>5.2%</text:p>
          </table:table-cell>
          <table:table-cell table:style-name="ce287" office:value-type="float" office:value="25">
            <text:p>25</text:p>
          </table:table-cell>
          <table:table-cell table:style-name="ce287" office:value-type="float" office:value="40">
            <text:p>40</text:p>
          </table:table-cell>
          <table:table-cell office:value-type="float" office:value="13">
            <text:p>13</text:p>
          </table:table-cell>
          <table:table-cell office:value-type="float" office:value="19">
            <text:p>19</text:p>
          </table:table-cell>
          <table:table-cell office:value-type="float" office:value="2.3">
            <text:p>2.3</text:p>
          </table:table-cell>
          <table:table-cell table:number-columns-repeated="1012"/>
        </table:table-row>
        <table:table-row table:style-name="ro1">
          <table:table-cell office:value-type="string">
            <text:p>08-Oatmeal Stout</text:p>
          </table:table-cell>
          <table:table-cell table:style-name="ce623" office:value-type="float" office:value="1.048">
            <text:p>1.048</text:p>
          </table:table-cell>
          <table:table-cell table:style-name="ce623" office:value-type="float" office:value="1.065">
            <text:p>1.065</text:p>
          </table:table-cell>
          <table:table-cell table:style-name="ce623" office:value-type="float" office:value="1.01">
            <text:p>1.010</text:p>
          </table:table-cell>
          <table:table-cell table:style-name="ce623" office:value-type="float" office:value="1.018">
            <text:p>1.018</text:p>
          </table:table-cell>
          <table:table-cell table:style-name="ce624" office:value-type="percentage" office:value="0.042">
            <text:p>4.2%</text:p>
          </table:table-cell>
          <table:table-cell table:style-name="ce624" office:value-type="percentage" office:value="0.059">
            <text:p>5.9%</text:p>
          </table:table-cell>
          <table:table-cell table:style-name="ce287" office:value-type="float" office:value="25">
            <text:p>25</text:p>
          </table:table-cell>
          <table:table-cell table:style-name="ce287" office:value-type="float" office:value="40">
            <text:p>40</text:p>
          </table:table-cell>
          <table:table-cell office:value-type="float" office:value="22">
            <text:p>22</text:p>
          </table:table-cell>
          <table:table-cell office:value-type="float" office:value="40">
            <text:p>40</text:p>
          </table:table-cell>
          <table:table-cell office:value-type="float" office:value="2.3">
            <text:p>2.3</text:p>
          </table:table-cell>
          <table:table-cell table:number-columns-repeated="1012"/>
        </table:table-row>
        <table:table-row table:style-name="ro1">
          <table:table-cell office:value-type="string">
            <text:p>08-Oktoberfest</text:p>
          </table:table-cell>
          <table:table-cell table:style-name="ce623" office:value-type="float" office:value="1.05">
            <text:p>1.050</text:p>
          </table:table-cell>
          <table:table-cell table:style-name="ce623" office:value-type="float" office:value="1.057">
            <text:p>1.057</text:p>
          </table:table-cell>
          <table:table-cell table:style-name="ce623" office:value-type="float" office:value="1.012">
            <text:p>1.012</text:p>
          </table:table-cell>
          <table:table-cell table:style-name="ce623" office:value-type="float" office:value="1.016">
            <text:p>1.016</text:p>
          </table:table-cell>
          <table:table-cell table:style-name="ce624" office:value-type="percentage" office:value="0.048">
            <text:p>4.8%</text:p>
          </table:table-cell>
          <table:table-cell table:style-name="ce624" office:value-type="percentage" office:value="0.057">
            <text:p>5.7%</text:p>
          </table:table-cell>
          <table:table-cell table:style-name="ce287" office:value-type="float" office:value="20">
            <text:p>20</text:p>
          </table:table-cell>
          <table:table-cell table:style-name="ce287" office:value-type="float" office:value="28">
            <text:p>28</text:p>
          </table:table-cell>
          <table:table-cell office:value-type="float" office:value="7">
            <text:p>7</text:p>
          </table:table-cell>
          <table:table-cell office:value-type="float" office:value="14">
            <text:p>14</text:p>
          </table:table-cell>
          <table:table-cell office:value-type="float" office:value="2.3">
            <text:p>2.3</text:p>
          </table:table-cell>
          <table:table-cell table:number-columns-repeated="1012"/>
        </table:table-row>
        <table:table-row table:style-name="ro1">
          <table:table-cell office:value-type="string">
            <text:p>08-Old Ale</text:p>
          </table:table-cell>
          <table:table-cell table:style-name="ce623" office:value-type="float" office:value="1.06">
            <text:p>1.060</text:p>
          </table:table-cell>
          <table:table-cell table:style-name="ce623" office:value-type="float" office:value="1.09">
            <text:p>1.090</text:p>
          </table:table-cell>
          <table:table-cell table:style-name="ce623" office:value-type="float" office:value="1.015">
            <text:p>1.015</text:p>
          </table:table-cell>
          <table:table-cell table:style-name="ce623" office:value-type="float" office:value="1.022">
            <text:p>1.022</text:p>
          </table:table-cell>
          <table:table-cell table:style-name="ce624" office:value-type="percentage" office:value="0.06">
            <text:p>6.0%</text:p>
          </table:table-cell>
          <table:table-cell table:style-name="ce624" office:value-type="percentage" office:value="0.09">
            <text:p>9.0%</text:p>
          </table:table-cell>
          <table:table-cell table:style-name="ce287" office:value-type="float" office:value="30">
            <text:p>30</text:p>
          </table:table-cell>
          <table:table-cell table:style-name="ce287" office:value-type="float" office:value="60">
            <text:p>60</text:p>
          </table:table-cell>
          <table:table-cell office:value-type="float" office:value="10">
            <text:p>10</text:p>
          </table:table-cell>
          <table:table-cell office:value-type="float" office:value="22">
            <text:p>22</text:p>
          </table:table-cell>
          <table:table-cell office:value-type="float" office:value="2">
            <text:p>2</text:p>
          </table:table-cell>
          <table:table-cell table:number-columns-repeated="1012"/>
        </table:table-row>
        <table:table-row table:style-name="ro1">
          <table:table-cell office:value-type="string">
            <text:p>08-Premium American Lager</text:p>
          </table:table-cell>
          <table:table-cell table:style-name="ce623" office:value-type="float" office:value="1.046">
            <text:p>1.046</text:p>
          </table:table-cell>
          <table:table-cell table:style-name="ce623" office:value-type="float" office:value="1.056">
            <text:p>1.056</text:p>
          </table:table-cell>
          <table:table-cell table:style-name="ce623" office:value-type="float" office:value="1.008">
            <text:p>1.008</text:p>
          </table:table-cell>
          <table:table-cell office:value-type="float" office:value="1.012">
            <text:p>1.012</text:p>
          </table:table-cell>
          <table:table-cell table:style-name="ce624" office:value-type="percentage" office:value="0.046">
            <text:p>4.6%</text:p>
          </table:table-cell>
          <table:table-cell table:style-name="ce624" office:value-type="percentage" office:value="0.06">
            <text:p>6.0%</text:p>
          </table:table-cell>
          <table:table-cell table:style-name="ce287" office:value-type="float" office:value="15">
            <text:p>15</text:p>
          </table:table-cell>
          <table:table-cell table:style-name="ce287" office:value-type="float" office:value="25">
            <text:p>25</text:p>
          </table:table-cell>
          <table:table-cell office:value-type="float" office:value="2">
            <text:p>2</text:p>
          </table:table-cell>
          <table:table-cell office:value-type="float" office:value="6">
            <text:p>6</text:p>
          </table:table-cell>
          <table:table-cell office:value-type="float" office:value="2.7">
            <text:p>2.7</text:p>
          </table:table-cell>
          <table:table-cell table:number-columns-repeated="1012"/>
        </table:table-row>
        <table:table-row table:style-name="ro1">
          <table:table-cell office:value-type="string">
            <text:p>08-Robust Porter</text:p>
          </table:table-cell>
          <table:table-cell table:style-name="ce623" office:value-type="float" office:value="1.048">
            <text:p>1.048</text:p>
          </table:table-cell>
          <table:table-cell table:style-name="ce623" office:value-type="float" office:value="1.056">
            <text:p>1.056</text:p>
          </table:table-cell>
          <table:table-cell table:style-name="ce623" office:value-type="float" office:value="1.012">
            <text:p>1.012</text:p>
          </table:table-cell>
          <table:table-cell table:style-name="ce623" office:value-type="float" office:value="1.016">
            <text:p>1.016</text:p>
          </table:table-cell>
          <table:table-cell table:style-name="ce624" office:value-type="percentage" office:value="0.048">
            <text:p>4.8%</text:p>
          </table:table-cell>
          <table:table-cell table:style-name="ce624" office:value-type="percentage" office:value="0.065">
            <text:p>6.5%</text:p>
          </table:table-cell>
          <table:table-cell table:style-name="ce287" office:value-type="float" office:value="25">
            <text:p>25</text:p>
          </table:table-cell>
          <table:table-cell table:style-name="ce287" office:value-type="float" office:value="50">
            <text:p>50</text:p>
          </table:table-cell>
          <table:table-cell office:value-type="float" office:value="22">
            <text:p>22</text:p>
          </table:table-cell>
          <table:table-cell office:value-type="float" office:value="35">
            <text:p>35</text:p>
          </table:table-cell>
          <table:table-cell office:value-type="float" office:value="2.3">
            <text:p>2.3</text:p>
          </table:table-cell>
          <table:table-cell table:number-columns-repeated="1012"/>
        </table:table-row>
        <table:table-row table:style-name="ro1">
          <table:table-cell office:value-type="string">
            <text:p>08-Roggenbier (German Rye Beer)</text:p>
          </table:table-cell>
          <table:table-cell table:style-name="ce623" office:value-type="float" office:value="1.046">
            <text:p>1.046</text:p>
          </table:table-cell>
          <table:table-cell table:style-name="ce623" office:value-type="float" office:value="1.056">
            <text:p>1.056</text:p>
          </table:table-cell>
          <table:table-cell table:style-name="ce623" office:value-type="float" office:value="1.01">
            <text:p>1.010</text:p>
          </table:table-cell>
          <table:table-cell office:value-type="float" office:value="1.014">
            <text:p>1.014</text:p>
          </table:table-cell>
          <table:table-cell table:style-name="ce624" office:value-type="percentage" office:value="0.045">
            <text:p>4.5%</text:p>
          </table:table-cell>
          <table:table-cell table:style-name="ce624" office:value-type="percentage" office:value="0.06">
            <text:p>6.0%</text:p>
          </table:table-cell>
          <table:table-cell table:style-name="ce287" office:value-type="float" office:value="10">
            <text:p>10</text:p>
          </table:table-cell>
          <table:table-cell table:style-name="ce287" office:value-type="float" office:value="20">
            <text:p>20</text:p>
          </table:table-cell>
          <table:table-cell office:value-type="float" office:value="14">
            <text:p>14</text:p>
          </table:table-cell>
          <table:table-cell office:value-type="float" office:value="19">
            <text:p>19</text:p>
          </table:table-cell>
          <table:table-cell office:value-type="float" office:value="3">
            <text:p>3</text:p>
          </table:table-cell>
          <table:table-cell table:number-columns-repeated="1012"/>
        </table:table-row>
        <table:table-row table:style-name="ro1">
          <table:table-cell office:value-type="string">
            <text:p>08-Russian Imperial Stout</text:p>
          </table:table-cell>
          <table:table-cell table:style-name="ce623" office:value-type="float" office:value="1.075">
            <text:p>1.075</text:p>
          </table:table-cell>
          <table:table-cell table:style-name="ce623" office:value-type="float" office:value="1.115">
            <text:p>1.115</text:p>
          </table:table-cell>
          <table:table-cell table:style-name="ce623" office:value-type="float" office:value="1.018">
            <text:p>1.018</text:p>
          </table:table-cell>
          <table:table-cell table:style-name="ce623" office:value-type="float" office:value="1.03">
            <text:p>1.030</text:p>
          </table:table-cell>
          <table:table-cell table:style-name="ce624" office:value-type="percentage" office:value="0.08">
            <text:p>8.0%</text:p>
          </table:table-cell>
          <table:table-cell table:style-name="ce624" office:value-type="percentage" office:value="0.12">
            <text:p>12.0%</text:p>
          </table:table-cell>
          <table:table-cell table:style-name="ce287" office:value-type="float" office:value="50">
            <text:p>50</text:p>
          </table:table-cell>
          <table:table-cell table:style-name="ce287" office:value-type="float" office:value="90">
            <text:p>90</text:p>
          </table:table-cell>
          <table:table-cell office:value-type="float" office:value="30">
            <text:p>30</text:p>
          </table:table-cell>
          <table:table-cell office:value-type="float" office:value="40">
            <text:p>40</text:p>
          </table:table-cell>
          <table:table-cell office:value-type="float" office:value="2.3">
            <text:p>2.3</text:p>
          </table:table-cell>
          <table:table-cell table:number-columns-repeated="1012"/>
        </table:table-row>
        <table:table-row table:style-name="ro1">
          <table:table-cell office:value-type="string">
            <text:p>08-Saison</text:p>
          </table:table-cell>
          <table:table-cell table:style-name="ce623" office:value-type="float" office:value="1.048">
            <text:p>1.048</text:p>
          </table:table-cell>
          <table:table-cell table:style-name="ce623" office:value-type="float" office:value="1.065">
            <text:p>1.065</text:p>
          </table:table-cell>
          <table:table-cell table:style-name="ce623" office:value-type="float" office:value="1.002">
            <text:p>1.002</text:p>
          </table:table-cell>
          <table:table-cell table:style-name="ce623" office:value-type="float" office:value="1.012">
            <text:p>1.012</text:p>
          </table:table-cell>
          <table:table-cell table:style-name="ce624" office:value-type="percentage" office:value="0.05">
            <text:p>5.0%</text:p>
          </table:table-cell>
          <table:table-cell table:style-name="ce624" office:value-type="percentage" office:value="0.07">
            <text:p>7.0%</text:p>
          </table:table-cell>
          <table:table-cell table:style-name="ce287" office:value-type="float" office:value="20">
            <text:p>20</text:p>
          </table:table-cell>
          <table:table-cell table:style-name="ce287" office:value-type="float" office:value="35">
            <text:p>35</text:p>
          </table:table-cell>
          <table:table-cell office:value-type="float" office:value="5">
            <text:p>5</text:p>
          </table:table-cell>
          <table:table-cell office:value-type="float" office:value="14">
            <text:p>14</text:p>
          </table:table-cell>
          <table:table-cell office:value-type="float" office:value="3.5">
            <text:p>3.5</text:p>
          </table:table-cell>
          <table:table-cell table:number-columns-repeated="1012"/>
        </table:table-row>
        <table:table-row table:style-name="ro1">
          <table:table-cell office:value-type="string">
            <text:p>08-Schwarzbier (Black Beer)</text:p>
          </table:table-cell>
          <table:table-cell table:style-name="ce623" office:value-type="float" office:value="1.046">
            <text:p>1.046</text:p>
          </table:table-cell>
          <table:table-cell table:style-name="ce623" office:value-type="float" office:value="1.052">
            <text:p>1.052</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44">
            <text:p>4.4%</text:p>
          </table:table-cell>
          <table:table-cell table:style-name="ce624" office:value-type="percentage" office:value="0.054">
            <text:p>5.4%</text:p>
          </table:table-cell>
          <table:table-cell table:style-name="ce287" office:value-type="float" office:value="22">
            <text:p>22</text:p>
          </table:table-cell>
          <table:table-cell table:style-name="ce287" office:value-type="float" office:value="32">
            <text:p>32</text:p>
          </table:table-cell>
          <table:table-cell office:value-type="float" office:value="17">
            <text:p>17</text:p>
          </table:table-cell>
          <table:table-cell office:value-type="float" office:value="30">
            <text:p>30</text:p>
          </table:table-cell>
          <table:table-cell office:value-type="float" office:value="2.3">
            <text:p>2.3</text:p>
          </table:table-cell>
          <table:table-cell table:number-columns-repeated="1012"/>
        </table:table-row>
        <table:table-row table:style-name="ro1">
          <table:table-cell office:value-type="string">
            <text:p>08-Scottish Export 80/-</text:p>
          </table:table-cell>
          <table:table-cell table:style-name="ce623" office:value-type="float" office:value="1.04">
            <text:p>1.040</text:p>
          </table:table-cell>
          <table:table-cell table:style-name="ce623" office:value-type="float" office:value="1.054">
            <text:p>1.054</text:p>
          </table:table-cell>
          <table:table-cell table:style-name="ce623" office:value-type="float" office:value="1.01">
            <text:p>1.010</text:p>
          </table:table-cell>
          <table:table-cell table:style-name="ce623" office:value-type="float" office:value="1.016">
            <text:p>1.016</text:p>
          </table:table-cell>
          <table:table-cell table:style-name="ce624" office:value-type="percentage" office:value="0.039">
            <text:p>3.9%</text:p>
          </table:table-cell>
          <table:table-cell table:style-name="ce624" office:value-type="percentage" office:value="0.05">
            <text:p>5.0%</text:p>
          </table:table-cell>
          <table:table-cell table:style-name="ce287" office:value-type="float" office:value="15">
            <text:p>15</text:p>
          </table:table-cell>
          <table:table-cell table:style-name="ce287" office:value-type="float" office:value="30">
            <text:p>30</text:p>
          </table:table-cell>
          <table:table-cell office:value-type="float" office:value="9">
            <text:p>9</text:p>
          </table:table-cell>
          <table:table-cell office:value-type="float" office:value="17">
            <text:p>17</text:p>
          </table:table-cell>
          <table:table-cell office:value-type="float" office:value="1.7">
            <text:p>1.7</text:p>
          </table:table-cell>
          <table:table-cell table:number-columns-repeated="1012"/>
        </table:table-row>
        <table:table-row table:style-name="ro1">
          <table:table-cell office:value-type="string">
            <text:p>08-Scottish Heavy 70/-</text:p>
          </table:table-cell>
          <table:table-cell table:style-name="ce623" office:value-type="float" office:value="1.035">
            <text:p>1.035</text:p>
          </table:table-cell>
          <table:table-cell table:style-name="ce623" office:value-type="float" office:value="1.04">
            <text:p>1.040</text:p>
          </table:table-cell>
          <table:table-cell table:style-name="ce623" office:value-type="float" office:value="1.01">
            <text:p>1.010</text:p>
          </table:table-cell>
          <table:table-cell table:style-name="ce623" office:value-type="float" office:value="1.015">
            <text:p>1.015</text:p>
          </table:table-cell>
          <table:table-cell table:style-name="ce624" office:value-type="percentage" office:value="0.032">
            <text:p>3.2%</text:p>
          </table:table-cell>
          <table:table-cell table:style-name="ce624" office:value-type="percentage" office:value="0.039">
            <text:p>3.9%</text:p>
          </table:table-cell>
          <table:table-cell table:style-name="ce287" office:value-type="float" office:value="10">
            <text:p>10</text:p>
          </table:table-cell>
          <table:table-cell table:style-name="ce287" office:value-type="float" office:value="25">
            <text:p>25</text:p>
          </table:table-cell>
          <table:table-cell office:value-type="float" office:value="9">
            <text:p>9</text:p>
          </table:table-cell>
          <table:table-cell office:value-type="float" office:value="17">
            <text:p>17</text:p>
          </table:table-cell>
          <table:table-cell office:value-type="float" office:value="1.7">
            <text:p>1.7</text:p>
          </table:table-cell>
          <table:table-cell table:number-columns-repeated="1012"/>
        </table:table-row>
        <table:table-row table:style-name="ro1">
          <table:table-cell office:value-type="string">
            <text:p>08-Scottish Light 60/-</text:p>
          </table:table-cell>
          <table:table-cell table:style-name="ce623" office:value-type="float" office:value="1.03">
            <text:p>1.030</text:p>
          </table:table-cell>
          <table:table-cell table:style-name="ce623" office:value-type="float" office:value="1.035">
            <text:p>1.035</text:p>
          </table:table-cell>
          <table:table-cell table:style-name="ce623" office:value-type="float" office:value="1.01">
            <text:p>1.010</text:p>
          </table:table-cell>
          <table:table-cell table:style-name="ce623" office:value-type="float" office:value="1.013">
            <text:p>1.013</text:p>
          </table:table-cell>
          <table:table-cell table:style-name="ce624" office:value-type="percentage" office:value="0.025">
            <text:p>2.5%</text:p>
          </table:table-cell>
          <table:table-cell table:style-name="ce624" office:value-type="percentage" office:value="0.032">
            <text:p>3.2%</text:p>
          </table:table-cell>
          <table:table-cell table:style-name="ce287" office:value-type="float" office:value="10">
            <text:p>10</text:p>
          </table:table-cell>
          <table:table-cell table:style-name="ce287" office:value-type="float" office:value="20">
            <text:p>20</text:p>
          </table:table-cell>
          <table:table-cell office:value-type="float" office:value="9">
            <text:p>9</text:p>
          </table:table-cell>
          <table:table-cell office:value-type="float" office:value="17">
            <text:p>17</text:p>
          </table:table-cell>
          <table:table-cell office:value-type="float" office:value="1.7">
            <text:p>1.7</text:p>
          </table:table-cell>
          <table:table-cell table:number-columns-repeated="1012"/>
        </table:table-row>
        <table:table-row table:style-name="ro1">
          <table:table-cell office:value-type="string">
            <text:p>08-Southern English Brown</text:p>
          </table:table-cell>
          <table:table-cell table:style-name="ce623" office:value-type="float" office:value="1.033">
            <text:p>1.033</text:p>
          </table:table-cell>
          <table:table-cell table:style-name="ce623" office:value-type="float" office:value="1.042">
            <text:p>1.042</text:p>
          </table:table-cell>
          <table:table-cell table:style-name="ce623" office:value-type="float" office:value="1.011">
            <text:p>1.011</text:p>
          </table:table-cell>
          <table:table-cell table:style-name="ce623" office:value-type="float" office:value="1.014">
            <text:p>1.014</text:p>
          </table:table-cell>
          <table:table-cell table:style-name="ce624" office:value-type="percentage" office:value="0.028">
            <text:p>2.8%</text:p>
          </table:table-cell>
          <table:table-cell table:style-name="ce624" office:value-type="percentage" office:value="0.041">
            <text:p>4.1%</text:p>
          </table:table-cell>
          <table:table-cell table:style-name="ce287" office:value-type="float" office:value="12">
            <text:p>12</text:p>
          </table:table-cell>
          <table:table-cell table:style-name="ce287" office:value-type="float" office:value="20">
            <text:p>20</text:p>
          </table:table-cell>
          <table:table-cell office:value-type="float" office:value="19">
            <text:p>19</text:p>
          </table:table-cell>
          <table:table-cell office:value-type="float" office:value="35">
            <text:p>35</text:p>
          </table:table-cell>
          <table:table-cell office:value-type="float" office:value="1.5">
            <text:p>1.5</text:p>
          </table:table-cell>
          <table:table-cell table:number-columns-repeated="1012"/>
        </table:table-row>
        <table:table-row table:style-name="ro1">
          <table:table-cell office:value-type="string">
            <text:p>08-Special/Best/Premium Bitter</text:p>
          </table:table-cell>
          <table:table-cell table:style-name="ce623" office:value-type="float" office:value="1.04">
            <text:p>1.040</text:p>
          </table:table-cell>
          <table:table-cell table:style-name="ce623" office:value-type="float" office:value="1.048">
            <text:p>1.048</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38">
            <text:p>3.8%</text:p>
          </table:table-cell>
          <table:table-cell table:style-name="ce624" office:value-type="percentage" office:value="0.046">
            <text:p>4.6%</text:p>
          </table:table-cell>
          <table:table-cell table:style-name="ce287" office:value-type="float" office:value="25">
            <text:p>25</text:p>
          </table:table-cell>
          <table:table-cell table:style-name="ce287" office:value-type="float" office:value="40">
            <text:p>40</text:p>
          </table:table-cell>
          <table:table-cell office:value-type="float" office:value="5">
            <text:p>5</text:p>
          </table:table-cell>
          <table:table-cell office:value-type="float" office:value="16">
            <text:p>16</text:p>
          </table:table-cell>
          <table:table-cell office:value-type="float" office:value="1.7">
            <text:p>1.7</text:p>
          </table:table-cell>
          <table:table-cell table:number-columns-repeated="1012"/>
        </table:table-row>
        <table:table-row table:style-name="ro1">
          <table:table-cell office:value-type="string">
            <text:p>08-Standard American Lager</text:p>
          </table:table-cell>
          <table:table-cell table:style-name="ce623" office:value-type="float" office:value="1.04">
            <text:p>1.040</text:p>
          </table:table-cell>
          <table:table-cell table:style-name="ce623" office:value-type="float" office:value="1.05">
            <text:p>1.050</text:p>
          </table:table-cell>
          <table:table-cell table:style-name="ce623" office:value-type="float" office:value="1.004">
            <text:p>1.004</text:p>
          </table:table-cell>
          <table:table-cell office:value-type="float" office:value="1.01">
            <text:p>1.01</text:p>
          </table:table-cell>
          <table:table-cell table:style-name="ce624" office:value-type="percentage" office:value="0.042">
            <text:p>4.2%</text:p>
          </table:table-cell>
          <table:table-cell table:style-name="ce624" office:value-type="percentage" office:value="0.053">
            <text:p>5.3%</text:p>
          </table:table-cell>
          <table:table-cell table:style-name="ce287" office:value-type="float" office:value="8">
            <text:p>8</text:p>
          </table:table-cell>
          <table:table-cell table:style-name="ce287" office:value-type="float" office:value="15">
            <text:p>15</text:p>
          </table:table-cell>
          <table:table-cell office:value-type="float" office:value="2">
            <text:p>2</text:p>
          </table:table-cell>
          <table:table-cell office:value-type="float" office:value="4">
            <text:p>4</text:p>
          </table:table-cell>
          <table:table-cell office:value-type="float" office:value="2.7">
            <text:p>2.7</text:p>
          </table:table-cell>
          <table:table-cell table:number-columns-repeated="1012"/>
        </table:table-row>
        <table:table-row table:style-name="ro1">
          <table:table-cell office:value-type="string">
            <text:p>08-Standard/Ordinary Bitter</text:p>
          </table:table-cell>
          <table:table-cell table:style-name="ce623" office:value-type="float" office:value="1.032">
            <text:p>1.032</text:p>
          </table:table-cell>
          <table:table-cell table:style-name="ce623" office:value-type="float" office:value="1.04">
            <text:p>1.040</text:p>
          </table:table-cell>
          <table:table-cell table:style-name="ce623" office:value-type="float" office:value="1.007">
            <text:p>1.007</text:p>
          </table:table-cell>
          <table:table-cell table:style-name="ce623" office:value-type="float" office:value="1.011">
            <text:p>1.011</text:p>
          </table:table-cell>
          <table:table-cell table:style-name="ce624" office:value-type="percentage" office:value="0.032">
            <text:p>3.2%</text:p>
          </table:table-cell>
          <table:table-cell table:style-name="ce624" office:value-type="percentage" office:value="0.038">
            <text:p>3.8%</text:p>
          </table:table-cell>
          <table:table-cell table:style-name="ce287" office:value-type="float" office:value="25">
            <text:p>25</text:p>
          </table:table-cell>
          <table:table-cell table:style-name="ce287" office:value-type="float" office:value="35">
            <text:p>35</text:p>
          </table:table-cell>
          <table:table-cell office:value-type="float" office:value="4">
            <text:p>4</text:p>
          </table:table-cell>
          <table:table-cell office:value-type="float" office:value="14">
            <text:p>14</text:p>
          </table:table-cell>
          <table:table-cell office:value-type="float" office:value="1.5">
            <text:p>1.5</text:p>
          </table:table-cell>
          <table:table-cell table:number-columns-repeated="1012"/>
        </table:table-row>
        <table:table-row table:style-name="ro1">
          <table:table-cell office:value-type="string">
            <text:p>08-Straight (Unblended) Lambic</text:p>
          </table:table-cell>
          <table:table-cell table:style-name="ce623" office:value-type="float" office:value="1.04">
            <text:p>1.040</text:p>
          </table:table-cell>
          <table:table-cell table:style-name="ce623" office:value-type="float" office:value="1.054">
            <text:p>1.054</text:p>
          </table:table-cell>
          <table:table-cell table:style-name="ce623" office:value-type="float" office:value="1.001">
            <text:p>1.001</text:p>
          </table:table-cell>
          <table:table-cell table:style-name="ce623" office:value-type="float" office:value="1.01">
            <text:p>1.010</text:p>
          </table:table-cell>
          <table:table-cell table:style-name="ce624" office:value-type="percentage" office:value="0.05">
            <text:p>5.0%</text:p>
          </table:table-cell>
          <table:table-cell table:style-name="ce624" office:value-type="percentage" office:value="0.065">
            <text:p>6.5%</text:p>
          </table:table-cell>
          <table:table-cell table:style-name="ce287" office:value-type="float" office:value="0">
            <text:p>0</text:p>
          </table:table-cell>
          <table:table-cell table:style-name="ce287" office:value-type="float" office:value="10">
            <text:p>10</text:p>
          </table:table-cell>
          <table:table-cell office:value-type="float" office:value="3">
            <text:p>3</text:p>
          </table:table-cell>
          <table:table-cell office:value-type="float" office:value="7">
            <text:p>7</text:p>
          </table:table-cell>
          <table:table-cell office:value-type="float" office:value="1.5">
            <text:p>1.5</text:p>
          </table:table-cell>
          <table:table-cell table:number-columns-repeated="1012"/>
        </table:table-row>
        <table:table-row table:style-name="ro1">
          <table:table-cell office:value-type="string">
            <text:p>08-Strong Scotch Ale</text:p>
          </table:table-cell>
          <table:table-cell table:style-name="ce623" office:value-type="float" office:value="1.07">
            <text:p>1.070</text:p>
          </table:table-cell>
          <table:table-cell table:style-name="ce623" office:value-type="float" office:value="1.13">
            <text:p>1.130</text:p>
          </table:table-cell>
          <table:table-cell table:style-name="ce623" office:value-type="float" office:value="1.018">
            <text:p>1.018</text:p>
          </table:table-cell>
          <table:table-cell table:style-name="ce623" office:value-type="float" office:value="1.056">
            <text:p>1.056</text:p>
          </table:table-cell>
          <table:table-cell table:style-name="ce624" office:value-type="percentage" office:value="0.065">
            <text:p>6.5%</text:p>
          </table:table-cell>
          <table:table-cell table:style-name="ce624" office:value-type="percentage" office:value="0.1">
            <text:p>10.0%</text:p>
          </table:table-cell>
          <table:table-cell table:style-name="ce287" office:value-type="float" office:value="17">
            <text:p>17</text:p>
          </table:table-cell>
          <table:table-cell table:style-name="ce287" office:value-type="float" office:value="35">
            <text:p>35</text:p>
          </table:table-cell>
          <table:table-cell office:value-type="float" office:value="14">
            <text:p>14</text:p>
          </table:table-cell>
          <table:table-cell office:value-type="float" office:value="25">
            <text:p>25</text:p>
          </table:table-cell>
          <table:table-cell office:value-type="float" office:value="2.3">
            <text:p>2.3</text:p>
          </table:table-cell>
          <table:table-cell table:number-columns-repeated="1012"/>
        </table:table-row>
        <table:table-row table:style-name="ro1">
          <table:table-cell office:value-type="string">
            <text:p>08-Sweet Stout</text:p>
          </table:table-cell>
          <table:table-cell table:style-name="ce623" office:value-type="float" office:value="1.044">
            <text:p>1.044</text:p>
          </table:table-cell>
          <table:table-cell table:style-name="ce623" office:value-type="float" office:value="1.06">
            <text:p>1.060</text:p>
          </table:table-cell>
          <table:table-cell table:style-name="ce623" office:value-type="float" office:value="1.012">
            <text:p>1.012</text:p>
          </table:table-cell>
          <table:table-cell table:style-name="ce623" office:value-type="float" office:value="1.024">
            <text:p>1.024</text:p>
          </table:table-cell>
          <table:table-cell table:style-name="ce624" office:value-type="percentage" office:value="0.04">
            <text:p>4.0%</text:p>
          </table:table-cell>
          <table:table-cell table:style-name="ce624" office:value-type="percentage" office:value="0.06">
            <text:p>6.0%</text:p>
          </table:table-cell>
          <table:table-cell table:style-name="ce287" office:value-type="float" office:value="20">
            <text:p>20</text:p>
          </table:table-cell>
          <table:table-cell table:style-name="ce287" office:value-type="float" office:value="40">
            <text:p>40</text:p>
          </table:table-cell>
          <table:table-cell office:value-type="float" office:value="30">
            <text:p>30</text:p>
          </table:table-cell>
          <table:table-cell office:value-type="float" office:value="40">
            <text:p>40</text:p>
          </table:table-cell>
          <table:table-cell office:value-type="float" office:value="1.8">
            <text:p>1.8</text:p>
          </table:table-cell>
          <table:table-cell table:number-columns-repeated="1012"/>
        </table:table-row>
        <table:table-row table:style-name="ro1">
          <table:table-cell office:value-type="string">
            <text:p>08-Traditional Bock</text:p>
          </table:table-cell>
          <table:table-cell table:style-name="ce623" office:value-type="float" office:value="1.064">
            <text:p>1.064</text:p>
          </table:table-cell>
          <table:table-cell table:style-name="ce623" office:value-type="float" office:value="1.072">
            <text:p>1.072</text:p>
          </table:table-cell>
          <table:table-cell table:style-name="ce623" office:value-type="float" office:value="1.013">
            <text:p>1.013</text:p>
          </table:table-cell>
          <table:table-cell table:style-name="ce623" office:value-type="float" office:value="1.019">
            <text:p>1.019</text:p>
          </table:table-cell>
          <table:table-cell table:style-name="ce624" office:value-type="percentage" office:value="0.063">
            <text:p>6.3%</text:p>
          </table:table-cell>
          <table:table-cell table:style-name="ce624" office:value-type="percentage" office:value="0.072">
            <text:p>7.2%</text:p>
          </table:table-cell>
          <table:table-cell table:style-name="ce287" office:value-type="float" office:value="20">
            <text:p>20</text:p>
          </table:table-cell>
          <table:table-cell table:style-name="ce287" office:value-type="float" office:value="27">
            <text:p>27</text:p>
          </table:table-cell>
          <table:table-cell office:value-type="float" office:value="14">
            <text:p>14</text:p>
          </table:table-cell>
          <table:table-cell office:value-type="float" office:value="22">
            <text:p>22</text:p>
          </table:table-cell>
          <table:table-cell office:value-type="float" office:value="2.5">
            <text:p>2.5</text:p>
          </table:table-cell>
          <table:table-cell table:number-columns-repeated="1012"/>
        </table:table-row>
        <table:table-row table:style-name="ro1">
          <table:table-cell office:value-type="string">
            <text:p>08-Vienna Lager</text:p>
          </table:table-cell>
          <table:table-cell table:style-name="ce623" office:value-type="float" office:value="1.046">
            <text:p>1.046</text:p>
          </table:table-cell>
          <table:table-cell table:style-name="ce623" office:value-type="float" office:value="1.052">
            <text:p>1.052</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5">
            <text:p>4.5%</text:p>
          </table:table-cell>
          <table:table-cell table:style-name="ce624" office:value-type="percentage" office:value="0.055">
            <text:p>5.5%</text:p>
          </table:table-cell>
          <table:table-cell table:style-name="ce287" office:value-type="float" office:value="18">
            <text:p>18</text:p>
          </table:table-cell>
          <table:table-cell table:style-name="ce287" office:value-type="float" office:value="30">
            <text:p>30</text:p>
          </table:table-cell>
          <table:table-cell office:value-type="float" office:value="10">
            <text:p>10</text:p>
          </table:table-cell>
          <table:table-cell office:value-type="float" office:value="16">
            <text:p>16</text:p>
          </table:table-cell>
          <table:table-cell office:value-type="float" office:value="2.3">
            <text:p>2.3</text:p>
          </table:table-cell>
          <table:table-cell table:number-columns-repeated="1012"/>
        </table:table-row>
        <table:table-row table:style-name="ro1">
          <table:table-cell office:value-type="string">
            <text:p>08-Weizen/Weissbier</text:p>
          </table:table-cell>
          <table:table-cell table:style-name="ce623" office:value-type="float" office:value="1.044">
            <text:p>1.044</text:p>
          </table:table-cell>
          <table:table-cell table:style-name="ce623" office:value-type="float" office:value="1.052">
            <text:p>1.052</text:p>
          </table:table-cell>
          <table:table-cell table:style-name="ce623" office:value-type="float" office:value="1.01">
            <text:p>1.010</text:p>
          </table:table-cell>
          <table:table-cell table:style-name="ce623" office:value-type="float" office:value="1.014">
            <text:p>1.014</text:p>
          </table:table-cell>
          <table:table-cell table:style-name="ce624" office:value-type="percentage" office:value="0.043">
            <text:p>4.3%</text:p>
          </table:table-cell>
          <table:table-cell table:style-name="ce624" office:value-type="percentage" office:value="0.056">
            <text:p>5.6%</text:p>
          </table:table-cell>
          <table:table-cell table:style-name="ce287" office:value-type="float" office:value="8">
            <text:p>8</text:p>
          </table:table-cell>
          <table:table-cell table:style-name="ce287" office:value-type="float" office:value="15">
            <text:p>15</text:p>
          </table:table-cell>
          <table:table-cell office:value-type="float" office:value="2">
            <text:p>2</text:p>
          </table:table-cell>
          <table:table-cell office:value-type="float" office:value="8">
            <text:p>8</text:p>
          </table:table-cell>
          <table:table-cell office:value-type="float" office:value="3">
            <text:p>3</text:p>
          </table:table-cell>
          <table:table-cell table:number-columns-repeated="1012"/>
        </table:table-row>
        <table:table-row table:style-name="ro1">
          <table:table-cell office:value-type="string">
            <text:p>08-Weizenbock</text:p>
          </table:table-cell>
          <table:table-cell table:style-name="ce623" office:value-type="float" office:value="1.064">
            <text:p>1.064</text:p>
          </table:table-cell>
          <table:table-cell table:style-name="ce623" office:value-type="float" office:value="1.09">
            <text:p>1.090</text:p>
          </table:table-cell>
          <table:table-cell table:style-name="ce623" office:value-type="float" office:value="1.015">
            <text:p>1.015</text:p>
          </table:table-cell>
          <table:table-cell table:style-name="ce623" office:value-type="float" office:value="1.022">
            <text:p>1.022</text:p>
          </table:table-cell>
          <table:table-cell table:style-name="ce624" office:value-type="percentage" office:value="0.065">
            <text:p>6.5%</text:p>
          </table:table-cell>
          <table:table-cell table:style-name="ce624" office:value-type="percentage" office:value="0.08">
            <text:p>8.0%</text:p>
          </table:table-cell>
          <table:table-cell table:style-name="ce287" office:value-type="float" office:value="15">
            <text:p>15</text:p>
          </table:table-cell>
          <table:table-cell table:style-name="ce287" office:value-type="float" office:value="30">
            <text:p>30</text:p>
          </table:table-cell>
          <table:table-cell office:value-type="float" office:value="12">
            <text:p>12</text:p>
          </table:table-cell>
          <table:table-cell office:value-type="float" office:value="25">
            <text:p>25</text:p>
          </table:table-cell>
          <table:table-cell office:value-type="float" office:value="3">
            <text:p>3</text:p>
          </table:table-cell>
          <table:table-cell table:number-columns-repeated="1012"/>
        </table:table-row>
        <table:table-row table:style-name="ro1">
          <table:table-cell office:value-type="string">
            <text:p>08-Witbier</text:p>
          </table:table-cell>
          <table:table-cell table:style-name="ce623" office:value-type="float" office:value="1.044">
            <text:p>1.044</text:p>
          </table:table-cell>
          <table:table-cell table:style-name="ce623" office:value-type="float" office:value="1.052">
            <text:p>1.052</text:p>
          </table:table-cell>
          <table:table-cell table:style-name="ce623" office:value-type="float" office:value="1.008">
            <text:p>1.008</text:p>
          </table:table-cell>
          <table:table-cell table:style-name="ce623" office:value-type="float" office:value="1.012">
            <text:p>1.012</text:p>
          </table:table-cell>
          <table:table-cell table:style-name="ce624" office:value-type="percentage" office:value="0.045">
            <text:p>4.5%</text:p>
          </table:table-cell>
          <table:table-cell table:style-name="ce624" office:value-type="percentage" office:value="0.055">
            <text:p>5.5%</text:p>
          </table:table-cell>
          <table:table-cell table:style-name="ce287" office:value-type="float" office:value="10">
            <text:p>10</text:p>
          </table:table-cell>
          <table:table-cell table:style-name="ce287" office:value-type="float" office:value="20">
            <text:p>20</text:p>
          </table:table-cell>
          <table:table-cell office:value-type="float" office:value="2">
            <text:p>2</text:p>
          </table:table-cell>
          <table:table-cell office:value-type="float" office:value="4">
            <text:p>4</text:p>
          </table:table-cell>
          <table:table-cell office:value-type="float" office:value="2.3">
            <text:p>2.3</text:p>
          </table:table-cell>
          <table:table-cell table:number-columns-repeated="1012"/>
        </table:table-row>
        <table:table-row table:style-name="ro1" table:number-rows-repeated="1048396">
          <table:table-cell table:number-columns-repeated="1024"/>
        </table:table-row>
        <table:table-row table:style-name="ro1">
          <table:table-cell table:number-columns-repeated="1024"/>
        </table:table-row>
        <table:named-expressions/>
      </table:table>
      <table:table table:name="Mash_Chem" table:style-name="ta31" table:protected="true" table:print="false">
        <table:table-column table:style-name="co1" table:default-cell-style-name="Excel_20_Built-in_20_Normal"/>
        <table:table-column table:style-name="co97" table:default-cell-style-name="Excel_20_Built-in_20_Normal"/>
        <table:table-column table:style-name="co1" table:number-columns-repeated="1022" table:default-cell-style-name="Excel_20_Built-in_20_Normal"/>
        <table:table-row table:style-name="ro1">
          <table:table-cell table:number-columns-repeated="2"/>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2">
          <table:table-cell/>
          <table:table-cell table:style-name="ce674" office:value-type="string" table:number-columns-spanned="1" table:number-rows-spanned="2">
            <text:p>Grist</text:p>
          </table:table-cell>
          <table:table-cell table:style-name="ce28" table:number-columns-repeated="2"/>
          <table:table-cell table:style-name="ce710"/>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covered-table-cell table:style-name="ce675"/>
          <table:table-cell table:style-name="ce28" office:value-type="string">
            <text:p>XXXXX</text:p>
          </table:table-cell>
          <table:table-cell table:style-name="ce28" table:number-columns-repeated="2"/>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style-name="ce28"/>
          <table:table-cell table:style-name="ce676" office:value-type="string">
            <text:p>Grain</text:p>
          </table:table-cell>
          <table:table-cell table:style-name="ce676" office:value-type="string">
            <text:p>Color</text:p>
          </table:table-cell>
          <table:table-cell table:style-name="ce676" office:value-type="string">
            <text:p>Type</text:p>
          </table:table-cell>
          <table:table-cell table:style-name="ce676" office:value-type="string">
            <text:p>Amount</text:p>
          </table:table-cell>
          <table:table-cell table:style-name="ce716" office:value-type="string">
            <text:p>grist</text:p>
          </table:table-cell>
          <table:table-cell table:style-name="ce721" office:value-type="string">
            <text:p>Acidity (A)</text:p>
          </table:table-cell>
          <table:table-cell table:style-name="ce716" office:value-type="string">
            <text:p>f * A</text:p>
          </table:table-cell>
          <table:table-cell table:style-name="ce28"/>
          <table:table-cell table:style-name="ce731" office:value-type="string" table:number-columns-spanned="5" table:number-rows-spanned="9">
            <text:p>Welcome to MpH Calculator, a spreadsheet for estimating Mash pH. <text:s/>This estimation is based on the grain bill, strike-water ions, and salt and acid additions. <text:s/>The formulae used here are extensively discussed in two papers on the subject, both of which are available on the website <text:span text:style-name="T21">homebrewingphysics.blogspot.com</text:span><text:span text:style-name="T22">. <text:s/>Feel free to adapt this worksheet to your own brewing spreadsheet, if you so desire. <text:s/>We only ask that if you distribute your spreadsheet please give appropriate attribution, making note of the above website.Welcome to MpH Calculator, a spreadsheet for estimating Mash pH. <text:s/>This estimation is based on the grain bill, strike-water ions, and salt and acid additions. <text:s/>The formulae used here are extensively discussed in two papers on the subject, both of which are available on the website </text:span><text:span text:style-name="T21">homebrewingphysics.blogspot.com</text:span><text:span text:style-name="T22">. <text:s/>Feel free to adapt this worksheet to your own brewing spreadsheet, if you so desire. <text:s/>We only ask that if you distribute your spreadsheet please give appropriate attribution, making note of the above website.</text:span></text:p>
          </table:table-cell>
          <table:covered-table-cell table:number-columns-repeated="3" table:style-name="ce740"/>
          <table:covered-table-cell table:style-name="ce743"/>
          <table:table-cell table:number-columns-repeated="1010"/>
        </table:table-row>
        <table:table-row table:style-name="ro1">
          <table:table-cell table:style-name="ce28"/>
          <table:table-cell table:style-name="ce677"/>
          <table:table-cell table:style-name="ce677" office:value-type="string">
            <text:p>(deg L)</text:p>
          </table:table-cell>
          <table:table-cell table:style-name="ce677" office:value-type="string">
            <text:p>(W, B, C, or R)</text:p>
          </table:table-cell>
          <table:table-cell table:style-name="ce677" office:value-type="string">
            <text:p>(lb)</text:p>
          </table:table-cell>
          <table:table-cell table:style-name="ce717" office:value-type="string">
            <text:p>fraction (f)</text:p>
          </table:table-cell>
          <table:table-cell table:style-name="ce722" office:value-type="string">
            <text:p>(mEq/kg)</text:p>
          </table:table-cell>
          <table:table-cell table:style-name="ce717" office:value-type="string">
            <text:p>(mEq/kg)</text:p>
          </table:table-cell>
          <table:table-cell table:style-name="ce28"/>
          <table:covered-table-cell table:style-name="ce732"/>
          <table:covered-table-cell table:number-columns-repeated="3" table:style-name="ce741"/>
          <table:covered-table-cell table:style-name="ce744"/>
          <table:table-cell table:number-columns-repeated="1010"/>
        </table:table-row>
        <table:table-row table:style-name="ro17">
          <table:table-cell/>
          <table:table-cell table:style-name="ce678" table:formula="of:=IF([$Recipe.D13]&lt;&gt;0; [$Recipe.D13]; &quot;&quot;)" office:value-type="string" office:string-value="Golden Promise">
            <text:p>Golden Promise</text:p>
          </table:table-cell>
          <table:table-cell table:style-name="ce692" table:formula="of:=IF([.B6]&lt;&gt;&quot;&quot;;VLOOKUP([.B6];[$GRAINLOOKUP.$A$2:.$F$200];6;0);0)" office:value-type="float" office:value="3">
            <text:p>3</text:p>
          </table:table-cell>
          <table:table-cell table:style-name="ce692" table:formula="of:=IF([.B6]&lt;&gt;&quot;&quot;;VLOOKUP([.B6];[$GRAINLOOKUP.$A$2:.$H$200];8;0);0)" office:value-type="string" office:string-value="B">
            <text:p>B</text:p>
          </table:table-cell>
          <table:table-cell table:style-name="ce711" table:formula="of:=IF([$Brewhouse.V17]=&quot;Metric&quot;;    IF([.B6]=&quot;&quot;; 0; IF(VLOOKUP([.B6];[$GRAINLOOKUP.$A$2:.$C$200];3;0)=&quot;y&quot;; [$Recipe.B13]*2.20462262; 0)); IF([.B6]=&quot;&quot;; 0; IF(VLOOKUP([.B6];[$GRAINLOOKUP.$A$2:.$C$200];3;0)=&quot;y&quot;; [$Recipe.B13]; 0)))" office:value-type="float" office:value="4.5">
            <text:p>4.50</text:p>
          </table:table-cell>
          <table:table-cell table:style-name="ce695" table:formula="of:=[.E6]/[.$E$20]" office:value-type="float" office:value="0.473684210526316">
            <text:p>0.47</text:p>
          </table:table-cell>
          <table:table-cell table:style-name="ce700" table:formula="of:=IF([.D6]=&quot;B&quot;;-1.9+1*[.C6];IF([.D6]=&quot;C&quot;;5+0.453*[.C6];IF([.D6]=&quot;R&quot;;42;IF([.D6]=&quot;W&quot;;-9.6;0))))" office:value-type="float" office:value="1.1">
            <text:p>1.1</text:p>
          </table:table-cell>
          <table:table-cell table:style-name="ce695" table:formula="of:=[.F6]*[.G6]" office:value-type="float" office:value="0.521052631578947">
            <text:p>0.52</text:p>
          </table:table-cell>
          <table:table-cell/>
          <table:covered-table-cell table:style-name="ce732"/>
          <table:covered-table-cell table:number-columns-repeated="3" table:style-name="ce741"/>
          <table:covered-table-cell table:style-name="ce744"/>
          <table:table-cell table:number-columns-repeated="1010"/>
        </table:table-row>
        <table:table-row table:style-name="ro17">
          <table:table-cell/>
          <table:table-cell table:style-name="ce678" table:formula="of:=IF([$Recipe.D14]&lt;&gt;0; [$Recipe.D14]; &quot;&quot;)" office:value-type="string" office:string-value="American Brewer's Two-Row">
            <text:p>American Brewer's Two-Row</text:p>
          </table:table-cell>
          <table:table-cell table:style-name="ce692" table:formula="of:=IF([.B7]&lt;&gt;&quot;&quot;;VLOOKUP([.B7];[$GRAINLOOKUP.$A$2:.$F$200];6;0);0)" office:value-type="float" office:value="2">
            <text:p>2</text:p>
          </table:table-cell>
          <table:table-cell table:style-name="ce692" table:formula="of:=IF([.B7]&lt;&gt;&quot;&quot;;VLOOKUP([.B7];[$GRAINLOOKUP.$A$2:.$H$200];8;0);0)" office:value-type="string" office:string-value="B">
            <text:p>B</text:p>
          </table:table-cell>
          <table:table-cell table:style-name="ce711" table:formula="of:=IF([$Brewhouse.V17]=&quot;Metric&quot;;    IF([.B7]=&quot;&quot;; 0; IF(VLOOKUP([.B7];[$GRAINLOOKUP.$A$2:.$C$200];3;0)=&quot;y&quot;; [$Recipe.B14]*2.20462262; 0)); IF([.B7]=&quot;&quot;; 0; IF(VLOOKUP([.B7];[$GRAINLOOKUP.$A$2:.$C$200];3;0)=&quot;y&quot;; [$Recipe.B14]; 0)))" office:value-type="float" office:value="3.5">
            <text:p>3.50</text:p>
          </table:table-cell>
          <table:table-cell table:style-name="ce695" table:formula="of:=[.E7]/[.$E$20]" office:value-type="float" office:value="0.368421052631579">
            <text:p>0.37</text:p>
          </table:table-cell>
          <table:table-cell table:style-name="ce700" table:formula="of:=IF([.D7]=&quot;B&quot;;-1.9+1*[.C7];IF([.D7]=&quot;C&quot;;5+0.453*[.C7];IF([.D7]=&quot;R&quot;;42;IF([.D7]=&quot;W&quot;;-9.6;0))))" office:value-type="float" office:value="0.1">
            <text:p>0.1</text:p>
          </table:table-cell>
          <table:table-cell table:style-name="ce695" table:formula="of:=[.F7]*[.G7]" office:value-type="float" office:value="0.0368421052631579">
            <text:p>0.04</text:p>
          </table:table-cell>
          <table:table-cell/>
          <table:covered-table-cell table:style-name="ce732"/>
          <table:covered-table-cell table:number-columns-repeated="3" table:style-name="ce741"/>
          <table:covered-table-cell table:style-name="ce744"/>
          <table:table-cell table:number-columns-repeated="1010"/>
        </table:table-row>
        <table:table-row table:style-name="ro17">
          <table:table-cell/>
          <table:table-cell table:style-name="ce678" table:formula="of:=IF([$Recipe.D15]&lt;&gt;0; [$Recipe.D15]; &quot;&quot;)" office:value-type="string" office:string-value="German Pilsner (2L)">
            <text:p>German Pilsner (2L)</text:p>
          </table:table-cell>
          <table:table-cell table:style-name="ce692" table:formula="of:=IF([.B8]&lt;&gt;&quot;&quot;;VLOOKUP([.B8];[$GRAINLOOKUP.$A$2:.$F$200];6;0);0)" office:value-type="float" office:value="2">
            <text:p>2</text:p>
          </table:table-cell>
          <table:table-cell table:style-name="ce692" table:formula="of:=IF([.B8]&lt;&gt;&quot;&quot;;VLOOKUP([.B8];[$GRAINLOOKUP.$A$2:.$H$200];8;0);0)" office:value-type="string" office:string-value="B">
            <text:p>B</text:p>
          </table:table-cell>
          <table:table-cell table:style-name="ce711" table:formula="of:=IF([$Brewhouse.V17]=&quot;Metric&quot;;    IF([.B8]=&quot;&quot;; 0; IF(VLOOKUP([.B8];[$GRAINLOOKUP.$A$2:.$C$200];3;0)=&quot;y&quot;; [$Recipe.B15]*2.20462262; 0)); IF([.B8]=&quot;&quot;; 0; IF(VLOOKUP([.B8];[$GRAINLOOKUP.$A$2:.$C$200];3;0)=&quot;y&quot;; [$Recipe.B15]; 0)))" office:value-type="float" office:value="0.5">
            <text:p>0.50</text:p>
          </table:table-cell>
          <table:table-cell table:style-name="ce695" table:formula="of:=[.E8]/[.$E$20]" office:value-type="float" office:value="0.0526315789473684">
            <text:p>0.05</text:p>
          </table:table-cell>
          <table:table-cell table:style-name="ce700" table:formula="of:=IF([.D8]=&quot;B&quot;;-1.9+1*[.C8];IF([.D8]=&quot;C&quot;;5+0.453*[.C8];IF([.D8]=&quot;R&quot;;42;IF([.D8]=&quot;W&quot;;-9.6;0))))" office:value-type="float" office:value="0.1">
            <text:p>0.1</text:p>
          </table:table-cell>
          <table:table-cell table:style-name="ce695" table:formula="of:=[.F8]*[.G8]" office:value-type="float" office:value="0.00526315789473685">
            <text:p>0.01</text:p>
          </table:table-cell>
          <table:table-cell/>
          <table:covered-table-cell table:style-name="ce732"/>
          <table:covered-table-cell table:number-columns-repeated="3" table:style-name="ce741"/>
          <table:covered-table-cell table:style-name="ce744"/>
          <table:table-cell table:number-columns-repeated="1010"/>
        </table:table-row>
        <table:table-row table:style-name="ro17">
          <table:table-cell/>
          <table:table-cell table:style-name="ce678" table:formula="of:=IF([$Recipe.D16]&lt;&gt;0; [$Recipe.D16]; &quot;&quot;)" office:value-type="string" office:string-value="Munich (9L)">
            <text:p>Munich (9L)</text:p>
          </table:table-cell>
          <table:table-cell table:style-name="ce692" table:formula="of:=IF([.B9]&lt;&gt;&quot;&quot;;VLOOKUP([.B9];[$GRAINLOOKUP.$A$2:.$F$200];6;0);0)" office:value-type="float" office:value="9">
            <text:p>9</text:p>
          </table:table-cell>
          <table:table-cell table:style-name="ce692" table:formula="of:=IF([.B9]&lt;&gt;&quot;&quot;;VLOOKUP([.B9];[$GRAINLOOKUP.$A$2:.$H$200];8;0);0)" office:value-type="string" office:string-value="B">
            <text:p>B</text:p>
          </table:table-cell>
          <table:table-cell table:style-name="ce711" table:formula="of:=IF([$Brewhouse.V17]=&quot;Metric&quot;;    IF([.B9]=&quot;&quot;; 0; IF(VLOOKUP([.B9];[$GRAINLOOKUP.$A$2:.$C$200];3;0)=&quot;y&quot;; [$Recipe.B16]*2.20462262; 0)); IF([.B9]=&quot;&quot;; 0; IF(VLOOKUP([.B9];[$GRAINLOOKUP.$A$2:.$C$200];3;0)=&quot;y&quot;; [$Recipe.B16]; 0)))" office:value-type="float" office:value="0.5">
            <text:p>0.50</text:p>
          </table:table-cell>
          <table:table-cell table:style-name="ce695" table:formula="of:=[.E9]/[.$E$20]" office:value-type="float" office:value="0.0526315789473684">
            <text:p>0.05</text:p>
          </table:table-cell>
          <table:table-cell table:style-name="ce700" table:formula="of:=IF([.D9]=&quot;B&quot;;-1.9+1*[.C9];IF([.D9]=&quot;C&quot;;5+0.453*[.C9];IF([.D9]=&quot;R&quot;;42;IF([.D9]=&quot;W&quot;;-9.6;0))))" office:value-type="float" office:value="7.1">
            <text:p>7.1</text:p>
          </table:table-cell>
          <table:table-cell table:style-name="ce695" table:formula="of:=[.F9]*[.G9]" office:value-type="float" office:value="0.373684210526316">
            <text:p>0.37</text:p>
          </table:table-cell>
          <table:table-cell/>
          <table:covered-table-cell table:style-name="ce732"/>
          <table:covered-table-cell table:number-columns-repeated="3" table:style-name="ce741"/>
          <table:covered-table-cell table:style-name="ce744"/>
          <table:table-cell table:number-columns-repeated="1010"/>
        </table:table-row>
        <table:table-row table:style-name="ro17">
          <table:table-cell/>
          <table:table-cell table:style-name="ce678" table:formula="of:=IF([$Recipe.D17]&lt;&gt;0; [$Recipe.D17]; &quot;&quot;)" office:value-type="string" office:string-value="Wheat Malt (German)">
            <text:p>Wheat Malt (German)</text:p>
          </table:table-cell>
          <table:table-cell table:style-name="ce692" table:formula="of:=IF([.B10]&lt;&gt;&quot;&quot;;VLOOKUP([.B10];[$GRAINLOOKUP.$A$2:.$F$200];6;0);0)" office:value-type="float" office:value="2">
            <text:p>2</text:p>
          </table:table-cell>
          <table:table-cell table:style-name="ce692" table:formula="of:=IF([.B10]&lt;&gt;&quot;&quot;;VLOOKUP([.B10];[$GRAINLOOKUP.$A$2:.$H$200];8;0);0)" office:value-type="string" office:string-value="W">
            <text:p>W</text:p>
          </table:table-cell>
          <table:table-cell table:style-name="ce711" table:formula="of:=IF([$Brewhouse.V17]=&quot;Metric&quot;;    IF([.B10]=&quot;&quot;; 0; IF(VLOOKUP([.B10];[$GRAINLOOKUP.$A$2:.$C$200];3;0)=&quot;y&quot;; [$Recipe.B17]*2.20462262; 0)); IF([.B10]=&quot;&quot;; 0; IF(VLOOKUP([.B10];[$GRAINLOOKUP.$A$2:.$C$200];3;0)=&quot;y&quot;; [$Recipe.B17]; 0)))" office:value-type="float" office:value="0.5">
            <text:p>0.50</text:p>
          </table:table-cell>
          <table:table-cell table:style-name="ce695" table:formula="of:=[.E10]/[.$E$20]" office:value-type="float" office:value="0.0526315789473684">
            <text:p>0.05</text:p>
          </table:table-cell>
          <table:table-cell table:style-name="ce700" table:formula="of:=IF([.D10]=&quot;B&quot;;-1.9+1*[.C10];IF([.D10]=&quot;C&quot;;5+0.453*[.C10];IF([.D10]=&quot;R&quot;;42;IF([.D10]=&quot;W&quot;;-9.6;0))))" office:value-type="float" office:value="-9.6">
            <text:p>-9.6</text:p>
          </table:table-cell>
          <table:table-cell table:style-name="ce695" table:formula="of:=[.F10]*[.G10]" office:value-type="float" office:value="-0.505263157894737">
            <text:p>-0.51</text:p>
          </table:table-cell>
          <table:table-cell/>
          <table:covered-table-cell table:style-name="ce732"/>
          <table:covered-table-cell table:number-columns-repeated="3" table:style-name="ce741"/>
          <table:covered-table-cell table:style-name="ce744"/>
          <table:table-cell table:number-columns-repeated="1010"/>
        </table:table-row>
        <table:table-row table:style-name="ro17">
          <table:table-cell/>
          <table:table-cell table:style-name="ce678" table:formula="of:=IF([$Recipe.D18]&lt;&gt;0; [$Recipe.D18]; &quot;&quot;)" office:value-type="string" office:string-value="---Select Grain/Fermentable---">
            <text:p>---Select Grain/Fermentable---</text:p>
          </table:table-cell>
          <table:table-cell table:style-name="ce692" table:formula="of:=IF([.B11]&lt;&gt;&quot;&quot;;VLOOKUP([.B11];[$GRAINLOOKUP.$A$2:.$F$200];6;0);0)" office:value-type="float" office:value="0">
            <text:p>0</text:p>
          </table:table-cell>
          <table:table-cell table:style-name="ce692" table:formula="of:=IF([.B11]&lt;&gt;&quot;&quot;;VLOOKUP([.B11];[$GRAINLOOKUP.$A$2:.$H$200];8;0);0)" office:value-type="float" office:value="0">
            <text:p>0</text:p>
          </table:table-cell>
          <table:table-cell table:style-name="ce711" table:formula="of:=IF([$Brewhouse.V17]=&quot;Metric&quot;;    IF([.B11]=&quot;&quot;; 0; IF(VLOOKUP([.B11];[$GRAINLOOKUP.$A$2:.$C$200];3;0)=&quot;y&quot;; [$Recipe.B18]*2.20462262; 0)); IF([.B11]=&quot;&quot;; 0; IF(VLOOKUP([.B11];[$GRAINLOOKUP.$A$2:.$C$200];3;0)=&quot;y&quot;; [$Recipe.B18]; 0)))" office:value-type="float" office:value="0">
            <text:p>0.00</text:p>
          </table:table-cell>
          <table:table-cell table:style-name="ce695" table:formula="of:=[.E11]/[.$E$20]" office:value-type="float" office:value="0">
            <text:p>0.00</text:p>
          </table:table-cell>
          <table:table-cell table:style-name="ce700" table:formula="of:=IF([.D11]=&quot;B&quot;;-1.9+1*[.C11];IF([.D11]=&quot;C&quot;;5+0.453*[.C11];IF([.D11]=&quot;R&quot;;42;IF([.D11]=&quot;W&quot;;-9.6;0))))" office:value-type="float" office:value="0">
            <text:p>0.0</text:p>
          </table:table-cell>
          <table:table-cell table:style-name="ce695" table:formula="of:=[.F11]*[.G11]" office:value-type="float" office:value="0">
            <text:p>0.00</text:p>
          </table:table-cell>
          <table:table-cell/>
          <table:covered-table-cell table:style-name="ce732"/>
          <table:covered-table-cell table:number-columns-repeated="3" table:style-name="ce741"/>
          <table:covered-table-cell table:style-name="ce744"/>
          <table:table-cell table:number-columns-repeated="1010"/>
        </table:table-row>
        <table:table-row table:style-name="ro17">
          <table:table-cell/>
          <table:table-cell table:style-name="ce678" table:formula="of:=IF([$Recipe.D19]&lt;&gt;0; [$Recipe.D19]; &quot;&quot;)" office:value-type="string" office:string-value="---Select Grain/Fermentable---">
            <text:p>---Select Grain/Fermentable---</text:p>
          </table:table-cell>
          <table:table-cell table:style-name="ce692" table:formula="of:=IF([.B12]&lt;&gt;&quot;&quot;;VLOOKUP([.B12];[$GRAINLOOKUP.$A$2:.$F$200];6;0);0)" office:value-type="float" office:value="0">
            <text:p>0</text:p>
          </table:table-cell>
          <table:table-cell table:style-name="ce692" table:formula="of:=IF([.B12]&lt;&gt;&quot;&quot;;VLOOKUP([.B12];[$GRAINLOOKUP.$A$2:.$H$200];8;0);0)" office:value-type="float" office:value="0">
            <text:p>0</text:p>
          </table:table-cell>
          <table:table-cell table:style-name="ce711" table:formula="of:=IF([$Brewhouse.V17]=&quot;Metric&quot;;    IF([.B12]=&quot;&quot;; 0; IF(VLOOKUP([.B12];[$GRAINLOOKUP.$A$2:.$C$200];3;0)=&quot;y&quot;; [$Recipe.B19]*2.20462262; 0)); IF([.B12]=&quot;&quot;; 0; IF(VLOOKUP([.B12];[$GRAINLOOKUP.$A$2:.$C$200];3;0)=&quot;y&quot;; [$Recipe.B19]; 0)))" office:value-type="float" office:value="0">
            <text:p>0.00</text:p>
          </table:table-cell>
          <table:table-cell table:style-name="ce695" table:formula="of:=[.E12]/[.$E$20]" office:value-type="float" office:value="0">
            <text:p>0.00</text:p>
          </table:table-cell>
          <table:table-cell table:style-name="ce700" table:formula="of:=IF([.D12]=&quot;B&quot;;-1.9+1*[.C12];IF([.D12]=&quot;C&quot;;5+0.453*[.C12];IF([.D12]=&quot;R&quot;;42;IF([.D12]=&quot;W&quot;;-9.6;0))))" office:value-type="float" office:value="0">
            <text:p>0.0</text:p>
          </table:table-cell>
          <table:table-cell table:style-name="ce695" table:formula="of:=[.F12]*[.G12]" office:value-type="float" office:value="0">
            <text:p>0.00</text:p>
          </table:table-cell>
          <table:table-cell/>
          <table:covered-table-cell table:style-name="ce733"/>
          <table:covered-table-cell table:number-columns-repeated="3" table:style-name="ce742"/>
          <table:covered-table-cell table:style-name="ce745"/>
          <table:table-cell table:number-columns-repeated="1010"/>
        </table:table-row>
        <table:table-row table:style-name="ro30">
          <table:table-cell office:value-type="string">
            <text:p>ZZZZZ</text:p>
          </table:table-cell>
          <table:table-cell table:style-name="ce678" table:formula="of:=IF([$Recipe.D20]&lt;&gt;0; [$Recipe.D20]; &quot;&quot;)" office:value-type="string" office:string-value="---Select Grain/Fermentable---">
            <text:p>---Select Grain/Fermentable---</text:p>
          </table:table-cell>
          <table:table-cell table:style-name="ce692" table:formula="of:=IF([.B13]&lt;&gt;&quot;&quot;;VLOOKUP([.B13];[$GRAINLOOKUP.$A$2:.$F$200];6;0);0)" office:value-type="float" office:value="0">
            <text:p>0</text:p>
          </table:table-cell>
          <table:table-cell table:style-name="ce692" table:formula="of:=IF([.B13]&lt;&gt;&quot;&quot;;VLOOKUP([.B13];[$GRAINLOOKUP.$A$2:.$H$200];8;0);0)" office:value-type="float" office:value="0">
            <text:p>0</text:p>
          </table:table-cell>
          <table:table-cell table:style-name="ce711" table:formula="of:=IF([$Brewhouse.V17]=&quot;Metric&quot;;    IF([.B13]=&quot;&quot;; 0; IF(VLOOKUP([.B13];[$GRAINLOOKUP.$A$2:.$C$200];3;0)=&quot;y&quot;; [$Recipe.B20]*2.20462262; 0)); IF([.B13]=&quot;&quot;; 0; IF(VLOOKUP([.B13];[$GRAINLOOKUP.$A$2:.$C$200];3;0)=&quot;y&quot;; [$Recipe.B20]; 0)))" office:value-type="float" office:value="0">
            <text:p>0.00</text:p>
          </table:table-cell>
          <table:table-cell table:style-name="ce695" table:formula="of:=[.E13]/[.$E$20]" office:value-type="float" office:value="0">
            <text:p>0.00</text:p>
          </table:table-cell>
          <table:table-cell table:style-name="ce700" table:formula="of:=IF([.D13]=&quot;B&quot;;-1.9+1*[.C13];IF([.D13]=&quot;C&quot;;5+0.453*[.C13];IF([.D13]=&quot;R&quot;;42;IF([.D13]=&quot;W&quot;;-9.6;0))))" office:value-type="float" office:value="0">
            <text:p>0.0</text:p>
          </table:table-cell>
          <table:table-cell table:style-name="ce695" table:formula="of:=[.F13]*[.G13]" office:value-type="float" office:value="0">
            <text:p>0.00</text:p>
          </table:table-cell>
          <table:table-cell/>
          <table:table-cell table:style-name="ce734" table:number-columns-spanned="5" table:number-rows-spanned="1"/>
          <table:covered-table-cell table:number-columns-repeated="4" table:style-name="ce734"/>
          <table:table-cell table:number-columns-repeated="1010"/>
        </table:table-row>
        <table:table-row table:style-name="ro17">
          <table:table-cell office:value-type="string">
            <text:p>ZZZZZ</text:p>
          </table:table-cell>
          <table:table-cell table:style-name="ce678" table:formula="of:=IF([$Recipe.D21]&lt;&gt;0; [$Recipe.D21]; &quot;&quot;)" office:value-type="string" office:string-value="---Select Grain/Fermentable---">
            <text:p>---Select Grain/Fermentable---</text:p>
          </table:table-cell>
          <table:table-cell table:style-name="ce692" table:formula="of:=IF([.B14]&lt;&gt;&quot;&quot;;VLOOKUP([.B14];[$GRAINLOOKUP.$A$2:.$F$200];6;0);0)" office:value-type="float" office:value="0">
            <text:p>0</text:p>
          </table:table-cell>
          <table:table-cell table:style-name="ce692" table:formula="of:=IF([.B14]&lt;&gt;&quot;&quot;;VLOOKUP([.B14];[$GRAINLOOKUP.$A$2:.$H$200];8;0);0)" office:value-type="float" office:value="0">
            <text:p>0</text:p>
          </table:table-cell>
          <table:table-cell table:style-name="ce711" table:formula="of:=IF([$Brewhouse.V17]=&quot;Metric&quot;;    IF([.B14]=&quot;&quot;; 0; IF(VLOOKUP([.B14];[$GRAINLOOKUP.$A$2:.$C$200];3;0)=&quot;y&quot;; [$Recipe.B21]*2.20462262; 0)); IF([.B14]=&quot;&quot;; 0; IF(VLOOKUP([.B14];[$GRAINLOOKUP.$A$2:.$C$200];3;0)=&quot;y&quot;; [$Recipe.B21]; 0)))" office:value-type="float" office:value="0">
            <text:p>0.00</text:p>
          </table:table-cell>
          <table:table-cell table:style-name="ce695" table:formula="of:=[.E14]/[.$E$20]" office:value-type="float" office:value="0">
            <text:p>0.00</text:p>
          </table:table-cell>
          <table:table-cell table:style-name="ce700" table:formula="of:=IF([.D14]=&quot;B&quot;;-1.9+1*[.C14];IF([.D14]=&quot;C&quot;;5+0.453*[.C14];IF([.D14]=&quot;R&quot;;42;IF([.D14]=&quot;W&quot;;-9.6;0))))" office:value-type="float" office:value="0">
            <text:p>0.0</text:p>
          </table:table-cell>
          <table:table-cell table:style-name="ce695" table:formula="of:=[.F14]*[.G14]" office:value-type="float" office:value="0">
            <text:p>0.00</text:p>
          </table:table-cell>
          <table:table-cell/>
          <table:table-cell table:style-name="ce735" table:number-columns-repeated="4"/>
          <table:table-cell table:style-name="ce734"/>
          <table:table-cell table:number-columns-repeated="1010"/>
        </table:table-row>
        <table:table-row table:style-name="ro17">
          <table:table-cell/>
          <table:table-cell table:style-name="ce678" table:formula="of:=IF([$Recipe.D22]&lt;&gt;0; [$Recipe.D22]; &quot;&quot;)" office:value-type="string" office:string-value="---Select Grain/Fermentable---">
            <text:p>---Select Grain/Fermentable---</text:p>
          </table:table-cell>
          <table:table-cell table:style-name="ce692" table:formula="of:=IF([.B15]&lt;&gt;&quot;&quot;;VLOOKUP([.B15];[$GRAINLOOKUP.$A$2:.$F$200];6;0);0)" office:value-type="float" office:value="0">
            <text:p>0</text:p>
          </table:table-cell>
          <table:table-cell table:style-name="ce692" table:formula="of:=IF([.B15]&lt;&gt;&quot;&quot;;VLOOKUP([.B15];[$GRAINLOOKUP.$A$2:.$H$200];8;0);0)" office:value-type="float" office:value="0">
            <text:p>0</text:p>
          </table:table-cell>
          <table:table-cell table:style-name="ce711" table:formula="of:=IF([$Brewhouse.V17]=&quot;Metric&quot;;    IF([.B15]=&quot;&quot;; 0; IF(VLOOKUP([.B15];[$GRAINLOOKUP.$A$2:.$C$200];3;0)=&quot;y&quot;; [$Recipe.B22]*2.20462262; 0)); IF([.B15]=&quot;&quot;; 0; IF(VLOOKUP([.B15];[$GRAINLOOKUP.$A$2:.$C$200];3;0)=&quot;y&quot;; [$Recipe.B22]; 0)))" office:value-type="float" office:value="0">
            <text:p>0.00</text:p>
          </table:table-cell>
          <table:table-cell table:style-name="ce695" table:formula="of:=[.E15]/[.$E$20]" office:value-type="float" office:value="0">
            <text:p>0.00</text:p>
          </table:table-cell>
          <table:table-cell table:style-name="ce700" table:formula="of:=IF([.D15]=&quot;B&quot;;-1.9+1*[.C15];IF([.D15]=&quot;C&quot;;5+0.453*[.C15];IF([.D15]=&quot;R&quot;;42;IF([.D15]=&quot;W&quot;;-9.6;0))))" office:value-type="float" office:value="0">
            <text:p>0.0</text:p>
          </table:table-cell>
          <table:table-cell table:style-name="ce695" table:formula="of:=[.F15]*[.G15]" office:value-type="float" office:value="0">
            <text:p>0.00</text:p>
          </table:table-cell>
          <table:table-cell/>
          <table:table-cell table:style-name="ce735" table:number-columns-repeated="4"/>
          <table:table-cell table:style-name="ce734"/>
          <table:table-cell table:number-columns-repeated="1010"/>
        </table:table-row>
        <table:table-row table:style-name="ro17">
          <table:table-cell/>
          <table:table-cell table:style-name="ce678" table:formula="of:=IF([$Recipe.D23]&lt;&gt;0; [$Recipe.D23]; &quot;&quot;)" office:value-type="string" office:string-value="---Select Grain/Fermentable---">
            <text:p>---Select Grain/Fermentable---</text:p>
          </table:table-cell>
          <table:table-cell table:style-name="ce692" table:formula="of:=IF([.B16]&lt;&gt;&quot;&quot;;VLOOKUP([.B16];[$GRAINLOOKUP.$A$2:.$F$200];6;0);0)" office:value-type="float" office:value="0">
            <text:p>0</text:p>
          </table:table-cell>
          <table:table-cell table:style-name="ce692" table:formula="of:=IF([.B16]&lt;&gt;&quot;&quot;;VLOOKUP([.B16];[$GRAINLOOKUP.$A$2:.$H$200];8;0);0)" office:value-type="float" office:value="0">
            <text:p>0</text:p>
          </table:table-cell>
          <table:table-cell table:style-name="ce711" table:formula="of:=IF([$Brewhouse.V17]=&quot;Metric&quot;;    IF([.B16]=&quot;&quot;; 0; IF(VLOOKUP([.B16];[$GRAINLOOKUP.$A$2:.$C$200];3;0)=&quot;y&quot;; [$Recipe.B23]*2.20462262; 0)); IF([.B16]=&quot;&quot;; 0; IF(VLOOKUP([.B16];[$GRAINLOOKUP.$A$2:.$C$200];3;0)=&quot;y&quot;; [$Recipe.B23]; 0)))" office:value-type="float" office:value="0">
            <text:p>0.00</text:p>
          </table:table-cell>
          <table:table-cell table:style-name="ce695" table:formula="of:=[.E16]/[.$E$20]" office:value-type="float" office:value="0">
            <text:p>0.00</text:p>
          </table:table-cell>
          <table:table-cell table:style-name="ce700" table:formula="of:=IF([.D16]=&quot;B&quot;;-1.9+1*[.C16];IF([.D16]=&quot;C&quot;;5+0.453*[.C16];IF([.D16]=&quot;R&quot;;42;IF([.D16]=&quot;W&quot;;-9.6;0))))" office:value-type="float" office:value="0">
            <text:p>0.0</text:p>
          </table:table-cell>
          <table:table-cell table:style-name="ce695" table:formula="of:=[.F16]*[.G16]" office:value-type="float" office:value="0">
            <text:p>0.00</text:p>
          </table:table-cell>
          <table:table-cell/>
          <table:table-cell table:style-name="ce735" table:number-columns-repeated="4"/>
          <table:table-cell table:style-name="ce734"/>
          <table:table-cell table:number-columns-repeated="1010"/>
        </table:table-row>
        <table:table-row table:style-name="ro17">
          <table:table-cell/>
          <table:table-cell table:style-name="ce678" table:formula="of:=IF([$Recipe.D24]&lt;&gt;0; [$Recipe.D24]; &quot;&quot;)" office:value-type="string" office:string-value="---Select Grain/Fermentable---">
            <text:p>---Select Grain/Fermentable---</text:p>
          </table:table-cell>
          <table:table-cell table:style-name="ce692" table:formula="of:=IF([.B17]&lt;&gt;&quot;&quot;;VLOOKUP([.B17];[$GRAINLOOKUP.$A$2:.$F$200];6;0);0)" office:value-type="float" office:value="0">
            <text:p>0</text:p>
          </table:table-cell>
          <table:table-cell table:style-name="ce692" table:formula="of:=IF([.B17]&lt;&gt;&quot;&quot;;VLOOKUP([.B17];[$GRAINLOOKUP.$A$2:.$H$200];8;0);0)" office:value-type="float" office:value="0">
            <text:p>0</text:p>
          </table:table-cell>
          <table:table-cell table:style-name="ce711" table:formula="of:=IF([$Brewhouse.V17]=&quot;Metric&quot;;    IF([.B17]=&quot;&quot;; 0; IF(VLOOKUP([.B17];[$GRAINLOOKUP.$A$2:.$C$200];3;0)=&quot;y&quot;; [$Recipe.B24]*2.20462262; 0)); IF([.B17]=&quot;&quot;; 0; IF(VLOOKUP([.B17];[$GRAINLOOKUP.$A$2:.$C$200];3;0)=&quot;y&quot;; [$Recipe.B24]; 0)))" office:value-type="float" office:value="0">
            <text:p>0.00</text:p>
          </table:table-cell>
          <table:table-cell table:style-name="ce695" table:formula="of:=[.E17]/[.$E$20]" office:value-type="float" office:value="0">
            <text:p>0.00</text:p>
          </table:table-cell>
          <table:table-cell table:style-name="ce700" table:formula="of:=IF([.D17]=&quot;B&quot;;-1.9+1*[.C17];IF([.D17]=&quot;C&quot;;5+0.453*[.C17];IF([.D17]=&quot;R&quot;;42;IF([.D17]=&quot;W&quot;;-9.6;0))))" office:value-type="float" office:value="0">
            <text:p>0.0</text:p>
          </table:table-cell>
          <table:table-cell table:style-name="ce695" table:formula="of:=[.F17]*[.G17]" office:value-type="float" office:value="0">
            <text:p>0.00</text:p>
          </table:table-cell>
          <table:table-cell/>
          <table:table-cell table:style-name="ce735" table:number-columns-repeated="5"/>
          <table:table-cell table:number-columns-repeated="1010"/>
        </table:table-row>
        <table:table-row table:style-name="ro17">
          <table:table-cell/>
          <table:table-cell table:style-name="ce678" table:formula="of:=IF([$Recipe.D25]&lt;&gt;0; [$Recipe.D25]; &quot;&quot;)" office:value-type="string" office:string-value="---Select Grain/Fermentable---">
            <text:p>---Select Grain/Fermentable---</text:p>
          </table:table-cell>
          <table:table-cell table:style-name="ce692" table:formula="of:=IF([.B18]&lt;&gt;&quot;&quot;;VLOOKUP([.B18];[$GRAINLOOKUP.$A$2:.$F$200];6;0);0)" office:value-type="float" office:value="0">
            <text:p>0</text:p>
          </table:table-cell>
          <table:table-cell table:style-name="ce692" table:formula="of:=IF([.B18]&lt;&gt;&quot;&quot;;VLOOKUP([.B18];[$GRAINLOOKUP.$A$2:.$H$200];8;0);0)" office:value-type="float" office:value="0">
            <text:p>0</text:p>
          </table:table-cell>
          <table:table-cell table:style-name="ce711" table:formula="of:=IF([$Brewhouse.V17]=&quot;Metric&quot;;    IF([.B18]=&quot;&quot;; 0; IF(VLOOKUP([.B18];[$GRAINLOOKUP.$A$2:.$C$200];3;0)=&quot;y&quot;; [$Recipe.B25]*2.20462262; 0)); IF([.B18]=&quot;&quot;; 0; IF(VLOOKUP([.B18];[$GRAINLOOKUP.$A$2:.$C$200];3;0)=&quot;y&quot;; [$Recipe.B25]; 0)))" office:value-type="float" office:value="0">
            <text:p>0.00</text:p>
          </table:table-cell>
          <table:table-cell table:style-name="ce695" table:formula="of:=[.E18]/[.$E$20]" office:value-type="float" office:value="0">
            <text:p>0.00</text:p>
          </table:table-cell>
          <table:table-cell table:style-name="ce700" table:formula="of:=IF([.D18]=&quot;B&quot;;-1.9+1*[.C18];IF([.D18]=&quot;C&quot;;5+0.453*[.C18];IF([.D18]=&quot;R&quot;;42;IF([.D18]=&quot;W&quot;;-9.6;0))))" office:value-type="float" office:value="0">
            <text:p>0.0</text:p>
          </table:table-cell>
          <table:table-cell table:style-name="ce695" table:formula="of:=[.F18]*[.G18]" office:value-type="float" office:value="0">
            <text:p>0.00</text:p>
          </table:table-cell>
          <table:table-cell/>
          <table:table-cell table:style-name="ce731" office:value-type="string" table:number-columns-spanned="5" table:number-rows-spanned="4">
            <text:p>Throughout this sheet the yellow cells are for entering data about the malt bill, strike water ions, salt additions, and acid additions. <text:s/>Other cells are protected, although if you really wish to change them, simply unprotect the sheet.</text:p>
          </table:table-cell>
          <table:covered-table-cell table:number-columns-repeated="3" table:style-name="ce740"/>
          <table:covered-table-cell table:style-name="ce743"/>
          <table:table-cell table:number-columns-repeated="1010"/>
        </table:table-row>
        <table:table-row table:style-name="ro17">
          <table:table-cell/>
          <table:table-cell table:style-name="ce678" table:formula="of:=IF([$Recipe.D26]&lt;&gt;0; [$Recipe.D26]; &quot;&quot;)" office:value-type="string" office:string-value="---Select Grain/Fermentable---">
            <text:p>---Select Grain/Fermentable---</text:p>
          </table:table-cell>
          <table:table-cell table:style-name="ce692" table:formula="of:=IF([.B19]&lt;&gt;&quot;&quot;;VLOOKUP([.B19];[$GRAINLOOKUP.$A$2:.$F$200];6;0);0)" office:value-type="float" office:value="0">
            <text:p>0</text:p>
          </table:table-cell>
          <table:table-cell table:style-name="ce692" table:formula="of:=IF([.B19]&lt;&gt;&quot;&quot;;VLOOKUP([.B19];[$GRAINLOOKUP.$A$2:.$H$200];8;0);0)" office:value-type="float" office:value="0">
            <text:p>0</text:p>
          </table:table-cell>
          <table:table-cell table:style-name="ce711" table:formula="of:=IF([$Brewhouse.V17]=&quot;Metric&quot;;    IF([.B19]=&quot;&quot;; 0; IF(VLOOKUP([.B19];[$GRAINLOOKUP.$A$2:.$C$200];3;0)=&quot;y&quot;; [$Recipe.B26]*2.20462262; 0)); IF([.B19]=&quot;&quot;; 0; IF(VLOOKUP([.B19];[$GRAINLOOKUP.$A$2:.$C$200];3;0)=&quot;y&quot;; [$Recipe.B26]; 0)))" office:value-type="float" office:value="0">
            <text:p>0.00</text:p>
          </table:table-cell>
          <table:table-cell table:style-name="ce695" table:formula="of:=[.E19]/[.$E$20]" office:value-type="float" office:value="0">
            <text:p>0.00</text:p>
          </table:table-cell>
          <table:table-cell table:style-name="ce700" table:formula="of:=IF([.D19]=&quot;B&quot;;-1.9+1*[.C19];IF([.D19]=&quot;C&quot;;5+0.453*[.C19];IF([.D19]=&quot;R&quot;;42;IF([.D19]=&quot;W&quot;;-9.6;0))))" office:value-type="float" office:value="0">
            <text:p>0.0</text:p>
          </table:table-cell>
          <table:table-cell table:style-name="ce695" table:formula="of:=[.F19]*[.G19]" office:value-type="float" office:value="0">
            <text:p>0.00</text:p>
          </table:table-cell>
          <table:table-cell/>
          <table:covered-table-cell table:style-name="ce732"/>
          <table:covered-table-cell table:number-columns-repeated="3" table:style-name="ce741"/>
          <table:covered-table-cell table:style-name="ce744"/>
          <table:table-cell table:number-columns-repeated="1010"/>
        </table:table-row>
        <table:table-row table:style-name="ro17">
          <table:table-cell table:number-columns-repeated="2"/>
          <table:table-cell table:style-name="ce28"/>
          <table:table-cell table:style-name="ce698" office:value-type="string">
            <text:p>Total</text:p>
          </table:table-cell>
          <table:table-cell table:style-name="ce712" table:formula="of:=SUM([.E6:.E19])" office:value-type="float" office:value="9.5">
            <text:p>9.50</text:p>
          </table:table-cell>
          <table:table-cell table:style-name="ce712" table:formula="of:=SUM([.F6:.F19])" office:value-type="float" office:value="1">
            <text:p>1.00</text:p>
          </table:table-cell>
          <table:table-cell table:style-name="ce700"/>
          <table:table-cell table:style-name="ce727" table:formula="of:=SUM([.H6:.H19])" office:value-type="float" office:value="0.431578947368421">
            <text:p>0.43</text:p>
          </table:table-cell>
          <table:table-cell/>
          <table:covered-table-cell table:style-name="ce732"/>
          <table:covered-table-cell table:number-columns-repeated="3" table:style-name="ce741"/>
          <table:covered-table-cell table:style-name="ce744"/>
          <table:table-cell table:number-columns-repeated="1010"/>
        </table:table-row>
        <table:table-row table:style-name="ro1">
          <table:table-cell/>
          <table:table-cell table:style-name="ce676" office:value-type="string">
            <text:p>Distilled Water Mash pH</text:p>
          </table:table-cell>
          <table:table-cell table:style-name="ce28" table:number-columns-repeated="3"/>
          <table:table-cell table:style-name="ce715"/>
          <table:table-cell table:style-name="ce673"/>
          <table:table-cell table:style-name="ce715"/>
          <table:table-cell/>
          <table:covered-table-cell table:style-name="ce733"/>
          <table:covered-table-cell table:number-columns-repeated="3" table:style-name="ce742"/>
          <table:covered-table-cell table:style-name="ce745"/>
          <table:table-cell table:number-columns-repeated="1010"/>
        </table:table-row>
        <table:table-row table:style-name="ro1">
          <table:table-cell/>
          <table:table-cell table:style-name="ce679" table:formula="of:=5.72-0.0337*[.H20]" office:value-type="float" office:value="5.70545578947368" table:number-columns-spanned="1" table:number-rows-spanned="2">
            <text:p>5.71</text:p>
          </table:table-cell>
          <table:table-cell table:style-name="ce28" table:number-columns-repeated="3"/>
          <table:table-cell table:style-name="ce715"/>
          <table:table-cell table:style-name="ce673"/>
          <table:table-cell table:style-name="ce715"/>
          <table:table-cell/>
          <table:table-cell table:style-name="ce736" table:number-columns-repeated="5"/>
          <table:table-cell table:number-columns-repeated="1010"/>
        </table:table-row>
        <table:table-row table:style-name="ro31">
          <table:table-cell/>
          <table:covered-table-cell table:style-name="ce680"/>
          <table:table-cell table:style-name="ce28" table:number-columns-repeated="3"/>
          <table:table-cell table:style-name="ce715"/>
          <table:table-cell table:style-name="ce673"/>
          <table:table-cell table:style-name="ce715"/>
          <table:table-cell/>
          <table:table-cell table:style-name="ce737" table:number-columns-repeated="5"/>
          <table:table-cell table:number-columns-repeated="1010"/>
        </table:table-row>
        <table:table-row table:style-name="ro32">
          <table:table-cell/>
          <table:table-cell table:style-name="ce681"/>
          <table:table-cell table:style-name="ce28" table:number-columns-repeated="3"/>
          <table:table-cell table:style-name="ce715"/>
          <table:table-cell table:style-name="ce673"/>
          <table:table-cell table:style-name="ce715"/>
          <table:table-cell/>
          <table:table-cell table:style-name="ce737" table:number-columns-repeated="5"/>
          <table:table-cell table:number-columns-repeated="1010"/>
        </table:table-row>
        <table:table-row table:style-name="ro31">
          <table:table-cell table:number-columns-repeated="2"/>
          <table:table-cell table:style-name="ce28" table:number-columns-repeated="3"/>
          <table:table-cell table:style-name="ce715"/>
          <table:table-cell table:style-name="ce673"/>
          <table:table-cell table:style-name="ce715"/>
          <table:table-cell/>
          <table:table-cell table:style-name="ce737" table:number-columns-repeated="5"/>
          <table:table-cell table:number-columns-repeated="1010"/>
        </table:table-row>
        <table:table-row table:style-name="ro31">
          <table:table-cell/>
          <table:table-cell table:style-name="ce682" office:value-type="string" table:number-columns-spanned="1" table:number-rows-spanned="2">
            <text:p>Strike Water Ions</text:p>
          </table:table-cell>
          <table:table-cell table:style-name="ce28" table:number-columns-repeated="3"/>
          <table:table-cell table:style-name="ce715"/>
          <table:table-cell table:style-name="ce673"/>
          <table:table-cell table:style-name="ce715"/>
          <table:table-cell/>
          <table:table-cell table:style-name="ce737" table:number-columns-repeated="5"/>
          <table:table-cell table:number-columns-repeated="1010"/>
        </table:table-row>
        <table:table-row table:style-name="ro2">
          <table:table-cell/>
          <table:covered-table-cell table:style-name="ce683"/>
          <table:table-cell table:style-name="ce28" table:number-columns-repeated="2"/>
          <table:table-cell table:style-name="ce710"/>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style-name="ce288"/>
          <table:table-cell table:style-name="ce684" office:value-type="string">
            <text:p>Strike water volume (gal)</text:p>
          </table:table-cell>
          <table:table-cell table:style-name="ce693" table:formula="of:=IF([$Brewhouse.V17]=&quot;Metric&quot;;  [$Water.S4]*0.264172051; [$Water.S4])" office:value-type="float" office:value="3.54825">
            <text:p>3.5</text:p>
          </table:table-cell>
          <table:table-cell table:style-name="ce706" office:value-type="string">
            <text:p>(L)</text:p>
          </table:table-cell>
          <table:table-cell table:style-name="ce700" table:formula="of:=[.C28]*3.785" office:value-type="float" office:value="13.43012625">
            <text:p>13.4</text:p>
          </table:table-cell>
          <table:table-cell table:style-name="ce673" table:number-columns-repeated="3"/>
          <table:table-cell table:style-name="ce288" table:number-columns-repeated="3"/>
          <table:table-cell table:style-name="ce673"/>
          <table:table-cell table:style-name="ce288" table:number-columns-repeated="2"/>
          <table:table-cell table:number-columns-repeated="1010"/>
        </table:table-row>
        <table:table-row table:style-name="ro1">
          <table:table-cell/>
          <table:table-cell table:style-name="ce685" office:value-type="string">
            <text:p>Percentage that is distilled</text:p>
          </table:table-cell>
          <table:table-cell table:style-name="ce694" table:formula="of:=[$Water.U4]" office:value-type="percentage" office:value="0">
            <office:annotation draw:style-name="gr59" draw:text-style-name="P9" svg:width="1.6614in" svg:height="0.878in" svg:x="2.189in" svg:y="5.9535in" draw:caption-point-x="1.2323in" draw:caption-point-y="0.1819in">
              <dc:creator>NWS</dc:creator>
              <dc:date>2017-12-30T00:00:00</dc:date>
              <text:p text:style-name="P9"><text:span text:style-name="T18">Enter percentage of strike water that will be distilled or RO. <text:s/>If using all distilled, enter 100.</text:span></text:p>
              <text:p text:style-name="P9"><text:span text:style-name="T19"/></text:p>
            </office:annotation>
            <text:p>0%</text:p>
          </table:table-cell>
          <table:table-cell table:style-name="ce28" table:number-columns-repeated="2"/>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85" office:value-type="string">
            <text:p>Mash thickness R (qt/lb)</text:p>
          </table:table-cell>
          <table:table-cell table:style-name="ce695" table:formula="of:=[.C28]*4/[.E20]" office:value-type="float" office:value="1.494">
            <text:p>1.49</text:p>
          </table:table-cell>
          <table:table-cell table:style-name="ce698" office:value-type="string">
            <text:p>(L/kg)</text:p>
          </table:table-cell>
          <table:table-cell table:style-name="ce695" table:formula="of:=[.C28]/[.E20]*3.785*2.2" office:value-type="float" office:value="3.1101345">
            <text:p>3.11</text:p>
          </table:table-cell>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style-name="ce383"/>
          <table:table-cell table:style-name="ce686" office:value-type="string">
            <text:p>pH / RA slope S_RA (L/mEq)</text:p>
          </table:table-cell>
          <table:table-cell table:style-name="ce696" table:formula="of:=0.037+0.014*[.E30]" office:value-type="float" office:value="0.080541883">
            <text:p>0.081</text:p>
          </table:table-cell>
          <table:table-cell table:style-name="ce383" table:number-columns-repeated="11"/>
          <table:table-cell table:number-columns-repeated="1010"/>
        </table:table-row>
        <table:table-row table:style-name="ro17">
          <table:table-cell table:number-columns-repeated="2"/>
          <table:table-cell table:style-name="ce697" office:value-type="string" table:number-columns-spanned="4" table:number-rows-spanned="1">
            <text:p>positive Ions</text:p>
          </table:table-cell>
          <table:covered-table-cell table:number-columns-repeated="2" table:style-name="ce707"/>
          <table:covered-table-cell table:style-name="ce718"/>
          <table:table-cell table:style-name="ce723" office:value-type="string" table:number-columns-spanned="4" table:number-rows-spanned="1">
            <text:p>negative ions</text:p>
          </table:table-cell>
          <table:covered-table-cell table:number-columns-repeated="2" table:style-name="ce728"/>
          <table:covered-table-cell table:style-name="ce738"/>
          <table:table-cell/>
          <table:table-cell table:style-name="ce28"/>
          <table:table-cell table:number-columns-repeated="1012"/>
        </table:table-row>
        <table:table-row table:style-name="ro1">
          <table:table-cell/>
          <table:table-cell table:style-name="ce685" office:value-type="string">
            <text:p>Source water ions</text:p>
          </table:table-cell>
          <table:table-cell table:style-name="ce698" office:value-type="string">
            <text:p>Ca</text:p>
          </table:table-cell>
          <table:table-cell table:style-name="ce698" office:value-type="string">
            <text:p>Mg</text:p>
          </table:table-cell>
          <table:table-cell table:style-name="ce698" office:value-type="string">
            <text:p>Na</text:p>
          </table:table-cell>
          <table:table-cell table:style-name="ce713" office:value-type="string">
            <text:p>total</text:p>
          </table:table-cell>
          <table:table-cell table:style-name="ce713" office:value-type="string">
            <text:p>Cl</text:p>
          </table:table-cell>
          <table:table-cell table:style-name="ce706" office:value-type="string">
            <text:p>SO_4</text:p>
          </table:table-cell>
          <table:table-cell table:style-name="ce713" office:value-type="string">
            <text:p>HCO_3</text:p>
          </table:table-cell>
          <table:table-cell table:style-name="ce698" office:value-type="string">
            <text:p>total</text:p>
          </table:table-cell>
          <table:table-cell table:style-name="ce698" office:value-type="string">
            <text:p>ion balance</text:p>
          </table:table-cell>
          <table:table-cell table:style-name="ce698" office:value-type="string">
            <text:p>PK RA</text:p>
          </table:table-cell>
          <table:table-cell table:style-name="ce698" office:value-type="string">
            <text:p>KT RA</text:p>
          </table:table-cell>
          <table:table-cell table:number-columns-repeated="1011"/>
        </table:table-row>
        <table:table-row table:style-name="ro1">
          <table:table-cell table:style-name="ce287"/>
          <table:table-cell table:style-name="ce687" office:value-type="string">
            <text:p>Concentration (ppm)</text:p>
          </table:table-cell>
          <table:table-cell table:style-name="ce699" table:formula="of:=[$Water.B4]" office:value-type="float" office:value="0">
            <text:p>0</text:p>
          </table:table-cell>
          <table:table-cell table:style-name="ce699" table:formula="of:=[$Water.D4]" office:value-type="float" office:value="0">
            <text:p>0</text:p>
          </table:table-cell>
          <table:table-cell table:style-name="ce699" table:formula="of:=[$Water.F4]" office:value-type="float" office:value="0">
            <text:p>0</text:p>
          </table:table-cell>
          <table:table-cell table:style-name="ce719"/>
          <table:table-cell table:style-name="ce699" table:formula="of:=[$Water.H4]" office:value-type="float" office:value="0">
            <text:p>0</text:p>
          </table:table-cell>
          <table:table-cell table:style-name="ce699" table:formula="of:=[$Water.J4]" office:value-type="float" office:value="0">
            <text:p>0</text:p>
          </table:table-cell>
          <table:table-cell table:style-name="ce699" table:formula="of:=[$Water.L4]" office:value-type="float" office:value="0">
            <text:p>0</text:p>
          </table:table-cell>
          <table:table-cell table:style-name="ce287"/>
          <table:table-cell table:style-name="ce272"/>
          <table:table-cell table:style-name="ce702" table:formula="of:=[.L35]*50" office:value-type="float" office:value="0">
            <text:p>0</text:p>
          </table:table-cell>
          <table:table-cell table:style-name="ce702" table:formula="of:=[.M35]*50" office:value-type="float" office:value="0">
            <text:p>0</text:p>
          </table:table-cell>
          <table:table-cell table:style-name="ce287"/>
          <table:table-cell table:number-columns-repeated="1010"/>
        </table:table-row>
        <table:table-row table:style-name="ro17">
          <table:table-cell table:style-name="ce288"/>
          <table:table-cell table:style-name="ce684" office:value-type="string">
            <text:p>Normality (mEq/L)</text:p>
          </table:table-cell>
          <table:table-cell table:style-name="ce700" table:formula="of:=2*[.C34]/40.078" office:value-type="float" office:value="0">
            <text:p>0.0</text:p>
          </table:table-cell>
          <table:table-cell table:style-name="ce700" table:formula="of:=2*[.D34]/24.305" office:value-type="float" office:value="0">
            <text:p>0.0</text:p>
          </table:table-cell>
          <table:table-cell table:style-name="ce700" table:formula="of:=1*[.E34]/22.99" office:value-type="float" office:value="0">
            <text:p>0.0</text:p>
          </table:table-cell>
          <table:table-cell table:style-name="ce700" table:formula="of:=SUM([.C35:.E35])" office:value-type="float" office:value="0">
            <text:p>0.0</text:p>
          </table:table-cell>
          <table:table-cell table:style-name="ce700" table:formula="of:=1*[.G34]/35.4527" office:value-type="float" office:value="0">
            <text:p>0.0</text:p>
          </table:table-cell>
          <table:table-cell table:style-name="ce700" table:formula="of:=2*[.H34]/96.062" office:value-type="float" office:value="0">
            <text:p>0.0</text:p>
          </table:table-cell>
          <table:table-cell table:style-name="ce700" table:formula="of:=1*[.I34]/61.016" office:value-type="float" office:value="0">
            <text:p>0.0</text:p>
          </table:table-cell>
          <table:table-cell table:style-name="ce700" table:formula="of:=SUM([.G35:.I35])" office:value-type="float" office:value="0">
            <text:p>0.0</text:p>
          </table:table-cell>
          <table:table-cell table:style-name="ce700" table:formula="of:=[.C35]+[.D35]+[.E35]-[.G35]-[.H35]-[.I35]" office:value-type="float" office:value="0">
            <text:p>0.0</text:p>
          </table:table-cell>
          <table:table-cell table:style-name="ce720" table:formula="of:=[.I35]-[.C35]/3.5-[.D35]/7" office:value-type="float" office:value="0">
            <text:p>0.0</text:p>
          </table:table-cell>
          <table:table-cell table:style-name="ce726" table:formula="of:=[.I35]-[.C35]/2.8-[.D35]/5.6" office:value-type="float" office:value="0">
            <text:p>0.0</text:p>
          </table:table-cell>
          <table:table-cell table:style-name="ce288"/>
          <table:table-cell table:number-columns-repeated="1010"/>
        </table:table-row>
        <table:table-row table:style-name="ro1">
          <table:table-cell/>
          <table:table-cell table:style-name="ce688"/>
          <table:table-cell table:style-name="ce701"/>
          <table:table-cell table:style-name="ce28" table:number-columns-repeated="2"/>
          <table:table-cell table:style-name="ce715"/>
          <table:table-cell table:style-name="ce673"/>
          <table:table-cell table:style-name="ce715"/>
          <table:table-cell table:number-columns-repeated="3"/>
          <table:table-cell table:style-name="ce28" table:number-columns-repeated="2"/>
          <table:table-cell table:number-columns-repeated="1011"/>
        </table:table-row>
        <table:table-row table:style-name="ro1">
          <table:table-cell/>
          <table:table-cell table:style-name="ce685" office:value-type="string">
            <text:p>Mixed water ions</text:p>
          </table:table-cell>
          <table:table-cell table:style-name="ce698" office:value-type="string">
            <text:p>Ca</text:p>
          </table:table-cell>
          <table:table-cell table:style-name="ce698" office:value-type="string">
            <text:p>Mg</text:p>
          </table:table-cell>
          <table:table-cell table:style-name="ce698" office:value-type="string">
            <text:p>Na</text:p>
          </table:table-cell>
          <table:table-cell table:style-name="ce713" office:value-type="string">
            <text:p>total</text:p>
          </table:table-cell>
          <table:table-cell table:style-name="ce713" office:value-type="string">
            <text:p>Cl</text:p>
          </table:table-cell>
          <table:table-cell table:style-name="ce706" office:value-type="string">
            <text:p>SO_4</text:p>
          </table:table-cell>
          <table:table-cell table:style-name="ce713" office:value-type="string">
            <text:p>HCO_3</text:p>
          </table:table-cell>
          <table:table-cell table:style-name="ce698" office:value-type="string">
            <text:p>total</text:p>
          </table:table-cell>
          <table:table-cell table:style-name="ce698" office:value-type="string">
            <text:p>ion balance</text:p>
          </table:table-cell>
          <table:table-cell table:style-name="ce698" office:value-type="string">
            <text:p>PK RA</text:p>
          </table:table-cell>
          <table:table-cell table:style-name="ce698" office:value-type="string">
            <text:p>KT RA</text:p>
          </table:table-cell>
          <table:table-cell table:number-columns-repeated="1011"/>
        </table:table-row>
        <table:table-row table:style-name="ro1">
          <table:table-cell table:style-name="ce287"/>
          <table:table-cell table:style-name="ce687" office:value-type="string">
            <text:p>Concentration (ppm)</text:p>
          </table:table-cell>
          <table:table-cell table:style-name="ce702" table:formula="of:=[.C34]*(1-[.$C$29])" office:value-type="float" office:value="0">
            <text:p>0</text:p>
          </table:table-cell>
          <table:table-cell table:style-name="ce702" table:formula="of:=[.D34]*(1-[.$C$29])" office:value-type="float" office:value="0">
            <text:p>0</text:p>
          </table:table-cell>
          <table:table-cell table:style-name="ce702" table:formula="of:=[.E34]*(1-[.$C$29])" office:value-type="float" office:value="0">
            <text:p>0</text:p>
          </table:table-cell>
          <table:table-cell table:style-name="ce719"/>
          <table:table-cell table:style-name="ce702" table:formula="of:=[.G34]*(1-[.$C$29])" office:value-type="float" office:value="0">
            <text:p>0</text:p>
          </table:table-cell>
          <table:table-cell table:style-name="ce702" table:formula="of:=[.H34]*(1-[.$C$29])" office:value-type="float" office:value="0">
            <text:p>0</text:p>
          </table:table-cell>
          <table:table-cell table:style-name="ce702" table:formula="of:=[.I34]*(1-[.$C$29])" office:value-type="float" office:value="0">
            <text:p>0</text:p>
          </table:table-cell>
          <table:table-cell table:style-name="ce287"/>
          <table:table-cell table:style-name="ce272"/>
          <table:table-cell table:style-name="ce702" table:formula="of:=[.L39]*50" office:value-type="float" office:value="0">
            <text:p>0</text:p>
          </table:table-cell>
          <table:table-cell table:style-name="ce702" table:formula="of:=[.M39]*50" office:value-type="float" office:value="0">
            <text:p>0</text:p>
          </table:table-cell>
          <table:table-cell table:style-name="ce287"/>
          <table:table-cell table:number-columns-repeated="1010"/>
        </table:table-row>
        <table:table-row table:style-name="ro17">
          <table:table-cell table:style-name="ce288"/>
          <table:table-cell table:style-name="ce684" office:value-type="string">
            <text:p>Normality (mEq/L)</text:p>
          </table:table-cell>
          <table:table-cell table:style-name="ce700" table:formula="of:=[.C35]*(1-[.$C$29])" office:value-type="float" office:value="0">
            <text:p>0.0</text:p>
          </table:table-cell>
          <table:table-cell table:style-name="ce700" table:formula="of:=[.D35]*(1-[.$C$29])" office:value-type="float" office:value="0">
            <text:p>0.0</text:p>
          </table:table-cell>
          <table:table-cell table:style-name="ce700" table:formula="of:=[.E35]*(1-[.$C$29])" office:value-type="float" office:value="0">
            <text:p>0.0</text:p>
          </table:table-cell>
          <table:table-cell table:style-name="ce700" table:formula="of:=SUM([.C39:.E39])" office:value-type="float" office:value="0">
            <text:p>0.0</text:p>
          </table:table-cell>
          <table:table-cell table:style-name="ce700" table:formula="of:=[.G35]*(1-[.$C$29])" office:value-type="float" office:value="0">
            <text:p>0.0</text:p>
          </table:table-cell>
          <table:table-cell table:style-name="ce700" table:formula="of:=[.H35]*(1-[.$C$29])" office:value-type="float" office:value="0">
            <text:p>0.0</text:p>
          </table:table-cell>
          <table:table-cell table:style-name="ce700" table:formula="of:=[.I35]*(1-[.$C$29])" office:value-type="float" office:value="0">
            <text:p>0.0</text:p>
          </table:table-cell>
          <table:table-cell table:style-name="ce700" table:formula="of:=SUM([.G39:.I39])" office:value-type="float" office:value="0">
            <text:p>0.0</text:p>
          </table:table-cell>
          <table:table-cell table:style-name="ce700" table:formula="of:=[.C39]+[.D39]+[.E39]-[.G39]-[.H39]-[.I39]" office:value-type="float" office:value="0">
            <text:p>0.0</text:p>
          </table:table-cell>
          <table:table-cell table:style-name="ce720" table:formula="of:=[.I39]-[.C39]/3.5-[.D39]/7" office:value-type="float" office:value="0">
            <text:p>0.0</text:p>
          </table:table-cell>
          <table:table-cell table:style-name="ce726" table:formula="of:=[.I39]-[.C39]/2.8-[.D39]/5.6" office:value-type="float" office:value="0">
            <text:p>0.0</text:p>
          </table:table-cell>
          <table:table-cell table:style-name="ce288"/>
          <table:table-cell table:number-columns-repeated="1010"/>
        </table:table-row>
        <table:table-row table:style-name="ro1">
          <table:table-cell/>
          <table:table-cell table:style-name="ce688"/>
          <table:table-cell table:style-name="ce701"/>
          <table:table-cell table:style-name="ce28" table:number-columns-repeated="2"/>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76" office:value-type="string">
            <text:p>Mixed Water Mash pH</text:p>
          </table:table-cell>
          <table:table-cell table:style-name="ce28" table:number-columns-repeated="3"/>
          <table:table-cell table:style-name="ce715"/>
          <table:table-cell table:style-name="ce673"/>
          <table:table-cell table:style-name="ce715"/>
          <table:table-cell table:style-name="ce28" table:number-columns-repeated="2"/>
          <table:table-cell/>
          <table:table-cell table:style-name="ce28"/>
          <table:table-cell table:number-columns-repeated="1012"/>
        </table:table-row>
        <table:table-row table:style-name="ro1">
          <table:table-cell/>
          <table:table-cell table:style-name="ce679" table:formula="of:=[.B22]+[.C31]*[.M39]" office:value-type="float" office:value="5.70545578947368" table:number-columns-spanned="1" table:number-rows-spanned="2">
            <text:p>5.71</text:p>
          </table:table-cell>
          <table:table-cell table:style-name="ce28" table:number-columns-repeated="3"/>
          <table:table-cell table:style-name="ce715"/>
          <table:table-cell table:style-name="ce673"/>
          <table:table-cell table:style-name="ce715"/>
          <table:table-cell table:style-name="ce28" table:number-columns-repeated="2"/>
          <table:table-cell/>
          <table:table-cell table:style-name="ce28"/>
          <table:table-cell table:number-columns-repeated="1012"/>
        </table:table-row>
        <table:table-row table:style-name="ro1">
          <table:table-cell/>
          <table:covered-table-cell table:style-name="ce680"/>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number-rows-repeated="2">
          <table:table-cell table:number-columns-repeated="2"/>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82" office:value-type="string" table:number-columns-spanned="1" table:number-rows-spanned="2">
            <text:p>Salt Additions</text:p>
          </table:table-cell>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7">
          <table:table-cell/>
          <table:covered-table-cell table:style-name="ce683"/>
          <table:table-cell table:style-name="ce703" office:value-type="string" table:number-columns-spanned="4" table:number-rows-spanned="1">
            <text:p>decreases pH</text:p>
          </table:table-cell>
          <table:covered-table-cell table:number-columns-repeated="3" table:style-name="ce703"/>
          <table:table-cell table:style-name="ce724" office:value-type="string">
            <text:p>pH neutral</text:p>
          </table:table-cell>
          <table:table-cell table:style-name="ce729" office:value-type="string" table:number-columns-spanned="2" table:number-rows-spanned="1">
            <text:p>increases pH</text:p>
          </table:table-cell>
          <table:covered-table-cell table:style-name="ce730"/>
          <table:table-cell table:style-name="ce739"/>
          <table:table-cell/>
          <table:table-cell table:style-name="ce28"/>
          <table:table-cell table:number-columns-repeated="1012"/>
        </table:table-row>
        <table:table-row table:style-name="ro1">
          <table:table-cell/>
          <table:table-cell table:style-name="ce685" office:value-type="string">
            <text:p>Strike water salts</text:p>
          </table:table-cell>
          <table:table-cell table:style-name="ce704" office:value-type="string">
            <text:p>CaCl_2</text:p>
          </table:table-cell>
          <table:table-cell table:style-name="ce698" office:value-type="string">
            <text:p>CaSO_4</text:p>
          </table:table-cell>
          <table:table-cell table:style-name="ce713" office:value-type="string">
            <text:p>MgCl_2</text:p>
          </table:table-cell>
          <table:table-cell table:style-name="ce698" office:value-type="string">
            <text:p>MgSO_4</text:p>
          </table:table-cell>
          <table:table-cell table:style-name="ce698" office:value-type="string">
            <text:p>NaCl</text:p>
          </table:table-cell>
          <table:table-cell table:style-name="ce713" office:value-type="string">
            <text:p>NaHCO_3</text:p>
          </table:table-cell>
          <table:table-cell table:style-name="ce698" office:value-type="string">
            <text:p>Ca(OH)_2</text:p>
          </table:table-cell>
          <table:table-cell table:number-columns-repeated="2"/>
          <table:table-cell table:style-name="ce28"/>
          <table:table-cell table:number-columns-repeated="1012"/>
        </table:table-row>
        <table:table-row table:style-name="ro1">
          <table:table-cell/>
          <table:table-cell table:style-name="ce685" office:value-type="string">
            <text:p>Hydration state</text:p>
          </table:table-cell>
          <table:table-cell table:number-columns-repeated="2" table:style-name="ce698" office:value-type="string">
            <text:p>*2(H_2O)</text:p>
          </table:table-cell>
          <table:table-cell table:style-name="ce698" office:value-type="string">
            <text:p>*6(H_2O)</text:p>
          </table:table-cell>
          <table:table-cell table:style-name="ce698" office:value-type="string">
            <text:p>*7(H_2O)</text:p>
          </table:table-cell>
          <table:table-cell table:style-name="ce706" office:value-type="string">
            <text:p>--</text:p>
          </table:table-cell>
          <table:table-cell table:style-name="ce713" office:value-type="string">
            <text:p>--</text:p>
          </table:table-cell>
          <table:table-cell table:style-name="ce698" office:value-type="string">
            <text:p>--</text:p>
          </table:table-cell>
          <table:table-cell table:number-columns-repeated="2"/>
          <table:table-cell table:style-name="ce28"/>
          <table:table-cell table:number-columns-repeated="1012"/>
        </table:table-row>
        <table:table-row table:style-name="ro1">
          <table:table-cell table:style-name="ce673"/>
          <table:table-cell table:style-name="ce689" office:value-type="string">
            <text:p>Amount added (g)</text:p>
          </table:table-cell>
          <table:table-cell table:style-name="ce693" table:formula="of:=[$Water.F25]" office:value-type="float" office:value="0">
            <text:p>0.0</text:p>
          </table:table-cell>
          <table:table-cell table:style-name="ce693" table:formula="of:=[$Water.H25]" office:value-type="float" office:value="0">
            <text:p>0.0</text:p>
          </table:table-cell>
          <table:table-cell table:style-name="ce693" table:formula="of:=[$Water.J25]" office:value-type="float" office:value="0">
            <text:p>0.0</text:p>
          </table:table-cell>
          <table:table-cell table:style-name="ce693" table:formula="of:=[$Water.L25]" office:value-type="float" office:value="0">
            <text:p>0.0</text:p>
          </table:table-cell>
          <table:table-cell table:style-name="ce693" table:formula="of:=[$Water.N25]" office:value-type="float" office:value="0">
            <text:p>0.0</text:p>
          </table:table-cell>
          <table:table-cell table:style-name="ce693" table:formula="of:=[$Water.P25]" office:value-type="float" office:value="0">
            <text:p>0.0</text:p>
          </table:table-cell>
          <table:table-cell table:style-name="ce693" table:formula="of:=[$Water.R25]" office:value-type="float" office:value="0">
            <text:p>0.0</text:p>
          </table:table-cell>
          <table:table-cell table:style-name="ce673" table:number-columns-repeated="5"/>
          <table:table-cell table:number-columns-repeated="1010"/>
        </table:table-row>
        <table:table-row table:style-name="ro1">
          <table:table-cell table:style-name="ce28"/>
          <table:table-cell table:style-name="ce690"/>
          <table:table-cell table:style-name="ce705" table:number-columns-repeated="3"/>
          <table:table-cell table:style-name="ce701"/>
          <table:table-cell table:style-name="ce725"/>
          <table:table-cell table:style-name="ce701"/>
          <table:table-cell table:style-name="ce705"/>
          <table:table-cell table:style-name="ce28" table:number-columns-repeated="5"/>
          <table:table-cell table:number-columns-repeated="1010"/>
        </table:table-row>
        <table:table-row table:style-name="ro17">
          <table:table-cell/>
          <table:table-cell table:style-name="ce688"/>
          <table:table-cell table:style-name="ce697" office:value-type="string" table:number-columns-spanned="4" table:number-rows-spanned="1">
            <text:p>positive Ions</text:p>
          </table:table-cell>
          <table:covered-table-cell table:number-columns-repeated="3" table:style-name="ce697"/>
          <table:table-cell table:style-name="ce723" office:value-type="string" table:number-columns-spanned="4" table:number-rows-spanned="1">
            <text:p>negative Ions</text:p>
          </table:table-cell>
          <table:covered-table-cell table:number-columns-repeated="3" table:style-name="ce723"/>
          <table:table-cell/>
          <table:table-cell table:style-name="ce28"/>
          <table:table-cell table:number-columns-repeated="1012"/>
        </table:table-row>
        <table:table-row table:style-name="ro1">
          <table:table-cell/>
          <table:table-cell table:style-name="ce685" office:value-type="string">
            <text:p>Resulting water ions</text:p>
          </table:table-cell>
          <table:table-cell table:style-name="ce677" office:value-type="string">
            <text:p>Ca</text:p>
          </table:table-cell>
          <table:table-cell table:style-name="ce677" office:value-type="string">
            <text:p>Mg</text:p>
          </table:table-cell>
          <table:table-cell table:style-name="ce677" office:value-type="string">
            <text:p>Na</text:p>
          </table:table-cell>
          <table:table-cell table:style-name="ce713" office:value-type="string">
            <text:p>total</text:p>
          </table:table-cell>
          <table:table-cell table:style-name="ce717" office:value-type="string">
            <text:p>Cl</text:p>
          </table:table-cell>
          <table:table-cell table:style-name="ce722" office:value-type="string">
            <text:p>SO_4</text:p>
          </table:table-cell>
          <table:table-cell table:style-name="ce717" office:value-type="string">
            <text:p>HCO_3</text:p>
          </table:table-cell>
          <table:table-cell table:style-name="ce698" office:value-type="string">
            <text:p>total</text:p>
          </table:table-cell>
          <table:table-cell table:style-name="ce698" office:value-type="string">
            <text:p>ion balance</text:p>
          </table:table-cell>
          <table:table-cell table:style-name="ce698" office:value-type="string">
            <text:p>PK RA</text:p>
          </table:table-cell>
          <table:table-cell table:style-name="ce698" office:value-type="string">
            <text:p>KT RA</text:p>
          </table:table-cell>
          <table:table-cell table:number-columns-repeated="1011"/>
        </table:table-row>
        <table:table-row table:style-name="ro1">
          <table:table-cell table:style-name="ce287"/>
          <table:table-cell table:style-name="ce687" office:value-type="string">
            <text:p>Concentration (ppm)</text:p>
          </table:table-cell>
          <table:table-cell table:style-name="ce702" table:formula="of:=[.C38]+(0.273*[.C50]*1000+0.233*[.D50]*1000+0.541*[.I50]*1000)/[.E28]" office:value-type="float" office:value="0">
            <text:p>0</text:p>
          </table:table-cell>
          <table:table-cell table:style-name="ce702" table:formula="of:=[.D38]+( 0.12*[.E50]*1000 + 0.099*[.F50]*1000)/[.E28]" office:value-type="float" office:value="0">
            <text:p>0</text:p>
          </table:table-cell>
          <table:table-cell table:style-name="ce702" table:formula="of:=[.E38] + (0.393*[.G50]*1000 + 0.274*[.H50]*1000 )/[.E28]" office:value-type="float" office:value="0">
            <text:p>0</text:p>
          </table:table-cell>
          <table:table-cell table:style-name="ce719"/>
          <table:table-cell table:style-name="ce702" table:formula="of:=[.G38] + ( 0.482*[.C50]*1000 + 0.349 * [.E50]*1000 + 0.607*[.G50]*1000)/[.E28]" office:value-type="float" office:value="0">
            <text:p>0</text:p>
          </table:table-cell>
          <table:table-cell table:style-name="ce702" table:formula="of:=[.H38] + (0.558*[.D50]*1000 + 0.39 * [.F50]*1000)/[.E28]" office:value-type="float" office:value="0">
            <text:p>0</text:p>
          </table:table-cell>
          <table:table-cell table:style-name="ce702" table:formula="of:=[.I38] + ( 0.726*[.H50]*1000 + 0.459*[.I50]*1000*61.016/17.007)/[.E28]" office:value-type="float" office:value="0">
            <text:p>0</text:p>
          </table:table-cell>
          <table:table-cell table:style-name="ce287"/>
          <table:table-cell table:style-name="ce272"/>
          <table:table-cell table:style-name="ce702" table:formula="of:=[.L55]*50" office:value-type="float" office:value="0">
            <text:p>0</text:p>
          </table:table-cell>
          <table:table-cell table:style-name="ce702" table:formula="of:=[.M55]*50" office:value-type="float" office:value="0">
            <text:p>0</text:p>
          </table:table-cell>
          <table:table-cell table:style-name="ce287"/>
          <table:table-cell table:number-columns-repeated="1010"/>
        </table:table-row>
        <table:table-row table:style-name="ro17">
          <table:table-cell table:style-name="ce288"/>
          <table:table-cell table:style-name="ce684" office:value-type="string">
            <text:p>Normality (mEq/L)</text:p>
          </table:table-cell>
          <table:table-cell table:style-name="ce700" table:formula="of:=2*[.C54]/40.078" office:value-type="float" office:value="0">
            <text:p>0.0</text:p>
          </table:table-cell>
          <table:table-cell table:style-name="ce700" table:formula="of:=2*[.D54]/24.305" office:value-type="float" office:value="0">
            <text:p>0.0</text:p>
          </table:table-cell>
          <table:table-cell table:style-name="ce700" table:formula="of:=1*[.E54]/22.99" office:value-type="float" office:value="0">
            <text:p>0.0</text:p>
          </table:table-cell>
          <table:table-cell table:style-name="ce700" table:formula="of:=SUM([.C55:.E55])" office:value-type="float" office:value="0">
            <text:p>0.0</text:p>
          </table:table-cell>
          <table:table-cell table:style-name="ce700" table:formula="of:=1*[.G54]/35.4527" office:value-type="float" office:value="0">
            <text:p>0.0</text:p>
          </table:table-cell>
          <table:table-cell table:style-name="ce700" table:formula="of:=2*[.H54]/96.062" office:value-type="float" office:value="0">
            <text:p>0.0</text:p>
          </table:table-cell>
          <table:table-cell table:style-name="ce700" table:formula="of:=1*[.I54]/61.016" office:value-type="float" office:value="0">
            <text:p>0.0</text:p>
          </table:table-cell>
          <table:table-cell table:style-name="ce700" table:formula="of:=SUM([.G55:.I55])" office:value-type="float" office:value="0">
            <text:p>0.0</text:p>
          </table:table-cell>
          <table:table-cell table:style-name="ce700" table:formula="of:=[.C55]+[.D55]+[.E55]-[.G55]-[.H55]-[.I55]" office:value-type="float" office:value="0">
            <text:p>0.0</text:p>
          </table:table-cell>
          <table:table-cell table:style-name="ce720" table:formula="of:=[.I55]-[.C55]/3.5-[.D55]/7" office:value-type="float" office:value="0">
            <text:p>0.0</text:p>
          </table:table-cell>
          <table:table-cell table:style-name="ce726" table:formula="of:=[.I55]-[.C55]/2.8-[.D55]/5.6" office:value-type="float" office:value="0">
            <text:p>0.0</text:p>
          </table:table-cell>
          <table:table-cell table:style-name="ce288"/>
          <table:table-cell table:number-columns-repeated="1010"/>
        </table:table-row>
        <table:table-row table:style-name="ro1">
          <table:table-cell table:number-columns-repeated="2"/>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76" office:value-type="string">
            <text:p>Mash pH with Salts</text:p>
          </table:table-cell>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79" table:formula="of:=[.B22] + [.C31] * [.M55]" office:value-type="float" office:value="5.70545578947368" table:number-columns-spanned="1" table:number-rows-spanned="2">
            <text:p>5.71</text:p>
          </table:table-cell>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covered-table-cell table:style-name="ce680"/>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7">
          <table:table-cell/>
          <table:table-cell table:style-name="ce691"/>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number-columns-repeated="2"/>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82" office:value-type="string" table:number-columns-spanned="1" table:number-rows-spanned="2">
            <text:p>Acid Additions</text:p>
          </table:table-cell>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covered-table-cell table:style-name="ce683"/>
          <table:table-cell table:style-name="ce705" table:number-columns-repeated="3"/>
          <table:table-cell table:style-name="ce701"/>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85" office:value-type="string">
            <text:p>Type of Acid</text:p>
          </table:table-cell>
          <table:table-cell table:style-name="ce698" office:value-type="string">
            <text:p>Phosphoric</text:p>
          </table:table-cell>
          <table:table-cell table:style-name="ce698" office:value-type="string">
            <text:p>Lactic</text:p>
          </table:table-cell>
          <table:table-cell table:style-name="ce698" office:value-type="string">
            <text:p>Acid Malt</text:p>
          </table:table-cell>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85" office:value-type="string">
            <text:p>Strength (%)</text:p>
          </table:table-cell>
          <table:table-cell table:style-name="ce694" table:formula="of:=[$Water.Y25]" office:value-type="percentage" office:value="0.1">
            <text:p>10%</text:p>
          </table:table-cell>
          <table:table-cell table:style-name="ce694" table:formula="of:=[$Water.AA25]" office:value-type="percentage" office:value="0.88">
            <text:p>88%</text:p>
          </table:table-cell>
          <table:table-cell table:style-name="ce714" table:formula="of:=[$Water.AC25]" office:value-type="percentage" office:value="0.03">
            <text:p>3.0%</text:p>
          </table:table-cell>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85" office:value-type="string">
            <text:p>Density (kg/L)</text:p>
          </table:table-cell>
          <table:table-cell table:style-name="ce695" table:formula="of:=1+0.49*[.C65]+0.375*[.C65]^2" office:value-type="float" office:value="1.05275">
            <text:p>1.05</text:p>
          </table:table-cell>
          <table:table-cell table:style-name="ce695" table:formula="of:=1+0.237*[.D65]" office:value-type="float" office:value="1.20856">
            <text:p>1.21</text:p>
          </table:table-cell>
          <table:table-cell table:style-name="ce705"/>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85" office:value-type="string">
            <text:p>Amount added (mL / oz)</text:p>
          </table:table-cell>
          <table:table-cell table:style-name="ce693" table:formula="of:=[$Water.Y26]" office:value-type="float" office:value="0">
            <office:annotation draw:style-name="gr59" draw:text-style-name="P9" svg:width="1.6614in" svg:height="0.878in" svg:x="2.189in" svg:y="13.4571in" draw:caption-point-x="1.2323in" draw:caption-point-y="0.1819in">
              <dc:creator>NWS</dc:creator>
              <dc:date>2017-12-30T00:00:00</dc:date>
              <text:p text:style-name="P9"><text:span text:style-name="T18">Amount added in mL.</text:span></text:p>
              <text:p text:style-name="P9"><text:span text:style-name="T19"/></text:p>
            </office:annotation>
            <text:p>0.0</text:p>
          </table:table-cell>
          <table:table-cell table:style-name="ce693" table:formula="of:=[$Water.AA26]" office:value-type="float" office:value="0">
            <office:annotation draw:style-name="gr59" draw:text-style-name="P9" svg:width="1.5476in" svg:height="0.878in" svg:x="2.9724in" svg:y="13.4571in" draw:caption-point-x="1.1185in" draw:caption-point-y="0.1819in">
              <dc:creator>NWS</dc:creator>
              <dc:date>2017-12-30T00:00:00</dc:date>
              <text:p text:style-name="P9"><text:span text:style-name="T18">Amount added in mL.</text:span></text:p>
            </office:annotation>
            <text:p>0.0</text:p>
          </table:table-cell>
          <table:table-cell table:style-name="ce693" table:formula="of:=IF([$Brewhouse.V17]=&quot;Metric&quot;; [$Water.AC26]*0.0352739619; [$Water.AC26])" office:value-type="float" office:value="0">
            <office:annotation draw:style-name="gr60" draw:text-style-name="P9" svg:width="1.5476in" svg:height="1.2654in" svg:x="3.6421in" svg:y="13.4571in" draw:caption-point-x="1.1185in" draw:caption-point-y="0.1819in">
              <dc:creator>NWS</dc:creator>
              <dc:date>2017-12-30T00:00:00</dc:date>
              <text:p text:style-name="P9"><text:span text:style-name="T18">Amount added in oz. (weight). <text:s/>Acid malt is treated as any other acid addition in that it is assumed to change the RA of the strike water.</text:span></text:p>
              <text:p text:style-name="P9"><text:span text:style-name="T19"/></text:p>
            </office:annotation>
            <text:p>0.0</text:p>
          </table:table-cell>
          <table:table-cell table:style-name="ce698" office:value-type="string">
            <text:p>PK RA</text:p>
          </table:table-cell>
          <table:table-cell table:style-name="ce698" office:value-type="string">
            <text:p>KT RA</text:p>
          </table:table-cell>
          <table:table-cell table:style-name="ce715"/>
          <table:table-cell table:number-columns-repeated="3"/>
          <table:table-cell table:style-name="ce28"/>
          <table:table-cell table:number-columns-repeated="1012"/>
        </table:table-row>
        <table:table-row table:style-name="ro1">
          <table:table-cell/>
          <table:table-cell table:style-name="ce685" office:value-type="string">
            <text:p>Alkalinity (ppm CaCO_3)</text:p>
          </table:table-cell>
          <table:table-cell table:style-name="ce702" table:formula="of:=[.C69]*50" office:value-type="float" office:value="-0">
            <text:p>0</text:p>
          </table:table-cell>
          <table:table-cell table:style-name="ce702" table:formula="of:=[.D69]*50" office:value-type="float" office:value="-0">
            <text:p>0</text:p>
          </table:table-cell>
          <table:table-cell table:style-name="ce702"/>
          <table:table-cell table:style-name="ce702" table:formula="of:=[.F69]*50" office:value-type="float" office:value="0">
            <text:p>0</text:p>
          </table:table-cell>
          <table:table-cell table:style-name="ce702" table:formula="of:=[.G69]*50" office:value-type="float" office:value="0">
            <text:p>0</text:p>
          </table:table-cell>
          <table:table-cell table:style-name="ce715"/>
          <table:table-cell table:number-columns-repeated="3"/>
          <table:table-cell table:style-name="ce28"/>
          <table:table-cell table:number-columns-repeated="1012"/>
        </table:table-row>
        <table:table-row table:style-name="ro17">
          <table:table-cell/>
          <table:table-cell table:style-name="ce685" office:value-type="string">
            <text:p>Alkalinity (mEq/L)</text:p>
          </table:table-cell>
          <table:table-cell table:style-name="ce700" table:formula="of:=-[.C65]*[.C66]/98*1000*[.C67]/[.E28]" office:value-type="float" office:value="-0">
            <text:p>0.0</text:p>
          </table:table-cell>
          <table:table-cell table:style-name="ce700" table:formula="of:=-[.D65]*[.D66]/90.09*1000*[.D67]/[.E28]" office:value-type="float" office:value="-0">
            <text:p>0.0</text:p>
          </table:table-cell>
          <table:table-cell table:style-name="ce700" table:formula="of:=-[.E65]*[.E67]*28.35/90.09/[.E28]*1000" office:value-type="float" office:value="-0">
            <text:p>0.0</text:p>
          </table:table-cell>
          <table:table-cell table:style-name="ce720" table:formula="of:=[.L55]+[.C69]+[.D69]+[.E69]" office:value-type="float" office:value="0">
            <text:p>0.0</text:p>
          </table:table-cell>
          <table:table-cell table:style-name="ce726" table:formula="of:=[.M55]+[.C69]+[.D69]+[.E69]" office:value-type="float" office:value="0">
            <text:p>0.0</text:p>
          </table:table-cell>
          <table:table-cell table:number-columns-repeated="1017"/>
        </table:table-row>
        <table:table-row table:style-name="ro1">
          <table:table-cell table:number-columns-repeated="2"/>
          <table:table-cell table:style-name="ce28" table:number-columns-repeated="3"/>
          <table:table-cell table:style-name="ce715"/>
          <table:table-cell table:style-name="ce673"/>
          <table:table-cell table:style-name="ce715"/>
          <table:table-cell table:number-columns-repeated="3"/>
          <table:table-cell table:style-name="ce28"/>
          <table:table-cell table:number-columns-repeated="1012"/>
        </table:table-row>
        <table:table-row table:style-name="ro1">
          <table:table-cell/>
          <table:table-cell table:style-name="ce676" office:value-type="string">
            <text:p>Mash pH with Salts and Acids</text:p>
          </table:table-cell>
          <table:table-cell table:style-name="ce28" table:number-columns-repeated="3"/>
          <table:table-cell table:style-name="ce715"/>
          <table:table-cell table:style-name="ce673"/>
          <table:table-cell table:number-columns-repeated="1017"/>
        </table:table-row>
        <table:table-row table:style-name="ro1">
          <table:table-cell/>
          <table:table-cell table:style-name="ce679" table:formula="of:=[.B22]+[.C31]*[.G69]" office:value-type="float" office:value="5.70545578947368" table:number-columns-spanned="1" table:number-rows-spanned="2">
            <text:p>5.71</text:p>
          </table:table-cell>
          <table:table-cell table:style-name="ce28" table:number-columns-repeated="3"/>
          <table:table-cell table:style-name="ce715"/>
          <table:table-cell table:style-name="ce673"/>
          <table:table-cell table:number-columns-repeated="1017"/>
        </table:table-row>
        <table:table-row table:style-name="ro1">
          <table:table-cell/>
          <table:covered-table-cell table:style-name="ce680"/>
          <table:table-cell table:style-name="ce28" table:number-columns-repeated="3"/>
          <table:table-cell table:style-name="ce715"/>
          <table:table-cell table:style-name="ce673"/>
          <table:table-cell table:number-columns-repeated="1017"/>
        </table:table-row>
        <table:table-row table:style-name="ro1" table:number-rows-repeated="1048502">
          <table:table-cell table:number-columns-repeated="1024"/>
        </table:table-row>
        <table:table-row table:style-name="ro1">
          <table:table-cell table:number-columns-repeated="1024"/>
        </table:table-row>
        <table:named-expressions/>
      </table:table>
      <table:table table:name="Kettle_Chem" table:style-name="ta32" table:protected="true" table:print="false">
        <table:table-column table:style-name="co1" table:default-cell-style-name="Excel_20_Built-in_20_Normal"/>
        <table:table-column table:style-name="co98" table:default-cell-style-name="Excel_20_Built-in_20_Normal"/>
        <table:table-column table:style-name="co1" table:number-columns-repeated="1022" table:default-cell-style-name="Excel_20_Built-in_20_Normal"/>
        <table:table-row table:style-name="ro1">
          <table:table-cell table:number-columns-repeated="1024"/>
        </table:table-row>
        <table:table-row table:style-name="ro31">
          <table:table-cell/>
          <table:table-cell table:style-name="ce682" office:value-type="string" table:number-columns-spanned="1" table:number-rows-spanned="2">
            <text:p>Sparge Water Ions</text:p>
          </table:table-cell>
          <table:table-cell table:style-name="ce28" table:number-columns-repeated="3"/>
          <table:table-cell table:style-name="ce715"/>
          <table:table-cell table:style-name="ce673"/>
          <table:table-cell table:style-name="ce715"/>
          <table:table-cell/>
          <table:table-cell table:style-name="ce737" table:number-columns-repeated="2"/>
          <table:table-cell table:number-columns-repeated="1013"/>
        </table:table-row>
        <table:table-row table:style-name="ro2">
          <table:table-cell/>
          <table:covered-table-cell table:style-name="ce683"/>
          <table:table-cell table:style-name="ce28" table:number-columns-repeated="2"/>
          <table:table-cell table:style-name="ce710"/>
          <table:table-cell table:style-name="ce715"/>
          <table:table-cell table:style-name="ce673"/>
          <table:table-cell table:style-name="ce715"/>
          <table:table-cell table:number-columns-repeated="1016"/>
        </table:table-row>
        <table:table-row table:style-name="ro1">
          <table:table-cell/>
          <table:table-cell table:style-name="ce684" office:value-type="string">
            <text:p>Strike water volume (gal)</text:p>
          </table:table-cell>
          <table:table-cell table:style-name="ce747" table:formula="of:=IF([$Brewhouse.V17]=&quot;Metric&quot;;  [$Water.W4]*0.264172051; [$Water.W4])" office:value-type="float" office:value="4.27657166666667">
            <text:p>4.277</text:p>
          </table:table-cell>
          <table:table-cell table:style-name="ce706" office:value-type="string">
            <text:p>(L)</text:p>
          </table:table-cell>
          <table:table-cell table:style-name="ce700" table:formula="of:=[.C4]*3.785" office:value-type="float" office:value="16.1868237583333">
            <text:p>16.2</text:p>
          </table:table-cell>
          <table:table-cell table:style-name="ce673" table:number-columns-repeated="3"/>
          <table:table-cell table:style-name="ce288" table:number-columns-repeated="3"/>
          <table:table-cell table:number-columns-repeated="1013"/>
        </table:table-row>
        <table:table-row table:style-name="ro1">
          <table:table-cell/>
          <table:table-cell table:style-name="ce685" office:value-type="string">
            <text:p>Percentage that is distilled</text:p>
          </table:table-cell>
          <table:table-cell table:style-name="ce694" table:formula="of:=[$Water.Y4]" office:value-type="percentage" office:value="0">
            <office:annotation draw:style-name="gr61" draw:text-style-name="P9" svg:width="1.6531in" svg:height="0.8685in" svg:x="2.189in" svg:y="0.8268in" draw:caption-point-x="1.078in" draw:caption-point-y="0.0878in">
              <dc:creator>NWS</dc:creator>
              <dc:date>2017-12-30T00:00:00</dc:date>
              <text:p text:style-name="P9"><text:span text:style-name="T18">Enter percentage of sparge water that will be distilled or RO. <text:s/>If using all distilled, enter 100.</text:span></text:p>
              <text:p text:style-name="P9"><text:span text:style-name="T19"/></text:p>
            </office:annotation>
            <text:p>0%</text:p>
          </table:table-cell>
          <table:table-cell table:style-name="ce28" table:number-columns-repeated="2"/>
          <table:table-cell table:style-name="ce715"/>
          <table:table-cell table:style-name="ce673"/>
          <table:table-cell table:style-name="ce715"/>
          <table:table-cell table:number-columns-repeated="1016"/>
        </table:table-row>
        <table:table-row table:style-name="ro1">
          <table:table-cell/>
          <table:table-cell table:style-name="ce688"/>
          <table:table-cell table:style-name="ce701"/>
          <table:table-cell table:style-name="ce705"/>
          <table:table-cell table:style-name="ce701"/>
          <table:table-cell table:style-name="ce715"/>
          <table:table-cell table:style-name="ce673"/>
          <table:table-cell table:style-name="ce715"/>
          <table:table-cell table:number-columns-repeated="1016"/>
        </table:table-row>
        <table:table-row table:style-name="ro1">
          <table:table-cell/>
          <table:table-cell table:style-name="ce746"/>
          <table:table-cell table:style-name="ce748"/>
          <table:table-cell table:style-name="ce746" table:number-columns-repeated="2"/>
          <table:table-cell table:style-name="ce383" table:number-columns-repeated="6"/>
          <table:table-cell table:number-columns-repeated="1013"/>
        </table:table-row>
        <table:table-row table:style-name="ro17">
          <table:table-cell table:number-columns-repeated="2"/>
          <table:table-cell table:style-name="ce697" office:value-type="string" table:number-columns-spanned="4" table:number-rows-spanned="1">
            <text:p>positive Ions</text:p>
          </table:table-cell>
          <table:covered-table-cell table:number-columns-repeated="2" table:style-name="ce707"/>
          <table:covered-table-cell table:style-name="ce718"/>
          <table:table-cell table:style-name="ce723" office:value-type="string" table:number-columns-spanned="4" table:number-rows-spanned="1">
            <text:p>negative ions</text:p>
          </table:table-cell>
          <table:covered-table-cell table:number-columns-repeated="2" table:style-name="ce728"/>
          <table:covered-table-cell table:style-name="ce738"/>
          <table:table-cell table:number-columns-repeated="1014"/>
        </table:table-row>
        <table:table-row table:style-name="ro1">
          <table:table-cell/>
          <table:table-cell table:style-name="ce685" office:value-type="string">
            <text:p>Source water ions</text:p>
          </table:table-cell>
          <table:table-cell table:style-name="ce698" office:value-type="string">
            <text:p>Ca</text:p>
          </table:table-cell>
          <table:table-cell table:style-name="ce698" office:value-type="string">
            <text:p>Mg</text:p>
          </table:table-cell>
          <table:table-cell table:style-name="ce698" office:value-type="string">
            <text:p>Na</text:p>
          </table:table-cell>
          <table:table-cell table:style-name="ce713" office:value-type="string">
            <text:p>total</text:p>
          </table:table-cell>
          <table:table-cell table:style-name="ce713" office:value-type="string">
            <text:p>Cl</text:p>
          </table:table-cell>
          <table:table-cell table:style-name="ce706" office:value-type="string">
            <text:p>SO_4</text:p>
          </table:table-cell>
          <table:table-cell table:style-name="ce713" office:value-type="string">
            <text:p>HCO_3</text:p>
          </table:table-cell>
          <table:table-cell table:style-name="ce698" office:value-type="string">
            <text:p>total</text:p>
          </table:table-cell>
          <table:table-cell table:style-name="ce698" office:value-type="string">
            <text:p>ion balance</text:p>
          </table:table-cell>
          <table:table-cell table:number-columns-repeated="1013"/>
        </table:table-row>
        <table:table-row table:style-name="ro1">
          <table:table-cell/>
          <table:table-cell table:style-name="ce687" office:value-type="string">
            <text:p>Concentration (ppm)</text:p>
          </table:table-cell>
          <table:table-cell table:style-name="ce749" table:formula="of:=[$Mash_Chem.C34]" office:value-type="float" office:value="0">
            <text:p>0</text:p>
          </table:table-cell>
          <table:table-cell table:style-name="ce749" table:formula="of:=[$Mash_Chem.D34]" office:value-type="float" office:value="0">
            <text:p>0</text:p>
          </table:table-cell>
          <table:table-cell table:style-name="ce749" table:formula="of:=[$Mash_Chem.E34]" office:value-type="float" office:value="0">
            <text:p>0</text:p>
          </table:table-cell>
          <table:table-cell table:style-name="ce751"/>
          <table:table-cell table:style-name="ce749" table:formula="of:=[$Mash_Chem.G34]" office:value-type="float" office:value="0">
            <text:p>0</text:p>
          </table:table-cell>
          <table:table-cell table:style-name="ce749" table:formula="of:=[$Mash_Chem.H34]" office:value-type="float" office:value="0">
            <text:p>0</text:p>
          </table:table-cell>
          <table:table-cell table:style-name="ce749" table:formula="of:=[$Mash_Chem.I34]" office:value-type="float" office:value="0">
            <text:p>0</text:p>
          </table:table-cell>
          <table:table-cell table:style-name="ce287"/>
          <table:table-cell table:style-name="ce272"/>
          <table:table-cell table:number-columns-repeated="1013"/>
        </table:table-row>
        <table:table-row table:style-name="ro1">
          <table:table-cell/>
          <table:table-cell table:style-name="ce684" office:value-type="string">
            <text:p>Normality (mEq/L)</text:p>
          </table:table-cell>
          <table:table-cell table:style-name="ce700" table:formula="of:=2*[.C10]/40.078" office:value-type="float" office:value="0">
            <text:p>0.0</text:p>
          </table:table-cell>
          <table:table-cell table:style-name="ce700" table:formula="of:=2*[.D10]/24.305" office:value-type="float" office:value="0">
            <text:p>0.0</text:p>
          </table:table-cell>
          <table:table-cell table:style-name="ce700" table:formula="of:=1*[.E10]/22.99" office:value-type="float" office:value="0">
            <text:p>0.0</text:p>
          </table:table-cell>
          <table:table-cell table:style-name="ce700" table:formula="of:=SUM([.C11:.E11])" office:value-type="float" office:value="0">
            <text:p>0.0</text:p>
          </table:table-cell>
          <table:table-cell table:style-name="ce700" table:formula="of:=1*[.G10]/35.4527" office:value-type="float" office:value="0">
            <text:p>0.0</text:p>
          </table:table-cell>
          <table:table-cell table:style-name="ce700" table:formula="of:=2*[.H10]/96.062" office:value-type="float" office:value="0">
            <text:p>0.0</text:p>
          </table:table-cell>
          <table:table-cell table:style-name="ce700" table:formula="of:=1*[.I10]/61.016" office:value-type="float" office:value="0">
            <text:p>0.0</text:p>
          </table:table-cell>
          <table:table-cell table:style-name="ce700" table:formula="of:=SUM([.G11:.I11])" office:value-type="float" office:value="0">
            <text:p>0.0</text:p>
          </table:table-cell>
          <table:table-cell table:style-name="ce700" table:formula="of:=[.C11]+[.D11]+[.E11]-[.G11]-[.H11]-[.I11]" office:value-type="float" office:value="0">
            <text:p>0.0</text:p>
          </table:table-cell>
          <table:table-cell table:number-columns-repeated="1013"/>
        </table:table-row>
        <table:table-row table:style-name="ro1">
          <table:table-cell/>
          <table:table-cell table:style-name="ce688"/>
          <table:table-cell table:style-name="ce701"/>
          <table:table-cell table:style-name="ce28" table:number-columns-repeated="2"/>
          <table:table-cell table:style-name="ce715"/>
          <table:table-cell table:style-name="ce673"/>
          <table:table-cell table:style-name="ce715"/>
          <table:table-cell table:number-columns-repeated="1016"/>
        </table:table-row>
        <table:table-row table:style-name="ro1">
          <table:table-cell/>
          <table:table-cell table:style-name="ce685" office:value-type="string">
            <text:p>Mixed water ions</text:p>
          </table:table-cell>
          <table:table-cell table:style-name="ce698" office:value-type="string">
            <text:p>Ca</text:p>
          </table:table-cell>
          <table:table-cell table:style-name="ce698" office:value-type="string">
            <text:p>Mg</text:p>
          </table:table-cell>
          <table:table-cell table:style-name="ce698" office:value-type="string">
            <text:p>Na</text:p>
          </table:table-cell>
          <table:table-cell table:style-name="ce713" office:value-type="string">
            <text:p>total</text:p>
          </table:table-cell>
          <table:table-cell table:style-name="ce713" office:value-type="string">
            <text:p>Cl</text:p>
          </table:table-cell>
          <table:table-cell table:style-name="ce706" office:value-type="string">
            <text:p>SO_4</text:p>
          </table:table-cell>
          <table:table-cell table:style-name="ce713" office:value-type="string">
            <text:p>HCO_3</text:p>
          </table:table-cell>
          <table:table-cell table:style-name="ce698" office:value-type="string">
            <text:p>total</text:p>
          </table:table-cell>
          <table:table-cell table:style-name="ce698" office:value-type="string">
            <text:p>ion balance</text:p>
          </table:table-cell>
          <table:table-cell table:number-columns-repeated="1013"/>
        </table:table-row>
        <table:table-row table:style-name="ro1">
          <table:table-cell/>
          <table:table-cell table:style-name="ce687" office:value-type="string">
            <text:p>Concentration (ppm)</text:p>
          </table:table-cell>
          <table:table-cell table:style-name="ce702" table:formula="of:=[.C10]*(1-[.$C$5])" office:value-type="float" office:value="0">
            <text:p>0</text:p>
          </table:table-cell>
          <table:table-cell table:style-name="ce702" table:formula="of:=[.D10]*(1-[.$C$5])" office:value-type="float" office:value="0">
            <text:p>0</text:p>
          </table:table-cell>
          <table:table-cell table:style-name="ce702" table:formula="of:=[.E10]*(1-[.$C$5])" office:value-type="float" office:value="0">
            <text:p>0</text:p>
          </table:table-cell>
          <table:table-cell table:style-name="ce719"/>
          <table:table-cell table:style-name="ce702" table:formula="of:=[.G10]*(1-[.$C$5])" office:value-type="float" office:value="0">
            <text:p>0</text:p>
          </table:table-cell>
          <table:table-cell table:style-name="ce702" table:formula="of:=[.H10]*(1-[.$C$5])" office:value-type="float" office:value="0">
            <text:p>0</text:p>
          </table:table-cell>
          <table:table-cell table:style-name="ce702" table:formula="of:=[.I10]*(1-[.$C$5])" office:value-type="float" office:value="0">
            <text:p>0</text:p>
          </table:table-cell>
          <table:table-cell table:style-name="ce287"/>
          <table:table-cell table:style-name="ce272"/>
          <table:table-cell table:number-columns-repeated="1013"/>
        </table:table-row>
        <table:table-row table:style-name="ro1">
          <table:table-cell/>
          <table:table-cell table:style-name="ce684" office:value-type="string">
            <text:p>Normality (mEq/L)</text:p>
          </table:table-cell>
          <table:table-cell table:style-name="ce700" table:formula="of:=[.C11]*(1-[.$C$5])" office:value-type="float" office:value="0">
            <text:p>0.0</text:p>
          </table:table-cell>
          <table:table-cell table:style-name="ce700" table:formula="of:=[.D11]*(1-[.$C$5])" office:value-type="float" office:value="0">
            <text:p>0.0</text:p>
          </table:table-cell>
          <table:table-cell table:style-name="ce700" table:formula="of:=[.E11]*(1-[.$C$5])" office:value-type="float" office:value="0">
            <text:p>0.0</text:p>
          </table:table-cell>
          <table:table-cell table:style-name="ce700" table:formula="of:=SUM([.C15:.E15])" office:value-type="float" office:value="0">
            <text:p>0.0</text:p>
          </table:table-cell>
          <table:table-cell table:style-name="ce700" table:formula="of:=[.G11]*(1-[.$C$5])" office:value-type="float" office:value="0">
            <text:p>0.0</text:p>
          </table:table-cell>
          <table:table-cell table:style-name="ce700" table:formula="of:=[.H11]*(1-[.$C$5])" office:value-type="float" office:value="0">
            <text:p>0.0</text:p>
          </table:table-cell>
          <table:table-cell table:style-name="ce700" table:formula="of:=[.I11]*(1-[.$C$5])" office:value-type="float" office:value="0">
            <text:p>0.0</text:p>
          </table:table-cell>
          <table:table-cell table:style-name="ce700" table:formula="of:=SUM([.G15:.I15])" office:value-type="float" office:value="0">
            <text:p>0.0</text:p>
          </table:table-cell>
          <table:table-cell table:style-name="ce700" table:formula="of:=[.C15]+[.D15]+[.E15]-[.G15]-[.H15]-[.I15]" office:value-type="float" office:value="0">
            <text:p>0.0</text:p>
          </table:table-cell>
          <table:table-cell table:number-columns-repeated="1013"/>
        </table:table-row>
        <table:table-row table:style-name="ro1" table:number-rows-repeated="2">
          <table:table-cell table:number-columns-repeated="1024"/>
        </table:table-row>
        <table:table-row table:style-name="ro1">
          <table:table-cell/>
          <table:table-cell table:style-name="ce682" office:value-type="string" table:number-columns-spanned="1" table:number-rows-spanned="2">
            <text:p>Salt Additions</text:p>
          </table:table-cell>
          <table:table-cell table:style-name="ce28" table:number-columns-repeated="3"/>
          <table:table-cell table:style-name="ce715"/>
          <table:table-cell table:style-name="ce673"/>
          <table:table-cell table:style-name="ce715"/>
          <table:table-cell table:number-columns-repeated="1016"/>
        </table:table-row>
        <table:table-row table:style-name="ro17">
          <table:table-cell/>
          <table:covered-table-cell table:style-name="ce683"/>
          <table:table-cell table:style-name="ce703" office:value-type="string" table:number-columns-spanned="4" table:number-rows-spanned="1">
            <text:p>decreases pH</text:p>
          </table:table-cell>
          <table:covered-table-cell table:number-columns-repeated="3" table:style-name="ce703"/>
          <table:table-cell table:style-name="ce724" office:value-type="string">
            <text:p>pH neutral</text:p>
          </table:table-cell>
          <table:table-cell table:style-name="ce729" office:value-type="string" table:number-columns-spanned="2" table:number-rows-spanned="1">
            <text:p>increases pH</text:p>
          </table:table-cell>
          <table:covered-table-cell table:style-name="ce730"/>
          <table:table-cell table:style-name="ce739"/>
          <table:table-cell table:number-columns-repeated="1014"/>
        </table:table-row>
        <table:table-row table:style-name="ro1">
          <table:table-cell/>
          <table:table-cell table:style-name="ce685" office:value-type="string">
            <text:p>Sparge water salts</text:p>
          </table:table-cell>
          <table:table-cell table:style-name="ce704" office:value-type="string">
            <text:p>CaCl_2</text:p>
          </table:table-cell>
          <table:table-cell table:style-name="ce698" office:value-type="string">
            <text:p>CaSO_4</text:p>
          </table:table-cell>
          <table:table-cell table:style-name="ce713" office:value-type="string">
            <text:p>MgCl_2</text:p>
          </table:table-cell>
          <table:table-cell table:style-name="ce698" office:value-type="string">
            <text:p>MgSO_4</text:p>
          </table:table-cell>
          <table:table-cell table:style-name="ce698" office:value-type="string">
            <text:p>NaCl</text:p>
          </table:table-cell>
          <table:table-cell table:style-name="ce713" office:value-type="string">
            <text:p>NaHCO_3</text:p>
          </table:table-cell>
          <table:table-cell table:style-name="ce698" office:value-type="string">
            <text:p>Ca(OH)_2</text:p>
          </table:table-cell>
          <table:table-cell table:number-columns-repeated="1015"/>
        </table:table-row>
        <table:table-row table:style-name="ro1">
          <table:table-cell/>
          <table:table-cell table:style-name="ce685" office:value-type="string">
            <text:p>Hydration state</text:p>
          </table:table-cell>
          <table:table-cell table:number-columns-repeated="2" table:style-name="ce698" office:value-type="string">
            <text:p>*2(H_2O)</text:p>
          </table:table-cell>
          <table:table-cell table:style-name="ce698" office:value-type="string">
            <text:p>*6(H_2O)</text:p>
          </table:table-cell>
          <table:table-cell table:style-name="ce698" office:value-type="string">
            <text:p>*7(H_2O)</text:p>
          </table:table-cell>
          <table:table-cell table:style-name="ce706" office:value-type="string">
            <text:p>--</text:p>
          </table:table-cell>
          <table:table-cell table:style-name="ce713" office:value-type="string">
            <text:p>--</text:p>
          </table:table-cell>
          <table:table-cell table:style-name="ce698" office:value-type="string">
            <text:p>--</text:p>
          </table:table-cell>
          <table:table-cell table:number-columns-repeated="1015"/>
        </table:table-row>
        <table:table-row table:style-name="ro1">
          <table:table-cell/>
          <table:table-cell table:style-name="ce689" office:value-type="string">
            <text:p>Amount added (g)</text:p>
          </table:table-cell>
          <table:table-cell table:style-name="ce693" table:formula="of:=[$Water.F26]" office:value-type="float" office:value="0">
            <text:p>0.0</text:p>
          </table:table-cell>
          <table:table-cell table:style-name="ce693" table:formula="of:=[$Water.H26]" office:value-type="float" office:value="0">
            <text:p>0.0</text:p>
          </table:table-cell>
          <table:table-cell table:style-name="ce693" table:formula="of:=[$Water.J26]" office:value-type="float" office:value="0">
            <text:p>0.0</text:p>
          </table:table-cell>
          <table:table-cell table:style-name="ce693" table:formula="of:=[$Water.L26]" office:value-type="float" office:value="0">
            <text:p>0.0</text:p>
          </table:table-cell>
          <table:table-cell table:style-name="ce693" table:formula="of:=[$Water.N26]" office:value-type="float" office:value="0">
            <text:p>0.0</text:p>
          </table:table-cell>
          <table:table-cell table:style-name="ce693" table:formula="of:=[$Water.P26]" office:value-type="float" office:value="0">
            <text:p>0.0</text:p>
          </table:table-cell>
          <table:table-cell table:style-name="ce693" table:formula="of:=[$Water.R26]" office:value-type="float" office:value="0">
            <text:p>0.0</text:p>
          </table:table-cell>
          <table:table-cell table:style-name="ce673" table:number-columns-repeated="2"/>
          <table:table-cell table:number-columns-repeated="1013"/>
        </table:table-row>
        <table:table-row table:style-name="ro1">
          <table:table-cell/>
          <table:table-cell table:style-name="ce690"/>
          <table:table-cell table:style-name="ce705" table:number-columns-repeated="3"/>
          <table:table-cell table:style-name="ce701"/>
          <table:table-cell table:style-name="ce725"/>
          <table:table-cell table:style-name="ce701"/>
          <table:table-cell table:style-name="ce705"/>
          <table:table-cell table:style-name="ce28" table:number-columns-repeated="2"/>
          <table:table-cell table:number-columns-repeated="1013"/>
        </table:table-row>
        <table:table-row table:style-name="ro17">
          <table:table-cell/>
          <table:table-cell table:style-name="ce688"/>
          <table:table-cell table:style-name="ce697" office:value-type="string" table:number-columns-spanned="4" table:number-rows-spanned="1">
            <text:p>positive Ions</text:p>
          </table:table-cell>
          <table:covered-table-cell table:number-columns-repeated="3" table:style-name="ce697"/>
          <table:table-cell table:style-name="ce723" office:value-type="string" table:number-columns-spanned="4" table:number-rows-spanned="1">
            <text:p>negative Ions</text:p>
          </table:table-cell>
          <table:covered-table-cell table:number-columns-repeated="3" table:style-name="ce723"/>
          <table:table-cell table:number-columns-repeated="1014"/>
        </table:table-row>
        <table:table-row table:style-name="ro1">
          <table:table-cell/>
          <table:table-cell table:style-name="ce685" office:value-type="string">
            <text:p>Resulting water ions</text:p>
          </table:table-cell>
          <table:table-cell table:style-name="ce677" office:value-type="string">
            <text:p>Ca</text:p>
          </table:table-cell>
          <table:table-cell table:style-name="ce677" office:value-type="string">
            <text:p>Mg</text:p>
          </table:table-cell>
          <table:table-cell table:style-name="ce677" office:value-type="string">
            <text:p>Na</text:p>
          </table:table-cell>
          <table:table-cell table:style-name="ce713" office:value-type="string">
            <text:p>total</text:p>
          </table:table-cell>
          <table:table-cell table:style-name="ce717" office:value-type="string">
            <text:p>Cl</text:p>
          </table:table-cell>
          <table:table-cell table:style-name="ce722" office:value-type="string">
            <text:p>SO_4</text:p>
          </table:table-cell>
          <table:table-cell table:style-name="ce717" office:value-type="string">
            <text:p>HCO_3</text:p>
          </table:table-cell>
          <table:table-cell table:style-name="ce698" office:value-type="string">
            <text:p>total</text:p>
          </table:table-cell>
          <table:table-cell table:style-name="ce698" office:value-type="string">
            <text:p>ion balance</text:p>
          </table:table-cell>
          <table:table-cell table:number-columns-repeated="1013"/>
        </table:table-row>
        <table:table-row table:style-name="ro1">
          <table:table-cell/>
          <table:table-cell table:style-name="ce687" office:value-type="string">
            <text:p>Concentration (ppm)</text:p>
          </table:table-cell>
          <table:table-cell table:style-name="ce702" table:formula="of:=IF([.E4]=0; 0;  [.C14]+(0.273*[.C22]*1000+0.233*[.D22]*1000+0.541*[.I22]*1000)/[.$E4])" office:value-type="float" office:value="0">
            <text:p>0</text:p>
          </table:table-cell>
          <table:table-cell table:style-name="ce702" table:formula="of:=IF([.E4]=0;0;[.D14]+( 0.12*[.E22]*1000 + 0.099*[.F22]*1000)/[.$E4])" office:value-type="float" office:value="0">
            <text:p>0</text:p>
          </table:table-cell>
          <table:table-cell table:style-name="ce702" table:formula="of:=IF([.E4]=0;0;[.E14] + (0.393*[.G22]*1000 + 0.274*[.H22]*1000 )/[.$E4])" office:value-type="float" office:value="0">
            <text:p>0</text:p>
          </table:table-cell>
          <table:table-cell table:style-name="ce719"/>
          <table:table-cell table:style-name="ce702" table:formula="of:=IF([.E4]=0;0;[.G14] + ( 0.482*[.C22]*1000 + 0.349 * [.E22]*1000 + 0.607*[.G22]*1000)/[.$E4])" office:value-type="float" office:value="0">
            <text:p>0</text:p>
          </table:table-cell>
          <table:table-cell table:style-name="ce702" table:formula="of:=IF([.E4]=0;0;[.H14] + (0.558*[.D22]*1000 + 0.39 * [.F22]*1000)/[.$E4])" office:value-type="float" office:value="0">
            <text:p>0</text:p>
          </table:table-cell>
          <table:table-cell table:style-name="ce702" table:formula="of:=IF([.E4]=0;0;[.I14] + ( 0.726*[.H22]*1000 + 0.459*[.I22]*1000*61.016/17.007)/[.$E4])" office:value-type="float" office:value="0">
            <text:p>0</text:p>
          </table:table-cell>
          <table:table-cell table:style-name="ce287"/>
          <table:table-cell table:style-name="ce272"/>
          <table:table-cell table:number-columns-repeated="1013"/>
        </table:table-row>
        <table:table-row table:style-name="ro1">
          <table:table-cell/>
          <table:table-cell table:style-name="ce684" office:value-type="string">
            <text:p>Normality (mEq/L)</text:p>
          </table:table-cell>
          <table:table-cell table:style-name="ce700" table:formula="of:=2*[.C26]/40.078" office:value-type="float" office:value="0">
            <text:p>0.0</text:p>
          </table:table-cell>
          <table:table-cell table:style-name="ce700" table:formula="of:=2*[.D26]/24.305" office:value-type="float" office:value="0">
            <text:p>0.0</text:p>
          </table:table-cell>
          <table:table-cell table:style-name="ce700" table:formula="of:=1*[.E26]/22.99" office:value-type="float" office:value="0">
            <text:p>0.0</text:p>
          </table:table-cell>
          <table:table-cell table:style-name="ce700" table:formula="of:=SUM([.C27:.E27])" office:value-type="float" office:value="0">
            <text:p>0.0</text:p>
          </table:table-cell>
          <table:table-cell table:style-name="ce700" table:formula="of:=1*[.G26]/35.4527" office:value-type="float" office:value="0">
            <text:p>0.0</text:p>
          </table:table-cell>
          <table:table-cell table:style-name="ce700" table:formula="of:=2*[.H26]/96.062" office:value-type="float" office:value="0">
            <text:p>0.0</text:p>
          </table:table-cell>
          <table:table-cell table:style-name="ce700" table:formula="of:=1*[.I26]/61.016" office:value-type="float" office:value="0">
            <text:p>0.0</text:p>
          </table:table-cell>
          <table:table-cell table:style-name="ce700" table:formula="of:=SUM([.G27:.I27])" office:value-type="float" office:value="0">
            <text:p>0.0</text:p>
          </table:table-cell>
          <table:table-cell table:style-name="ce700" table:formula="of:=[.C27]+[.D27]+[.E27]-[.G27]-[.H27]-[.I27]" office:value-type="float" office:value="0">
            <text:p>0.0</text:p>
          </table:table-cell>
          <table:table-cell table:number-columns-repeated="1013"/>
        </table:table-row>
        <table:table-row table:style-name="ro1" table:number-rows-repeated="2">
          <table:table-cell table:number-columns-repeated="1024"/>
        </table:table-row>
        <table:table-row table:style-name="ro17">
          <table:table-cell/>
          <table:table-cell table:style-name="ce682" office:value-type="string" table:number-columns-spanned="1" table:number-rows-spanned="2">
            <text:p>Overall Water</text:p>
          </table:table-cell>
          <table:table-cell table:style-name="ce697" office:value-type="string" table:number-columns-spanned="3" table:number-rows-spanned="1">
            <text:p>positive Ions</text:p>
          </table:table-cell>
          <table:covered-table-cell table:style-name="ce707"/>
          <table:covered-table-cell table:style-name="ce718"/>
          <table:table-cell table:style-name="ce752" office:value-type="string" table:number-columns-spanned="3" table:number-rows-spanned="1">
            <text:p>negative Ions</text:p>
          </table:table-cell>
          <table:covered-table-cell table:number-columns-repeated="2" table:style-name="ce728"/>
          <table:table-cell table:style-name="ce753"/>
          <table:table-cell table:style-name="ce754" office:value-type="string" table:number-columns-spanned="1" table:number-rows-spanned="2">
            <text:p>Cl/SO_4 ratio</text:p>
          </table:table-cell>
          <table:table-cell table:style-name="ce756"/>
          <table:table-cell table:number-columns-repeated="1013"/>
        </table:table-row>
        <table:table-row table:style-name="ro1">
          <table:table-cell/>
          <table:covered-table-cell table:style-name="ce683"/>
          <table:table-cell table:style-name="ce677" office:value-type="string">
            <text:p>Ca</text:p>
          </table:table-cell>
          <table:table-cell table:style-name="ce677" office:value-type="string">
            <text:p>Mg</text:p>
          </table:table-cell>
          <table:table-cell table:style-name="ce677" office:value-type="string">
            <text:p>Na</text:p>
          </table:table-cell>
          <table:table-cell table:style-name="ce717" office:value-type="string">
            <text:p>Cl</text:p>
          </table:table-cell>
          <table:table-cell table:style-name="ce722" office:value-type="string">
            <text:p>SO_4</text:p>
          </table:table-cell>
          <table:table-cell table:style-name="ce717" office:value-type="string">
            <text:p>HCO_3</text:p>
          </table:table-cell>
          <table:table-cell/>
          <table:covered-table-cell table:style-name="ce755"/>
          <table:table-cell table:number-columns-repeated="1014"/>
        </table:table-row>
        <table:table-row table:style-name="ro1">
          <table:table-cell/>
          <table:table-cell table:style-name="ce687" office:value-type="string">
            <text:p>Strike water conc. (ppm)</text:p>
          </table:table-cell>
          <table:table-cell table:style-name="ce702" table:formula="of:=[$Mash_Chem.C54]" office:value-type="float" office:value="0">
            <text:p>0</text:p>
          </table:table-cell>
          <table:table-cell table:style-name="ce702" table:formula="of:=[$Mash_Chem.D54]" office:value-type="float" office:value="0">
            <text:p>0</text:p>
          </table:table-cell>
          <table:table-cell table:style-name="ce702" table:formula="of:=[$Mash_Chem.E54]" office:value-type="float" office:value="0">
            <text:p>0</text:p>
          </table:table-cell>
          <table:table-cell table:style-name="ce702" table:formula="of:=[$Mash_Chem.G54]" office:value-type="float" office:value="0">
            <text:p>0</text:p>
          </table:table-cell>
          <table:table-cell table:style-name="ce702" table:formula="of:=[$Mash_Chem.H54]" office:value-type="float" office:value="0">
            <text:p>0</text:p>
          </table:table-cell>
          <table:table-cell table:style-name="ce702" table:formula="of:=[$Mash_Chem.I54]" office:value-type="float" office:value="0">
            <text:p>0</text:p>
          </table:table-cell>
          <table:table-cell/>
          <table:table-cell table:style-name="ce700" table:formula="of:=[.F32]/[.G32]" office:value-type="float" office:value="0">
            <text:p>#DIV/0!</text:p>
          </table:table-cell>
          <table:table-cell table:number-columns-repeated="1014"/>
        </table:table-row>
        <table:table-row table:style-name="ro1">
          <table:table-cell/>
          <table:table-cell table:style-name="ce684" office:value-type="string">
            <text:p>Sparge water conc. (ppm)</text:p>
          </table:table-cell>
          <table:table-cell table:style-name="ce702" table:formula="of:=[.C26]" office:value-type="float" office:value="0">
            <text:p>0</text:p>
          </table:table-cell>
          <table:table-cell table:style-name="ce702" table:formula="of:=[.D26]" office:value-type="float" office:value="0">
            <text:p>0</text:p>
          </table:table-cell>
          <table:table-cell table:style-name="ce702" table:formula="of:=[.E26]" office:value-type="float" office:value="0">
            <text:p>0</text:p>
          </table:table-cell>
          <table:table-cell table:style-name="ce702" table:formula="of:=[.G26]" office:value-type="float" office:value="0">
            <text:p>0</text:p>
          </table:table-cell>
          <table:table-cell table:style-name="ce702" table:formula="of:=[.H26]" office:value-type="float" office:value="0">
            <text:p>0</text:p>
          </table:table-cell>
          <table:table-cell table:style-name="ce702" table:formula="of:=[.I26]" office:value-type="float" office:value="0">
            <text:p>0</text:p>
          </table:table-cell>
          <table:table-cell/>
          <table:table-cell table:style-name="ce700" table:formula="of:=[.F33]/[.G33]" office:value-type="float" office:value="0">
            <text:p>#DIV/0!</text:p>
          </table:table-cell>
          <table:table-cell table:number-columns-repeated="1014"/>
        </table:table-row>
        <table:table-row table:style-name="ro17">
          <table:table-cell/>
          <table:table-cell table:style-name="ce685" office:value-type="string">
            <text:p>Overall water conc. (ppm)</text:p>
          </table:table-cell>
          <table:table-cell table:style-name="ce750" table:formula="of:=([.C33]*[.$E4]+[$Mash_Chem.C54]*[$Mash_Chem.$E28]   )/( [$Mash_Chem.$E28]+[.$E4]  )" office:value-type="float" office:value="0">
            <text:p>0</text:p>
          </table:table-cell>
          <table:table-cell table:style-name="ce750" table:formula="of:=([.D33]*[.$E4]+[$Mash_Chem.D54]*[$Mash_Chem.$E28]   )/( [$Mash_Chem.$E28]+[.$E4]  )" office:value-type="float" office:value="0">
            <text:p>0</text:p>
          </table:table-cell>
          <table:table-cell table:style-name="ce750" table:formula="of:=([.E33]*[.$E4]+[$Mash_Chem.E54]*[$Mash_Chem.$E28]   )/( [$Mash_Chem.$E28]+[.$E4]  )" office:value-type="float" office:value="0">
            <text:p>0</text:p>
          </table:table-cell>
          <table:table-cell table:style-name="ce750" table:formula="of:=([.F33]*[.$E4]+[$Mash_Chem.G54]*[$Mash_Chem.$E28]   )/( [$Mash_Chem.$E28]+[.$E4]  )" office:value-type="float" office:value="0">
            <text:p>0</text:p>
          </table:table-cell>
          <table:table-cell table:style-name="ce750" table:formula="of:=([.G33]*[.$E4]+[$Mash_Chem.H54]*[$Mash_Chem.$E28]   )/( [$Mash_Chem.$E28]+[.$E4]  )" office:value-type="float" office:value="0">
            <text:p>0</text:p>
          </table:table-cell>
          <table:table-cell table:style-name="ce750" table:formula="of:=([.H33]*[.$E4]+[$Mash_Chem.I54]*[$Mash_Chem.$E28]   )/( [$Mash_Chem.$E28]+[.$E4]  )" office:value-type="float" office:value="0">
            <text:p>0</text:p>
          </table:table-cell>
          <table:table-cell/>
          <table:table-cell table:style-name="ce726" table:formula="of:=[.F34]/[.G34]" office:value-type="float" office:value="0">
            <text:p>#DIV/0!</text:p>
          </table:table-cell>
          <table:table-cell table:number-columns-repeated="1014"/>
        </table:table-row>
        <table:table-row table:style-name="ro1" table:number-rows-repeated="1048541">
          <table:table-cell table:number-columns-repeated="1024"/>
        </table:table-row>
        <table:table-row table:style-name="ro1">
          <table:table-cell table:number-columns-repeated="1024"/>
        </table:table-row>
        <table:named-expressions/>
      </table:table>
      <table:table table:name="H2ORecCross" table:style-name="ta22" table:protected="true" table:print="false">
        <office:forms form:automatic-focus="false" form:apply-design-mode="false"/>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1" table:number-columns-repeated="1021" table:default-cell-style-name="Excel_20_Built-in_20_Normal"/>
        <table:table-row table:style-name="ro1">
          <table:table-cell table:style-name="ce708" office:value-type="string">
            <text:p>08-American Amber Ale</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American Barleywine</text:p>
          </table:table-cell>
          <table:table-cell table:style-name="ce708" office:value-type="string">
            <text:p>Generic Big Amber Ale</text:p>
          </table:table-cell>
          <table:table-cell table:number-columns-repeated="1022"/>
        </table:table-row>
        <table:table-row table:style-name="ro1">
          <table:table-cell table:style-name="ce708" office:value-type="string">
            <text:p>08-American Brown Ale</text:p>
          </table:table-cell>
          <table:table-cell table:style-name="ce708" office:value-type="string">
            <text:p>VikeMan's Do as I Do Brown</text:p>
          </table:table-cell>
          <table:table-cell table:number-columns-repeated="1022"/>
        </table:table-row>
        <table:table-row table:style-name="ro1">
          <table:table-cell table:style-name="ce708" office:value-type="string">
            <text:p>08-American Brown Ale</text:p>
          </table:table-cell>
          <table:table-cell table:style-name="ce708" office:value-type="string">
            <text:p>VikeMan's Do as I Say Brown</text:p>
          </table:table-cell>
          <table:table-cell table:number-columns-repeated="1022"/>
        </table:table-row>
        <table:table-row table:style-name="ro1">
          <table:table-cell table:style-name="ce708" office:value-type="string">
            <text:p>08-American Brown Ale</text:p>
          </table:table-cell>
          <table:table-cell table:style-name="ce708" office:value-type="string">
            <text:p>Generic Mid Dark Ale</text:p>
          </table:table-cell>
          <table:table-cell table:number-columns-repeated="1022"/>
        </table:table-row>
        <table:table-row table:style-name="ro1">
          <table:table-cell table:style-name="ce708" office:value-type="string">
            <text:p>08-American IPA</text:p>
          </table:table-cell>
          <table:table-cell table:style-name="ce708" office:value-type="string">
            <text:p>VikeMan's (Averagely Perfect) AIPA</text:p>
          </table:table-cell>
          <table:table-cell table:number-columns-repeated="1022"/>
        </table:table-row>
        <table:table-row table:style-name="ro1">
          <table:table-cell table:style-name="ce708" office:value-type="string">
            <text:p>08-American IPA</text:p>
          </table:table-cell>
          <table:table-cell table:style-name="ce708" office:value-type="string">
            <text:p>Generic Mid Bitter Pale Ale</text:p>
          </table:table-cell>
          <table:table-cell table:number-columns-repeated="1022"/>
        </table:table-row>
        <table:table-row table:style-name="ro1">
          <table:table-cell table:style-name="ce708" office:value-type="string">
            <text:p>08-American Pale Ale</text:p>
          </table:table-cell>
          <table:table-cell table:style-name="ce708" office:value-type="string">
            <text:p>Ward G. Walkup IV's Velarde's Flight</text:p>
          </table:table-cell>
          <table:table-cell table:number-columns-repeated="1022"/>
        </table:table-row>
        <table:table-row table:style-name="ro1">
          <table:table-cell table:style-name="ce708" office:value-type="string">
            <text:p>08-American Pale Ale</text:p>
          </table:table-cell>
          <table:table-cell table:style-name="ce708" office:value-type="string">
            <text:p>Generic Mid Bitter Pale Ale</text:p>
          </table:table-cell>
          <table:table-cell table:number-columns-repeated="1022"/>
        </table:table-row>
        <table:table-row table:style-name="ro1">
          <table:table-cell table:style-name="ce708" office:value-type="string">
            <text:p>08-American Stout</text:p>
          </table:table-cell>
          <table:table-cell table:style-name="ce708" office:value-type="string">
            <text:p>Generic Mid Dark Ale</text:p>
          </table:table-cell>
          <table:table-cell table:number-columns-repeated="1022"/>
        </table:table-row>
        <table:table-row table:style-name="ro1">
          <table:table-cell table:style-name="ce708" office:value-type="string">
            <text:p>08-American Wheat or Rye Beer</text:p>
          </table:table-cell>
          <table:table-cell table:style-name="ce708" office:value-type="string">
            <text:p>Generic Small Pale Ale</text:p>
          </table:table-cell>
          <table:table-cell table:number-columns-repeated="1022"/>
        </table:table-row>
        <table:table-row table:style-name="ro1">
          <table:table-cell table:style-name="ce708" office:value-type="string">
            <text:p>08-Baltic Porter</text:p>
          </table:table-cell>
          <table:table-cell table:style-name="ce708" office:value-type="string">
            <text:p>Generic Big Dark Lager</text:p>
          </table:table-cell>
          <table:table-cell table:number-columns-repeated="1022"/>
        </table:table-row>
        <table:table-row table:style-name="ro1">
          <table:table-cell table:style-name="ce708" office:value-type="string">
            <text:p>08-Belgian Blond Ale</text:p>
          </table:table-cell>
          <table:table-cell table:style-name="ce708" office:value-type="string">
            <text:p>Generic Big Pale Ale</text:p>
          </table:table-cell>
          <table:table-cell table:number-columns-repeated="1022"/>
        </table:table-row>
        <table:table-row table:style-name="ro1">
          <table:table-cell table:style-name="ce708" office:value-type="string">
            <text:p>08-Belgian Dark Strong Ale</text:p>
          </table:table-cell>
          <table:table-cell table:style-name="ce708" office:value-type="string">
            <text:p>Generic Big Dark Ale</text:p>
          </table:table-cell>
          <table:table-cell table:number-columns-repeated="1022"/>
        </table:table-row>
        <table:table-row table:style-name="ro1">
          <table:table-cell table:style-name="ce708" office:value-type="string">
            <text:p>08-Belgian Dubbel</text:p>
          </table:table-cell>
          <table:table-cell table:style-name="ce708" office:value-type="string">
            <text:p>Generic Big Amber Ale</text:p>
          </table:table-cell>
          <table:table-cell table:number-columns-repeated="1022"/>
        </table:table-row>
        <table:table-row table:style-name="ro1">
          <table:table-cell table:style-name="ce708" office:value-type="string">
            <text:p>08-Belgian Golden Strong Ale</text:p>
          </table:table-cell>
          <table:table-cell table:style-name="ce708" office:value-type="string">
            <text:p>Generic Big Pale Ale</text:p>
          </table:table-cell>
          <table:table-cell table:number-columns-repeated="1022"/>
        </table:table-row>
        <table:table-row table:style-name="ro1">
          <table:table-cell table:style-name="ce708" office:value-type="string">
            <text:p>08-Belgian Pale Ale</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Belgian Tripel</text:p>
          </table:table-cell>
          <table:table-cell table:style-name="ce708" office:value-type="string">
            <text:p>Generic Big Pale Ale</text:p>
          </table:table-cell>
          <table:table-cell table:number-columns-repeated="1022"/>
        </table:table-row>
        <table:table-row table:style-name="ro1">
          <table:table-cell table:style-name="ce708" office:value-type="string">
            <text:p>08-Bière de Garde</text:p>
          </table:table-cell>
          <table:table-cell table:style-name="ce708" office:value-type="string">
            <text:p>Generic Big Amber Ale</text:p>
          </table:table-cell>
          <table:table-cell table:number-columns-repeated="1022"/>
        </table:table-row>
        <table:table-row table:style-name="ro1">
          <table:table-cell table:style-name="ce708" office:value-type="string">
            <text:p>08-Blonde Ale</text:p>
          </table:table-cell>
          <table:table-cell table:style-name="ce708" office:value-type="string">
            <text:p>VikeMan's Blonde Ale</text:p>
          </table:table-cell>
          <table:table-cell table:number-columns-repeated="1022"/>
        </table:table-row>
        <table:table-row table:style-name="ro1">
          <table:table-cell table:style-name="ce708" office:value-type="string">
            <text:p>08-Blonde Ale</text:p>
          </table:table-cell>
          <table:table-cell table:style-name="ce708" office:value-type="string">
            <text:p>Generic Small Pale Ale</text:p>
          </table:table-cell>
          <table:table-cell table:number-columns-repeated="1022"/>
        </table:table-row>
        <table:table-row table:style-name="ro1">
          <table:table-cell table:style-name="ce708" office:value-type="string">
            <text:p>08-Bohemian Pilsener</text:p>
          </table:table-cell>
          <table:table-cell table:style-name="ce708" office:value-type="string">
            <text:p>Vikeman's Bo Pils</text:p>
          </table:table-cell>
          <table:table-cell table:number-columns-repeated="1022"/>
        </table:table-row>
        <table:table-row table:style-name="ro1">
          <table:table-cell table:style-name="ce708" office:value-type="string">
            <text:p>08-Brown Porter</text:p>
          </table:table-cell>
          <table:table-cell table:style-name="ce708" office:value-type="string">
            <text:p>Generic Mid Dark Ale</text:p>
          </table:table-cell>
          <table:table-cell table:number-columns-repeated="1022"/>
        </table:table-row>
        <table:table-row table:style-name="ro1">
          <table:table-cell table:style-name="ce708" office:value-type="string">
            <text:p>08-California Common Beer</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Classic American Pilsner</text:p>
          </table:table-cell>
          <table:table-cell table:style-name="ce708" office:value-type="string">
            <text:p>Kai's Pilsner</text:p>
          </table:table-cell>
          <table:table-cell table:number-columns-repeated="1022"/>
        </table:table-row>
        <table:table-row table:style-name="ro1">
          <table:table-cell table:style-name="ce708" office:value-type="string">
            <text:p>08-Classic American Pilsner</text:p>
          </table:table-cell>
          <table:table-cell table:style-name="ce708" office:value-type="string">
            <text:p>Generic Mid Pale Lager</text:p>
          </table:table-cell>
          <table:table-cell table:number-columns-repeated="1022"/>
        </table:table-row>
        <table:table-row table:style-name="ro1">
          <table:table-cell table:style-name="ce708" office:value-type="string">
            <text:p>08-Classic Rauchbier</text:p>
          </table:table-cell>
          <table:table-cell table:style-name="ce708" office:value-type="string">
            <text:p>Generic Mid Amber Lager</text:p>
          </table:table-cell>
          <table:table-cell table:number-columns-repeated="1022"/>
        </table:table-row>
        <table:table-row table:style-name="ro1">
          <table:table-cell table:style-name="ce708" office:value-type="string">
            <text:p>08-Cream Ale</text:p>
          </table:table-cell>
          <table:table-cell table:style-name="ce708" office:value-type="string">
            <text:p>Generic Mid Malty Pale Ale</text:p>
          </table:table-cell>
          <table:table-cell table:number-columns-repeated="1022"/>
        </table:table-row>
        <table:table-row table:style-name="ro1">
          <table:table-cell table:style-name="ce708" office:value-type="string">
            <text:p>08-Dark American Lager</text:p>
          </table:table-cell>
          <table:table-cell table:style-name="ce708" office:value-type="string">
            <text:p>Generic Mid Dark Lager</text:p>
          </table:table-cell>
          <table:table-cell table:number-columns-repeated="1022"/>
        </table:table-row>
        <table:table-row table:style-name="ro1">
          <table:table-cell table:style-name="ce708" office:value-type="string">
            <text:p>08-Doppelbock</text:p>
          </table:table-cell>
          <table:table-cell table:style-name="ce708" office:value-type="string">
            <text:p>Generic Big Amber Lager</text:p>
          </table:table-cell>
          <table:table-cell table:number-columns-repeated="1022"/>
        </table:table-row>
        <table:table-row table:style-name="ro1">
          <table:table-cell table:style-name="ce708" office:value-type="string">
            <text:p>08-Dortmunder Export</text:p>
          </table:table-cell>
          <table:table-cell table:style-name="ce708" office:value-type="string">
            <text:p>Dortmunder</text:p>
          </table:table-cell>
          <table:table-cell table:number-columns-repeated="1022"/>
        </table:table-row>
        <table:table-row table:style-name="ro1">
          <table:table-cell table:style-name="ce708" office:value-type="string">
            <text:p>08-Dry Stout</text:p>
          </table:table-cell>
          <table:table-cell table:style-name="ce708" office:value-type="string">
            <text:p>Generic Small Dark Ale</text:p>
          </table:table-cell>
          <table:table-cell table:number-columns-repeated="1022"/>
        </table:table-row>
        <table:table-row table:style-name="ro1">
          <table:table-cell table:style-name="ce708" office:value-type="string">
            <text:p>08-Düsseldorf Altbier</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Dunkelweizen</text:p>
          </table:table-cell>
          <table:table-cell table:style-name="ce708" office:value-type="string">
            <text:p>Generic Mid Dark Ale</text:p>
          </table:table-cell>
          <table:table-cell table:number-columns-repeated="1022"/>
        </table:table-row>
        <table:table-row table:style-name="ro1">
          <table:table-cell table:style-name="ce708" office:value-type="string">
            <text:p>08-English Barleywine</text:p>
          </table:table-cell>
          <table:table-cell table:style-name="ce708" office:value-type="string">
            <text:p>Generic Big Amber Ale</text:p>
          </table:table-cell>
          <table:table-cell table:number-columns-repeated="1022"/>
        </table:table-row>
        <table:table-row table:style-name="ro1">
          <table:table-cell table:style-name="ce708" office:value-type="string">
            <text:p>08-English IPA</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Extra Special/Strong Bitter (English Pale Ale)</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Foreign Extra Stout</text:p>
          </table:table-cell>
          <table:table-cell table:style-name="ce708" office:value-type="string">
            <text:p>Generic Big Dark Ale</text:p>
          </table:table-cell>
          <table:table-cell table:number-columns-repeated="1022"/>
        </table:table-row>
        <table:table-row table:style-name="ro1">
          <table:table-cell table:style-name="ce708" office:value-type="string">
            <text:p>08-German Pilsner (Pils)</text:p>
          </table:table-cell>
          <table:table-cell table:style-name="ce708" office:value-type="string">
            <text:p>Kai's Pilsner</text:p>
          </table:table-cell>
          <table:table-cell table:number-columns-repeated="1022"/>
        </table:table-row>
        <table:table-row table:style-name="ro1">
          <table:table-cell table:style-name="ce708" office:value-type="string">
            <text:p>08-German Pilsner (Pils)</text:p>
          </table:table-cell>
          <table:table-cell table:style-name="ce708" office:value-type="string">
            <text:p>Generic Mid Pale Lager</text:p>
          </table:table-cell>
          <table:table-cell table:number-columns-repeated="1022"/>
        </table:table-row>
        <table:table-row table:style-name="ro1">
          <table:table-cell table:style-name="ce708" office:value-type="string">
            <text:p>08-Imperial IPA</text:p>
          </table:table-cell>
          <table:table-cell table:style-name="ce708" office:value-type="string">
            <text:p>Generic Mid Bitter Pale Ale</text:p>
          </table:table-cell>
          <table:table-cell table:number-columns-repeated="1022"/>
        </table:table-row>
        <table:table-row table:style-name="ro1">
          <table:table-cell table:style-name="ce708" office:value-type="string">
            <text:p>08-Irish Red Ale</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Kölsch</text:p>
          </table:table-cell>
          <table:table-cell table:style-name="ce708" office:value-type="string">
            <text:p>Generic Mid Malty Pale Ale</text:p>
          </table:table-cell>
          <table:table-cell table:number-columns-repeated="1022"/>
        </table:table-row>
        <table:table-row table:style-name="ro1">
          <table:table-cell table:style-name="ce708" office:value-type="string">
            <text:p>08-Lite American Lager</text:p>
          </table:table-cell>
          <table:table-cell table:style-name="ce708" office:value-type="string">
            <text:p>Generic Small Pale Lager</text:p>
          </table:table-cell>
          <table:table-cell table:number-columns-repeated="1022"/>
        </table:table-row>
        <table:table-row table:style-name="ro1">
          <table:table-cell table:style-name="ce708" office:value-type="string">
            <text:p>08-Maibock/Helles Bock</text:p>
          </table:table-cell>
          <table:table-cell table:style-name="ce708" office:value-type="string">
            <text:p>Generic Big Amber Lager</text:p>
          </table:table-cell>
          <table:table-cell table:number-columns-repeated="1022"/>
        </table:table-row>
        <table:table-row table:style-name="ro1">
          <table:table-cell table:style-name="ce708" office:value-type="string">
            <text:p>08-Mild</text:p>
          </table:table-cell>
          <table:table-cell table:style-name="ce708" office:value-type="string">
            <text:p>Generic Small Amber Ale</text:p>
          </table:table-cell>
          <table:table-cell table:number-columns-repeated="1022"/>
        </table:table-row>
        <table:table-row table:style-name="ro1">
          <table:table-cell table:style-name="ce708" office:value-type="string">
            <text:p>08-Munich Dunkel</text:p>
          </table:table-cell>
          <table:table-cell table:style-name="ce708" office:value-type="string">
            <text:p>Generic Mid Dark Lager</text:p>
          </table:table-cell>
          <table:table-cell table:number-columns-repeated="1022"/>
        </table:table-row>
        <table:table-row table:style-name="ro1">
          <table:table-cell table:style-name="ce708" office:value-type="string">
            <text:p>08-Munich Helles</text:p>
          </table:table-cell>
          <table:table-cell table:style-name="ce708" office:value-type="string">
            <text:p>Generic Small Pale Lager</text:p>
          </table:table-cell>
          <table:table-cell table:number-columns-repeated="1022"/>
        </table:table-row>
        <table:table-row table:style-name="ro1">
          <table:table-cell table:style-name="ce708" office:value-type="string">
            <text:p>08-Northern English Brown</text:p>
          </table:table-cell>
          <table:table-cell table:style-name="ce708" office:value-type="string">
            <text:p>VikeMan's Do as I Do Brown</text:p>
          </table:table-cell>
          <table:table-cell table:number-columns-repeated="1022"/>
        </table:table-row>
        <table:table-row table:style-name="ro1">
          <table:table-cell table:style-name="ce708" office:value-type="string">
            <text:p>08-Northern English Brown</text:p>
          </table:table-cell>
          <table:table-cell table:style-name="ce708" office:value-type="string">
            <text:p>VikeMan's Do as I Say Brown</text:p>
          </table:table-cell>
          <table:table-cell table:number-columns-repeated="1022"/>
        </table:table-row>
        <table:table-row table:style-name="ro1">
          <table:table-cell table:style-name="ce708" office:value-type="string">
            <text:p>08-Northern English Brown</text:p>
          </table:table-cell>
          <table:table-cell table:style-name="ce708" office:value-type="string">
            <text:p>Generic Mid Dark Ale</text:p>
          </table:table-cell>
          <table:table-cell table:number-columns-repeated="1022"/>
        </table:table-row>
        <table:table-row table:style-name="ro1">
          <table:table-cell table:style-name="ce708" office:value-type="string">
            <text:p>08-Northern German Altbier</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Oatmeal Stout</text:p>
          </table:table-cell>
          <table:table-cell table:style-name="ce708" office:value-type="string">
            <text:p>Generic Mid Dark Ale</text:p>
          </table:table-cell>
          <table:table-cell table:number-columns-repeated="1022"/>
        </table:table-row>
        <table:table-row table:style-name="ro1">
          <table:table-cell table:style-name="ce708" office:value-type="string">
            <text:p>08-Oktoberfest</text:p>
          </table:table-cell>
          <table:table-cell table:style-name="ce708" office:value-type="string">
            <text:p>Generic Mid Amber Lager</text:p>
          </table:table-cell>
          <table:table-cell table:number-columns-repeated="1022"/>
        </table:table-row>
        <table:table-row table:style-name="ro1">
          <table:table-cell table:style-name="ce708" office:value-type="string">
            <text:p>08-Old Ale</text:p>
          </table:table-cell>
          <table:table-cell table:style-name="ce708" office:value-type="string">
            <text:p>VikeMan's Old Ale</text:p>
          </table:table-cell>
          <table:table-cell table:number-columns-repeated="1022"/>
        </table:table-row>
        <table:table-row table:style-name="ro1">
          <table:table-cell table:style-name="ce708" office:value-type="string">
            <text:p>08-Old Ale</text:p>
          </table:table-cell>
          <table:table-cell table:style-name="ce708" office:value-type="string">
            <text:p>Generic Big Amber Ale</text:p>
          </table:table-cell>
          <table:table-cell table:number-columns-repeated="1022"/>
        </table:table-row>
        <table:table-row table:style-name="ro1">
          <table:table-cell table:style-name="ce708" office:value-type="string">
            <text:p>08-Premium American Lager</text:p>
          </table:table-cell>
          <table:table-cell table:style-name="ce708" office:value-type="string">
            <text:p>Generic Mid Pale Lager</text:p>
          </table:table-cell>
          <table:table-cell table:number-columns-repeated="1022"/>
        </table:table-row>
        <table:table-row table:style-name="ro1">
          <table:table-cell table:style-name="ce708" office:value-type="string">
            <text:p>08-Robust Porter</text:p>
          </table:table-cell>
          <table:table-cell table:style-name="ce708" office:value-type="string">
            <text:p>Generic Mid Dark Ale</text:p>
          </table:table-cell>
          <table:table-cell table:number-columns-repeated="1022"/>
        </table:table-row>
        <table:table-row table:style-name="ro1">
          <table:table-cell table:style-name="ce708" office:value-type="string">
            <text:p>08-Roggenbier (German Rye Beer)</text:p>
          </table:table-cell>
          <table:table-cell table:style-name="ce708" office:value-type="string">
            <text:p>Generic Mid Amber Ale</text:p>
          </table:table-cell>
          <table:table-cell table:number-columns-repeated="1022"/>
        </table:table-row>
        <table:table-row table:style-name="ro1">
          <table:table-cell table:style-name="ce708" office:value-type="string">
            <text:p>08-Russian Imperial Stout</text:p>
          </table:table-cell>
          <table:table-cell table:style-name="ce708" office:value-type="string">
            <text:p>Generic Big Dark Ale</text:p>
          </table:table-cell>
          <table:table-cell table:number-columns-repeated="1022"/>
        </table:table-row>
        <table:table-row table:style-name="ro1">
          <table:table-cell table:style-name="ce708" office:value-type="string">
            <text:p>08-Saison</text:p>
          </table:table-cell>
          <table:table-cell table:style-name="ce708" office:value-type="string">
            <text:p>Generic Mid Bitter Pale Ale</text:p>
          </table:table-cell>
          <table:table-cell table:number-columns-repeated="1022"/>
        </table:table-row>
        <table:table-row table:style-name="ro1">
          <table:table-cell table:style-name="ce708" office:value-type="string">
            <text:p>08-Schwarzbier (Black Beer)</text:p>
          </table:table-cell>
          <table:table-cell table:style-name="ce708" office:value-type="string">
            <text:p>Generic Mid Dark Lager</text:p>
          </table:table-cell>
          <table:table-cell table:number-columns-repeated="1022"/>
        </table:table-row>
        <table:table-row table:style-name="ro1">
          <table:table-cell table:style-name="ce708" office:value-type="string">
            <text:p>08-Scottish Export 80/-</text:p>
          </table:table-cell>
          <table:table-cell table:style-name="ce708" office:value-type="string">
            <text:p>Generic Small Amber Ale</text:p>
          </table:table-cell>
          <table:table-cell table:number-columns-repeated="1022"/>
        </table:table-row>
        <table:table-row table:style-name="ro1">
          <table:table-cell table:style-name="ce708" office:value-type="string">
            <text:p>08-Scottish Heavy 70/-</text:p>
          </table:table-cell>
          <table:table-cell table:style-name="ce708" office:value-type="string">
            <text:p>Generic Small Amber Ale</text:p>
          </table:table-cell>
          <table:table-cell table:number-columns-repeated="1022"/>
        </table:table-row>
        <table:table-row table:style-name="ro1">
          <table:table-cell table:style-name="ce708" office:value-type="string">
            <text:p>08-Scottish Light 60/-</text:p>
          </table:table-cell>
          <table:table-cell table:style-name="ce708" office:value-type="string">
            <text:p>Generic Small Amber Ale</text:p>
          </table:table-cell>
          <table:table-cell table:number-columns-repeated="1022"/>
        </table:table-row>
        <table:table-row table:style-name="ro1">
          <table:table-cell table:style-name="ce708" office:value-type="string">
            <text:p>08-Southern English Brown</text:p>
          </table:table-cell>
          <table:table-cell table:style-name="ce708" office:value-type="string">
            <text:p>VikeMan's Do as I Do Brown</text:p>
          </table:table-cell>
          <table:table-cell table:number-columns-repeated="1022"/>
        </table:table-row>
        <table:table-row table:style-name="ro1">
          <table:table-cell table:style-name="ce708" office:value-type="string">
            <text:p>08-Southern English Brown</text:p>
          </table:table-cell>
          <table:table-cell table:style-name="ce708" office:value-type="string">
            <text:p>VikeMan's Do as I Say Brown</text:p>
          </table:table-cell>
          <table:table-cell table:number-columns-repeated="1022"/>
        </table:table-row>
        <table:table-row table:style-name="ro1">
          <table:table-cell table:style-name="ce708" office:value-type="string">
            <text:p>08-Southern English Brown</text:p>
          </table:table-cell>
          <table:table-cell table:style-name="ce708" office:value-type="string">
            <text:p>Generic Small Dark Ale</text:p>
          </table:table-cell>
          <table:table-cell table:number-columns-repeated="1022"/>
        </table:table-row>
        <table:table-row table:style-name="ro1">
          <table:table-cell table:style-name="ce708" office:value-type="string">
            <text:p>08-Special/Best/Premium Bitter</text:p>
          </table:table-cell>
          <table:table-cell table:style-name="ce708" office:value-type="string">
            <text:p>Generic Small Pale Ale</text:p>
          </table:table-cell>
          <table:table-cell table:number-columns-repeated="1022"/>
        </table:table-row>
        <table:table-row table:style-name="ro1">
          <table:table-cell table:style-name="ce708" office:value-type="string">
            <text:p>08-Standard American Lager</text:p>
          </table:table-cell>
          <table:table-cell table:style-name="ce708" office:value-type="string">
            <text:p>Generic Small Pale Lager</text:p>
          </table:table-cell>
          <table:table-cell table:number-columns-repeated="1022"/>
        </table:table-row>
        <table:table-row table:style-name="ro1">
          <table:table-cell table:style-name="ce708" office:value-type="string">
            <text:p>08-Standard/Ordinary Bitter</text:p>
          </table:table-cell>
          <table:table-cell table:style-name="ce708" office:value-type="string">
            <text:p>Generic Small Pale Ale</text:p>
          </table:table-cell>
          <table:table-cell table:number-columns-repeated="1022"/>
        </table:table-row>
        <table:table-row table:style-name="ro1">
          <table:table-cell table:style-name="ce708" office:value-type="string">
            <text:p>08-Strong Scotch Ale</text:p>
          </table:table-cell>
          <table:table-cell table:style-name="ce708" office:value-type="string">
            <text:p>Generic Big Amber Ale</text:p>
          </table:table-cell>
          <table:table-cell table:number-columns-repeated="1022"/>
        </table:table-row>
        <table:table-row table:style-name="ro1">
          <table:table-cell table:style-name="ce708" office:value-type="string">
            <text:p>08-Sweet Stout</text:p>
          </table:table-cell>
          <table:table-cell table:style-name="ce708" office:value-type="string">
            <text:p>Ward G. Walkup IV's Matrimonial Milk Stout</text:p>
          </table:table-cell>
          <table:table-cell table:number-columns-repeated="1022"/>
        </table:table-row>
        <table:table-row table:style-name="ro1">
          <table:table-cell table:style-name="ce708" office:value-type="string">
            <text:p>08-Sweet Stout</text:p>
          </table:table-cell>
          <table:table-cell table:style-name="ce708" office:value-type="string">
            <text:p>Generic Mid Dark Ale</text:p>
          </table:table-cell>
          <table:table-cell table:number-columns-repeated="1022"/>
        </table:table-row>
        <table:table-row table:style-name="ro1">
          <table:table-cell table:style-name="ce708" office:value-type="string">
            <text:p>08-Traditional Bock</text:p>
          </table:table-cell>
          <table:table-cell table:style-name="ce708" office:value-type="string">
            <text:p>Generic Big Amber Lager</text:p>
          </table:table-cell>
          <table:table-cell table:number-columns-repeated="1022"/>
        </table:table-row>
        <table:table-row table:style-name="ro1">
          <table:table-cell table:style-name="ce708" office:value-type="string">
            <text:p>08-Vienna Lager</text:p>
          </table:table-cell>
          <table:table-cell table:style-name="ce708" office:value-type="string">
            <text:p>VikeMan's Vienna</text:p>
          </table:table-cell>
          <table:table-cell table:number-columns-repeated="1022"/>
        </table:table-row>
        <table:table-row table:style-name="ro1">
          <table:table-cell table:style-name="ce708" office:value-type="string">
            <text:p>08-Vienna Lager</text:p>
          </table:table-cell>
          <table:table-cell table:style-name="ce708" office:value-type="string">
            <text:p>Generic Mid Amber Lager</text:p>
          </table:table-cell>
          <table:table-cell table:number-columns-repeated="1022"/>
        </table:table-row>
        <table:table-row table:style-name="ro1">
          <table:table-cell table:style-name="ce708" office:value-type="string">
            <text:p>08-Weizen/Weissbier</text:p>
          </table:table-cell>
          <table:table-cell table:style-name="ce708" office:value-type="string">
            <text:p>Generic Mid Malty Pale Ale</text:p>
          </table:table-cell>
          <table:table-cell table:number-columns-repeated="1022"/>
        </table:table-row>
        <table:table-row table:style-name="ro1">
          <table:table-cell table:style-name="ce708" office:value-type="string">
            <text:p>08-Weizenbock</text:p>
          </table:table-cell>
          <table:table-cell table:style-name="ce708" office:value-type="string">
            <text:p>Generic Big Dark Ale</text:p>
          </table:table-cell>
          <table:table-cell table:number-columns-repeated="1022"/>
        </table:table-row>
        <table:table-row table:style-name="ro1">
          <table:table-cell table:style-name="ce708" office:value-type="string">
            <text:p>08-Witbier</text:p>
          </table:table-cell>
          <table:table-cell table:style-name="ce708" office:value-type="string">
            <text:p>Generic Mid Malty Pale Ale</text:p>
          </table:table-cell>
          <table:table-cell table:number-columns-repeated="1022"/>
        </table:table-row>
        <table:table-row table:style-name="ro1">
          <table:table-cell table:style-name="ce708" office:value-type="string">
            <text:p>Altbier</text:p>
          </table:table-cell>
          <table:table-cell table:style-name="ce708" office:value-type="string">
            <text:p>Generic Mid Amber Ale</text:p>
          </table:table-cell>
          <table:table-cell table:number-columns-repeated="1022"/>
        </table:table-row>
        <table:table-row table:style-name="ro1">
          <table:table-cell table:style-name="ce708" office:value-type="string">
            <text:p>American Amber Ale</text:p>
          </table:table-cell>
          <table:table-cell table:style-name="ce708" office:value-type="string">
            <text:p>Generic Mid Amber Ale</text:p>
          </table:table-cell>
          <table:table-cell table:number-columns-repeated="1022"/>
        </table:table-row>
        <table:table-row table:style-name="ro1">
          <table:table-cell table:style-name="ce708" office:value-type="string">
            <text:p>American Barleywine</text:p>
          </table:table-cell>
          <table:table-cell table:style-name="ce708" office:value-type="string">
            <text:p>Generic Big Amber Ale</text:p>
          </table:table-cell>
          <table:table-cell table:number-columns-repeated="1022"/>
        </table:table-row>
        <table:table-row table:style-name="ro1">
          <table:table-cell table:style-name="ce708" office:value-type="string">
            <text:p>American Brown Ale</text:p>
          </table:table-cell>
          <table:table-cell table:style-name="ce708" office:value-type="string">
            <text:p>VikeMan's Do as I Do Brown</text:p>
          </table:table-cell>
          <table:table-cell table:number-columns-repeated="1022"/>
        </table:table-row>
        <table:table-row table:style-name="ro1">
          <table:table-cell table:style-name="ce708" office:value-type="string">
            <text:p>American Brown Ale</text:p>
          </table:table-cell>
          <table:table-cell table:style-name="ce708" office:value-type="string">
            <text:p>VikeMan's Do as I Say Brown</text:p>
          </table:table-cell>
          <table:table-cell table:number-columns-repeated="1022"/>
        </table:table-row>
        <table:table-row table:style-name="ro1">
          <table:table-cell table:style-name="ce708" office:value-type="string">
            <text:p>American Brown Ale</text:p>
          </table:table-cell>
          <table:table-cell table:style-name="ce708" office:value-type="string">
            <text:p>Generic Mid Dark Ale</text:p>
          </table:table-cell>
          <table:table-cell table:number-columns-repeated="1022"/>
        </table:table-row>
        <table:table-row table:style-name="ro1">
          <table:table-cell table:style-name="ce708" office:value-type="string">
            <text:p>American IPA</text:p>
          </table:table-cell>
          <table:table-cell table:style-name="ce708" office:value-type="string">
            <text:p>VikeMan's (Averagely Perfect) AIPA</text:p>
          </table:table-cell>
          <table:table-cell table:number-columns-repeated="1022"/>
        </table:table-row>
        <table:table-row table:style-name="ro1">
          <table:table-cell table:style-name="ce708" office:value-type="string">
            <text:p>American IPA</text:p>
          </table:table-cell>
          <table:table-cell table:style-name="ce708" office:value-type="string">
            <text:p>Generic Mid Bitter Pale Ale</text:p>
          </table:table-cell>
          <table:table-cell table:number-columns-repeated="1022"/>
        </table:table-row>
        <table:table-row table:style-name="ro1">
          <table:table-cell table:style-name="ce708" office:value-type="string">
            <text:p>American Lager</text:p>
          </table:table-cell>
          <table:table-cell table:style-name="ce708" office:value-type="string">
            <text:p>Kai's Pilsner</text:p>
          </table:table-cell>
          <table:table-cell table:number-columns-repeated="1022"/>
        </table:table-row>
        <table:table-row table:style-name="ro1">
          <table:table-cell table:style-name="ce708" office:value-type="string">
            <text:p>American Lager</text:p>
          </table:table-cell>
          <table:table-cell table:style-name="ce708" office:value-type="string">
            <text:p>Generic Mid Pale Lager</text:p>
          </table:table-cell>
          <table:table-cell table:number-columns-repeated="1022"/>
        </table:table-row>
        <table:table-row table:style-name="ro1">
          <table:table-cell table:style-name="ce708" office:value-type="string">
            <text:p>American Light Lager</text:p>
          </table:table-cell>
          <table:table-cell table:style-name="ce708" office:value-type="string">
            <text:p>Generic Small Pale Lager</text:p>
          </table:table-cell>
          <table:table-cell table:number-columns-repeated="1022"/>
        </table:table-row>
        <table:table-row table:style-name="ro1">
          <table:table-cell table:style-name="ce708" office:value-type="string">
            <text:p>American Pale Ale</text:p>
          </table:table-cell>
          <table:table-cell table:style-name="ce708" office:value-type="string">
            <text:p>Ward G. Walkup IV's Velarde's Flight</text:p>
          </table:table-cell>
          <table:table-cell table:number-columns-repeated="1022"/>
        </table:table-row>
        <table:table-row table:style-name="ro1">
          <table:table-cell table:style-name="ce708" office:value-type="string">
            <text:p>American Pale Ale</text:p>
          </table:table-cell>
          <table:table-cell table:style-name="ce708" office:value-type="string">
            <text:p>Generic Mid Bitter Pale Ale</text:p>
          </table:table-cell>
          <table:table-cell table:number-columns-repeated="1022"/>
        </table:table-row>
        <table:table-row table:style-name="ro1">
          <table:table-cell table:style-name="ce708" office:value-type="string">
            <text:p>American Porter</text:p>
          </table:table-cell>
          <table:table-cell table:style-name="ce708" office:value-type="string">
            <text:p>Generic Mid Dark Ale</text:p>
          </table:table-cell>
          <table:table-cell table:number-columns-repeated="1022"/>
        </table:table-row>
        <table:table-row table:style-name="ro1">
          <table:table-cell table:style-name="ce708" office:value-type="string">
            <text:p>American Stout</text:p>
          </table:table-cell>
          <table:table-cell table:style-name="ce708" office:value-type="string">
            <text:p>Generic Mid Dark Ale</text:p>
          </table:table-cell>
          <table:table-cell table:number-columns-repeated="1022"/>
        </table:table-row>
        <table:table-row table:style-name="ro1">
          <table:table-cell table:style-name="ce708" office:value-type="string">
            <text:p>American Strong Ale</text:p>
          </table:table-cell>
          <table:table-cell table:style-name="ce708" office:value-type="string">
            <text:p>Generic Big Amber Ale</text:p>
          </table:table-cell>
          <table:table-cell table:number-columns-repeated="1022"/>
        </table:table-row>
        <table:table-row table:style-name="ro1">
          <table:table-cell table:style-name="ce708" office:value-type="string">
            <text:p>American Wheat Beer</text:p>
          </table:table-cell>
          <table:table-cell table:style-name="ce708" office:value-type="string">
            <text:p>Generic Small Pale Ale</text:p>
          </table:table-cell>
          <table:table-cell table:number-columns-repeated="1022"/>
        </table:table-row>
        <table:table-row table:style-name="ro1">
          <table:table-cell table:style-name="ce708" office:value-type="string">
            <text:p>Australian Sparkling Ale</text:p>
          </table:table-cell>
          <table:table-cell table:style-name="ce708" office:value-type="string">
            <text:p>Generic Mid Pale Lager</text:p>
          </table:table-cell>
          <table:table-cell table:number-columns-repeated="1022"/>
        </table:table-row>
        <table:table-row table:style-name="ro1">
          <table:table-cell table:style-name="ce708" office:value-type="string">
            <text:p>Baltic Porter</text:p>
          </table:table-cell>
          <table:table-cell table:style-name="ce708" office:value-type="string">
            <text:p>Generic Big Dark Lager</text:p>
          </table:table-cell>
          <table:table-cell table:number-columns-repeated="1022"/>
        </table:table-row>
        <table:table-row table:style-name="ro1">
          <table:table-cell table:style-name="ce708" office:value-type="string">
            <text:p>Belgian Blond Ale</text:p>
          </table:table-cell>
          <table:table-cell table:style-name="ce708" office:value-type="string">
            <text:p>Generic Big Pale Ale</text:p>
          </table:table-cell>
          <table:table-cell table:number-columns-repeated="1022"/>
        </table:table-row>
        <table:table-row table:style-name="ro1">
          <table:table-cell table:style-name="ce708" office:value-type="string">
            <text:p>Belgian Dark Strong Ale</text:p>
          </table:table-cell>
          <table:table-cell table:style-name="ce708" office:value-type="string">
            <text:p>Generic Big Dark Ale</text:p>
          </table:table-cell>
          <table:table-cell table:number-columns-repeated="1022"/>
        </table:table-row>
        <table:table-row table:style-name="ro1">
          <table:table-cell table:style-name="ce708" office:value-type="string">
            <text:p>Belgian Dubbel</text:p>
          </table:table-cell>
          <table:table-cell table:style-name="ce708" office:value-type="string">
            <text:p>Generic Big Amber Ale</text:p>
          </table:table-cell>
          <table:table-cell table:number-columns-repeated="1022"/>
        </table:table-row>
        <table:table-row table:style-name="ro1">
          <table:table-cell table:style-name="ce708" office:value-type="string">
            <text:p>Belgian Golden Strong Ale</text:p>
          </table:table-cell>
          <table:table-cell table:style-name="ce708" office:value-type="string">
            <text:p>Generic Big Pale Ale</text:p>
          </table:table-cell>
          <table:table-cell table:number-columns-repeated="1022"/>
        </table:table-row>
        <table:table-row table:style-name="ro1">
          <table:table-cell table:style-name="ce708" office:value-type="string">
            <text:p>Belgian IPA</text:p>
          </table:table-cell>
          <table:table-cell table:style-name="ce708" office:value-type="string">
            <text:p>Generic Mid Bitter Pale Ale</text:p>
          </table:table-cell>
          <table:table-cell table:number-columns-repeated="1022"/>
        </table:table-row>
        <table:table-row table:style-name="ro1">
          <table:table-cell table:style-name="ce708" office:value-type="string">
            <text:p>Belgian Pale Ale</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Belgian Tripel</text:p>
          </table:table-cell>
          <table:table-cell table:style-name="ce708" office:value-type="string">
            <text:p>Generic Big Pale Ale</text:p>
          </table:table-cell>
          <table:table-cell table:number-columns-repeated="1022"/>
        </table:table-row>
        <table:table-row table:style-name="ro1">
          <table:table-cell table:style-name="ce709" office:value-type="string">
            <text:p>Berliner Weisse</text:p>
          </table:table-cell>
          <table:table-cell table:style-name="ce708" office:value-type="string">
            <text:p>VikeMan's Berliner</text:p>
          </table:table-cell>
          <table:table-cell table:number-columns-repeated="1022"/>
        </table:table-row>
        <table:table-row table:style-name="ro1">
          <table:table-cell table:style-name="ce709" office:value-type="string">
            <text:p>Berliner Weisse</text:p>
          </table:table-cell>
          <table:table-cell table:style-name="ce708" office:value-type="string">
            <text:p>Generic Small Pale Ale</text:p>
          </table:table-cell>
          <table:table-cell table:number-columns-repeated="1022"/>
        </table:table-row>
        <table:table-row table:style-name="ro1">
          <table:table-cell table:style-name="ce709" office:value-type="string">
            <text:p>Best Bitter</text:p>
          </table:table-cell>
          <table:table-cell table:style-name="ce708" office:value-type="string">
            <text:p>Generic Mid Amber Ale</text:p>
          </table:table-cell>
          <table:table-cell table:number-columns-repeated="1022"/>
        </table:table-row>
        <table:table-row table:style-name="ro1">
          <table:table-cell table:style-name="ce709" office:value-type="string">
            <text:p>Bière de Garde</text:p>
          </table:table-cell>
          <table:table-cell table:style-name="ce708" office:value-type="string">
            <text:p>Generic Big Amber Ale</text:p>
          </table:table-cell>
          <table:table-cell table:number-columns-repeated="1022"/>
        </table:table-row>
        <table:table-row table:style-name="ro1">
          <table:table-cell table:style-name="ce709" office:value-type="string">
            <text:p>Black IPA</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Blonde Ale</text:p>
          </table:table-cell>
          <table:table-cell table:style-name="ce708" office:value-type="string">
            <text:p>VikeMan's Blonde Ale</text:p>
          </table:table-cell>
          <table:table-cell table:number-columns-repeated="1022"/>
        </table:table-row>
        <table:table-row table:style-name="ro1">
          <table:table-cell table:style-name="ce709" office:value-type="string">
            <text:p>Blonde Ale</text:p>
          </table:table-cell>
          <table:table-cell table:style-name="ce708" office:value-type="string">
            <text:p>Generic Small Pale Ale</text:p>
          </table:table-cell>
          <table:table-cell table:number-columns-repeated="1022"/>
        </table:table-row>
        <table:table-row table:style-name="ro1">
          <table:table-cell table:style-name="ce709" office:value-type="string">
            <text:p>British Brown Ale</text:p>
          </table:table-cell>
          <table:table-cell table:style-name="ce708" office:value-type="string">
            <text:p>VikeMan's Do as I Do Brown</text:p>
          </table:table-cell>
          <table:table-cell table:number-columns-repeated="1022"/>
        </table:table-row>
        <table:table-row table:style-name="ro1">
          <table:table-cell table:style-name="ce709" office:value-type="string">
            <text:p>British Brown Ale</text:p>
          </table:table-cell>
          <table:table-cell table:style-name="ce708" office:value-type="string">
            <text:p>VikeMan's Do as I Say Brown</text:p>
          </table:table-cell>
          <table:table-cell table:number-columns-repeated="1022"/>
        </table:table-row>
        <table:table-row table:style-name="ro1">
          <table:table-cell table:style-name="ce709" office:value-type="string">
            <text:p>British Brown Ale</text:p>
          </table:table-cell>
          <table:table-cell table:style-name="ce708" office:value-type="string">
            <text:p>Generic Mid Dark Ale</text:p>
          </table:table-cell>
          <table:table-cell table:number-columns-repeated="1022"/>
        </table:table-row>
        <table:table-row table:style-name="ro1">
          <table:table-cell table:style-name="ce709" office:value-type="string">
            <text:p>British Golden Ale</text:p>
          </table:table-cell>
          <table:table-cell table:style-name="ce708" office:value-type="string">
            <text:p>Generic Small Pale Ale</text:p>
          </table:table-cell>
          <table:table-cell table:number-columns-repeated="1022"/>
        </table:table-row>
        <table:table-row table:style-name="ro1">
          <table:table-cell table:style-name="ce709" office:value-type="string">
            <text:p>British Strong Ale</text:p>
          </table:table-cell>
          <table:table-cell table:style-name="ce708" office:value-type="string">
            <text:p>Generic Big Amber Ale</text:p>
          </table:table-cell>
          <table:table-cell table:number-columns-repeated="1022"/>
        </table:table-row>
        <table:table-row table:style-name="ro1">
          <table:table-cell table:style-name="ce709" office:value-type="string">
            <text:p>Brown IPA</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California Common</text:p>
          </table:table-cell>
          <table:table-cell table:style-name="ce708" office:value-type="string">
            <text:p>Generic Mid Amber Ale</text:p>
          </table:table-cell>
          <table:table-cell table:number-columns-repeated="1022"/>
        </table:table-row>
        <table:table-row table:style-name="ro1">
          <table:table-cell table:style-name="ce709" office:value-type="string">
            <text:p>Cream Ale</text:p>
          </table:table-cell>
          <table:table-cell table:style-name="ce708" office:value-type="string">
            <text:p>Generic Mid Malty Pale Ale</text:p>
          </table:table-cell>
          <table:table-cell table:number-columns-repeated="1022"/>
        </table:table-row>
        <table:table-row table:style-name="ro1">
          <table:table-cell table:style-name="ce709" office:value-type="string">
            <text:p>Czech Amber Lager</text:p>
          </table:table-cell>
          <table:table-cell table:style-name="ce708" office:value-type="string">
            <text:p>Generic Mid Amber Lager</text:p>
          </table:table-cell>
          <table:table-cell table:number-columns-repeated="1022"/>
        </table:table-row>
        <table:table-row table:style-name="ro1">
          <table:table-cell table:style-name="ce709" office:value-type="string">
            <text:p>Czech Dark Lager</text:p>
          </table:table-cell>
          <table:table-cell table:style-name="ce708" office:value-type="string">
            <text:p>Generic Mid Dark Lager</text:p>
          </table:table-cell>
          <table:table-cell table:number-columns-repeated="1022"/>
        </table:table-row>
        <table:table-row table:style-name="ro1">
          <table:table-cell table:style-name="ce709" office:value-type="string">
            <text:p>Czech Pale Lager</text:p>
          </table:table-cell>
          <table:table-cell table:style-name="ce708" office:value-type="string">
            <text:p>Vikeman's Bo Pils</text:p>
          </table:table-cell>
          <table:table-cell table:number-columns-repeated="1022"/>
        </table:table-row>
        <table:table-row table:style-name="ro1">
          <table:table-cell table:style-name="ce709" office:value-type="string">
            <text:p>Czech Premium Pale Lager</text:p>
          </table:table-cell>
          <table:table-cell table:style-name="ce708" office:value-type="string">
            <text:p>Vikeman's Bo Pils</text:p>
          </table:table-cell>
          <table:table-cell table:number-columns-repeated="1022"/>
        </table:table-row>
        <table:table-row table:style-name="ro1">
          <table:table-cell table:style-name="ce709" office:value-type="string">
            <text:p>Dark Mild</text:p>
          </table:table-cell>
          <table:table-cell table:style-name="ce708" office:value-type="string">
            <text:p>Generic Small Amber Ale</text:p>
          </table:table-cell>
          <table:table-cell table:number-columns-repeated="1022"/>
        </table:table-row>
        <table:table-row table:style-name="ro1">
          <table:table-cell table:style-name="ce709" office:value-type="string">
            <text:p>Doppelbock</text:p>
          </table:table-cell>
          <table:table-cell table:style-name="ce708" office:value-type="string">
            <text:p>Generic Big Amber Lager</text:p>
          </table:table-cell>
          <table:table-cell table:number-columns-repeated="1022"/>
        </table:table-row>
        <table:table-row table:style-name="ro1">
          <table:table-cell table:style-name="ce709" office:value-type="string">
            <text:p>Double IPA</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Dunkles Bock</text:p>
          </table:table-cell>
          <table:table-cell table:style-name="ce708" office:value-type="string">
            <text:p>Generic Big Dark Lager</text:p>
          </table:table-cell>
          <table:table-cell table:number-columns-repeated="1022"/>
        </table:table-row>
        <table:table-row table:style-name="ro1">
          <table:table-cell table:style-name="ce709" office:value-type="string">
            <text:p>Dunkles Weissbier</text:p>
          </table:table-cell>
          <table:table-cell table:style-name="ce708" office:value-type="string">
            <text:p>Generic Mid Dark Ale</text:p>
          </table:table-cell>
          <table:table-cell table:number-columns-repeated="1022"/>
        </table:table-row>
        <table:table-row table:style-name="ro1">
          <table:table-cell table:style-name="ce709" office:value-type="string">
            <text:p>Eisbock</text:p>
          </table:table-cell>
          <table:table-cell table:style-name="ce708" office:value-type="string">
            <text:p>Generic Big Amber Lager</text:p>
          </table:table-cell>
          <table:table-cell table:number-columns-repeated="1022"/>
        </table:table-row>
        <table:table-row table:style-name="ro1">
          <table:table-cell table:style-name="ce709" office:value-type="string">
            <text:p>English Barleywine</text:p>
          </table:table-cell>
          <table:table-cell table:style-name="ce708" office:value-type="string">
            <text:p>Generic Big Amber Ale</text:p>
          </table:table-cell>
          <table:table-cell table:number-columns-repeated="1022"/>
        </table:table-row>
        <table:table-row table:style-name="ro1">
          <table:table-cell table:style-name="ce709" office:value-type="string">
            <text:p>English IPA</text:p>
          </table:table-cell>
          <table:table-cell table:style-name="ce708" office:value-type="string">
            <text:p>Generic Mid Amber Ale</text:p>
          </table:table-cell>
          <table:table-cell table:number-columns-repeated="1022"/>
        </table:table-row>
        <table:table-row table:style-name="ro1">
          <table:table-cell table:style-name="ce709" office:value-type="string">
            <text:p>English Porter</text:p>
          </table:table-cell>
          <table:table-cell table:style-name="ce708" office:value-type="string">
            <text:p>Generic Mid Dark Ale</text:p>
          </table:table-cell>
          <table:table-cell table:number-columns-repeated="1022"/>
        </table:table-row>
        <table:table-row table:style-name="ro1">
          <table:table-cell table:style-name="ce709" office:value-type="string">
            <text:p>Festbier</text:p>
          </table:table-cell>
          <table:table-cell table:style-name="ce708" office:value-type="string">
            <text:p>Generic Small Pale Lager</text:p>
          </table:table-cell>
          <table:table-cell table:number-columns-repeated="1022"/>
        </table:table-row>
        <table:table-row table:style-name="ro1">
          <table:table-cell table:style-name="ce709" office:value-type="string">
            <text:p>Foreign Extra Stout</text:p>
          </table:table-cell>
          <table:table-cell table:style-name="ce708" office:value-type="string">
            <text:p>Generic Big Dark Ale</text:p>
          </table:table-cell>
          <table:table-cell table:number-columns-repeated="1022"/>
        </table:table-row>
        <table:table-row table:style-name="ro1">
          <table:table-cell table:style-name="ce709" office:value-type="string">
            <text:p>German Helles Exportbier</text:p>
          </table:table-cell>
          <table:table-cell table:style-name="ce708" office:value-type="string">
            <text:p>Generic Mid Pale Lager</text:p>
          </table:table-cell>
          <table:table-cell table:number-columns-repeated="1022"/>
        </table:table-row>
        <table:table-row table:style-name="ro1">
          <table:table-cell table:style-name="ce709" office:value-type="string">
            <text:p>German Leichtbier</text:p>
          </table:table-cell>
          <table:table-cell table:style-name="ce708" office:value-type="string">
            <text:p>Generic Small Pale Ale</text:p>
          </table:table-cell>
          <table:table-cell table:number-columns-repeated="1022"/>
        </table:table-row>
        <table:table-row table:style-name="ro1">
          <table:table-cell table:style-name="ce709" office:value-type="string">
            <text:p>German Pils</text:p>
          </table:table-cell>
          <table:table-cell table:style-name="ce708" office:value-type="string">
            <text:p>Kai's Pilsner</text:p>
          </table:table-cell>
          <table:table-cell table:number-columns-repeated="1022"/>
        </table:table-row>
        <table:table-row table:style-name="ro1">
          <table:table-cell table:style-name="ce709" office:value-type="string">
            <text:p>German Pils</text:p>
          </table:table-cell>
          <table:table-cell table:style-name="ce708" office:value-type="string">
            <text:p>Generic Mid Pale Lager</text:p>
          </table:table-cell>
          <table:table-cell table:number-columns-repeated="1022"/>
        </table:table-row>
        <table:table-row table:style-name="ro1">
          <table:table-cell table:style-name="ce709" office:value-type="string">
            <text:p>Helles Bock</text:p>
          </table:table-cell>
          <table:table-cell table:style-name="ce708" office:value-type="string">
            <text:p>Generic Big Amber Lager</text:p>
          </table:table-cell>
          <table:table-cell table:number-columns-repeated="1022"/>
        </table:table-row>
        <table:table-row table:style-name="ro1">
          <table:table-cell table:style-name="ce709" office:value-type="string">
            <text:p>Imperial Stout</text:p>
          </table:table-cell>
          <table:table-cell table:style-name="ce708" office:value-type="string">
            <text:p>Generic Big Dark Ale</text:p>
          </table:table-cell>
          <table:table-cell table:number-columns-repeated="1022"/>
        </table:table-row>
        <table:table-row table:style-name="ro1">
          <table:table-cell table:style-name="ce709" office:value-type="string">
            <text:p>International Amber Lager</text:p>
          </table:table-cell>
          <table:table-cell table:style-name="ce708" office:value-type="string">
            <text:p>Generic Mid Amber Lager</text:p>
          </table:table-cell>
          <table:table-cell table:number-columns-repeated="1022"/>
        </table:table-row>
        <table:table-row table:style-name="ro1">
          <table:table-cell table:style-name="ce709" office:value-type="string">
            <text:p>International Dark Lager</text:p>
          </table:table-cell>
          <table:table-cell table:style-name="ce708" office:value-type="string">
            <text:p>Generic Mid Dark Lager</text:p>
          </table:table-cell>
          <table:table-cell table:number-columns-repeated="1022"/>
        </table:table-row>
        <table:table-row table:style-name="ro1">
          <table:table-cell table:style-name="ce709" office:value-type="string">
            <text:p>International Pale Lager</text:p>
          </table:table-cell>
          <table:table-cell table:style-name="ce708" office:value-type="string">
            <text:p>Generic Mid Pale Lager</text:p>
          </table:table-cell>
          <table:table-cell table:number-columns-repeated="1022"/>
        </table:table-row>
        <table:table-row table:style-name="ro1">
          <table:table-cell table:style-name="ce709" office:value-type="string">
            <text:p>Irish Extra Stout</text:p>
          </table:table-cell>
          <table:table-cell table:style-name="ce708" office:value-type="string">
            <text:p>Generic Mid Dark Ale</text:p>
          </table:table-cell>
          <table:table-cell table:number-columns-repeated="1022"/>
        </table:table-row>
        <table:table-row table:style-name="ro1">
          <table:table-cell table:style-name="ce709" office:value-type="string">
            <text:p>Irish Red Ale</text:p>
          </table:table-cell>
          <table:table-cell table:style-name="ce708" office:value-type="string">
            <text:p>Generic Mid Amber Ale</text:p>
          </table:table-cell>
          <table:table-cell table:number-columns-repeated="1022"/>
        </table:table-row>
        <table:table-row table:style-name="ro1">
          <table:table-cell table:style-name="ce709" office:value-type="string">
            <text:p>Irish Stout</text:p>
          </table:table-cell>
          <table:table-cell table:style-name="ce708" office:value-type="string">
            <text:p>Generic Small Dark Ale</text:p>
          </table:table-cell>
          <table:table-cell table:number-columns-repeated="1022"/>
        </table:table-row>
        <table:table-row table:style-name="ro1">
          <table:table-cell table:style-name="ce709" office:value-type="string">
            <text:p>Kellerbier (Amber)</text:p>
          </table:table-cell>
          <table:table-cell table:style-name="ce708" office:value-type="string">
            <text:p>Generic Mid Amber Lager</text:p>
          </table:table-cell>
          <table:table-cell table:number-columns-repeated="1022"/>
        </table:table-row>
        <table:table-row table:style-name="ro1">
          <table:table-cell table:style-name="ce709" office:value-type="string">
            <text:p>Kellerbier (Pale)</text:p>
          </table:table-cell>
          <table:table-cell table:style-name="ce708" office:value-type="string">
            <text:p>Generic Mid Pale Lager</text:p>
          </table:table-cell>
          <table:table-cell table:number-columns-repeated="1022"/>
        </table:table-row>
        <table:table-row table:style-name="ro1">
          <table:table-cell table:style-name="ce709" office:value-type="string">
            <text:p>Kentucky Common</text:p>
          </table:table-cell>
          <table:table-cell table:style-name="ce708" office:value-type="string">
            <text:p>Generic Mid Amber Ale</text:p>
          </table:table-cell>
          <table:table-cell table:number-columns-repeated="1022"/>
        </table:table-row>
        <table:table-row table:style-name="ro1">
          <table:table-cell table:style-name="ce709" office:value-type="string">
            <text:p>Kölsch</text:p>
          </table:table-cell>
          <table:table-cell table:style-name="ce708" office:value-type="string">
            <text:p>Generic Mid Malty Pale Ale</text:p>
          </table:table-cell>
          <table:table-cell table:number-columns-repeated="1022"/>
        </table:table-row>
        <table:table-row table:style-name="ro1">
          <table:table-cell table:style-name="ce709" office:value-type="string">
            <text:p>Lichtenhainer</text:p>
          </table:table-cell>
          <table:table-cell table:style-name="ce708" office:value-type="string">
            <text:p>Generic Small Pale Ale</text:p>
          </table:table-cell>
          <table:table-cell table:number-columns-repeated="1022"/>
        </table:table-row>
        <table:table-row table:style-name="ro1">
          <table:table-cell table:style-name="ce709" office:value-type="string">
            <text:p>London Brown Ale</text:p>
          </table:table-cell>
          <table:table-cell table:style-name="ce708" office:value-type="string">
            <text:p>Generic Small Dark Ale</text:p>
          </table:table-cell>
          <table:table-cell table:number-columns-repeated="1022"/>
        </table:table-row>
        <table:table-row table:style-name="ro1">
          <table:table-cell table:style-name="ce709" office:value-type="string">
            <text:p>Märzen</text:p>
          </table:table-cell>
          <table:table-cell table:style-name="ce708" office:value-type="string">
            <text:p>Generic Mid Amber Lager</text:p>
          </table:table-cell>
          <table:table-cell table:number-columns-repeated="1022"/>
        </table:table-row>
        <table:table-row table:style-name="ro1">
          <table:table-cell table:style-name="ce709" office:value-type="string">
            <text:p>Munich Dunkel</text:p>
          </table:table-cell>
          <table:table-cell table:style-name="ce708" office:value-type="string">
            <text:p>Generic Mid Dark Lager</text:p>
          </table:table-cell>
          <table:table-cell table:number-columns-repeated="1022"/>
        </table:table-row>
        <table:table-row table:style-name="ro1">
          <table:table-cell table:style-name="ce709" office:value-type="string">
            <text:p>Munich Helles</text:p>
          </table:table-cell>
          <table:table-cell table:style-name="ce708" office:value-type="string">
            <text:p>Generic Small Pale Lager</text:p>
          </table:table-cell>
          <table:table-cell table:number-columns-repeated="1022"/>
        </table:table-row>
        <table:table-row table:style-name="ro1">
          <table:table-cell table:style-name="ce709" office:value-type="string">
            <text:p>Oatmeal Stout</text:p>
          </table:table-cell>
          <table:table-cell table:style-name="ce708" office:value-type="string">
            <text:p>Generic Mid Dark Ale</text:p>
          </table:table-cell>
          <table:table-cell table:number-columns-repeated="1022"/>
        </table:table-row>
        <table:table-row table:style-name="ro1">
          <table:table-cell table:style-name="ce709" office:value-type="string">
            <text:p>Old Ale</text:p>
          </table:table-cell>
          <table:table-cell table:style-name="ce708" office:value-type="string">
            <text:p>VikeMan's Old Ale</text:p>
          </table:table-cell>
          <table:table-cell table:number-columns-repeated="1022"/>
        </table:table-row>
        <table:table-row table:style-name="ro1">
          <table:table-cell table:style-name="ce709" office:value-type="string">
            <text:p>Old Ale</text:p>
          </table:table-cell>
          <table:table-cell table:style-name="ce708" office:value-type="string">
            <text:p>Generic Big Amber Ale</text:p>
          </table:table-cell>
          <table:table-cell table:number-columns-repeated="1022"/>
        </table:table-row>
        <table:table-row table:style-name="ro1">
          <table:table-cell table:style-name="ce709" office:value-type="string">
            <text:p>Ordinary Bitter</text:p>
          </table:table-cell>
          <table:table-cell table:style-name="ce708" office:value-type="string">
            <text:p>Generic Small Pale Ale</text:p>
          </table:table-cell>
          <table:table-cell table:number-columns-repeated="1022"/>
        </table:table-row>
        <table:table-row table:style-name="ro1">
          <table:table-cell table:style-name="ce709" office:value-type="string">
            <text:p>Piwo Grodziskie</text:p>
          </table:table-cell>
          <table:table-cell table:style-name="ce708" office:value-type="string">
            <text:p>Generic Small Pale Ale</text:p>
          </table:table-cell>
          <table:table-cell table:number-columns-repeated="1022"/>
        </table:table-row>
        <table:table-row table:style-name="ro1">
          <table:table-cell table:style-name="ce709" office:value-type="string">
            <text:p>Pre-Prohibition Lager</text:p>
          </table:table-cell>
          <table:table-cell table:style-name="ce708" office:value-type="string">
            <text:p>Generic Mid Pale Lager</text:p>
          </table:table-cell>
          <table:table-cell table:number-columns-repeated="1022"/>
        </table:table-row>
        <table:table-row table:style-name="ro1">
          <table:table-cell table:style-name="ce709" office:value-type="string">
            <text:p>Pre-Prohibition Porter</text:p>
          </table:table-cell>
          <table:table-cell table:style-name="ce708" office:value-type="string">
            <text:p>Generic Mid Dark Ale</text:p>
          </table:table-cell>
          <table:table-cell table:number-columns-repeated="1022"/>
        </table:table-row>
        <table:table-row table:style-name="ro1">
          <table:table-cell table:style-name="ce709" office:value-type="string">
            <text:p>Rauchbier</text:p>
          </table:table-cell>
          <table:table-cell table:style-name="ce708" office:value-type="string">
            <text:p>Generic Mid Amber Lager</text:p>
          </table:table-cell>
          <table:table-cell table:number-columns-repeated="1022"/>
        </table:table-row>
        <table:table-row table:style-name="ro1">
          <table:table-cell table:style-name="ce709" office:value-type="string">
            <text:p>Red IPA</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Roggenbier</text:p>
          </table:table-cell>
          <table:table-cell table:style-name="ce708" office:value-type="string">
            <text:p>Generic Mid Amber Ale</text:p>
          </table:table-cell>
          <table:table-cell table:number-columns-repeated="1022"/>
        </table:table-row>
        <table:table-row table:style-name="ro1">
          <table:table-cell table:style-name="ce709" office:value-type="string">
            <text:p>Rye IPA</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Sahti</text:p>
          </table:table-cell>
          <table:table-cell table:style-name="ce708" office:value-type="string">
            <text:p>Generic Big Pale Ale</text:p>
          </table:table-cell>
          <table:table-cell table:number-columns-repeated="1022"/>
        </table:table-row>
        <table:table-row table:style-name="ro1">
          <table:table-cell table:style-name="ce709" office:value-type="string">
            <text:p>Saison (Dark, Standard)</text:p>
          </table:table-cell>
          <table:table-cell table:style-name="ce708" office:value-type="string">
            <text:p>Generic Mid Dark Ale</text:p>
          </table:table-cell>
          <table:table-cell table:number-columns-repeated="1022"/>
        </table:table-row>
        <table:table-row table:style-name="ro1">
          <table:table-cell table:style-name="ce709" office:value-type="string">
            <text:p>Saison (Dark, Super)</text:p>
          </table:table-cell>
          <table:table-cell table:style-name="ce708" office:value-type="string">
            <text:p>Generic Big Dark Ale</text:p>
          </table:table-cell>
          <table:table-cell table:number-columns-repeated="1022"/>
        </table:table-row>
        <table:table-row table:style-name="ro1">
          <table:table-cell table:style-name="ce709" office:value-type="string">
            <text:p>Saison (Dark, Table)</text:p>
          </table:table-cell>
          <table:table-cell table:style-name="ce708" office:value-type="string">
            <text:p>Generic Small Dark Ale</text:p>
          </table:table-cell>
          <table:table-cell table:number-columns-repeated="1022"/>
        </table:table-row>
        <table:table-row table:style-name="ro1">
          <table:table-cell table:style-name="ce709" office:value-type="string">
            <text:p>Saison (Pale, Standard)</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Saison (Pale, Super)</text:p>
          </table:table-cell>
          <table:table-cell table:style-name="ce708" office:value-type="string">
            <text:p>Generic Big Pale Ale</text:p>
          </table:table-cell>
          <table:table-cell table:number-columns-repeated="1022"/>
        </table:table-row>
        <table:table-row table:style-name="ro1">
          <table:table-cell table:style-name="ce709" office:value-type="string">
            <text:p>Saison (Pale, Table)</text:p>
          </table:table-cell>
          <table:table-cell table:style-name="ce708" office:value-type="string">
            <text:p>Generic Small Pale Ale</text:p>
          </table:table-cell>
          <table:table-cell table:number-columns-repeated="1022"/>
        </table:table-row>
        <table:table-row table:style-name="ro1">
          <table:table-cell table:style-name="ce709" office:value-type="string">
            <text:p>Schwarzbier</text:p>
          </table:table-cell>
          <table:table-cell table:style-name="ce708" office:value-type="string">
            <text:p>Generic Mid Dark Lager</text:p>
          </table:table-cell>
          <table:table-cell table:number-columns-repeated="1022"/>
        </table:table-row>
        <table:table-row table:style-name="ro1">
          <table:table-cell table:style-name="ce709" office:value-type="string">
            <text:p>Scottish Export</text:p>
          </table:table-cell>
          <table:table-cell table:style-name="ce708" office:value-type="string">
            <text:p>Generic Mid Amber Ale</text:p>
          </table:table-cell>
          <table:table-cell table:number-columns-repeated="1022"/>
        </table:table-row>
        <table:table-row table:style-name="ro1">
          <table:table-cell table:style-name="ce709" office:value-type="string">
            <text:p>Scottish Heavy</text:p>
          </table:table-cell>
          <table:table-cell table:style-name="ce708" office:value-type="string">
            <text:p>Generic Small Amber Ale</text:p>
          </table:table-cell>
          <table:table-cell table:number-columns-repeated="1022"/>
        </table:table-row>
        <table:table-row table:style-name="ro1">
          <table:table-cell table:style-name="ce709" office:value-type="string">
            <text:p>Scottish Light</text:p>
          </table:table-cell>
          <table:table-cell table:style-name="ce708" office:value-type="string">
            <text:p>Generic Small Amber Ale</text:p>
          </table:table-cell>
          <table:table-cell table:number-columns-repeated="1022"/>
        </table:table-row>
        <table:table-row table:style-name="ro1">
          <table:table-cell table:style-name="ce709" office:value-type="string">
            <text:p>Strong Bitter</text:p>
          </table:table-cell>
          <table:table-cell table:style-name="ce708" office:value-type="string">
            <text:p>Generic Mid Amber Ale</text:p>
          </table:table-cell>
          <table:table-cell table:number-columns-repeated="1022"/>
        </table:table-row>
        <table:table-row table:style-name="ro1">
          <table:table-cell table:style-name="ce709" office:value-type="string">
            <text:p>Sweet Stout</text:p>
          </table:table-cell>
          <table:table-cell table:style-name="ce708" office:value-type="string">
            <text:p>Ward G. Walkup IV's Matrimonial Milk Stout</text:p>
          </table:table-cell>
          <table:table-cell table:number-columns-repeated="1022"/>
        </table:table-row>
        <table:table-row table:style-name="ro1">
          <table:table-cell table:style-name="ce709" office:value-type="string">
            <text:p>Sweet Stout</text:p>
          </table:table-cell>
          <table:table-cell table:style-name="ce708" office:value-type="string">
            <text:p>Generic Mid Dark Ale</text:p>
          </table:table-cell>
          <table:table-cell table:number-columns-repeated="1022"/>
        </table:table-row>
        <table:table-row table:style-name="ro1">
          <table:table-cell table:style-name="ce709" office:value-type="string">
            <text:p>Trappist Single</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Tropical Stout</text:p>
          </table:table-cell>
          <table:table-cell table:style-name="ce708" office:value-type="string">
            <text:p>Generic Big Dark Lager</text:p>
          </table:table-cell>
          <table:table-cell table:number-columns-repeated="1022"/>
        </table:table-row>
        <table:table-row table:style-name="ro1">
          <table:table-cell table:style-name="ce709" office:value-type="string">
            <text:p>Vienna Lager</text:p>
          </table:table-cell>
          <table:table-cell table:style-name="ce708" office:value-type="string">
            <text:p>VikeMan's Vienna</text:p>
          </table:table-cell>
          <table:table-cell table:number-columns-repeated="1022"/>
        </table:table-row>
        <table:table-row table:style-name="ro1">
          <table:table-cell table:style-name="ce709" office:value-type="string">
            <text:p>Vienna Lager</text:p>
          </table:table-cell>
          <table:table-cell table:style-name="ce708" office:value-type="string">
            <text:p>Generic Mid Amber Lager</text:p>
          </table:table-cell>
          <table:table-cell table:number-columns-repeated="1022"/>
        </table:table-row>
        <table:table-row table:style-name="ro1">
          <table:table-cell table:style-name="ce709" office:value-type="string">
            <text:p>Wee Heavy</text:p>
          </table:table-cell>
          <table:table-cell table:style-name="ce708" office:value-type="string">
            <text:p>Generic Big Amber Ale</text:p>
          </table:table-cell>
          <table:table-cell table:number-columns-repeated="1022"/>
        </table:table-row>
        <table:table-row table:style-name="ro1">
          <table:table-cell table:style-name="ce709" office:value-type="string">
            <text:p>Weissbier</text:p>
          </table:table-cell>
          <table:table-cell table:style-name="ce708" office:value-type="string">
            <text:p>Generic Mid Malty Pale Ale</text:p>
          </table:table-cell>
          <table:table-cell table:number-columns-repeated="1022"/>
        </table:table-row>
        <table:table-row table:style-name="ro1">
          <table:table-cell table:style-name="ce709" office:value-type="string">
            <text:p>Weizenbock</text:p>
          </table:table-cell>
          <table:table-cell table:style-name="ce708" office:value-type="string">
            <text:p>Generic Big Amber Ale</text:p>
          </table:table-cell>
          <table:table-cell table:number-columns-repeated="1022"/>
        </table:table-row>
        <table:table-row table:style-name="ro1">
          <table:table-cell table:style-name="ce709" office:value-type="string">
            <text:p>Wheatwine</text:p>
          </table:table-cell>
          <table:table-cell table:style-name="ce708" office:value-type="string">
            <text:p>Generic Big Amber Ale</text:p>
          </table:table-cell>
          <table:table-cell table:number-columns-repeated="1022"/>
        </table:table-row>
        <table:table-row table:style-name="ro1">
          <table:table-cell table:style-name="ce709" office:value-type="string">
            <text:p>White IPA</text:p>
          </table:table-cell>
          <table:table-cell table:style-name="ce708" office:value-type="string">
            <text:p>Generic Mid Bitter Pale Ale</text:p>
          </table:table-cell>
          <table:table-cell table:number-columns-repeated="1022"/>
        </table:table-row>
        <table:table-row table:style-name="ro1">
          <table:table-cell table:style-name="ce709" office:value-type="string">
            <text:p>Witbier</text:p>
          </table:table-cell>
          <table:table-cell table:style-name="ce708" office:value-type="string">
            <text:p>Generic Mid Malty Pale Ale</text:p>
          </table:table-cell>
          <table:table-cell table:number-columns-repeated="1022"/>
        </table:table-row>
        <table:table-row table:style-name="ro1">
          <table:table-cell table:number-columns-repeated="2"/>
          <table:table-cell table:number-columns-repeated="1022"/>
        </table:table-row>
        <table:table-row table:style-name="ro1">
          <table:table-cell table:number-columns-repeated="2"/>
          <table:table-cell table:number-columns-repeated="1022"/>
        </table:table-row>
        <table:table-row table:style-name="ro1">
          <table:table-cell table:number-columns-repeated="2"/>
          <table:table-cell table:number-columns-repeated="1022"/>
        </table:table-row>
        <table:table-row table:style-name="ro1">
          <table:table-cell table:number-columns-repeated="2"/>
          <table:table-cell table:number-columns-repeated="1022"/>
        </table:table-row>
        <table:table-row table:style-name="ro1">
          <table:table-cell table:number-columns-repeated="2"/>
          <table:table-cell table:number-columns-repeated="1022"/>
        </table:table-row>
        <table:table-row table:style-name="ro1">
          <table:table-cell table:number-columns-repeated="2"/>
          <table:table-cell table:number-columns-repeated="1022"/>
        </table:table-row>
        <table:table-row table:style-name="ro1">
          <table:table-cell table:number-columns-repeated="2"/>
          <table:table-cell table:number-columns-repeated="1022"/>
        </table:table-row>
        <table:table-row table:style-name="ro1">
          <table:table-cell table:number-columns-repeated="2"/>
          <table:table-cell table:number-columns-repeated="1022"/>
        </table:table-row>
        <table:table-row table:style-name="ro1" table:number-rows-repeated="1048375">
          <table:table-cell table:number-columns-repeated="1024"/>
        </table:table-row>
        <table:table-row table:style-name="ro1">
          <table:table-cell table:number-columns-repeated="1024"/>
        </table:table-row>
        <table:named-expressions/>
      </table:table>
      <table:table table:name="H2ORecScratch" table:style-name="ta33" table:protected="true" table:print="false">
        <table:table-column table:style-name="co1" table:default-cell-style-name="Excel_20_Built-in_20_Normal"/>
        <table:table-column table:style-name="co99" table:default-cell-style-name="Excel_20_Built-in_20_Normal"/>
        <table:table-column table:style-name="co100" table:default-cell-style-name="Excel_20_Built-in_20_Normal"/>
        <table:table-column table:style-name="co1" table:number-columns-repeated="1021" table:default-cell-style-name="Excel_20_Built-in_20_Normal"/>
        <table:table-row table:style-name="ro1">
          <table:table-cell office:value-type="string">
            <text:p>Style:</text:p>
          </table:table-cell>
          <table:table-cell table:style-name="ce625" table:formula="of:=[$Recipe.H9]" office:value-type="string" office:string-value="Blonde Ale">
            <text:p>Blonde Ale</text:p>
          </table:table-cell>
          <table:table-cell table:formula="of:=VLOOKUP([.B1];ValidCross;2;0)" office:value-type="string" office:string-value="VikeMan's Blonde Ale">
            <text:p>VikeMan's Blonde Ale</text:p>
          </table:table-cell>
          <table:table-cell/>
          <table:table-cell table:style-name="ce287"/>
          <table:table-cell table:number-columns-repeated="1019"/>
        </table:table-row>
        <table:table-row table:style-name="ro1">
          <table:table-cell/>
          <table:table-cell table:style-name="ce287"/>
          <table:table-cell table:number-matrix-columns-spanned="1" table:number-matrix-rows-spanned="1" table:formula="of:=IF(COUNTIF(INDEX(ValidCross;0;1);[.B$1])&gt;ROW()-ROW([.C$1]);OFFSET(ValidCross;SMALL(IF(INDEX(ValidCross;0;1)=[.B$1];ROW(ValidCross)-CELL(&quot;Row&quot;;ValidCross));ROW()-ROW([.C$1])+1);1;1;1);&quot;&quot;)" office:value-type="float" office:value="0">
            <text:p>#VALUE!</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table-cell table:number-columns-repeated="2"/>
          <table:table-cell table:number-matrix-columns-spanned="1" table:number-matrix-rows-spanned="1" table:formula="of:=IF(COUNTIF(INDEX(ValidCross;0;1);[.B$1])&gt;ROW()-ROW([.C$1]);OFFSET(ValidCross;SMALL(IF(INDEX(ValidCross;0;1)=[.B$1];ROW(ValidCross)-CELL(&quot;Row&quot;;ValidCross));ROW()-ROW([.C$1])+1);1;1;1);&quot;&quot;)">
            <text:p/>
          </table:table-cell>
          <table:table-cell table:number-columns-repeated="1021"/>
        </table:table-row>
        <table:table-row table:style-name="ro1" table:number-rows-repeated="1048375">
          <table:table-cell table:number-columns-repeated="1024"/>
        </table:table-row>
        <table:table-row table:style-name="ro1">
          <table:table-cell table:number-columns-repeated="1024"/>
        </table:table-row>
        <table:named-expressions/>
      </table:table>
      <table:table table:name="H2ORecs" table:style-name="ta34" table:protected="true" table:print="false">
        <table:table-column table:style-name="co101" table:default-cell-style-name="Excel_20_Built-in_20_Normal"/>
        <table:table-column table:style-name="co1" table:number-columns-repeated="1023" table:default-cell-style-name="Excel_20_Built-in_20_Normal"/>
        <table:table-row table:style-name="ro1">
          <table:table-cell/>
          <table:table-cell office:value-type="string">
            <text:p>Ca</text:p>
          </table:table-cell>
          <table:table-cell office:value-type="string">
            <text:p>Mg</text:p>
          </table:table-cell>
          <table:table-cell office:value-type="string">
            <text:p>Na</text:p>
          </table:table-cell>
          <table:table-cell office:value-type="string">
            <text:p>Cl</text:p>
          </table:table-cell>
          <table:table-cell office:value-type="string">
            <text:p>SO4</text:p>
          </table:table-cell>
          <table:table-cell office:value-type="string">
            <text:p>HCO3</text:p>
          </table:table-cell>
          <table:table-cell table:number-columns-repeated="1017"/>
        </table:table-row>
        <table:table-row table:style-name="ro1">
          <table:table-cell table:style-name="ce709" office:value-type="string">
            <text:p>Vikeman's Bo Pils</text:p>
          </table:table-cell>
          <table:table-cell table:style-name="ce709" office:value-type="float" office:value="64">
            <text:p>64</text:p>
          </table:table-cell>
          <table:table-cell table:number-columns-repeated="2" table:style-name="ce709" office:value-type="float" office:value="0">
            <text:p>0</text:p>
          </table:table-cell>
          <table:table-cell table:style-name="ce709" office:value-type="float" office:value="89">
            <text:p>89</text:p>
          </table:table-cell>
          <table:table-cell table:style-name="ce709" office:value-type="float" office:value="34">
            <text:p>34</text:p>
          </table:table-cell>
          <table:table-cell table:style-name="ce709" office:value-type="float" office:value="0">
            <text:p>0</text:p>
          </table:table-cell>
          <table:table-cell table:number-columns-repeated="1017"/>
        </table:table-row>
        <table:table-row table:style-name="ro1">
          <table:table-cell table:style-name="ce709" office:value-type="string">
            <text:p>VikeMan's Do as I Do Brown</text:p>
          </table:table-cell>
          <table:table-cell table:style-name="ce709" office:value-type="float" office:value="47">
            <text:p>47</text:p>
          </table:table-cell>
          <table:table-cell table:style-name="ce709" office:value-type="float" office:value="11">
            <text:p>11</text:p>
          </table:table-cell>
          <table:table-cell table:style-name="ce709" office:value-type="float" office:value="12">
            <text:p>12</text:p>
          </table:table-cell>
          <table:table-cell table:style-name="ce709" office:value-type="float" office:value="17">
            <text:p>17</text:p>
          </table:table-cell>
          <table:table-cell table:style-name="ce709" office:value-type="float" office:value="58">
            <text:p>58</text:p>
          </table:table-cell>
          <table:table-cell table:style-name="ce709" office:value-type="float" office:value="107">
            <text:p>107</text:p>
          </table:table-cell>
          <table:table-cell table:number-columns-repeated="1017"/>
        </table:table-row>
        <table:table-row table:style-name="ro1">
          <table:table-cell table:style-name="ce709" office:value-type="string">
            <text:p>VikeMan's Vienna</text:p>
          </table:table-cell>
          <table:table-cell table:style-name="ce709" office:value-type="float" office:value="50">
            <text:p>50</text:p>
          </table:table-cell>
          <table:table-cell table:number-columns-repeated="2" table:style-name="ce709" office:value-type="float" office:value="0">
            <text:p>0</text:p>
          </table:table-cell>
          <table:table-cell table:style-name="ce709" office:value-type="float" office:value="56">
            <text:p>56</text:p>
          </table:table-cell>
          <table:table-cell table:style-name="ce709" office:value-type="float" office:value="44">
            <text:p>44</text:p>
          </table:table-cell>
          <table:table-cell table:style-name="ce709" office:value-type="float" office:value="0">
            <text:p>0</text:p>
          </table:table-cell>
          <table:table-cell table:number-columns-repeated="1017"/>
        </table:table-row>
        <table:table-row table:style-name="ro1">
          <table:table-cell table:style-name="ce709" office:value-type="string">
            <text:p>VikeMan's (Averagely Perfect) AIPA</text:p>
          </table:table-cell>
          <table:table-cell table:style-name="ce709" office:value-type="float" office:value="115">
            <text:p>115</text:p>
          </table:table-cell>
          <table:table-cell table:number-columns-repeated="2" table:style-name="ce709" office:value-type="float" office:value="0">
            <text:p>0</text:p>
          </table:table-cell>
          <table:table-cell table:style-name="ce709" office:value-type="float" office:value="59">
            <text:p>59</text:p>
          </table:table-cell>
          <table:table-cell table:style-name="ce709" office:value-type="float" office:value="201">
            <text:p>201</text:p>
          </table:table-cell>
          <table:table-cell table:style-name="ce709" office:value-type="float" office:value="0">
            <text:p>0</text:p>
          </table:table-cell>
          <table:table-cell table:number-columns-repeated="1017"/>
        </table:table-row>
        <table:table-row table:style-name="ro1">
          <table:table-cell table:style-name="ce709" office:value-type="string">
            <text:p>VikeMan's Old Ale</text:p>
          </table:table-cell>
          <table:table-cell table:style-name="ce709" office:value-type="float" office:value="54">
            <text:p>54</text:p>
          </table:table-cell>
          <table:table-cell table:style-name="ce709" office:value-type="float" office:value="7">
            <text:p>7</text:p>
          </table:table-cell>
          <table:table-cell table:style-name="ce709" office:value-type="float" office:value="0">
            <text:p>0</text:p>
          </table:table-cell>
          <table:table-cell table:style-name="ce709" office:value-type="float" office:value="73">
            <text:p>73</text:p>
          </table:table-cell>
          <table:table-cell table:style-name="ce709" office:value-type="float" office:value="61">
            <text:p>61</text:p>
          </table:table-cell>
          <table:table-cell table:style-name="ce709" office:value-type="float" office:value="0">
            <text:p>0</text:p>
          </table:table-cell>
          <table:table-cell table:number-columns-repeated="1017"/>
        </table:table-row>
        <table:table-row table:style-name="ro1">
          <table:table-cell table:style-name="ce709" office:value-type="string">
            <text:p>Kai's Pilsner</text:p>
          </table:table-cell>
          <table:table-cell table:style-name="ce709" office:value-type="float" office:value="59">
            <text:p>59</text:p>
          </table:table-cell>
          <table:table-cell table:style-name="ce709" office:value-type="float" office:value="8">
            <text:p>8</text:p>
          </table:table-cell>
          <table:table-cell table:style-name="ce709" office:value-type="float" office:value="0">
            <text:p>0</text:p>
          </table:table-cell>
          <table:table-cell table:style-name="ce709" office:value-type="float" office:value="89">
            <text:p>89</text:p>
          </table:table-cell>
          <table:table-cell table:style-name="ce709" office:value-type="float" office:value="63">
            <text:p>63</text:p>
          </table:table-cell>
          <table:table-cell table:style-name="ce709" office:value-type="float" office:value="0">
            <text:p>0</text:p>
          </table:table-cell>
          <table:table-cell table:number-columns-repeated="1017"/>
        </table:table-row>
        <table:table-row table:style-name="ro1">
          <table:table-cell table:style-name="ce709" office:value-type="string">
            <text:p>Ward G. Walkup IV's Matrimonial Milk Stout</text:p>
          </table:table-cell>
          <table:table-cell table:style-name="ce709" office:value-type="float" office:value="100">
            <text:p>100</text:p>
          </table:table-cell>
          <table:table-cell table:style-name="ce709" office:value-type="float" office:value="5">
            <text:p>5</text:p>
          </table:table-cell>
          <table:table-cell table:style-name="ce709" office:value-type="float" office:value="20">
            <text:p>20</text:p>
          </table:table-cell>
          <table:table-cell table:style-name="ce709" office:value-type="float" office:value="60">
            <text:p>60</text:p>
          </table:table-cell>
          <table:table-cell table:style-name="ce709" office:value-type="float" office:value="30">
            <text:p>30</text:p>
          </table:table-cell>
          <table:table-cell table:style-name="ce709" office:value-type="float" office:value="220">
            <text:p>220</text:p>
          </table:table-cell>
          <table:table-cell table:number-columns-repeated="1017"/>
        </table:table-row>
        <table:table-row table:style-name="ro1">
          <table:table-cell table:style-name="ce709" office:value-type="string">
            <text:p>Ward G. Walkup IV's Velarde's Flight</text:p>
          </table:table-cell>
          <table:table-cell table:style-name="ce709" office:value-type="float" office:value="150">
            <text:p>150</text:p>
          </table:table-cell>
          <table:table-cell table:style-name="ce709" office:value-type="float" office:value="10">
            <text:p>10</text:p>
          </table:table-cell>
          <table:table-cell table:style-name="ce709" office:value-type="float" office:value="15">
            <text:p>15</text:p>
          </table:table-cell>
          <table:table-cell table:style-name="ce709" office:value-type="float" office:value="70">
            <text:p>70</text:p>
          </table:table-cell>
          <table:table-cell table:style-name="ce709" office:value-type="float" office:value="140">
            <text:p>140</text:p>
          </table:table-cell>
          <table:table-cell table:style-name="ce709" office:value-type="float" office:value="160">
            <text:p>160</text:p>
          </table:table-cell>
          <table:table-cell table:number-columns-repeated="1017"/>
        </table:table-row>
        <table:table-row table:style-name="ro1">
          <table:table-cell table:style-name="ce709" office:value-type="string">
            <text:p>VikeMan's Do as I Say Brown</text:p>
          </table:table-cell>
          <table:table-cell table:style-name="ce709" office:value-type="float" office:value="51">
            <text:p>51</text:p>
          </table:table-cell>
          <table:table-cell table:style-name="ce709" office:value-type="float" office:value="0">
            <text:p>0</text:p>
          </table:table-cell>
          <table:table-cell table:style-name="ce709" office:value-type="float" office:value="6">
            <text:p>6</text:p>
          </table:table-cell>
          <table:table-cell table:style-name="ce709" office:value-type="float" office:value="56">
            <text:p>56</text:p>
          </table:table-cell>
          <table:table-cell table:style-name="ce709" office:value-type="float" office:value="47">
            <text:p>47</text:p>
          </table:table-cell>
          <table:table-cell table:style-name="ce709" office:value-type="float" office:value="17">
            <text:p>17</text:p>
          </table:table-cell>
          <table:table-cell table:number-columns-repeated="1017"/>
        </table:table-row>
        <table:table-row table:style-name="ro1">
          <table:table-cell table:style-name="ce709" office:value-type="string">
            <text:p>VikeMan's Blonde Ale</text:p>
          </table:table-cell>
          <table:table-cell table:style-name="ce709" office:value-type="float" office:value="56">
            <text:p>56</text:p>
          </table:table-cell>
          <table:table-cell table:number-columns-repeated="2" table:style-name="ce709" office:value-type="float" office:value="0">
            <text:p>0</text:p>
          </table:table-cell>
          <table:table-cell table:style-name="ce709" office:value-type="float" office:value="70">
            <text:p>70</text:p>
          </table:table-cell>
          <table:table-cell table:style-name="ce709" office:value-type="float" office:value="40">
            <text:p>40</text:p>
          </table:table-cell>
          <table:table-cell table:style-name="ce709" office:value-type="float" office:value="0">
            <text:p>0</text:p>
          </table:table-cell>
          <table:table-cell table:number-columns-repeated="1017"/>
        </table:table-row>
        <table:table-row table:style-name="ro1">
          <table:table-cell table:style-name="ce709" office:value-type="string">
            <text:p>Generic Small Pale Lager</text:p>
          </table:table-cell>
          <table:table-cell table:style-name="ce709" office:value-type="float" office:value="53">
            <text:p>53</text:p>
          </table:table-cell>
          <table:table-cell table:number-columns-repeated="2" table:style-name="ce709" office:value-type="float" office:value="0">
            <text:p>0</text:p>
          </table:table-cell>
          <table:table-cell table:style-name="ce709" office:value-type="float" office:value="73">
            <text:p>73</text:p>
          </table:table-cell>
          <table:table-cell table:style-name="ce709" office:value-type="float" office:value="28">
            <text:p>28</text:p>
          </table:table-cell>
          <table:table-cell table:style-name="ce709" office:value-type="float" office:value="0">
            <text:p>0</text:p>
          </table:table-cell>
          <table:table-cell table:number-columns-repeated="1017"/>
        </table:table-row>
        <table:table-row table:style-name="ro1">
          <table:table-cell table:style-name="ce709" office:value-type="string">
            <text:p>Generic Mid Pale Lager</text:p>
          </table:table-cell>
          <table:table-cell table:style-name="ce709" office:value-type="float" office:value="84">
            <text:p>84</text:p>
          </table:table-cell>
          <table:table-cell table:number-columns-repeated="2" table:style-name="ce709" office:value-type="float" office:value="0">
            <text:p>0</text:p>
          </table:table-cell>
          <table:table-cell table:style-name="ce709" office:value-type="float" office:value="76">
            <text:p>76</text:p>
          </table:table-cell>
          <table:table-cell table:style-name="ce709" office:value-type="float" office:value="98">
            <text:p>98</text:p>
          </table:table-cell>
          <table:table-cell table:style-name="ce709" office:value-type="float" office:value="0">
            <text:p>0</text:p>
          </table:table-cell>
          <table:table-cell table:number-columns-repeated="1017"/>
        </table:table-row>
        <table:table-row table:style-name="ro1">
          <table:table-cell table:style-name="ce709" office:value-type="string">
            <text:p>Generic Mid Amber Lager</text:p>
          </table:table-cell>
          <table:table-cell table:style-name="ce709" office:value-type="float" office:value="76">
            <text:p>76</text:p>
          </table:table-cell>
          <table:table-cell table:number-columns-repeated="2" table:style-name="ce709" office:value-type="float" office:value="0">
            <text:p>0</text:p>
          </table:table-cell>
          <table:table-cell table:style-name="ce709" office:value-type="float" office:value="78">
            <text:p>78</text:p>
          </table:table-cell>
          <table:table-cell table:style-name="ce709" office:value-type="float" office:value="42">
            <text:p>42</text:p>
          </table:table-cell>
          <table:table-cell table:style-name="ce709" office:value-type="float" office:value="62">
            <text:p>62</text:p>
          </table:table-cell>
          <table:table-cell table:number-columns-repeated="1017"/>
        </table:table-row>
        <table:table-row table:style-name="ro1">
          <table:table-cell table:style-name="ce709" office:value-type="string">
            <text:p>Dortmunder</text:p>
          </table:table-cell>
          <table:table-cell table:style-name="ce709" office:value-type="float" office:value="103">
            <text:p>103</text:p>
          </table:table-cell>
          <table:table-cell table:style-name="ce709" office:value-type="float" office:value="0">
            <text:p>0</text:p>
          </table:table-cell>
          <table:table-cell table:style-name="ce709" office:value-type="float" office:value="5">
            <text:p>5</text:p>
          </table:table-cell>
          <table:table-cell table:style-name="ce709" office:value-type="float" office:value="75">
            <text:p>75</text:p>
          </table:table-cell>
          <table:table-cell table:style-name="ce709" office:value-type="float" office:value="99">
            <text:p>99</text:p>
          </table:table-cell>
          <table:table-cell table:style-name="ce709" office:value-type="float" office:value="70">
            <text:p>70</text:p>
          </table:table-cell>
          <table:table-cell table:number-columns-repeated="1017"/>
        </table:table-row>
        <table:table-row table:style-name="ro1">
          <table:table-cell table:style-name="ce709" office:value-type="string">
            <text:p>Generic Mid Dark Lager</text:p>
          </table:table-cell>
          <table:table-cell table:style-name="ce709" office:value-type="float" office:value="80">
            <text:p>80</text:p>
          </table:table-cell>
          <table:table-cell table:style-name="ce709" office:value-type="float" office:value="4">
            <text:p>4</text:p>
          </table:table-cell>
          <table:table-cell table:style-name="ce709" office:value-type="float" office:value="14">
            <text:p>14</text:p>
          </table:table-cell>
          <table:table-cell table:style-name="ce709" office:value-type="float" office:value="86">
            <text:p>86</text:p>
          </table:table-cell>
          <table:table-cell table:style-name="ce709" office:value-type="float" office:value="27">
            <text:p>27</text:p>
          </table:table-cell>
          <table:table-cell table:style-name="ce709" office:value-type="float" office:value="112">
            <text:p>112</text:p>
          </table:table-cell>
          <table:table-cell table:number-columns-repeated="1017"/>
        </table:table-row>
        <table:table-row table:style-name="ro1">
          <table:table-cell table:style-name="ce709" office:value-type="string">
            <text:p>Generic Big Amber Lager</text:p>
          </table:table-cell>
          <table:table-cell table:style-name="ce709" office:value-type="float" office:value="71">
            <text:p>71</text:p>
          </table:table-cell>
          <table:table-cell table:number-columns-repeated="2" table:style-name="ce709" office:value-type="float" office:value="0">
            <text:p>0</text:p>
          </table:table-cell>
          <table:table-cell table:style-name="ce709" office:value-type="float" office:value="65">
            <text:p>65</text:p>
          </table:table-cell>
          <table:table-cell table:style-name="ce709" office:value-type="float" office:value="34">
            <text:p>34</text:p>
          </table:table-cell>
          <table:table-cell table:style-name="ce709" office:value-type="float" office:value="59">
            <text:p>59</text:p>
          </table:table-cell>
          <table:table-cell table:number-columns-repeated="1017"/>
        </table:table-row>
        <table:table-row table:style-name="ro1">
          <table:table-cell table:style-name="ce709" office:value-type="string">
            <text:p>Generic Big Dark Lager</text:p>
          </table:table-cell>
          <table:table-cell table:style-name="ce709" office:value-type="float" office:value="96">
            <text:p>96</text:p>
          </table:table-cell>
          <table:table-cell table:number-columns-repeated="2" table:style-name="ce709" office:value-type="float" office:value="0">
            <text:p>0</text:p>
          </table:table-cell>
          <table:table-cell table:style-name="ce709" office:value-type="float" office:value="74">
            <text:p>74</text:p>
          </table:table-cell>
          <table:table-cell table:style-name="ce709" office:value-type="float" office:value="51">
            <text:p>51</text:p>
          </table:table-cell>
          <table:table-cell table:style-name="ce709" office:value-type="float" office:value="96">
            <text:p>96</text:p>
          </table:table-cell>
          <table:table-cell table:number-columns-repeated="1017"/>
        </table:table-row>
        <table:table-row table:style-name="ro1">
          <table:table-cell table:style-name="ce709" office:value-type="string">
            <text:p>Generic Small Pale Ale</text:p>
          </table:table-cell>
          <table:table-cell table:style-name="ce709" office:value-type="float" office:value="101">
            <text:p>101</text:p>
          </table:table-cell>
          <table:table-cell table:number-columns-repeated="2" table:style-name="ce709" office:value-type="float" office:value="0">
            <text:p>0</text:p>
          </table:table-cell>
          <table:table-cell table:style-name="ce709" office:value-type="float" office:value="76">
            <text:p>76</text:p>
          </table:table-cell>
          <table:table-cell table:style-name="ce709" office:value-type="float" office:value="140">
            <text:p>140</text:p>
          </table:table-cell>
          <table:table-cell table:style-name="ce709" office:value-type="float" office:value="0">
            <text:p>0</text:p>
          </table:table-cell>
          <table:table-cell table:number-columns-repeated="1017"/>
        </table:table-row>
        <table:table-row table:style-name="ro1">
          <table:table-cell table:style-name="ce709" office:value-type="string">
            <text:p>Generic Small Amber Ale</text:p>
          </table:table-cell>
          <table:table-cell table:style-name="ce709" office:value-type="float" office:value="140">
            <text:p>140</text:p>
          </table:table-cell>
          <table:table-cell table:number-columns-repeated="2" table:style-name="ce709" office:value-type="float" office:value="0">
            <text:p>0</text:p>
          </table:table-cell>
          <table:table-cell table:style-name="ce709" office:value-type="float" office:value="73">
            <text:p>73</text:p>
          </table:table-cell>
          <table:table-cell table:style-name="ce709" office:value-type="float" office:value="150">
            <text:p>150</text:p>
          </table:table-cell>
          <table:table-cell table:style-name="ce709" office:value-type="float" office:value="112">
            <text:p>112</text:p>
          </table:table-cell>
          <table:table-cell table:number-columns-repeated="1017"/>
        </table:table-row>
        <table:table-row table:style-name="ro1">
          <table:table-cell table:style-name="ce709" office:value-type="string">
            <text:p>Generic Small Dark Ale</text:p>
          </table:table-cell>
          <table:table-cell table:style-name="ce709" office:value-type="float" office:value="120">
            <text:p>120</text:p>
          </table:table-cell>
          <table:table-cell table:number-columns-repeated="2" table:style-name="ce709" office:value-type="float" office:value="0">
            <text:p>0</text:p>
          </table:table-cell>
          <table:table-cell table:style-name="ce709" office:value-type="float" office:value="73">
            <text:p>73</text:p>
          </table:table-cell>
          <table:table-cell table:style-name="ce709" office:value-type="float" office:value="101">
            <text:p>101</text:p>
          </table:table-cell>
          <table:table-cell table:style-name="ce709" office:value-type="float" office:value="112">
            <text:p>112</text:p>
          </table:table-cell>
          <table:table-cell table:number-columns-repeated="1017"/>
        </table:table-row>
        <table:table-row table:style-name="ro1">
          <table:table-cell table:style-name="ce709" office:value-type="string">
            <text:p>Generic Mid Malty Pale Ale</text:p>
          </table:table-cell>
          <table:table-cell table:style-name="ce709" office:value-type="float" office:value="65">
            <text:p>65</text:p>
          </table:table-cell>
          <table:table-cell table:number-columns-repeated="2" table:style-name="ce709" office:value-type="float" office:value="0">
            <text:p>0</text:p>
          </table:table-cell>
          <table:table-cell table:style-name="ce709" office:value-type="float" office:value="50">
            <text:p>50</text:p>
          </table:table-cell>
          <table:table-cell table:style-name="ce709" office:value-type="float" office:value="27">
            <text:p>27</text:p>
          </table:table-cell>
          <table:table-cell table:style-name="ce709" office:value-type="float" office:value="78">
            <text:p>78</text:p>
          </table:table-cell>
          <table:table-cell table:number-columns-repeated="1017"/>
        </table:table-row>
        <table:table-row table:style-name="ro1">
          <table:table-cell table:style-name="ce709" office:value-type="string">
            <text:p>Generic Mid Bitter Pale Ale</text:p>
          </table:table-cell>
          <table:table-cell table:style-name="ce709" office:value-type="float" office:value="138">
            <text:p>138</text:p>
          </table:table-cell>
          <table:table-cell table:number-columns-repeated="2" table:style-name="ce709" office:value-type="float" office:value="0">
            <text:p>0</text:p>
          </table:table-cell>
          <table:table-cell table:style-name="ce709" office:value-type="float" office:value="50">
            <text:p>50</text:p>
          </table:table-cell>
          <table:table-cell table:style-name="ce709" office:value-type="float" office:value="202">
            <text:p>202</text:p>
          </table:table-cell>
          <table:table-cell table:style-name="ce709" office:value-type="float" office:value="78">
            <text:p>78</text:p>
          </table:table-cell>
          <table:table-cell table:number-columns-repeated="1017"/>
        </table:table-row>
        <table:table-row table:style-name="ro1">
          <table:table-cell table:style-name="ce709" office:value-type="string">
            <text:p>Generic Mid Amber Ale</text:p>
          </table:table-cell>
          <table:table-cell table:style-name="ce709" office:value-type="float" office:value="147">
            <text:p>147</text:p>
          </table:table-cell>
          <table:table-cell table:style-name="ce709" office:value-type="float" office:value="0">
            <text:p>0</text:p>
          </table:table-cell>
          <table:table-cell table:style-name="ce709" office:value-type="float" office:value="15">
            <text:p>15</text:p>
          </table:table-cell>
          <table:table-cell table:style-name="ce709" office:value-type="float" office:value="75">
            <text:p>75</text:p>
          </table:table-cell>
          <table:table-cell table:style-name="ce709" office:value-type="float" office:value="195">
            <text:p>195</text:p>
          </table:table-cell>
          <table:table-cell table:style-name="ce709" office:value-type="float" office:value="110">
            <text:p>110</text:p>
          </table:table-cell>
          <table:table-cell table:number-columns-repeated="1017"/>
        </table:table-row>
        <table:table-row table:style-name="ro1">
          <table:table-cell table:style-name="ce709" office:value-type="string">
            <text:p>Generic Mid Dark Ale</text:p>
          </table:table-cell>
          <table:table-cell table:style-name="ce709" office:value-type="float" office:value="87">
            <text:p>87</text:p>
          </table:table-cell>
          <table:table-cell table:style-name="ce709" office:value-type="float" office:value="0">
            <text:p>0</text:p>
          </table:table-cell>
          <table:table-cell table:style-name="ce709" office:value-type="float" office:value="14">
            <text:p>14</text:p>
          </table:table-cell>
          <table:table-cell table:number-columns-repeated="2" table:style-name="ce709" office:value-type="float" office:value="75">
            <text:p>75</text:p>
          </table:table-cell>
          <table:table-cell table:style-name="ce709" office:value-type="float" office:value="78">
            <text:p>78</text:p>
          </table:table-cell>
          <table:table-cell table:number-columns-repeated="1017"/>
        </table:table-row>
        <table:table-row table:style-name="ro1">
          <table:table-cell table:style-name="ce709" office:value-type="string">
            <text:p>Generic Big Pale Ale</text:p>
          </table:table-cell>
          <table:table-cell table:style-name="ce709" office:value-type="float" office:value="73">
            <text:p>73</text:p>
          </table:table-cell>
          <table:table-cell table:number-columns-repeated="2" table:style-name="ce709" office:value-type="float" office:value="0">
            <text:p>0</text:p>
          </table:table-cell>
          <table:table-cell table:style-name="ce709" office:value-type="float" office:value="75">
            <text:p>75</text:p>
          </table:table-cell>
          <table:table-cell table:style-name="ce709" office:value-type="float" office:value="74">
            <text:p>74</text:p>
          </table:table-cell>
          <table:table-cell table:style-name="ce709" office:value-type="float" office:value="0">
            <text:p>0</text:p>
          </table:table-cell>
          <table:table-cell table:number-columns-repeated="1017"/>
        </table:table-row>
        <table:table-row table:style-name="ro1">
          <table:table-cell table:style-name="ce709" office:value-type="string">
            <text:p>Generic Big Amber Ale</text:p>
          </table:table-cell>
          <table:table-cell table:style-name="ce709" office:value-type="float" office:value="115">
            <text:p>115</text:p>
          </table:table-cell>
          <table:table-cell table:style-name="ce709" office:value-type="float" office:value="0">
            <text:p>0</text:p>
          </table:table-cell>
          <table:table-cell table:style-name="ce709" office:value-type="float" office:value="14">
            <text:p>14</text:p>
          </table:table-cell>
          <table:table-cell table:style-name="ce709" office:value-type="float" office:value="102">
            <text:p>102</text:p>
          </table:table-cell>
          <table:table-cell table:style-name="ce709" office:value-type="float" office:value="78">
            <text:p>78</text:p>
          </table:table-cell>
          <table:table-cell table:style-name="ce709" office:value-type="float" office:value="112">
            <text:p>112</text:p>
          </table:table-cell>
          <table:table-cell table:number-columns-repeated="1017"/>
        </table:table-row>
        <table:table-row table:style-name="ro1">
          <table:table-cell table:style-name="ce709" office:value-type="string">
            <text:p>Generic Big Dark Ale</text:p>
          </table:table-cell>
          <table:table-cell table:style-name="ce709" office:value-type="float" office:value="104">
            <text:p>104</text:p>
          </table:table-cell>
          <table:table-cell table:style-name="ce709" office:value-type="float" office:value="0">
            <text:p>0</text:p>
          </table:table-cell>
          <table:table-cell table:style-name="ce709" office:value-type="float" office:value="14">
            <text:p>14</text:p>
          </table:table-cell>
          <table:table-cell table:style-name="ce709" office:value-type="float" office:value="83">
            <text:p>83</text:p>
          </table:table-cell>
          <table:table-cell table:style-name="ce709" office:value-type="float" office:value="76">
            <text:p>76</text:p>
          </table:table-cell>
          <table:table-cell table:style-name="ce709" office:value-type="float" office:value="112">
            <text:p>112</text:p>
          </table:table-cell>
          <table:table-cell table:number-columns-repeated="1017"/>
        </table:table-row>
        <table:table-row table:style-name="ro1">
          <table:table-cell table:style-name="ce709" office:value-type="string">
            <text:p>VikeMan's Berliner</text:p>
          </table:table-cell>
          <table:table-cell table:style-name="ce709" office:value-type="float" office:value="76">
            <text:p>76</text:p>
          </table:table-cell>
          <table:table-cell table:number-columns-repeated="2" table:style-name="ce709" office:value-type="float" office:value="0">
            <text:p>0</text:p>
          </table:table-cell>
          <table:table-cell table:style-name="ce709" office:value-type="float" office:value="134">
            <text:p>134</text:p>
          </table:table-cell>
          <table:table-cell table:number-columns-repeated="2" table:style-name="ce709" office:value-type="float" office:value="0">
            <text:p>0</text:p>
          </table:table-cell>
          <table:table-cell table:number-columns-repeated="1017"/>
        </table:table-row>
        <table:table-row table:style-name="ro1" table:number-rows-repeated="70">
          <table:table-cell table:style-name="ce709" table:number-columns-repeated="7"/>
          <table:table-cell table:number-columns-repeated="1017"/>
        </table:table-row>
        <table:table-row table:style-name="ro1">
          <table:table-cell table:style-name="ce757" table:number-columns-repeated="7"/>
          <table:table-cell table:number-columns-repeated="1017"/>
        </table:table-row>
        <table:table-row table:style-name="ro1">
          <table:table-cell table:formula="of:=[$UserH20Profiles.A2]" office:value-type="float" office:value="0">
            <text:p>0</text:p>
          </table:table-cell>
          <table:table-cell table:formula="of:=[$UserH20Profiles.B2]" office:value-type="float" office:value="0">
            <text:p>0</text:p>
          </table:table-cell>
          <table:table-cell table:formula="of:=[$UserH20Profiles.C2]" office:value-type="float" office:value="0">
            <text:p>0</text:p>
          </table:table-cell>
          <table:table-cell table:formula="of:=[$UserH20Profiles.D2]" office:value-type="float" office:value="0">
            <text:p>0</text:p>
          </table:table-cell>
          <table:table-cell table:formula="of:=[$UserH20Profiles.E2]" office:value-type="float" office:value="0">
            <text:p>0</text:p>
          </table:table-cell>
          <table:table-cell table:formula="of:=[$UserH20Profiles.F2]" office:value-type="float" office:value="0">
            <text:p>0</text:p>
          </table:table-cell>
          <table:table-cell table:formula="of:=[$UserH20Profiles.G2]" office:value-type="float" office:value="0">
            <text:p>0</text:p>
          </table:table-cell>
          <table:table-cell/>
          <table:table-cell office:value-type="string">
            <text:p>below line, user profiles are copied in</text:p>
          </table:table-cell>
          <table:table-cell table:number-columns-repeated="1015"/>
        </table:table-row>
        <table:table-row table:style-name="ro1">
          <table:table-cell table:formula="of:=[$UserH20Profiles.A3]" office:value-type="float" office:value="0">
            <text:p>0</text:p>
          </table:table-cell>
          <table:table-cell table:formula="of:=[$UserH20Profiles.B3]" office:value-type="float" office:value="0">
            <text:p>0</text:p>
          </table:table-cell>
          <table:table-cell table:formula="of:=[$UserH20Profiles.C3]" office:value-type="float" office:value="0">
            <text:p>0</text:p>
          </table:table-cell>
          <table:table-cell table:formula="of:=[$UserH20Profiles.D3]" office:value-type="float" office:value="0">
            <text:p>0</text:p>
          </table:table-cell>
          <table:table-cell table:formula="of:=[$UserH20Profiles.E3]" office:value-type="float" office:value="0">
            <text:p>0</text:p>
          </table:table-cell>
          <table:table-cell table:formula="of:=[$UserH20Profiles.F3]" office:value-type="float" office:value="0">
            <text:p>0</text:p>
          </table:table-cell>
          <table:table-cell table:formula="of:=[$UserH20Profiles.G3]" office:value-type="float" office:value="0">
            <text:p>0</text:p>
          </table:table-cell>
          <table:table-cell table:number-columns-repeated="1017"/>
        </table:table-row>
        <table:table-row table:style-name="ro1">
          <table:table-cell table:formula="of:=[$UserH20Profiles.A4]" office:value-type="float" office:value="0">
            <text:p>0</text:p>
          </table:table-cell>
          <table:table-cell table:formula="of:=[$UserH20Profiles.B4]" office:value-type="float" office:value="0">
            <text:p>0</text:p>
          </table:table-cell>
          <table:table-cell table:formula="of:=[$UserH20Profiles.C4]" office:value-type="float" office:value="0">
            <text:p>0</text:p>
          </table:table-cell>
          <table:table-cell table:formula="of:=[$UserH20Profiles.D4]" office:value-type="float" office:value="0">
            <text:p>0</text:p>
          </table:table-cell>
          <table:table-cell table:formula="of:=[$UserH20Profiles.E4]" office:value-type="float" office:value="0">
            <text:p>0</text:p>
          </table:table-cell>
          <table:table-cell table:formula="of:=[$UserH20Profiles.F4]" office:value-type="float" office:value="0">
            <text:p>0</text:p>
          </table:table-cell>
          <table:table-cell table:formula="of:=[$UserH20Profiles.G4]" office:value-type="float" office:value="0">
            <text:p>0</text:p>
          </table:table-cell>
          <table:table-cell table:number-columns-repeated="1017"/>
        </table:table-row>
        <table:table-row table:style-name="ro1">
          <table:table-cell table:formula="of:=[$UserH20Profiles.A5]" office:value-type="float" office:value="0">
            <text:p>0</text:p>
          </table:table-cell>
          <table:table-cell table:formula="of:=[$UserH20Profiles.B5]" office:value-type="float" office:value="0">
            <text:p>0</text:p>
          </table:table-cell>
          <table:table-cell table:formula="of:=[$UserH20Profiles.C5]" office:value-type="float" office:value="0">
            <text:p>0</text:p>
          </table:table-cell>
          <table:table-cell table:formula="of:=[$UserH20Profiles.D5]" office:value-type="float" office:value="0">
            <text:p>0</text:p>
          </table:table-cell>
          <table:table-cell table:formula="of:=[$UserH20Profiles.E5]" office:value-type="float" office:value="0">
            <text:p>0</text:p>
          </table:table-cell>
          <table:table-cell table:formula="of:=[$UserH20Profiles.F5]" office:value-type="float" office:value="0">
            <text:p>0</text:p>
          </table:table-cell>
          <table:table-cell table:formula="of:=[$UserH20Profiles.G5]" office:value-type="float" office:value="0">
            <text:p>0</text:p>
          </table:table-cell>
          <table:table-cell table:number-columns-repeated="1017"/>
        </table:table-row>
        <table:table-row table:style-name="ro1">
          <table:table-cell table:formula="of:=[$UserH20Profiles.A6]" office:value-type="float" office:value="0">
            <text:p>0</text:p>
          </table:table-cell>
          <table:table-cell table:formula="of:=[$UserH20Profiles.B6]" office:value-type="float" office:value="0">
            <text:p>0</text:p>
          </table:table-cell>
          <table:table-cell table:formula="of:=[$UserH20Profiles.C6]" office:value-type="float" office:value="0">
            <text:p>0</text:p>
          </table:table-cell>
          <table:table-cell table:formula="of:=[$UserH20Profiles.D6]" office:value-type="float" office:value="0">
            <text:p>0</text:p>
          </table:table-cell>
          <table:table-cell table:formula="of:=[$UserH20Profiles.E6]" office:value-type="float" office:value="0">
            <text:p>0</text:p>
          </table:table-cell>
          <table:table-cell table:formula="of:=[$UserH20Profiles.F6]" office:value-type="float" office:value="0">
            <text:p>0</text:p>
          </table:table-cell>
          <table:table-cell table:formula="of:=[$UserH20Profiles.G6]" office:value-type="float" office:value="0">
            <text:p>0</text:p>
          </table:table-cell>
          <table:table-cell table:number-columns-repeated="1017"/>
        </table:table-row>
        <table:table-row table:style-name="ro1">
          <table:table-cell table:formula="of:=[$UserH20Profiles.A7]" office:value-type="float" office:value="0">
            <text:p>0</text:p>
          </table:table-cell>
          <table:table-cell table:formula="of:=[$UserH20Profiles.B7]" office:value-type="float" office:value="0">
            <text:p>0</text:p>
          </table:table-cell>
          <table:table-cell table:formula="of:=[$UserH20Profiles.C7]" office:value-type="float" office:value="0">
            <text:p>0</text:p>
          </table:table-cell>
          <table:table-cell table:formula="of:=[$UserH20Profiles.D7]" office:value-type="float" office:value="0">
            <text:p>0</text:p>
          </table:table-cell>
          <table:table-cell table:formula="of:=[$UserH20Profiles.E7]" office:value-type="float" office:value="0">
            <text:p>0</text:p>
          </table:table-cell>
          <table:table-cell table:formula="of:=[$UserH20Profiles.F7]" office:value-type="float" office:value="0">
            <text:p>0</text:p>
          </table:table-cell>
          <table:table-cell table:formula="of:=[$UserH20Profiles.G7]" office:value-type="float" office:value="0">
            <text:p>0</text:p>
          </table:table-cell>
          <table:table-cell table:number-columns-repeated="1017"/>
        </table:table-row>
        <table:table-row table:style-name="ro1">
          <table:table-cell table:formula="of:=[$UserH20Profiles.A8]" office:value-type="float" office:value="0">
            <text:p>0</text:p>
          </table:table-cell>
          <table:table-cell table:formula="of:=[$UserH20Profiles.B8]" office:value-type="float" office:value="0">
            <text:p>0</text:p>
          </table:table-cell>
          <table:table-cell table:formula="of:=[$UserH20Profiles.C8]" office:value-type="float" office:value="0">
            <text:p>0</text:p>
          </table:table-cell>
          <table:table-cell table:formula="of:=[$UserH20Profiles.D8]" office:value-type="float" office:value="0">
            <text:p>0</text:p>
          </table:table-cell>
          <table:table-cell table:formula="of:=[$UserH20Profiles.E8]" office:value-type="float" office:value="0">
            <text:p>0</text:p>
          </table:table-cell>
          <table:table-cell table:formula="of:=[$UserH20Profiles.F8]" office:value-type="float" office:value="0">
            <text:p>0</text:p>
          </table:table-cell>
          <table:table-cell table:formula="of:=[$UserH20Profiles.G8]" office:value-type="float" office:value="0">
            <text:p>0</text:p>
          </table:table-cell>
          <table:table-cell table:number-columns-repeated="1017"/>
        </table:table-row>
        <table:table-row table:style-name="ro1">
          <table:table-cell table:formula="of:=[$UserH20Profiles.A9]" office:value-type="float" office:value="0">
            <text:p>0</text:p>
          </table:table-cell>
          <table:table-cell table:formula="of:=[$UserH20Profiles.B9]" office:value-type="float" office:value="0">
            <text:p>0</text:p>
          </table:table-cell>
          <table:table-cell table:formula="of:=[$UserH20Profiles.C9]" office:value-type="float" office:value="0">
            <text:p>0</text:p>
          </table:table-cell>
          <table:table-cell table:formula="of:=[$UserH20Profiles.D9]" office:value-type="float" office:value="0">
            <text:p>0</text:p>
          </table:table-cell>
          <table:table-cell table:formula="of:=[$UserH20Profiles.E9]" office:value-type="float" office:value="0">
            <text:p>0</text:p>
          </table:table-cell>
          <table:table-cell table:formula="of:=[$UserH20Profiles.F9]" office:value-type="float" office:value="0">
            <text:p>0</text:p>
          </table:table-cell>
          <table:table-cell table:formula="of:=[$UserH20Profiles.G9]" office:value-type="float" office:value="0">
            <text:p>0</text:p>
          </table:table-cell>
          <table:table-cell table:number-columns-repeated="1017"/>
        </table:table-row>
        <table:table-row table:style-name="ro1">
          <table:table-cell table:formula="of:=[$UserH20Profiles.A10]" office:value-type="float" office:value="0">
            <text:p>0</text:p>
          </table:table-cell>
          <table:table-cell table:formula="of:=[$UserH20Profiles.B10]" office:value-type="float" office:value="0">
            <text:p>0</text:p>
          </table:table-cell>
          <table:table-cell table:formula="of:=[$UserH20Profiles.C10]" office:value-type="float" office:value="0">
            <text:p>0</text:p>
          </table:table-cell>
          <table:table-cell table:formula="of:=[$UserH20Profiles.D10]" office:value-type="float" office:value="0">
            <text:p>0</text:p>
          </table:table-cell>
          <table:table-cell table:formula="of:=[$UserH20Profiles.E10]" office:value-type="float" office:value="0">
            <text:p>0</text:p>
          </table:table-cell>
          <table:table-cell table:formula="of:=[$UserH20Profiles.F10]" office:value-type="float" office:value="0">
            <text:p>0</text:p>
          </table:table-cell>
          <table:table-cell table:formula="of:=[$UserH20Profiles.G10]" office:value-type="float" office:value="0">
            <text:p>0</text:p>
          </table:table-cell>
          <table:table-cell table:number-columns-repeated="1017"/>
        </table:table-row>
        <table:table-row table:style-name="ro1">
          <table:table-cell table:formula="of:=[$UserH20Profiles.A11]" office:value-type="float" office:value="0">
            <text:p>0</text:p>
          </table:table-cell>
          <table:table-cell table:formula="of:=[$UserH20Profiles.B11]" office:value-type="float" office:value="0">
            <text:p>0</text:p>
          </table:table-cell>
          <table:table-cell table:formula="of:=[$UserH20Profiles.C11]" office:value-type="float" office:value="0">
            <text:p>0</text:p>
          </table:table-cell>
          <table:table-cell table:formula="of:=[$UserH20Profiles.D11]" office:value-type="float" office:value="0">
            <text:p>0</text:p>
          </table:table-cell>
          <table:table-cell table:formula="of:=[$UserH20Profiles.E11]" office:value-type="float" office:value="0">
            <text:p>0</text:p>
          </table:table-cell>
          <table:table-cell table:formula="of:=[$UserH20Profiles.F11]" office:value-type="float" office:value="0">
            <text:p>0</text:p>
          </table:table-cell>
          <table:table-cell table:formula="of:=[$UserH20Profiles.G11]" office:value-type="float" office:value="0">
            <text:p>0</text:p>
          </table:table-cell>
          <table:table-cell table:number-columns-repeated="1017"/>
        </table:table-row>
        <table:table-row table:style-name="ro1">
          <table:table-cell table:formula="of:=[$UserH20Profiles.A12]" office:value-type="float" office:value="0">
            <text:p>0</text:p>
          </table:table-cell>
          <table:table-cell table:formula="of:=[$UserH20Profiles.B12]" office:value-type="float" office:value="0">
            <text:p>0</text:p>
          </table:table-cell>
          <table:table-cell table:formula="of:=[$UserH20Profiles.C12]" office:value-type="float" office:value="0">
            <text:p>0</text:p>
          </table:table-cell>
          <table:table-cell table:formula="of:=[$UserH20Profiles.D12]" office:value-type="float" office:value="0">
            <text:p>0</text:p>
          </table:table-cell>
          <table:table-cell table:formula="of:=[$UserH20Profiles.E12]" office:value-type="float" office:value="0">
            <text:p>0</text:p>
          </table:table-cell>
          <table:table-cell table:formula="of:=[$UserH20Profiles.F12]" office:value-type="float" office:value="0">
            <text:p>0</text:p>
          </table:table-cell>
          <table:table-cell table:formula="of:=[$UserH20Profiles.G12]" office:value-type="float" office:value="0">
            <text:p>0</text:p>
          </table:table-cell>
          <table:table-cell table:number-columns-repeated="1017"/>
        </table:table-row>
        <table:table-row table:style-name="ro1">
          <table:table-cell table:formula="of:=[$UserH20Profiles.A13]" office:value-type="float" office:value="0">
            <text:p>0</text:p>
          </table:table-cell>
          <table:table-cell table:formula="of:=[$UserH20Profiles.B13]" office:value-type="float" office:value="0">
            <text:p>0</text:p>
          </table:table-cell>
          <table:table-cell table:formula="of:=[$UserH20Profiles.C13]" office:value-type="float" office:value="0">
            <text:p>0</text:p>
          </table:table-cell>
          <table:table-cell table:formula="of:=[$UserH20Profiles.D13]" office:value-type="float" office:value="0">
            <text:p>0</text:p>
          </table:table-cell>
          <table:table-cell table:formula="of:=[$UserH20Profiles.E13]" office:value-type="float" office:value="0">
            <text:p>0</text:p>
          </table:table-cell>
          <table:table-cell table:formula="of:=[$UserH20Profiles.F13]" office:value-type="float" office:value="0">
            <text:p>0</text:p>
          </table:table-cell>
          <table:table-cell table:formula="of:=[$UserH20Profiles.G13]" office:value-type="float" office:value="0">
            <text:p>0</text:p>
          </table:table-cell>
          <table:table-cell table:number-columns-repeated="1017"/>
        </table:table-row>
        <table:table-row table:style-name="ro1">
          <table:table-cell table:formula="of:=[$UserH20Profiles.A14]" office:value-type="float" office:value="0">
            <text:p>0</text:p>
          </table:table-cell>
          <table:table-cell table:formula="of:=[$UserH20Profiles.B14]" office:value-type="float" office:value="0">
            <text:p>0</text:p>
          </table:table-cell>
          <table:table-cell table:formula="of:=[$UserH20Profiles.C14]" office:value-type="float" office:value="0">
            <text:p>0</text:p>
          </table:table-cell>
          <table:table-cell table:formula="of:=[$UserH20Profiles.D14]" office:value-type="float" office:value="0">
            <text:p>0</text:p>
          </table:table-cell>
          <table:table-cell table:formula="of:=[$UserH20Profiles.E14]" office:value-type="float" office:value="0">
            <text:p>0</text:p>
          </table:table-cell>
          <table:table-cell table:formula="of:=[$UserH20Profiles.F14]" office:value-type="float" office:value="0">
            <text:p>0</text:p>
          </table:table-cell>
          <table:table-cell table:formula="of:=[$UserH20Profiles.G14]" office:value-type="float" office:value="0">
            <text:p>0</text:p>
          </table:table-cell>
          <table:table-cell table:number-columns-repeated="1017"/>
        </table:table-row>
        <table:table-row table:style-name="ro1">
          <table:table-cell table:formula="of:=[$UserH20Profiles.A15]" office:value-type="float" office:value="0">
            <text:p>0</text:p>
          </table:table-cell>
          <table:table-cell table:formula="of:=[$UserH20Profiles.B15]" office:value-type="float" office:value="0">
            <text:p>0</text:p>
          </table:table-cell>
          <table:table-cell table:formula="of:=[$UserH20Profiles.C15]" office:value-type="float" office:value="0">
            <text:p>0</text:p>
          </table:table-cell>
          <table:table-cell table:formula="of:=[$UserH20Profiles.D15]" office:value-type="float" office:value="0">
            <text:p>0</text:p>
          </table:table-cell>
          <table:table-cell table:formula="of:=[$UserH20Profiles.E15]" office:value-type="float" office:value="0">
            <text:p>0</text:p>
          </table:table-cell>
          <table:table-cell table:formula="of:=[$UserH20Profiles.F15]" office:value-type="float" office:value="0">
            <text:p>0</text:p>
          </table:table-cell>
          <table:table-cell table:formula="of:=[$UserH20Profiles.G15]" office:value-type="float" office:value="0">
            <text:p>0</text:p>
          </table:table-cell>
          <table:table-cell table:number-columns-repeated="1017"/>
        </table:table-row>
        <table:table-row table:style-name="ro1">
          <table:table-cell table:formula="of:=[$UserH20Profiles.A16]" office:value-type="float" office:value="0">
            <text:p>0</text:p>
          </table:table-cell>
          <table:table-cell table:formula="of:=[$UserH20Profiles.B16]" office:value-type="float" office:value="0">
            <text:p>0</text:p>
          </table:table-cell>
          <table:table-cell table:formula="of:=[$UserH20Profiles.C16]" office:value-type="float" office:value="0">
            <text:p>0</text:p>
          </table:table-cell>
          <table:table-cell table:formula="of:=[$UserH20Profiles.D16]" office:value-type="float" office:value="0">
            <text:p>0</text:p>
          </table:table-cell>
          <table:table-cell table:formula="of:=[$UserH20Profiles.E16]" office:value-type="float" office:value="0">
            <text:p>0</text:p>
          </table:table-cell>
          <table:table-cell table:formula="of:=[$UserH20Profiles.F16]" office:value-type="float" office:value="0">
            <text:p>0</text:p>
          </table:table-cell>
          <table:table-cell table:formula="of:=[$UserH20Profiles.G16]" office:value-type="float" office:value="0">
            <text:p>0</text:p>
          </table:table-cell>
          <table:table-cell table:number-columns-repeated="1017"/>
        </table:table-row>
        <table:table-row table:style-name="ro1">
          <table:table-cell table:formula="of:=[$UserH20Profiles.A17]" office:value-type="float" office:value="0">
            <text:p>0</text:p>
          </table:table-cell>
          <table:table-cell table:formula="of:=[$UserH20Profiles.B17]" office:value-type="float" office:value="0">
            <text:p>0</text:p>
          </table:table-cell>
          <table:table-cell table:formula="of:=[$UserH20Profiles.C17]" office:value-type="float" office:value="0">
            <text:p>0</text:p>
          </table:table-cell>
          <table:table-cell table:formula="of:=[$UserH20Profiles.D17]" office:value-type="float" office:value="0">
            <text:p>0</text:p>
          </table:table-cell>
          <table:table-cell table:formula="of:=[$UserH20Profiles.E17]" office:value-type="float" office:value="0">
            <text:p>0</text:p>
          </table:table-cell>
          <table:table-cell table:formula="of:=[$UserH20Profiles.F17]" office:value-type="float" office:value="0">
            <text:p>0</text:p>
          </table:table-cell>
          <table:table-cell table:formula="of:=[$UserH20Profiles.G17]" office:value-type="float" office:value="0">
            <text:p>0</text:p>
          </table:table-cell>
          <table:table-cell table:number-columns-repeated="1017"/>
        </table:table-row>
        <table:table-row table:style-name="ro1">
          <table:table-cell table:formula="of:=[$UserH20Profiles.A18]" office:value-type="float" office:value="0">
            <text:p>0</text:p>
          </table:table-cell>
          <table:table-cell table:formula="of:=[$UserH20Profiles.B18]" office:value-type="float" office:value="0">
            <text:p>0</text:p>
          </table:table-cell>
          <table:table-cell table:formula="of:=[$UserH20Profiles.C18]" office:value-type="float" office:value="0">
            <text:p>0</text:p>
          </table:table-cell>
          <table:table-cell table:formula="of:=[$UserH20Profiles.D18]" office:value-type="float" office:value="0">
            <text:p>0</text:p>
          </table:table-cell>
          <table:table-cell table:formula="of:=[$UserH20Profiles.E18]" office:value-type="float" office:value="0">
            <text:p>0</text:p>
          </table:table-cell>
          <table:table-cell table:formula="of:=[$UserH20Profiles.F18]" office:value-type="float" office:value="0">
            <text:p>0</text:p>
          </table:table-cell>
          <table:table-cell table:formula="of:=[$UserH20Profiles.G18]" office:value-type="float" office:value="0">
            <text:p>0</text:p>
          </table:table-cell>
          <table:table-cell table:number-columns-repeated="1017"/>
        </table:table-row>
        <table:table-row table:style-name="ro1">
          <table:table-cell table:formula="of:=[$UserH20Profiles.A19]" office:value-type="float" office:value="0">
            <text:p>0</text:p>
          </table:table-cell>
          <table:table-cell table:formula="of:=[$UserH20Profiles.B19]" office:value-type="float" office:value="0">
            <text:p>0</text:p>
          </table:table-cell>
          <table:table-cell table:formula="of:=[$UserH20Profiles.C19]" office:value-type="float" office:value="0">
            <text:p>0</text:p>
          </table:table-cell>
          <table:table-cell table:formula="of:=[$UserH20Profiles.D19]" office:value-type="float" office:value="0">
            <text:p>0</text:p>
          </table:table-cell>
          <table:table-cell table:formula="of:=[$UserH20Profiles.E19]" office:value-type="float" office:value="0">
            <text:p>0</text:p>
          </table:table-cell>
          <table:table-cell table:formula="of:=[$UserH20Profiles.F19]" office:value-type="float" office:value="0">
            <text:p>0</text:p>
          </table:table-cell>
          <table:table-cell table:formula="of:=[$UserH20Profiles.G19]" office:value-type="float" office:value="0">
            <text:p>0</text:p>
          </table:table-cell>
          <table:table-cell table:number-columns-repeated="1017"/>
        </table:table-row>
        <table:table-row table:style-name="ro1">
          <table:table-cell table:formula="of:=[$UserH20Profiles.A20]" office:value-type="float" office:value="0">
            <text:p>0</text:p>
          </table:table-cell>
          <table:table-cell table:formula="of:=[$UserH20Profiles.B20]" office:value-type="float" office:value="0">
            <text:p>0</text:p>
          </table:table-cell>
          <table:table-cell table:formula="of:=[$UserH20Profiles.C20]" office:value-type="float" office:value="0">
            <text:p>0</text:p>
          </table:table-cell>
          <table:table-cell table:formula="of:=[$UserH20Profiles.D20]" office:value-type="float" office:value="0">
            <text:p>0</text:p>
          </table:table-cell>
          <table:table-cell table:formula="of:=[$UserH20Profiles.E20]" office:value-type="float" office:value="0">
            <text:p>0</text:p>
          </table:table-cell>
          <table:table-cell table:formula="of:=[$UserH20Profiles.F20]" office:value-type="float" office:value="0">
            <text:p>0</text:p>
          </table:table-cell>
          <table:table-cell table:formula="of:=[$UserH20Profiles.G20]" office:value-type="float" office:value="0">
            <text:p>0</text:p>
          </table:table-cell>
          <table:table-cell table:number-columns-repeated="1017"/>
        </table:table-row>
        <table:table-row table:style-name="ro1">
          <table:table-cell table:formula="of:=[$UserH20Profiles.A21]" office:value-type="float" office:value="0">
            <text:p>0</text:p>
          </table:table-cell>
          <table:table-cell table:formula="of:=[$UserH20Profiles.B21]" office:value-type="float" office:value="0">
            <text:p>0</text:p>
          </table:table-cell>
          <table:table-cell table:formula="of:=[$UserH20Profiles.C21]" office:value-type="float" office:value="0">
            <text:p>0</text:p>
          </table:table-cell>
          <table:table-cell table:formula="of:=[$UserH20Profiles.D21]" office:value-type="float" office:value="0">
            <text:p>0</text:p>
          </table:table-cell>
          <table:table-cell table:formula="of:=[$UserH20Profiles.E21]" office:value-type="float" office:value="0">
            <text:p>0</text:p>
          </table:table-cell>
          <table:table-cell table:formula="of:=[$UserH20Profiles.F21]" office:value-type="float" office:value="0">
            <text:p>0</text:p>
          </table:table-cell>
          <table:table-cell table:formula="of:=[$UserH20Profiles.G21]" office:value-type="float" office:value="0">
            <text:p>0</text:p>
          </table:table-cell>
          <table:table-cell table:number-columns-repeated="1017"/>
        </table:table-row>
        <table:table-row table:style-name="ro1">
          <table:table-cell table:formula="of:=[$UserH20Profiles.A22]" office:value-type="float" office:value="0">
            <text:p>0</text:p>
          </table:table-cell>
          <table:table-cell table:formula="of:=[$UserH20Profiles.B22]" office:value-type="float" office:value="0">
            <text:p>0</text:p>
          </table:table-cell>
          <table:table-cell table:formula="of:=[$UserH20Profiles.C22]" office:value-type="float" office:value="0">
            <text:p>0</text:p>
          </table:table-cell>
          <table:table-cell table:formula="of:=[$UserH20Profiles.D22]" office:value-type="float" office:value="0">
            <text:p>0</text:p>
          </table:table-cell>
          <table:table-cell table:formula="of:=[$UserH20Profiles.E22]" office:value-type="float" office:value="0">
            <text:p>0</text:p>
          </table:table-cell>
          <table:table-cell table:formula="of:=[$UserH20Profiles.F22]" office:value-type="float" office:value="0">
            <text:p>0</text:p>
          </table:table-cell>
          <table:table-cell table:formula="of:=[$UserH20Profiles.G22]" office:value-type="float" office:value="0">
            <text:p>0</text:p>
          </table:table-cell>
          <table:table-cell table:number-columns-repeated="1017"/>
        </table:table-row>
        <table:table-row table:style-name="ro1">
          <table:table-cell table:formula="of:=[$UserH20Profiles.A23]" office:value-type="float" office:value="0">
            <text:p>0</text:p>
          </table:table-cell>
          <table:table-cell table:formula="of:=[$UserH20Profiles.B23]" office:value-type="float" office:value="0">
            <text:p>0</text:p>
          </table:table-cell>
          <table:table-cell table:formula="of:=[$UserH20Profiles.C23]" office:value-type="float" office:value="0">
            <text:p>0</text:p>
          </table:table-cell>
          <table:table-cell table:formula="of:=[$UserH20Profiles.D23]" office:value-type="float" office:value="0">
            <text:p>0</text:p>
          </table:table-cell>
          <table:table-cell table:formula="of:=[$UserH20Profiles.E23]" office:value-type="float" office:value="0">
            <text:p>0</text:p>
          </table:table-cell>
          <table:table-cell table:formula="of:=[$UserH20Profiles.F23]" office:value-type="float" office:value="0">
            <text:p>0</text:p>
          </table:table-cell>
          <table:table-cell table:formula="of:=[$UserH20Profiles.G23]" office:value-type="float" office:value="0">
            <text:p>0</text:p>
          </table:table-cell>
          <table:table-cell table:number-columns-repeated="1017"/>
        </table:table-row>
        <table:table-row table:style-name="ro1">
          <table:table-cell table:formula="of:=[$UserH20Profiles.A24]" office:value-type="float" office:value="0">
            <text:p>0</text:p>
          </table:table-cell>
          <table:table-cell table:formula="of:=[$UserH20Profiles.B24]" office:value-type="float" office:value="0">
            <text:p>0</text:p>
          </table:table-cell>
          <table:table-cell table:formula="of:=[$UserH20Profiles.C24]" office:value-type="float" office:value="0">
            <text:p>0</text:p>
          </table:table-cell>
          <table:table-cell table:formula="of:=[$UserH20Profiles.D24]" office:value-type="float" office:value="0">
            <text:p>0</text:p>
          </table:table-cell>
          <table:table-cell table:formula="of:=[$UserH20Profiles.E24]" office:value-type="float" office:value="0">
            <text:p>0</text:p>
          </table:table-cell>
          <table:table-cell table:formula="of:=[$UserH20Profiles.F24]" office:value-type="float" office:value="0">
            <text:p>0</text:p>
          </table:table-cell>
          <table:table-cell table:formula="of:=[$UserH20Profiles.G24]" office:value-type="float" office:value="0">
            <text:p>0</text:p>
          </table:table-cell>
          <table:table-cell table:number-columns-repeated="1017"/>
        </table:table-row>
        <table:table-row table:style-name="ro1">
          <table:table-cell table:formula="of:=[$UserH20Profiles.A25]" office:value-type="float" office:value="0">
            <text:p>0</text:p>
          </table:table-cell>
          <table:table-cell table:formula="of:=[$UserH20Profiles.B25]" office:value-type="float" office:value="0">
            <text:p>0</text:p>
          </table:table-cell>
          <table:table-cell table:formula="of:=[$UserH20Profiles.C25]" office:value-type="float" office:value="0">
            <text:p>0</text:p>
          </table:table-cell>
          <table:table-cell table:formula="of:=[$UserH20Profiles.D25]" office:value-type="float" office:value="0">
            <text:p>0</text:p>
          </table:table-cell>
          <table:table-cell table:formula="of:=[$UserH20Profiles.E25]" office:value-type="float" office:value="0">
            <text:p>0</text:p>
          </table:table-cell>
          <table:table-cell table:formula="of:=[$UserH20Profiles.F25]" office:value-type="float" office:value="0">
            <text:p>0</text:p>
          </table:table-cell>
          <table:table-cell table:formula="of:=[$UserH20Profiles.G25]" office:value-type="float" office:value="0">
            <text:p>0</text:p>
          </table:table-cell>
          <table:table-cell table:number-columns-repeated="1017"/>
        </table:table-row>
        <table:table-row table:style-name="ro1">
          <table:table-cell table:formula="of:=[$UserH20Profiles.A26]" office:value-type="float" office:value="0">
            <text:p>0</text:p>
          </table:table-cell>
          <table:table-cell table:formula="of:=[$UserH20Profiles.B26]" office:value-type="float" office:value="0">
            <text:p>0</text:p>
          </table:table-cell>
          <table:table-cell table:formula="of:=[$UserH20Profiles.C26]" office:value-type="float" office:value="0">
            <text:p>0</text:p>
          </table:table-cell>
          <table:table-cell table:formula="of:=[$UserH20Profiles.D26]" office:value-type="float" office:value="0">
            <text:p>0</text:p>
          </table:table-cell>
          <table:table-cell table:formula="of:=[$UserH20Profiles.E26]" office:value-type="float" office:value="0">
            <text:p>0</text:p>
          </table:table-cell>
          <table:table-cell table:formula="of:=[$UserH20Profiles.F26]" office:value-type="float" office:value="0">
            <text:p>0</text:p>
          </table:table-cell>
          <table:table-cell table:formula="of:=[$UserH20Profiles.G26]" office:value-type="float" office:value="0">
            <text:p>0</text:p>
          </table:table-cell>
          <table:table-cell table:number-columns-repeated="1017"/>
        </table:table-row>
        <table:table-row table:style-name="ro1">
          <table:table-cell table:formula="of:=[$UserH20Profiles.A27]" office:value-type="float" office:value="0">
            <text:p>0</text:p>
          </table:table-cell>
          <table:table-cell table:formula="of:=[$UserH20Profiles.B27]" office:value-type="float" office:value="0">
            <text:p>0</text:p>
          </table:table-cell>
          <table:table-cell table:formula="of:=[$UserH20Profiles.C27]" office:value-type="float" office:value="0">
            <text:p>0</text:p>
          </table:table-cell>
          <table:table-cell table:formula="of:=[$UserH20Profiles.D27]" office:value-type="float" office:value="0">
            <text:p>0</text:p>
          </table:table-cell>
          <table:table-cell table:formula="of:=[$UserH20Profiles.E27]" office:value-type="float" office:value="0">
            <text:p>0</text:p>
          </table:table-cell>
          <table:table-cell table:formula="of:=[$UserH20Profiles.F27]" office:value-type="float" office:value="0">
            <text:p>0</text:p>
          </table:table-cell>
          <table:table-cell table:formula="of:=[$UserH20Profiles.G27]" office:value-type="float" office:value="0">
            <text:p>0</text:p>
          </table:table-cell>
          <table:table-cell table:number-columns-repeated="1017"/>
        </table:table-row>
        <table:table-row table:style-name="ro1">
          <table:table-cell table:formula="of:=[$UserH20Profiles.A28]" office:value-type="float" office:value="0">
            <text:p>0</text:p>
          </table:table-cell>
          <table:table-cell table:formula="of:=[$UserH20Profiles.B28]" office:value-type="float" office:value="0">
            <text:p>0</text:p>
          </table:table-cell>
          <table:table-cell table:formula="of:=[$UserH20Profiles.C28]" office:value-type="float" office:value="0">
            <text:p>0</text:p>
          </table:table-cell>
          <table:table-cell table:formula="of:=[$UserH20Profiles.D28]" office:value-type="float" office:value="0">
            <text:p>0</text:p>
          </table:table-cell>
          <table:table-cell table:formula="of:=[$UserH20Profiles.E28]" office:value-type="float" office:value="0">
            <text:p>0</text:p>
          </table:table-cell>
          <table:table-cell table:formula="of:=[$UserH20Profiles.F28]" office:value-type="float" office:value="0">
            <text:p>0</text:p>
          </table:table-cell>
          <table:table-cell table:formula="of:=[$UserH20Profiles.G28]" office:value-type="float" office:value="0">
            <text:p>0</text:p>
          </table:table-cell>
          <table:table-cell table:number-columns-repeated="1017"/>
        </table:table-row>
        <table:table-row table:style-name="ro1">
          <table:table-cell table:formula="of:=[$UserH20Profiles.A29]" office:value-type="float" office:value="0">
            <text:p>0</text:p>
          </table:table-cell>
          <table:table-cell table:formula="of:=[$UserH20Profiles.B29]" office:value-type="float" office:value="0">
            <text:p>0</text:p>
          </table:table-cell>
          <table:table-cell table:formula="of:=[$UserH20Profiles.C29]" office:value-type="float" office:value="0">
            <text:p>0</text:p>
          </table:table-cell>
          <table:table-cell table:formula="of:=[$UserH20Profiles.D29]" office:value-type="float" office:value="0">
            <text:p>0</text:p>
          </table:table-cell>
          <table:table-cell table:formula="of:=[$UserH20Profiles.E29]" office:value-type="float" office:value="0">
            <text:p>0</text:p>
          </table:table-cell>
          <table:table-cell table:formula="of:=[$UserH20Profiles.F29]" office:value-type="float" office:value="0">
            <text:p>0</text:p>
          </table:table-cell>
          <table:table-cell table:formula="of:=[$UserH20Profiles.G29]" office:value-type="float" office:value="0">
            <text:p>0</text:p>
          </table:table-cell>
          <table:table-cell table:number-columns-repeated="1017"/>
        </table:table-row>
        <table:table-row table:style-name="ro1">
          <table:table-cell table:formula="of:=[$UserH20Profiles.A30]" office:value-type="float" office:value="0">
            <text:p>0</text:p>
          </table:table-cell>
          <table:table-cell table:formula="of:=[$UserH20Profiles.B30]" office:value-type="float" office:value="0">
            <text:p>0</text:p>
          </table:table-cell>
          <table:table-cell table:formula="of:=[$UserH20Profiles.C30]" office:value-type="float" office:value="0">
            <text:p>0</text:p>
          </table:table-cell>
          <table:table-cell table:formula="of:=[$UserH20Profiles.D30]" office:value-type="float" office:value="0">
            <text:p>0</text:p>
          </table:table-cell>
          <table:table-cell table:formula="of:=[$UserH20Profiles.E30]" office:value-type="float" office:value="0">
            <text:p>0</text:p>
          </table:table-cell>
          <table:table-cell table:formula="of:=[$UserH20Profiles.F30]" office:value-type="float" office:value="0">
            <text:p>0</text:p>
          </table:table-cell>
          <table:table-cell table:formula="of:=[$UserH20Profiles.G30]" office:value-type="float" office:value="0">
            <text:p>0</text:p>
          </table:table-cell>
          <table:table-cell table:number-columns-repeated="1017"/>
        </table:table-row>
        <table:table-row table:style-name="ro1">
          <table:table-cell table:formula="of:=[$UserH20Profiles.A31]" office:value-type="float" office:value="0">
            <text:p>0</text:p>
          </table:table-cell>
          <table:table-cell table:formula="of:=[$UserH20Profiles.B31]" office:value-type="float" office:value="0">
            <text:p>0</text:p>
          </table:table-cell>
          <table:table-cell table:formula="of:=[$UserH20Profiles.C31]" office:value-type="float" office:value="0">
            <text:p>0</text:p>
          </table:table-cell>
          <table:table-cell table:formula="of:=[$UserH20Profiles.D31]" office:value-type="float" office:value="0">
            <text:p>0</text:p>
          </table:table-cell>
          <table:table-cell table:formula="of:=[$UserH20Profiles.E31]" office:value-type="float" office:value="0">
            <text:p>0</text:p>
          </table:table-cell>
          <table:table-cell table:formula="of:=[$UserH20Profiles.F31]" office:value-type="float" office:value="0">
            <text:p>0</text:p>
          </table:table-cell>
          <table:table-cell table:formula="of:=[$UserH20Profiles.G31]" office:value-type="float" office:value="0">
            <text:p>0</text:p>
          </table:table-cell>
          <table:table-cell table:number-columns-repeated="1017"/>
        </table:table-row>
        <table:table-row table:style-name="ro1">
          <table:table-cell table:formula="of:=[$UserH20Profiles.A32]" office:value-type="float" office:value="0">
            <text:p>0</text:p>
          </table:table-cell>
          <table:table-cell table:formula="of:=[$UserH20Profiles.B32]" office:value-type="float" office:value="0">
            <text:p>0</text:p>
          </table:table-cell>
          <table:table-cell table:formula="of:=[$UserH20Profiles.C32]" office:value-type="float" office:value="0">
            <text:p>0</text:p>
          </table:table-cell>
          <table:table-cell table:formula="of:=[$UserH20Profiles.D32]" office:value-type="float" office:value="0">
            <text:p>0</text:p>
          </table:table-cell>
          <table:table-cell table:formula="of:=[$UserH20Profiles.E32]" office:value-type="float" office:value="0">
            <text:p>0</text:p>
          </table:table-cell>
          <table:table-cell table:formula="of:=[$UserH20Profiles.F32]" office:value-type="float" office:value="0">
            <text:p>0</text:p>
          </table:table-cell>
          <table:table-cell table:formula="of:=[$UserH20Profiles.G32]" office:value-type="float" office:value="0">
            <text:p>0</text:p>
          </table:table-cell>
          <table:table-cell table:number-columns-repeated="1017"/>
        </table:table-row>
        <table:table-row table:style-name="ro1">
          <table:table-cell table:formula="of:=[$UserH20Profiles.A33]" office:value-type="float" office:value="0">
            <text:p>0</text:p>
          </table:table-cell>
          <table:table-cell table:formula="of:=[$UserH20Profiles.B33]" office:value-type="float" office:value="0">
            <text:p>0</text:p>
          </table:table-cell>
          <table:table-cell table:formula="of:=[$UserH20Profiles.C33]" office:value-type="float" office:value="0">
            <text:p>0</text:p>
          </table:table-cell>
          <table:table-cell table:formula="of:=[$UserH20Profiles.D33]" office:value-type="float" office:value="0">
            <text:p>0</text:p>
          </table:table-cell>
          <table:table-cell table:formula="of:=[$UserH20Profiles.E33]" office:value-type="float" office:value="0">
            <text:p>0</text:p>
          </table:table-cell>
          <table:table-cell table:formula="of:=[$UserH20Profiles.F33]" office:value-type="float" office:value="0">
            <text:p>0</text:p>
          </table:table-cell>
          <table:table-cell table:formula="of:=[$UserH20Profiles.G33]" office:value-type="float" office:value="0">
            <text:p>0</text:p>
          </table:table-cell>
          <table:table-cell table:number-columns-repeated="1017"/>
        </table:table-row>
        <table:table-row table:style-name="ro1">
          <table:table-cell table:formula="of:=[$UserH20Profiles.A34]" office:value-type="float" office:value="0">
            <text:p>0</text:p>
          </table:table-cell>
          <table:table-cell table:formula="of:=[$UserH20Profiles.B34]" office:value-type="float" office:value="0">
            <text:p>0</text:p>
          </table:table-cell>
          <table:table-cell table:formula="of:=[$UserH20Profiles.C34]" office:value-type="float" office:value="0">
            <text:p>0</text:p>
          </table:table-cell>
          <table:table-cell table:formula="of:=[$UserH20Profiles.D34]" office:value-type="float" office:value="0">
            <text:p>0</text:p>
          </table:table-cell>
          <table:table-cell table:formula="of:=[$UserH20Profiles.E34]" office:value-type="float" office:value="0">
            <text:p>0</text:p>
          </table:table-cell>
          <table:table-cell table:formula="of:=[$UserH20Profiles.F34]" office:value-type="float" office:value="0">
            <text:p>0</text:p>
          </table:table-cell>
          <table:table-cell table:formula="of:=[$UserH20Profiles.G34]" office:value-type="float" office:value="0">
            <text:p>0</text:p>
          </table:table-cell>
          <table:table-cell table:number-columns-repeated="1017"/>
        </table:table-row>
        <table:table-row table:style-name="ro1">
          <table:table-cell table:formula="of:=[$UserH20Profiles.A35]" office:value-type="float" office:value="0">
            <text:p>0</text:p>
          </table:table-cell>
          <table:table-cell table:formula="of:=[$UserH20Profiles.B35]" office:value-type="float" office:value="0">
            <text:p>0</text:p>
          </table:table-cell>
          <table:table-cell table:formula="of:=[$UserH20Profiles.C35]" office:value-type="float" office:value="0">
            <text:p>0</text:p>
          </table:table-cell>
          <table:table-cell table:formula="of:=[$UserH20Profiles.D35]" office:value-type="float" office:value="0">
            <text:p>0</text:p>
          </table:table-cell>
          <table:table-cell table:formula="of:=[$UserH20Profiles.E35]" office:value-type="float" office:value="0">
            <text:p>0</text:p>
          </table:table-cell>
          <table:table-cell table:formula="of:=[$UserH20Profiles.F35]" office:value-type="float" office:value="0">
            <text:p>0</text:p>
          </table:table-cell>
          <table:table-cell table:formula="of:=[$UserH20Profiles.G35]" office:value-type="float" office:value="0">
            <text:p>0</text:p>
          </table:table-cell>
          <table:table-cell table:number-columns-repeated="1017"/>
        </table:table-row>
        <table:table-row table:style-name="ro1">
          <table:table-cell table:formula="of:=[$UserH20Profiles.A36]" office:value-type="float" office:value="0">
            <text:p>0</text:p>
          </table:table-cell>
          <table:table-cell table:formula="of:=[$UserH20Profiles.B36]" office:value-type="float" office:value="0">
            <text:p>0</text:p>
          </table:table-cell>
          <table:table-cell table:formula="of:=[$UserH20Profiles.C36]" office:value-type="float" office:value="0">
            <text:p>0</text:p>
          </table:table-cell>
          <table:table-cell table:formula="of:=[$UserH20Profiles.D36]" office:value-type="float" office:value="0">
            <text:p>0</text:p>
          </table:table-cell>
          <table:table-cell table:formula="of:=[$UserH20Profiles.E36]" office:value-type="float" office:value="0">
            <text:p>0</text:p>
          </table:table-cell>
          <table:table-cell table:formula="of:=[$UserH20Profiles.F36]" office:value-type="float" office:value="0">
            <text:p>0</text:p>
          </table:table-cell>
          <table:table-cell table:formula="of:=[$UserH20Profiles.G36]" office:value-type="float" office:value="0">
            <text:p>0</text:p>
          </table:table-cell>
          <table:table-cell table:number-columns-repeated="1017"/>
        </table:table-row>
        <table:table-row table:style-name="ro1">
          <table:table-cell table:formula="of:=[$UserH20Profiles.A37]" office:value-type="float" office:value="0">
            <text:p>0</text:p>
          </table:table-cell>
          <table:table-cell table:formula="of:=[$UserH20Profiles.B37]" office:value-type="float" office:value="0">
            <text:p>0</text:p>
          </table:table-cell>
          <table:table-cell table:formula="of:=[$UserH20Profiles.C37]" office:value-type="float" office:value="0">
            <text:p>0</text:p>
          </table:table-cell>
          <table:table-cell table:formula="of:=[$UserH20Profiles.D37]" office:value-type="float" office:value="0">
            <text:p>0</text:p>
          </table:table-cell>
          <table:table-cell table:formula="of:=[$UserH20Profiles.E37]" office:value-type="float" office:value="0">
            <text:p>0</text:p>
          </table:table-cell>
          <table:table-cell table:formula="of:=[$UserH20Profiles.F37]" office:value-type="float" office:value="0">
            <text:p>0</text:p>
          </table:table-cell>
          <table:table-cell table:formula="of:=[$UserH20Profiles.G37]" office:value-type="float" office:value="0">
            <text:p>0</text:p>
          </table:table-cell>
          <table:table-cell table:number-columns-repeated="1017"/>
        </table:table-row>
        <table:table-row table:style-name="ro1">
          <table:table-cell table:formula="of:=[$UserH20Profiles.A38]" office:value-type="float" office:value="0">
            <text:p>0</text:p>
          </table:table-cell>
          <table:table-cell table:formula="of:=[$UserH20Profiles.B38]" office:value-type="float" office:value="0">
            <text:p>0</text:p>
          </table:table-cell>
          <table:table-cell table:formula="of:=[$UserH20Profiles.C38]" office:value-type="float" office:value="0">
            <text:p>0</text:p>
          </table:table-cell>
          <table:table-cell table:formula="of:=[$UserH20Profiles.D38]" office:value-type="float" office:value="0">
            <text:p>0</text:p>
          </table:table-cell>
          <table:table-cell table:formula="of:=[$UserH20Profiles.E38]" office:value-type="float" office:value="0">
            <text:p>0</text:p>
          </table:table-cell>
          <table:table-cell table:formula="of:=[$UserH20Profiles.F38]" office:value-type="float" office:value="0">
            <text:p>0</text:p>
          </table:table-cell>
          <table:table-cell table:formula="of:=[$UserH20Profiles.G38]" office:value-type="float" office:value="0">
            <text:p>0</text:p>
          </table:table-cell>
          <table:table-cell table:number-columns-repeated="1017"/>
        </table:table-row>
        <table:table-row table:style-name="ro1">
          <table:table-cell table:formula="of:=[$UserH20Profiles.A39]" office:value-type="float" office:value="0">
            <text:p>0</text:p>
          </table:table-cell>
          <table:table-cell table:formula="of:=[$UserH20Profiles.B39]" office:value-type="float" office:value="0">
            <text:p>0</text:p>
          </table:table-cell>
          <table:table-cell table:formula="of:=[$UserH20Profiles.C39]" office:value-type="float" office:value="0">
            <text:p>0</text:p>
          </table:table-cell>
          <table:table-cell table:formula="of:=[$UserH20Profiles.D39]" office:value-type="float" office:value="0">
            <text:p>0</text:p>
          </table:table-cell>
          <table:table-cell table:formula="of:=[$UserH20Profiles.E39]" office:value-type="float" office:value="0">
            <text:p>0</text:p>
          </table:table-cell>
          <table:table-cell table:formula="of:=[$UserH20Profiles.F39]" office:value-type="float" office:value="0">
            <text:p>0</text:p>
          </table:table-cell>
          <table:table-cell table:formula="of:=[$UserH20Profiles.G39]" office:value-type="float" office:value="0">
            <text:p>0</text:p>
          </table:table-cell>
          <table:table-cell table:number-columns-repeated="1017"/>
        </table:table-row>
        <table:table-row table:style-name="ro1">
          <table:table-cell table:formula="of:=[$UserH20Profiles.A40]" office:value-type="float" office:value="0">
            <text:p>0</text:p>
          </table:table-cell>
          <table:table-cell table:formula="of:=[$UserH20Profiles.B40]" office:value-type="float" office:value="0">
            <text:p>0</text:p>
          </table:table-cell>
          <table:table-cell table:formula="of:=[$UserH20Profiles.C40]" office:value-type="float" office:value="0">
            <text:p>0</text:p>
          </table:table-cell>
          <table:table-cell table:formula="of:=[$UserH20Profiles.D40]" office:value-type="float" office:value="0">
            <text:p>0</text:p>
          </table:table-cell>
          <table:table-cell table:formula="of:=[$UserH20Profiles.E40]" office:value-type="float" office:value="0">
            <text:p>0</text:p>
          </table:table-cell>
          <table:table-cell table:formula="of:=[$UserH20Profiles.F40]" office:value-type="float" office:value="0">
            <text:p>0</text:p>
          </table:table-cell>
          <table:table-cell table:formula="of:=[$UserH20Profiles.G40]" office:value-type="float" office:value="0">
            <text:p>0</text:p>
          </table:table-cell>
          <table:table-cell table:number-columns-repeated="1017"/>
        </table:table-row>
        <table:table-row table:style-name="ro1">
          <table:table-cell table:formula="of:=[$UserH20Profiles.A41]" office:value-type="float" office:value="0">
            <text:p>0</text:p>
          </table:table-cell>
          <table:table-cell table:formula="of:=[$UserH20Profiles.B41]" office:value-type="float" office:value="0">
            <text:p>0</text:p>
          </table:table-cell>
          <table:table-cell table:formula="of:=[$UserH20Profiles.C41]" office:value-type="float" office:value="0">
            <text:p>0</text:p>
          </table:table-cell>
          <table:table-cell table:formula="of:=[$UserH20Profiles.D41]" office:value-type="float" office:value="0">
            <text:p>0</text:p>
          </table:table-cell>
          <table:table-cell table:formula="of:=[$UserH20Profiles.E41]" office:value-type="float" office:value="0">
            <text:p>0</text:p>
          </table:table-cell>
          <table:table-cell table:formula="of:=[$UserH20Profiles.F41]" office:value-type="float" office:value="0">
            <text:p>0</text:p>
          </table:table-cell>
          <table:table-cell table:formula="of:=[$UserH20Profiles.G41]" office:value-type="float" office:value="0">
            <text:p>0</text:p>
          </table:table-cell>
          <table:table-cell table:number-columns-repeated="1017"/>
        </table:table-row>
        <table:table-row table:style-name="ro1">
          <table:table-cell table:formula="of:=[$UserH20Profiles.A42]" office:value-type="float" office:value="0">
            <text:p>0</text:p>
          </table:table-cell>
          <table:table-cell table:formula="of:=[$UserH20Profiles.B42]" office:value-type="float" office:value="0">
            <text:p>0</text:p>
          </table:table-cell>
          <table:table-cell table:formula="of:=[$UserH20Profiles.C42]" office:value-type="float" office:value="0">
            <text:p>0</text:p>
          </table:table-cell>
          <table:table-cell table:formula="of:=[$UserH20Profiles.D42]" office:value-type="float" office:value="0">
            <text:p>0</text:p>
          </table:table-cell>
          <table:table-cell table:formula="of:=[$UserH20Profiles.E42]" office:value-type="float" office:value="0">
            <text:p>0</text:p>
          </table:table-cell>
          <table:table-cell table:formula="of:=[$UserH20Profiles.F42]" office:value-type="float" office:value="0">
            <text:p>0</text:p>
          </table:table-cell>
          <table:table-cell table:formula="of:=[$UserH20Profiles.G42]" office:value-type="float" office:value="0">
            <text:p>0</text:p>
          </table:table-cell>
          <table:table-cell table:number-columns-repeated="1017"/>
        </table:table-row>
        <table:table-row table:style-name="ro1">
          <table:table-cell table:formula="of:=[$UserH20Profiles.A43]" office:value-type="float" office:value="0">
            <text:p>0</text:p>
          </table:table-cell>
          <table:table-cell table:formula="of:=[$UserH20Profiles.B43]" office:value-type="float" office:value="0">
            <text:p>0</text:p>
          </table:table-cell>
          <table:table-cell table:formula="of:=[$UserH20Profiles.C43]" office:value-type="float" office:value="0">
            <text:p>0</text:p>
          </table:table-cell>
          <table:table-cell table:formula="of:=[$UserH20Profiles.D43]" office:value-type="float" office:value="0">
            <text:p>0</text:p>
          </table:table-cell>
          <table:table-cell table:formula="of:=[$UserH20Profiles.E43]" office:value-type="float" office:value="0">
            <text:p>0</text:p>
          </table:table-cell>
          <table:table-cell table:formula="of:=[$UserH20Profiles.F43]" office:value-type="float" office:value="0">
            <text:p>0</text:p>
          </table:table-cell>
          <table:table-cell table:formula="of:=[$UserH20Profiles.G43]" office:value-type="float" office:value="0">
            <text:p>0</text:p>
          </table:table-cell>
          <table:table-cell table:number-columns-repeated="1017"/>
        </table:table-row>
        <table:table-row table:style-name="ro1">
          <table:table-cell table:formula="of:=[$UserH20Profiles.A44]" office:value-type="float" office:value="0">
            <text:p>0</text:p>
          </table:table-cell>
          <table:table-cell table:formula="of:=[$UserH20Profiles.B44]" office:value-type="float" office:value="0">
            <text:p>0</text:p>
          </table:table-cell>
          <table:table-cell table:formula="of:=[$UserH20Profiles.C44]" office:value-type="float" office:value="0">
            <text:p>0</text:p>
          </table:table-cell>
          <table:table-cell table:formula="of:=[$UserH20Profiles.D44]" office:value-type="float" office:value="0">
            <text:p>0</text:p>
          </table:table-cell>
          <table:table-cell table:formula="of:=[$UserH20Profiles.E44]" office:value-type="float" office:value="0">
            <text:p>0</text:p>
          </table:table-cell>
          <table:table-cell table:formula="of:=[$UserH20Profiles.F44]" office:value-type="float" office:value="0">
            <text:p>0</text:p>
          </table:table-cell>
          <table:table-cell table:formula="of:=[$UserH20Profiles.G44]" office:value-type="float" office:value="0">
            <text:p>0</text:p>
          </table:table-cell>
          <table:table-cell table:number-columns-repeated="1017"/>
        </table:table-row>
        <table:table-row table:style-name="ro1">
          <table:table-cell table:formula="of:=[$UserH20Profiles.A45]" office:value-type="float" office:value="0">
            <text:p>0</text:p>
          </table:table-cell>
          <table:table-cell table:formula="of:=[$UserH20Profiles.B45]" office:value-type="float" office:value="0">
            <text:p>0</text:p>
          </table:table-cell>
          <table:table-cell table:formula="of:=[$UserH20Profiles.C45]" office:value-type="float" office:value="0">
            <text:p>0</text:p>
          </table:table-cell>
          <table:table-cell table:formula="of:=[$UserH20Profiles.D45]" office:value-type="float" office:value="0">
            <text:p>0</text:p>
          </table:table-cell>
          <table:table-cell table:formula="of:=[$UserH20Profiles.E45]" office:value-type="float" office:value="0">
            <text:p>0</text:p>
          </table:table-cell>
          <table:table-cell table:formula="of:=[$UserH20Profiles.F45]" office:value-type="float" office:value="0">
            <text:p>0</text:p>
          </table:table-cell>
          <table:table-cell table:formula="of:=[$UserH20Profiles.G45]" office:value-type="float" office:value="0">
            <text:p>0</text:p>
          </table:table-cell>
          <table:table-cell table:number-columns-repeated="1017"/>
        </table:table-row>
        <table:table-row table:style-name="ro1">
          <table:table-cell table:formula="of:=[$UserH20Profiles.A46]" office:value-type="float" office:value="0">
            <text:p>0</text:p>
          </table:table-cell>
          <table:table-cell table:formula="of:=[$UserH20Profiles.B46]" office:value-type="float" office:value="0">
            <text:p>0</text:p>
          </table:table-cell>
          <table:table-cell table:formula="of:=[$UserH20Profiles.C46]" office:value-type="float" office:value="0">
            <text:p>0</text:p>
          </table:table-cell>
          <table:table-cell table:formula="of:=[$UserH20Profiles.D46]" office:value-type="float" office:value="0">
            <text:p>0</text:p>
          </table:table-cell>
          <table:table-cell table:formula="of:=[$UserH20Profiles.E46]" office:value-type="float" office:value="0">
            <text:p>0</text:p>
          </table:table-cell>
          <table:table-cell table:formula="of:=[$UserH20Profiles.F46]" office:value-type="float" office:value="0">
            <text:p>0</text:p>
          </table:table-cell>
          <table:table-cell table:formula="of:=[$UserH20Profiles.G46]" office:value-type="float" office:value="0">
            <text:p>0</text:p>
          </table:table-cell>
          <table:table-cell table:number-columns-repeated="1017"/>
        </table:table-row>
        <table:table-row table:style-name="ro1">
          <table:table-cell table:formula="of:=[$UserH20Profiles.A47]" office:value-type="float" office:value="0">
            <text:p>0</text:p>
          </table:table-cell>
          <table:table-cell table:formula="of:=[$UserH20Profiles.B47]" office:value-type="float" office:value="0">
            <text:p>0</text:p>
          </table:table-cell>
          <table:table-cell table:formula="of:=[$UserH20Profiles.C47]" office:value-type="float" office:value="0">
            <text:p>0</text:p>
          </table:table-cell>
          <table:table-cell table:formula="of:=[$UserH20Profiles.D47]" office:value-type="float" office:value="0">
            <text:p>0</text:p>
          </table:table-cell>
          <table:table-cell table:formula="of:=[$UserH20Profiles.E47]" office:value-type="float" office:value="0">
            <text:p>0</text:p>
          </table:table-cell>
          <table:table-cell table:formula="of:=[$UserH20Profiles.F47]" office:value-type="float" office:value="0">
            <text:p>0</text:p>
          </table:table-cell>
          <table:table-cell table:formula="of:=[$UserH20Profiles.G47]" office:value-type="float" office:value="0">
            <text:p>0</text:p>
          </table:table-cell>
          <table:table-cell table:number-columns-repeated="1017"/>
        </table:table-row>
        <table:table-row table:style-name="ro1">
          <table:table-cell table:formula="of:=[$UserH20Profiles.A48]" office:value-type="float" office:value="0">
            <text:p>0</text:p>
          </table:table-cell>
          <table:table-cell table:formula="of:=[$UserH20Profiles.B48]" office:value-type="float" office:value="0">
            <text:p>0</text:p>
          </table:table-cell>
          <table:table-cell table:formula="of:=[$UserH20Profiles.C48]" office:value-type="float" office:value="0">
            <text:p>0</text:p>
          </table:table-cell>
          <table:table-cell table:formula="of:=[$UserH20Profiles.D48]" office:value-type="float" office:value="0">
            <text:p>0</text:p>
          </table:table-cell>
          <table:table-cell table:formula="of:=[$UserH20Profiles.E48]" office:value-type="float" office:value="0">
            <text:p>0</text:p>
          </table:table-cell>
          <table:table-cell table:formula="of:=[$UserH20Profiles.F48]" office:value-type="float" office:value="0">
            <text:p>0</text:p>
          </table:table-cell>
          <table:table-cell table:formula="of:=[$UserH20Profiles.G48]" office:value-type="float" office:value="0">
            <text:p>0</text:p>
          </table:table-cell>
          <table:table-cell table:number-columns-repeated="1017"/>
        </table:table-row>
        <table:table-row table:style-name="ro1">
          <table:table-cell table:formula="of:=[$UserH20Profiles.A49]" office:value-type="float" office:value="0">
            <text:p>0</text:p>
          </table:table-cell>
          <table:table-cell table:formula="of:=[$UserH20Profiles.B49]" office:value-type="float" office:value="0">
            <text:p>0</text:p>
          </table:table-cell>
          <table:table-cell table:formula="of:=[$UserH20Profiles.C49]" office:value-type="float" office:value="0">
            <text:p>0</text:p>
          </table:table-cell>
          <table:table-cell table:formula="of:=[$UserH20Profiles.D49]" office:value-type="float" office:value="0">
            <text:p>0</text:p>
          </table:table-cell>
          <table:table-cell table:formula="of:=[$UserH20Profiles.E49]" office:value-type="float" office:value="0">
            <text:p>0</text:p>
          </table:table-cell>
          <table:table-cell table:formula="of:=[$UserH20Profiles.F49]" office:value-type="float" office:value="0">
            <text:p>0</text:p>
          </table:table-cell>
          <table:table-cell table:formula="of:=[$UserH20Profiles.G49]" office:value-type="float" office:value="0">
            <text:p>0</text:p>
          </table:table-cell>
          <table:table-cell table:number-columns-repeated="1017"/>
        </table:table-row>
        <table:table-row table:style-name="ro1">
          <table:table-cell table:formula="of:=[$UserH20Profiles.A50]" office:value-type="float" office:value="0">
            <text:p>0</text:p>
          </table:table-cell>
          <table:table-cell table:formula="of:=[$UserH20Profiles.B50]" office:value-type="float" office:value="0">
            <text:p>0</text:p>
          </table:table-cell>
          <table:table-cell table:formula="of:=[$UserH20Profiles.C50]" office:value-type="float" office:value="0">
            <text:p>0</text:p>
          </table:table-cell>
          <table:table-cell table:formula="of:=[$UserH20Profiles.D50]" office:value-type="float" office:value="0">
            <text:p>0</text:p>
          </table:table-cell>
          <table:table-cell table:formula="of:=[$UserH20Profiles.E50]" office:value-type="float" office:value="0">
            <text:p>0</text:p>
          </table:table-cell>
          <table:table-cell table:formula="of:=[$UserH20Profiles.F50]" office:value-type="float" office:value="0">
            <text:p>0</text:p>
          </table:table-cell>
          <table:table-cell table:formula="of:=[$UserH20Profiles.G50]" office:value-type="float" office:value="0">
            <text:p>0</text:p>
          </table:table-cell>
          <table:table-cell table:number-columns-repeated="1017"/>
        </table:table-row>
        <table:table-row table:style-name="ro1">
          <table:table-cell table:formula="of:=[$UserH20Profiles.A51]" office:value-type="float" office:value="0">
            <text:p>0</text:p>
          </table:table-cell>
          <table:table-cell table:formula="of:=[$UserH20Profiles.B51]" office:value-type="float" office:value="0">
            <text:p>0</text:p>
          </table:table-cell>
          <table:table-cell table:formula="of:=[$UserH20Profiles.C51]" office:value-type="float" office:value="0">
            <text:p>0</text:p>
          </table:table-cell>
          <table:table-cell table:formula="of:=[$UserH20Profiles.D51]" office:value-type="float" office:value="0">
            <text:p>0</text:p>
          </table:table-cell>
          <table:table-cell table:formula="of:=[$UserH20Profiles.E51]" office:value-type="float" office:value="0">
            <text:p>0</text:p>
          </table:table-cell>
          <table:table-cell table:formula="of:=[$UserH20Profiles.F51]" office:value-type="float" office:value="0">
            <text:p>0</text:p>
          </table:table-cell>
          <table:table-cell table:formula="of:=[$UserH20Profiles.G51]" office:value-type="float" office:value="0">
            <text:p>0</text:p>
          </table:table-cell>
          <table:table-cell table:number-columns-repeated="1017"/>
        </table:table-row>
        <table:table-row table:style-name="ro1">
          <table:table-cell table:formula="of:=[$UserH20Profiles.A52]" office:value-type="float" office:value="0">
            <text:p>0</text:p>
          </table:table-cell>
          <table:table-cell table:formula="of:=[$UserH20Profiles.B52]" office:value-type="float" office:value="0">
            <text:p>0</text:p>
          </table:table-cell>
          <table:table-cell table:formula="of:=[$UserH20Profiles.C52]" office:value-type="float" office:value="0">
            <text:p>0</text:p>
          </table:table-cell>
          <table:table-cell table:formula="of:=[$UserH20Profiles.D52]" office:value-type="float" office:value="0">
            <text:p>0</text:p>
          </table:table-cell>
          <table:table-cell table:formula="of:=[$UserH20Profiles.E52]" office:value-type="float" office:value="0">
            <text:p>0</text:p>
          </table:table-cell>
          <table:table-cell table:formula="of:=[$UserH20Profiles.F52]" office:value-type="float" office:value="0">
            <text:p>0</text:p>
          </table:table-cell>
          <table:table-cell table:formula="of:=[$UserH20Profiles.G52]" office:value-type="float" office:value="0">
            <text:p>0</text:p>
          </table:table-cell>
          <table:table-cell table:number-columns-repeated="1017"/>
        </table:table-row>
        <table:table-row table:style-name="ro1">
          <table:table-cell table:formula="of:=[$UserH20Profiles.A53]" office:value-type="float" office:value="0">
            <text:p>0</text:p>
          </table:table-cell>
          <table:table-cell table:formula="of:=[$UserH20Profiles.B53]" office:value-type="float" office:value="0">
            <text:p>0</text:p>
          </table:table-cell>
          <table:table-cell table:formula="of:=[$UserH20Profiles.C53]" office:value-type="float" office:value="0">
            <text:p>0</text:p>
          </table:table-cell>
          <table:table-cell table:formula="of:=[$UserH20Profiles.D53]" office:value-type="float" office:value="0">
            <text:p>0</text:p>
          </table:table-cell>
          <table:table-cell table:formula="of:=[$UserH20Profiles.E53]" office:value-type="float" office:value="0">
            <text:p>0</text:p>
          </table:table-cell>
          <table:table-cell table:formula="of:=[$UserH20Profiles.F53]" office:value-type="float" office:value="0">
            <text:p>0</text:p>
          </table:table-cell>
          <table:table-cell table:formula="of:=[$UserH20Profiles.G53]" office:value-type="float" office:value="0">
            <text:p>0</text:p>
          </table:table-cell>
          <table:table-cell table:number-columns-repeated="1017"/>
        </table:table-row>
        <table:table-row table:style-name="ro1">
          <table:table-cell table:formula="of:=[$UserH20Profiles.A54]" office:value-type="float" office:value="0">
            <text:p>0</text:p>
          </table:table-cell>
          <table:table-cell table:formula="of:=[$UserH20Profiles.B54]" office:value-type="float" office:value="0">
            <text:p>0</text:p>
          </table:table-cell>
          <table:table-cell table:formula="of:=[$UserH20Profiles.C54]" office:value-type="float" office:value="0">
            <text:p>0</text:p>
          </table:table-cell>
          <table:table-cell table:formula="of:=[$UserH20Profiles.D54]" office:value-type="float" office:value="0">
            <text:p>0</text:p>
          </table:table-cell>
          <table:table-cell table:formula="of:=[$UserH20Profiles.E54]" office:value-type="float" office:value="0">
            <text:p>0</text:p>
          </table:table-cell>
          <table:table-cell table:formula="of:=[$UserH20Profiles.F54]" office:value-type="float" office:value="0">
            <text:p>0</text:p>
          </table:table-cell>
          <table:table-cell table:formula="of:=[$UserH20Profiles.G54]" office:value-type="float" office:value="0">
            <text:p>0</text:p>
          </table:table-cell>
          <table:table-cell table:number-columns-repeated="1017"/>
        </table:table-row>
        <table:table-row table:style-name="ro1">
          <table:table-cell table:formula="of:=[$UserH20Profiles.A55]" office:value-type="float" office:value="0">
            <text:p>0</text:p>
          </table:table-cell>
          <table:table-cell table:formula="of:=[$UserH20Profiles.B55]" office:value-type="float" office:value="0">
            <text:p>0</text:p>
          </table:table-cell>
          <table:table-cell table:formula="of:=[$UserH20Profiles.C55]" office:value-type="float" office:value="0">
            <text:p>0</text:p>
          </table:table-cell>
          <table:table-cell table:formula="of:=[$UserH20Profiles.D55]" office:value-type="float" office:value="0">
            <text:p>0</text:p>
          </table:table-cell>
          <table:table-cell table:formula="of:=[$UserH20Profiles.E55]" office:value-type="float" office:value="0">
            <text:p>0</text:p>
          </table:table-cell>
          <table:table-cell table:formula="of:=[$UserH20Profiles.F55]" office:value-type="float" office:value="0">
            <text:p>0</text:p>
          </table:table-cell>
          <table:table-cell table:formula="of:=[$UserH20Profiles.G55]" office:value-type="float" office:value="0">
            <text:p>0</text:p>
          </table:table-cell>
          <table:table-cell table:number-columns-repeated="1017"/>
        </table:table-row>
        <table:table-row table:style-name="ro1">
          <table:table-cell table:formula="of:=[$UserH20Profiles.A56]" office:value-type="float" office:value="0">
            <text:p>0</text:p>
          </table:table-cell>
          <table:table-cell table:formula="of:=[$UserH20Profiles.B56]" office:value-type="float" office:value="0">
            <text:p>0</text:p>
          </table:table-cell>
          <table:table-cell table:formula="of:=[$UserH20Profiles.C56]" office:value-type="float" office:value="0">
            <text:p>0</text:p>
          </table:table-cell>
          <table:table-cell table:formula="of:=[$UserH20Profiles.D56]" office:value-type="float" office:value="0">
            <text:p>0</text:p>
          </table:table-cell>
          <table:table-cell table:formula="of:=[$UserH20Profiles.E56]" office:value-type="float" office:value="0">
            <text:p>0</text:p>
          </table:table-cell>
          <table:table-cell table:formula="of:=[$UserH20Profiles.F56]" office:value-type="float" office:value="0">
            <text:p>0</text:p>
          </table:table-cell>
          <table:table-cell table:formula="of:=[$UserH20Profiles.G56]" office:value-type="float" office:value="0">
            <text:p>0</text:p>
          </table:table-cell>
          <table:table-cell table:number-columns-repeated="1017"/>
        </table:table-row>
        <table:table-row table:style-name="ro1">
          <table:table-cell table:formula="of:=[$UserH20Profiles.A57]" office:value-type="float" office:value="0">
            <text:p>0</text:p>
          </table:table-cell>
          <table:table-cell table:formula="of:=[$UserH20Profiles.B57]" office:value-type="float" office:value="0">
            <text:p>0</text:p>
          </table:table-cell>
          <table:table-cell table:formula="of:=[$UserH20Profiles.C57]" office:value-type="float" office:value="0">
            <text:p>0</text:p>
          </table:table-cell>
          <table:table-cell table:formula="of:=[$UserH20Profiles.D57]" office:value-type="float" office:value="0">
            <text:p>0</text:p>
          </table:table-cell>
          <table:table-cell table:formula="of:=[$UserH20Profiles.E57]" office:value-type="float" office:value="0">
            <text:p>0</text:p>
          </table:table-cell>
          <table:table-cell table:formula="of:=[$UserH20Profiles.F57]" office:value-type="float" office:value="0">
            <text:p>0</text:p>
          </table:table-cell>
          <table:table-cell table:formula="of:=[$UserH20Profiles.G57]" office:value-type="float" office:value="0">
            <text:p>0</text:p>
          </table:table-cell>
          <table:table-cell table:number-columns-repeated="1017"/>
        </table:table-row>
        <table:table-row table:style-name="ro1">
          <table:table-cell table:formula="of:=[$UserH20Profiles.A58]" office:value-type="float" office:value="0">
            <text:p>0</text:p>
          </table:table-cell>
          <table:table-cell table:formula="of:=[$UserH20Profiles.B58]" office:value-type="float" office:value="0">
            <text:p>0</text:p>
          </table:table-cell>
          <table:table-cell table:formula="of:=[$UserH20Profiles.C58]" office:value-type="float" office:value="0">
            <text:p>0</text:p>
          </table:table-cell>
          <table:table-cell table:formula="of:=[$UserH20Profiles.D58]" office:value-type="float" office:value="0">
            <text:p>0</text:p>
          </table:table-cell>
          <table:table-cell table:formula="of:=[$UserH20Profiles.E58]" office:value-type="float" office:value="0">
            <text:p>0</text:p>
          </table:table-cell>
          <table:table-cell table:formula="of:=[$UserH20Profiles.F58]" office:value-type="float" office:value="0">
            <text:p>0</text:p>
          </table:table-cell>
          <table:table-cell table:formula="of:=[$UserH20Profiles.G58]" office:value-type="float" office:value="0">
            <text:p>0</text:p>
          </table:table-cell>
          <table:table-cell table:number-columns-repeated="1017"/>
        </table:table-row>
        <table:table-row table:style-name="ro1">
          <table:table-cell table:formula="of:=[$UserH20Profiles.A59]" office:value-type="float" office:value="0">
            <text:p>0</text:p>
          </table:table-cell>
          <table:table-cell table:formula="of:=[$UserH20Profiles.B59]" office:value-type="float" office:value="0">
            <text:p>0</text:p>
          </table:table-cell>
          <table:table-cell table:formula="of:=[$UserH20Profiles.C59]" office:value-type="float" office:value="0">
            <text:p>0</text:p>
          </table:table-cell>
          <table:table-cell table:formula="of:=[$UserH20Profiles.D59]" office:value-type="float" office:value="0">
            <text:p>0</text:p>
          </table:table-cell>
          <table:table-cell table:formula="of:=[$UserH20Profiles.E59]" office:value-type="float" office:value="0">
            <text:p>0</text:p>
          </table:table-cell>
          <table:table-cell table:formula="of:=[$UserH20Profiles.F59]" office:value-type="float" office:value="0">
            <text:p>0</text:p>
          </table:table-cell>
          <table:table-cell table:formula="of:=[$UserH20Profiles.G59]" office:value-type="float" office:value="0">
            <text:p>0</text:p>
          </table:table-cell>
          <table:table-cell table:number-columns-repeated="1017"/>
        </table:table-row>
        <table:table-row table:style-name="ro1">
          <table:table-cell table:formula="of:=[$UserH20Profiles.A60]" office:value-type="float" office:value="0">
            <text:p>0</text:p>
          </table:table-cell>
          <table:table-cell table:formula="of:=[$UserH20Profiles.B60]" office:value-type="float" office:value="0">
            <text:p>0</text:p>
          </table:table-cell>
          <table:table-cell table:formula="of:=[$UserH20Profiles.C60]" office:value-type="float" office:value="0">
            <text:p>0</text:p>
          </table:table-cell>
          <table:table-cell table:formula="of:=[$UserH20Profiles.D60]" office:value-type="float" office:value="0">
            <text:p>0</text:p>
          </table:table-cell>
          <table:table-cell table:formula="of:=[$UserH20Profiles.E60]" office:value-type="float" office:value="0">
            <text:p>0</text:p>
          </table:table-cell>
          <table:table-cell table:formula="of:=[$UserH20Profiles.F60]" office:value-type="float" office:value="0">
            <text:p>0</text:p>
          </table:table-cell>
          <table:table-cell table:formula="of:=[$UserH20Profiles.G60]" office:value-type="float" office:value="0">
            <text:p>0</text:p>
          </table:table-cell>
          <table:table-cell table:number-columns-repeated="1017"/>
        </table:table-row>
        <table:table-row table:style-name="ro1">
          <table:table-cell table:formula="of:=[$UserH20Profiles.A61]" office:value-type="float" office:value="0">
            <text:p>0</text:p>
          </table:table-cell>
          <table:table-cell table:formula="of:=[$UserH20Profiles.B61]" office:value-type="float" office:value="0">
            <text:p>0</text:p>
          </table:table-cell>
          <table:table-cell table:formula="of:=[$UserH20Profiles.C61]" office:value-type="float" office:value="0">
            <text:p>0</text:p>
          </table:table-cell>
          <table:table-cell table:formula="of:=[$UserH20Profiles.D61]" office:value-type="float" office:value="0">
            <text:p>0</text:p>
          </table:table-cell>
          <table:table-cell table:formula="of:=[$UserH20Profiles.E61]" office:value-type="float" office:value="0">
            <text:p>0</text:p>
          </table:table-cell>
          <table:table-cell table:formula="of:=[$UserH20Profiles.F61]" office:value-type="float" office:value="0">
            <text:p>0</text:p>
          </table:table-cell>
          <table:table-cell table:formula="of:=[$UserH20Profiles.G61]" office:value-type="float" office:value="0">
            <text:p>0</text:p>
          </table:table-cell>
          <table:table-cell table:number-columns-repeated="1017"/>
        </table:table-row>
        <table:table-row table:style-name="ro1">
          <table:table-cell table:formula="of:=[$UserH20Profiles.A62]" office:value-type="float" office:value="0">
            <text:p>0</text:p>
          </table:table-cell>
          <table:table-cell table:formula="of:=[$UserH20Profiles.B62]" office:value-type="float" office:value="0">
            <text:p>0</text:p>
          </table:table-cell>
          <table:table-cell table:formula="of:=[$UserH20Profiles.C62]" office:value-type="float" office:value="0">
            <text:p>0</text:p>
          </table:table-cell>
          <table:table-cell table:formula="of:=[$UserH20Profiles.D62]" office:value-type="float" office:value="0">
            <text:p>0</text:p>
          </table:table-cell>
          <table:table-cell table:formula="of:=[$UserH20Profiles.E62]" office:value-type="float" office:value="0">
            <text:p>0</text:p>
          </table:table-cell>
          <table:table-cell table:formula="of:=[$UserH20Profiles.F62]" office:value-type="float" office:value="0">
            <text:p>0</text:p>
          </table:table-cell>
          <table:table-cell table:formula="of:=[$UserH20Profiles.G62]" office:value-type="float" office:value="0">
            <text:p>0</text:p>
          </table:table-cell>
          <table:table-cell table:number-columns-repeated="1017"/>
        </table:table-row>
        <table:table-row table:style-name="ro1">
          <table:table-cell table:formula="of:=[$UserH20Profiles.A63]" office:value-type="float" office:value="0">
            <text:p>0</text:p>
          </table:table-cell>
          <table:table-cell table:formula="of:=[$UserH20Profiles.B63]" office:value-type="float" office:value="0">
            <text:p>0</text:p>
          </table:table-cell>
          <table:table-cell table:formula="of:=[$UserH20Profiles.C63]" office:value-type="float" office:value="0">
            <text:p>0</text:p>
          </table:table-cell>
          <table:table-cell table:formula="of:=[$UserH20Profiles.D63]" office:value-type="float" office:value="0">
            <text:p>0</text:p>
          </table:table-cell>
          <table:table-cell table:formula="of:=[$UserH20Profiles.E63]" office:value-type="float" office:value="0">
            <text:p>0</text:p>
          </table:table-cell>
          <table:table-cell table:formula="of:=[$UserH20Profiles.F63]" office:value-type="float" office:value="0">
            <text:p>0</text:p>
          </table:table-cell>
          <table:table-cell table:formula="of:=[$UserH20Profiles.G63]" office:value-type="float" office:value="0">
            <text:p>0</text:p>
          </table:table-cell>
          <table:table-cell table:number-columns-repeated="1017"/>
        </table:table-row>
        <table:table-row table:style-name="ro1">
          <table:table-cell table:formula="of:=[$UserH20Profiles.A64]" office:value-type="float" office:value="0">
            <text:p>0</text:p>
          </table:table-cell>
          <table:table-cell table:formula="of:=[$UserH20Profiles.B64]" office:value-type="float" office:value="0">
            <text:p>0</text:p>
          </table:table-cell>
          <table:table-cell table:formula="of:=[$UserH20Profiles.C64]" office:value-type="float" office:value="0">
            <text:p>0</text:p>
          </table:table-cell>
          <table:table-cell table:formula="of:=[$UserH20Profiles.D64]" office:value-type="float" office:value="0">
            <text:p>0</text:p>
          </table:table-cell>
          <table:table-cell table:formula="of:=[$UserH20Profiles.E64]" office:value-type="float" office:value="0">
            <text:p>0</text:p>
          </table:table-cell>
          <table:table-cell table:formula="of:=[$UserH20Profiles.F64]" office:value-type="float" office:value="0">
            <text:p>0</text:p>
          </table:table-cell>
          <table:table-cell table:formula="of:=[$UserH20Profiles.G64]" office:value-type="float" office:value="0">
            <text:p>0</text:p>
          </table:table-cell>
          <table:table-cell table:number-columns-repeated="1017"/>
        </table:table-row>
        <table:table-row table:style-name="ro1">
          <table:table-cell table:formula="of:=[$UserH20Profiles.A65]" office:value-type="float" office:value="0">
            <text:p>0</text:p>
          </table:table-cell>
          <table:table-cell table:formula="of:=[$UserH20Profiles.B65]" office:value-type="float" office:value="0">
            <text:p>0</text:p>
          </table:table-cell>
          <table:table-cell table:formula="of:=[$UserH20Profiles.C65]" office:value-type="float" office:value="0">
            <text:p>0</text:p>
          </table:table-cell>
          <table:table-cell table:formula="of:=[$UserH20Profiles.D65]" office:value-type="float" office:value="0">
            <text:p>0</text:p>
          </table:table-cell>
          <table:table-cell table:formula="of:=[$UserH20Profiles.E65]" office:value-type="float" office:value="0">
            <text:p>0</text:p>
          </table:table-cell>
          <table:table-cell table:formula="of:=[$UserH20Profiles.F65]" office:value-type="float" office:value="0">
            <text:p>0</text:p>
          </table:table-cell>
          <table:table-cell table:formula="of:=[$UserH20Profiles.G65]" office:value-type="float" office:value="0">
            <text:p>0</text:p>
          </table:table-cell>
          <table:table-cell table:number-columns-repeated="1017"/>
        </table:table-row>
        <table:table-row table:style-name="ro1">
          <table:table-cell table:formula="of:=[$UserH20Profiles.A66]" office:value-type="float" office:value="0">
            <text:p>0</text:p>
          </table:table-cell>
          <table:table-cell table:formula="of:=[$UserH20Profiles.B66]" office:value-type="float" office:value="0">
            <text:p>0</text:p>
          </table:table-cell>
          <table:table-cell table:formula="of:=[$UserH20Profiles.C66]" office:value-type="float" office:value="0">
            <text:p>0</text:p>
          </table:table-cell>
          <table:table-cell table:formula="of:=[$UserH20Profiles.D66]" office:value-type="float" office:value="0">
            <text:p>0</text:p>
          </table:table-cell>
          <table:table-cell table:formula="of:=[$UserH20Profiles.E66]" office:value-type="float" office:value="0">
            <text:p>0</text:p>
          </table:table-cell>
          <table:table-cell table:formula="of:=[$UserH20Profiles.F66]" office:value-type="float" office:value="0">
            <text:p>0</text:p>
          </table:table-cell>
          <table:table-cell table:formula="of:=[$UserH20Profiles.G66]" office:value-type="float" office:value="0">
            <text:p>0</text:p>
          </table:table-cell>
          <table:table-cell table:number-columns-repeated="1017"/>
        </table:table-row>
        <table:table-row table:style-name="ro1">
          <table:table-cell table:formula="of:=[$UserH20Profiles.A67]" office:value-type="float" office:value="0">
            <text:p>0</text:p>
          </table:table-cell>
          <table:table-cell table:formula="of:=[$UserH20Profiles.B67]" office:value-type="float" office:value="0">
            <text:p>0</text:p>
          </table:table-cell>
          <table:table-cell table:formula="of:=[$UserH20Profiles.C67]" office:value-type="float" office:value="0">
            <text:p>0</text:p>
          </table:table-cell>
          <table:table-cell table:formula="of:=[$UserH20Profiles.D67]" office:value-type="float" office:value="0">
            <text:p>0</text:p>
          </table:table-cell>
          <table:table-cell table:formula="of:=[$UserH20Profiles.E67]" office:value-type="float" office:value="0">
            <text:p>0</text:p>
          </table:table-cell>
          <table:table-cell table:formula="of:=[$UserH20Profiles.F67]" office:value-type="float" office:value="0">
            <text:p>0</text:p>
          </table:table-cell>
          <table:table-cell table:formula="of:=[$UserH20Profiles.G67]" office:value-type="float" office:value="0">
            <text:p>0</text:p>
          </table:table-cell>
          <table:table-cell table:number-columns-repeated="1017"/>
        </table:table-row>
        <table:table-row table:style-name="ro1">
          <table:table-cell table:formula="of:=[$UserH20Profiles.A68]" office:value-type="float" office:value="0">
            <text:p>0</text:p>
          </table:table-cell>
          <table:table-cell table:formula="of:=[$UserH20Profiles.B68]" office:value-type="float" office:value="0">
            <text:p>0</text:p>
          </table:table-cell>
          <table:table-cell table:formula="of:=[$UserH20Profiles.C68]" office:value-type="float" office:value="0">
            <text:p>0</text:p>
          </table:table-cell>
          <table:table-cell table:formula="of:=[$UserH20Profiles.D68]" office:value-type="float" office:value="0">
            <text:p>0</text:p>
          </table:table-cell>
          <table:table-cell table:formula="of:=[$UserH20Profiles.E68]" office:value-type="float" office:value="0">
            <text:p>0</text:p>
          </table:table-cell>
          <table:table-cell table:formula="of:=[$UserH20Profiles.F68]" office:value-type="float" office:value="0">
            <text:p>0</text:p>
          </table:table-cell>
          <table:table-cell table:formula="of:=[$UserH20Profiles.G68]" office:value-type="float" office:value="0">
            <text:p>0</text:p>
          </table:table-cell>
          <table:table-cell table:number-columns-repeated="1017"/>
        </table:table-row>
        <table:table-row table:style-name="ro1">
          <table:table-cell table:formula="of:=[$UserH20Profiles.A69]" office:value-type="float" office:value="0">
            <text:p>0</text:p>
          </table:table-cell>
          <table:table-cell table:formula="of:=[$UserH20Profiles.B69]" office:value-type="float" office:value="0">
            <text:p>0</text:p>
          </table:table-cell>
          <table:table-cell table:formula="of:=[$UserH20Profiles.C69]" office:value-type="float" office:value="0">
            <text:p>0</text:p>
          </table:table-cell>
          <table:table-cell table:formula="of:=[$UserH20Profiles.D69]" office:value-type="float" office:value="0">
            <text:p>0</text:p>
          </table:table-cell>
          <table:table-cell table:formula="of:=[$UserH20Profiles.E69]" office:value-type="float" office:value="0">
            <text:p>0</text:p>
          </table:table-cell>
          <table:table-cell table:formula="of:=[$UserH20Profiles.F69]" office:value-type="float" office:value="0">
            <text:p>0</text:p>
          </table:table-cell>
          <table:table-cell table:formula="of:=[$UserH20Profiles.G69]" office:value-type="float" office:value="0">
            <text:p>0</text:p>
          </table:table-cell>
          <table:table-cell table:number-columns-repeated="1017"/>
        </table:table-row>
        <table:table-row table:style-name="ro1">
          <table:table-cell table:formula="of:=[$UserH20Profiles.A70]" office:value-type="float" office:value="0">
            <text:p>0</text:p>
          </table:table-cell>
          <table:table-cell table:formula="of:=[$UserH20Profiles.B70]" office:value-type="float" office:value="0">
            <text:p>0</text:p>
          </table:table-cell>
          <table:table-cell table:formula="of:=[$UserH20Profiles.C70]" office:value-type="float" office:value="0">
            <text:p>0</text:p>
          </table:table-cell>
          <table:table-cell table:formula="of:=[$UserH20Profiles.D70]" office:value-type="float" office:value="0">
            <text:p>0</text:p>
          </table:table-cell>
          <table:table-cell table:formula="of:=[$UserH20Profiles.E70]" office:value-type="float" office:value="0">
            <text:p>0</text:p>
          </table:table-cell>
          <table:table-cell table:formula="of:=[$UserH20Profiles.F70]" office:value-type="float" office:value="0">
            <text:p>0</text:p>
          </table:table-cell>
          <table:table-cell table:formula="of:=[$UserH20Profiles.G70]" office:value-type="float" office:value="0">
            <text:p>0</text:p>
          </table:table-cell>
          <table:table-cell table:number-columns-repeated="1017"/>
        </table:table-row>
        <table:table-row table:style-name="ro1">
          <table:table-cell table:formula="of:=[$UserH20Profiles.A71]" office:value-type="float" office:value="0">
            <text:p>0</text:p>
          </table:table-cell>
          <table:table-cell table:formula="of:=[$UserH20Profiles.B71]" office:value-type="float" office:value="0">
            <text:p>0</text:p>
          </table:table-cell>
          <table:table-cell table:formula="of:=[$UserH20Profiles.C71]" office:value-type="float" office:value="0">
            <text:p>0</text:p>
          </table:table-cell>
          <table:table-cell table:formula="of:=[$UserH20Profiles.D71]" office:value-type="float" office:value="0">
            <text:p>0</text:p>
          </table:table-cell>
          <table:table-cell table:formula="of:=[$UserH20Profiles.E71]" office:value-type="float" office:value="0">
            <text:p>0</text:p>
          </table:table-cell>
          <table:table-cell table:formula="of:=[$UserH20Profiles.F71]" office:value-type="float" office:value="0">
            <text:p>0</text:p>
          </table:table-cell>
          <table:table-cell table:formula="of:=[$UserH20Profiles.G71]" office:value-type="float" office:value="0">
            <text:p>0</text:p>
          </table:table-cell>
          <table:table-cell table:number-columns-repeated="1017"/>
        </table:table-row>
        <table:table-row table:style-name="ro1">
          <table:table-cell table:formula="of:=[$UserH20Profiles.A72]" office:value-type="float" office:value="0">
            <text:p>0</text:p>
          </table:table-cell>
          <table:table-cell table:formula="of:=[$UserH20Profiles.B72]" office:value-type="float" office:value="0">
            <text:p>0</text:p>
          </table:table-cell>
          <table:table-cell table:formula="of:=[$UserH20Profiles.C72]" office:value-type="float" office:value="0">
            <text:p>0</text:p>
          </table:table-cell>
          <table:table-cell table:formula="of:=[$UserH20Profiles.D72]" office:value-type="float" office:value="0">
            <text:p>0</text:p>
          </table:table-cell>
          <table:table-cell table:formula="of:=[$UserH20Profiles.E72]" office:value-type="float" office:value="0">
            <text:p>0</text:p>
          </table:table-cell>
          <table:table-cell table:formula="of:=[$UserH20Profiles.F72]" office:value-type="float" office:value="0">
            <text:p>0</text:p>
          </table:table-cell>
          <table:table-cell table:formula="of:=[$UserH20Profiles.G72]" office:value-type="float" office:value="0">
            <text:p>0</text:p>
          </table:table-cell>
          <table:table-cell table:number-columns-repeated="1017"/>
        </table:table-row>
        <table:table-row table:style-name="ro1">
          <table:table-cell table:formula="of:=[$UserH20Profiles.A73]" office:value-type="float" office:value="0">
            <text:p>0</text:p>
          </table:table-cell>
          <table:table-cell table:formula="of:=[$UserH20Profiles.B73]" office:value-type="float" office:value="0">
            <text:p>0</text:p>
          </table:table-cell>
          <table:table-cell table:formula="of:=[$UserH20Profiles.C73]" office:value-type="float" office:value="0">
            <text:p>0</text:p>
          </table:table-cell>
          <table:table-cell table:formula="of:=[$UserH20Profiles.D73]" office:value-type="float" office:value="0">
            <text:p>0</text:p>
          </table:table-cell>
          <table:table-cell table:formula="of:=[$UserH20Profiles.E73]" office:value-type="float" office:value="0">
            <text:p>0</text:p>
          </table:table-cell>
          <table:table-cell table:formula="of:=[$UserH20Profiles.F73]" office:value-type="float" office:value="0">
            <text:p>0</text:p>
          </table:table-cell>
          <table:table-cell table:formula="of:=[$UserH20Profiles.G73]" office:value-type="float" office:value="0">
            <text:p>0</text:p>
          </table:table-cell>
          <table:table-cell table:number-columns-repeated="1017"/>
        </table:table-row>
        <table:table-row table:style-name="ro1">
          <table:table-cell table:formula="of:=[$UserH20Profiles.A74]" office:value-type="float" office:value="0">
            <text:p>0</text:p>
          </table:table-cell>
          <table:table-cell table:formula="of:=[$UserH20Profiles.B74]" office:value-type="float" office:value="0">
            <text:p>0</text:p>
          </table:table-cell>
          <table:table-cell table:formula="of:=[$UserH20Profiles.C74]" office:value-type="float" office:value="0">
            <text:p>0</text:p>
          </table:table-cell>
          <table:table-cell table:formula="of:=[$UserH20Profiles.D74]" office:value-type="float" office:value="0">
            <text:p>0</text:p>
          </table:table-cell>
          <table:table-cell table:formula="of:=[$UserH20Profiles.E74]" office:value-type="float" office:value="0">
            <text:p>0</text:p>
          </table:table-cell>
          <table:table-cell table:formula="of:=[$UserH20Profiles.F74]" office:value-type="float" office:value="0">
            <text:p>0</text:p>
          </table:table-cell>
          <table:table-cell table:formula="of:=[$UserH20Profiles.G74]" office:value-type="float" office:value="0">
            <text:p>0</text:p>
          </table:table-cell>
          <table:table-cell table:number-columns-repeated="1017"/>
        </table:table-row>
        <table:table-row table:style-name="ro1">
          <table:table-cell table:formula="of:=[$UserH20Profiles.A75]" office:value-type="float" office:value="0">
            <text:p>0</text:p>
          </table:table-cell>
          <table:table-cell table:formula="of:=[$UserH20Profiles.B75]" office:value-type="float" office:value="0">
            <text:p>0</text:p>
          </table:table-cell>
          <table:table-cell table:formula="of:=[$UserH20Profiles.C75]" office:value-type="float" office:value="0">
            <text:p>0</text:p>
          </table:table-cell>
          <table:table-cell table:formula="of:=[$UserH20Profiles.D75]" office:value-type="float" office:value="0">
            <text:p>0</text:p>
          </table:table-cell>
          <table:table-cell table:formula="of:=[$UserH20Profiles.E75]" office:value-type="float" office:value="0">
            <text:p>0</text:p>
          </table:table-cell>
          <table:table-cell table:formula="of:=[$UserH20Profiles.F75]" office:value-type="float" office:value="0">
            <text:p>0</text:p>
          </table:table-cell>
          <table:table-cell table:formula="of:=[$UserH20Profiles.G75]" office:value-type="float" office:value="0">
            <text:p>0</text:p>
          </table:table-cell>
          <table:table-cell table:number-columns-repeated="1017"/>
        </table:table-row>
        <table:table-row table:style-name="ro1">
          <table:table-cell table:formula="of:=[$UserH20Profiles.A76]" office:value-type="float" office:value="0">
            <text:p>0</text:p>
          </table:table-cell>
          <table:table-cell table:formula="of:=[$UserH20Profiles.B76]" office:value-type="float" office:value="0">
            <text:p>0</text:p>
          </table:table-cell>
          <table:table-cell table:formula="of:=[$UserH20Profiles.C76]" office:value-type="float" office:value="0">
            <text:p>0</text:p>
          </table:table-cell>
          <table:table-cell table:formula="of:=[$UserH20Profiles.D76]" office:value-type="float" office:value="0">
            <text:p>0</text:p>
          </table:table-cell>
          <table:table-cell table:formula="of:=[$UserH20Profiles.E76]" office:value-type="float" office:value="0">
            <text:p>0</text:p>
          </table:table-cell>
          <table:table-cell table:formula="of:=[$UserH20Profiles.F76]" office:value-type="float" office:value="0">
            <text:p>0</text:p>
          </table:table-cell>
          <table:table-cell table:formula="of:=[$UserH20Profiles.G76]" office:value-type="float" office:value="0">
            <text:p>0</text:p>
          </table:table-cell>
          <table:table-cell table:number-columns-repeated="1017"/>
        </table:table-row>
        <table:table-row table:style-name="ro1">
          <table:table-cell table:formula="of:=[$UserH20Profiles.A77]" office:value-type="float" office:value="0">
            <text:p>0</text:p>
          </table:table-cell>
          <table:table-cell table:formula="of:=[$UserH20Profiles.B77]" office:value-type="float" office:value="0">
            <text:p>0</text:p>
          </table:table-cell>
          <table:table-cell table:formula="of:=[$UserH20Profiles.C77]" office:value-type="float" office:value="0">
            <text:p>0</text:p>
          </table:table-cell>
          <table:table-cell table:formula="of:=[$UserH20Profiles.D77]" office:value-type="float" office:value="0">
            <text:p>0</text:p>
          </table:table-cell>
          <table:table-cell table:formula="of:=[$UserH20Profiles.E77]" office:value-type="float" office:value="0">
            <text:p>0</text:p>
          </table:table-cell>
          <table:table-cell table:formula="of:=[$UserH20Profiles.F77]" office:value-type="float" office:value="0">
            <text:p>0</text:p>
          </table:table-cell>
          <table:table-cell table:formula="of:=[$UserH20Profiles.G77]" office:value-type="float" office:value="0">
            <text:p>0</text:p>
          </table:table-cell>
          <table:table-cell table:number-columns-repeated="1017"/>
        </table:table-row>
        <table:table-row table:style-name="ro1">
          <table:table-cell table:formula="of:=[$UserH20Profiles.A78]" office:value-type="float" office:value="0">
            <text:p>0</text:p>
          </table:table-cell>
          <table:table-cell table:formula="of:=[$UserH20Profiles.B78]" office:value-type="float" office:value="0">
            <text:p>0</text:p>
          </table:table-cell>
          <table:table-cell table:formula="of:=[$UserH20Profiles.C78]" office:value-type="float" office:value="0">
            <text:p>0</text:p>
          </table:table-cell>
          <table:table-cell table:formula="of:=[$UserH20Profiles.D78]" office:value-type="float" office:value="0">
            <text:p>0</text:p>
          </table:table-cell>
          <table:table-cell table:formula="of:=[$UserH20Profiles.E78]" office:value-type="float" office:value="0">
            <text:p>0</text:p>
          </table:table-cell>
          <table:table-cell table:formula="of:=[$UserH20Profiles.F78]" office:value-type="float" office:value="0">
            <text:p>0</text:p>
          </table:table-cell>
          <table:table-cell table:formula="of:=[$UserH20Profiles.G78]" office:value-type="float" office:value="0">
            <text:p>0</text:p>
          </table:table-cell>
          <table:table-cell table:number-columns-repeated="1017"/>
        </table:table-row>
        <table:table-row table:style-name="ro1">
          <table:table-cell table:formula="of:=[$UserH20Profiles.A79]" office:value-type="float" office:value="0">
            <text:p>0</text:p>
          </table:table-cell>
          <table:table-cell table:formula="of:=[$UserH20Profiles.B79]" office:value-type="float" office:value="0">
            <text:p>0</text:p>
          </table:table-cell>
          <table:table-cell table:formula="of:=[$UserH20Profiles.C79]" office:value-type="float" office:value="0">
            <text:p>0</text:p>
          </table:table-cell>
          <table:table-cell table:formula="of:=[$UserH20Profiles.D79]" office:value-type="float" office:value="0">
            <text:p>0</text:p>
          </table:table-cell>
          <table:table-cell table:formula="of:=[$UserH20Profiles.E79]" office:value-type="float" office:value="0">
            <text:p>0</text:p>
          </table:table-cell>
          <table:table-cell table:formula="of:=[$UserH20Profiles.F79]" office:value-type="float" office:value="0">
            <text:p>0</text:p>
          </table:table-cell>
          <table:table-cell table:formula="of:=[$UserH20Profiles.G79]" office:value-type="float" office:value="0">
            <text:p>0</text:p>
          </table:table-cell>
          <table:table-cell table:number-columns-repeated="1017"/>
        </table:table-row>
        <table:table-row table:style-name="ro1">
          <table:table-cell table:formula="of:=[$UserH20Profiles.A80]" office:value-type="float" office:value="0">
            <text:p>0</text:p>
          </table:table-cell>
          <table:table-cell table:formula="of:=[$UserH20Profiles.B80]" office:value-type="float" office:value="0">
            <text:p>0</text:p>
          </table:table-cell>
          <table:table-cell table:formula="of:=[$UserH20Profiles.C80]" office:value-type="float" office:value="0">
            <text:p>0</text:p>
          </table:table-cell>
          <table:table-cell table:formula="of:=[$UserH20Profiles.D80]" office:value-type="float" office:value="0">
            <text:p>0</text:p>
          </table:table-cell>
          <table:table-cell table:formula="of:=[$UserH20Profiles.E80]" office:value-type="float" office:value="0">
            <text:p>0</text:p>
          </table:table-cell>
          <table:table-cell table:formula="of:=[$UserH20Profiles.F80]" office:value-type="float" office:value="0">
            <text:p>0</text:p>
          </table:table-cell>
          <table:table-cell table:formula="of:=[$UserH20Profiles.G80]" office:value-type="float" office:value="0">
            <text:p>0</text:p>
          </table:table-cell>
          <table:table-cell table:number-columns-repeated="1017"/>
        </table:table-row>
        <table:table-row table:style-name="ro1">
          <table:table-cell table:formula="of:=[$UserH20Profiles.A81]" office:value-type="float" office:value="0">
            <text:p>0</text:p>
          </table:table-cell>
          <table:table-cell table:formula="of:=[$UserH20Profiles.B81]" office:value-type="float" office:value="0">
            <text:p>0</text:p>
          </table:table-cell>
          <table:table-cell table:formula="of:=[$UserH20Profiles.C81]" office:value-type="float" office:value="0">
            <text:p>0</text:p>
          </table:table-cell>
          <table:table-cell table:formula="of:=[$UserH20Profiles.D81]" office:value-type="float" office:value="0">
            <text:p>0</text:p>
          </table:table-cell>
          <table:table-cell table:formula="of:=[$UserH20Profiles.E81]" office:value-type="float" office:value="0">
            <text:p>0</text:p>
          </table:table-cell>
          <table:table-cell table:formula="of:=[$UserH20Profiles.F81]" office:value-type="float" office:value="0">
            <text:p>0</text:p>
          </table:table-cell>
          <table:table-cell table:formula="of:=[$UserH20Profiles.G81]" office:value-type="float" office:value="0">
            <text:p>0</text:p>
          </table:table-cell>
          <table:table-cell table:number-columns-repeated="1017"/>
        </table:table-row>
        <table:table-row table:style-name="ro1">
          <table:table-cell table:formula="of:=[$UserH20Profiles.A82]" office:value-type="float" office:value="0">
            <text:p>0</text:p>
          </table:table-cell>
          <table:table-cell table:formula="of:=[$UserH20Profiles.B82]" office:value-type="float" office:value="0">
            <text:p>0</text:p>
          </table:table-cell>
          <table:table-cell table:formula="of:=[$UserH20Profiles.C82]" office:value-type="float" office:value="0">
            <text:p>0</text:p>
          </table:table-cell>
          <table:table-cell table:formula="of:=[$UserH20Profiles.D82]" office:value-type="float" office:value="0">
            <text:p>0</text:p>
          </table:table-cell>
          <table:table-cell table:formula="of:=[$UserH20Profiles.E82]" office:value-type="float" office:value="0">
            <text:p>0</text:p>
          </table:table-cell>
          <table:table-cell table:formula="of:=[$UserH20Profiles.F82]" office:value-type="float" office:value="0">
            <text:p>0</text:p>
          </table:table-cell>
          <table:table-cell table:formula="of:=[$UserH20Profiles.G82]" office:value-type="float" office:value="0">
            <text:p>0</text:p>
          </table:table-cell>
          <table:table-cell table:number-columns-repeated="1017"/>
        </table:table-row>
        <table:table-row table:style-name="ro1">
          <table:table-cell table:formula="of:=[$UserH20Profiles.A83]" office:value-type="float" office:value="0">
            <text:p>0</text:p>
          </table:table-cell>
          <table:table-cell table:formula="of:=[$UserH20Profiles.B83]" office:value-type="float" office:value="0">
            <text:p>0</text:p>
          </table:table-cell>
          <table:table-cell table:formula="of:=[$UserH20Profiles.C83]" office:value-type="float" office:value="0">
            <text:p>0</text:p>
          </table:table-cell>
          <table:table-cell table:formula="of:=[$UserH20Profiles.D83]" office:value-type="float" office:value="0">
            <text:p>0</text:p>
          </table:table-cell>
          <table:table-cell table:formula="of:=[$UserH20Profiles.E83]" office:value-type="float" office:value="0">
            <text:p>0</text:p>
          </table:table-cell>
          <table:table-cell table:formula="of:=[$UserH20Profiles.F83]" office:value-type="float" office:value="0">
            <text:p>0</text:p>
          </table:table-cell>
          <table:table-cell table:formula="of:=[$UserH20Profiles.G83]" office:value-type="float" office:value="0">
            <text:p>0</text:p>
          </table:table-cell>
          <table:table-cell table:number-columns-repeated="1017"/>
        </table:table-row>
        <table:table-row table:style-name="ro1">
          <table:table-cell table:formula="of:=[$UserH20Profiles.A84]" office:value-type="float" office:value="0">
            <text:p>0</text:p>
          </table:table-cell>
          <table:table-cell table:formula="of:=[$UserH20Profiles.B84]" office:value-type="float" office:value="0">
            <text:p>0</text:p>
          </table:table-cell>
          <table:table-cell table:formula="of:=[$UserH20Profiles.C84]" office:value-type="float" office:value="0">
            <text:p>0</text:p>
          </table:table-cell>
          <table:table-cell table:formula="of:=[$UserH20Profiles.D84]" office:value-type="float" office:value="0">
            <text:p>0</text:p>
          </table:table-cell>
          <table:table-cell table:formula="of:=[$UserH20Profiles.E84]" office:value-type="float" office:value="0">
            <text:p>0</text:p>
          </table:table-cell>
          <table:table-cell table:formula="of:=[$UserH20Profiles.F84]" office:value-type="float" office:value="0">
            <text:p>0</text:p>
          </table:table-cell>
          <table:table-cell table:formula="of:=[$UserH20Profiles.G84]" office:value-type="float" office:value="0">
            <text:p>0</text:p>
          </table:table-cell>
          <table:table-cell table:number-columns-repeated="1017"/>
        </table:table-row>
        <table:table-row table:style-name="ro1">
          <table:table-cell table:formula="of:=[$UserH20Profiles.A85]" office:value-type="float" office:value="0">
            <text:p>0</text:p>
          </table:table-cell>
          <table:table-cell table:formula="of:=[$UserH20Profiles.B85]" office:value-type="float" office:value="0">
            <text:p>0</text:p>
          </table:table-cell>
          <table:table-cell table:formula="of:=[$UserH20Profiles.C85]" office:value-type="float" office:value="0">
            <text:p>0</text:p>
          </table:table-cell>
          <table:table-cell table:formula="of:=[$UserH20Profiles.D85]" office:value-type="float" office:value="0">
            <text:p>0</text:p>
          </table:table-cell>
          <table:table-cell table:formula="of:=[$UserH20Profiles.E85]" office:value-type="float" office:value="0">
            <text:p>0</text:p>
          </table:table-cell>
          <table:table-cell table:formula="of:=[$UserH20Profiles.F85]" office:value-type="float" office:value="0">
            <text:p>0</text:p>
          </table:table-cell>
          <table:table-cell table:formula="of:=[$UserH20Profiles.G85]" office:value-type="float" office:value="0">
            <text:p>0</text:p>
          </table:table-cell>
          <table:table-cell table:number-columns-repeated="1017"/>
        </table:table-row>
        <table:table-row table:style-name="ro1">
          <table:table-cell table:formula="of:=[$UserH20Profiles.A86]" office:value-type="float" office:value="0">
            <text:p>0</text:p>
          </table:table-cell>
          <table:table-cell table:formula="of:=[$UserH20Profiles.B86]" office:value-type="float" office:value="0">
            <text:p>0</text:p>
          </table:table-cell>
          <table:table-cell table:formula="of:=[$UserH20Profiles.C86]" office:value-type="float" office:value="0">
            <text:p>0</text:p>
          </table:table-cell>
          <table:table-cell table:formula="of:=[$UserH20Profiles.D86]" office:value-type="float" office:value="0">
            <text:p>0</text:p>
          </table:table-cell>
          <table:table-cell table:formula="of:=[$UserH20Profiles.E86]" office:value-type="float" office:value="0">
            <text:p>0</text:p>
          </table:table-cell>
          <table:table-cell table:formula="of:=[$UserH20Profiles.F86]" office:value-type="float" office:value="0">
            <text:p>0</text:p>
          </table:table-cell>
          <table:table-cell table:formula="of:=[$UserH20Profiles.G86]" office:value-type="float" office:value="0">
            <text:p>0</text:p>
          </table:table-cell>
          <table:table-cell table:number-columns-repeated="1017"/>
        </table:table-row>
        <table:table-row table:style-name="ro1">
          <table:table-cell table:formula="of:=[$UserH20Profiles.A87]" office:value-type="float" office:value="0">
            <text:p>0</text:p>
          </table:table-cell>
          <table:table-cell table:formula="of:=[$UserH20Profiles.B87]" office:value-type="float" office:value="0">
            <text:p>0</text:p>
          </table:table-cell>
          <table:table-cell table:formula="of:=[$UserH20Profiles.C87]" office:value-type="float" office:value="0">
            <text:p>0</text:p>
          </table:table-cell>
          <table:table-cell table:formula="of:=[$UserH20Profiles.D87]" office:value-type="float" office:value="0">
            <text:p>0</text:p>
          </table:table-cell>
          <table:table-cell table:formula="of:=[$UserH20Profiles.E87]" office:value-type="float" office:value="0">
            <text:p>0</text:p>
          </table:table-cell>
          <table:table-cell table:formula="of:=[$UserH20Profiles.F87]" office:value-type="float" office:value="0">
            <text:p>0</text:p>
          </table:table-cell>
          <table:table-cell table:formula="of:=[$UserH20Profiles.G87]" office:value-type="float" office:value="0">
            <text:p>0</text:p>
          </table:table-cell>
          <table:table-cell table:number-columns-repeated="1017"/>
        </table:table-row>
        <table:table-row table:style-name="ro1">
          <table:table-cell table:formula="of:=[$UserH20Profiles.A88]" office:value-type="float" office:value="0">
            <text:p>0</text:p>
          </table:table-cell>
          <table:table-cell table:formula="of:=[$UserH20Profiles.B88]" office:value-type="float" office:value="0">
            <text:p>0</text:p>
          </table:table-cell>
          <table:table-cell table:formula="of:=[$UserH20Profiles.C88]" office:value-type="float" office:value="0">
            <text:p>0</text:p>
          </table:table-cell>
          <table:table-cell table:formula="of:=[$UserH20Profiles.D88]" office:value-type="float" office:value="0">
            <text:p>0</text:p>
          </table:table-cell>
          <table:table-cell table:formula="of:=[$UserH20Profiles.E88]" office:value-type="float" office:value="0">
            <text:p>0</text:p>
          </table:table-cell>
          <table:table-cell table:formula="of:=[$UserH20Profiles.F88]" office:value-type="float" office:value="0">
            <text:p>0</text:p>
          </table:table-cell>
          <table:table-cell table:formula="of:=[$UserH20Profiles.G88]" office:value-type="float" office:value="0">
            <text:p>0</text:p>
          </table:table-cell>
          <table:table-cell table:number-columns-repeated="1017"/>
        </table:table-row>
        <table:table-row table:style-name="ro1">
          <table:table-cell table:formula="of:=[$UserH20Profiles.A89]" office:value-type="float" office:value="0">
            <text:p>0</text:p>
          </table:table-cell>
          <table:table-cell table:formula="of:=[$UserH20Profiles.B89]" office:value-type="float" office:value="0">
            <text:p>0</text:p>
          </table:table-cell>
          <table:table-cell table:formula="of:=[$UserH20Profiles.C89]" office:value-type="float" office:value="0">
            <text:p>0</text:p>
          </table:table-cell>
          <table:table-cell table:formula="of:=[$UserH20Profiles.D89]" office:value-type="float" office:value="0">
            <text:p>0</text:p>
          </table:table-cell>
          <table:table-cell table:formula="of:=[$UserH20Profiles.E89]" office:value-type="float" office:value="0">
            <text:p>0</text:p>
          </table:table-cell>
          <table:table-cell table:formula="of:=[$UserH20Profiles.F89]" office:value-type="float" office:value="0">
            <text:p>0</text:p>
          </table:table-cell>
          <table:table-cell table:formula="of:=[$UserH20Profiles.G89]" office:value-type="float" office:value="0">
            <text:p>0</text:p>
          </table:table-cell>
          <table:table-cell table:number-columns-repeated="1017"/>
        </table:table-row>
        <table:table-row table:style-name="ro1">
          <table:table-cell table:formula="of:=[$UserH20Profiles.A90]" office:value-type="float" office:value="0">
            <text:p>0</text:p>
          </table:table-cell>
          <table:table-cell table:formula="of:=[$UserH20Profiles.B90]" office:value-type="float" office:value="0">
            <text:p>0</text:p>
          </table:table-cell>
          <table:table-cell table:formula="of:=[$UserH20Profiles.C90]" office:value-type="float" office:value="0">
            <text:p>0</text:p>
          </table:table-cell>
          <table:table-cell table:formula="of:=[$UserH20Profiles.D90]" office:value-type="float" office:value="0">
            <text:p>0</text:p>
          </table:table-cell>
          <table:table-cell table:formula="of:=[$UserH20Profiles.E90]" office:value-type="float" office:value="0">
            <text:p>0</text:p>
          </table:table-cell>
          <table:table-cell table:formula="of:=[$UserH20Profiles.F90]" office:value-type="float" office:value="0">
            <text:p>0</text:p>
          </table:table-cell>
          <table:table-cell table:formula="of:=[$UserH20Profiles.G90]" office:value-type="float" office:value="0">
            <text:p>0</text:p>
          </table:table-cell>
          <table:table-cell table:number-columns-repeated="1017"/>
        </table:table-row>
        <table:table-row table:style-name="ro1">
          <table:table-cell table:formula="of:=[$UserH20Profiles.A91]" office:value-type="float" office:value="0">
            <text:p>0</text:p>
          </table:table-cell>
          <table:table-cell table:formula="of:=[$UserH20Profiles.B91]" office:value-type="float" office:value="0">
            <text:p>0</text:p>
          </table:table-cell>
          <table:table-cell table:formula="of:=[$UserH20Profiles.C91]" office:value-type="float" office:value="0">
            <text:p>0</text:p>
          </table:table-cell>
          <table:table-cell table:formula="of:=[$UserH20Profiles.D91]" office:value-type="float" office:value="0">
            <text:p>0</text:p>
          </table:table-cell>
          <table:table-cell table:formula="of:=[$UserH20Profiles.E91]" office:value-type="float" office:value="0">
            <text:p>0</text:p>
          </table:table-cell>
          <table:table-cell table:formula="of:=[$UserH20Profiles.F91]" office:value-type="float" office:value="0">
            <text:p>0</text:p>
          </table:table-cell>
          <table:table-cell table:formula="of:=[$UserH20Profiles.G91]" office:value-type="float" office:value="0">
            <text:p>0</text:p>
          </table:table-cell>
          <table:table-cell table:number-columns-repeated="1017"/>
        </table:table-row>
        <table:table-row table:style-name="ro1">
          <table:table-cell table:formula="of:=[$UserH20Profiles.A92]" office:value-type="float" office:value="0">
            <text:p>0</text:p>
          </table:table-cell>
          <table:table-cell table:formula="of:=[$UserH20Profiles.B92]" office:value-type="float" office:value="0">
            <text:p>0</text:p>
          </table:table-cell>
          <table:table-cell table:formula="of:=[$UserH20Profiles.C92]" office:value-type="float" office:value="0">
            <text:p>0</text:p>
          </table:table-cell>
          <table:table-cell table:formula="of:=[$UserH20Profiles.D92]" office:value-type="float" office:value="0">
            <text:p>0</text:p>
          </table:table-cell>
          <table:table-cell table:formula="of:=[$UserH20Profiles.E92]" office:value-type="float" office:value="0">
            <text:p>0</text:p>
          </table:table-cell>
          <table:table-cell table:formula="of:=[$UserH20Profiles.F92]" office:value-type="float" office:value="0">
            <text:p>0</text:p>
          </table:table-cell>
          <table:table-cell table:formula="of:=[$UserH20Profiles.G92]" office:value-type="float" office:value="0">
            <text:p>0</text:p>
          </table:table-cell>
          <table:table-cell table:number-columns-repeated="1017"/>
        </table:table-row>
        <table:table-row table:style-name="ro1">
          <table:table-cell table:formula="of:=[$UserH20Profiles.A93]" office:value-type="float" office:value="0">
            <text:p>0</text:p>
          </table:table-cell>
          <table:table-cell table:formula="of:=[$UserH20Profiles.B93]" office:value-type="float" office:value="0">
            <text:p>0</text:p>
          </table:table-cell>
          <table:table-cell table:formula="of:=[$UserH20Profiles.C93]" office:value-type="float" office:value="0">
            <text:p>0</text:p>
          </table:table-cell>
          <table:table-cell table:formula="of:=[$UserH20Profiles.D93]" office:value-type="float" office:value="0">
            <text:p>0</text:p>
          </table:table-cell>
          <table:table-cell table:formula="of:=[$UserH20Profiles.E93]" office:value-type="float" office:value="0">
            <text:p>0</text:p>
          </table:table-cell>
          <table:table-cell table:formula="of:=[$UserH20Profiles.F93]" office:value-type="float" office:value="0">
            <text:p>0</text:p>
          </table:table-cell>
          <table:table-cell table:formula="of:=[$UserH20Profiles.G93]" office:value-type="float" office:value="0">
            <text:p>0</text:p>
          </table:table-cell>
          <table:table-cell table:number-columns-repeated="1017"/>
        </table:table-row>
        <table:table-row table:style-name="ro1">
          <table:table-cell table:formula="of:=[$UserH20Profiles.A94]" office:value-type="float" office:value="0">
            <text:p>0</text:p>
          </table:table-cell>
          <table:table-cell table:formula="of:=[$UserH20Profiles.B94]" office:value-type="float" office:value="0">
            <text:p>0</text:p>
          </table:table-cell>
          <table:table-cell table:formula="of:=[$UserH20Profiles.C94]" office:value-type="float" office:value="0">
            <text:p>0</text:p>
          </table:table-cell>
          <table:table-cell table:formula="of:=[$UserH20Profiles.D94]" office:value-type="float" office:value="0">
            <text:p>0</text:p>
          </table:table-cell>
          <table:table-cell table:formula="of:=[$UserH20Profiles.E94]" office:value-type="float" office:value="0">
            <text:p>0</text:p>
          </table:table-cell>
          <table:table-cell table:formula="of:=[$UserH20Profiles.F94]" office:value-type="float" office:value="0">
            <text:p>0</text:p>
          </table:table-cell>
          <table:table-cell table:formula="of:=[$UserH20Profiles.G94]" office:value-type="float" office:value="0">
            <text:p>0</text:p>
          </table:table-cell>
          <table:table-cell table:number-columns-repeated="1017"/>
        </table:table-row>
        <table:table-row table:style-name="ro1">
          <table:table-cell table:formula="of:=[$UserH20Profiles.A95]" office:value-type="float" office:value="0">
            <text:p>0</text:p>
          </table:table-cell>
          <table:table-cell table:formula="of:=[$UserH20Profiles.B95]" office:value-type="float" office:value="0">
            <text:p>0</text:p>
          </table:table-cell>
          <table:table-cell table:formula="of:=[$UserH20Profiles.C95]" office:value-type="float" office:value="0">
            <text:p>0</text:p>
          </table:table-cell>
          <table:table-cell table:formula="of:=[$UserH20Profiles.D95]" office:value-type="float" office:value="0">
            <text:p>0</text:p>
          </table:table-cell>
          <table:table-cell table:formula="of:=[$UserH20Profiles.E95]" office:value-type="float" office:value="0">
            <text:p>0</text:p>
          </table:table-cell>
          <table:table-cell table:formula="of:=[$UserH20Profiles.F95]" office:value-type="float" office:value="0">
            <text:p>0</text:p>
          </table:table-cell>
          <table:table-cell table:formula="of:=[$UserH20Profiles.G95]" office:value-type="float" office:value="0">
            <text:p>0</text:p>
          </table:table-cell>
          <table:table-cell table:number-columns-repeated="1017"/>
        </table:table-row>
        <table:table-row table:style-name="ro1">
          <table:table-cell table:formula="of:=[$UserH20Profiles.A96]" office:value-type="float" office:value="0">
            <text:p>0</text:p>
          </table:table-cell>
          <table:table-cell table:formula="of:=[$UserH20Profiles.B96]" office:value-type="float" office:value="0">
            <text:p>0</text:p>
          </table:table-cell>
          <table:table-cell table:formula="of:=[$UserH20Profiles.C96]" office:value-type="float" office:value="0">
            <text:p>0</text:p>
          </table:table-cell>
          <table:table-cell table:formula="of:=[$UserH20Profiles.D96]" office:value-type="float" office:value="0">
            <text:p>0</text:p>
          </table:table-cell>
          <table:table-cell table:formula="of:=[$UserH20Profiles.E96]" office:value-type="float" office:value="0">
            <text:p>0</text:p>
          </table:table-cell>
          <table:table-cell table:formula="of:=[$UserH20Profiles.F96]" office:value-type="float" office:value="0">
            <text:p>0</text:p>
          </table:table-cell>
          <table:table-cell table:formula="of:=[$UserH20Profiles.G96]" office:value-type="float" office:value="0">
            <text:p>0</text:p>
          </table:table-cell>
          <table:table-cell table:number-columns-repeated="1017"/>
        </table:table-row>
        <table:table-row table:style-name="ro1">
          <table:table-cell table:formula="of:=[$UserH20Profiles.A97]" office:value-type="float" office:value="0">
            <text:p>0</text:p>
          </table:table-cell>
          <table:table-cell table:formula="of:=[$UserH20Profiles.B97]" office:value-type="float" office:value="0">
            <text:p>0</text:p>
          </table:table-cell>
          <table:table-cell table:formula="of:=[$UserH20Profiles.C97]" office:value-type="float" office:value="0">
            <text:p>0</text:p>
          </table:table-cell>
          <table:table-cell table:formula="of:=[$UserH20Profiles.D97]" office:value-type="float" office:value="0">
            <text:p>0</text:p>
          </table:table-cell>
          <table:table-cell table:formula="of:=[$UserH20Profiles.E97]" office:value-type="float" office:value="0">
            <text:p>0</text:p>
          </table:table-cell>
          <table:table-cell table:formula="of:=[$UserH20Profiles.F97]" office:value-type="float" office:value="0">
            <text:p>0</text:p>
          </table:table-cell>
          <table:table-cell table:formula="of:=[$UserH20Profiles.G97]" office:value-type="float" office:value="0">
            <text:p>0</text:p>
          </table:table-cell>
          <table:table-cell table:number-columns-repeated="1017"/>
        </table:table-row>
        <table:table-row table:style-name="ro1">
          <table:table-cell table:formula="of:=[$UserH20Profiles.A98]" office:value-type="float" office:value="0">
            <text:p>0</text:p>
          </table:table-cell>
          <table:table-cell table:formula="of:=[$UserH20Profiles.B98]" office:value-type="float" office:value="0">
            <text:p>0</text:p>
          </table:table-cell>
          <table:table-cell table:formula="of:=[$UserH20Profiles.C98]" office:value-type="float" office:value="0">
            <text:p>0</text:p>
          </table:table-cell>
          <table:table-cell table:formula="of:=[$UserH20Profiles.D98]" office:value-type="float" office:value="0">
            <text:p>0</text:p>
          </table:table-cell>
          <table:table-cell table:formula="of:=[$UserH20Profiles.E98]" office:value-type="float" office:value="0">
            <text:p>0</text:p>
          </table:table-cell>
          <table:table-cell table:formula="of:=[$UserH20Profiles.F98]" office:value-type="float" office:value="0">
            <text:p>0</text:p>
          </table:table-cell>
          <table:table-cell table:formula="of:=[$UserH20Profiles.G98]" office:value-type="float" office:value="0">
            <text:p>0</text:p>
          </table:table-cell>
          <table:table-cell table:number-columns-repeated="1017"/>
        </table:table-row>
        <table:table-row table:style-name="ro1">
          <table:table-cell table:formula="of:=[$UserH20Profiles.A99]" office:value-type="float" office:value="0">
            <text:p>0</text:p>
          </table:table-cell>
          <table:table-cell table:formula="of:=[$UserH20Profiles.B99]" office:value-type="float" office:value="0">
            <text:p>0</text:p>
          </table:table-cell>
          <table:table-cell table:formula="of:=[$UserH20Profiles.C99]" office:value-type="float" office:value="0">
            <text:p>0</text:p>
          </table:table-cell>
          <table:table-cell table:formula="of:=[$UserH20Profiles.D99]" office:value-type="float" office:value="0">
            <text:p>0</text:p>
          </table:table-cell>
          <table:table-cell table:formula="of:=[$UserH20Profiles.E99]" office:value-type="float" office:value="0">
            <text:p>0</text:p>
          </table:table-cell>
          <table:table-cell table:formula="of:=[$UserH20Profiles.F99]" office:value-type="float" office:value="0">
            <text:p>0</text:p>
          </table:table-cell>
          <table:table-cell table:formula="of:=[$UserH20Profiles.G99]" office:value-type="float" office:value="0">
            <text:p>0</text:p>
          </table:table-cell>
          <table:table-cell table:number-columns-repeated="1017"/>
        </table:table-row>
        <table:table-row table:style-name="ro1">
          <table:table-cell table:formula="of:=[$UserH20Profiles.A100]" office:value-type="float" office:value="0">
            <text:p>0</text:p>
          </table:table-cell>
          <table:table-cell table:formula="of:=[$UserH20Profiles.B100]" office:value-type="float" office:value="0">
            <text:p>0</text:p>
          </table:table-cell>
          <table:table-cell table:formula="of:=[$UserH20Profiles.C100]" office:value-type="float" office:value="0">
            <text:p>0</text:p>
          </table:table-cell>
          <table:table-cell table:formula="of:=[$UserH20Profiles.D100]" office:value-type="float" office:value="0">
            <text:p>0</text:p>
          </table:table-cell>
          <table:table-cell table:formula="of:=[$UserH20Profiles.E100]" office:value-type="float" office:value="0">
            <text:p>0</text:p>
          </table:table-cell>
          <table:table-cell table:formula="of:=[$UserH20Profiles.F100]" office:value-type="float" office:value="0">
            <text:p>0</text:p>
          </table:table-cell>
          <table:table-cell table:formula="of:=[$UserH20Profiles.G100]" office:value-type="float" office:value="0">
            <text:p>0</text:p>
          </table:table-cell>
          <table:table-cell table:number-columns-repeated="1017"/>
        </table:table-row>
        <table:table-row table:style-name="ro1">
          <table:table-cell table:formula="of:=[$UserH20Profiles.A101]" office:value-type="float" office:value="0">
            <text:p>0</text:p>
          </table:table-cell>
          <table:table-cell table:formula="of:=[$UserH20Profiles.B101]" office:value-type="float" office:value="0">
            <text:p>0</text:p>
          </table:table-cell>
          <table:table-cell table:formula="of:=[$UserH20Profiles.C101]" office:value-type="float" office:value="0">
            <text:p>0</text:p>
          </table:table-cell>
          <table:table-cell table:formula="of:=[$UserH20Profiles.D101]" office:value-type="float" office:value="0">
            <text:p>0</text:p>
          </table:table-cell>
          <table:table-cell table:formula="of:=[$UserH20Profiles.E101]" office:value-type="float" office:value="0">
            <text:p>0</text:p>
          </table:table-cell>
          <table:table-cell table:formula="of:=[$UserH20Profiles.F101]" office:value-type="float" office:value="0">
            <text:p>0</text:p>
          </table:table-cell>
          <table:table-cell table:formula="of:=[$UserH20Profiles.G101]" office:value-type="float" office:value="0">
            <text:p>0</text:p>
          </table:table-cell>
          <table:table-cell table:number-columns-repeated="1017"/>
        </table:table-row>
        <table:table-row table:style-name="ro1" table:number-rows-repeated="1048375">
          <table:table-cell table:number-columns-repeated="1024"/>
        </table:table-row>
        <table:table-row table:style-name="ro1">
          <table:table-cell table:number-columns-repeated="1024"/>
        </table:table-row>
        <table:named-expressions/>
      </table:table>
      <table:table table:name="Yeast" table:style-name="ta35" table:protected="true" table:print="false">
        <table:table-column table:style-name="co102" table:default-cell-style-name="Excel_20_Built-in_20_Normal"/>
        <table:table-column table:style-name="co103" table:default-cell-style-name="Excel_20_Built-in_20_Normal"/>
        <table:table-column table:style-name="co1" table:default-cell-style-name="Excel_20_Built-in_20_Normal"/>
        <table:table-column table:style-name="co94" table:default-cell-style-name="Excel_20_Built-in_20_Normal"/>
        <table:table-column table:style-name="co104" table:default-cell-style-name="Excel_20_Built-in_20_Normal"/>
        <table:table-column table:style-name="co1" table:default-cell-style-name="Excel_20_Built-in_20_Normal"/>
        <table:table-column table:style-name="co42" table:default-cell-style-name="Excel_20_Built-in_20_Normal"/>
        <table:table-column table:style-name="co1" table:number-columns-repeated="1017" table:default-cell-style-name="Excel_20_Built-in_20_Normal"/>
        <table:table-row table:style-name="ro1">
          <table:table-cell office:value-type="string">
            <text:p>Packs of Yeast</text:p>
          </table:table-cell>
          <table:table-cell table:formula="of:=[$Recipe.H42]" office:value-type="float" office:value="1">
            <text:p>1</text:p>
          </table:table-cell>
          <table:table-cell table:number-columns-repeated="2"/>
          <table:table-cell table:style-name="ce766" table:formula="of:=[$Recipe.J42]" office:value-type="float" office:value="0">
            <text:p>0</text:p>
          </table:table-cell>
          <table:table-cell office:value-type="string">
            <text:p>ml of slurry</text:p>
          </table:table-cell>
          <table:table-cell table:number-columns-repeated="1018"/>
        </table:table-row>
        <table:table-row table:style-name="ro1">
          <table:table-cell office:value-type="string">
            <text:p>Age of Yeast (days)</text:p>
          </table:table-cell>
          <table:table-cell table:formula="of:=[$Recipe.K42]" office:value-type="float" office:value="30">
            <text:p>30</text:p>
          </table:table-cell>
          <table:table-cell table:number-columns-repeated="2"/>
          <table:table-cell table:style-name="ce768" table:formula="of:=[$Brewhouse.O26]" office:value-type="float" office:value="2.4">
            <text:p>2.40</text:p>
          </table:table-cell>
          <table:table-cell office:value-type="string">
            <text:p>Repitch Slurry Density (Billions cells/ml) </text:p>
          </table:table-cell>
          <table:table-cell table:number-columns-repeated="1018"/>
        </table:table-row>
        <table:table-row table:style-name="ro1">
          <table:table-cell office:value-type="string">
            <text:p>Original Cells per pack</text:p>
          </table:table-cell>
          <table:table-cell table:style-name="ce766" table:formula="of:=[$Brewhouse.C26]*1000000000" office:value-type="float" office:value="100000000000">
            <text:p>100,000,000,000</text:p>
          </table:table-cell>
          <table:table-cell table:number-columns-repeated="2"/>
          <table:table-cell table:formula="of:=[$Brewhouse.V26]" office:value-type="float" office:value="15">
            <text:p>15</text:p>
          </table:table-cell>
          <table:table-cell office:value-type="string">
            <text:p>Slurry Solids Non-Yeast %</text:p>
          </table:table-cell>
          <table:table-cell table:number-columns-repeated="1018"/>
        </table:table-row>
        <table:table-row table:style-name="ro1">
          <table:table-cell office:value-type="string">
            <text:p>Total Original Cells</text:p>
          </table:table-cell>
          <table:table-cell table:formula="of:=[.B1]*[.B3]" office:value-type="float" office:value="100000000000">
            <text:p>100000000000</text:p>
          </table:table-cell>
          <table:table-cell table:number-columns-repeated="2"/>
          <table:table-cell table:style-name="ce766" table:formula="of:=([.E1]*[.E2]*1000000000)*(1-([.E3]/100))" office:value-type="float" office:value="0">
            <text:p>0</text:p>
          </table:table-cell>
          <table:table-cell office:value-type="string">
            <text:p>Slurry Raw Cell Count</text:p>
          </table:table-cell>
          <table:table-cell table:number-columns-repeated="1018"/>
        </table:table-row>
        <table:table-row table:style-name="ro1">
          <table:table-cell office:value-type="string">
            <text:p>Age Based Vianility</text:p>
          </table:table-cell>
          <table:table-cell table:formula="of:=((1-[.D7])^[.B2])" office:value-type="float" office:value="0.809985892520296">
            <text:p>0.8099858925</text:p>
          </table:table-cell>
          <table:table-cell table:number-columns-repeated="2"/>
          <table:table-cell table:style-name="ce766" table:formula="of:=IF([.B6]&gt;0; [.E4]*[.B6]; [.E4]*((1-[.D7])^[.B2]))" office:value-type="float" office:value="0">
            <text:p>0</text:p>
          </table:table-cell>
          <table:table-cell office:value-type="string">
            <text:p>Slurry Aged Cell Count</text:p>
          </table:table-cell>
          <table:table-cell table:number-columns-repeated="1018"/>
        </table:table-row>
        <table:table-row table:style-name="ro1">
          <table:table-cell office:value-type="string">
            <text:p>Override Viability Percent</text:p>
          </table:table-cell>
          <table:table-cell table:style-name="ce765" table:formula="of:=[$Recipe.M42]" office:value-type="percentage" office:value="0">
            <text:p>0%</text:p>
          </table:table-cell>
          <table:table-cell table:number-columns-repeated="2"/>
          <table:table-cell table:style-name="ce766" table:formula="of:=[.E5]/[.E1]" office:value-type="float" office:value="0">
            <text:p>#DIV/0!</text:p>
          </table:table-cell>
          <table:table-cell office:value-type="string">
            <text:p>Good Cells per ml</text:p>
          </table:table-cell>
          <table:table-cell table:number-columns-repeated="1018"/>
        </table:table-row>
        <table:table-row table:style-name="ro1">
          <table:table-cell office:value-type="string">
            <text:p>Remaining Viable Cells</text:p>
          </table:table-cell>
          <table:table-cell table:style-name="ce766" table:formula="of:=IF([.E5]&gt;0; [.E5];                             IF([.B6]&gt;0; [.B4]*[.B6]; [.B4]*((1-[.D7])^[.B2])))" office:value-type="float" office:value="80998589252.0296">
            <text:p>80,998,589,252</text:p>
          </table:table-cell>
          <table:table-cell/>
          <table:table-cell table:style-name="ce772" table:formula="of:=[$Brewhouse.H26]" office:value-type="percentage" office:value="0.007">
            <text:p>0.70%</text:p>
          </table:table-cell>
          <table:table-cell office:value-type="string">
            <text:p>Default Lose 0.7% per day, based on White Lab Statement: After 30 days in the vial, the viability of our yeast is 75-85%</text:p>
          </table:table-cell>
          <table:table-cell table:number-columns-repeated="1019"/>
        </table:table-row>
        <table:table-row table:style-name="ro1">
          <table:table-cell table:number-columns-repeated="3"/>
          <table:table-cell table:style-name="ce559" table:formula="of:=[$Brewhouse.AA23]" office:value-type="float" office:value="25">
            <text:p>25</text:p>
          </table:table-cell>
          <table:table-cell office:value-type="string">
            <text:p>Minimum Innoculation Rate for any step in Millions of Cells per milliliter</text:p>
          </table:table-cell>
          <table:table-cell table:number-columns-repeated="1019"/>
        </table:table-row>
        <table:table-row table:style-name="ro1">
          <table:table-cell table:style-name="ce758" office:value-type="string">
            <text:p>Compute Cells Needed</text:p>
          </table:table-cell>
          <table:table-cell table:number-columns-repeated="2"/>
          <table:table-cell table:style-name="ce559" table:formula="of:=[$Brewhouse.AA26]" office:value-type="float" office:value="100">
            <text:p>100</text:p>
          </table:table-cell>
          <table:table-cell office:value-type="string">
            <text:p>Forced Step Innoculation Rate if Natural Rate would be less than 25, in Miilions of Cells per milliliter</text:p>
          </table:table-cell>
          <table:table-cell table:number-columns-repeated="1019"/>
        </table:table-row>
        <table:table-row table:style-name="ro1">
          <table:table-cell office:value-type="string">
            <text:p>Ale Rate cells per ml per deg P</text:p>
          </table:table-cell>
          <table:table-cell table:style-name="ce767" table:formula="of:=[$Brewhouse.H23]" office:value-type="float" office:value="750000">
            <text:p>750,000</text:p>
          </table:table-cell>
          <table:table-cell/>
          <table:table-cell table:style-name="ce115"/>
          <table:table-cell table:number-columns-repeated="1020"/>
        </table:table-row>
        <table:table-row table:style-name="ro1">
          <table:table-cell office:value-type="string">
            <text:p>Hybrid Rate cells per ml per deg P</text:p>
          </table:table-cell>
          <table:table-cell table:style-name="ce767" table:formula="of:=[$Brewhouse.V23]" office:value-type="float" office:value="1000000">
            <text:p>1,000,000</text:p>
          </table:table-cell>
          <table:table-cell/>
          <table:table-cell table:style-name="ce115"/>
          <table:table-cell table:number-columns-repeated="1020"/>
        </table:table-row>
        <table:table-row table:style-name="ro1">
          <table:table-cell office:value-type="string">
            <text:p>Lager Rate cells per ml per deg P</text:p>
          </table:table-cell>
          <table:table-cell table:style-name="ce767" table:formula="of:=[$Brewhouse.O23]" office:value-type="float" office:value="1500000">
            <text:p>1,500,000</text:p>
          </table:table-cell>
          <table:table-cell/>
          <table:table-cell table:style-name="ce115"/>
          <table:table-cell table:number-columns-repeated="1020"/>
        </table:table-row>
        <table:table-row table:style-name="ro1">
          <table:table-cell office:value-type="string">
            <text:p>Yeast Strain</text:p>
          </table:table-cell>
          <table:table-cell table:formula="of:=[$Recipe.B42]" office:value-type="string" office:string-value="Wyeast 1968 - London ESB Ale">
            <text:p>Wyeast 1968 - London ESB Ale</text:p>
          </table:table-cell>
          <table:table-cell/>
          <table:table-cell table:style-name="ce773"/>
          <table:table-cell table:number-columns-repeated="1020"/>
        </table:table-row>
        <table:table-row table:style-name="ro1">
          <table:table-cell office:value-type="string">
            <text:p>Yeast Strain is a…</text:p>
          </table:table-cell>
          <table:table-cell table:formula="of:=VLOOKUP([.B13];[$YEASTLOOKUP.$A$2:.$C$120];3;0)" office:value-type="string" office:string-value="A">
            <text:p>A</text:p>
          </table:table-cell>
          <table:table-cell/>
          <table:table-cell table:style-name="ce773"/>
          <table:table-cell table:number-columns-repeated="1020"/>
        </table:table-row>
        <table:table-row table:style-name="ro1">
          <table:table-cell office:value-type="string">
            <text:p>Pitch Rate Needed for this Beer</text:p>
          </table:table-cell>
          <table:table-cell table:style-name="ce766" table:formula="of:=IF([.B14]=&quot;A&quot;; [.B10];   IF([.B14]=&quot;H&quot;; [.B11];  [.B12] ))" office:value-type="float" office:value="750000">
            <text:p>750,000</text:p>
          </table:table-cell>
          <table:table-cell/>
          <table:table-cell table:style-name="ce773"/>
          <table:table-cell table:formula="of:=[.B7]/[.B1]" office:value-type="float" office:value="80998589252.0296">
            <text:p>80998589252.0296</text:p>
          </table:table-cell>
          <table:table-cell office:value-type="string">
            <text:p>Viable cells per vial/pack</text:p>
          </table:table-cell>
          <table:table-cell table:number-columns-repeated="1018"/>
        </table:table-row>
        <table:table-row table:style-name="ro1">
          <table:table-cell office:value-type="string">
            <text:p>Batch Size Gallons</text:p>
          </table:table-cell>
          <table:table-cell table:formula="of:=[$HopCalc.C6]" office:value-type="float" office:value="5.1">
            <text:p>5.1</text:p>
          </table:table-cell>
          <table:table-cell/>
          <table:table-cell table:style-name="ce773"/>
          <table:table-cell table:formula="of:=[.B20]/[.E15]" office:value-type="float" office:value="2.22806825028994">
            <text:p>2.2280682503</text:p>
          </table:table-cell>
          <table:table-cell office:value-type="string">
            <text:p>Pack/Vials Needed if no starter</text:p>
          </table:table-cell>
          <table:table-cell table:number-columns-repeated="1018"/>
        </table:table-row>
        <table:table-row table:style-name="ro1">
          <table:table-cell office:value-type="string">
            <text:p>Convert to milliliters</text:p>
          </table:table-cell>
          <table:table-cell table:formula="of:=[.B16]*3785" office:value-type="float" office:value="19303.5">
            <text:p>19303.5</text:p>
          </table:table-cell>
          <table:table-cell table:number-columns-repeated="1022"/>
        </table:table-row>
        <table:table-row table:style-name="ro1">
          <table:table-cell office:value-type="string">
            <text:p>Post Boil Gravity</text:p>
          </table:table-cell>
          <table:table-cell table:formula="of:=[$GravCalcs.J23]+1" office:value-type="float" office:value="1.05032792950844">
            <text:p>1.0503279295</text:p>
          </table:table-cell>
          <table:table-cell table:number-columns-repeated="1022"/>
        </table:table-row>
        <table:table-row table:style-name="ro1">
          <table:table-cell office:value-type="string">
            <text:p>Convert to Deg P</text:p>
          </table:table-cell>
          <table:table-cell table:formula="of:=(-1*616.868) + (1111.14*[.B18]) - (630.272*[.B18]^2) + (135.997*[.B18]^3)" office:value-type="float" office:value="12.465468958529">
            <text:p>12.4654689585</text:p>
          </table:table-cell>
          <table:table-cell table:number-columns-repeated="2"/>
          <table:table-cell office:value-type="string">
            <text:p>For Slurry ml used if no starter needed</text:p>
          </table:table-cell>
          <table:table-cell table:number-columns-repeated="1019"/>
        </table:table-row>
        <table:table-row table:style-name="ro1">
          <table:table-cell office:value-type="string">
            <text:p>Compute Cells Needed</text:p>
          </table:table-cell>
          <table:table-cell table:style-name="ce766" table:formula="of:=[.B15]*[.B17]*[.B19]" office:value-type="float" office:value="180470385030.723">
            <text:p>180,470,385,031</text:p>
          </table:table-cell>
          <table:table-cell table:number-columns-repeated="2"/>
          <table:table-cell table:formula="of:=[.B20]/[.E6]" office:value-type="float" office:value="0">
            <text:p>#DIV/0!</text:p>
          </table:table-cell>
          <table:table-cell office:value-type="string">
            <text:p>ml to use</text:p>
          </table:table-cell>
          <table:table-cell/>
          <table:table-cell office:value-type="string">
            <text:p>If Slurry is Adequate, build Text</text:p>
          </table:table-cell>
          <table:table-cell table:number-columns-repeated="1016"/>
        </table:table-row>
        <table:table-row table:style-name="ro1">
          <table:table-cell office:value-type="string">
            <text:p>Ratio of Needed to Have</text:p>
          </table:table-cell>
          <table:table-cell table:style-name="ce768" table:formula="of:=[.B20]/[.B7]" office:value-type="float" office:value="2.22806825028994">
            <text:p>2.23</text:p>
          </table:table-cell>
          <table:table-cell table:number-columns-repeated="2"/>
          <table:table-cell table:formula="of:=IF([.E1]=0; &quot;NO&quot;; IF([.E1]&gt;[.E20]; &quot;YES&quot;; &quot;NO&quot;))" office:value-type="string" office:string-value="NO">
            <text:p>NO</text:p>
          </table:table-cell>
          <table:table-cell office:value-type="string">
            <text:p>Slurry Adequate?</text:p>
          </table:table-cell>
          <table:table-cell/>
          <table:table-cell table:formula="of:=IF([.E21]=&quot;YES&quot;;CONCATENATE(&quot;, use &quot;;ROUND([.E20]; 0);&quot; ml of the Slurry&quot;))" office:value-type="boolean" office:boolean-value="false">
            <text:p>FALSE</text:p>
          </table:table-cell>
          <table:table-cell table:number-columns-repeated="1016"/>
        </table:table-row>
        <table:table-row table:style-name="ro1">
          <table:table-cell table:style-name="ce759" office:value-type="string">
            <text:p>Single Step Fomulae</text:p>
          </table:table-cell>
          <table:table-cell table:style-name="ce769"/>
          <table:table-cell table:style-name="ce73" table:number-columns-repeated="11"/>
          <table:table-cell table:style-name="ce82"/>
          <table:table-cell table:number-columns-repeated="1010"/>
        </table:table-row>
        <table:table-row table:style-name="ro1">
          <table:table-cell table:style-name="ce142" office:value-type="string">
            <text:p>Starter Type</text:p>
          </table:table-cell>
          <table:table-cell table:style-name="ce688" table:formula="of:=IF([$Brewhouse.C23] &lt;&gt; &quot;&quot;;   [$Brewhouse.C23]; &quot;ERROR&quot;)" office:value-type="string" office:string-value="Stir Plate">
            <text:p>Stir Plate</text:p>
          </table:table-cell>
          <table:table-cell table:style-name="ce67"/>
          <table:table-cell table:style-name="ce67" office:value-type="string">
            <text:p>Shaken</text:p>
          </table:table-cell>
          <table:table-cell table:style-name="ce67" table:number-columns-repeated="9"/>
          <table:table-cell table:style-name="ce281"/>
          <table:table-cell table:number-columns-repeated="1010"/>
        </table:table-row>
        <table:table-row table:style-name="ro1">
          <table:table-cell table:style-name="ce142" office:value-type="string">
            <text:p>Innoc Rate for This Starter Type</text:p>
          </table:table-cell>
          <table:table-cell table:style-name="ce67" table:formula="of:=IF([.B23]=&quot;Periodic Shaking&quot;; ([.B21]/15.047)^-2.232142857; IF([.B23]=&quot;Stir Plate&quot;; ([.B21]/18.0564)^-2.232142857; &quot;ERROR&quot;))" office:value-type="float" office:value="106.746634023387">
            <text:p>106.7466340234</text:p>
          </table:table-cell>
          <table:table-cell table:style-name="ce67" table:formula="of:=IF([.B24]&gt;[.D8]; &quot;OK&quot;; &quot;Too Low&quot;)" office:value-type="string" office:string-value="OK">
            <text:p>OK</text:p>
          </table:table-cell>
          <table:table-cell table:style-name="ce67" office:value-type="string">
            <text:p>M=15.047*(R^-0.448), where R = Innoculation Rate in millions of cells per milliliter and M = Growth Multiplier</text:p>
          </table:table-cell>
          <table:table-cell table:style-name="ce67" table:number-columns-repeated="9"/>
          <table:table-cell table:style-name="ce281"/>
          <table:table-cell table:number-columns-repeated="1010"/>
        </table:table-row>
        <table:table-row table:style-name="ro1">
          <table:table-cell table:style-name="ce142" office:value-type="string">
            <text:p>Initial Millions of Cells</text:p>
          </table:table-cell>
          <table:table-cell table:style-name="ce770" table:formula="of:=[.B7]/1000000" office:value-type="float" office:value="80998.5892520296">
            <text:p>80,999</text:p>
          </table:table-cell>
          <table:table-cell table:style-name="ce67"/>
          <table:table-cell office:value-type="string">
            <text:p>Stirred</text:p>
          </table:table-cell>
          <table:table-cell table:style-name="ce67" table:number-columns-repeated="9"/>
          <table:table-cell table:style-name="ce281"/>
          <table:table-cell table:number-columns-repeated="1010"/>
        </table:table-row>
        <table:table-row table:style-name="ro1">
          <table:table-cell table:style-name="ce142" office:value-type="string">
            <text:p>milliliters of Starter Needed</text:p>
          </table:table-cell>
          <table:table-cell table:style-name="ce67" table:formula="of:=[.B25]/[.B24]" office:value-type="float" office:value="758.792911767912">
            <text:p>758.7929117679</text:p>
          </table:table-cell>
          <table:table-cell table:style-name="ce67"/>
          <table:table-cell table:style-name="ce67" office:value-type="string">
            <text:p>M=18.0564*(R^-0.448), where R = Innoculation Rate in millions of cells per milliliter and M = Growth Multiplier</text:p>
          </table:table-cell>
          <table:table-cell table:style-name="ce67" table:number-columns-repeated="9"/>
          <table:table-cell table:style-name="ce281" office:value-type="string">
            <text:p>Liter Conv</text:p>
          </table:table-cell>
          <table:table-cell office:value-type="string">
            <text:p>Gram Conv</text:p>
          </table:table-cell>
          <table:table-cell table:number-columns-repeated="1009"/>
        </table:table-row>
        <table:table-row table:style-name="ro1">
          <table:table-cell table:style-name="ce761" office:value-type="string">
            <text:p>Convert to Quarts Starter Needed</text:p>
          </table:table-cell>
          <table:table-cell table:style-name="ce771" table:formula="of:=[.B26]/946.353" office:value-type="float" office:value="0.801807477514111">
            <text:p>0.8018074775</text:p>
          </table:table-cell>
          <table:table-cell table:style-name="ce219" table:formula="of:=(37/45)*16*([.B27]/4)" office:value-type="float" office:value="2.63705570382419">
            <text:p>2.6370557038</text:p>
          </table:table-cell>
          <table:table-cell table:style-name="ce219" table:formula="of:=(([.B27]*32)/(5*128))*2.5" office:value-type="float" office:value="0.100225934689264">
            <text:p>0.1002259347</text:p>
          </table:table-cell>
          <table:table-cell table:style-name="ce219" office:value-type="string">
            <text:p>(Ounces DME and grams nutrient)</text:p>
          </table:table-cell>
          <table:table-cell table:style-name="ce219" table:number-columns-repeated="8"/>
          <table:table-cell table:style-name="ce775" table:formula="of:=[.B27]*0.946352951" office:value-type="float" office:value="0.758792872479345">
            <text:p>0.7587928725</text:p>
          </table:table-cell>
          <table:table-cell table:formula="of:=[.C27]*28.3495231" office:value-type="float" office:value="74.7592715915506">
            <text:p>74.7592715916</text:p>
          </table:table-cell>
          <table:table-cell table:number-columns-repeated="1009"/>
        </table:table-row>
        <table:table-row table:style-name="ro1">
          <table:table-cell table:style-name="ce762" office:value-type="string">
            <text:p>Two-Step Formula</text:p>
          </table:table-cell>
          <table:table-cell table:style-name="ce73" table:number-columns-repeated="12"/>
          <table:table-cell table:style-name="ce82"/>
          <table:table-cell table:number-columns-repeated="1010"/>
        </table:table-row>
        <table:table-row table:style-name="ro1">
          <table:table-cell table:style-name="ce763" office:value-type="string">
            <text:p>milliliters to get Forced Innoc Rate for Step</text:p>
          </table:table-cell>
          <table:table-cell table:style-name="ce67" table:formula="of:=[.B7]/([.D9]*1000000)" office:value-type="float" office:value="809.985892520296">
            <text:p>809.9858925203</text:p>
          </table:table-cell>
          <table:table-cell table:style-name="ce67" table:number-columns-repeated="11"/>
          <table:table-cell table:style-name="ce281"/>
          <table:table-cell table:number-columns-repeated="1010"/>
        </table:table-row>
        <table:table-row table:style-name="ro1">
          <table:table-cell table:style-name="ce763" office:value-type="string">
            <text:p>Convert to Quarts Step 1</text:p>
          </table:table-cell>
          <table:table-cell table:style-name="ce55" table:formula="of:=[.B29]/946.353" office:value-type="float" office:value="0.855902493594141">
            <text:p>0.8559024936</text:p>
          </table:table-cell>
          <table:table-cell table:style-name="ce219" table:formula="of:=(37/45)*16*([.B30]/4)" office:value-type="float" office:value="2.81496820115406">
            <text:p>2.8149682012</text:p>
          </table:table-cell>
          <table:table-cell table:style-name="ce219" table:formula="of:=(([.B30]*32)/(5*128))*2.5" office:value-type="float" office:value="0.106987811699268">
            <text:p>0.1069878117</text:p>
          </table:table-cell>
          <table:table-cell table:style-name="ce219" office:value-type="string">
            <text:p>(Ounces DME and grams nutrient)</text:p>
          </table:table-cell>
          <table:table-cell table:style-name="ce67" table:number-columns-repeated="8"/>
          <table:table-cell table:style-name="ce775" table:formula="of:=[.B30]*0.946352951" office:value-type="float" office:value="0.809985850581074">
            <text:p>0.8099858506</text:p>
          </table:table-cell>
          <table:table-cell table:formula="of:=[.C30]*28.3495231" office:value-type="float" office:value="79.8030060443826">
            <text:p>79.8030060444</text:p>
          </table:table-cell>
          <table:table-cell table:number-columns-repeated="1009"/>
        </table:table-row>
        <table:table-row table:style-name="ro1">
          <table:table-cell table:style-name="ce763" office:value-type="string">
            <text:p>Step One Achieved Multiplier</text:p>
          </table:table-cell>
          <table:table-cell table:style-name="ce67" table:formula="of:=IF([.B23]=&quot;Periodic Shaking&quot;; 15.047*([.D9]^-0.448); IF([.B23]=&quot;Stir Plate&quot;; 18.0564*([.D9]^-0.448); &quot;ERROR&quot;))" office:value-type="float" office:value="2.29419942732875">
            <text:p>2.2941994273</text:p>
          </table:table-cell>
          <table:table-cell table:style-name="ce67" table:number-columns-repeated="11"/>
          <table:table-cell table:style-name="ce281"/>
          <table:table-cell table:number-columns-repeated="1010"/>
        </table:table-row>
        <table:table-row table:style-name="ro1">
          <table:table-cell table:style-name="ce763" office:value-type="string">
            <text:p>Step One End Cells</text:p>
          </table:table-cell>
          <table:table-cell table:style-name="ce770" table:formula="of:=[.B7]*[.B31]" office:value-type="float" office:value="185826917076.443">
            <text:p>185,826,917,076</text:p>
          </table:table-cell>
          <table:table-cell table:style-name="ce67" table:number-columns-repeated="11"/>
          <table:table-cell table:style-name="ce281"/>
          <table:table-cell table:number-columns-repeated="1010"/>
        </table:table-row>
        <table:table-row table:style-name="ro1">
          <table:table-cell table:style-name="ce763" office:value-type="string">
            <text:p>Step Two Ratio of Needed to Have</text:p>
          </table:table-cell>
          <table:table-cell table:style-name="ce67" table:formula="of:=[.B20]/[.B32]" office:value-type="float" office:value="0.971174617057675">
            <text:p>0.9711746171</text:p>
          </table:table-cell>
          <table:table-cell table:style-name="ce67" table:number-columns-repeated="11"/>
          <table:table-cell table:style-name="ce281"/>
          <table:table-cell table:number-columns-repeated="1010"/>
        </table:table-row>
        <table:table-row table:style-name="ro1">
          <table:table-cell table:style-name="ce763" office:value-type="string">
            <text:p>Step Two Innoc Rate</text:p>
          </table:table-cell>
          <table:table-cell table:style-name="ce67" table:formula="of:=IF([.B23]=&quot;Periodic Shaking&quot;;  ([.B33]/15.047)^-2.232142857; ([.B33]/18.0564)^-2.232142857)" office:value-type="float" office:value="681.293856961286">
            <text:p>681.2938569613</text:p>
          </table:table-cell>
          <table:table-cell table:style-name="ce67" table:formula="of:=IF([.B34]&gt;[.D8]; &quot;OK&quot;; &quot;Too Low&quot;)" office:value-type="string" office:string-value="OK">
            <text:p>OK</text:p>
          </table:table-cell>
          <table:table-cell table:style-name="ce67" table:number-columns-repeated="10"/>
          <table:table-cell table:style-name="ce281"/>
          <table:table-cell table:number-columns-repeated="1010"/>
        </table:table-row>
        <table:table-row table:style-name="ro1">
          <table:table-cell table:style-name="ce763" office:value-type="string">
            <text:p>Initial (interstep) Millions of Cells</text:p>
          </table:table-cell>
          <table:table-cell table:style-name="ce770" table:formula="of:=[.B32]/1000000" office:value-type="float" office:value="185826.917076443">
            <text:p>185,827</text:p>
          </table:table-cell>
          <table:table-cell table:style-name="ce67" table:number-columns-repeated="11"/>
          <table:table-cell table:style-name="ce281"/>
          <table:table-cell table:number-columns-repeated="1010"/>
        </table:table-row>
        <table:table-row table:style-name="ro1">
          <table:table-cell table:style-name="ce763" office:value-type="string">
            <text:p>Step 2 milliliters of Starter Needed</text:p>
          </table:table-cell>
          <table:table-cell table:style-name="ce67" table:formula="of:=[.B35]/[.B34]" office:value-type="float" office:value="272.755897000555">
            <text:p>272.7558970006</text:p>
          </table:table-cell>
          <table:table-cell table:style-name="ce67" table:number-columns-repeated="11"/>
          <table:table-cell table:style-name="ce281"/>
          <table:table-cell table:number-columns-repeated="1010"/>
        </table:table-row>
        <table:table-row table:style-name="ro1">
          <table:table-cell table:style-name="ce764" office:value-type="string">
            <text:p>Convert to Quarts for Step 2</text:p>
          </table:table-cell>
          <table:table-cell table:style-name="ce771" table:formula="of:=[.B36]/946.353" office:value-type="float" office:value="0.288217923967647">
            <text:p>0.288217924</text:p>
          </table:table-cell>
          <table:table-cell table:style-name="ce219" table:formula="of:=(37/45)*16*([.B37]/4)" office:value-type="float" office:value="0.947916727715817">
            <text:p>0.9479167277</text:p>
          </table:table-cell>
          <table:table-cell table:style-name="ce219" table:formula="of:=(([.B37]*32)/(5*128))*2.5" office:value-type="float" office:value="0.0360272404959559">
            <text:p>0.0360272405</text:p>
          </table:table-cell>
          <table:table-cell table:style-name="ce219" office:value-type="string">
            <text:p>(Ounces DME and grams nutrient)</text:p>
          </table:table-cell>
          <table:table-cell table:style-name="ce219" table:number-columns-repeated="8"/>
          <table:table-cell table:style-name="ce775" table:formula="of:=[.B37]*0.946352951" office:value-type="float" office:value="0.272755882877876">
            <text:p>0.2727558829</text:p>
          </table:table-cell>
          <table:table-cell table:formula="of:=[.C37]*28.3495231" office:value-type="float" office:value="26.8729871692559">
            <text:p>26.8729871693</text:p>
          </table:table-cell>
          <table:table-cell table:number-columns-repeated="1009"/>
        </table:table-row>
        <table:table-row table:style-name="ro1">
          <table:table-cell table:style-name="ce762" office:value-type="string">
            <text:p>Three-Step Formula</text:p>
          </table:table-cell>
          <table:table-cell table:style-name="ce73"/>
          <table:table-cell table:style-name="ce82"/>
          <table:table-cell table:number-columns-repeated="1021"/>
        </table:table-row>
        <table:table-row table:style-name="ro1">
          <table:table-cell table:style-name="ce763" office:value-type="string">
            <text:p>milliliters to get Forced Innoc Rate for Step</text:p>
          </table:table-cell>
          <table:table-cell table:style-name="ce67" table:formula="of:=[.B7]/([.D9]*1000000)" office:value-type="float" office:value="809.985892520296">
            <text:p>809.9858925203</text:p>
          </table:table-cell>
          <table:table-cell table:style-name="ce281"/>
          <table:table-cell table:number-columns-repeated="3"/>
          <table:table-cell office:value-type="string">
            <text:p>Single Text:</text:p>
          </table:table-cell>
          <table:table-cell table:formula="of:=IF([$Brewhouse.V17]=&quot;Metric&quot;; CONCATENATE(&quot;Single Step &quot;; [.B23]; &quot; Starter, &quot;; ROUND([.N27]; 1); &quot; Liters&quot;); CONCATENATE(&quot;Single Step &quot;; [.B23]; &quot; Starter, &quot;; ROUND([.B27]; 1); &quot; Quarts&quot;))" office:value-type="string" office:string-value="Single Step Stir Plate Starter, 0.8 Quarts">
            <text:p>Single Step Stir Plate Starter, 0.8 Quarts</text:p>
          </table:table-cell>
          <table:table-cell table:number-columns-repeated="1016"/>
        </table:table-row>
        <table:table-row table:style-name="ro1">
          <table:table-cell table:style-name="ce763" office:value-type="string">
            <text:p>Convert to Quarts Step 1</text:p>
          </table:table-cell>
          <table:table-cell table:style-name="ce55" table:formula="of:=[.B39]/946.353" office:value-type="float" office:value="0.855902493594141">
            <text:p>0.8559024936</text:p>
          </table:table-cell>
          <table:table-cell table:style-name="ce219" table:formula="of:=(37/45)*16*([.B40]/4)" office:value-type="float" office:value="2.81496820115406">
            <text:p>2.8149682012</text:p>
          </table:table-cell>
          <table:table-cell table:style-name="ce219" table:formula="of:=(([.B40]*32)/(5*128))*2.5" office:value-type="float" office:value="0.106987811699268">
            <text:p>0.1069878117</text:p>
          </table:table-cell>
          <table:table-cell table:style-name="ce219" office:value-type="string">
            <text:p>(Ounces DME and grams nutrient)</text:p>
          </table:table-cell>
          <table:table-cell/>
          <table:table-cell office:value-type="string">
            <text:p>Double Text:</text:p>
          </table:table-cell>
          <table:table-cell table:formula="of:=IF([$Brewhouse.V17]=&quot;Metric&quot;; CONCATENATE(&quot;2 Step &quot;; [.B23]; &quot; Starter, &quot;; ROUND([.N30]; 1); &quot; Liters and &quot;; ROUND([.N37]; 1); &quot; Liters&quot;); CONCATENATE(&quot;2 Step &quot;; [.B23]; &quot; Starter, &quot;; ROUND([.B30]; 1); &quot; Quarts and &quot;; ROUND([.B37]; 1); &quot; Quarts&quot;))" office:value-type="string" office:string-value="2 Step Stir Plate Starter, 0.9 Quarts and 0.3 Quarts">
            <text:p>2 Step Stir Plate Starter, 0.9 Quarts and 0.3 Quarts</text:p>
          </table:table-cell>
          <table:table-cell table:number-columns-repeated="5"/>
          <table:table-cell table:style-name="ce775" table:formula="of:=[.B40]*0.946352951" office:value-type="float" office:value="0.809985850581074">
            <text:p>0.8099858506</text:p>
          </table:table-cell>
          <table:table-cell table:formula="of:=[.C40]*28.3495231" office:value-type="float" office:value="79.8030060443826">
            <text:p>79.8030060444</text:p>
          </table:table-cell>
          <table:table-cell table:number-columns-repeated="1009"/>
        </table:table-row>
        <table:table-row table:style-name="ro1">
          <table:table-cell table:style-name="ce763" office:value-type="string">
            <text:p>Step One Achieved Multiplier</text:p>
          </table:table-cell>
          <table:table-cell table:style-name="ce67" table:formula="of:=IF([.B23]=&quot;Periodic Shaking&quot;; 15.047*([.D9]^-0.448); IF([.B23]=&quot;Stir Plate&quot;; 18.0564*([.D9]^-0.448); &quot;ERROR&quot;))" office:value-type="float" office:value="2.29419942732875">
            <text:p>2.2941994273</text:p>
          </table:table-cell>
          <table:table-cell table:style-name="ce281"/>
          <table:table-cell table:number-columns-repeated="3"/>
          <table:table-cell office:value-type="string">
            <text:p>Triple Text:</text:p>
          </table:table-cell>
          <table:table-cell table:formula="of:=IF([$Brewhouse.V17]=&quot;Metric&quot;; CONCATENATE(&quot;3 Step &quot;; [.B23]; &quot; Starter, &quot;; ROUND([.N40]; 1); &quot; Liters, &quot;; ROUND([.N44]; 1); &quot; Liters, and &quot;;ROUND([.N51]; 1); &quot; Liters&quot;); CONCATENATE(&quot;3 Step &quot;; [.B23]; &quot; Starter, &quot;; ROUND([.B40]; 1); &quot; Quarts, &quot;; ROUND([.B44]; 1); &quot; Quarts, and &quot;;ROUND([.B51]; 1); &quot; Quarts&quot;))" office:value-type="string" office:string-value="3 Step Stir Plate Starter, 0.9 Quarts, 2 Quarts, and 0.1 Quarts">
            <text:p>3 Step Stir Plate Starter, 0.9 Quarts, 2 Quarts, and 0.1 Quarts</text:p>
          </table:table-cell>
          <table:table-cell table:number-columns-repeated="1016"/>
        </table:table-row>
        <table:table-row table:style-name="ro1">
          <table:table-cell table:style-name="ce763" office:value-type="string">
            <text:p>Step One End Cells</text:p>
          </table:table-cell>
          <table:table-cell table:style-name="ce770" table:formula="of:=[.B7]*[.B41]" office:value-type="float" office:value="185826917076.443">
            <text:p>185,826,917,076</text:p>
          </table:table-cell>
          <table:table-cell table:style-name="ce281"/>
          <table:table-cell table:number-columns-repeated="1021"/>
        </table:table-row>
        <table:table-row table:style-name="ro1">
          <table:table-cell table:style-name="ce763" office:value-type="string">
            <text:p>milliliters to get Forced Innoc Rate for Step</text:p>
          </table:table-cell>
          <table:table-cell table:style-name="ce67" table:formula="of:=[.B42]/([.D9]*1000000)" office:value-type="float" office:value="1858.26917076443">
            <text:p>1858.2691707644</text:p>
          </table:table-cell>
          <table:table-cell table:style-name="ce281"/>
          <table:table-cell table:number-columns-repeated="3"/>
          <table:table-cell table:style-name="ce774" office:value-type="string">
            <text:p>Pick:</text:p>
          </table:table-cell>
          <table:table-cell table:style-name="ce774" table:formula="of:=IF([.C24]=&quot;OK&quot;; &quot;Single&quot;;  IF([.C34]=&quot;OK&quot;; &quot;Double&quot;; IF([.C48]=&quot;OK&quot;; &quot;Triple&quot;; &quot;Error&quot;)))" office:value-type="string" office:string-value="Single">
            <text:p>Single</text:p>
          </table:table-cell>
          <table:table-cell table:number-columns-repeated="1016"/>
        </table:table-row>
        <table:table-row table:style-name="ro1">
          <table:table-cell table:style-name="ce763" office:value-type="string">
            <text:p>Convert to Quarts Step 2</text:p>
          </table:table-cell>
          <table:table-cell table:style-name="ce55" table:formula="of:=[.B43]/946.353" office:value-type="float" office:value="1.96361101065293">
            <text:p>1.9636110107</text:p>
          </table:table-cell>
          <table:table-cell table:style-name="ce219" table:formula="of:=(37/45)*16*([.B44]/4)" office:value-type="float" office:value="6.4580984350363">
            <text:p>6.458098435</text:p>
          </table:table-cell>
          <table:table-cell table:style-name="ce219" table:formula="of:=(([.B44]*32)/(5*128))*2.5" office:value-type="float" office:value="0.245451376331616">
            <text:p>0.2454513763</text:p>
          </table:table-cell>
          <table:table-cell table:style-name="ce219" office:value-type="string">
            <text:p>(Ounces DME and grams nutrient)</text:p>
          </table:table-cell>
          <table:table-cell/>
          <table:table-cell table:style-name="ce146" office:value-type="string">
            <text:p>Text for Recipe Tab:</text:p>
          </table:table-cell>
          <table:table-cell table:style-name="ce774" table:formula="of:=CONCATENATE(IF([.B21]&lt;=1;&quot;No Starter Needed&quot;;IF([.H43]=&quot;Single&quot;;[.H39];IF([.H43]=&quot;Double&quot;;[.H40];IF([.H43]=&quot;Triple&quot;;[.H41];&quot;ERROR&quot;))));            IF([.E21]=&quot;YES&quot;; [.H21]; &quot;&quot;)                       )" office:value-type="string" office:string-value="Single Step Stir Plate Starter, 0.8 Quarts">
            <text:p>Single Step Stir Plate Starter, 0.8 Quarts</text:p>
          </table:table-cell>
          <table:table-cell table:number-columns-repeated="5"/>
          <table:table-cell table:style-name="ce775" table:formula="of:=[.B44]*0.946352951" office:value-type="float" office:value="1.85826907454749">
            <text:p>1.8582690745</text:p>
          </table:table-cell>
          <table:table-cell table:formula="of:=[.C44]*28.3495231" office:value-type="float" office:value="183.084010766135">
            <text:p>183.0840107661</text:p>
          </table:table-cell>
          <table:table-cell table:number-columns-repeated="1009"/>
        </table:table-row>
        <table:table-row table:style-name="ro1">
          <table:table-cell table:style-name="ce763" office:value-type="string">
            <text:p>Step 2 Achieved Multiplier</text:p>
          </table:table-cell>
          <table:table-cell table:style-name="ce67" table:formula="of:=IF([.B23]=&quot;Periodic Shaking&quot;; 15.047*([.D9]^-0.448); 18.0564*([.D9]^-0.448))" office:value-type="float" office:value="2.29419942732875">
            <text:p>2.2941994273</text:p>
          </table:table-cell>
          <table:table-cell table:style-name="ce281"/>
          <table:table-cell table:number-columns-repeated="1021"/>
        </table:table-row>
        <table:table-row table:style-name="ro1">
          <table:table-cell table:style-name="ce763" office:value-type="string">
            <text:p>Step 2 End Cells</text:p>
          </table:table-cell>
          <table:table-cell table:style-name="ce770" table:formula="of:=[.B42]*[.B45]" office:value-type="float" office:value="426324006739.043">
            <text:p>426,324,006,739</text:p>
          </table:table-cell>
          <table:table-cell table:style-name="ce281"/>
          <table:table-cell/>
          <table:table-cell table:style-name="ce146" office:value-type="string">
            <text:p>Single More Text: </text:p>
          </table:table-cell>
          <table:table-cell table:formula="of:=IF([$Brewhouse.V17]=&quot;Metric&quot;; CONCATENATE(ROUND([.O27]; 1); &quot; Grams DME and &quot;; ROUND([.D27]; 3); &quot; grams Wyeast Yeast Nutrient&quot;); CONCATENATE(ROUND([.C27]; 1); &quot; Ounces DME and &quot;; ROUND([.D27]; 3); &quot; grams Wyeast Yeast Nutrient&quot;))" office:value-type="string" office:string-value="2.6 Ounces DME and 0.1 grams Wyeast Yeast Nutrient">
            <text:p>2.6 Ounces DME and 0.1 grams Wyeast Yeast Nutrient</text:p>
          </table:table-cell>
          <table:table-cell table:number-columns-repeated="1018"/>
        </table:table-row>
        <table:table-row table:style-name="ro1">
          <table:table-cell table:style-name="ce763" office:value-type="string">
            <text:p>Step 3 Ratio of Needed to Have</text:p>
          </table:table-cell>
          <table:table-cell table:style-name="ce67" table:formula="of:=[.B20]/[.B46]" office:value-type="float" office:value="0.423317435044634">
            <text:p>0.423317435</text:p>
          </table:table-cell>
          <table:table-cell table:style-name="ce281"/>
          <table:table-cell/>
          <table:table-cell table:style-name="ce146" office:value-type="string">
            <text:p>Double More Text: </text:p>
          </table:table-cell>
          <table:table-cell table:formula="of:=IF([$Brewhouse.V17]=&quot;Metric&quot;; CONCATENATE(ROUND([.O30]; 1); &quot;/&quot;; ROUND([.O37]; 1); &quot; Grams DME, &quot;; &quot;and &quot;; ROUND([.D30];3); &quot;/&quot;; ROUND([.D37];3); &quot; Grams Wyeast Yeast Nutrient&quot;); CONCATENATE(ROUND([.C30]; 1); &quot;/&quot;; ROUND([.C37]; 1); &quot; Ounces DME, &quot;; &quot;and &quot;; ROUND([.D30];3); &quot;/&quot;; ROUND([.D37];3); &quot; Grams Wyeast Yeast Nutrient&quot;))" office:value-type="string" office:string-value="2.8/0.9 Ounces DME, and 0.107/0.036 Grams Wyeast Yeast Nutrient">
            <text:p>2.8/0.9 Ounces DME, and 0.107/0.036 Grams Wyeast Yeast Nutrient</text:p>
          </table:table-cell>
          <table:table-cell table:number-columns-repeated="1018"/>
        </table:table-row>
        <table:table-row table:style-name="ro1">
          <table:table-cell table:style-name="ce763" office:value-type="string">
            <text:p>Step 3 Innoc Rate</text:p>
          </table:table-cell>
          <table:table-cell table:style-name="ce67" table:formula="of:=IF([.B23]=&quot;Periodic Shaking&quot;;  ([.B47]/15.047)^-2.232142857; ([.B47]/18.0564)^-2.232142857)" office:value-type="float" office:value="4348.25251193861">
            <text:p>4348.2525119386</text:p>
          </table:table-cell>
          <table:table-cell table:style-name="ce281" table:formula="of:=IF([.B48]&gt;[.D8]; &quot;OK&quot;; &quot;Too Low&quot;)" office:value-type="string" office:string-value="OK">
            <text:p>OK</text:p>
          </table:table-cell>
          <table:table-cell/>
          <table:table-cell table:style-name="ce146" office:value-type="string">
            <text:p>TRiple More Text: </text:p>
          </table:table-cell>
          <table:table-cell table:formula="of:=IF([$Brewhouse.V17]=&quot;Metric&quot;; CONCATENATE(ROUND([.O40]; 1); &quot;/&quot;; ROUND([.O44]; 1); &quot;/&quot;; ROUND([.O51]; 1); &quot; Grams DME, &quot;; &quot;and &quot;; ROUND([.D40];3); &quot;/&quot;; ROUND([.D44];3); &quot;/&quot;; ROUND([.D51];3);  &quot; Grams Wyeast Yeast Nutrient&quot;); CONCATENATE(ROUND([.C40]; 1); &quot;/&quot;; ROUND([.C44]; 1); &quot;/&quot;; ROUND([.C51]; 1); &quot; Ounces DME, &quot;; &quot;and &quot;; ROUND([.D40];3); &quot;/&quot;; ROUND([.D44];3); &quot;/&quot;; ROUND([.D51];3);  &quot; Grams Wyeast Yeast Nutrient&quot;))" office:value-type="string" office:string-value="2.8/6.5/0.3 Ounces DME, and 0.107/0.245/0.013 Grams Wyeast Yeast Nutrient">
            <text:p>2.8/6.5/0.3 Ounces DME, and 0.107/0.245/0.013 Grams Wyeast Yeast Nutrient</text:p>
          </table:table-cell>
          <table:table-cell table:number-columns-repeated="1018"/>
        </table:table-row>
        <table:table-row table:style-name="ro1">
          <table:table-cell table:style-name="ce763" office:value-type="string">
            <text:p>Initial (interstep) Millions of Cells</text:p>
          </table:table-cell>
          <table:table-cell table:style-name="ce770" table:formula="of:=[.B46]/1000000" office:value-type="float" office:value="426324.006739043">
            <text:p>426,324</text:p>
          </table:table-cell>
          <table:table-cell table:style-name="ce281"/>
          <table:table-cell/>
          <table:table-cell table:style-name="ce146" office:value-type="string">
            <text:p>More Text for Recipe Tab:</text:p>
          </table:table-cell>
          <table:table-cell table:style-name="ce774" table:formula="of:=IF([.B21]&lt;=1; &quot; &quot;; IF([.H43]=&quot;Single&quot;; [.F46]; IF([.H43]=&quot;Double&quot;; [.F47]; IF([.H43]=&quot;Triple&quot;; [.F48]; &quot;ERROR&quot;))))" office:value-type="string" office:string-value="2.6 Ounces DME and 0.1 grams Wyeast Yeast Nutrient">
            <text:p>2.6 Ounces DME and 0.1 grams Wyeast Yeast Nutrient</text:p>
          </table:table-cell>
          <table:table-cell table:number-columns-repeated="1018"/>
        </table:table-row>
        <table:table-row table:style-name="ro1">
          <table:table-cell table:style-name="ce763" office:value-type="string">
            <text:p>Step 3 milliliters of Starter Needed</text:p>
          </table:table-cell>
          <table:table-cell table:style-name="ce67" table:formula="of:=[.B49]/[.B48]" office:value-type="float" office:value="98.0449055266507">
            <text:p>98.0449055267</text:p>
          </table:table-cell>
          <table:table-cell table:style-name="ce281"/>
          <table:table-cell table:number-columns-repeated="10"/>
          <table:table-cell table:style-name="ce775"/>
          <table:table-cell table:number-columns-repeated="1010"/>
        </table:table-row>
        <table:table-row table:style-name="ro1">
          <table:table-cell table:style-name="ce764" office:value-type="string">
            <text:p>Convert to Quarts for Step 2</text:p>
          </table:table-cell>
          <table:table-cell table:style-name="ce771" table:formula="of:=[.B50]/946.353" office:value-type="float" office:value="0.103602889753243">
            <text:p>0.1036028898</text:p>
          </table:table-cell>
          <table:table-cell table:style-name="ce219" table:formula="of:=(37/45)*16*([.B51]/4)" office:value-type="float" office:value="0.340738392966221">
            <text:p>0.340738393</text:p>
          </table:table-cell>
          <table:table-cell table:style-name="ce219" table:formula="of:=(([.B51]*32)/(5*128))*2.5" office:value-type="float" office:value="0.0129503612191554">
            <text:p>0.0129503612</text:p>
          </table:table-cell>
          <table:table-cell table:style-name="ce219" office:value-type="string">
            <text:p>(Ounces DME and grams nutrient)</text:p>
          </table:table-cell>
          <table:table-cell table:number-columns-repeated="8"/>
          <table:table-cell table:style-name="ce776" table:formula="of:=[.B51]*0.946352951" office:value-type="float" office:value="0.0980449004501092">
            <text:p>0.0980449005</text:p>
          </table:table-cell>
          <table:table-cell table:formula="of:=[.C51]*28.3495231" office:value-type="float" office:value="9.65977094245277">
            <text:p>9.6597709425</text:p>
          </table:table-cell>
          <table:table-cell table:number-columns-repeated="1009"/>
        </table:table-row>
        <table:table-row table:style-name="ro1">
          <table:table-cell table:number-columns-repeated="1024"/>
        </table:table-row>
        <table:table-row table:style-name="ro1">
          <table:table-cell office:value-type="string">
            <text:p>For Dropdown List</text:p>
          </table:table-cell>
          <table:table-cell table:number-columns-repeated="1023"/>
        </table:table-row>
        <table:table-row table:style-name="ro1">
          <table:table-cell table:number-columns-repeated="1024"/>
        </table:table-row>
        <table:table-row table:style-name="ro1">
          <table:table-cell table:style-name="ce765" office:value-type="percentage" office:value="1">
            <text:p>100%</text:p>
          </table:table-cell>
          <table:table-cell table:number-columns-repeated="1023"/>
        </table:table-row>
        <table:table-row table:style-name="ro1">
          <table:table-cell table:style-name="ce765" office:value-type="percentage" office:value="0.99">
            <text:p>99%</text:p>
          </table:table-cell>
          <table:table-cell table:number-columns-repeated="1023"/>
        </table:table-row>
        <table:table-row table:style-name="ro1">
          <table:table-cell table:style-name="ce765" office:value-type="percentage" office:value="0.98">
            <text:p>98%</text:p>
          </table:table-cell>
          <table:table-cell table:number-columns-repeated="1023"/>
        </table:table-row>
        <table:table-row table:style-name="ro1">
          <table:table-cell table:style-name="ce765" office:value-type="percentage" office:value="0.97">
            <text:p>97%</text:p>
          </table:table-cell>
          <table:table-cell table:number-columns-repeated="1023"/>
        </table:table-row>
        <table:table-row table:style-name="ro1">
          <table:table-cell table:style-name="ce765" office:value-type="percentage" office:value="0.96">
            <text:p>96%</text:p>
          </table:table-cell>
          <table:table-cell table:number-columns-repeated="1023"/>
        </table:table-row>
        <table:table-row table:style-name="ro1">
          <table:table-cell table:style-name="ce765" office:value-type="percentage" office:value="0.95">
            <text:p>95%</text:p>
          </table:table-cell>
          <table:table-cell table:number-columns-repeated="1023"/>
        </table:table-row>
        <table:table-row table:style-name="ro1">
          <table:table-cell table:style-name="ce765" office:value-type="percentage" office:value="0.94">
            <text:p>94%</text:p>
          </table:table-cell>
          <table:table-cell table:number-columns-repeated="1023"/>
        </table:table-row>
        <table:table-row table:style-name="ro1">
          <table:table-cell table:style-name="ce765" office:value-type="percentage" office:value="0.93">
            <text:p>93%</text:p>
          </table:table-cell>
          <table:table-cell table:number-columns-repeated="1023"/>
        </table:table-row>
        <table:table-row table:style-name="ro1">
          <table:table-cell table:style-name="ce765" office:value-type="percentage" office:value="0.92">
            <text:p>92%</text:p>
          </table:table-cell>
          <table:table-cell table:number-columns-repeated="1023"/>
        </table:table-row>
        <table:table-row table:style-name="ro1">
          <table:table-cell table:style-name="ce765" office:value-type="percentage" office:value="0.91">
            <text:p>91%</text:p>
          </table:table-cell>
          <table:table-cell table:number-columns-repeated="1023"/>
        </table:table-row>
        <table:table-row table:style-name="ro1">
          <table:table-cell table:style-name="ce765" office:value-type="percentage" office:value="0.9">
            <text:p>90%</text:p>
          </table:table-cell>
          <table:table-cell table:number-columns-repeated="1023"/>
        </table:table-row>
        <table:table-row table:style-name="ro1">
          <table:table-cell table:style-name="ce765" office:value-type="percentage" office:value="0.89">
            <text:p>89%</text:p>
          </table:table-cell>
          <table:table-cell table:number-columns-repeated="1023"/>
        </table:table-row>
        <table:table-row table:style-name="ro1">
          <table:table-cell table:style-name="ce765" office:value-type="percentage" office:value="0.88">
            <text:p>88%</text:p>
          </table:table-cell>
          <table:table-cell table:number-columns-repeated="1023"/>
        </table:table-row>
        <table:table-row table:style-name="ro1">
          <table:table-cell table:style-name="ce765" office:value-type="percentage" office:value="0.87">
            <text:p>87%</text:p>
          </table:table-cell>
          <table:table-cell table:number-columns-repeated="1023"/>
        </table:table-row>
        <table:table-row table:style-name="ro1">
          <table:table-cell table:style-name="ce765" office:value-type="percentage" office:value="0.86">
            <text:p>86%</text:p>
          </table:table-cell>
          <table:table-cell table:number-columns-repeated="1023"/>
        </table:table-row>
        <table:table-row table:style-name="ro1">
          <table:table-cell table:style-name="ce765" office:value-type="percentage" office:value="0.85">
            <text:p>85%</text:p>
          </table:table-cell>
          <table:table-cell table:number-columns-repeated="1023"/>
        </table:table-row>
        <table:table-row table:style-name="ro1">
          <table:table-cell table:style-name="ce765" office:value-type="percentage" office:value="0.84">
            <text:p>84%</text:p>
          </table:table-cell>
          <table:table-cell table:number-columns-repeated="1023"/>
        </table:table-row>
        <table:table-row table:style-name="ro1">
          <table:table-cell table:style-name="ce765" office:value-type="percentage" office:value="0.83">
            <text:p>83%</text:p>
          </table:table-cell>
          <table:table-cell table:number-columns-repeated="1023"/>
        </table:table-row>
        <table:table-row table:style-name="ro1">
          <table:table-cell table:style-name="ce765" office:value-type="percentage" office:value="0.82">
            <text:p>82%</text:p>
          </table:table-cell>
          <table:table-cell table:number-columns-repeated="1023"/>
        </table:table-row>
        <table:table-row table:style-name="ro1">
          <table:table-cell table:style-name="ce765" office:value-type="percentage" office:value="0.81">
            <text:p>81%</text:p>
          </table:table-cell>
          <table:table-cell table:number-columns-repeated="1023"/>
        </table:table-row>
        <table:table-row table:style-name="ro1">
          <table:table-cell table:style-name="ce765" office:value-type="percentage" office:value="0.8">
            <text:p>80%</text:p>
          </table:table-cell>
          <table:table-cell table:number-columns-repeated="1023"/>
        </table:table-row>
        <table:table-row table:style-name="ro1">
          <table:table-cell table:style-name="ce765" office:value-type="percentage" office:value="0.79">
            <text:p>79%</text:p>
          </table:table-cell>
          <table:table-cell table:number-columns-repeated="1023"/>
        </table:table-row>
        <table:table-row table:style-name="ro1">
          <table:table-cell table:style-name="ce765" office:value-type="percentage" office:value="0.78">
            <text:p>78%</text:p>
          </table:table-cell>
          <table:table-cell table:number-columns-repeated="1023"/>
        </table:table-row>
        <table:table-row table:style-name="ro1">
          <table:table-cell table:style-name="ce765" office:value-type="percentage" office:value="0.77">
            <text:p>77%</text:p>
          </table:table-cell>
          <table:table-cell table:number-columns-repeated="1023"/>
        </table:table-row>
        <table:table-row table:style-name="ro1">
          <table:table-cell table:style-name="ce765" office:value-type="percentage" office:value="0.76">
            <text:p>76%</text:p>
          </table:table-cell>
          <table:table-cell table:number-columns-repeated="1023"/>
        </table:table-row>
        <table:table-row table:style-name="ro1">
          <table:table-cell table:style-name="ce765" office:value-type="percentage" office:value="0.75">
            <text:p>75%</text:p>
          </table:table-cell>
          <table:table-cell table:number-columns-repeated="1023"/>
        </table:table-row>
        <table:table-row table:style-name="ro1">
          <table:table-cell table:style-name="ce765" office:value-type="percentage" office:value="0.74">
            <text:p>74%</text:p>
          </table:table-cell>
          <table:table-cell table:number-columns-repeated="1023"/>
        </table:table-row>
        <table:table-row table:style-name="ro1">
          <table:table-cell table:style-name="ce765" office:value-type="percentage" office:value="0.73">
            <text:p>73%</text:p>
          </table:table-cell>
          <table:table-cell table:number-columns-repeated="1023"/>
        </table:table-row>
        <table:table-row table:style-name="ro1">
          <table:table-cell table:style-name="ce765" office:value-type="percentage" office:value="0.72">
            <text:p>72%</text:p>
          </table:table-cell>
          <table:table-cell table:number-columns-repeated="1023"/>
        </table:table-row>
        <table:table-row table:style-name="ro1">
          <table:table-cell table:style-name="ce765" office:value-type="percentage" office:value="0.71">
            <text:p>71%</text:p>
          </table:table-cell>
          <table:table-cell table:number-columns-repeated="1023"/>
        </table:table-row>
        <table:table-row table:style-name="ro1">
          <table:table-cell table:style-name="ce765" office:value-type="percentage" office:value="0.7">
            <text:p>70%</text:p>
          </table:table-cell>
          <table:table-cell table:number-columns-repeated="1023"/>
        </table:table-row>
        <table:table-row table:style-name="ro1">
          <table:table-cell table:style-name="ce765" office:value-type="percentage" office:value="0.69">
            <text:p>69%</text:p>
          </table:table-cell>
          <table:table-cell table:number-columns-repeated="1023"/>
        </table:table-row>
        <table:table-row table:style-name="ro1">
          <table:table-cell table:style-name="ce765" office:value-type="percentage" office:value="0.68">
            <text:p>68%</text:p>
          </table:table-cell>
          <table:table-cell table:number-columns-repeated="1023"/>
        </table:table-row>
        <table:table-row table:style-name="ro1">
          <table:table-cell table:style-name="ce765" office:value-type="percentage" office:value="0.67">
            <text:p>67%</text:p>
          </table:table-cell>
          <table:table-cell table:number-columns-repeated="1023"/>
        </table:table-row>
        <table:table-row table:style-name="ro1">
          <table:table-cell table:style-name="ce765" office:value-type="percentage" office:value="0.66">
            <text:p>66%</text:p>
          </table:table-cell>
          <table:table-cell table:number-columns-repeated="1023"/>
        </table:table-row>
        <table:table-row table:style-name="ro1">
          <table:table-cell table:style-name="ce765" office:value-type="percentage" office:value="0.65">
            <text:p>65%</text:p>
          </table:table-cell>
          <table:table-cell table:number-columns-repeated="1023"/>
        </table:table-row>
        <table:table-row table:style-name="ro1">
          <table:table-cell table:style-name="ce765" office:value-type="percentage" office:value="0.64">
            <text:p>64%</text:p>
          </table:table-cell>
          <table:table-cell table:number-columns-repeated="1023"/>
        </table:table-row>
        <table:table-row table:style-name="ro1">
          <table:table-cell table:style-name="ce765" office:value-type="percentage" office:value="0.63">
            <text:p>63%</text:p>
          </table:table-cell>
          <table:table-cell table:number-columns-repeated="1023"/>
        </table:table-row>
        <table:table-row table:style-name="ro1">
          <table:table-cell table:style-name="ce765" office:value-type="percentage" office:value="0.62">
            <text:p>62%</text:p>
          </table:table-cell>
          <table:table-cell table:number-columns-repeated="1023"/>
        </table:table-row>
        <table:table-row table:style-name="ro1">
          <table:table-cell table:style-name="ce765" office:value-type="percentage" office:value="0.61">
            <text:p>61%</text:p>
          </table:table-cell>
          <table:table-cell table:number-columns-repeated="1023"/>
        </table:table-row>
        <table:table-row table:style-name="ro1">
          <table:table-cell table:style-name="ce765" office:value-type="percentage" office:value="0.6">
            <text:p>60%</text:p>
          </table:table-cell>
          <table:table-cell table:number-columns-repeated="1023"/>
        </table:table-row>
        <table:table-row table:style-name="ro1">
          <table:table-cell table:style-name="ce765" office:value-type="percentage" office:value="0.59">
            <text:p>59%</text:p>
          </table:table-cell>
          <table:table-cell table:number-columns-repeated="1023"/>
        </table:table-row>
        <table:table-row table:style-name="ro1">
          <table:table-cell table:style-name="ce765" office:value-type="percentage" office:value="0.58">
            <text:p>58%</text:p>
          </table:table-cell>
          <table:table-cell table:number-columns-repeated="1023"/>
        </table:table-row>
        <table:table-row table:style-name="ro1">
          <table:table-cell table:style-name="ce765" office:value-type="percentage" office:value="0.57">
            <text:p>57%</text:p>
          </table:table-cell>
          <table:table-cell table:number-columns-repeated="1023"/>
        </table:table-row>
        <table:table-row table:style-name="ro1">
          <table:table-cell table:style-name="ce765" office:value-type="percentage" office:value="0.56">
            <text:p>56%</text:p>
          </table:table-cell>
          <table:table-cell table:number-columns-repeated="1023"/>
        </table:table-row>
        <table:table-row table:style-name="ro1">
          <table:table-cell table:style-name="ce765" office:value-type="percentage" office:value="0.55">
            <text:p>55%</text:p>
          </table:table-cell>
          <table:table-cell table:number-columns-repeated="1023"/>
        </table:table-row>
        <table:table-row table:style-name="ro1">
          <table:table-cell table:style-name="ce765" office:value-type="percentage" office:value="0.54">
            <text:p>54%</text:p>
          </table:table-cell>
          <table:table-cell table:number-columns-repeated="1023"/>
        </table:table-row>
        <table:table-row table:style-name="ro1">
          <table:table-cell table:style-name="ce765" office:value-type="percentage" office:value="0.53">
            <text:p>53%</text:p>
          </table:table-cell>
          <table:table-cell table:number-columns-repeated="1023"/>
        </table:table-row>
        <table:table-row table:style-name="ro1">
          <table:table-cell table:style-name="ce765" office:value-type="percentage" office:value="0.52">
            <text:p>52%</text:p>
          </table:table-cell>
          <table:table-cell table:number-columns-repeated="1023"/>
        </table:table-row>
        <table:table-row table:style-name="ro1">
          <table:table-cell table:style-name="ce765" office:value-type="percentage" office:value="0.51">
            <text:p>51%</text:p>
          </table:table-cell>
          <table:table-cell table:number-columns-repeated="1023"/>
        </table:table-row>
        <table:table-row table:style-name="ro1">
          <table:table-cell table:style-name="ce765" office:value-type="percentage" office:value="0.5">
            <text:p>50%</text:p>
          </table:table-cell>
          <table:table-cell table:number-columns-repeated="1023"/>
        </table:table-row>
        <table:table-row table:style-name="ro1">
          <table:table-cell table:style-name="ce765" office:value-type="percentage" office:value="0.49">
            <text:p>49%</text:p>
          </table:table-cell>
          <table:table-cell table:number-columns-repeated="1023"/>
        </table:table-row>
        <table:table-row table:style-name="ro1">
          <table:table-cell table:style-name="ce765" office:value-type="percentage" office:value="0.48">
            <text:p>48%</text:p>
          </table:table-cell>
          <table:table-cell table:number-columns-repeated="1023"/>
        </table:table-row>
        <table:table-row table:style-name="ro1">
          <table:table-cell table:style-name="ce765" office:value-type="percentage" office:value="0.47">
            <text:p>47%</text:p>
          </table:table-cell>
          <table:table-cell table:number-columns-repeated="1023"/>
        </table:table-row>
        <table:table-row table:style-name="ro1">
          <table:table-cell table:style-name="ce765" office:value-type="percentage" office:value="0.46">
            <text:p>46%</text:p>
          </table:table-cell>
          <table:table-cell table:number-columns-repeated="1023"/>
        </table:table-row>
        <table:table-row table:style-name="ro1">
          <table:table-cell table:style-name="ce765" office:value-type="percentage" office:value="0.45">
            <text:p>45%</text:p>
          </table:table-cell>
          <table:table-cell table:number-columns-repeated="1023"/>
        </table:table-row>
        <table:table-row table:style-name="ro1">
          <table:table-cell table:style-name="ce765" office:value-type="percentage" office:value="0.44">
            <text:p>44%</text:p>
          </table:table-cell>
          <table:table-cell table:number-columns-repeated="1023"/>
        </table:table-row>
        <table:table-row table:style-name="ro1">
          <table:table-cell table:style-name="ce765" office:value-type="percentage" office:value="0.429999999999999">
            <text:p>43%</text:p>
          </table:table-cell>
          <table:table-cell table:number-columns-repeated="1023"/>
        </table:table-row>
        <table:table-row table:style-name="ro1">
          <table:table-cell table:style-name="ce765" office:value-type="percentage" office:value="0.42">
            <text:p>42%</text:p>
          </table:table-cell>
          <table:table-cell table:number-columns-repeated="1023"/>
        </table:table-row>
        <table:table-row table:style-name="ro1">
          <table:table-cell table:style-name="ce765" office:value-type="percentage" office:value="0.409999999999999">
            <text:p>41%</text:p>
          </table:table-cell>
          <table:table-cell table:number-columns-repeated="1023"/>
        </table:table-row>
        <table:table-row table:style-name="ro1">
          <table:table-cell table:style-name="ce765" office:value-type="percentage" office:value="0.4">
            <text:p>40%</text:p>
          </table:table-cell>
          <table:table-cell table:number-columns-repeated="1023"/>
        </table:table-row>
        <table:table-row table:style-name="ro1">
          <table:table-cell table:style-name="ce765" office:value-type="percentage" office:value="0.389999999999999">
            <text:p>39%</text:p>
          </table:table-cell>
          <table:table-cell table:number-columns-repeated="1023"/>
        </table:table-row>
        <table:table-row table:style-name="ro1">
          <table:table-cell table:style-name="ce765" office:value-type="percentage" office:value="0.379999999999999">
            <text:p>38%</text:p>
          </table:table-cell>
          <table:table-cell table:number-columns-repeated="1023"/>
        </table:table-row>
        <table:table-row table:style-name="ro1">
          <table:table-cell table:style-name="ce765" office:value-type="percentage" office:value="0.369999999999999">
            <text:p>37%</text:p>
          </table:table-cell>
          <table:table-cell table:number-columns-repeated="1023"/>
        </table:table-row>
        <table:table-row table:style-name="ro1">
          <table:table-cell table:style-name="ce765" office:value-type="percentage" office:value="0.359999999999999">
            <text:p>36%</text:p>
          </table:table-cell>
          <table:table-cell table:number-columns-repeated="1023"/>
        </table:table-row>
        <table:table-row table:style-name="ro1">
          <table:table-cell table:style-name="ce765" office:value-type="percentage" office:value="0.349999999999999">
            <text:p>35%</text:p>
          </table:table-cell>
          <table:table-cell table:number-columns-repeated="1023"/>
        </table:table-row>
        <table:table-row table:style-name="ro1">
          <table:table-cell table:style-name="ce765" office:value-type="percentage" office:value="0.339999999999999">
            <text:p>34%</text:p>
          </table:table-cell>
          <table:table-cell table:number-columns-repeated="1023"/>
        </table:table-row>
        <table:table-row table:style-name="ro1">
          <table:table-cell table:style-name="ce765" office:value-type="percentage" office:value="0.329999999999999">
            <text:p>33%</text:p>
          </table:table-cell>
          <table:table-cell table:number-columns-repeated="1023"/>
        </table:table-row>
        <table:table-row table:style-name="ro1">
          <table:table-cell table:style-name="ce765" office:value-type="percentage" office:value="0.319999999999999">
            <text:p>32%</text:p>
          </table:table-cell>
          <table:table-cell table:number-columns-repeated="1023"/>
        </table:table-row>
        <table:table-row table:style-name="ro1">
          <table:table-cell table:style-name="ce765" office:value-type="percentage" office:value="0.309999999999999">
            <text:p>31%</text:p>
          </table:table-cell>
          <table:table-cell table:number-columns-repeated="1023"/>
        </table:table-row>
        <table:table-row table:style-name="ro1">
          <table:table-cell table:style-name="ce765" office:value-type="percentage" office:value="0.299999999999999">
            <text:p>30%</text:p>
          </table:table-cell>
          <table:table-cell table:number-columns-repeated="1023"/>
        </table:table-row>
        <table:table-row table:style-name="ro1">
          <table:table-cell table:style-name="ce765" office:value-type="percentage" office:value="0.289999999999999">
            <text:p>29%</text:p>
          </table:table-cell>
          <table:table-cell table:number-columns-repeated="1023"/>
        </table:table-row>
        <table:table-row table:style-name="ro1">
          <table:table-cell table:style-name="ce765" office:value-type="percentage" office:value="0.279999999999999">
            <text:p>28%</text:p>
          </table:table-cell>
          <table:table-cell table:number-columns-repeated="1023"/>
        </table:table-row>
        <table:table-row table:style-name="ro1">
          <table:table-cell table:style-name="ce765" office:value-type="percentage" office:value="0.269999999999999">
            <text:p>27%</text:p>
          </table:table-cell>
          <table:table-cell table:number-columns-repeated="1023"/>
        </table:table-row>
        <table:table-row table:style-name="ro1">
          <table:table-cell table:style-name="ce765" office:value-type="percentage" office:value="0.259999999999999">
            <text:p>26%</text:p>
          </table:table-cell>
          <table:table-cell table:number-columns-repeated="1023"/>
        </table:table-row>
        <table:table-row table:style-name="ro1">
          <table:table-cell table:style-name="ce765" office:value-type="percentage" office:value="0.249999999999999">
            <text:p>25%</text:p>
          </table:table-cell>
          <table:table-cell table:number-columns-repeated="1023"/>
        </table:table-row>
        <table:table-row table:style-name="ro1">
          <table:table-cell table:style-name="ce765" office:value-type="percentage" office:value="0.239999999999999">
            <text:p>24%</text:p>
          </table:table-cell>
          <table:table-cell table:number-columns-repeated="1023"/>
        </table:table-row>
        <table:table-row table:style-name="ro1">
          <table:table-cell table:style-name="ce765" office:value-type="percentage" office:value="0.229999999999999">
            <text:p>23%</text:p>
          </table:table-cell>
          <table:table-cell table:number-columns-repeated="1023"/>
        </table:table-row>
        <table:table-row table:style-name="ro1">
          <table:table-cell table:style-name="ce765" office:value-type="percentage" office:value="0.219999999999999">
            <text:p>22%</text:p>
          </table:table-cell>
          <table:table-cell table:number-columns-repeated="1023"/>
        </table:table-row>
        <table:table-row table:style-name="ro1">
          <table:table-cell table:style-name="ce765" office:value-type="percentage" office:value="0.209999999999999">
            <text:p>21%</text:p>
          </table:table-cell>
          <table:table-cell table:number-columns-repeated="1023"/>
        </table:table-row>
        <table:table-row table:style-name="ro1">
          <table:table-cell table:style-name="ce765" office:value-type="percentage" office:value="0.199999999999999">
            <text:p>20%</text:p>
          </table:table-cell>
          <table:table-cell table:number-columns-repeated="1023"/>
        </table:table-row>
        <table:table-row table:style-name="ro1">
          <table:table-cell table:style-name="ce765" office:value-type="percentage" office:value="0.189999999999999">
            <text:p>19%</text:p>
          </table:table-cell>
          <table:table-cell table:number-columns-repeated="1023"/>
        </table:table-row>
        <table:table-row table:style-name="ro1">
          <table:table-cell table:style-name="ce765" office:value-type="percentage" office:value="0.179999999999999">
            <text:p>18%</text:p>
          </table:table-cell>
          <table:table-cell table:number-columns-repeated="1023"/>
        </table:table-row>
        <table:table-row table:style-name="ro1">
          <table:table-cell table:style-name="ce765" office:value-type="percentage" office:value="0.169999999999999">
            <text:p>17%</text:p>
          </table:table-cell>
          <table:table-cell table:number-columns-repeated="1023"/>
        </table:table-row>
        <table:table-row table:style-name="ro1">
          <table:table-cell table:style-name="ce765" office:value-type="percentage" office:value="0.159999999999999">
            <text:p>16%</text:p>
          </table:table-cell>
          <table:table-cell table:number-columns-repeated="1023"/>
        </table:table-row>
        <table:table-row table:style-name="ro1">
          <table:table-cell table:style-name="ce765" office:value-type="percentage" office:value="0.149999999999999">
            <text:p>15%</text:p>
          </table:table-cell>
          <table:table-cell table:number-columns-repeated="1023"/>
        </table:table-row>
        <table:table-row table:style-name="ro1">
          <table:table-cell table:style-name="ce765" office:value-type="percentage" office:value="0.139999999999999">
            <text:p>14%</text:p>
          </table:table-cell>
          <table:table-cell table:number-columns-repeated="1023"/>
        </table:table-row>
        <table:table-row table:style-name="ro1">
          <table:table-cell table:style-name="ce765" office:value-type="percentage" office:value="0.129999999999999">
            <text:p>13%</text:p>
          </table:table-cell>
          <table:table-cell table:number-columns-repeated="1023"/>
        </table:table-row>
        <table:table-row table:style-name="ro1">
          <table:table-cell table:style-name="ce765" office:value-type="percentage" office:value="0.119999999999999">
            <text:p>12%</text:p>
          </table:table-cell>
          <table:table-cell table:number-columns-repeated="1023"/>
        </table:table-row>
        <table:table-row table:style-name="ro1">
          <table:table-cell table:style-name="ce765" office:value-type="percentage" office:value="0.109999999999999">
            <text:p>11%</text:p>
          </table:table-cell>
          <table:table-cell table:number-columns-repeated="1023"/>
        </table:table-row>
        <table:table-row table:style-name="ro1">
          <table:table-cell table:style-name="ce765" office:value-type="percentage" office:value="0.0999999999999992">
            <text:p>10%</text:p>
          </table:table-cell>
          <table:table-cell table:number-columns-repeated="1023"/>
        </table:table-row>
        <table:table-row table:style-name="ro1">
          <table:table-cell table:style-name="ce765" office:value-type="percentage" office:value="0.0899999999999993">
            <text:p>9%</text:p>
          </table:table-cell>
          <table:table-cell table:number-columns-repeated="1023"/>
        </table:table-row>
        <table:table-row table:style-name="ro1">
          <table:table-cell table:style-name="ce765" office:value-type="percentage" office:value="0.0799999999999993">
            <text:p>8%</text:p>
          </table:table-cell>
          <table:table-cell table:number-columns-repeated="1023"/>
        </table:table-row>
        <table:table-row table:style-name="ro1">
          <table:table-cell table:style-name="ce765" office:value-type="percentage" office:value="0.0699999999999993">
            <text:p>7%</text:p>
          </table:table-cell>
          <table:table-cell table:number-columns-repeated="1023"/>
        </table:table-row>
        <table:table-row table:style-name="ro1">
          <table:table-cell table:style-name="ce765" office:value-type="percentage" office:value="0.0599999999999993">
            <text:p>6%</text:p>
          </table:table-cell>
          <table:table-cell table:number-columns-repeated="1023"/>
        </table:table-row>
        <table:table-row table:style-name="ro1">
          <table:table-cell table:style-name="ce765" office:value-type="percentage" office:value="0.0499999999999993">
            <text:p>5%</text:p>
          </table:table-cell>
          <table:table-cell table:number-columns-repeated="1023"/>
        </table:table-row>
        <table:table-row table:style-name="ro1">
          <table:table-cell table:style-name="ce765" office:value-type="percentage" office:value="0.0399999999999992">
            <text:p>4%</text:p>
          </table:table-cell>
          <table:table-cell table:number-columns-repeated="1023"/>
        </table:table-row>
        <table:table-row table:style-name="ro1">
          <table:table-cell table:style-name="ce765" office:value-type="percentage" office:value="0.0299999999999992">
            <text:p>3%</text:p>
          </table:table-cell>
          <table:table-cell table:number-columns-repeated="1023"/>
        </table:table-row>
        <table:table-row table:style-name="ro1">
          <table:table-cell table:style-name="ce765" office:value-type="percentage" office:value="0.0199999999999992">
            <text:p>2%</text:p>
          </table:table-cell>
          <table:table-cell table:number-columns-repeated="1023"/>
        </table:table-row>
        <table:table-row table:style-name="ro1">
          <table:table-cell table:style-name="ce765" office:value-type="percentage" office:value="0.00999999999999925">
            <text:p>1%</text:p>
          </table:table-cell>
          <table:table-cell table:number-columns-repeated="1023"/>
        </table:table-row>
        <table:table-row table:style-name="ro1" table:number-rows-repeated="1048421">
          <table:table-cell table:number-columns-repeated="1024"/>
        </table:table-row>
        <table:table-row table:style-name="ro1">
          <table:table-cell table:number-columns-repeated="1024"/>
        </table:table-row>
        <table:named-expressions/>
      </table:table>
      <table:table table:name="Sparge_Acidification" table:style-name="ta36" table:protected="true" table:print="false">
        <table:table-column table:style-name="co1" table:default-cell-style-name="Excel_20_Built-in_20_Normal"/>
        <table:table-column table:style-name="co105" table:default-cell-style-name="Excel_20_Built-in_20_Normal"/>
        <table:table-column table:style-name="co106" table:default-cell-style-name="Excel_20_Built-in_20_Normal"/>
        <table:table-column table:style-name="co1" table:default-cell-style-name="Excel_20_Built-in_20_Normal"/>
        <table:table-column table:style-name="co107" table:default-cell-style-name="Excel_20_Built-in_20_Normal"/>
        <table:table-column table:style-name="co1" table:number-columns-repeated="1019" table:default-cell-style-name="Excel_20_Built-in_20_Normal"/>
        <table:table-row table:style-name="ro1">
          <table:table-cell table:number-columns-repeated="2"/>
          <table:table-cell table:style-name="ce28"/>
          <table:table-cell table:number-columns-repeated="4"/>
          <table:table-cell table:style-name="ce383"/>
          <table:table-cell table:number-columns-repeated="1016"/>
        </table:table-row>
        <table:table-row table:style-name="ro1">
          <table:table-cell/>
          <table:table-cell table:style-name="ce777" office:value-type="string" table:number-columns-spanned="2" table:number-rows-spanned="2">
            <text:p>Initial Water</text:p>
          </table:table-cell>
          <table:covered-table-cell table:style-name="ce782"/>
          <table:table-cell table:style-name="ce317"/>
          <table:table-cell table:style-name="ce777" office:value-type="string" table:number-columns-spanned="4" table:number-rows-spanned="2">
            <text:p>Reaction Constants</text:p>
          </table:table-cell>
          <table:covered-table-cell table:number-columns-repeated="2" table:style-name="ce795"/>
          <table:covered-table-cell table:style-name="ce782"/>
          <table:table-cell table:number-columns-repeated="1016"/>
        </table:table-row>
        <table:table-row table:style-name="ro1">
          <table:table-cell/>
          <table:covered-table-cell table:style-name="ce778"/>
          <table:covered-table-cell table:style-name="ce783"/>
          <table:table-cell table:style-name="ce317"/>
          <table:covered-table-cell table:style-name="ce778"/>
          <table:covered-table-cell table:number-columns-repeated="2" table:style-name="ce796"/>
          <table:covered-table-cell table:style-name="ce783"/>
          <table:table-cell table:number-columns-repeated="1016"/>
        </table:table-row>
        <table:table-row table:style-name="ro1">
          <table:table-cell/>
          <table:table-cell table:style-name="ce779" office:value-type="string">
            <text:p>Sparge water volume (gal)</text:p>
          </table:table-cell>
          <table:table-cell table:style-name="ce784" table:formula="of:=IF([$Brewhouse.V17]=&quot;Metric&quot;;  ([$Water.W4]+[$Brewhouse.C8])*0.264172051; ([$Water.W4]+[$Brewhouse.C8]))" office:value-type="float" office:value="4.27657166666667">
            <text:p>4.2766</text:p>
          </table:table-cell>
          <table:table-cell table:style-name="ce317"/>
          <table:table-cell table:style-name="ce789" office:value-type="string">
            <text:p>Carbonate system</text:p>
          </table:table-cell>
          <table:table-cell table:style-name="ce317" table:number-columns-repeated="2"/>
          <table:table-cell table:style-name="ce803"/>
          <table:table-cell table:number-columns-repeated="1016"/>
        </table:table-row>
        <table:table-row table:style-name="ro1">
          <table:table-cell/>
          <table:table-cell table:style-name="ce780" office:value-type="string">
            <text:p>Bicarbonate concentration (ppm)</text:p>
          </table:table-cell>
          <table:table-cell table:style-name="ce785" office:value-type="string">
            <text:p>xxxxxxxxxx</text:p>
          </table:table-cell>
          <table:table-cell table:style-name="ce317"/>
          <table:table-cell table:style-name="ce780" office:value-type="string">
            <text:p>K1 (mol/L)</text:p>
          </table:table-cell>
          <table:table-cell table:style-name="ce797" office:value-type="float" office:value="0.0000004435">
            <text:p>4.44E-07</text:p>
          </table:table-cell>
          <table:table-cell table:style-name="ce780" office:value-type="string">
            <text:p>pK1</text:p>
          </table:table-cell>
          <table:table-cell table:style-name="ce804" table:formula="of:=-LOG([.F5])" office:value-type="float" office:value="6.35310637583225">
            <text:p>6.35</text:p>
          </table:table-cell>
          <table:table-cell table:number-columns-repeated="1016"/>
        </table:table-row>
        <table:table-row table:style-name="ro1">
          <table:table-cell/>
          <table:table-cell table:style-name="ce780" office:value-type="string">
            <text:p>Bicarbonate concentration (mol/L)</text:p>
          </table:table-cell>
          <table:table-cell table:style-name="ce786" table:formula="of:=[$Kettle_Chem.I15]/1000" office:value-type="float" office:value="0">
            <text:p>0.000E+00</text:p>
          </table:table-cell>
          <table:table-cell table:style-name="ce317"/>
          <table:table-cell table:style-name="ce780" office:value-type="string">
            <text:p>K2 (mol/L)</text:p>
          </table:table-cell>
          <table:table-cell table:style-name="ce797" office:value-type="float" office:value="0.00000000004667">
            <text:p>4.67E-11</text:p>
          </table:table-cell>
          <table:table-cell table:style-name="ce780" office:value-type="string">
            <text:p>pK2</text:p>
          </table:table-cell>
          <table:table-cell table:style-name="ce804" table:formula="of:=-LOG([.F6])" office:value-type="float" office:value="10.3309621991148">
            <text:p>10.33</text:p>
          </table:table-cell>
          <table:table-cell table:number-columns-repeated="1016"/>
        </table:table-row>
        <table:table-row table:style-name="ro1">
          <table:table-cell/>
          <table:table-cell table:style-name="ce780" office:value-type="string">
            <text:p>pH</text:p>
          </table:table-cell>
          <table:table-cell table:style-name="ce692" table:formula="of:=[$Water.O4]" office:value-type="float" office:value="8">
            <office:annotation draw:style-name="gr62" draw:text-style-name="P9" svg:width="1.3232in" svg:height="0.8449in" svg:x="2.189in" svg:y="1.0831in" draw:caption-point-x="2.6929in" draw:caption-point-y="0.0874in">
              <dc:creator>NWS</dc:creator>
              <dc:date>2017-12-30T00:00:00</dc:date>
              <text:p text:style-name="P9"><text:span text:style-name="T18">Enter the pH of your water. <text:s/>If this is unknown, leave the value at 8.</text:span></text:p>
              <text:p text:style-name="P9"><text:span text:style-name="T19"/></text:p>
            </office:annotation>
            <text:p>8</text:p>
          </table:table-cell>
          <table:table-cell table:style-name="ce317"/>
          <table:table-cell table:style-name="ce789" office:value-type="string">
            <text:p>Lactic Acid</text:p>
          </table:table-cell>
          <table:table-cell table:style-name="ce798"/>
          <table:table-cell table:style-name="ce665"/>
          <table:table-cell table:style-name="ce803"/>
          <table:table-cell table:number-columns-repeated="1016"/>
        </table:table-row>
        <table:table-row table:style-name="ro1">
          <table:table-cell/>
          <table:table-cell table:style-name="ce317"/>
          <table:table-cell table:style-name="ce655"/>
          <table:table-cell table:style-name="ce317"/>
          <table:table-cell table:style-name="ce780" office:value-type="string">
            <text:p>K1 (mol/L)</text:p>
          </table:table-cell>
          <table:table-cell table:style-name="ce799" table:formula="of:=10^-3.86" office:value-type="float" office:value="0.000138038426460289">
            <text:p>1.380E-04</text:p>
          </table:table-cell>
          <table:table-cell table:style-name="ce780" office:value-type="string">
            <text:p>pK1</text:p>
          </table:table-cell>
          <table:table-cell table:style-name="ce804" table:formula="of:=-LOG([.F8])" office:value-type="float" office:value="3.86">
            <text:p>3.86</text:p>
          </table:table-cell>
          <table:table-cell table:number-columns-repeated="1016"/>
        </table:table-row>
        <table:table-row table:style-name="ro1">
          <table:table-cell/>
          <table:table-cell table:style-name="ce780" office:value-type="string">
            <text:p>Total carbon concentration (mol/L)</text:p>
          </table:table-cell>
          <table:table-cell table:style-name="ce786" table:formula="of:=[.C6] * ( 1+[.F5]*10^[.C7] + [.F5]*[.F6]*10^(2*[.C7])  ) / (  [.F5]*10^[.C7]  )" office:value-type="float" office:value="0">
            <text:p>0.000E+00</text:p>
          </table:table-cell>
          <table:table-cell table:style-name="ce317"/>
          <table:table-cell table:style-name="ce789" office:value-type="string">
            <text:p>Phosphoric Acid</text:p>
          </table:table-cell>
          <table:table-cell table:style-name="ce317"/>
          <table:table-cell table:style-name="ce665"/>
          <table:table-cell table:style-name="ce803"/>
          <table:table-cell table:number-columns-repeated="1016"/>
        </table:table-row>
        <table:table-row table:style-name="ro1">
          <table:table-cell/>
          <table:table-cell table:style-name="ce780" office:value-type="string">
            <text:p>Carbonate concentration (mol/L)</text:p>
          </table:table-cell>
          <table:table-cell table:style-name="ce786" table:formula="of:=[.C6] * [.F6] * 10^[.C7]" office:value-type="float" office:value="0">
            <text:p>0.000E+00</text:p>
          </table:table-cell>
          <table:table-cell table:style-name="ce317"/>
          <table:table-cell table:style-name="ce780" office:value-type="string">
            <text:p>K1 (mol/L)</text:p>
          </table:table-cell>
          <table:table-cell table:style-name="ce797" office:value-type="float" office:value="0.00752">
            <text:p>7.52E-03</text:p>
          </table:table-cell>
          <table:table-cell table:style-name="ce780" office:value-type="string">
            <text:p>pK1</text:p>
          </table:table-cell>
          <table:table-cell table:style-name="ce804" table:formula="of:=-LOG([.F10])" office:value-type="float" office:value="2.12378215940836">
            <text:p>2.12</text:p>
          </table:table-cell>
          <table:table-cell table:number-columns-repeated="1016"/>
        </table:table-row>
        <table:table-row table:style-name="ro1">
          <table:table-cell/>
          <table:table-cell table:style-name="ce780" office:value-type="string">
            <text:p>Spectator ion normality (e*mol/L)</text:p>
          </table:table-cell>
          <table:table-cell table:style-name="ce786" table:formula="of:=[.C6] + 2*[.C10] +10^([.C7]-14) - 10^(-[.C7])" office:value-type="float" office:value="0.00000099">
            <text:p>9.900E-07</text:p>
          </table:table-cell>
          <table:table-cell table:style-name="ce317"/>
          <table:table-cell table:style-name="ce780" office:value-type="string">
            <text:p>K2 (mol/L)</text:p>
          </table:table-cell>
          <table:table-cell table:style-name="ce797" office:value-type="float" office:value="0.0000000623">
            <text:p>6.23E-08</text:p>
          </table:table-cell>
          <table:table-cell table:style-name="ce780" office:value-type="string">
            <text:p>pK2</text:p>
          </table:table-cell>
          <table:table-cell table:style-name="ce804" table:formula="of:=-LOG([.F11])" office:value-type="float" office:value="7.20551195334083">
            <text:p>7.21</text:p>
          </table:table-cell>
          <table:table-cell table:number-columns-repeated="1016"/>
        </table:table-row>
        <table:table-row table:style-name="ro1">
          <table:table-cell/>
          <table:table-cell table:style-name="ce317"/>
          <table:table-cell table:style-name="ce655"/>
          <table:table-cell table:style-name="ce317" table:number-columns-repeated="4"/>
          <table:table-cell table:style-name="ce803"/>
          <table:table-cell table:number-columns-repeated="1016"/>
        </table:table-row>
        <table:table-row table:style-name="ro1">
          <table:table-cell/>
          <table:table-cell table:style-name="ce777" office:value-type="string" table:number-columns-spanned="2" table:number-rows-spanned="2">
            <text:p>Final Water</text:p>
          </table:table-cell>
          <table:covered-table-cell table:style-name="ce782"/>
          <table:table-cell table:style-name="ce665"/>
          <table:table-cell table:style-name="ce790" office:value-type="string" table:number-columns-spanned="4" table:number-rows-spanned="9">
            <text:p>This sheet can be used to calculate the amount of acid required to bring water with a certain alkalinity (calculated from <text:s/>bicarbonate concentration (ppm) and pH) to some final pH, usually chosen to match the mash pH. <text:s/>The only inputs require on this sheet are initial pH of water and final desired pH; other inputs are taken from previous sheets. <text:s/>You can also change acid strengths if they are different from those given. <text:s/>NOTE: <text:s/>use calculated amount of lactic OR phosphoric acid ,but NOT both.</text:p>
          </table:table-cell>
          <table:covered-table-cell table:number-columns-repeated="2" table:style-name="ce800"/>
          <table:covered-table-cell table:style-name="ce805"/>
          <table:table-cell table:number-columns-repeated="1016"/>
        </table:table-row>
        <table:table-row table:style-name="ro1">
          <table:table-cell/>
          <table:covered-table-cell table:style-name="ce778"/>
          <table:covered-table-cell table:style-name="ce783"/>
          <table:table-cell table:style-name="ce317"/>
          <table:covered-table-cell table:style-name="ce791"/>
          <table:covered-table-cell table:number-columns-repeated="2" table:style-name="ce801"/>
          <table:covered-table-cell table:style-name="ce806"/>
          <table:table-cell table:number-columns-repeated="1016"/>
        </table:table-row>
        <table:table-row table:style-name="ro1">
          <table:table-cell/>
          <table:table-cell table:style-name="ce780" office:value-type="string">
            <text:p>Desired pH</text:p>
          </table:table-cell>
          <table:table-cell table:style-name="ce692" table:formula="of:=[$Water.AC30]" office:value-type="float" office:value="5.5">
            <text:p>5.5</text:p>
          </table:table-cell>
          <table:table-cell table:style-name="ce317"/>
          <table:covered-table-cell table:style-name="ce791"/>
          <table:covered-table-cell table:number-columns-repeated="2" table:style-name="ce801"/>
          <table:covered-table-cell table:style-name="ce806"/>
          <table:table-cell table:number-columns-repeated="1016"/>
        </table:table-row>
        <table:table-row table:style-name="ro1">
          <table:table-cell/>
          <table:table-cell table:style-name="ce780" office:value-type="string">
            <text:p>Ideal acid concentration required (mol/L)</text:p>
          </table:table-cell>
          <table:table-cell table:style-name="ce786" table:formula="of:=[.C11] + 10^(-[.C15]) - 10^([.C15]-14) - [.C9]*([.F5]*10^[.C15] + 2*[.F5]*[.F6]*10^(2*[.C15])) / (1+[.F5]*10^[.C15]+[.F5]*[.F6]*10^(2*[.C15]))" office:value-type="float" office:value="0.00000414911538250821">
            <text:p>4.149E-06</text:p>
          </table:table-cell>
          <table:table-cell table:style-name="ce317"/>
          <table:covered-table-cell table:style-name="ce791"/>
          <table:covered-table-cell table:number-columns-repeated="2" table:style-name="ce801"/>
          <table:covered-table-cell table:style-name="ce806"/>
          <table:table-cell table:number-columns-repeated="1016"/>
        </table:table-row>
        <table:table-row table:style-name="ro1">
          <table:table-cell/>
          <table:table-cell table:style-name="ce780" office:value-type="string">
            <text:p>Ideal acid conentration (crude calc.) (mol/L)</text:p>
          </table:table-cell>
          <table:table-cell table:style-name="ce786" table:formula="of:=0.9*[.C6]" office:value-type="float" office:value="0">
            <text:p>0.000E+00</text:p>
          </table:table-cell>
          <table:table-cell table:style-name="ce317"/>
          <table:covered-table-cell table:style-name="ce791"/>
          <table:covered-table-cell table:number-columns-repeated="2" table:style-name="ce801"/>
          <table:covered-table-cell table:style-name="ce806"/>
          <table:table-cell table:number-columns-repeated="1016"/>
        </table:table-row>
        <table:table-row table:style-name="ro1">
          <table:table-cell/>
          <table:table-cell table:style-name="ce317"/>
          <table:table-cell table:style-name="ce655"/>
          <table:table-cell table:style-name="ce317"/>
          <table:covered-table-cell table:style-name="ce791"/>
          <table:covered-table-cell table:number-columns-repeated="2" table:style-name="ce801"/>
          <table:covered-table-cell table:style-name="ce806"/>
          <table:table-cell table:number-columns-repeated="1016"/>
        </table:table-row>
        <table:table-row table:style-name="ro1">
          <table:table-cell/>
          <table:table-cell table:style-name="ce777" office:value-type="string" table:number-columns-spanned="2" table:number-rows-spanned="2">
            <text:p>Lactic Acid</text:p>
          </table:table-cell>
          <table:covered-table-cell table:style-name="ce777"/>
          <table:table-cell table:style-name="ce317"/>
          <table:covered-table-cell table:style-name="ce791"/>
          <table:covered-table-cell table:number-columns-repeated="2" table:style-name="ce801"/>
          <table:covered-table-cell table:style-name="ce806"/>
          <table:table-cell table:number-columns-repeated="1016"/>
        </table:table-row>
        <table:table-row table:style-name="ro1">
          <table:table-cell/>
          <table:covered-table-cell table:number-columns-repeated="2" table:style-name="ce777"/>
          <table:table-cell table:style-name="ce317"/>
          <table:covered-table-cell table:style-name="ce791"/>
          <table:covered-table-cell table:number-columns-repeated="2" table:style-name="ce801"/>
          <table:covered-table-cell table:style-name="ce806"/>
          <table:table-cell table:number-columns-repeated="1016"/>
        </table:table-row>
        <table:table-row table:style-name="ro1">
          <table:table-cell/>
          <table:table-cell table:style-name="ce780" office:value-type="string">
            <text:p>[HAc] required (ppm)</text:p>
          </table:table-cell>
          <table:table-cell table:style-name="ce786" table:formula="of:=[.C16]" office:value-type="float" office:value="0.00000414911538250821">
            <text:p>4.149E-06</text:p>
          </table:table-cell>
          <table:table-cell table:style-name="ce317"/>
          <table:covered-table-cell table:style-name="ce792"/>
          <table:covered-table-cell table:number-columns-repeated="2" table:style-name="ce802"/>
          <table:covered-table-cell table:style-name="ce807"/>
          <table:table-cell table:number-columns-repeated="1016"/>
        </table:table-row>
        <table:table-row table:style-name="ro1">
          <table:table-cell/>
          <table:table-cell table:style-name="ce780" office:value-type="string">
            <text:p>Acid strength (%)</text:p>
          </table:table-cell>
          <table:table-cell table:style-name="ce694" table:formula="of:=[$Water.AA25]" office:value-type="percentage" office:value="0.88">
            <text:p>88%</text:p>
          </table:table-cell>
          <table:table-cell table:style-name="ce317"/>
          <table:table-cell table:style-name="ce793" table:number-columns-repeated="4"/>
          <table:table-cell table:number-columns-repeated="1016"/>
        </table:table-row>
        <table:table-row table:style-name="ro1">
          <table:table-cell/>
          <table:table-cell table:style-name="ce780" office:value-type="string">
            <text:p>Acid density (kg/L)</text:p>
          </table:table-cell>
          <table:table-cell table:style-name="ce787" table:formula="of:=1 + 0.237*[.C22]" office:value-type="float" office:value="1.20856">
            <text:p>1.21</text:p>
          </table:table-cell>
          <table:table-cell table:style-name="ce317"/>
          <table:table-cell table:style-name="ce793" table:number-columns-repeated="4"/>
          <table:table-cell table:number-columns-repeated="1016"/>
        </table:table-row>
        <table:table-row table:style-name="ro31">
          <table:table-cell/>
          <table:table-cell table:style-name="ce780" office:value-type="string">
            <text:p>Amount of acid to add (mL)</text:p>
          </table:table-cell>
          <table:table-cell table:style-name="ce788" table:formula="of:=1/[.C22] * 0.09009 / [.C23] * [.C21] *[.C4] * 3.78541 * 1000" office:value-type="float" office:value="0.0056897068415538">
            <text:p>0.006</text:p>
          </table:table-cell>
          <table:table-cell table:style-name="ce317"/>
          <table:table-cell table:style-name="ce794" table:number-columns-repeated="4"/>
          <table:table-cell table:number-columns-repeated="1016"/>
        </table:table-row>
        <table:table-row table:style-name="ro1">
          <table:table-cell/>
          <table:table-cell table:style-name="ce317"/>
          <table:table-cell table:style-name="ce655"/>
          <table:table-cell table:style-name="ce317" table:number-columns-repeated="4"/>
          <table:table-cell table:style-name="ce803"/>
          <table:table-cell table:number-columns-repeated="1016"/>
        </table:table-row>
        <table:table-row table:style-name="ro1">
          <table:table-cell/>
          <table:table-cell table:style-name="ce777" office:value-type="string" table:number-columns-spanned="2" table:number-rows-spanned="2">
            <text:p>Phosphoric Acid</text:p>
          </table:table-cell>
          <table:covered-table-cell table:style-name="ce782"/>
          <table:table-cell table:style-name="ce317" table:number-columns-repeated="4"/>
          <table:table-cell table:style-name="ce803"/>
          <table:table-cell table:number-columns-repeated="1016"/>
        </table:table-row>
        <table:table-row table:style-name="ro1">
          <table:table-cell/>
          <table:covered-table-cell table:style-name="ce778"/>
          <table:covered-table-cell table:style-name="ce783"/>
          <table:table-cell table:style-name="ce317" table:number-columns-repeated="4"/>
          <table:table-cell table:style-name="ce803"/>
          <table:table-cell table:number-columns-repeated="1016"/>
        </table:table-row>
        <table:table-row table:style-name="ro1">
          <table:table-cell/>
          <table:table-cell table:style-name="ce780" office:value-type="string">
            <text:p>[HAc] required (ppm)</text:p>
          </table:table-cell>
          <table:table-cell table:style-name="ce786" table:formula="of:=[.C16]" office:value-type="float" office:value="0.00000414911538250821">
            <text:p>4.149E-06</text:p>
          </table:table-cell>
          <table:table-cell table:style-name="ce317" table:number-columns-repeated="4"/>
          <table:table-cell table:style-name="ce803"/>
          <table:table-cell table:number-columns-repeated="1016"/>
        </table:table-row>
        <table:table-row table:style-name="ro1">
          <table:table-cell/>
          <table:table-cell table:style-name="ce780" office:value-type="string">
            <text:p>Acid strength (%)</text:p>
          </table:table-cell>
          <table:table-cell table:style-name="ce694" table:formula="of:=[$Water.Y25]" office:value-type="percentage" office:value="0.1">
            <text:p>10%</text:p>
          </table:table-cell>
          <table:table-cell table:style-name="ce317" table:number-columns-repeated="4"/>
          <table:table-cell table:style-name="ce803"/>
          <table:table-cell table:number-columns-repeated="1016"/>
        </table:table-row>
        <table:table-row table:style-name="ro1">
          <table:table-cell/>
          <table:table-cell table:style-name="ce780" office:value-type="string">
            <text:p>Acid density (kg/L)</text:p>
          </table:table-cell>
          <table:table-cell table:style-name="ce787" table:formula="of:=1 + 0.49*[.C29] + 0.365*[.C29]^2" office:value-type="float" office:value="1.05265">
            <text:p>1.05</text:p>
          </table:table-cell>
          <table:table-cell table:style-name="ce317" table:number-columns-repeated="4"/>
          <table:table-cell table:style-name="ce803"/>
          <table:table-cell table:number-columns-repeated="1016"/>
        </table:table-row>
        <table:table-row table:style-name="ro31">
          <table:table-cell/>
          <table:table-cell table:style-name="ce780" office:value-type="string">
            <text:p>Amount of acid to add (mL)</text:p>
          </table:table-cell>
          <table:table-cell table:style-name="ce788" table:formula="of:=1/[.C29] * 0.098 / [.C30] * [.C28] *[.C4] * 3.78541 * 1000" office:value-type="float" office:value="0.0625325692258135">
            <text:p>0.063</text:p>
          </table:table-cell>
          <table:table-cell table:style-name="ce317" table:number-columns-repeated="4"/>
          <table:table-cell table:style-name="ce803"/>
          <table:table-cell table:number-columns-repeated="1016"/>
        </table:table-row>
        <table:table-row table:style-name="ro1">
          <table:table-cell/>
          <table:table-cell table:style-name="ce781"/>
          <table:table-cell table:style-name="ce705"/>
          <table:table-cell table:number-columns-repeated="4"/>
          <table:table-cell table:style-name="ce383"/>
          <table:table-cell table:number-columns-repeated="1016"/>
        </table:table-row>
        <table:table-row table:style-name="ro1" table:number-rows-repeated="1048543">
          <table:table-cell table:number-columns-repeated="1024"/>
        </table:table-row>
        <table:table-row table:style-name="ro1">
          <table:table-cell table:number-columns-repeated="1024"/>
        </table:table-row>
        <table:named-expressions/>
      </table:table>
      <table:table table:name="H20RecCross2" table:style-name="ta37" table:protected="true" table:print="false">
        <table:table-column table:style-name="co83" table:default-cell-style-name="Excel_20_Built-in_20_Normal"/>
        <table:table-column table:style-name="co108" table:default-cell-style-name="Excel_20_Built-in_20_Normal"/>
        <table:table-column table:style-name="co1" table:number-columns-repeated="1022" table:default-cell-style-name="Excel_20_Built-in_20_Normal"/>
        <table:table-row table:style-name="ro1">
          <table:table-cell table:formula="of:=[$H2ORecCross.A1]" office:value-type="string" office:string-value="08-American Amber Ale">
            <text:p>08-American Amber Ale</text:p>
          </table:table-cell>
          <table:table-cell table:formula="of:=[$H2ORecCross.B1]" office:value-type="string" office:string-value="Generic Mid Amber Ale">
            <text:p>Generic Mid Amber Ale</text:p>
          </table:table-cell>
          <table:table-cell table:number-columns-repeated="1022"/>
        </table:table-row>
        <table:table-row table:style-name="ro1">
          <table:table-cell table:formula="of:=[$H2ORecCross.A2]" office:value-type="string" office:string-value="08-American Barleywine">
            <text:p>08-American Barleywine</text:p>
          </table:table-cell>
          <table:table-cell table:formula="of:=[$H2ORecCross.B2]" office:value-type="string" office:string-value="Generic Big Amber Ale">
            <text:p>Generic Big Amber Ale</text:p>
          </table:table-cell>
          <table:table-cell table:number-columns-repeated="1022"/>
        </table:table-row>
        <table:table-row table:style-name="ro1">
          <table:table-cell table:formula="of:=[$H2ORecCross.A3]" office:value-type="string" office:string-value="08-American Brown Ale">
            <text:p>08-American Brown Ale</text:p>
          </table:table-cell>
          <table:table-cell table:formula="of:=[$H2ORecCross.B3]" office:value-type="string" office:string-value="VikeMan's Do as I Do Brown">
            <text:p>VikeMan's Do as I Do Brown</text:p>
          </table:table-cell>
          <table:table-cell table:number-columns-repeated="1022"/>
        </table:table-row>
        <table:table-row table:style-name="ro1">
          <table:table-cell table:formula="of:=[$H2ORecCross.A4]" office:value-type="string" office:string-value="08-American Brown Ale">
            <text:p>08-American Brown Ale</text:p>
          </table:table-cell>
          <table:table-cell table:formula="of:=[$H2ORecCross.B4]" office:value-type="string" office:string-value="VikeMan's Do as I Say Brown">
            <text:p>VikeMan's Do as I Say Brown</text:p>
          </table:table-cell>
          <table:table-cell table:number-columns-repeated="1022"/>
        </table:table-row>
        <table:table-row table:style-name="ro1">
          <table:table-cell table:formula="of:=[$H2ORecCross.A5]" office:value-type="string" office:string-value="08-American Brown Ale">
            <text:p>08-American Brown Ale</text:p>
          </table:table-cell>
          <table:table-cell table:formula="of:=[$H2ORecCross.B5]" office:value-type="string" office:string-value="Generic Mid Dark Ale">
            <text:p>Generic Mid Dark Ale</text:p>
          </table:table-cell>
          <table:table-cell table:number-columns-repeated="1022"/>
        </table:table-row>
        <table:table-row table:style-name="ro1">
          <table:table-cell table:formula="of:=[$H2ORecCross.A6]" office:value-type="string" office:string-value="08-American IPA">
            <text:p>08-American IPA</text:p>
          </table:table-cell>
          <table:table-cell table:formula="of:=[$H2ORecCross.B6]" office:value-type="string" office:string-value="VikeMan's (Averagely Perfect) AIPA">
            <text:p>VikeMan's (Averagely Perfect) AIPA</text:p>
          </table:table-cell>
          <table:table-cell table:number-columns-repeated="1022"/>
        </table:table-row>
        <table:table-row table:style-name="ro1">
          <table:table-cell table:formula="of:=[$H2ORecCross.A7]" office:value-type="string" office:string-value="08-American IPA">
            <text:p>08-American IPA</text:p>
          </table:table-cell>
          <table:table-cell table:formula="of:=[$H2ORecCross.B7]" office:value-type="string" office:string-value="Generic Mid Bitter Pale Ale">
            <text:p>Generic Mid Bitter Pale Ale</text:p>
          </table:table-cell>
          <table:table-cell table:number-columns-repeated="1022"/>
        </table:table-row>
        <table:table-row table:style-name="ro1">
          <table:table-cell table:formula="of:=[$H2ORecCross.A8]" office:value-type="string" office:string-value="08-American Pale Ale">
            <text:p>08-American Pale Ale</text:p>
          </table:table-cell>
          <table:table-cell table:formula="of:=[$H2ORecCross.B8]" office:value-type="string" office:string-value="Ward G. Walkup IV's Velarde's Flight">
            <text:p>Ward G. Walkup IV's Velarde's Flight</text:p>
          </table:table-cell>
          <table:table-cell table:number-columns-repeated="1022"/>
        </table:table-row>
        <table:table-row table:style-name="ro1">
          <table:table-cell table:formula="of:=[$H2ORecCross.A9]" office:value-type="string" office:string-value="08-American Pale Ale">
            <text:p>08-American Pale Ale</text:p>
          </table:table-cell>
          <table:table-cell table:formula="of:=[$H2ORecCross.B9]" office:value-type="string" office:string-value="Generic Mid Bitter Pale Ale">
            <text:p>Generic Mid Bitter Pale Ale</text:p>
          </table:table-cell>
          <table:table-cell table:number-columns-repeated="1022"/>
        </table:table-row>
        <table:table-row table:style-name="ro1">
          <table:table-cell table:formula="of:=[$H2ORecCross.A10]" office:value-type="string" office:string-value="08-American Stout">
            <text:p>08-American Stout</text:p>
          </table:table-cell>
          <table:table-cell table:formula="of:=[$H2ORecCross.B10]" office:value-type="string" office:string-value="Generic Mid Dark Ale">
            <text:p>Generic Mid Dark Ale</text:p>
          </table:table-cell>
          <table:table-cell table:number-columns-repeated="1022"/>
        </table:table-row>
        <table:table-row table:style-name="ro1">
          <table:table-cell table:formula="of:=[$H2ORecCross.A11]" office:value-type="string" office:string-value="08-American Wheat or Rye Beer">
            <text:p>08-American Wheat or Rye Beer</text:p>
          </table:table-cell>
          <table:table-cell table:formula="of:=[$H2ORecCross.B11]" office:value-type="string" office:string-value="Generic Small Pale Ale">
            <text:p>Generic Small Pale Ale</text:p>
          </table:table-cell>
          <table:table-cell table:number-columns-repeated="1022"/>
        </table:table-row>
        <table:table-row table:style-name="ro1">
          <table:table-cell table:formula="of:=[$H2ORecCross.A12]" office:value-type="string" office:string-value="08-Baltic Porter">
            <text:p>08-Baltic Porter</text:p>
          </table:table-cell>
          <table:table-cell table:formula="of:=[$H2ORecCross.B12]" office:value-type="string" office:string-value="Generic Big Dark Lager">
            <text:p>Generic Big Dark Lager</text:p>
          </table:table-cell>
          <table:table-cell table:number-columns-repeated="1022"/>
        </table:table-row>
        <table:table-row table:style-name="ro1">
          <table:table-cell table:formula="of:=[$H2ORecCross.A13]" office:value-type="string" office:string-value="08-Belgian Blond Ale">
            <text:p>08-Belgian Blond Ale</text:p>
          </table:table-cell>
          <table:table-cell table:formula="of:=[$H2ORecCross.B13]" office:value-type="string" office:string-value="Generic Big Pale Ale">
            <text:p>Generic Big Pale Ale</text:p>
          </table:table-cell>
          <table:table-cell table:number-columns-repeated="1022"/>
        </table:table-row>
        <table:table-row table:style-name="ro1">
          <table:table-cell table:formula="of:=[$H2ORecCross.A14]" office:value-type="string" office:string-value="08-Belgian Dark Strong Ale">
            <text:p>08-Belgian Dark Strong Ale</text:p>
          </table:table-cell>
          <table:table-cell table:formula="of:=[$H2ORecCross.B14]" office:value-type="string" office:string-value="Generic Big Dark Ale">
            <text:p>Generic Big Dark Ale</text:p>
          </table:table-cell>
          <table:table-cell table:number-columns-repeated="1022"/>
        </table:table-row>
        <table:table-row table:style-name="ro1">
          <table:table-cell table:formula="of:=[$H2ORecCross.A15]" office:value-type="string" office:string-value="08-Belgian Dubbel">
            <text:p>08-Belgian Dubbel</text:p>
          </table:table-cell>
          <table:table-cell table:formula="of:=[$H2ORecCross.B15]" office:value-type="string" office:string-value="Generic Big Amber Ale">
            <text:p>Generic Big Amber Ale</text:p>
          </table:table-cell>
          <table:table-cell table:number-columns-repeated="1022"/>
        </table:table-row>
        <table:table-row table:style-name="ro1">
          <table:table-cell table:formula="of:=[$H2ORecCross.A16]" office:value-type="string" office:string-value="08-Belgian Golden Strong Ale">
            <text:p>08-Belgian Golden Strong Ale</text:p>
          </table:table-cell>
          <table:table-cell table:formula="of:=[$H2ORecCross.B16]" office:value-type="string" office:string-value="Generic Big Pale Ale">
            <text:p>Generic Big Pale Ale</text:p>
          </table:table-cell>
          <table:table-cell table:number-columns-repeated="1022"/>
        </table:table-row>
        <table:table-row table:style-name="ro1">
          <table:table-cell table:formula="of:=[$H2ORecCross.A17]" office:value-type="string" office:string-value="08-Belgian Pale Ale">
            <text:p>08-Belgian Pale Ale</text:p>
          </table:table-cell>
          <table:table-cell table:formula="of:=[$H2ORecCross.B17]" office:value-type="string" office:string-value="Generic Mid Amber Ale">
            <text:p>Generic Mid Amber Ale</text:p>
          </table:table-cell>
          <table:table-cell table:number-columns-repeated="1022"/>
        </table:table-row>
        <table:table-row table:style-name="ro1">
          <table:table-cell table:formula="of:=[$H2ORecCross.A18]" office:value-type="string" office:string-value="08-Belgian Tripel">
            <text:p>08-Belgian Tripel</text:p>
          </table:table-cell>
          <table:table-cell table:formula="of:=[$H2ORecCross.B18]" office:value-type="string" office:string-value="Generic Big Pale Ale">
            <text:p>Generic Big Pale Ale</text:p>
          </table:table-cell>
          <table:table-cell table:number-columns-repeated="1022"/>
        </table:table-row>
        <table:table-row table:style-name="ro1">
          <table:table-cell table:formula="of:=[$H2ORecCross.A19]" office:value-type="string" office:string-value="08-Bière de Garde">
            <text:p>08-Bière de Garde</text:p>
          </table:table-cell>
          <table:table-cell table:formula="of:=[$H2ORecCross.B19]" office:value-type="string" office:string-value="Generic Big Amber Ale">
            <text:p>Generic Big Amber Ale</text:p>
          </table:table-cell>
          <table:table-cell table:number-columns-repeated="1022"/>
        </table:table-row>
        <table:table-row table:style-name="ro1">
          <table:table-cell table:formula="of:=[$H2ORecCross.A20]" office:value-type="string" office:string-value="08-Blonde Ale">
            <text:p>08-Blonde Ale</text:p>
          </table:table-cell>
          <table:table-cell table:formula="of:=[$H2ORecCross.B20]" office:value-type="string" office:string-value="VikeMan's Blonde Ale">
            <text:p>VikeMan's Blonde Ale</text:p>
          </table:table-cell>
          <table:table-cell table:number-columns-repeated="1022"/>
        </table:table-row>
        <table:table-row table:style-name="ro1">
          <table:table-cell table:formula="of:=[$H2ORecCross.A21]" office:value-type="string" office:string-value="08-Blonde Ale">
            <text:p>08-Blonde Ale</text:p>
          </table:table-cell>
          <table:table-cell table:formula="of:=[$H2ORecCross.B21]" office:value-type="string" office:string-value="Generic Small Pale Ale">
            <text:p>Generic Small Pale Ale</text:p>
          </table:table-cell>
          <table:table-cell table:number-columns-repeated="1022"/>
        </table:table-row>
        <table:table-row table:style-name="ro1">
          <table:table-cell table:formula="of:=[$H2ORecCross.A22]" office:value-type="string" office:string-value="08-Bohemian Pilsener">
            <text:p>08-Bohemian Pilsener</text:p>
          </table:table-cell>
          <table:table-cell table:formula="of:=[$H2ORecCross.B22]" office:value-type="string" office:string-value="Vikeman's Bo Pils">
            <text:p>Vikeman's Bo Pils</text:p>
          </table:table-cell>
          <table:table-cell table:number-columns-repeated="1022"/>
        </table:table-row>
        <table:table-row table:style-name="ro1">
          <table:table-cell table:formula="of:=[$H2ORecCross.A23]" office:value-type="string" office:string-value="08-Brown Porter">
            <text:p>08-Brown Porter</text:p>
          </table:table-cell>
          <table:table-cell table:formula="of:=[$H2ORecCross.B23]" office:value-type="string" office:string-value="Generic Mid Dark Ale">
            <text:p>Generic Mid Dark Ale</text:p>
          </table:table-cell>
          <table:table-cell table:number-columns-repeated="1022"/>
        </table:table-row>
        <table:table-row table:style-name="ro1">
          <table:table-cell table:formula="of:=[$H2ORecCross.A24]" office:value-type="string" office:string-value="08-California Common Beer">
            <text:p>08-California Common Beer</text:p>
          </table:table-cell>
          <table:table-cell table:formula="of:=[$H2ORecCross.B24]" office:value-type="string" office:string-value="Generic Mid Amber Ale">
            <text:p>Generic Mid Amber Ale</text:p>
          </table:table-cell>
          <table:table-cell table:number-columns-repeated="1022"/>
        </table:table-row>
        <table:table-row table:style-name="ro1">
          <table:table-cell table:formula="of:=[$H2ORecCross.A25]" office:value-type="string" office:string-value="08-Classic American Pilsner">
            <text:p>08-Classic American Pilsner</text:p>
          </table:table-cell>
          <table:table-cell table:formula="of:=[$H2ORecCross.B25]" office:value-type="string" office:string-value="Kai's Pilsner">
            <text:p>Kai's Pilsner</text:p>
          </table:table-cell>
          <table:table-cell table:number-columns-repeated="1022"/>
        </table:table-row>
        <table:table-row table:style-name="ro1">
          <table:table-cell table:formula="of:=[$H2ORecCross.A26]" office:value-type="string" office:string-value="08-Classic American Pilsner">
            <text:p>08-Classic American Pilsner</text:p>
          </table:table-cell>
          <table:table-cell table:formula="of:=[$H2ORecCross.B26]" office:value-type="string" office:string-value="Generic Mid Pale Lager">
            <text:p>Generic Mid Pale Lager</text:p>
          </table:table-cell>
          <table:table-cell table:number-columns-repeated="1022"/>
        </table:table-row>
        <table:table-row table:style-name="ro1">
          <table:table-cell table:formula="of:=[$H2ORecCross.A27]" office:value-type="string" office:string-value="08-Classic Rauchbier">
            <text:p>08-Classic Rauchbier</text:p>
          </table:table-cell>
          <table:table-cell table:formula="of:=[$H2ORecCross.B27]" office:value-type="string" office:string-value="Generic Mid Amber Lager">
            <text:p>Generic Mid Amber Lager</text:p>
          </table:table-cell>
          <table:table-cell table:number-columns-repeated="1022"/>
        </table:table-row>
        <table:table-row table:style-name="ro1">
          <table:table-cell table:formula="of:=[$H2ORecCross.A28]" office:value-type="string" office:string-value="08-Cream Ale">
            <text:p>08-Cream Ale</text:p>
          </table:table-cell>
          <table:table-cell table:formula="of:=[$H2ORecCross.B28]" office:value-type="string" office:string-value="Generic Mid Malty Pale Ale">
            <text:p>Generic Mid Malty Pale Ale</text:p>
          </table:table-cell>
          <table:table-cell table:number-columns-repeated="1022"/>
        </table:table-row>
        <table:table-row table:style-name="ro1">
          <table:table-cell table:formula="of:=[$H2ORecCross.A29]" office:value-type="string" office:string-value="08-Dark American Lager">
            <text:p>08-Dark American Lager</text:p>
          </table:table-cell>
          <table:table-cell table:formula="of:=[$H2ORecCross.B29]" office:value-type="string" office:string-value="Generic Mid Dark Lager">
            <text:p>Generic Mid Dark Lager</text:p>
          </table:table-cell>
          <table:table-cell table:number-columns-repeated="1022"/>
        </table:table-row>
        <table:table-row table:style-name="ro1">
          <table:table-cell table:formula="of:=[$H2ORecCross.A30]" office:value-type="string" office:string-value="08-Doppelbock">
            <text:p>08-Doppelbock</text:p>
          </table:table-cell>
          <table:table-cell table:formula="of:=[$H2ORecCross.B30]" office:value-type="string" office:string-value="Generic Big Amber Lager">
            <text:p>Generic Big Amber Lager</text:p>
          </table:table-cell>
          <table:table-cell table:number-columns-repeated="1022"/>
        </table:table-row>
        <table:table-row table:style-name="ro1">
          <table:table-cell table:formula="of:=[$H2ORecCross.A31]" office:value-type="string" office:string-value="08-Dortmunder Export">
            <text:p>08-Dortmunder Export</text:p>
          </table:table-cell>
          <table:table-cell table:formula="of:=[$H2ORecCross.B31]" office:value-type="string" office:string-value="Dortmunder">
            <text:p>Dortmunder</text:p>
          </table:table-cell>
          <table:table-cell table:number-columns-repeated="1022"/>
        </table:table-row>
        <table:table-row table:style-name="ro1">
          <table:table-cell table:formula="of:=[$H2ORecCross.A32]" office:value-type="string" office:string-value="08-Dry Stout">
            <text:p>08-Dry Stout</text:p>
          </table:table-cell>
          <table:table-cell table:formula="of:=[$H2ORecCross.B32]" office:value-type="string" office:string-value="Generic Small Dark Ale">
            <text:p>Generic Small Dark Ale</text:p>
          </table:table-cell>
          <table:table-cell table:number-columns-repeated="1022"/>
        </table:table-row>
        <table:table-row table:style-name="ro1">
          <table:table-cell table:formula="of:=[$H2ORecCross.A33]" office:value-type="string" office:string-value="08-Düsseldorf Altbier">
            <text:p>08-Düsseldorf Altbier</text:p>
          </table:table-cell>
          <table:table-cell table:formula="of:=[$H2ORecCross.B33]" office:value-type="string" office:string-value="Generic Mid Amber Ale">
            <text:p>Generic Mid Amber Ale</text:p>
          </table:table-cell>
          <table:table-cell table:number-columns-repeated="1022"/>
        </table:table-row>
        <table:table-row table:style-name="ro1">
          <table:table-cell table:formula="of:=[$H2ORecCross.A34]" office:value-type="string" office:string-value="08-Dunkelweizen">
            <text:p>08-Dunkelweizen</text:p>
          </table:table-cell>
          <table:table-cell table:formula="of:=[$H2ORecCross.B34]" office:value-type="string" office:string-value="Generic Mid Dark Ale">
            <text:p>Generic Mid Dark Ale</text:p>
          </table:table-cell>
          <table:table-cell table:number-columns-repeated="1022"/>
        </table:table-row>
        <table:table-row table:style-name="ro1">
          <table:table-cell table:formula="of:=[$H2ORecCross.A35]" office:value-type="string" office:string-value="08-English Barleywine">
            <text:p>08-English Barleywine</text:p>
          </table:table-cell>
          <table:table-cell table:formula="of:=[$H2ORecCross.B35]" office:value-type="string" office:string-value="Generic Big Amber Ale">
            <text:p>Generic Big Amber Ale</text:p>
          </table:table-cell>
          <table:table-cell table:number-columns-repeated="1022"/>
        </table:table-row>
        <table:table-row table:style-name="ro1">
          <table:table-cell table:formula="of:=[$H2ORecCross.A36]" office:value-type="string" office:string-value="08-English IPA">
            <text:p>08-English IPA</text:p>
          </table:table-cell>
          <table:table-cell table:formula="of:=[$H2ORecCross.B36]" office:value-type="string" office:string-value="Generic Mid Amber Ale">
            <text:p>Generic Mid Amber Ale</text:p>
          </table:table-cell>
          <table:table-cell table:number-columns-repeated="1022"/>
        </table:table-row>
        <table:table-row table:style-name="ro1">
          <table:table-cell table:formula="of:=[$H2ORecCross.A37]" office:value-type="string" office:string-value="08-Extra Special/Strong Bitter (English Pale Ale)">
            <text:p>08-Extra Special/Strong Bitter (English Pale Ale)</text:p>
          </table:table-cell>
          <table:table-cell table:formula="of:=[$H2ORecCross.B37]" office:value-type="string" office:string-value="Generic Mid Amber Ale">
            <text:p>Generic Mid Amber Ale</text:p>
          </table:table-cell>
          <table:table-cell table:number-columns-repeated="1022"/>
        </table:table-row>
        <table:table-row table:style-name="ro1">
          <table:table-cell table:formula="of:=[$H2ORecCross.A38]" office:value-type="string" office:string-value="08-Foreign Extra Stout">
            <text:p>08-Foreign Extra Stout</text:p>
          </table:table-cell>
          <table:table-cell table:formula="of:=[$H2ORecCross.B38]" office:value-type="string" office:string-value="Generic Big Dark Ale">
            <text:p>Generic Big Dark Ale</text:p>
          </table:table-cell>
          <table:table-cell table:number-columns-repeated="1022"/>
        </table:table-row>
        <table:table-row table:style-name="ro1">
          <table:table-cell table:formula="of:=[$H2ORecCross.A39]" office:value-type="string" office:string-value="08-German Pilsner (Pils)">
            <text:p>08-German Pilsner (Pils)</text:p>
          </table:table-cell>
          <table:table-cell table:formula="of:=[$H2ORecCross.B39]" office:value-type="string" office:string-value="Kai's Pilsner">
            <text:p>Kai's Pilsner</text:p>
          </table:table-cell>
          <table:table-cell table:number-columns-repeated="1022"/>
        </table:table-row>
        <table:table-row table:style-name="ro1">
          <table:table-cell table:formula="of:=[$H2ORecCross.A40]" office:value-type="string" office:string-value="08-German Pilsner (Pils)">
            <text:p>08-German Pilsner (Pils)</text:p>
          </table:table-cell>
          <table:table-cell table:formula="of:=[$H2ORecCross.B40]" office:value-type="string" office:string-value="Generic Mid Pale Lager">
            <text:p>Generic Mid Pale Lager</text:p>
          </table:table-cell>
          <table:table-cell table:number-columns-repeated="1022"/>
        </table:table-row>
        <table:table-row table:style-name="ro1">
          <table:table-cell table:formula="of:=[$H2ORecCross.A41]" office:value-type="string" office:string-value="08-Imperial IPA">
            <text:p>08-Imperial IPA</text:p>
          </table:table-cell>
          <table:table-cell table:formula="of:=[$H2ORecCross.B41]" office:value-type="string" office:string-value="Generic Mid Bitter Pale Ale">
            <text:p>Generic Mid Bitter Pale Ale</text:p>
          </table:table-cell>
          <table:table-cell table:number-columns-repeated="1022"/>
        </table:table-row>
        <table:table-row table:style-name="ro1">
          <table:table-cell table:formula="of:=[$H2ORecCross.A42]" office:value-type="string" office:string-value="08-Irish Red Ale">
            <text:p>08-Irish Red Ale</text:p>
          </table:table-cell>
          <table:table-cell table:formula="of:=[$H2ORecCross.B42]" office:value-type="string" office:string-value="Generic Mid Amber Ale">
            <text:p>Generic Mid Amber Ale</text:p>
          </table:table-cell>
          <table:table-cell table:number-columns-repeated="1022"/>
        </table:table-row>
        <table:table-row table:style-name="ro1">
          <table:table-cell table:formula="of:=[$H2ORecCross.A43]" office:value-type="string" office:string-value="08-Kölsch">
            <text:p>08-Kölsch</text:p>
          </table:table-cell>
          <table:table-cell table:formula="of:=[$H2ORecCross.B43]" office:value-type="string" office:string-value="Generic Mid Malty Pale Ale">
            <text:p>Generic Mid Malty Pale Ale</text:p>
          </table:table-cell>
          <table:table-cell table:number-columns-repeated="1022"/>
        </table:table-row>
        <table:table-row table:style-name="ro1">
          <table:table-cell table:formula="of:=[$H2ORecCross.A44]" office:value-type="string" office:string-value="08-Lite American Lager">
            <text:p>08-Lite American Lager</text:p>
          </table:table-cell>
          <table:table-cell table:formula="of:=[$H2ORecCross.B44]" office:value-type="string" office:string-value="Generic Small Pale Lager">
            <text:p>Generic Small Pale Lager</text:p>
          </table:table-cell>
          <table:table-cell table:number-columns-repeated="1022"/>
        </table:table-row>
        <table:table-row table:style-name="ro1">
          <table:table-cell table:formula="of:=[$H2ORecCross.A45]" office:value-type="string" office:string-value="08-Maibock/Helles Bock">
            <text:p>08-Maibock/Helles Bock</text:p>
          </table:table-cell>
          <table:table-cell table:formula="of:=[$H2ORecCross.B45]" office:value-type="string" office:string-value="Generic Big Amber Lager">
            <text:p>Generic Big Amber Lager</text:p>
          </table:table-cell>
          <table:table-cell table:number-columns-repeated="1022"/>
        </table:table-row>
        <table:table-row table:style-name="ro1">
          <table:table-cell table:formula="of:=[$H2ORecCross.A46]" office:value-type="string" office:string-value="08-Mild">
            <text:p>08-Mild</text:p>
          </table:table-cell>
          <table:table-cell table:formula="of:=[$H2ORecCross.B46]" office:value-type="string" office:string-value="Generic Small Amber Ale">
            <text:p>Generic Small Amber Ale</text:p>
          </table:table-cell>
          <table:table-cell table:number-columns-repeated="1022"/>
        </table:table-row>
        <table:table-row table:style-name="ro1">
          <table:table-cell table:formula="of:=[$H2ORecCross.A47]" office:value-type="string" office:string-value="08-Munich Dunkel">
            <text:p>08-Munich Dunkel</text:p>
          </table:table-cell>
          <table:table-cell table:formula="of:=[$H2ORecCross.B47]" office:value-type="string" office:string-value="Generic Mid Dark Lager">
            <text:p>Generic Mid Dark Lager</text:p>
          </table:table-cell>
          <table:table-cell table:number-columns-repeated="1022"/>
        </table:table-row>
        <table:table-row table:style-name="ro1">
          <table:table-cell table:formula="of:=[$H2ORecCross.A48]" office:value-type="string" office:string-value="08-Munich Helles">
            <text:p>08-Munich Helles</text:p>
          </table:table-cell>
          <table:table-cell table:formula="of:=[$H2ORecCross.B48]" office:value-type="string" office:string-value="Generic Small Pale Lager">
            <text:p>Generic Small Pale Lager</text:p>
          </table:table-cell>
          <table:table-cell table:number-columns-repeated="1022"/>
        </table:table-row>
        <table:table-row table:style-name="ro1">
          <table:table-cell table:formula="of:=[$H2ORecCross.A49]" office:value-type="string" office:string-value="08-Northern English Brown">
            <text:p>08-Northern English Brown</text:p>
          </table:table-cell>
          <table:table-cell table:formula="of:=[$H2ORecCross.B49]" office:value-type="string" office:string-value="VikeMan's Do as I Do Brown">
            <text:p>VikeMan's Do as I Do Brown</text:p>
          </table:table-cell>
          <table:table-cell table:number-columns-repeated="1022"/>
        </table:table-row>
        <table:table-row table:style-name="ro1">
          <table:table-cell table:formula="of:=[$H2ORecCross.A50]" office:value-type="string" office:string-value="08-Northern English Brown">
            <text:p>08-Northern English Brown</text:p>
          </table:table-cell>
          <table:table-cell table:formula="of:=[$H2ORecCross.B50]" office:value-type="string" office:string-value="VikeMan's Do as I Say Brown">
            <text:p>VikeMan's Do as I Say Brown</text:p>
          </table:table-cell>
          <table:table-cell table:number-columns-repeated="1022"/>
        </table:table-row>
        <table:table-row table:style-name="ro1">
          <table:table-cell table:formula="of:=[$H2ORecCross.A51]" office:value-type="string" office:string-value="08-Northern English Brown">
            <text:p>08-Northern English Brown</text:p>
          </table:table-cell>
          <table:table-cell table:formula="of:=[$H2ORecCross.B51]" office:value-type="string" office:string-value="Generic Mid Dark Ale">
            <text:p>Generic Mid Dark Ale</text:p>
          </table:table-cell>
          <table:table-cell table:number-columns-repeated="1022"/>
        </table:table-row>
        <table:table-row table:style-name="ro1">
          <table:table-cell table:formula="of:=[$H2ORecCross.A52]" office:value-type="string" office:string-value="08-Northern German Altbier">
            <text:p>08-Northern German Altbier</text:p>
          </table:table-cell>
          <table:table-cell table:formula="of:=[$H2ORecCross.B52]" office:value-type="string" office:string-value="Generic Mid Amber Ale">
            <text:p>Generic Mid Amber Ale</text:p>
          </table:table-cell>
          <table:table-cell table:number-columns-repeated="1022"/>
        </table:table-row>
        <table:table-row table:style-name="ro1">
          <table:table-cell table:formula="of:=[$H2ORecCross.A53]" office:value-type="string" office:string-value="08-Oatmeal Stout">
            <text:p>08-Oatmeal Stout</text:p>
          </table:table-cell>
          <table:table-cell table:formula="of:=[$H2ORecCross.B53]" office:value-type="string" office:string-value="Generic Mid Dark Ale">
            <text:p>Generic Mid Dark Ale</text:p>
          </table:table-cell>
          <table:table-cell table:number-columns-repeated="1022"/>
        </table:table-row>
        <table:table-row table:style-name="ro1">
          <table:table-cell table:formula="of:=[$H2ORecCross.A54]" office:value-type="string" office:string-value="08-Oktoberfest">
            <text:p>08-Oktoberfest</text:p>
          </table:table-cell>
          <table:table-cell table:formula="of:=[$H2ORecCross.B54]" office:value-type="string" office:string-value="Generic Mid Amber Lager">
            <text:p>Generic Mid Amber Lager</text:p>
          </table:table-cell>
          <table:table-cell table:number-columns-repeated="1022"/>
        </table:table-row>
        <table:table-row table:style-name="ro1">
          <table:table-cell table:formula="of:=[$H2ORecCross.A55]" office:value-type="string" office:string-value="08-Old Ale">
            <text:p>08-Old Ale</text:p>
          </table:table-cell>
          <table:table-cell table:formula="of:=[$H2ORecCross.B55]" office:value-type="string" office:string-value="VikeMan's Old Ale">
            <text:p>VikeMan's Old Ale</text:p>
          </table:table-cell>
          <table:table-cell table:number-columns-repeated="1022"/>
        </table:table-row>
        <table:table-row table:style-name="ro1">
          <table:table-cell table:formula="of:=[$H2ORecCross.A56]" office:value-type="string" office:string-value="08-Old Ale">
            <text:p>08-Old Ale</text:p>
          </table:table-cell>
          <table:table-cell table:formula="of:=[$H2ORecCross.B56]" office:value-type="string" office:string-value="Generic Big Amber Ale">
            <text:p>Generic Big Amber Ale</text:p>
          </table:table-cell>
          <table:table-cell table:number-columns-repeated="1022"/>
        </table:table-row>
        <table:table-row table:style-name="ro1">
          <table:table-cell table:formula="of:=[$H2ORecCross.A57]" office:value-type="string" office:string-value="08-Premium American Lager">
            <text:p>08-Premium American Lager</text:p>
          </table:table-cell>
          <table:table-cell table:formula="of:=[$H2ORecCross.B57]" office:value-type="string" office:string-value="Generic Mid Pale Lager">
            <text:p>Generic Mid Pale Lager</text:p>
          </table:table-cell>
          <table:table-cell table:number-columns-repeated="1022"/>
        </table:table-row>
        <table:table-row table:style-name="ro1">
          <table:table-cell table:formula="of:=[$H2ORecCross.A58]" office:value-type="string" office:string-value="08-Robust Porter">
            <text:p>08-Robust Porter</text:p>
          </table:table-cell>
          <table:table-cell table:formula="of:=[$H2ORecCross.B58]" office:value-type="string" office:string-value="Generic Mid Dark Ale">
            <text:p>Generic Mid Dark Ale</text:p>
          </table:table-cell>
          <table:table-cell table:number-columns-repeated="1022"/>
        </table:table-row>
        <table:table-row table:style-name="ro1">
          <table:table-cell table:formula="of:=[$H2ORecCross.A59]" office:value-type="string" office:string-value="08-Roggenbier (German Rye Beer)">
            <text:p>08-Roggenbier (German Rye Beer)</text:p>
          </table:table-cell>
          <table:table-cell table:formula="of:=[$H2ORecCross.B59]" office:value-type="string" office:string-value="Generic Mid Amber Ale">
            <text:p>Generic Mid Amber Ale</text:p>
          </table:table-cell>
          <table:table-cell table:number-columns-repeated="1022"/>
        </table:table-row>
        <table:table-row table:style-name="ro1">
          <table:table-cell table:formula="of:=[$H2ORecCross.A60]" office:value-type="string" office:string-value="08-Russian Imperial Stout">
            <text:p>08-Russian Imperial Stout</text:p>
          </table:table-cell>
          <table:table-cell table:formula="of:=[$H2ORecCross.B60]" office:value-type="string" office:string-value="Generic Big Dark Ale">
            <text:p>Generic Big Dark Ale</text:p>
          </table:table-cell>
          <table:table-cell table:number-columns-repeated="1022"/>
        </table:table-row>
        <table:table-row table:style-name="ro1">
          <table:table-cell table:formula="of:=[$H2ORecCross.A61]" office:value-type="string" office:string-value="08-Saison">
            <text:p>08-Saison</text:p>
          </table:table-cell>
          <table:table-cell table:formula="of:=[$H2ORecCross.B61]" office:value-type="string" office:string-value="Generic Mid Bitter Pale Ale">
            <text:p>Generic Mid Bitter Pale Ale</text:p>
          </table:table-cell>
          <table:table-cell table:number-columns-repeated="1022"/>
        </table:table-row>
        <table:table-row table:style-name="ro1">
          <table:table-cell table:formula="of:=[$H2ORecCross.A62]" office:value-type="string" office:string-value="08-Schwarzbier (Black Beer)">
            <text:p>08-Schwarzbier (Black Beer)</text:p>
          </table:table-cell>
          <table:table-cell table:formula="of:=[$H2ORecCross.B62]" office:value-type="string" office:string-value="Generic Mid Dark Lager">
            <text:p>Generic Mid Dark Lager</text:p>
          </table:table-cell>
          <table:table-cell table:number-columns-repeated="1022"/>
        </table:table-row>
        <table:table-row table:style-name="ro1">
          <table:table-cell table:formula="of:=[$H2ORecCross.A63]" office:value-type="string" office:string-value="08-Scottish Export 80/-">
            <text:p>08-Scottish Export 80/-</text:p>
          </table:table-cell>
          <table:table-cell table:formula="of:=[$H2ORecCross.B63]" office:value-type="string" office:string-value="Generic Small Amber Ale">
            <text:p>Generic Small Amber Ale</text:p>
          </table:table-cell>
          <table:table-cell table:number-columns-repeated="1022"/>
        </table:table-row>
        <table:table-row table:style-name="ro1">
          <table:table-cell table:formula="of:=[$H2ORecCross.A64]" office:value-type="string" office:string-value="08-Scottish Heavy 70/-">
            <text:p>08-Scottish Heavy 70/-</text:p>
          </table:table-cell>
          <table:table-cell table:formula="of:=[$H2ORecCross.B64]" office:value-type="string" office:string-value="Generic Small Amber Ale">
            <text:p>Generic Small Amber Ale</text:p>
          </table:table-cell>
          <table:table-cell table:number-columns-repeated="1022"/>
        </table:table-row>
        <table:table-row table:style-name="ro1">
          <table:table-cell table:formula="of:=[$H2ORecCross.A65]" office:value-type="string" office:string-value="08-Scottish Light 60/-">
            <text:p>08-Scottish Light 60/-</text:p>
          </table:table-cell>
          <table:table-cell table:formula="of:=[$H2ORecCross.B65]" office:value-type="string" office:string-value="Generic Small Amber Ale">
            <text:p>Generic Small Amber Ale</text:p>
          </table:table-cell>
          <table:table-cell table:number-columns-repeated="1022"/>
        </table:table-row>
        <table:table-row table:style-name="ro1">
          <table:table-cell table:formula="of:=[$H2ORecCross.A66]" office:value-type="string" office:string-value="08-Southern English Brown">
            <text:p>08-Southern English Brown</text:p>
          </table:table-cell>
          <table:table-cell table:formula="of:=[$H2ORecCross.B66]" office:value-type="string" office:string-value="VikeMan's Do as I Do Brown">
            <text:p>VikeMan's Do as I Do Brown</text:p>
          </table:table-cell>
          <table:table-cell table:number-columns-repeated="1022"/>
        </table:table-row>
        <table:table-row table:style-name="ro1">
          <table:table-cell table:formula="of:=[$H2ORecCross.A67]" office:value-type="string" office:string-value="08-Southern English Brown">
            <text:p>08-Southern English Brown</text:p>
          </table:table-cell>
          <table:table-cell table:formula="of:=[$H2ORecCross.B67]" office:value-type="string" office:string-value="VikeMan's Do as I Say Brown">
            <text:p>VikeMan's Do as I Say Brown</text:p>
          </table:table-cell>
          <table:table-cell table:number-columns-repeated="1022"/>
        </table:table-row>
        <table:table-row table:style-name="ro1">
          <table:table-cell table:formula="of:=[$H2ORecCross.A68]" office:value-type="string" office:string-value="08-Southern English Brown">
            <text:p>08-Southern English Brown</text:p>
          </table:table-cell>
          <table:table-cell table:formula="of:=[$H2ORecCross.B68]" office:value-type="string" office:string-value="Generic Small Dark Ale">
            <text:p>Generic Small Dark Ale</text:p>
          </table:table-cell>
          <table:table-cell table:number-columns-repeated="1022"/>
        </table:table-row>
        <table:table-row table:style-name="ro1">
          <table:table-cell table:formula="of:=[$H2ORecCross.A69]" office:value-type="string" office:string-value="08-Special/Best/Premium Bitter">
            <text:p>08-Special/Best/Premium Bitter</text:p>
          </table:table-cell>
          <table:table-cell table:formula="of:=[$H2ORecCross.B69]" office:value-type="string" office:string-value="Generic Small Pale Ale">
            <text:p>Generic Small Pale Ale</text:p>
          </table:table-cell>
          <table:table-cell table:number-columns-repeated="1022"/>
        </table:table-row>
        <table:table-row table:style-name="ro1">
          <table:table-cell table:formula="of:=[$H2ORecCross.A70]" office:value-type="string" office:string-value="08-Standard American Lager">
            <text:p>08-Standard American Lager</text:p>
          </table:table-cell>
          <table:table-cell table:formula="of:=[$H2ORecCross.B70]" office:value-type="string" office:string-value="Generic Small Pale Lager">
            <text:p>Generic Small Pale Lager</text:p>
          </table:table-cell>
          <table:table-cell table:number-columns-repeated="1022"/>
        </table:table-row>
        <table:table-row table:style-name="ro1">
          <table:table-cell table:formula="of:=[$H2ORecCross.A71]" office:value-type="string" office:string-value="08-Standard/Ordinary Bitter">
            <text:p>08-Standard/Ordinary Bitter</text:p>
          </table:table-cell>
          <table:table-cell table:formula="of:=[$H2ORecCross.B71]" office:value-type="string" office:string-value="Generic Small Pale Ale">
            <text:p>Generic Small Pale Ale</text:p>
          </table:table-cell>
          <table:table-cell table:number-columns-repeated="1022"/>
        </table:table-row>
        <table:table-row table:style-name="ro1">
          <table:table-cell table:formula="of:=[$H2ORecCross.A72]" office:value-type="string" office:string-value="08-Strong Scotch Ale">
            <text:p>08-Strong Scotch Ale</text:p>
          </table:table-cell>
          <table:table-cell table:formula="of:=[$H2ORecCross.B72]" office:value-type="string" office:string-value="Generic Big Amber Ale">
            <text:p>Generic Big Amber Ale</text:p>
          </table:table-cell>
          <table:table-cell table:number-columns-repeated="1022"/>
        </table:table-row>
        <table:table-row table:style-name="ro1">
          <table:table-cell table:formula="of:=[$H2ORecCross.A73]" office:value-type="string" office:string-value="08-Sweet Stout">
            <text:p>08-Sweet Stout</text:p>
          </table:table-cell>
          <table:table-cell table:formula="of:=[$H2ORecCross.B73]" office:value-type="string" office:string-value="Ward G. Walkup IV's Matrimonial Milk Stout">
            <text:p>Ward G. Walkup IV's Matrimonial Milk Stout</text:p>
          </table:table-cell>
          <table:table-cell table:number-columns-repeated="1022"/>
        </table:table-row>
        <table:table-row table:style-name="ro1">
          <table:table-cell table:formula="of:=[$H2ORecCross.A74]" office:value-type="string" office:string-value="08-Sweet Stout">
            <text:p>08-Sweet Stout</text:p>
          </table:table-cell>
          <table:table-cell table:formula="of:=[$H2ORecCross.B74]" office:value-type="string" office:string-value="Generic Mid Dark Ale">
            <text:p>Generic Mid Dark Ale</text:p>
          </table:table-cell>
          <table:table-cell table:number-columns-repeated="1022"/>
        </table:table-row>
        <table:table-row table:style-name="ro1">
          <table:table-cell table:formula="of:=[$H2ORecCross.A75]" office:value-type="string" office:string-value="08-Traditional Bock">
            <text:p>08-Traditional Bock</text:p>
          </table:table-cell>
          <table:table-cell table:formula="of:=[$H2ORecCross.B75]" office:value-type="string" office:string-value="Generic Big Amber Lager">
            <text:p>Generic Big Amber Lager</text:p>
          </table:table-cell>
          <table:table-cell table:number-columns-repeated="1022"/>
        </table:table-row>
        <table:table-row table:style-name="ro1">
          <table:table-cell table:formula="of:=[$H2ORecCross.A76]" office:value-type="string" office:string-value="08-Vienna Lager">
            <text:p>08-Vienna Lager</text:p>
          </table:table-cell>
          <table:table-cell table:formula="of:=[$H2ORecCross.B76]" office:value-type="string" office:string-value="VikeMan's Vienna">
            <text:p>VikeMan's Vienna</text:p>
          </table:table-cell>
          <table:table-cell table:number-columns-repeated="1022"/>
        </table:table-row>
        <table:table-row table:style-name="ro1">
          <table:table-cell table:formula="of:=[$H2ORecCross.A77]" office:value-type="string" office:string-value="08-Vienna Lager">
            <text:p>08-Vienna Lager</text:p>
          </table:table-cell>
          <table:table-cell table:formula="of:=[$H2ORecCross.B77]" office:value-type="string" office:string-value="Generic Mid Amber Lager">
            <text:p>Generic Mid Amber Lager</text:p>
          </table:table-cell>
          <table:table-cell table:number-columns-repeated="1022"/>
        </table:table-row>
        <table:table-row table:style-name="ro1">
          <table:table-cell table:formula="of:=[$H2ORecCross.A78]" office:value-type="string" office:string-value="08-Weizen/Weissbier">
            <text:p>08-Weizen/Weissbier</text:p>
          </table:table-cell>
          <table:table-cell table:formula="of:=[$H2ORecCross.B78]" office:value-type="string" office:string-value="Generic Mid Malty Pale Ale">
            <text:p>Generic Mid Malty Pale Ale</text:p>
          </table:table-cell>
          <table:table-cell table:number-columns-repeated="1022"/>
        </table:table-row>
        <table:table-row table:style-name="ro1">
          <table:table-cell table:formula="of:=[$H2ORecCross.A79]" office:value-type="string" office:string-value="08-Weizenbock">
            <text:p>08-Weizenbock</text:p>
          </table:table-cell>
          <table:table-cell table:formula="of:=[$H2ORecCross.B79]" office:value-type="string" office:string-value="Generic Big Dark Ale">
            <text:p>Generic Big Dark Ale</text:p>
          </table:table-cell>
          <table:table-cell table:number-columns-repeated="1022"/>
        </table:table-row>
        <table:table-row table:style-name="ro1">
          <table:table-cell table:formula="of:=[$H2ORecCross.A80]" office:value-type="string" office:string-value="08-Witbier">
            <text:p>08-Witbier</text:p>
          </table:table-cell>
          <table:table-cell table:formula="of:=[$H2ORecCross.B80]" office:value-type="string" office:string-value="Generic Mid Malty Pale Ale">
            <text:p>Generic Mid Malty Pale Ale</text:p>
          </table:table-cell>
          <table:table-cell table:number-columns-repeated="1022"/>
        </table:table-row>
        <table:table-row table:style-name="ro1">
          <table:table-cell table:formula="of:=[$H2ORecCross.A81]" office:value-type="string" office:string-value="Altbier">
            <text:p>Altbier</text:p>
          </table:table-cell>
          <table:table-cell table:formula="of:=[$H2ORecCross.B81]" office:value-type="string" office:string-value="Generic Mid Amber Ale">
            <text:p>Generic Mid Amber Ale</text:p>
          </table:table-cell>
          <table:table-cell table:number-columns-repeated="1022"/>
        </table:table-row>
        <table:table-row table:style-name="ro1">
          <table:table-cell table:formula="of:=[$H2ORecCross.A82]" office:value-type="string" office:string-value="American Amber Ale">
            <text:p>American Amber Ale</text:p>
          </table:table-cell>
          <table:table-cell table:formula="of:=[$H2ORecCross.B82]" office:value-type="string" office:string-value="Generic Mid Amber Ale">
            <text:p>Generic Mid Amber Ale</text:p>
          </table:table-cell>
          <table:table-cell table:number-columns-repeated="1022"/>
        </table:table-row>
        <table:table-row table:style-name="ro1">
          <table:table-cell table:formula="of:=[$H2ORecCross.A83]" office:value-type="string" office:string-value="American Barleywine">
            <text:p>American Barleywine</text:p>
          </table:table-cell>
          <table:table-cell table:formula="of:=[$H2ORecCross.B83]" office:value-type="string" office:string-value="Generic Big Amber Ale">
            <text:p>Generic Big Amber Ale</text:p>
          </table:table-cell>
          <table:table-cell table:number-columns-repeated="1022"/>
        </table:table-row>
        <table:table-row table:style-name="ro1">
          <table:table-cell table:formula="of:=[$H2ORecCross.A84]" office:value-type="string" office:string-value="American Brown Ale">
            <text:p>American Brown Ale</text:p>
          </table:table-cell>
          <table:table-cell table:formula="of:=[$H2ORecCross.B84]" office:value-type="string" office:string-value="VikeMan's Do as I Do Brown">
            <text:p>VikeMan's Do as I Do Brown</text:p>
          </table:table-cell>
          <table:table-cell table:number-columns-repeated="1022"/>
        </table:table-row>
        <table:table-row table:style-name="ro1">
          <table:table-cell table:formula="of:=[$H2ORecCross.A85]" office:value-type="string" office:string-value="American Brown Ale">
            <text:p>American Brown Ale</text:p>
          </table:table-cell>
          <table:table-cell table:formula="of:=[$H2ORecCross.B85]" office:value-type="string" office:string-value="VikeMan's Do as I Say Brown">
            <text:p>VikeMan's Do as I Say Brown</text:p>
          </table:table-cell>
          <table:table-cell table:number-columns-repeated="1022"/>
        </table:table-row>
        <table:table-row table:style-name="ro1">
          <table:table-cell table:formula="of:=[$H2ORecCross.A86]" office:value-type="string" office:string-value="American Brown Ale">
            <text:p>American Brown Ale</text:p>
          </table:table-cell>
          <table:table-cell table:formula="of:=[$H2ORecCross.B86]" office:value-type="string" office:string-value="Generic Mid Dark Ale">
            <text:p>Generic Mid Dark Ale</text:p>
          </table:table-cell>
          <table:table-cell table:number-columns-repeated="1022"/>
        </table:table-row>
        <table:table-row table:style-name="ro1">
          <table:table-cell table:formula="of:=[$H2ORecCross.A87]" office:value-type="string" office:string-value="American IPA">
            <text:p>American IPA</text:p>
          </table:table-cell>
          <table:table-cell table:formula="of:=[$H2ORecCross.B87]" office:value-type="string" office:string-value="VikeMan's (Averagely Perfect) AIPA">
            <text:p>VikeMan's (Averagely Perfect) AIPA</text:p>
          </table:table-cell>
          <table:table-cell table:number-columns-repeated="1022"/>
        </table:table-row>
        <table:table-row table:style-name="ro1">
          <table:table-cell table:formula="of:=[$H2ORecCross.A88]" office:value-type="string" office:string-value="American IPA">
            <text:p>American IPA</text:p>
          </table:table-cell>
          <table:table-cell table:formula="of:=[$H2ORecCross.B88]" office:value-type="string" office:string-value="Generic Mid Bitter Pale Ale">
            <text:p>Generic Mid Bitter Pale Ale</text:p>
          </table:table-cell>
          <table:table-cell table:number-columns-repeated="1022"/>
        </table:table-row>
        <table:table-row table:style-name="ro1">
          <table:table-cell table:formula="of:=[$H2ORecCross.A89]" office:value-type="string" office:string-value="American Lager">
            <text:p>American Lager</text:p>
          </table:table-cell>
          <table:table-cell table:formula="of:=[$H2ORecCross.B89]" office:value-type="string" office:string-value="Kai's Pilsner">
            <text:p>Kai's Pilsner</text:p>
          </table:table-cell>
          <table:table-cell table:number-columns-repeated="1022"/>
        </table:table-row>
        <table:table-row table:style-name="ro1">
          <table:table-cell table:formula="of:=[$H2ORecCross.A90]" office:value-type="string" office:string-value="American Lager">
            <text:p>American Lager</text:p>
          </table:table-cell>
          <table:table-cell table:formula="of:=[$H2ORecCross.B90]" office:value-type="string" office:string-value="Generic Mid Pale Lager">
            <text:p>Generic Mid Pale Lager</text:p>
          </table:table-cell>
          <table:table-cell table:number-columns-repeated="1022"/>
        </table:table-row>
        <table:table-row table:style-name="ro1">
          <table:table-cell table:formula="of:=[$H2ORecCross.A91]" office:value-type="string" office:string-value="American Light Lager">
            <text:p>American Light Lager</text:p>
          </table:table-cell>
          <table:table-cell table:formula="of:=[$H2ORecCross.B91]" office:value-type="string" office:string-value="Generic Small Pale Lager">
            <text:p>Generic Small Pale Lager</text:p>
          </table:table-cell>
          <table:table-cell table:number-columns-repeated="1022"/>
        </table:table-row>
        <table:table-row table:style-name="ro1">
          <table:table-cell table:formula="of:=[$H2ORecCross.A92]" office:value-type="string" office:string-value="American Pale Ale">
            <text:p>American Pale Ale</text:p>
          </table:table-cell>
          <table:table-cell table:formula="of:=[$H2ORecCross.B92]" office:value-type="string" office:string-value="Ward G. Walkup IV's Velarde's Flight">
            <text:p>Ward G. Walkup IV's Velarde's Flight</text:p>
          </table:table-cell>
          <table:table-cell table:number-columns-repeated="1022"/>
        </table:table-row>
        <table:table-row table:style-name="ro1">
          <table:table-cell table:formula="of:=[$H2ORecCross.A93]" office:value-type="string" office:string-value="American Pale Ale">
            <text:p>American Pale Ale</text:p>
          </table:table-cell>
          <table:table-cell table:formula="of:=[$H2ORecCross.B93]" office:value-type="string" office:string-value="Generic Mid Bitter Pale Ale">
            <text:p>Generic Mid Bitter Pale Ale</text:p>
          </table:table-cell>
          <table:table-cell table:number-columns-repeated="1022"/>
        </table:table-row>
        <table:table-row table:style-name="ro1">
          <table:table-cell table:formula="of:=[$H2ORecCross.A94]" office:value-type="string" office:string-value="American Porter">
            <text:p>American Porter</text:p>
          </table:table-cell>
          <table:table-cell table:formula="of:=[$H2ORecCross.B94]" office:value-type="string" office:string-value="Generic Mid Dark Ale">
            <text:p>Generic Mid Dark Ale</text:p>
          </table:table-cell>
          <table:table-cell table:number-columns-repeated="1022"/>
        </table:table-row>
        <table:table-row table:style-name="ro1">
          <table:table-cell table:formula="of:=[$H2ORecCross.A95]" office:value-type="string" office:string-value="American Stout">
            <text:p>American Stout</text:p>
          </table:table-cell>
          <table:table-cell table:formula="of:=[$H2ORecCross.B95]" office:value-type="string" office:string-value="Generic Mid Dark Ale">
            <text:p>Generic Mid Dark Ale</text:p>
          </table:table-cell>
          <table:table-cell table:number-columns-repeated="1022"/>
        </table:table-row>
        <table:table-row table:style-name="ro1">
          <table:table-cell table:formula="of:=[$H2ORecCross.A96]" office:value-type="string" office:string-value="American Strong Ale">
            <text:p>American Strong Ale</text:p>
          </table:table-cell>
          <table:table-cell table:formula="of:=[$H2ORecCross.B96]" office:value-type="string" office:string-value="Generic Big Amber Ale">
            <text:p>Generic Big Amber Ale</text:p>
          </table:table-cell>
          <table:table-cell table:number-columns-repeated="1022"/>
        </table:table-row>
        <table:table-row table:style-name="ro1">
          <table:table-cell table:formula="of:=[$H2ORecCross.A97]" office:value-type="string" office:string-value="American Wheat Beer">
            <text:p>American Wheat Beer</text:p>
          </table:table-cell>
          <table:table-cell table:formula="of:=[$H2ORecCross.B97]" office:value-type="string" office:string-value="Generic Small Pale Ale">
            <text:p>Generic Small Pale Ale</text:p>
          </table:table-cell>
          <table:table-cell table:number-columns-repeated="1022"/>
        </table:table-row>
        <table:table-row table:style-name="ro1">
          <table:table-cell table:formula="of:=[$H2ORecCross.A98]" office:value-type="string" office:string-value="Australian Sparkling Ale">
            <text:p>Australian Sparkling Ale</text:p>
          </table:table-cell>
          <table:table-cell table:formula="of:=[$H2ORecCross.B98]" office:value-type="string" office:string-value="Generic Mid Pale Lager">
            <text:p>Generic Mid Pale Lager</text:p>
          </table:table-cell>
          <table:table-cell table:number-columns-repeated="1022"/>
        </table:table-row>
        <table:table-row table:style-name="ro1">
          <table:table-cell table:formula="of:=[$H2ORecCross.A99]" office:value-type="string" office:string-value="Baltic Porter">
            <text:p>Baltic Porter</text:p>
          </table:table-cell>
          <table:table-cell table:formula="of:=[$H2ORecCross.B99]" office:value-type="string" office:string-value="Generic Big Dark Lager">
            <text:p>Generic Big Dark Lager</text:p>
          </table:table-cell>
          <table:table-cell table:number-columns-repeated="1022"/>
        </table:table-row>
        <table:table-row table:style-name="ro1">
          <table:table-cell table:formula="of:=[$H2ORecCross.A100]" office:value-type="string" office:string-value="Belgian Blond Ale">
            <text:p>Belgian Blond Ale</text:p>
          </table:table-cell>
          <table:table-cell table:formula="of:=[$H2ORecCross.B100]" office:value-type="string" office:string-value="Generic Big Pale Ale">
            <text:p>Generic Big Pale Ale</text:p>
          </table:table-cell>
          <table:table-cell table:number-columns-repeated="1022"/>
        </table:table-row>
        <table:table-row table:style-name="ro1">
          <table:table-cell table:formula="of:=[$H2ORecCross.A101]" office:value-type="string" office:string-value="Belgian Dark Strong Ale">
            <text:p>Belgian Dark Strong Ale</text:p>
          </table:table-cell>
          <table:table-cell table:formula="of:=[$H2ORecCross.B101]" office:value-type="string" office:string-value="Generic Big Dark Ale">
            <text:p>Generic Big Dark Ale</text:p>
          </table:table-cell>
          <table:table-cell table:number-columns-repeated="1022"/>
        </table:table-row>
        <table:table-row table:style-name="ro1">
          <table:table-cell table:formula="of:=[$H2ORecCross.A102]" office:value-type="string" office:string-value="Belgian Dubbel">
            <text:p>Belgian Dubbel</text:p>
          </table:table-cell>
          <table:table-cell table:formula="of:=[$H2ORecCross.B102]" office:value-type="string" office:string-value="Generic Big Amber Ale">
            <text:p>Generic Big Amber Ale</text:p>
          </table:table-cell>
          <table:table-cell table:number-columns-repeated="1022"/>
        </table:table-row>
        <table:table-row table:style-name="ro1">
          <table:table-cell table:formula="of:=[$H2ORecCross.A103]" office:value-type="string" office:string-value="Belgian Golden Strong Ale">
            <text:p>Belgian Golden Strong Ale</text:p>
          </table:table-cell>
          <table:table-cell table:formula="of:=[$H2ORecCross.B103]" office:value-type="string" office:string-value="Generic Big Pale Ale">
            <text:p>Generic Big Pale Ale</text:p>
          </table:table-cell>
          <table:table-cell table:number-columns-repeated="1022"/>
        </table:table-row>
        <table:table-row table:style-name="ro1">
          <table:table-cell table:formula="of:=[$H2ORecCross.A104]" office:value-type="string" office:string-value="Belgian IPA">
            <text:p>Belgian IPA</text:p>
          </table:table-cell>
          <table:table-cell table:formula="of:=[$H2ORecCross.B104]" office:value-type="string" office:string-value="Generic Mid Bitter Pale Ale">
            <text:p>Generic Mid Bitter Pale Ale</text:p>
          </table:table-cell>
          <table:table-cell table:number-columns-repeated="1022"/>
        </table:table-row>
        <table:table-row table:style-name="ro1">
          <table:table-cell table:formula="of:=[$H2ORecCross.A105]" office:value-type="string" office:string-value="Belgian Pale Ale">
            <text:p>Belgian Pale Ale</text:p>
          </table:table-cell>
          <table:table-cell table:formula="of:=[$H2ORecCross.B105]" office:value-type="string" office:string-value="Generic Mid Bitter Pale Ale">
            <text:p>Generic Mid Bitter Pale Ale</text:p>
          </table:table-cell>
          <table:table-cell table:number-columns-repeated="1022"/>
        </table:table-row>
        <table:table-row table:style-name="ro1">
          <table:table-cell table:formula="of:=[$H2ORecCross.A106]" office:value-type="string" office:string-value="Belgian Tripel">
            <text:p>Belgian Tripel</text:p>
          </table:table-cell>
          <table:table-cell table:formula="of:=[$H2ORecCross.B106]" office:value-type="string" office:string-value="Generic Big Pale Ale">
            <text:p>Generic Big Pale Ale</text:p>
          </table:table-cell>
          <table:table-cell table:number-columns-repeated="1022"/>
        </table:table-row>
        <table:table-row table:style-name="ro1">
          <table:table-cell table:formula="of:=[$H2ORecCross.A107]" office:value-type="string" office:string-value="Berliner Weisse">
            <text:p>Berliner Weisse</text:p>
          </table:table-cell>
          <table:table-cell table:formula="of:=[$H2ORecCross.B107]" office:value-type="string" office:string-value="VikeMan's Berliner">
            <text:p>VikeMan's Berliner</text:p>
          </table:table-cell>
          <table:table-cell table:number-columns-repeated="1022"/>
        </table:table-row>
        <table:table-row table:style-name="ro1">
          <table:table-cell table:formula="of:=[$H2ORecCross.A108]" office:value-type="string" office:string-value="Berliner Weisse">
            <text:p>Berliner Weisse</text:p>
          </table:table-cell>
          <table:table-cell table:formula="of:=[$H2ORecCross.B108]" office:value-type="string" office:string-value="Generic Small Pale Ale">
            <text:p>Generic Small Pale Ale</text:p>
          </table:table-cell>
          <table:table-cell table:number-columns-repeated="1022"/>
        </table:table-row>
        <table:table-row table:style-name="ro1">
          <table:table-cell table:formula="of:=[$H2ORecCross.A109]" office:value-type="string" office:string-value="Best Bitter">
            <text:p>Best Bitter</text:p>
          </table:table-cell>
          <table:table-cell table:formula="of:=[$H2ORecCross.B109]" office:value-type="string" office:string-value="Generic Mid Amber Ale">
            <text:p>Generic Mid Amber Ale</text:p>
          </table:table-cell>
          <table:table-cell table:number-columns-repeated="1022"/>
        </table:table-row>
        <table:table-row table:style-name="ro1">
          <table:table-cell table:formula="of:=[$H2ORecCross.A110]" office:value-type="string" office:string-value="Bière de Garde">
            <text:p>Bière de Garde</text:p>
          </table:table-cell>
          <table:table-cell table:formula="of:=[$H2ORecCross.B110]" office:value-type="string" office:string-value="Generic Big Amber Ale">
            <text:p>Generic Big Amber Ale</text:p>
          </table:table-cell>
          <table:table-cell table:number-columns-repeated="1022"/>
        </table:table-row>
        <table:table-row table:style-name="ro1">
          <table:table-cell table:formula="of:=[$H2ORecCross.A111]" office:value-type="string" office:string-value="Black IPA">
            <text:p>Black IPA</text:p>
          </table:table-cell>
          <table:table-cell table:formula="of:=[$H2ORecCross.B111]" office:value-type="string" office:string-value="Generic Mid Bitter Pale Ale">
            <text:p>Generic Mid Bitter Pale Ale</text:p>
          </table:table-cell>
          <table:table-cell table:number-columns-repeated="1022"/>
        </table:table-row>
        <table:table-row table:style-name="ro1">
          <table:table-cell table:formula="of:=[$H2ORecCross.A112]" office:value-type="string" office:string-value="Blonde Ale">
            <text:p>Blonde Ale</text:p>
          </table:table-cell>
          <table:table-cell table:formula="of:=[$H2ORecCross.B112]" office:value-type="string" office:string-value="VikeMan's Blonde Ale">
            <text:p>VikeMan's Blonde Ale</text:p>
          </table:table-cell>
          <table:table-cell table:number-columns-repeated="1022"/>
        </table:table-row>
        <table:table-row table:style-name="ro1">
          <table:table-cell table:formula="of:=[$H2ORecCross.A113]" office:value-type="string" office:string-value="Blonde Ale">
            <text:p>Blonde Ale</text:p>
          </table:table-cell>
          <table:table-cell table:formula="of:=[$H2ORecCross.B113]" office:value-type="string" office:string-value="Generic Small Pale Ale">
            <text:p>Generic Small Pale Ale</text:p>
          </table:table-cell>
          <table:table-cell table:number-columns-repeated="1022"/>
        </table:table-row>
        <table:table-row table:style-name="ro1">
          <table:table-cell table:formula="of:=[$H2ORecCross.A114]" office:value-type="string" office:string-value="British Brown Ale">
            <text:p>British Brown Ale</text:p>
          </table:table-cell>
          <table:table-cell table:formula="of:=[$H2ORecCross.B114]" office:value-type="string" office:string-value="VikeMan's Do as I Do Brown">
            <text:p>VikeMan's Do as I Do Brown</text:p>
          </table:table-cell>
          <table:table-cell table:number-columns-repeated="1022"/>
        </table:table-row>
        <table:table-row table:style-name="ro1">
          <table:table-cell table:formula="of:=[$H2ORecCross.A115]" office:value-type="string" office:string-value="British Brown Ale">
            <text:p>British Brown Ale</text:p>
          </table:table-cell>
          <table:table-cell table:formula="of:=[$H2ORecCross.B115]" office:value-type="string" office:string-value="VikeMan's Do as I Say Brown">
            <text:p>VikeMan's Do as I Say Brown</text:p>
          </table:table-cell>
          <table:table-cell table:number-columns-repeated="1022"/>
        </table:table-row>
        <table:table-row table:style-name="ro1">
          <table:table-cell table:formula="of:=[$H2ORecCross.A116]" office:value-type="string" office:string-value="British Brown Ale">
            <text:p>British Brown Ale</text:p>
          </table:table-cell>
          <table:table-cell table:formula="of:=[$H2ORecCross.B116]" office:value-type="string" office:string-value="Generic Mid Dark Ale">
            <text:p>Generic Mid Dark Ale</text:p>
          </table:table-cell>
          <table:table-cell table:number-columns-repeated="1022"/>
        </table:table-row>
        <table:table-row table:style-name="ro1">
          <table:table-cell table:formula="of:=[$H2ORecCross.A117]" office:value-type="string" office:string-value="British Golden Ale">
            <text:p>British Golden Ale</text:p>
          </table:table-cell>
          <table:table-cell table:formula="of:=[$H2ORecCross.B117]" office:value-type="string" office:string-value="Generic Small Pale Ale">
            <text:p>Generic Small Pale Ale</text:p>
          </table:table-cell>
          <table:table-cell table:number-columns-repeated="1022"/>
        </table:table-row>
        <table:table-row table:style-name="ro1">
          <table:table-cell table:formula="of:=[$H2ORecCross.A118]" office:value-type="string" office:string-value="British Strong Ale">
            <text:p>British Strong Ale</text:p>
          </table:table-cell>
          <table:table-cell table:formula="of:=[$H2ORecCross.B118]" office:value-type="string" office:string-value="Generic Big Amber Ale">
            <text:p>Generic Big Amber Ale</text:p>
          </table:table-cell>
          <table:table-cell table:number-columns-repeated="1022"/>
        </table:table-row>
        <table:table-row table:style-name="ro1">
          <table:table-cell table:formula="of:=[$H2ORecCross.A119]" office:value-type="string" office:string-value="Brown IPA">
            <text:p>Brown IPA</text:p>
          </table:table-cell>
          <table:table-cell table:formula="of:=[$H2ORecCross.B119]" office:value-type="string" office:string-value="Generic Mid Bitter Pale Ale">
            <text:p>Generic Mid Bitter Pale Ale</text:p>
          </table:table-cell>
          <table:table-cell table:number-columns-repeated="1022"/>
        </table:table-row>
        <table:table-row table:style-name="ro1">
          <table:table-cell table:formula="of:=[$H2ORecCross.A120]" office:value-type="string" office:string-value="California Common">
            <text:p>California Common</text:p>
          </table:table-cell>
          <table:table-cell table:formula="of:=[$H2ORecCross.B120]" office:value-type="string" office:string-value="Generic Mid Amber Ale">
            <text:p>Generic Mid Amber Ale</text:p>
          </table:table-cell>
          <table:table-cell table:number-columns-repeated="1022"/>
        </table:table-row>
        <table:table-row table:style-name="ro1">
          <table:table-cell table:formula="of:=[$H2ORecCross.A121]" office:value-type="string" office:string-value="Cream Ale">
            <text:p>Cream Ale</text:p>
          </table:table-cell>
          <table:table-cell table:formula="of:=[$H2ORecCross.B121]" office:value-type="string" office:string-value="Generic Mid Malty Pale Ale">
            <text:p>Generic Mid Malty Pale Ale</text:p>
          </table:table-cell>
          <table:table-cell table:number-columns-repeated="1022"/>
        </table:table-row>
        <table:table-row table:style-name="ro1">
          <table:table-cell table:formula="of:=[$H2ORecCross.A122]" office:value-type="string" office:string-value="Czech Amber Lager">
            <text:p>Czech Amber Lager</text:p>
          </table:table-cell>
          <table:table-cell table:formula="of:=[$H2ORecCross.B122]" office:value-type="string" office:string-value="Generic Mid Amber Lager">
            <text:p>Generic Mid Amber Lager</text:p>
          </table:table-cell>
          <table:table-cell table:number-columns-repeated="1022"/>
        </table:table-row>
        <table:table-row table:style-name="ro1">
          <table:table-cell table:formula="of:=[$H2ORecCross.A123]" office:value-type="string" office:string-value="Czech Dark Lager">
            <text:p>Czech Dark Lager</text:p>
          </table:table-cell>
          <table:table-cell table:formula="of:=[$H2ORecCross.B123]" office:value-type="string" office:string-value="Generic Mid Dark Lager">
            <text:p>Generic Mid Dark Lager</text:p>
          </table:table-cell>
          <table:table-cell table:number-columns-repeated="1022"/>
        </table:table-row>
        <table:table-row table:style-name="ro1">
          <table:table-cell table:formula="of:=[$H2ORecCross.A124]" office:value-type="string" office:string-value="Czech Pale Lager">
            <text:p>Czech Pale Lager</text:p>
          </table:table-cell>
          <table:table-cell table:formula="of:=[$H2ORecCross.B124]" office:value-type="string" office:string-value="Vikeman's Bo Pils">
            <text:p>Vikeman's Bo Pils</text:p>
          </table:table-cell>
          <table:table-cell table:number-columns-repeated="1022"/>
        </table:table-row>
        <table:table-row table:style-name="ro1">
          <table:table-cell table:formula="of:=[$H2ORecCross.A125]" office:value-type="string" office:string-value="Czech Premium Pale Lager">
            <text:p>Czech Premium Pale Lager</text:p>
          </table:table-cell>
          <table:table-cell table:formula="of:=[$H2ORecCross.B125]" office:value-type="string" office:string-value="Vikeman's Bo Pils">
            <text:p>Vikeman's Bo Pils</text:p>
          </table:table-cell>
          <table:table-cell table:number-columns-repeated="1022"/>
        </table:table-row>
        <table:table-row table:style-name="ro1">
          <table:table-cell table:formula="of:=[$H2ORecCross.A126]" office:value-type="string" office:string-value="Dark Mild">
            <text:p>Dark Mild</text:p>
          </table:table-cell>
          <table:table-cell table:formula="of:=[$H2ORecCross.B126]" office:value-type="string" office:string-value="Generic Small Amber Ale">
            <text:p>Generic Small Amber Ale</text:p>
          </table:table-cell>
          <table:table-cell table:number-columns-repeated="1022"/>
        </table:table-row>
        <table:table-row table:style-name="ro1">
          <table:table-cell table:formula="of:=[$H2ORecCross.A127]" office:value-type="string" office:string-value="Doppelbock">
            <text:p>Doppelbock</text:p>
          </table:table-cell>
          <table:table-cell table:formula="of:=[$H2ORecCross.B127]" office:value-type="string" office:string-value="Generic Big Amber Lager">
            <text:p>Generic Big Amber Lager</text:p>
          </table:table-cell>
          <table:table-cell table:number-columns-repeated="1022"/>
        </table:table-row>
        <table:table-row table:style-name="ro1">
          <table:table-cell table:formula="of:=[$H2ORecCross.A128]" office:value-type="string" office:string-value="Double IPA">
            <text:p>Double IPA</text:p>
          </table:table-cell>
          <table:table-cell table:formula="of:=[$H2ORecCross.B128]" office:value-type="string" office:string-value="Generic Mid Bitter Pale Ale">
            <text:p>Generic Mid Bitter Pale Ale</text:p>
          </table:table-cell>
          <table:table-cell table:number-columns-repeated="1022"/>
        </table:table-row>
        <table:table-row table:style-name="ro1">
          <table:table-cell table:formula="of:=[$H2ORecCross.A129]" office:value-type="string" office:string-value="Dunkles Bock">
            <text:p>Dunkles Bock</text:p>
          </table:table-cell>
          <table:table-cell table:formula="of:=[$H2ORecCross.B129]" office:value-type="string" office:string-value="Generic Big Dark Lager">
            <text:p>Generic Big Dark Lager</text:p>
          </table:table-cell>
          <table:table-cell table:number-columns-repeated="1022"/>
        </table:table-row>
        <table:table-row table:style-name="ro1">
          <table:table-cell table:formula="of:=[$H2ORecCross.A130]" office:value-type="string" office:string-value="Dunkles Weissbier">
            <text:p>Dunkles Weissbier</text:p>
          </table:table-cell>
          <table:table-cell table:formula="of:=[$H2ORecCross.B130]" office:value-type="string" office:string-value="Generic Mid Dark Ale">
            <text:p>Generic Mid Dark Ale</text:p>
          </table:table-cell>
          <table:table-cell table:number-columns-repeated="1022"/>
        </table:table-row>
        <table:table-row table:style-name="ro1">
          <table:table-cell table:formula="of:=[$H2ORecCross.A131]" office:value-type="string" office:string-value="Eisbock">
            <text:p>Eisbock</text:p>
          </table:table-cell>
          <table:table-cell table:formula="of:=[$H2ORecCross.B131]" office:value-type="string" office:string-value="Generic Big Amber Lager">
            <text:p>Generic Big Amber Lager</text:p>
          </table:table-cell>
          <table:table-cell table:number-columns-repeated="1022"/>
        </table:table-row>
        <table:table-row table:style-name="ro1">
          <table:table-cell table:formula="of:=[$H2ORecCross.A132]" office:value-type="string" office:string-value="English Barleywine">
            <text:p>English Barleywine</text:p>
          </table:table-cell>
          <table:table-cell table:formula="of:=[$H2ORecCross.B132]" office:value-type="string" office:string-value="Generic Big Amber Ale">
            <text:p>Generic Big Amber Ale</text:p>
          </table:table-cell>
          <table:table-cell table:number-columns-repeated="1022"/>
        </table:table-row>
        <table:table-row table:style-name="ro1">
          <table:table-cell table:formula="of:=[$H2ORecCross.A133]" office:value-type="string" office:string-value="English IPA">
            <text:p>English IPA</text:p>
          </table:table-cell>
          <table:table-cell table:formula="of:=[$H2ORecCross.B133]" office:value-type="string" office:string-value="Generic Mid Amber Ale">
            <text:p>Generic Mid Amber Ale</text:p>
          </table:table-cell>
          <table:table-cell table:number-columns-repeated="1022"/>
        </table:table-row>
        <table:table-row table:style-name="ro1">
          <table:table-cell table:formula="of:=[$H2ORecCross.A134]" office:value-type="string" office:string-value="English Porter">
            <text:p>English Porter</text:p>
          </table:table-cell>
          <table:table-cell table:formula="of:=[$H2ORecCross.B134]" office:value-type="string" office:string-value="Generic Mid Dark Ale">
            <text:p>Generic Mid Dark Ale</text:p>
          </table:table-cell>
          <table:table-cell table:number-columns-repeated="1022"/>
        </table:table-row>
        <table:table-row table:style-name="ro1">
          <table:table-cell table:formula="of:=[$H2ORecCross.A135]" office:value-type="string" office:string-value="Festbier">
            <text:p>Festbier</text:p>
          </table:table-cell>
          <table:table-cell table:formula="of:=[$H2ORecCross.B135]" office:value-type="string" office:string-value="Generic Small Pale Lager">
            <text:p>Generic Small Pale Lager</text:p>
          </table:table-cell>
          <table:table-cell table:number-columns-repeated="1022"/>
        </table:table-row>
        <table:table-row table:style-name="ro1">
          <table:table-cell table:formula="of:=[$H2ORecCross.A136]" office:value-type="string" office:string-value="Foreign Extra Stout">
            <text:p>Foreign Extra Stout</text:p>
          </table:table-cell>
          <table:table-cell table:formula="of:=[$H2ORecCross.B136]" office:value-type="string" office:string-value="Generic Big Dark Ale">
            <text:p>Generic Big Dark Ale</text:p>
          </table:table-cell>
          <table:table-cell table:number-columns-repeated="1022"/>
        </table:table-row>
        <table:table-row table:style-name="ro1">
          <table:table-cell table:formula="of:=[$H2ORecCross.A137]" office:value-type="string" office:string-value="German Helles Exportbier">
            <text:p>German Helles Exportbier</text:p>
          </table:table-cell>
          <table:table-cell table:formula="of:=[$H2ORecCross.B137]" office:value-type="string" office:string-value="Generic Mid Pale Lager">
            <text:p>Generic Mid Pale Lager</text:p>
          </table:table-cell>
          <table:table-cell table:number-columns-repeated="1022"/>
        </table:table-row>
        <table:table-row table:style-name="ro1">
          <table:table-cell table:formula="of:=[$H2ORecCross.A138]" office:value-type="string" office:string-value="German Leichtbier">
            <text:p>German Leichtbier</text:p>
          </table:table-cell>
          <table:table-cell table:formula="of:=[$H2ORecCross.B138]" office:value-type="string" office:string-value="Generic Small Pale Ale">
            <text:p>Generic Small Pale Ale</text:p>
          </table:table-cell>
          <table:table-cell table:number-columns-repeated="1022"/>
        </table:table-row>
        <table:table-row table:style-name="ro1">
          <table:table-cell table:formula="of:=[$H2ORecCross.A139]" office:value-type="string" office:string-value="German Pils">
            <text:p>German Pils</text:p>
          </table:table-cell>
          <table:table-cell table:formula="of:=[$H2ORecCross.B139]" office:value-type="string" office:string-value="Kai's Pilsner">
            <text:p>Kai's Pilsner</text:p>
          </table:table-cell>
          <table:table-cell table:number-columns-repeated="1022"/>
        </table:table-row>
        <table:table-row table:style-name="ro1">
          <table:table-cell table:formula="of:=[$H2ORecCross.A140]" office:value-type="string" office:string-value="German Pils">
            <text:p>German Pils</text:p>
          </table:table-cell>
          <table:table-cell table:formula="of:=[$H2ORecCross.B140]" office:value-type="string" office:string-value="Generic Mid Pale Lager">
            <text:p>Generic Mid Pale Lager</text:p>
          </table:table-cell>
          <table:table-cell table:number-columns-repeated="1022"/>
        </table:table-row>
        <table:table-row table:style-name="ro1">
          <table:table-cell table:formula="of:=[$H2ORecCross.A141]" office:value-type="string" office:string-value="Helles Bock">
            <text:p>Helles Bock</text:p>
          </table:table-cell>
          <table:table-cell table:formula="of:=[$H2ORecCross.B141]" office:value-type="string" office:string-value="Generic Big Amber Lager">
            <text:p>Generic Big Amber Lager</text:p>
          </table:table-cell>
          <table:table-cell table:number-columns-repeated="1022"/>
        </table:table-row>
        <table:table-row table:style-name="ro1">
          <table:table-cell table:formula="of:=[$H2ORecCross.A142]" office:value-type="string" office:string-value="Imperial Stout">
            <text:p>Imperial Stout</text:p>
          </table:table-cell>
          <table:table-cell table:formula="of:=[$H2ORecCross.B142]" office:value-type="string" office:string-value="Generic Big Dark Ale">
            <text:p>Generic Big Dark Ale</text:p>
          </table:table-cell>
          <table:table-cell table:number-columns-repeated="1022"/>
        </table:table-row>
        <table:table-row table:style-name="ro1">
          <table:table-cell table:formula="of:=[$H2ORecCross.A143]" office:value-type="string" office:string-value="International Amber Lager">
            <text:p>International Amber Lager</text:p>
          </table:table-cell>
          <table:table-cell table:formula="of:=[$H2ORecCross.B143]" office:value-type="string" office:string-value="Generic Mid Amber Lager">
            <text:p>Generic Mid Amber Lager</text:p>
          </table:table-cell>
          <table:table-cell table:number-columns-repeated="1022"/>
        </table:table-row>
        <table:table-row table:style-name="ro1">
          <table:table-cell table:formula="of:=[$H2ORecCross.A144]" office:value-type="string" office:string-value="International Dark Lager">
            <text:p>International Dark Lager</text:p>
          </table:table-cell>
          <table:table-cell table:formula="of:=[$H2ORecCross.B144]" office:value-type="string" office:string-value="Generic Mid Dark Lager">
            <text:p>Generic Mid Dark Lager</text:p>
          </table:table-cell>
          <table:table-cell table:number-columns-repeated="1022"/>
        </table:table-row>
        <table:table-row table:style-name="ro1">
          <table:table-cell table:formula="of:=[$H2ORecCross.A145]" office:value-type="string" office:string-value="International Pale Lager">
            <text:p>International Pale Lager</text:p>
          </table:table-cell>
          <table:table-cell table:formula="of:=[$H2ORecCross.B145]" office:value-type="string" office:string-value="Generic Mid Pale Lager">
            <text:p>Generic Mid Pale Lager</text:p>
          </table:table-cell>
          <table:table-cell table:number-columns-repeated="1022"/>
        </table:table-row>
        <table:table-row table:style-name="ro1">
          <table:table-cell table:formula="of:=[$H2ORecCross.A146]" office:value-type="string" office:string-value="Irish Extra Stout">
            <text:p>Irish Extra Stout</text:p>
          </table:table-cell>
          <table:table-cell table:formula="of:=[$H2ORecCross.B146]" office:value-type="string" office:string-value="Generic Mid Dark Ale">
            <text:p>Generic Mid Dark Ale</text:p>
          </table:table-cell>
          <table:table-cell table:number-columns-repeated="1022"/>
        </table:table-row>
        <table:table-row table:style-name="ro1">
          <table:table-cell table:formula="of:=[$H2ORecCross.A147]" office:value-type="string" office:string-value="Irish Red Ale">
            <text:p>Irish Red Ale</text:p>
          </table:table-cell>
          <table:table-cell table:formula="of:=[$H2ORecCross.B147]" office:value-type="string" office:string-value="Generic Mid Amber Ale">
            <text:p>Generic Mid Amber Ale</text:p>
          </table:table-cell>
          <table:table-cell table:number-columns-repeated="1022"/>
        </table:table-row>
        <table:table-row table:style-name="ro1">
          <table:table-cell table:formula="of:=[$H2ORecCross.A148]" office:value-type="string" office:string-value="Irish Stout">
            <text:p>Irish Stout</text:p>
          </table:table-cell>
          <table:table-cell table:formula="of:=[$H2ORecCross.B148]" office:value-type="string" office:string-value="Generic Small Dark Ale">
            <text:p>Generic Small Dark Ale</text:p>
          </table:table-cell>
          <table:table-cell table:number-columns-repeated="1022"/>
        </table:table-row>
        <table:table-row table:style-name="ro1">
          <table:table-cell table:formula="of:=[$H2ORecCross.A149]" office:value-type="string" office:string-value="Kellerbier (Amber)">
            <text:p>Kellerbier (Amber)</text:p>
          </table:table-cell>
          <table:table-cell table:formula="of:=[$H2ORecCross.B149]" office:value-type="string" office:string-value="Generic Mid Amber Lager">
            <text:p>Generic Mid Amber Lager</text:p>
          </table:table-cell>
          <table:table-cell table:number-columns-repeated="1022"/>
        </table:table-row>
        <table:table-row table:style-name="ro1">
          <table:table-cell table:formula="of:=[$H2ORecCross.A150]" office:value-type="string" office:string-value="Kellerbier (Pale)">
            <text:p>Kellerbier (Pale)</text:p>
          </table:table-cell>
          <table:table-cell table:formula="of:=[$H2ORecCross.B150]" office:value-type="string" office:string-value="Generic Mid Pale Lager">
            <text:p>Generic Mid Pale Lager</text:p>
          </table:table-cell>
          <table:table-cell table:number-columns-repeated="1022"/>
        </table:table-row>
        <table:table-row table:style-name="ro1">
          <table:table-cell table:formula="of:=[$H2ORecCross.A151]" office:value-type="string" office:string-value="Kentucky Common">
            <text:p>Kentucky Common</text:p>
          </table:table-cell>
          <table:table-cell table:formula="of:=[$H2ORecCross.B151]" office:value-type="string" office:string-value="Generic Mid Amber Ale">
            <text:p>Generic Mid Amber Ale</text:p>
          </table:table-cell>
          <table:table-cell table:number-columns-repeated="1022"/>
        </table:table-row>
        <table:table-row table:style-name="ro1">
          <table:table-cell table:formula="of:=[$H2ORecCross.A152]" office:value-type="string" office:string-value="Kölsch">
            <text:p>Kölsch</text:p>
          </table:table-cell>
          <table:table-cell table:formula="of:=[$H2ORecCross.B152]" office:value-type="string" office:string-value="Generic Mid Malty Pale Ale">
            <text:p>Generic Mid Malty Pale Ale</text:p>
          </table:table-cell>
          <table:table-cell table:number-columns-repeated="1022"/>
        </table:table-row>
        <table:table-row table:style-name="ro1">
          <table:table-cell table:formula="of:=[$H2ORecCross.A153]" office:value-type="string" office:string-value="Lichtenhainer">
            <text:p>Lichtenhainer</text:p>
          </table:table-cell>
          <table:table-cell table:formula="of:=[$H2ORecCross.B153]" office:value-type="string" office:string-value="Generic Small Pale Ale">
            <text:p>Generic Small Pale Ale</text:p>
          </table:table-cell>
          <table:table-cell table:number-columns-repeated="1022"/>
        </table:table-row>
        <table:table-row table:style-name="ro1">
          <table:table-cell table:formula="of:=[$H2ORecCross.A154]" office:value-type="string" office:string-value="London Brown Ale">
            <text:p>London Brown Ale</text:p>
          </table:table-cell>
          <table:table-cell table:formula="of:=[$H2ORecCross.B154]" office:value-type="string" office:string-value="Generic Small Dark Ale">
            <text:p>Generic Small Dark Ale</text:p>
          </table:table-cell>
          <table:table-cell table:number-columns-repeated="1022"/>
        </table:table-row>
        <table:table-row table:style-name="ro1">
          <table:table-cell table:formula="of:=[$H2ORecCross.A155]" office:value-type="string" office:string-value="Märzen">
            <text:p>Märzen</text:p>
          </table:table-cell>
          <table:table-cell table:formula="of:=[$H2ORecCross.B155]" office:value-type="string" office:string-value="Generic Mid Amber Lager">
            <text:p>Generic Mid Amber Lager</text:p>
          </table:table-cell>
          <table:table-cell table:number-columns-repeated="1022"/>
        </table:table-row>
        <table:table-row table:style-name="ro1">
          <table:table-cell table:formula="of:=[$H2ORecCross.A156]" office:value-type="string" office:string-value="Munich Dunkel">
            <text:p>Munich Dunkel</text:p>
          </table:table-cell>
          <table:table-cell table:formula="of:=[$H2ORecCross.B156]" office:value-type="string" office:string-value="Generic Mid Dark Lager">
            <text:p>Generic Mid Dark Lager</text:p>
          </table:table-cell>
          <table:table-cell table:number-columns-repeated="1022"/>
        </table:table-row>
        <table:table-row table:style-name="ro1">
          <table:table-cell table:formula="of:=[$H2ORecCross.A157]" office:value-type="string" office:string-value="Munich Helles">
            <text:p>Munich Helles</text:p>
          </table:table-cell>
          <table:table-cell table:formula="of:=[$H2ORecCross.B157]" office:value-type="string" office:string-value="Generic Small Pale Lager">
            <text:p>Generic Small Pale Lager</text:p>
          </table:table-cell>
          <table:table-cell table:number-columns-repeated="1022"/>
        </table:table-row>
        <table:table-row table:style-name="ro1">
          <table:table-cell table:formula="of:=[$H2ORecCross.A158]" office:value-type="string" office:string-value="Oatmeal Stout">
            <text:p>Oatmeal Stout</text:p>
          </table:table-cell>
          <table:table-cell table:formula="of:=[$H2ORecCross.B158]" office:value-type="string" office:string-value="Generic Mid Dark Ale">
            <text:p>Generic Mid Dark Ale</text:p>
          </table:table-cell>
          <table:table-cell table:number-columns-repeated="1022"/>
        </table:table-row>
        <table:table-row table:style-name="ro1">
          <table:table-cell table:formula="of:=[$H2ORecCross.A159]" office:value-type="string" office:string-value="Old Ale">
            <text:p>Old Ale</text:p>
          </table:table-cell>
          <table:table-cell table:formula="of:=[$H2ORecCross.B159]" office:value-type="string" office:string-value="VikeMan's Old Ale">
            <text:p>VikeMan's Old Ale</text:p>
          </table:table-cell>
          <table:table-cell table:number-columns-repeated="1022"/>
        </table:table-row>
        <table:table-row table:style-name="ro1">
          <table:table-cell table:formula="of:=[$H2ORecCross.A160]" office:value-type="string" office:string-value="Old Ale">
            <text:p>Old Ale</text:p>
          </table:table-cell>
          <table:table-cell table:formula="of:=[$H2ORecCross.B160]" office:value-type="string" office:string-value="Generic Big Amber Ale">
            <text:p>Generic Big Amber Ale</text:p>
          </table:table-cell>
          <table:table-cell table:number-columns-repeated="1022"/>
        </table:table-row>
        <table:table-row table:style-name="ro1">
          <table:table-cell table:formula="of:=[$H2ORecCross.A161]" office:value-type="string" office:string-value="Ordinary Bitter">
            <text:p>Ordinary Bitter</text:p>
          </table:table-cell>
          <table:table-cell table:formula="of:=[$H2ORecCross.B161]" office:value-type="string" office:string-value="Generic Small Pale Ale">
            <text:p>Generic Small Pale Ale</text:p>
          </table:table-cell>
          <table:table-cell table:number-columns-repeated="1022"/>
        </table:table-row>
        <table:table-row table:style-name="ro1">
          <table:table-cell table:formula="of:=[$H2ORecCross.A162]" office:value-type="string" office:string-value="Piwo Grodziskie">
            <text:p>Piwo Grodziskie</text:p>
          </table:table-cell>
          <table:table-cell table:formula="of:=[$H2ORecCross.B162]" office:value-type="string" office:string-value="Generic Small Pale Ale">
            <text:p>Generic Small Pale Ale</text:p>
          </table:table-cell>
          <table:table-cell table:number-columns-repeated="1022"/>
        </table:table-row>
        <table:table-row table:style-name="ro1">
          <table:table-cell table:formula="of:=[$H2ORecCross.A163]" office:value-type="string" office:string-value="Pre-Prohibition Lager">
            <text:p>Pre-Prohibition Lager</text:p>
          </table:table-cell>
          <table:table-cell table:formula="of:=[$H2ORecCross.B163]" office:value-type="string" office:string-value="Generic Mid Pale Lager">
            <text:p>Generic Mid Pale Lager</text:p>
          </table:table-cell>
          <table:table-cell table:number-columns-repeated="1022"/>
        </table:table-row>
        <table:table-row table:style-name="ro1">
          <table:table-cell table:formula="of:=[$H2ORecCross.A164]" office:value-type="string" office:string-value="Pre-Prohibition Porter">
            <text:p>Pre-Prohibition Porter</text:p>
          </table:table-cell>
          <table:table-cell table:formula="of:=[$H2ORecCross.B164]" office:value-type="string" office:string-value="Generic Mid Dark Ale">
            <text:p>Generic Mid Dark Ale</text:p>
          </table:table-cell>
          <table:table-cell table:number-columns-repeated="1022"/>
        </table:table-row>
        <table:table-row table:style-name="ro1">
          <table:table-cell table:formula="of:=[$H2ORecCross.A165]" office:value-type="string" office:string-value="Rauchbier">
            <text:p>Rauchbier</text:p>
          </table:table-cell>
          <table:table-cell table:formula="of:=[$H2ORecCross.B165]" office:value-type="string" office:string-value="Generic Mid Amber Lager">
            <text:p>Generic Mid Amber Lager</text:p>
          </table:table-cell>
          <table:table-cell table:number-columns-repeated="1022"/>
        </table:table-row>
        <table:table-row table:style-name="ro1">
          <table:table-cell table:formula="of:=[$H2ORecCross.A166]" office:value-type="string" office:string-value="Red IPA">
            <text:p>Red IPA</text:p>
          </table:table-cell>
          <table:table-cell table:formula="of:=[$H2ORecCross.B166]" office:value-type="string" office:string-value="Generic Mid Bitter Pale Ale">
            <text:p>Generic Mid Bitter Pale Ale</text:p>
          </table:table-cell>
          <table:table-cell table:number-columns-repeated="1022"/>
        </table:table-row>
        <table:table-row table:style-name="ro1">
          <table:table-cell table:formula="of:=[$H2ORecCross.A167]" office:value-type="string" office:string-value="Roggenbier">
            <text:p>Roggenbier</text:p>
          </table:table-cell>
          <table:table-cell table:formula="of:=[$H2ORecCross.B167]" office:value-type="string" office:string-value="Generic Mid Amber Ale">
            <text:p>Generic Mid Amber Ale</text:p>
          </table:table-cell>
          <table:table-cell table:number-columns-repeated="1022"/>
        </table:table-row>
        <table:table-row table:style-name="ro1">
          <table:table-cell table:formula="of:=[$H2ORecCross.A168]" office:value-type="string" office:string-value="Rye IPA">
            <text:p>Rye IPA</text:p>
          </table:table-cell>
          <table:table-cell table:formula="of:=[$H2ORecCross.B168]" office:value-type="string" office:string-value="Generic Mid Bitter Pale Ale">
            <text:p>Generic Mid Bitter Pale Ale</text:p>
          </table:table-cell>
          <table:table-cell table:number-columns-repeated="1022"/>
        </table:table-row>
        <table:table-row table:style-name="ro1">
          <table:table-cell table:formula="of:=[$H2ORecCross.A169]" office:value-type="string" office:string-value="Sahti">
            <text:p>Sahti</text:p>
          </table:table-cell>
          <table:table-cell table:formula="of:=[$H2ORecCross.B169]" office:value-type="string" office:string-value="Generic Big Pale Ale">
            <text:p>Generic Big Pale Ale</text:p>
          </table:table-cell>
          <table:table-cell table:number-columns-repeated="1022"/>
        </table:table-row>
        <table:table-row table:style-name="ro1">
          <table:table-cell table:formula="of:=[$H2ORecCross.A170]" office:value-type="string" office:string-value="Saison (Dark, Standard)">
            <text:p>Saison (Dark, Standard)</text:p>
          </table:table-cell>
          <table:table-cell table:formula="of:=[$H2ORecCross.B170]" office:value-type="string" office:string-value="Generic Mid Dark Ale">
            <text:p>Generic Mid Dark Ale</text:p>
          </table:table-cell>
          <table:table-cell table:number-columns-repeated="1022"/>
        </table:table-row>
        <table:table-row table:style-name="ro1">
          <table:table-cell table:formula="of:=[$H2ORecCross.A171]" office:value-type="string" office:string-value="Saison (Dark, Super)">
            <text:p>Saison (Dark, Super)</text:p>
          </table:table-cell>
          <table:table-cell table:formula="of:=[$H2ORecCross.B171]" office:value-type="string" office:string-value="Generic Big Dark Ale">
            <text:p>Generic Big Dark Ale</text:p>
          </table:table-cell>
          <table:table-cell table:number-columns-repeated="1022"/>
        </table:table-row>
        <table:table-row table:style-name="ro1">
          <table:table-cell table:formula="of:=[$H2ORecCross.A172]" office:value-type="string" office:string-value="Saison (Dark, Table)">
            <text:p>Saison (Dark, Table)</text:p>
          </table:table-cell>
          <table:table-cell table:formula="of:=[$H2ORecCross.B172]" office:value-type="string" office:string-value="Generic Small Dark Ale">
            <text:p>Generic Small Dark Ale</text:p>
          </table:table-cell>
          <table:table-cell table:number-columns-repeated="1022"/>
        </table:table-row>
        <table:table-row table:style-name="ro1">
          <table:table-cell table:formula="of:=[$H2ORecCross.A173]" office:value-type="string" office:string-value="Saison (Pale, Standard)">
            <text:p>Saison (Pale, Standard)</text:p>
          </table:table-cell>
          <table:table-cell table:formula="of:=[$H2ORecCross.B173]" office:value-type="string" office:string-value="Generic Mid Bitter Pale Ale">
            <text:p>Generic Mid Bitter Pale Ale</text:p>
          </table:table-cell>
          <table:table-cell table:number-columns-repeated="1022"/>
        </table:table-row>
        <table:table-row table:style-name="ro1">
          <table:table-cell table:formula="of:=[$H2ORecCross.A174]" office:value-type="string" office:string-value="Saison (Pale, Super)">
            <text:p>Saison (Pale, Super)</text:p>
          </table:table-cell>
          <table:table-cell table:formula="of:=[$H2ORecCross.B174]" office:value-type="string" office:string-value="Generic Big Pale Ale">
            <text:p>Generic Big Pale Ale</text:p>
          </table:table-cell>
          <table:table-cell table:number-columns-repeated="1022"/>
        </table:table-row>
        <table:table-row table:style-name="ro1">
          <table:table-cell table:formula="of:=[$H2ORecCross.A175]" office:value-type="string" office:string-value="Saison (Pale, Table)">
            <text:p>Saison (Pale, Table)</text:p>
          </table:table-cell>
          <table:table-cell table:formula="of:=[$H2ORecCross.B175]" office:value-type="string" office:string-value="Generic Small Pale Ale">
            <text:p>Generic Small Pale Ale</text:p>
          </table:table-cell>
          <table:table-cell table:number-columns-repeated="1022"/>
        </table:table-row>
        <table:table-row table:style-name="ro1">
          <table:table-cell table:formula="of:=[$H2ORecCross.A176]" office:value-type="string" office:string-value="Schwarzbier">
            <text:p>Schwarzbier</text:p>
          </table:table-cell>
          <table:table-cell table:formula="of:=[$H2ORecCross.B176]" office:value-type="string" office:string-value="Generic Mid Dark Lager">
            <text:p>Generic Mid Dark Lager</text:p>
          </table:table-cell>
          <table:table-cell table:number-columns-repeated="1022"/>
        </table:table-row>
        <table:table-row table:style-name="ro1">
          <table:table-cell table:formula="of:=[$H2ORecCross.A177]" office:value-type="string" office:string-value="Scottish Export">
            <text:p>Scottish Export</text:p>
          </table:table-cell>
          <table:table-cell table:formula="of:=[$H2ORecCross.B177]" office:value-type="string" office:string-value="Generic Mid Amber Ale">
            <text:p>Generic Mid Amber Ale</text:p>
          </table:table-cell>
          <table:table-cell table:number-columns-repeated="1022"/>
        </table:table-row>
        <table:table-row table:style-name="ro1">
          <table:table-cell table:formula="of:=[$H2ORecCross.A178]" office:value-type="string" office:string-value="Scottish Heavy">
            <text:p>Scottish Heavy</text:p>
          </table:table-cell>
          <table:table-cell table:formula="of:=[$H2ORecCross.B178]" office:value-type="string" office:string-value="Generic Small Amber Ale">
            <text:p>Generic Small Amber Ale</text:p>
          </table:table-cell>
          <table:table-cell table:number-columns-repeated="1022"/>
        </table:table-row>
        <table:table-row table:style-name="ro1">
          <table:table-cell table:formula="of:=[$H2ORecCross.A179]" office:value-type="string" office:string-value="Scottish Light">
            <text:p>Scottish Light</text:p>
          </table:table-cell>
          <table:table-cell table:formula="of:=[$H2ORecCross.B179]" office:value-type="string" office:string-value="Generic Small Amber Ale">
            <text:p>Generic Small Amber Ale</text:p>
          </table:table-cell>
          <table:table-cell table:number-columns-repeated="1022"/>
        </table:table-row>
        <table:table-row table:style-name="ro1">
          <table:table-cell table:formula="of:=[$H2ORecCross.A180]" office:value-type="string" office:string-value="Strong Bitter">
            <text:p>Strong Bitter</text:p>
          </table:table-cell>
          <table:table-cell table:formula="of:=[$H2ORecCross.B180]" office:value-type="string" office:string-value="Generic Mid Amber Ale">
            <text:p>Generic Mid Amber Ale</text:p>
          </table:table-cell>
          <table:table-cell table:number-columns-repeated="1022"/>
        </table:table-row>
        <table:table-row table:style-name="ro1">
          <table:table-cell table:formula="of:=[$H2ORecCross.A181]" office:value-type="string" office:string-value="Sweet Stout">
            <text:p>Sweet Stout</text:p>
          </table:table-cell>
          <table:table-cell table:formula="of:=[$H2ORecCross.B181]" office:value-type="string" office:string-value="Ward G. Walkup IV's Matrimonial Milk Stout">
            <text:p>Ward G. Walkup IV's Matrimonial Milk Stout</text:p>
          </table:table-cell>
          <table:table-cell table:number-columns-repeated="1022"/>
        </table:table-row>
        <table:table-row table:style-name="ro1">
          <table:table-cell table:formula="of:=[$H2ORecCross.A182]" office:value-type="string" office:string-value="Sweet Stout">
            <text:p>Sweet Stout</text:p>
          </table:table-cell>
          <table:table-cell table:formula="of:=[$H2ORecCross.B182]" office:value-type="string" office:string-value="Generic Mid Dark Ale">
            <text:p>Generic Mid Dark Ale</text:p>
          </table:table-cell>
          <table:table-cell table:number-columns-repeated="1022"/>
        </table:table-row>
        <table:table-row table:style-name="ro1">
          <table:table-cell table:formula="of:=[$H2ORecCross.A183]" office:value-type="string" office:string-value="Trappist Single">
            <text:p>Trappist Single</text:p>
          </table:table-cell>
          <table:table-cell table:formula="of:=[$H2ORecCross.B183]" office:value-type="string" office:string-value="Generic Mid Bitter Pale Ale">
            <text:p>Generic Mid Bitter Pale Ale</text:p>
          </table:table-cell>
          <table:table-cell table:number-columns-repeated="1022"/>
        </table:table-row>
        <table:table-row table:style-name="ro1">
          <table:table-cell table:formula="of:=[$H2ORecCross.A184]" office:value-type="string" office:string-value="Tropical Stout">
            <text:p>Tropical Stout</text:p>
          </table:table-cell>
          <table:table-cell table:formula="of:=[$H2ORecCross.B184]" office:value-type="string" office:string-value="Generic Big Dark Lager">
            <text:p>Generic Big Dark Lager</text:p>
          </table:table-cell>
          <table:table-cell table:number-columns-repeated="1022"/>
        </table:table-row>
        <table:table-row table:style-name="ro1">
          <table:table-cell table:formula="of:=[$H2ORecCross.A185]" office:value-type="string" office:string-value="Vienna Lager">
            <text:p>Vienna Lager</text:p>
          </table:table-cell>
          <table:table-cell table:formula="of:=[$H2ORecCross.B185]" office:value-type="string" office:string-value="VikeMan's Vienna">
            <text:p>VikeMan's Vienna</text:p>
          </table:table-cell>
          <table:table-cell table:number-columns-repeated="1022"/>
        </table:table-row>
        <table:table-row table:style-name="ro1">
          <table:table-cell table:formula="of:=[$H2ORecCross.A186]" office:value-type="string" office:string-value="Vienna Lager">
            <text:p>Vienna Lager</text:p>
          </table:table-cell>
          <table:table-cell table:formula="of:=[$H2ORecCross.B186]" office:value-type="string" office:string-value="Generic Mid Amber Lager">
            <text:p>Generic Mid Amber Lager</text:p>
          </table:table-cell>
          <table:table-cell table:number-columns-repeated="1022"/>
        </table:table-row>
        <table:table-row table:style-name="ro1">
          <table:table-cell table:formula="of:=[$H2ORecCross.A187]" office:value-type="string" office:string-value="Wee Heavy">
            <text:p>Wee Heavy</text:p>
          </table:table-cell>
          <table:table-cell table:formula="of:=[$H2ORecCross.B187]" office:value-type="string" office:string-value="Generic Big Amber Ale">
            <text:p>Generic Big Amber Ale</text:p>
          </table:table-cell>
          <table:table-cell table:number-columns-repeated="1022"/>
        </table:table-row>
        <table:table-row table:style-name="ro1">
          <table:table-cell table:formula="of:=[$H2ORecCross.A188]" office:value-type="string" office:string-value="Weissbier">
            <text:p>Weissbier</text:p>
          </table:table-cell>
          <table:table-cell table:formula="of:=[$H2ORecCross.B188]" office:value-type="string" office:string-value="Generic Mid Malty Pale Ale">
            <text:p>Generic Mid Malty Pale Ale</text:p>
          </table:table-cell>
          <table:table-cell table:number-columns-repeated="1022"/>
        </table:table-row>
        <table:table-row table:style-name="ro1">
          <table:table-cell table:formula="of:=[$H2ORecCross.A189]" office:value-type="string" office:string-value="Weizenbock">
            <text:p>Weizenbock</text:p>
          </table:table-cell>
          <table:table-cell table:formula="of:=[$H2ORecCross.B189]" office:value-type="string" office:string-value="Generic Big Amber Ale">
            <text:p>Generic Big Amber Ale</text:p>
          </table:table-cell>
          <table:table-cell table:number-columns-repeated="1022"/>
        </table:table-row>
        <table:table-row table:style-name="ro1">
          <table:table-cell table:formula="of:=[$H2ORecCross.A190]" office:value-type="string" office:string-value="Wheatwine">
            <text:p>Wheatwine</text:p>
          </table:table-cell>
          <table:table-cell table:formula="of:=[$H2ORecCross.B190]" office:value-type="string" office:string-value="Generic Big Amber Ale">
            <text:p>Generic Big Amber Ale</text:p>
          </table:table-cell>
          <table:table-cell table:number-columns-repeated="1022"/>
        </table:table-row>
        <table:table-row table:style-name="ro1">
          <table:table-cell table:formula="of:=[$H2ORecCross.A191]" office:value-type="string" office:string-value="White IPA">
            <text:p>White IPA</text:p>
          </table:table-cell>
          <table:table-cell table:formula="of:=[$H2ORecCross.B191]" office:value-type="string" office:string-value="Generic Mid Bitter Pale Ale">
            <text:p>Generic Mid Bitter Pale Ale</text:p>
          </table:table-cell>
          <table:table-cell table:number-columns-repeated="1022"/>
        </table:table-row>
        <table:table-row table:style-name="ro1">
          <table:table-cell table:formula="of:=[$H2ORecCross.A192]" office:value-type="string" office:string-value="Witbier">
            <text:p>Witbier</text:p>
          </table:table-cell>
          <table:table-cell table:formula="of:=[$H2ORecCross.B192]" office:value-type="string" office:string-value="Generic Mid Malty Pale Ale">
            <text:p>Generic Mid Malty Pale Ale</text:p>
          </table:table-cell>
          <table:table-cell table:number-columns-repeated="1022"/>
        </table:table-row>
        <table:table-row table:style-name="ro1">
          <table:table-cell table:formula="of:=[$H2ORecCross.A193]" office:value-type="float" office:value="0">
            <text:p>0</text:p>
          </table:table-cell>
          <table:table-cell table:formula="of:=[$H2ORecCross.B193]" office:value-type="float" office:value="0">
            <text:p>0</text:p>
          </table:table-cell>
          <table:table-cell table:number-columns-repeated="1022"/>
        </table:table-row>
        <table:table-row table:style-name="ro1">
          <table:table-cell table:formula="of:=[$H2ORecCross.A194]" office:value-type="float" office:value="0">
            <text:p>0</text:p>
          </table:table-cell>
          <table:table-cell table:formula="of:=[$H2ORecCross.B194]" office:value-type="float" office:value="0">
            <text:p>0</text:p>
          </table:table-cell>
          <table:table-cell table:number-columns-repeated="1022"/>
        </table:table-row>
        <table:table-row table:style-name="ro1">
          <table:table-cell table:formula="of:=[$H2ORecCross.A195]" office:value-type="float" office:value="0">
            <text:p>0</text:p>
          </table:table-cell>
          <table:table-cell table:formula="of:=[$H2ORecCross.B195]" office:value-type="float" office:value="0">
            <text:p>0</text:p>
          </table:table-cell>
          <table:table-cell table:number-columns-repeated="1022"/>
        </table:table-row>
        <table:table-row table:style-name="ro1">
          <table:table-cell table:formula="of:=[$H2ORecCross.A196]" office:value-type="float" office:value="0">
            <text:p>0</text:p>
          </table:table-cell>
          <table:table-cell table:formula="of:=[$H2ORecCross.B196]" office:value-type="float" office:value="0">
            <text:p>0</text:p>
          </table:table-cell>
          <table:table-cell table:number-columns-repeated="1022"/>
        </table:table-row>
        <table:table-row table:style-name="ro1">
          <table:table-cell table:formula="of:=[$H2ORecCross.A197]" office:value-type="float" office:value="0">
            <text:p>0</text:p>
          </table:table-cell>
          <table:table-cell table:formula="of:=[$H2ORecCross.B197]" office:value-type="float" office:value="0">
            <text:p>0</text:p>
          </table:table-cell>
          <table:table-cell table:number-columns-repeated="1022"/>
        </table:table-row>
        <table:table-row table:style-name="ro1">
          <table:table-cell table:formula="of:=[$H2ORecCross.A198]" office:value-type="float" office:value="0">
            <text:p>0</text:p>
          </table:table-cell>
          <table:table-cell table:formula="of:=[$H2ORecCross.B198]" office:value-type="float" office:value="0">
            <text:p>0</text:p>
          </table:table-cell>
          <table:table-cell table:number-columns-repeated="1022"/>
        </table:table-row>
        <table:table-row table:style-name="ro1">
          <table:table-cell table:formula="of:=[$H2ORecCross.A199]" office:value-type="float" office:value="0">
            <text:p>0</text:p>
          </table:table-cell>
          <table:table-cell table:formula="of:=[$H2ORecCross.B199]" office:value-type="float" office:value="0">
            <text:p>0</text:p>
          </table:table-cell>
          <table:table-cell table:number-columns-repeated="1022"/>
        </table:table-row>
        <table:table-row table:style-name="ro1">
          <table:table-cell table:formula="of:=[$H2ORecCross.A200]" office:value-type="float" office:value="0">
            <text:p>0</text:p>
          </table:table-cell>
          <table:table-cell table:formula="of:=[$H2ORecCross.B200]" office:value-type="float" office:value="0">
            <text:p>0</text:p>
          </table:table-cell>
          <table:table-cell table:number-columns-repeated="1022"/>
        </table:table-row>
        <table:table-row table:style-name="ro1">
          <table:table-cell table:formula="of:=IF([.B201]&gt;0; [$Recipe.$H$9]; &quot;&quot;)">
            <text:p/>
          </table:table-cell>
          <table:table-cell table:formula="of:=[$UserH20Profiles.A2]" office:value-type="float" office:value="0">
            <text:p>0</text:p>
          </table:table-cell>
          <table:table-cell table:number-columns-repeated="1022"/>
        </table:table-row>
        <table:table-row table:style-name="ro1">
          <table:table-cell table:formula="of:=IF([.B202]&gt;0; [$Recipe.$H$9]; &quot;&quot;)">
            <text:p/>
          </table:table-cell>
          <table:table-cell table:formula="of:=[$UserH20Profiles.A3]" office:value-type="float" office:value="0">
            <text:p>0</text:p>
          </table:table-cell>
          <table:table-cell table:number-columns-repeated="1022"/>
        </table:table-row>
        <table:table-row table:style-name="ro1">
          <table:table-cell table:formula="of:=IF([.B203]&gt;0; [$Recipe.$H$9]; &quot;&quot;)">
            <text:p/>
          </table:table-cell>
          <table:table-cell table:formula="of:=[$UserH20Profiles.A4]" office:value-type="float" office:value="0">
            <text:p>0</text:p>
          </table:table-cell>
          <table:table-cell table:number-columns-repeated="1022"/>
        </table:table-row>
        <table:table-row table:style-name="ro1">
          <table:table-cell table:formula="of:=IF([.B204]&gt;0; [$Recipe.$H$9]; &quot;&quot;)">
            <text:p/>
          </table:table-cell>
          <table:table-cell table:formula="of:=[$UserH20Profiles.A5]" office:value-type="float" office:value="0">
            <text:p>0</text:p>
          </table:table-cell>
          <table:table-cell table:number-columns-repeated="1022"/>
        </table:table-row>
        <table:table-row table:style-name="ro1">
          <table:table-cell table:formula="of:=IF([.B205]&gt;0; [$Recipe.$H$9]; &quot;&quot;)">
            <text:p/>
          </table:table-cell>
          <table:table-cell table:formula="of:=[$UserH20Profiles.A6]" office:value-type="float" office:value="0">
            <text:p>0</text:p>
          </table:table-cell>
          <table:table-cell table:number-columns-repeated="1022"/>
        </table:table-row>
        <table:table-row table:style-name="ro1">
          <table:table-cell table:formula="of:=IF([.B206]&gt;0; [$Recipe.$H$9]; &quot;&quot;)">
            <text:p/>
          </table:table-cell>
          <table:table-cell table:formula="of:=[$UserH20Profiles.A7]" office:value-type="float" office:value="0">
            <text:p>0</text:p>
          </table:table-cell>
          <table:table-cell table:number-columns-repeated="1022"/>
        </table:table-row>
        <table:table-row table:style-name="ro1">
          <table:table-cell table:formula="of:=IF([.B207]&gt;0; [$Recipe.$H$9]; &quot;&quot;)">
            <text:p/>
          </table:table-cell>
          <table:table-cell table:formula="of:=[$UserH20Profiles.A8]" office:value-type="float" office:value="0">
            <text:p>0</text:p>
          </table:table-cell>
          <table:table-cell table:number-columns-repeated="1022"/>
        </table:table-row>
        <table:table-row table:style-name="ro1">
          <table:table-cell table:formula="of:=IF([.B208]&gt;0; [$Recipe.$H$9]; &quot;&quot;)">
            <text:p/>
          </table:table-cell>
          <table:table-cell table:formula="of:=[$UserH20Profiles.A9]" office:value-type="float" office:value="0">
            <text:p>0</text:p>
          </table:table-cell>
          <table:table-cell table:number-columns-repeated="1022"/>
        </table:table-row>
        <table:table-row table:style-name="ro1">
          <table:table-cell table:formula="of:=IF([.B209]&gt;0; [$Recipe.$H$9]; &quot;&quot;)">
            <text:p/>
          </table:table-cell>
          <table:table-cell table:formula="of:=[$UserH20Profiles.A10]" office:value-type="float" office:value="0">
            <text:p>0</text:p>
          </table:table-cell>
          <table:table-cell table:number-columns-repeated="1022"/>
        </table:table-row>
        <table:table-row table:style-name="ro1">
          <table:table-cell table:formula="of:=IF([.B210]&gt;0; [$Recipe.$H$9]; &quot;&quot;)">
            <text:p/>
          </table:table-cell>
          <table:table-cell table:formula="of:=[$UserH20Profiles.A11]" office:value-type="float" office:value="0">
            <text:p>0</text:p>
          </table:table-cell>
          <table:table-cell table:number-columns-repeated="1022"/>
        </table:table-row>
        <table:table-row table:style-name="ro1">
          <table:table-cell table:formula="of:=IF([.B211]&gt;0; [$Recipe.$H$9]; &quot;&quot;)">
            <text:p/>
          </table:table-cell>
          <table:table-cell table:formula="of:=[$UserH20Profiles.A12]" office:value-type="float" office:value="0">
            <text:p>0</text:p>
          </table:table-cell>
          <table:table-cell table:number-columns-repeated="1022"/>
        </table:table-row>
        <table:table-row table:style-name="ro1">
          <table:table-cell table:formula="of:=IF([.B212]&gt;0; [$Recipe.$H$9]; &quot;&quot;)">
            <text:p/>
          </table:table-cell>
          <table:table-cell table:formula="of:=[$UserH20Profiles.A13]" office:value-type="float" office:value="0">
            <text:p>0</text:p>
          </table:table-cell>
          <table:table-cell table:number-columns-repeated="1022"/>
        </table:table-row>
        <table:table-row table:style-name="ro1">
          <table:table-cell table:formula="of:=IF([.B213]&gt;0; [$Recipe.$H$9]; &quot;&quot;)">
            <text:p/>
          </table:table-cell>
          <table:table-cell table:formula="of:=[$UserH20Profiles.A14]" office:value-type="float" office:value="0">
            <text:p>0</text:p>
          </table:table-cell>
          <table:table-cell table:number-columns-repeated="1022"/>
        </table:table-row>
        <table:table-row table:style-name="ro1">
          <table:table-cell table:formula="of:=IF([.B214]&gt;0; [$Recipe.$H$9]; &quot;&quot;)">
            <text:p/>
          </table:table-cell>
          <table:table-cell table:formula="of:=[$UserH20Profiles.A15]" office:value-type="float" office:value="0">
            <text:p>0</text:p>
          </table:table-cell>
          <table:table-cell table:number-columns-repeated="1022"/>
        </table:table-row>
        <table:table-row table:style-name="ro1">
          <table:table-cell table:formula="of:=IF([.B215]&gt;0; [$Recipe.$H$9]; &quot;&quot;)">
            <text:p/>
          </table:table-cell>
          <table:table-cell table:formula="of:=[$UserH20Profiles.A16]" office:value-type="float" office:value="0">
            <text:p>0</text:p>
          </table:table-cell>
          <table:table-cell table:number-columns-repeated="1022"/>
        </table:table-row>
        <table:table-row table:style-name="ro1">
          <table:table-cell table:formula="of:=IF([.B216]&gt;0; [$Recipe.$H$9]; &quot;&quot;)">
            <text:p/>
          </table:table-cell>
          <table:table-cell table:formula="of:=[$UserH20Profiles.A17]" office:value-type="float" office:value="0">
            <text:p>0</text:p>
          </table:table-cell>
          <table:table-cell table:number-columns-repeated="1022"/>
        </table:table-row>
        <table:table-row table:style-name="ro1">
          <table:table-cell table:formula="of:=IF([.B217]&gt;0; [$Recipe.$H$9]; &quot;&quot;)">
            <text:p/>
          </table:table-cell>
          <table:table-cell table:formula="of:=[$UserH20Profiles.A18]" office:value-type="float" office:value="0">
            <text:p>0</text:p>
          </table:table-cell>
          <table:table-cell table:number-columns-repeated="1022"/>
        </table:table-row>
        <table:table-row table:style-name="ro1">
          <table:table-cell table:formula="of:=IF([.B218]&gt;0; [$Recipe.$H$9]; &quot;&quot;)">
            <text:p/>
          </table:table-cell>
          <table:table-cell table:formula="of:=[$UserH20Profiles.A19]" office:value-type="float" office:value="0">
            <text:p>0</text:p>
          </table:table-cell>
          <table:table-cell table:number-columns-repeated="1022"/>
        </table:table-row>
        <table:table-row table:style-name="ro1">
          <table:table-cell table:formula="of:=IF([.B219]&gt;0; [$Recipe.$H$9]; &quot;&quot;)">
            <text:p/>
          </table:table-cell>
          <table:table-cell table:formula="of:=[$UserH20Profiles.A20]" office:value-type="float" office:value="0">
            <text:p>0</text:p>
          </table:table-cell>
          <table:table-cell table:number-columns-repeated="1022"/>
        </table:table-row>
        <table:table-row table:style-name="ro1">
          <table:table-cell table:formula="of:=IF([.B220]&gt;0; [$Recipe.$H$9]; &quot;&quot;)">
            <text:p/>
          </table:table-cell>
          <table:table-cell table:formula="of:=[$UserH20Profiles.A21]" office:value-type="float" office:value="0">
            <text:p>0</text:p>
          </table:table-cell>
          <table:table-cell table:number-columns-repeated="1022"/>
        </table:table-row>
        <table:table-row table:style-name="ro1">
          <table:table-cell table:formula="of:=IF([.B221]&gt;0; [$Recipe.$H$9]; &quot;&quot;)">
            <text:p/>
          </table:table-cell>
          <table:table-cell table:formula="of:=[$UserH20Profiles.A22]" office:value-type="float" office:value="0">
            <text:p>0</text:p>
          </table:table-cell>
          <table:table-cell table:number-columns-repeated="1022"/>
        </table:table-row>
        <table:table-row table:style-name="ro1">
          <table:table-cell table:formula="of:=IF([.B222]&gt;0; [$Recipe.$H$9]; &quot;&quot;)">
            <text:p/>
          </table:table-cell>
          <table:table-cell table:formula="of:=[$UserH20Profiles.A23]" office:value-type="float" office:value="0">
            <text:p>0</text:p>
          </table:table-cell>
          <table:table-cell table:number-columns-repeated="1022"/>
        </table:table-row>
        <table:table-row table:style-name="ro1">
          <table:table-cell table:formula="of:=IF([.B223]&gt;0; [$Recipe.$H$9]; &quot;&quot;)">
            <text:p/>
          </table:table-cell>
          <table:table-cell table:formula="of:=[$UserH20Profiles.A24]" office:value-type="float" office:value="0">
            <text:p>0</text:p>
          </table:table-cell>
          <table:table-cell table:number-columns-repeated="1022"/>
        </table:table-row>
        <table:table-row table:style-name="ro1">
          <table:table-cell table:formula="of:=IF([.B224]&gt;0; [$Recipe.$H$9]; &quot;&quot;)">
            <text:p/>
          </table:table-cell>
          <table:table-cell table:formula="of:=[$UserH20Profiles.A25]" office:value-type="float" office:value="0">
            <text:p>0</text:p>
          </table:table-cell>
          <table:table-cell table:number-columns-repeated="1022"/>
        </table:table-row>
        <table:table-row table:style-name="ro1">
          <table:table-cell table:formula="of:=IF([.B225]&gt;0; [$Recipe.$H$9]; &quot;&quot;)">
            <text:p/>
          </table:table-cell>
          <table:table-cell table:formula="of:=[$UserH20Profiles.A26]" office:value-type="float" office:value="0">
            <text:p>0</text:p>
          </table:table-cell>
          <table:table-cell table:number-columns-repeated="1022"/>
        </table:table-row>
        <table:table-row table:style-name="ro1">
          <table:table-cell table:formula="of:=IF([.B226]&gt;0; [$Recipe.$H$9]; &quot;&quot;)">
            <text:p/>
          </table:table-cell>
          <table:table-cell table:formula="of:=[$UserH20Profiles.A27]" office:value-type="float" office:value="0">
            <text:p>0</text:p>
          </table:table-cell>
          <table:table-cell table:number-columns-repeated="1022"/>
        </table:table-row>
        <table:table-row table:style-name="ro1">
          <table:table-cell table:formula="of:=IF([.B227]&gt;0; [$Recipe.$H$9]; &quot;&quot;)">
            <text:p/>
          </table:table-cell>
          <table:table-cell table:formula="of:=[$UserH20Profiles.A28]" office:value-type="float" office:value="0">
            <text:p>0</text:p>
          </table:table-cell>
          <table:table-cell table:number-columns-repeated="1022"/>
        </table:table-row>
        <table:table-row table:style-name="ro1">
          <table:table-cell table:formula="of:=IF([.B228]&gt;0; [$Recipe.$H$9]; &quot;&quot;)">
            <text:p/>
          </table:table-cell>
          <table:table-cell table:formula="of:=[$UserH20Profiles.A29]" office:value-type="float" office:value="0">
            <text:p>0</text:p>
          </table:table-cell>
          <table:table-cell table:number-columns-repeated="1022"/>
        </table:table-row>
        <table:table-row table:style-name="ro1">
          <table:table-cell table:formula="of:=IF([.B229]&gt;0; [$Recipe.$H$9]; &quot;&quot;)">
            <text:p/>
          </table:table-cell>
          <table:table-cell table:formula="of:=[$UserH20Profiles.A30]" office:value-type="float" office:value="0">
            <text:p>0</text:p>
          </table:table-cell>
          <table:table-cell table:number-columns-repeated="1022"/>
        </table:table-row>
        <table:table-row table:style-name="ro1">
          <table:table-cell table:formula="of:=IF([.B230]&gt;0; [$Recipe.$H$9]; &quot;&quot;)">
            <text:p/>
          </table:table-cell>
          <table:table-cell table:formula="of:=[$UserH20Profiles.A31]" office:value-type="float" office:value="0">
            <text:p>0</text:p>
          </table:table-cell>
          <table:table-cell table:number-columns-repeated="1022"/>
        </table:table-row>
        <table:table-row table:style-name="ro1">
          <table:table-cell table:formula="of:=IF([.B231]&gt;0; [$Recipe.$H$9]; &quot;&quot;)">
            <text:p/>
          </table:table-cell>
          <table:table-cell table:formula="of:=[$UserH20Profiles.A32]" office:value-type="float" office:value="0">
            <text:p>0</text:p>
          </table:table-cell>
          <table:table-cell table:number-columns-repeated="1022"/>
        </table:table-row>
        <table:table-row table:style-name="ro1">
          <table:table-cell table:formula="of:=IF([.B232]&gt;0; [$Recipe.$H$9]; &quot;&quot;)">
            <text:p/>
          </table:table-cell>
          <table:table-cell table:formula="of:=[$UserH20Profiles.A33]" office:value-type="float" office:value="0">
            <text:p>0</text:p>
          </table:table-cell>
          <table:table-cell table:number-columns-repeated="1022"/>
        </table:table-row>
        <table:table-row table:style-name="ro1">
          <table:table-cell table:formula="of:=IF([.B233]&gt;0; [$Recipe.$H$9]; &quot;&quot;)">
            <text:p/>
          </table:table-cell>
          <table:table-cell table:formula="of:=[$UserH20Profiles.A34]" office:value-type="float" office:value="0">
            <text:p>0</text:p>
          </table:table-cell>
          <table:table-cell table:number-columns-repeated="1022"/>
        </table:table-row>
        <table:table-row table:style-name="ro1">
          <table:table-cell table:formula="of:=IF([.B234]&gt;0; [$Recipe.$H$9]; &quot;&quot;)">
            <text:p/>
          </table:table-cell>
          <table:table-cell table:formula="of:=[$UserH20Profiles.A35]" office:value-type="float" office:value="0">
            <text:p>0</text:p>
          </table:table-cell>
          <table:table-cell table:number-columns-repeated="1022"/>
        </table:table-row>
        <table:table-row table:style-name="ro1">
          <table:table-cell table:formula="of:=IF([.B235]&gt;0; [$Recipe.$H$9]; &quot;&quot;)">
            <text:p/>
          </table:table-cell>
          <table:table-cell table:formula="of:=[$UserH20Profiles.A36]" office:value-type="float" office:value="0">
            <text:p>0</text:p>
          </table:table-cell>
          <table:table-cell table:number-columns-repeated="1022"/>
        </table:table-row>
        <table:table-row table:style-name="ro1">
          <table:table-cell table:formula="of:=IF([.B236]&gt;0; [$Recipe.$H$9]; &quot;&quot;)">
            <text:p/>
          </table:table-cell>
          <table:table-cell table:formula="of:=[$UserH20Profiles.A37]" office:value-type="float" office:value="0">
            <text:p>0</text:p>
          </table:table-cell>
          <table:table-cell table:number-columns-repeated="1022"/>
        </table:table-row>
        <table:table-row table:style-name="ro1">
          <table:table-cell table:formula="of:=IF([.B237]&gt;0; [$Recipe.$H$9]; &quot;&quot;)">
            <text:p/>
          </table:table-cell>
          <table:table-cell table:formula="of:=[$UserH20Profiles.A38]" office:value-type="float" office:value="0">
            <text:p>0</text:p>
          </table:table-cell>
          <table:table-cell table:number-columns-repeated="1022"/>
        </table:table-row>
        <table:table-row table:style-name="ro1">
          <table:table-cell table:formula="of:=IF([.B238]&gt;0; [$Recipe.$H$9]; &quot;&quot;)">
            <text:p/>
          </table:table-cell>
          <table:table-cell table:formula="of:=[$UserH20Profiles.A39]" office:value-type="float" office:value="0">
            <text:p>0</text:p>
          </table:table-cell>
          <table:table-cell table:number-columns-repeated="1022"/>
        </table:table-row>
        <table:table-row table:style-name="ro1">
          <table:table-cell table:formula="of:=IF([.B239]&gt;0; [$Recipe.$H$9]; &quot;&quot;)">
            <text:p/>
          </table:table-cell>
          <table:table-cell table:formula="of:=[$UserH20Profiles.A40]" office:value-type="float" office:value="0">
            <text:p>0</text:p>
          </table:table-cell>
          <table:table-cell table:number-columns-repeated="1022"/>
        </table:table-row>
        <table:table-row table:style-name="ro1">
          <table:table-cell table:formula="of:=IF([.B240]&gt;0; [$Recipe.$H$9]; &quot;&quot;)">
            <text:p/>
          </table:table-cell>
          <table:table-cell table:formula="of:=[$UserH20Profiles.A41]" office:value-type="float" office:value="0">
            <text:p>0</text:p>
          </table:table-cell>
          <table:table-cell table:number-columns-repeated="1022"/>
        </table:table-row>
        <table:table-row table:style-name="ro1">
          <table:table-cell table:formula="of:=IF([.B241]&gt;0; [$Recipe.$H$9]; &quot;&quot;)">
            <text:p/>
          </table:table-cell>
          <table:table-cell table:formula="of:=[$UserH20Profiles.A42]" office:value-type="float" office:value="0">
            <text:p>0</text:p>
          </table:table-cell>
          <table:table-cell table:number-columns-repeated="1022"/>
        </table:table-row>
        <table:table-row table:style-name="ro1">
          <table:table-cell table:formula="of:=IF([.B242]&gt;0; [$Recipe.$H$9]; &quot;&quot;)">
            <text:p/>
          </table:table-cell>
          <table:table-cell table:formula="of:=[$UserH20Profiles.A43]" office:value-type="float" office:value="0">
            <text:p>0</text:p>
          </table:table-cell>
          <table:table-cell table:number-columns-repeated="1022"/>
        </table:table-row>
        <table:table-row table:style-name="ro1">
          <table:table-cell table:formula="of:=IF([.B243]&gt;0; [$Recipe.$H$9]; &quot;&quot;)">
            <text:p/>
          </table:table-cell>
          <table:table-cell table:formula="of:=[$UserH20Profiles.A44]" office:value-type="float" office:value="0">
            <text:p>0</text:p>
          </table:table-cell>
          <table:table-cell table:number-columns-repeated="1022"/>
        </table:table-row>
        <table:table-row table:style-name="ro1">
          <table:table-cell table:formula="of:=IF([.B244]&gt;0; [$Recipe.$H$9]; &quot;&quot;)">
            <text:p/>
          </table:table-cell>
          <table:table-cell table:formula="of:=[$UserH20Profiles.A45]" office:value-type="float" office:value="0">
            <text:p>0</text:p>
          </table:table-cell>
          <table:table-cell table:number-columns-repeated="1022"/>
        </table:table-row>
        <table:table-row table:style-name="ro1">
          <table:table-cell table:formula="of:=IF([.B245]&gt;0; [$Recipe.$H$9]; &quot;&quot;)">
            <text:p/>
          </table:table-cell>
          <table:table-cell table:formula="of:=[$UserH20Profiles.A46]" office:value-type="float" office:value="0">
            <text:p>0</text:p>
          </table:table-cell>
          <table:table-cell table:number-columns-repeated="1022"/>
        </table:table-row>
        <table:table-row table:style-name="ro1">
          <table:table-cell table:formula="of:=IF([.B246]&gt;0; [$Recipe.$H$9]; &quot;&quot;)">
            <text:p/>
          </table:table-cell>
          <table:table-cell table:formula="of:=[$UserH20Profiles.A47]" office:value-type="float" office:value="0">
            <text:p>0</text:p>
          </table:table-cell>
          <table:table-cell table:number-columns-repeated="1022"/>
        </table:table-row>
        <table:table-row table:style-name="ro1">
          <table:table-cell table:formula="of:=IF([.B247]&gt;0; [$Recipe.$H$9]; &quot;&quot;)">
            <text:p/>
          </table:table-cell>
          <table:table-cell table:formula="of:=[$UserH20Profiles.A48]" office:value-type="float" office:value="0">
            <text:p>0</text:p>
          </table:table-cell>
          <table:table-cell table:number-columns-repeated="1022"/>
        </table:table-row>
        <table:table-row table:style-name="ro1">
          <table:table-cell table:formula="of:=IF([.B248]&gt;0; [$Recipe.$H$9]; &quot;&quot;)">
            <text:p/>
          </table:table-cell>
          <table:table-cell table:formula="of:=[$UserH20Profiles.A49]" office:value-type="float" office:value="0">
            <text:p>0</text:p>
          </table:table-cell>
          <table:table-cell table:number-columns-repeated="1022"/>
        </table:table-row>
        <table:table-row table:style-name="ro1">
          <table:table-cell table:formula="of:=IF([.B249]&gt;0; [$Recipe.$H$9]; &quot;&quot;)">
            <text:p/>
          </table:table-cell>
          <table:table-cell table:formula="of:=[$UserH20Profiles.A50]" office:value-type="float" office:value="0">
            <text:p>0</text:p>
          </table:table-cell>
          <table:table-cell table:number-columns-repeated="1022"/>
        </table:table-row>
        <table:table-row table:style-name="ro1">
          <table:table-cell table:formula="of:=IF([.B250]&gt;0; [$Recipe.$H$9]; &quot;&quot;)">
            <text:p/>
          </table:table-cell>
          <table:table-cell table:formula="of:=[$UserH20Profiles.A51]" office:value-type="float" office:value="0">
            <text:p>0</text:p>
          </table:table-cell>
          <table:table-cell table:number-columns-repeated="1022"/>
        </table:table-row>
        <table:table-row table:style-name="ro1">
          <table:table-cell table:formula="of:=IF([.B251]&gt;0; [$Recipe.$H$9]; &quot;&quot;)">
            <text:p/>
          </table:table-cell>
          <table:table-cell table:formula="of:=[$UserH20Profiles.A52]" office:value-type="float" office:value="0">
            <text:p>0</text:p>
          </table:table-cell>
          <table:table-cell table:number-columns-repeated="1022"/>
        </table:table-row>
        <table:table-row table:style-name="ro1">
          <table:table-cell table:formula="of:=IF([.B252]&gt;0; [$Recipe.$H$9]; &quot;&quot;)">
            <text:p/>
          </table:table-cell>
          <table:table-cell table:formula="of:=[$UserH20Profiles.A53]" office:value-type="float" office:value="0">
            <text:p>0</text:p>
          </table:table-cell>
          <table:table-cell table:number-columns-repeated="1022"/>
        </table:table-row>
        <table:table-row table:style-name="ro1">
          <table:table-cell table:formula="of:=IF([.B253]&gt;0; [$Recipe.$H$9]; &quot;&quot;)">
            <text:p/>
          </table:table-cell>
          <table:table-cell table:formula="of:=[$UserH20Profiles.A54]" office:value-type="float" office:value="0">
            <text:p>0</text:p>
          </table:table-cell>
          <table:table-cell table:number-columns-repeated="1022"/>
        </table:table-row>
        <table:table-row table:style-name="ro1">
          <table:table-cell table:formula="of:=IF([.B254]&gt;0; [$Recipe.$H$9]; &quot;&quot;)">
            <text:p/>
          </table:table-cell>
          <table:table-cell table:formula="of:=[$UserH20Profiles.A55]" office:value-type="float" office:value="0">
            <text:p>0</text:p>
          </table:table-cell>
          <table:table-cell table:number-columns-repeated="1022"/>
        </table:table-row>
        <table:table-row table:style-name="ro1">
          <table:table-cell table:formula="of:=IF([.B255]&gt;0; [$Recipe.$H$9]; &quot;&quot;)">
            <text:p/>
          </table:table-cell>
          <table:table-cell table:formula="of:=[$UserH20Profiles.A56]" office:value-type="float" office:value="0">
            <text:p>0</text:p>
          </table:table-cell>
          <table:table-cell table:number-columns-repeated="1022"/>
        </table:table-row>
        <table:table-row table:style-name="ro1">
          <table:table-cell table:formula="of:=IF([.B256]&gt;0; [$Recipe.$H$9]; &quot;&quot;)">
            <text:p/>
          </table:table-cell>
          <table:table-cell table:formula="of:=[$UserH20Profiles.A57]" office:value-type="float" office:value="0">
            <text:p>0</text:p>
          </table:table-cell>
          <table:table-cell table:number-columns-repeated="1022"/>
        </table:table-row>
        <table:table-row table:style-name="ro1">
          <table:table-cell table:formula="of:=IF([.B257]&gt;0; [$Recipe.$H$9]; &quot;&quot;)">
            <text:p/>
          </table:table-cell>
          <table:table-cell table:formula="of:=[$UserH20Profiles.A58]" office:value-type="float" office:value="0">
            <text:p>0</text:p>
          </table:table-cell>
          <table:table-cell table:number-columns-repeated="1022"/>
        </table:table-row>
        <table:table-row table:style-name="ro1">
          <table:table-cell table:formula="of:=IF([.B258]&gt;0; [$Recipe.$H$9]; &quot;&quot;)">
            <text:p/>
          </table:table-cell>
          <table:table-cell table:formula="of:=[$UserH20Profiles.A59]" office:value-type="float" office:value="0">
            <text:p>0</text:p>
          </table:table-cell>
          <table:table-cell table:number-columns-repeated="1022"/>
        </table:table-row>
        <table:table-row table:style-name="ro1">
          <table:table-cell table:formula="of:=IF([.B259]&gt;0; [$Recipe.$H$9]; &quot;&quot;)">
            <text:p/>
          </table:table-cell>
          <table:table-cell table:formula="of:=[$UserH20Profiles.A60]" office:value-type="float" office:value="0">
            <text:p>0</text:p>
          </table:table-cell>
          <table:table-cell table:number-columns-repeated="1022"/>
        </table:table-row>
        <table:table-row table:style-name="ro1">
          <table:table-cell table:formula="of:=IF([.B260]&gt;0; [$Recipe.$H$9]; &quot;&quot;)">
            <text:p/>
          </table:table-cell>
          <table:table-cell table:formula="of:=[$UserH20Profiles.A61]" office:value-type="float" office:value="0">
            <text:p>0</text:p>
          </table:table-cell>
          <table:table-cell table:number-columns-repeated="1022"/>
        </table:table-row>
        <table:table-row table:style-name="ro1">
          <table:table-cell table:formula="of:=IF([.B261]&gt;0; [$Recipe.$H$9]; &quot;&quot;)">
            <text:p/>
          </table:table-cell>
          <table:table-cell table:formula="of:=[$UserH20Profiles.A62]" office:value-type="float" office:value="0">
            <text:p>0</text:p>
          </table:table-cell>
          <table:table-cell table:number-columns-repeated="1022"/>
        </table:table-row>
        <table:table-row table:style-name="ro1">
          <table:table-cell table:formula="of:=IF([.B262]&gt;0; [$Recipe.$H$9]; &quot;&quot;)">
            <text:p/>
          </table:table-cell>
          <table:table-cell table:formula="of:=[$UserH20Profiles.A63]" office:value-type="float" office:value="0">
            <text:p>0</text:p>
          </table:table-cell>
          <table:table-cell table:number-columns-repeated="1022"/>
        </table:table-row>
        <table:table-row table:style-name="ro1">
          <table:table-cell table:formula="of:=IF([.B263]&gt;0; [$Recipe.$H$9]; &quot;&quot;)">
            <text:p/>
          </table:table-cell>
          <table:table-cell table:formula="of:=[$UserH20Profiles.A64]" office:value-type="float" office:value="0">
            <text:p>0</text:p>
          </table:table-cell>
          <table:table-cell table:number-columns-repeated="1022"/>
        </table:table-row>
        <table:table-row table:style-name="ro1">
          <table:table-cell table:formula="of:=IF([.B264]&gt;0; [$Recipe.$H$9]; &quot;&quot;)">
            <text:p/>
          </table:table-cell>
          <table:table-cell table:formula="of:=[$UserH20Profiles.A65]" office:value-type="float" office:value="0">
            <text:p>0</text:p>
          </table:table-cell>
          <table:table-cell table:number-columns-repeated="1022"/>
        </table:table-row>
        <table:table-row table:style-name="ro1">
          <table:table-cell table:formula="of:=IF([.B265]&gt;0; [$Recipe.$H$9]; &quot;&quot;)">
            <text:p/>
          </table:table-cell>
          <table:table-cell table:formula="of:=[$UserH20Profiles.A66]" office:value-type="float" office:value="0">
            <text:p>0</text:p>
          </table:table-cell>
          <table:table-cell table:number-columns-repeated="1022"/>
        </table:table-row>
        <table:table-row table:style-name="ro1">
          <table:table-cell table:formula="of:=IF([.B266]&gt;0; [$Recipe.$H$9]; &quot;&quot;)">
            <text:p/>
          </table:table-cell>
          <table:table-cell table:formula="of:=[$UserH20Profiles.A67]" office:value-type="float" office:value="0">
            <text:p>0</text:p>
          </table:table-cell>
          <table:table-cell table:number-columns-repeated="1022"/>
        </table:table-row>
        <table:table-row table:style-name="ro1">
          <table:table-cell table:formula="of:=IF([.B267]&gt;0; [$Recipe.$H$9]; &quot;&quot;)">
            <text:p/>
          </table:table-cell>
          <table:table-cell table:formula="of:=[$UserH20Profiles.A68]" office:value-type="float" office:value="0">
            <text:p>0</text:p>
          </table:table-cell>
          <table:table-cell table:number-columns-repeated="1022"/>
        </table:table-row>
        <table:table-row table:style-name="ro1">
          <table:table-cell table:formula="of:=IF([.B268]&gt;0; [$Recipe.$H$9]; &quot;&quot;)">
            <text:p/>
          </table:table-cell>
          <table:table-cell table:formula="of:=[$UserH20Profiles.A69]" office:value-type="float" office:value="0">
            <text:p>0</text:p>
          </table:table-cell>
          <table:table-cell table:number-columns-repeated="1022"/>
        </table:table-row>
        <table:table-row table:style-name="ro1">
          <table:table-cell table:formula="of:=IF([.B269]&gt;0; [$Recipe.$H$9]; &quot;&quot;)">
            <text:p/>
          </table:table-cell>
          <table:table-cell table:formula="of:=[$UserH20Profiles.A70]" office:value-type="float" office:value="0">
            <text:p>0</text:p>
          </table:table-cell>
          <table:table-cell table:number-columns-repeated="1022"/>
        </table:table-row>
        <table:table-row table:style-name="ro1">
          <table:table-cell table:formula="of:=IF([.B270]&gt;0; [$Recipe.$H$9]; &quot;&quot;)">
            <text:p/>
          </table:table-cell>
          <table:table-cell table:formula="of:=[$UserH20Profiles.A71]" office:value-type="float" office:value="0">
            <text:p>0</text:p>
          </table:table-cell>
          <table:table-cell table:number-columns-repeated="1022"/>
        </table:table-row>
        <table:table-row table:style-name="ro1">
          <table:table-cell table:formula="of:=IF([.B271]&gt;0; [$Recipe.$H$9]; &quot;&quot;)">
            <text:p/>
          </table:table-cell>
          <table:table-cell table:formula="of:=[$UserH20Profiles.A72]" office:value-type="float" office:value="0">
            <text:p>0</text:p>
          </table:table-cell>
          <table:table-cell table:number-columns-repeated="1022"/>
        </table:table-row>
        <table:table-row table:style-name="ro1">
          <table:table-cell table:formula="of:=IF([.B272]&gt;0; [$Recipe.$H$9]; &quot;&quot;)">
            <text:p/>
          </table:table-cell>
          <table:table-cell table:formula="of:=[$UserH20Profiles.A73]" office:value-type="float" office:value="0">
            <text:p>0</text:p>
          </table:table-cell>
          <table:table-cell table:number-columns-repeated="1022"/>
        </table:table-row>
        <table:table-row table:style-name="ro1">
          <table:table-cell table:formula="of:=IF([.B273]&gt;0; [$Recipe.$H$9]; &quot;&quot;)">
            <text:p/>
          </table:table-cell>
          <table:table-cell table:formula="of:=[$UserH20Profiles.A74]" office:value-type="float" office:value="0">
            <text:p>0</text:p>
          </table:table-cell>
          <table:table-cell table:number-columns-repeated="1022"/>
        </table:table-row>
        <table:table-row table:style-name="ro1">
          <table:table-cell table:formula="of:=IF([.B274]&gt;0; [$Recipe.$H$9]; &quot;&quot;)">
            <text:p/>
          </table:table-cell>
          <table:table-cell table:formula="of:=[$UserH20Profiles.A75]" office:value-type="float" office:value="0">
            <text:p>0</text:p>
          </table:table-cell>
          <table:table-cell table:number-columns-repeated="1022"/>
        </table:table-row>
        <table:table-row table:style-name="ro1">
          <table:table-cell table:formula="of:=IF([.B275]&gt;0; [$Recipe.$H$9]; &quot;&quot;)">
            <text:p/>
          </table:table-cell>
          <table:table-cell table:formula="of:=[$UserH20Profiles.A76]" office:value-type="float" office:value="0">
            <text:p>0</text:p>
          </table:table-cell>
          <table:table-cell table:number-columns-repeated="1022"/>
        </table:table-row>
        <table:table-row table:style-name="ro1">
          <table:table-cell table:formula="of:=IF([.B276]&gt;0; [$Recipe.$H$9]; &quot;&quot;)">
            <text:p/>
          </table:table-cell>
          <table:table-cell table:formula="of:=[$UserH20Profiles.A77]" office:value-type="float" office:value="0">
            <text:p>0</text:p>
          </table:table-cell>
          <table:table-cell table:number-columns-repeated="1022"/>
        </table:table-row>
        <table:table-row table:style-name="ro1">
          <table:table-cell table:formula="of:=IF([.B277]&gt;0; [$Recipe.$H$9]; &quot;&quot;)">
            <text:p/>
          </table:table-cell>
          <table:table-cell table:formula="of:=[$UserH20Profiles.A78]" office:value-type="float" office:value="0">
            <text:p>0</text:p>
          </table:table-cell>
          <table:table-cell table:number-columns-repeated="1022"/>
        </table:table-row>
        <table:table-row table:style-name="ro1">
          <table:table-cell table:formula="of:=IF([.B278]&gt;0; [$Recipe.$H$9]; &quot;&quot;)">
            <text:p/>
          </table:table-cell>
          <table:table-cell table:formula="of:=[$UserH20Profiles.A79]" office:value-type="float" office:value="0">
            <text:p>0</text:p>
          </table:table-cell>
          <table:table-cell table:number-columns-repeated="1022"/>
        </table:table-row>
        <table:table-row table:style-name="ro1">
          <table:table-cell table:formula="of:=IF([.B279]&gt;0; [$Recipe.$H$9]; &quot;&quot;)">
            <text:p/>
          </table:table-cell>
          <table:table-cell table:formula="of:=[$UserH20Profiles.A80]" office:value-type="float" office:value="0">
            <text:p>0</text:p>
          </table:table-cell>
          <table:table-cell table:number-columns-repeated="1022"/>
        </table:table-row>
        <table:table-row table:style-name="ro1">
          <table:table-cell table:formula="of:=IF([.B280]&gt;0; [$Recipe.$H$9]; &quot;&quot;)">
            <text:p/>
          </table:table-cell>
          <table:table-cell table:formula="of:=[$UserH20Profiles.A81]" office:value-type="float" office:value="0">
            <text:p>0</text:p>
          </table:table-cell>
          <table:table-cell table:number-columns-repeated="1022"/>
        </table:table-row>
        <table:table-row table:style-name="ro1">
          <table:table-cell table:formula="of:=IF([.B281]&gt;0; [$Recipe.$H$9]; &quot;&quot;)">
            <text:p/>
          </table:table-cell>
          <table:table-cell table:formula="of:=[$UserH20Profiles.A82]" office:value-type="float" office:value="0">
            <text:p>0</text:p>
          </table:table-cell>
          <table:table-cell table:number-columns-repeated="1022"/>
        </table:table-row>
        <table:table-row table:style-name="ro1">
          <table:table-cell table:formula="of:=IF([.B282]&gt;0; [$Recipe.$H$9]; &quot;&quot;)">
            <text:p/>
          </table:table-cell>
          <table:table-cell table:formula="of:=[$UserH20Profiles.A83]" office:value-type="float" office:value="0">
            <text:p>0</text:p>
          </table:table-cell>
          <table:table-cell table:number-columns-repeated="1022"/>
        </table:table-row>
        <table:table-row table:style-name="ro1">
          <table:table-cell table:formula="of:=IF([.B283]&gt;0; [$Recipe.$H$9]; &quot;&quot;)">
            <text:p/>
          </table:table-cell>
          <table:table-cell table:formula="of:=[$UserH20Profiles.A84]" office:value-type="float" office:value="0">
            <text:p>0</text:p>
          </table:table-cell>
          <table:table-cell table:number-columns-repeated="1022"/>
        </table:table-row>
        <table:table-row table:style-name="ro1">
          <table:table-cell table:formula="of:=IF([.B284]&gt;0; [$Recipe.$H$9]; &quot;&quot;)">
            <text:p/>
          </table:table-cell>
          <table:table-cell table:formula="of:=[$UserH20Profiles.A85]" office:value-type="float" office:value="0">
            <text:p>0</text:p>
          </table:table-cell>
          <table:table-cell table:number-columns-repeated="1022"/>
        </table:table-row>
        <table:table-row table:style-name="ro1">
          <table:table-cell table:formula="of:=IF([.B285]&gt;0; [$Recipe.$H$9]; &quot;&quot;)">
            <text:p/>
          </table:table-cell>
          <table:table-cell table:formula="of:=[$UserH20Profiles.A86]" office:value-type="float" office:value="0">
            <text:p>0</text:p>
          </table:table-cell>
          <table:table-cell table:number-columns-repeated="1022"/>
        </table:table-row>
        <table:table-row table:style-name="ro1">
          <table:table-cell table:formula="of:=IF([.B286]&gt;0; [$Recipe.$H$9]; &quot;&quot;)">
            <text:p/>
          </table:table-cell>
          <table:table-cell table:formula="of:=[$UserH20Profiles.A87]" office:value-type="float" office:value="0">
            <text:p>0</text:p>
          </table:table-cell>
          <table:table-cell table:number-columns-repeated="1022"/>
        </table:table-row>
        <table:table-row table:style-name="ro1">
          <table:table-cell table:formula="of:=IF([.B287]&gt;0; [$Recipe.$H$9]; &quot;&quot;)">
            <text:p/>
          </table:table-cell>
          <table:table-cell table:formula="of:=[$UserH20Profiles.A88]" office:value-type="float" office:value="0">
            <text:p>0</text:p>
          </table:table-cell>
          <table:table-cell table:number-columns-repeated="1022"/>
        </table:table-row>
        <table:table-row table:style-name="ro1">
          <table:table-cell table:formula="of:=IF([.B288]&gt;0; [$Recipe.$H$9]; &quot;&quot;)">
            <text:p/>
          </table:table-cell>
          <table:table-cell table:formula="of:=[$UserH20Profiles.A89]" office:value-type="float" office:value="0">
            <text:p>0</text:p>
          </table:table-cell>
          <table:table-cell table:number-columns-repeated="1022"/>
        </table:table-row>
        <table:table-row table:style-name="ro1">
          <table:table-cell table:formula="of:=IF([.B289]&gt;0; [$Recipe.$H$9]; &quot;&quot;)">
            <text:p/>
          </table:table-cell>
          <table:table-cell table:formula="of:=[$UserH20Profiles.A90]" office:value-type="float" office:value="0">
            <text:p>0</text:p>
          </table:table-cell>
          <table:table-cell table:number-columns-repeated="1022"/>
        </table:table-row>
        <table:table-row table:style-name="ro1">
          <table:table-cell table:formula="of:=IF([.B290]&gt;0; [$Recipe.$H$9]; &quot;&quot;)">
            <text:p/>
          </table:table-cell>
          <table:table-cell table:formula="of:=[$UserH20Profiles.A91]" office:value-type="float" office:value="0">
            <text:p>0</text:p>
          </table:table-cell>
          <table:table-cell table:number-columns-repeated="1022"/>
        </table:table-row>
        <table:table-row table:style-name="ro1">
          <table:table-cell table:formula="of:=IF([.B291]&gt;0; [$Recipe.$H$9]; &quot;&quot;)">
            <text:p/>
          </table:table-cell>
          <table:table-cell table:formula="of:=[$UserH20Profiles.A92]" office:value-type="float" office:value="0">
            <text:p>0</text:p>
          </table:table-cell>
          <table:table-cell table:number-columns-repeated="1022"/>
        </table:table-row>
        <table:table-row table:style-name="ro1">
          <table:table-cell table:formula="of:=IF([.B292]&gt;0; [$Recipe.$H$9]; &quot;&quot;)">
            <text:p/>
          </table:table-cell>
          <table:table-cell table:formula="of:=[$UserH20Profiles.A93]" office:value-type="float" office:value="0">
            <text:p>0</text:p>
          </table:table-cell>
          <table:table-cell table:number-columns-repeated="1022"/>
        </table:table-row>
        <table:table-row table:style-name="ro1">
          <table:table-cell table:formula="of:=IF([.B293]&gt;0; [$Recipe.$H$9]; &quot;&quot;)">
            <text:p/>
          </table:table-cell>
          <table:table-cell table:formula="of:=[$UserH20Profiles.A94]" office:value-type="float" office:value="0">
            <text:p>0</text:p>
          </table:table-cell>
          <table:table-cell table:number-columns-repeated="1022"/>
        </table:table-row>
        <table:table-row table:style-name="ro1">
          <table:table-cell table:formula="of:=IF([.B294]&gt;0; [$Recipe.$H$9]; &quot;&quot;)">
            <text:p/>
          </table:table-cell>
          <table:table-cell table:formula="of:=[$UserH20Profiles.A95]" office:value-type="float" office:value="0">
            <text:p>0</text:p>
          </table:table-cell>
          <table:table-cell table:number-columns-repeated="1022"/>
        </table:table-row>
        <table:table-row table:style-name="ro1">
          <table:table-cell table:formula="of:=IF([.B295]&gt;0; [$Recipe.$H$9]; &quot;&quot;)">
            <text:p/>
          </table:table-cell>
          <table:table-cell table:formula="of:=[$UserH20Profiles.A96]" office:value-type="float" office:value="0">
            <text:p>0</text:p>
          </table:table-cell>
          <table:table-cell table:number-columns-repeated="1022"/>
        </table:table-row>
        <table:table-row table:style-name="ro1">
          <table:table-cell table:formula="of:=IF([.B296]&gt;0; [$Recipe.$H$9]; &quot;&quot;)">
            <text:p/>
          </table:table-cell>
          <table:table-cell table:formula="of:=[$UserH20Profiles.A97]" office:value-type="float" office:value="0">
            <text:p>0</text:p>
          </table:table-cell>
          <table:table-cell table:number-columns-repeated="1022"/>
        </table:table-row>
        <table:table-row table:style-name="ro1">
          <table:table-cell table:formula="of:=IF([.B297]&gt;0; [$Recipe.$H$9]; &quot;&quot;)">
            <text:p/>
          </table:table-cell>
          <table:table-cell table:formula="of:=[$UserH20Profiles.A98]" office:value-type="float" office:value="0">
            <text:p>0</text:p>
          </table:table-cell>
          <table:table-cell table:number-columns-repeated="1022"/>
        </table:table-row>
        <table:table-row table:style-name="ro1">
          <table:table-cell table:formula="of:=IF([.B298]&gt;0; [$Recipe.$H$9]; &quot;&quot;)">
            <text:p/>
          </table:table-cell>
          <table:table-cell table:formula="of:=[$UserH20Profiles.A99]" office:value-type="float" office:value="0">
            <text:p>0</text:p>
          </table:table-cell>
          <table:table-cell table:number-columns-repeated="1022"/>
        </table:table-row>
        <table:table-row table:style-name="ro1">
          <table:table-cell table:formula="of:=IF([.B299]&gt;0; [$Recipe.$H$9]; &quot;&quot;)">
            <text:p/>
          </table:table-cell>
          <table:table-cell table:formula="of:=[$UserH20Profiles.A100]" office:value-type="float" office:value="0">
            <text:p>0</text:p>
          </table:table-cell>
          <table:table-cell table:number-columns-repeated="1022"/>
        </table:table-row>
        <table:table-row table:style-name="ro1">
          <table:table-cell table:formula="of:=IF([.B300]&gt;0; [$Recipe.$H$9]; &quot;&quot;)">
            <text:p/>
          </table:table-cell>
          <table:table-cell table:formula="of:=[$UserH20Profiles.A101]" office:value-type="float" office:value="0">
            <text:p>0</text:p>
          </table:table-cell>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named-expressions/>
      </table:table>
      <table:table table:name="UserH20Profiles" table:style-name="ta28" table:protected="true" table:print="false">
        <office:forms form:automatic-focus="false" form:apply-design-mode="false"/>
        <table:table-column table:style-name="co83" table:default-cell-style-name="Excel_20_Built-in_20_Normal"/>
        <table:table-column table:style-name="co1" table:number-columns-repeated="5" table:default-cell-style-name="Excel_20_Built-in_20_Normal"/>
        <table:table-column table:style-name="co67" table:default-cell-style-name="Excel_20_Built-in_20_Normal"/>
        <table:table-column table:style-name="co1" table:number-columns-repeated="1017" table:default-cell-style-name="Excel_20_Built-in_20_Normal"/>
        <table:table-row table:style-name="ro9">
          <table:table-cell table:style-name="ce469" office:value-type="string">
            <text:p>Profile Name</text:p>
          </table:table-cell>
          <table:table-cell table:style-name="ce469" office:value-type="string">
            <text:p>ppm Ca</text:p>
          </table:table-cell>
          <table:table-cell table:style-name="ce469" office:value-type="string">
            <text:p>ppm Mg</text:p>
          </table:table-cell>
          <table:table-cell table:style-name="ce469" office:value-type="string">
            <text:p>ppm Na</text:p>
          </table:table-cell>
          <table:table-cell table:style-name="ce469" office:value-type="string">
            <text:p>ppm Cl</text:p>
          </table:table-cell>
          <table:table-cell table:style-name="ce469" office:value-type="string">
            <text:p>ppm SO<text:span text:style-name="T11">4</text:span></text:p>
          </table:table-cell>
          <table:table-cell table:style-name="ce469" office:value-type="string">
            <text:p>ppm HCO<text:span text:style-name="T11">3</text:span></text:p>
          </table:table-cell>
          <table:table-cell table:number-columns-repeated="1017"/>
        </table:table-row>
        <table:table-row table:style-name="ro1">
          <table:table-cell table:number-columns-repeated="7" table:style-name="ce760"/>
          <table:table-cell office:value-type="string">
            <text:p>Note: Profiles added to this tab are not recognized in Apache Open Office.</text:p>
          </table:table-cell>
          <table:table-cell table:number-columns-repeated="1016"/>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table-cell table:number-columns-repeated="7" table:style-name="ce760"/>
          <table:table-cell table:number-columns-repeated="1017"/>
        </table:table-row>
        <table:table-row table:style-name="ro1" table:number-rows-repeated="1048474">
          <table:table-cell table:number-columns-repeated="1024"/>
        </table:table-row>
        <table:table-row table:style-name="ro1">
          <table:table-cell table:number-columns-repeated="1024"/>
        </table:table-row>
        <table:named-expressions/>
      </table:table>
      <table:named-expressions>
        <table:named-range table:name="Drange" table:base-cell-address="$Introduction.$A$1" table:cell-range-address="$GravCalcs.$B$33:.$B$36"/>
        <table:named-range table:name="Grange" table:base-cell-address="$Introduction.$A$1" table:cell-range-address="$GravCalcs.$A$27:.$A$28"/>
        <table:named-range table:name="Hrange" table:base-cell-address="$Introduction.$A$1" table:cell-range-address="$GravCalcs.$C$30:.$C$33"/>
        <table:named-range table:name="Irange" table:base-cell-address="$Introduction.$A$1" table:cell-range-address="$GravCalcs.$A$30:.$A$31"/>
        <table:named-range table:name="Lrange" table:base-cell-address="$Introduction.$A$1" table:cell-range-address="$GravCalcs.$A$33:.$A$36"/>
        <table:named-range table:name="MashTempLookup" table:base-cell-address="$Introduction.$A$1" table:cell-range-address="$GRAINLOOKUP.$G$32:.$G$46"/>
        <table:named-range table:name="MashTime" table:base-cell-address="$Introduction.$A$1" table:cell-range-address="$GRAINLOOKUP.$J$32:.$J$35"/>
        <table:named-range table:name="Mrange" table:base-cell-address="$Introduction.$A$1" table:cell-range-address="$GravCalcs.$B$24:.$B$25"/>
        <table:named-range table:name="QRange" table:base-cell-address="$Introduction.$A$1" table:cell-range-address="$GravCalcs.$A$24:.$A$25"/>
        <table:named-range table:name="SpargeType" table:base-cell-address="$Introduction.$A$1" table:cell-range-address="$'Mash Efficiency Predictor'.$J$3:.$K$4"/>
        <table:named-range table:name="Srange" table:base-cell-address="$Introduction.$A$1" table:cell-range-address="$GravCalcs.$A$38:.$A$40"/>
        <table:named-range table:name="ValidCross" table:base-cell-address="$Introduction.$A$1" table:cell-range-address="$H20RecCross2.$A$1:.$B$300"/>
        <table:named-range table:name="ValidGrains" table:base-cell-address="$Introduction.$A$1" table:cell-range-address="$GRAINLOOKUP.$A$2:.$A$200"/>
        <table:named-range table:name="ValidHops" table:base-cell-address="$Introduction.$A$1" table:cell-range-address="$HOPLOOKUP.$A$2:.$A$150"/>
        <table:named-range table:name="ValidLines" table:base-cell-address="$Introduction.$A$1" table:cell-range-address="$Carbonation.$AA$15:.$AA$22"/>
        <table:named-range table:name="ValidMashTimes" table:base-cell-address="$Introduction.$A$1" table:cell-range-address="$GravCalcs.$J$33:.$J$39"/>
        <table:named-range table:name="ValidStyles" table:base-cell-address="$Introduction.$A$1" table:cell-range-address="$STYLES.$A$2:.$A$179"/>
        <table:named-range table:name="ValidWaters" table:base-cell-address="$Introduction.$A$1" table:cell-range-address="$H2ORecScratch.$C$1:.$C$200"/>
        <table:named-range table:name="ValidYeast" table:base-cell-address="$Introduction.$A$1" table:cell-range-address="$YEASTLOOKUP.$A$2:.$A$120"/>
        <table:named-range table:name="ViabilityOverrideDropdown" table:base-cell-address="$Introduction.$A$1" table:cell-range-address="$Yeast.$A$54:.$A$154"/>
        <table:named-range table:name="Yrange" table:base-cell-address="$Introduction.$A$1" table:cell-range-address="$GravCalcs.$B$27:.$B$2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1"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number-style style:name="N117">
      <number:number number:decimal-places="4" number:min-integer-digits="1"/>
    </number:number-style>
    <number:number-style style:name="N118">
      <number:number number:decimal-places="1" number:min-integer-digits="1"/>
    </number:number-style>
    <number:percentage-style style:name="N119">
      <number:number number:decimal-places="1" number:min-integer-digits="1"/>
      <number:text>%</number:text>
    </number:percentage-style>
    <number:number-style style:name="N121P0" style:volatile="true">
      <number:number number:decimal-places="4" number:min-integer-digits="1" number:grouping="true"/>
      <number:text> </number:text>
    </number:number-style>
    <number:number-style style:name="N121">
      <number:text>(</number:text>
      <number:number number:decimal-places="4" number:min-integer-digits="1" number:grouping="true"/>
      <number:text>)</number:text>
      <style:map style:condition="value()&gt;=0" style:apply-style-name="N121P0"/>
    </number:number-style>
    <number:number-style style:name="N122">
      <number:number number:decimal-places="3" number:min-integer-digits="1"/>
    </number:number-style>
    <number:number-style style:name="N123">
      <number:number number:decimal-places="5" number:min-integer-digits="1"/>
    </number:number-style>
    <number:number-style style:name="N124">
      <number:scientific-number number:decimal-places="3" number:min-integer-digits="1" number:min-exponent-digits="2"/>
    </number:number-style>
    <number:number-style style:name="N125">
      <number:number number:decimal-places="6" number:min-integer-digits="1"/>
    </number:number-style>
    <number:number-style style:name="N126">
      <number:number number:decimal-places="7"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 style:display-name="Normal 3"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ercent_20_2" style:display-name="Percent 2" style:family="table-cell" style:parent-style-name="Excel_20_Built-in_20_Normal" style:data-style-name="N8010"/>
    <style:style style:name="ConditionalStyle_5f_46" style:display-name="ConditionalStyle_46" style:family="table-cell" style:parent-style-name="Default"/>
    <style:style style:name="ConditionalStyle_5f_45" style:display-name="ConditionalStyle_45" style:family="table-cell" style:parent-style-name="Default"/>
    <style:style style:name="ConditionalStyle_5f_44" style:display-name="ConditionalStyle_44" style:family="table-cell" style:parent-style-name="Default"/>
    <style:style style:name="ConditionalStyle_5f_17" style:display-name="ConditionalStyle_17" style:family="table-cell" style:parent-style-name="Default"/>
    <style:style style:name="ConditionalStyle_5f_43" style:display-name="ConditionalStyle_43" style:family="table-cell" style:parent-style-name="Default"/>
    <style:style style:name="ConditionalStyle_5f_42" style:display-name="ConditionalStyle_42" style:family="table-cell" style:parent-style-name="Default"/>
    <style:style style:name="ConditionalStyle_5f_41" style:display-name="ConditionalStyle_41" style:family="table-cell" style:parent-style-name="Default"/>
    <style:style style:name="ConditionalStyle_5f_40" style:display-name="ConditionalStyle_40" style:family="table-cell" style:parent-style-name="Default"/>
    <style:style style:name="ConditionalStyle_5f_39" style:display-name="ConditionalStyle_39" style:family="table-cell" style:parent-style-name="Default"/>
    <style:style style:name="ConditionalStyle_5f_38" style:display-name="ConditionalStyle_38" style:family="table-cell" style:parent-style-name="Default"/>
    <style:style style:name="ConditionalStyle_5f_37" style:display-name="ConditionalStyle_37" style:family="table-cell" style:parent-style-name="Default"/>
    <style:style style:name="ConditionalStyle_5f_36" style:display-name="ConditionalStyle_36" style:family="table-cell" style:parent-style-name="Default"/>
    <style:style style:name="ConditionalStyle_5f_35" style:display-name="ConditionalStyle_35" style:family="table-cell" style:parent-style-name="Default"/>
    <style:style style:name="ConditionalStyle_5f_34" style:display-name="ConditionalStyle_34" style:family="table-cell" style:parent-style-name="Default"/>
    <style:style style:name="ConditionalStyle_5f_33" style:display-name="ConditionalStyle_33" style:family="table-cell" style:parent-style-name="Default"/>
    <style:style style:name="ConditionalStyle_5f_32" style:display-name="ConditionalStyle_32" style:family="table-cell" style:parent-style-name="Default"/>
    <style:style style:name="ConditionalStyle_5f_31" style:display-name="ConditionalStyle_31" style:family="table-cell" style:parent-style-name="Default"/>
    <style:style style:name="ConditionalStyle_5f_30" style:display-name="ConditionalStyle_30" style:family="table-cell" style:parent-style-name="Default"/>
    <style:style style:name="ConditionalStyle_5f_29" style:display-name="ConditionalStyle_29" style:family="table-cell" style:parent-style-name="Default"/>
    <style:style style:name="ConditionalStyle_5f_28" style:display-name="ConditionalStyle_28" style:family="table-cell" style:parent-style-name="Default"/>
    <style:style style:name="ConditionalStyle_5f_27" style:display-name="ConditionalStyle_27" style:family="table-cell" style:parent-style-name="Default"/>
    <style:style style:name="ConditionalStyle_5f_26" style:display-name="ConditionalStyle_26" style:family="table-cell" style:parent-style-name="Default"/>
    <style:style style:name="ConditionalStyle_5f_16" style:display-name="ConditionalStyle_16" style:family="table-cell" style:parent-style-name="Default"/>
    <style:style style:name="ConditionalStyle_5f_25" style:display-name="ConditionalStyle_25" style:family="table-cell" style:parent-style-name="Default"/>
    <style:style style:name="ConditionalStyle_5f_15" style:display-name="ConditionalStyle_15" style:family="table-cell" style:parent-style-name="Default"/>
    <style:style style:name="ConditionalStyle_5f_24" style:display-name="ConditionalStyle_24" style:family="table-cell" style:parent-style-name="Default"/>
    <style:style style:name="ConditionalStyle_5f_23" style:display-name="ConditionalStyle_23" style:family="table-cell" style:parent-style-name="Default"/>
    <style:style style:name="ConditionalStyle_5f_22" style:display-name="ConditionalStyle_22" style:family="table-cell" style:parent-style-name="Default"/>
    <style:style style:name="ConditionalStyle_5f_21" style:display-name="ConditionalStyle_21" style:family="table-cell" style:parent-style-name="Default"/>
    <style:style style:name="ConditionalStyle_5f_20" style:display-name="ConditionalStyle_20" style:family="table-cell" style:parent-style-name="Default"/>
    <style:style style:name="ConditionalStyle_5f_19" style:display-name="ConditionalStyle_19" style:family="table-cell" style:parent-style-name="Default"/>
    <style:style style:name="ConditionalStyle_5f_18" style:display-name="ConditionalStyle_18"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5" style:display-name="ConditionalStyle_5"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Excel_20_Built-in_20_Hyperlink" style:display-name="Excel Built-in Hyperlink" style:family="table-cell" style:parent-style-name="Default"/>
    <style:style style:name="ConditionalStyle_5f_4" style:display-name="ConditionalStyle_4"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draw:gradient draw:name="Gradient_20_7" draw:display-name="Gradient 7" draw:style="linear" draw:start-color="#fbf6d6" draw:end-color="#fbfe82" draw:start-intensity="100%" draw:end-intensity="100%" draw:angle="1800" draw:border="0%"/>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0">12/30/2017</text:date>, <text:time>10:40:24</text:time></text:p>
        </style:region-right>
      </style:header>
      <style:header-left style:display="false"/>
      <style:footer>
        <text:p>Page <text:page-number>1</text:page-number> / <text:page-count>99</text:page-count></text:p>
      </style:footer>
      <style:footer-left style:display="false"/>
    </style:master-page>
    <style:master-page style:name="PageStyle_5f_Introduction" style:display-name="PageStyle_Introduction" style:page-layout-name="Mpm3">
      <style:header style:display="false"/>
      <style:header-left style:display="false"/>
      <style:footer style:display="false"/>
      <style:footer-left style:display="false"/>
    </style:master-page>
    <style:master-page style:name="PageStyle_5f_Brewhouse" style:display-name="PageStyle_Brewhouse" style:page-layout-name="Mpm4">
      <style:header style:display="false"/>
      <style:header-left style:display="false"/>
      <style:footer style:display="false"/>
      <style:footer-left style:display="false"/>
    </style:master-page>
    <style:master-page style:name="PageStyle_5f_Recipe" style:display-name="PageStyle_Recipe" style:page-layout-name="Mpm4">
      <style:header style:display="false"/>
      <style:header-left style:display="false"/>
      <style:footer style:display="false"/>
      <style:footer-left style:display="false"/>
    </style:master-page>
    <style:master-page style:name="PageStyle_5f_Water" style:display-name="PageStyle_Water" style:page-layout-name="Mpm4">
      <style:header style:display="false"/>
      <style:header-left style:display="false"/>
      <style:footer style:display="false"/>
      <style:footer-left style:display="false"/>
    </style:master-page>
    <style:master-page style:name="PageStyle_5f_Refractometer" style:display-name="PageStyle_Refractometer" style:page-layout-name="Mpm3">
      <style:header style:display="false"/>
      <style:header-left style:display="false"/>
      <style:footer style:display="false"/>
      <style:footer-left style:display="false"/>
    </style:master-page>
    <style:master-page style:name="PageStyle_5f_SG_20_Correction" style:display-name="PageStyle_SG Correction" style:page-layout-name="Mpm3">
      <style:header style:display="false"/>
      <style:header-left style:display="false"/>
      <style:footer style:display="false"/>
      <style:footer-left style:display="false"/>
    </style:master-page>
    <style:master-page style:name="PageStyle_5f_BrewDay_20_Print_20_Me" style:display-name="PageStyle_BrewDay Print Me" style:page-layout-name="Mpm5">
      <style:header style:display="false"/>
      <style:header-left style:display="false"/>
      <style:footer style:display="false"/>
      <style:footer-left style:display="false"/>
    </style:master-page>
    <style:master-page style:name="PageStyle_5f_Carbonation" style:display-name="PageStyle_Carbonation" style:page-layout-name="Mpm3">
      <style:header style:display="false"/>
      <style:header-left style:display="false"/>
      <style:footer style:display="false"/>
      <style:footer-left style:display="false"/>
    </style:master-page>
    <style:master-page style:name="PageStyle_5f_Mash_20_Efficiency_20_Predictor" style:display-name="PageStyle_Mash Efficiency Predictor" style:page-layout-name="Mpm3">
      <style:header style:display="false"/>
      <style:header-left style:display="false"/>
      <style:footer style:display="false"/>
      <style:footer-left style:display="false"/>
    </style:master-page>
    <style:master-page style:name="PageStyle_5f_NotePad" style:display-name="PageStyle_NotePad" style:page-layout-name="Mpm3">
      <style:header style:display="false"/>
      <style:header-left style:display="false"/>
      <style:footer style:display="false"/>
      <style:footer-left style:display="false"/>
    </style:master-page>
    <style:master-page style:name="PageStyle_5f_GRAINLOOKUP" style:display-name="PageStyle_GRAINLOOKUP" style:page-layout-name="Mpm3">
      <style:header style:display="false"/>
      <style:header-left style:display="false"/>
      <style:footer style:display="false"/>
      <style:footer-left style:display="false"/>
    </style:master-page>
    <style:master-page style:name="PageStyle_5f_HOPLOOKUP" style:display-name="PageStyle_HOPLOOKUP" style:page-layout-name="Mpm3">
      <style:header style:display="false"/>
      <style:header-left style:display="false"/>
      <style:footer style:display="false"/>
      <style:footer-left style:display="false"/>
    </style:master-page>
    <style:master-page style:name="PageStyle_5f_YEASTLOOKUP" style:display-name="PageStyle_YEASTLOOKUP" style:page-layout-name="Mpm3">
      <style:header style:display="false"/>
      <style:header-left style:display="false"/>
      <style:footer style:display="false"/>
      <style:footer-left style:display="false"/>
    </style:master-page>
    <style:master-page style:name="PageStyle_5f_GravCalcs" style:display-name="PageStyle_GravCalcs" style:page-layout-name="Mpm3">
      <style:header style:display="false"/>
      <style:header-left style:display="false"/>
      <style:footer style:display="false"/>
      <style:footer-left style:display="false"/>
    </style:master-page>
    <style:master-page style:name="PageStyle_5f_Total_20_H2O_20_Sub" style:display-name="PageStyle_Total H2O Sub" style:page-layout-name="Mpm3">
      <style:header style:display="false"/>
      <style:header-left style:display="false"/>
      <style:footer style:display="false"/>
      <style:footer-left style:display="false"/>
    </style:master-page>
    <style:master-page style:name="PageStyle_5f_HopCalc" style:display-name="PageStyle_HopCalc" style:page-layout-name="Mpm3">
      <style:header style:display="false"/>
      <style:header-left style:display="false"/>
      <style:footer style:display="false"/>
      <style:footer-left style:display="false"/>
    </style:master-page>
    <style:master-page style:name="PageStyle_5f_H20_20_Temps_20_Sub" style:display-name="PageStyle_H20 Temps Sub" style:page-layout-name="Mpm3">
      <style:header style:display="false"/>
      <style:header-left style:display="false"/>
      <style:footer style:display="false"/>
      <style:footer-left style:display="false"/>
    </style:master-page>
    <style:master-page style:name="PageStyle_5f_O2andLagerCalc" style:display-name="PageStyle_O2andLagerCalc" style:page-layout-name="Mpm3">
      <style:header style:display="false"/>
      <style:header-left style:display="false"/>
      <style:footer style:display="false"/>
      <style:footer-left style:display="false"/>
    </style:master-page>
    <style:master-page style:name="PageStyle_5f_STYLES" style:display-name="PageStyle_STYLES" style:page-layout-name="Mpm3">
      <style:header style:display="false"/>
      <style:header-left style:display="false"/>
      <style:footer style:display="false"/>
      <style:footer-left style:display="false"/>
    </style:master-page>
    <style:master-page style:name="PageStyle_5f_Mash_5f_Chem" style:display-name="PageStyle_Mash_Chem" style:page-layout-name="Mpm3">
      <style:header style:display="false"/>
      <style:header-left style:display="false"/>
      <style:footer style:display="false"/>
      <style:footer-left style:display="false"/>
    </style:master-page>
    <style:master-page style:name="PageStyle_5f_Kettle_5f_Chem" style:display-name="PageStyle_Kettle_Chem" style:page-layout-name="Mpm3">
      <style:header style:display="false"/>
      <style:header-left style:display="false"/>
      <style:footer style:display="false"/>
      <style:footer-left style:display="false"/>
    </style:master-page>
    <style:master-page style:name="PageStyle_5f_H2ORecCross" style:display-name="PageStyle_H2ORecCross" style:page-layout-name="Mpm3">
      <style:header style:display="false"/>
      <style:header-left style:display="false"/>
      <style:footer style:display="false"/>
      <style:footer-left style:display="false"/>
    </style:master-page>
    <style:master-page style:name="PageStyle_5f_H2ORecScratch" style:display-name="PageStyle_H2ORecScratch" style:page-layout-name="Mpm3">
      <style:header style:display="false"/>
      <style:header-left style:display="false"/>
      <style:footer style:display="false"/>
      <style:footer-left style:display="false"/>
    </style:master-page>
    <style:master-page style:name="PageStyle_5f_H2ORecs" style:display-name="PageStyle_H2ORecs" style:page-layout-name="Mpm3">
      <style:header style:display="false"/>
      <style:header-left style:display="false"/>
      <style:footer style:display="false"/>
      <style:footer-left style:display="false"/>
    </style:master-page>
    <style:master-page style:name="PageStyle_5f_Yeast" style:display-name="PageStyle_Yeast" style:page-layout-name="Mpm3">
      <style:header style:display="false"/>
      <style:header-left style:display="false"/>
      <style:footer style:display="false"/>
      <style:footer-left style:display="false"/>
    </style:master-page>
    <style:master-page style:name="PageStyle_5f_Sparge_5f_Acidification" style:display-name="PageStyle_Sparge_Acidification" style:page-layout-name="Mpm3">
      <style:header style:display="false"/>
      <style:header-left style:display="false"/>
      <style:footer style:display="false"/>
      <style:footer-left style:display="false"/>
    </style:master-page>
    <style:master-page style:name="PageStyle_5f_H20RecCross2" style:display-name="PageStyle_H20RecCross2" style:page-layout-name="Mpm3">
      <style:header style:display="false"/>
      <style:header-left style:display="false"/>
      <style:footer style:display="false"/>
      <style:footer-left style:display="false"/>
    </style:master-page>
    <style:master-page style:name="PageStyle_5f_UserH20Profiles" style:display-name="PageStyle_UserH20Profi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ate>2017-12-30T10:40:19.54</dc:date>
    <dc:creator>Mick Spencer</dc:creator>
    <meta:editing-duration>PT5M54S</meta:editing-duration>
    <meta:editing-cycles>1</meta:editing-cycles>
    <meta:document-statistic meta:table-count="28" meta:cell-count="10523" meta:object-count="4"/>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Standard/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1()
'
' Macro1 Macro
'

'
    Range("W13:W26").Select
    Selection.Copy
    Range("B13").Select
    Selection.PasteSpecial Paste:=xlPasteValues, Operation:=xlNone, SkipBlanks _
        :=False, Transpose:=False
    Range("W11").Select
    Selection.Cut
    ActiveSheet.Paste
    Range("G52").Select
           'Range("D28").Select
           'SendKeys ("{ESC}")



End Sub
</script:module>
</file>

<file path=Basic/Standard/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cript:module>
</file>

<file path=Basic/Standard/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BoilHops()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W11").Select
    Selection.Cut
    ActiveSheet.Paste
    Range("R28").Select
           'Range("D28").Select
           'SendKeys ("{ESC}")



End Sub
</script:module>
</file>

<file path=Basic/Standard/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FOHops()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W11").Select
    Selection.Cut
    ActiveSheet.Paste
    Range("L37").Select




End Sub
Sub ComboScale()

'grains
Range("W13:W26").Select
    Selection.Copy
    Range("B13").Select
    Selection.PasteSpecial Paste:=xlPasteValues, Operation:=xlNone, SkipBlanks _
        :=False, Transpose:=False
'boil hops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fo hops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grains
Range("W13:W26").Select
    Selection.Copy
    Range("B13").Select
    Selection.PasteSpecial Paste:=xlPasteValues, Operation:=xlNone, SkipBlanks _
        :=False, Transpose:=False
'boil hops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fo hops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grains
Range("W13:W26").Select
    Selection.Copy
    Range("B13").Select
    Selection.PasteSpecial Paste:=xlPasteValues, Operation:=xlNone, SkipBlanks _
        :=False, Transpose:=False
'boil hops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Range("AG13:AG27").Select
    Selection.Copy
    Range("M13").Select
    Selection.PasteSpecial Paste:=xlPasteValues, Operation:=xlNone, SkipBlanks _
        :=False, Transpose:=False
        
'fo hops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AG32:AG36").Select
    Selection.Copy
    Range("F32").Select
    Selection.PasteSpecial Paste:=xlPasteValues, Operation:=xlNone, SkipBlanks _
        :=False, Transpose:=False
        
Range("W11").Select
    Selection.Cut
    ActiveSheet.Paste
    Range("R28").Select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andard/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script:module>
</file>

<file path=Basic/Standard/Sheet12.xml><?xml version="1.0" encoding="utf-8"?>
<!DOCTYPE module  PUBLIC '-//OpenOffice.org//DTD OfficeDocument 1.0//EN'  'module.dtd'>
<script:module xmlns:script="http://openoffice.org/2000/script" script:name="Sheet12" script:language="StarBasic" script:moduleType="document">Rem Attribute VBA_ModuleType=VBADocumentModule
Option VBASupport 1
</script:module>
</file>

<file path=Basic/Standard/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Standard/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Standard/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Standard/Sheet16.xml><?xml version="1.0" encoding="utf-8"?>
<!DOCTYPE module  PUBLIC '-//OpenOffice.org//DTD OfficeDocument 1.0//EN'  'module.dtd'>
<script:module xmlns:script="http://openoffice.org/2000/script" script:name="Sheet16" script:language="StarBasic" script:moduleType="document">Rem Attribute VBA_ModuleType=VBADocumentModule
Option VBASupport 1
</script:module>
</file>

<file path=Basic/Standard/Sheet17.xml><?xml version="1.0" encoding="utf-8"?>
<!DOCTYPE module  PUBLIC '-//OpenOffice.org//DTD OfficeDocument 1.0//EN'  'module.dtd'>
<script:module xmlns:script="http://openoffice.org/2000/script" script:name="Sheet17" script:language="StarBasic" script:moduleType="document">Rem Attribute VBA_ModuleType=VBADocumentModule
Option VBASupport 1
</script:module>
</file>

<file path=Basic/Standard/Sheet18.xml><?xml version="1.0" encoding="utf-8"?>
<!DOCTYPE module  PUBLIC '-//OpenOffice.org//DTD OfficeDocument 1.0//EN'  'module.dtd'>
<script:module xmlns:script="http://openoffice.org/2000/script" script:name="Sheet18" script:language="StarBasic" script:moduleType="document">Rem Attribute VBA_ModuleType=VBADocumentModule
Option VBASupport 1
</script:module>
</file>

<file path=Basic/Standard/Sheet19.xml><?xml version="1.0" encoding="utf-8"?>
<!DOCTYPE module  PUBLIC '-//OpenOffice.org//DTD OfficeDocument 1.0//EN'  'module.dtd'>
<script:module xmlns:script="http://openoffice.org/2000/script" script:name="Sheet19"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Standard/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Standard/Sheet22.xml><?xml version="1.0" encoding="utf-8"?>
<!DOCTYPE module  PUBLIC '-//OpenOffice.org//DTD OfficeDocument 1.0//EN'  'module.dtd'>
<script:module xmlns:script="http://openoffice.org/2000/script" script:name="Sheet22" script:language="StarBasic" script:moduleType="document">Rem Attribute VBA_ModuleType=VBADocumentModule
Option VBASupport 1
</script:module>
</file>

<file path=Basic/Standard/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Standard/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Standard/Sheet25.xml><?xml version="1.0" encoding="utf-8"?>
<!DOCTYPE module  PUBLIC '-//OpenOffice.org//DTD OfficeDocument 1.0//EN'  'module.dtd'>
<script:module xmlns:script="http://openoffice.org/2000/script" script:name="Sheet25" script:language="StarBasic" script:moduleType="document">Rem Attribute VBA_ModuleType=VBADocumentModule
Option VBASupport 1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Option VBASupport 1
</script:module>
</file>

<file path=Basic/Standard/Sheet27.xml><?xml version="1.0" encoding="utf-8"?>
<!DOCTYPE module  PUBLIC '-//OpenOffice.org//DTD OfficeDocument 1.0//EN'  'module.dtd'>
<script:module xmlns:script="http://openoffice.org/2000/script" script:name="Sheet27" script:language="StarBasic" script:moduleType="document">Rem Attribute VBA_ModuleType=VBADocumentModule
Option VBASupport 1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Option VBASupport 1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Standard/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Standard/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Standard/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Standard/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Standard/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element library:name="Module4"/>
  <library:element library:name="Module5"/>
  <library:element library:name="Sheet1"/>
  <library:element library:name="Sheet10"/>
  <library:element library:name="Sheet11"/>
  <library:element library:name="Sheet12"/>
  <library:element library:name="Sheet13"/>
  <library:element library:name="Sheet14"/>
  <library:element library:name="Sheet15"/>
  <library:element library:name="Sheet16"/>
  <library:element library:name="Sheet17"/>
  <library:element library:name="Sheet18"/>
  <library:element library:name="Sheet19"/>
  <library:element library:name="Sheet2"/>
  <library:element library:name="Sheet20"/>
  <library:element library:name="Sheet21"/>
  <library:element library:name="Sheet22"/>
  <library:element library:name="Sheet23"/>
  <library:element library:name="Sheet24"/>
  <library:element library:name="Sheet25"/>
  <library:element library:name="Sheet26"/>
  <library:element library:name="Sheet27"/>
  <library:element library:name="Sheet28"/>
  <library:element library:name="Sheet3"/>
  <library:element library:name="Sheet4"/>
  <library:element library:name="Sheet5"/>
  <library:element library:name="Sheet6"/>
  <library:element library:name="Sheet7"/>
  <library:element library:name="Sheet8"/>
  <library:element library:name="Sheet9"/>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